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519cm"/>
    </style:style>
    <style:style style:name="co3" style:family="table-column">
      <style:table-column-properties fo:break-before="auto" style:column-width="3.463cm"/>
    </style:style>
    <style:style style:name="co4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2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Excel_20_Built-in_20_Comma" style:data-style-name="N135">
      <style:table-cell-properties style:cell-protect="protected" style:print-content="true" style:diagonal-bl-tr="none" style:diagonal-tl-br="none" fo:border="none" style:rotation-align="none"/>
    </style:style>
    <style:style style:name="ce2" style:family="table-cell" style:parent-style-name="Default" style:data-style-name="N10">
      <style:table-cell-properties style:rotation-align="none"/>
    </style:style>
    <style:style style:name="ce3" style:family="table-cell" style:parent-style-name="Default" style:data-style-name="N11">
      <style:table-cell-properties style:rotation-align="none"/>
    </style:style>
    <style:style style:name="ce4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4">
      <style:table-cell-properties style:rotation-align="none"/>
    </style:style>
    <style:style style:name="ce6" style:family="table-cell" style:parent-style-name="Default" style:data-style-name="N136">
      <style:table-cell-properties style:rotation-align="non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123">
      <style:table-cell-properties style:rotation-align="none"/>
    </style:style>
    <style:style style:name="ce10" style:family="table-cell" style:parent-style-name="Excel_20_Built-in_20_Percent" style:data-style-name="N13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Excel_20_Built-in_20_Comma" style:data-style-name="N13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Excel_20_Built-in_20_Comma" style:data-style-name="N137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Excel_20_Built-in_20_Comma" style:data-style-name="N13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35"/>
    <style:style style:name="ce17" style:family="table-cell" style:parent-style-name="Default" style:data-style-name="N139"/>
    <style:style style:name="ce18" style:family="table-cell" style:parent-style-name="Default" style:data-style-name="N133">
      <style:table-cell-properties style:rotation-align="none"/>
    </style:style>
    <style:style style:name="ce19" style:family="table-cell" style:parent-style-name="Default" style:data-style-name="N135">
      <style:table-cell-properties style:rotation-align="none"/>
    </style:style>
    <style:style style:name="ce20" style:family="table-cell" style:parent-style-name="Default" style:data-style-name="N2">
      <style:table-cell-properties style:rotation-align="non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fo:border="none" style:rotation-align="none"/>
    </style:style>
    <style:style style:name="ce22" style:family="table-cell" style:parent-style-name="Excel_20_Built-in_20_Percent" style:data-style-name="N129">
      <style:table-cell-properties style:cell-protect="protected" style:print-content="true" style:diagonal-bl-tr="none" style:diagonal-tl-br="none" fo:border="none" style:rotation-align="none"/>
    </style:style>
    <style:style style:name="ce23" style:family="table-cell" style:parent-style-name="Default" style:data-style-name="N129">
      <style:table-cell-properties style:rotation-align="none"/>
    </style:style>
    <style:style style:name="ce24" style:family="table-cell" style:parent-style-name="Default" style:data-style-name="N129"/>
    <style:style style:name="ce25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dde8c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1" table:default-cell-style-name="ce8"/>
        <table:table-column table:style-name="co1" table:number-columns-repeated="4" table:default-cell-style-name="ce10"/>
        <table:table-column table:style-name="co1" table:default-cell-style-name="ce12"/>
        <table:table-column table:style-name="co5" table:default-cell-style-name="Default"/>
        <table:table-column table:style-name="co1" table:default-cell-style-name="ce12"/>
        <table:table-column table:style-name="co1" table:number-columns-repeated="4" table:default-cell-style-name="ce13"/>
        <table:table-column table:style-name="co1" table:number-columns-repeated="6" table:default-cell-style-name="Default"/>
        <table:table-column table:style-name="co1" table:visibility="collapse" table:number-columns-repeated="46" table:default-cell-style-name="Default"/>
        <table:table-column table:style-name="co1" table:number-columns-repeated="956" table:default-cell-style-name="Default"/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ps=0.1</text:p>
          </table:table-cell>
          <table:table-cell office:value-type="string" calcext:value-type="string">
            <text:p>Eps=0.2</text:p>
          </table:table-cell>
          <table:table-cell office:value-type="string" calcext:value-type="string">
            <text:p>Eps=0.3</text:p>
          </table:table-cell>
          <table:table-cell office:value-type="string" calcext:value-type="string">
            <text:p>Eps=0.4</text:p>
          </table:table-cell>
          <table:table-cell table:style-name="ce27" office:value-type="string" calcext:value-type="string">
            <text:p>Nu=0.3</text:p>
          </table:table-cell>
          <table:table-cell table:style-name="ce27" office:value-type="string" calcext:value-type="string">
            <text:p>Nu=0.4</text:p>
          </table:table-cell>
          <table:table-cell table:style-name="ce27" office:value-type="string" calcext:value-type="string">
            <text:p>Nu=0.5</text:p>
          </table:table-cell>
          <table:table-cell table:style-name="ce27" office:value-type="string" calcext:value-type="string">
            <text:p>Nu=0.6</text:p>
          </table:table-cell>
          <table:table-cell table:style-name="ce27" office:value-type="string" calcext:value-type="string">
            <text:p>Mu=0.05</text:p>
          </table:table-cell>
          <table:table-cell table:style-name="ce27" office:value-type="string" calcext:value-type="string">
            <text:p>Mu=0.10</text:p>
          </table:table-cell>
          <table:table-cell table:style-name="ce27" office:value-type="string" calcext:value-type="string">
            <text:p>Mu=0.20</text:p>
          </table:table-cell>
          <table:table-cell table:style-name="ce27" office:value-type="string" calcext:value-type="string">
            <text:p>Mu=0.30</text:p>
          </table:table-cell>
          <table:table-cell table:style-name="ce27" office:value-type="string" calcext:value-type="string">
            <text:p>Psi=0.05</text:p>
          </table:table-cell>
          <table:table-cell table:style-name="ce27" office:value-type="string" calcext:value-type="string">
            <text:p>Psi=0.10</text:p>
          </table:table-cell>
          <table:table-cell table:style-name="ce27" office:value-type="string" calcext:value-type="string">
            <text:p>Psi=0.20</text:p>
          </table:table-cell>
          <table:table-cell table:style-name="ce27" office:value-type="string" calcext:value-type="string">
            <text:p>Psi=0.30</text:p>
          </table:table-cell>
          <table:table-cell table:style-name="ce27" office:value-type="string" calcext:value-type="string">
            <text:p>Rhox=0.1</text:p>
          </table:table-cell>
          <table:table-cell table:style-name="ce27" office:value-type="string" calcext:value-type="string">
            <text:p>Rhox=0.2</text:p>
          </table:table-cell>
          <table:table-cell table:style-name="ce27" office:value-type="string" calcext:value-type="string">
            <text:p>Rhox=0.3</text:p>
          </table:table-cell>
          <table:table-cell table:style-name="ce27" office:value-type="string" calcext:value-type="string">
            <text:p>Rhox=0.4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via payoff</text:p>
          </table:table-cell>
          <table:table-cell office:value-type="string" calcext:value-type="string">
            <text:p>via black</text:p>
          </table:table-cell>
          <table:table-cell office:value-type="string" calcext:value-type="string">
            <text:p>via loss adj blac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via payoff</text:p>
          </table:table-cell>
          <table:table-cell office:value-type="string" calcext:value-type="string">
            <text:p>via black</text:p>
          </table:table-cell>
          <table:table-cell office:value-type="string" calcext:value-type="string">
            <text:p>via loss adj black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office:value-type="string" calcext:value-type="string">
            <text:p>PVBP</text:p>
          </table:table-cell>
          <table:table-cell table:number-columns-repeated="2"/>
          <table:table-cell table:style-name="ce24" office:value-type="float" office:value="0.00202982187952076" calcext:value-type="float">
            <text:p>0.0020</text:p>
          </table:table-cell>
          <table:table-cell table:style-name="ce24" office:value-type="float" office:value="0.159531711821698" calcext:value-type="float">
            <text:p>0.1595</text:p>
          </table:table-cell>
          <table:table-cell table:style-name="ce24" office:value-type="float" office:value="0.338239900746968" calcext:value-type="float">
            <text:p>0.3382</text:p>
          </table:table-cell>
          <table:table-cell table:style-name="ce24" office:value-type="float" office:value="0.473398506625211" calcext:value-type="float">
            <text:p>0.4734</text:p>
          </table:table-cell>
          <table:table-cell table:style-name="ce24" office:value-type="float" office:value="0.632028156716105" calcext:value-type="float">
            <text:p>0.6320</text:p>
          </table:table-cell>
          <table:table-cell table:style-name="ce24" office:value-type="float" office:value="0.571853728942142" calcext:value-type="float">
            <text:p>0.5719</text:p>
          </table:table-cell>
          <table:table-cell table:style-name="ce24" office:value-type="float" office:value="0.477776786945662" calcext:value-type="float">
            <text:p>0.4778</text:p>
          </table:table-cell>
          <table:table-cell table:style-name="ce24" office:value-type="float" office:value="0.368983232811947" calcext:value-type="float">
            <text:p>0.3690</text:p>
          </table:table-cell>
          <table:table-cell table:style-name="ce24" office:value-type="float" office:value="0.451794226190516" calcext:value-type="float">
            <text:p>0.4518</text:p>
          </table:table-cell>
          <table:table-cell table:style-name="ce24" office:value-type="float" office:value="0.468498790535265" calcext:value-type="float">
            <text:p>0.4685</text:p>
          </table:table-cell>
          <table:table-cell table:style-name="ce24" office:value-type="float" office:value="0.497098213945644" calcext:value-type="float">
            <text:p>0.4971</text:p>
          </table:table-cell>
          <table:table-cell table:style-name="ce24" office:value-type="float" office:value="0.520316041206458" calcext:value-type="float">
            <text:p>0.5203</text:p>
          </table:table-cell>
          <table:table-cell table:style-name="ce24" office:value-type="float" office:value="0.503179834715264" calcext:value-type="float">
            <text:p>0.5032</text:p>
          </table:table-cell>
          <table:table-cell table:style-name="ce24" office:value-type="float" office:value="0.464277860405594" calcext:value-type="float">
            <text:p>0.4643</text:p>
          </table:table-cell>
          <table:table-cell table:style-name="ce24" office:value-type="float" office:value="0.368192829291772" calcext:value-type="float">
            <text:p>0.3682</text:p>
          </table:table-cell>
          <table:table-cell table:style-name="ce24" office:value-type="float" office:value="0.250849192615291" calcext:value-type="float">
            <text:p>0.2508</text:p>
          </table:table-cell>
          <table:table-cell table:style-name="ce24" office:value-type="float" office:value="0.478271981250882" calcext:value-type="float">
            <text:p>0.4783</text:p>
          </table:table-cell>
          <table:table-cell table:style-name="ce24" office:value-type="float" office:value="0.464478194795378" calcext:value-type="float">
            <text:p>0.4645</text:p>
          </table:table-cell>
          <table:table-cell table:style-name="ce24" office:value-type="float" office:value="0.443196736170365" calcext:value-type="float">
            <text:p>0.4432</text:p>
          </table:table-cell>
          <table:table-cell table:style-name="ce24" office:value-type="float" office:value="0.415635456990361" calcext:value-type="float">
            <text:p>0.4156</text:p>
          </table:table-cell>
          <table:table-cell table:style-name="ce24"/>
          <table:table-cell office:value-type="string" calcext:value-type="string">
            <text:p>atm</text:p>
          </table:table-cell>
          <table:table-cell office:value-type="float" office:value="0.3655" calcext:value-type="float">
            <text:p>0.3655</text:p>
          </table:table-cell>
          <table:table-cell table:number-columns-repeated="3"/>
          <table:table-cell office:value-type="string" calcext:value-type="string">
            <text:p>atm</text:p>
          </table:table-cell>
          <table:table-cell office:value-type="float" office:value="0.388628664324174" calcext:value-type="float">
            <text:p>0.388628664324174</text:p>
          </table:table-cell>
          <table:table-cell office:value-type="float" office:value="0.00676319094623764" calcext:value-type="float">
            <text:p>0.006763190946238</text:p>
          </table:table-cell>
          <table:table-cell office:value-type="float" office:value="0.0222672734639016" calcext:value-type="float">
            <text:p>0.022267273463902</text:p>
          </table:table-cell>
          <table:table-cell office:value-type="float" office:value="0.0200035797496978" calcext:value-type="float">
            <text:p>0.02000357974969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office:value-type="string" calcext:value-type="string">
            <text:p>FEP</text:p>
          </table:table-cell>
          <table:table-cell table:number-columns-repeated="2"/>
          <table:table-cell table:style-name="ce24" office:value-type="float" office:value="0.485032800217732" calcext:value-type="float">
            <text:p>0.4850</text:p>
          </table:table-cell>
          <table:table-cell table:style-name="ce24" office:value-type="float" office:value="0.109261843179254" calcext:value-type="float">
            <text:p>0.1093</text:p>
          </table:table-cell>
          <table:table-cell table:style-name="ce24" office:value-type="float" office:value="0.0382645417058876" calcext:value-type="float">
            <text:p>0.0383</text:p>
          </table:table-cell>
          <table:table-cell table:style-name="ce24" office:value-type="float" office:value="0.0177425362202191" calcext:value-type="float">
            <text:p>0.0177</text:p>
          </table:table-cell>
          <table:table-cell table:style-name="ce24" office:value-type="float" office:value="0.00701337605307355" calcext:value-type="float">
            <text:p>0.0070</text:p>
          </table:table-cell>
          <table:table-cell table:style-name="ce24" office:value-type="float" office:value="0.00862074689914074" calcext:value-type="float">
            <text:p>0.0086</text:p>
          </table:table-cell>
          <table:table-cell table:style-name="ce24" office:value-type="float" office:value="0.0172924767742927" calcext:value-type="float">
            <text:p>0.0173</text:p>
          </table:table-cell>
          <table:table-cell table:style-name="ce24" office:value-type="float" office:value="0.0383800489683139" calcext:value-type="float">
            <text:p>0.0384</text:p>
          </table:table-cell>
          <table:table-cell table:style-name="ce24" office:value-type="float" office:value="0.0191888298327196" calcext:value-type="float">
            <text:p>0.0192</text:p>
          </table:table-cell>
          <table:table-cell table:style-name="ce24" office:value-type="float" office:value="0.0184987081845159" calcext:value-type="float">
            <text:p>0.0185</text:p>
          </table:table-cell>
          <table:table-cell table:style-name="ce24" office:value-type="float" office:value="0.0172584102240132" calcext:value-type="float">
            <text:p>0.0173</text:p>
          </table:table-cell>
          <table:table-cell table:style-name="ce24" office:value-type="float" office:value="0.0161837044537335" calcext:value-type="float">
            <text:p>0.0162</text:p>
          </table:table-cell>
          <table:table-cell table:style-name="ce24" office:value-type="float" office:value="0.0135181911778724" calcext:value-type="float">
            <text:p>0.0135</text:p>
          </table:table-cell>
          <table:table-cell table:style-name="ce24" office:value-type="float" office:value="0.0182220176738374" calcext:value-type="float">
            <text:p>0.0182</text:p>
          </table:table-cell>
          <table:table-cell table:style-name="ce24" office:value-type="float" office:value="0.042428535701" calcext:value-type="float">
            <text:p>0.0424</text:p>
          </table:table-cell>
          <table:table-cell table:style-name="ce24" office:value-type="float" office:value="0.10819450068817" calcext:value-type="float">
            <text:p>0.1082</text:p>
          </table:table-cell>
          <table:table-cell table:style-name="ce24" office:value-type="float" office:value="0.0182128963067399" calcext:value-type="float">
            <text:p>0.0182</text:p>
          </table:table-cell>
          <table:table-cell table:style-name="ce24" office:value-type="float" office:value="0.0180233386937209" calcext:value-type="float">
            <text:p>0.0180</text:p>
          </table:table-cell>
          <table:table-cell table:style-name="ce24" office:value-type="float" office:value="0.0179764414116822" calcext:value-type="float">
            <text:p>0.0180</text:p>
          </table:table-cell>
          <table:table-cell table:style-name="ce24" office:value-type="float" office:value="0.0183021085262875" calcext:value-type="float">
            <text:p>0.0183</text:p>
          </table:table-cell>
          <table:table-cell table:style-name="ce24"/>
          <table:table-cell table:style-name="ce2" office:value-type="percentage" office:value="0.15" calcext:value-type="percentage">
            <text:p>15%</text:p>
          </table:table-cell>
          <table:table-cell table:style-name="ce1" table:formula="of:=[.$BA$2]+[.$BA$2]*[.AU3]" office:value-type="float" office:value="0.4469229639728" calcext:value-type="float">
            <text:p><text:s/>0.4469 </text:p>
          </table:table-cell>
          <table:table-cell office:value-type="float" office:value="0" calcext:value-type="float">
            <text:p>0</text:p>
          </table:table-cell>
          <table:table-cell office:value-type="float" office:value="0.103786296168805" calcext:value-type="float">
            <text:p>0.103786296168805</text:p>
          </table:table-cell>
          <table:table-cell office:value-type="float" office:value="0.0911767935251819" calcext:value-type="float">
            <text:p>0.091176793525182</text:p>
          </table:table-cell>
          <table:table-cell table:style-name="ce2" office:value-type="percentage" office:value="0.15" calcext:value-type="percentage">
            <text:p>15%</text:p>
          </table:table-cell>
          <table:table-cell table:style-name="ce1" table:formula="of:=[.$BA$2]+[.$BA$2]*[.AZ3]" office:value-type="float" office:value="0.4469229639728" calcext:value-type="float">
            <text:p><text:s/>0.4469 </text:p>
          </table:table-cell>
          <table:table-cell office:value-type="float" office:value="0" calcext:value-type="float">
            <text:p>0</text:p>
          </table:table-cell>
          <table:table-cell office:value-type="float" office:value="0.0142947609125714" calcext:value-type="float">
            <text:p>0.014294760912572</text:p>
          </table:table-cell>
          <table:table-cell office:value-type="float" office:value="0.00864235009717364" calcext:value-type="float">
            <text:p>0.00864235009717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office:value-type="string" calcext:value-type="string">
            <text:p>SPREAD</text:p>
          </table:table-cell>
          <table:table-cell table:number-columns-repeated="2"/>
          <table:table-cell table:style-name="ce24" office:value-type="float" office:value="223.950829946443" calcext:value-type="float">
            <text:p>223.9508</text:p>
          </table:table-cell>
          <table:table-cell table:style-name="ce24" office:value-type="float" office:value="4.49588438989407" calcext:value-type="float">
            <text:p>4.4959</text:p>
          </table:table-cell>
          <table:table-cell table:style-name="ce24" office:value-type="float" office:value="1.83686988221802" calcext:value-type="float">
            <text:p>1.8369</text:p>
          </table:table-cell>
          <table:table-cell table:style-name="ce24" office:value-type="float" office:value="1.01355848591945" calcext:value-type="float">
            <text:p>1.0136</text:p>
          </table:table-cell>
          <table:table-cell table:style-name="ce24" office:value-type="float" office:value="0.341296647185086" calcext:value-type="float">
            <text:p>0.3413</text:p>
          </table:table-cell>
          <table:table-cell table:style-name="ce24" office:value-type="float" office:value="0.590779242173368" calcext:value-type="float">
            <text:p>0.5908</text:p>
          </table:table-cell>
          <table:table-cell table:style-name="ce24" office:value-type="float" office:value="0.985568373840441" calcext:value-type="float">
            <text:p>0.9856</text:p>
          </table:table-cell>
          <table:table-cell table:style-name="ce24" office:value-type="float" office:value="1.54630122244301" calcext:value-type="float">
            <text:p>1.5463</text:p>
          </table:table-cell>
          <table:table-cell table:style-name="ce24" office:value-type="float" office:value="1.11736695843796" calcext:value-type="float">
            <text:p>1.1174</text:p>
          </table:table-cell>
          <table:table-cell table:style-name="ce24" office:value-type="float" office:value="1.02002262036235" calcext:value-type="float">
            <text:p>1.0200</text:p>
          </table:table-cell>
          <table:table-cell table:style-name="ce24" office:value-type="float" office:value="0.862218762619" calcext:value-type="float">
            <text:p>0.8622</text:p>
          </table:table-cell>
          <table:table-cell table:style-name="ce24" office:value-type="float" office:value="0.742608785442804" calcext:value-type="float">
            <text:p>0.7426</text:p>
          </table:table-cell>
          <table:table-cell table:style-name="ce24" office:value-type="float" office:value="0.907054225799226" calcext:value-type="float">
            <text:p>0.9071</text:p>
          </table:table-cell>
          <table:table-cell table:style-name="ce24" office:value-type="float" office:value="1.06513468030379" calcext:value-type="float">
            <text:p>1.0651</text:p>
          </table:table-cell>
          <table:table-cell table:style-name="ce24" office:value-type="float" office:value="1.48169513766013" calcext:value-type="float">
            <text:p>1.4817</text:p>
          </table:table-cell>
          <table:table-cell table:style-name="ce24" office:value-type="float" office:value="2.17168582185885" calcext:value-type="float">
            <text:p>2.1717</text:p>
          </table:table-cell>
          <table:table-cell table:style-name="ce24" office:value-type="float" office:value="0.989877069425628" calcext:value-type="float">
            <text:p>0.9899</text:p>
          </table:table-cell>
          <table:table-cell table:style-name="ce24" office:value-type="float" office:value="1.05371171387263" calcext:value-type="float">
            <text:p>1.0537</text:p>
          </table:table-cell>
          <table:table-cell table:style-name="ce24" office:value-type="float" office:value="1.14136462728297" calcext:value-type="float">
            <text:p>1.1414</text:p>
          </table:table-cell>
          <table:table-cell table:style-name="ce24" office:value-type="float" office:value="1.25672432321589" calcext:value-type="float">
            <text:p>1.2567</text:p>
          </table:table-cell>
          <table:table-cell table:style-name="ce24"/>
          <table:table-cell table:style-name="ce21" table:formula="of:=[.AU3]-1%" office:value-type="percentage" office:value="0.14" calcext:value-type="percentage">
            <text:p>14%</text:p>
          </table:table-cell>
          <table:table-cell table:style-name="ce1" table:formula="of:=[.$BA$2]+[.$BA$2]*[.AU4]" office:value-type="float" office:value="0.443036677329558" calcext:value-type="float">
            <text:p><text:s/>0.4430 </text:p>
          </table:table-cell>
          <table:table-cell office:value-type="float" office:value="0" calcext:value-type="float">
            <text:p>0</text:p>
          </table:table-cell>
          <table:table-cell office:value-type="float" office:value="0.0974341688473819" calcext:value-type="float">
            <text:p>0.097434168847382</text:p>
          </table:table-cell>
          <table:table-cell office:value-type="float" office:value="0.0850407249561886" calcext:value-type="float">
            <text:p>0.085040724956189</text:p>
          </table:table-cell>
          <table:table-cell table:style-name="ce21" table:formula="of:=[.AZ3]-1%" office:value-type="percentage" office:value="0.14" calcext:value-type="percentage">
            <text:p>14%</text:p>
          </table:table-cell>
          <table:table-cell table:style-name="ce1" table:formula="of:=[.$BA$2]+[.$BA$2]*[.AZ4]" office:value-type="float" office:value="0.443036677329558" calcext:value-type="float">
            <text:p><text:s/>0.4430 </text:p>
          </table:table-cell>
          <table:table-cell office:value-type="float" office:value="0" calcext:value-type="float">
            <text:p>0</text:p>
          </table:table-cell>
          <table:table-cell office:value-type="float" office:value="0.0154614781756899" calcext:value-type="float">
            <text:p>0.01546147817569</text:p>
          </table:table-cell>
          <table:table-cell office:value-type="float" office:value="0.00998191436223556" calcext:value-type="float">
            <text:p>0.00998191436223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office:value-type="string" calcext:value-type="string">
            <text:p>PAYOFF</text:p>
          </table:table-cell>
          <table:table-cell table:number-columns-repeated="23"/>
          <table:table-cell table:style-name="ce21" table:formula="of:=[.AU4]-1%" office:value-type="percentage" office:value="0.13" calcext:value-type="percentage">
            <text:p>13%</text:p>
          </table:table-cell>
          <table:table-cell table:style-name="ce1" table:formula="of:=[.$BA$2]+[.$BA$2]*[.AU5]" office:value-type="float" office:value="0.439150390686316" calcext:value-type="float">
            <text:p><text:s/>0.4392 </text:p>
          </table:table-cell>
          <table:table-cell office:value-type="float" office:value="0" calcext:value-type="float">
            <text:p>0</text:p>
          </table:table-cell>
          <table:table-cell office:value-type="float" office:value="0.0912548885279027" calcext:value-type="float">
            <text:p>0.091254888527903</text:p>
          </table:table-cell>
          <table:table-cell office:value-type="float" office:value="0.079034291638653" calcext:value-type="float">
            <text:p>0.079034291638653</text:p>
          </table:table-cell>
          <table:table-cell table:style-name="ce21" table:formula="of:=[.AZ4]-1%" office:value-type="percentage" office:value="0.13" calcext:value-type="percentage">
            <text:p>13%</text:p>
          </table:table-cell>
          <table:table-cell table:style-name="ce1" table:formula="of:=[.$BA$2]+[.$BA$2]*[.AZ5]" office:value-type="float" office:value="0.439150390686316" calcext:value-type="float">
            <text:p><text:s/>0.4392 </text:p>
          </table:table-cell>
          <table:table-cell office:value-type="float" office:value="0" calcext:value-type="float">
            <text:p>0</text:p>
          </table:table-cell>
          <table:table-cell office:value-type="float" office:value="0.0167578306902659" calcext:value-type="float">
            <text:p>0.016757830690266</text:p>
          </table:table-cell>
          <table:table-cell office:value-type="float" office:value="0.0114511138787551" calcext:value-type="float">
            <text:p>0.01145111387875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table:style-name="ce2" office:value-type="percentage" office:value="0.4" calcext:value-type="percentage">
            <text:p>40%</text:p>
          </table:table-cell>
          <table:table-cell table:style-name="ce22" table:formula="of:=[.$X$21]+[.$X$21]*[.W6]" office:value-type="float" office:value="1.75941405250224" calcext:value-type="float">
            <text:p>1.7594</text:p>
          </table:table-cell>
          <table:table-cell table:style-name="ce23" table:formula="of:=MAX(([.$Q$18]-[.X6])*[.$Q$16]+[.$Q$17];0)*[.$L$342]" office:value-type="float" office:value="0" calcext:value-type="float">
            <text:p>0.0000</text:p>
          </table:table-cell>
          <table:table-cell table:number-columns-repeated="4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5]-1%" office:value-type="percentage" office:value="0.12" calcext:value-type="percentage">
            <text:p>12%</text:p>
          </table:table-cell>
          <table:table-cell table:style-name="ce1" table:formula="of:=[.$BA$2]+[.$BA$2]*[.AU6]" office:value-type="float" office:value="0.435264104043075" calcext:value-type="float">
            <text:p><text:s/>0.4353 </text:p>
          </table:table-cell>
          <table:table-cell table:number-columns-repeated="3"/>
          <table:table-cell table:style-name="ce21" table:formula="of:=[.AZ5]-1%" office:value-type="percentage" office:value="0.12" calcext:value-type="percentage">
            <text:p>12%</text:p>
          </table:table-cell>
          <table:table-cell table:style-name="ce1" table:formula="of:=[.$BA$2]+[.$BA$2]*[.AZ6]" office:value-type="float" office:value="0.435264104043075" calcext:value-type="float">
            <text:p><text:s/>0.4353 </text:p>
          </table:table-cell>
          <table:table-cell office:value-type="float" office:value="0" calcext:value-type="float">
            <text:p>0</text:p>
          </table:table-cell>
          <table:table-cell office:value-type="float" office:value="0.0182270302067855" calcext:value-type="float">
            <text:p>0.018227030206786</text:p>
          </table:table-cell>
          <table:table-cell office:value-type="float" office:value="0.0130931603972181" calcext:value-type="float">
            <text:p>0.013093160397218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table:style-name="ce21" office:value-type="percentage" office:value="0.25" calcext:value-type="percentage">
            <text:p>25%</text:p>
          </table:table-cell>
          <table:table-cell table:style-name="ce22" table:formula="of:=[.$X$21]+[.$X$21]*[.W7]" office:value-type="float" office:value="1.57090540401986" calcext:value-type="float">
            <text:p>1.5709</text:p>
          </table:table-cell>
          <table:table-cell table:style-name="ce23" table:formula="of:=MAX(([.$Q$18]-[.X7])*[.$Q$16]+[.$Q$17];0)*[.$L$342]" office:value-type="float" office:value="0" calcext:value-type="float">
            <text:p>0.0000</text:p>
          </table:table-cell>
          <table:table-cell table:style-name="ce24" office:value-type="float" office:value="0.0581082198415856" calcext:value-type="float">
            <text:p>0.0581</text:p>
          </table:table-cell>
          <table:table-cell table:number-columns-repeated="3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6]-1%" office:value-type="percentage" office:value="0.11" calcext:value-type="percentage">
            <text:p>11%</text:p>
          </table:table-cell>
          <table:table-cell table:style-name="ce1" table:formula="of:=[.$BA$2]+[.$BA$2]*[.AU7]" office:value-type="float" office:value="0.431377817399833" calcext:value-type="float">
            <text:p><text:s/>0.4314 </text:p>
          </table:table-cell>
          <table:table-cell table:number-columns-repeated="3"/>
          <table:table-cell table:style-name="ce21" table:formula="of:=[.AZ6]-1%" office:value-type="percentage" office:value="0.11" calcext:value-type="percentage">
            <text:p>11%</text:p>
          </table:table-cell>
          <table:table-cell table:style-name="ce1" table:formula="of:=[.$BA$2]+[.$BA$2]*[.AZ7]" office:value-type="float" office:value="0.431377817399833" calcext:value-type="float">
            <text:p><text:s/>0.4314 </text:p>
          </table:table-cell>
          <table:table-cell office:value-type="float" office:value="0" calcext:value-type="float">
            <text:p>0</text:p>
          </table:table-cell>
          <table:table-cell office:value-type="float" office:value="0.0198690767252484" calcext:value-type="float">
            <text:p>0.019869076725249</text:p>
          </table:table-cell>
          <table:table-cell office:value-type="float" office:value="0.0149080539176245" calcext:value-type="float">
            <text:p>0.01490805391762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table:style-name="ce21" office:value-type="percentage" office:value="0.2" calcext:value-type="percentage">
            <text:p>20%</text:p>
          </table:table-cell>
          <table:table-cell table:style-name="ce22" table:formula="of:=[.$X$21]+[.$X$21]*[.W8]" office:value-type="float" office:value="1.50806918785907" calcext:value-type="float">
            <text:p>1.5081</text:p>
          </table:table-cell>
          <table:table-cell table:style-name="ce23" table:formula="of:=MAX(([.$Q$18]-[.X8])*[.$Q$16]+[.$Q$17];0)*[.$L$342]" office:value-type="float" office:value="0" calcext:value-type="float">
            <text:p>0.0000</text:p>
          </table:table-cell>
          <table:table-cell table:style-name="ce24" office:value-type="float" office:value="0.0923692325328151" calcext:value-type="float">
            <text:p>0.0924</text:p>
          </table:table-cell>
          <table:table-cell table:number-columns-repeated="3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7]-1%" office:value-type="percentage" office:value="0.1" calcext:value-type="percentage">
            <text:p>10%</text:p>
          </table:table-cell>
          <table:table-cell table:style-name="ce1" table:formula="of:=[.$BA$2]+[.$BA$2]*[.AU8]" office:value-type="float" office:value="0.427491530756591" calcext:value-type="float">
            <text:p><text:s/>0.4275 </text:p>
          </table:table-cell>
          <table:table-cell table:number-columns-repeated="3"/>
          <table:table-cell table:style-name="ce21" table:formula="of:=[.AZ7]-1%" office:value-type="percentage" office:value="0.1" calcext:value-type="percentage">
            <text:p>10%</text:p>
          </table:table-cell>
          <table:table-cell table:style-name="ce1" table:formula="of:=[.$BA$2]+[.$BA$2]*[.AZ8]" office:value-type="float" office:value="0.427491530756591" calcext:value-type="float">
            <text:p><text:s/>0.4275 </text:p>
          </table:table-cell>
          <table:table-cell office:value-type="float" office:value="0" calcext:value-type="float">
            <text:p>0</text:p>
          </table:table-cell>
          <table:table-cell office:value-type="float" office:value="0.0217271819961408" calcext:value-type="float">
            <text:p>0.021727181996141</text:p>
          </table:table-cell>
          <table:table-cell office:value-type="float" office:value="0.0169390061904603" calcext:value-type="float">
            <text:p>0.0169390061904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table:style-name="ce21" office:value-type="percentage" office:value="0.15" calcext:value-type="percentage">
            <text:p>15%</text:p>
          </table:table-cell>
          <table:table-cell table:style-name="ce22" table:formula="of:=[.$X$21]+[.$X$21]*[.W9]" office:value-type="float" office:value="1.44523297169827" calcext:value-type="float">
            <text:p>1.4452</text:p>
          </table:table-cell>
          <table:table-cell table:style-name="ce23" table:formula="of:=MAX(([.$Q$18]-[.X9])*[.$Q$16]+[.$Q$17];0)*[.$L$342]" office:value-type="float" office:value="0" calcext:value-type="float">
            <text:p>0.0000</text:p>
          </table:table-cell>
          <table:table-cell table:style-name="ce24" office:value-type="float" office:value="0.126630245224045" calcext:value-type="float">
            <text:p>0.1266</text:p>
          </table:table-cell>
          <table:table-cell table:number-columns-repeated="3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8]-1%" office:value-type="percentage" office:value="0.09" calcext:value-type="percentage">
            <text:p>9%</text:p>
          </table:table-cell>
          <table:table-cell table:style-name="ce1" table:formula="of:=[.$BA$2]+[.$BA$2]*[.AU9]" office:value-type="float" office:value="0.423605244113349" calcext:value-type="float">
            <text:p><text:s/>0.4236 </text:p>
          </table:table-cell>
          <table:table-cell table:number-columns-repeated="3"/>
          <table:table-cell table:style-name="ce21" table:formula="of:=[.AZ8]-1%" office:value-type="percentage" office:value="0.09" calcext:value-type="percentage">
            <text:p>9%</text:p>
          </table:table-cell>
          <table:table-cell table:style-name="ce1" table:formula="of:=[.$BA$2]+[.$BA$2]*[.AZ9]" office:value-type="float" office:value="0.423605244113349" calcext:value-type="float">
            <text:p><text:s/>0.4236 </text:p>
          </table:table-cell>
          <table:table-cell office:value-type="float" office:value="0" calcext:value-type="float">
            <text:p>0</text:p>
          </table:table-cell>
          <table:table-cell office:value-type="float" office:value="0.0237149225184907" calcext:value-type="float">
            <text:p>0.023714922518491</text:p>
          </table:table-cell>
          <table:table-cell office:value-type="float" office:value="0.0191860172157255" calcext:value-type="float">
            <text:p>0.019186017215726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table:style-name="ce21" office:value-type="percentage" office:value="0.12" calcext:value-type="percentage">
            <text:p>12%</text:p>
          </table:table-cell>
          <table:table-cell table:style-name="ce22" table:formula="of:=[.$X$21]+[.$X$21]*[.W10]" office:value-type="float" office:value="1.40753124200179" calcext:value-type="float">
            <text:p>1.4075</text:p>
          </table:table-cell>
          <table:table-cell table:style-name="ce23" table:formula="of:=MAX(([.$Q$18]-[.X10])*[.$Q$16]+[.$Q$17];0)*[.$L$342]" office:value-type="float" office:value="0" calcext:value-type="float">
            <text:p>0.0000</text:p>
          </table:table-cell>
          <table:table-cell table:style-name="ce24" office:value-type="float" office:value="0.147186852838782" calcext:value-type="float">
            <text:p>0.1472</text:p>
          </table:table-cell>
          <table:table-cell table:number-columns-repeated="3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9]-1%" office:value-type="percentage" office:value="0.08" calcext:value-type="percentage">
            <text:p>8%</text:p>
          </table:table-cell>
          <table:table-cell table:style-name="ce1" table:formula="of:=[.$BA$2]+[.$BA$2]*[.AU10]" office:value-type="float" office:value="0.419718957470108" calcext:value-type="float">
            <text:p><text:s/>0.4197 </text:p>
          </table:table-cell>
          <table:table-cell table:number-columns-repeated="3"/>
          <table:table-cell table:style-name="ce21" table:formula="of:=[.AZ9]-1%" office:value-type="percentage" office:value="0.08" calcext:value-type="percentage">
            <text:p>8%</text:p>
          </table:table-cell>
          <table:table-cell table:style-name="ce1" table:formula="of:=[.$BA$2]+[.$BA$2]*[.AZ10]" office:value-type="float" office:value="0.419718957470108" calcext:value-type="float">
            <text:p><text:s/>0.4197 </text:p>
          </table:table-cell>
          <table:table-cell office:value-type="float" office:value="0" calcext:value-type="float">
            <text:p>0</text:p>
          </table:table-cell>
          <table:table-cell office:value-type="float" office:value="0.0259619335437559" calcext:value-type="float">
            <text:p>0.025961933543756</text:p>
          </table:table-cell>
          <table:table-cell office:value-type="float" office:value="0.0216058752429341" calcext:value-type="float">
            <text:p>0.02160587524293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table:style-name="ce21" table:formula="of:=[.W10]-1%" office:value-type="percentage" office:value="0.11" calcext:value-type="percentage">
            <text:p>11%</text:p>
          </table:table-cell>
          <table:table-cell table:style-name="ce22" table:formula="of:=[.$X$21]+[.$X$21]*[.W11]" office:value-type="float" office:value="1.39496399876964" calcext:value-type="float">
            <text:p>1.3950</text:p>
          </table:table-cell>
          <table:table-cell table:style-name="ce23" table:formula="of:=MAX(([.$Q$18]-[.X11])*[.$Q$16]+[.$Q$17];0)*[.$L$342]" office:value-type="float" office:value="0" calcext:value-type="float">
            <text:p>0.0000</text:p>
          </table:table-cell>
          <table:table-cell table:style-name="ce24" office:value-type="float" office:value="0.154039055377028" calcext:value-type="float">
            <text:p>0.1540</text:p>
          </table:table-cell>
          <table:table-cell table:number-columns-repeated="3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10]-1%" office:value-type="percentage" office:value="0.07" calcext:value-type="percentage">
            <text:p>7%</text:p>
          </table:table-cell>
          <table:table-cell table:style-name="ce1" table:formula="of:=[.$BA$2]+[.$BA$2]*[.AU11]" office:value-type="float" office:value="0.415832670826866" calcext:value-type="float">
            <text:p><text:s/>0.4158 </text:p>
          </table:table-cell>
          <table:table-cell table:number-columns-repeated="3"/>
          <table:table-cell table:style-name="ce21" table:formula="of:=[.AZ10]-1%" office:value-type="percentage" office:value="0.07" calcext:value-type="percentage">
            <text:p>7%</text:p>
          </table:table-cell>
          <table:table-cell table:style-name="ce1" table:formula="of:=[.$BA$2]+[.$BA$2]*[.AZ11]" office:value-type="float" office:value="0.415832670826866" calcext:value-type="float">
            <text:p><text:s/>0.4158 </text:p>
          </table:table-cell>
          <table:table-cell office:value-type="float" office:value="0" calcext:value-type="float">
            <text:p>0</text:p>
          </table:table-cell>
          <table:table-cell office:value-type="float" office:value="0.0284250033214503" calcext:value-type="float">
            <text:p>0.02842500332145</text:p>
          </table:table-cell>
          <table:table-cell office:value-type="float" office:value="0.0243282155235438" calcext:value-type="float">
            <text:p>0.024328215523544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table:style-name="ce21" table:formula="of:=[.W11]-1%" office:value-type="percentage" office:value="0.1" calcext:value-type="percentage">
            <text:p>10%</text:p>
          </table:table-cell>
          <table:table-cell table:style-name="ce22" table:formula="of:=[.$X$21]+[.$X$21]*[.W12]" office:value-type="float" office:value="1.38239675553748" calcext:value-type="float">
            <text:p>1.3824</text:p>
          </table:table-cell>
          <table:table-cell table:style-name="ce23" table:formula="of:=MAX(([.$Q$18]-[.X12])*[.$Q$16]+[.$Q$17];0)*[.$L$342]" office:value-type="float" office:value="0" calcext:value-type="float">
            <text:p>0.0000</text:p>
          </table:table-cell>
          <table:table-cell table:style-name="ce24" office:value-type="float" office:value="0.160891257915274" calcext:value-type="float">
            <text:p>0.1609</text:p>
          </table:table-cell>
          <table:table-cell table:number-columns-repeated="3" table:style-name="ce24" office:value-type="float" office:value="0" calcext:value-type="float">
            <text:p>0.0000</text:p>
          </table:table-cell>
          <table:table-cell table:number-columns-repeated="3"/>
          <table:table-cell table:formula="of:=LOG(([.AG4]*0.75)/[.AG4])/0.4" office:value-type="float" office:value="-0.31234684152075" calcext:value-type="float">
            <text:p>-0.31234684152075</text:p>
          </table:table-cell>
          <table:table-cell table:number-columns-repeated="13"/>
          <table:table-cell table:style-name="ce21" table:formula="of:=[.AU11]-1%" office:value-type="percentage" office:value="0.06" calcext:value-type="percentage">
            <text:p>6%</text:p>
          </table:table-cell>
          <table:table-cell table:style-name="ce1" table:formula="of:=[.$BA$2]+[.$BA$2]*[.AU12]" office:value-type="float" office:value="0.411946384183624" calcext:value-type="float">
            <text:p><text:s/>0.4119 </text:p>
          </table:table-cell>
          <table:table-cell table:number-columns-repeated="3"/>
          <table:table-cell table:style-name="ce21" table:formula="of:=[.AZ11]-1%" office:value-type="percentage" office:value="0.06" calcext:value-type="percentage">
            <text:p>6%</text:p>
          </table:table-cell>
          <table:table-cell table:style-name="ce1" table:formula="of:=[.$BA$2]+[.$BA$2]*[.AZ12]" office:value-type="float" office:value="0.411946384183624" calcext:value-type="float">
            <text:p><text:s/>0.4119 </text:p>
          </table:table-cell>
          <table:table-cell office:value-type="float" office:value="0" calcext:value-type="float">
            <text:p>0</text:p>
          </table:table-cell>
          <table:table-cell office:value-type="float" office:value="0.03114734360206" calcext:value-type="float">
            <text:p>0.03114734360206</text:p>
          </table:table-cell>
          <table:table-cell office:value-type="float" office:value="0.0272666145565828" calcext:value-type="float">
            <text:p>0.027266614556583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table:style-name="ce21" table:formula="of:=[.W12]-1%" office:value-type="percentage" office:value="0.09" calcext:value-type="percentage">
            <text:p>9%</text:p>
          </table:table-cell>
          <table:table-cell table:style-name="ce22" table:formula="of:=[.$X$21]+[.$X$21]*[.W13]" office:value-type="float" office:value="1.36982951230532" calcext:value-type="float">
            <text:p>1.3698</text:p>
          </table:table-cell>
          <table:table-cell table:style-name="ce23" table:formula="of:=MAX(([.$Q$18]-[.X13])*[.$Q$16]+[.$Q$17];0)*[.$L$342]" office:value-type="float" office:value="0" calcext:value-type="float">
            <text:p>0.0000</text:p>
          </table:table-cell>
          <table:table-cell table:style-name="ce24" office:value-type="float" office:value="0.16774346045352" calcext:value-type="float">
            <text:p>0.1677</text:p>
          </table:table-cell>
          <table:table-cell table:number-columns-repeated="3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12]-1%" office:value-type="percentage" office:value="0.05" calcext:value-type="percentage">
            <text:p>5%</text:p>
          </table:table-cell>
          <table:table-cell table:style-name="ce1" table:formula="of:=[.$BA$2]+[.$BA$2]*[.AU13]" office:value-type="float" office:value="0.408060097540382" calcext:value-type="float">
            <text:p><text:s/>0.4081 </text:p>
          </table:table-cell>
          <table:table-cell table:number-columns-repeated="3"/>
          <table:table-cell table:style-name="ce21" table:formula="of:=[.AZ12]-1%" office:value-type="percentage" office:value="0.05" calcext:value-type="percentage">
            <text:p>5%</text:p>
          </table:table-cell>
          <table:table-cell table:style-name="ce1" table:formula="of:=[.$BA$2]+[.$BA$2]*[.AZ13]" office:value-type="float" office:value="0.408060097540382" calcext:value-type="float">
            <text:p><text:s/>0.4081 </text:p>
          </table:table-cell>
          <table:table-cell office:value-type="float" office:value="0" calcext:value-type="float">
            <text:p>0</text:p>
          </table:table-cell>
          <table:table-cell office:value-type="float" office:value="0.0340857426350991" calcext:value-type="float">
            <text:p>0.034085742635099</text:p>
          </table:table-cell>
          <table:table-cell office:value-type="float" office:value="0.0304210723420512" calcext:value-type="float">
            <text:p>0.03042107234205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table:style-name="ce21" table:formula="of:=[.W13]-1%" office:value-type="percentage" office:value="0.08" calcext:value-type="percentage">
            <text:p>8%</text:p>
          </table:table-cell>
          <table:table-cell table:style-name="ce22" table:formula="of:=[.$X$21]+[.$X$21]*[.W14]" office:value-type="float" office:value="1.35726226907316" calcext:value-type="float">
            <text:p>1.3573</text:p>
          </table:table-cell>
          <table:table-cell table:style-name="ce23" table:formula="of:=MAX(([.$Q$18]-[.X14])*[.$Q$16]+[.$Q$17];0)*[.$L$342]" office:value-type="float" office:value="0" calcext:value-type="float">
            <text:p>0.0000</text:p>
          </table:table-cell>
          <table:table-cell table:style-name="ce24" office:value-type="float" office:value="0.174595662991766" calcext:value-type="float">
            <text:p>0.1746</text:p>
          </table:table-cell>
          <table:table-cell table:number-columns-repeated="3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13]-1%" office:value-type="percentage" office:value="0.04" calcext:value-type="percentage">
            <text:p>4%</text:p>
          </table:table-cell>
          <table:table-cell table:style-name="ce1" table:formula="of:=[.$BA$2]+[.$BA$2]*[.AU14]" office:value-type="float" office:value="0.404173810897141" calcext:value-type="float">
            <text:p><text:s/>0.4042 </text:p>
          </table:table-cell>
          <table:table-cell table:number-columns-repeated="3"/>
          <table:table-cell table:style-name="ce21" table:formula="of:=[.AZ13]-1%" office:value-type="percentage" office:value="0.04" calcext:value-type="percentage">
            <text:p>4%</text:p>
          </table:table-cell>
          <table:table-cell table:style-name="ce1" table:formula="of:=[.$BA$2]+[.$BA$2]*[.AZ14]" office:value-type="float" office:value="0.404173810897141" calcext:value-type="float">
            <text:p><text:s/>0.4042 </text:p>
          </table:table-cell>
          <table:table-cell office:value-type="float" office:value="0" calcext:value-type="float">
            <text:p>0</text:p>
          </table:table-cell>
          <table:table-cell office:value-type="float" office:value="0.0372834121710533" calcext:value-type="float">
            <text:p>0.037283412171053</text:p>
          </table:table-cell>
          <table:table-cell office:value-type="float" office:value="0.0338780123809207" calcext:value-type="float">
            <text:p>0.033878012380921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6"/>
          <table:table-cell table:style-name="ce21" table:formula="of:=[.W14]-1%" office:value-type="percentage" office:value="0.07" calcext:value-type="percentage">
            <text:p>7%</text:p>
          </table:table-cell>
          <table:table-cell table:style-name="ce22" table:formula="of:=[.$X$21]+[.$X$21]*[.W15]" office:value-type="float" office:value="1.344695025841" calcext:value-type="float">
            <text:p>1.3447</text:p>
          </table:table-cell>
          <table:table-cell table:style-name="ce23" table:formula="of:=MAX(([.$Q$18]-[.X15])*[.$Q$16]+[.$Q$17];0)*[.$L$342]" office:value-type="float" office:value="0" calcext:value-type="float">
            <text:p>0.0000</text:p>
          </table:table-cell>
          <table:table-cell table:style-name="ce24" office:value-type="float" office:value="0.181447865530012" calcext:value-type="float">
            <text:p>0.1814</text:p>
          </table:table-cell>
          <table:table-cell table:number-columns-repeated="3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14]-1%" office:value-type="percentage" office:value="0.03" calcext:value-type="percentage">
            <text:p>3%</text:p>
          </table:table-cell>
          <table:table-cell table:style-name="ce1" table:formula="of:=[.$BA$2]+[.$BA$2]*[.AU15]" office:value-type="float" office:value="0.400287524253899" calcext:value-type="float">
            <text:p><text:s/>0.4003 </text:p>
          </table:table-cell>
          <table:table-cell table:number-columns-repeated="3"/>
          <table:table-cell table:style-name="ce21" table:formula="of:=[.AZ14]-1%" office:value-type="percentage" office:value="0.03" calcext:value-type="percentage">
            <text:p>3%</text:p>
          </table:table-cell>
          <table:table-cell table:style-name="ce1" table:formula="of:=[.$BA$2]+[.$BA$2]*[.AZ15]" office:value-type="float" office:value="0.400287524253899" calcext:value-type="float">
            <text:p><text:s/>0.4003 </text:p>
          </table:table-cell>
          <table:table-cell office:value-type="float" office:value="0" calcext:value-type="float">
            <text:p>0</text:p>
          </table:table-cell>
          <table:table-cell office:value-type="float" office:value="0.0407403522099228" calcext:value-type="float">
            <text:p>0.040740352209923</text:p>
          </table:table-cell>
          <table:table-cell office:value-type="float" office:value="0.0375942229227053" calcext:value-type="float">
            <text:p>0.037594222922705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3"/>
          <table:table-cell table:style-name="ce15"/>
          <table:table-cell table:style-name="Default" office:value-type="string" calcext:value-type="string">
            <text:p>PVBP</text:p>
          </table:table-cell>
          <table:table-cell table:style-name="ce16" table:formula="of:=[.P33]" office:value-type="float" office:value="0.415635456990361" calcext:value-type="float">
            <text:p><text:s/>0.4156 </text:p>
          </table:table-cell>
          <table:table-cell table:number-columns-repeated="5"/>
          <table:table-cell table:style-name="ce21" table:formula="of:=[.W15]-1%" office:value-type="percentage" office:value="0.06" calcext:value-type="percentage">
            <text:p>6%</text:p>
          </table:table-cell>
          <table:table-cell table:style-name="ce22" table:formula="of:=[.$X$21]+[.$X$21]*[.W16]" office:value-type="float" office:value="1.33212778260884" calcext:value-type="float">
            <text:p>1.3321</text:p>
          </table:table-cell>
          <table:table-cell table:style-name="ce23" table:formula="of:=MAX(([.$Q$18]-[.X16])*[.$Q$16]+[.$Q$17];0)*[.$L$342]" office:value-type="float" office:value="0" calcext:value-type="float">
            <text:p>0.0000</text:p>
          </table:table-cell>
          <table:table-cell table:style-name="ce24" office:value-type="float" office:value="0.188300068068258" calcext:value-type="float">
            <text:p>0.1883</text:p>
          </table:table-cell>
          <table:table-cell table:number-columns-repeated="3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15]-1%" office:value-type="percentage" office:value="0.02" calcext:value-type="percentage">
            <text:p>2%</text:p>
          </table:table-cell>
          <table:table-cell table:style-name="ce1" table:formula="of:=[.$BA$2]+[.$BA$2]*[.AU16]" office:value-type="float" office:value="0.396401237610657" calcext:value-type="float">
            <text:p><text:s/>0.3964 </text:p>
          </table:table-cell>
          <table:table-cell office:value-type="float" office:value="0" calcext:value-type="float">
            <text:p>0</text:p>
          </table:table-cell>
          <table:table-cell office:value-type="float" office:value="0.0366352359137653" calcext:value-type="float">
            <text:p>0.036635235913765</text:p>
          </table:table-cell>
          <table:table-cell office:value-type="float" office:value="0.0267912853012383" calcext:value-type="float">
            <text:p>0.026791285301238</text:p>
          </table:table-cell>
          <table:table-cell table:style-name="ce21" table:formula="of:=[.AZ15]-1%" office:value-type="percentage" office:value="0.02" calcext:value-type="percentage">
            <text:p>2%</text:p>
          </table:table-cell>
          <table:table-cell table:style-name="ce1" table:formula="of:=[.$BA$2]+[.$BA$2]*[.AZ16]" office:value-type="float" office:value="0.396401237610657" calcext:value-type="float">
            <text:p><text:s/>0.3964 </text:p>
          </table:table-cell>
          <table:table-cell office:value-type="float" office:value="0" calcext:value-type="float">
            <text:p>0</text:p>
          </table:table-cell>
          <table:table-cell office:value-type="float" office:value="0.0444565627517075" calcext:value-type="float">
            <text:p>0.044456562751708</text:p>
          </table:table-cell>
          <table:table-cell office:value-type="float" office:value="0.0415264922169194" calcext:value-type="float">
            <text:p>0.041526492216919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3"/>
          <table:table-cell table:style-name="ce11"/>
          <table:table-cell table:style-name="Default" office:value-type="string" calcext:value-type="string">
            <text:p>FEP</text:p>
          </table:table-cell>
          <table:table-cell table:style-name="ce17" table:formula="of:=[.N33]" office:value-type="float" office:value="0.0183021085262875" calcext:value-type="float">
            <text:p><text:s/>0.018302 </text:p>
          </table:table-cell>
          <table:table-cell table:number-columns-repeated="5"/>
          <table:table-cell table:style-name="ce21" table:formula="of:=[.W16]-1%" office:value-type="percentage" office:value="0.05" calcext:value-type="percentage">
            <text:p>5%</text:p>
          </table:table-cell>
          <table:table-cell table:style-name="ce22" table:formula="of:=[.$X$21]+[.$X$21]*[.W17]" office:value-type="float" office:value="1.31956053937668" calcext:value-type="float">
            <text:p>1.3196</text:p>
          </table:table-cell>
          <table:table-cell table:style-name="ce23" table:formula="of:=MAX(([.$Q$18]-[.X17])*[.$Q$16]+[.$Q$17];0)*[.$L$342]" office:value-type="float" office:value="0" calcext:value-type="float">
            <text:p>0.0000</text:p>
          </table:table-cell>
          <table:table-cell table:style-name="ce24" office:value-type="float" office:value="0.195152270606504" calcext:value-type="float">
            <text:p>0.1952</text:p>
          </table:table-cell>
          <table:table-cell table:style-name="ce24" office:value-type="float" office:value="0.00657560478904729" calcext:value-type="float">
            <text:p>0.0066</text:p>
          </table:table-cell>
          <table:table-cell table:number-columns-repeated="2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16]-1%" office:value-type="percentage" office:value="0.01" calcext:value-type="percentage">
            <text:p>1%</text:p>
          </table:table-cell>
          <table:table-cell table:style-name="ce1" table:formula="of:=[.$BA$2]+[.$BA$2]*[.AU17]" office:value-type="float" office:value="0.392514950967415" calcext:value-type="float">
            <text:p><text:s/>0.3925 </text:p>
          </table:table-cell>
          <table:table-cell office:value-type="float" office:value="0" calcext:value-type="float">
            <text:p>0</text:p>
          </table:table-cell>
          <table:table-cell office:value-type="float" office:value="0.0331782958748958" calcext:value-type="float">
            <text:p>0.033178295874896</text:p>
          </table:table-cell>
          <table:table-cell office:value-type="float" office:value="0.0235504040147982" calcext:value-type="float">
            <text:p>0.023550404014798</text:p>
          </table:table-cell>
          <table:table-cell table:style-name="ce21" table:formula="of:=[.AZ16]-1%" office:value-type="percentage" office:value="0.01" calcext:value-type="percentage">
            <text:p>1%</text:p>
          </table:table-cell>
          <table:table-cell table:style-name="ce1" table:formula="of:=[.$BA$2]+[.$BA$2]*[.AZ17]" office:value-type="float" office:value="0.392514950967415" calcext:value-type="float">
            <text:p><text:s/>0.3925 </text:p>
          </table:table-cell>
          <table:table-cell office:value-type="float" office:value="0" calcext:value-type="float">
            <text:p>0</text:p>
          </table:table-cell>
          <table:table-cell office:value-type="float" office:value="0.0484752555468932" calcext:value-type="float">
            <text:p>0.048475255546893</text:p>
          </table:table-cell>
          <table:table-cell office:value-type="float" office:value="0.0457612437645344" calcext:value-type="float">
            <text:p>0.045761243764535</text:p>
          </table:table-cell>
          <table:table-cell table:number-columns-repeated="968"/>
        </table:table-row>
        <table:table-row table:style-name="ro1">
          <table:table-cell table:number-columns-repeated="2"/>
          <table:table-cell office:value-type="string" calcext:value-type="string">
            <text:p>Scheme 5.16</text:p>
          </table:table-cell>
          <table:table-cell table:style-name="Default" table:number-columns-repeated="7"/>
          <table:table-cell/>
          <table:table-cell table:style-name="Default" table:number-columns-repeated="3"/>
          <table:table-cell table:style-name="ce11"/>
          <table:table-cell table:style-name="Default" office:value-type="string" calcext:value-type="string">
            <text:p>SPREAD</text:p>
          </table:table-cell>
          <table:table-cell table:style-name="ce16" table:formula="of:=[.R33]" office:value-type="float" office:value="1.25672432321589" calcext:value-type="float">
            <text:p><text:s/>1.2567 </text:p>
          </table:table-cell>
          <table:table-cell table:number-columns-repeated="5"/>
          <table:table-cell table:style-name="ce21" table:formula="of:=[.W17]-1%" office:value-type="percentage" office:value="0.04" calcext:value-type="percentage">
            <text:p>4%</text:p>
          </table:table-cell>
          <table:table-cell table:style-name="ce22" table:formula="of:=[.$X$21]+[.$X$21]*[.W18]" office:value-type="float" office:value="1.30699329614452" calcext:value-type="float">
            <text:p>1.3070</text:p>
          </table:table-cell>
          <table:table-cell table:style-name="ce23" table:formula="of:=MAX(([.$Q$18]-[.X18])*[.$Q$16]+[.$Q$17];0)*[.$L$342]" office:value-type="float" office:value="0" calcext:value-type="float">
            <text:p>0.0000</text:p>
          </table:table-cell>
          <table:table-cell table:style-name="ce24" office:value-type="float" office:value="0.20200447314475" calcext:value-type="float">
            <text:p>0.2020</text:p>
          </table:table-cell>
          <table:table-cell table:style-name="ce24" office:value-type="float" office:value="0.0141573307307167" calcext:value-type="float">
            <text:p>0.0142</text:p>
          </table:table-cell>
          <table:table-cell table:number-columns-repeated="2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17]-1%" office:value-type="percentage" office:value="0" calcext:value-type="percentage">
            <text:p>0%</text:p>
          </table:table-cell>
          <table:table-cell table:style-name="ce1" table:formula="of:=[.$BA$2]+[.$BA$2]*[.AU18]" office:value-type="float" office:value="0.388628664324174" calcext:value-type="float">
            <text:p><text:s/>0.3886 </text:p>
          </table:table-cell>
          <table:table-cell office:value-type="float" office:value="0.00690555157948797" calcext:value-type="float">
            <text:p>0.006905551579488</text:p>
          </table:table-cell>
          <table:table-cell office:value-type="float" office:value="0.0299374145884557" calcext:value-type="float">
            <text:p>0.029937414588456</text:p>
          </table:table-cell>
          <table:table-cell office:value-type="float" office:value="0.0205687932312733" calcext:value-type="float">
            <text:p>0.020568793231273</text:p>
          </table:table-cell>
          <table:table-cell table:style-name="ce21" table:formula="of:=[.AZ17]-1%" office:value-type="percentage" office:value="0" calcext:value-type="percentage">
            <text:p>0%</text:p>
          </table:table-cell>
          <table:table-cell table:style-name="ce1" table:formula="of:=[.$BA$2]+[.$BA$2]*[.AZ18]" office:value-type="float" office:value="0.388628664324174" calcext:value-type="float">
            <text:p><text:s/>0.3886 </text:p>
          </table:table-cell>
          <table:table-cell office:value-type="float" office:value="0.00690555157948797" calcext:value-type="float">
            <text:p>0.006905551579488</text:p>
          </table:table-cell>
          <table:table-cell office:value-type="float" office:value="0.0527100070945083" calcext:value-type="float">
            <text:p>0.052710007094508</text:p>
          </table:table-cell>
          <table:table-cell office:value-type="float" office:value="0.0502552658150647" calcext:value-type="float">
            <text:p>0.050255265815065</text:p>
          </table:table-cell>
          <table:table-cell/>
          <table:table-cell table:formula="of:=[.BF17]&amp;&quot; &quot;&amp;ROUND([.BB18];5)" office:value-type="string" office:string-value=" 0.00691" calcext:value-type="string">
            <text:p><text:s/>0.00691</text:p>
          </table:table-cell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Expiry T_Ex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ce11" table:number-columns-repeated="2"/>
          <table:table-cell table:number-columns-repeated="6"/>
          <table:table-cell table:style-name="ce21" table:formula="of:=[.W18]-1%" office:value-type="percentage" office:value="0.03" calcext:value-type="percentage">
            <text:p>3%</text:p>
          </table:table-cell>
          <table:table-cell table:style-name="ce22" table:formula="of:=[.$X$21]+[.$X$21]*[.W19]" office:value-type="float" office:value="1.29442605291236" calcext:value-type="float">
            <text:p>1.2944</text:p>
          </table:table-cell>
          <table:table-cell table:style-name="ce23" table:formula="of:=MAX(([.$Q$18]-[.X19])*[.$Q$16]+[.$Q$17];0)*[.$L$342]" office:value-type="float" office:value="0.00255414750272146" calcext:value-type="float">
            <text:p>0.0026</text:p>
          </table:table-cell>
          <table:table-cell table:style-name="ce24" office:value-type="float" office:value="0.208856675682996" calcext:value-type="float">
            <text:p>0.2089</text:p>
          </table:table-cell>
          <table:table-cell table:style-name="ce24" office:value-type="float" office:value="0.0217390566723861" calcext:value-type="float">
            <text:p>0.0217</text:p>
          </table:table-cell>
          <table:table-cell table:number-columns-repeated="2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18]-1%" office:value-type="percentage" office:value="-0.01" calcext:value-type="percentage">
            <text:p>-1%</text:p>
          </table:table-cell>
          <table:table-cell table:style-name="ce1" table:formula="of:=[.$BA$2]+[.$BA$2]*[.AU19]" office:value-type="float" office:value="0.384742377680932" calcext:value-type="float">
            <text:p><text:s/>0.3847 </text:p>
          </table:table-cell>
          <table:table-cell office:value-type="float" office:value="0.0146169952076102" calcext:value-type="float">
            <text:p>0.01461699520761</text:p>
          </table:table-cell>
          <table:table-cell office:value-type="float" office:value="0.0269558038049308" calcext:value-type="float">
            <text:p>0.026955803804931</text:p>
          </table:table-cell>
          <table:table-cell office:value-type="float" office:value="0.0178464529506636" calcext:value-type="float">
            <text:p>0.017846452950664</text:p>
          </table:table-cell>
          <table:table-cell table:style-name="ce21" table:formula="of:=[.AZ18]-1%" office:value-type="percentage" office:value="-0.01" calcext:value-type="percentage">
            <text:p>-1%</text:p>
          </table:table-cell>
          <table:table-cell table:style-name="ce1" table:formula="of:=[.$BA$2]+[.$BA$2]*[.AZ19]" office:value-type="float" office:value="0.384742377680932" calcext:value-type="float">
            <text:p><text:s/>0.3847 </text:p>
          </table:table-cell>
          <table:table-cell office:value-type="float" office:value="0.0146169952076102" calcext:value-type="float">
            <text:p>0.01461699520761</text:p>
          </table:table-cell>
          <table:table-cell office:value-type="float" office:value="0.0572472408955245" calcext:value-type="float">
            <text:p>0.057247240895525</text:p>
          </table:table-cell>
          <table:table-cell office:value-type="float" office:value="0.0550085583685102" calcext:value-type="float">
            <text:p>0.05500855836851</text:p>
          </table:table-cell>
          <table:table-cell/>
          <table:table-cell table:formula="of:=[.BF18]&amp;&quot; &quot;&amp;ROUND([.BB19];5)" office:value-type="string" office:string-value=" 0.00691 0.01462" calcext:value-type="string">
            <text:p><text:s/>0.00691 0.01462</text:p>
          </table:table-cell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Index_Termin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number-columns-repeated="6"/>
          <table:table-cell table:style-name="ce21" table:formula="of:=[.W19]-1%" office:value-type="percentage" office:value="0.02" calcext:value-type="percentage">
            <text:p>2%</text:p>
          </table:table-cell>
          <table:table-cell table:style-name="ce22" table:formula="of:=[.$X$21]+[.$X$21]*[.W20]" office:value-type="float" office:value="1.28185880968021" calcext:value-type="float">
            <text:p>1.2819</text:p>
          </table:table-cell>
          <table:table-cell table:style-name="ce23" table:formula="of:=MAX(([.$Q$18]-[.X20])*[.$Q$16]+[.$Q$17];0)*[.$L$342]" office:value-type="float" office:value="0.00762316482643289" calcext:value-type="float">
            <text:p>0.0076</text:p>
          </table:table-cell>
          <table:table-cell table:style-name="ce24" office:value-type="float" office:value="0.215708878221242" calcext:value-type="float">
            <text:p>0.2157</text:p>
          </table:table-cell>
          <table:table-cell table:style-name="ce24" office:value-type="float" office:value="0.0293207826140556" calcext:value-type="float">
            <text:p>0.0293</text:p>
          </table:table-cell>
          <table:table-cell table:number-columns-repeated="2" table:style-name="ce24" office:value-type="float" office:value="0" calcext:value-type="float">
            <text:p>0.0000</text:p>
          </table:table-cell>
          <table:table-cell table:number-columns-repeated="17"/>
          <table:table-cell table:style-name="ce21" table:formula="of:=[.AU19]-1%" office:value-type="percentage" office:value="-0.02" calcext:value-type="percentage">
            <text:p>-2%</text:p>
          </table:table-cell>
          <table:table-cell table:style-name="ce1" table:formula="of:=[.$BA$2]+[.$BA$2]*[.AU20]" office:value-type="float" office:value="0.38085609103769" calcext:value-type="float">
            <text:p><text:s/>0.3809 </text:p>
          </table:table-cell>
          <table:table-cell office:value-type="float" office:value="0.0223284388357324" calcext:value-type="float">
            <text:p>0.022328438835732</text:p>
          </table:table-cell>
          <table:table-cell office:value-type="float" office:value="0.024276675274807" calcext:value-type="float">
            <text:p>0.024276675274807</text:p>
          </table:table-cell>
          <table:table-cell office:value-type="float" office:value="0.0153833831729691" calcext:value-type="float">
            <text:p>0.015383383172969</text:p>
          </table:table-cell>
          <table:table-cell table:style-name="ce21" table:formula="of:=[.AZ19]-1%" office:value-type="percentage" office:value="-0.02" calcext:value-type="percentage">
            <text:p>-2%</text:p>
          </table:table-cell>
          <table:table-cell table:style-name="ce1" table:formula="of:=[.$BA$2]+[.$BA$2]*[.AZ20]" office:value-type="float" office:value="0.38085609103769" calcext:value-type="float">
            <text:p><text:s/>0.3809 </text:p>
          </table:table-cell>
          <table:table-cell office:value-type="float" office:value="0.0223284388357324" calcext:value-type="float">
            <text:p>0.022328438835732</text:p>
          </table:table-cell>
          <table:table-cell office:value-type="float" office:value="0.0620437451994558" calcext:value-type="float">
            <text:p>0.062043745199456</text:p>
          </table:table-cell>
          <table:table-cell office:value-type="float" office:value="0.0600211214248709" calcext:value-type="float">
            <text:p>0.060021121424871</text:p>
          </table:table-cell>
          <table:table-cell/>
          <table:table-cell table:formula="of:=[.BF19]&amp;&quot; &quot;&amp;ROUND([.BB20];5)" office:value-type="string" office:string-value=" 0.00691 0.01462 0.02233" calcext:value-type="string">
            <text:p><text:s/>0.00691 0.01462 0.02233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Fixed coupon</text:p>
          </table:table-cell>
          <table:table-cell office:value-type="string" calcext:value-type="string">
            <text:p>K</text:p>
          </table:table-cell>
          <table:table-cell table:style-name="ce1" office:value-type="float" office:value="0.4469229639728" calcext:value-type="float">
            <text:p><text:s/>0.4469 </text:p>
          </table:table-cell>
          <table:table-cell table:style-name="Default"/>
          <table:table-cell table:style-name="ce9" table:formula="of:=[.D21]*10000" office:value-type="float" office:value="4469.229639728" calcext:value-type="float">
            <text:p><text:s/>4,469.23 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number-columns-repeated="6"/>
          <table:table-cell table:style-name="ce21" table:formula="of:=[.W20]-1%" office:value-type="percentage" office:value="0.01" calcext:value-type="percentage">
            <text:p>1%</text:p>
          </table:table-cell>
          <table:table-cell table:style-name="ce22" table:formula="of:=[.Q18]" office:value-type="float" office:value="1.25672432321589" calcext:value-type="float">
            <text:p>1.2567</text:p>
          </table:table-cell>
          <table:table-cell table:style-name="ce23" table:formula="of:=MAX(([.$Q$18]-[.X21])*[.$Q$16]+[.$Q$17];0)*[.$L$342]" office:value-type="float" office:value="0.0177611994738558" calcext:value-type="float">
            <text:p>0.0178</text:p>
          </table:table-cell>
          <table:table-cell table:style-name="ce24" office:value-type="float" office:value="0.229413283297734" calcext:value-type="float">
            <text:p>0.2294</text:p>
          </table:table-cell>
          <table:table-cell table:style-name="ce24" office:value-type="float" office:value="0.0444842344973944" calcext:value-type="float">
            <text:p>0.0445</text:p>
          </table:table-cell>
          <table:table-cell table:style-name="ce24" office:value-type="float" office:value="0.0117208425373499" calcext:value-type="float">
            <text:p>0.0117</text:p>
          </table:table-cell>
          <table:table-cell table:style-name="ce24" office:value-type="float" office:value="0.00462242544598148" calcext:value-type="float">
            <text:p>0.0046</text:p>
          </table:table-cell>
          <table:table-cell table:number-columns-repeated="17"/>
          <table:table-cell table:style-name="ce21" table:formula="of:=[.AU20]-1%" office:value-type="percentage" office:value="-0.03" calcext:value-type="percentage">
            <text:p>-3%</text:p>
          </table:table-cell>
          <table:table-cell table:style-name="ce1" table:formula="of:=[.$BA$2]+[.$BA$2]*[.AU21]" office:value-type="float" office:value="0.376969804394448" calcext:value-type="float">
            <text:p><text:s/>0.3770 </text:p>
          </table:table-cell>
          <table:table-cell table:number-columns-repeated="3"/>
          <table:table-cell table:style-name="ce21" table:formula="of:=[.AZ20]-1%" office:value-type="percentage" office:value="-0.03" calcext:value-type="percentage">
            <text:p>-3%</text:p>
          </table:table-cell>
          <table:table-cell table:style-name="ce1" table:formula="of:=[.$BA$2]+[.$BA$2]*[.AZ21]" office:value-type="float" office:value="0.376969804394448" calcext:value-type="float">
            <text:p><text:s/>0.3770 </text:p>
          </table:table-cell>
          <table:table-cell office:value-type="float" office:value="0.0300398824638546" calcext:value-type="float">
            <text:p>0.030039882463855</text:p>
          </table:table-cell>
          <table:table-cell office:value-type="float" office:value="0.0670563082558165" calcext:value-type="float">
            <text:p>0.067056308255817</text:p>
          </table:table-cell>
          <table:table-cell office:value-type="float" office:value="0.0652929549841469" calcext:value-type="float">
            <text:p>0.065292954984147</text:p>
          </table:table-cell>
          <table:table-cell/>
          <table:table-cell table:formula="of:=[.BF20]&amp;&quot; &quot;&amp;ROUND([.BB21];5)" office:value-type="string" office:string-value=" 0.00691 0.01462 0.02233 0.03004" calcext:value-type="string">
            <text:p><text:s/>0.00691 0.01462 0.02233 0.03004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Notional</text:p>
          </table:table-cell>
          <table:table-cell office:value-type="string" calcext:value-type="string">
            <text:p>N_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number-columns-repeated="6"/>
          <table:table-cell table:style-name="ce21" table:formula="of:=[.W21]-1%" office:value-type="percentage" office:value="0" calcext:value-type="percentage">
            <text:p>0%</text:p>
          </table:table-cell>
          <table:table-cell table:style-name="ce22" table:formula="of:=[.$X$21]+[.$X$21]*[.W22]" office:value-type="float" office:value="1.25672432321589" calcext:value-type="float">
            <text:p>1.2567</text:p>
          </table:table-cell>
          <table:table-cell table:style-name="ce23" table:formula="of:=MAX(([.$Q$18]-[.X22])*[.$Q$16]+[.$Q$17];0)*[.$L$342]" office:value-type="float" office:value="0.0177611994738558" calcext:value-type="float">
            <text:p>0.0178</text:p>
          </table:table-cell>
          <table:table-cell table:style-name="ce24" office:value-type="float" office:value="0.229413283297734" calcext:value-type="float">
            <text:p>0.2294</text:p>
          </table:table-cell>
          <table:table-cell table:style-name="ce24" office:value-type="float" office:value="0.0444842344973944" calcext:value-type="float">
            <text:p>0.0445</text:p>
          </table:table-cell>
          <table:table-cell table:style-name="ce24" office:value-type="float" office:value="0.0117208425373499" calcext:value-type="float">
            <text:p>0.0117</text:p>
          </table:table-cell>
          <table:table-cell table:style-name="ce24" office:value-type="float" office:value="0.00462242544598148" calcext:value-type="float">
            <text:p>0.0046</text:p>
          </table:table-cell>
          <table:table-cell table:number-columns-repeated="17"/>
          <table:table-cell table:style-name="ce21" table:formula="of:=[.AU21]-1%" office:value-type="percentage" office:value="-0.04" calcext:value-type="percentage">
            <text:p>-4%</text:p>
          </table:table-cell>
          <table:table-cell table:style-name="ce1" table:formula="of:=[.$BA$2]+[.$BA$2]*[.AU22]" office:value-type="float" office:value="0.373083517751207" calcext:value-type="float">
            <text:p><text:s/>0.3731 </text:p>
          </table:table-cell>
          <table:table-cell table:number-columns-repeated="3"/>
          <table:table-cell table:style-name="ce21" table:formula="of:=[.AZ21]-1%" office:value-type="percentage" office:value="-0.04" calcext:value-type="percentage">
            <text:p>-4%</text:p>
          </table:table-cell>
          <table:table-cell table:style-name="ce1" table:formula="of:=[.$BA$2]+[.$BA$2]*[.AZ22]" office:value-type="float" office:value="0.373083517751207" calcext:value-type="float">
            <text:p><text:s/>0.3731 </text:p>
          </table:table-cell>
          <table:table-cell office:value-type="float" office:value="0.0377513260919769" calcext:value-type="float">
            <text:p>0.037751326091977</text:p>
          </table:table-cell>
          <table:table-cell office:value-type="float" office:value="0.0723713535655783" calcext:value-type="float">
            <text:p>0.072371353565578</text:p>
          </table:table-cell>
          <table:table-cell office:value-type="float" office:value="0.0707808472958521" calcext:value-type="float">
            <text:p>0.070780847295852</text:p>
          </table:table-cell>
          <table:table-cell/>
          <table:table-cell table:formula="of:=[.BF21]&amp;&quot; &quot;&amp;ROUND([.BB22];5)" office:value-type="string" office:string-value=" 0.00691 0.01462 0.02233 0.03004 0.03775" calcext:value-type="string">
            <text:p><text:s/>0.00691 0.01462 0.02233 0.03004 0.03775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Risk free rate</text:p>
          </table:table-cell>
          <table:table-cell office:value-type="string" calcext:value-type="string">
            <text:p>r_f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number-columns-repeated="6"/>
          <table:table-cell table:style-name="ce21" table:formula="of:=[.W22]-1%" office:value-type="percentage" office:value="-0.01" calcext:value-type="percentage">
            <text:p>-1%</text:p>
          </table:table-cell>
          <table:table-cell table:style-name="ce22" table:formula="of:=[.$X$21]+[.$X$21]*[.W23]" office:value-type="float" office:value="1.24415707998373" calcext:value-type="float">
            <text:p>1.2442</text:p>
          </table:table-cell>
          <table:table-cell table:style-name="ce23" table:formula="of:=MAX(([.$Q$18]-[.X23])*[.$Q$16]+[.$Q$17];0)*[.$L$342]" office:value-type="float" office:value="0.0228302167975672" calcext:value-type="float">
            <text:p>0.0228</text:p>
          </table:table-cell>
          <table:table-cell table:style-name="ce24" office:value-type="float" office:value="0.23626548583598" calcext:value-type="float">
            <text:p>0.2363</text:p>
          </table:table-cell>
          <table:table-cell table:style-name="ce24" office:value-type="float" office:value="0.0520659604390639" calcext:value-type="float">
            <text:p>0.0521</text:p>
          </table:table-cell>
          <table:table-cell table:style-name="ce24" office:value-type="float" office:value="0.0180060883344337" calcext:value-type="float">
            <text:p>0.0180</text:p>
          </table:table-cell>
          <table:table-cell table:style-name="ce24" office:value-type="float" office:value="0.00940546449394257" calcext:value-type="float">
            <text:p>0.0094</text:p>
          </table:table-cell>
          <table:table-cell table:number-columns-repeated="17"/>
          <table:table-cell table:style-name="ce21" table:formula="of:=[.AU22]-1%" office:value-type="percentage" office:value="-0.05" calcext:value-type="percentage">
            <text:p>-5%</text:p>
          </table:table-cell>
          <table:table-cell table:style-name="ce1" table:formula="of:=[.$BA$2]+[.$BA$2]*[.AU23]" office:value-type="float" office:value="0.369197231107965" calcext:value-type="float">
            <text:p><text:s/>0.3692 </text:p>
          </table:table-cell>
          <table:table-cell table:number-columns-repeated="3"/>
          <table:table-cell table:style-name="ce21" table:formula="of:=[.AZ22]-1%" office:value-type="percentage" office:value="-0.05" calcext:value-type="percentage">
            <text:p>-5%</text:p>
          </table:table-cell>
          <table:table-cell table:style-name="ce1" table:formula="of:=[.$BA$2]+[.$BA$2]*[.AZ23]" office:value-type="float" office:value="0.369197231107965" calcext:value-type="float">
            <text:p><text:s/>0.3692 </text:p>
          </table:table-cell>
          <table:table-cell office:value-type="float" office:value="0.045462769720099" calcext:value-type="float">
            <text:p>0.045462769720099</text:p>
          </table:table-cell>
          <table:table-cell office:value-type="float" office:value="0.0779024576277694" calcext:value-type="float">
            <text:p>0.07790245762777</text:p>
          </table:table-cell>
          <table:table-cell office:value-type="float" office:value="0.0764847983599867" calcext:value-type="float">
            <text:p>0.076484798359987</text:p>
          </table:table-cell>
          <table:table-cell/>
          <table:table-cell table:formula="of:=[.BF22]&amp;&quot; &quot;&amp;ROUND([.BB23];5)" office:value-type="string" office:string-value=" 0.00691 0.01462 0.02233 0.03004 0.03775 0.04546" calcext:value-type="string">
            <text:p><text:s/>0.00691 0.01462 0.02233 0.03004 0.03775 0.04546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Costliness of default pre recovery</text:p>
          </table:table-cell>
          <table:table-cell office:value-type="string" calcext:value-type="string">
            <text:p>alpha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  <table:table-cell table:style-name="ce21" table:formula="of:=[.W23]-1%" office:value-type="percentage" office:value="-0.02" calcext:value-type="percentage">
            <text:p>-2%</text:p>
          </table:table-cell>
          <table:table-cell table:style-name="ce22" table:formula="of:=[.$X$21]+[.$X$21]*[.W24]" office:value-type="float" office:value="1.23158983675157" calcext:value-type="float">
            <text:p>1.2316</text:p>
          </table:table-cell>
          <table:table-cell table:style-name="ce23" table:formula="of:=MAX(([.$Q$18]-[.X24])*[.$Q$16]+[.$Q$17];0)*[.$L$342]" office:value-type="float" office:value="0.0278992341212786" calcext:value-type="float">
            <text:p>0.0279</text:p>
          </table:table-cell>
          <table:table-cell table:style-name="ce24" office:value-type="float" office:value="0.243117688374225" calcext:value-type="float">
            <text:p>0.2431</text:p>
          </table:table-cell>
          <table:table-cell table:style-name="ce24" office:value-type="float" office:value="0.0596476863807333" calcext:value-type="float">
            <text:p>0.0596</text:p>
          </table:table-cell>
          <table:table-cell table:style-name="ce24" office:value-type="float" office:value="0.0242913341315174" calcext:value-type="float">
            <text:p>0.0243</text:p>
          </table:table-cell>
          <table:table-cell table:style-name="ce24" office:value-type="float" office:value="0.0141885035419037" calcext:value-type="float">
            <text:p>0.0142</text:p>
          </table:table-cell>
          <table:table-cell table:number-columns-repeated="17"/>
          <table:table-cell table:style-name="ce21" table:formula="of:=[.AU23]-1%" office:value-type="percentage" office:value="-0.06" calcext:value-type="percentage">
            <text:p>-6%</text:p>
          </table:table-cell>
          <table:table-cell table:style-name="ce1" table:formula="of:=[.$BA$2]+[.$BA$2]*[.AU24]" office:value-type="float" office:value="0.365310944464723" calcext:value-type="float">
            <text:p><text:s/>0.3653 </text:p>
          </table:table-cell>
          <table:table-cell table:number-columns-repeated="3"/>
          <table:table-cell table:style-name="ce21" table:formula="of:=[.AZ23]-1%" office:value-type="percentage" office:value="-0.06" calcext:value-type="percentage">
            <text:p>-6%</text:p>
          </table:table-cell>
          <table:table-cell table:style-name="ce1" table:formula="of:=[.$BA$2]+[.$BA$2]*[.AZ24]" office:value-type="float" office:value="0.365310944464723" calcext:value-type="float">
            <text:p><text:s/>0.3653 </text:p>
          </table:table-cell>
          <table:table-cell office:value-type="float" office:value="0.0531742133482213" calcext:value-type="float">
            <text:p>0.053174213348221</text:p>
          </table:table-cell>
          <table:table-cell office:value-type="float" office:value="0.0836496204423899" calcext:value-type="float">
            <text:p>0.08364962044239</text:p>
          </table:table-cell>
          <table:table-cell office:value-type="float" office:value="0.0824480199270365" calcext:value-type="float">
            <text:p>0.082448019927037</text:p>
          </table:table-cell>
          <table:table-cell/>
          <table:table-cell table:formula="of:=[.BF23]&amp;&quot; &quot;&amp;ROUND([.BB24];5)" office:value-type="string" office:string-value=" 0.00691 0.01462 0.02233 0.03004 0.03775 0.04546 0.05317" calcext:value-type="string">
            <text:p><text:s/>0.00691 0.01462 0.02233 0.03004 0.03775 0.04546 0.05317</text:p>
          </table:table-cell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recovery rate ®</text:p>
          </table:table-cell>
          <table:table-cell table:number-columns-repeated="2" table:style-name="ce2" office:value-type="percentage" office:value="0.3" calcext:value-type="percentage">
            <text:p>30%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  <table:table-cell table:style-name="ce21" table:formula="of:=[.W24]-1%" office:value-type="percentage" office:value="-0.03" calcext:value-type="percentage">
            <text:p>-3%</text:p>
          </table:table-cell>
          <table:table-cell table:style-name="ce22" table:formula="of:=[.$X$21]+[.$X$21]*[.W25]" office:value-type="float" office:value="1.21902259351941" calcext:value-type="float">
            <text:p>1.2190</text:p>
          </table:table-cell>
          <table:table-cell table:style-name="ce23" table:formula="of:=MAX(([.$Q$18]-[.X25])*[.$Q$16]+[.$Q$17];0)*[.$L$342]" office:value-type="float" office:value="0.0329682514449901" calcext:value-type="float">
            <text:p>0.0330</text:p>
          </table:table-cell>
          <table:table-cell table:style-name="ce24" office:value-type="float" office:value="0.249969890912471" calcext:value-type="float">
            <text:p>0.2500</text:p>
          </table:table-cell>
          <table:table-cell table:style-name="ce24" office:value-type="float" office:value="0.0672294123224028" calcext:value-type="float">
            <text:p>0.0672</text:p>
          </table:table-cell>
          <table:table-cell table:style-name="ce24" office:value-type="float" office:value="0.0305765799286012" calcext:value-type="float">
            <text:p>0.0306</text:p>
          </table:table-cell>
          <table:table-cell table:style-name="ce24" office:value-type="float" office:value="0.0189715425898647" calcext:value-type="float">
            <text:p>0.0190</text:p>
          </table:table-cell>
          <table:table-cell table:number-columns-repeated="17"/>
          <table:table-cell table:style-name="ce21" table:formula="of:=[.AU24]-1%" office:value-type="percentage" office:value="-0.07" calcext:value-type="percentage">
            <text:p>-7%</text:p>
          </table:table-cell>
          <table:table-cell table:style-name="ce1" table:formula="of:=[.$BA$2]+[.$BA$2]*[.AU25]" office:value-type="float" office:value="0.361424657821482" calcext:value-type="float">
            <text:p><text:s/>0.3614 </text:p>
          </table:table-cell>
          <table:table-cell table:number-columns-repeated="3"/>
          <table:table-cell table:style-name="ce21" table:formula="of:=[.AZ24]-1%" office:value-type="percentage" office:value="-0.07" calcext:value-type="percentage">
            <text:p>-7%</text:p>
          </table:table-cell>
          <table:table-cell table:style-name="ce1" table:formula="of:=[.$BA$2]+[.$BA$2]*[.AZ25]" office:value-type="float" office:value="0.361424657821482" calcext:value-type="float">
            <text:p><text:s/>0.3614 </text:p>
          </table:table-cell>
          <table:table-cell office:value-type="float" office:value="0.0608856569763435" calcext:value-type="float">
            <text:p>0.060885656976344</text:p>
          </table:table-cell>
          <table:table-cell office:value-type="float" office:value="0.0896128420094397" calcext:value-type="float">
            <text:p>0.08961284200944</text:p>
          </table:table-cell>
          <table:table-cell office:value-type="float" office:value="0.0885840884960298" calcext:value-type="float">
            <text:p>0.08858408849603</text:p>
          </table:table-cell>
          <table:table-cell/>
          <table:table-cell table:formula="of:=[.BF24]&amp;&quot; &quot;&amp;ROUND([.BB25];5)" office:value-type="string" office:string-value=" 0.00691 0.01462 0.02233 0.03004 0.03775 0.04546 0.05317 0.06089" calcext:value-type="string">
            <text:p><text:s/>0.00691 0.01462 0.02233 0.03004 0.03775 0.04546 0.05317 0.06089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Costliness of default post recovery</text:p>
          </table:table-cell>
          <table:table-cell office:value-type="string" calcext:value-type="string">
            <text:p>alpha x (1-R)</text:p>
          </table:table-cell>
          <table:table-cell table:style-name="Default" table:formula="of:=[.D24]*(1-[.D25])" office:value-type="float" office:value="0.35" calcext:value-type="float">
            <text:p>0.35</text:p>
          </table:table-cell>
          <table:table-cell table:style-name="Default" table:formula="of:=[.E24]*(1-[.E25])" office:value-type="float" office:value="2.45" calcext:value-type="float">
            <text:p>2.45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  <table:table-cell table:style-name="ce21" table:formula="of:=[.W25]-1%" office:value-type="percentage" office:value="-0.04" calcext:value-type="percentage">
            <text:p>-4%</text:p>
          </table:table-cell>
          <table:table-cell table:style-name="ce22" table:formula="of:=[.$X$21]+[.$X$21]*[.W26]" office:value-type="float" office:value="1.20645535028725" calcext:value-type="float">
            <text:p>1.2065</text:p>
          </table:table-cell>
          <table:table-cell table:style-name="ce23" table:formula="of:=MAX(([.$Q$18]-[.X26])*[.$Q$16]+[.$Q$17];0)*[.$L$342]" office:value-type="float" office:value="0.0380372687687016" calcext:value-type="float">
            <text:p>0.0380</text:p>
          </table:table-cell>
          <table:table-cell table:style-name="ce24" office:value-type="float" office:value="0.256822093450717" calcext:value-type="float">
            <text:p>0.2568</text:p>
          </table:table-cell>
          <table:table-cell table:style-name="ce24" office:value-type="float" office:value="0.0748111382640722" calcext:value-type="float">
            <text:p>0.0748</text:p>
          </table:table-cell>
          <table:table-cell table:style-name="ce24" office:value-type="float" office:value="0.036861825725685" calcext:value-type="float">
            <text:p>0.0369</text:p>
          </table:table-cell>
          <table:table-cell table:style-name="ce24" office:value-type="float" office:value="0.0237545816378258" calcext:value-type="float">
            <text:p>0.0238</text:p>
          </table:table-cell>
          <table:table-cell table:number-columns-repeated="17"/>
          <table:table-cell table:style-name="ce21" table:formula="of:=[.AU25]-1%" office:value-type="percentage" office:value="-0.08" calcext:value-type="percentage">
            <text:p>-8%</text:p>
          </table:table-cell>
          <table:table-cell table:style-name="ce1" table:formula="of:=[.$BA$2]+[.$BA$2]*[.AU26]" office:value-type="float" office:value="0.35753837117824" calcext:value-type="float">
            <text:p><text:s/>0.3575 </text:p>
          </table:table-cell>
          <table:table-cell table:number-columns-repeated="3"/>
          <table:table-cell table:style-name="ce21" table:formula="of:=[.AZ25]-1%" office:value-type="percentage" office:value="-0.08" calcext:value-type="percentage">
            <text:p>-8%</text:p>
          </table:table-cell>
          <table:table-cell table:style-name="ce1" table:formula="of:=[.$BA$2]+[.$BA$2]*[.AZ26]" office:value-type="float" office:value="0.35753837117824" calcext:value-type="float">
            <text:p><text:s/>0.3575 </text:p>
          </table:table-cell>
          <table:table-cell office:value-type="float" office:value="0.0685971006044657" calcext:value-type="float">
            <text:p>0.068597100604466</text:p>
          </table:table-cell>
          <table:table-cell office:value-type="float" office:value="0.0957921223289189" calcext:value-type="float">
            <text:p>0.095792122328919</text:p>
          </table:table-cell>
          <table:table-cell office:value-type="float" office:value="0.0948930040669666" calcext:value-type="float">
            <text:p>0.094893004066967</text:p>
          </table:table-cell>
          <table:table-cell/>
          <table:table-cell table:formula="of:=[.BF25]&amp;&quot; &quot;&amp;ROUND([.BB26];5)" office:value-type="string" office:string-value=" 0.00691 0.01462 0.02233 0.03004 0.03775 0.04546 0.05317 0.06089 0.0686" calcext:value-type="string">
            <text:p><text:s/>0.00691 0.01462 0.02233 0.03004 0.03775 0.04546 0.05317 0.06089 0.0686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Loss at option expiry</text:p>
          </table:table-cell>
          <table:table-cell office:value-type="string" calcext:value-type="string">
            <text:p>L_T_Ex</text:p>
          </table:table-cell>
          <table:table-cell table:style-name="ce3" table:formula="of:=[.L17]" office:value-type="percentage" office:value="0" calcext:value-type="percentage">
            <text:p>0.00%</text:p>
          </table:table-cell>
          <table:table-cell table:style-name="ce3" table:formula="of:=[.L18]" office:value-type="percentage" office:value="0" calcext:value-type="percentage">
            <text:p>0.00%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formula="of:=(0.1547*[.P33]+[.N33])*[.L342]" office:value-type="float" office:value="0.0801596877892164" calcext:value-type="float">
            <text:p>0.080159687789216</text:p>
          </table:table-cell>
          <table:table-cell/>
          <table:table-cell table:style-name="ce21" table:formula="of:=[.W26]-1%" office:value-type="percentage" office:value="-0.05" calcext:value-type="percentage">
            <text:p>-5%</text:p>
          </table:table-cell>
          <table:table-cell table:style-name="ce22" table:formula="of:=[.$X$21]+[.$X$21]*[.W27]" office:value-type="float" office:value="1.19388810705509" calcext:value-type="float">
            <text:p>1.1939</text:p>
          </table:table-cell>
          <table:table-cell table:style-name="ce23" table:formula="of:=MAX(([.$Q$18]-[.X27])*[.$Q$16]+[.$Q$17];0)*[.$L$342]" office:value-type="float" office:value="0.043106286092413" calcext:value-type="float">
            <text:p>0.0431</text:p>
          </table:table-cell>
          <table:table-cell table:style-name="ce24" office:value-type="float" office:value="0.263674295988963" calcext:value-type="float">
            <text:p>0.2637</text:p>
          </table:table-cell>
          <table:table-cell table:style-name="ce24" office:value-type="float" office:value="0.0823928642057416" calcext:value-type="float">
            <text:p>0.0824</text:p>
          </table:table-cell>
          <table:table-cell table:style-name="ce24" office:value-type="float" office:value="0.0431470715227687" calcext:value-type="float">
            <text:p>0.0431</text:p>
          </table:table-cell>
          <table:table-cell table:style-name="ce24" office:value-type="float" office:value="0.0285376206857868" calcext:value-type="float">
            <text:p>0.0285</text:p>
          </table:table-cell>
          <table:table-cell table:number-columns-repeated="17"/>
          <table:table-cell table:style-name="ce21" table:formula="of:=[.AU26]-1%" office:value-type="percentage" office:value="-0.09" calcext:value-type="percentage">
            <text:p>-9%</text:p>
          </table:table-cell>
          <table:table-cell table:style-name="ce1" table:formula="of:=[.$BA$2]+[.$BA$2]*[.AU27]" office:value-type="float" office:value="0.353652084534998" calcext:value-type="float">
            <text:p><text:s/>0.3537 </text:p>
          </table:table-cell>
          <table:table-cell table:number-columns-repeated="3"/>
          <table:table-cell table:style-name="ce21" table:formula="of:=[.AZ26]-1%" office:value-type="percentage" office:value="-0.09" calcext:value-type="percentage">
            <text:p>-9%</text:p>
          </table:table-cell>
          <table:table-cell table:style-name="ce1" table:formula="of:=[.$BA$2]+[.$BA$2]*[.AZ27]" office:value-type="float" office:value="0.353652084534998" calcext:value-type="float">
            <text:p><text:s/>0.3537 </text:p>
          </table:table-cell>
          <table:table-cell office:value-type="float" office:value="0.0763085442325879" calcext:value-type="float">
            <text:p>0.076308544232588</text:p>
          </table:table-cell>
          <table:table-cell office:value-type="float" office:value="0.102144249650342" calcext:value-type="float">
            <text:p>0.102144249650342</text:p>
          </table:table-cell>
          <table:table-cell office:value-type="float" office:value="0.101374766639847" calcext:value-type="float">
            <text:p>0.101374766639847</text:p>
          </table:table-cell>
          <table:table-cell/>
          <table:table-cell table:formula="of:=[.BF26]&amp;&quot; &quot;&amp;ROUND([.BB27];5)" office:value-type="string" office:string-value=" 0.00691 0.01462 0.02233 0.03004 0.03775 0.04546 0.05317 0.06089 0.0686 0.07631" calcext:value-type="string">
            <text:p><text:s/>0.00691 0.01462 0.02233 0.03004 0.03775 0.04546 0.05317 0.06089 0.0686 0.07631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Loss at index term</text:p>
          </table:table-cell>
          <table:table-cell office:value-type="string" calcext:value-type="string">
            <text:p>L_T_M</text:p>
          </table:table-cell>
          <table:table-cell table:style-name="ce3" table:formula="of:=[.M17]" office:value-type="percentage" office:value="0" calcext:value-type="percentage">
            <text:p>0.00%</text:p>
          </table:table-cell>
          <table:table-cell table:style-name="ce3" table:formula="of:=[.M18]" office:value-type="percentage" office:value="0" calcext:value-type="percentage">
            <text:p>0.00%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  <table:table-cell table:style-name="ce21" table:formula="of:=[.W27]-1%" office:value-type="percentage" office:value="-0.06" calcext:value-type="percentage">
            <text:p>-6%</text:p>
          </table:table-cell>
          <table:table-cell table:style-name="ce22" table:formula="of:=[.$X$21]+[.$X$21]*[.W28]" office:value-type="float" office:value="1.18132086382293" calcext:value-type="float">
            <text:p>1.1813</text:p>
          </table:table-cell>
          <table:table-cell table:style-name="ce23" table:formula="of:=MAX(([.$Q$18]-[.X28])*[.$Q$16]+[.$Q$17];0)*[.$L$342]" office:value-type="float" office:value="0.0481753034161245" calcext:value-type="float">
            <text:p>0.0482</text:p>
          </table:table-cell>
          <table:table-cell table:style-name="ce24" office:value-type="float" office:value="0.270526498527209" calcext:value-type="float">
            <text:p>0.2705</text:p>
          </table:table-cell>
          <table:table-cell table:style-name="ce24" office:value-type="float" office:value="0.0899745901474111" calcext:value-type="float">
            <text:p>0.0900</text:p>
          </table:table-cell>
          <table:table-cell table:style-name="ce24" office:value-type="float" office:value="0.0494323173198525" calcext:value-type="float">
            <text:p>0.0494</text:p>
          </table:table-cell>
          <table:table-cell table:style-name="ce24" office:value-type="float" office:value="0.0333206597337479" calcext:value-type="float">
            <text:p>0.0333</text:p>
          </table:table-cell>
          <table:table-cell table:number-columns-repeated="17"/>
          <table:table-cell table:style-name="ce21" table:formula="of:=[.AU27]-1%" office:value-type="percentage" office:value="-0.1" calcext:value-type="percentage">
            <text:p>-10%</text:p>
          </table:table-cell>
          <table:table-cell table:style-name="ce1" table:formula="of:=[.$BA$2]+[.$BA$2]*[.AU28]" office:value-type="float" office:value="0.349765797891756" calcext:value-type="float">
            <text:p><text:s/>0.3498 </text:p>
          </table:table-cell>
          <table:table-cell table:number-columns-repeated="3"/>
          <table:table-cell table:style-name="ce21" table:formula="of:=[.AZ27]-1%" office:value-type="percentage" office:value="-0.1" calcext:value-type="percentage">
            <text:p>-10%</text:p>
          </table:table-cell>
          <table:table-cell table:style-name="ce1" table:formula="of:=[.$BA$2]+[.$BA$2]*[.AZ28]" office:value-type="float" office:value="0.349765797891756" calcext:value-type="float">
            <text:p><text:s/>0.3498 </text:p>
          </table:table-cell>
          <table:table-cell office:value-type="float" office:value="0.0840199878607102" calcext:value-type="float">
            <text:p>0.08401998786071</text:p>
          </table:table-cell>
          <table:table-cell office:value-type="float" office:value="0.108626012223222" calcext:value-type="float">
            <text:p>0.108626012223222</text:p>
          </table:table-cell>
          <table:table-cell office:value-type="float" office:value="0.108029376214671" calcext:value-type="float">
            <text:p>0.108029376214671</text:p>
          </table:table-cell>
          <table:table-cell/>
          <table:table-cell table:formula="of:=[.BF27]&amp;&quot; &quot;&amp;ROUND([.BB28];5)" office:value-type="string" office:string-value=" 0.00691 0.01462 0.02233 0.03004 0.03775 0.04546 0.05317 0.06089 0.0686 0.07631 0.08402" calcext:value-type="string">
            <text:p><text:s/>0.00691 0.01462 0.02233 0.03004 0.03775 0.04546 0.05317 0.06089 0.0686 0.07631 0.08402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Outstanding Notional</text:p>
          </table:table-cell>
          <table:table-cell office:value-type="string" calcext:value-type="string">
            <text:p>N_T_Ex</text:p>
          </table:table-cell>
          <table:table-cell table:style-name="ce4"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  <table:table-cell table:style-name="ce20" table:number-columns-repeated="2"/>
          <table:table-cell table:style-name="ce21" table:formula="of:=[.W28]-1%" office:value-type="percentage" office:value="-0.07" calcext:value-type="percentage">
            <text:p>-7%</text:p>
          </table:table-cell>
          <table:table-cell table:style-name="ce22" table:formula="of:=[.$X$21]+[.$X$21]*[.W29]" office:value-type="float" office:value="1.16875362059078" calcext:value-type="float">
            <text:p>1.1688</text:p>
          </table:table-cell>
          <table:table-cell table:style-name="ce23" table:formula="of:=MAX(([.$Q$18]-[.X29])*[.$Q$16]+[.$Q$17];0)*[.$L$342]" office:value-type="float" office:value="0.0532443207398359" calcext:value-type="float">
            <text:p>0.0532</text:p>
          </table:table-cell>
          <table:table-cell table:style-name="ce23" office:value-type="float" office:value="0.277378701065455" calcext:value-type="float">
            <text:p>0.2774</text:p>
          </table:table-cell>
          <table:table-cell table:style-name="ce23" office:value-type="float" office:value="0.0975563160890804" calcext:value-type="float">
            <text:p>0.0976</text:p>
          </table:table-cell>
          <table:table-cell table:style-name="ce23" office:value-type="float" office:value="0.0557175631169363" calcext:value-type="float">
            <text:p>0.0557</text:p>
          </table:table-cell>
          <table:table-cell table:style-name="ce23" office:value-type="float" office:value="0.038103698781709" calcext:value-type="float">
            <text:p>0.0381</text:p>
          </table:table-cell>
          <table:table-cell/>
          <table:table-cell table:style-name="ce20" table:number-columns-repeated="6"/>
          <table:table-cell table:number-columns-repeated="10"/>
          <table:table-cell table:style-name="ce21" table:formula="of:=[.AU28]-1%" office:value-type="percentage" office:value="-0.11" calcext:value-type="percentage">
            <text:p>-11%</text:p>
          </table:table-cell>
          <table:table-cell table:style-name="ce1" table:formula="of:=[.$BA$2]+[.$BA$2]*[.AU29]" office:value-type="float" office:value="0.345879511248515" calcext:value-type="float">
            <text:p><text:s/>0.3459 </text:p>
          </table:table-cell>
          <table:table-cell table:number-columns-repeated="3"/>
          <table:table-cell table:style-name="ce21" table:formula="of:=[.AZ28]-1%" office:value-type="percentage" office:value="-0.11" calcext:value-type="percentage">
            <text:p>-11%</text:p>
          </table:table-cell>
          <table:table-cell table:style-name="ce1" table:formula="of:=[.$BA$2]+[.$BA$2]*[.AZ29]" office:value-type="float" office:value="0.345879511248515" calcext:value-type="float">
            <text:p><text:s/>0.3459 </text:p>
          </table:table-cell>
          <table:table-cell office:value-type="float" office:value="0.0917314314888323" calcext:value-type="float">
            <text:p>0.091731431488832</text:p>
          </table:table-cell>
          <table:table-cell office:value-type="float" office:value="0.115323833548531" calcext:value-type="float">
            <text:p>0.115323833548531</text:p>
          </table:table-cell>
          <table:table-cell office:value-type="float" office:value="0.114770409290466" calcext:value-type="float">
            <text:p>0.114770409290466</text:p>
          </table:table-cell>
          <table:table-cell/>
          <table:table-cell table:formula="of:=[.BF28]&amp;&quot; &quot;&amp;ROUND([.BB29];5)" office:value-type="string" office:string-value=" 0.00691 0.01462 0.02233 0.03004 0.03775 0.04546 0.05317 0.06089 0.0686 0.07631 0.08402 0.09173" calcext:value-type="string">
            <text:p><text:s/>0.00691 0.01462 0.02233 0.03004 0.03775 0.04546 0.05317 0.06089 0.0686 0.07631 0.08402 0.09173</text:p>
          </table:table-cell>
          <table:table-cell table:number-columns-repeated="966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2"/>
          <table:table-cell table:style-name="ce19" table:formula="of:=[.T32]" office:value-type="float" office:value="0.362157050870743" calcext:value-type="float">
            <text:p><text:s/>0.3622 </text:p>
          </table:table-cell>
          <table:table-cell table:style-name="ce19" table:formula="of:=[.U33]" office:value-type="float" office:value="0.029233321045134" calcext:value-type="float">
            <text:p><text:s/>0.0292 </text:p>
          </table:table-cell>
          <table:table-cell table:style-name="ce19" table:formula="of:=[.U32]" office:value-type="float" office:value="0.012676881438206" calcext:value-type="float">
            <text:p><text:s/>0.0127 </text:p>
          </table:table-cell>
          <table:table-cell table:style-name="ce19"/>
          <table:table-cell table:style-name="ce21" table:formula="of:=[.W29]-1%" office:value-type="percentage" office:value="-0.08" calcext:value-type="percentage">
            <text:p>-8%</text:p>
          </table:table-cell>
          <table:table-cell table:style-name="ce22" table:formula="of:=[.$X$21]+[.$X$21]*[.W30]" office:value-type="float" office:value="1.15618637735862" calcext:value-type="float">
            <text:p>1.1562</text:p>
          </table:table-cell>
          <table:table-cell table:style-name="ce23" table:formula="of:=MAX(([.$Q$18]-[.X30])*[.$Q$16]+[.$Q$17];0)*[.$L$342]" office:value-type="float" office:value="0.0583133380635473" calcext:value-type="float">
            <text:p>0.0583</text:p>
          </table:table-cell>
          <table:table-cell table:style-name="ce23" office:value-type="float" office:value="0.284230903603701" calcext:value-type="float">
            <text:p>0.2842</text:p>
          </table:table-cell>
          <table:table-cell table:style-name="ce23" office:value-type="float" office:value="0.10513804203075" calcext:value-type="float">
            <text:p>0.1051</text:p>
          </table:table-cell>
          <table:table-cell table:style-name="ce23" office:value-type="float" office:value="0.06200280891402" calcext:value-type="float">
            <text:p>0.0620</text:p>
          </table:table-cell>
          <table:table-cell table:style-name="ce23" office:value-type="float" office:value="0.0428867378296701" calcext:value-type="float">
            <text:p>0.0429</text:p>
          </table:table-cell>
          <table:table-cell/>
          <table:table-cell table:style-name="ce19" table:number-columns-repeated="6"/>
          <table:table-cell table:number-columns-repeated="10"/>
          <table:table-cell table:style-name="ce21" table:formula="of:=[.AU29]-1%" office:value-type="percentage" office:value="-0.12" calcext:value-type="percentage">
            <text:p>-12%</text:p>
          </table:table-cell>
          <table:table-cell table:style-name="ce1" table:formula="of:=[.$BA$2]+[.$BA$2]*[.AU30]" office:value-type="float" office:value="0.341993224605273" calcext:value-type="float">
            <text:p><text:s/>0.3420 </text:p>
          </table:table-cell>
          <table:table-cell table:number-columns-repeated="3"/>
          <table:table-cell table:style-name="ce21" table:formula="of:=[.AZ29]-1%" office:value-type="percentage" office:value="-0.12" calcext:value-type="percentage">
            <text:p>-12%</text:p>
          </table:table-cell>
          <table:table-cell table:style-name="ce1" table:formula="of:=[.$BA$2]+[.$BA$2]*[.AZ30]" office:value-type="float" office:value="0.341993224605273" calcext:value-type="float">
            <text:p><text:s/>0.3420 </text:p>
          </table:table-cell>
          <table:table-cell office:value-type="float" office:value="0.0994428751169546" calcext:value-type="float">
            <text:p>0.099442875116955</text:p>
          </table:table-cell>
          <table:table-cell office:value-type="float" office:value="0.122108078374813" calcext:value-type="float">
            <text:p>0.122108078374813</text:p>
          </table:table-cell>
          <table:table-cell office:value-type="float" office:value="0.121684289368205" calcext:value-type="float">
            <text:p>0.121684289368205</text:p>
          </table:table-cell>
          <table:table-cell/>
          <table:table-cell table:formula="of:=[.BF29]&amp;&quot; &quot;&amp;ROUND([.BB30];5)" office:value-type="string" office:string-value=" 0.00691 0.01462 0.02233 0.03004 0.03775 0.04546 0.05317 0.06089 0.0686 0.07631 0.08402 0.09173 0.09944" calcext:value-type="string">
            <text:p><text:s/>0.00691 0.01462 0.02233 0.03004 0.03775 0.04546 0.05317 0.06089 0.0686 0.07631 0.08402 0.09173 0.09944</text:p>
          </table:table-cell>
          <table:table-cell table:number-columns-repeated="966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ce9"/>
          <table:table-cell table:number-columns-repeated="4"/>
          <table:table-cell table:style-name="ce21" office:value-type="percentage" office:value="-0.1" calcext:value-type="percentage">
            <text:p>-10%</text:p>
          </table:table-cell>
          <table:table-cell table:style-name="ce22" table:formula="of:=[.$X$21]+[.$X$21]*[.W31]" office:value-type="float" office:value="1.1310518908943" calcext:value-type="float">
            <text:p>1.1311</text:p>
          </table:table-cell>
          <table:table-cell table:style-name="ce23" table:formula="of:=MAX(([.$Q$18]-[.X31])*[.$Q$16]+[.$Q$17];0)*[.$L$342]" office:value-type="float" office:value="0.0684513727109702" calcext:value-type="float">
            <text:p>0.0685</text:p>
          </table:table-cell>
          <table:table-cell table:style-name="ce24" office:value-type="float" office:value="0.297935308680193" calcext:value-type="float">
            <text:p>0.2979</text:p>
          </table:table-cell>
          <table:table-cell table:style-name="ce24" office:value-type="float" office:value="0.120301493914089" calcext:value-type="float">
            <text:p>0.1203</text:p>
          </table:table-cell>
          <table:table-cell table:style-name="ce24" office:value-type="float" office:value="0.0745733005081875" calcext:value-type="float">
            <text:p>0.0746</text:p>
          </table:table-cell>
          <table:table-cell table:style-name="ce24" office:value-type="float" office:value="0.0524528159255923" calcext:value-type="float">
            <text:p>0.0525</text:p>
          </table:table-cell>
          <table:table-cell table:number-columns-repeated="17"/>
          <table:table-cell table:style-name="ce21" table:formula="of:=[.AU30]-1%" office:value-type="percentage" office:value="-0.13" calcext:value-type="percentage">
            <text:p>-13%</text:p>
          </table:table-cell>
          <table:table-cell table:style-name="ce1" table:formula="of:=[.$BA$2]+[.$BA$2]*[.AU31]" office:value-type="float" office:value="0.338106937962031" calcext:value-type="float">
            <text:p><text:s/>0.3381 </text:p>
          </table:table-cell>
          <table:table-cell table:number-columns-repeated="3"/>
          <table:table-cell table:style-name="ce21" table:formula="of:=[.AZ30]-1%" office:value-type="percentage" office:value="-0.13" calcext:value-type="percentage">
            <text:p>-13%</text:p>
          </table:table-cell>
          <table:table-cell table:style-name="ce1" table:formula="of:=[.$BA$2]+[.$BA$2]*[.AZ31]" office:value-type="float" office:value="0.338106937962031" calcext:value-type="float">
            <text:p><text:s/>0.3381 </text:p>
          </table:table-cell>
          <table:table-cell office:value-type="float" office:value="0.107154318745077" calcext:value-type="float">
            <text:p>0.107154318745077</text:p>
          </table:table-cell>
          <table:table-cell office:value-type="float" office:value="0.129021958452552" calcext:value-type="float">
            <text:p>0.129021958452552</text:p>
          </table:table-cell>
          <table:table-cell office:value-type="float" office:value="0.128684592946916" calcext:value-type="float">
            <text:p>0.128684592946916</text:p>
          </table:table-cell>
          <table:table-cell/>
          <table:table-cell table:formula="of:=[.BF30]&amp;&quot; &quot;&amp;ROUND([.BB31];5)" office:value-type="string" office:string-value=" 0.00691 0.01462 0.02233 0.03004 0.03775 0.04546 0.05317 0.06089 0.0686 0.07631 0.08402 0.09173 0.09944 0.10715" calcext:value-type="string">
            <text:p><text:s/>0.00691 0.01462 0.02233 0.03004 0.03775 0.04546 0.05317 0.06089 0.0686 0.07631 0.08402 0.09173 0.09944 0.10715</text:p>
          </table:table-cell>
          <table:table-cell table:number-columns-repeated="966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/>
          <table:table-cell table:number-columns-repeated="3" table:style-name="Default" office:value-type="string" calcext:value-type="string">
            <text:p>usd</text:p>
          </table:table-cell>
          <table:table-cell table:style-name="Default"/>
          <table:table-cell office:value-type="string" calcext:value-type="string">
            <text:p>usd</text:p>
          </table:table-cell>
          <table:table-cell table:number-columns-repeated="2"/>
          <table:table-cell table:style-name="ce19" table:formula="of:=MAX([.P33]*([.S33]-[.D21])+[.N33];0)*[.L342]" office:value-type="float" office:value="0.362157050870743" calcext:value-type="float">
            <text:p><text:s/>0.3622 </text:p>
          </table:table-cell>
          <table:table-cell table:style-name="ce12" table:formula="of:=(0.0305*[.P33])" office:value-type="float" office:value="0.012676881438206" calcext:value-type="float">
            <text:p><text:s/>0.0127 </text:p>
          </table:table-cell>
          <table:table-cell table:style-name="ce12"/>
          <table:table-cell table:style-name="ce21" office:value-type="percentage" office:value="-0.12" calcext:value-type="percentage">
            <text:p>-12%</text:p>
          </table:table-cell>
          <table:table-cell table:style-name="ce22" table:formula="of:=[.$X$21]+[.$X$21]*[.W32]" office:value-type="float" office:value="1.10591740442998" calcext:value-type="float">
            <text:p>1.1059</text:p>
          </table:table-cell>
          <table:table-cell table:style-name="ce23" table:formula="of:=MAX(([.$Q$18]-[.X32])*[.$Q$16]+[.$Q$17];0)*[.$L$342]" office:value-type="float" office:value="0.078589407358393" calcext:value-type="float">
            <text:p>0.0786</text:p>
          </table:table-cell>
          <table:table-cell table:style-name="ce25" office:value-type="float" office:value="0.311639713756685" calcext:value-type="float">
            <text:p>0.3116</text:p>
          </table:table-cell>
          <table:table-cell table:style-name="ce25" office:value-type="float" office:value="0.135464945797428" calcext:value-type="float">
            <text:p>0.1355</text:p>
          </table:table-cell>
          <table:table-cell table:style-name="ce25" office:value-type="float" office:value="0.087143792102355" calcext:value-type="float">
            <text:p>0.0871</text:p>
          </table:table-cell>
          <table:table-cell table:style-name="ce25" office:value-type="float" office:value="0.0620188940215144" calcext:value-type="float">
            <text:p>0.0620</text:p>
          </table:table-cell>
          <table:table-cell/>
          <table:table-cell table:style-name="ce12" table:number-columns-repeated="6"/>
          <table:table-cell table:number-columns-repeated="10"/>
          <table:table-cell table:style-name="ce21" table:formula="of:=[.AU31]-1%" office:value-type="percentage" office:value="-0.14" calcext:value-type="percentage">
            <text:p>-14%</text:p>
          </table:table-cell>
          <table:table-cell table:style-name="ce1" table:formula="of:=[.$BA$2]+[.$BA$2]*[.AU32]" office:value-type="float" office:value="0.334220651318789" calcext:value-type="float">
            <text:p><text:s/>0.3342 </text:p>
          </table:table-cell>
          <table:table-cell table:number-columns-repeated="3"/>
          <table:table-cell table:style-name="ce21" table:formula="of:=[.AZ31]-1%" office:value-type="percentage" office:value="-0.14" calcext:value-type="percentage">
            <text:p>-14%</text:p>
          </table:table-cell>
          <table:table-cell table:style-name="ce1" table:formula="of:=[.$BA$2]+[.$BA$2]*[.AZ32]" office:value-type="float" office:value="0.334220651318789" calcext:value-type="float">
            <text:p><text:s/>0.3342 </text:p>
          </table:table-cell>
          <table:table-cell office:value-type="float" office:value="0.114865762373199" calcext:value-type="float">
            <text:p>0.114865762373199</text:p>
          </table:table-cell>
          <table:table-cell office:value-type="float" office:value="0.136065473781748" calcext:value-type="float">
            <text:p>0.136065473781748</text:p>
          </table:table-cell>
          <table:table-cell office:value-type="float" office:value="0.135771320026598" calcext:value-type="float">
            <text:p>0.135771320026598</text:p>
          </table:table-cell>
          <table:table-cell/>
          <table:table-cell table:formula="of:=[.BF31]&amp;&quot; &quot;&amp;ROUND([.BB32];5)" office:value-type="string" office:string-value=" 0.00691 0.01462 0.02233 0.03004 0.03775 0.04546 0.05317 0.06089 0.0686 0.07631 0.08402 0.09173 0.09944 0.10715 0.11487" calcext:value-type="string">
            <text:p><text:s/>0.00691 0.01462 0.02233 0.03004 0.03775 0.04546 0.05317 0.06089 0.0686 0.07631 0.08402 0.09173 0.09944 0.10715 0.11487</text:p>
          </table:table-cell>
          <table:table-cell table:number-columns-repeated="966"/>
        </table:table-row>
        <table:table-row table:style-name="ro1">
          <table:table-cell table:number-columns-repeated="3"/>
          <table:table-cell table:style-name="ce5"/>
          <table:table-cell table:style-name="Default" table:number-columns-repeated="6"/>
          <table:table-cell/>
          <table:table-cell table:style-name="Default"/>
          <table:table-cell table:style-name="ce12" table:formula="of:=SUM([.M35:.M1263])" office:value-type="float" office:value="0.522339188390738" calcext:value-type="float">
            <text:p><text:s/>0.5223 </text:p>
          </table:table-cell>
          <table:table-cell table:style-name="ce14" table:formula="of:=SUM([.N35:.N1263])" office:value-type="float" office:value="0.0183021085262875" calcext:value-type="float">
            <text:p><text:s/>0.018302 </text:p>
          </table:table-cell>
          <table:table-cell table:style-name="ce12" table:formula="of:=SUM([.O35:.O1263])" office:value-type="float" office:value="0.185757030370321" calcext:value-type="float">
            <text:p><text:s/>0.1858 </text:p>
          </table:table-cell>
          <table:table-cell table:style-name="ce12" table:formula="of:=SUM([.P36:.P1263])" office:value-type="float" office:value="0.415635456990361" calcext:value-type="float">
            <text:p><text:s/>0.4156 </text:p>
          </table:table-cell>
          <table:table-cell table:style-name="ce12" table:formula="of:=[.M33]-[.O33]" office:value-type="float" office:value="0.336582158020417" calcext:value-type="float">
            <text:p><text:s/>0.3366 </text:p>
          </table:table-cell>
          <table:table-cell table:style-name="ce12" table:formula="of:=([.M33])/[.P33]" office:value-type="float" office:value="1.25672432321589" calcext:value-type="float">
            <text:p><text:s/>1.2567 </text:p>
          </table:table-cell>
          <table:table-cell table:style-name="ce12" table:formula="of:=([.M33]+[.N33])/[.P33]" office:value-type="float" office:value="1.30075836366762" calcext:value-type="float">
            <text:p><text:s/>1.3008 </text:p>
          </table:table-cell>
          <table:table-cell table:style-name="ce12" table:formula="of:=([.O33])/[.R33]" office:value-type="float" office:value="0.14781048392139" calcext:value-type="float">
            <text:p><text:s/>0.1478 </text:p>
          </table:table-cell>
          <table:table-cell table:style-name="ce12" table:formula="of:=(0.0263*[.P33])+[.N33]" office:value-type="float" office:value="0.029233321045134" calcext:value-type="float">
            <text:p><text:s/>0.0292 </text:p>
          </table:table-cell>
          <table:table-cell table:style-name="ce12"/>
          <table:table-cell table:style-name="ce21" office:value-type="percentage" office:value="-0.15" calcext:value-type="percentage">
            <text:p>-15%</text:p>
          </table:table-cell>
          <table:table-cell table:style-name="ce22" table:formula="of:=[.$X$21]+[.$X$21]*[.W33]" office:value-type="float" office:value="1.06821567473351" calcext:value-type="float">
            <text:p>1.0682</text:p>
          </table:table-cell>
          <table:table-cell table:style-name="ce23" table:formula="of:=MAX(([.$Q$18]-[.X33])*[.$Q$16]+[.$Q$17];0)*[.$L$342]" office:value-type="float" office:value="0.0937964593295274" calcext:value-type="float">
            <text:p>0.0938</text:p>
          </table:table-cell>
          <table:table-cell table:style-name="ce25" office:value-type="float" office:value="0.332196321371422" calcext:value-type="float">
            <text:p>0.3322</text:p>
          </table:table-cell>
          <table:table-cell table:style-name="ce25" office:value-type="float" office:value="0.158210123622436" calcext:value-type="float">
            <text:p>0.1582</text:p>
          </table:table-cell>
          <table:table-cell table:style-name="ce25" office:value-type="float" office:value="0.105999529493606" calcext:value-type="float">
            <text:p>0.1060</text:p>
          </table:table-cell>
          <table:table-cell table:style-name="ce25" office:value-type="float" office:value="0.0763680111653976" calcext:value-type="float">
            <text:p>0.0764</text:p>
          </table:table-cell>
          <table:table-cell/>
          <table:table-cell table:style-name="ce12" table:number-columns-repeated="6"/>
          <table:table-cell table:number-columns-repeated="10"/>
          <table:table-cell table:style-name="ce21" table:formula="of:=[.AU32]-1%" office:value-type="percentage" office:value="-0.15" calcext:value-type="percentage">
            <text:p>-15%</text:p>
          </table:table-cell>
          <table:table-cell table:style-name="ce1" table:formula="of:=[.$BA$2]+[.$BA$2]*[.AU33]" office:value-type="float" office:value="0.330334364675548" calcext:value-type="float">
            <text:p><text:s/>0.3303 </text:p>
          </table:table-cell>
          <table:table-cell table:number-columns-repeated="3"/>
          <table:table-cell table:style-name="ce21" table:formula="of:=[.AZ32]-1%" office:value-type="percentage" office:value="-0.15" calcext:value-type="percentage">
            <text:p>-15%</text:p>
          </table:table-cell>
          <table:table-cell table:style-name="ce1" table:formula="of:=[.$BA$2]+[.$BA$2]*[.AZ33]" office:value-type="float" office:value="0.330334364675548" calcext:value-type="float">
            <text:p><text:s/>0.3303 </text:p>
          </table:table-cell>
          <table:table-cell office:value-type="float" office:value="0.122577206001321" calcext:value-type="float">
            <text:p>0.122577206001321</text:p>
          </table:table-cell>
          <table:table-cell office:value-type="float" office:value="0.14315220086143" calcext:value-type="float">
            <text:p>0.14315220086143</text:p>
          </table:table-cell>
          <table:table-cell office:value-type="float" office:value="0.142944470607252" calcext:value-type="float">
            <text:p>0.142944470607252</text:p>
          </table:table-cell>
          <table:table-cell/>
          <table:table-cell table:formula="of:=[.BF32]&amp;&quot; &quot;&amp;ROUND([.BB33];5)" office:value-type="string" office:string-value=" 0.00691 0.01462 0.02233 0.03004 0.03775 0.04546 0.05317 0.06089 0.0686 0.07631 0.08402 0.09173 0.09944 0.10715 0.11487 0.12258" calcext:value-type="string">
            <text:p><text:s/>0.00691 0.01462 0.02233 0.03004 0.03775 0.04546 0.05317 0.06089 0.0686 0.07631 0.08402 0.09173 0.09944 0.10715 0.11487 0.12258</text:p>
          </table:table-cell>
          <table:table-cell table:number-columns-repeated="966"/>
        </table:table-row>
        <table:table-row table:style-name="ro1">
          <table:table-cell table:number-columns-repeated="3"/>
          <table:table-cell table:style-name="Default" office:value-type="string" calcext:value-type="string">
            <text:p>s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No blow up NR</text:p>
          </table:table-cell>
          <table:table-cell table:style-name="ce7" office:value-type="string" calcext:value-type="string">
            <text:p>Blow-up NR</text:p>
          </table:table-cell>
          <table:table-cell table:style-name="ce7" office:value-type="string" calcext:value-type="string">
            <text:p>No blow up R</text:p>
          </table:table-cell>
          <table:table-cell table:style-name="ce7" office:value-type="string" calcext:value-type="string">
            <text:p>Blow-up R</text:p>
          </table:table-cell>
          <table:table-cell table:style-name="ce7" office:value-type="string" calcext:value-type="string">
            <text:p>OutstandingN</text:p>
          </table:table-cell>
          <table:table-cell table:style-name="ce7" office:value-type="string" calcext:value-type="string">
            <text:p>Payment</text:p>
          </table:table-cell>
          <table:table-cell table:style-name="ce7" office:value-type="string" calcext:value-type="string">
            <text:p>Discounting</text:p>
          </table:table-cell>
          <table:table-cell table:style-name="ce7" office:value-type="string" calcext:value-type="string">
            <text:p>ProtectionLeg</text:p>
          </table:table-cell>
          <table:table-cell table:style-name="ce7" office:value-type="string" calcext:value-type="string">
            <text:p>FE Protection</text:p>
          </table:table-cell>
          <table:table-cell table:style-name="ce7" office:value-type="string" calcext:value-type="string">
            <text:p>PremiumLeg</text:p>
          </table:table-cell>
          <table:table-cell table:style-name="ce7" office:value-type="string" calcext:value-type="string">
            <text:p>PVBP</text:p>
          </table:table-cell>
          <table:table-cell table:style-name="ce7" office:value-type="string" calcext:value-type="string">
            <text:p>Index</text:p>
          </table:table-cell>
          <table:table-cell table:style-name="ce7" office:value-type="string" calcext:value-type="string">
            <text:p>Spread</text:p>
          </table:table-cell>
          <table:table-cell table:style-name="ce7" office:value-type="string" calcext:value-type="string">
            <text:p>Ladj Spread</text:p>
          </table:table-cell>
          <table:table-cell table:style-name="ce7" office:value-type="string" calcext:value-type="string">
            <text:p>Payer</text:p>
          </table:table-cell>
          <table:table-cell table:style-name="ce7" office:value-type="string" calcext:value-type="string">
            <text:p>PayerViaBlack</text:p>
          </table:table-cell>
          <table:table-cell table:style-name="ce7"/>
          <table:table-cell table:style-name="ce21" office:value-type="percentage" office:value="-0.2" calcext:value-type="percentage">
            <text:p>-20%</text:p>
          </table:table-cell>
          <table:table-cell table:style-name="ce22" table:formula="of:=[.$X$21]+[.$X$21]*[.W34]" office:value-type="float" office:value="1.00537945857271" calcext:value-type="float">
            <text:p>1.0054</text:p>
          </table:table-cell>
          <table:table-cell table:style-name="ce23" table:formula="of:=MAX(([.$Q$18]-[.X34])*[.$Q$16]+[.$Q$17];0)*[.$L$342]" office:value-type="float" office:value="0.119141545948085" calcext:value-type="float">
            <text:p>0.1191</text:p>
          </table:table-cell>
          <table:table-cell table:style-name="ce26" office:value-type="float" office:value="0.366457334062652" calcext:value-type="float">
            <text:p>0.3665</text:p>
          </table:table-cell>
          <table:table-cell table:style-name="ce26" office:value-type="float" office:value="0.196118753330783" calcext:value-type="float">
            <text:p>0.1961</text:p>
          </table:table-cell>
          <table:table-cell table:style-name="ce26" office:value-type="float" office:value="0.137425758479025" calcext:value-type="float">
            <text:p>0.1374</text:p>
          </table:table-cell>
          <table:table-cell table:style-name="ce26" office:value-type="float" office:value="0.100283206405203" calcext:value-type="float">
            <text:p>0.1003</text:p>
          </table:table-cell>
          <table:table-cell/>
          <table:table-cell table:style-name="ce7" table:number-columns-repeated="6"/>
          <table:table-cell table:number-columns-repeated="988"/>
        </table:table-row>
        <table:table-row table:style-name="ro1">
          <table:table-cell table:number-columns-repeated="3"/>
          <table:table-cell office:value-type="percentage" office:value="1.55431223447522E-016" calcext:value-type="percentage">
            <text:p>0.0000%</text:p>
          </table:table-cell>
          <table:table-cell office:value-type="float" office:value="0" calcext:value-type="float">
            <text:p>0.00</text:p>
          </table:table-cell>
          <table:table-cell office:value-type="percentage" office:value="1.49880108324396E-016" calcext:value-type="percentage">
            <text:p>0.0000%</text:p>
          </table:table-cell>
          <table:table-cell office:value-type="percentage" office:value="1.18793863634892E-016" calcext:value-type="percentage">
            <text:p>0.0000%</text:p>
          </table:table-cell>
          <table:table-cell office:value-type="percentage" office:value="1.47659662275146E-016" calcext:value-type="percentage">
            <text:p>0.0000%</text:p>
          </table:table-cell>
          <table:table-cell office:value-type="percentage" office:value="-9.88098491916389E-017" calcext:value-type="percentage">
            <text:p>0.0000%</text:p>
          </table:table-cell>
          <table:table-cell table:formula="of:=MAX((1-[.I35]/(1-[.$D$25]));0)" office:value-type="float" office:value="1" calcext:value-type="float">
            <text:p><text:s/>1.0000 </text:p>
          </table:table-cell>
          <table:table-cell/>
          <table:table-cell table:formula="of:=EXP(-[.E35]*[.$D$23])" office:value-type="float" office:value="1" calcext:value-type="float">
            <text:p><text:s/>1.0000 </text:p>
          </table:table-cell>
          <table:table-cell/>
          <table:table-cell table:formula="of:=IF([.K35]=&quot;T_ex&quot;;[.L35]*([.I35]-[.$I$35])*[.$D$22];0)" office:value-type="float" office:value="0" calcext:value-type="float">
            <text:p><text:s/>- <text:s text:c="2"/></text:p>
          </table:table-cell>
          <table:table-cell table:number-columns-repeated="8"/>
          <table:table-cell table:style-name="ce21" office:value-type="percentage" office:value="-0.25" calcext:value-type="percentage">
            <text:p>-25%</text:p>
          </table:table-cell>
          <table:table-cell table:style-name="ce22" table:formula="of:=[.$X$21]+[.$X$21]*[.W35]" office:value-type="float" office:value="0.942543242411916" calcext:value-type="float">
            <text:p>0.9425</text:p>
          </table:table-cell>
          <table:table-cell table:style-name="ce23" table:formula="of:=MAX(([.$Q$18]-[.X35])*[.$Q$16]+[.$Q$17];0)*[.$L$342]" office:value-type="float" office:value="0.144486632566642" calcext:value-type="float">
            <text:p>0.1445</text:p>
          </table:table-cell>
          <table:table-cell table:style-name="ce24" office:value-type="float" office:value="0.400718346753882" calcext:value-type="float">
            <text:p>0.4007</text:p>
          </table:table-cell>
          <table:table-cell table:style-name="ce24" office:value-type="float" office:value="0.23402738303913" calcext:value-type="float">
            <text:p>0.2340</text:p>
          </table:table-cell>
          <table:table-cell table:style-name="ce24" office:value-type="float" office:value="0.168851987464444" calcext:value-type="float">
            <text:p>0.1689</text:p>
          </table:table-cell>
          <table:table-cell table:style-name="ce24" office:value-type="float" office:value="0.124198401645008" calcext:value-type="float">
            <text:p>0.1242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percentage" office:value="1.92068583260152E-016" calcext:value-type="percentage">
            <text:p>0.0000%</text:p>
          </table:table-cell>
          <table:table-cell office:value-type="float" office:value="0.000977198697068404" calcext:value-type="float">
            <text:p>0.00</text:p>
          </table:table-cell>
          <table:table-cell office:value-type="percentage" office:value="1.82076576038526E-016" calcext:value-type="percentage">
            <text:p>0.0000%</text:p>
          </table:table-cell>
          <table:table-cell office:value-type="percentage" office:value="1.7430501486615E-016" calcext:value-type="percentage">
            <text:p>0.0000%</text:p>
          </table:table-cell>
          <table:table-cell office:value-type="percentage" office:value="2.26485497023532E-016" calcext:value-type="percentage">
            <text:p>0.0000%</text:p>
          </table:table-cell>
          <table:table-cell office:value-type="percentage" office:value="-1.93178806284777E-016" calcext:value-type="percentage">
            <text:p>0.0000%</text:p>
          </table:table-cell>
          <table:table-cell table:formula="of:=MAX((1-[.I36]/(1-[.$D$25]));0)" office:value-type="float" office:value="1" calcext:value-type="float">
            <text:p><text:s/>1.0000 </text:p>
          </table:table-cell>
          <table:table-cell/>
          <table:table-cell table:formula="of:=EXP(-[.E36]*[.$D$23])" office:value-type="float" office:value="0.999902284904724" calcext:value-type="float">
            <text:p><text:s/>0.9999 </text:p>
          </table:table-cell>
          <table:table-cell table:formula="of:=IF([.K36]=&quot;yes&quot;;[.L36]*[.$D$22]*([.I36]-[.I35]);0)" office:value-type="float" office:value="0" calcext:value-type="float">
            <text:p><text:s/>- <text:s text:c="2"/></text:p>
          </table:table-cell>
          <table:table-cell table:formula="of:=IF([.K36]=&quot;T_ex&quot;;[.L36]*([.I36]-[.$I$35])*[.$D$22];0)" office:value-type="float" office:value="0" calcext:value-type="float">
            <text:p><text:s/>- <text:s text:c="2"/></text:p>
          </table:table-cell>
          <table:table-cell table:formula="of:=IF([.K36]=&quot;yes&quot;;[.J36]*[.L36]*(0.05)*[.$D$21];0)" office:value-type="float" office:value="0" calcext:value-type="float">
            <text:p><text:s/>- <text:s text:c="2"/></text:p>
          </table:table-cell>
          <table:table-cell table:formula="of:=IF([.K36]=&quot;yes&quot;;[.J36]*[.L36]*(0.05);0)" office:value-type="float" office:value="0" calcext:value-type="float">
            <text:p><text:s/>- <text:s text:c="2"/></text:p>
          </table:table-cell>
          <table:table-cell table:number-columns-repeated="6"/>
          <table:table-cell table:style-name="ce21" office:value-type="percentage" office:value="-0.4" calcext:value-type="percentage">
            <text:p>-40%</text:p>
          </table:table-cell>
          <table:table-cell table:style-name="ce22" table:formula="of:=[.$X$21]+[.$X$21]*[.W36]" office:value-type="float" office:value="0.754034593929533" calcext:value-type="float">
            <text:p>0.7540</text:p>
          </table:table-cell>
          <table:table-cell table:style-name="ce23" table:formula="of:=MAX(([.$Q$18]-[.X36])*[.$Q$16]+[.$Q$17];0)*[.$L$342]" office:value-type="float" office:value="0.220521892422314" calcext:value-type="float">
            <text:p>0.2205</text:p>
          </table:table-cell>
          <table:table-cell table:style-name="ce24" office:value-type="float" office:value="0.503501384827571" calcext:value-type="float">
            <text:p>0.5035</text:p>
          </table:table-cell>
          <table:table-cell table:style-name="ce24" office:value-type="float" office:value="0.347753272164172" calcext:value-type="float">
            <text:p>0.3478</text:p>
          </table:table-cell>
          <table:table-cell table:style-name="ce24" office:value-type="float" office:value="0.2631306744207" calcext:value-type="float">
            <text:p>0.2631</text:p>
          </table:table-cell>
          <table:table-cell table:style-name="ce24" office:value-type="float" office:value="0.195943987364425" calcext:value-type="float">
            <text:p>0.1959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percentage" office:value="3.01980662698043E-016" calcext:value-type="percentage">
            <text:p>0.0000%</text:p>
          </table:table-cell>
          <table:table-cell office:value-type="float" office:value="0.00195439739413681" calcext:value-type="float">
            <text:p>0.00</text:p>
          </table:table-cell>
          <table:table-cell office:value-type="percentage" office:value="2.74225087082414E-016" calcext:value-type="percentage">
            <text:p>0.0000%</text:p>
          </table:table-cell>
          <table:table-cell office:value-type="percentage" office:value="2.53130849614536E-016" calcext:value-type="percentage">
            <text:p>0.0000%</text:p>
          </table:table-cell>
          <table:table-cell office:value-type="percentage" office:value="2.72004641033163E-016" calcext:value-type="percentage">
            <text:p>0.0000%</text:p>
          </table:table-cell>
          <table:table-cell office:value-type="percentage" office:value="-2.67563748934663E-016" calcext:value-type="percentage">
            <text:p>0.0000%</text:p>
          </table:table-cell>
          <table:table-cell table:formula="of:=MAX((1-[.I37]/(1-[.$D$25]));0)" office:value-type="float" office:value="1" calcext:value-type="float">
            <text:p><text:s/>1.0000 </text:p>
          </table:table-cell>
          <table:table-cell/>
          <table:table-cell table:formula="of:=EXP(-[.E37]*[.$D$23])" office:value-type="float" office:value="0.999804579357688" calcext:value-type="float">
            <text:p><text:s/>0.9998 </text:p>
          </table:table-cell>
          <table:table-cell table:formula="of:=IF([.K37]=&quot;yes&quot;;[.L37]*[.$D$22]*([.I37]-[.I36]);0)" office:value-type="float" office:value="0" calcext:value-type="float">
            <text:p><text:s/>- <text:s text:c="2"/></text:p>
          </table:table-cell>
          <table:table-cell table:formula="of:=IF([.K37]=&quot;T_ex&quot;;[.L37]*([.I37]-[.$I$35])*[.$D$22];0)" office:value-type="float" office:value="0" calcext:value-type="float">
            <text:p><text:s/>- <text:s text:c="2"/></text:p>
          </table:table-cell>
          <table:table-cell table:formula="of:=IF([.K37]=&quot;yes&quot;;[.J37]*[.L37]*(0.05)*[.$D$21];0)" office:value-type="float" office:value="0" calcext:value-type="float">
            <text:p><text:s/>- <text:s text:c="2"/></text:p>
          </table:table-cell>
          <table:table-cell table:formula="of:=IF([.K37]=&quot;yes&quot;;[.J37]*[.L37]*(0.05);0)" office:value-type="float" office:value="0" calcext:value-type="float">
            <text:p><text:s/>- <text:s text:c="2"/></text:p>
          </table:table-cell>
          <table:table-cell table:number-columns-repeated="31"/>
          <table:table-cell office:value-type="float" office:value="2.05225663682399" calcext:value-type="float">
            <text:p>2.05225663682399</text:p>
          </table:table-cell>
          <table:table-cell office:value-type="float" office:value="0" calcext:value-type="float">
            <text:p>0</text:p>
          </table:table-cell>
          <table:table-cell office:value-type="float" office:value="0.103786296168805" calcext:value-type="float">
            <text:p>0.103786296168805</text:p>
          </table:table-cell>
          <table:table-cell office:value-type="float" office:value="0.0911767935251819" calcext:value-type="float">
            <text:p>0.091176793525182</text:p>
          </table:table-cell>
          <table:table-cell table:formula="of:=[.AZ36]&amp;&quot; &quot;&amp;ROUND([.AY37];5)" office:value-type="string" office:string-value=" 0.09118" calcext:value-type="string">
            <text:p><text:s/>0.09118</text:p>
          </table:table-cell>
          <table:table-cell table:number-columns-repeated="972"/>
        </table:table-row>
        <table:table-row table:style-name="ro1">
          <table:table-cell table:number-columns-repeated="3"/>
          <table:table-cell office:value-type="percentage" office:value="3.36397576461422E-016" calcext:value-type="percentage">
            <text:p>0.0000%</text:p>
          </table:table-cell>
          <table:table-cell office:value-type="float" office:value="0.00293159609120521" calcext:value-type="float">
            <text:p>0.00</text:p>
          </table:table-cell>
          <table:table-cell office:value-type="percentage" office:value="3.19744231092045E-016" calcext:value-type="percentage">
            <text:p>0.0000%</text:p>
          </table:table-cell>
          <table:table-cell office:value-type="percentage" office:value="2.96429547574917E-016" calcext:value-type="percentage">
            <text:p>0.0000%</text:p>
          </table:table-cell>
          <table:table-cell office:value-type="percentage" office:value="3.44169137633799E-016" calcext:value-type="percentage">
            <text:p>0.0000%</text:p>
          </table:table-cell>
          <table:table-cell office:value-type="percentage" office:value="-3.36397576461422E-016" calcext:value-type="percentage">
            <text:p>0.0000%</text:p>
          </table:table-cell>
          <table:table-cell table:formula="of:=MAX((1-[.I38]/(1-[.$D$25]));0)" office:value-type="float" office:value="1" calcext:value-type="float">
            <text:p><text:s/>1.0000 </text:p>
          </table:table-cell>
          <table:table-cell/>
          <table:table-cell table:formula="of:=EXP(-[.E38]*[.$D$23])" office:value-type="float" office:value="0.999706883357959" calcext:value-type="float">
            <text:p><text:s/>0.9997 </text:p>
          </table:table-cell>
          <table:table-cell table:formula="of:=IF([.K38]=&quot;yes&quot;;[.L38]*[.$D$22]*([.I38]-[.I37]);0)" office:value-type="float" office:value="0" calcext:value-type="float">
            <text:p><text:s/>- <text:s text:c="2"/></text:p>
          </table:table-cell>
          <table:table-cell table:formula="of:=IF([.K38]=&quot;T_ex&quot;;[.L38]*([.I38]-[.$I$35])*[.$D$22];0)" office:value-type="float" office:value="0" calcext:value-type="float">
            <text:p><text:s/>- <text:s text:c="2"/></text:p>
          </table:table-cell>
          <table:table-cell table:formula="of:=IF([.K38]=&quot;yes&quot;;[.J38]*[.L38]*(0.05)*[.$D$21];0)" office:value-type="float" office:value="0" calcext:value-type="float">
            <text:p><text:s/>- <text:s text:c="2"/></text:p>
          </table:table-cell>
          <table:table-cell table:formula="of:=IF([.K38]=&quot;yes&quot;;[.J38]*[.L38]*(0.05);0)" office:value-type="float" office:value="0" calcext:value-type="float">
            <text:p><text:s/>- <text:s text:c="2"/></text:p>
          </table:table-cell>
          <table:table-cell table:number-columns-repeated="31"/>
          <table:table-cell office:value-type="float" office:value="2.03441092693857" calcext:value-type="float">
            <text:p>2.03441092693857</text:p>
          </table:table-cell>
          <table:table-cell office:value-type="float" office:value="0" calcext:value-type="float">
            <text:p>0</text:p>
          </table:table-cell>
          <table:table-cell office:value-type="float" office:value="0.0974341688473819" calcext:value-type="float">
            <text:p>0.097434168847382</text:p>
          </table:table-cell>
          <table:table-cell office:value-type="float" office:value="0.0850407249561886" calcext:value-type="float">
            <text:p>0.085040724956189</text:p>
          </table:table-cell>
          <table:table-cell table:formula="of:=[.AZ37]&amp;&quot; &quot;&amp;ROUND([.AY38];5)" office:value-type="string" office:string-value=" 0.09118 0.08504" calcext:value-type="string">
            <text:p><text:s/>0.09118 0.08504</text:p>
          </table:table-cell>
          <table:table-cell table:number-columns-repeated="972"/>
        </table:table-row>
        <table:table-row table:style-name="ro1">
          <table:table-cell table:number-columns-repeated="3"/>
          <table:table-cell office:value-type="percentage" office:value="4.08562073062058E-016" calcext:value-type="percentage">
            <text:p>0.0000%</text:p>
          </table:table-cell>
          <table:table-cell office:value-type="float" office:value="0.00390879478827362" calcext:value-type="float">
            <text:p>0.00</text:p>
          </table:table-cell>
          <table:table-cell office:value-type="percentage" office:value="4.14113188185183E-016" calcext:value-type="percentage">
            <text:p>0.0000%</text:p>
          </table:table-cell>
          <table:table-cell office:value-type="percentage" office:value="3.44169137633799E-016" calcext:value-type="percentage">
            <text:p>0.0000%</text:p>
          </table:table-cell>
          <table:table-cell office:value-type="percentage" office:value="4.29656310529936E-016" calcext:value-type="percentage">
            <text:p>0.0000%</text:p>
          </table:table-cell>
          <table:table-cell office:value-type="percentage" office:value="-4.46309655899313E-016" calcext:value-type="percentage">
            <text:p>0.0000%</text:p>
          </table:table-cell>
          <table:table-cell table:formula="of:=MAX((1-[.I39]/(1-[.$D$25]));0)" office:value-type="float" office:value="1" calcext:value-type="float">
            <text:p><text:s/>1.0000 </text:p>
          </table:table-cell>
          <table:table-cell/>
          <table:table-cell table:formula="of:=EXP(-[.E39]*[.$D$23])" office:value-type="float" office:value="0.999609196904604" calcext:value-type="float">
            <text:p><text:s/>0.9996 </text:p>
          </table:table-cell>
          <table:table-cell table:formula="of:=IF([.K39]=&quot;yes&quot;;[.L39]*[.$D$22]*([.I39]-[.I38]);0)" office:value-type="float" office:value="0" calcext:value-type="float">
            <text:p><text:s/>- <text:s text:c="2"/></text:p>
          </table:table-cell>
          <table:table-cell table:formula="of:=IF([.K39]=&quot;T_ex&quot;;[.L39]*([.I39]-[.$I$35])*[.$D$22];0)" office:value-type="float" office:value="0" calcext:value-type="float">
            <text:p><text:s/>- <text:s text:c="2"/></text:p>
          </table:table-cell>
          <table:table-cell table:formula="of:=IF([.K39]=&quot;yes&quot;;[.J39]*[.L39]*(0.05)*[.$D$21];0)" office:value-type="float" office:value="0" calcext:value-type="float">
            <text:p><text:s/>- <text:s text:c="2"/></text:p>
          </table:table-cell>
          <table:table-cell table:formula="of:=IF([.K39]=&quot;yes&quot;;[.J39]*[.L39]*(0.05);0)" office:value-type="float" office:value="0" calcext:value-type="float">
            <text:p><text:s/>- <text:s text:c="2"/></text:p>
          </table:table-cell>
          <table:table-cell table:number-columns-repeated="31"/>
          <table:table-cell office:value-type="float" office:value="2.01656521705314" calcext:value-type="float">
            <text:p>2.01656521705314</text:p>
          </table:table-cell>
          <table:table-cell office:value-type="float" office:value="0" calcext:value-type="float">
            <text:p>0</text:p>
          </table:table-cell>
          <table:table-cell office:value-type="float" office:value="0.0912548885279027" calcext:value-type="float">
            <text:p>0.091254888527903</text:p>
          </table:table-cell>
          <table:table-cell office:value-type="float" office:value="0.079034291638653" calcext:value-type="float">
            <text:p>0.079034291638653</text:p>
          </table:table-cell>
          <table:table-cell table:formula="of:=[.AZ38]&amp;&quot; &quot;&amp;ROUND([.AY39];5)" office:value-type="string" office:string-value=" 0.09118 0.08504 0.07903" calcext:value-type="string">
            <text:p><text:s/>0.09118 0.08504 0.07903</text:p>
          </table:table-cell>
          <table:table-cell table:number-columns-repeated="972"/>
        </table:table-row>
        <table:table-row table:style-name="ro1">
          <table:table-cell table:number-columns-repeated="3"/>
          <table:table-cell office:value-type="percentage" office:value="3.8968828164343E-016" calcext:value-type="percentage">
            <text:p>0.0000%</text:p>
          </table:table-cell>
          <table:table-cell office:value-type="float" office:value="0.00488599348534202" calcext:value-type="float">
            <text:p>0.00</text:p>
          </table:table-cell>
          <table:table-cell office:value-type="percentage" office:value="3.97459842815806E-016" calcext:value-type="percentage">
            <text:p>0.0000%</text:p>
          </table:table-cell>
          <table:table-cell office:value-type="percentage" office:value="3.51940698806175E-016" calcext:value-type="percentage">
            <text:p>0.0000%</text:p>
          </table:table-cell>
          <table:table-cell office:value-type="percentage" office:value="4.15223411209809E-016" calcext:value-type="percentage">
            <text:p>0.0000%</text:p>
          </table:table-cell>
          <table:table-cell office:value-type="percentage" office:value="-5.11812814352197E-016" calcext:value-type="percentage">
            <text:p>0.0000%</text:p>
          </table:table-cell>
          <table:table-cell table:formula="of:=MAX((1-[.I40]/(1-[.$D$25]));0)" office:value-type="float" office:value="1" calcext:value-type="float">
            <text:p><text:s/>1.0000 </text:p>
          </table:table-cell>
          <table:table-cell/>
          <table:table-cell table:formula="of:=EXP(-[.E40]*[.$D$23])" office:value-type="float" office:value="0.999511519996689" calcext:value-type="float">
            <text:p><text:s/>0.9995 </text:p>
          </table:table-cell>
          <table:table-cell table:formula="of:=IF([.K40]=&quot;yes&quot;;[.L40]*[.$D$22]*([.I40]-[.I39]);0)" office:value-type="float" office:value="0" calcext:value-type="float">
            <text:p><text:s/>- <text:s text:c="2"/></text:p>
          </table:table-cell>
          <table:table-cell table:formula="of:=IF([.K40]=&quot;T_ex&quot;;[.L40]*([.I40]-[.$I$35])*[.$D$22];0)" office:value-type="float" office:value="0" calcext:value-type="float">
            <text:p><text:s/>- <text:s text:c="2"/></text:p>
          </table:table-cell>
          <table:table-cell table:formula="of:=IF([.K40]=&quot;yes&quot;;[.J40]*[.L40]*(0.05)*[.$D$21];0)" office:value-type="float" office:value="0" calcext:value-type="float">
            <text:p><text:s/>- <text:s text:c="2"/></text:p>
          </table:table-cell>
          <table:table-cell table:formula="of:=IF([.K40]=&quot;yes&quot;;[.J40]*[.L40]*(0.05);0)" office:value-type="float" office:value="0" calcext:value-type="float">
            <text:p><text:s/>- <text:s text:c="2"/></text:p>
          </table:table-cell>
          <table:table-cell table:number-columns-repeated="31"/>
          <table:table-cell office:value-type="float" office:value="1.82026240831346" calcext:value-type="float">
            <text:p>1.82026240831346</text:p>
          </table:table-cell>
          <table:table-cell office:value-type="float" office:value="0" calcext:value-type="float">
            <text:p>0</text:p>
          </table:table-cell>
          <table:table-cell office:value-type="float" office:value="0.0366352359137653" calcext:value-type="float">
            <text:p>0.036635235913765</text:p>
          </table:table-cell>
          <table:table-cell office:value-type="float" office:value="0.0267912853012383" calcext:value-type="float">
            <text:p>0.026791285301238</text:p>
          </table:table-cell>
          <table:table-cell table:formula="of:=[.AZ39]&amp;&quot; &quot;&amp;ROUND([.AY40];5)" office:value-type="string" office:string-value=" 0.09118 0.08504 0.07903 0.02679" calcext:value-type="string">
            <text:p><text:s/>0.09118 0.08504 0.07903 0.02679</text:p>
          </table:table-cell>
          <table:table-cell table:number-columns-repeated="972"/>
        </table:table-row>
        <table:table-row table:style-name="ro1">
          <table:table-cell table:number-columns-repeated="3"/>
          <table:table-cell office:value-type="percentage" office:value="5.32907051820075E-016" calcext:value-type="percentage">
            <text:p>0.0000%</text:p>
          </table:table-cell>
          <table:table-cell office:value-type="float" office:value="0.00586319218241042" calcext:value-type="float">
            <text:p>0.01</text:p>
          </table:table-cell>
          <table:table-cell office:value-type="percentage" office:value="4.79616346638068E-016" calcext:value-type="percentage">
            <text:p>0.0000%</text:p>
          </table:table-cell>
          <table:table-cell office:value-type="percentage" office:value="4.85167461761193E-016" calcext:value-type="percentage">
            <text:p>0.0000%</text:p>
          </table:table-cell>
          <table:table-cell office:value-type="percentage" office:value="5.19584375524573E-016" calcext:value-type="percentage">
            <text:p>0.0000%</text:p>
          </table:table-cell>
          <table:table-cell office:value-type="percentage" office:value="-5.90638649100583E-016" calcext:value-type="percentage">
            <text:p>0.0000%</text:p>
          </table:table-cell>
          <table:table-cell table:formula="of:=MAX((1-[.I41]/(1-[.$D$25]));0)" office:value-type="float" office:value="1" calcext:value-type="float">
            <text:p><text:s/>1.0000 </text:p>
          </table:table-cell>
          <table:table-cell/>
          <table:table-cell table:formula="of:=EXP(-[.E41]*[.$D$23])" office:value-type="float" office:value="0.999413852633283" calcext:value-type="float">
            <text:p><text:s/>0.9994 </text:p>
          </table:table-cell>
          <table:table-cell table:formula="of:=IF([.K41]=&quot;yes&quot;;[.L41]*[.$D$22]*([.I41]-[.I40]);0)" office:value-type="float" office:value="0" calcext:value-type="float">
            <text:p><text:s/>- <text:s text:c="2"/></text:p>
          </table:table-cell>
          <table:table-cell table:formula="of:=IF([.K41]=&quot;T_ex&quot;;[.L41]*([.I41]-[.$I$35])*[.$D$22];0)" office:value-type="float" office:value="0" calcext:value-type="float">
            <text:p><text:s/>- <text:s text:c="2"/></text:p>
          </table:table-cell>
          <table:table-cell table:formula="of:=IF([.K41]=&quot;yes&quot;;[.J41]*[.L41]*(0.05)*[.$D$21];0)" office:value-type="float" office:value="0" calcext:value-type="float">
            <text:p><text:s/>- <text:s text:c="2"/></text:p>
          </table:table-cell>
          <table:table-cell table:formula="of:=IF([.K41]=&quot;yes&quot;;[.J41]*[.L41]*(0.05);0)" office:value-type="float" office:value="0" calcext:value-type="float">
            <text:p><text:s/>- <text:s text:c="2"/></text:p>
          </table:table-cell>
          <table:table-cell table:number-columns-repeated="31"/>
          <table:table-cell office:value-type="float" office:value="1.80241669842803" calcext:value-type="float">
            <text:p>1.80241669842803</text:p>
          </table:table-cell>
          <table:table-cell office:value-type="float" office:value="0" calcext:value-type="float">
            <text:p>0</text:p>
          </table:table-cell>
          <table:table-cell office:value-type="float" office:value="0.0331782958748958" calcext:value-type="float">
            <text:p>0.033178295874896</text:p>
          </table:table-cell>
          <table:table-cell office:value-type="float" office:value="0.0235504040147982" calcext:value-type="float">
            <text:p>0.023550404014798</text:p>
          </table:table-cell>
          <table:table-cell table:formula="of:=[.AZ40]&amp;&quot; &quot;&amp;ROUND([.AY41];5)" office:value-type="string" office:string-value=" 0.09118 0.08504 0.07903 0.02679 0.02355" calcext:value-type="string">
            <text:p><text:s/>0.09118 0.08504 0.07903 0.02679 0.02355</text:p>
          </table:table-cell>
          <table:table-cell table:number-columns-repeated="972"/>
        </table:table-row>
        <table:table-row table:style-name="ro1">
          <table:table-cell table:number-columns-repeated="3"/>
          <table:table-cell office:value-type="percentage" office:value="5.76205749780456E-016" calcext:value-type="percentage">
            <text:p>0.0000%</text:p>
          </table:table-cell>
          <table:table-cell office:value-type="float" office:value="0.00684039087947883" calcext:value-type="float">
            <text:p>0.01</text:p>
          </table:table-cell>
          <table:table-cell office:value-type="percentage" office:value="5.39568389967826E-016" calcext:value-type="percentage">
            <text:p>0.0000%</text:p>
          </table:table-cell>
          <table:table-cell office:value-type="percentage" office:value="5.48450174164827E-016" calcext:value-type="percentage">
            <text:p>0.0000%</text:p>
          </table:table-cell>
          <table:table-cell office:value-type="percentage" office:value="5.56221735337203E-016" calcext:value-type="percentage">
            <text:p>0.0000%</text:p>
          </table:table-cell>
          <table:table-cell office:value-type="percentage" office:value="-6.38378239159465E-016" calcext:value-type="percentage">
            <text:p>0.0000%</text:p>
          </table:table-cell>
          <table:table-cell table:formula="of:=MAX((1-[.I42]/(1-[.$D$25]));0)" office:value-type="float" office:value="1" calcext:value-type="float">
            <text:p><text:s/>1.0000 </text:p>
          </table:table-cell>
          <table:table-cell/>
          <table:table-cell table:formula="of:=EXP(-[.E42]*[.$D$23])" office:value-type="float" office:value="0.999316194813453" calcext:value-type="float">
            <text:p><text:s/>0.9993 </text:p>
          </table:table-cell>
          <table:table-cell table:formula="of:=IF([.K42]=&quot;yes&quot;;[.L42]*[.$D$22]*([.I42]-[.I41]);0)" office:value-type="float" office:value="0" calcext:value-type="float">
            <text:p><text:s/>- <text:s text:c="2"/></text:p>
          </table:table-cell>
          <table:table-cell table:formula="of:=IF([.K42]=&quot;T_ex&quot;;[.L42]*([.I42]-[.$I$35])*[.$D$22];0)" office:value-type="float" office:value="0" calcext:value-type="float">
            <text:p><text:s/>- <text:s text:c="2"/></text:p>
          </table:table-cell>
          <table:table-cell table:formula="of:=IF([.K42]=&quot;yes&quot;;[.J42]*[.L42]*(0.05)*[.$D$21];0)" office:value-type="float" office:value="0" calcext:value-type="float">
            <text:p><text:s/>- <text:s text:c="2"/></text:p>
          </table:table-cell>
          <table:table-cell table:formula="of:=IF([.K42]=&quot;yes&quot;;[.J42]*[.L42]*(0.05);0)" office:value-type="float" office:value="0" calcext:value-type="float">
            <text:p><text:s/>- <text:s text:c="2"/></text:p>
          </table:table-cell>
          <table:table-cell table:number-columns-repeated="31"/>
          <table:table-cell office:value-type="float" office:value="1.7845709885426" calcext:value-type="float">
            <text:p>1.7845709885426</text:p>
          </table:table-cell>
          <table:table-cell office:value-type="float" office:value="0.00690555157948797" calcext:value-type="float">
            <text:p>0.006905551579488</text:p>
          </table:table-cell>
          <table:table-cell office:value-type="float" office:value="0.0299374145884557" calcext:value-type="float">
            <text:p>0.029937414588456</text:p>
          </table:table-cell>
          <table:table-cell office:value-type="float" office:value="0.0205687932312733" calcext:value-type="float">
            <text:p>0.020568793231273</text:p>
          </table:table-cell>
          <table:table-cell table:formula="of:=[.AZ41]&amp;&quot; &quot;&amp;ROUND([.AY42];5)" office:value-type="string" office:string-value=" 0.09118 0.08504 0.07903 0.02679 0.02355 0.02057" calcext:value-type="string">
            <text:p><text:s/>0.09118 0.08504 0.07903 0.02679 0.02355 0.02057</text:p>
          </table:table-cell>
          <table:table-cell table:number-columns-repeated="972"/>
        </table:table-row>
        <table:table-row table:style-name="ro1">
          <table:table-cell table:number-columns-repeated="3"/>
          <table:table-cell office:value-type="percentage" office:value="6.13953332617712E-016" calcext:value-type="percentage">
            <text:p>0.0000%</text:p>
          </table:table-cell>
          <table:table-cell office:value-type="float" office:value="0.00781758957654723" calcext:value-type="float">
            <text:p>0.01</text:p>
          </table:table-cell>
          <table:table-cell office:value-type="percentage" office:value="6.03961325396085E-016" calcext:value-type="percentage">
            <text:p>0.0000%</text:p>
          </table:table-cell>
          <table:table-cell office:value-type="percentage" office:value="5.95079541199084E-016" calcext:value-type="percentage">
            <text:p>0.0000%</text:p>
          </table:table-cell>
          <table:table-cell office:value-type="percentage" office:value="6.17284001691587E-016" calcext:value-type="percentage">
            <text:p>0.0000%</text:p>
          </table:table-cell>
          <table:table-cell office:value-type="percentage" office:value="-4.42978986825438E-016" calcext:value-type="percentage">
            <text:p>0.0000%</text:p>
          </table:table-cell>
          <table:table-cell table:formula="of:=MAX((1-[.I43]/(1-[.$D$25]));0)" office:value-type="float" office:value="1" calcext:value-type="float">
            <text:p><text:s/>1.0000 </text:p>
          </table:table-cell>
          <table:table-cell/>
          <table:table-cell table:formula="of:=EXP(-[.E43]*[.$D$23])" office:value-type="float" office:value="0.999218546536267" calcext:value-type="float">
            <text:p><text:s/>0.9992 </text:p>
          </table:table-cell>
          <table:table-cell table:formula="of:=IF([.K43]=&quot;yes&quot;;[.L43]*[.$D$22]*([.I43]-[.I42]);0)" office:value-type="float" office:value="0" calcext:value-type="float">
            <text:p><text:s/>- <text:s text:c="2"/></text:p>
          </table:table-cell>
          <table:table-cell table:formula="of:=IF([.K43]=&quot;T_ex&quot;;[.L43]*([.I43]-[.$I$35])*[.$D$22];0)" office:value-type="float" office:value="0" calcext:value-type="float">
            <text:p><text:s/>- <text:s text:c="2"/></text:p>
          </table:table-cell>
          <table:table-cell table:formula="of:=IF([.K43]=&quot;yes&quot;;[.J43]*[.L43]*(0.05)*[.$D$21];0)" office:value-type="float" office:value="0" calcext:value-type="float">
            <text:p><text:s/>- <text:s text:c="2"/></text:p>
          </table:table-cell>
          <table:table-cell table:formula="of:=IF([.K43]=&quot;yes&quot;;[.J43]*[.L43]*(0.05);0)" office:value-type="float" office:value="0" calcext:value-type="float">
            <text:p><text:s/>- <text:s text:c="2"/></text:p>
          </table:table-cell>
          <table:table-cell table:number-columns-repeated="31"/>
          <table:table-cell office:value-type="float" office:value="1.76672527865718" calcext:value-type="float">
            <text:p>1.76672527865718</text:p>
          </table:table-cell>
          <table:table-cell office:value-type="float" office:value="0.0146169952076102" calcext:value-type="float">
            <text:p>0.01461699520761</text:p>
          </table:table-cell>
          <table:table-cell office:value-type="float" office:value="0.0269558038049308" calcext:value-type="float">
            <text:p>0.026955803804931</text:p>
          </table:table-cell>
          <table:table-cell office:value-type="float" office:value="0.0178464529506636" calcext:value-type="float">
            <text:p>0.017846452950664</text:p>
          </table:table-cell>
          <table:table-cell table:formula="of:=[.AZ42]&amp;&quot; &quot;&amp;ROUND([.AY43];5)" office:value-type="string" office:string-value=" 0.09118 0.08504 0.07903 0.02679 0.02355 0.02057 0.01785" calcext:value-type="string">
            <text:p><text:s/>0.09118 0.08504 0.07903 0.02679 0.02355 0.02057 0.01785</text:p>
          </table:table-cell>
          <table:table-cell table:number-columns-repeated="972"/>
        </table:table-row>
        <table:table-row table:style-name="ro1">
          <table:table-cell table:number-columns-repeated="3"/>
          <table:table-cell office:value-type="percentage" office:value="7.28306304154103E-016" calcext:value-type="percentage">
            <text:p>0.0000%</text:p>
          </table:table-cell>
          <table:table-cell office:value-type="float" office:value="0.00879478827361564" calcext:value-type="float">
            <text:p>0.01</text:p>
          </table:table-cell>
          <table:table-cell office:value-type="percentage" office:value="6.85007606193722E-016" calcext:value-type="percentage">
            <text:p>0.0000%</text:p>
          </table:table-cell>
          <table:table-cell office:value-type="percentage" office:value="6.67244037799719E-016" calcext:value-type="percentage">
            <text:p>0.0000%</text:p>
          </table:table-cell>
          <table:table-cell office:value-type="percentage" office:value="6.97220059464598E-016" calcext:value-type="percentage">
            <text:p>0.0000%</text:p>
          </table:table-cell>
          <table:table-cell office:value-type="percentage" office:value="-5.12923037376822E-016" calcext:value-type="percentage">
            <text:p>0.0000%</text:p>
          </table:table-cell>
          <table:table-cell table:formula="of:=MAX((1-[.I44]/(1-[.$D$25]));0)" office:value-type="float" office:value="1" calcext:value-type="float">
            <text:p><text:s/>1.0000 </text:p>
          </table:table-cell>
          <table:table-cell/>
          <table:table-cell table:formula="of:=EXP(-[.E44]*[.$D$23])" office:value-type="float" office:value="0.99912090780079" calcext:value-type="float">
            <text:p><text:s/>0.9991 </text:p>
          </table:table-cell>
          <table:table-cell table:formula="of:=IF([.K44]=&quot;yes&quot;;[.L44]*[.$D$22]*([.I44]-[.I43]);0)" office:value-type="float" office:value="0" calcext:value-type="float">
            <text:p><text:s/>- <text:s text:c="2"/></text:p>
          </table:table-cell>
          <table:table-cell table:formula="of:=IF([.K44]=&quot;T_ex&quot;;[.L44]*([.I44]-[.$I$35])*[.$D$22];0)" office:value-type="float" office:value="0" calcext:value-type="float">
            <text:p><text:s/>- <text:s text:c="2"/></text:p>
          </table:table-cell>
          <table:table-cell table:formula="of:=IF([.K44]=&quot;yes&quot;;[.J44]*[.L44]*(0.05)*[.$D$21];0)" office:value-type="float" office:value="0" calcext:value-type="float">
            <text:p><text:s/>- <text:s text:c="2"/></text:p>
          </table:table-cell>
          <table:table-cell table:formula="of:=IF([.K44]=&quot;yes&quot;;[.J44]*[.L44]*(0.05);0)" office:value-type="float" office:value="0" calcext:value-type="float">
            <text:p><text:s/>- <text:s text:c="2"/></text:p>
          </table:table-cell>
          <table:table-cell table:number-columns-repeated="31"/>
          <table:table-cell office:value-type="float" office:value="1.74887956877175" calcext:value-type="float">
            <text:p>1.74887956877175</text:p>
          </table:table-cell>
          <table:table-cell office:value-type="float" office:value="0.0223284388357324" calcext:value-type="float">
            <text:p>0.022328438835732</text:p>
          </table:table-cell>
          <table:table-cell office:value-type="float" office:value="0.024276675274807" calcext:value-type="float">
            <text:p>0.024276675274807</text:p>
          </table:table-cell>
          <table:table-cell office:value-type="float" office:value="0.0153833831729691" calcext:value-type="float">
            <text:p>0.015383383172969</text:p>
          </table:table-cell>
          <table:table-cell table:formula="of:=[.AZ43]&amp;&quot; &quot;&amp;ROUND([.AY44];5)" office:value-type="string" office:string-value=" 0.09118 0.08504 0.07903 0.02679 0.02355 0.02057 0.01785 0.01538" calcext:value-type="string">
            <text:p><text:s/>0.09118 0.08504 0.07903 0.02679 0.02355 0.02057 0.01785 0.01538</text:p>
          </table:table-cell>
          <table:table-cell table:number-columns-repeated="972"/>
        </table:table-row>
        <table:table-row table:style-name="ro1">
          <table:table-cell table:number-columns-repeated="3"/>
          <table:table-cell office:value-type="percentage" office:value="7.22755189030977E-016" calcext:value-type="percentage">
            <text:p>0.0000%</text:p>
          </table:table-cell>
          <table:table-cell office:value-type="float" office:value="0.00977198697068404" calcext:value-type="float">
            <text:p>0.01</text:p>
          </table:table-cell>
          <table:table-cell table:number-columns-repeated="2" office:value-type="percentage" office:value="7.01660951563099E-016" calcext:value-type="percentage">
            <text:p>0.0000%</text:p>
          </table:table-cell>
          <table:table-cell office:value-type="percentage" office:value="6.89448498292222E-016" calcext:value-type="percentage">
            <text:p>0.0000%</text:p>
          </table:table-cell>
          <table:table-cell office:value-type="percentage" office:value="-5.16253706450698E-016" calcext:value-type="percentage">
            <text:p>0.0000%</text:p>
          </table:table-cell>
          <table:table-cell table:formula="of:=MAX((1-[.I45]/(1-[.$D$25]));0)" office:value-type="float" office:value="1" calcext:value-type="float">
            <text:p><text:s/>1.0000 </text:p>
          </table:table-cell>
          <table:table-cell/>
          <table:table-cell table:formula="of:=EXP(-[.E45]*[.$D$23])" office:value-type="float" office:value="0.999023278606092" calcext:value-type="float">
            <text:p><text:s/>0.9990 </text:p>
          </table:table-cell>
          <table:table-cell table:formula="of:=IF([.K45]=&quot;yes&quot;;[.L45]*[.$D$22]*([.I45]-[.I44]);0)" office:value-type="float" office:value="0" calcext:value-type="float">
            <text:p><text:s/>- <text:s text:c="2"/></text:p>
          </table:table-cell>
          <table:table-cell table:formula="of:=IF([.K45]=&quot;T_ex&quot;;[.L45]*([.I45]-[.$I$35])*[.$D$22];0)" office:value-type="float" office:value="0" calcext:value-type="float">
            <text:p><text:s/>- <text:s text:c="2"/></text:p>
          </table:table-cell>
          <table:table-cell table:formula="of:=IF([.K45]=&quot;yes&quot;;[.J45]*[.L45]*(0.05)*[.$D$21];0)" office:value-type="float" office:value="0" calcext:value-type="float">
            <text:p><text:s/>- <text:s text:c="2"/></text:p>
          </table:table-cell>
          <table:table-cell table:formula="of:=IF([.K45]=&quot;yes&quot;;[.J45]*[.L4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8.69304628281498E-016" calcext:value-type="percentage">
            <text:p>0.0000%</text:p>
          </table:table-cell>
          <table:table-cell office:value-type="float" office:value="0.0107491856677524" calcext:value-type="float">
            <text:p>0.01</text:p>
          </table:table-cell>
          <table:table-cell office:value-type="percentage" office:value="8.42659275690494E-016" calcext:value-type="percentage">
            <text:p>0.0000%</text:p>
          </table:table-cell>
          <table:table-cell office:value-type="percentage" office:value="7.90478793533112E-016" calcext:value-type="percentage">
            <text:p>0.0000%</text:p>
          </table:table-cell>
          <table:table-cell office:value-type="percentage" office:value="8.06021915877864E-016" calcext:value-type="percentage">
            <text:p>0.0000%</text:p>
          </table:table-cell>
          <table:table-cell office:value-type="percentage" office:value="8.34887714518118E-016" calcext:value-type="percentage">
            <text:p>0.0000%</text:p>
          </table:table-cell>
          <table:table-cell table:formula="of:=MAX((1-[.I46]/(1-[.$D$25]));0)" office:value-type="float" office:value="0.999999999999999" calcext:value-type="float">
            <text:p><text:s/>1.0000 </text:p>
          </table:table-cell>
          <table:table-cell/>
          <table:table-cell table:formula="of:=EXP(-[.E46]*[.$D$23])" office:value-type="float" office:value="0.99892565895124" calcext:value-type="float">
            <text:p><text:s/>0.9989 </text:p>
          </table:table-cell>
          <table:table-cell table:formula="of:=IF([.K46]=&quot;yes&quot;;[.L46]*[.$D$22]*([.I46]-[.I45]);0)" office:value-type="float" office:value="0" calcext:value-type="float">
            <text:p><text:s/>- <text:s text:c="2"/></text:p>
          </table:table-cell>
          <table:table-cell table:formula="of:=IF([.K46]=&quot;T_ex&quot;;[.L46]*([.I46]-[.$I$35])*[.$D$22];0)" office:value-type="float" office:value="0" calcext:value-type="float">
            <text:p><text:s/>- <text:s text:c="2"/></text:p>
          </table:table-cell>
          <table:table-cell table:formula="of:=IF([.K46]=&quot;yes&quot;;[.J46]*[.L46]*(0.05)*[.$D$21];0)" office:value-type="float" office:value="0" calcext:value-type="float">
            <text:p><text:s/>- <text:s text:c="2"/></text:p>
          </table:table-cell>
          <table:table-cell table:formula="of:=IF([.K46]=&quot;yes&quot;;[.J46]*[.L4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9.01501095995627E-016" calcext:value-type="percentage">
            <text:p>0.0000%</text:p>
          </table:table-cell>
          <table:table-cell office:value-type="float" office:value="0.0117263843648208" calcext:value-type="float">
            <text:p>0.01</text:p>
          </table:table-cell>
          <table:table-cell office:value-type="percentage" office:value="8.870681966755E-016" calcext:value-type="percentage">
            <text:p>0.0000%</text:p>
          </table:table-cell>
          <table:table-cell office:value-type="percentage" office:value="8.53761505936745E-016" calcext:value-type="percentage">
            <text:p>0.0000%</text:p>
          </table:table-cell>
          <table:table-cell office:value-type="percentage" office:value="8.17124146124115E-016" calcext:value-type="percentage">
            <text:p>0.0000%</text:p>
          </table:table-cell>
          <table:table-cell office:value-type="percentage" office:value="-3.44169137633799E-016" calcext:value-type="percentage">
            <text:p>0.0000%</text:p>
          </table:table-cell>
          <table:table-cell table:formula="of:=MAX((1-[.I47]/(1-[.$D$25]));0)" office:value-type="float" office:value="1" calcext:value-type="float">
            <text:p><text:s/>1.0000 </text:p>
          </table:table-cell>
          <table:table-cell/>
          <table:table-cell table:formula="of:=EXP(-[.E47]*[.$D$23])" office:value-type="float" office:value="0.998828048835303" calcext:value-type="float">
            <text:p><text:s/>0.9988 </text:p>
          </table:table-cell>
          <table:table-cell table:formula="of:=IF([.K47]=&quot;yes&quot;;[.L47]*[.$D$22]*([.I47]-[.I46]);0)" office:value-type="float" office:value="0" calcext:value-type="float">
            <text:p><text:s/>- <text:s text:c="2"/></text:p>
          </table:table-cell>
          <table:table-cell table:formula="of:=IF([.K47]=&quot;T_ex&quot;;[.L47]*([.I47]-[.$I$35])*[.$D$22];0)" office:value-type="float" office:value="0" calcext:value-type="float">
            <text:p><text:s/>- <text:s text:c="2"/></text:p>
          </table:table-cell>
          <table:table-cell table:formula="of:=IF([.K47]=&quot;yes&quot;;[.J47]*[.L47]*(0.05)*[.$D$21];0)" office:value-type="float" office:value="0" calcext:value-type="float">
            <text:p><text:s/>- <text:s text:c="2"/></text:p>
          </table:table-cell>
          <table:table-cell table:formula="of:=IF([.K47]=&quot;yes&quot;;[.J47]*[.L4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9.48130463029884E-016" calcext:value-type="percentage">
            <text:p>0.0000%</text:p>
          </table:table-cell>
          <table:table-cell office:value-type="float" office:value="0.0127035830618893" calcext:value-type="float">
            <text:p>0.01</text:p>
          </table:table-cell>
          <table:table-cell office:value-type="percentage" office:value="9.04831765069503E-016" calcext:value-type="percentage">
            <text:p>0.0000%</text:p>
          </table:table-cell>
          <table:table-cell office:value-type="percentage" office:value="8.70414851306123E-016" calcext:value-type="percentage">
            <text:p>0.0000%</text:p>
          </table:table-cell>
          <table:table-cell office:value-type="percentage" office:value="8.75965966429249E-016" calcext:value-type="percentage">
            <text:p>0.0000%</text:p>
          </table:table-cell>
          <table:table-cell office:value-type="percentage" office:value="-2.49689158238198E-015" calcext:value-type="percentage">
            <text:p>0.0000%</text:p>
          </table:table-cell>
          <table:table-cell table:formula="of:=MAX((1-[.I48]/(1-[.$D$25]));0)" office:value-type="float" office:value="1" calcext:value-type="float">
            <text:p><text:s/>1.0000 </text:p>
          </table:table-cell>
          <table:table-cell/>
          <table:table-cell table:formula="of:=EXP(-[.E48]*[.$D$23])" office:value-type="float" office:value="0.998730448257346" calcext:value-type="float">
            <text:p><text:s/>0.9987 </text:p>
          </table:table-cell>
          <table:table-cell table:formula="of:=IF([.K48]=&quot;yes&quot;;[.L48]*[.$D$22]*([.I48]-[.I47]);0)" office:value-type="float" office:value="0" calcext:value-type="float">
            <text:p><text:s/>- <text:s text:c="2"/></text:p>
          </table:table-cell>
          <table:table-cell table:formula="of:=IF([.K48]=&quot;T_ex&quot;;[.L48]*([.I48]-[.$I$35])*[.$D$22];0)" office:value-type="float" office:value="0" calcext:value-type="float">
            <text:p><text:s/>- <text:s text:c="2"/></text:p>
          </table:table-cell>
          <table:table-cell table:formula="of:=IF([.K48]=&quot;yes&quot;;[.J48]*[.L48]*(0.05)*[.$D$21];0)" office:value-type="float" office:value="0" calcext:value-type="float">
            <text:p><text:s/>- <text:s text:c="2"/></text:p>
          </table:table-cell>
          <table:table-cell table:formula="of:=IF([.K48]=&quot;yes&quot;;[.J48]*[.L4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1.0458300891969E-015" calcext:value-type="percentage">
            <text:p>0.0000%</text:p>
          </table:table-cell>
          <table:table-cell office:value-type="float" office:value="0.0136807817589577" calcext:value-type="float">
            <text:p>0.01</text:p>
          </table:table-cell>
          <table:table-cell office:value-type="percentage" office:value="1.00475183728577E-015" calcext:value-type="percentage">
            <text:p>0.0000%</text:p>
          </table:table-cell>
          <table:table-cell office:value-type="percentage" office:value="9.5368157815301E-016" calcext:value-type="percentage">
            <text:p>0.0000%</text:p>
          </table:table-cell>
          <table:table-cell office:value-type="percentage" office:value="9.86988268891764E-016" calcext:value-type="percentage">
            <text:p>0.0000%</text:p>
          </table:table-cell>
          <table:table-cell office:value-type="percentage" office:value="-2.06390460277817E-015" calcext:value-type="percentage">
            <text:p>0.0000%</text:p>
          </table:table-cell>
          <table:table-cell table:formula="of:=MAX((1-[.I49]/(1-[.$D$25]));0)" office:value-type="float" office:value="1" calcext:value-type="float">
            <text:p><text:s/>1.0000 </text:p>
          </table:table-cell>
          <table:table-cell/>
          <table:table-cell table:formula="of:=EXP(-[.E49]*[.$D$23])" office:value-type="float" office:value="0.99863285721644" calcext:value-type="float">
            <text:p><text:s/>0.9986 </text:p>
          </table:table-cell>
          <table:table-cell table:formula="of:=IF([.K49]=&quot;yes&quot;;[.L49]*[.$D$22]*([.I49]-[.I48]);0)" office:value-type="float" office:value="0" calcext:value-type="float">
            <text:p><text:s/>- <text:s text:c="2"/></text:p>
          </table:table-cell>
          <table:table-cell table:formula="of:=IF([.K49]=&quot;T_ex&quot;;[.L49]*([.I49]-[.$I$35])*[.$D$22];0)" office:value-type="float" office:value="0" calcext:value-type="float">
            <text:p><text:s/>- <text:s text:c="2"/></text:p>
          </table:table-cell>
          <table:table-cell table:formula="of:=IF([.K49]=&quot;yes&quot;;[.J49]*[.L49]*(0.05)*[.$D$21];0)" office:value-type="float" office:value="0" calcext:value-type="float">
            <text:p><text:s/>- <text:s text:c="2"/></text:p>
          </table:table-cell>
          <table:table-cell table:formula="of:=IF([.K49]=&quot;yes&quot;;[.J49]*[.L4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1.04249942012302E-015" calcext:value-type="percentage">
            <text:p>0.0000%</text:p>
          </table:table-cell>
          <table:table-cell office:value-type="float" office:value="0.0146579804560261" calcext:value-type="float">
            <text:p>0.01</text:p>
          </table:table-cell>
          <table:table-cell office:value-type="percentage" office:value="1.01252339845814E-015" calcext:value-type="percentage">
            <text:p>0.0000%</text:p>
          </table:table-cell>
          <table:table-cell office:value-type="percentage" office:value="9.96980276113391E-016" calcext:value-type="percentage">
            <text:p>0.0000%</text:p>
          </table:table-cell>
          <table:table-cell office:value-type="percentage" office:value="9.89208714941015E-016" calcext:value-type="percentage">
            <text:p>0.0000%</text:p>
          </table:table-cell>
          <table:table-cell office:value-type="percentage" office:value="-0.0000000000000129296573447846" calcext:value-type="percentage">
            <text:p>0.0000%</text:p>
          </table:table-cell>
          <table:table-cell table:formula="of:=MAX((1-[.I50]/(1-[.$D$25]));0)" office:value-type="float" office:value="1.00000000000002" calcext:value-type="float">
            <text:p><text:s/>1.0000 </text:p>
          </table:table-cell>
          <table:table-cell/>
          <table:table-cell table:formula="of:=EXP(-[.E50]*[.$D$23])" office:value-type="float" office:value="0.998535275711651" calcext:value-type="float">
            <text:p><text:s/>0.9985 </text:p>
          </table:table-cell>
          <table:table-cell table:formula="of:=IF([.K50]=&quot;yes&quot;;[.L50]*[.$D$22]*([.I50]-[.I49]);0)" office:value-type="float" office:value="0" calcext:value-type="float">
            <text:p><text:s/>- <text:s text:c="2"/></text:p>
          </table:table-cell>
          <table:table-cell table:formula="of:=IF([.K50]=&quot;T_ex&quot;;[.L50]*([.I50]-[.$I$35])*[.$D$22];0)" office:value-type="float" office:value="0" calcext:value-type="float">
            <text:p><text:s/>- <text:s text:c="2"/></text:p>
          </table:table-cell>
          <table:table-cell table:formula="of:=IF([.K50]=&quot;yes&quot;;[.J50]*[.L50]*(0.05)*[.$D$21];0)" office:value-type="float" office:value="0" calcext:value-type="float">
            <text:p><text:s/>- <text:s text:c="2"/></text:p>
          </table:table-cell>
          <table:table-cell table:formula="of:=IF([.K50]=&quot;yes&quot;;[.J50]*[.L5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1.12465592394528E-015" calcext:value-type="percentage">
            <text:p>0.0000%</text:p>
          </table:table-cell>
          <table:table-cell office:value-type="float" office:value="0.0156351791530945" calcext:value-type="float">
            <text:p>0.02</text:p>
          </table:table-cell>
          <table:table-cell office:value-type="percentage" office:value="1.07136521876328E-015" calcext:value-type="percentage">
            <text:p>0.0000%</text:p>
          </table:table-cell>
          <table:table-cell office:value-type="percentage" office:value="1.11022302462516E-015" calcext:value-type="percentage">
            <text:p>0.0000%</text:p>
          </table:table-cell>
          <table:table-cell office:value-type="percentage" office:value="1.10689235555128E-015" calcext:value-type="percentage">
            <text:p>0.0000%</text:p>
          </table:table-cell>
          <table:table-cell office:value-type="percentage" office:value="-0.0000000000000121769261340887" calcext:value-type="percentage">
            <text:p>0.0000%</text:p>
          </table:table-cell>
          <table:table-cell table:formula="of:=MAX((1-[.I51]/(1-[.$D$25]));0)" office:value-type="float" office:value="1.00000000000002" calcext:value-type="float">
            <text:p><text:s/>1.0000 </text:p>
          </table:table-cell>
          <table:table-cell/>
          <table:table-cell table:formula="of:=EXP(-[.E51]*[.$D$23])" office:value-type="float" office:value="0.998437703742049" calcext:value-type="float">
            <text:p><text:s/>0.9984 </text:p>
          </table:table-cell>
          <table:table-cell table:formula="of:=IF([.K51]=&quot;yes&quot;;[.L51]*[.$D$22]*([.I51]-[.I50]);0)" office:value-type="float" office:value="0" calcext:value-type="float">
            <text:p><text:s/>- <text:s text:c="2"/></text:p>
          </table:table-cell>
          <table:table-cell table:formula="of:=IF([.K51]=&quot;T_ex&quot;;[.L51]*([.I51]-[.$I$35])*[.$D$22];0)" office:value-type="float" office:value="0" calcext:value-type="float">
            <text:p><text:s/>- <text:s text:c="2"/></text:p>
          </table:table-cell>
          <table:table-cell table:formula="of:=IF([.K51]=&quot;yes&quot;;[.J51]*[.L51]*(0.05)*[.$D$21];0)" office:value-type="float" office:value="0" calcext:value-type="float">
            <text:p><text:s/>- <text:s text:c="2"/></text:p>
          </table:table-cell>
          <table:table-cell table:formula="of:=IF([.K51]=&quot;yes&quot;;[.J51]*[.L5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1.13686837721616E-015" calcext:value-type="percentage">
            <text:p>0.0000%</text:p>
          </table:table-cell>
          <table:table-cell office:value-type="float" office:value="0.0166123778501629" calcext:value-type="float">
            <text:p>0.02</text:p>
          </table:table-cell>
          <table:table-cell office:value-type="percentage" office:value="1.11355369369903E-015" calcext:value-type="percentage">
            <text:p>0.0000%</text:p>
          </table:table-cell>
          <table:table-cell office:value-type="percentage" office:value="1.07580611086178E-015" calcext:value-type="percentage">
            <text:p>0.0000%</text:p>
          </table:table-cell>
          <table:table-cell office:value-type="percentage" office:value="1.05138120432002E-015" calcext:value-type="percentage">
            <text:p>0.0000%</text:p>
          </table:table-cell>
          <table:table-cell office:value-type="percentage" office:value="-5.35238520171788E-015" calcext:value-type="percentage">
            <text:p>0.0000%</text:p>
          </table:table-cell>
          <table:table-cell table:formula="of:=MAX((1-[.I52]/(1-[.$D$25]));0)" office:value-type="float" office:value="1.00000000000001" calcext:value-type="float">
            <text:p><text:s/>1.0000 </text:p>
          </table:table-cell>
          <table:table-cell/>
          <table:table-cell table:formula="of:=EXP(-[.E52]*[.$D$23])" office:value-type="float" office:value="0.998340141306701" calcext:value-type="float">
            <text:p><text:s/>0.9983 </text:p>
          </table:table-cell>
          <table:table-cell table:formula="of:=IF([.K52]=&quot;yes&quot;;[.L52]*[.$D$22]*([.I52]-[.I51]);0)" office:value-type="float" office:value="0" calcext:value-type="float">
            <text:p><text:s/>- <text:s text:c="2"/></text:p>
          </table:table-cell>
          <table:table-cell table:formula="of:=IF([.K52]=&quot;T_ex&quot;;[.L52]*([.I52]-[.$I$35])*[.$D$22];0)" office:value-type="float" office:value="0" calcext:value-type="float">
            <text:p><text:s/>- <text:s text:c="2"/></text:p>
          </table:table-cell>
          <table:table-cell table:formula="of:=IF([.K52]=&quot;yes&quot;;[.J52]*[.L52]*(0.05)*[.$D$21];0)" office:value-type="float" office:value="0" calcext:value-type="float">
            <text:p><text:s/>- <text:s text:c="2"/></text:p>
          </table:table-cell>
          <table:table-cell table:formula="of:=IF([.K52]=&quot;yes&quot;;[.J52]*[.L5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1.27231558622043E-015" calcext:value-type="percentage">
            <text:p>0.0000%</text:p>
          </table:table-cell>
          <table:table-cell office:value-type="float" office:value="0.0175895765472313" calcext:value-type="float">
            <text:p>0.02</text:p>
          </table:table-cell>
          <table:table-cell office:value-type="percentage" office:value="1.20792265079217E-015" calcext:value-type="percentage">
            <text:p>0.0000%</text:p>
          </table:table-cell>
          <table:table-cell office:value-type="percentage" office:value="1.20348175869367E-015" calcext:value-type="percentage">
            <text:p>0.0000%</text:p>
          </table:table-cell>
          <table:table-cell office:value-type="percentage" office:value="1.21014309684142E-015" calcext:value-type="percentage">
            <text:p>0.0000%</text:p>
          </table:table-cell>
          <table:table-cell office:value-type="percentage" office:value="8.42659275690494E-016" calcext:value-type="percentage">
            <text:p>0.0000%</text:p>
          </table:table-cell>
          <table:table-cell table:formula="of:=MAX((1-[.I53]/(1-[.$D$25]));0)" office:value-type="float" office:value="0.999999999999999" calcext:value-type="float">
            <text:p><text:s/>1.0000 </text:p>
          </table:table-cell>
          <table:table-cell/>
          <table:table-cell table:formula="of:=EXP(-[.E53]*[.$D$23])" office:value-type="float" office:value="0.998242588404675" calcext:value-type="float">
            <text:p><text:s/>0.9982 </text:p>
          </table:table-cell>
          <table:table-cell table:formula="of:=IF([.K53]=&quot;yes&quot;;[.L53]*[.$D$22]*([.I53]-[.I52]);0)" office:value-type="float" office:value="0" calcext:value-type="float">
            <text:p><text:s/>- <text:s text:c="2"/></text:p>
          </table:table-cell>
          <table:table-cell table:formula="of:=IF([.K53]=&quot;T_ex&quot;;[.L53]*([.I53]-[.$I$35])*[.$D$22];0)" office:value-type="float" office:value="0" calcext:value-type="float">
            <text:p><text:s/>- <text:s text:c="2"/></text:p>
          </table:table-cell>
          <table:table-cell table:formula="of:=IF([.K53]=&quot;yes&quot;;[.J53]*[.L53]*(0.05)*[.$D$21];0)" office:value-type="float" office:value="0" calcext:value-type="float">
            <text:p><text:s/>- <text:s text:c="2"/></text:p>
          </table:table-cell>
          <table:table-cell table:formula="of:=IF([.K53]=&quot;yes&quot;;[.J53]*[.L5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1.33226762955019E-015" calcext:value-type="percentage">
            <text:p>0.0000%</text:p>
          </table:table-cell>
          <table:table-cell office:value-type="float" office:value="0.0185667752442997" calcext:value-type="float">
            <text:p>0.02</text:p>
          </table:table-cell>
          <table:table-cell office:value-type="percentage" office:value="1.29785071578681E-015" calcext:value-type="percentage">
            <text:p>0.0000%</text:p>
          </table:table-cell>
          <table:table-cell office:value-type="percentage" office:value="1.29452004671293E-015" calcext:value-type="percentage">
            <text:p>0.0000%</text:p>
          </table:table-cell>
          <table:table-cell office:value-type="percentage" office:value="1.36668454331357E-015" calcext:value-type="percentage">
            <text:p>0.0000%</text:p>
          </table:table-cell>
          <table:table-cell office:value-type="percentage" office:value="-5.6887827781793E-015" calcext:value-type="percentage">
            <text:p>0.0000%</text:p>
          </table:table-cell>
          <table:table-cell table:formula="of:=MAX((1-[.I54]/(1-[.$D$25]));0)" office:value-type="float" office:value="1.00000000000001" calcext:value-type="float">
            <text:p><text:s/>1.0000 </text:p>
          </table:table-cell>
          <table:table-cell/>
          <table:table-cell table:formula="of:=EXP(-[.E54]*[.$D$23])" office:value-type="float" office:value="0.998145045035041" calcext:value-type="float">
            <text:p><text:s/>0.9981 </text:p>
          </table:table-cell>
          <table:table-cell table:formula="of:=IF([.K54]=&quot;yes&quot;;[.L54]*[.$D$22]*([.I54]-[.I53]);0)" office:value-type="float" office:value="0" calcext:value-type="float">
            <text:p><text:s/>- <text:s text:c="2"/></text:p>
          </table:table-cell>
          <table:table-cell table:formula="of:=IF([.K54]=&quot;T_ex&quot;;[.L54]*([.I54]-[.$I$35])*[.$D$22];0)" office:value-type="float" office:value="0" calcext:value-type="float">
            <text:p><text:s/>- <text:s text:c="2"/></text:p>
          </table:table-cell>
          <table:table-cell table:formula="of:=IF([.K54]=&quot;yes&quot;;[.J54]*[.L54]*(0.05)*[.$D$21];0)" office:value-type="float" office:value="0" calcext:value-type="float">
            <text:p><text:s/>- <text:s text:c="2"/></text:p>
          </table:table-cell>
          <table:table-cell table:formula="of:=IF([.K54]=&quot;yes&quot;;[.J54]*[.L5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1.4033219031262E-015" calcext:value-type="percentage">
            <text:p>0.0000%</text:p>
          </table:table-cell>
          <table:table-cell office:value-type="float" office:value="0.0195439739413681" calcext:value-type="float">
            <text:p>0.02</text:p>
          </table:table-cell>
          <table:table-cell office:value-type="percentage" office:value="1.38444811170757E-015" calcext:value-type="percentage">
            <text:p>0.0000%</text:p>
          </table:table-cell>
          <table:table-cell office:value-type="percentage" office:value="1.33004718350094E-015" calcext:value-type="percentage">
            <text:p>0.0000%</text:p>
          </table:table-cell>
          <table:table-cell office:value-type="percentage" office:value="1.4122036873232E-015" calcext:value-type="percentage">
            <text:p>0.0000%</text:p>
          </table:table-cell>
          <table:table-cell office:value-type="percentage" office:value="-0.0000000000000195787830392646" calcext:value-type="percentage">
            <text:p>0.0000%</text:p>
          </table:table-cell>
          <table:table-cell table:formula="of:=MAX((1-[.I55]/(1-[.$D$25]));0)" office:value-type="float" office:value="1.00000000000003" calcext:value-type="float">
            <text:p><text:s/>1.0000 </text:p>
          </table:table-cell>
          <table:table-cell/>
          <table:table-cell table:formula="of:=EXP(-[.E55]*[.$D$23])" office:value-type="float" office:value="0.998047511196866" calcext:value-type="float">
            <text:p><text:s/>0.9980 </text:p>
          </table:table-cell>
          <table:table-cell table:formula="of:=IF([.K55]=&quot;yes&quot;;[.L55]*[.$D$22]*([.I55]-[.I54]);0)" office:value-type="float" office:value="0" calcext:value-type="float">
            <text:p><text:s/>- <text:s text:c="2"/></text:p>
          </table:table-cell>
          <table:table-cell table:formula="of:=IF([.K55]=&quot;T_ex&quot;;[.L55]*([.I55]-[.$I$35])*[.$D$22];0)" office:value-type="float" office:value="0" calcext:value-type="float">
            <text:p><text:s/>- <text:s text:c="2"/></text:p>
          </table:table-cell>
          <table:table-cell table:formula="of:=IF([.K55]=&quot;yes&quot;;[.J55]*[.L55]*(0.05)*[.$D$21];0)" office:value-type="float" office:value="0" calcext:value-type="float">
            <text:p><text:s/>- <text:s text:c="2"/></text:p>
          </table:table-cell>
          <table:table-cell table:formula="of:=IF([.K55]=&quot;yes&quot;;[.J55]*[.L5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1.65645275274073E-015" calcext:value-type="percentage">
            <text:p>0.0000%</text:p>
          </table:table-cell>
          <table:table-cell office:value-type="float" office:value="0.0205211726384365" calcext:value-type="float">
            <text:p>0.02</text:p>
          </table:table-cell>
          <table:table-cell office:value-type="percentage" office:value="1.5665246877461E-015" calcext:value-type="percentage">
            <text:p>0.0000%</text:p>
          </table:table-cell>
          <table:table-cell office:value-type="percentage" office:value="1.58095758706622E-015" calcext:value-type="percentage">
            <text:p>0.0000%</text:p>
          </table:table-cell>
          <table:table-cell office:value-type="percentage" office:value="1.70197189675037E-015" calcext:value-type="percentage">
            <text:p>0.0000%</text:p>
          </table:table-cell>
          <table:table-cell office:value-type="percentage" office:value="0.000000000000237311281736652" calcext:value-type="percentage">
            <text:p>0.0000%</text:p>
          </table:table-cell>
          <table:table-cell table:formula="of:=MAX((1-[.I56]/(1-[.$D$25]));0)" office:value-type="float" office:value="0.999999999999661" calcext:value-type="float">
            <text:p><text:s/>1.0000 </text:p>
          </table:table-cell>
          <table:table-cell/>
          <table:table-cell table:formula="of:=EXP(-[.E56]*[.$D$23])" office:value-type="float" office:value="0.997949986889219" calcext:value-type="float">
            <text:p><text:s/>0.9979 </text:p>
          </table:table-cell>
          <table:table-cell table:formula="of:=IF([.K56]=&quot;yes&quot;;[.L56]*[.$D$22]*([.I56]-[.I55]);0)" office:value-type="float" office:value="0" calcext:value-type="float">
            <text:p><text:s/>- <text:s text:c="2"/></text:p>
          </table:table-cell>
          <table:table-cell table:formula="of:=IF([.K56]=&quot;T_ex&quot;;[.L56]*([.I56]-[.$I$35])*[.$D$22];0)" office:value-type="float" office:value="0" calcext:value-type="float">
            <text:p><text:s/>- <text:s text:c="2"/></text:p>
          </table:table-cell>
          <table:table-cell table:formula="of:=IF([.K56]=&quot;yes&quot;;[.J56]*[.L56]*(0.05)*[.$D$21];0)" office:value-type="float" office:value="0" calcext:value-type="float">
            <text:p><text:s/>- <text:s text:c="2"/></text:p>
          </table:table-cell>
          <table:table-cell table:formula="of:=IF([.K56]=&quot;yes&quot;;[.J56]*[.L5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1.99951166734991E-015" calcext:value-type="percentage">
            <text:p>0.0000%</text:p>
          </table:table-cell>
          <table:table-cell office:value-type="float" office:value="0.0214983713355049" calcext:value-type="float">
            <text:p>0.02</text:p>
          </table:table-cell>
          <table:table-cell office:value-type="percentage" office:value="1.87627691161651E-015" calcext:value-type="percentage">
            <text:p>0.0000%</text:p>
          </table:table-cell>
          <table:table-cell office:value-type="percentage" office:value="1.85740312019789E-015" calcext:value-type="percentage">
            <text:p>0.0000%</text:p>
          </table:table-cell>
          <table:table-cell office:value-type="percentage" office:value="2.05835348765504E-015" calcext:value-type="percentage">
            <text:p>0.0000%</text:p>
          </table:table-cell>
          <table:table-cell office:value-type="percentage" office:value="0.000000000000203842498436302" calcext:value-type="percentage">
            <text:p>0.0000%</text:p>
          </table:table-cell>
          <table:table-cell table:formula="of:=MAX((1-[.I57]/(1-[.$D$25]));0)" office:value-type="float" office:value="0.999999999999709" calcext:value-type="float">
            <text:p><text:s/>1.0000 </text:p>
          </table:table-cell>
          <table:table-cell/>
          <table:table-cell table:formula="of:=EXP(-[.E57]*[.$D$23])" office:value-type="float" office:value="0.99785247211117" calcext:value-type="float">
            <text:p><text:s/>0.9979 </text:p>
          </table:table-cell>
          <table:table-cell table:formula="of:=IF([.K57]=&quot;yes&quot;;[.L57]*[.$D$22]*([.I57]-[.I56]);0)" office:value-type="float" office:value="0" calcext:value-type="float">
            <text:p><text:s/>- <text:s text:c="2"/></text:p>
          </table:table-cell>
          <table:table-cell table:formula="of:=IF([.K57]=&quot;T_ex&quot;;[.L57]*([.I57]-[.$I$35])*[.$D$22];0)" office:value-type="float" office:value="0" calcext:value-type="float">
            <text:p><text:s/>- <text:s text:c="2"/></text:p>
          </table:table-cell>
          <table:table-cell table:formula="of:=IF([.K57]=&quot;yes&quot;;[.J57]*[.L57]*(0.05)*[.$D$21];0)" office:value-type="float" office:value="0" calcext:value-type="float">
            <text:p><text:s/>- <text:s text:c="2"/></text:p>
          </table:table-cell>
          <table:table-cell table:formula="of:=IF([.K57]=&quot;yes&quot;;[.J57]*[.L5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2.50133247448048E-015" calcext:value-type="percentage">
            <text:p>0.0000%</text:p>
          </table:table-cell>
          <table:table-cell office:value-type="float" office:value="0.0224755700325733" calcext:value-type="float">
            <text:p>0.02</text:p>
          </table:table-cell>
          <table:table-cell office:value-type="percentage" office:value="2.2770674235062E-015" calcext:value-type="percentage">
            <text:p>0.0000%</text:p>
          </table:table-cell>
          <table:table-cell office:value-type="percentage" office:value="2.27595720048157E-015" calcext:value-type="percentage">
            <text:p>0.0000%</text:p>
          </table:table-cell>
          <table:table-cell office:value-type="percentage" office:value="2.71338507218388E-015" calcext:value-type="percentage">
            <text:p>0.0000%</text:p>
          </table:table-cell>
          <table:table-cell office:value-type="percentage" office:value="-0.000000000000123085985848093" calcext:value-type="percentage">
            <text:p>0.0000%</text:p>
          </table:table-cell>
          <table:table-cell table:formula="of:=MAX((1-[.I58]/(1-[.$D$25]));0)" office:value-type="float" office:value="1.00000000000018" calcext:value-type="float">
            <text:p><text:s/>1.0000 </text:p>
          </table:table-cell>
          <table:table-cell/>
          <table:table-cell table:formula="of:=EXP(-[.E58]*[.$D$23])" office:value-type="float" office:value="0.997754966861787" calcext:value-type="float">
            <text:p><text:s/>0.9978 </text:p>
          </table:table-cell>
          <table:table-cell table:formula="of:=IF([.K58]=&quot;yes&quot;;[.L58]*[.$D$22]*([.I58]-[.I57]);0)" office:value-type="float" office:value="0" calcext:value-type="float">
            <text:p><text:s/>- <text:s text:c="2"/></text:p>
          </table:table-cell>
          <table:table-cell table:formula="of:=IF([.K58]=&quot;T_ex&quot;;[.L58]*([.I58]-[.$I$35])*[.$D$22];0)" office:value-type="float" office:value="0" calcext:value-type="float">
            <text:p><text:s/>- <text:s text:c="2"/></text:p>
          </table:table-cell>
          <table:table-cell table:formula="of:=IF([.K58]=&quot;yes&quot;;[.J58]*[.L58]*(0.05)*[.$D$21];0)" office:value-type="float" office:value="0" calcext:value-type="float">
            <text:p><text:s/>- <text:s text:c="2"/></text:p>
          </table:table-cell>
          <table:table-cell table:formula="of:=IF([.K58]=&quot;yes&quot;;[.J58]*[.L5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3.62931906749964E-015" calcext:value-type="percentage">
            <text:p>0.0000%</text:p>
          </table:table-cell>
          <table:table-cell office:value-type="float" office:value="0.0234527687296417" calcext:value-type="float">
            <text:p>0.02</text:p>
          </table:table-cell>
          <table:table-cell office:value-type="percentage" office:value="3.12416759129519E-015" calcext:value-type="percentage">
            <text:p>0.0000%</text:p>
          </table:table-cell>
          <table:table-cell office:value-type="percentage" office:value="3.14970272086157E-015" calcext:value-type="percentage">
            <text:p>0.0000%</text:p>
          </table:table-cell>
          <table:table-cell office:value-type="percentage" office:value="3.87245790989255E-015" calcext:value-type="percentage">
            <text:p>0.0000%</text:p>
          </table:table-cell>
          <table:table-cell office:value-type="percentage" office:value="-0.000000000000518414200456618" calcext:value-type="percentage">
            <text:p>0.0000%</text:p>
          </table:table-cell>
          <table:table-cell table:formula="of:=MAX((1-[.I59]/(1-[.$D$25]));0)" office:value-type="float" office:value="1.00000000000074" calcext:value-type="float">
            <text:p><text:s/>1.0000 </text:p>
          </table:table-cell>
          <table:table-cell/>
          <table:table-cell table:formula="of:=EXP(-[.E59]*[.$D$23])" office:value-type="float" office:value="0.997657471140137" calcext:value-type="float">
            <text:p><text:s/>0.9977 </text:p>
          </table:table-cell>
          <table:table-cell table:formula="of:=IF([.K59]=&quot;yes&quot;;[.L59]*[.$D$22]*([.I59]-[.I58]);0)" office:value-type="float" office:value="0" calcext:value-type="float">
            <text:p><text:s/>- <text:s text:c="2"/></text:p>
          </table:table-cell>
          <table:table-cell table:formula="of:=IF([.K59]=&quot;T_ex&quot;;[.L59]*([.I59]-[.$I$35])*[.$D$22];0)" office:value-type="float" office:value="0" calcext:value-type="float">
            <text:p><text:s/>- <text:s text:c="2"/></text:p>
          </table:table-cell>
          <table:table-cell table:formula="of:=IF([.K59]=&quot;yes&quot;;[.J59]*[.L59]*(0.05)*[.$D$21];0)" office:value-type="float" office:value="0" calcext:value-type="float">
            <text:p><text:s/>- <text:s text:c="2"/></text:p>
          </table:table-cell>
          <table:table-cell table:formula="of:=IF([.K59]=&quot;yes&quot;;[.J59]*[.L5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5.17252907172861E-015" calcext:value-type="percentage">
            <text:p>0.0000%</text:p>
          </table:table-cell>
          <table:table-cell office:value-type="float" office:value="0.0244299674267101" calcext:value-type="float">
            <text:p>0.02</text:p>
          </table:table-cell>
          <table:table-cell office:value-type="percentage" office:value="4.49973391880576E-015" calcext:value-type="percentage">
            <text:p>0.0000%</text:p>
          </table:table-cell>
          <table:table-cell office:value-type="percentage" office:value="4.50417481090426E-015" calcext:value-type="percentage">
            <text:p>0.0000%</text:p>
          </table:table-cell>
          <table:table-cell office:value-type="percentage" office:value="5.6843418860808E-015" calcext:value-type="percentage">
            <text:p>0.0000%</text:p>
          </table:table-cell>
          <table:table-cell office:value-type="percentage" office:value="-0.000000000000678594958003487" calcext:value-type="percentage">
            <text:p>0.0000%</text:p>
          </table:table-cell>
          <table:table-cell table:formula="of:=MAX((1-[.I60]/(1-[.$D$25]));0)" office:value-type="float" office:value="1.00000000000097" calcext:value-type="float">
            <text:p><text:s/>1.0000 </text:p>
          </table:table-cell>
          <table:table-cell/>
          <table:table-cell table:formula="of:=EXP(-[.E60]*[.$D$23])" office:value-type="float" office:value="0.997559984945292" calcext:value-type="float">
            <text:p><text:s/>0.9976 </text:p>
          </table:table-cell>
          <table:table-cell table:formula="of:=IF([.K60]=&quot;yes&quot;;[.L60]*[.$D$22]*([.I60]-[.I59]);0)" office:value-type="float" office:value="0" calcext:value-type="float">
            <text:p><text:s/>- <text:s text:c="2"/></text:p>
          </table:table-cell>
          <table:table-cell table:formula="of:=IF([.K60]=&quot;T_ex&quot;;[.L60]*([.I60]-[.$I$35])*[.$D$22];0)" office:value-type="float" office:value="0" calcext:value-type="float">
            <text:p><text:s/>- <text:s text:c="2"/></text:p>
          </table:table-cell>
          <table:table-cell table:formula="of:=IF([.K60]=&quot;yes&quot;;[.J60]*[.L60]*(0.05)*[.$D$21];0)" office:value-type="float" office:value="0" calcext:value-type="float">
            <text:p><text:s/>- <text:s text:c="2"/></text:p>
          </table:table-cell>
          <table:table-cell table:formula="of:=IF([.K60]=&quot;yes&quot;;[.J60]*[.L6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8.15680856192103E-015" calcext:value-type="percentage">
            <text:p>0.0000%</text:p>
          </table:table-cell>
          <table:table-cell office:value-type="float" office:value="0.0254071661237785" calcext:value-type="float">
            <text:p>0.03</text:p>
          </table:table-cell>
          <table:table-cell office:value-type="percentage" office:value="6.97886193279373E-015" calcext:value-type="percentage">
            <text:p>0.0000%</text:p>
          </table:table-cell>
          <table:table-cell office:value-type="percentage" office:value="6.95998814137511E-015" calcext:value-type="percentage">
            <text:p>0.0000%</text:p>
          </table:table-cell>
          <table:table-cell office:value-type="percentage" office:value="8.64419646973147E-015" calcext:value-type="percentage">
            <text:p>0.0000%</text:p>
          </table:table-cell>
          <table:table-cell office:value-type="percentage" office:value="-0.00000000000126940125078079" calcext:value-type="percentage">
            <text:p>0.0000%</text:p>
          </table:table-cell>
          <table:table-cell table:formula="of:=MAX((1-[.I61]/(1-[.$D$25]));0)" office:value-type="float" office:value="1.00000000000181" calcext:value-type="float">
            <text:p><text:s/>1.0000 </text:p>
          </table:table-cell>
          <table:table-cell/>
          <table:table-cell table:formula="of:=EXP(-[.E61]*[.$D$23])" office:value-type="float" office:value="0.99746250827632" calcext:value-type="float">
            <text:p><text:s/>0.9975 </text:p>
          </table:table-cell>
          <table:table-cell table:formula="of:=IF([.K61]=&quot;yes&quot;;[.L61]*[.$D$22]*([.I61]-[.I60]);0)" office:value-type="float" office:value="0" calcext:value-type="float">
            <text:p><text:s/>- <text:s text:c="2"/></text:p>
          </table:table-cell>
          <table:table-cell table:formula="of:=IF([.K61]=&quot;T_ex&quot;;[.L61]*([.I61]-[.$I$35])*[.$D$22];0)" office:value-type="float" office:value="0" calcext:value-type="float">
            <text:p><text:s/>- <text:s text:c="2"/></text:p>
          </table:table-cell>
          <table:table-cell table:formula="of:=IF([.K61]=&quot;yes&quot;;[.J61]*[.L61]*(0.05)*[.$D$21];0)" office:value-type="float" office:value="0" calcext:value-type="float">
            <text:p><text:s/>- <text:s text:c="2"/></text:p>
          </table:table-cell>
          <table:table-cell table:formula="of:=IF([.K61]=&quot;yes&quot;;[.J61]*[.L6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00130240263018777" calcext:value-type="percentage">
            <text:p>0.0000%</text:p>
          </table:table-cell>
          <table:table-cell office:value-type="float" office:value="0.0263843648208469" calcext:value-type="float">
            <text:p>0.03</text:p>
          </table:table-cell>
          <table:table-cell office:value-type="percentage" office:value="0.0000000000000108657527420064" calcext:value-type="percentage">
            <text:p>0.0000%</text:p>
          </table:table-cell>
          <table:table-cell office:value-type="percentage" office:value="0.0000000000000110089715121831" calcext:value-type="percentage">
            <text:p>0.0000%</text:p>
          </table:table-cell>
          <table:table-cell office:value-type="percentage" office:value="0.0000000000000135869093753627" calcext:value-type="percentage">
            <text:p>0.0000%</text:p>
          </table:table-cell>
          <table:table-cell office:value-type="percentage" office:value="-0.00000000000148040579794895" calcext:value-type="percentage">
            <text:p>0.0000%</text:p>
          </table:table-cell>
          <table:table-cell table:formula="of:=MAX((1-[.I62]/(1-[.$D$25]));0)" office:value-type="float" office:value="1.00000000000212" calcext:value-type="float">
            <text:p><text:s/>1.0000 </text:p>
          </table:table-cell>
          <table:table-cell/>
          <table:table-cell table:formula="of:=EXP(-[.E62]*[.$D$23])" office:value-type="float" office:value="0.99736504113229" calcext:value-type="float">
            <text:p><text:s/>0.9974 </text:p>
          </table:table-cell>
          <table:table-cell table:formula="of:=IF([.K62]=&quot;yes&quot;;[.L62]*[.$D$22]*([.I62]-[.I61]);0)" office:value-type="float" office:value="0" calcext:value-type="float">
            <text:p><text:s/>- <text:s text:c="2"/></text:p>
          </table:table-cell>
          <table:table-cell table:formula="of:=IF([.K62]=&quot;T_ex&quot;;[.L62]*([.I62]-[.$I$35])*[.$D$22];0)" office:value-type="float" office:value="0" calcext:value-type="float">
            <text:p><text:s/>- <text:s text:c="2"/></text:p>
          </table:table-cell>
          <table:table-cell table:formula="of:=IF([.K62]=&quot;yes&quot;;[.J62]*[.L62]*(0.05)*[.$D$21];0)" office:value-type="float" office:value="0" calcext:value-type="float">
            <text:p><text:s/>- <text:s text:c="2"/></text:p>
          </table:table-cell>
          <table:table-cell table:formula="of:=IF([.K62]=&quot;yes&quot;;[.J62]*[.L6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00204081196386596" calcext:value-type="percentage">
            <text:p>0.0000%</text:p>
          </table:table-cell>
          <table:table-cell office:value-type="float" office:value="0.0273615635179153" calcext:value-type="float">
            <text:p>0.03</text:p>
          </table:table-cell>
          <table:table-cell office:value-type="percentage" office:value="0.0000000000000172695191480443" calcext:value-type="percentage">
            <text:p>0.0000%</text:p>
          </table:table-cell>
          <table:table-cell office:value-type="percentage" office:value="0.0000000000000173527858748912" calcext:value-type="percentage">
            <text:p>0.0000%</text:p>
          </table:table-cell>
          <table:table-cell office:value-type="percentage" office:value="0.0000000000000219835261106027" calcext:value-type="percentage">
            <text:p>0.0000%</text:p>
          </table:table-cell>
          <table:table-cell office:value-type="percentage" office:value="-0.0000000000018775836441165" calcext:value-type="percentage">
            <text:p>0.0000%</text:p>
          </table:table-cell>
          <table:table-cell table:formula="of:=MAX((1-[.I63]/(1-[.$D$25]));0)" office:value-type="float" office:value="1.00000000000268" calcext:value-type="float">
            <text:p><text:s/>1.0000 </text:p>
          </table:table-cell>
          <table:table-cell/>
          <table:table-cell table:formula="of:=EXP(-[.E63]*[.$D$23])" office:value-type="float" office:value="0.997267583512271" calcext:value-type="float">
            <text:p><text:s/>0.9973 </text:p>
          </table:table-cell>
          <table:table-cell table:formula="of:=IF([.K63]=&quot;yes&quot;;[.L63]*[.$D$22]*([.I63]-[.I62]);0)" office:value-type="float" office:value="0" calcext:value-type="float">
            <text:p><text:s/>- <text:s text:c="2"/></text:p>
          </table:table-cell>
          <table:table-cell table:formula="of:=IF([.K63]=&quot;T_ex&quot;;[.L63]*([.I63]-[.$I$35])*[.$D$22];0)" office:value-type="float" office:value="0" calcext:value-type="float">
            <text:p><text:s/>- <text:s text:c="2"/></text:p>
          </table:table-cell>
          <table:table-cell table:formula="of:=IF([.K63]=&quot;yes&quot;;[.J63]*[.L63]*(0.05)*[.$D$21];0)" office:value-type="float" office:value="0" calcext:value-type="float">
            <text:p><text:s/>- <text:s text:c="2"/></text:p>
          </table:table-cell>
          <table:table-cell table:formula="of:=IF([.K63]=&quot;yes&quot;;[.J63]*[.L6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00337030403585459" calcext:value-type="percentage">
            <text:p>0.0000%</text:p>
          </table:table-cell>
          <table:table-cell office:value-type="float" office:value="0.0283387622149837" calcext:value-type="float">
            <text:p>0.03</text:p>
          </table:table-cell>
          <table:table-cell office:value-type="percentage" office:value="0.0000000000000280597767243762" calcext:value-type="percentage">
            <text:p>0.0000%</text:p>
          </table:table-cell>
          <table:table-cell office:value-type="percentage" office:value="0.0000000000000283983947468869" calcext:value-type="percentage">
            <text:p>0.0000%</text:p>
          </table:table-cell>
          <table:table-cell office:value-type="percentage" office:value="0.0000000000000359601237676088" calcext:value-type="percentage">
            <text:p>0.0000%</text:p>
          </table:table-cell>
          <table:table-cell office:value-type="percentage" office:value="-0.00000000000284981704901099" calcext:value-type="percentage">
            <text:p>0.0000%</text:p>
          </table:table-cell>
          <table:table-cell table:formula="of:=MAX((1-[.I64]/(1-[.$D$25]));0)" office:value-type="float" office:value="1.00000000000407" calcext:value-type="float">
            <text:p><text:s/>1.0000 </text:p>
          </table:table-cell>
          <table:table-cell/>
          <table:table-cell table:formula="of:=EXP(-[.E64]*[.$D$23])" office:value-type="float" office:value="0.997170135415332" calcext:value-type="float">
            <text:p><text:s/>0.9972 </text:p>
          </table:table-cell>
          <table:table-cell table:formula="of:=IF([.K64]=&quot;yes&quot;;[.L64]*[.$D$22]*([.I64]-[.I63]);0)" office:value-type="float" office:value="0" calcext:value-type="float">
            <text:p><text:s/>- <text:s text:c="2"/></text:p>
          </table:table-cell>
          <table:table-cell table:formula="of:=IF([.K64]=&quot;T_ex&quot;;[.L64]*([.I64]-[.$I$35])*[.$D$22];0)" office:value-type="float" office:value="0" calcext:value-type="float">
            <text:p><text:s/>- <text:s text:c="2"/></text:p>
          </table:table-cell>
          <table:table-cell table:formula="of:=IF([.K64]=&quot;yes&quot;;[.J64]*[.L64]*(0.05)*[.$D$21];0)" office:value-type="float" office:value="0" calcext:value-type="float">
            <text:p><text:s/>- <text:s text:c="2"/></text:p>
          </table:table-cell>
          <table:table-cell table:formula="of:=IF([.K64]=&quot;yes&quot;;[.J64]*[.L6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00527999866051232" calcext:value-type="percentage">
            <text:p>0.0000%</text:p>
          </table:table-cell>
          <table:table-cell office:value-type="float" office:value="0.0293159609120521" calcext:value-type="float">
            <text:p>0.03</text:p>
          </table:table-cell>
          <table:table-cell office:value-type="percentage" office:value="0.0000000000000448352466264623" calcext:value-type="percentage">
            <text:p>0.0000%</text:p>
          </table:table-cell>
          <table:table-cell office:value-type="percentage" office:value="0.0000000000000461253257810768" calcext:value-type="percentage">
            <text:p>0.0000%</text:p>
          </table:table-cell>
          <table:table-cell office:value-type="percentage" office:value="0.0000000000000594835292133666" calcext:value-type="percentage">
            <text:p>0.0000%</text:p>
          </table:table-cell>
          <table:table-cell office:value-type="percentage" office:value="-0.00000000000216963336185927" calcext:value-type="percentage">
            <text:p>0.0000%</text:p>
          </table:table-cell>
          <table:table-cell table:formula="of:=MAX((1-[.I65]/(1-[.$D$25]));0)" office:value-type="float" office:value="1.0000000000031" calcext:value-type="float">
            <text:p><text:s/>1.0000 </text:p>
          </table:table-cell>
          <table:table-cell/>
          <table:table-cell table:formula="of:=EXP(-[.E65]*[.$D$23])" office:value-type="float" office:value="0.997072696840544" calcext:value-type="float">
            <text:p><text:s/>0.9971 </text:p>
          </table:table-cell>
          <table:table-cell table:formula="of:=IF([.K65]=&quot;yes&quot;;[.L65]*[.$D$22]*([.I65]-[.I64]);0)" office:value-type="float" office:value="0" calcext:value-type="float">
            <text:p><text:s/>- <text:s text:c="2"/></text:p>
          </table:table-cell>
          <table:table-cell table:formula="of:=IF([.K65]=&quot;T_ex&quot;;[.L65]*([.I65]-[.$I$35])*[.$D$22];0)" office:value-type="float" office:value="0" calcext:value-type="float">
            <text:p><text:s/>- <text:s text:c="2"/></text:p>
          </table:table-cell>
          <table:table-cell table:formula="of:=IF([.K65]=&quot;yes&quot;;[.J65]*[.L65]*(0.05)*[.$D$21];0)" office:value-type="float" office:value="0" calcext:value-type="float">
            <text:p><text:s/>- <text:s text:c="2"/></text:p>
          </table:table-cell>
          <table:table-cell table:formula="of:=IF([.K65]=&quot;yes&quot;;[.J65]*[.L6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00874822436713885" calcext:value-type="percentage">
            <text:p>0.0000%</text:p>
          </table:table-cell>
          <table:table-cell office:value-type="float" office:value="0.0302931596091205" calcext:value-type="float">
            <text:p>0.03</text:p>
          </table:table-cell>
          <table:table-cell office:value-type="percentage" office:value="0.0000000000000737987448928834" calcext:value-type="percentage">
            <text:p>0.0000%</text:p>
          </table:table-cell>
          <table:table-cell office:value-type="percentage" office:value="0.0000000000000713629155768558" calcext:value-type="percentage">
            <text:p>0.0000%</text:p>
          </table:table-cell>
          <table:table-cell office:value-type="percentage" office:value="0.0000000000000928690457868697" calcext:value-type="percentage">
            <text:p>0.0000%</text:p>
          </table:table-cell>
          <table:table-cell office:value-type="percentage" office:value="-0.00000000000196945904029633" calcext:value-type="percentage">
            <text:p>0.0000%</text:p>
          </table:table-cell>
          <table:table-cell table:formula="of:=MAX((1-[.I66]/(1-[.$D$25]));0)" office:value-type="float" office:value="1.00000000000281" calcext:value-type="float">
            <text:p><text:s/>1.0000 </text:p>
          </table:table-cell>
          <table:table-cell/>
          <table:table-cell table:formula="of:=EXP(-[.E66]*[.$D$23])" office:value-type="float" office:value="0.996975267786975" calcext:value-type="float">
            <text:p><text:s/>0.9970 </text:p>
          </table:table-cell>
          <table:table-cell table:formula="of:=IF([.K66]=&quot;yes&quot;;[.L66]*[.$D$22]*([.I66]-[.I65]);0)" office:value-type="float" office:value="0" calcext:value-type="float">
            <text:p><text:s/>- <text:s text:c="2"/></text:p>
          </table:table-cell>
          <table:table-cell table:formula="of:=IF([.K66]=&quot;T_ex&quot;;[.L66]*([.I66]-[.$I$35])*[.$D$22];0)" office:value-type="float" office:value="0" calcext:value-type="float">
            <text:p><text:s/>- <text:s text:c="2"/></text:p>
          </table:table-cell>
          <table:table-cell table:formula="of:=IF([.K66]=&quot;yes&quot;;[.J66]*[.L66]*(0.05)*[.$D$21];0)" office:value-type="float" office:value="0" calcext:value-type="float">
            <text:p><text:s/>- <text:s text:c="2"/></text:p>
          </table:table-cell>
          <table:table-cell table:formula="of:=IF([.K66]=&quot;yes&quot;;[.J66]*[.L6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0135227384845393" calcext:value-type="percentage">
            <text:p>0.0000%</text:p>
          </table:table-cell>
          <table:table-cell office:value-type="float" office:value="0.0312703583061889" calcext:value-type="float">
            <text:p>0.03</text:p>
          </table:table-cell>
          <table:table-cell office:value-type="percentage" office:value="0.00000000000012085776823767" calcext:value-type="percentage">
            <text:p>0.0000%</text:p>
          </table:table-cell>
          <table:table-cell office:value-type="percentage" office:value="0.000000000000114162013176156" calcext:value-type="percentage">
            <text:p>0.0000%</text:p>
          </table:table-cell>
          <table:table-cell office:value-type="percentage" office:value="0.000000000000149317225250911" calcext:value-type="percentage">
            <text:p>0.0000%</text:p>
          </table:table-cell>
          <table:table-cell office:value-type="percentage" office:value="-0.0000000000040754777330676" calcext:value-type="percentage">
            <text:p>0.0000%</text:p>
          </table:table-cell>
          <table:table-cell table:formula="of:=MAX((1-[.I67]/(1-[.$D$25]));0)" office:value-type="float" office:value="1.00000000000582" calcext:value-type="float">
            <text:p><text:s/>1.0000 </text:p>
          </table:table-cell>
          <table:table-cell/>
          <table:table-cell table:formula="of:=EXP(-[.E67]*[.$D$23])" office:value-type="float" office:value="0.996877848253696" calcext:value-type="float">
            <text:p><text:s/>0.9969 </text:p>
          </table:table-cell>
          <table:table-cell table:formula="of:=IF([.K67]=&quot;yes&quot;;[.L67]*[.$D$22]*([.I67]-[.I66]);0)" office:value-type="float" office:value="0" calcext:value-type="float">
            <text:p><text:s/>- <text:s text:c="2"/></text:p>
          </table:table-cell>
          <table:table-cell table:formula="of:=IF([.K67]=&quot;T_ex&quot;;[.L67]*([.I67]-[.$I$35])*[.$D$22];0)" office:value-type="float" office:value="0" calcext:value-type="float">
            <text:p><text:s/>- <text:s text:c="2"/></text:p>
          </table:table-cell>
          <table:table-cell table:formula="of:=IF([.K67]=&quot;yes&quot;;[.J67]*[.L67]*(0.05)*[.$D$21];0)" office:value-type="float" office:value="0" calcext:value-type="float">
            <text:p><text:s/>- <text:s text:c="2"/></text:p>
          </table:table-cell>
          <table:table-cell table:formula="of:=IF([.K67]=&quot;yes&quot;;[.J67]*[.L6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0219491091968393" calcext:value-type="percentage">
            <text:p>0.0000%</text:p>
          </table:table-cell>
          <table:table-cell office:value-type="float" office:value="0.0322475570032573" calcext:value-type="float">
            <text:p>0.03</text:p>
          </table:table-cell>
          <table:table-cell office:value-type="percentage" office:value="0.000000000000186486381892337" calcext:value-type="percentage">
            <text:p>0.0000%</text:p>
          </table:table-cell>
          <table:table-cell office:value-type="percentage" office:value="0.000000000000173636660605325" calcext:value-type="percentage">
            <text:p>0.0000%</text:p>
          </table:table-cell>
          <table:table-cell office:value-type="percentage" office:value="0.000000000000249978926447625" calcext:value-type="percentage">
            <text:p>0.0000%</text:p>
          </table:table-cell>
          <table:table-cell office:value-type="percentage" office:value="-0.0000000000032455049758795" calcext:value-type="percentage">
            <text:p>0.0000%</text:p>
          </table:table-cell>
          <table:table-cell table:formula="of:=MAX((1-[.I68]/(1-[.$D$25]));0)" office:value-type="float" office:value="1.00000000000464" calcext:value-type="float">
            <text:p><text:s/>1.0000 </text:p>
          </table:table-cell>
          <table:table-cell/>
          <table:table-cell table:formula="of:=EXP(-[.E68]*[.$D$23])" office:value-type="float" office:value="0.996780438239775" calcext:value-type="float">
            <text:p><text:s/>0.9968 </text:p>
          </table:table-cell>
          <table:table-cell table:formula="of:=IF([.K68]=&quot;yes&quot;;[.L68]*[.$D$22]*([.I68]-[.I67]);0)" office:value-type="float" office:value="0" calcext:value-type="float">
            <text:p><text:s/>- <text:s text:c="2"/></text:p>
          </table:table-cell>
          <table:table-cell table:formula="of:=IF([.K68]=&quot;T_ex&quot;;[.L68]*([.I68]-[.$I$35])*[.$D$22];0)" office:value-type="float" office:value="0" calcext:value-type="float">
            <text:p><text:s/>- <text:s text:c="2"/></text:p>
          </table:table-cell>
          <table:table-cell table:formula="of:=IF([.K68]=&quot;yes&quot;;[.J68]*[.L68]*(0.05)*[.$D$21];0)" office:value-type="float" office:value="0" calcext:value-type="float">
            <text:p><text:s/>- <text:s text:c="2"/></text:p>
          </table:table-cell>
          <table:table-cell table:formula="of:=IF([.K68]=&quot;yes&quot;;[.J68]*[.L6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0330796501302189" calcext:value-type="percentage">
            <text:p>0.0000%</text:p>
          </table:table-cell>
          <table:table-cell office:value-type="float" office:value="0.0332247557003257" calcext:value-type="float">
            <text:p>0.03</text:p>
          </table:table-cell>
          <table:table-cell office:value-type="percentage" office:value="0.000000000000297674107585522" calcext:value-type="percentage">
            <text:p>0.0000%</text:p>
          </table:table-cell>
          <table:table-cell office:value-type="percentage" office:value="0.000000000000264661625948293" calcext:value-type="percentage">
            <text:p>0.0000%</text:p>
          </table:table-cell>
          <table:table-cell office:value-type="percentage" office:value="0.000000000000368109986936815" calcext:value-type="percentage">
            <text:p>0.0000%</text:p>
          </table:table-cell>
          <table:table-cell office:value-type="percentage" office:value="-0.00000000000440305014670628" calcext:value-type="percentage">
            <text:p>0.0000%</text:p>
          </table:table-cell>
          <table:table-cell table:formula="of:=MAX((1-[.I69]/(1-[.$D$25]));0)" office:value-type="float" office:value="1.00000000000629" calcext:value-type="float">
            <text:p><text:s/>1.0000 </text:p>
          </table:table-cell>
          <table:table-cell/>
          <table:table-cell table:formula="of:=EXP(-[.E69]*[.$D$23])" office:value-type="float" office:value="0.996683037744283" calcext:value-type="float">
            <text:p><text:s/>0.9967 </text:p>
          </table:table-cell>
          <table:table-cell table:formula="of:=IF([.K69]=&quot;yes&quot;;[.L69]*[.$D$22]*([.I69]-[.I68]);0)" office:value-type="float" office:value="0" calcext:value-type="float">
            <text:p><text:s/>- <text:s text:c="2"/></text:p>
          </table:table-cell>
          <table:table-cell table:formula="of:=IF([.K69]=&quot;T_ex&quot;;[.L69]*([.I69]-[.$I$35])*[.$D$22];0)" office:value-type="float" office:value="0" calcext:value-type="float">
            <text:p><text:s/>- <text:s text:c="2"/></text:p>
          </table:table-cell>
          <table:table-cell table:formula="of:=IF([.K69]=&quot;yes&quot;;[.J69]*[.L69]*(0.05)*[.$D$21];0)" office:value-type="float" office:value="0" calcext:value-type="float">
            <text:p><text:s/>- <text:s text:c="2"/></text:p>
          </table:table-cell>
          <table:table-cell table:formula="of:=IF([.K69]=&quot;yes&quot;;[.J69]*[.L6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0493065588358377" calcext:value-type="percentage">
            <text:p>0.0000%</text:p>
          </table:table-cell>
          <table:table-cell office:value-type="float" office:value="0.0342019543973941" calcext:value-type="float">
            <text:p>0.03</text:p>
          </table:table-cell>
          <table:table-cell office:value-type="percentage" office:value="0.000000000000471420680270285" calcext:value-type="percentage">
            <text:p>0.0000%</text:p>
          </table:table-cell>
          <table:table-cell office:value-type="percentage" office:value="0.000000000000421316315168951" calcext:value-type="percentage">
            <text:p>0.0000%</text:p>
          </table:table-cell>
          <table:table-cell office:value-type="percentage" office:value="0.000000000000569186919818776" calcext:value-type="percentage">
            <text:p>0.0000%</text:p>
          </table:table-cell>
          <table:table-cell office:value-type="percentage" office:value="-0.00000000000313809978003121" calcext:value-type="percentage">
            <text:p>0.0000%</text:p>
          </table:table-cell>
          <table:table-cell table:formula="of:=MAX((1-[.I70]/(1-[.$D$25]));0)" office:value-type="float" office:value="1.00000000000448" calcext:value-type="float">
            <text:p><text:s/>1.0000 </text:p>
          </table:table-cell>
          <table:table-cell/>
          <table:table-cell table:formula="of:=EXP(-[.E70]*[.$D$23])" office:value-type="float" office:value="0.99658564676629" calcext:value-type="float">
            <text:p><text:s/>0.9966 </text:p>
          </table:table-cell>
          <table:table-cell table:formula="of:=IF([.K70]=&quot;yes&quot;;[.L70]*[.$D$22]*([.I70]-[.I69]);0)" office:value-type="float" office:value="0" calcext:value-type="float">
            <text:p><text:s/>- <text:s text:c="2"/></text:p>
          </table:table-cell>
          <table:table-cell table:formula="of:=IF([.K70]=&quot;T_ex&quot;;[.L70]*([.I70]-[.$I$35])*[.$D$22];0)" office:value-type="float" office:value="0" calcext:value-type="float">
            <text:p><text:s/>- <text:s text:c="2"/></text:p>
          </table:table-cell>
          <table:table-cell table:formula="of:=IF([.K70]=&quot;yes&quot;;[.J70]*[.L70]*(0.05)*[.$D$21];0)" office:value-type="float" office:value="0" calcext:value-type="float">
            <text:p><text:s/>- <text:s text:c="2"/></text:p>
          </table:table-cell>
          <table:table-cell table:formula="of:=IF([.K70]=&quot;yes&quot;;[.J70]*[.L7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0771820385381261" calcext:value-type="percentage">
            <text:p>0.0000%</text:p>
          </table:table-cell>
          <table:table-cell office:value-type="float" office:value="0.0351791530944625" calcext:value-type="float">
            <text:p>0.04</text:p>
          </table:table-cell>
          <table:table-cell office:value-type="percentage" office:value="0.000000000000698956448275112" calcext:value-type="percentage">
            <text:p>0.0000%</text:p>
          </table:table-cell>
          <table:table-cell office:value-type="percentage" office:value="0.000000000000649250653239619" calcext:value-type="percentage">
            <text:p>0.0000%</text:p>
          </table:table-cell>
          <table:table-cell office:value-type="percentage" office:value="0.000000000000843677350204075" calcext:value-type="percentage">
            <text:p>0.0000%</text:p>
          </table:table-cell>
          <table:table-cell office:value-type="percentage" office:value="-0.00000000000513223574749588" calcext:value-type="percentage">
            <text:p>0.0000%</text:p>
          </table:table-cell>
          <table:table-cell table:formula="of:=MAX((1-[.I71]/(1-[.$D$25]));0)" office:value-type="float" office:value="1.00000000000733" calcext:value-type="float">
            <text:p><text:s/>1.0000 </text:p>
          </table:table-cell>
          <table:table-cell/>
          <table:table-cell table:formula="of:=EXP(-[.E71]*[.$D$23])" office:value-type="float" office:value="0.996488265304866" calcext:value-type="float">
            <text:p><text:s/>0.9965 </text:p>
          </table:table-cell>
          <table:table-cell table:formula="of:=IF([.K71]=&quot;yes&quot;;[.L71]*[.$D$22]*([.I71]-[.I70]);0)" office:value-type="float" office:value="0" calcext:value-type="float">
            <text:p><text:s/>- <text:s text:c="2"/></text:p>
          </table:table-cell>
          <table:table-cell table:formula="of:=IF([.K71]=&quot;T_ex&quot;;[.L71]*([.I71]-[.$I$35])*[.$D$22];0)" office:value-type="float" office:value="0" calcext:value-type="float">
            <text:p><text:s/>- <text:s text:c="2"/></text:p>
          </table:table-cell>
          <table:table-cell table:formula="of:=IF([.K71]=&quot;yes&quot;;[.J71]*[.L71]*(0.05)*[.$D$21];0)" office:value-type="float" office:value="0" calcext:value-type="float">
            <text:p><text:s/>- <text:s text:c="2"/></text:p>
          </table:table-cell>
          <table:table-cell table:formula="of:=IF([.K71]=&quot;yes&quot;;[.J71]*[.L7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11876311045711" calcext:value-type="percentage">
            <text:p>0.0000%</text:p>
          </table:table-cell>
          <table:table-cell office:value-type="float" office:value="0.0361563517915309" calcext:value-type="float">
            <text:p>0.04</text:p>
          </table:table-cell>
          <table:table-cell office:value-type="percentage" office:value="0.00000000000107851061414976" calcext:value-type="percentage">
            <text:p>0.0000%</text:p>
          </table:table-cell>
          <table:table-cell office:value-type="percentage" office:value="0.000000000000988947812530228" calcext:value-type="percentage">
            <text:p>0.0000%</text:p>
          </table:table-cell>
          <table:table-cell office:value-type="percentage" office:value="0.00000000000119842247237045" calcext:value-type="percentage">
            <text:p>0.0000%</text:p>
          </table:table-cell>
          <table:table-cell office:value-type="percentage" office:value="-0.00000000000303362335252189" calcext:value-type="percentage">
            <text:p>0.0000%</text:p>
          </table:table-cell>
          <table:table-cell table:formula="of:=MAX((1-[.I72]/(1-[.$D$25]));0)" office:value-type="float" office:value="1.00000000000433" calcext:value-type="float">
            <text:p><text:s/>1.0000 </text:p>
          </table:table-cell>
          <table:table-cell/>
          <table:table-cell table:formula="of:=EXP(-[.E72]*[.$D$23])" office:value-type="float" office:value="0.99639089335908" calcext:value-type="float">
            <text:p><text:s/>0.9964 </text:p>
          </table:table-cell>
          <table:table-cell table:formula="of:=IF([.K72]=&quot;yes&quot;;[.L72]*[.$D$22]*([.I72]-[.I71]);0)" office:value-type="float" office:value="0" calcext:value-type="float">
            <text:p><text:s/>- <text:s text:c="2"/></text:p>
          </table:table-cell>
          <table:table-cell table:formula="of:=IF([.K72]=&quot;T_ex&quot;;[.L72]*([.I72]-[.$I$35])*[.$D$22];0)" office:value-type="float" office:value="0" calcext:value-type="float">
            <text:p><text:s/>- <text:s text:c="2"/></text:p>
          </table:table-cell>
          <table:table-cell table:formula="of:=IF([.K72]=&quot;yes&quot;;[.J72]*[.L72]*(0.05)*[.$D$21];0)" office:value-type="float" office:value="0" calcext:value-type="float">
            <text:p><text:s/>- <text:s text:c="2"/></text:p>
          </table:table-cell>
          <table:table-cell table:formula="of:=IF([.K72]=&quot;yes&quot;;[.J72]*[.L7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176421988129505" calcext:value-type="percentage">
            <text:p>0.0000%</text:p>
          </table:table-cell>
          <table:table-cell office:value-type="float" office:value="0.0371335504885994" calcext:value-type="float">
            <text:p>0.04</text:p>
          </table:table-cell>
          <table:table-cell office:value-type="percentage" office:value="0.00000000000160338409216365" calcext:value-type="percentage">
            <text:p>0.0000%</text:p>
          </table:table-cell>
          <table:table-cell office:value-type="percentage" office:value="0.00000000000148617562700792" calcext:value-type="percentage">
            <text:p>0.0000%</text:p>
          </table:table-cell>
          <table:table-cell office:value-type="percentage" office:value="0.00000000000165676805607973" calcext:value-type="percentage">
            <text:p>0.0000%</text:p>
          </table:table-cell>
          <table:table-cell office:value-type="percentage" office:value="-0.000000000000362131435949209" calcext:value-type="percentage">
            <text:p>0.0000%</text:p>
          </table:table-cell>
          <table:table-cell table:formula="of:=MAX((1-[.I73]/(1-[.$D$25]));0)" office:value-type="float" office:value="1.00000000000052" calcext:value-type="float">
            <text:p><text:s/>1.0000 </text:p>
          </table:table-cell>
          <table:table-cell/>
          <table:table-cell table:formula="of:=EXP(-[.E73]*[.$D$23])" office:value-type="float" office:value="0.996293530928004" calcext:value-type="float">
            <text:p><text:s/>0.9963 </text:p>
          </table:table-cell>
          <table:table-cell table:formula="of:=IF([.K73]=&quot;yes&quot;;[.L73]*[.$D$22]*([.I73]-[.I72]);0)" office:value-type="float" office:value="0" calcext:value-type="float">
            <text:p><text:s/>- <text:s text:c="2"/></text:p>
          </table:table-cell>
          <table:table-cell table:formula="of:=IF([.K73]=&quot;T_ex&quot;;[.L73]*([.I73]-[.$I$35])*[.$D$22];0)" office:value-type="float" office:value="0" calcext:value-type="float">
            <text:p><text:s/>- <text:s text:c="2"/></text:p>
          </table:table-cell>
          <table:table-cell table:formula="of:=IF([.K73]=&quot;yes&quot;;[.J73]*[.L73]*(0.05)*[.$D$21];0)" office:value-type="float" office:value="0" calcext:value-type="float">
            <text:p><text:s/>- <text:s text:c="2"/></text:p>
          </table:table-cell>
          <table:table-cell table:formula="of:=IF([.K73]=&quot;yes&quot;;[.J73]*[.L7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25901147893137" calcext:value-type="percentage">
            <text:p>0.0000%</text:p>
          </table:table-cell>
          <table:table-cell office:value-type="float" office:value="0.0381107491856678" calcext:value-type="float">
            <text:p>0.04</text:p>
          </table:table-cell>
          <table:table-cell office:value-type="percentage" office:value="0.00000000000235860331265769" calcext:value-type="percentage">
            <text:p>0.0000%</text:p>
          </table:table-cell>
          <table:table-cell office:value-type="percentage" office:value="0.00000000000210460093796883" calcext:value-type="percentage">
            <text:p>0.0000%</text:p>
          </table:table-cell>
          <table:table-cell office:value-type="percentage" office:value="0.00000000000230385599486738" calcext:value-type="percentage">
            <text:p>0.0000%</text:p>
          </table:table-cell>
          <table:table-cell office:value-type="percentage" office:value="0.0000000000054856885700616" calcext:value-type="percentage">
            <text:p>0.0000%</text:p>
          </table:table-cell>
          <table:table-cell table:formula="of:=MAX((1-[.I74]/(1-[.$D$25]));0)" office:value-type="float" office:value="0.999999999992163" calcext:value-type="float">
            <text:p><text:s/>1.0000 </text:p>
          </table:table-cell>
          <table:table-cell/>
          <table:table-cell table:formula="of:=EXP(-[.E74]*[.$D$23])" office:value-type="float" office:value="0.996196178010706" calcext:value-type="float">
            <text:p><text:s/>0.9962 </text:p>
          </table:table-cell>
          <table:table-cell table:formula="of:=IF([.K74]=&quot;yes&quot;;[.L74]*[.$D$22]*([.I74]-[.I73]);0)" office:value-type="float" office:value="0" calcext:value-type="float">
            <text:p><text:s/>- <text:s text:c="2"/></text:p>
          </table:table-cell>
          <table:table-cell table:formula="of:=IF([.K74]=&quot;T_ex&quot;;[.L74]*([.I74]-[.$I$35])*[.$D$22];0)" office:value-type="float" office:value="0" calcext:value-type="float">
            <text:p><text:s/>- <text:s text:c="2"/></text:p>
          </table:table-cell>
          <table:table-cell table:formula="of:=IF([.K74]=&quot;yes&quot;;[.J74]*[.L74]*(0.05)*[.$D$21];0)" office:value-type="float" office:value="0" calcext:value-type="float">
            <text:p><text:s/>- <text:s text:c="2"/></text:p>
          </table:table-cell>
          <table:table-cell table:formula="of:=IF([.K74]=&quot;yes&quot;;[.J74]*[.L7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36872516151476" calcext:value-type="percentage">
            <text:p>0.0000%</text:p>
          </table:table-cell>
          <table:table-cell office:value-type="float" office:value="0.0390879478827362" calcext:value-type="float">
            <text:p>0.04</text:p>
          </table:table-cell>
          <table:table-cell office:value-type="percentage" office:value="0.00000000000332364025190657" calcext:value-type="percentage">
            <text:p>0.0000%</text:p>
          </table:table-cell>
          <table:table-cell office:value-type="percentage" office:value="0.00000000000306139447125986" calcext:value-type="percentage">
            <text:p>0.0000%</text:p>
          </table:table-cell>
          <table:table-cell office:value-type="percentage" office:value="0.00000000000328035931751458" calcext:value-type="percentage">
            <text:p>0.0000%</text:p>
          </table:table-cell>
          <table:table-cell office:value-type="percentage" office:value="0.0000000000307311309732938" calcext:value-type="percentage">
            <text:p>0.0000%</text:p>
          </table:table-cell>
          <table:table-cell table:formula="of:=MAX((1-[.I75]/(1-[.$D$25]));0)" office:value-type="float" office:value="0.999999999956098" calcext:value-type="float">
            <text:p><text:s/>1.0000 </text:p>
          </table:table-cell>
          <table:table-cell/>
          <table:table-cell table:formula="of:=EXP(-[.E75]*[.$D$23])" office:value-type="float" office:value="0.996098834606258" calcext:value-type="float">
            <text:p><text:s/>0.9961 </text:p>
          </table:table-cell>
          <table:table-cell table:formula="of:=IF([.K75]=&quot;yes&quot;;[.L75]*[.$D$22]*([.I75]-[.I74]);0)" office:value-type="float" office:value="0" calcext:value-type="float">
            <text:p><text:s/>- <text:s text:c="2"/></text:p>
          </table:table-cell>
          <table:table-cell table:formula="of:=IF([.K75]=&quot;T_ex&quot;;[.L75]*([.I75]-[.$I$35])*[.$D$22];0)" office:value-type="float" office:value="0" calcext:value-type="float">
            <text:p><text:s/>- <text:s text:c="2"/></text:p>
          </table:table-cell>
          <table:table-cell table:formula="of:=IF([.K75]=&quot;yes&quot;;[.J75]*[.L75]*(0.05)*[.$D$21];0)" office:value-type="float" office:value="0" calcext:value-type="float">
            <text:p><text:s/>- <text:s text:c="2"/></text:p>
          </table:table-cell>
          <table:table-cell table:formula="of:=IF([.K75]=&quot;yes&quot;;[.J75]*[.L7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53212234618627" calcext:value-type="percentage">
            <text:p>0.0000%</text:p>
          </table:table-cell>
          <table:table-cell office:value-type="float" office:value="0.0400651465798046" calcext:value-type="float">
            <text:p>0.04</text:p>
          </table:table-cell>
          <table:table-cell office:value-type="percentage" office:value="0.00000000000477421768785291" calcext:value-type="percentage">
            <text:p>0.0000%</text:p>
          </table:table-cell>
          <table:table-cell office:value-type="percentage" office:value="0.00000000000443162839758315" calcext:value-type="percentage">
            <text:p>0.0000%</text:p>
          </table:table-cell>
          <table:table-cell office:value-type="percentage" office:value="0.00000000000450737003276913" calcext:value-type="percentage">
            <text:p>0.0000%</text:p>
          </table:table-cell>
          <table:table-cell office:value-type="percentage" office:value="0.0000000000387147147673517" calcext:value-type="percentage">
            <text:p>0.0000%</text:p>
          </table:table-cell>
          <table:table-cell table:formula="of:=MAX((1-[.I76]/(1-[.$D$25]));0)" office:value-type="float" office:value="0.999999999944693" calcext:value-type="float">
            <text:p><text:s/>1.0000 </text:p>
          </table:table-cell>
          <table:table-cell/>
          <table:table-cell table:formula="of:=EXP(-[.E76]*[.$D$23])" office:value-type="float" office:value="0.996001500713731" calcext:value-type="float">
            <text:p><text:s/>0.9960 </text:p>
          </table:table-cell>
          <table:table-cell table:formula="of:=IF([.K76]=&quot;yes&quot;;[.L76]*[.$D$22]*([.I76]-[.I75]);0)" office:value-type="float" office:value="0" calcext:value-type="float">
            <text:p><text:s/>- <text:s text:c="2"/></text:p>
          </table:table-cell>
          <table:table-cell table:formula="of:=IF([.K76]=&quot;T_ex&quot;;[.L76]*([.I76]-[.$I$35])*[.$D$22];0)" office:value-type="float" office:value="0" calcext:value-type="float">
            <text:p><text:s/>- <text:s text:c="2"/></text:p>
          </table:table-cell>
          <table:table-cell table:formula="of:=IF([.K76]=&quot;yes&quot;;[.J76]*[.L76]*(0.05)*[.$D$21];0)" office:value-type="float" office:value="0" calcext:value-type="float">
            <text:p><text:s/>- <text:s text:c="2"/></text:p>
          </table:table-cell>
          <table:table-cell table:formula="of:=IF([.K76]=&quot;yes&quot;;[.J76]*[.L7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0770280506046106" calcext:value-type="percentage">
            <text:p>0.0000%</text:p>
          </table:table-cell>
          <table:table-cell office:value-type="float" office:value="0.041042345276873" calcext:value-type="float">
            <text:p>0.04</text:p>
          </table:table-cell>
          <table:table-cell office:value-type="percentage" office:value="0.00000000000681069201036166" calcext:value-type="percentage">
            <text:p>0.0000%</text:p>
          </table:table-cell>
          <table:table-cell office:value-type="percentage" office:value="0.00000000000628983753969692" calcext:value-type="percentage">
            <text:p>0.0000%</text:p>
          </table:table-cell>
          <table:table-cell office:value-type="percentage" office:value="0.00000000000622905949043684" calcext:value-type="percentage">
            <text:p>0.0000%</text:p>
          </table:table-cell>
          <table:table-cell office:value-type="percentage" office:value="0.0000000000390906240710365" calcext:value-type="percentage">
            <text:p>0.0000%</text:p>
          </table:table-cell>
          <table:table-cell table:formula="of:=MAX((1-[.I77]/(1-[.$D$25]));0)" office:value-type="float" office:value="0.999999999944156" calcext:value-type="float">
            <text:p><text:s/>1.0000 </text:p>
          </table:table-cell>
          <table:table-cell/>
          <table:table-cell table:formula="of:=EXP(-[.E77]*[.$D$23])" office:value-type="float" office:value="0.995904176332193" calcext:value-type="float">
            <text:p><text:s/>0.9959 </text:p>
          </table:table-cell>
          <table:table-cell table:formula="of:=IF([.K77]=&quot;yes&quot;;[.L77]*[.$D$22]*([.I77]-[.I76]);0)" office:value-type="float" office:value="0" calcext:value-type="float">
            <text:p><text:s/>- <text:s text:c="2"/></text:p>
          </table:table-cell>
          <table:table-cell table:formula="of:=IF([.K77]=&quot;T_ex&quot;;[.L77]*([.I77]-[.$I$35])*[.$D$22];0)" office:value-type="float" office:value="0" calcext:value-type="float">
            <text:p><text:s/>- <text:s text:c="2"/></text:p>
          </table:table-cell>
          <table:table-cell table:formula="of:=IF([.K77]=&quot;yes&quot;;[.J77]*[.L77]*(0.05)*[.$D$21];0)" office:value-type="float" office:value="0" calcext:value-type="float">
            <text:p><text:s/>- <text:s text:c="2"/></text:p>
          </table:table-cell>
          <table:table-cell table:formula="of:=IF([.K77]=&quot;yes&quot;;[.J77]*[.L7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112107889638224" calcext:value-type="percentage">
            <text:p>0.0000%</text:p>
          </table:table-cell>
          <table:table-cell office:value-type="float" office:value="0.0420195439739414" calcext:value-type="float">
            <text:p>0.04</text:p>
          </table:table-cell>
          <table:table-cell office:value-type="percentage" office:value="0.00000000000960727275511886" calcext:value-type="percentage">
            <text:p>0.0000%</text:p>
          </table:table-cell>
          <table:table-cell office:value-type="percentage" office:value="0.00000000000875032712954749" calcext:value-type="percentage">
            <text:p>0.0000%</text:p>
          </table:table-cell>
          <table:table-cell office:value-type="percentage" office:value="0.00000000000900723273744575" calcext:value-type="percentage">
            <text:p>0.0000%</text:p>
          </table:table-cell>
          <table:table-cell office:value-type="percentage" office:value="0.0000000000425606250242794" calcext:value-type="percentage">
            <text:p>0.0000%</text:p>
          </table:table-cell>
          <table:table-cell table:formula="of:=MAX((1-[.I78]/(1-[.$D$25]));0)" office:value-type="float" office:value="0.999999999939199" calcext:value-type="float">
            <text:p><text:s/>1.0000 </text:p>
          </table:table-cell>
          <table:table-cell/>
          <table:table-cell table:formula="of:=EXP(-[.E78]*[.$D$23])" office:value-type="float" office:value="0.995806861460718" calcext:value-type="float">
            <text:p><text:s/>0.9958 </text:p>
          </table:table-cell>
          <table:table-cell table:formula="of:=IF([.K78]=&quot;yes&quot;;[.L78]*[.$D$22]*([.I78]-[.I77]);0)" office:value-type="float" office:value="0" calcext:value-type="float">
            <text:p><text:s/>- <text:s text:c="2"/></text:p>
          </table:table-cell>
          <table:table-cell table:formula="of:=IF([.K78]=&quot;T_ex&quot;;[.L78]*([.I78]-[.$I$35])*[.$D$22];0)" office:value-type="float" office:value="0" calcext:value-type="float">
            <text:p><text:s/>- <text:s text:c="2"/></text:p>
          </table:table-cell>
          <table:table-cell table:formula="of:=IF([.K78]=&quot;yes&quot;;[.J78]*[.L78]*(0.05)*[.$D$21];0)" office:value-type="float" office:value="0" calcext:value-type="float">
            <text:p><text:s/>- <text:s text:c="2"/></text:p>
          </table:table-cell>
          <table:table-cell table:formula="of:=IF([.K78]=&quot;yes&quot;;[.J78]*[.L7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156412116592009" calcext:value-type="percentage">
            <text:p>0.0000%</text:p>
          </table:table-cell>
          <table:table-cell office:value-type="float" office:value="0.0429967426710098" calcext:value-type="float">
            <text:p>0.04</text:p>
          </table:table-cell>
          <table:table-cell office:value-type="percentage" office:value="0.0000000000133665201129674" calcext:value-type="percentage">
            <text:p>0.0000%</text:p>
          </table:table-cell>
          <table:table-cell office:value-type="percentage" office:value="0.0000000000125766697056662" calcext:value-type="percentage">
            <text:p>0.0000%</text:p>
          </table:table-cell>
          <table:table-cell office:value-type="percentage" office:value="0.0000000000128098798235499" calcext:value-type="percentage">
            <text:p>0.0000%</text:p>
          </table:table-cell>
          <table:table-cell office:value-type="percentage" office:value="0.0000000000723167081773113" calcext:value-type="percentage">
            <text:p>0.0000%</text:p>
          </table:table-cell>
          <table:table-cell table:formula="of:=MAX((1-[.I79]/(1-[.$D$25]));0)" office:value-type="float" office:value="0.99999999989669" calcext:value-type="float">
            <text:p><text:s/>1.0000 </text:p>
          </table:table-cell>
          <table:table-cell/>
          <table:table-cell table:formula="of:=EXP(-[.E79]*[.$D$23])" office:value-type="float" office:value="0.995709556098374" calcext:value-type="float">
            <text:p><text:s/>0.9957 </text:p>
          </table:table-cell>
          <table:table-cell table:formula="of:=IF([.K79]=&quot;yes&quot;;[.L79]*[.$D$22]*([.I79]-[.I78]);0)" office:value-type="float" office:value="0" calcext:value-type="float">
            <text:p><text:s/>- <text:s text:c="2"/></text:p>
          </table:table-cell>
          <table:table-cell table:formula="of:=IF([.K79]=&quot;T_ex&quot;;[.L79]*([.I79]-[.$I$35])*[.$D$22];0)" office:value-type="float" office:value="0" calcext:value-type="float">
            <text:p><text:s/>- <text:s text:c="2"/></text:p>
          </table:table-cell>
          <table:table-cell table:formula="of:=IF([.K79]=&quot;yes&quot;;[.J79]*[.L79]*(0.05)*[.$D$21];0)" office:value-type="float" office:value="0" calcext:value-type="float">
            <text:p><text:s/>- <text:s text:c="2"/></text:p>
          </table:table-cell>
          <table:table-cell table:formula="of:=IF([.K79]=&quot;yes&quot;;[.J79]*[.L7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221762153085336" calcext:value-type="percentage">
            <text:p>0.0000%</text:p>
          </table:table-cell>
          <table:table-cell office:value-type="float" office:value="0.0439739413680782" calcext:value-type="float">
            <text:p>0.04</text:p>
          </table:table-cell>
          <table:table-cell office:value-type="percentage" office:value="0.0000000000196822302900301" calcext:value-type="percentage">
            <text:p>0.0000%</text:p>
          </table:table-cell>
          <table:table-cell office:value-type="percentage" office:value="0.0000000000177231918030429" calcext:value-type="percentage">
            <text:p>0.0000%</text:p>
          </table:table-cell>
          <table:table-cell office:value-type="percentage" office:value="0.0000000000171432257278781" calcext:value-type="percentage">
            <text:p>0.0000%</text:p>
          </table:table-cell>
          <table:table-cell office:value-type="percentage" office:value="0.000000000102807132806859" calcext:value-type="percentage">
            <text:p>0.0000%</text:p>
          </table:table-cell>
          <table:table-cell table:formula="of:=MAX((1-[.I80]/(1-[.$D$25]));0)" office:value-type="float" office:value="0.999999999853133" calcext:value-type="float">
            <text:p><text:s/>1.0000 </text:p>
          </table:table-cell>
          <table:table-cell/>
          <table:table-cell table:formula="of:=EXP(-[.E80]*[.$D$23])" office:value-type="float" office:value="0.995612260244232" calcext:value-type="float">
            <text:p><text:s/>0.9956 </text:p>
          </table:table-cell>
          <table:table-cell table:formula="of:=IF([.K80]=&quot;yes&quot;;[.L80]*[.$D$22]*([.I80]-[.I79]);0)" office:value-type="float" office:value="0" calcext:value-type="float">
            <text:p><text:s/>- <text:s text:c="2"/></text:p>
          </table:table-cell>
          <table:table-cell table:formula="of:=IF([.K80]=&quot;T_ex&quot;;[.L80]*([.I80]-[.$I$35])*[.$D$22];0)" office:value-type="float" office:value="0" calcext:value-type="float">
            <text:p><text:s/>- <text:s text:c="2"/></text:p>
          </table:table-cell>
          <table:table-cell table:formula="of:=IF([.K80]=&quot;yes&quot;;[.J80]*[.L80]*(0.05)*[.$D$21];0)" office:value-type="float" office:value="0" calcext:value-type="float">
            <text:p><text:s/>- <text:s text:c="2"/></text:p>
          </table:table-cell>
          <table:table-cell table:formula="of:=IF([.K80]=&quot;yes&quot;;[.J80]*[.L8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304627367775368" calcext:value-type="percentage">
            <text:p>0.0000%</text:p>
          </table:table-cell>
          <table:table-cell office:value-type="float" office:value="0.0449511400651466" calcext:value-type="float">
            <text:p>0.04</text:p>
          </table:table-cell>
          <table:table-cell office:value-type="percentage" office:value="0.0000000000267510713580776" calcext:value-type="percentage">
            <text:p>0.0000%</text:p>
          </table:table-cell>
          <table:table-cell office:value-type="percentage" office:value="0.0000000000245544939936337" calcext:value-type="percentage">
            <text:p>0.0000%</text:p>
          </table:table-cell>
          <table:table-cell office:value-type="percentage" office:value="0.0000000000233947228256426" calcext:value-type="percentage">
            <text:p>0.0000%</text:p>
          </table:table-cell>
          <table:table-cell office:value-type="percentage" office:value="0.000000000197471993201859" calcext:value-type="percentage">
            <text:p>0.0000%</text:p>
          </table:table-cell>
          <table:table-cell table:formula="of:=MAX((1-[.I81]/(1-[.$D$25]));0)" office:value-type="float" office:value="0.999999999717897" calcext:value-type="float">
            <text:p><text:s/>1.0000 </text:p>
          </table:table-cell>
          <table:table-cell/>
          <table:table-cell table:formula="of:=EXP(-[.E81]*[.$D$23])" office:value-type="float" office:value="0.995514973897365" calcext:value-type="float">
            <text:p><text:s/>0.9955 </text:p>
          </table:table-cell>
          <table:table-cell table:formula="of:=IF([.K81]=&quot;yes&quot;;[.L81]*[.$D$22]*([.I81]-[.I80]);0)" office:value-type="float" office:value="0" calcext:value-type="float">
            <text:p><text:s/>- <text:s text:c="2"/></text:p>
          </table:table-cell>
          <table:table-cell table:formula="of:=IF([.K81]=&quot;T_ex&quot;;[.L81]*([.I81]-[.$I$35])*[.$D$22];0)" office:value-type="float" office:value="0" calcext:value-type="float">
            <text:p><text:s/>- <text:s text:c="2"/></text:p>
          </table:table-cell>
          <table:table-cell table:formula="of:=IF([.K81]=&quot;yes&quot;;[.J81]*[.L81]*(0.05)*[.$D$21];0)" office:value-type="float" office:value="0" calcext:value-type="float">
            <text:p><text:s/>- <text:s text:c="2"/></text:p>
          </table:table-cell>
          <table:table-cell table:formula="of:=IF([.K81]=&quot;yes&quot;;[.J81]*[.L8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411406930744818" calcext:value-type="percentage">
            <text:p>0.0000%</text:p>
          </table:table-cell>
          <table:table-cell office:value-type="float" office:value="0.045928338762215" calcext:value-type="float">
            <text:p>0.05</text:p>
          </table:table-cell>
          <table:table-cell office:value-type="percentage" office:value="0.0000000000373280284460265" calcext:value-type="percentage">
            <text:p>0.0000%</text:p>
          </table:table-cell>
          <table:table-cell office:value-type="percentage" office:value="0.0000000000339981975905346" calcext:value-type="percentage">
            <text:p>0.0000%</text:p>
          </table:table-cell>
          <table:table-cell office:value-type="percentage" office:value="0.0000000000313380599248347" calcext:value-type="percentage">
            <text:p>0.0000%</text:p>
          </table:table-cell>
          <table:table-cell office:value-type="percentage" office:value="0.000000000220484503987706" calcext:value-type="percentage">
            <text:p>0.0000%</text:p>
          </table:table-cell>
          <table:table-cell table:formula="of:=MAX((1-[.I82]/(1-[.$D$25]));0)" office:value-type="float" office:value="0.999999999685022" calcext:value-type="float">
            <text:p><text:s/>1.0000 </text:p>
          </table:table-cell>
          <table:table-cell/>
          <table:table-cell table:formula="of:=EXP(-[.E82]*[.$D$23])" office:value-type="float" office:value="0.995417697056842" calcext:value-type="float">
            <text:p><text:s/>0.9954 </text:p>
          </table:table-cell>
          <table:table-cell table:formula="of:=IF([.K82]=&quot;yes&quot;;[.L82]*[.$D$22]*([.I82]-[.I81]);0)" office:value-type="float" office:value="0" calcext:value-type="float">
            <text:p><text:s/>- <text:s text:c="2"/></text:p>
          </table:table-cell>
          <table:table-cell table:formula="of:=IF([.K82]=&quot;T_ex&quot;;[.L82]*([.I82]-[.$I$35])*[.$D$22];0)" office:value-type="float" office:value="0" calcext:value-type="float">
            <text:p><text:s/>- <text:s text:c="2"/></text:p>
          </table:table-cell>
          <table:table-cell table:formula="of:=IF([.K82]=&quot;yes&quot;;[.J82]*[.L82]*(0.05)*[.$D$21];0)" office:value-type="float" office:value="0" calcext:value-type="float">
            <text:p><text:s/>- <text:s text:c="2"/></text:p>
          </table:table-cell>
          <table:table-cell table:formula="of:=IF([.K82]=&quot;yes&quot;;[.J82]*[.L8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555044554761963" calcext:value-type="percentage">
            <text:p>0.0000%</text:p>
          </table:table-cell>
          <table:table-cell office:value-type="float" office:value="0.0469055374592834" calcext:value-type="float">
            <text:p>0.05</text:p>
          </table:table-cell>
          <table:table-cell office:value-type="percentage" office:value="0.0000000000507961683826608" calcext:value-type="percentage">
            <text:p>0.0000%</text:p>
          </table:table-cell>
          <table:table-cell office:value-type="percentage" office:value="0.0000000000458685744941789" calcext:value-type="percentage">
            <text:p>0.0000%</text:p>
          </table:table-cell>
          <table:table-cell office:value-type="percentage" office:value="0.000000000041415900708941" calcext:value-type="percentage">
            <text:p>0.0000%</text:p>
          </table:table-cell>
          <table:table-cell office:value-type="percentage" office:value="0.000000000551524215186561" calcext:value-type="percentage">
            <text:p>0.0000%</text:p>
          </table:table-cell>
          <table:table-cell table:formula="of:=MAX((1-[.I83]/(1-[.$D$25]));0)" office:value-type="float" office:value="0.999999999212108" calcext:value-type="float">
            <text:p><text:s/>1.0000 </text:p>
          </table:table-cell>
          <table:table-cell/>
          <table:table-cell table:formula="of:=EXP(-[.E83]*[.$D$23])" office:value-type="float" office:value="0.995320429721735" calcext:value-type="float">
            <text:p><text:s/>0.9953 </text:p>
          </table:table-cell>
          <table:table-cell table:formula="of:=IF([.K83]=&quot;yes&quot;;[.L83]*[.$D$22]*([.I83]-[.I82]);0)" office:value-type="float" office:value="0" calcext:value-type="float">
            <text:p><text:s/>- <text:s text:c="2"/></text:p>
          </table:table-cell>
          <table:table-cell table:formula="of:=IF([.K83]=&quot;T_ex&quot;;[.L83]*([.I83]-[.$I$35])*[.$D$22];0)" office:value-type="float" office:value="0" calcext:value-type="float">
            <text:p><text:s/>- <text:s text:c="2"/></text:p>
          </table:table-cell>
          <table:table-cell table:formula="of:=IF([.K83]=&quot;yes&quot;;[.J83]*[.L83]*(0.05)*[.$D$21];0)" office:value-type="float" office:value="0" calcext:value-type="float">
            <text:p><text:s/>- <text:s text:c="2"/></text:p>
          </table:table-cell>
          <table:table-cell table:formula="of:=IF([.K83]=&quot;yes&quot;;[.J83]*[.L8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0737545702289566" calcext:value-type="percentage">
            <text:p>0.0000%</text:p>
          </table:table-cell>
          <table:table-cell office:value-type="float" office:value="0.0478827361563518" calcext:value-type="float">
            <text:p>0.05</text:p>
          </table:table-cell>
          <table:table-cell office:value-type="percentage" office:value="0.0000000000685375656228615" calcext:value-type="percentage">
            <text:p>0.0000%</text:p>
          </table:table-cell>
          <table:table-cell office:value-type="percentage" office:value="0.0000000000616263240438286" calcext:value-type="percentage">
            <text:p>0.0000%</text:p>
          </table:table-cell>
          <table:table-cell office:value-type="percentage" office:value="0.0000000000533212252129545" calcext:value-type="percentage">
            <text:p>0.0000%</text:p>
          </table:table-cell>
          <table:table-cell office:value-type="percentage" office:value="0.000000000728464329968759" calcext:value-type="percentage">
            <text:p>0.0000%</text:p>
          </table:table-cell>
          <table:table-cell table:formula="of:=MAX((1-[.I84]/(1-[.$D$25]));0)" office:value-type="float" office:value="0.999999998959337" calcext:value-type="float">
            <text:p><text:s/>1.0000 </text:p>
          </table:table-cell>
          <table:table-cell/>
          <table:table-cell table:formula="of:=EXP(-[.E84]*[.$D$23])" office:value-type="float" office:value="0.995223171891114" calcext:value-type="float">
            <text:p><text:s/>0.9952 </text:p>
          </table:table-cell>
          <table:table-cell table:formula="of:=IF([.K84]=&quot;yes&quot;;[.L84]*[.$D$22]*([.I84]-[.I83]);0)" office:value-type="float" office:value="0" calcext:value-type="float">
            <text:p><text:s/>- <text:s text:c="2"/></text:p>
          </table:table-cell>
          <table:table-cell table:formula="of:=IF([.K84]=&quot;T_ex&quot;;[.L84]*([.I84]-[.$I$35])*[.$D$22];0)" office:value-type="float" office:value="0" calcext:value-type="float">
            <text:p><text:s/>- <text:s text:c="2"/></text:p>
          </table:table-cell>
          <table:table-cell table:formula="of:=IF([.K84]=&quot;yes&quot;;[.J84]*[.L84]*(0.05)*[.$D$21];0)" office:value-type="float" office:value="0" calcext:value-type="float">
            <text:p><text:s/>- <text:s text:c="2"/></text:p>
          </table:table-cell>
          <table:table-cell table:formula="of:=IF([.K84]=&quot;yes&quot;;[.J84]*[.L8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102042942984326" calcext:value-type="percentage">
            <text:p>0.0000%</text:p>
          </table:table-cell>
          <table:table-cell office:value-type="float" office:value="0.0488599348534202" calcext:value-type="float">
            <text:p>0.05</text:p>
          </table:table-cell>
          <table:table-cell office:value-type="percentage" office:value="0.000000000090465538393758" calcext:value-type="percentage">
            <text:p>0.0000%</text:p>
          </table:table-cell>
          <table:table-cell office:value-type="percentage" office:value="0.0000000000821987722332551" calcext:value-type="percentage">
            <text:p>0.0000%</text:p>
          </table:table-cell>
          <table:table-cell office:value-type="percentage" office:value="0.0000000000698771029927769" calcext:value-type="percentage">
            <text:p>0.0000%</text:p>
          </table:table-cell>
          <table:table-cell office:value-type="percentage" office:value="0.000000000840029463766712" calcext:value-type="percentage">
            <text:p>0.0000%</text:p>
          </table:table-cell>
          <table:table-cell table:formula="of:=MAX((1-[.I85]/(1-[.$D$25]));0)" office:value-type="float" office:value="0.999999998799958" calcext:value-type="float">
            <text:p><text:s/>1.0000 </text:p>
          </table:table-cell>
          <table:table-cell/>
          <table:table-cell table:formula="of:=EXP(-[.E85]*[.$D$23])" office:value-type="float" office:value="0.995125923564052" calcext:value-type="float">
            <text:p><text:s/>0.9951 </text:p>
          </table:table-cell>
          <table:table-cell table:formula="of:=IF([.K85]=&quot;yes&quot;;[.L85]*[.$D$22]*([.I85]-[.I84]);0)" office:value-type="float" office:value="0" calcext:value-type="float">
            <text:p><text:s/>- <text:s text:c="2"/></text:p>
          </table:table-cell>
          <table:table-cell table:formula="of:=IF([.K85]=&quot;T_ex&quot;;[.L85]*([.I85]-[.$I$35])*[.$D$22];0)" office:value-type="float" office:value="0" calcext:value-type="float">
            <text:p><text:s/>- <text:s text:c="2"/></text:p>
          </table:table-cell>
          <table:table-cell table:formula="of:=IF([.K85]=&quot;yes&quot;;[.J85]*[.L85]*(0.05)*[.$D$21];0)" office:value-type="float" office:value="0" calcext:value-type="float">
            <text:p><text:s/>- <text:s text:c="2"/></text:p>
          </table:table-cell>
          <table:table-cell table:formula="of:=IF([.K85]=&quot;yes&quot;;[.J85]*[.L8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13641712870438" calcext:value-type="percentage">
            <text:p>0.0000%</text:p>
          </table:table-cell>
          <table:table-cell office:value-type="float" office:value="0.0498371335504886" calcext:value-type="float">
            <text:p>0.05</text:p>
          </table:table-cell>
          <table:table-cell office:value-type="percentage" office:value="0.000000000118673785243217" calcext:value-type="percentage">
            <text:p>0.0000%</text:p>
          </table:table-cell>
          <table:table-cell office:value-type="percentage" office:value="0.000000000106682346290299" calcext:value-type="percentage">
            <text:p>0.0000%</text:p>
          </table:table-cell>
          <table:table-cell office:value-type="percentage" office:value="0.0000000000904919794653125" calcext:value-type="percentage">
            <text:p>0.0000%</text:p>
          </table:table-cell>
          <table:table-cell office:value-type="percentage" office:value="0.000000000900640251266793" calcext:value-type="percentage">
            <text:p>0.0000%</text:p>
          </table:table-cell>
          <table:table-cell table:formula="of:=MAX((1-[.I86]/(1-[.$D$25]));0)" office:value-type="float" office:value="0.999999998713371" calcext:value-type="float">
            <text:p><text:s/>1.0000 </text:p>
          </table:table-cell>
          <table:table-cell/>
          <table:table-cell table:formula="of:=EXP(-[.E86]*[.$D$23])" office:value-type="float" office:value="0.995028684739619" calcext:value-type="float">
            <text:p><text:s/>0.9950 </text:p>
          </table:table-cell>
          <table:table-cell table:formula="of:=IF([.K86]=&quot;yes&quot;;[.L86]*[.$D$22]*([.I86]-[.I85]);0)" office:value-type="float" office:value="0" calcext:value-type="float">
            <text:p><text:s/>- <text:s text:c="2"/></text:p>
          </table:table-cell>
          <table:table-cell table:formula="of:=IF([.K86]=&quot;T_ex&quot;;[.L86]*([.I86]-[.$I$35])*[.$D$22];0)" office:value-type="float" office:value="0" calcext:value-type="float">
            <text:p><text:s/>- <text:s text:c="2"/></text:p>
          </table:table-cell>
          <table:table-cell table:formula="of:=IF([.K86]=&quot;yes&quot;;[.J86]*[.L86]*(0.05)*[.$D$21];0)" office:value-type="float" office:value="0" calcext:value-type="float">
            <text:p><text:s/>- <text:s text:c="2"/></text:p>
          </table:table-cell>
          <table:table-cell table:formula="of:=IF([.K86]=&quot;yes&quot;;[.J86]*[.L8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17665941265399" calcext:value-type="percentage">
            <text:p>0.0000%</text:p>
          </table:table-cell>
          <table:table-cell office:value-type="float" office:value="0.050814332247557" calcext:value-type="float">
            <text:p>0.05</text:p>
          </table:table-cell>
          <table:table-cell office:value-type="percentage" office:value="0.000000000157229681496673" calcext:value-type="percentage">
            <text:p>0.0000%</text:p>
          </table:table-cell>
          <table:table-cell office:value-type="percentage" office:value="0.000000000136413639273414" calcext:value-type="percentage">
            <text:p>0.0000%</text:p>
          </table:table-cell>
          <table:table-cell office:value-type="percentage" office:value="0.000000000115927450972109" calcext:value-type="percentage">
            <text:p>0.0000%</text:p>
          </table:table-cell>
          <table:table-cell office:value-type="percentage" office:value="0.000000000851293574521961" calcext:value-type="percentage">
            <text:p>0.0000%</text:p>
          </table:table-cell>
          <table:table-cell table:formula="of:=MAX((1-[.I87]/(1-[.$D$25]));0)" office:value-type="float" office:value="0.999999998783866" calcext:value-type="float">
            <text:p><text:s/>1.0000 </text:p>
          </table:table-cell>
          <table:table-cell/>
          <table:table-cell table:formula="of:=EXP(-[.E87]*[.$D$23])" office:value-type="float" office:value="0.994931455416888" calcext:value-type="float">
            <text:p><text:s/>0.9949 </text:p>
          </table:table-cell>
          <table:table-cell table:formula="of:=IF([.K87]=&quot;yes&quot;;[.L87]*[.$D$22]*([.I87]-[.I86]);0)" office:value-type="float" office:value="0" calcext:value-type="float">
            <text:p><text:s/>- <text:s text:c="2"/></text:p>
          </table:table-cell>
          <table:table-cell table:formula="of:=IF([.K87]=&quot;T_ex&quot;;[.L87]*([.I87]-[.$I$35])*[.$D$22];0)" office:value-type="float" office:value="0" calcext:value-type="float">
            <text:p><text:s/>- <text:s text:c="2"/></text:p>
          </table:table-cell>
          <table:table-cell table:formula="of:=IF([.K87]=&quot;yes&quot;;[.J87]*[.L87]*(0.05)*[.$D$21];0)" office:value-type="float" office:value="0" calcext:value-type="float">
            <text:p><text:s/>- <text:s text:c="2"/></text:p>
          </table:table-cell>
          <table:table-cell table:formula="of:=IF([.K87]=&quot;yes&quot;;[.J87]*[.L8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224868396125899" calcext:value-type="percentage">
            <text:p>0.0000%</text:p>
          </table:table-cell>
          <table:table-cell office:value-type="float" office:value="0.0517915309446254" calcext:value-type="float">
            <text:p>0.05</text:p>
          </table:table-cell>
          <table:table-cell office:value-type="percentage" office:value="0.000000000198973245657541" calcext:value-type="percentage">
            <text:p>0.0000%</text:p>
          </table:table-cell>
          <table:table-cell office:value-type="percentage" office:value="0.000000000176748490288148" calcext:value-type="percentage">
            <text:p>0.0000%</text:p>
          </table:table-cell>
          <table:table-cell office:value-type="percentage" office:value="0.000000000148305522307268" calcext:value-type="percentage">
            <text:p>0.0000%</text:p>
          </table:table-cell>
          <table:table-cell office:value-type="percentage" office:value="0.000000000930866881354575" calcext:value-type="percentage">
            <text:p>0.0000%</text:p>
          </table:table-cell>
          <table:table-cell table:formula="of:=MAX((1-[.I88]/(1-[.$D$25]));0)" office:value-type="float" office:value="0.99999999867019" calcext:value-type="float">
            <text:p><text:s/>1.0000 </text:p>
          </table:table-cell>
          <table:table-cell/>
          <table:table-cell table:formula="of:=EXP(-[.E88]*[.$D$23])" office:value-type="float" office:value="0.994834235594929" calcext:value-type="float">
            <text:p><text:s/>0.9948 </text:p>
          </table:table-cell>
          <table:table-cell table:formula="of:=IF([.K88]=&quot;yes&quot;;[.L88]*[.$D$22]*([.I88]-[.I87]);0)" office:value-type="float" office:value="0" calcext:value-type="float">
            <text:p><text:s/>- <text:s text:c="2"/></text:p>
          </table:table-cell>
          <table:table-cell table:formula="of:=IF([.K88]=&quot;T_ex&quot;;[.L88]*([.I88]-[.$I$35])*[.$D$22];0)" office:value-type="float" office:value="0" calcext:value-type="float">
            <text:p><text:s/>- <text:s text:c="2"/></text:p>
          </table:table-cell>
          <table:table-cell table:formula="of:=IF([.K88]=&quot;yes&quot;;[.J88]*[.L88]*(0.05)*[.$D$21];0)" office:value-type="float" office:value="0" calcext:value-type="float">
            <text:p><text:s/>- <text:s text:c="2"/></text:p>
          </table:table-cell>
          <table:table-cell table:formula="of:=IF([.K88]=&quot;yes&quot;;[.J88]*[.L8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282282569541437" calcext:value-type="percentage">
            <text:p>0.0000%</text:p>
          </table:table-cell>
          <table:table-cell office:value-type="float" office:value="0.0527687296416938" calcext:value-type="float">
            <text:p>0.05</text:p>
          </table:table-cell>
          <table:table-cell office:value-type="percentage" office:value="0.000000000257341772336162" calcext:value-type="percentage">
            <text:p>0.0000%</text:p>
          </table:table-cell>
          <table:table-cell office:value-type="percentage" office:value="0.000000000229977487054001" calcext:value-type="percentage">
            <text:p>0.0000%</text:p>
          </table:table-cell>
          <table:table-cell office:value-type="percentage" office:value="0.000000000188415739676984" calcext:value-type="percentage">
            <text:p>0.0000%</text:p>
          </table:table-cell>
          <table:table-cell office:value-type="percentage" office:value="0.00000000118433381879335" calcext:value-type="percentage">
            <text:p>0.0000%</text:p>
          </table:table-cell>
          <table:table-cell table:formula="of:=MAX((1-[.I89]/(1-[.$D$25]));0)" office:value-type="float" office:value="0.999999998308094" calcext:value-type="float">
            <text:p><text:s/>1.0000 </text:p>
          </table:table-cell>
          <table:table-cell/>
          <table:table-cell table:formula="of:=EXP(-[.E89]*[.$D$23])" office:value-type="float" office:value="0.994737025272814" calcext:value-type="float">
            <text:p><text:s/>0.9947 </text:p>
          </table:table-cell>
          <table:table-cell table:formula="of:=IF([.K89]=&quot;yes&quot;;[.L89]*[.$D$22]*([.I89]-[.I88]);0)" office:value-type="float" office:value="0" calcext:value-type="float">
            <text:p><text:s/>- <text:s text:c="2"/></text:p>
          </table:table-cell>
          <table:table-cell table:formula="of:=IF([.K89]=&quot;T_ex&quot;;[.L89]*([.I89]-[.$I$35])*[.$D$22];0)" office:value-type="float" office:value="0" calcext:value-type="float">
            <text:p><text:s/>- <text:s text:c="2"/></text:p>
          </table:table-cell>
          <table:table-cell table:formula="of:=IF([.K89]=&quot;yes&quot;;[.J89]*[.L89]*(0.05)*[.$D$21];0)" office:value-type="float" office:value="0" calcext:value-type="float">
            <text:p><text:s/>- <text:s text:c="2"/></text:p>
          </table:table-cell>
          <table:table-cell table:formula="of:=IF([.K89]=&quot;yes&quot;;[.J89]*[.L8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357473738388237" calcext:value-type="percentage">
            <text:p>0.0000%</text:p>
          </table:table-cell>
          <table:table-cell office:value-type="float" office:value="0.0537459283387622" calcext:value-type="float">
            <text:p>0.05</text:p>
          </table:table-cell>
          <table:table-cell office:value-type="percentage" office:value="0.000000000330013812943619" calcext:value-type="percentage">
            <text:p>0.0000%</text:p>
          </table:table-cell>
          <table:table-cell office:value-type="percentage" office:value="0.000000000294650592813639" calcext:value-type="percentage">
            <text:p>0.0000%</text:p>
          </table:table-cell>
          <table:table-cell office:value-type="percentage" office:value="0.000000000241122636301938" calcext:value-type="percentage">
            <text:p>0.0000%</text:p>
          </table:table-cell>
          <table:table-cell office:value-type="percentage" office:value="0.00000000178663693506387" calcext:value-type="percentage">
            <text:p>0.0000%</text:p>
          </table:table-cell>
          <table:table-cell table:formula="of:=MAX((1-[.I90]/(1-[.$D$25]));0)" office:value-type="float" office:value="0.999999997447662" calcext:value-type="float">
            <text:p><text:s/>1.0000 </text:p>
          </table:table-cell>
          <table:table-cell/>
          <table:table-cell table:formula="of:=EXP(-[.E90]*[.$D$23])" office:value-type="float" office:value="0.994639824449615" calcext:value-type="float">
            <text:p><text:s/>0.9946 </text:p>
          </table:table-cell>
          <table:table-cell table:formula="of:=IF([.K90]=&quot;yes&quot;;[.L90]*[.$D$22]*([.I90]-[.I89]);0)" office:value-type="float" office:value="0" calcext:value-type="float">
            <text:p><text:s/>- <text:s text:c="2"/></text:p>
          </table:table-cell>
          <table:table-cell table:formula="of:=IF([.K90]=&quot;T_ex&quot;;[.L90]*([.I90]-[.$I$35])*[.$D$22];0)" office:value-type="float" office:value="0" calcext:value-type="float">
            <text:p><text:s/>- <text:s text:c="2"/></text:p>
          </table:table-cell>
          <table:table-cell table:formula="of:=IF([.K90]=&quot;yes&quot;;[.J90]*[.L90]*(0.05)*[.$D$21];0)" office:value-type="float" office:value="0" calcext:value-type="float">
            <text:p><text:s/>- <text:s text:c="2"/></text:p>
          </table:table-cell>
          <table:table-cell table:formula="of:=IF([.K90]=&quot;yes&quot;;[.J90]*[.L9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46356211869103" calcext:value-type="percentage">
            <text:p>0.0000%</text:p>
          </table:table-cell>
          <table:table-cell office:value-type="float" office:value="0.0547231270358306" calcext:value-type="float">
            <text:p>0.05</text:p>
          </table:table-cell>
          <table:table-cell office:value-type="percentage" office:value="0.000000000419816986729771" calcext:value-type="percentage">
            <text:p>0.0000%</text:p>
          </table:table-cell>
          <table:table-cell office:value-type="percentage" office:value="0.000000000382156408740286" calcext:value-type="percentage">
            <text:p>0.0000%</text:p>
          </table:table-cell>
          <table:table-cell office:value-type="percentage" office:value="0.000000000313272938701203" calcext:value-type="percentage">
            <text:p>0.0000%</text:p>
          </table:table-cell>
          <table:table-cell office:value-type="percentage" office:value="0.00000000253520179072098" calcext:value-type="percentage">
            <text:p>0.0000%</text:p>
          </table:table-cell>
          <table:table-cell table:formula="of:=MAX((1-[.I91]/(1-[.$D$25]));0)" office:value-type="float" office:value="0.999999996378283" calcext:value-type="float">
            <text:p><text:s/>1.0000 </text:p>
          </table:table-cell>
          <table:table-cell/>
          <table:table-cell table:formula="of:=EXP(-[.E91]*[.$D$23])" office:value-type="float" office:value="0.994542633124404" calcext:value-type="float">
            <text:p><text:s/>0.9945 </text:p>
          </table:table-cell>
          <table:table-cell table:formula="of:=IF([.K91]=&quot;yes&quot;;[.L91]*[.$D$22]*([.I91]-[.I90]);0)" office:value-type="float" office:value="0" calcext:value-type="float">
            <text:p><text:s/>- <text:s text:c="2"/></text:p>
          </table:table-cell>
          <table:table-cell table:formula="of:=IF([.K91]=&quot;T_ex&quot;;[.L91]*([.I91]-[.$I$35])*[.$D$22];0)" office:value-type="float" office:value="0" calcext:value-type="float">
            <text:p><text:s/>- <text:s text:c="2"/></text:p>
          </table:table-cell>
          <table:table-cell table:formula="of:=IF([.K91]=&quot;yes&quot;;[.J91]*[.L91]*(0.05)*[.$D$21];0)" office:value-type="float" office:value="0" calcext:value-type="float">
            <text:p><text:s/>- <text:s text:c="2"/></text:p>
          </table:table-cell>
          <table:table-cell table:formula="of:=IF([.K91]=&quot;yes&quot;;[.J91]*[.L9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58597605101518" calcext:value-type="percentage">
            <text:p>0.0000%</text:p>
          </table:table-cell>
          <table:table-cell office:value-type="float" office:value="0.055700325732899" calcext:value-type="float">
            <text:p>0.06</text:p>
          </table:table-cell>
          <table:table-cell office:value-type="percentage" office:value="0.000000000542326853425479" calcext:value-type="percentage">
            <text:p>0.0000%</text:p>
          </table:table-cell>
          <table:table-cell office:value-type="percentage" office:value="0.00000000048812679009913" calcext:value-type="percentage">
            <text:p>0.0000%</text:p>
          </table:table-cell>
          <table:table-cell office:value-type="percentage" office:value="0.00000000040530719780385" calcext:value-type="percentage">
            <text:p>0.0000%</text:p>
          </table:table-cell>
          <table:table-cell office:value-type="percentage" office:value="0.00000000293679215279674" calcext:value-type="percentage">
            <text:p>0.0000%</text:p>
          </table:table-cell>
          <table:table-cell table:formula="of:=MAX((1-[.I92]/(1-[.$D$25]));0)" office:value-type="float" office:value="0.999999995804583" calcext:value-type="float">
            <text:p><text:s/>1.0000 </text:p>
          </table:table-cell>
          <table:table-cell/>
          <table:table-cell table:formula="of:=EXP(-[.E92]*[.$D$23])" office:value-type="float" office:value="0.994445451296252" calcext:value-type="float">
            <text:p><text:s/>0.9944 </text:p>
          </table:table-cell>
          <table:table-cell table:formula="of:=IF([.K92]=&quot;yes&quot;;[.L92]*[.$D$22]*([.I92]-[.I91]);0)" office:value-type="float" office:value="0" calcext:value-type="float">
            <text:p><text:s/>- <text:s text:c="2"/></text:p>
          </table:table-cell>
          <table:table-cell table:formula="of:=IF([.K92]=&quot;T_ex&quot;;[.L92]*([.I92]-[.$I$35])*[.$D$22];0)" office:value-type="float" office:value="0" calcext:value-type="float">
            <text:p><text:s/>- <text:s text:c="2"/></text:p>
          </table:table-cell>
          <table:table-cell table:formula="of:=IF([.K92]=&quot;yes&quot;;[.J92]*[.L92]*(0.05)*[.$D$21];0)" office:value-type="float" office:value="0" calcext:value-type="float">
            <text:p><text:s/>- <text:s text:c="2"/></text:p>
          </table:table-cell>
          <table:table-cell table:formula="of:=IF([.K92]=&quot;yes&quot;;[.J92]*[.L9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725709067284086" calcext:value-type="percentage">
            <text:p>0.0000%</text:p>
          </table:table-cell>
          <table:table-cell office:value-type="float" office:value="0.0566775244299674" calcext:value-type="float">
            <text:p>0.06</text:p>
          </table:table-cell>
          <table:table-cell office:value-type="percentage" office:value="0.000000000723652220369075" calcext:value-type="percentage">
            <text:p>0.0000%</text:p>
          </table:table-cell>
          <table:table-cell office:value-type="percentage" office:value="0.000000000625874404525106" calcext:value-type="percentage">
            <text:p>0.0000%</text:p>
          </table:table-cell>
          <table:table-cell office:value-type="percentage" office:value="0.000000000525008196916588" calcext:value-type="percentage">
            <text:p>0.0000%</text:p>
          </table:table-cell>
          <table:table-cell office:value-type="percentage" office:value="0.00000000364816724496286" calcext:value-type="percentage">
            <text:p>0.0000%</text:p>
          </table:table-cell>
          <table:table-cell table:formula="of:=MAX((1-[.I93]/(1-[.$D$25]));0)" office:value-type="float" office:value="0.999999994788332" calcext:value-type="float">
            <text:p><text:s/>1.0000 </text:p>
          </table:table-cell>
          <table:table-cell/>
          <table:table-cell table:formula="of:=EXP(-[.E93]*[.$D$23])" office:value-type="float" office:value="0.994348278964232" calcext:value-type="float">
            <text:p><text:s/>0.9943 </text:p>
          </table:table-cell>
          <table:table-cell table:formula="of:=IF([.K93]=&quot;yes&quot;;[.L93]*[.$D$22]*([.I93]-[.I92]);0)" office:value-type="float" office:value="0" calcext:value-type="float">
            <text:p><text:s/>- <text:s text:c="2"/></text:p>
          </table:table-cell>
          <table:table-cell table:formula="of:=IF([.K93]=&quot;T_ex&quot;;[.L93]*([.I93]-[.$I$35])*[.$D$22];0)" office:value-type="float" office:value="0" calcext:value-type="float">
            <text:p><text:s/>- <text:s text:c="2"/></text:p>
          </table:table-cell>
          <table:table-cell table:formula="of:=IF([.K93]=&quot;yes&quot;;[.J93]*[.L93]*(0.05)*[.$D$21];0)" office:value-type="float" office:value="0" calcext:value-type="float">
            <text:p><text:s/>- <text:s text:c="2"/></text:p>
          </table:table-cell>
          <table:table-cell table:formula="of:=IF([.K93]=&quot;yes&quot;;[.J93]*[.L9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091248651301612" calcext:value-type="percentage">
            <text:p>0.0000%</text:p>
          </table:table-cell>
          <table:table-cell office:value-type="float" office:value="0.0576547231270358" calcext:value-type="float">
            <text:p>0.06</text:p>
          </table:table-cell>
          <table:table-cell office:value-type="percentage" office:value="0.0000000009569542791521" calcext:value-type="percentage">
            <text:p>0.0000%</text:p>
          </table:table-cell>
          <table:table-cell office:value-type="percentage" office:value="0.000000000802903187269166" calcext:value-type="percentage">
            <text:p>0.0000%</text:p>
          </table:table-cell>
          <table:table-cell office:value-type="percentage" office:value="0.000000000663495994812635" calcext:value-type="percentage">
            <text:p>0.0000%</text:p>
          </table:table-cell>
          <table:table-cell office:value-type="percentage" office:value="0.00000000413637495921826" calcext:value-type="percentage">
            <text:p>0.0000%</text:p>
          </table:table-cell>
          <table:table-cell table:formula="of:=MAX((1-[.I94]/(1-[.$D$25]));0)" office:value-type="float" office:value="0.999999994090893" calcext:value-type="float">
            <text:p><text:s/>1.0000 </text:p>
          </table:table-cell>
          <table:table-cell/>
          <table:table-cell table:formula="of:=EXP(-[.E94]*[.$D$23])" office:value-type="float" office:value="0.994251116127415" calcext:value-type="float">
            <text:p><text:s/>0.9943 </text:p>
          </table:table-cell>
          <table:table-cell table:formula="of:=IF([.K94]=&quot;yes&quot;;[.L94]*[.$D$22]*([.I94]-[.I93]);0)" office:value-type="float" office:value="0" calcext:value-type="float">
            <text:p><text:s/>- <text:s text:c="2"/></text:p>
          </table:table-cell>
          <table:table-cell table:formula="of:=IF([.K94]=&quot;T_ex&quot;;[.L94]*([.I94]-[.$I$35])*[.$D$22];0)" office:value-type="float" office:value="0" calcext:value-type="float">
            <text:p><text:s/>- <text:s text:c="2"/></text:p>
          </table:table-cell>
          <table:table-cell table:formula="of:=IF([.K94]=&quot;yes&quot;;[.J94]*[.L94]*(0.05)*[.$D$21];0)" office:value-type="float" office:value="0" calcext:value-type="float">
            <text:p><text:s/>- <text:s text:c="2"/></text:p>
          </table:table-cell>
          <table:table-cell table:formula="of:=IF([.K94]=&quot;yes&quot;;[.J94]*[.L9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114728090028215" calcext:value-type="percentage">
            <text:p>0.0000%</text:p>
          </table:table-cell>
          <table:table-cell office:value-type="float" office:value="0.0586319218241042" calcext:value-type="float">
            <text:p>0.06</text:p>
          </table:table-cell>
          <table:table-cell office:value-type="percentage" office:value="0.00000000123070147295401" calcext:value-type="percentage">
            <text:p>0.0000%</text:p>
          </table:table-cell>
          <table:table-cell office:value-type="percentage" office:value="0.000000000993663320514315" calcext:value-type="percentage">
            <text:p>0.0000%</text:p>
          </table:table-cell>
          <table:table-cell office:value-type="percentage" office:value="0.000000000839710193600851" calcext:value-type="percentage">
            <text:p>0.0000%</text:p>
          </table:table-cell>
          <table:table-cell office:value-type="percentage" office:value="0.00000000512735426005939" calcext:value-type="percentage">
            <text:p>0.0000%</text:p>
          </table:table-cell>
          <table:table-cell table:formula="of:=MAX((1-[.I95]/(1-[.$D$25]));0)" office:value-type="float" office:value="0.999999992675208" calcext:value-type="float">
            <text:p><text:s/>1.0000 </text:p>
          </table:table-cell>
          <table:table-cell/>
          <table:table-cell table:formula="of:=EXP(-[.E95]*[.$D$23])" office:value-type="float" office:value="0.994153962784875" calcext:value-type="float">
            <text:p><text:s/>0.9942 </text:p>
          </table:table-cell>
          <table:table-cell table:formula="of:=IF([.K95]=&quot;yes&quot;;[.L95]*[.$D$22]*([.I95]-[.I94]);0)" office:value-type="float" office:value="0" calcext:value-type="float">
            <text:p><text:s/>- <text:s text:c="2"/></text:p>
          </table:table-cell>
          <table:table-cell table:formula="of:=IF([.K95]=&quot;T_ex&quot;;[.L95]*([.I95]-[.$I$35])*[.$D$22];0)" office:value-type="float" office:value="0" calcext:value-type="float">
            <text:p><text:s/>- <text:s text:c="2"/></text:p>
          </table:table-cell>
          <table:table-cell table:formula="of:=IF([.K95]=&quot;yes&quot;;[.J95]*[.L95]*(0.05)*[.$D$21];0)" office:value-type="float" office:value="0" calcext:value-type="float">
            <text:p><text:s/>- <text:s text:c="2"/></text:p>
          </table:table-cell>
          <table:table-cell table:formula="of:=IF([.K95]=&quot;yes&quot;;[.J95]*[.L9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142981942841125" calcext:value-type="percentage">
            <text:p>0.0000%</text:p>
          </table:table-cell>
          <table:table-cell office:value-type="float" office:value="0.0596091205211726" calcext:value-type="float">
            <text:p>0.06</text:p>
          </table:table-cell>
          <table:table-cell office:value-type="percentage" office:value="0.00000000156861700517652" calcext:value-type="percentage">
            <text:p>0.0000%</text:p>
          </table:table-cell>
          <table:table-cell office:value-type="percentage" office:value="0.00000000122256542445243" calcext:value-type="percentage">
            <text:p>0.0000%</text:p>
          </table:table-cell>
          <table:table-cell office:value-type="percentage" office:value="0.00000000105865454402831" calcext:value-type="percentage">
            <text:p>0.0000%</text:p>
          </table:table-cell>
          <table:table-cell office:value-type="percentage" office:value="0.00000000676360472073867" calcext:value-type="percentage">
            <text:p>0.0000%</text:p>
          </table:table-cell>
          <table:table-cell table:formula="of:=MAX((1-[.I96]/(1-[.$D$25]));0)" office:value-type="float" office:value="0.999999990337708" calcext:value-type="float">
            <text:p><text:s/>1.0000 </text:p>
          </table:table-cell>
          <table:table-cell/>
          <table:table-cell table:formula="of:=EXP(-[.E96]*[.$D$23])" office:value-type="float" office:value="0.994056818935682" calcext:value-type="float">
            <text:p><text:s/>0.9941 </text:p>
          </table:table-cell>
          <table:table-cell table:formula="of:=IF([.K96]=&quot;yes&quot;;[.L96]*[.$D$22]*([.I96]-[.I95]);0)" office:value-type="float" office:value="0" calcext:value-type="float">
            <text:p><text:s/>- <text:s text:c="2"/></text:p>
          </table:table-cell>
          <table:table-cell table:formula="of:=IF([.K96]=&quot;T_ex&quot;;[.L96]*([.I96]-[.$I$35])*[.$D$22];0)" office:value-type="float" office:value="0" calcext:value-type="float">
            <text:p><text:s/>- <text:s text:c="2"/></text:p>
          </table:table-cell>
          <table:table-cell table:formula="of:=IF([.K96]=&quot;yes&quot;;[.J96]*[.L96]*(0.05)*[.$D$21];0)" office:value-type="float" office:value="0" calcext:value-type="float">
            <text:p><text:s/>- <text:s text:c="2"/></text:p>
          </table:table-cell>
          <table:table-cell table:formula="of:=IF([.K96]=&quot;yes&quot;;[.J96]*[.L9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178561596508864" calcext:value-type="percentage">
            <text:p>0.0000%</text:p>
          </table:table-cell>
          <table:table-cell office:value-type="float" office:value="0.060586319218241" calcext:value-type="float">
            <text:p>0.06</text:p>
          </table:table-cell>
          <table:table-cell office:value-type="percentage" office:value="0.00000000194213914062047" calcext:value-type="percentage">
            <text:p>0.0000%</text:p>
          </table:table-cell>
          <table:table-cell office:value-type="percentage" office:value="0.00000000152519314622346" calcext:value-type="percentage">
            <text:p>0.0000%</text:p>
          </table:table-cell>
          <table:table-cell office:value-type="percentage" office:value="0.00000000130147586707707" calcext:value-type="percentage">
            <text:p>0.0000%</text:p>
          </table:table-cell>
          <table:table-cell office:value-type="percentage" office:value="0.00000000900854462360101" calcext:value-type="percentage">
            <text:p>0.0000%</text:p>
          </table:table-cell>
          <table:table-cell table:formula="of:=MAX((1-[.I97]/(1-[.$D$25]));0)" office:value-type="float" office:value="0.999999987130651" calcext:value-type="float">
            <text:p><text:s/>1.0000 </text:p>
          </table:table-cell>
          <table:table-cell/>
          <table:table-cell table:formula="of:=EXP(-[.E97]*[.$D$23])" office:value-type="float" office:value="0.993959684578911" calcext:value-type="float">
            <text:p><text:s/>0.9940 </text:p>
          </table:table-cell>
          <table:table-cell table:formula="of:=IF([.K97]=&quot;yes&quot;;[.L97]*[.$D$22]*([.I97]-[.I96]);0)" office:value-type="float" office:value="0" calcext:value-type="float">
            <text:p><text:s/>- <text:s text:c="2"/></text:p>
          </table:table-cell>
          <table:table-cell table:formula="of:=IF([.K97]=&quot;T_ex&quot;;[.L97]*([.I97]-[.$I$35])*[.$D$22];0)" office:value-type="float" office:value="0" calcext:value-type="float">
            <text:p><text:s/>- <text:s text:c="2"/></text:p>
          </table:table-cell>
          <table:table-cell table:formula="of:=IF([.K97]=&quot;yes&quot;;[.J97]*[.L97]*(0.05)*[.$D$21];0)" office:value-type="float" office:value="0" calcext:value-type="float">
            <text:p><text:s/>- <text:s text:c="2"/></text:p>
          </table:table-cell>
          <table:table-cell table:formula="of:=IF([.K97]=&quot;yes&quot;;[.J97]*[.L9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221543239975475" calcext:value-type="percentage">
            <text:p>0.0000%</text:p>
          </table:table-cell>
          <table:table-cell office:value-type="float" office:value="0.0615635179153094" calcext:value-type="float">
            <text:p>0.06</text:p>
          </table:table-cell>
          <table:table-cell office:value-type="percentage" office:value="0.00000000239971684412588" calcext:value-type="percentage">
            <text:p>0.0000%</text:p>
          </table:table-cell>
          <table:table-cell office:value-type="percentage" office:value="0.00000000188225230512984" calcext:value-type="percentage">
            <text:p>0.0000%</text:p>
          </table:table-cell>
          <table:table-cell office:value-type="percentage" office:value="0.00000000161692187083951" calcext:value-type="percentage">
            <text:p>0.0000%</text:p>
          </table:table-cell>
          <table:table-cell office:value-type="percentage" office:value="0.0000000114437447840121" calcext:value-type="percentage">
            <text:p>0.0000%</text:p>
          </table:table-cell>
          <table:table-cell table:formula="of:=MAX((1-[.I98]/(1-[.$D$25]));0)" office:value-type="float" office:value="0.999999983651793" calcext:value-type="float">
            <text:p><text:s/>1.0000 </text:p>
          </table:table-cell>
          <table:table-cell/>
          <table:table-cell table:formula="of:=EXP(-[.E98]*[.$D$23])" office:value-type="float" office:value="0.993862559713632" calcext:value-type="float">
            <text:p><text:s/>0.9939 </text:p>
          </table:table-cell>
          <table:table-cell table:formula="of:=IF([.K98]=&quot;yes&quot;;[.L98]*[.$D$22]*([.I98]-[.I97]);0)" office:value-type="float" office:value="0" calcext:value-type="float">
            <text:p><text:s/>- <text:s text:c="2"/></text:p>
          </table:table-cell>
          <table:table-cell table:formula="of:=IF([.K98]=&quot;T_ex&quot;;[.L98]*([.I98]-[.$I$35])*[.$D$22];0)" office:value-type="float" office:value="0" calcext:value-type="float">
            <text:p><text:s/>- <text:s text:c="2"/></text:p>
          </table:table-cell>
          <table:table-cell table:formula="of:=IF([.K98]=&quot;yes&quot;;[.J98]*[.L98]*(0.05)*[.$D$21];0)" office:value-type="float" office:value="0" calcext:value-type="float">
            <text:p><text:s/>- <text:s text:c="2"/></text:p>
          </table:table-cell>
          <table:table-cell table:formula="of:=IF([.K98]=&quot;yes&quot;;[.J98]*[.L9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272122853584023" calcext:value-type="percentage">
            <text:p>0.0000%</text:p>
          </table:table-cell>
          <table:table-cell office:value-type="float" office:value="0.0625407166123779" calcext:value-type="float">
            <text:p>0.06</text:p>
          </table:table-cell>
          <table:table-cell office:value-type="percentage" office:value="0.00000000289099993278086" calcext:value-type="percentage">
            <text:p>0.0000%</text:p>
          </table:table-cell>
          <table:table-cell office:value-type="percentage" office:value="0.00000000233560925377851" calcext:value-type="percentage">
            <text:p>0.0000%</text:p>
          </table:table-cell>
          <table:table-cell office:value-type="percentage" office:value="0.00000000200639873049191" calcext:value-type="percentage">
            <text:p>0.0000%</text:p>
          </table:table-cell>
          <table:table-cell office:value-type="percentage" office:value="0.000000014140203955515" calcext:value-type="percentage">
            <text:p>0.0000%</text:p>
          </table:table-cell>
          <table:table-cell table:formula="of:=MAX((1-[.I99]/(1-[.$D$25]));0)" office:value-type="float" office:value="0.999999979799709" calcext:value-type="float">
            <text:p><text:s/>1.0000 </text:p>
          </table:table-cell>
          <table:table-cell/>
          <table:table-cell table:formula="of:=EXP(-[.E99]*[.$D$23])" office:value-type="float" office:value="0.993765444338918" calcext:value-type="float">
            <text:p><text:s/>0.9938 </text:p>
          </table:table-cell>
          <table:table-cell table:formula="of:=IF([.K99]=&quot;yes&quot;;[.L99]*[.$D$22]*([.I99]-[.I98]);0)" office:value-type="float" office:value="0" calcext:value-type="float">
            <text:p><text:s/>- <text:s text:c="2"/></text:p>
          </table:table-cell>
          <table:table-cell table:formula="of:=IF([.K99]=&quot;T_ex&quot;;[.L99]*([.I99]-[.$I$35])*[.$D$22];0)" office:value-type="float" office:value="0" calcext:value-type="float">
            <text:p><text:s/>- <text:s text:c="2"/></text:p>
          </table:table-cell>
          <table:table-cell table:formula="of:=IF([.K99]=&quot;yes&quot;;[.J99]*[.L99]*(0.05)*[.$D$21];0)" office:value-type="float" office:value="0" calcext:value-type="float">
            <text:p><text:s/>- <text:s text:c="2"/></text:p>
          </table:table-cell>
          <table:table-cell table:formula="of:=IF([.K99]=&quot;yes&quot;;[.J99]*[.L9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332388022328267" calcext:value-type="percentage">
            <text:p>0.0000%</text:p>
          </table:table-cell>
          <table:table-cell office:value-type="float" office:value="0.0635179153094463" calcext:value-type="float">
            <text:p>0.06</text:p>
          </table:table-cell>
          <table:table-cell office:value-type="percentage" office:value="0.00000000348798200766609" calcext:value-type="percentage">
            <text:p>0.0000%</text:p>
          </table:table-cell>
          <table:table-cell office:value-type="percentage" office:value="0.00000000293420571728653" calcext:value-type="percentage">
            <text:p>0.0000%</text:p>
          </table:table-cell>
          <table:table-cell office:value-type="percentage" office:value="0.00000000245279160537848" calcext:value-type="percentage">
            <text:p>0.0000%</text:p>
          </table:table-cell>
          <table:table-cell office:value-type="percentage" office:value="0.0000000169873462796399" calcext:value-type="percentage">
            <text:p>0.0000%</text:p>
          </table:table-cell>
          <table:table-cell table:formula="of:=MAX((1-[.I100]/(1-[.$D$25]));0)" office:value-type="float" office:value="0.999999975732362" calcext:value-type="float">
            <text:p><text:s/>1.0000 </text:p>
          </table:table-cell>
          <table:table-cell/>
          <table:table-cell table:formula="of:=EXP(-[.E100]*[.$D$23])" office:value-type="float" office:value="0.993668338453842" calcext:value-type="float">
            <text:p><text:s/>0.9937 </text:p>
          </table:table-cell>
          <table:table-cell table:formula="of:=IF([.K100]=&quot;yes&quot;;[.L100]*[.$D$22]*([.I100]-[.I99]);0)" office:value-type="float" office:value="0" calcext:value-type="float">
            <text:p><text:s/>- <text:s text:c="2"/></text:p>
          </table:table-cell>
          <table:table-cell table:formula="of:=IF([.K100]=&quot;T_ex&quot;;[.L100]*([.I100]-[.$I$35])*[.$D$22];0)" office:value-type="float" office:value="0" calcext:value-type="float">
            <text:p><text:s/>- <text:s text:c="2"/></text:p>
          </table:table-cell>
          <table:table-cell table:formula="of:=IF([.K100]=&quot;yes&quot;;[.J100]*[.L100]*(0.05)*[.$D$21];0)" office:value-type="float" office:value="0" calcext:value-type="float">
            <text:p><text:s/>- <text:s text:c="2"/></text:p>
          </table:table-cell>
          <table:table-cell table:formula="of:=IF([.K100]=&quot;yes&quot;;[.J100]*[.L10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401461018206817" calcext:value-type="percentage">
            <text:p>0.0000%</text:p>
          </table:table-cell>
          <table:table-cell office:value-type="float" office:value="0.0644951140065147" calcext:value-type="float">
            <text:p>0.06</text:p>
          </table:table-cell>
          <table:table-cell office:value-type="percentage" office:value="0.00000000423174386532388" calcext:value-type="percentage">
            <text:p>0.0000%</text:p>
          </table:table-cell>
          <table:table-cell office:value-type="percentage" office:value="0.00000000363554992999227" calcext:value-type="percentage">
            <text:p>0.0000%</text:p>
          </table:table-cell>
          <table:table-cell office:value-type="percentage" office:value="0.00000000302959884179721" calcext:value-type="percentage">
            <text:p>0.0000%</text:p>
          </table:table-cell>
          <table:table-cell office:value-type="percentage" office:value="0.0000000190922593690246" calcext:value-type="percentage">
            <text:p>0.0000%</text:p>
          </table:table-cell>
          <table:table-cell table:formula="of:=MAX((1-[.I101]/(1-[.$D$25]));0)" office:value-type="float" office:value="0.999999972725344" calcext:value-type="float">
            <text:p><text:s/>1.0000 </text:p>
          </table:table-cell>
          <table:table-cell/>
          <table:table-cell table:formula="of:=EXP(-[.E101]*[.$D$23])" office:value-type="float" office:value="0.993571242057478" calcext:value-type="float">
            <text:p><text:s/>0.9936 </text:p>
          </table:table-cell>
          <table:table-cell table:formula="of:=IF([.K101]=&quot;yes&quot;;[.L101]*[.$D$22]*([.I101]-[.I100]);0)" office:value-type="float" office:value="0" calcext:value-type="float">
            <text:p><text:s/>- <text:s text:c="2"/></text:p>
          </table:table-cell>
          <table:table-cell table:formula="of:=IF([.K101]=&quot;T_ex&quot;;[.L101]*([.I101]-[.$I$35])*[.$D$22];0)" office:value-type="float" office:value="0" calcext:value-type="float">
            <text:p><text:s/>- <text:s text:c="2"/></text:p>
          </table:table-cell>
          <table:table-cell table:formula="of:=IF([.K101]=&quot;yes&quot;;[.J101]*[.L101]*(0.05)*[.$D$21];0)" office:value-type="float" office:value="0" calcext:value-type="float">
            <text:p><text:s/>- <text:s text:c="2"/></text:p>
          </table:table-cell>
          <table:table-cell table:formula="of:=IF([.K101]=&quot;yes&quot;;[.J101]*[.L10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494605745249288" calcext:value-type="percentage">
            <text:p>0.0000%</text:p>
          </table:table-cell>
          <table:table-cell office:value-type="float" office:value="0.0654723127035831" calcext:value-type="float">
            <text:p>0.07</text:p>
          </table:table-cell>
          <table:table-cell office:value-type="percentage" office:value="0.00000000519282742583727" calcext:value-type="percentage">
            <text:p>0.0000%</text:p>
          </table:table-cell>
          <table:table-cell office:value-type="percentage" office:value="0.00000000441529212857894" calcext:value-type="percentage">
            <text:p>0.0000%</text:p>
          </table:table-cell>
          <table:table-cell office:value-type="percentage" office:value="0.00000000364799179863873" calcext:value-type="percentage">
            <text:p>0.0000%</text:p>
          </table:table-cell>
          <table:table-cell office:value-type="percentage" office:value="0.0000000258844357137189" calcext:value-type="percentage">
            <text:p>0.0000%</text:p>
          </table:table-cell>
          <table:table-cell table:formula="of:=MAX((1-[.I102]/(1-[.$D$25]));0)" office:value-type="float" office:value="0.999999963022235" calcext:value-type="float">
            <text:p><text:s/>1.0000 </text:p>
          </table:table-cell>
          <table:table-cell/>
          <table:table-cell table:formula="of:=EXP(-[.E102]*[.$D$23])" office:value-type="float" office:value="0.993474155148897" calcext:value-type="float">
            <text:p><text:s/>0.9935 </text:p>
          </table:table-cell>
          <table:table-cell table:formula="of:=IF([.K102]=&quot;yes&quot;;[.L102]*[.$D$22]*([.I102]-[.I101]);0)" office:value-type="float" office:value="0" calcext:value-type="float">
            <text:p><text:s/>- <text:s text:c="2"/></text:p>
          </table:table-cell>
          <table:table-cell table:formula="of:=IF([.K102]=&quot;T_ex&quot;;[.L102]*([.I102]-[.$I$35])*[.$D$22];0)" office:value-type="float" office:value="0" calcext:value-type="float">
            <text:p><text:s/>- <text:s text:c="2"/></text:p>
          </table:table-cell>
          <table:table-cell table:formula="of:=IF([.K102]=&quot;yes&quot;;[.J102]*[.L102]*(0.05)*[.$D$21];0)" office:value-type="float" office:value="0" calcext:value-type="float">
            <text:p><text:s/>- <text:s text:c="2"/></text:p>
          </table:table-cell>
          <table:table-cell table:formula="of:=IF([.K102]=&quot;yes&quot;;[.J102]*[.L10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609442432630836" calcext:value-type="percentage">
            <text:p>0.0000%</text:p>
          </table:table-cell>
          <table:table-cell office:value-type="float" office:value="0.0664495114006515" calcext:value-type="float">
            <text:p>0.07</text:p>
          </table:table-cell>
          <table:table-cell office:value-type="percentage" office:value="0.00000000620578173071706" calcext:value-type="percentage">
            <text:p>0.0000%</text:p>
          </table:table-cell>
          <table:table-cell office:value-type="percentage" office:value="0.00000000540416451255688" calcext:value-type="percentage">
            <text:p>0.0000%</text:p>
          </table:table-cell>
          <table:table-cell office:value-type="percentage" office:value="0.00000000440089331754656" calcext:value-type="percentage">
            <text:p>0.0000%</text:p>
          </table:table-cell>
          <table:table-cell office:value-type="percentage" office:value="0.0000000324828485664952" calcext:value-type="percentage">
            <text:p>0.0000%</text:p>
          </table:table-cell>
          <table:table-cell table:formula="of:=MAX((1-[.I103]/(1-[.$D$25]));0)" office:value-type="float" office:value="0.999999953595931" calcext:value-type="float">
            <text:p><text:s/>1.0000 </text:p>
          </table:table-cell>
          <table:table-cell/>
          <table:table-cell table:formula="of:=EXP(-[.E103]*[.$D$23])" office:value-type="float" office:value="0.993377077727172" calcext:value-type="float">
            <text:p><text:s/>0.9934 </text:p>
          </table:table-cell>
          <table:table-cell table:formula="of:=IF([.K103]=&quot;yes&quot;;[.L103]*[.$D$22]*([.I103]-[.I102]);0)" office:value-type="float" office:value="0" calcext:value-type="float">
            <text:p><text:s/>- <text:s text:c="2"/></text:p>
          </table:table-cell>
          <table:table-cell table:formula="of:=IF([.K103]=&quot;T_ex&quot;;[.L103]*([.I103]-[.$I$35])*[.$D$22];0)" office:value-type="float" office:value="0" calcext:value-type="float">
            <text:p><text:s/>- <text:s text:c="2"/></text:p>
          </table:table-cell>
          <table:table-cell table:formula="of:=IF([.K103]=&quot;yes&quot;;[.J103]*[.L103]*(0.05)*[.$D$21];0)" office:value-type="float" office:value="0" calcext:value-type="float">
            <text:p><text:s/>- <text:s text:c="2"/></text:p>
          </table:table-cell>
          <table:table-cell table:formula="of:=IF([.K103]=&quot;yes&quot;;[.J103]*[.L10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762269165566209" calcext:value-type="percentage">
            <text:p>0.0000%</text:p>
          </table:table-cell>
          <table:table-cell office:value-type="float" office:value="0.0674267100977199" calcext:value-type="float">
            <text:p>0.07</text:p>
          </table:table-cell>
          <table:table-cell office:value-type="percentage" office:value="0.00000000733916448947269" calcext:value-type="percentage">
            <text:p>0.0000%</text:p>
          </table:table-cell>
          <table:table-cell office:value-type="percentage" office:value="0.00000000645144848099299" calcext:value-type="percentage">
            <text:p>0.0000%</text:p>
          </table:table-cell>
          <table:table-cell office:value-type="percentage" office:value="0.00000000545241831240162" calcext:value-type="percentage">
            <text:p>0.0000%</text:p>
          </table:table-cell>
          <table:table-cell office:value-type="percentage" office:value="0.0000000381465194554398" calcext:value-type="percentage">
            <text:p>0.0000%</text:p>
          </table:table-cell>
          <table:table-cell table:formula="of:=MAX((1-[.I104]/(1-[.$D$25]));0)" office:value-type="float" office:value="0.999999945504972" calcext:value-type="float">
            <text:p><text:s/>1.0000 </text:p>
          </table:table-cell>
          <table:table-cell/>
          <table:table-cell table:formula="of:=EXP(-[.E104]*[.$D$23])" office:value-type="float" office:value="0.993280009791377" calcext:value-type="float">
            <text:p><text:s/>0.9933 </text:p>
          </table:table-cell>
          <table:table-cell table:formula="of:=IF([.K104]=&quot;yes&quot;;[.L104]*[.$D$22]*([.I104]-[.I103]);0)" office:value-type="float" office:value="0" calcext:value-type="float">
            <text:p><text:s/>- <text:s text:c="2"/></text:p>
          </table:table-cell>
          <table:table-cell table:formula="of:=IF([.K104]=&quot;T_ex&quot;;[.L104]*([.I104]-[.$I$35])*[.$D$22];0)" office:value-type="float" office:value="0" calcext:value-type="float">
            <text:p><text:s/>- <text:s text:c="2"/></text:p>
          </table:table-cell>
          <table:table-cell table:formula="of:=IF([.K104]=&quot;yes&quot;;[.J104]*[.L104]*(0.05)*[.$D$21];0)" office:value-type="float" office:value="0" calcext:value-type="float">
            <text:p><text:s/>- <text:s text:c="2"/></text:p>
          </table:table-cell>
          <table:table-cell table:formula="of:=IF([.K104]=&quot;yes&quot;;[.J104]*[.L10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0921691074795561" calcext:value-type="percentage">
            <text:p>0.0000%</text:p>
          </table:table-cell>
          <table:table-cell office:value-type="float" office:value="0.0684039087947883" calcext:value-type="float">
            <text:p>0.07</text:p>
          </table:table-cell>
          <table:table-cell office:value-type="percentage" office:value="0.00000000869799373637292" calcext:value-type="percentage">
            <text:p>0.0000%</text:p>
          </table:table-cell>
          <table:table-cell office:value-type="percentage" office:value="0.0000000076849365937548" calcext:value-type="percentage">
            <text:p>0.0000%</text:p>
          </table:table-cell>
          <table:table-cell office:value-type="percentage" office:value="0.00000000665763071783232" calcext:value-type="percentage">
            <text:p>0.0000%</text:p>
          </table:table-cell>
          <table:table-cell office:value-type="percentage" office:value="0.000000044456878258714" calcext:value-type="percentage">
            <text:p>0.0000%</text:p>
          </table:table-cell>
          <table:table-cell table:formula="of:=MAX((1-[.I105]/(1-[.$D$25]));0)" office:value-type="float" office:value="0.999999936490174" calcext:value-type="float">
            <text:p><text:s/>1.0000 </text:p>
          </table:table-cell>
          <table:table-cell/>
          <table:table-cell table:formula="of:=EXP(-[.E105]*[.$D$23])" office:value-type="float" office:value="0.993182951340585" calcext:value-type="float">
            <text:p><text:s/>0.9932 </text:p>
          </table:table-cell>
          <table:table-cell table:formula="of:=IF([.K105]=&quot;yes&quot;;[.L105]*[.$D$22]*([.I105]-[.I104]);0)" office:value-type="float" office:value="0" calcext:value-type="float">
            <text:p><text:s/>- <text:s text:c="2"/></text:p>
          </table:table-cell>
          <table:table-cell table:formula="of:=IF([.K105]=&quot;T_ex&quot;;[.L105]*([.I105]-[.$I$35])*[.$D$22];0)" office:value-type="float" office:value="0" calcext:value-type="float">
            <text:p><text:s/>- <text:s text:c="2"/></text:p>
          </table:table-cell>
          <table:table-cell table:formula="of:=IF([.K105]=&quot;yes&quot;;[.J105]*[.L105]*(0.05)*[.$D$21];0)" office:value-type="float" office:value="0" calcext:value-type="float">
            <text:p><text:s/>- <text:s text:c="2"/></text:p>
          </table:table-cell>
          <table:table-cell table:formula="of:=IF([.K105]=&quot;yes&quot;;[.J105]*[.L10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109466573716688" calcext:value-type="percentage">
            <text:p>0.0000%</text:p>
          </table:table-cell>
          <table:table-cell office:value-type="float" office:value="0.0693811074918567" calcext:value-type="float">
            <text:p>0.07</text:p>
          </table:table-cell>
          <table:table-cell office:value-type="percentage" office:value="0.0000000102715639715978" calcext:value-type="percentage">
            <text:p>0.0000%</text:p>
          </table:table-cell>
          <table:table-cell office:value-type="percentage" office:value="0.00000000913164753035822" calcext:value-type="percentage">
            <text:p>0.0000%</text:p>
          </table:table-cell>
          <table:table-cell office:value-type="percentage" office:value="0.00000000795524711993956" calcext:value-type="percentage">
            <text:p>0.0000%</text:p>
          </table:table-cell>
          <table:table-cell office:value-type="percentage" office:value="0.0000000551021326000711" calcext:value-type="percentage">
            <text:p>0.0000%</text:p>
          </table:table-cell>
          <table:table-cell table:formula="of:=MAX((1-[.I106]/(1-[.$D$25]));0)" office:value-type="float" office:value="0.999999921282668" calcext:value-type="float">
            <text:p><text:s/>1.0000 </text:p>
          </table:table-cell>
          <table:table-cell/>
          <table:table-cell table:formula="of:=EXP(-[.E106]*[.$D$23])" office:value-type="float" office:value="0.993085902373868" calcext:value-type="float">
            <text:p><text:s/>0.9931 </text:p>
          </table:table-cell>
          <table:table-cell table:formula="of:=IF([.K106]=&quot;yes&quot;;[.L106]*[.$D$22]*([.I106]-[.I105]);0)" office:value-type="float" office:value="0" calcext:value-type="float">
            <text:p><text:s/>- <text:s text:c="2"/></text:p>
          </table:table-cell>
          <table:table-cell table:formula="of:=IF([.K106]=&quot;T_ex&quot;;[.L106]*([.I106]-[.$I$35])*[.$D$22];0)" office:value-type="float" office:value="0" calcext:value-type="float">
            <text:p><text:s/>- <text:s text:c="2"/></text:p>
          </table:table-cell>
          <table:table-cell table:formula="of:=IF([.K106]=&quot;yes&quot;;[.J106]*[.L106]*(0.05)*[.$D$21];0)" office:value-type="float" office:value="0" calcext:value-type="float">
            <text:p><text:s/>- <text:s text:c="2"/></text:p>
          </table:table-cell>
          <table:table-cell table:formula="of:=IF([.K106]=&quot;yes&quot;;[.J106]*[.L10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128167164381576" calcext:value-type="percentage">
            <text:p>0.0000%</text:p>
          </table:table-cell>
          <table:table-cell office:value-type="float" office:value="0.0703583061889251" calcext:value-type="float">
            <text:p>0.07</text:p>
          </table:table-cell>
          <table:table-cell office:value-type="percentage" office:value="0.0000000120988788543386" calcext:value-type="percentage">
            <text:p>0.0000%</text:p>
          </table:table-cell>
          <table:table-cell office:value-type="percentage" office:value="0.0000000109257149139008" calcext:value-type="percentage">
            <text:p>0.0000%</text:p>
          </table:table-cell>
          <table:table-cell office:value-type="percentage" office:value="0.00000000952606905357811" calcext:value-type="percentage">
            <text:p>0.0000%</text:p>
          </table:table-cell>
          <table:table-cell office:value-type="percentage" office:value="0.000000061004339513282" calcext:value-type="percentage">
            <text:p>0.0000%</text:p>
          </table:table-cell>
          <table:table-cell table:formula="of:=MAX((1-[.I107]/(1-[.$D$25]));0)" office:value-type="float" office:value="0.999999912850944" calcext:value-type="float">
            <text:p><text:s/>1.0000 </text:p>
          </table:table-cell>
          <table:table-cell/>
          <table:table-cell table:formula="of:=EXP(-[.E107]*[.$D$23])" office:value-type="float" office:value="0.992988862890301" calcext:value-type="float">
            <text:p><text:s/>0.9930 </text:p>
          </table:table-cell>
          <table:table-cell table:formula="of:=IF([.K107]=&quot;yes&quot;;[.L107]*[.$D$22]*([.I107]-[.I106]);0)" office:value-type="float" office:value="0" calcext:value-type="float">
            <text:p><text:s/>- <text:s text:c="2"/></text:p>
          </table:table-cell>
          <table:table-cell table:formula="of:=IF([.K107]=&quot;T_ex&quot;;[.L107]*([.I107]-[.$I$35])*[.$D$22];0)" office:value-type="float" office:value="0" calcext:value-type="float">
            <text:p><text:s/>- <text:s text:c="2"/></text:p>
          </table:table-cell>
          <table:table-cell table:formula="of:=IF([.K107]=&quot;yes&quot;;[.J107]*[.L107]*(0.05)*[.$D$21];0)" office:value-type="float" office:value="0" calcext:value-type="float">
            <text:p><text:s/>- <text:s text:c="2"/></text:p>
          </table:table-cell>
          <table:table-cell table:formula="of:=IF([.K107]=&quot;yes&quot;;[.J107]*[.L10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149107680436078" calcext:value-type="percentage">
            <text:p>0.0000%</text:p>
          </table:table-cell>
          <table:table-cell office:value-type="float" office:value="0.0713355048859935" calcext:value-type="float">
            <text:p>0.07</text:p>
          </table:table-cell>
          <table:table-cell office:value-type="percentage" office:value="0.0000000144380855282567" calcext:value-type="percentage">
            <text:p>0.0000%</text:p>
          </table:table-cell>
          <table:table-cell office:value-type="percentage" office:value="0.000000012831812551406" calcext:value-type="percentage">
            <text:p>0.0000%</text:p>
          </table:table-cell>
          <table:table-cell office:value-type="percentage" office:value="0.0000000114450122323806" calcext:value-type="percentage">
            <text:p>0.0000%</text:p>
          </table:table-cell>
          <table:table-cell office:value-type="percentage" office:value="0.0000000680812114151053" calcext:value-type="percentage">
            <text:p>0.0000%</text:p>
          </table:table-cell>
          <table:table-cell table:formula="of:=MAX((1-[.I108]/(1-[.$D$25]));0)" office:value-type="float" office:value="0.999999902741127" calcext:value-type="float">
            <text:p><text:s/>1.0000 </text:p>
          </table:table-cell>
          <table:table-cell/>
          <table:table-cell table:formula="of:=EXP(-[.E108]*[.$D$23])" office:value-type="float" office:value="0.992891832888955" calcext:value-type="float">
            <text:p><text:s/>0.9929 </text:p>
          </table:table-cell>
          <table:table-cell table:formula="of:=IF([.K108]=&quot;yes&quot;;[.L108]*[.$D$22]*([.I108]-[.I107]);0)" office:value-type="float" office:value="0" calcext:value-type="float">
            <text:p><text:s/>- <text:s text:c="2"/></text:p>
          </table:table-cell>
          <table:table-cell table:formula="of:=IF([.K108]=&quot;T_ex&quot;;[.L108]*([.I108]-[.$I$35])*[.$D$22];0)" office:value-type="float" office:value="0" calcext:value-type="float">
            <text:p><text:s/>- <text:s text:c="2"/></text:p>
          </table:table-cell>
          <table:table-cell table:formula="of:=IF([.K108]=&quot;yes&quot;;[.J108]*[.L108]*(0.05)*[.$D$21];0)" office:value-type="float" office:value="0" calcext:value-type="float">
            <text:p><text:s/>- <text:s text:c="2"/></text:p>
          </table:table-cell>
          <table:table-cell table:formula="of:=IF([.K108]=&quot;yes&quot;;[.J108]*[.L10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175243101607769" calcext:value-type="percentage">
            <text:p>0.0000%</text:p>
          </table:table-cell>
          <table:table-cell office:value-type="float" office:value="0.0723127035830619" calcext:value-type="float">
            <text:p>0.07</text:p>
          </table:table-cell>
          <table:table-cell office:value-type="percentage" office:value="0.0000000169894823109917" calcext:value-type="percentage">
            <text:p>0.0000%</text:p>
          </table:table-cell>
          <table:table-cell office:value-type="percentage" office:value="0.0000000152197019498423" calcext:value-type="percentage">
            <text:p>0.0000%</text:p>
          </table:table-cell>
          <table:table-cell office:value-type="percentage" office:value="0.0000000137059487947955" calcext:value-type="percentage">
            <text:p>0.0000%</text:p>
          </table:table-cell>
          <table:table-cell office:value-type="percentage" office:value="0.0000000752801176095996" calcext:value-type="percentage">
            <text:p>0.0000%</text:p>
          </table:table-cell>
          <table:table-cell table:formula="of:=MAX((1-[.I109]/(1-[.$D$25]));0)" office:value-type="float" office:value="0.999999892456975" calcext:value-type="float">
            <text:p><text:s/>1.0000 </text:p>
          </table:table-cell>
          <table:table-cell/>
          <table:table-cell table:formula="of:=EXP(-[.E109]*[.$D$23])" office:value-type="float" office:value="0.992794812368906" calcext:value-type="float">
            <text:p><text:s/>0.9928 </text:p>
          </table:table-cell>
          <table:table-cell table:formula="of:=IF([.K109]=&quot;yes&quot;;[.L109]*[.$D$22]*([.I109]-[.I108]);0)" office:value-type="float" office:value="0" calcext:value-type="float">
            <text:p><text:s/>- <text:s text:c="2"/></text:p>
          </table:table-cell>
          <table:table-cell table:formula="of:=IF([.K109]=&quot;T_ex&quot;;[.L109]*([.I109]-[.$I$35])*[.$D$22];0)" office:value-type="float" office:value="0" calcext:value-type="float">
            <text:p><text:s/>- <text:s text:c="2"/></text:p>
          </table:table-cell>
          <table:table-cell table:formula="of:=IF([.K109]=&quot;yes&quot;;[.J109]*[.L109]*(0.05)*[.$D$21];0)" office:value-type="float" office:value="0" calcext:value-type="float">
            <text:p><text:s/>- <text:s text:c="2"/></text:p>
          </table:table-cell>
          <table:table-cell table:formula="of:=IF([.K109]=&quot;yes&quot;;[.J109]*[.L10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207276736563511" calcext:value-type="percentage">
            <text:p>0.0000%</text:p>
          </table:table-cell>
          <table:table-cell office:value-type="float" office:value="0.0732899022801303" calcext:value-type="float">
            <text:p>0.07</text:p>
          </table:table-cell>
          <table:table-cell office:value-type="percentage" office:value="0.000000020117328247693" calcext:value-type="percentage">
            <text:p>0.0000%</text:p>
          </table:table-cell>
          <table:table-cell office:value-type="percentage" office:value="0.0000000183662711583654" calcext:value-type="percentage">
            <text:p>0.0000%</text:p>
          </table:table-cell>
          <table:table-cell office:value-type="percentage" office:value="0.0000000163726343493931" calcext:value-type="percentage">
            <text:p>0.0000%</text:p>
          </table:table-cell>
          <table:table-cell office:value-type="percentage" office:value="0.0000000972656115727499" calcext:value-type="percentage">
            <text:p>0.0000%</text:p>
          </table:table-cell>
          <table:table-cell table:formula="of:=MAX((1-[.I110]/(1-[.$D$25]));0)" office:value-type="float" office:value="0.999999861049126" calcext:value-type="float">
            <text:p><text:s/>1.0000 </text:p>
          </table:table-cell>
          <table:table-cell/>
          <table:table-cell table:formula="of:=EXP(-[.E110]*[.$D$23])" office:value-type="float" office:value="0.992697801329226" calcext:value-type="float">
            <text:p><text:s/>0.9927 </text:p>
          </table:table-cell>
          <table:table-cell table:formula="of:=IF([.K110]=&quot;yes&quot;;[.L110]*[.$D$22]*([.I110]-[.I109]);0)" office:value-type="float" office:value="0" calcext:value-type="float">
            <text:p><text:s/>- <text:s text:c="2"/></text:p>
          </table:table-cell>
          <table:table-cell table:formula="of:=IF([.K110]=&quot;T_ex&quot;;[.L110]*([.I110]-[.$I$35])*[.$D$22];0)" office:value-type="float" office:value="0" calcext:value-type="float">
            <text:p><text:s/>- <text:s text:c="2"/></text:p>
          </table:table-cell>
          <table:table-cell table:formula="of:=IF([.K110]=&quot;yes&quot;;[.J110]*[.L110]*(0.05)*[.$D$21];0)" office:value-type="float" office:value="0" calcext:value-type="float">
            <text:p><text:s/>- <text:s text:c="2"/></text:p>
          </table:table-cell>
          <table:table-cell table:formula="of:=IF([.K110]=&quot;yes&quot;;[.J110]*[.L11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243461788007604" calcext:value-type="percentage">
            <text:p>0.0000%</text:p>
          </table:table-cell>
          <table:table-cell office:value-type="float" office:value="0.0742671009771987" calcext:value-type="float">
            <text:p>0.07</text:p>
          </table:table-cell>
          <table:table-cell office:value-type="percentage" office:value="0.0000000237202971709038" calcext:value-type="percentage">
            <text:p>0.0000%</text:p>
          </table:table-cell>
          <table:table-cell office:value-type="percentage" office:value="0.0000000215666951763893" calcext:value-type="percentage">
            <text:p>0.0000%</text:p>
          </table:table-cell>
          <table:table-cell office:value-type="percentage" office:value="0.0000000193877841603296" calcext:value-type="percentage">
            <text:p>0.0000%</text:p>
          </table:table-cell>
          <table:table-cell office:value-type="percentage" office:value="0.000000118487052185312" calcext:value-type="percentage">
            <text:p>0.0000%</text:p>
          </table:table-cell>
          <table:table-cell table:formula="of:=MAX((1-[.I111]/(1-[.$D$25]));0)" office:value-type="float" office:value="0.999999830732783" calcext:value-type="float">
            <text:p><text:s/>1.0000 </text:p>
          </table:table-cell>
          <table:table-cell/>
          <table:table-cell table:formula="of:=EXP(-[.E111]*[.$D$23])" office:value-type="float" office:value="0.992600799768989" calcext:value-type="float">
            <text:p><text:s/>0.9926 </text:p>
          </table:table-cell>
          <table:table-cell table:formula="of:=IF([.K111]=&quot;yes&quot;;[.L111]*[.$D$22]*([.I111]-[.I110]);0)" office:value-type="float" office:value="0" calcext:value-type="float">
            <text:p><text:s/>- <text:s text:c="2"/></text:p>
          </table:table-cell>
          <table:table-cell table:formula="of:=IF([.K111]=&quot;T_ex&quot;;[.L111]*([.I111]-[.$I$35])*[.$D$22];0)" office:value-type="float" office:value="0" calcext:value-type="float">
            <text:p><text:s/>- <text:s text:c="2"/></text:p>
          </table:table-cell>
          <table:table-cell table:formula="of:=IF([.K111]=&quot;yes&quot;;[.J111]*[.L111]*(0.05)*[.$D$21];0)" office:value-type="float" office:value="0" calcext:value-type="float">
            <text:p><text:s/>- <text:s text:c="2"/></text:p>
          </table:table-cell>
          <table:table-cell table:formula="of:=IF([.K111]=&quot;yes&quot;;[.J111]*[.L11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285014154122187" calcext:value-type="percentage">
            <text:p>0.0000%</text:p>
          </table:table-cell>
          <table:table-cell office:value-type="float" office:value="0.0752442996742671" calcext:value-type="float">
            <text:p>0.08</text:p>
          </table:table-cell>
          <table:table-cell office:value-type="percentage" office:value="0.0000000280221055548591" calcext:value-type="percentage">
            <text:p>0.0000%</text:p>
          </table:table-cell>
          <table:table-cell office:value-type="percentage" office:value="0.0000000254105480601563" calcext:value-type="percentage">
            <text:p>0.0000%</text:p>
          </table:table-cell>
          <table:table-cell office:value-type="percentage" office:value="0.0000000226543092951559" calcext:value-type="percentage">
            <text:p>0.0000%</text:p>
          </table:table-cell>
          <table:table-cell office:value-type="percentage" office:value="0.000000132977216199537" calcext:value-type="percentage">
            <text:p>0.0000%</text:p>
          </table:table-cell>
          <table:table-cell table:formula="of:=MAX((1-[.I112]/(1-[.$D$25]));0)" office:value-type="float" office:value="0.999999810032548" calcext:value-type="float">
            <text:p><text:s/>1.0000 </text:p>
          </table:table-cell>
          <table:table-cell/>
          <table:table-cell table:formula="of:=EXP(-[.E112]*[.$D$23])" office:value-type="float" office:value="0.992503807687269" calcext:value-type="float">
            <text:p><text:s/>0.9925 </text:p>
          </table:table-cell>
          <table:table-cell table:formula="of:=IF([.K112]=&quot;yes&quot;;[.L112]*[.$D$22]*([.I112]-[.I111]);0)" office:value-type="float" office:value="0" calcext:value-type="float">
            <text:p><text:s/>- <text:s text:c="2"/></text:p>
          </table:table-cell>
          <table:table-cell table:formula="of:=IF([.K112]=&quot;T_ex&quot;;[.L112]*([.I112]-[.$I$35])*[.$D$22];0)" office:value-type="float" office:value="0" calcext:value-type="float">
            <text:p><text:s/>- <text:s text:c="2"/></text:p>
          </table:table-cell>
          <table:table-cell table:formula="of:=IF([.K112]=&quot;yes&quot;;[.J112]*[.L112]*(0.05)*[.$D$21];0)" office:value-type="float" office:value="0" calcext:value-type="float">
            <text:p><text:s/>- <text:s text:c="2"/></text:p>
          </table:table-cell>
          <table:table-cell table:formula="of:=IF([.K112]=&quot;yes&quot;;[.J112]*[.L11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335510208382406" calcext:value-type="percentage">
            <text:p>0.0000%</text:p>
          </table:table-cell>
          <table:table-cell office:value-type="float" office:value="0.0762214983713355" calcext:value-type="float">
            <text:p>0.08</text:p>
          </table:table-cell>
          <table:table-cell office:value-type="percentage" office:value="0.0000000324899431036751" calcext:value-type="percentage">
            <text:p>0.0000%</text:p>
          </table:table-cell>
          <table:table-cell office:value-type="percentage" office:value="0.0000000297671691484869" calcext:value-type="percentage">
            <text:p>0.0000%</text:p>
          </table:table-cell>
          <table:table-cell office:value-type="percentage" office:value="0.0000000268733154296097" calcext:value-type="percentage">
            <text:p>0.0000%</text:p>
          </table:table-cell>
          <table:table-cell office:value-type="percentage" office:value="0.000000159107495500965" calcext:value-type="percentage">
            <text:p>0.0000%</text:p>
          </table:table-cell>
          <table:table-cell table:formula="of:=MAX((1-[.I113]/(1-[.$D$25]));0)" office:value-type="float" office:value="0.999999772703578" calcext:value-type="float">
            <text:p><text:s/>1.0000 </text:p>
          </table:table-cell>
          <table:table-cell/>
          <table:table-cell table:formula="of:=EXP(-[.E113]*[.$D$23])" office:value-type="float" office:value="0.992406825083139" calcext:value-type="float">
            <text:p><text:s/>0.9924 </text:p>
          </table:table-cell>
          <table:table-cell table:formula="of:=IF([.K113]=&quot;yes&quot;;[.L113]*[.$D$22]*([.I113]-[.I112]);0)" office:value-type="float" office:value="0" calcext:value-type="float">
            <text:p><text:s/>- <text:s text:c="2"/></text:p>
          </table:table-cell>
          <table:table-cell table:formula="of:=IF([.K113]=&quot;T_ex&quot;;[.L113]*([.I113]-[.$I$35])*[.$D$22];0)" office:value-type="float" office:value="0" calcext:value-type="float">
            <text:p><text:s/>- <text:s text:c="2"/></text:p>
          </table:table-cell>
          <table:table-cell table:formula="of:=IF([.K113]=&quot;yes&quot;;[.J113]*[.L113]*(0.05)*[.$D$21];0)" office:value-type="float" office:value="0" calcext:value-type="float">
            <text:p><text:s/>- <text:s text:c="2"/></text:p>
          </table:table-cell>
          <table:table-cell table:formula="of:=IF([.K113]=&quot;yes&quot;;[.J113]*[.L11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393716134394762" calcext:value-type="percentage">
            <text:p>0.0000%</text:p>
          </table:table-cell>
          <table:table-cell office:value-type="float" office:value="0.0771986970684039" calcext:value-type="float">
            <text:p>0.08</text:p>
          </table:table-cell>
          <table:table-cell office:value-type="percentage" office:value="0.0000000379338453904143" calcext:value-type="percentage">
            <text:p>0.0000%</text:p>
          </table:table-cell>
          <table:table-cell office:value-type="percentage" office:value="0.0000000347361132180257" calcext:value-type="percentage">
            <text:p>0.0000%</text:p>
          </table:table-cell>
          <table:table-cell office:value-type="percentage" office:value="0.0000000314283897973056" calcext:value-type="percentage">
            <text:p>0.0000%</text:p>
          </table:table-cell>
          <table:table-cell office:value-type="percentage" office:value="0.000000200336279057023" calcext:value-type="percentage">
            <text:p>0.0000%</text:p>
          </table:table-cell>
          <table:table-cell table:formula="of:=MAX((1-[.I114]/(1-[.$D$25]));0)" office:value-type="float" office:value="0.999999713805316" calcext:value-type="float">
            <text:p><text:s/>1.0000 </text:p>
          </table:table-cell>
          <table:table-cell/>
          <table:table-cell table:formula="of:=EXP(-[.E114]*[.$D$23])" office:value-type="float" office:value="0.992309851955673" calcext:value-type="float">
            <text:p><text:s/>0.9923 </text:p>
          </table:table-cell>
          <table:table-cell table:formula="of:=IF([.K114]=&quot;yes&quot;;[.L114]*[.$D$22]*([.I114]-[.I113]);0)" office:value-type="float" office:value="0" calcext:value-type="float">
            <text:p><text:s/>- <text:s text:c="2"/></text:p>
          </table:table-cell>
          <table:table-cell table:formula="of:=IF([.K114]=&quot;T_ex&quot;;[.L114]*([.I114]-[.$I$35])*[.$D$22];0)" office:value-type="float" office:value="0" calcext:value-type="float">
            <text:p><text:s/>- <text:s text:c="2"/></text:p>
          </table:table-cell>
          <table:table-cell table:formula="of:=IF([.K114]=&quot;yes&quot;;[.J114]*[.L114]*(0.05)*[.$D$21];0)" office:value-type="float" office:value="0" calcext:value-type="float">
            <text:p><text:s/>- <text:s text:c="2"/></text:p>
          </table:table-cell>
          <table:table-cell table:formula="of:=IF([.K114]=&quot;yes&quot;;[.J114]*[.L11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461275044660869" calcext:value-type="percentage">
            <text:p>0.0000%</text:p>
          </table:table-cell>
          <table:table-cell office:value-type="float" office:value="0.0781758957654723" calcext:value-type="float">
            <text:p>0.08</text:p>
          </table:table-cell>
          <table:table-cell office:value-type="percentage" office:value="0.0000000437568287559031" calcext:value-type="percentage">
            <text:p>0.0000%</text:p>
          </table:table-cell>
          <table:table-cell office:value-type="percentage" office:value="0.0000000403115879454852" calcext:value-type="percentage">
            <text:p>0.0000%</text:p>
          </table:table-cell>
          <table:table-cell office:value-type="percentage" office:value="0.0000000368772576608834" calcext:value-type="percentage">
            <text:p>0.0000%</text:p>
          </table:table-cell>
          <table:table-cell office:value-type="percentage" office:value="0.000000229442776769062" calcext:value-type="percentage">
            <text:p>0.0000%</text:p>
          </table:table-cell>
          <table:table-cell table:formula="of:=MAX((1-[.I115]/(1-[.$D$25]));0)" office:value-type="float" office:value="0.999999672224605" calcext:value-type="float">
            <text:p><text:s/>1.0000 </text:p>
          </table:table-cell>
          <table:table-cell/>
          <table:table-cell table:formula="of:=EXP(-[.E115]*[.$D$23])" office:value-type="float" office:value="0.992212888303946" calcext:value-type="float">
            <text:p><text:s/>0.9922 </text:p>
          </table:table-cell>
          <table:table-cell table:formula="of:=IF([.K115]=&quot;yes&quot;;[.L115]*[.$D$22]*([.I115]-[.I114]);0)" office:value-type="float" office:value="0" calcext:value-type="float">
            <text:p><text:s/>- <text:s text:c="2"/></text:p>
          </table:table-cell>
          <table:table-cell table:formula="of:=IF([.K115]=&quot;T_ex&quot;;[.L115]*([.I115]-[.$I$35])*[.$D$22];0)" office:value-type="float" office:value="0" calcext:value-type="float">
            <text:p><text:s/>- <text:s text:c="2"/></text:p>
          </table:table-cell>
          <table:table-cell table:formula="of:=IF([.K115]=&quot;yes&quot;;[.J115]*[.L115]*(0.05)*[.$D$21];0)" office:value-type="float" office:value="0" calcext:value-type="float">
            <text:p><text:s/>- <text:s text:c="2"/></text:p>
          </table:table-cell>
          <table:table-cell table:formula="of:=IF([.K115]=&quot;yes&quot;;[.J115]*[.L11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539406592792169" calcext:value-type="percentage">
            <text:p>0.0000%</text:p>
          </table:table-cell>
          <table:table-cell office:value-type="float" office:value="0.0791530944625407" calcext:value-type="float">
            <text:p>0.08</text:p>
          </table:table-cell>
          <table:table-cell office:value-type="percentage" office:value="0.000000050665596702526" calcext:value-type="percentage">
            <text:p>0.0000%</text:p>
          </table:table-cell>
          <table:table-cell office:value-type="percentage" office:value="0.0000000470291393517286" calcext:value-type="percentage">
            <text:p>0.0000%</text:p>
          </table:table-cell>
          <table:table-cell office:value-type="percentage" office:value="0.0000000433828243862067" calcext:value-type="percentage">
            <text:p>0.0000%</text:p>
          </table:table-cell>
          <table:table-cell office:value-type="percentage" office:value="0.000000291032835960658" calcext:value-type="percentage">
            <text:p>0.0000%</text:p>
          </table:table-cell>
          <table:table-cell table:formula="of:=MAX((1-[.I116]/(1-[.$D$25]));0)" office:value-type="float" office:value="0.999999584238806" calcext:value-type="float">
            <text:p><text:s/>1.0000 </text:p>
          </table:table-cell>
          <table:table-cell/>
          <table:table-cell table:formula="of:=EXP(-[.E116]*[.$D$23])" office:value-type="float" office:value="0.992115934127032" calcext:value-type="float">
            <text:p><text:s/>0.9921 </text:p>
          </table:table-cell>
          <table:table-cell table:formula="of:=IF([.K116]=&quot;yes&quot;;[.L116]*[.$D$22]*([.I116]-[.I115]);0)" office:value-type="float" office:value="0" calcext:value-type="float">
            <text:p><text:s/>- <text:s text:c="2"/></text:p>
          </table:table-cell>
          <table:table-cell table:formula="of:=IF([.K116]=&quot;T_ex&quot;;[.L116]*([.I116]-[.$I$35])*[.$D$22];0)" office:value-type="float" office:value="0" calcext:value-type="float">
            <text:p><text:s/>- <text:s text:c="2"/></text:p>
          </table:table-cell>
          <table:table-cell table:formula="of:=IF([.K116]=&quot;yes&quot;;[.J116]*[.L116]*(0.05)*[.$D$21];0)" office:value-type="float" office:value="0" calcext:value-type="float">
            <text:p><text:s/>- <text:s text:c="2"/></text:p>
          </table:table-cell>
          <table:table-cell table:formula="of:=IF([.K116]=&quot;yes&quot;;[.J116]*[.L11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620667456807667" calcext:value-type="percentage">
            <text:p>0.0000%</text:p>
          </table:table-cell>
          <table:table-cell office:value-type="float" office:value="0.0801302931596091" calcext:value-type="float">
            <text:p>0.08</text:p>
          </table:table-cell>
          <table:table-cell office:value-type="percentage" office:value="0.0000000595880057152609" calcext:value-type="percentage">
            <text:p>0.0000%</text:p>
          </table:table-cell>
          <table:table-cell office:value-type="percentage" office:value="0.0000000545368394233581" calcext:value-type="percentage">
            <text:p>0.0000%</text:p>
          </table:table-cell>
          <table:table-cell office:value-type="percentage" office:value="0.0000000506563693936091" calcext:value-type="percentage">
            <text:p>0.0000%</text:p>
          </table:table-cell>
          <table:table-cell office:value-type="percentage" office:value="0.000000356470033656686" calcext:value-type="percentage">
            <text:p>0.0000%</text:p>
          </table:table-cell>
          <table:table-cell table:formula="of:=MAX((1-[.I117]/(1-[.$D$25]));0)" office:value-type="float" office:value="0.999999490757095" calcext:value-type="float">
            <text:p><text:s/>1.0000 </text:p>
          </table:table-cell>
          <table:table-cell/>
          <table:table-cell table:formula="of:=EXP(-[.E117]*[.$D$23])" office:value-type="float" office:value="0.992018989424004" calcext:value-type="float">
            <text:p><text:s/>0.9920 </text:p>
          </table:table-cell>
          <table:table-cell table:formula="of:=IF([.K117]=&quot;yes&quot;;[.L117]*[.$D$22]*([.I117]-[.I116]);0)" office:value-type="float" office:value="0" calcext:value-type="float">
            <text:p><text:s/>- <text:s text:c="2"/></text:p>
          </table:table-cell>
          <table:table-cell table:formula="of:=IF([.K117]=&quot;T_ex&quot;;[.L117]*([.I117]-[.$I$35])*[.$D$22];0)" office:value-type="float" office:value="0" calcext:value-type="float">
            <text:p><text:s/>- <text:s text:c="2"/></text:p>
          </table:table-cell>
          <table:table-cell table:formula="of:=IF([.K117]=&quot;yes&quot;;[.J117]*[.L117]*(0.05)*[.$D$21];0)" office:value-type="float" office:value="0" calcext:value-type="float">
            <text:p><text:s/>- <text:s text:c="2"/></text:p>
          </table:table-cell>
          <table:table-cell table:formula="of:=IF([.K117]=&quot;yes&quot;;[.J117]*[.L11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711580200030149" calcext:value-type="percentage">
            <text:p>0.0000%</text:p>
          </table:table-cell>
          <table:table-cell office:value-type="float" office:value="0.0811074918566775" calcext:value-type="float">
            <text:p>0.08</text:p>
          </table:table-cell>
          <table:table-cell office:value-type="percentage" office:value="0.0000000696628761154283" calcext:value-type="percentage">
            <text:p>0.0000%</text:p>
          </table:table-cell>
          <table:table-cell office:value-type="percentage" office:value="0.0000000633714951880915" calcext:value-type="percentage">
            <text:p>0.0000%</text:p>
          </table:table-cell>
          <table:table-cell office:value-type="percentage" office:value="0.000000058663277070492" calcext:value-type="percentage">
            <text:p>0.0000%</text:p>
          </table:table-cell>
          <table:table-cell office:value-type="percentage" office:value="0.000000386244154875204" calcext:value-type="percentage">
            <text:p>0.0000%</text:p>
          </table:table-cell>
          <table:table-cell table:formula="of:=MAX((1-[.I118]/(1-[.$D$25]));0)" office:value-type="float" office:value="0.999999448222636" calcext:value-type="float">
            <text:p><text:s/>1.0000 </text:p>
          </table:table-cell>
          <table:table-cell/>
          <table:table-cell table:formula="of:=EXP(-[.E118]*[.$D$23])" office:value-type="float" office:value="0.991922054193937" calcext:value-type="float">
            <text:p><text:s/>0.9919 </text:p>
          </table:table-cell>
          <table:table-cell table:formula="of:=IF([.K118]=&quot;yes&quot;;[.L118]*[.$D$22]*([.I118]-[.I117]);0)" office:value-type="float" office:value="0" calcext:value-type="float">
            <text:p><text:s/>- <text:s text:c="2"/></text:p>
          </table:table-cell>
          <table:table-cell table:formula="of:=IF([.K118]=&quot;T_ex&quot;;[.L118]*([.I118]-[.$I$35])*[.$D$22];0)" office:value-type="float" office:value="0" calcext:value-type="float">
            <text:p><text:s/>- <text:s text:c="2"/></text:p>
          </table:table-cell>
          <table:table-cell table:formula="of:=IF([.K118]=&quot;yes&quot;;[.J118]*[.L118]*(0.05)*[.$D$21];0)" office:value-type="float" office:value="0" calcext:value-type="float">
            <text:p><text:s/>- <text:s text:c="2"/></text:p>
          </table:table-cell>
          <table:table-cell table:formula="of:=IF([.K118]=&quot;yes&quot;;[.J118]*[.L11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818365448829184" calcext:value-type="percentage">
            <text:p>0.0000%</text:p>
          </table:table-cell>
          <table:table-cell office:value-type="float" office:value="0.0820846905537459" calcext:value-type="float">
            <text:p>0.08</text:p>
          </table:table-cell>
          <table:table-cell office:value-type="percentage" office:value="0.000000080945375403596" calcext:value-type="percentage">
            <text:p>0.0000%</text:p>
          </table:table-cell>
          <table:table-cell office:value-type="percentage" office:value="0.0000000735580537414293" calcext:value-type="percentage">
            <text:p>0.0000%</text:p>
          </table:table-cell>
          <table:table-cell office:value-type="percentage" office:value="0.0000000679950107518312" calcext:value-type="percentage">
            <text:p>0.0000%</text:p>
          </table:table-cell>
          <table:table-cell office:value-type="percentage" office:value="0.000000437649860191014" calcext:value-type="percentage">
            <text:p>0.0000%</text:p>
          </table:table-cell>
          <table:table-cell table:formula="of:=MAX((1-[.I119]/(1-[.$D$25]));0)" office:value-type="float" office:value="0.999999374785914" calcext:value-type="float">
            <text:p><text:s/>1.0000 </text:p>
          </table:table-cell>
          <table:table-cell/>
          <table:table-cell table:formula="of:=EXP(-[.E119]*[.$D$23])" office:value-type="float" office:value="0.991825128435905" calcext:value-type="float">
            <text:p><text:s/>0.9918 </text:p>
          </table:table-cell>
          <table:table-cell table:formula="of:=IF([.K119]=&quot;yes&quot;;[.L119]*[.$D$22]*([.I119]-[.I118]);0)" office:value-type="float" office:value="0" calcext:value-type="float">
            <text:p><text:s/>- <text:s text:c="2"/></text:p>
          </table:table-cell>
          <table:table-cell table:formula="of:=IF([.K119]=&quot;T_ex&quot;;[.L119]*([.I119]-[.$I$35])*[.$D$22];0)" office:value-type="float" office:value="0" calcext:value-type="float">
            <text:p><text:s/>- <text:s text:c="2"/></text:p>
          </table:table-cell>
          <table:table-cell table:formula="of:=IF([.K119]=&quot;yes&quot;;[.J119]*[.L119]*(0.05)*[.$D$21];0)" office:value-type="float" office:value="0" calcext:value-type="float">
            <text:p><text:s/>- <text:s text:c="2"/></text:p>
          </table:table-cell>
          <table:table-cell table:formula="of:=IF([.K119]=&quot;yes&quot;;[.J119]*[.L11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0934357825010945" calcext:value-type="percentage">
            <text:p>0.0000%</text:p>
          </table:table-cell>
          <table:table-cell office:value-type="float" office:value="0.0830618892508143" calcext:value-type="float">
            <text:p>0.08</text:p>
          </table:table-cell>
          <table:table-cell office:value-type="percentage" office:value="0.0000000925732442114136" calcext:value-type="percentage">
            <text:p>0.0000%</text:p>
          </table:table-cell>
          <table:table-cell office:value-type="percentage" office:value="0.0000000861303568666649" calcext:value-type="percentage">
            <text:p>0.0000%</text:p>
          </table:table-cell>
          <table:table-cell office:value-type="percentage" office:value="0.0000000778478146767903" calcext:value-type="percentage">
            <text:p>0.0000%</text:p>
          </table:table-cell>
          <table:table-cell office:value-type="percentage" office:value="0.000000540847364621788" calcext:value-type="percentage">
            <text:p>0.0001%</text:p>
          </table:table-cell>
          <table:table-cell table:formula="of:=MAX((1-[.I120]/(1-[.$D$25]));0)" office:value-type="float" office:value="0.999999227360908" calcext:value-type="float">
            <text:p><text:s/>1.0000 </text:p>
          </table:table-cell>
          <table:table-cell/>
          <table:table-cell table:formula="of:=EXP(-[.E120]*[.$D$23])" office:value-type="float" office:value="0.991728212148983" calcext:value-type="float">
            <text:p><text:s/>0.9917 </text:p>
          </table:table-cell>
          <table:table-cell table:formula="of:=IF([.K120]=&quot;yes&quot;;[.L120]*[.$D$22]*([.I120]-[.I119]);0)" office:value-type="float" office:value="0" calcext:value-type="float">
            <text:p><text:s/>- <text:s text:c="2"/></text:p>
          </table:table-cell>
          <table:table-cell table:formula="of:=IF([.K120]=&quot;T_ex&quot;;[.L120]*([.I120]-[.$I$35])*[.$D$22];0)" office:value-type="float" office:value="0" calcext:value-type="float">
            <text:p><text:s/>- <text:s text:c="2"/></text:p>
          </table:table-cell>
          <table:table-cell table:formula="of:=IF([.K120]=&quot;yes&quot;;[.J120]*[.L120]*(0.05)*[.$D$21];0)" office:value-type="float" office:value="0" calcext:value-type="float">
            <text:p><text:s/>- <text:s text:c="2"/></text:p>
          </table:table-cell>
          <table:table-cell table:formula="of:=IF([.K120]=&quot;yes&quot;;[.J120]*[.L12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106635356923457" calcext:value-type="percentage">
            <text:p>0.0000%</text:p>
          </table:table-cell>
          <table:table-cell office:value-type="float" office:value="0.0840390879478827" calcext:value-type="float">
            <text:p>0.08</text:p>
          </table:table-cell>
          <table:table-cell office:value-type="percentage" office:value="0.000000106080372805906" calcext:value-type="percentage">
            <text:p>0.0000%</text:p>
          </table:table-cell>
          <table:table-cell office:value-type="percentage" office:value="0.0000000991325523136411" calcext:value-type="percentage">
            <text:p>0.0000%</text:p>
          </table:table-cell>
          <table:table-cell office:value-type="percentage" office:value="0.0000000894526534100937" calcext:value-type="percentage">
            <text:p>0.0000%</text:p>
          </table:table-cell>
          <table:table-cell office:value-type="percentage" office:value="0.000000616914538520419" calcext:value-type="percentage">
            <text:p>0.0001%</text:p>
          </table:table-cell>
          <table:table-cell table:formula="of:=MAX((1-[.I121]/(1-[.$D$25]));0)" office:value-type="float" office:value="0.999999118693516" calcext:value-type="float">
            <text:p><text:s/>1.0000 </text:p>
          </table:table-cell>
          <table:table-cell/>
          <table:table-cell table:formula="of:=EXP(-[.E121]*[.$D$23])" office:value-type="float" office:value="0.991631305332245" calcext:value-type="float">
            <text:p><text:s/>0.9916 </text:p>
          </table:table-cell>
          <table:table-cell table:formula="of:=IF([.K121]=&quot;yes&quot;;[.L121]*[.$D$22]*([.I121]-[.I120]);0)" office:value-type="float" office:value="0" calcext:value-type="float">
            <text:p><text:s/>- <text:s text:c="2"/></text:p>
          </table:table-cell>
          <table:table-cell table:formula="of:=IF([.K121]=&quot;T_ex&quot;;[.L121]*([.I121]-[.$I$35])*[.$D$22];0)" office:value-type="float" office:value="0" calcext:value-type="float">
            <text:p><text:s/>- <text:s text:c="2"/></text:p>
          </table:table-cell>
          <table:table-cell table:formula="of:=IF([.K121]=&quot;yes&quot;;[.J121]*[.L121]*(0.05)*[.$D$21];0)" office:value-type="float" office:value="0" calcext:value-type="float">
            <text:p><text:s/>- <text:s text:c="2"/></text:p>
          </table:table-cell>
          <table:table-cell table:formula="of:=IF([.K121]=&quot;yes&quot;;[.J121]*[.L12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12140684651385" calcext:value-type="percentage">
            <text:p>0.0000%</text:p>
          </table:table-cell>
          <table:table-cell office:value-type="float" office:value="0.0850162866449511" calcext:value-type="float">
            <text:p>0.09</text:p>
          </table:table-cell>
          <table:table-cell office:value-type="percentage" office:value="0.000000122225156228284" calcext:value-type="percentage">
            <text:p>0.0000%</text:p>
          </table:table-cell>
          <table:table-cell office:value-type="percentage" office:value="0.00000011394893788208" calcext:value-type="percentage">
            <text:p>0.0000%</text:p>
          </table:table-cell>
          <table:table-cell office:value-type="percentage" office:value="0.000000102038501269552" calcext:value-type="percentage">
            <text:p>0.0000%</text:p>
          </table:table-cell>
          <table:table-cell office:value-type="percentage" office:value="0.000000671200165648367" calcext:value-type="percentage">
            <text:p>0.0001%</text:p>
          </table:table-cell>
          <table:table-cell table:formula="of:=MAX((1-[.I122]/(1-[.$D$25]));0)" office:value-type="float" office:value="0.99999904114262" calcext:value-type="float">
            <text:p><text:s/>1.0000 </text:p>
          </table:table-cell>
          <table:table-cell/>
          <table:table-cell table:formula="of:=EXP(-[.E122]*[.$D$23])" office:value-type="float" office:value="0.991534407984766" calcext:value-type="float">
            <text:p><text:s/>0.9915 </text:p>
          </table:table-cell>
          <table:table-cell table:formula="of:=IF([.K122]=&quot;yes&quot;;[.L122]*[.$D$22]*([.I122]-[.I121]);0)" office:value-type="float" office:value="0" calcext:value-type="float">
            <text:p><text:s/>- <text:s text:c="2"/></text:p>
          </table:table-cell>
          <table:table-cell table:formula="of:=IF([.K122]=&quot;T_ex&quot;;[.L122]*([.I122]-[.$I$35])*[.$D$22];0)" office:value-type="float" office:value="0" calcext:value-type="float">
            <text:p><text:s/>- <text:s text:c="2"/></text:p>
          </table:table-cell>
          <table:table-cell table:formula="of:=IF([.K122]=&quot;yes&quot;;[.J122]*[.L122]*(0.05)*[.$D$21];0)" office:value-type="float" office:value="0" calcext:value-type="float">
            <text:p><text:s/>- <text:s text:c="2"/></text:p>
          </table:table-cell>
          <table:table-cell table:formula="of:=IF([.K122]=&quot;yes&quot;;[.J122]*[.L12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137559634573181" calcext:value-type="percentage">
            <text:p>0.0000%</text:p>
          </table:table-cell>
          <table:table-cell office:value-type="float" office:value="0.0859934853420196" calcext:value-type="float">
            <text:p>0.09</text:p>
          </table:table-cell>
          <table:table-cell office:value-type="percentage" office:value="0.000000140245106954318" calcext:value-type="percentage">
            <text:p>0.0000%</text:p>
          </table:table-cell>
          <table:table-cell office:value-type="percentage" office:value="0.000000131024613599928" calcext:value-type="percentage">
            <text:p>0.0000%</text:p>
          </table:table-cell>
          <table:table-cell office:value-type="percentage" office:value="0.00000011673389111011" calcext:value-type="percentage">
            <text:p>0.0000%</text:p>
          </table:table-cell>
          <table:table-cell office:value-type="percentage" office:value="0.000000799222137879419" calcext:value-type="percentage">
            <text:p>0.0001%</text:p>
          </table:table-cell>
          <table:table-cell table:formula="of:=MAX((1-[.I123]/(1-[.$D$25]));0)" office:value-type="float" office:value="0.999998858254089" calcext:value-type="float">
            <text:p><text:s/>1.0000 </text:p>
          </table:table-cell>
          <table:table-cell/>
          <table:table-cell table:formula="of:=EXP(-[.E123]*[.$D$23])" office:value-type="float" office:value="0.99143752010562" calcext:value-type="float">
            <text:p><text:s/>0.9914 </text:p>
          </table:table-cell>
          <table:table-cell table:formula="of:=IF([.K123]=&quot;yes&quot;;[.L123]*[.$D$22]*([.I123]-[.I122]);0)" office:value-type="float" office:value="0" calcext:value-type="float">
            <text:p><text:s/>- <text:s text:c="2"/></text:p>
          </table:table-cell>
          <table:table-cell table:formula="of:=IF([.K123]=&quot;T_ex&quot;;[.L123]*([.I123]-[.$I$35])*[.$D$22];0)" office:value-type="float" office:value="0" calcext:value-type="float">
            <text:p><text:s/>- <text:s text:c="2"/></text:p>
          </table:table-cell>
          <table:table-cell table:formula="of:=IF([.K123]=&quot;yes&quot;;[.J123]*[.L123]*(0.05)*[.$D$21];0)" office:value-type="float" office:value="0" calcext:value-type="float">
            <text:p><text:s/>- <text:s text:c="2"/></text:p>
          </table:table-cell>
          <table:table-cell table:formula="of:=IF([.K123]=&quot;yes&quot;;[.J123]*[.L12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156088280153233" calcext:value-type="percentage">
            <text:p>0.0000%</text:p>
          </table:table-cell>
          <table:table-cell office:value-type="float" office:value="0.086970684039088" calcext:value-type="float">
            <text:p>0.09</text:p>
          </table:table-cell>
          <table:table-cell office:value-type="percentage" office:value="0.000000162610195132418" calcext:value-type="percentage">
            <text:p>0.0000%</text:p>
          </table:table-cell>
          <table:table-cell office:value-type="percentage" office:value="0.00000015132441452903" calcext:value-type="percentage">
            <text:p>0.0000%</text:p>
          </table:table-cell>
          <table:table-cell office:value-type="percentage" office:value="0.000000133878793963094" calcext:value-type="percentage">
            <text:p>0.0000%</text:p>
          </table:table-cell>
          <table:table-cell office:value-type="percentage" office:value="0.00000094139979645691" calcext:value-type="percentage">
            <text:p>0.0001%</text:p>
          </table:table-cell>
          <table:table-cell table:formula="of:=MAX((1-[.I124]/(1-[.$D$25]));0)" office:value-type="float" office:value="0.999998655143148" calcext:value-type="float">
            <text:p><text:s/>1.0000 </text:p>
          </table:table-cell>
          <table:table-cell/>
          <table:table-cell table:formula="of:=EXP(-[.E124]*[.$D$23])" office:value-type="float" office:value="0.991340641693883" calcext:value-type="float">
            <text:p><text:s/>0.9913 </text:p>
          </table:table-cell>
          <table:table-cell table:formula="of:=IF([.K124]=&quot;yes&quot;;[.L124]*[.$D$22]*([.I124]-[.I123]);0)" office:value-type="float" office:value="0" calcext:value-type="float">
            <text:p><text:s/>- <text:s text:c="2"/></text:p>
          </table:table-cell>
          <table:table-cell table:formula="of:=IF([.K124]=&quot;T_ex&quot;;[.L124]*([.I124]-[.$I$35])*[.$D$22];0)" office:value-type="float" office:value="0" calcext:value-type="float">
            <text:p><text:s/>- <text:s text:c="2"/></text:p>
          </table:table-cell>
          <table:table-cell table:formula="of:=IF([.K124]=&quot;yes&quot;;[.J124]*[.L124]*(0.05)*[.$D$21];0)" office:value-type="float" office:value="0" calcext:value-type="float">
            <text:p><text:s/>- <text:s text:c="2"/></text:p>
          </table:table-cell>
          <table:table-cell table:formula="of:=IF([.K124]=&quot;yes&quot;;[.J124]*[.L12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176844480317406" calcext:value-type="percentage">
            <text:p>0.0000%</text:p>
          </table:table-cell>
          <table:table-cell office:value-type="float" office:value="0.0879478827361564" calcext:value-type="float">
            <text:p>0.09</text:p>
          </table:table-cell>
          <table:table-cell office:value-type="percentage" office:value="0.000000186883907569158" calcext:value-type="percentage">
            <text:p>0.0000%</text:p>
          </table:table-cell>
          <table:table-cell office:value-type="percentage" office:value="0.000000175953278479524" calcext:value-type="percentage">
            <text:p>0.0000%</text:p>
          </table:table-cell>
          <table:table-cell office:value-type="percentage" office:value="0.000000151896501560111" calcext:value-type="percentage">
            <text:p>0.0000%</text:p>
          </table:table-cell>
          <table:table-cell office:value-type="percentage" office:value="0.00000102796841397357" calcext:value-type="percentage">
            <text:p>0.0001%</text:p>
          </table:table-cell>
          <table:table-cell table:formula="of:=MAX((1-[.I125]/(1-[.$D$25]));0)" office:value-type="float" office:value="0.999998531473694" calcext:value-type="float">
            <text:p><text:s/>1.0000 </text:p>
          </table:table-cell>
          <table:table-cell/>
          <table:table-cell table:formula="of:=EXP(-[.E125]*[.$D$23])" office:value-type="float" office:value="0.991243772748629" calcext:value-type="float">
            <text:p><text:s/>0.9912 </text:p>
          </table:table-cell>
          <table:table-cell table:formula="of:=IF([.K125]=&quot;yes&quot;;[.L125]*[.$D$22]*([.I125]-[.I124]);0)" office:value-type="float" office:value="0" calcext:value-type="float">
            <text:p><text:s/>- <text:s text:c="2"/></text:p>
          </table:table-cell>
          <table:table-cell table:formula="of:=IF([.K125]=&quot;T_ex&quot;;[.L125]*([.I125]-[.$I$35])*[.$D$22];0)" office:value-type="float" office:value="0" calcext:value-type="float">
            <text:p><text:s/>- <text:s text:c="2"/></text:p>
          </table:table-cell>
          <table:table-cell table:formula="of:=IF([.K125]=&quot;yes&quot;;[.J125]*[.L125]*(0.05)*[.$D$21];0)" office:value-type="float" office:value="0" calcext:value-type="float">
            <text:p><text:s/>- <text:s text:c="2"/></text:p>
          </table:table-cell>
          <table:table-cell table:formula="of:=IF([.K125]=&quot;yes&quot;;[.J125]*[.L12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199803813165644" calcext:value-type="percentage">
            <text:p>0.0000%</text:p>
          </table:table-cell>
          <table:table-cell office:value-type="float" office:value="0.0889250814332248" calcext:value-type="float">
            <text:p>0.09</text:p>
          </table:table-cell>
          <table:table-cell office:value-type="percentage" office:value="0.000000212402900235942" calcext:value-type="percentage">
            <text:p>0.0000%</text:p>
          </table:table-cell>
          <table:table-cell office:value-type="percentage" office:value="0.00000020492909814096" calcext:value-type="percentage">
            <text:p>0.0000%</text:p>
          </table:table-cell>
          <table:table-cell office:value-type="percentage" office:value="0.000000170993731977154" calcext:value-type="percentage">
            <text:p>0.0000%</text:p>
          </table:table-cell>
          <table:table-cell office:value-type="percentage" office:value="0.00000115506580253388" calcext:value-type="percentage">
            <text:p>0.0001%</text:p>
          </table:table-cell>
          <table:table-cell table:formula="of:=MAX((1-[.I126]/(1-[.$D$25]));0)" office:value-type="float" office:value="0.999998349905996" calcext:value-type="float">
            <text:p><text:s/>1.0000 </text:p>
          </table:table-cell>
          <table:table-cell/>
          <table:table-cell table:formula="of:=EXP(-[.E126]*[.$D$23])" office:value-type="float" office:value="0.991146913268933" calcext:value-type="float">
            <text:p><text:s/>0.9911 </text:p>
          </table:table-cell>
          <table:table-cell table:formula="of:=IF([.K126]=&quot;yes&quot;;[.L126]*[.$D$22]*([.I126]-[.I125]);0)" office:value-type="float" office:value="0" calcext:value-type="float">
            <text:p><text:s/>- <text:s text:c="2"/></text:p>
          </table:table-cell>
          <table:table-cell table:formula="of:=IF([.K126]=&quot;T_ex&quot;;[.L126]*([.I126]-[.$I$35])*[.$D$22];0)" office:value-type="float" office:value="0" calcext:value-type="float">
            <text:p><text:s/>- <text:s text:c="2"/></text:p>
          </table:table-cell>
          <table:table-cell table:formula="of:=IF([.K126]=&quot;yes&quot;;[.J126]*[.L126]*(0.05)*[.$D$21];0)" office:value-type="float" office:value="0" calcext:value-type="float">
            <text:p><text:s/>- <text:s text:c="2"/></text:p>
          </table:table-cell>
          <table:table-cell table:formula="of:=IF([.K126]=&quot;yes&quot;;[.J126]*[.L12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225974523319072" calcext:value-type="percentage">
            <text:p>0.0000%</text:p>
          </table:table-cell>
          <table:table-cell office:value-type="float" office:value="0.0899022801302932" calcext:value-type="float">
            <text:p>0.09</text:p>
          </table:table-cell>
          <table:table-cell office:value-type="percentage" office:value="0.000000240679160862234" calcext:value-type="percentage">
            <text:p>0.0000%</text:p>
          </table:table-cell>
          <table:table-cell office:value-type="percentage" office:value="0.000000237692489737373" calcext:value-type="percentage">
            <text:p>0.0000%</text:p>
          </table:table-cell>
          <table:table-cell office:value-type="percentage" office:value="0.00000019321293123542" calcext:value-type="percentage">
            <text:p>0.0000%</text:p>
          </table:table-cell>
          <table:table-cell office:value-type="percentage" office:value="0.0000012778198474972" calcext:value-type="percentage">
            <text:p>0.0001%</text:p>
          </table:table-cell>
          <table:table-cell table:formula="of:=MAX((1-[.I127]/(1-[.$D$25]));0)" office:value-type="float" office:value="0.999998174543075" calcext:value-type="float">
            <text:p><text:s/>1.0000 </text:p>
          </table:table-cell>
          <table:table-cell/>
          <table:table-cell table:formula="of:=EXP(-[.E127]*[.$D$23])" office:value-type="float" office:value="0.991050063253871" calcext:value-type="float">
            <text:p><text:s/>0.9911 </text:p>
          </table:table-cell>
          <table:table-cell table:formula="of:=IF([.K127]=&quot;yes&quot;;[.L127]*[.$D$22]*([.I127]-[.I126]);0)" office:value-type="float" office:value="0" calcext:value-type="float">
            <text:p><text:s/>- <text:s text:c="2"/></text:p>
          </table:table-cell>
          <table:table-cell table:formula="of:=IF([.K127]=&quot;T_ex&quot;;[.L127]*([.I127]-[.$I$35])*[.$D$22];0)" office:value-type="float" office:value="0" calcext:value-type="float">
            <text:p><text:s/>- <text:s text:c="2"/></text:p>
          </table:table-cell>
          <table:table-cell table:formula="of:=IF([.K127]=&quot;yes&quot;;[.J127]*[.L127]*(0.05)*[.$D$21];0)" office:value-type="float" office:value="0" calcext:value-type="float">
            <text:p><text:s/>- <text:s text:c="2"/></text:p>
          </table:table-cell>
          <table:table-cell table:formula="of:=IF([.K127]=&quot;yes&quot;;[.J127]*[.L12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255023410100641" calcext:value-type="percentage">
            <text:p>0.0000%</text:p>
          </table:table-cell>
          <table:table-cell office:value-type="float" office:value="0.0908794788273616" calcext:value-type="float">
            <text:p>0.09</text:p>
          </table:table-cell>
          <table:table-cell office:value-type="percentage" office:value="0.000000273387370669509" calcext:value-type="percentage">
            <text:p>0.0000%</text:p>
          </table:table-cell>
          <table:table-cell office:value-type="percentage" office:value="0.00000027032869520105" calcext:value-type="percentage">
            <text:p>0.0000%</text:p>
          </table:table-cell>
          <table:table-cell office:value-type="percentage" office:value="0.000000219466988143902" calcext:value-type="percentage">
            <text:p>0.0000%</text:p>
          </table:table-cell>
          <table:table-cell office:value-type="percentage" office:value="0.00000136737805401022" calcext:value-type="percentage">
            <text:p>0.0001%</text:p>
          </table:table-cell>
          <table:table-cell table:formula="of:=MAX((1-[.I128]/(1-[.$D$25]));0)" office:value-type="float" office:value="0.99999804660278" calcext:value-type="float">
            <text:p><text:s/>1.0000 </text:p>
          </table:table-cell>
          <table:table-cell/>
          <table:table-cell table:formula="of:=EXP(-[.E128]*[.$D$23])" office:value-type="float" office:value="0.990953222702517" calcext:value-type="float">
            <text:p><text:s/>0.9910 </text:p>
          </table:table-cell>
          <table:table-cell table:formula="of:=IF([.K128]=&quot;yes&quot;;[.L128]*[.$D$22]*([.I128]-[.I127]);0)" office:value-type="float" office:value="0" calcext:value-type="float">
            <text:p><text:s/>- <text:s text:c="2"/></text:p>
          </table:table-cell>
          <table:table-cell table:formula="of:=IF([.K128]=&quot;T_ex&quot;;[.L128]*([.I128]-[.$I$35])*[.$D$22];0)" office:value-type="float" office:value="0" calcext:value-type="float">
            <text:p><text:s/>- <text:s text:c="2"/></text:p>
          </table:table-cell>
          <table:table-cell table:formula="of:=IF([.K128]=&quot;yes&quot;;[.J128]*[.L128]*(0.05)*[.$D$21];0)" office:value-type="float" office:value="0" calcext:value-type="float">
            <text:p><text:s/>- <text:s text:c="2"/></text:p>
          </table:table-cell>
          <table:table-cell table:formula="of:=IF([.K128]=&quot;yes&quot;;[.J128]*[.L12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286198674072091" calcext:value-type="percentage">
            <text:p>0.0000%</text:p>
          </table:table-cell>
          <table:table-cell office:value-type="float" office:value="0.09185667752443" calcext:value-type="float">
            <text:p>0.09</text:p>
          </table:table-cell>
          <table:table-cell office:value-type="percentage" office:value="0.000000308201957204268" calcext:value-type="percentage">
            <text:p>0.0000%</text:p>
          </table:table-cell>
          <table:table-cell office:value-type="percentage" office:value="0.000000305821890386193" calcext:value-type="percentage">
            <text:p>0.0000%</text:p>
          </table:table-cell>
          <table:table-cell office:value-type="percentage" office:value="0.00000024775634151375" calcext:value-type="percentage">
            <text:p>0.0000%</text:p>
          </table:table-cell>
          <table:table-cell office:value-type="percentage" office:value="0.00000153682475122152" calcext:value-type="percentage">
            <text:p>0.0002%</text:p>
          </table:table-cell>
          <table:table-cell table:formula="of:=MAX((1-[.I129]/(1-[.$D$25]));0)" office:value-type="float" office:value="0.99999780453607" calcext:value-type="float">
            <text:p><text:s/>1.0000 </text:p>
          </table:table-cell>
          <table:table-cell/>
          <table:table-cell table:formula="of:=EXP(-[.E129]*[.$D$23])" office:value-type="float" office:value="0.990856391613946" calcext:value-type="float">
            <text:p><text:s/>0.9909 </text:p>
          </table:table-cell>
          <table:table-cell table:formula="of:=IF([.K129]=&quot;yes&quot;;[.L129]*[.$D$22]*([.I129]-[.I128]);0)" office:value-type="float" office:value="0" calcext:value-type="float">
            <text:p><text:s/>- <text:s text:c="2"/></text:p>
          </table:table-cell>
          <table:table-cell table:formula="of:=IF([.K129]=&quot;T_ex&quot;;[.L129]*([.I129]-[.$I$35])*[.$D$22];0)" office:value-type="float" office:value="0" calcext:value-type="float">
            <text:p><text:s/>- <text:s text:c="2"/></text:p>
          </table:table-cell>
          <table:table-cell table:formula="of:=IF([.K129]=&quot;yes&quot;;[.J129]*[.L129]*(0.05)*[.$D$21];0)" office:value-type="float" office:value="0" calcext:value-type="float">
            <text:p><text:s/>- <text:s text:c="2"/></text:p>
          </table:table-cell>
          <table:table-cell table:formula="of:=IF([.K129]=&quot;yes&quot;;[.J129]*[.L12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32028241408022" calcext:value-type="percentage">
            <text:p>0.0000%</text:p>
          </table:table-cell>
          <table:table-cell office:value-type="float" office:value="0.0928338762214984" calcext:value-type="float">
            <text:p>0.09</text:p>
          </table:table-cell>
          <table:table-cell office:value-type="percentage" office:value="0.000000348791978539431" calcext:value-type="percentage">
            <text:p>0.0000%</text:p>
          </table:table-cell>
          <table:table-cell office:value-type="percentage" office:value="0.00000034497132842648" calcext:value-type="percentage">
            <text:p>0.0000%</text:p>
          </table:table-cell>
          <table:table-cell office:value-type="percentage" office:value="0.000000278710808936378" calcext:value-type="percentage">
            <text:p>0.0000%</text:p>
          </table:table-cell>
          <table:table-cell office:value-type="percentage" office:value="0.00000163031394266766" calcext:value-type="percentage">
            <text:p>0.0002%</text:p>
          </table:table-cell>
          <table:table-cell table:formula="of:=MAX((1-[.I130]/(1-[.$D$25]));0)" office:value-type="float" office:value="0.999997670980082" calcext:value-type="float">
            <text:p><text:s/>1.0000 </text:p>
          </table:table-cell>
          <table:table-cell/>
          <table:table-cell table:formula="of:=EXP(-[.E130]*[.$D$23])" office:value-type="float" office:value="0.990759569987235" calcext:value-type="float">
            <text:p><text:s/>0.9908 </text:p>
          </table:table-cell>
          <table:table-cell table:formula="of:=IF([.K130]=&quot;yes&quot;;[.L130]*[.$D$22]*([.I130]-[.I129]);0)" office:value-type="float" office:value="0" calcext:value-type="float">
            <text:p><text:s/>- <text:s text:c="2"/></text:p>
          </table:table-cell>
          <table:table-cell table:formula="of:=IF([.K130]=&quot;T_ex&quot;;[.L130]*([.I130]-[.$I$35])*[.$D$22];0)" office:value-type="float" office:value="0" calcext:value-type="float">
            <text:p><text:s/>- <text:s text:c="2"/></text:p>
          </table:table-cell>
          <table:table-cell table:formula="of:=IF([.K130]=&quot;yes&quot;;[.J130]*[.L130]*(0.05)*[.$D$21];0)" office:value-type="float" office:value="0" calcext:value-type="float">
            <text:p><text:s/>- <text:s text:c="2"/></text:p>
          </table:table-cell>
          <table:table-cell table:formula="of:=IF([.K130]=&quot;yes&quot;;[.J130]*[.L13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358356614186262" calcext:value-type="percentage">
            <text:p>0.0000%</text:p>
          </table:table-cell>
          <table:table-cell office:value-type="float" office:value="0.0938110749185668" calcext:value-type="float">
            <text:p>0.09</text:p>
          </table:table-cell>
          <table:table-cell office:value-type="percentage" office:value="0.000000393174574400135" calcext:value-type="percentage">
            <text:p>0.0000%</text:p>
          </table:table-cell>
          <table:table-cell office:value-type="percentage" office:value="0.000000385938362233995" calcext:value-type="percentage">
            <text:p>0.0000%</text:p>
          </table:table-cell>
          <table:table-cell office:value-type="percentage" office:value="0.000000315554650198724" calcext:value-type="percentage">
            <text:p>0.0000%</text:p>
          </table:table-cell>
          <table:table-cell office:value-type="percentage" office:value="0.00000170464175591523" calcext:value-type="percentage">
            <text:p>0.0002%</text:p>
          </table:table-cell>
          <table:table-cell table:formula="of:=MAX((1-[.I131]/(1-[.$D$25]));0)" office:value-type="float" office:value="0.999997564797492" calcext:value-type="float">
            <text:p><text:s/>1.0000 </text:p>
          </table:table-cell>
          <table:table-cell/>
          <table:table-cell table:formula="of:=EXP(-[.E131]*[.$D$23])" office:value-type="float" office:value="0.990662757821458" calcext:value-type="float">
            <text:p><text:s/>0.9907 </text:p>
          </table:table-cell>
          <table:table-cell table:formula="of:=IF([.K131]=&quot;yes&quot;;[.L131]*[.$D$22]*([.I131]-[.I130]);0)" office:value-type="float" office:value="0" calcext:value-type="float">
            <text:p><text:s/>- <text:s text:c="2"/></text:p>
          </table:table-cell>
          <table:table-cell table:formula="of:=IF([.K131]=&quot;T_ex&quot;;[.L131]*([.I131]-[.$I$35])*[.$D$22];0)" office:value-type="float" office:value="0" calcext:value-type="float">
            <text:p><text:s/>- <text:s text:c="2"/></text:p>
          </table:table-cell>
          <table:table-cell table:formula="of:=IF([.K131]=&quot;yes&quot;;[.J131]*[.L131]*(0.05)*[.$D$21];0)" office:value-type="float" office:value="0" calcext:value-type="float">
            <text:p><text:s/>- <text:s text:c="2"/></text:p>
          </table:table-cell>
          <table:table-cell table:formula="of:=IF([.K131]=&quot;yes&quot;;[.J131]*[.L13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399220050032456" calcext:value-type="percentage">
            <text:p>0.0000%</text:p>
          </table:table-cell>
          <table:table-cell office:value-type="float" office:value="0.0947882736156352" calcext:value-type="float">
            <text:p>0.09</text:p>
          </table:table-cell>
          <table:table-cell office:value-type="percentage" office:value="0.000000441851990000686" calcext:value-type="percentage">
            <text:p>0.0000%</text:p>
          </table:table-cell>
          <table:table-cell office:value-type="percentage" office:value="0.000000434214213884676" calcext:value-type="percentage">
            <text:p>0.0000%</text:p>
          </table:table-cell>
          <table:table-cell office:value-type="percentage" office:value="0.000000355012540770305" calcext:value-type="percentage">
            <text:p>0.0000%</text:p>
          </table:table-cell>
          <table:table-cell office:value-type="percentage" office:value="0.00000175881373161713" calcext:value-type="percentage">
            <text:p>0.0002%</text:p>
          </table:table-cell>
          <table:table-cell table:formula="of:=MAX((1-[.I132]/(1-[.$D$25]));0)" office:value-type="float" office:value="0.999997487408955" calcext:value-type="float">
            <text:p><text:s/>1.0000 </text:p>
          </table:table-cell>
          <table:table-cell/>
          <table:table-cell table:formula="of:=EXP(-[.E132]*[.$D$23])" office:value-type="float" office:value="0.990565955115691" calcext:value-type="float">
            <text:p><text:s/>0.9906 </text:p>
          </table:table-cell>
          <table:table-cell table:formula="of:=IF([.K132]=&quot;yes&quot;;[.L132]*[.$D$22]*([.I132]-[.I131]);0)" office:value-type="float" office:value="0" calcext:value-type="float">
            <text:p><text:s/>- <text:s text:c="2"/></text:p>
          </table:table-cell>
          <table:table-cell table:formula="of:=IF([.K132]=&quot;T_ex&quot;;[.L132]*([.I132]-[.$I$35])*[.$D$22];0)" office:value-type="float" office:value="0" calcext:value-type="float">
            <text:p><text:s/>- <text:s text:c="2"/></text:p>
          </table:table-cell>
          <table:table-cell table:formula="of:=IF([.K132]=&quot;yes&quot;;[.J132]*[.L132]*(0.05)*[.$D$21];0)" office:value-type="float" office:value="0" calcext:value-type="float">
            <text:p><text:s/>- <text:s text:c="2"/></text:p>
          </table:table-cell>
          <table:table-cell table:formula="of:=IF([.K132]=&quot;yes&quot;;[.J132]*[.L13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446409343186627" calcext:value-type="percentage">
            <text:p>0.0000%</text:p>
          </table:table-cell>
          <table:table-cell office:value-type="float" office:value="0.0957654723127036" calcext:value-type="float">
            <text:p>0.10</text:p>
          </table:table-cell>
          <table:table-cell office:value-type="percentage" office:value="0.000000496595737360384" calcext:value-type="percentage">
            <text:p>0.0000%</text:p>
          </table:table-cell>
          <table:table-cell office:value-type="percentage" office:value="0.000000483058006217618" calcext:value-type="percentage">
            <text:p>0.0000%</text:p>
          </table:table-cell>
          <table:table-cell office:value-type="percentage" office:value="0.00000039914416149367" calcext:value-type="percentage">
            <text:p>0.0000%</text:p>
          </table:table-cell>
          <table:table-cell office:value-type="percentage" office:value="0.00000181880870877338" calcext:value-type="percentage">
            <text:p>0.0002%</text:p>
          </table:table-cell>
          <table:table-cell table:formula="of:=MAX((1-[.I133]/(1-[.$D$25]));0)" office:value-type="float" office:value="0.999997401701845" calcext:value-type="float">
            <text:p><text:s/>1.0000 </text:p>
          </table:table-cell>
          <table:table-cell/>
          <table:table-cell table:formula="of:=EXP(-[.E133]*[.$D$23])" office:value-type="float" office:value="0.99046916186901" calcext:value-type="float">
            <text:p><text:s/>0.9905 </text:p>
          </table:table-cell>
          <table:table-cell table:formula="of:=IF([.K133]=&quot;yes&quot;;[.L133]*[.$D$22]*([.I133]-[.I132]);0)" office:value-type="float" office:value="0" calcext:value-type="float">
            <text:p><text:s/>- <text:s text:c="2"/></text:p>
          </table:table-cell>
          <table:table-cell table:formula="of:=IF([.K133]=&quot;T_ex&quot;;[.L133]*([.I133]-[.$I$35])*[.$D$22];0)" office:value-type="float" office:value="0" calcext:value-type="float">
            <text:p><text:s/>- <text:s text:c="2"/></text:p>
          </table:table-cell>
          <table:table-cell table:formula="of:=IF([.K133]=&quot;yes&quot;;[.J133]*[.L133]*(0.05)*[.$D$21];0)" office:value-type="float" office:value="0" calcext:value-type="float">
            <text:p><text:s/>- <text:s text:c="2"/></text:p>
          </table:table-cell>
          <table:table-cell table:formula="of:=IF([.K133]=&quot;yes&quot;;[.J133]*[.L13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498679776228528" calcext:value-type="percentage">
            <text:p>0.0000%</text:p>
          </table:table-cell>
          <table:table-cell office:value-type="float" office:value="0.096742671009772" calcext:value-type="float">
            <text:p>0.10</text:p>
          </table:table-cell>
          <table:table-cell office:value-type="percentage" office:value="0.000000553026249541233" calcext:value-type="percentage">
            <text:p>0.0001%</text:p>
          </table:table-cell>
          <table:table-cell office:value-type="percentage" office:value="0.00000054048199921275" calcext:value-type="percentage">
            <text:p>0.0001%</text:p>
          </table:table-cell>
          <table:table-cell office:value-type="percentage" office:value="0.000000449862181954863" calcext:value-type="percentage">
            <text:p>0.0000%</text:p>
          </table:table-cell>
          <table:table-cell office:value-type="percentage" office:value="0.00000191329418824271" calcext:value-type="percentage">
            <text:p>0.0002%</text:p>
          </table:table-cell>
          <table:table-cell table:formula="of:=MAX((1-[.I134]/(1-[.$D$25]));0)" office:value-type="float" office:value="0.999997266722588" calcext:value-type="float">
            <text:p><text:s/>1.0000 </text:p>
          </table:table-cell>
          <table:table-cell/>
          <table:table-cell table:formula="of:=EXP(-[.E134]*[.$D$23])" office:value-type="float" office:value="0.99037237808049" calcext:value-type="float">
            <text:p><text:s/>0.9904 </text:p>
          </table:table-cell>
          <table:table-cell table:formula="of:=IF([.K134]=&quot;yes&quot;;[.L134]*[.$D$22]*([.I134]-[.I133]);0)" office:value-type="float" office:value="0" calcext:value-type="float">
            <text:p><text:s/>- <text:s text:c="2"/></text:p>
          </table:table-cell>
          <table:table-cell table:formula="of:=IF([.K134]=&quot;T_ex&quot;;[.L134]*([.I134]-[.$I$35])*[.$D$22];0)" office:value-type="float" office:value="0" calcext:value-type="float">
            <text:p><text:s/>- <text:s text:c="2"/></text:p>
          </table:table-cell>
          <table:table-cell table:formula="of:=IF([.K134]=&quot;yes&quot;;[.J134]*[.L134]*(0.05)*[.$D$21];0)" office:value-type="float" office:value="0" calcext:value-type="float">
            <text:p><text:s/>- <text:s text:c="2"/></text:p>
          </table:table-cell>
          <table:table-cell table:formula="of:=IF([.K134]=&quot;yes&quot;;[.J134]*[.L13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557128411937669" calcext:value-type="percentage">
            <text:p>0.0001%</text:p>
          </table:table-cell>
          <table:table-cell office:value-type="float" office:value="0.0977198697068404" calcext:value-type="float">
            <text:p>0.10</text:p>
          </table:table-cell>
          <table:table-cell office:value-type="percentage" office:value="0.000000618205047144826" calcext:value-type="percentage">
            <text:p>0.0001%</text:p>
          </table:table-cell>
          <table:table-cell office:value-type="percentage" office:value="0.00000060012592167924" calcext:value-type="percentage">
            <text:p>0.0001%</text:p>
          </table:table-cell>
          <table:table-cell office:value-type="percentage" office:value="0.000000507923437276236" calcext:value-type="percentage">
            <text:p>0.0001%</text:p>
          </table:table-cell>
          <table:table-cell office:value-type="percentage" office:value="0.00000200508211488426" calcext:value-type="percentage">
            <text:p>0.0002%</text:p>
          </table:table-cell>
          <table:table-cell table:formula="of:=MAX((1-[.I135]/(1-[.$D$25]));0)" office:value-type="float" office:value="0.999997135596979" calcext:value-type="float">
            <text:p><text:s/>1.0000 </text:p>
          </table:table-cell>
          <table:table-cell/>
          <table:table-cell table:formula="of:=EXP(-[.E135]*[.$D$23])" office:value-type="float" office:value="0.990275603749208" calcext:value-type="float">
            <text:p><text:s/>0.9903 </text:p>
          </table:table-cell>
          <table:table-cell table:formula="of:=IF([.K135]=&quot;yes&quot;;[.L135]*[.$D$22]*([.I135]-[.I134]);0)" office:value-type="float" office:value="0" calcext:value-type="float">
            <text:p><text:s/>- <text:s text:c="2"/></text:p>
          </table:table-cell>
          <table:table-cell table:formula="of:=IF([.K135]=&quot;T_ex&quot;;[.L135]*([.I135]-[.$I$35])*[.$D$22];0)" office:value-type="float" office:value="0" calcext:value-type="float">
            <text:p><text:s/>- <text:s text:c="2"/></text:p>
          </table:table-cell>
          <table:table-cell table:formula="of:=IF([.K135]=&quot;yes&quot;;[.J135]*[.L135]*(0.05)*[.$D$21];0)" office:value-type="float" office:value="0" calcext:value-type="float">
            <text:p><text:s/>- <text:s text:c="2"/></text:p>
          </table:table-cell>
          <table:table-cell table:formula="of:=IF([.K135]=&quot;yes&quot;;[.J135]*[.L13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619860401264161" calcext:value-type="percentage">
            <text:p>0.0001%</text:p>
          </table:table-cell>
          <table:table-cell office:value-type="float" office:value="0.0986970684039088" calcext:value-type="float">
            <text:p>0.10</text:p>
          </table:table-cell>
          <table:table-cell office:value-type="percentage" office:value="0.000000690701831128626" calcext:value-type="percentage">
            <text:p>0.0001%</text:p>
          </table:table-cell>
          <table:table-cell office:value-type="percentage" office:value="0.000000672092602692631" calcext:value-type="percentage">
            <text:p>0.0001%</text:p>
          </table:table-cell>
          <table:table-cell office:value-type="percentage" office:value="0.00000057289727847909" calcext:value-type="percentage">
            <text:p>0.0001%</text:p>
          </table:table-cell>
          <table:table-cell office:value-type="percentage" office:value="0.00000223622003983959" calcext:value-type="percentage">
            <text:p>0.0002%</text:p>
          </table:table-cell>
          <table:table-cell table:formula="of:=MAX((1-[.I136]/(1-[.$D$25]));0)" office:value-type="float" office:value="0.999996805399943" calcext:value-type="float">
            <text:p><text:s/>1.0000 </text:p>
          </table:table-cell>
          <table:table-cell/>
          <table:table-cell table:formula="of:=EXP(-[.E136]*[.$D$23])" office:value-type="float" office:value="0.990178838874238" calcext:value-type="float">
            <text:p><text:s/>0.9902 </text:p>
          </table:table-cell>
          <table:table-cell table:formula="of:=IF([.K136]=&quot;yes&quot;;[.L136]*[.$D$22]*([.I136]-[.I135]);0)" office:value-type="float" office:value="0" calcext:value-type="float">
            <text:p><text:s/>- <text:s text:c="2"/></text:p>
          </table:table-cell>
          <table:table-cell table:formula="of:=IF([.K136]=&quot;T_ex&quot;;[.L136]*([.I136]-[.$I$35])*[.$D$22];0)" office:value-type="float" office:value="0" calcext:value-type="float">
            <text:p><text:s/>- <text:s text:c="2"/></text:p>
          </table:table-cell>
          <table:table-cell table:formula="of:=IF([.K136]=&quot;yes&quot;;[.J136]*[.L136]*(0.05)*[.$D$21];0)" office:value-type="float" office:value="0" calcext:value-type="float">
            <text:p><text:s/>- <text:s text:c="2"/></text:p>
          </table:table-cell>
          <table:table-cell table:formula="of:=IF([.K136]=&quot;yes&quot;;[.J136]*[.L13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694711055835295" calcext:value-type="percentage">
            <text:p>0.0001%</text:p>
          </table:table-cell>
          <table:table-cell office:value-type="float" office:value="0.0996742671009772" calcext:value-type="float">
            <text:p>0.10</text:p>
          </table:table-cell>
          <table:table-cell office:value-type="percentage" office:value="0.000000767704165921534" calcext:value-type="percentage">
            <text:p>0.0001%</text:p>
          </table:table-cell>
          <table:table-cell office:value-type="percentage" office:value="0.000000745649906001011" calcext:value-type="percentage">
            <text:p>0.0001%</text:p>
          </table:table-cell>
          <table:table-cell office:value-type="percentage" office:value="0.000000633618234802125" calcext:value-type="percentage">
            <text:p>0.0001%</text:p>
          </table:table-cell>
          <table:table-cell office:value-type="percentage" office:value="0.00000241712684933337" calcext:value-type="percentage">
            <text:p>0.0002%</text:p>
          </table:table-cell>
          <table:table-cell table:formula="of:=MAX((1-[.I137]/(1-[.$D$25]));0)" office:value-type="float" office:value="0.999996546961644" calcext:value-type="float">
            <text:p><text:s/>1.0000 </text:p>
          </table:table-cell>
          <table:table-cell/>
          <table:table-cell table:formula="of:=EXP(-[.E137]*[.$D$23])" office:value-type="float" office:value="0.990082083454657" calcext:value-type="float">
            <text:p><text:s/>0.9901 </text:p>
          </table:table-cell>
          <table:table-cell table:formula="of:=IF([.K137]=&quot;yes&quot;;[.L137]*[.$D$22]*([.I137]-[.I136]);0)" office:value-type="float" office:value="0" calcext:value-type="float">
            <text:p><text:s/>- <text:s text:c="2"/></text:p>
          </table:table-cell>
          <table:table-cell table:formula="of:=IF([.K137]=&quot;T_ex&quot;;[.L137]*([.I137]-[.$I$35])*[.$D$22];0)" office:value-type="float" office:value="0" calcext:value-type="float">
            <text:p><text:s/>- <text:s text:c="2"/></text:p>
          </table:table-cell>
          <table:table-cell table:formula="of:=IF([.K137]=&quot;yes&quot;;[.J137]*[.L137]*(0.05)*[.$D$21];0)" office:value-type="float" office:value="0" calcext:value-type="float">
            <text:p><text:s/>- <text:s text:c="2"/></text:p>
          </table:table-cell>
          <table:table-cell table:formula="of:=IF([.K137]=&quot;yes&quot;;[.J137]*[.L13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772113541924746" calcext:value-type="percentage">
            <text:p>0.0001%</text:p>
          </table:table-cell>
          <table:table-cell office:value-type="float" office:value="0.100651465798046" calcext:value-type="float">
            <text:p>0.10</text:p>
          </table:table-cell>
          <table:table-cell office:value-type="percentage" office:value="0.000000844549494997127" calcext:value-type="percentage">
            <text:p>0.0001%</text:p>
          </table:table-cell>
          <table:table-cell office:value-type="percentage" office:value="0.000000827154810815189" calcext:value-type="percentage">
            <text:p>0.0001%</text:p>
          </table:table-cell>
          <table:table-cell office:value-type="percentage" office:value="0.000000704603384221736" calcext:value-type="percentage">
            <text:p>0.0001%</text:p>
          </table:table-cell>
          <table:table-cell office:value-type="percentage" office:value="0.00000274593698093351" calcext:value-type="percentage">
            <text:p>0.0003%</text:p>
          </table:table-cell>
          <table:table-cell table:formula="of:=MAX((1-[.I138]/(1-[.$D$25]));0)" office:value-type="float" office:value="0.999996077232884" calcext:value-type="float">
            <text:p><text:s/>1.0000 </text:p>
          </table:table-cell>
          <table:table-cell/>
          <table:table-cell table:formula="of:=EXP(-[.E138]*[.$D$23])" office:value-type="float" office:value="0.989985337489541" calcext:value-type="float">
            <text:p><text:s/>0.9900 </text:p>
          </table:table-cell>
          <table:table-cell table:formula="of:=IF([.K138]=&quot;yes&quot;;[.L138]*[.$D$22]*([.I138]-[.I137]);0)" office:value-type="float" office:value="0" calcext:value-type="float">
            <text:p><text:s/>- <text:s text:c="2"/></text:p>
          </table:table-cell>
          <table:table-cell table:formula="of:=IF([.K138]=&quot;T_ex&quot;;[.L138]*([.I138]-[.$I$35])*[.$D$22];0)" office:value-type="float" office:value="0" calcext:value-type="float">
            <text:p><text:s/>- <text:s text:c="2"/></text:p>
          </table:table-cell>
          <table:table-cell table:formula="of:=IF([.K138]=&quot;yes&quot;;[.J138]*[.L138]*(0.05)*[.$D$21];0)" office:value-type="float" office:value="0" calcext:value-type="float">
            <text:p><text:s/>- <text:s text:c="2"/></text:p>
          </table:table-cell>
          <table:table-cell table:formula="of:=IF([.K138]=&quot;yes&quot;;[.J138]*[.L13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851904570178252" calcext:value-type="percentage">
            <text:p>0.0001%</text:p>
          </table:table-cell>
          <table:table-cell office:value-type="float" office:value="0.101628664495114" calcext:value-type="float">
            <text:p>0.10</text:p>
          </table:table-cell>
          <table:table-cell office:value-type="percentage" office:value="0.00000093906932422061" calcext:value-type="percentage">
            <text:p>0.0001%</text:p>
          </table:table-cell>
          <table:table-cell office:value-type="percentage" office:value="0.000000916150910198477" calcext:value-type="percentage">
            <text:p>0.0001%</text:p>
          </table:table-cell>
          <table:table-cell office:value-type="percentage" office:value="0.00000078339829922669" calcext:value-type="percentage">
            <text:p>0.0001%</text:p>
          </table:table-cell>
          <table:table-cell office:value-type="percentage" office:value="0.00000298518555124971" calcext:value-type="percentage">
            <text:p>0.0003%</text:p>
          </table:table-cell>
          <table:table-cell table:formula="of:=MAX((1-[.I139]/(1-[.$D$25]));0)" office:value-type="float" office:value="0.999995735449213" calcext:value-type="float">
            <text:p><text:s/>1.0000 </text:p>
          </table:table-cell>
          <table:table-cell/>
          <table:table-cell table:formula="of:=EXP(-[.E139]*[.$D$23])" office:value-type="float" office:value="0.989888600977967" calcext:value-type="float">
            <text:p><text:s/>0.9899 </text:p>
          </table:table-cell>
          <table:table-cell table:formula="of:=IF([.K139]=&quot;yes&quot;;[.L139]*[.$D$22]*([.I139]-[.I138]);0)" office:value-type="float" office:value="0" calcext:value-type="float">
            <text:p><text:s/>- <text:s text:c="2"/></text:p>
          </table:table-cell>
          <table:table-cell table:formula="of:=IF([.K139]=&quot;T_ex&quot;;[.L139]*([.I139]-[.$I$35])*[.$D$22];0)" office:value-type="float" office:value="0" calcext:value-type="float">
            <text:p><text:s/>- <text:s text:c="2"/></text:p>
          </table:table-cell>
          <table:table-cell table:formula="of:=IF([.K139]=&quot;yes&quot;;[.J139]*[.L139]*(0.05)*[.$D$21];0)" office:value-type="float" office:value="0" calcext:value-type="float">
            <text:p><text:s/>- <text:s text:c="2"/></text:p>
          </table:table-cell>
          <table:table-cell table:formula="of:=IF([.K139]=&quot;yes&quot;;[.J139]*[.L13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094135900957748" calcext:value-type="percentage">
            <text:p>0.0001%</text:p>
          </table:table-cell>
          <table:table-cell office:value-type="float" office:value="0.102605863192182" calcext:value-type="float">
            <text:p>0.10</text:p>
          </table:table-cell>
          <table:table-cell office:value-type="percentage" office:value="0.0000010382392857311" calcext:value-type="percentage">
            <text:p>0.0001%</text:p>
          </table:table-cell>
          <table:table-cell office:value-type="percentage" office:value="0.00000101346904014643" calcext:value-type="percentage">
            <text:p>0.0001%</text:p>
          </table:table-cell>
          <table:table-cell office:value-type="percentage" office:value="0.000000867925492157307" calcext:value-type="percentage">
            <text:p>0.0001%</text:p>
          </table:table-cell>
          <table:table-cell office:value-type="percentage" office:value="0.00000313311936027239" calcext:value-type="percentage">
            <text:p>0.0003%</text:p>
          </table:table-cell>
          <table:table-cell table:formula="of:=MAX((1-[.I140]/(1-[.$D$25]));0)" office:value-type="float" office:value="0.9999955241152" calcext:value-type="float">
            <text:p><text:s/>1.0000 </text:p>
          </table:table-cell>
          <table:table-cell/>
          <table:table-cell table:formula="of:=EXP(-[.E140]*[.$D$23])" office:value-type="float" office:value="0.98979187391901" calcext:value-type="float">
            <text:p><text:s/>0.9898 </text:p>
          </table:table-cell>
          <table:table-cell table:formula="of:=IF([.K140]=&quot;yes&quot;;[.L140]*[.$D$22]*([.I140]-[.I139]);0)" office:value-type="float" office:value="0" calcext:value-type="float">
            <text:p><text:s/>- <text:s text:c="2"/></text:p>
          </table:table-cell>
          <table:table-cell table:formula="of:=IF([.K140]=&quot;T_ex&quot;;[.L140]*([.I140]-[.$I$35])*[.$D$22];0)" office:value-type="float" office:value="0" calcext:value-type="float">
            <text:p><text:s/>- <text:s text:c="2"/></text:p>
          </table:table-cell>
          <table:table-cell table:formula="of:=IF([.K140]=&quot;yes&quot;;[.J140]*[.L140]*(0.05)*[.$D$21];0)" office:value-type="float" office:value="0" calcext:value-type="float">
            <text:p><text:s/>- <text:s text:c="2"/></text:p>
          </table:table-cell>
          <table:table-cell table:formula="of:=IF([.K140]=&quot;yes&quot;;[.J140]*[.L14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103597046503201" calcext:value-type="percentage">
            <text:p>0.0001%</text:p>
          </table:table-cell>
          <table:table-cell office:value-type="float" office:value="0.103583061889251" calcext:value-type="float">
            <text:p>0.10</text:p>
          </table:table-cell>
          <table:table-cell office:value-type="percentage" office:value="0.00000114614395504753" calcext:value-type="percentage">
            <text:p>0.0001%</text:p>
          </table:table-cell>
          <table:table-cell office:value-type="percentage" office:value="0.00000111597375691552" calcext:value-type="percentage">
            <text:p>0.0001%</text:p>
          </table:table-cell>
          <table:table-cell office:value-type="percentage" office:value="0.000000957973750779217" calcext:value-type="percentage">
            <text:p>0.0001%</text:p>
          </table:table-cell>
          <table:table-cell office:value-type="percentage" office:value="0.00000326756216991297" calcext:value-type="percentage">
            <text:p>0.0003%</text:p>
          </table:table-cell>
          <table:table-cell table:formula="of:=MAX((1-[.I141]/(1-[.$D$25]));0)" office:value-type="float" office:value="0.999995332054043" calcext:value-type="float">
            <text:p><text:s/>1.0000 </text:p>
          </table:table-cell>
          <table:table-cell/>
          <table:table-cell table:formula="of:=EXP(-[.E141]*[.$D$23])" office:value-type="float" office:value="0.989695156311746" calcext:value-type="float">
            <text:p><text:s/>0.9897 </text:p>
          </table:table-cell>
          <table:table-cell table:formula="of:=IF([.K141]=&quot;yes&quot;;[.L141]*[.$D$22]*([.I141]-[.I140]);0)" office:value-type="float" office:value="0" calcext:value-type="float">
            <text:p><text:s/>- <text:s text:c="2"/></text:p>
          </table:table-cell>
          <table:table-cell table:formula="of:=IF([.K141]=&quot;T_ex&quot;;[.L141]*([.I141]-[.$I$35])*[.$D$22];0)" office:value-type="float" office:value="0" calcext:value-type="float">
            <text:p><text:s/>- <text:s text:c="2"/></text:p>
          </table:table-cell>
          <table:table-cell table:formula="of:=IF([.K141]=&quot;yes&quot;;[.J141]*[.L141]*(0.05)*[.$D$21];0)" office:value-type="float" office:value="0" calcext:value-type="float">
            <text:p><text:s/>- <text:s text:c="2"/></text:p>
          </table:table-cell>
          <table:table-cell table:formula="of:=IF([.K141]=&quot;yes&quot;;[.J141]*[.L14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114355793786269" calcext:value-type="percentage">
            <text:p>0.0001%</text:p>
          </table:table-cell>
          <table:table-cell office:value-type="float" office:value="0.104560260586319" calcext:value-type="float">
            <text:p>0.10</text:p>
          </table:table-cell>
          <table:table-cell office:value-type="percentage" office:value="0.00000125595097266951" calcext:value-type="percentage">
            <text:p>0.0001%</text:p>
          </table:table-cell>
          <table:table-cell office:value-type="percentage" office:value="0.00000123704968571392" calcext:value-type="percentage">
            <text:p>0.0001%</text:p>
          </table:table-cell>
          <table:table-cell office:value-type="percentage" office:value="0.00000105542804267333" calcext:value-type="percentage">
            <text:p>0.0001%</text:p>
          </table:table-cell>
          <table:table-cell office:value-type="percentage" office:value="0.00000343251864006522" calcext:value-type="percentage">
            <text:p>0.0003%</text:p>
          </table:table-cell>
          <table:table-cell table:formula="of:=MAX((1-[.I142]/(1-[.$D$25]));0)" office:value-type="float" office:value="0.999995096401943" calcext:value-type="float">
            <text:p><text:s/>1.0000 </text:p>
          </table:table-cell>
          <table:table-cell/>
          <table:table-cell table:formula="of:=EXP(-[.E142]*[.$D$23])" office:value-type="float" office:value="0.989598448155253" calcext:value-type="float">
            <text:p><text:s/>0.9896 </text:p>
          </table:table-cell>
          <table:table-cell table:formula="of:=IF([.K142]=&quot;yes&quot;;[.L142]*[.$D$22]*([.I142]-[.I141]);0)" office:value-type="float" office:value="0" calcext:value-type="float">
            <text:p><text:s/>- <text:s text:c="2"/></text:p>
          </table:table-cell>
          <table:table-cell table:formula="of:=IF([.K142]=&quot;T_ex&quot;;[.L142]*([.I142]-[.$I$35])*[.$D$22];0)" office:value-type="float" office:value="0" calcext:value-type="float">
            <text:p><text:s/>- <text:s text:c="2"/></text:p>
          </table:table-cell>
          <table:table-cell table:formula="of:=IF([.K142]=&quot;yes&quot;;[.J142]*[.L142]*(0.05)*[.$D$21];0)" office:value-type="float" office:value="0" calcext:value-type="float">
            <text:p><text:s/>- <text:s text:c="2"/></text:p>
          </table:table-cell>
          <table:table-cell table:formula="of:=IF([.K142]=&quot;yes&quot;;[.J142]*[.L14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126104617485412" calcext:value-type="percentage">
            <text:p>0.0001%</text:p>
          </table:table-cell>
          <table:table-cell office:value-type="float" office:value="0.105537459283388" calcext:value-type="float">
            <text:p>0.11</text:p>
          </table:table-cell>
          <table:table-cell office:value-type="percentage" office:value="0.00000137991079611322" calcext:value-type="percentage">
            <text:p>0.0001%</text:p>
          </table:table-cell>
          <table:table-cell office:value-type="percentage" office:value="0.00000136465221985516" calcext:value-type="percentage">
            <text:p>0.0001%</text:p>
          </table:table-cell>
          <table:table-cell office:value-type="percentage" office:value="0.00000116737018439617" calcext:value-type="percentage">
            <text:p>0.0001%</text:p>
          </table:table-cell>
          <table:table-cell office:value-type="percentage" office:value="0.00000377133743891145" calcext:value-type="percentage">
            <text:p>0.0004%</text:p>
          </table:table-cell>
          <table:table-cell table:formula="of:=MAX((1-[.I143]/(1-[.$D$25]));0)" office:value-type="float" office:value="0.999994612375087" calcext:value-type="float">
            <text:p><text:s/>1.0000 </text:p>
          </table:table-cell>
          <table:table-cell/>
          <table:table-cell table:formula="of:=EXP(-[.E143]*[.$D$23])" office:value-type="float" office:value="0.989501749448607" calcext:value-type="float">
            <text:p><text:s/>0.9895 </text:p>
          </table:table-cell>
          <table:table-cell table:formula="of:=IF([.K143]=&quot;yes&quot;;[.L143]*[.$D$22]*([.I143]-[.I142]);0)" office:value-type="float" office:value="0" calcext:value-type="float">
            <text:p><text:s/>- <text:s text:c="2"/></text:p>
          </table:table-cell>
          <table:table-cell table:formula="of:=IF([.K143]=&quot;T_ex&quot;;[.L143]*([.I143]-[.$I$35])*[.$D$22];0)" office:value-type="float" office:value="0" calcext:value-type="float">
            <text:p><text:s/>- <text:s text:c="2"/></text:p>
          </table:table-cell>
          <table:table-cell table:formula="of:=IF([.K143]=&quot;yes&quot;;[.J143]*[.L143]*(0.05)*[.$D$21];0)" office:value-type="float" office:value="0" calcext:value-type="float">
            <text:p><text:s/>- <text:s text:c="2"/></text:p>
          </table:table-cell>
          <table:table-cell table:formula="of:=IF([.K143]=&quot;yes&quot;;[.J143]*[.L14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138775503662147" calcext:value-type="percentage">
            <text:p>0.0001%</text:p>
          </table:table-cell>
          <table:table-cell office:value-type="float" office:value="0.106514657980456" calcext:value-type="float">
            <text:p>0.11</text:p>
          </table:table-cell>
          <table:table-cell office:value-type="percentage" office:value="0.00000150997126064811" calcext:value-type="percentage">
            <text:p>0.0002%</text:p>
          </table:table-cell>
          <table:table-cell office:value-type="percentage" office:value="0.0000014981133895231" calcext:value-type="percentage">
            <text:p>0.0001%</text:p>
          </table:table-cell>
          <table:table-cell office:value-type="percentage" office:value="0.00000128274570368569" calcext:value-type="percentage">
            <text:p>0.0001%</text:p>
          </table:table-cell>
          <table:table-cell office:value-type="percentage" office:value="0.00000407942376828174" calcext:value-type="percentage">
            <text:p>0.0004%</text:p>
          </table:table-cell>
          <table:table-cell table:formula="of:=MAX((1-[.I144]/(1-[.$D$25]));0)" office:value-type="float" office:value="0.99999417225176" calcext:value-type="float">
            <text:p><text:s/>1.0000 </text:p>
          </table:table-cell>
          <table:table-cell/>
          <table:table-cell table:formula="of:=EXP(-[.E144]*[.$D$23])" office:value-type="float" office:value="0.989405060190884" calcext:value-type="float">
            <text:p><text:s/>0.9894 </text:p>
          </table:table-cell>
          <table:table-cell table:formula="of:=IF([.K144]=&quot;yes&quot;;[.L144]*[.$D$22]*([.I144]-[.I143]);0)" office:value-type="float" office:value="0" calcext:value-type="float">
            <text:p><text:s/>- <text:s text:c="2"/></text:p>
          </table:table-cell>
          <table:table-cell table:formula="of:=IF([.K144]=&quot;T_ex&quot;;[.L144]*([.I144]-[.$I$35])*[.$D$22];0)" office:value-type="float" office:value="0" calcext:value-type="float">
            <text:p><text:s/>- <text:s text:c="2"/></text:p>
          </table:table-cell>
          <table:table-cell table:formula="of:=IF([.K144]=&quot;yes&quot;;[.J144]*[.L144]*(0.05)*[.$D$21];0)" office:value-type="float" office:value="0" calcext:value-type="float">
            <text:p><text:s/>- <text:s text:c="2"/></text:p>
          </table:table-cell>
          <table:table-cell table:formula="of:=IF([.K144]=&quot;yes&quot;;[.J144]*[.L14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152421045546247" calcext:value-type="percentage">
            <text:p>0.0002%</text:p>
          </table:table-cell>
          <table:table-cell office:value-type="float" office:value="0.107491856677524" calcext:value-type="float">
            <text:p>0.11</text:p>
          </table:table-cell>
          <table:table-cell office:value-type="percentage" office:value="0.0000016496120674403" calcext:value-type="percentage">
            <text:p>0.0002%</text:p>
          </table:table-cell>
          <table:table-cell office:value-type="percentage" office:value="0.00000163974713718429" calcext:value-type="percentage">
            <text:p>0.0002%</text:p>
          </table:table-cell>
          <table:table-cell office:value-type="percentage" office:value="0.00000141123342492055" calcext:value-type="percentage">
            <text:p>0.0001%</text:p>
          </table:table-cell>
          <table:table-cell office:value-type="percentage" office:value="0.00000441785317042753" calcext:value-type="percentage">
            <text:p>0.0004%</text:p>
          </table:table-cell>
          <table:table-cell table:formula="of:=MAX((1-[.I145]/(1-[.$D$25]));0)" office:value-type="float" office:value="0.999993688781185" calcext:value-type="float">
            <text:p><text:s/>1.0000 </text:p>
          </table:table-cell>
          <table:table-cell/>
          <table:table-cell table:formula="of:=EXP(-[.E145]*[.$D$23])" office:value-type="float" office:value="0.989308380381161" calcext:value-type="float">
            <text:p><text:s/>0.9893 </text:p>
          </table:table-cell>
          <table:table-cell table:formula="of:=IF([.K145]=&quot;yes&quot;;[.L145]*[.$D$22]*([.I145]-[.I144]);0)" office:value-type="float" office:value="0" calcext:value-type="float">
            <text:p><text:s/>- <text:s text:c="2"/></text:p>
          </table:table-cell>
          <table:table-cell table:formula="of:=IF([.K145]=&quot;T_ex&quot;;[.L145]*([.I145]-[.$I$35])*[.$D$22];0)" office:value-type="float" office:value="0" calcext:value-type="float">
            <text:p><text:s/>- <text:s text:c="2"/></text:p>
          </table:table-cell>
          <table:table-cell table:formula="of:=IF([.K145]=&quot;yes&quot;;[.J145]*[.L145]*(0.05)*[.$D$21];0)" office:value-type="float" office:value="0" calcext:value-type="float">
            <text:p><text:s/>- <text:s text:c="2"/></text:p>
          </table:table-cell>
          <table:table-cell table:formula="of:=IF([.K145]=&quot;yes&quot;;[.J145]*[.L14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168601791792788" calcext:value-type="percentage">
            <text:p>0.0002%</text:p>
          </table:table-cell>
          <table:table-cell office:value-type="float" office:value="0.108469055374593" calcext:value-type="float">
            <text:p>0.11</text:p>
          </table:table-cell>
          <table:table-cell office:value-type="percentage" office:value="0.00000179214385015114" calcext:value-type="percentage">
            <text:p>0.0002%</text:p>
          </table:table-cell>
          <table:table-cell office:value-type="percentage" office:value="0.00000180856764987247" calcext:value-type="percentage">
            <text:p>0.0002%</text:p>
          </table:table-cell>
          <table:table-cell office:value-type="percentage" office:value="0.00000154810046881004" calcext:value-type="percentage">
            <text:p>0.0002%</text:p>
          </table:table-cell>
          <table:table-cell office:value-type="percentage" office:value="0.00000469217096508157" calcext:value-type="percentage">
            <text:p>0.0005%</text:p>
          </table:table-cell>
          <table:table-cell table:formula="of:=MAX((1-[.I146]/(1-[.$D$25]));0)" office:value-type="float" office:value="0.999993296898621" calcext:value-type="float">
            <text:p><text:s/>1.0000 </text:p>
          </table:table-cell>
          <table:table-cell/>
          <table:table-cell table:formula="of:=EXP(-[.E146]*[.$D$23])" office:value-type="float" office:value="0.989211710018515" calcext:value-type="float">
            <text:p><text:s/>0.9892 </text:p>
          </table:table-cell>
          <table:table-cell table:formula="of:=IF([.K146]=&quot;yes&quot;;[.L146]*[.$D$22]*([.I146]-[.I145]);0)" office:value-type="float" office:value="0" calcext:value-type="float">
            <text:p><text:s/>- <text:s text:c="2"/></text:p>
          </table:table-cell>
          <table:table-cell table:formula="of:=IF([.K146]=&quot;T_ex&quot;;[.L146]*([.I146]-[.$I$35])*[.$D$22];0)" office:value-type="float" office:value="0" calcext:value-type="float">
            <text:p><text:s/>- <text:s text:c="2"/></text:p>
          </table:table-cell>
          <table:table-cell table:formula="of:=IF([.K146]=&quot;yes&quot;;[.J146]*[.L146]*(0.05)*[.$D$21];0)" office:value-type="float" office:value="0" calcext:value-type="float">
            <text:p><text:s/>- <text:s text:c="2"/></text:p>
          </table:table-cell>
          <table:table-cell table:formula="of:=IF([.K146]=&quot;yes&quot;;[.J146]*[.L14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1839985723463" calcext:value-type="percentage">
            <text:p>0.0002%</text:p>
          </table:table-cell>
          <table:table-cell office:value-type="float" office:value="0.109446254071661" calcext:value-type="float">
            <text:p>0.11</text:p>
          </table:table-cell>
          <table:table-cell office:value-type="percentage" office:value="0.00000195522579503615" calcext:value-type="percentage">
            <text:p>0.0002%</text:p>
          </table:table-cell>
          <table:table-cell office:value-type="percentage" office:value="0.00000199603739049592" calcext:value-type="percentage">
            <text:p>0.0002%</text:p>
          </table:table-cell>
          <table:table-cell office:value-type="percentage" office:value="0.00000170164768406145" calcext:value-type="percentage">
            <text:p>0.0002%</text:p>
          </table:table-cell>
          <table:table-cell office:value-type="percentage" office:value="0.0000052864389650753" calcext:value-type="percentage">
            <text:p>0.0005%</text:p>
          </table:table-cell>
          <table:table-cell table:formula="of:=MAX((1-[.I147]/(1-[.$D$25]));0)" office:value-type="float" office:value="0.999992447944336" calcext:value-type="float">
            <text:p><text:s/>1.0000 </text:p>
          </table:table-cell>
          <table:table-cell/>
          <table:table-cell table:formula="of:=EXP(-[.E147]*[.$D$23])" office:value-type="float" office:value="0.989115049102022" calcext:value-type="float">
            <text:p><text:s/>0.9891 </text:p>
          </table:table-cell>
          <table:table-cell table:formula="of:=IF([.K147]=&quot;yes&quot;;[.L147]*[.$D$22]*([.I147]-[.I146]);0)" office:value-type="float" office:value="0" calcext:value-type="float">
            <text:p><text:s/>- <text:s text:c="2"/></text:p>
          </table:table-cell>
          <table:table-cell table:formula="of:=IF([.K147]=&quot;T_ex&quot;;[.L147]*([.I147]-[.$I$35])*[.$D$22];0)" office:value-type="float" office:value="0" calcext:value-type="float">
            <text:p><text:s/>- <text:s text:c="2"/></text:p>
          </table:table-cell>
          <table:table-cell table:formula="of:=IF([.K147]=&quot;yes&quot;;[.J147]*[.L147]*(0.05)*[.$D$21];0)" office:value-type="float" office:value="0" calcext:value-type="float">
            <text:p><text:s/>- <text:s text:c="2"/></text:p>
          </table:table-cell>
          <table:table-cell table:formula="of:=IF([.K147]=&quot;yes&quot;;[.J147]*[.L14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200346588927203" calcext:value-type="percentage">
            <text:p>0.0002%</text:p>
          </table:table-cell>
          <table:table-cell office:value-type="float" office:value="0.11042345276873" calcext:value-type="float">
            <text:p>0.11</text:p>
          </table:table-cell>
          <table:table-cell office:value-type="percentage" office:value="0.00000214011495664912" calcext:value-type="percentage">
            <text:p>0.0002%</text:p>
          </table:table-cell>
          <table:table-cell office:value-type="percentage" office:value="0.00000219054741566804" calcext:value-type="percentage">
            <text:p>0.0002%</text:p>
          </table:table-cell>
          <table:table-cell office:value-type="percentage" office:value="0.00000187071582488207" calcext:value-type="percentage">
            <text:p>0.0002%</text:p>
          </table:table-cell>
          <table:table-cell office:value-type="percentage" office:value="0.00000567625120435844" calcext:value-type="percentage">
            <text:p>0.0006%</text:p>
          </table:table-cell>
          <table:table-cell table:formula="of:=MAX((1-[.I148]/(1-[.$D$25]));0)" office:value-type="float" office:value="0.999991891069708" calcext:value-type="float">
            <text:p><text:s/>1.0000 </text:p>
          </table:table-cell>
          <table:table-cell/>
          <table:table-cell table:formula="of:=EXP(-[.E148]*[.$D$23])" office:value-type="float" office:value="0.98901839763076" calcext:value-type="float">
            <text:p><text:s/>0.9890 </text:p>
          </table:table-cell>
          <table:table-cell table:formula="of:=IF([.K148]=&quot;yes&quot;;[.L148]*[.$D$22]*([.I148]-[.I147]);0)" office:value-type="float" office:value="0" calcext:value-type="float">
            <text:p><text:s/>- <text:s text:c="2"/></text:p>
          </table:table-cell>
          <table:table-cell table:formula="of:=IF([.K148]=&quot;T_ex&quot;;[.L148]*([.I148]-[.$I$35])*[.$D$22];0)" office:value-type="float" office:value="0" calcext:value-type="float">
            <text:p><text:s/>- <text:s text:c="2"/></text:p>
          </table:table-cell>
          <table:table-cell table:formula="of:=IF([.K148]=&quot;yes&quot;;[.J148]*[.L148]*(0.05)*[.$D$21];0)" office:value-type="float" office:value="0" calcext:value-type="float">
            <text:p><text:s/>- <text:s text:c="2"/></text:p>
          </table:table-cell>
          <table:table-cell table:formula="of:=IF([.K148]=&quot;yes&quot;;[.J148]*[.L14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217498682430262" calcext:value-type="percentage">
            <text:p>0.0002%</text:p>
          </table:table-cell>
          <table:table-cell office:value-type="float" office:value="0.111400651465798" calcext:value-type="float">
            <text:p>0.11</text:p>
          </table:table-cell>
          <table:table-cell office:value-type="percentage" office:value="0.00000235047018215528" calcext:value-type="percentage">
            <text:p>0.0002%</text:p>
          </table:table-cell>
          <table:table-cell office:value-type="percentage" office:value="0.00000239522706397266" calcext:value-type="percentage">
            <text:p>0.0002%</text:p>
          </table:table-cell>
          <table:table-cell office:value-type="percentage" office:value="0.00000204335964571145" calcext:value-type="percentage">
            <text:p>0.0002%</text:p>
          </table:table-cell>
          <table:table-cell office:value-type="percentage" office:value="0.00000605690481630616" calcext:value-type="percentage">
            <text:p>0.0006%</text:p>
          </table:table-cell>
          <table:table-cell table:formula="of:=MAX((1-[.I149]/(1-[.$D$25]));0)" office:value-type="float" office:value="0.999991347278834" calcext:value-type="float">
            <text:p><text:s/>1.0000 </text:p>
          </table:table-cell>
          <table:table-cell/>
          <table:table-cell table:formula="of:=EXP(-[.E149]*[.$D$23])" office:value-type="float" office:value="0.988921755603806" calcext:value-type="float">
            <text:p><text:s/>0.9889 </text:p>
          </table:table-cell>
          <table:table-cell table:formula="of:=IF([.K149]=&quot;yes&quot;;[.L149]*[.$D$22]*([.I149]-[.I148]);0)" office:value-type="float" office:value="0" calcext:value-type="float">
            <text:p><text:s/>- <text:s text:c="2"/></text:p>
          </table:table-cell>
          <table:table-cell table:formula="of:=IF([.K149]=&quot;T_ex&quot;;[.L149]*([.I149]-[.$I$35])*[.$D$22];0)" office:value-type="float" office:value="0" calcext:value-type="float">
            <text:p><text:s/>- <text:s text:c="2"/></text:p>
          </table:table-cell>
          <table:table-cell table:formula="of:=IF([.K149]=&quot;yes&quot;;[.J149]*[.L149]*(0.05)*[.$D$21];0)" office:value-type="float" office:value="0" calcext:value-type="float">
            <text:p><text:s/>- <text:s text:c="2"/></text:p>
          </table:table-cell>
          <table:table-cell table:formula="of:=IF([.K149]=&quot;yes&quot;;[.J149]*[.L14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240176833513073" calcext:value-type="percentage">
            <text:p>0.0002%</text:p>
          </table:table-cell>
          <table:table-cell office:value-type="float" office:value="0.112377850162866" calcext:value-type="float">
            <text:p>0.11</text:p>
          </table:table-cell>
          <table:table-cell office:value-type="percentage" office:value="0.00000256502363977673" calcext:value-type="percentage">
            <text:p>0.0003%</text:p>
          </table:table-cell>
          <table:table-cell office:value-type="percentage" office:value="0.00000260469398781549" calcext:value-type="percentage">
            <text:p>0.0003%</text:p>
          </table:table-cell>
          <table:table-cell office:value-type="percentage" office:value="0.00000223332021824563" calcext:value-type="percentage">
            <text:p>0.0002%</text:p>
          </table:table-cell>
          <table:table-cell office:value-type="percentage" office:value="0.00000630254802276742" calcext:value-type="percentage">
            <text:p>0.0006%</text:p>
          </table:table-cell>
          <table:table-cell table:formula="of:=MAX((1-[.I150]/(1-[.$D$25]));0)" office:value-type="float" office:value="0.999990996359967" calcext:value-type="float">
            <text:p><text:s/>1.0000 </text:p>
          </table:table-cell>
          <table:table-cell/>
          <table:table-cell table:formula="of:=EXP(-[.E150]*[.$D$23])" office:value-type="float" office:value="0.988825123020237" calcext:value-type="float">
            <text:p><text:s/>0.9888 </text:p>
          </table:table-cell>
          <table:table-cell table:formula="of:=IF([.K150]=&quot;yes&quot;;[.L150]*[.$D$22]*([.I150]-[.I149]);0)" office:value-type="float" office:value="0" calcext:value-type="float">
            <text:p><text:s/>- <text:s text:c="2"/></text:p>
          </table:table-cell>
          <table:table-cell table:formula="of:=IF([.K150]=&quot;T_ex&quot;;[.L150]*([.I150]-[.$I$35])*[.$D$22];0)" office:value-type="float" office:value="0" calcext:value-type="float">
            <text:p><text:s/>- <text:s text:c="2"/></text:p>
          </table:table-cell>
          <table:table-cell table:formula="of:=IF([.K150]=&quot;yes&quot;;[.J150]*[.L150]*(0.05)*[.$D$21];0)" office:value-type="float" office:value="0" calcext:value-type="float">
            <text:p><text:s/>- <text:s text:c="2"/></text:p>
          </table:table-cell>
          <table:table-cell table:formula="of:=IF([.K150]=&quot;yes&quot;;[.J150]*[.L15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26181271518122" calcext:value-type="percentage">
            <text:p>0.0003%</text:p>
          </table:table-cell>
          <table:table-cell office:value-type="float" office:value="0.113355048859935" calcext:value-type="float">
            <text:p>0.11</text:p>
          </table:table-cell>
          <table:table-cell office:value-type="percentage" office:value="0.00000279828939916627" calcext:value-type="percentage">
            <text:p>0.0003%</text:p>
          </table:table-cell>
          <table:table-cell office:value-type="percentage" office:value="0.00000283076653386227" calcext:value-type="percentage">
            <text:p>0.0003%</text:p>
          </table:table-cell>
          <table:table-cell office:value-type="percentage" office:value="0.00000246229615055715" calcext:value-type="percentage">
            <text:p>0.0002%</text:p>
          </table:table-cell>
          <table:table-cell office:value-type="percentage" office:value="0.00000672051643945126" calcext:value-type="percentage">
            <text:p>0.0007%</text:p>
          </table:table-cell>
          <table:table-cell table:formula="of:=MAX((1-[.I151]/(1-[.$D$25]));0)" office:value-type="float" office:value="0.999990399262229" calcext:value-type="float">
            <text:p><text:s/>1.0000 </text:p>
          </table:table-cell>
          <table:table-cell/>
          <table:table-cell table:formula="of:=EXP(-[.E151]*[.$D$23])" office:value-type="float" office:value="0.98872849987913" calcext:value-type="float">
            <text:p><text:s/>0.9887 </text:p>
          </table:table-cell>
          <table:table-cell table:formula="of:=IF([.K151]=&quot;yes&quot;;[.L151]*[.$D$22]*([.I151]-[.I150]);0)" office:value-type="float" office:value="0" calcext:value-type="float">
            <text:p><text:s/>- <text:s text:c="2"/></text:p>
          </table:table-cell>
          <table:table-cell table:formula="of:=IF([.K151]=&quot;T_ex&quot;;[.L151]*([.I151]-[.$I$35])*[.$D$22];0)" office:value-type="float" office:value="0" calcext:value-type="float">
            <text:p><text:s/>- <text:s text:c="2"/></text:p>
          </table:table-cell>
          <table:table-cell table:formula="of:=IF([.K151]=&quot;yes&quot;;[.J151]*[.L151]*(0.05)*[.$D$21];0)" office:value-type="float" office:value="0" calcext:value-type="float">
            <text:p><text:s/>- <text:s text:c="2"/></text:p>
          </table:table-cell>
          <table:table-cell table:formula="of:=IF([.K151]=&quot;yes&quot;;[.J151]*[.L15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284899317906873" calcext:value-type="percentage">
            <text:p>0.0003%</text:p>
          </table:table-cell>
          <table:table-cell office:value-type="float" office:value="0.114332247557003" calcext:value-type="float">
            <text:p>0.11</text:p>
          </table:table-cell>
          <table:table-cell office:value-type="percentage" office:value="0.00000304126025709173" calcext:value-type="percentage">
            <text:p>0.0003%</text:p>
          </table:table-cell>
          <table:table-cell office:value-type="percentage" office:value="0.00000310464227174068" calcext:value-type="percentage">
            <text:p>0.0003%</text:p>
          </table:table-cell>
          <table:table-cell office:value-type="percentage" office:value="0.00000269042166135658" calcext:value-type="percentage">
            <text:p>0.0003%</text:p>
          </table:table-cell>
          <table:table-cell office:value-type="percentage" office:value="0.00000751846194412487" calcext:value-type="percentage">
            <text:p>0.0008%</text:p>
          </table:table-cell>
          <table:table-cell table:formula="of:=MAX((1-[.I152]/(1-[.$D$25]));0)" office:value-type="float" office:value="0.99998925934008" calcext:value-type="float">
            <text:p><text:s/>1.0000 </text:p>
          </table:table-cell>
          <table:table-cell/>
          <table:table-cell table:formula="of:=EXP(-[.E152]*[.$D$23])" office:value-type="float" office:value="0.988631886179562" calcext:value-type="float">
            <text:p><text:s/>0.9886 </text:p>
          </table:table-cell>
          <table:table-cell table:formula="of:=IF([.K152]=&quot;yes&quot;;[.L152]*[.$D$22]*([.I152]-[.I151]);0)" office:value-type="float" office:value="0" calcext:value-type="float">
            <text:p><text:s/>- <text:s text:c="2"/></text:p>
          </table:table-cell>
          <table:table-cell table:formula="of:=IF([.K152]=&quot;T_ex&quot;;[.L152]*([.I152]-[.$I$35])*[.$D$22];0)" office:value-type="float" office:value="0" calcext:value-type="float">
            <text:p><text:s/>- <text:s text:c="2"/></text:p>
          </table:table-cell>
          <table:table-cell table:formula="of:=IF([.K152]=&quot;yes&quot;;[.J152]*[.L152]*(0.05)*[.$D$21];0)" office:value-type="float" office:value="0" calcext:value-type="float">
            <text:p><text:s/>- <text:s text:c="2"/></text:p>
          </table:table-cell>
          <table:table-cell table:formula="of:=IF([.K152]=&quot;yes&quot;;[.J152]*[.L15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30975418657464" calcext:value-type="percentage">
            <text:p>0.0003%</text:p>
          </table:table-cell>
          <table:table-cell office:value-type="float" office:value="0.115309446254072" calcext:value-type="float">
            <text:p>0.12</text:p>
          </table:table-cell>
          <table:table-cell office:value-type="percentage" office:value="0.000003288430533821" calcext:value-type="percentage">
            <text:p>0.0003%</text:p>
          </table:table-cell>
          <table:table-cell office:value-type="percentage" office:value="0.00000338430933222833" calcext:value-type="percentage">
            <text:p>0.0003%</text:p>
          </table:table-cell>
          <table:table-cell office:value-type="percentage" office:value="0.00000294862378549698" calcext:value-type="percentage">
            <text:p>0.0003%</text:p>
          </table:table-cell>
          <table:table-cell office:value-type="percentage" office:value="0.00000808527114993463" calcext:value-type="percentage">
            <text:p>0.0008%</text:p>
          </table:table-cell>
          <table:table-cell table:formula="of:=MAX((1-[.I153]/(1-[.$D$25]));0)" office:value-type="float" office:value="0.999988449612643" calcext:value-type="float">
            <text:p><text:s/>1.0000 </text:p>
          </table:table-cell>
          <table:table-cell/>
          <table:table-cell table:formula="of:=EXP(-[.E153]*[.$D$23])" office:value-type="float" office:value="0.988535281920611" calcext:value-type="float">
            <text:p><text:s/>0.9885 </text:p>
          </table:table-cell>
          <table:table-cell table:formula="of:=IF([.K153]=&quot;yes&quot;;[.L153]*[.$D$22]*([.I153]-[.I152]);0)" office:value-type="float" office:value="0" calcext:value-type="float">
            <text:p><text:s/>- <text:s text:c="2"/></text:p>
          </table:table-cell>
          <table:table-cell table:formula="of:=IF([.K153]=&quot;T_ex&quot;;[.L153]*([.I153]-[.$I$35])*[.$D$22];0)" office:value-type="float" office:value="0" calcext:value-type="float">
            <text:p><text:s/>- <text:s text:c="2"/></text:p>
          </table:table-cell>
          <table:table-cell table:formula="of:=IF([.K153]=&quot;yes&quot;;[.J153]*[.L153]*(0.05)*[.$D$21];0)" office:value-type="float" office:value="0" calcext:value-type="float">
            <text:p><text:s/>- <text:s text:c="2"/></text:p>
          </table:table-cell>
          <table:table-cell table:formula="of:=IF([.K153]=&quot;yes&quot;;[.J153]*[.L15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33791748710732" calcext:value-type="percentage">
            <text:p>0.0003%</text:p>
          </table:table-cell>
          <table:table-cell office:value-type="float" office:value="0.11628664495114" calcext:value-type="float">
            <text:p>0.12</text:p>
          </table:table-cell>
          <table:table-cell office:value-type="percentage" office:value="0.00000355790413099855" calcext:value-type="percentage">
            <text:p>0.0004%</text:p>
          </table:table-cell>
          <table:table-cell office:value-type="percentage" office:value="0.00000367983559220741" calcext:value-type="percentage">
            <text:p>0.0004%</text:p>
          </table:table-cell>
          <table:table-cell office:value-type="percentage" office:value="0.00000323166179081458" calcext:value-type="percentage">
            <text:p>0.0003%</text:p>
          </table:table-cell>
          <table:table-cell office:value-type="percentage" office:value="0.00000864798273384149" calcext:value-type="percentage">
            <text:p>0.0009%</text:p>
          </table:table-cell>
          <table:table-cell table:formula="of:=MAX((1-[.I154]/(1-[.$D$25]));0)" office:value-type="float" office:value="0.999987645738952" calcext:value-type="float">
            <text:p><text:s/>1.0000 </text:p>
          </table:table-cell>
          <table:table-cell/>
          <table:table-cell table:formula="of:=EXP(-[.E154]*[.$D$23])" office:value-type="float" office:value="0.988438687101355" calcext:value-type="float">
            <text:p><text:s/>0.9884 </text:p>
          </table:table-cell>
          <table:table-cell table:formula="of:=IF([.K154]=&quot;yes&quot;;[.L154]*[.$D$22]*([.I154]-[.I153]);0)" office:value-type="float" office:value="0" calcext:value-type="float">
            <text:p><text:s/>- <text:s text:c="2"/></text:p>
          </table:table-cell>
          <table:table-cell table:formula="of:=IF([.K154]=&quot;T_ex&quot;;[.L154]*([.I154]-[.$I$35])*[.$D$22];0)" office:value-type="float" office:value="0" calcext:value-type="float">
            <text:p><text:s/>- <text:s text:c="2"/></text:p>
          </table:table-cell>
          <table:table-cell table:formula="of:=IF([.K154]=&quot;yes&quot;;[.J154]*[.L154]*(0.05)*[.$D$21];0)" office:value-type="float" office:value="0" calcext:value-type="float">
            <text:p><text:s/>- <text:s text:c="2"/></text:p>
          </table:table-cell>
          <table:table-cell table:formula="of:=IF([.K154]=&quot;yes&quot;;[.J154]*[.L15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36973913002003" calcext:value-type="percentage">
            <text:p>0.0004%</text:p>
          </table:table-cell>
          <table:table-cell office:value-type="float" office:value="0.117263843648208" calcext:value-type="float">
            <text:p>0.12</text:p>
          </table:table-cell>
          <table:table-cell office:value-type="percentage" office:value="0.00000385160556977793" calcext:value-type="percentage">
            <text:p>0.0004%</text:p>
          </table:table-cell>
          <table:table-cell office:value-type="percentage" office:value="0.00000398976907565962" calcext:value-type="percentage">
            <text:p>0.0004%</text:p>
          </table:table-cell>
          <table:table-cell office:value-type="percentage" office:value="0.0000035247959298268" calcext:value-type="percentage">
            <text:p>0.0004%</text:p>
          </table:table-cell>
          <table:table-cell office:value-type="percentage" office:value="0.00000928564252250963" calcext:value-type="percentage">
            <text:p>0.0009%</text:p>
          </table:table-cell>
          <table:table-cell table:formula="of:=MAX((1-[.I155]/(1-[.$D$25]));0)" office:value-type="float" office:value="0.999986734796396" calcext:value-type="float">
            <text:p><text:s/>1.0000 </text:p>
          </table:table-cell>
          <table:table-cell/>
          <table:table-cell table:formula="of:=EXP(-[.E155]*[.$D$23])" office:value-type="float" office:value="0.988342101720871" calcext:value-type="float">
            <text:p><text:s/>0.9883 </text:p>
          </table:table-cell>
          <table:table-cell table:formula="of:=IF([.K155]=&quot;yes&quot;;[.L155]*[.$D$22]*([.I155]-[.I154]);0)" office:value-type="float" office:value="0" calcext:value-type="float">
            <text:p><text:s/>- <text:s text:c="2"/></text:p>
          </table:table-cell>
          <table:table-cell table:formula="of:=IF([.K155]=&quot;T_ex&quot;;[.L155]*([.I155]-[.$I$35])*[.$D$22];0)" office:value-type="float" office:value="0" calcext:value-type="float">
            <text:p><text:s/>- <text:s text:c="2"/></text:p>
          </table:table-cell>
          <table:table-cell table:formula="of:=IF([.K155]=&quot;yes&quot;;[.J155]*[.L155]*(0.05)*[.$D$21];0)" office:value-type="float" office:value="0" calcext:value-type="float">
            <text:p><text:s/>- <text:s text:c="2"/></text:p>
          </table:table-cell>
          <table:table-cell table:formula="of:=IF([.K155]=&quot;yes&quot;;[.J155]*[.L15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401965243563507" calcext:value-type="percentage">
            <text:p>0.0004%</text:p>
          </table:table-cell>
          <table:table-cell office:value-type="float" office:value="0.118241042345277" calcext:value-type="float">
            <text:p>0.12</text:p>
          </table:table-cell>
          <table:table-cell office:value-type="percentage" office:value="0.00000415651561543218" calcext:value-type="percentage">
            <text:p>0.0004%</text:p>
          </table:table-cell>
          <table:table-cell office:value-type="percentage" office:value="0.00000433845180952686" calcext:value-type="percentage">
            <text:p>0.0004%</text:p>
          </table:table-cell>
          <table:table-cell office:value-type="percentage" office:value="0.00000386389679365995" calcext:value-type="percentage">
            <text:p>0.0004%</text:p>
          </table:table-cell>
          <table:table-cell office:value-type="percentage" office:value="0.00000979064478396019" calcext:value-type="percentage">
            <text:p>0.0010%</text:p>
          </table:table-cell>
          <table:table-cell table:formula="of:=MAX((1-[.I156]/(1-[.$D$25]));0)" office:value-type="float" office:value="0.999986013364594" calcext:value-type="float">
            <text:p><text:s/>1.0000 </text:p>
          </table:table-cell>
          <table:table-cell/>
          <table:table-cell table:formula="of:=EXP(-[.E156]*[.$D$23])" office:value-type="float" office:value="0.988245525778236" calcext:value-type="float">
            <text:p><text:s/>0.9882 </text:p>
          </table:table-cell>
          <table:table-cell table:formula="of:=IF([.K156]=&quot;yes&quot;;[.L156]*[.$D$22]*([.I156]-[.I155]);0)" office:value-type="float" office:value="0" calcext:value-type="float">
            <text:p><text:s/>- <text:s text:c="2"/></text:p>
          </table:table-cell>
          <table:table-cell table:formula="of:=IF([.K156]=&quot;T_ex&quot;;[.L156]*([.I156]-[.$I$35])*[.$D$22];0)" office:value-type="float" office:value="0" calcext:value-type="float">
            <text:p><text:s/>- <text:s text:c="2"/></text:p>
          </table:table-cell>
          <table:table-cell table:formula="of:=IF([.K156]=&quot;yes&quot;;[.J156]*[.L156]*(0.05)*[.$D$21];0)" office:value-type="float" office:value="0" calcext:value-type="float">
            <text:p><text:s/>- <text:s text:c="2"/></text:p>
          </table:table-cell>
          <table:table-cell table:formula="of:=IF([.K156]=&quot;yes&quot;;[.J156]*[.L15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438419498317466" calcext:value-type="percentage">
            <text:p>0.0004%</text:p>
          </table:table-cell>
          <table:table-cell office:value-type="float" office:value="0.119218241042345" calcext:value-type="float">
            <text:p>0.12</text:p>
          </table:table-cell>
          <table:table-cell office:value-type="percentage" office:value="0.00000448202177467993" calcext:value-type="percentage">
            <text:p>0.0004%</text:p>
          </table:table-cell>
          <table:table-cell office:value-type="percentage" office:value="0.00000469270158853452" calcext:value-type="percentage">
            <text:p>0.0005%</text:p>
          </table:table-cell>
          <table:table-cell office:value-type="percentage" office:value="0.00000424750673836072" calcext:value-type="percentage">
            <text:p>0.0004%</text:p>
          </table:table-cell>
          <table:table-cell office:value-type="percentage" office:value="0.0000103747053088332" calcext:value-type="percentage">
            <text:p>0.0010%</text:p>
          </table:table-cell>
          <table:table-cell table:formula="of:=MAX((1-[.I157]/(1-[.$D$25]));0)" office:value-type="float" office:value="0.999985178992416" calcext:value-type="float">
            <text:p><text:s/>1.0000 </text:p>
          </table:table-cell>
          <table:table-cell/>
          <table:table-cell table:formula="of:=EXP(-[.E157]*[.$D$23])" office:value-type="float" office:value="0.988148959272528" calcext:value-type="float">
            <text:p><text:s/>0.9881 </text:p>
          </table:table-cell>
          <table:table-cell table:formula="of:=IF([.K157]=&quot;yes&quot;;[.L157]*[.$D$22]*([.I157]-[.I156]);0)" office:value-type="float" office:value="0" calcext:value-type="float">
            <text:p><text:s/>- <text:s text:c="2"/></text:p>
          </table:table-cell>
          <table:table-cell table:formula="of:=IF([.K157]=&quot;T_ex&quot;;[.L157]*([.I157]-[.$I$35])*[.$D$22];0)" office:value-type="float" office:value="0" calcext:value-type="float">
            <text:p><text:s/>- <text:s text:c="2"/></text:p>
          </table:table-cell>
          <table:table-cell table:formula="of:=IF([.K157]=&quot;yes&quot;;[.J157]*[.L157]*(0.05)*[.$D$21];0)" office:value-type="float" office:value="0" calcext:value-type="float">
            <text:p><text:s/>- <text:s text:c="2"/></text:p>
          </table:table-cell>
          <table:table-cell table:formula="of:=IF([.K157]=&quot;yes&quot;;[.J157]*[.L15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477864130050576" calcext:value-type="percentage">
            <text:p>0.0005%</text:p>
          </table:table-cell>
          <table:table-cell office:value-type="float" office:value="0.120195439739414" calcext:value-type="float">
            <text:p>0.12</text:p>
          </table:table-cell>
          <table:table-cell office:value-type="percentage" office:value="0.00000485089011538542" calcext:value-type="percentage">
            <text:p>0.0005%</text:p>
          </table:table-cell>
          <table:table-cell office:value-type="percentage" office:value="0.00000504548374394287" calcext:value-type="percentage">
            <text:p>0.0005%</text:p>
          </table:table-cell>
          <table:table-cell office:value-type="percentage" office:value="0.00000466238936332242" calcext:value-type="percentage">
            <text:p>0.0005%</text:p>
          </table:table-cell>
          <table:table-cell office:value-type="percentage" office:value="0.0000110853216250728" calcext:value-type="percentage">
            <text:p>0.0011%</text:p>
          </table:table-cell>
          <table:table-cell table:formula="of:=MAX((1-[.I158]/(1-[.$D$25]));0)" office:value-type="float" office:value="0.99998416382625" calcext:value-type="float">
            <text:p><text:s/>1.0000 </text:p>
          </table:table-cell>
          <table:table-cell/>
          <table:table-cell table:formula="of:=EXP(-[.E158]*[.$D$23])" office:value-type="float" office:value="0.988052402202826" calcext:value-type="float">
            <text:p><text:s/>0.9881 </text:p>
          </table:table-cell>
          <table:table-cell table:formula="of:=IF([.K158]=&quot;yes&quot;;[.L158]*[.$D$22]*([.I158]-[.I157]);0)" office:value-type="float" office:value="0" calcext:value-type="float">
            <text:p><text:s/>- <text:s text:c="2"/></text:p>
          </table:table-cell>
          <table:table-cell table:formula="of:=IF([.K158]=&quot;T_ex&quot;;[.L158]*([.I158]-[.$I$35])*[.$D$22];0)" office:value-type="float" office:value="0" calcext:value-type="float">
            <text:p><text:s/>- <text:s text:c="2"/></text:p>
          </table:table-cell>
          <table:table-cell table:formula="of:=IF([.K158]=&quot;yes&quot;;[.J158]*[.L158]*(0.05)*[.$D$21];0)" office:value-type="float" office:value="0" calcext:value-type="float">
            <text:p><text:s/>- <text:s text:c="2"/></text:p>
          </table:table-cell>
          <table:table-cell table:formula="of:=IF([.K158]=&quot;yes&quot;;[.J158]*[.L15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518756309955459" calcext:value-type="percentage">
            <text:p>0.0005%</text:p>
          </table:table-cell>
          <table:table-cell office:value-type="float" office:value="0.121172638436482" calcext:value-type="float">
            <text:p>0.12</text:p>
          </table:table-cell>
          <table:table-cell office:value-type="percentage" office:value="0.0000052120132004041" calcext:value-type="percentage">
            <text:p>0.0005%</text:p>
          </table:table-cell>
          <table:table-cell office:value-type="percentage" office:value="0.00000546440185209551" calcext:value-type="percentage">
            <text:p>0.0005%</text:p>
          </table:table-cell>
          <table:table-cell office:value-type="percentage" office:value="0.00000506785555899114" calcext:value-type="percentage">
            <text:p>0.0005%</text:p>
          </table:table-cell>
          <table:table-cell office:value-type="percentage" office:value="0.0000116118045538072" calcext:value-type="percentage">
            <text:p>0.0012%</text:p>
          </table:table-cell>
          <table:table-cell table:formula="of:=MAX((1-[.I159]/(1-[.$D$25]));0)" office:value-type="float" office:value="0.99998341170778" calcext:value-type="float">
            <text:p><text:s/>1.0000 </text:p>
          </table:table-cell>
          <table:table-cell/>
          <table:table-cell table:formula="of:=EXP(-[.E159]*[.$D$23])" office:value-type="float" office:value="0.987955854568207" calcext:value-type="float">
            <text:p><text:s/>0.9880 </text:p>
          </table:table-cell>
          <table:table-cell table:formula="of:=IF([.K159]=&quot;yes&quot;;[.L159]*[.$D$22]*([.I159]-[.I158]);0)" office:value-type="float" office:value="0" calcext:value-type="float">
            <text:p><text:s/>- <text:s text:c="2"/></text:p>
          </table:table-cell>
          <table:table-cell table:formula="of:=IF([.K159]=&quot;T_ex&quot;;[.L159]*([.I159]-[.$I$35])*[.$D$22];0)" office:value-type="float" office:value="0" calcext:value-type="float">
            <text:p><text:s/>- <text:s text:c="2"/></text:p>
          </table:table-cell>
          <table:table-cell table:formula="of:=IF([.K159]=&quot;yes&quot;;[.J159]*[.L159]*(0.05)*[.$D$21];0)" office:value-type="float" office:value="0" calcext:value-type="float">
            <text:p><text:s/>- <text:s text:c="2"/></text:p>
          </table:table-cell>
          <table:table-cell table:formula="of:=IF([.K159]=&quot;yes&quot;;[.J159]*[.L15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562788331239017" calcext:value-type="percentage">
            <text:p>0.0006%</text:p>
          </table:table-cell>
          <table:table-cell office:value-type="float" office:value="0.12214983713355" calcext:value-type="float">
            <text:p>0.12</text:p>
          </table:table-cell>
          <table:table-cell office:value-type="percentage" office:value="0.00000562534216108745" calcext:value-type="percentage">
            <text:p>0.0006%</text:p>
          </table:table-cell>
          <table:table-cell office:value-type="percentage" office:value="0.00000588021454151821" calcext:value-type="percentage">
            <text:p>0.0006%</text:p>
          </table:table-cell>
          <table:table-cell office:value-type="percentage" office:value="0.00000550562246216191" calcext:value-type="percentage">
            <text:p>0.0006%</text:p>
          </table:table-cell>
          <table:table-cell office:value-type="percentage" office:value="0.0000125493571596758" calcext:value-type="percentage">
            <text:p>0.0013%</text:p>
          </table:table-cell>
          <table:table-cell table:formula="of:=MAX((1-[.I160]/(1-[.$D$25]));0)" office:value-type="float" office:value="0.999982072346915" calcext:value-type="float">
            <text:p><text:s/>1.0000 </text:p>
          </table:table-cell>
          <table:table-cell/>
          <table:table-cell table:formula="of:=EXP(-[.E160]*[.$D$23])" office:value-type="float" office:value="0.98785931636775" calcext:value-type="float">
            <text:p><text:s/>0.9879 </text:p>
          </table:table-cell>
          <table:table-cell table:formula="of:=IF([.K160]=&quot;yes&quot;;[.L160]*[.$D$22]*([.I160]-[.I159]);0)" office:value-type="float" office:value="0" calcext:value-type="float">
            <text:p><text:s/>- <text:s text:c="2"/></text:p>
          </table:table-cell>
          <table:table-cell table:formula="of:=IF([.K160]=&quot;T_ex&quot;;[.L160]*([.I160]-[.$I$35])*[.$D$22];0)" office:value-type="float" office:value="0" calcext:value-type="float">
            <text:p><text:s/>- <text:s text:c="2"/></text:p>
          </table:table-cell>
          <table:table-cell table:formula="of:=IF([.K160]=&quot;yes&quot;;[.J160]*[.L160]*(0.05)*[.$D$21];0)" office:value-type="float" office:value="0" calcext:value-type="float">
            <text:p><text:s/>- <text:s text:c="2"/></text:p>
          </table:table-cell>
          <table:table-cell table:formula="of:=IF([.K160]=&quot;yes&quot;;[.J160]*[.L16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605804137149724" calcext:value-type="percentage">
            <text:p>0.0006%</text:p>
          </table:table-cell>
          <table:table-cell office:value-type="float" office:value="0.123127035830619" calcext:value-type="float">
            <text:p>0.12</text:p>
          </table:table-cell>
          <table:table-cell office:value-type="percentage" office:value="0.00000608204154619485" calcext:value-type="percentage">
            <text:p>0.0006%</text:p>
          </table:table-cell>
          <table:table-cell office:value-type="percentage" office:value="0.00000633741194474569" calcext:value-type="percentage">
            <text:p>0.0006%</text:p>
          </table:table-cell>
          <table:table-cell office:value-type="percentage" office:value="0.00000594914310871109" calcext:value-type="percentage">
            <text:p>0.0006%</text:p>
          </table:table-cell>
          <table:table-cell office:value-type="percentage" office:value="0.0000141377147463528" calcext:value-type="percentage">
            <text:p>0.0014%</text:p>
          </table:table-cell>
          <table:table-cell table:formula="of:=MAX((1-[.I161]/(1-[.$D$25]));0)" office:value-type="float" office:value="0.999979803264648" calcext:value-type="float">
            <text:p><text:s/>1.0000 </text:p>
          </table:table-cell>
          <table:table-cell/>
          <table:table-cell table:formula="of:=EXP(-[.E161]*[.$D$23])" office:value-type="float" office:value="0.987762787600532" calcext:value-type="float">
            <text:p><text:s/>0.9878 </text:p>
          </table:table-cell>
          <table:table-cell table:formula="of:=IF([.K161]=&quot;yes&quot;;[.L161]*[.$D$22]*([.I161]-[.I160]);0)" office:value-type="float" office:value="0" calcext:value-type="float">
            <text:p><text:s/>- <text:s text:c="2"/></text:p>
          </table:table-cell>
          <table:table-cell table:formula="of:=IF([.K161]=&quot;T_ex&quot;;[.L161]*([.I161]-[.$I$35])*[.$D$22];0)" office:value-type="float" office:value="0" calcext:value-type="float">
            <text:p><text:s/>- <text:s text:c="2"/></text:p>
          </table:table-cell>
          <table:table-cell table:formula="of:=IF([.K161]=&quot;yes&quot;;[.J161]*[.L161]*(0.05)*[.$D$21];0)" office:value-type="float" office:value="0" calcext:value-type="float">
            <text:p><text:s/>- <text:s text:c="2"/></text:p>
          </table:table-cell>
          <table:table-cell table:formula="of:=IF([.K161]=&quot;yes&quot;;[.J161]*[.L16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651166618744425" calcext:value-type="percentage">
            <text:p>0.0007%</text:p>
          </table:table-cell>
          <table:table-cell office:value-type="float" office:value="0.124104234527687" calcext:value-type="float">
            <text:p>0.12</text:p>
          </table:table-cell>
          <table:table-cell office:value-type="percentage" office:value="0.00000657729896189285" calcext:value-type="percentage">
            <text:p>0.0007%</text:p>
          </table:table-cell>
          <table:table-cell office:value-type="percentage" office:value="0.00000682738507312375" calcext:value-type="percentage">
            <text:p>0.0007%</text:p>
          </table:table-cell>
          <table:table-cell office:value-type="percentage" office:value="0.00000641948699114714" calcext:value-type="percentage">
            <text:p>0.0006%</text:p>
          </table:table-cell>
          <table:table-cell office:value-type="percentage" office:value="0.0000152752129628975" calcext:value-type="percentage">
            <text:p>0.0015%</text:p>
          </table:table-cell>
          <table:table-cell table:formula="of:=MAX((1-[.I162]/(1-[.$D$25]));0)" office:value-type="float" office:value="0.999978178267196" calcext:value-type="float">
            <text:p><text:s/>1.0000 </text:p>
          </table:table-cell>
          <table:table-cell/>
          <table:table-cell table:formula="of:=EXP(-[.E162]*[.$D$23])" office:value-type="float" office:value="0.987666268265632" calcext:value-type="float">
            <text:p><text:s/>0.9877 </text:p>
          </table:table-cell>
          <table:table-cell table:formula="of:=IF([.K162]=&quot;yes&quot;;[.L162]*[.$D$22]*([.I162]-[.I161]);0)" office:value-type="float" office:value="0" calcext:value-type="float">
            <text:p><text:s/>- <text:s text:c="2"/></text:p>
          </table:table-cell>
          <table:table-cell table:formula="of:=IF([.K162]=&quot;T_ex&quot;;[.L162]*([.I162]-[.$I$35])*[.$D$22];0)" office:value-type="float" office:value="0" calcext:value-type="float">
            <text:p><text:s/>- <text:s text:c="2"/></text:p>
          </table:table-cell>
          <table:table-cell table:formula="of:=IF([.K162]=&quot;yes&quot;;[.J162]*[.L162]*(0.05)*[.$D$21];0)" office:value-type="float" office:value="0" calcext:value-type="float">
            <text:p><text:s/>- <text:s text:c="2"/></text:p>
          </table:table-cell>
          <table:table-cell table:formula="of:=IF([.K162]=&quot;yes&quot;;[.J162]*[.L16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701267347720691" calcext:value-type="percentage">
            <text:p>0.0007%</text:p>
          </table:table-cell>
          <table:table-cell office:value-type="float" office:value="0.125081433224756" calcext:value-type="float">
            <text:p>0.13</text:p>
          </table:table-cell>
          <table:table-cell office:value-type="percentage" office:value="0.00000710007107262545" calcext:value-type="percentage">
            <text:p>0.0007%</text:p>
          </table:table-cell>
          <table:table-cell office:value-type="percentage" office:value="0.00000733264015393753" calcext:value-type="percentage">
            <text:p>0.0007%</text:p>
          </table:table-cell>
          <table:table-cell office:value-type="percentage" office:value="0.0000069271579864838" calcext:value-type="percentage">
            <text:p>0.0007%</text:p>
          </table:table-cell>
          <table:table-cell office:value-type="percentage" office:value="0.0000166771939925203" calcext:value-type="percentage">
            <text:p>0.0017%</text:p>
          </table:table-cell>
          <table:table-cell table:formula="of:=MAX((1-[.I163]/(1-[.$D$25]));0)" office:value-type="float" office:value="0.999976175437154" calcext:value-type="float">
            <text:p><text:s/>1.0000 </text:p>
          </table:table-cell>
          <table:table-cell/>
          <table:table-cell table:formula="of:=EXP(-[.E163]*[.$D$23])" office:value-type="float" office:value="0.987569758362127" calcext:value-type="float">
            <text:p><text:s/>0.9876 </text:p>
          </table:table-cell>
          <table:table-cell table:formula="of:=IF([.K163]=&quot;yes&quot;;[.L163]*[.$D$22]*([.I163]-[.I162]);0)" office:value-type="float" office:value="0" calcext:value-type="float">
            <text:p><text:s/>- <text:s text:c="2"/></text:p>
          </table:table-cell>
          <table:table-cell table:formula="of:=IF([.K163]=&quot;T_ex&quot;;[.L163]*([.I163]-[.$I$35])*[.$D$22];0)" office:value-type="float" office:value="0" calcext:value-type="float">
            <text:p><text:s/>- <text:s text:c="2"/></text:p>
          </table:table-cell>
          <table:table-cell table:formula="of:=IF([.K163]=&quot;yes&quot;;[.J163]*[.L163]*(0.05)*[.$D$21];0)" office:value-type="float" office:value="0" calcext:value-type="float">
            <text:p><text:s/>- <text:s text:c="2"/></text:p>
          </table:table-cell>
          <table:table-cell table:formula="of:=IF([.K163]=&quot;yes&quot;;[.J163]*[.L16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75275568530131" calcext:value-type="percentage">
            <text:p>0.0008%</text:p>
          </table:table-cell>
          <table:table-cell office:value-type="float" office:value="0.126058631921824" calcext:value-type="float">
            <text:p>0.13</text:p>
          </table:table-cell>
          <table:table-cell office:value-type="percentage" office:value="0.00000766603332233884" calcext:value-type="percentage">
            <text:p>0.0008%</text:p>
          </table:table-cell>
          <table:table-cell office:value-type="percentage" office:value="0.00000786586642771647" calcext:value-type="percentage">
            <text:p>0.0008%</text:p>
          </table:table-cell>
          <table:table-cell office:value-type="percentage" office:value="0.00000746667829386816" calcext:value-type="percentage">
            <text:p>0.0007%</text:p>
          </table:table-cell>
          <table:table-cell office:value-type="percentage" office:value="0.0000176493349489082" calcext:value-type="percentage">
            <text:p>0.0018%</text:p>
          </table:table-cell>
          <table:table-cell table:formula="of:=MAX((1-[.I164]/(1-[.$D$25]));0)" office:value-type="float" office:value="0.999974786664359" calcext:value-type="float">
            <text:p><text:s/>1.0000 </text:p>
          </table:table-cell>
          <table:table-cell/>
          <table:table-cell table:formula="of:=EXP(-[.E164]*[.$D$23])" office:value-type="float" office:value="0.987473257889097" calcext:value-type="float">
            <text:p><text:s/>0.9875 </text:p>
          </table:table-cell>
          <table:table-cell table:formula="of:=IF([.K164]=&quot;yes&quot;;[.L164]*[.$D$22]*([.I164]-[.I163]);0)" office:value-type="float" office:value="0" calcext:value-type="float">
            <text:p><text:s/>- <text:s text:c="2"/></text:p>
          </table:table-cell>
          <table:table-cell table:formula="of:=IF([.K164]=&quot;T_ex&quot;;[.L164]*([.I164]-[.$I$35])*[.$D$22];0)" office:value-type="float" office:value="0" calcext:value-type="float">
            <text:p><text:s/>- <text:s text:c="2"/></text:p>
          </table:table-cell>
          <table:table-cell table:formula="of:=IF([.K164]=&quot;yes&quot;;[.J164]*[.L164]*(0.05)*[.$D$21];0)" office:value-type="float" office:value="0" calcext:value-type="float">
            <text:p><text:s/>- <text:s text:c="2"/></text:p>
          </table:table-cell>
          <table:table-cell table:formula="of:=IF([.K164]=&quot;yes&quot;;[.J164]*[.L16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810001289165974" calcext:value-type="percentage">
            <text:p>0.0008%</text:p>
          </table:table-cell>
          <table:table-cell office:value-type="float" office:value="0.127035830618893" calcext:value-type="float">
            <text:p>0.13</text:p>
          </table:table-cell>
          <table:table-cell office:value-type="percentage" office:value="0.00000824901757267238" calcext:value-type="percentage">
            <text:p>0.0008%</text:p>
          </table:table-cell>
          <table:table-cell office:value-type="percentage" office:value="0.0000084467504623742" calcext:value-type="percentage">
            <text:p>0.0008%</text:p>
          </table:table-cell>
          <table:table-cell office:value-type="percentage" office:value="0.00000804147853493142" calcext:value-type="percentage">
            <text:p>0.0008%</text:p>
          </table:table-cell>
          <table:table-cell office:value-type="percentage" office:value="0.0000186088045242139" calcext:value-type="percentage">
            <text:p>0.0019%</text:p>
          </table:table-cell>
          <table:table-cell table:formula="of:=MAX((1-[.I165]/(1-[.$D$25]));0)" office:value-type="float" office:value="0.999973415993537" calcext:value-type="float">
            <text:p><text:s/>1.0000 </text:p>
          </table:table-cell>
          <table:table-cell/>
          <table:table-cell table:formula="of:=EXP(-[.E165]*[.$D$23])" office:value-type="float" office:value="0.98737676684562" calcext:value-type="float">
            <text:p><text:s/>0.9874 </text:p>
          </table:table-cell>
          <table:table-cell table:formula="of:=IF([.K165]=&quot;yes&quot;;[.L165]*[.$D$22]*([.I165]-[.I164]);0)" office:value-type="float" office:value="0" calcext:value-type="float">
            <text:p><text:s/>- <text:s text:c="2"/></text:p>
          </table:table-cell>
          <table:table-cell table:formula="of:=IF([.K165]=&quot;T_ex&quot;;[.L165]*([.I165]-[.$I$35])*[.$D$22];0)" office:value-type="float" office:value="0" calcext:value-type="float">
            <text:p><text:s/>- <text:s text:c="2"/></text:p>
          </table:table-cell>
          <table:table-cell table:formula="of:=IF([.K165]=&quot;yes&quot;;[.J165]*[.L165]*(0.05)*[.$D$21];0)" office:value-type="float" office:value="0" calcext:value-type="float">
            <text:p><text:s/>- <text:s text:c="2"/></text:p>
          </table:table-cell>
          <table:table-cell table:formula="of:=IF([.K165]=&quot;yes&quot;;[.J165]*[.L16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871640358323988" calcext:value-type="percentage">
            <text:p>0.0009%</text:p>
          </table:table-cell>
          <table:table-cell office:value-type="float" office:value="0.128013029315961" calcext:value-type="float">
            <text:p>0.13</text:p>
          </table:table-cell>
          <table:table-cell office:value-type="percentage" office:value="0.00000885021682754283" calcext:value-type="percentage">
            <text:p>0.0009%</text:p>
          </table:table-cell>
          <table:table-cell office:value-type="percentage" office:value="0.00000903422380083785" calcext:value-type="percentage">
            <text:p>0.0009%</text:p>
          </table:table-cell>
          <table:table-cell office:value-type="percentage" office:value="0.00000868657307835252" calcext:value-type="percentage">
            <text:p>0.0009%</text:p>
          </table:table-cell>
          <table:table-cell office:value-type="percentage" office:value="0.0000197929613092729" calcext:value-type="percentage">
            <text:p>0.0020%</text:p>
          </table:table-cell>
          <table:table-cell table:formula="of:=MAX((1-[.I166]/(1-[.$D$25]));0)" office:value-type="float" office:value="0.999971724340987" calcext:value-type="float">
            <text:p><text:s/>1.0000 </text:p>
          </table:table-cell>
          <table:table-cell/>
          <table:table-cell table:formula="of:=EXP(-[.E166]*[.$D$23])" office:value-type="float" office:value="0.987280285230775" calcext:value-type="float">
            <text:p><text:s/>0.9873 </text:p>
          </table:table-cell>
          <table:table-cell table:formula="of:=IF([.K166]=&quot;yes&quot;;[.L166]*[.$D$22]*([.I166]-[.I165]);0)" office:value-type="float" office:value="0" calcext:value-type="float">
            <text:p><text:s/>- <text:s text:c="2"/></text:p>
          </table:table-cell>
          <table:table-cell table:formula="of:=IF([.K166]=&quot;T_ex&quot;;[.L166]*([.I166]-[.$I$35])*[.$D$22];0)" office:value-type="float" office:value="0" calcext:value-type="float">
            <text:p><text:s/>- <text:s text:c="2"/></text:p>
          </table:table-cell>
          <table:table-cell table:formula="of:=IF([.K166]=&quot;yes&quot;;[.J166]*[.L166]*(0.05)*[.$D$21];0)" office:value-type="float" office:value="0" calcext:value-type="float">
            <text:p><text:s/>- <text:s text:c="2"/></text:p>
          </table:table-cell>
          <table:table-cell table:formula="of:=IF([.K166]=&quot;yes&quot;;[.J166]*[.L16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0936266143035658" calcext:value-type="percentage">
            <text:p>0.0009%</text:p>
          </table:table-cell>
          <table:table-cell office:value-type="float" office:value="0.128990228013029" calcext:value-type="float">
            <text:p>0.13</text:p>
          </table:table-cell>
          <table:table-cell office:value-type="percentage" office:value="0.00000954224661063319" calcext:value-type="percentage">
            <text:p>0.0010%</text:p>
          </table:table-cell>
          <table:table-cell office:value-type="percentage" office:value="0.00000971848515428198" calcext:value-type="percentage">
            <text:p>0.0010%</text:p>
          </table:table-cell>
          <table:table-cell office:value-type="percentage" office:value="0.00000938778686638386" calcext:value-type="percentage">
            <text:p>0.0009%</text:p>
          </table:table-cell>
          <table:table-cell office:value-type="percentage" office:value="0.0000206486000320194" calcext:value-type="percentage">
            <text:p>0.0021%</text:p>
          </table:table-cell>
          <table:table-cell table:formula="of:=MAX((1-[.I167]/(1-[.$D$25]));0)" office:value-type="float" office:value="0.999970501999954" calcext:value-type="float">
            <text:p><text:s/>1.0000 </text:p>
          </table:table-cell>
          <table:table-cell/>
          <table:table-cell table:formula="of:=EXP(-[.E167]*[.$D$23])" office:value-type="float" office:value="0.987183813043639" calcext:value-type="float">
            <text:p><text:s/>0.9872 </text:p>
          </table:table-cell>
          <table:table-cell table:formula="of:=IF([.K167]=&quot;yes&quot;;[.L167]*[.$D$22]*([.I167]-[.I166]);0)" office:value-type="float" office:value="0" calcext:value-type="float">
            <text:p><text:s/>- <text:s text:c="2"/></text:p>
          </table:table-cell>
          <table:table-cell table:formula="of:=IF([.K167]=&quot;T_ex&quot;;[.L167]*([.I167]-[.$I$35])*[.$D$22];0)" office:value-type="float" office:value="0" calcext:value-type="float">
            <text:p><text:s/>- <text:s text:c="2"/></text:p>
          </table:table-cell>
          <table:table-cell table:formula="of:=IF([.K167]=&quot;yes&quot;;[.J167]*[.L167]*(0.05)*[.$D$21];0)" office:value-type="float" office:value="0" calcext:value-type="float">
            <text:p><text:s/>- <text:s text:c="2"/></text:p>
          </table:table-cell>
          <table:table-cell table:formula="of:=IF([.K167]=&quot;yes&quot;;[.J167]*[.L16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100129998042753" calcext:value-type="percentage">
            <text:p>0.0010%</text:p>
          </table:table-cell>
          <table:table-cell office:value-type="float" office:value="0.129967426710098" calcext:value-type="float">
            <text:p>0.13</text:p>
          </table:table-cell>
          <table:table-cell office:value-type="percentage" office:value="0.0000102262631521277" calcext:value-type="percentage">
            <text:p>0.0010%</text:p>
          </table:table-cell>
          <table:table-cell office:value-type="percentage" office:value="0.0000103797420422669" calcext:value-type="percentage">
            <text:p>0.0010%</text:p>
          </table:table-cell>
          <table:table-cell office:value-type="percentage" office:value="0.0000101284199152829" calcext:value-type="percentage">
            <text:p>0.0010%</text:p>
          </table:table-cell>
          <table:table-cell office:value-type="percentage" office:value="0.0000213961095078952" calcext:value-type="percentage">
            <text:p>0.0021%</text:p>
          </table:table-cell>
          <table:table-cell table:formula="of:=MAX((1-[.I168]/(1-[.$D$25]));0)" office:value-type="float" office:value="0.999969434129274" calcext:value-type="float">
            <text:p><text:s/>1.0000 </text:p>
          </table:table-cell>
          <table:table-cell/>
          <table:table-cell table:formula="of:=EXP(-[.E168]*[.$D$23])" office:value-type="float" office:value="0.987087350283293" calcext:value-type="float">
            <text:p><text:s/>0.9871 </text:p>
          </table:table-cell>
          <table:table-cell table:formula="of:=IF([.K168]=&quot;yes&quot;;[.L168]*[.$D$22]*([.I168]-[.I167]);0)" office:value-type="float" office:value="0" calcext:value-type="float">
            <text:p><text:s/>- <text:s text:c="2"/></text:p>
          </table:table-cell>
          <table:table-cell table:formula="of:=IF([.K168]=&quot;T_ex&quot;;[.L168]*([.I168]-[.$I$35])*[.$D$22];0)" office:value-type="float" office:value="0" calcext:value-type="float">
            <text:p><text:s/>- <text:s text:c="2"/></text:p>
          </table:table-cell>
          <table:table-cell table:formula="of:=IF([.K168]=&quot;yes&quot;;[.J168]*[.L168]*(0.05)*[.$D$21];0)" office:value-type="float" office:value="0" calcext:value-type="float">
            <text:p><text:s/>- <text:s text:c="2"/></text:p>
          </table:table-cell>
          <table:table-cell table:formula="of:=IF([.K168]=&quot;yes&quot;;[.J168]*[.L16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107456806793338" calcext:value-type="percentage">
            <text:p>0.0011%</text:p>
          </table:table-cell>
          <table:table-cell office:value-type="float" office:value="0.130944625407166" calcext:value-type="float">
            <text:p>0.13</text:p>
          </table:table-cell>
          <table:table-cell office:value-type="percentage" office:value="0.0000109219027733498" calcext:value-type="percentage">
            <text:p>0.0011%</text:p>
          </table:table-cell>
          <table:table-cell office:value-type="percentage" office:value="0.0000110767150591184" calcext:value-type="percentage">
            <text:p>0.0011%</text:p>
          </table:table-cell>
          <table:table-cell office:value-type="percentage" office:value="0.0000108533957041024" calcext:value-type="percentage">
            <text:p>0.0011%</text:p>
          </table:table-cell>
          <table:table-cell office:value-type="percentage" office:value="0.0000222399313745791" calcext:value-type="percentage">
            <text:p>0.0022%</text:p>
          </table:table-cell>
          <table:table-cell table:formula="of:=MAX((1-[.I169]/(1-[.$D$25]));0)" office:value-type="float" office:value="0.999968228669465" calcext:value-type="float">
            <text:p><text:s/>1.0000 </text:p>
          </table:table-cell>
          <table:table-cell/>
          <table:table-cell table:formula="of:=EXP(-[.E169]*[.$D$23])" office:value-type="float" office:value="0.986990896948814" calcext:value-type="float">
            <text:p><text:s/>0.9870 </text:p>
          </table:table-cell>
          <table:table-cell table:formula="of:=IF([.K169]=&quot;yes&quot;;[.L169]*[.$D$22]*([.I169]-[.I168]);0)" office:value-type="float" office:value="0" calcext:value-type="float">
            <text:p><text:s/>- <text:s text:c="2"/></text:p>
          </table:table-cell>
          <table:table-cell table:formula="of:=IF([.K169]=&quot;T_ex&quot;;[.L169]*([.I169]-[.$I$35])*[.$D$22];0)" office:value-type="float" office:value="0" calcext:value-type="float">
            <text:p><text:s/>- <text:s text:c="2"/></text:p>
          </table:table-cell>
          <table:table-cell table:formula="of:=IF([.K169]=&quot;yes&quot;;[.J169]*[.L169]*(0.05)*[.$D$21];0)" office:value-type="float" office:value="0" calcext:value-type="float">
            <text:p><text:s/>- <text:s text:c="2"/></text:p>
          </table:table-cell>
          <table:table-cell table:formula="of:=IF([.K169]=&quot;yes&quot;;[.J169]*[.L16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115180715019292" calcext:value-type="percentage">
            <text:p>0.0012%</text:p>
          </table:table-cell>
          <table:table-cell office:value-type="float" office:value="0.131921824104235" calcext:value-type="float">
            <text:p>0.13</text:p>
          </table:table-cell>
          <table:table-cell office:value-type="percentage" office:value="0.0000116519787698166" calcext:value-type="percentage">
            <text:p>0.0012%</text:p>
          </table:table-cell>
          <table:table-cell office:value-type="percentage" office:value="0.000011811069980221" calcext:value-type="percentage">
            <text:p>0.0012%</text:p>
          </table:table-cell>
          <table:table-cell office:value-type="percentage" office:value="0.0000116166131391648" calcext:value-type="percentage">
            <text:p>0.0012%</text:p>
          </table:table-cell>
          <table:table-cell office:value-type="percentage" office:value="0.0000234260275969966" calcext:value-type="percentage">
            <text:p>0.0023%</text:p>
          </table:table-cell>
          <table:table-cell table:formula="of:=MAX((1-[.I170]/(1-[.$D$25]));0)" office:value-type="float" office:value="0.99996653424629" calcext:value-type="float">
            <text:p><text:s/>1.0000 </text:p>
          </table:table-cell>
          <table:table-cell/>
          <table:table-cell table:formula="of:=EXP(-[.E170]*[.$D$23])" office:value-type="float" office:value="0.986894453039283" calcext:value-type="float">
            <text:p><text:s/>0.9869 </text:p>
          </table:table-cell>
          <table:table-cell table:formula="of:=IF([.K170]=&quot;yes&quot;;[.L170]*[.$D$22]*([.I170]-[.I169]);0)" office:value-type="float" office:value="0" calcext:value-type="float">
            <text:p><text:s/>- <text:s text:c="2"/></text:p>
          </table:table-cell>
          <table:table-cell table:formula="of:=IF([.K170]=&quot;T_ex&quot;;[.L170]*([.I170]-[.$I$35])*[.$D$22];0)" office:value-type="float" office:value="0" calcext:value-type="float">
            <text:p><text:s/>- <text:s text:c="2"/></text:p>
          </table:table-cell>
          <table:table-cell table:formula="of:=IF([.K170]=&quot;yes&quot;;[.J170]*[.L170]*(0.05)*[.$D$21];0)" office:value-type="float" office:value="0" calcext:value-type="float">
            <text:p><text:s/>- <text:s text:c="2"/></text:p>
          </table:table-cell>
          <table:table-cell table:formula="of:=IF([.K170]=&quot;yes&quot;;[.J170]*[.L17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123429475908365" calcext:value-type="percentage">
            <text:p>0.0012%</text:p>
          </table:table-cell>
          <table:table-cell office:value-type="float" office:value="0.132899022801303" calcext:value-type="float">
            <text:p>0.13</text:p>
          </table:table-cell>
          <table:table-cell office:value-type="percentage" office:value="0.0000125033968912058" calcext:value-type="percentage">
            <text:p>0.0013%</text:p>
          </table:table-cell>
          <table:table-cell office:value-type="percentage" office:value="0.0000126246428226795" calcext:value-type="percentage">
            <text:p>0.0013%</text:p>
          </table:table-cell>
          <table:table-cell office:value-type="percentage" office:value="0.0000124462199511899" calcext:value-type="percentage">
            <text:p>0.0012%</text:p>
          </table:table-cell>
          <table:table-cell office:value-type="percentage" office:value="0.0000249578076779633" calcext:value-type="percentage">
            <text:p>0.0025%</text:p>
          </table:table-cell>
          <table:table-cell table:formula="of:=MAX((1-[.I171]/(1-[.$D$25]));0)" office:value-type="float" office:value="0.999964345989032" calcext:value-type="float">
            <text:p><text:s/>1.0000 </text:p>
          </table:table-cell>
          <table:table-cell/>
          <table:table-cell table:formula="of:=EXP(-[.E171]*[.$D$23])" office:value-type="float" office:value="0.986798018553777" calcext:value-type="float">
            <text:p><text:s/>0.9868 </text:p>
          </table:table-cell>
          <table:table-cell table:formula="of:=IF([.K171]=&quot;yes&quot;;[.L171]*[.$D$22]*([.I171]-[.I170]);0)" office:value-type="float" office:value="0" calcext:value-type="float">
            <text:p><text:s/>- <text:s text:c="2"/></text:p>
          </table:table-cell>
          <table:table-cell table:formula="of:=IF([.K171]=&quot;T_ex&quot;;[.L171]*([.I171]-[.$I$35])*[.$D$22];0)" office:value-type="float" office:value="0" calcext:value-type="float">
            <text:p><text:s/>- <text:s text:c="2"/></text:p>
          </table:table-cell>
          <table:table-cell table:formula="of:=IF([.K171]=&quot;yes&quot;;[.J171]*[.L171]*(0.05)*[.$D$21];0)" office:value-type="float" office:value="0" calcext:value-type="float">
            <text:p><text:s/>- <text:s text:c="2"/></text:p>
          </table:table-cell>
          <table:table-cell table:formula="of:=IF([.K171]=&quot;yes&quot;;[.J171]*[.L17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131991891662986" calcext:value-type="percentage">
            <text:p>0.0013%</text:p>
          </table:table-cell>
          <table:table-cell office:value-type="float" office:value="0.133876221498371" calcext:value-type="float">
            <text:p>0.13</text:p>
          </table:table-cell>
          <table:table-cell office:value-type="percentage" office:value="0.0000133894234193921" calcext:value-type="percentage">
            <text:p>0.0013%</text:p>
          </table:table-cell>
          <table:table-cell office:value-type="percentage" office:value="0.0000135421995673934" calcext:value-type="percentage">
            <text:p>0.0014%</text:p>
          </table:table-cell>
          <table:table-cell office:value-type="percentage" office:value="0.0000132897868650839" calcext:value-type="percentage">
            <text:p>0.0013%</text:p>
          </table:table-cell>
          <table:table-cell office:value-type="percentage" office:value="0.0000262940407882184" calcext:value-type="percentage">
            <text:p>0.0026%</text:p>
          </table:table-cell>
          <table:table-cell table:formula="of:=MAX((1-[.I172]/(1-[.$D$25]));0)" office:value-type="float" office:value="0.999962437084588" calcext:value-type="float">
            <text:p><text:s/>1.0000 </text:p>
          </table:table-cell>
          <table:table-cell/>
          <table:table-cell table:formula="of:=EXP(-[.E172]*[.$D$23])" office:value-type="float" office:value="0.986701593491376" calcext:value-type="float">
            <text:p><text:s/>0.9867 </text:p>
          </table:table-cell>
          <table:table-cell table:formula="of:=IF([.K172]=&quot;yes&quot;;[.L172]*[.$D$22]*([.I172]-[.I171]);0)" office:value-type="float" office:value="0" calcext:value-type="float">
            <text:p><text:s/>- <text:s text:c="2"/></text:p>
          </table:table-cell>
          <table:table-cell table:formula="of:=IF([.K172]=&quot;T_ex&quot;;[.L172]*([.I172]-[.$I$35])*[.$D$22];0)" office:value-type="float" office:value="0" calcext:value-type="float">
            <text:p><text:s/>- <text:s text:c="2"/></text:p>
          </table:table-cell>
          <table:table-cell table:formula="of:=IF([.K172]=&quot;yes&quot;;[.J172]*[.L172]*(0.05)*[.$D$21];0)" office:value-type="float" office:value="0" calcext:value-type="float">
            <text:p><text:s/>- <text:s text:c="2"/></text:p>
          </table:table-cell>
          <table:table-cell table:formula="of:=IF([.K172]=&quot;yes&quot;;[.J172]*[.L17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141102404717175" calcext:value-type="percentage">
            <text:p>0.0014%</text:p>
          </table:table-cell>
          <table:table-cell office:value-type="float" office:value="0.13485342019544" calcext:value-type="float">
            <text:p>0.13</text:p>
          </table:table-cell>
          <table:table-cell office:value-type="percentage" office:value="0.0000143561636293077" calcext:value-type="percentage">
            <text:p>0.0014%</text:p>
          </table:table-cell>
          <table:table-cell office:value-type="percentage" office:value="0.0000144509678482418" calcext:value-type="percentage">
            <text:p>0.0014%</text:p>
          </table:table-cell>
          <table:table-cell office:value-type="percentage" office:value="0.0000142326912329604" calcext:value-type="percentage">
            <text:p>0.0014%</text:p>
          </table:table-cell>
          <table:table-cell office:value-type="percentage" office:value="0.0000275448913733845" calcext:value-type="percentage">
            <text:p>0.0028%</text:p>
          </table:table-cell>
          <table:table-cell table:formula="of:=MAX((1-[.I173]/(1-[.$D$25]));0)" office:value-type="float" office:value="0.999960650155181" calcext:value-type="float">
            <text:p><text:s/>1.0000 </text:p>
          </table:table-cell>
          <table:table-cell/>
          <table:table-cell table:formula="of:=EXP(-[.E173]*[.$D$23])" office:value-type="float" office:value="0.986605177851159" calcext:value-type="float">
            <text:p><text:s/>0.9866 </text:p>
          </table:table-cell>
          <table:table-cell table:formula="of:=IF([.K173]=&quot;yes&quot;;[.L173]*[.$D$22]*([.I173]-[.I172]);0)" office:value-type="float" office:value="0" calcext:value-type="float">
            <text:p><text:s/>- <text:s text:c="2"/></text:p>
          </table:table-cell>
          <table:table-cell table:formula="of:=IF([.K173]=&quot;T_ex&quot;;[.L173]*([.I173]-[.$I$35])*[.$D$22];0)" office:value-type="float" office:value="0" calcext:value-type="float">
            <text:p><text:s/>- <text:s text:c="2"/></text:p>
          </table:table-cell>
          <table:table-cell table:formula="of:=IF([.K173]=&quot;yes&quot;;[.J173]*[.L173]*(0.05)*[.$D$21];0)" office:value-type="float" office:value="0" calcext:value-type="float">
            <text:p><text:s/>- <text:s text:c="2"/></text:p>
          </table:table-cell>
          <table:table-cell table:formula="of:=IF([.K173]=&quot;yes&quot;;[.J173]*[.L17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149917901148944" calcext:value-type="percentage">
            <text:p>0.0015%</text:p>
          </table:table-cell>
          <table:table-cell office:value-type="float" office:value="0.135830618892508" calcext:value-type="float">
            <text:p>0.14</text:p>
          </table:table-cell>
          <table:table-cell office:value-type="percentage" office:value="0.0000153509790623207" calcext:value-type="percentage">
            <text:p>0.0015%</text:p>
          </table:table-cell>
          <table:table-cell office:value-type="percentage" office:value="0.0000154539818933286" calcext:value-type="percentage">
            <text:p>0.0015%</text:p>
          </table:table-cell>
          <table:table-cell office:value-type="percentage" office:value="0.0000152209152385496" calcext:value-type="percentage">
            <text:p>0.0015%</text:p>
          </table:table-cell>
          <table:table-cell office:value-type="percentage" office:value="0.0000294662417177871" calcext:value-type="percentage">
            <text:p>0.0029%</text:p>
          </table:table-cell>
          <table:table-cell table:formula="of:=MAX((1-[.I174]/(1-[.$D$25]));0)" office:value-type="float" office:value="0.999957905368975" calcext:value-type="float">
            <text:p><text:s/>1.0000 </text:p>
          </table:table-cell>
          <table:table-cell/>
          <table:table-cell table:formula="of:=EXP(-[.E174]*[.$D$23])" office:value-type="float" office:value="0.986508771632205" calcext:value-type="float">
            <text:p><text:s/>0.9865 </text:p>
          </table:table-cell>
          <table:table-cell table:formula="of:=IF([.K174]=&quot;yes&quot;;[.L174]*[.$D$22]*([.I174]-[.I173]);0)" office:value-type="float" office:value="0" calcext:value-type="float">
            <text:p><text:s/>- <text:s text:c="2"/></text:p>
          </table:table-cell>
          <table:table-cell table:formula="of:=IF([.K174]=&quot;T_ex&quot;;[.L174]*([.I174]-[.$I$35])*[.$D$22];0)" office:value-type="float" office:value="0" calcext:value-type="float">
            <text:p><text:s/>- <text:s text:c="2"/></text:p>
          </table:table-cell>
          <table:table-cell table:formula="of:=IF([.K174]=&quot;yes&quot;;[.J174]*[.L174]*(0.05)*[.$D$21];0)" office:value-type="float" office:value="0" calcext:value-type="float">
            <text:p><text:s/>- <text:s text:c="2"/></text:p>
          </table:table-cell>
          <table:table-cell table:formula="of:=IF([.K174]=&quot;yes&quot;;[.J174]*[.L17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159710397177304" calcext:value-type="percentage">
            <text:p>0.0016%</text:p>
          </table:table-cell>
          <table:table-cell office:value-type="float" office:value="0.136807817589577" calcext:value-type="float">
            <text:p>0.14</text:p>
          </table:table-cell>
          <table:table-cell office:value-type="percentage" office:value="0.0000164182131859436" calcext:value-type="percentage">
            <text:p>0.0016%</text:p>
          </table:table-cell>
          <table:table-cell office:value-type="percentage" office:value="0.0000164865533934588" calcext:value-type="percentage">
            <text:p>0.0016%</text:p>
          </table:table-cell>
          <table:table-cell office:value-type="percentage" office:value="0.0000162717229121812" calcext:value-type="percentage">
            <text:p>0.0016%</text:p>
          </table:table-cell>
          <table:table-cell office:value-type="percentage" office:value="0.0000312310804793159" calcext:value-type="percentage">
            <text:p>0.0031%</text:p>
          </table:table-cell>
          <table:table-cell table:formula="of:=MAX((1-[.I175]/(1-[.$D$25]));0)" office:value-type="float" office:value="0.999955384170744" calcext:value-type="float">
            <text:p><text:s/>1.0000 </text:p>
          </table:table-cell>
          <table:table-cell/>
          <table:table-cell table:formula="of:=EXP(-[.E175]*[.$D$23])" office:value-type="float" office:value="0.986412374833595" calcext:value-type="float">
            <text:p><text:s/>0.9864 </text:p>
          </table:table-cell>
          <table:table-cell table:formula="of:=IF([.K175]=&quot;yes&quot;;[.L175]*[.$D$22]*([.I175]-[.I174]);0)" office:value-type="float" office:value="0" calcext:value-type="float">
            <text:p><text:s/>- <text:s text:c="2"/></text:p>
          </table:table-cell>
          <table:table-cell table:formula="of:=IF([.K175]=&quot;T_ex&quot;;[.L175]*([.I175]-[.$I$35])*[.$D$22];0)" office:value-type="float" office:value="0" calcext:value-type="float">
            <text:p><text:s/>- <text:s text:c="2"/></text:p>
          </table:table-cell>
          <table:table-cell table:formula="of:=IF([.K175]=&quot;yes&quot;;[.J175]*[.L175]*(0.05)*[.$D$21];0)" office:value-type="float" office:value="0" calcext:value-type="float">
            <text:p><text:s/>- <text:s text:c="2"/></text:p>
          </table:table-cell>
          <table:table-cell table:formula="of:=IF([.K175]=&quot;yes&quot;;[.J175]*[.L17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169936643019164" calcext:value-type="percentage">
            <text:p>0.0017%</text:p>
          </table:table-cell>
          <table:table-cell office:value-type="float" office:value="0.137785016286645" calcext:value-type="float">
            <text:p>0.14</text:p>
          </table:table-cell>
          <table:table-cell office:value-type="percentage" office:value="0.0000174931214145391" calcext:value-type="percentage">
            <text:p>0.0017%</text:p>
          </table:table-cell>
          <table:table-cell office:value-type="percentage" office:value="0.0000175920755107761" calcext:value-type="percentage">
            <text:p>0.0018%</text:p>
          </table:table-cell>
          <table:table-cell office:value-type="percentage" office:value="0.0000173829638671785" calcext:value-type="percentage">
            <text:p>0.0017%</text:p>
          </table:table-cell>
          <table:table-cell office:value-type="percentage" office:value="0.0000326982121883179" calcext:value-type="percentage">
            <text:p>0.0033%</text:p>
          </table:table-cell>
          <table:table-cell table:formula="of:=MAX((1-[.I176]/(1-[.$D$25]));0)" office:value-type="float" office:value="0.999953288268302" calcext:value-type="float">
            <text:p><text:s/>1.0000 </text:p>
          </table:table-cell>
          <table:table-cell/>
          <table:table-cell table:formula="of:=EXP(-[.E176]*[.$D$23])" office:value-type="float" office:value="0.986315987454407" calcext:value-type="float">
            <text:p><text:s/>0.9863 </text:p>
          </table:table-cell>
          <table:table-cell table:formula="of:=IF([.K176]=&quot;yes&quot;;[.L176]*[.$D$22]*([.I176]-[.I175]);0)" office:value-type="float" office:value="0" calcext:value-type="float">
            <text:p><text:s/>- <text:s text:c="2"/></text:p>
          </table:table-cell>
          <table:table-cell table:formula="of:=IF([.K176]=&quot;T_ex&quot;;[.L176]*([.I176]-[.$I$35])*[.$D$22];0)" office:value-type="float" office:value="0" calcext:value-type="float">
            <text:p><text:s/>- <text:s text:c="2"/></text:p>
          </table:table-cell>
          <table:table-cell table:formula="of:=IF([.K176]=&quot;yes&quot;;[.J176]*[.L176]*(0.05)*[.$D$21];0)" office:value-type="float" office:value="0" calcext:value-type="float">
            <text:p><text:s/>- <text:s text:c="2"/></text:p>
          </table:table-cell>
          <table:table-cell table:formula="of:=IF([.K176]=&quot;yes&quot;;[.J176]*[.L17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180804418773539" calcext:value-type="percentage">
            <text:p>0.0018%</text:p>
          </table:table-cell>
          <table:table-cell office:value-type="float" office:value="0.138762214983713" calcext:value-type="float">
            <text:p>0.14</text:p>
          </table:table-cell>
          <table:table-cell office:value-type="percentage" office:value="0.0000185850996300618" calcext:value-type="percentage">
            <text:p>0.0019%</text:p>
          </table:table-cell>
          <table:table-cell office:value-type="percentage" office:value="0.0000187817213368457" calcext:value-type="percentage">
            <text:p>0.0019%</text:p>
          </table:table-cell>
          <table:table-cell office:value-type="percentage" office:value="0.0000185664614157688" calcext:value-type="percentage">
            <text:p>0.0019%</text:p>
          </table:table-cell>
          <table:table-cell office:value-type="percentage" office:value="0.0000340796441188929" calcext:value-type="percentage">
            <text:p>0.0034%</text:p>
          </table:table-cell>
          <table:table-cell table:formula="of:=MAX((1-[.I177]/(1-[.$D$25]));0)" office:value-type="float" office:value="0.999951314794116" calcext:value-type="float">
            <text:p><text:s/>1.0000 </text:p>
          </table:table-cell>
          <table:table-cell/>
          <table:table-cell table:formula="of:=EXP(-[.E177]*[.$D$23])" office:value-type="float" office:value="0.98621960949372" calcext:value-type="float">
            <text:p><text:s/>0.9862 </text:p>
          </table:table-cell>
          <table:table-cell table:formula="of:=IF([.K177]=&quot;yes&quot;;[.L177]*[.$D$22]*([.I177]-[.I176]);0)" office:value-type="float" office:value="0" calcext:value-type="float">
            <text:p><text:s/>- <text:s text:c="2"/></text:p>
          </table:table-cell>
          <table:table-cell table:formula="of:=IF([.K177]=&quot;T_ex&quot;;[.L177]*([.I177]-[.$I$35])*[.$D$22];0)" office:value-type="float" office:value="0" calcext:value-type="float">
            <text:p><text:s/>- <text:s text:c="2"/></text:p>
          </table:table-cell>
          <table:table-cell table:formula="of:=IF([.K177]=&quot;yes&quot;;[.J177]*[.L177]*(0.05)*[.$D$21];0)" office:value-type="float" office:value="0" calcext:value-type="float">
            <text:p><text:s/>- <text:s text:c="2"/></text:p>
          </table:table-cell>
          <table:table-cell table:formula="of:=IF([.K177]=&quot;yes&quot;;[.J177]*[.L17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192410530682075" calcext:value-type="percentage">
            <text:p>0.0019%</text:p>
          </table:table-cell>
          <table:table-cell office:value-type="float" office:value="0.139739413680782" calcext:value-type="float">
            <text:p>0.14</text:p>
          </table:table-cell>
          <table:table-cell office:value-type="percentage" office:value="0.0000197634451226525" calcext:value-type="percentage">
            <text:p>0.0020%</text:p>
          </table:table-cell>
          <table:table-cell office:value-type="percentage" office:value="0.0000199667817982419" calcext:value-type="percentage">
            <text:p>0.0020%</text:p>
          </table:table-cell>
          <table:table-cell office:value-type="percentage" office:value="0.0000198326267245941" calcext:value-type="percentage">
            <text:p>0.0020%</text:p>
          </table:table-cell>
          <table:table-cell office:value-type="percentage" office:value="0.0000357950598585244" calcext:value-type="percentage">
            <text:p>0.0036%</text:p>
          </table:table-cell>
          <table:table-cell table:formula="of:=MAX((1-[.I178]/(1-[.$D$25]));0)" office:value-type="float" office:value="0.999948864200202" calcext:value-type="float">
            <text:p><text:s/>0.9999 </text:p>
          </table:table-cell>
          <table:table-cell/>
          <table:table-cell table:formula="of:=EXP(-[.E178]*[.$D$23])" office:value-type="float" office:value="0.986123240950616" calcext:value-type="float">
            <text:p><text:s/>0.9861 </text:p>
          </table:table-cell>
          <table:table-cell table:formula="of:=IF([.K178]=&quot;yes&quot;;[.L178]*[.$D$22]*([.I178]-[.I177]);0)" office:value-type="float" office:value="0" calcext:value-type="float">
            <text:p><text:s/>- <text:s text:c="2"/></text:p>
          </table:table-cell>
          <table:table-cell table:formula="of:=IF([.K178]=&quot;T_ex&quot;;[.L178]*([.I178]-[.$I$35])*[.$D$22];0)" office:value-type="float" office:value="0" calcext:value-type="float">
            <text:p><text:s/>- <text:s text:c="2"/></text:p>
          </table:table-cell>
          <table:table-cell table:formula="of:=IF([.K178]=&quot;yes&quot;;[.J178]*[.L178]*(0.05)*[.$D$21];0)" office:value-type="float" office:value="0" calcext:value-type="float">
            <text:p><text:s/>- <text:s text:c="2"/></text:p>
          </table:table-cell>
          <table:table-cell table:formula="of:=IF([.K178]=&quot;yes&quot;;[.J178]*[.L17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205178534722184" calcext:value-type="percentage">
            <text:p>0.0021%</text:p>
          </table:table-cell>
          <table:table-cell office:value-type="float" office:value="0.14071661237785" calcext:value-type="float">
            <text:p>0.14</text:p>
          </table:table-cell>
          <table:table-cell office:value-type="percentage" office:value="0.0000210214258080876" calcext:value-type="percentage">
            <text:p>0.0021%</text:p>
          </table:table-cell>
          <table:table-cell office:value-type="percentage" office:value="0.0000212285383205346" calcext:value-type="percentage">
            <text:p>0.0021%</text:p>
          </table:table-cell>
          <table:table-cell office:value-type="percentage" office:value="0.0000211326991025684" calcext:value-type="percentage">
            <text:p>0.0021%</text:p>
          </table:table-cell>
          <table:table-cell office:value-type="percentage" office:value="0.000037620658548666" calcext:value-type="percentage">
            <text:p>0.0038%</text:p>
          </table:table-cell>
          <table:table-cell table:formula="of:=MAX((1-[.I179]/(1-[.$D$25]));0)" office:value-type="float" office:value="0.999946256202073" calcext:value-type="float">
            <text:p><text:s/>0.9999 </text:p>
          </table:table-cell>
          <table:table-cell/>
          <table:table-cell table:formula="of:=EXP(-[.E179]*[.$D$23])" office:value-type="float" office:value="0.986026881824172" calcext:value-type="float">
            <text:p><text:s/>0.9860 </text:p>
          </table:table-cell>
          <table:table-cell table:formula="of:=IF([.K179]=&quot;yes&quot;;[.L179]*[.$D$22]*([.I179]-[.I178]);0)" office:value-type="float" office:value="0" calcext:value-type="float">
            <text:p><text:s/>- <text:s text:c="2"/></text:p>
          </table:table-cell>
          <table:table-cell table:formula="of:=IF([.K179]=&quot;T_ex&quot;;[.L179]*([.I179]-[.$I$35])*[.$D$22];0)" office:value-type="float" office:value="0" calcext:value-type="float">
            <text:p><text:s/>- <text:s text:c="2"/></text:p>
          </table:table-cell>
          <table:table-cell table:formula="of:=IF([.K179]=&quot;yes&quot;;[.J179]*[.L179]*(0.05)*[.$D$21];0)" office:value-type="float" office:value="0" calcext:value-type="float">
            <text:p><text:s/>- <text:s text:c="2"/></text:p>
          </table:table-cell>
          <table:table-cell table:formula="of:=IF([.K179]=&quot;yes&quot;;[.J179]*[.L17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218695855567075" calcext:value-type="percentage">
            <text:p>0.0022%</text:p>
          </table:table-cell>
          <table:table-cell office:value-type="float" office:value="0.141693811074919" calcext:value-type="float">
            <text:p>0.14</text:p>
          </table:table-cell>
          <table:table-cell office:value-type="percentage" office:value="0.0000223436667367694" calcext:value-type="percentage">
            <text:p>0.0022%</text:p>
          </table:table-cell>
          <table:table-cell office:value-type="percentage" office:value="0.0000225310053246497" calcext:value-type="percentage">
            <text:p>0.0023%</text:p>
          </table:table-cell>
          <table:table-cell office:value-type="percentage" office:value="0.0000224949400790686" calcext:value-type="percentage">
            <text:p>0.0022%</text:p>
          </table:table-cell>
          <table:table-cell office:value-type="percentage" office:value="0.000040271135542792" calcext:value-type="percentage">
            <text:p>0.0040%</text:p>
          </table:table-cell>
          <table:table-cell table:formula="of:=MAX((1-[.I180]/(1-[.$D$25]));0)" office:value-type="float" office:value="0.999942469806367" calcext:value-type="float">
            <text:p><text:s/>0.9999 </text:p>
          </table:table-cell>
          <table:table-cell/>
          <table:table-cell table:formula="of:=EXP(-[.E180]*[.$D$23])" office:value-type="float" office:value="0.98593053211347" calcext:value-type="float">
            <text:p><text:s/>0.9859 </text:p>
          </table:table-cell>
          <table:table-cell table:formula="of:=IF([.K180]=&quot;yes&quot;;[.L180]*[.$D$22]*([.I180]-[.I179]);0)" office:value-type="float" office:value="0" calcext:value-type="float">
            <text:p><text:s/>- <text:s text:c="2"/></text:p>
          </table:table-cell>
          <table:table-cell table:formula="of:=IF([.K180]=&quot;T_ex&quot;;[.L180]*([.I180]-[.$I$35])*[.$D$22];0)" office:value-type="float" office:value="0" calcext:value-type="float">
            <text:p><text:s/>- <text:s text:c="2"/></text:p>
          </table:table-cell>
          <table:table-cell table:formula="of:=IF([.K180]=&quot;yes&quot;;[.J180]*[.L180]*(0.05)*[.$D$21];0)" office:value-type="float" office:value="0" calcext:value-type="float">
            <text:p><text:s/>- <text:s text:c="2"/></text:p>
          </table:table-cell>
          <table:table-cell table:formula="of:=IF([.K180]=&quot;yes&quot;;[.J180]*[.L18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232889043381523" calcext:value-type="percentage">
            <text:p>0.0023%</text:p>
          </table:table-cell>
          <table:table-cell office:value-type="float" office:value="0.142671009771987" calcext:value-type="float">
            <text:p>0.14</text:p>
          </table:table-cell>
          <table:table-cell office:value-type="percentage" office:value="0.0000238174595055862" calcext:value-type="percentage">
            <text:p>0.0024%</text:p>
          </table:table-cell>
          <table:table-cell office:value-type="percentage" office:value="0.0000239556011746334" calcext:value-type="percentage">
            <text:p>0.0024%</text:p>
          </table:table-cell>
          <table:table-cell office:value-type="percentage" office:value="0.000023917269740984" calcext:value-type="percentage">
            <text:p>0.0024%</text:p>
          </table:table-cell>
          <table:table-cell office:value-type="percentage" office:value="0.0000422917158564673" calcext:value-type="percentage">
            <text:p>0.0042%</text:p>
          </table:table-cell>
          <table:table-cell table:formula="of:=MAX((1-[.I181]/(1-[.$D$25]));0)" office:value-type="float" office:value="0.999939583263062" calcext:value-type="float">
            <text:p><text:s/>0.9999 </text:p>
          </table:table-cell>
          <table:table-cell/>
          <table:table-cell table:formula="of:=EXP(-[.E181]*[.$D$23])" office:value-type="float" office:value="0.985834191817589" calcext:value-type="float">
            <text:p><text:s/>0.9858 </text:p>
          </table:table-cell>
          <table:table-cell table:formula="of:=IF([.K181]=&quot;yes&quot;;[.L181]*[.$D$22]*([.I181]-[.I180]);0)" office:value-type="float" office:value="0" calcext:value-type="float">
            <text:p><text:s/>- <text:s text:c="2"/></text:p>
          </table:table-cell>
          <table:table-cell table:formula="of:=IF([.K181]=&quot;T_ex&quot;;[.L181]*([.I181]-[.$I$35])*[.$D$22];0)" office:value-type="float" office:value="0" calcext:value-type="float">
            <text:p><text:s/>- <text:s text:c="2"/></text:p>
          </table:table-cell>
          <table:table-cell table:formula="of:=IF([.K181]=&quot;yes&quot;;[.J181]*[.L181]*(0.05)*[.$D$21];0)" office:value-type="float" office:value="0" calcext:value-type="float">
            <text:p><text:s/>- <text:s text:c="2"/></text:p>
          </table:table-cell>
          <table:table-cell table:formula="of:=IF([.K181]=&quot;yes&quot;;[.J181]*[.L18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247747556945166" calcext:value-type="percentage">
            <text:p>0.0025%</text:p>
          </table:table-cell>
          <table:table-cell office:value-type="float" office:value="0.143648208469055" calcext:value-type="float">
            <text:p>0.14</text:p>
          </table:table-cell>
          <table:table-cell office:value-type="percentage" office:value="0.0000253975742258594" calcext:value-type="percentage">
            <text:p>0.0025%</text:p>
          </table:table-cell>
          <table:table-cell office:value-type="percentage" office:value="0.0000254535269177802" calcext:value-type="percentage">
            <text:p>0.0025%</text:p>
          </table:table-cell>
          <table:table-cell office:value-type="percentage" office:value="0.0000253930204694663" calcext:value-type="percentage">
            <text:p>0.0025%</text:p>
          </table:table-cell>
          <table:table-cell office:value-type="percentage" office:value="0.0000442055145339215" calcext:value-type="percentage">
            <text:p>0.0044%</text:p>
          </table:table-cell>
          <table:table-cell table:formula="of:=MAX((1-[.I182]/(1-[.$D$25]));0)" office:value-type="float" office:value="0.999936849264951" calcext:value-type="float">
            <text:p><text:s/>0.9999 </text:p>
          </table:table-cell>
          <table:table-cell/>
          <table:table-cell table:formula="of:=EXP(-[.E182]*[.$D$23])" office:value-type="float" office:value="0.98573786093561" calcext:value-type="float">
            <text:p><text:s/>0.9857 </text:p>
          </table:table-cell>
          <table:table-cell table:formula="of:=IF([.K182]=&quot;yes&quot;;[.L182]*[.$D$22]*([.I182]-[.I181]);0)" office:value-type="float" office:value="0" calcext:value-type="float">
            <text:p><text:s/>- <text:s text:c="2"/></text:p>
          </table:table-cell>
          <table:table-cell table:formula="of:=IF([.K182]=&quot;T_ex&quot;;[.L182]*([.I182]-[.$I$35])*[.$D$22];0)" office:value-type="float" office:value="0" calcext:value-type="float">
            <text:p><text:s/>- <text:s text:c="2"/></text:p>
          </table:table-cell>
          <table:table-cell table:formula="of:=IF([.K182]=&quot;yes&quot;;[.J182]*[.L182]*(0.05)*[.$D$21];0)" office:value-type="float" office:value="0" calcext:value-type="float">
            <text:p><text:s/>- <text:s text:c="2"/></text:p>
          </table:table-cell>
          <table:table-cell table:formula="of:=IF([.K182]=&quot;yes&quot;;[.J182]*[.L18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263350286971231" calcext:value-type="percentage">
            <text:p>0.0026%</text:p>
          </table:table-cell>
          <table:table-cell office:value-type="float" office:value="0.144625407166124" calcext:value-type="float">
            <text:p>0.14</text:p>
          </table:table-cell>
          <table:table-cell office:value-type="percentage" office:value="0.000026983654357875" calcext:value-type="percentage">
            <text:p>0.0027%</text:p>
          </table:table-cell>
          <table:table-cell office:value-type="percentage" office:value="0.0000270896471595516" calcext:value-type="percentage">
            <text:p>0.0027%</text:p>
          </table:table-cell>
          <table:table-cell office:value-type="percentage" office:value="0.0000269833694112176" calcext:value-type="percentage">
            <text:p>0.0027%</text:p>
          </table:table-cell>
          <table:table-cell office:value-type="percentage" office:value="0.0000461299788815894" calcext:value-type="percentage">
            <text:p>0.0046%</text:p>
          </table:table-cell>
          <table:table-cell table:formula="of:=MAX((1-[.I183]/(1-[.$D$25]));0)" office:value-type="float" office:value="0.999934100030169" calcext:value-type="float">
            <text:p><text:s/>0.9999 </text:p>
          </table:table-cell>
          <table:table-cell/>
          <table:table-cell table:formula="of:=EXP(-[.E183]*[.$D$23])" office:value-type="float" office:value="0.985641539466611" calcext:value-type="float">
            <text:p><text:s/>0.9856 </text:p>
          </table:table-cell>
          <table:table-cell table:formula="of:=IF([.K183]=&quot;yes&quot;;[.L183]*[.$D$22]*([.I183]-[.I182]);0)" office:value-type="float" office:value="0" calcext:value-type="float">
            <text:p><text:s/>- <text:s text:c="2"/></text:p>
          </table:table-cell>
          <table:table-cell table:formula="of:=IF([.K183]=&quot;T_ex&quot;;[.L183]*([.I183]-[.$I$35])*[.$D$22];0)" office:value-type="float" office:value="0" calcext:value-type="float">
            <text:p><text:s/>- <text:s text:c="2"/></text:p>
          </table:table-cell>
          <table:table-cell table:formula="of:=IF([.K183]=&quot;yes&quot;;[.J183]*[.L183]*(0.05)*[.$D$21];0)" office:value-type="float" office:value="0" calcext:value-type="float">
            <text:p><text:s/>- <text:s text:c="2"/></text:p>
          </table:table-cell>
          <table:table-cell table:formula="of:=IF([.K183]=&quot;yes&quot;;[.J183]*[.L18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279723006263266" calcext:value-type="percentage">
            <text:p>0.0028%</text:p>
          </table:table-cell>
          <table:table-cell office:value-type="float" office:value="0.145602605863192" calcext:value-type="float">
            <text:p>0.15</text:p>
          </table:table-cell>
          <table:table-cell office:value-type="percentage" office:value="0.0000287001732836323" calcext:value-type="percentage">
            <text:p>0.0029%</text:p>
          </table:table-cell>
          <table:table-cell office:value-type="percentage" office:value="0.0000288066447520796" calcext:value-type="percentage">
            <text:p>0.0029%</text:p>
          </table:table-cell>
          <table:table-cell office:value-type="percentage" office:value="0.0000286043940461844" calcext:value-type="percentage">
            <text:p>0.0029%</text:p>
          </table:table-cell>
          <table:table-cell office:value-type="percentage" office:value="0.0000489844441664244" calcext:value-type="percentage">
            <text:p>0.0049%</text:p>
          </table:table-cell>
          <table:table-cell table:formula="of:=MAX((1-[.I184]/(1-[.$D$25]));0)" office:value-type="float" office:value="0.999930022222619" calcext:value-type="float">
            <text:p><text:s/>0.9999 </text:p>
          </table:table-cell>
          <table:table-cell/>
          <table:table-cell table:formula="of:=EXP(-[.E184]*[.$D$23])" office:value-type="float" office:value="0.985545227409675" calcext:value-type="float">
            <text:p><text:s/>0.9855 </text:p>
          </table:table-cell>
          <table:table-cell table:formula="of:=IF([.K184]=&quot;yes&quot;;[.L184]*[.$D$22]*([.I184]-[.I133]);0)" office:value-type="float" office:value="0" calcext:value-type="float">
            <text:p><text:s/>- <text:s text:c="2"/></text:p>
          </table:table-cell>
          <table:table-cell table:formula="of:=IF([.K184]=&quot;T_ex&quot;;[.L184]*([.I184]-[.$I$35])*[.$D$22];0)" office:value-type="float" office:value="0" calcext:value-type="float">
            <text:p><text:s/>- <text:s text:c="2"/></text:p>
          </table:table-cell>
          <table:table-cell table:formula="of:=IF([.K184]=&quot;yes&quot;;[.J184]*[.L184]*([.E184]-[.E133])*[.$D$21];0)" office:value-type="float" office:value="0" calcext:value-type="float">
            <text:p><text:s/>- <text:s text:c="2"/></text:p>
          </table:table-cell>
          <table:table-cell table:formula="of:=IF([.K184]=&quot;yes&quot;;[.J184]*[.L184]*([.E184]-[.E133]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296615913814025" calcext:value-type="percentage">
            <text:p>0.0030%</text:p>
          </table:table-cell>
          <table:table-cell office:value-type="float" office:value="0.146579804560261" calcext:value-type="float">
            <text:p>0.15</text:p>
          </table:table-cell>
          <table:table-cell office:value-type="percentage" office:value="0.0000303571499011013" calcext:value-type="percentage">
            <text:p>0.0030%</text:p>
          </table:table-cell>
          <table:table-cell office:value-type="percentage" office:value="0.0000305717830243857" calcext:value-type="percentage">
            <text:p>0.0031%</text:p>
          </table:table-cell>
          <table:table-cell office:value-type="percentage" office:value="0.0000303469247218902" calcext:value-type="percentage">
            <text:p>0.0030%</text:p>
          </table:table-cell>
          <table:table-cell office:value-type="percentage" office:value="0.0000514327455083385" calcext:value-type="percentage">
            <text:p>0.0051%</text:p>
          </table:table-cell>
          <table:table-cell table:formula="of:=MAX((1-[.I185]/(1-[.$D$25]));0)" office:value-type="float" office:value="0.999926524649274" calcext:value-type="float">
            <text:p><text:s/>0.9999 </text:p>
          </table:table-cell>
          <table:table-cell/>
          <table:table-cell table:formula="of:=EXP(-[.E185]*[.$D$23])" office:value-type="float" office:value="0.985448924763879" calcext:value-type="float">
            <text:p><text:s/>0.9854 </text:p>
          </table:table-cell>
          <table:table-cell table:formula="of:=IF([.K185]=&quot;yes&quot;;[.L185]*[.$D$22]*([.I185]-[.I184]);0)" office:value-type="float" office:value="0" calcext:value-type="float">
            <text:p><text:s/>- <text:s text:c="2"/></text:p>
          </table:table-cell>
          <table:table-cell table:formula="of:=IF([.K185]=&quot;T_ex&quot;;[.L185]*([.I185]-[.$I$35])*[.$D$22];0)" office:value-type="float" office:value="0" calcext:value-type="float">
            <text:p><text:s/>- <text:s text:c="2"/></text:p>
          </table:table-cell>
          <table:table-cell table:formula="of:=IF([.K185]=&quot;yes&quot;;[.J185]*[.L185]*(0.05)*[.$D$21];0)" office:value-type="float" office:value="0" calcext:value-type="float">
            <text:p><text:s/>- <text:s text:c="2"/></text:p>
          </table:table-cell>
          <table:table-cell table:formula="of:=IF([.K185]=&quot;yes&quot;;[.J185]*[.L18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31381765272106" calcext:value-type="percentage">
            <text:p>0.0031%</text:p>
          </table:table-cell>
          <table:table-cell office:value-type="float" office:value="0.147557003257329" calcext:value-type="float">
            <text:p>0.15</text:p>
          </table:table-cell>
          <table:table-cell office:value-type="percentage" office:value="0.0000321609912301479" calcext:value-type="percentage">
            <text:p>0.0032%</text:p>
          </table:table-cell>
          <table:table-cell office:value-type="percentage" office:value="0.0000323850800719161" calcext:value-type="percentage">
            <text:p>0.0032%</text:p>
          </table:table-cell>
          <table:table-cell office:value-type="percentage" office:value="0.0000321493515382676" calcext:value-type="percentage">
            <text:p>0.0032%</text:p>
          </table:table-cell>
          <table:table-cell office:value-type="percentage" office:value="0.0000539543147293664" calcext:value-type="percentage">
            <text:p>0.0054%</text:p>
          </table:table-cell>
          <table:table-cell table:formula="of:=MAX((1-[.I186]/(1-[.$D$25]));0)" office:value-type="float" office:value="0.999922922407529" calcext:value-type="float">
            <text:p><text:s/>0.9999 </text:p>
          </table:table-cell>
          <table:table-cell/>
          <table:table-cell table:formula="of:=EXP(-[.E186]*[.$D$23])" office:value-type="float" office:value="0.985352631528307" calcext:value-type="float">
            <text:p><text:s/>0.9854 </text:p>
          </table:table-cell>
          <table:table-cell table:formula="of:=IF([.K186]=&quot;yes&quot;;[.L186]*[.$D$22]*([.I186]-[.I185]);0)" office:value-type="float" office:value="0" calcext:value-type="float">
            <text:p><text:s/>- <text:s text:c="2"/></text:p>
          </table:table-cell>
          <table:table-cell table:formula="of:=IF([.K186]=&quot;T_ex&quot;;[.L186]*([.I186]-[.$I$35])*[.$D$22];0)" office:value-type="float" office:value="0" calcext:value-type="float">
            <text:p><text:s/>- <text:s text:c="2"/></text:p>
          </table:table-cell>
          <table:table-cell table:formula="of:=IF([.K186]=&quot;yes&quot;;[.J186]*[.L186]*(0.05)*[.$D$21];0)" office:value-type="float" office:value="0" calcext:value-type="float">
            <text:p><text:s/>- <text:s text:c="2"/></text:p>
          </table:table-cell>
          <table:table-cell table:formula="of:=IF([.K186]=&quot;yes&quot;;[.J186]*[.L18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332124545000134" calcext:value-type="percentage">
            <text:p>0.0033%</text:p>
          </table:table-cell>
          <table:table-cell office:value-type="float" office:value="0.148534201954397" calcext:value-type="float">
            <text:p>0.15</text:p>
          </table:table-cell>
          <table:table-cell office:value-type="percentage" office:value="0.0000339887447190979" calcext:value-type="percentage">
            <text:p>0.0034%</text:p>
          </table:table-cell>
          <table:table-cell office:value-type="percentage" office:value="0.0000343181062310516" calcext:value-type="percentage">
            <text:p>0.0034%</text:p>
          </table:table-cell>
          <table:table-cell office:value-type="percentage" office:value="0.0000340338184677613" calcext:value-type="percentage">
            <text:p>0.0034%</text:p>
          </table:table-cell>
          <table:table-cell office:value-type="percentage" office:value="0.0000564456990844509" calcext:value-type="percentage">
            <text:p>0.0056%</text:p>
          </table:table-cell>
          <table:table-cell table:formula="of:=MAX((1-[.I187]/(1-[.$D$25]));0)" office:value-type="float" office:value="0.999919363287022" calcext:value-type="float">
            <text:p><text:s/>0.9999 </text:p>
          </table:table-cell>
          <table:table-cell/>
          <table:table-cell table:formula="of:=EXP(-[.E187]*[.$D$23])" office:value-type="float" office:value="0.985256347702037" calcext:value-type="float">
            <text:p><text:s/>0.9853 </text:p>
          </table:table-cell>
          <table:table-cell table:formula="of:=IF([.K187]=&quot;yes&quot;;[.L187]*[.$D$22]*([.I187]-[.I186]);0)" office:value-type="float" office:value="0" calcext:value-type="float">
            <text:p><text:s/>- <text:s text:c="2"/></text:p>
          </table:table-cell>
          <table:table-cell table:formula="of:=IF([.K187]=&quot;T_ex&quot;;[.L187]*([.I187]-[.$I$35])*[.$D$22];0)" office:value-type="float" office:value="0" calcext:value-type="float">
            <text:p><text:s/>- <text:s text:c="2"/></text:p>
          </table:table-cell>
          <table:table-cell table:formula="of:=IF([.K187]=&quot;yes&quot;;[.J187]*[.L187]*(0.05)*[.$D$21];0)" office:value-type="float" office:value="0" calcext:value-type="float">
            <text:p><text:s/>- <text:s text:c="2"/></text:p>
          </table:table-cell>
          <table:table-cell table:formula="of:=IF([.K187]=&quot;yes&quot;;[.J187]*[.L18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351423451501776" calcext:value-type="percentage">
            <text:p>0.0035%</text:p>
          </table:table-cell>
          <table:table-cell office:value-type="float" office:value="0.149511400651466" calcext:value-type="float">
            <text:p>0.15</text:p>
          </table:table-cell>
          <table:table-cell office:value-type="percentage" office:value="0.0000358979796136305" calcext:value-type="percentage">
            <text:p>0.0036%</text:p>
          </table:table-cell>
          <table:table-cell office:value-type="percentage" office:value="0.0000363205013949353" calcext:value-type="percentage">
            <text:p>0.0036%</text:p>
          </table:table-cell>
          <table:table-cell office:value-type="percentage" office:value="0.0000360085933094345" calcext:value-type="percentage">
            <text:p>0.0036%</text:p>
          </table:table-cell>
          <table:table-cell office:value-type="percentage" office:value="0.0000592663813737482" calcext:value-type="percentage">
            <text:p>0.0059%</text:p>
          </table:table-cell>
          <table:table-cell table:formula="of:=MAX((1-[.I188]/(1-[.$D$25]));0)" office:value-type="float" office:value="0.999915333740895" calcext:value-type="float">
            <text:p><text:s/>0.9999 </text:p>
          </table:table-cell>
          <table:table-cell/>
          <table:table-cell table:formula="of:=EXP(-[.E188]*[.$D$23])" office:value-type="float" office:value="0.98516007328415" calcext:value-type="float">
            <text:p><text:s/>0.9852 </text:p>
          </table:table-cell>
          <table:table-cell table:formula="of:=IF([.K188]=&quot;yes&quot;;[.L188]*[.$D$22]*([.I188]-[.I187]);0)" office:value-type="float" office:value="0" calcext:value-type="float">
            <text:p><text:s/>- <text:s text:c="2"/></text:p>
          </table:table-cell>
          <table:table-cell table:formula="of:=IF([.K188]=&quot;T_ex&quot;;[.L188]*([.I188]-[.$I$35])*[.$D$22];0)" office:value-type="float" office:value="0" calcext:value-type="float">
            <text:p><text:s/>- <text:s text:c="2"/></text:p>
          </table:table-cell>
          <table:table-cell table:formula="of:=IF([.K188]=&quot;yes&quot;;[.J188]*[.L188]*(0.05)*[.$D$21];0)" office:value-type="float" office:value="0" calcext:value-type="float">
            <text:p><text:s/>- <text:s text:c="2"/></text:p>
          </table:table-cell>
          <table:table-cell table:formula="of:=IF([.K188]=&quot;yes&quot;;[.J188]*[.L18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37046148498312" calcext:value-type="percentage">
            <text:p>0.0037%</text:p>
          </table:table-cell>
          <table:table-cell office:value-type="float" office:value="0.150488599348534" calcext:value-type="float">
            <text:p>0.15</text:p>
          </table:table-cell>
          <table:table-cell office:value-type="percentage" office:value="0.0000378674129681955" calcext:value-type="percentage">
            <text:p>0.0038%</text:p>
          </table:table-cell>
          <table:table-cell office:value-type="percentage" office:value="0.0000383578236880633" calcext:value-type="percentage">
            <text:p>0.0038%</text:p>
          </table:table-cell>
          <table:table-cell office:value-type="percentage" office:value="0.0000380482122907222" calcext:value-type="percentage">
            <text:p>0.0038%</text:p>
          </table:table-cell>
          <table:table-cell office:value-type="percentage" office:value="0.0000616081598619034" calcext:value-type="percentage">
            <text:p>0.0062%</text:p>
          </table:table-cell>
          <table:table-cell table:formula="of:=MAX((1-[.I189]/(1-[.$D$25]));0)" office:value-type="float" office:value="0.999911988343054" calcext:value-type="float">
            <text:p><text:s/>0.9999 </text:p>
          </table:table-cell>
          <table:table-cell/>
          <table:table-cell table:formula="of:=EXP(-[.E189]*[.$D$23])" office:value-type="float" office:value="0.985063808273727" calcext:value-type="float">
            <text:p><text:s/>0.9851 </text:p>
          </table:table-cell>
          <table:table-cell table:formula="of:=IF([.K189]=&quot;yes&quot;;[.L189]*[.$D$22]*([.I189]-[.I188]);0)" office:value-type="float" office:value="0" calcext:value-type="float">
            <text:p><text:s/>- <text:s text:c="2"/></text:p>
          </table:table-cell>
          <table:table-cell table:formula="of:=IF([.K189]=&quot;T_ex&quot;;[.L189]*([.I189]-[.$I$35])*[.$D$22];0)" office:value-type="float" office:value="0" calcext:value-type="float">
            <text:p><text:s/>- <text:s text:c="2"/></text:p>
          </table:table-cell>
          <table:table-cell table:formula="of:=IF([.K189]=&quot;yes&quot;;[.J189]*[.L189]*(0.05)*[.$D$21];0)" office:value-type="float" office:value="0" calcext:value-type="float">
            <text:p><text:s/>- <text:s text:c="2"/></text:p>
          </table:table-cell>
          <table:table-cell table:formula="of:=IF([.K189]=&quot;yes&quot;;[.J189]*[.L18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391092815419236" calcext:value-type="percentage">
            <text:p>0.0039%</text:p>
          </table:table-cell>
          <table:table-cell office:value-type="float" office:value="0.151465798045603" calcext:value-type="float">
            <text:p>0.15</text:p>
          </table:table-cell>
          <table:table-cell office:value-type="percentage" office:value="0.0000399837011798965" calcext:value-type="percentage">
            <text:p>0.0040%</text:p>
          </table:table-cell>
          <table:table-cell office:value-type="percentage" office:value="0.0000403946776451025" calcext:value-type="percentage">
            <text:p>0.0040%</text:p>
          </table:table-cell>
          <table:table-cell office:value-type="percentage" office:value="0.00004019254805402" calcext:value-type="percentage">
            <text:p>0.0040%</text:p>
          </table:table-cell>
          <table:table-cell office:value-type="percentage" office:value="0.0000650562568038415" calcext:value-type="percentage">
            <text:p>0.0065%</text:p>
          </table:table-cell>
          <table:table-cell table:formula="of:=MAX((1-[.I190]/(1-[.$D$25]));0)" office:value-type="float" office:value="0.99990706249028" calcext:value-type="float">
            <text:p><text:s/>0.9999 </text:p>
          </table:table-cell>
          <table:table-cell/>
          <table:table-cell table:formula="of:=EXP(-[.E190]*[.$D$23])" office:value-type="float" office:value="0.984967552669848" calcext:value-type="float">
            <text:p><text:s/>0.9850 </text:p>
          </table:table-cell>
          <table:table-cell table:formula="of:=IF([.K190]=&quot;yes&quot;;[.L190]*[.$D$22]*([.I190]-[.I189]);0)" office:value-type="float" office:value="0" calcext:value-type="float">
            <text:p><text:s/>- <text:s text:c="2"/></text:p>
          </table:table-cell>
          <table:table-cell table:formula="of:=IF([.K190]=&quot;T_ex&quot;;[.L190]*([.I190]-[.$I$35])*[.$D$22];0)" office:value-type="float" office:value="0" calcext:value-type="float">
            <text:p><text:s/>- <text:s text:c="2"/></text:p>
          </table:table-cell>
          <table:table-cell table:formula="of:=IF([.K190]=&quot;yes&quot;;[.J190]*[.L190]*(0.05)*[.$D$21];0)" office:value-type="float" office:value="0" calcext:value-type="float">
            <text:p><text:s/>- <text:s text:c="2"/></text:p>
          </table:table-cell>
          <table:table-cell table:formula="of:=IF([.K190]=&quot;yes&quot;;[.J190]*[.L19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412856635394221" calcext:value-type="percentage">
            <text:p>0.0041%</text:p>
          </table:table-cell>
          <table:table-cell office:value-type="float" office:value="0.152442996742671" calcext:value-type="float">
            <text:p>0.15</text:p>
          </table:table-cell>
          <table:table-cell office:value-type="percentage" office:value="0.0000420692465826455" calcext:value-type="percentage">
            <text:p>0.0042%</text:p>
          </table:table-cell>
          <table:table-cell office:value-type="percentage" office:value="0.0000425151236728583" calcext:value-type="percentage">
            <text:p>0.0043%</text:p>
          </table:table-cell>
          <table:table-cell office:value-type="percentage" office:value="0.000042378216235156" calcext:value-type="percentage">
            <text:p>0.0042%</text:p>
          </table:table-cell>
          <table:table-cell office:value-type="percentage" office:value="0.0000681806768044013" calcext:value-type="percentage">
            <text:p>0.0068%</text:p>
          </table:table-cell>
          <table:table-cell table:formula="of:=MAX((1-[.I191]/(1-[.$D$25]));0)" office:value-type="float" office:value="0.999902599033137" calcext:value-type="float">
            <text:p><text:s/>0.9999 </text:p>
          </table:table-cell>
          <table:table-cell/>
          <table:table-cell table:formula="of:=EXP(-[.E191]*[.$D$23])" office:value-type="float" office:value="0.984871306471596" calcext:value-type="float">
            <text:p><text:s/>0.9849 </text:p>
          </table:table-cell>
          <table:table-cell table:formula="of:=IF([.K191]=&quot;yes&quot;;[.L191]*[.$D$22]*([.I191]-[.I190]);0)" office:value-type="float" office:value="0" calcext:value-type="float">
            <text:p><text:s/>- <text:s text:c="2"/></text:p>
          </table:table-cell>
          <table:table-cell table:formula="of:=IF([.K191]=&quot;T_ex&quot;;[.L191]*([.I191]-[.$I$35])*[.$D$22];0)" office:value-type="float" office:value="0" calcext:value-type="float">
            <text:p><text:s/>- <text:s text:c="2"/></text:p>
          </table:table-cell>
          <table:table-cell table:formula="of:=IF([.K191]=&quot;yes&quot;;[.J191]*[.L191]*(0.05)*[.$D$21];0)" office:value-type="float" office:value="0" calcext:value-type="float">
            <text:p><text:s/>- <text:s text:c="2"/></text:p>
          </table:table-cell>
          <table:table-cell table:formula="of:=IF([.K191]=&quot;yes&quot;;[.J191]*[.L19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436240752875272" calcext:value-type="percentage">
            <text:p>0.0044%</text:p>
          </table:table-cell>
          <table:table-cell office:value-type="float" office:value="0.153420195439739" calcext:value-type="float">
            <text:p>0.15</text:p>
          </table:table-cell>
          <table:table-cell office:value-type="percentage" office:value="0.000044360166983699" calcext:value-type="percentage">
            <text:p>0.0044%</text:p>
          </table:table-cell>
          <table:table-cell office:value-type="percentage" office:value="0.0000446586460874532" calcext:value-type="percentage">
            <text:p>0.0045%</text:p>
          </table:table-cell>
          <table:table-cell office:value-type="percentage" office:value="0.0000446112470738613" calcext:value-type="percentage">
            <text:p>0.0045%</text:p>
          </table:table-cell>
          <table:table-cell office:value-type="percentage" office:value="0.0000712263491262999" calcext:value-type="percentage">
            <text:p>0.0071%</text:p>
          </table:table-cell>
          <table:table-cell table:formula="of:=MAX((1-[.I192]/(1-[.$D$25]));0)" office:value-type="float" office:value="0.999898248072677" calcext:value-type="float">
            <text:p><text:s/>0.9999 </text:p>
          </table:table-cell>
          <table:table-cell/>
          <table:table-cell table:formula="of:=EXP(-[.E192]*[.$D$23])" office:value-type="float" office:value="0.984775069678049" calcext:value-type="float">
            <text:p><text:s/>0.9848 </text:p>
          </table:table-cell>
          <table:table-cell table:formula="of:=IF([.K192]=&quot;yes&quot;;[.L192]*[.$D$22]*([.I192]-[.I191]);0)" office:value-type="float" office:value="0" calcext:value-type="float">
            <text:p><text:s/>- <text:s text:c="2"/></text:p>
          </table:table-cell>
          <table:table-cell table:formula="of:=IF([.K192]=&quot;T_ex&quot;;[.L192]*([.I192]-[.$I$35])*[.$D$22];0)" office:value-type="float" office:value="0" calcext:value-type="float">
            <text:p><text:s/>- <text:s text:c="2"/></text:p>
          </table:table-cell>
          <table:table-cell table:formula="of:=IF([.K192]=&quot;yes&quot;;[.J192]*[.L192]*(0.05)*[.$D$21];0)" office:value-type="float" office:value="0" calcext:value-type="float">
            <text:p><text:s/>- <text:s text:c="2"/></text:p>
          </table:table-cell>
          <table:table-cell table:formula="of:=IF([.K192]=&quot;yes&quot;;[.J192]*[.L19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461061022166631" calcext:value-type="percentage">
            <text:p>0.0046%</text:p>
          </table:table-cell>
          <table:table-cell office:value-type="float" office:value="0.154397394136808" calcext:value-type="float">
            <text:p>0.15</text:p>
          </table:table-cell>
          <table:table-cell office:value-type="percentage" office:value="0.0000467013651227266" calcext:value-type="percentage">
            <text:p>0.0047%</text:p>
          </table:table-cell>
          <table:table-cell office:value-type="percentage" office:value="0.0000469476015013359" calcext:value-type="percentage">
            <text:p>0.0047%</text:p>
          </table:table-cell>
          <table:table-cell office:value-type="percentage" office:value="0.0000469987938422578" calcext:value-type="percentage">
            <text:p>0.0047%</text:p>
          </table:table-cell>
          <table:table-cell office:value-type="percentage" office:value="0.0000750314992036472" calcext:value-type="percentage">
            <text:p>0.0075%</text:p>
          </table:table-cell>
          <table:table-cell table:formula="of:=MAX((1-[.I193]/(1-[.$D$25]));0)" office:value-type="float" office:value="0.999892812143995" calcext:value-type="float">
            <text:p><text:s/>0.9999 </text:p>
          </table:table-cell>
          <table:table-cell/>
          <table:table-cell table:formula="of:=EXP(-[.E193]*[.$D$23])" office:value-type="float" office:value="0.98467884228829" calcext:value-type="float">
            <text:p><text:s/>0.9847 </text:p>
          </table:table-cell>
          <table:table-cell table:formula="of:=IF([.K193]=&quot;yes&quot;;[.L193]*[.$D$22]*([.I193]-[.I192]);0)" office:value-type="float" office:value="0" calcext:value-type="float">
            <text:p><text:s/>- <text:s text:c="2"/></text:p>
          </table:table-cell>
          <table:table-cell table:formula="of:=IF([.K193]=&quot;T_ex&quot;;[.L193]*([.I193]-[.$I$35])*[.$D$22];0)" office:value-type="float" office:value="0" calcext:value-type="float">
            <text:p><text:s/>- <text:s text:c="2"/></text:p>
          </table:table-cell>
          <table:table-cell table:formula="of:=IF([.K193]=&quot;yes&quot;;[.J193]*[.L193]*(0.05)*[.$D$21];0)" office:value-type="float" office:value="0" calcext:value-type="float">
            <text:p><text:s/>- <text:s text:c="2"/></text:p>
          </table:table-cell>
          <table:table-cell table:formula="of:=IF([.K193]=&quot;yes&quot;;[.J193]*[.L19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487945855258642" calcext:value-type="percentage">
            <text:p>0.0049%</text:p>
          </table:table-cell>
          <table:table-cell office:value-type="float" office:value="0.155374592833876" calcext:value-type="float">
            <text:p>0.16</text:p>
          </table:table-cell>
          <table:table-cell office:value-type="percentage" office:value="0.000049238629020234" calcext:value-type="percentage">
            <text:p>0.0049%</text:p>
          </table:table-cell>
          <table:table-cell office:value-type="percentage" office:value="0.0000493223804060761" calcext:value-type="percentage">
            <text:p>0.0049%</text:p>
          </table:table-cell>
          <table:table-cell office:value-type="percentage" office:value="0.0000494934475496911" calcext:value-type="percentage">
            <text:p>0.0049%</text:p>
          </table:table-cell>
          <table:table-cell office:value-type="percentage" office:value="0.0000783786718713408" calcext:value-type="percentage">
            <text:p>0.0078%</text:p>
          </table:table-cell>
          <table:table-cell table:formula="of:=MAX((1-[.I194]/(1-[.$D$25]));0)" office:value-type="float" office:value="0.999888030468755" calcext:value-type="float">
            <text:p><text:s/>0.9999 </text:p>
          </table:table-cell>
          <table:table-cell/>
          <table:table-cell table:formula="of:=EXP(-[.E194]*[.$D$23])" office:value-type="float" office:value="0.9845826243014" calcext:value-type="float">
            <text:p><text:s/>0.9846 </text:p>
          </table:table-cell>
          <table:table-cell table:formula="of:=IF([.K194]=&quot;yes&quot;;[.L194]*[.$D$22]*([.I194]-[.I193]);0)" office:value-type="float" office:value="0" calcext:value-type="float">
            <text:p><text:s/>- <text:s text:c="2"/></text:p>
          </table:table-cell>
          <table:table-cell table:formula="of:=IF([.K194]=&quot;T_ex&quot;;[.L194]*([.I194]-[.$I$35])*[.$D$22];0)" office:value-type="float" office:value="0" calcext:value-type="float">
            <text:p><text:s/>- <text:s text:c="2"/></text:p>
          </table:table-cell>
          <table:table-cell table:formula="of:=IF([.K194]=&quot;yes&quot;;[.J194]*[.L194]*(0.05)*[.$D$21];0)" office:value-type="float" office:value="0" calcext:value-type="float">
            <text:p><text:s/>- <text:s text:c="2"/></text:p>
          </table:table-cell>
          <table:table-cell table:formula="of:=IF([.K194]=&quot;yes&quot;;[.J194]*[.L19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515036085434062" calcext:value-type="percentage">
            <text:p>0.0052%</text:p>
          </table:table-cell>
          <table:table-cell office:value-type="float" office:value="0.156351791530945" calcext:value-type="float">
            <text:p>0.16</text:p>
          </table:table-cell>
          <table:table-cell office:value-type="percentage" office:value="0.0000518500295150581" calcext:value-type="percentage">
            <text:p>0.0052%</text:p>
          </table:table-cell>
          <table:table-cell office:value-type="percentage" office:value="0.0000519311698852187" calcext:value-type="percentage">
            <text:p>0.0052%</text:p>
          </table:table-cell>
          <table:table-cell office:value-type="percentage" office:value="0.0000520930407753584" calcext:value-type="percentage">
            <text:p>0.0052%</text:p>
          </table:table-cell>
          <table:table-cell office:value-type="percentage" office:value="0.0000825909511383272" calcext:value-type="percentage">
            <text:p>0.0083%</text:p>
          </table:table-cell>
          <table:table-cell table:formula="of:=MAX((1-[.I195]/(1-[.$D$25]));0)" office:value-type="float" office:value="0.999882012926945" calcext:value-type="float">
            <text:p><text:s/>0.9999 </text:p>
          </table:table-cell>
          <table:table-cell/>
          <table:table-cell table:formula="of:=EXP(-[.E195]*[.$D$23])" office:value-type="float" office:value="0.984486415716459" calcext:value-type="float">
            <text:p><text:s/>0.9845 </text:p>
          </table:table-cell>
          <table:table-cell table:formula="of:=IF([.K195]=&quot;yes&quot;;[.L195]*[.$D$22]*([.I195]-[.I194]);0)" office:value-type="float" office:value="0" calcext:value-type="float">
            <text:p><text:s/>- <text:s text:c="2"/></text:p>
          </table:table-cell>
          <table:table-cell table:formula="of:=IF([.K195]=&quot;T_ex&quot;;[.L195]*([.I195]-[.$I$35])*[.$D$22];0)" office:value-type="float" office:value="0" calcext:value-type="float">
            <text:p><text:s/>- <text:s text:c="2"/></text:p>
          </table:table-cell>
          <table:table-cell table:formula="of:=IF([.K195]=&quot;yes&quot;;[.J195]*[.L195]*(0.05)*[.$D$21];0)" office:value-type="float" office:value="0" calcext:value-type="float">
            <text:p><text:s/>- <text:s text:c="2"/></text:p>
          </table:table-cell>
          <table:table-cell table:formula="of:=IF([.K195]=&quot;yes&quot;;[.J195]*[.L19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542359375172119" calcext:value-type="percentage">
            <text:p>0.0054%</text:p>
          </table:table-cell>
          <table:table-cell office:value-type="float" office:value="0.157328990228013" calcext:value-type="float">
            <text:p>0.16</text:p>
          </table:table-cell>
          <table:table-cell office:value-type="percentage" office:value="0.0000545567735453534" calcext:value-type="percentage">
            <text:p>0.0055%</text:p>
          </table:table-cell>
          <table:table-cell office:value-type="percentage" office:value="0.0000545853298237486" calcext:value-type="percentage">
            <text:p>0.0055%</text:p>
          </table:table-cell>
          <table:table-cell office:value-type="percentage" office:value="0.0000549577231833431" calcext:value-type="percentage">
            <text:p>0.0055%</text:p>
          </table:table-cell>
          <table:table-cell office:value-type="percentage" office:value="0.0000867560043072257" calcext:value-type="percentage">
            <text:p>0.0087%</text:p>
          </table:table-cell>
          <table:table-cell table:formula="of:=MAX((1-[.I196]/(1-[.$D$25]));0)" office:value-type="float" office:value="0.99987606285099" calcext:value-type="float">
            <text:p><text:s/>0.9999 </text:p>
          </table:table-cell>
          <table:table-cell/>
          <table:table-cell table:formula="of:=EXP(-[.E196]*[.$D$23])" office:value-type="float" office:value="0.98439021653255" calcext:value-type="float">
            <text:p><text:s/>0.9844 </text:p>
          </table:table-cell>
          <table:table-cell table:formula="of:=IF([.K196]=&quot;yes&quot;;[.L196]*[.$D$22]*([.I196]-[.I195]);0)" office:value-type="float" office:value="0" calcext:value-type="float">
            <text:p><text:s/>- <text:s text:c="2"/></text:p>
          </table:table-cell>
          <table:table-cell table:formula="of:=IF([.K196]=&quot;T_ex&quot;;[.L196]*([.I196]-[.$I$35])*[.$D$22];0)" office:value-type="float" office:value="0" calcext:value-type="float">
            <text:p><text:s/>- <text:s text:c="2"/></text:p>
          </table:table-cell>
          <table:table-cell table:formula="of:=IF([.K196]=&quot;yes&quot;;[.J196]*[.L196]*(0.05)*[.$D$21];0)" office:value-type="float" office:value="0" calcext:value-type="float">
            <text:p><text:s/>- <text:s text:c="2"/></text:p>
          </table:table-cell>
          <table:table-cell table:formula="of:=IF([.K196]=&quot;yes&quot;;[.J196]*[.L19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571991664861671" calcext:value-type="percentage">
            <text:p>0.0057%</text:p>
          </table:table-cell>
          <table:table-cell office:value-type="float" office:value="0.158306188925081" calcext:value-type="float">
            <text:p>0.16</text:p>
          </table:table-cell>
          <table:table-cell office:value-type="percentage" office:value="0.0000574074102228284" calcext:value-type="percentage">
            <text:p>0.0057%</text:p>
          </table:table-cell>
          <table:table-cell office:value-type="percentage" office:value="0.0000574669050750909" calcext:value-type="percentage">
            <text:p>0.0057%</text:p>
          </table:table-cell>
          <table:table-cell office:value-type="percentage" office:value="0.0000579579518311357" calcext:value-type="percentage">
            <text:p>0.0058%</text:p>
          </table:table-cell>
          <table:table-cell office:value-type="percentage" office:value="0.0000920060803709988" calcext:value-type="percentage">
            <text:p>0.0092%</text:p>
          </table:table-cell>
          <table:table-cell table:formula="of:=MAX((1-[.I197]/(1-[.$D$25]));0)" office:value-type="float" office:value="0.999868562742327" calcext:value-type="float">
            <text:p><text:s/>0.9999 </text:p>
          </table:table-cell>
          <table:table-cell/>
          <table:table-cell table:formula="of:=EXP(-[.E197]*[.$D$23])" office:value-type="float" office:value="0.984294026748753" calcext:value-type="float">
            <text:p><text:s/>0.9843 </text:p>
          </table:table-cell>
          <table:table-cell table:formula="of:=IF([.K197]=&quot;yes&quot;;[.L197]*[.$D$22]*([.I197]-[.I196]);0)" office:value-type="float" office:value="0" calcext:value-type="float">
            <text:p><text:s/>- <text:s text:c="2"/></text:p>
          </table:table-cell>
          <table:table-cell table:formula="of:=IF([.K197]=&quot;T_ex&quot;;[.L197]*([.I197]-[.$I$35])*[.$D$22];0)" office:value-type="float" office:value="0" calcext:value-type="float">
            <text:p><text:s/>- <text:s text:c="2"/></text:p>
          </table:table-cell>
          <table:table-cell table:formula="of:=IF([.K197]=&quot;yes&quot;;[.J197]*[.L197]*(0.05)*[.$D$21];0)" office:value-type="float" office:value="0" calcext:value-type="float">
            <text:p><text:s/>- <text:s text:c="2"/></text:p>
          </table:table-cell>
          <table:table-cell table:formula="of:=IF([.K197]=&quot;yes&quot;;[.J197]*[.L19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602240661177667" calcext:value-type="percentage">
            <text:p>0.0060%</text:p>
          </table:table-cell>
          <table:table-cell office:value-type="float" office:value="0.15928338762215" calcext:value-type="float">
            <text:p>0.16</text:p>
          </table:table-cell>
          <table:table-cell office:value-type="percentage" office:value="0.0000603003860073692" calcext:value-type="percentage">
            <text:p>0.0060%</text:p>
          </table:table-cell>
          <table:table-cell office:value-type="percentage" office:value="0.0000604383714773094" calcext:value-type="percentage">
            <text:p>0.0060%</text:p>
          </table:table-cell>
          <table:table-cell office:value-type="percentage" office:value="0.0000609938049491532" calcext:value-type="percentage">
            <text:p>0.0061%</text:p>
          </table:table-cell>
          <table:table-cell office:value-type="percentage" office:value="0.0000959712788983014" calcext:value-type="percentage">
            <text:p>0.0096%</text:p>
          </table:table-cell>
          <table:table-cell table:formula="of:=MAX((1-[.I198]/(1-[.$D$25]));0)" office:value-type="float" office:value="0.999862898173002" calcext:value-type="float">
            <text:p><text:s/>0.9999 </text:p>
          </table:table-cell>
          <table:table-cell/>
          <table:table-cell table:formula="of:=EXP(-[.E198]*[.$D$23])" office:value-type="float" office:value="0.984197846364149" calcext:value-type="float">
            <text:p><text:s/>0.9842 </text:p>
          </table:table-cell>
          <table:table-cell table:formula="of:=IF([.K198]=&quot;yes&quot;;[.L198]*[.$D$22]*([.I198]-[.I197]);0)" office:value-type="float" office:value="0" calcext:value-type="float">
            <text:p><text:s/>- <text:s text:c="2"/></text:p>
          </table:table-cell>
          <table:table-cell table:formula="of:=IF([.K198]=&quot;T_ex&quot;;[.L198]*([.I198]-[.$I$35])*[.$D$22];0)" office:value-type="float" office:value="0" calcext:value-type="float">
            <text:p><text:s/>- <text:s text:c="2"/></text:p>
          </table:table-cell>
          <table:table-cell table:formula="of:=IF([.K198]=&quot;yes&quot;;[.J198]*[.L198]*(0.05)*[.$D$21];0)" office:value-type="float" office:value="0" calcext:value-type="float">
            <text:p><text:s/>- <text:s text:c="2"/></text:p>
          </table:table-cell>
          <table:table-cell table:formula="of:=IF([.K198]=&quot;yes&quot;;[.J198]*[.L19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634528564868064" calcext:value-type="percentage">
            <text:p>0.0063%</text:p>
          </table:table-cell>
          <table:table-cell office:value-type="float" office:value="0.160260586319218" calcext:value-type="float">
            <text:p>0.16</text:p>
          </table:table-cell>
          <table:table-cell office:value-type="percentage" office:value="0.0000633767398143603" calcext:value-type="percentage">
            <text:p>0.0063%</text:p>
          </table:table-cell>
          <table:table-cell office:value-type="percentage" office:value="0.0000635374539952405" calcext:value-type="percentage">
            <text:p>0.0064%</text:p>
          </table:table-cell>
          <table:table-cell office:value-type="percentage" office:value="0.0000640548305565025" calcext:value-type="percentage">
            <text:p>0.0064%</text:p>
          </table:table-cell>
          <table:table-cell office:value-type="percentage" office:value="0.000101251872902457" calcext:value-type="percentage">
            <text:p>0.0101%</text:p>
          </table:table-cell>
          <table:table-cell table:formula="of:=MAX((1-[.I199]/(1-[.$D$25]));0)" office:value-type="float" office:value="0.999855354467282" calcext:value-type="float">
            <text:p><text:s/>0.9999 </text:p>
          </table:table-cell>
          <table:table-cell/>
          <table:table-cell table:formula="of:=EXP(-[.E199]*[.$D$23])" office:value-type="float" office:value="0.984101675377822" calcext:value-type="float">
            <text:p><text:s/>0.9841 </text:p>
          </table:table-cell>
          <table:table-cell table:formula="of:=IF([.K199]=&quot;yes&quot;;[.L199]*[.$D$22]*([.I199]-[.I198]);0)" office:value-type="float" office:value="0" calcext:value-type="float">
            <text:p><text:s/>- <text:s text:c="2"/></text:p>
          </table:table-cell>
          <table:table-cell table:formula="of:=IF([.K199]=&quot;T_ex&quot;;[.L199]*([.I199]-[.$I$35])*[.$D$22];0)" office:value-type="float" office:value="0" calcext:value-type="float">
            <text:p><text:s/>- <text:s text:c="2"/></text:p>
          </table:table-cell>
          <table:table-cell table:formula="of:=IF([.K199]=&quot;yes&quot;;[.J199]*[.L199]*(0.05)*[.$D$21];0)" office:value-type="float" office:value="0" calcext:value-type="float">
            <text:p><text:s/>- <text:s text:c="2"/></text:p>
          </table:table-cell>
          <table:table-cell table:formula="of:=IF([.K199]=&quot;yes&quot;;[.J199]*[.L19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666474024875852" calcext:value-type="percentage">
            <text:p>0.0067%</text:p>
          </table:table-cell>
          <table:table-cell office:value-type="float" office:value="0.161237785016287" calcext:value-type="float">
            <text:p>0.16</text:p>
          </table:table-cell>
          <table:table-cell office:value-type="percentage" office:value="0.0000665744135162349" calcext:value-type="percentage">
            <text:p>0.0067%</text:p>
          </table:table-cell>
          <table:table-cell office:value-type="percentage" office:value="0.0000667864378233507" calcext:value-type="percentage">
            <text:p>0.0067%</text:p>
          </table:table-cell>
          <table:table-cell office:value-type="percentage" office:value="0.0000672278231304613" calcext:value-type="percentage">
            <text:p>0.0067%</text:p>
          </table:table-cell>
          <table:table-cell office:value-type="percentage" office:value="0.000107028045517255" calcext:value-type="percentage">
            <text:p>0.0107%</text:p>
          </table:table-cell>
          <table:table-cell table:formula="of:=MAX((1-[.I200]/(1-[.$D$25]));0)" office:value-type="float" office:value="0.999847102792118" calcext:value-type="float">
            <text:p><text:s/>0.9998 </text:p>
          </table:table-cell>
          <table:table-cell/>
          <table:table-cell table:formula="of:=EXP(-[.E200]*[.$D$23])" office:value-type="float" office:value="0.984005513788851" calcext:value-type="float">
            <text:p><text:s/>0.9840 </text:p>
          </table:table-cell>
          <table:table-cell table:formula="of:=IF([.K200]=&quot;yes&quot;;[.L200]*[.$D$22]*([.I200]-[.I199]);0)" office:value-type="float" office:value="0" calcext:value-type="float">
            <text:p><text:s/>- <text:s text:c="2"/></text:p>
          </table:table-cell>
          <table:table-cell table:formula="of:=IF([.K200]=&quot;T_ex&quot;;[.L200]*([.I200]-[.$I$35])*[.$D$22];0)" office:value-type="float" office:value="0" calcext:value-type="float">
            <text:p><text:s/>- <text:s text:c="2"/></text:p>
          </table:table-cell>
          <table:table-cell table:formula="of:=IF([.K200]=&quot;yes&quot;;[.J200]*[.L200]*(0.05)*[.$D$21];0)" office:value-type="float" office:value="0" calcext:value-type="float">
            <text:p><text:s/>- <text:s text:c="2"/></text:p>
          </table:table-cell>
          <table:table-cell table:formula="of:=IF([.K200]=&quot;yes&quot;;[.J200]*[.L20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699974093730038" calcext:value-type="percentage">
            <text:p>0.0070%</text:p>
          </table:table-cell>
          <table:table-cell office:value-type="float" office:value="0.162214983713355" calcext:value-type="float">
            <text:p>0.16</text:p>
          </table:table-cell>
          <table:table-cell office:value-type="percentage" office:value="0.0000698041902880819" calcext:value-type="percentage">
            <text:p>0.0070%</text:p>
          </table:table-cell>
          <table:table-cell office:value-type="percentage" office:value="0.000070123403917467" calcext:value-type="percentage">
            <text:p>0.0070%</text:p>
          </table:table-cell>
          <table:table-cell office:value-type="percentage" office:value="0.0000708589057824793" calcext:value-type="percentage">
            <text:p>0.0071%</text:p>
          </table:table-cell>
          <table:table-cell office:value-type="percentage" office:value="0.000112929128050201" calcext:value-type="percentage">
            <text:p>0.0113%</text:p>
          </table:table-cell>
          <table:table-cell table:formula="of:=MAX((1-[.I201]/(1-[.$D$25]));0)" office:value-type="float" office:value="0.999838672674214" calcext:value-type="float">
            <text:p><text:s/>0.9998 </text:p>
          </table:table-cell>
          <table:table-cell/>
          <table:table-cell table:formula="of:=EXP(-[.E201]*[.$D$23])" office:value-type="float" office:value="0.983909361596319" calcext:value-type="float">
            <text:p><text:s/>0.9839 </text:p>
          </table:table-cell>
          <table:table-cell table:formula="of:=IF([.K201]=&quot;yes&quot;;[.L201]*[.$D$22]*([.I201]-[.I200]);0)" office:value-type="float" office:value="0" calcext:value-type="float">
            <text:p><text:s/>- <text:s text:c="2"/></text:p>
          </table:table-cell>
          <table:table-cell table:formula="of:=IF([.K201]=&quot;T_ex&quot;;[.L201]*([.I201]-[.$I$35])*[.$D$22];0)" office:value-type="float" office:value="0" calcext:value-type="float">
            <text:p><text:s/>- <text:s text:c="2"/></text:p>
          </table:table-cell>
          <table:table-cell table:formula="of:=IF([.K201]=&quot;yes&quot;;[.J201]*[.L201]*(0.05)*[.$D$21];0)" office:value-type="float" office:value="0" calcext:value-type="float">
            <text:p><text:s/>- <text:s text:c="2"/></text:p>
          </table:table-cell>
          <table:table-cell table:formula="of:=IF([.K201]=&quot;yes&quot;;[.J201]*[.L20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732987528473639" calcext:value-type="percentage">
            <text:p>0.0073%</text:p>
          </table:table-cell>
          <table:table-cell office:value-type="float" office:value="0.163192182410423" calcext:value-type="float">
            <text:p>0.16</text:p>
          </table:table-cell>
          <table:table-cell office:value-type="percentage" office:value="0.0000733203287323958" calcext:value-type="percentage">
            <text:p>0.0073%</text:p>
          </table:table-cell>
          <table:table-cell office:value-type="percentage" office:value="0.0000737702140922159" calcext:value-type="percentage">
            <text:p>0.0074%</text:p>
          </table:table-cell>
          <table:table-cell office:value-type="percentage" office:value="0.0000744571145758877" calcext:value-type="percentage">
            <text:p>0.0074%</text:p>
          </table:table-cell>
          <table:table-cell office:value-type="percentage" office:value="0.000118292198190332" calcext:value-type="percentage">
            <text:p>0.0118%</text:p>
          </table:table-cell>
          <table:table-cell table:formula="of:=MAX((1-[.I202]/(1-[.$D$25]));0)" office:value-type="float" office:value="0.999831011145442" calcext:value-type="float">
            <text:p><text:s/>0.9998 </text:p>
          </table:table-cell>
          <table:table-cell/>
          <table:table-cell table:formula="of:=EXP(-[.E202]*[.$D$23])" office:value-type="float" office:value="0.983813218799308" calcext:value-type="float">
            <text:p><text:s/>0.9838 </text:p>
          </table:table-cell>
          <table:table-cell table:formula="of:=IF([.K202]=&quot;yes&quot;;[.L202]*[.$D$22]*([.I202]-[.I201]);0)" office:value-type="float" office:value="0" calcext:value-type="float">
            <text:p><text:s/>- <text:s text:c="2"/></text:p>
          </table:table-cell>
          <table:table-cell table:formula="of:=IF([.K202]=&quot;T_ex&quot;;[.L202]*([.I202]-[.$I$35])*[.$D$22];0)" office:value-type="float" office:value="0" calcext:value-type="float">
            <text:p><text:s/>- <text:s text:c="2"/></text:p>
          </table:table-cell>
          <table:table-cell table:formula="of:=IF([.K202]=&quot;yes&quot;;[.J202]*[.L202]*(0.05)*[.$D$21];0)" office:value-type="float" office:value="0" calcext:value-type="float">
            <text:p><text:s/>- <text:s text:c="2"/></text:p>
          </table:table-cell>
          <table:table-cell table:formula="of:=IF([.K202]=&quot;yes&quot;;[.J202]*[.L20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768905720543334" calcext:value-type="percentage">
            <text:p>0.0077%</text:p>
          </table:table-cell>
          <table:table-cell office:value-type="float" office:value="0.164169381107492" calcext:value-type="float">
            <text:p>0.16</text:p>
          </table:table-cell>
          <table:table-cell office:value-type="percentage" office:value="0.0000770260911911169" calcext:value-type="percentage">
            <text:p>0.0077%</text:p>
          </table:table-cell>
          <table:table-cell office:value-type="percentage" office:value="0.0000775063945697885" calcext:value-type="percentage">
            <text:p>0.0078%</text:p>
          </table:table-cell>
          <table:table-cell office:value-type="percentage" office:value="0.0000781732052720296" calcext:value-type="percentage">
            <text:p>0.0078%</text:p>
          </table:table-cell>
          <table:table-cell office:value-type="percentage" office:value="0.000123728749622054" calcext:value-type="percentage">
            <text:p>0.0124%</text:p>
          </table:table-cell>
          <table:table-cell table:formula="of:=MAX((1-[.I203]/(1-[.$D$25]));0)" office:value-type="float" office:value="0.999823244643397" calcext:value-type="float">
            <text:p><text:s/>0.9998 </text:p>
          </table:table-cell>
          <table:table-cell/>
          <table:table-cell table:formula="of:=EXP(-[.E203]*[.$D$23])" office:value-type="float" office:value="0.983717085396899" calcext:value-type="float">
            <text:p><text:s/>0.9837 </text:p>
          </table:table-cell>
          <table:table-cell table:formula="of:=IF([.K203]=&quot;yes&quot;;[.L203]*[.$D$22]*([.I203]-[.I202]);0)" office:value-type="float" office:value="0" calcext:value-type="float">
            <text:p><text:s/>- <text:s text:c="2"/></text:p>
          </table:table-cell>
          <table:table-cell table:formula="of:=IF([.K203]=&quot;T_ex&quot;;[.L203]*([.I203]-[.$I$35])*[.$D$22];0)" office:value-type="float" office:value="0" calcext:value-type="float">
            <text:p><text:s/>- <text:s text:c="2"/></text:p>
          </table:table-cell>
          <table:table-cell table:formula="of:=IF([.K203]=&quot;yes&quot;;[.J203]*[.L203]*(0.05)*[.$D$21];0)" office:value-type="float" office:value="0" calcext:value-type="float">
            <text:p><text:s/>- <text:s text:c="2"/></text:p>
          </table:table-cell>
          <table:table-cell table:formula="of:=IF([.K203]=&quot;yes&quot;;[.J203]*[.L20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806243128919093" calcext:value-type="percentage">
            <text:p>0.0081%</text:p>
          </table:table-cell>
          <table:table-cell office:value-type="float" office:value="0.16514657980456" calcext:value-type="float">
            <text:p>0.17</text:p>
          </table:table-cell>
          <table:table-cell office:value-type="percentage" office:value="0.0000807399303703915" calcext:value-type="percentage">
            <text:p>0.0081%</text:p>
          </table:table-cell>
          <table:table-cell office:value-type="percentage" office:value="0.0000813518662451784" calcext:value-type="percentage">
            <text:p>0.0081%</text:p>
          </table:table-cell>
          <table:table-cell office:value-type="percentage" office:value="0.0000819888105326649" calcext:value-type="percentage">
            <text:p>0.0082%</text:p>
          </table:table-cell>
          <table:table-cell office:value-type="percentage" office:value="0.000128904401778588" calcext:value-type="percentage">
            <text:p>0.0129%</text:p>
          </table:table-cell>
          <table:table-cell table:formula="of:=MAX((1-[.I204]/(1-[.$D$25]));0)" office:value-type="float" office:value="0.999815850854602" calcext:value-type="float">
            <text:p><text:s/>0.9998 </text:p>
          </table:table-cell>
          <table:table-cell/>
          <table:table-cell table:formula="of:=EXP(-[.E204]*[.$D$23])" office:value-type="float" office:value="0.983620961388175" calcext:value-type="float">
            <text:p><text:s/>0.9836 </text:p>
          </table:table-cell>
          <table:table-cell table:formula="of:=IF([.K204]=&quot;yes&quot;;[.L204]*[.$D$22]*([.I204]-[.I203]);0)" office:value-type="float" office:value="0" calcext:value-type="float">
            <text:p><text:s/>- <text:s text:c="2"/></text:p>
          </table:table-cell>
          <table:table-cell table:formula="of:=IF([.K204]=&quot;T_ex&quot;;[.L204]*([.I204]-[.$I$35])*[.$D$22];0)" office:value-type="float" office:value="0" calcext:value-type="float">
            <text:p><text:s/>- <text:s text:c="2"/></text:p>
          </table:table-cell>
          <table:table-cell table:formula="of:=IF([.K204]=&quot;yes&quot;;[.J204]*[.L204]*(0.05)*[.$D$21];0)" office:value-type="float" office:value="0" calcext:value-type="float">
            <text:p><text:s/>- <text:s text:c="2"/></text:p>
          </table:table-cell>
          <table:table-cell table:formula="of:=IF([.K204]=&quot;yes&quot;;[.J204]*[.L20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84517334816091" calcext:value-type="percentage">
            <text:p>0.0085%</text:p>
          </table:table-cell>
          <table:table-cell office:value-type="float" office:value="0.166123778501629" calcext:value-type="float">
            <text:p>0.17</text:p>
          </table:table-cell>
          <table:table-cell office:value-type="percentage" office:value="0.0000846317802623475" calcext:value-type="percentage">
            <text:p>0.0085%</text:p>
          </table:table-cell>
          <table:table-cell office:value-type="percentage" office:value="0.0000852237316970939" calcext:value-type="percentage">
            <text:p>0.0085%</text:p>
          </table:table-cell>
          <table:table-cell office:value-type="percentage" office:value="0.0000858792897509031" calcext:value-type="percentage">
            <text:p>0.0086%</text:p>
          </table:table-cell>
          <table:table-cell office:value-type="percentage" office:value="0.000133759788250992" calcext:value-type="percentage">
            <text:p>0.0134%</text:p>
          </table:table-cell>
          <table:table-cell table:formula="of:=MAX((1-[.I205]/(1-[.$D$25]));0)" office:value-type="float" office:value="0.999808914588213" calcext:value-type="float">
            <text:p><text:s/>0.9998 </text:p>
          </table:table-cell>
          <table:table-cell/>
          <table:table-cell table:formula="of:=EXP(-[.E205]*[.$D$23])" office:value-type="float" office:value="0.983524846772218" calcext:value-type="float">
            <text:p><text:s/>0.9835 </text:p>
          </table:table-cell>
          <table:table-cell table:formula="of:=IF([.K205]=&quot;yes&quot;;[.L205]*[.$D$22]*([.I205]-[.I204]);0)" office:value-type="float" office:value="0" calcext:value-type="float">
            <text:p><text:s/>- <text:s text:c="2"/></text:p>
          </table:table-cell>
          <table:table-cell table:formula="of:=IF([.K205]=&quot;T_ex&quot;;[.L205]*([.I205]-[.$I$35])*[.$D$22];0)" office:value-type="float" office:value="0" calcext:value-type="float">
            <text:p><text:s/>- <text:s text:c="2"/></text:p>
          </table:table-cell>
          <table:table-cell table:formula="of:=IF([.K205]=&quot;yes&quot;;[.J205]*[.L205]*(0.05)*[.$D$21];0)" office:value-type="float" office:value="0" calcext:value-type="float">
            <text:p><text:s/>- <text:s text:c="2"/></text:p>
          </table:table-cell>
          <table:table-cell table:formula="of:=IF([.K205]=&quot;yes&quot;;[.J205]*[.L20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886054308721573" calcext:value-type="percentage">
            <text:p>0.0089%</text:p>
          </table:table-cell>
          <table:table-cell office:value-type="float" office:value="0.167100977198697" calcext:value-type="float">
            <text:p>0.17</text:p>
          </table:table-cell>
          <table:table-cell office:value-type="percentage" office:value="0.0000885173497243197" calcext:value-type="percentage">
            <text:p>0.0089%</text:p>
          </table:table-cell>
          <table:table-cell office:value-type="percentage" office:value="0.0000892283150228579" calcext:value-type="percentage">
            <text:p>0.0089%</text:p>
          </table:table-cell>
          <table:table-cell office:value-type="percentage" office:value="0.0000900611935219742" calcext:value-type="percentage">
            <text:p>0.0090%</text:p>
          </table:table-cell>
          <table:table-cell office:value-type="percentage" office:value="0.000138433107646055" calcext:value-type="percentage">
            <text:p>0.0138%</text:p>
          </table:table-cell>
          <table:table-cell table:formula="of:=MAX((1-[.I206]/(1-[.$D$25]));0)" office:value-type="float" office:value="0.999802238417649" calcext:value-type="float">
            <text:p><text:s/>0.9998 </text:p>
          </table:table-cell>
          <table:table-cell/>
          <table:table-cell table:formula="of:=EXP(-[.E206]*[.$D$23])" office:value-type="float" office:value="0.983428741548109" calcext:value-type="float">
            <text:p><text:s/>0.9834 </text:p>
          </table:table-cell>
          <table:table-cell table:formula="of:=IF([.K206]=&quot;yes&quot;;[.L206]*[.$D$22]*([.I206]-[.I205]);0)" office:value-type="float" office:value="0" calcext:value-type="float">
            <text:p><text:s/>- <text:s text:c="2"/></text:p>
          </table:table-cell>
          <table:table-cell table:formula="of:=IF([.K206]=&quot;T_ex&quot;;[.L206]*([.I206]-[.$I$35])*[.$D$22];0)" office:value-type="float" office:value="0" calcext:value-type="float">
            <text:p><text:s/>- <text:s text:c="2"/></text:p>
          </table:table-cell>
          <table:table-cell table:formula="of:=IF([.K206]=&quot;yes&quot;;[.J206]*[.L206]*(0.05)*[.$D$21];0)" office:value-type="float" office:value="0" calcext:value-type="float">
            <text:p><text:s/>- <text:s text:c="2"/></text:p>
          </table:table-cell>
          <table:table-cell table:formula="of:=IF([.K206]=&quot;yes&quot;;[.J206]*[.L20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926069092069237" calcext:value-type="percentage">
            <text:p>0.0093%</text:p>
          </table:table-cell>
          <table:table-cell office:value-type="float" office:value="0.168078175895765" calcext:value-type="float">
            <text:p>0.17</text:p>
          </table:table-cell>
          <table:table-cell office:value-type="percentage" office:value="0.0000926586704436816" calcext:value-type="percentage">
            <text:p>0.0093%</text:p>
          </table:table-cell>
          <table:table-cell office:value-type="percentage" office:value="0.0000936070407509504" calcext:value-type="percentage">
            <text:p>0.0094%</text:p>
          </table:table-cell>
          <table:table-cell office:value-type="percentage" office:value="0.0000946428475276273" calcext:value-type="percentage">
            <text:p>0.0095%</text:p>
          </table:table-cell>
          <table:table-cell office:value-type="percentage" office:value="0.000144255257542022" calcext:value-type="percentage">
            <text:p>0.0144%</text:p>
          </table:table-cell>
          <table:table-cell table:formula="of:=MAX((1-[.I207]/(1-[.$D$25]));0)" office:value-type="float" office:value="0.999793921060654" calcext:value-type="float">
            <text:p><text:s/>0.9998 </text:p>
          </table:table-cell>
          <table:table-cell/>
          <table:table-cell table:formula="of:=EXP(-[.E207]*[.$D$23])" office:value-type="float" office:value="0.983332645714932" calcext:value-type="float">
            <text:p><text:s/>0.9833 </text:p>
          </table:table-cell>
          <table:table-cell table:formula="of:=IF([.K207]=&quot;yes&quot;;[.L207]*[.$D$22]*([.I207]-[.I206]);0)" office:value-type="float" office:value="0" calcext:value-type="float">
            <text:p><text:s/>- <text:s text:c="2"/></text:p>
          </table:table-cell>
          <table:table-cell table:formula="of:=IF([.K207]=&quot;T_ex&quot;;[.L207]*([.I207]-[.$I$35])*[.$D$22];0)" office:value-type="float" office:value="0" calcext:value-type="float">
            <text:p><text:s/>- <text:s text:c="2"/></text:p>
          </table:table-cell>
          <table:table-cell table:formula="of:=IF([.K207]=&quot;yes&quot;;[.J207]*[.L207]*(0.05)*[.$D$21];0)" office:value-type="float" office:value="0" calcext:value-type="float">
            <text:p><text:s/>- <text:s text:c="2"/></text:p>
          </table:table-cell>
          <table:table-cell table:formula="of:=IF([.K207]=&quot;yes&quot;;[.J207]*[.L20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0968631294495026" calcext:value-type="percentage">
            <text:p>0.0097%</text:p>
          </table:table-cell>
          <table:table-cell office:value-type="float" office:value="0.169055374592834" calcext:value-type="float">
            <text:p>0.17</text:p>
          </table:table-cell>
          <table:table-cell office:value-type="percentage" office:value="0.0000966708602429045" calcext:value-type="percentage">
            <text:p>0.0097%</text:p>
          </table:table-cell>
          <table:table-cell office:value-type="percentage" office:value="0.0000980371829597382" calcext:value-type="percentage">
            <text:p>0.0098%</text:p>
          </table:table-cell>
          <table:table-cell office:value-type="percentage" office:value="0.0000993083000562378" calcext:value-type="percentage">
            <text:p>0.0099%</text:p>
          </table:table-cell>
          <table:table-cell office:value-type="percentage" office:value="0.000150345069958308" calcext:value-type="percentage">
            <text:p>0.0150%</text:p>
          </table:table-cell>
          <table:table-cell table:formula="of:=MAX((1-[.I208]/(1-[.$D$25]));0)" office:value-type="float" office:value="0.999785221328631" calcext:value-type="float">
            <text:p><text:s/>0.9998 </text:p>
          </table:table-cell>
          <table:table-cell/>
          <table:table-cell table:formula="of:=EXP(-[.E208]*[.$D$23])" office:value-type="float" office:value="0.983236559271768" calcext:value-type="float">
            <text:p><text:s/>0.9832 </text:p>
          </table:table-cell>
          <table:table-cell table:formula="of:=IF([.K208]=&quot;yes&quot;;[.L208]*[.$D$22]*([.I208]-[.I207]);0)" office:value-type="float" office:value="0" calcext:value-type="float">
            <text:p><text:s/>- <text:s text:c="2"/></text:p>
          </table:table-cell>
          <table:table-cell table:formula="of:=IF([.K208]=&quot;T_ex&quot;;[.L208]*([.I208]-[.$I$35])*[.$D$22];0)" office:value-type="float" office:value="0" calcext:value-type="float">
            <text:p><text:s/>- <text:s text:c="2"/></text:p>
          </table:table-cell>
          <table:table-cell table:formula="of:=IF([.K208]=&quot;yes&quot;;[.J208]*[.L208]*(0.05)*[.$D$21];0)" office:value-type="float" office:value="0" calcext:value-type="float">
            <text:p><text:s/>- <text:s text:c="2"/></text:p>
          </table:table-cell>
          <table:table-cell table:formula="of:=IF([.K208]=&quot;yes&quot;;[.J208]*[.L20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0110854306522" calcext:value-type="percentage">
            <text:p>0.0101%</text:p>
          </table:table-cell>
          <table:table-cell office:value-type="float" office:value="0.170032573289902" calcext:value-type="float">
            <text:p>0.17</text:p>
          </table:table-cell>
          <table:table-cell office:value-type="percentage" office:value="0.000100980298754392" calcext:value-type="percentage">
            <text:p>0.0101%</text:p>
          </table:table-cell>
          <table:table-cell office:value-type="percentage" office:value="0.000102484148740818" calcext:value-type="percentage">
            <text:p>0.0102%</text:p>
          </table:table-cell>
          <table:table-cell office:value-type="percentage" office:value="0.000104182351804799" calcext:value-type="percentage">
            <text:p>0.0104%</text:p>
          </table:table-cell>
          <table:table-cell office:value-type="percentage" office:value="0.00015653325436358" calcext:value-type="percentage">
            <text:p>0.0157%</text:p>
          </table:table-cell>
          <table:table-cell table:formula="of:=MAX((1-[.I209]/(1-[.$D$25]));0)" office:value-type="float" office:value="0.999776381065195" calcext:value-type="float">
            <text:p><text:s/>0.9998 </text:p>
          </table:table-cell>
          <table:table-cell/>
          <table:table-cell table:formula="of:=EXP(-[.E209]*[.$D$23])" office:value-type="float" office:value="0.9831404822177" calcext:value-type="float">
            <text:p><text:s/>0.9831 </text:p>
          </table:table-cell>
          <table:table-cell table:formula="of:=IF([.K209]=&quot;yes&quot;;[.L209]*[.$D$22]*([.I209]-[.I208]);0)" office:value-type="float" office:value="0" calcext:value-type="float">
            <text:p><text:s/>- <text:s text:c="2"/></text:p>
          </table:table-cell>
          <table:table-cell table:formula="of:=IF([.K209]=&quot;T_ex&quot;;[.L209]*([.I209]-[.$I$35])*[.$D$22];0)" office:value-type="float" office:value="0" calcext:value-type="float">
            <text:p><text:s/>- <text:s text:c="2"/></text:p>
          </table:table-cell>
          <table:table-cell table:formula="of:=IF([.K209]=&quot;yes&quot;;[.J209]*[.L209]*(0.05)*[.$D$21];0)" office:value-type="float" office:value="0" calcext:value-type="float">
            <text:p><text:s/>- <text:s text:c="2"/></text:p>
          </table:table-cell>
          <table:table-cell table:formula="of:=IF([.K209]=&quot;yes&quot;;[.J209]*[.L20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05753518383682" calcext:value-type="percentage">
            <text:p>0.0106%</text:p>
          </table:table-cell>
          <table:table-cell office:value-type="float" office:value="0.171009771986971" calcext:value-type="float">
            <text:p>0.17</text:p>
          </table:table-cell>
          <table:table-cell office:value-type="percentage" office:value="0.000105668600247398" calcext:value-type="percentage">
            <text:p>0.0106%</text:p>
          </table:table-cell>
          <table:table-cell office:value-type="percentage" office:value="0.000107286884694917" calcext:value-type="percentage">
            <text:p>0.0107%</text:p>
          </table:table-cell>
          <table:table-cell office:value-type="percentage" office:value="0.000109446762900479" calcext:value-type="percentage">
            <text:p>0.0109%</text:p>
          </table:table-cell>
          <table:table-cell office:value-type="percentage" office:value="0.000162352039817322" calcext:value-type="percentage">
            <text:p>0.0162%</text:p>
          </table:table-cell>
          <table:table-cell table:formula="of:=MAX((1-[.I210]/(1-[.$D$25]));0)" office:value-type="float" office:value="0.999768068514547" calcext:value-type="float">
            <text:p><text:s/>0.9998 </text:p>
          </table:table-cell>
          <table:table-cell/>
          <table:table-cell table:formula="of:=EXP(-[.E210]*[.$D$23])" office:value-type="float" office:value="0.98304441455181" calcext:value-type="float">
            <text:p><text:s/>0.9830 </text:p>
          </table:table-cell>
          <table:table-cell table:formula="of:=IF([.K210]=&quot;yes&quot;;[.L210]*[.$D$22]*([.I210]-[.I209]);0)" office:value-type="float" office:value="0" calcext:value-type="float">
            <text:p><text:s/>- <text:s text:c="2"/></text:p>
          </table:table-cell>
          <table:table-cell table:formula="of:=IF([.K210]=&quot;T_ex&quot;;[.L210]*([.I210]-[.$I$35])*[.$D$22];0)" office:value-type="float" office:value="0" calcext:value-type="float">
            <text:p><text:s/>- <text:s text:c="2"/></text:p>
          </table:table-cell>
          <table:table-cell table:formula="of:=IF([.K210]=&quot;yes&quot;;[.J210]*[.L210]*(0.05)*[.$D$21];0)" office:value-type="float" office:value="0" calcext:value-type="float">
            <text:p><text:s/>- <text:s text:c="2"/></text:p>
          </table:table-cell>
          <table:table-cell table:formula="of:=IF([.K210]=&quot;yes&quot;;[.J210]*[.L21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10721546744369" calcext:value-type="percentage">
            <text:p>0.0111%</text:p>
          </table:table-cell>
          <table:table-cell office:value-type="float" office:value="0.171986970684039" calcext:value-type="float">
            <text:p>0.17</text:p>
          </table:table-cell>
          <table:table-cell office:value-type="percentage" office:value="0.000110372769777274" calcext:value-type="percentage">
            <text:p>0.0110%</text:p>
          </table:table-cell>
          <table:table-cell office:value-type="percentage" office:value="0.000112161514405491" calcext:value-type="percentage">
            <text:p>0.0112%</text:p>
          </table:table-cell>
          <table:table-cell office:value-type="percentage" office:value="0.000114414793992041" calcext:value-type="percentage">
            <text:p>0.0114%</text:p>
          </table:table-cell>
          <table:table-cell office:value-type="percentage" office:value="0.000167854608352045" calcext:value-type="percentage">
            <text:p>0.0168%</text:p>
          </table:table-cell>
          <table:table-cell table:formula="of:=MAX((1-[.I211]/(1-[.$D$25]));0)" office:value-type="float" office:value="0.999760207702354" calcext:value-type="float">
            <text:p><text:s/>0.9998 </text:p>
          </table:table-cell>
          <table:table-cell/>
          <table:table-cell table:formula="of:=EXP(-[.E211]*[.$D$23])" office:value-type="float" office:value="0.982948356273182" calcext:value-type="float">
            <text:p><text:s/>0.9829 </text:p>
          </table:table-cell>
          <table:table-cell table:formula="of:=IF([.K211]=&quot;yes&quot;;[.L211]*[.$D$22]*([.I211]-[.I210]);0)" office:value-type="float" office:value="0" calcext:value-type="float">
            <text:p><text:s/>- <text:s text:c="2"/></text:p>
          </table:table-cell>
          <table:table-cell table:formula="of:=IF([.K211]=&quot;T_ex&quot;;[.L211]*([.I211]-[.$I$35])*[.$D$22];0)" office:value-type="float" office:value="0" calcext:value-type="float">
            <text:p><text:s/>- <text:s text:c="2"/></text:p>
          </table:table-cell>
          <table:table-cell table:formula="of:=IF([.K211]=&quot;yes&quot;;[.J211]*[.L211]*(0.05)*[.$D$21];0)" office:value-type="float" office:value="0" calcext:value-type="float">
            <text:p><text:s/>- <text:s text:c="2"/></text:p>
          </table:table-cell>
          <table:table-cell table:formula="of:=IF([.K211]=&quot;yes&quot;;[.J211]*[.L21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16183233985308" calcext:value-type="percentage">
            <text:p>0.0116%</text:p>
          </table:table-cell>
          <table:table-cell office:value-type="float" office:value="0.172964169381108" calcext:value-type="float">
            <text:p>0.17</text:p>
          </table:table-cell>
          <table:table-cell office:value-type="percentage" office:value="0.000115347552672849" calcext:value-type="percentage">
            <text:p>0.0115%</text:p>
          </table:table-cell>
          <table:table-cell office:value-type="percentage" office:value="0.000117140492511452" calcext:value-type="percentage">
            <text:p>0.0117%</text:p>
          </table:table-cell>
          <table:table-cell office:value-type="percentage" office:value="0.000119797913260905" calcext:value-type="percentage">
            <text:p>0.0120%</text:p>
          </table:table-cell>
          <table:table-cell office:value-type="percentage" office:value="0.000174385805149025" calcext:value-type="percentage">
            <text:p>0.0174%</text:p>
          </table:table-cell>
          <table:table-cell table:formula="of:=MAX((1-[.I212]/(1-[.$D$25]));0)" office:value-type="float" office:value="0.999750877421216" calcext:value-type="float">
            <text:p><text:s/>0.9998 </text:p>
          </table:table-cell>
          <table:table-cell/>
          <table:table-cell table:formula="of:=EXP(-[.E212]*[.$D$23])" office:value-type="float" office:value="0.982852307380897" calcext:value-type="float">
            <text:p><text:s/>0.9829 </text:p>
          </table:table-cell>
          <table:table-cell table:formula="of:=IF([.K212]=&quot;yes&quot;;[.L212]*[.$D$22]*([.I212]-[.I211]);0)" office:value-type="float" office:value="0" calcext:value-type="float">
            <text:p><text:s/>- <text:s text:c="2"/></text:p>
          </table:table-cell>
          <table:table-cell table:formula="of:=IF([.K212]=&quot;T_ex&quot;;[.L212]*([.I212]-[.$I$35])*[.$D$22];0)" office:value-type="float" office:value="0" calcext:value-type="float">
            <text:p><text:s/>- <text:s text:c="2"/></text:p>
          </table:table-cell>
          <table:table-cell table:formula="of:=IF([.K212]=&quot;yes&quot;;[.J212]*[.L212]*(0.05)*[.$D$21];0)" office:value-type="float" office:value="0" calcext:value-type="float">
            <text:p><text:s/>- <text:s text:c="2"/></text:p>
          </table:table-cell>
          <table:table-cell table:formula="of:=IF([.K212]=&quot;yes&quot;;[.J212]*[.L21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21666867533377" calcext:value-type="percentage">
            <text:p>0.0122%</text:p>
          </table:table-cell>
          <table:table-cell office:value-type="float" office:value="0.173941368078176" calcext:value-type="float">
            <text:p>0.17</text:p>
          </table:table-cell>
          <table:table-cell office:value-type="percentage" office:value="0.000120502246470057" calcext:value-type="percentage">
            <text:p>0.0121%</text:p>
          </table:table-cell>
          <table:table-cell office:value-type="percentage" office:value="0.000122201056592359" calcext:value-type="percentage">
            <text:p>0.0122%</text:p>
          </table:table-cell>
          <table:table-cell office:value-type="percentage" office:value="0.000125236788578968" calcext:value-type="percentage">
            <text:p>0.0125%</text:p>
          </table:table-cell>
          <table:table-cell office:value-type="percentage" office:value="0.000181263821509345" calcext:value-type="percentage">
            <text:p>0.0181%</text:p>
          </table:table-cell>
          <table:table-cell table:formula="of:=MAX((1-[.I213]/(1-[.$D$25]));0)" office:value-type="float" office:value="0.999741051683558" calcext:value-type="float">
            <text:p><text:s/>0.9997 </text:p>
          </table:table-cell>
          <table:table-cell/>
          <table:table-cell table:formula="of:=EXP(-[.E213]*[.$D$23])" office:value-type="float" office:value="0.98275626787404" calcext:value-type="float">
            <text:p><text:s/>0.9828 </text:p>
          </table:table-cell>
          <table:table-cell table:formula="of:=IF([.K213]=&quot;yes&quot;;[.L213]*[.$D$22]*([.I213]-[.I212]);0)" office:value-type="float" office:value="0" calcext:value-type="float">
            <text:p><text:s/>- <text:s text:c="2"/></text:p>
          </table:table-cell>
          <table:table-cell table:formula="of:=IF([.K213]=&quot;T_ex&quot;;[.L213]*([.I213]-[.$I$35])*[.$D$22];0)" office:value-type="float" office:value="0" calcext:value-type="float">
            <text:p><text:s/>- <text:s text:c="2"/></text:p>
          </table:table-cell>
          <table:table-cell table:formula="of:=IF([.K213]=&quot;yes&quot;;[.J213]*[.L213]*(0.05)*[.$D$21];0)" office:value-type="float" office:value="0" calcext:value-type="float">
            <text:p><text:s/>- <text:s text:c="2"/></text:p>
          </table:table-cell>
          <table:table-cell table:formula="of:=IF([.K213]=&quot;yes&quot;;[.J213]*[.L21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2723835460183" calcext:value-type="percentage">
            <text:p>0.0127%</text:p>
          </table:table-cell>
          <table:table-cell office:value-type="float" office:value="0.174918566775244" calcext:value-type="float">
            <text:p>0.17</text:p>
          </table:table-cell>
          <table:table-cell office:value-type="percentage" office:value="0.000125753874524922" calcext:value-type="percentage">
            <text:p>0.0126%</text:p>
          </table:table-cell>
          <table:table-cell office:value-type="percentage" office:value="0.000127844853519119" calcext:value-type="percentage">
            <text:p>0.0128%</text:p>
          </table:table-cell>
          <table:table-cell office:value-type="percentage" office:value="0.000130831096720466" calcext:value-type="percentage">
            <text:p>0.0131%</text:p>
          </table:table-cell>
          <table:table-cell office:value-type="percentage" office:value="0.000187980122598711" calcext:value-type="percentage">
            <text:p>0.0188%</text:p>
          </table:table-cell>
          <table:table-cell table:formula="of:=MAX((1-[.I214]/(1-[.$D$25]));0)" office:value-type="float" office:value="0.999731456967716" calcext:value-type="float">
            <text:p><text:s/>0.9997 </text:p>
          </table:table-cell>
          <table:table-cell/>
          <table:table-cell table:formula="of:=EXP(-[.E214]*[.$D$23])" office:value-type="float" office:value="0.982660237751691" calcext:value-type="float">
            <text:p><text:s/>0.9827 </text:p>
          </table:table-cell>
          <table:table-cell table:formula="of:=IF([.K214]=&quot;yes&quot;;[.L214]*[.$D$22]*([.I214]-[.I213]);0)" office:value-type="float" office:value="0" calcext:value-type="float">
            <text:p><text:s/>- <text:s text:c="2"/></text:p>
          </table:table-cell>
          <table:table-cell table:formula="of:=IF([.K214]=&quot;T_ex&quot;;[.L214]*([.I214]-[.$I$35])*[.$D$22];0)" office:value-type="float" office:value="0" calcext:value-type="float">
            <text:p><text:s/>- <text:s text:c="2"/></text:p>
          </table:table-cell>
          <table:table-cell table:formula="of:=IF([.K214]=&quot;yes&quot;;[.J214]*[.L214]*(0.05)*[.$D$21];0)" office:value-type="float" office:value="0" calcext:value-type="float">
            <text:p><text:s/>- <text:s text:c="2"/></text:p>
          </table:table-cell>
          <table:table-cell table:formula="of:=IF([.K214]=&quot;yes&quot;;[.J214]*[.L21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32778492406406" calcext:value-type="percentage">
            <text:p>0.0133%</text:p>
          </table:table-cell>
          <table:table-cell office:value-type="float" office:value="0.175895765472313" calcext:value-type="float">
            <text:p>0.18</text:p>
          </table:table-cell>
          <table:table-cell office:value-type="percentage" office:value="0.000131347418938493" calcext:value-type="percentage">
            <text:p>0.0131%</text:p>
          </table:table-cell>
          <table:table-cell office:value-type="percentage" office:value="0.000133547164357987" calcext:value-type="percentage">
            <text:p>0.0134%</text:p>
          </table:table-cell>
          <table:table-cell office:value-type="percentage" office:value="0.000136869989738712" calcext:value-type="percentage">
            <text:p>0.0137%</text:p>
          </table:table-cell>
          <table:table-cell office:value-type="percentage" office:value="0.000195223884545891" calcext:value-type="percentage">
            <text:p>0.0195%</text:p>
          </table:table-cell>
          <table:table-cell table:formula="of:=MAX((1-[.I215]/(1-[.$D$25]));0)" office:value-type="float" office:value="0.999721108736363" calcext:value-type="float">
            <text:p><text:s/>0.9997 </text:p>
          </table:table-cell>
          <table:table-cell/>
          <table:table-cell table:formula="of:=EXP(-[.E215]*[.$D$23])" office:value-type="float" office:value="0.982564217012935" calcext:value-type="float">
            <text:p><text:s/>0.9826 </text:p>
          </table:table-cell>
          <table:table-cell table:formula="of:=IF([.K215]=&quot;yes&quot;;[.L215]*[.$D$22]*([.I215]-[.I214]);0)" office:value-type="float" office:value="0" calcext:value-type="float">
            <text:p><text:s/>- <text:s text:c="2"/></text:p>
          </table:table-cell>
          <table:table-cell table:formula="of:=IF([.K215]=&quot;T_ex&quot;;[.L215]*([.I215]-[.$I$35])*[.$D$22];0)" office:value-type="float" office:value="0" calcext:value-type="float">
            <text:p><text:s/>- <text:s text:c="2"/></text:p>
          </table:table-cell>
          <table:table-cell table:formula="of:=IF([.K215]=&quot;yes&quot;;[.J215]*[.L215]*(0.05)*[.$D$21];0)" office:value-type="float" office:value="0" calcext:value-type="float">
            <text:p><text:s/>- <text:s text:c="2"/></text:p>
          </table:table-cell>
          <table:table-cell table:formula="of:=IF([.K215]=&quot;yes&quot;;[.J215]*[.L21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38718145285318" calcext:value-type="percentage">
            <text:p>0.0139%</text:p>
          </table:table-cell>
          <table:table-cell office:value-type="float" office:value="0.176872964169381" calcext:value-type="float">
            <text:p>0.18</text:p>
          </table:table-cell>
          <table:table-cell office:value-type="percentage" office:value="0.000137225942769124" calcext:value-type="percentage">
            <text:p>0.0137%</text:p>
          </table:table-cell>
          <table:table-cell office:value-type="percentage" office:value="0.000139334787516372" calcext:value-type="percentage">
            <text:p>0.0139%</text:p>
          </table:table-cell>
          <table:table-cell office:value-type="percentage" office:value="0.000143564996118333" calcext:value-type="percentage">
            <text:p>0.0144%</text:p>
          </table:table-cell>
          <table:table-cell office:value-type="percentage" office:value="0.000203760960397025" calcext:value-type="percentage">
            <text:p>0.0204%</text:p>
          </table:table-cell>
          <table:table-cell table:formula="of:=MAX((1-[.I216]/(1-[.$D$25]));0)" office:value-type="float" office:value="0.999708912913719" calcext:value-type="float">
            <text:p><text:s/>0.9997 </text:p>
          </table:table-cell>
          <table:table-cell/>
          <table:table-cell table:formula="of:=EXP(-[.E216]*[.$D$23])" office:value-type="float" office:value="0.982468205656855" calcext:value-type="float">
            <text:p><text:s/>0.9825 </text:p>
          </table:table-cell>
          <table:table-cell table:formula="of:=IF([.K216]=&quot;yes&quot;;[.L216]*[.$D$22]*([.I216]-[.I215]);0)" office:value-type="float" office:value="0" calcext:value-type="float">
            <text:p><text:s/>- <text:s text:c="2"/></text:p>
          </table:table-cell>
          <table:table-cell table:formula="of:=IF([.K216]=&quot;T_ex&quot;;[.L216]*([.I216]-[.$I$35])*[.$D$22];0)" office:value-type="float" office:value="0" calcext:value-type="float">
            <text:p><text:s/>- <text:s text:c="2"/></text:p>
          </table:table-cell>
          <table:table-cell table:formula="of:=IF([.K216]=&quot;yes&quot;;[.J216]*[.L216]*(0.05)*[.$D$21];0)" office:value-type="float" office:value="0" calcext:value-type="float">
            <text:p><text:s/>- <text:s text:c="2"/></text:p>
          </table:table-cell>
          <table:table-cell table:formula="of:=IF([.K216]=&quot;yes&quot;;[.J216]*[.L21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45077047049098" calcext:value-type="percentage">
            <text:p>0.0145%</text:p>
          </table:table-cell>
          <table:table-cell office:value-type="float" office:value="0.17785016286645" calcext:value-type="float">
            <text:p>0.18</text:p>
          </table:table-cell>
          <table:table-cell office:value-type="percentage" office:value="0.000143245639436497" calcext:value-type="percentage">
            <text:p>0.0143%</text:p>
          </table:table-cell>
          <table:table-cell office:value-type="percentage" office:value="0.000145382094753648" calcext:value-type="percentage">
            <text:p>0.0145%</text:p>
          </table:table-cell>
          <table:table-cell office:value-type="percentage" office:value="0.000150233111587698" calcext:value-type="percentage">
            <text:p>0.0150%</text:p>
          </table:table-cell>
          <table:table-cell office:value-type="percentage" office:value="0.000213223427157596" calcext:value-type="percentage">
            <text:p>0.0213%</text:p>
          </table:table-cell>
          <table:table-cell table:formula="of:=MAX((1-[.I217]/(1-[.$D$25]));0)" office:value-type="float" office:value="0.999695395104061" calcext:value-type="float">
            <text:p><text:s/>0.9997 </text:p>
          </table:table-cell>
          <table:table-cell/>
          <table:table-cell table:formula="of:=EXP(-[.E217]*[.$D$23])" office:value-type="float" office:value="0.982372203682534" calcext:value-type="float">
            <text:p><text:s/>0.9824 </text:p>
          </table:table-cell>
          <table:table-cell table:formula="of:=IF([.K217]=&quot;yes&quot;;[.L217]*[.$D$22]*([.I217]-[.I216]);0)" office:value-type="float" office:value="0" calcext:value-type="float">
            <text:p><text:s/>- <text:s text:c="2"/></text:p>
          </table:table-cell>
          <table:table-cell table:formula="of:=IF([.K217]=&quot;T_ex&quot;;[.L217]*([.I217]-[.$I$35])*[.$D$22];0)" office:value-type="float" office:value="0" calcext:value-type="float">
            <text:p><text:s/>- <text:s text:c="2"/></text:p>
          </table:table-cell>
          <table:table-cell table:formula="of:=IF([.K217]=&quot;yes&quot;;[.J217]*[.L217]*(0.05)*[.$D$21];0)" office:value-type="float" office:value="0" calcext:value-type="float">
            <text:p><text:s/>- <text:s text:c="2"/></text:p>
          </table:table-cell>
          <table:table-cell table:formula="of:=IF([.K217]=&quot;yes&quot;;[.J217]*[.L21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51664149079053" calcext:value-type="percentage">
            <text:p>0.0152%</text:p>
          </table:table-cell>
          <table:table-cell office:value-type="float" office:value="0.178827361563518" calcext:value-type="float">
            <text:p>0.18</text:p>
          </table:table-cell>
          <table:table-cell office:value-type="percentage" office:value="0.000149212714712511" calcext:value-type="percentage">
            <text:p>0.0149%</text:p>
          </table:table-cell>
          <table:table-cell office:value-type="percentage" office:value="0.000151496414390664" calcext:value-type="percentage">
            <text:p>0.0151%</text:p>
          </table:table-cell>
          <table:table-cell office:value-type="percentage" office:value="0.000157014505912545" calcext:value-type="percentage">
            <text:p>0.0157%</text:p>
          </table:table-cell>
          <table:table-cell office:value-type="percentage" office:value="0.000223108453885451" calcext:value-type="percentage">
            <text:p>0.0223%</text:p>
          </table:table-cell>
          <table:table-cell table:formula="of:=MAX((1-[.I218]/(1-[.$D$25]));0)" office:value-type="float" office:value="0.999681273637306" calcext:value-type="float">
            <text:p><text:s/>0.9997 </text:p>
          </table:table-cell>
          <table:table-cell/>
          <table:table-cell table:formula="of:=EXP(-[.E218]*[.$D$23])" office:value-type="float" office:value="0.982276211089055" calcext:value-type="float">
            <text:p><text:s/>0.9823 </text:p>
          </table:table-cell>
          <table:table-cell table:formula="of:=IF([.K218]=&quot;yes&quot;;[.L218]*[.$D$22]*([.I218]-[.I217]);0)" office:value-type="float" office:value="0" calcext:value-type="float">
            <text:p><text:s/>- <text:s text:c="2"/></text:p>
          </table:table-cell>
          <table:table-cell table:formula="of:=IF([.K218]=&quot;T_ex&quot;;[.L218]*([.I218]-[.$I$35])*[.$D$22];0)" office:value-type="float" office:value="0" calcext:value-type="float">
            <text:p><text:s/>- <text:s text:c="2"/></text:p>
          </table:table-cell>
          <table:table-cell table:formula="of:=IF([.K218]=&quot;yes&quot;;[.J218]*[.L218]*(0.05)*[.$D$21];0)" office:value-type="float" office:value="0" calcext:value-type="float">
            <text:p><text:s/>- <text:s text:c="2"/></text:p>
          </table:table-cell>
          <table:table-cell table:formula="of:=IF([.K218]=&quot;yes&quot;;[.J218]*[.L21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58395442943783" calcext:value-type="percentage">
            <text:p>0.0158%</text:p>
          </table:table-cell>
          <table:table-cell office:value-type="float" office:value="0.179804560260586" calcext:value-type="float">
            <text:p>0.18</text:p>
          </table:table-cell>
          <table:table-cell office:value-type="percentage" office:value="0.000155465270383774" calcext:value-type="percentage">
            <text:p>0.0155%</text:p>
          </table:table-cell>
          <table:table-cell office:value-type="percentage" office:value="0.000157892786771672" calcext:value-type="percentage">
            <text:p>0.0158%</text:p>
          </table:table-cell>
          <table:table-cell office:value-type="percentage" office:value="0.000164044696425915" calcext:value-type="percentage">
            <text:p>0.0164%</text:p>
          </table:table-cell>
          <table:table-cell office:value-type="percentage" office:value="0.000232648847080341" calcext:value-type="percentage">
            <text:p>0.0233%</text:p>
          </table:table-cell>
          <table:table-cell table:formula="of:=MAX((1-[.I219]/(1-[.$D$25]));0)" office:value-type="float" office:value="0.999667644504171" calcext:value-type="float">
            <text:p><text:s/>0.9997 </text:p>
          </table:table-cell>
          <table:table-cell/>
          <table:table-cell table:formula="of:=EXP(-[.E219]*[.$D$23])" office:value-type="float" office:value="0.982180227875501" calcext:value-type="float">
            <text:p><text:s/>0.9822 </text:p>
          </table:table-cell>
          <table:table-cell table:formula="of:=IF([.K219]=&quot;yes&quot;;[.L219]*[.$D$22]*([.I219]-[.I218]);0)" office:value-type="float" office:value="0" calcext:value-type="float">
            <text:p><text:s/>- <text:s text:c="2"/></text:p>
          </table:table-cell>
          <table:table-cell table:formula="of:=IF([.K219]=&quot;T_ex&quot;;[.L219]*([.I219]-[.$I$35])*[.$D$22];0)" office:value-type="float" office:value="0" calcext:value-type="float">
            <text:p><text:s/>- <text:s text:c="2"/></text:p>
          </table:table-cell>
          <table:table-cell table:formula="of:=IF([.K219]=&quot;yes&quot;;[.J219]*[.L219]*(0.05)*[.$D$21];0)" office:value-type="float" office:value="0" calcext:value-type="float">
            <text:p><text:s/>- <text:s text:c="2"/></text:p>
          </table:table-cell>
          <table:table-cell table:formula="of:=IF([.K219]=&quot;yes&quot;;[.J219]*[.L21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65393921184207" calcext:value-type="percentage">
            <text:p>0.0165%</text:p>
          </table:table-cell>
          <table:table-cell office:value-type="float" office:value="0.180781758957655" calcext:value-type="float">
            <text:p>0.18</text:p>
          </table:table-cell>
          <table:table-cell office:value-type="percentage" office:value="0.000162246517795072" calcext:value-type="percentage">
            <text:p>0.0162%</text:p>
          </table:table-cell>
          <table:table-cell office:value-type="percentage" office:value="0.000164475921080759" calcext:value-type="percentage">
            <text:p>0.0164%</text:p>
          </table:table-cell>
          <table:table-cell office:value-type="percentage" office:value="0.000171441094091727" calcext:value-type="percentage">
            <text:p>0.0171%</text:p>
          </table:table-cell>
          <table:table-cell office:value-type="percentage" office:value="0.000242505934870597" calcext:value-type="percentage">
            <text:p>0.0243%</text:p>
          </table:table-cell>
          <table:table-cell table:formula="of:=MAX((1-[.I220]/(1-[.$D$25]));0)" office:value-type="float" office:value="0.999653562950185" calcext:value-type="float">
            <text:p><text:s/>0.9997 </text:p>
          </table:table-cell>
          <table:table-cell/>
          <table:table-cell table:formula="of:=EXP(-[.E220]*[.$D$23])" office:value-type="float" office:value="0.982084254040956" calcext:value-type="float">
            <text:p><text:s/>0.9821 </text:p>
          </table:table-cell>
          <table:table-cell table:formula="of:=IF([.K220]=&quot;yes&quot;;[.L220]*[.$D$22]*([.I220]-[.I219]);0)" office:value-type="float" office:value="0" calcext:value-type="float">
            <text:p><text:s/>- <text:s text:c="2"/></text:p>
          </table:table-cell>
          <table:table-cell table:formula="of:=IF([.K220]=&quot;T_ex&quot;;[.L220]*([.I220]-[.$I$35])*[.$D$22];0)" office:value-type="float" office:value="0" calcext:value-type="float">
            <text:p><text:s/>- <text:s text:c="2"/></text:p>
          </table:table-cell>
          <table:table-cell table:formula="of:=IF([.K220]=&quot;yes&quot;;[.J220]*[.L220]*(0.05)*[.$D$21];0)" office:value-type="float" office:value="0" calcext:value-type="float">
            <text:p><text:s/>- <text:s text:c="2"/></text:p>
          </table:table-cell>
          <table:table-cell table:formula="of:=IF([.K220]=&quot;yes&quot;;[.J220]*[.L22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7252176317916" calcext:value-type="percentage">
            <text:p>0.0173%</text:p>
          </table:table-cell>
          <table:table-cell office:value-type="float" office:value="0.181758957654723" calcext:value-type="float">
            <text:p>0.18</text:p>
          </table:table-cell>
          <table:table-cell office:value-type="percentage" office:value="0.000168914595172562" calcext:value-type="percentage">
            <text:p>0.0169%</text:p>
          </table:table-cell>
          <table:table-cell office:value-type="percentage" office:value="0.000171123791496948" calcext:value-type="percentage">
            <text:p>0.0171%</text:p>
          </table:table-cell>
          <table:table-cell office:value-type="percentage" office:value="0.000178412097207967" calcext:value-type="percentage">
            <text:p>0.0178%</text:p>
          </table:table-cell>
          <table:table-cell office:value-type="percentage" office:value="0.000252382508806152" calcext:value-type="percentage">
            <text:p>0.0252%</text:p>
          </table:table-cell>
          <table:table-cell table:formula="of:=MAX((1-[.I221]/(1-[.$D$25]));0)" office:value-type="float" office:value="0.999639453558848" calcext:value-type="float">
            <text:p><text:s/>0.9996 </text:p>
          </table:table-cell>
          <table:table-cell/>
          <table:table-cell table:formula="of:=EXP(-[.E221]*[.$D$23])" office:value-type="float" office:value="0.981988289584504" calcext:value-type="float">
            <text:p><text:s/>0.9820 </text:p>
          </table:table-cell>
          <table:table-cell table:formula="of:=IF([.K221]=&quot;yes&quot;;[.L221]*[.$D$22]*([.I221]-[.I220]);0)" office:value-type="float" office:value="0" calcext:value-type="float">
            <text:p><text:s/>- <text:s text:c="2"/></text:p>
          </table:table-cell>
          <table:table-cell table:formula="of:=IF([.K221]=&quot;T_ex&quot;;[.L221]*([.I221]-[.$I$35])*[.$D$22];0)" office:value-type="float" office:value="0" calcext:value-type="float">
            <text:p><text:s/>- <text:s text:c="2"/></text:p>
          </table:table-cell>
          <table:table-cell table:formula="of:=IF([.K221]=&quot;yes&quot;;[.J221]*[.L221]*(0.05)*[.$D$21];0)" office:value-type="float" office:value="0" calcext:value-type="float">
            <text:p><text:s/>- <text:s text:c="2"/></text:p>
          </table:table-cell>
          <table:table-cell table:formula="of:=IF([.K221]=&quot;yes&quot;;[.J221]*[.L22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79780786958846" calcext:value-type="percentage">
            <text:p>0.0180%</text:p>
          </table:table-cell>
          <table:table-cell office:value-type="float" office:value="0.182736156351792" calcext:value-type="float">
            <text:p>0.18</text:p>
          </table:table-cell>
          <table:table-cell office:value-type="percentage" office:value="0.000175827809336071" calcext:value-type="percentage">
            <text:p>0.0176%</text:p>
          </table:table-cell>
          <table:table-cell office:value-type="percentage" office:value="0.000178057784457004" calcext:value-type="percentage">
            <text:p>0.0178%</text:p>
          </table:table-cell>
          <table:table-cell office:value-type="percentage" office:value="0.000186446780417692" calcext:value-type="percentage">
            <text:p>0.0186%</text:p>
          </table:table-cell>
          <table:table-cell office:value-type="percentage" office:value="0.000266017030490009" calcext:value-type="percentage">
            <text:p>0.0266%</text:p>
          </table:table-cell>
          <table:table-cell table:formula="of:=MAX((1-[.I222]/(1-[.$D$25]));0)" office:value-type="float" office:value="0.999619975670729" calcext:value-type="float">
            <text:p><text:s/>0.9996 </text:p>
          </table:table-cell>
          <table:table-cell/>
          <table:table-cell table:formula="of:=EXP(-[.E222]*[.$D$23])" office:value-type="float" office:value="0.981892334505227" calcext:value-type="float">
            <text:p><text:s/>0.9819 </text:p>
          </table:table-cell>
          <table:table-cell table:formula="of:=IF([.K222]=&quot;yes&quot;;[.L222]*[.$D$22]*([.I222]-[.I221]);0)" office:value-type="float" office:value="0" calcext:value-type="float">
            <text:p><text:s/>- <text:s text:c="2"/></text:p>
          </table:table-cell>
          <table:table-cell table:formula="of:=IF([.K222]=&quot;T_ex&quot;;[.L222]*([.I222]-[.$I$35])*[.$D$22];0)" office:value-type="float" office:value="0" calcext:value-type="float">
            <text:p><text:s/>- <text:s text:c="2"/></text:p>
          </table:table-cell>
          <table:table-cell table:formula="of:=IF([.K222]=&quot;yes&quot;;[.J222]*[.L222]*(0.05)*[.$D$21];0)" office:value-type="float" office:value="0" calcext:value-type="float">
            <text:p><text:s/>- <text:s text:c="2"/></text:p>
          </table:table-cell>
          <table:table-cell table:formula="of:=IF([.K222]=&quot;yes&quot;;[.J222]*[.L22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87235934265942" calcext:value-type="percentage">
            <text:p>0.0187%</text:p>
          </table:table-cell>
          <table:table-cell office:value-type="float" office:value="0.18371335504886" calcext:value-type="float">
            <text:p>0.18</text:p>
          </table:table-cell>
          <table:table-cell office:value-type="percentage" office:value="0.000183114727122454" calcext:value-type="percentage">
            <text:p>0.0183%</text:p>
          </table:table-cell>
          <table:table-cell office:value-type="percentage" office:value="0.00018519467361537" calcext:value-type="percentage">
            <text:p>0.0185%</text:p>
          </table:table-cell>
          <table:table-cell office:value-type="percentage" office:value="0.000194253149109381" calcext:value-type="percentage">
            <text:p>0.0194%</text:p>
          </table:table-cell>
          <table:table-cell office:value-type="percentage" office:value="0.000275798079685134" calcext:value-type="percentage">
            <text:p>0.0276%</text:p>
          </table:table-cell>
          <table:table-cell table:formula="of:=MAX((1-[.I223]/(1-[.$D$25]));0)" office:value-type="float" office:value="0.999606002743307" calcext:value-type="float">
            <text:p><text:s/>0.9996 </text:p>
          </table:table-cell>
          <table:table-cell/>
          <table:table-cell table:formula="of:=EXP(-[.E223]*[.$D$23])" office:value-type="float" office:value="0.98179638880221" calcext:value-type="float">
            <text:p><text:s/>0.9818 </text:p>
          </table:table-cell>
          <table:table-cell table:formula="of:=IF([.K223]=&quot;yes&quot;;[.L223]*[.$D$22]*([.I223]-[.I222]);0)" office:value-type="float" office:value="0" calcext:value-type="float">
            <text:p><text:s/>- <text:s text:c="2"/></text:p>
          </table:table-cell>
          <table:table-cell table:formula="of:=IF([.K223]=&quot;T_ex&quot;;[.L223]*([.I223]-[.$I$35])*[.$D$22];0)" office:value-type="float" office:value="0" calcext:value-type="float">
            <text:p><text:s/>- <text:s text:c="2"/></text:p>
          </table:table-cell>
          <table:table-cell table:formula="of:=IF([.K223]=&quot;yes&quot;;[.J223]*[.L223]*(0.05)*[.$D$21];0)" office:value-type="float" office:value="0" calcext:value-type="float">
            <text:p><text:s/>- <text:s text:c="2"/></text:p>
          </table:table-cell>
          <table:table-cell table:formula="of:=IF([.K223]=&quot;yes&quot;;[.J223]*[.L22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194823907587604" calcext:value-type="percentage">
            <text:p>0.0195%</text:p>
          </table:table-cell>
          <table:table-cell office:value-type="float" office:value="0.184690553745928" calcext:value-type="float">
            <text:p>0.18</text:p>
          </table:table-cell>
          <table:table-cell office:value-type="percentage" office:value="0.000190706385606049" calcext:value-type="percentage">
            <text:p>0.0191%</text:p>
          </table:table-cell>
          <table:table-cell office:value-type="percentage" office:value="0.000193036111325609" calcext:value-type="percentage">
            <text:p>0.0193%</text:p>
          </table:table-cell>
          <table:table-cell office:value-type="percentage" office:value="0.000202338994235239" calcext:value-type="percentage">
            <text:p>0.0202%</text:p>
          </table:table-cell>
          <table:table-cell office:value-type="percentage" office:value="0.00028457996257004" calcext:value-type="percentage">
            <text:p>0.0285%</text:p>
          </table:table-cell>
          <table:table-cell table:formula="of:=MAX((1-[.I224]/(1-[.$D$25]));0)" office:value-type="float" office:value="0.999593457196328" calcext:value-type="float">
            <text:p><text:s/>0.9996 </text:p>
          </table:table-cell>
          <table:table-cell/>
          <table:table-cell table:formula="of:=EXP(-[.E224]*[.$D$23])" office:value-type="float" office:value="0.981700452474537" calcext:value-type="float">
            <text:p><text:s/>0.9817 </text:p>
          </table:table-cell>
          <table:table-cell table:formula="of:=IF([.K224]=&quot;yes&quot;;[.L224]*[.$D$22]*([.I224]-[.I223]);0)" office:value-type="float" office:value="0" calcext:value-type="float">
            <text:p><text:s/>- <text:s text:c="2"/></text:p>
          </table:table-cell>
          <table:table-cell table:formula="of:=IF([.K224]=&quot;T_ex&quot;;[.L224]*([.I224]-[.$I$35])*[.$D$22];0)" office:value-type="float" office:value="0" calcext:value-type="float">
            <text:p><text:s/>- <text:s text:c="2"/></text:p>
          </table:table-cell>
          <table:table-cell table:formula="of:=IF([.K224]=&quot;yes&quot;;[.J224]*[.L224]*(0.05)*[.$D$21];0)" office:value-type="float" office:value="0" calcext:value-type="float">
            <text:p><text:s/>- <text:s text:c="2"/></text:p>
          </table:table-cell>
          <table:table-cell table:formula="of:=IF([.K224]=&quot;yes&quot;;[.J224]*[.L22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203232952659362" calcext:value-type="percentage">
            <text:p>0.0203%</text:p>
          </table:table-cell>
          <table:table-cell office:value-type="float" office:value="0.185667752442997" calcext:value-type="float">
            <text:p>0.19</text:p>
          </table:table-cell>
          <table:table-cell office:value-type="percentage" office:value="0.000198483044628955" calcext:value-type="percentage">
            <text:p>0.0198%</text:p>
          </table:table-cell>
          <table:table-cell office:value-type="percentage" office:value="0.00020095541838243" calcext:value-type="percentage">
            <text:p>0.0201%</text:p>
          </table:table-cell>
          <table:table-cell office:value-type="percentage" office:value="0.000210658559361641" calcext:value-type="percentage">
            <text:p>0.0211%</text:p>
          </table:table-cell>
          <table:table-cell office:value-type="percentage" office:value="0.000293909550660821" calcext:value-type="percentage">
            <text:p>0.0294%</text:p>
          </table:table-cell>
          <table:table-cell table:formula="of:=MAX((1-[.I225]/(1-[.$D$25]));0)" office:value-type="float" office:value="0.999580129213342" calcext:value-type="float">
            <text:p><text:s/>0.9996 </text:p>
          </table:table-cell>
          <table:table-cell/>
          <table:table-cell table:formula="of:=EXP(-[.E225]*[.$D$23])" office:value-type="float" office:value="0.981604525521291" calcext:value-type="float">
            <text:p><text:s/>0.9816 </text:p>
          </table:table-cell>
          <table:table-cell table:formula="of:=IF([.K225]=&quot;yes&quot;;[.L225]*[.$D$22]*([.I225]-[.I224]);0)" office:value-type="float" office:value="0" calcext:value-type="float">
            <text:p><text:s/>- <text:s text:c="2"/></text:p>
          </table:table-cell>
          <table:table-cell table:formula="of:=IF([.K225]=&quot;T_ex&quot;;[.L225]*([.I225]-[.$I$35])*[.$D$22];0)" office:value-type="float" office:value="0" calcext:value-type="float">
            <text:p><text:s/>- <text:s text:c="2"/></text:p>
          </table:table-cell>
          <table:table-cell table:formula="of:=IF([.K225]=&quot;yes&quot;;[.J225]*[.L225]*(0.05)*[.$D$21];0)" office:value-type="float" office:value="0" calcext:value-type="float">
            <text:p><text:s/>- <text:s text:c="2"/></text:p>
          </table:table-cell>
          <table:table-cell table:formula="of:=IF([.K225]=&quot;yes&quot;;[.J225]*[.L22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211395363271844" calcext:value-type="percentage">
            <text:p>0.0211%</text:p>
          </table:table-cell>
          <table:table-cell office:value-type="float" office:value="0.186644951140065" calcext:value-type="float">
            <text:p>0.19</text:p>
          </table:table-cell>
          <table:table-cell office:value-type="percentage" office:value="0.000206315909531917" calcext:value-type="percentage">
            <text:p>0.0206%</text:p>
          </table:table-cell>
          <table:table-cell office:value-type="percentage" office:value="0.00020903542847133" calcext:value-type="percentage">
            <text:p>0.0209%</text:p>
          </table:table-cell>
          <table:table-cell office:value-type="percentage" office:value="0.000219092477054885" calcext:value-type="percentage">
            <text:p>0.0219%</text:p>
          </table:table-cell>
          <table:table-cell office:value-type="percentage" office:value="0.000304831216993584" calcext:value-type="percentage">
            <text:p>0.0305%</text:p>
          </table:table-cell>
          <table:table-cell table:formula="of:=MAX((1-[.I226]/(1-[.$D$25]));0)" office:value-type="float" office:value="0.999564526832866" calcext:value-type="float">
            <text:p><text:s/>0.9996 </text:p>
          </table:table-cell>
          <table:table-cell/>
          <table:table-cell table:formula="of:=EXP(-[.E226]*[.$D$23])" office:value-type="float" office:value="0.981508607941556" calcext:value-type="float">
            <text:p><text:s/>0.9815 </text:p>
          </table:table-cell>
          <table:table-cell table:formula="of:=IF([.K226]=&quot;yes&quot;;[.L226]*[.$D$22]*([.I226]-[.I225]);0)" office:value-type="float" office:value="0" calcext:value-type="float">
            <text:p><text:s/>- <text:s text:c="2"/></text:p>
          </table:table-cell>
          <table:table-cell table:formula="of:=IF([.K226]=&quot;T_ex&quot;;[.L226]*([.I226]-[.$I$35])*[.$D$22];0)" office:value-type="float" office:value="0" calcext:value-type="float">
            <text:p><text:s/>- <text:s text:c="2"/></text:p>
          </table:table-cell>
          <table:table-cell table:formula="of:=IF([.K226]=&quot;yes&quot;;[.J226]*[.L226]*(0.05)*[.$D$21];0)" office:value-type="float" office:value="0" calcext:value-type="float">
            <text:p><text:s/>- <text:s text:c="2"/></text:p>
          </table:table-cell>
          <table:table-cell table:formula="of:=IF([.K226]=&quot;yes&quot;;[.J226]*[.L22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219416836871883" calcext:value-type="percentage">
            <text:p>0.0219%</text:p>
          </table:table-cell>
          <table:table-cell office:value-type="float" office:value="0.187622149837134" calcext:value-type="float">
            <text:p>0.19</text:p>
          </table:table-cell>
          <table:table-cell office:value-type="percentage" office:value="0.000214396286074869" calcext:value-type="percentage">
            <text:p>0.0214%</text:p>
          </table:table-cell>
          <table:table-cell office:value-type="percentage" office:value="0.000217453478122451" calcext:value-type="percentage">
            <text:p>0.0217%</text:p>
          </table:table-cell>
          <table:table-cell office:value-type="percentage" office:value="0.000228030379681687" calcext:value-type="percentage">
            <text:p>0.0228%</text:p>
          </table:table-cell>
          <table:table-cell office:value-type="percentage" office:value="0.000317872743068169" calcext:value-type="percentage">
            <text:p>0.0318%</text:p>
          </table:table-cell>
          <table:table-cell table:formula="of:=MAX((1-[.I227]/(1-[.$D$25]));0)" office:value-type="float" office:value="0.999545896081331" calcext:value-type="float">
            <text:p><text:s/>0.9995 </text:p>
          </table:table-cell>
          <table:table-cell/>
          <table:table-cell table:formula="of:=EXP(-[.E227]*[.$D$23])" office:value-type="float" office:value="0.981412699734417" calcext:value-type="float">
            <text:p><text:s/>0.9814 </text:p>
          </table:table-cell>
          <table:table-cell table:formula="of:=IF([.K227]=&quot;yes&quot;;[.L227]*[.$D$22]*([.I227]-[.I226]);0)" office:value-type="float" office:value="0" calcext:value-type="float">
            <text:p><text:s/>- <text:s text:c="2"/></text:p>
          </table:table-cell>
          <table:table-cell table:formula="of:=IF([.K227]=&quot;T_ex&quot;;[.L227]*([.I227]-[.$I$35])*[.$D$22];0)" office:value-type="float" office:value="0" calcext:value-type="float">
            <text:p><text:s/>- <text:s text:c="2"/></text:p>
          </table:table-cell>
          <table:table-cell table:formula="of:=IF([.K227]=&quot;yes&quot;;[.J227]*[.L227]*(0.05)*[.$D$21];0)" office:value-type="float" office:value="0" calcext:value-type="float">
            <text:p><text:s/>- <text:s text:c="2"/></text:p>
          </table:table-cell>
          <table:table-cell table:formula="of:=IF([.K227]=&quot;yes&quot;;[.J227]*[.L22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227974317784292" calcext:value-type="percentage">
            <text:p>0.0228%</text:p>
          </table:table-cell>
          <table:table-cell office:value-type="float" office:value="0.188599348534202" calcext:value-type="float">
            <text:p>0.19</text:p>
          </table:table-cell>
          <table:table-cell office:value-type="percentage" office:value="0.000222970601974931" calcext:value-type="percentage">
            <text:p>0.0223%</text:p>
          </table:table-cell>
          <table:table-cell office:value-type="percentage" office:value="0.000226297865262075" calcext:value-type="percentage">
            <text:p>0.0226%</text:p>
          </table:table-cell>
          <table:table-cell office:value-type="percentage" office:value="0.000236794796361208" calcext:value-type="percentage">
            <text:p>0.0237%</text:p>
          </table:table-cell>
          <table:table-cell office:value-type="percentage" office:value="0.000327503120090252" calcext:value-type="percentage">
            <text:p>0.0328%</text:p>
          </table:table-cell>
          <table:table-cell table:formula="of:=MAX((1-[.I228]/(1-[.$D$25]));0)" office:value-type="float" office:value="0.999532138399871" calcext:value-type="float">
            <text:p><text:s/>0.9995 </text:p>
          </table:table-cell>
          <table:table-cell/>
          <table:table-cell table:formula="of:=EXP(-[.E228]*[.$D$23])" office:value-type="float" office:value="0.981316800898958" calcext:value-type="float">
            <text:p><text:s/>0.9813 </text:p>
          </table:table-cell>
          <table:table-cell table:formula="of:=IF([.K228]=&quot;yes&quot;;[.L228]*[.$D$22]*([.I228]-[.I227]);0)" office:value-type="float" office:value="0" calcext:value-type="float">
            <text:p><text:s/>- <text:s text:c="2"/></text:p>
          </table:table-cell>
          <table:table-cell table:formula="of:=IF([.K228]=&quot;T_ex&quot;;[.L228]*([.I228]-[.$I$35])*[.$D$22];0)" office:value-type="float" office:value="0" calcext:value-type="float">
            <text:p><text:s/>- <text:s text:c="2"/></text:p>
          </table:table-cell>
          <table:table-cell table:formula="of:=IF([.K228]=&quot;yes&quot;;[.J228]*[.L228]*(0.05)*[.$D$21];0)" office:value-type="float" office:value="0" calcext:value-type="float">
            <text:p><text:s/>- <text:s text:c="2"/></text:p>
          </table:table-cell>
          <table:table-cell table:formula="of:=IF([.K228]=&quot;yes&quot;;[.J228]*[.L22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236981748384967" calcext:value-type="percentage">
            <text:p>0.0237%</text:p>
          </table:table-cell>
          <table:table-cell office:value-type="float" office:value="0.18957654723127" calcext:value-type="float">
            <text:p>0.19</text:p>
          </table:table-cell>
          <table:table-cell office:value-type="percentage" office:value="0.000231536785633779" calcext:value-type="percentage">
            <text:p>0.0232%</text:p>
          </table:table-cell>
          <table:table-cell office:value-type="percentage" office:value="0.000235511899732336" calcext:value-type="percentage">
            <text:p>0.0236%</text:p>
          </table:table-cell>
          <table:table-cell office:value-type="percentage" office:value="0.000245711985226159" calcext:value-type="percentage">
            <text:p>0.0246%</text:p>
          </table:table-cell>
          <table:table-cell office:value-type="percentage" office:value="0.000337773368044146" calcext:value-type="percentage">
            <text:p>0.0338%</text:p>
          </table:table-cell>
          <table:table-cell table:formula="of:=MAX((1-[.I229]/(1-[.$D$25]));0)" office:value-type="float" office:value="0.99951746661708" calcext:value-type="float">
            <text:p><text:s/>0.9995 </text:p>
          </table:table-cell>
          <table:table-cell/>
          <table:table-cell table:formula="of:=EXP(-[.E229]*[.$D$23])" office:value-type="float" office:value="0.981220911434262" calcext:value-type="float">
            <text:p><text:s/>0.9812 </text:p>
          </table:table-cell>
          <table:table-cell table:formula="of:=IF([.K229]=&quot;yes&quot;;[.L229]*[.$D$22]*([.I229]-[.I228]);0)" office:value-type="float" office:value="0" calcext:value-type="float">
            <text:p><text:s/>- <text:s text:c="2"/></text:p>
          </table:table-cell>
          <table:table-cell table:formula="of:=IF([.K229]=&quot;T_ex&quot;;[.L229]*([.I229]-[.$I$35])*[.$D$22];0)" office:value-type="float" office:value="0" calcext:value-type="float">
            <text:p><text:s/>- <text:s text:c="2"/></text:p>
          </table:table-cell>
          <table:table-cell table:formula="of:=IF([.K229]=&quot;yes&quot;;[.J229]*[.L229]*(0.05)*[.$D$21];0)" office:value-type="float" office:value="0" calcext:value-type="float">
            <text:p><text:s/>- <text:s text:c="2"/></text:p>
          </table:table-cell>
          <table:table-cell table:formula="of:=IF([.K229]=&quot;yes&quot;;[.J229]*[.L22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246025914607542" calcext:value-type="percentage">
            <text:p>0.0246%</text:p>
          </table:table-cell>
          <table:table-cell office:value-type="float" office:value="0.190553745928339" calcext:value-type="float">
            <text:p>0.19</text:p>
          </table:table-cell>
          <table:table-cell office:value-type="percentage" office:value="0.000240690113351894" calcext:value-type="percentage">
            <text:p>0.0241%</text:p>
          </table:table-cell>
          <table:table-cell office:value-type="percentage" office:value="0.000244449746346177" calcext:value-type="percentage">
            <text:p>0.0244%</text:p>
          </table:table-cell>
          <table:table-cell office:value-type="percentage" office:value="0.000254974639621136" calcext:value-type="percentage">
            <text:p>0.0255%</text:p>
          </table:table-cell>
          <table:table-cell office:value-type="percentage" office:value="0.000347734762512188" calcext:value-type="percentage">
            <text:p>0.0348%</text:p>
          </table:table-cell>
          <table:table-cell table:formula="of:=MAX((1-[.I230]/(1-[.$D$25]));0)" office:value-type="float" office:value="0.999503236053554" calcext:value-type="float">
            <text:p><text:s/>0.9995 </text:p>
          </table:table-cell>
          <table:table-cell/>
          <table:table-cell table:formula="of:=EXP(-[.E230]*[.$D$23])" office:value-type="float" office:value="0.981125031339415" calcext:value-type="float">
            <text:p><text:s/>0.9811 </text:p>
          </table:table-cell>
          <table:table-cell table:formula="of:=IF([.K230]=&quot;yes&quot;;[.L230]*[.$D$22]*([.I230]-[.I229]);0)" office:value-type="float" office:value="0" calcext:value-type="float">
            <text:p><text:s/>- <text:s text:c="2"/></text:p>
          </table:table-cell>
          <table:table-cell table:formula="of:=IF([.K230]=&quot;T_ex&quot;;[.L230]*([.I230]-[.$I$35])*[.$D$22];0)" office:value-type="float" office:value="0" calcext:value-type="float">
            <text:p><text:s/>- <text:s text:c="2"/></text:p>
          </table:table-cell>
          <table:table-cell table:formula="of:=IF([.K230]=&quot;yes&quot;;[.J230]*[.L230]*(0.05)*[.$D$21];0)" office:value-type="float" office:value="0" calcext:value-type="float">
            <text:p><text:s/>- <text:s text:c="2"/></text:p>
          </table:table-cell>
          <table:table-cell table:formula="of:=IF([.K230]=&quot;yes&quot;;[.J230]*[.L23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255401910892922" calcext:value-type="percentage">
            <text:p>0.0255%</text:p>
          </table:table-cell>
          <table:table-cell office:value-type="float" office:value="0.191530944625407" calcext:value-type="float">
            <text:p>0.19</text:p>
          </table:table-cell>
          <table:table-cell office:value-type="percentage" office:value="0.000250101246842019" calcext:value-type="percentage">
            <text:p>0.0250%</text:p>
          </table:table-cell>
          <table:table-cell office:value-type="percentage" office:value="0.000253683858361939" calcext:value-type="percentage">
            <text:p>0.0254%</text:p>
          </table:table-cell>
          <table:table-cell office:value-type="percentage" office:value="0.000264910176186285" calcext:value-type="percentage">
            <text:p>0.0265%</text:p>
          </table:table-cell>
          <table:table-cell office:value-type="percentage" office:value="0.000358433127766804" calcext:value-type="percentage">
            <text:p>0.0358%</text:p>
          </table:table-cell>
          <table:table-cell table:formula="of:=MAX((1-[.I231]/(1-[.$D$25]));0)" office:value-type="float" office:value="0.999487952674619" calcext:value-type="float">
            <text:p><text:s/>0.9995 </text:p>
          </table:table-cell>
          <table:table-cell/>
          <table:table-cell table:formula="of:=EXP(-[.E231]*[.$D$23])" office:value-type="float" office:value="0.9810291606135" calcext:value-type="float">
            <text:p><text:s/>0.9810 </text:p>
          </table:table-cell>
          <table:table-cell table:formula="of:=IF([.K231]=&quot;yes&quot;;[.L231]*[.$D$22]*([.I231]-[.I230]);0)" office:value-type="float" office:value="0" calcext:value-type="float">
            <text:p><text:s/>- <text:s text:c="2"/></text:p>
          </table:table-cell>
          <table:table-cell table:formula="of:=IF([.K231]=&quot;T_ex&quot;;[.L231]*([.I231]-[.$I$35])*[.$D$22];0)" office:value-type="float" office:value="0" calcext:value-type="float">
            <text:p><text:s/>- <text:s text:c="2"/></text:p>
          </table:table-cell>
          <table:table-cell table:formula="of:=IF([.K231]=&quot;yes&quot;;[.J231]*[.L231]*(0.05)*[.$D$21];0)" office:value-type="float" office:value="0" calcext:value-type="float">
            <text:p><text:s/>- <text:s text:c="2"/></text:p>
          </table:table-cell>
          <table:table-cell table:formula="of:=IF([.K231]=&quot;yes&quot;;[.J231]*[.L23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265343531716754" calcext:value-type="percentage">
            <text:p>0.0265%</text:p>
          </table:table-cell>
          <table:table-cell office:value-type="float" office:value="0.192508143322476" calcext:value-type="float">
            <text:p>0.19</text:p>
          </table:table-cell>
          <table:table-cell office:value-type="percentage" office:value="0.000259459668385504" calcext:value-type="percentage">
            <text:p>0.0259%</text:p>
          </table:table-cell>
          <table:table-cell office:value-type="percentage" office:value="0.000263083799131088" calcext:value-type="percentage">
            <text:p>0.0263%</text:p>
          </table:table-cell>
          <table:table-cell office:value-type="percentage" office:value="0.000274673332291014" calcext:value-type="percentage">
            <text:p>0.0275%</text:p>
          </table:table-cell>
          <table:table-cell office:value-type="percentage" office:value="0.000370612040790163" calcext:value-type="percentage">
            <text:p>0.0371%</text:p>
          </table:table-cell>
          <table:table-cell table:formula="of:=MAX((1-[.I232]/(1-[.$D$25]));0)" office:value-type="float" office:value="0.999470554227443" calcext:value-type="float">
            <text:p><text:s/>0.9995 </text:p>
          </table:table-cell>
          <table:table-cell/>
          <table:table-cell table:formula="of:=EXP(-[.E232]*[.$D$23])" office:value-type="float" office:value="0.980933299255602" calcext:value-type="float">
            <text:p><text:s/>0.9809 </text:p>
          </table:table-cell>
          <table:table-cell table:formula="of:=IF([.K232]=&quot;yes&quot;;[.L232]*[.$D$22]*([.I232]-[.I231]);0)" office:value-type="float" office:value="0" calcext:value-type="float">
            <text:p><text:s/>- <text:s text:c="2"/></text:p>
          </table:table-cell>
          <table:table-cell table:formula="of:=IF([.K232]=&quot;T_ex&quot;;[.L232]*([.I232]-[.$I$35])*[.$D$22];0)" office:value-type="float" office:value="0" calcext:value-type="float">
            <text:p><text:s/>- <text:s text:c="2"/></text:p>
          </table:table-cell>
          <table:table-cell table:formula="of:=IF([.K232]=&quot;yes&quot;;[.J232]*[.L232]*(0.05)*[.$D$21];0)" office:value-type="float" office:value="0" calcext:value-type="float">
            <text:p><text:s/>- <text:s text:c="2"/></text:p>
          </table:table-cell>
          <table:table-cell table:formula="of:=IF([.K232]=&quot;yes&quot;;[.J232]*[.L23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275735302505539" calcext:value-type="percentage">
            <text:p>0.0276%</text:p>
          </table:table-cell>
          <table:table-cell office:value-type="float" office:value="0.193485342019544" calcext:value-type="float">
            <text:p>0.19</text:p>
          </table:table-cell>
          <table:table-cell office:value-type="percentage" office:value="0.000268823838448178" calcext:value-type="percentage">
            <text:p>0.0269%</text:p>
          </table:table-cell>
          <table:table-cell office:value-type="percentage" office:value="0.000273026732879325" calcext:value-type="percentage">
            <text:p>0.0273%</text:p>
          </table:table-cell>
          <table:table-cell office:value-type="percentage" office:value="0.000285127755010779" calcext:value-type="percentage">
            <text:p>0.0285%</text:p>
          </table:table-cell>
          <table:table-cell office:value-type="percentage" office:value="0.000381394400691916" calcext:value-type="percentage">
            <text:p>0.0381%</text:p>
          </table:table-cell>
          <table:table-cell table:formula="of:=MAX((1-[.I233]/(1-[.$D$25]));0)" office:value-type="float" office:value="0.999455150856154" calcext:value-type="float">
            <text:p><text:s/>0.9995 </text:p>
          </table:table-cell>
          <table:table-cell/>
          <table:table-cell table:formula="of:=EXP(-[.E233]*[.$D$23])" office:value-type="float" office:value="0.980837447264806" calcext:value-type="float">
            <text:p><text:s/>0.9808 </text:p>
          </table:table-cell>
          <table:table-cell table:formula="of:=IF([.K233]=&quot;yes&quot;;[.L233]*[.$D$22]*([.I233]-[.I232]);0)" office:value-type="float" office:value="0" calcext:value-type="float">
            <text:p><text:s/>- <text:s text:c="2"/></text:p>
          </table:table-cell>
          <table:table-cell table:formula="of:=IF([.K233]=&quot;T_ex&quot;;[.L233]*([.I233]-[.$I$35])*[.$D$22];0)" office:value-type="float" office:value="0" calcext:value-type="float">
            <text:p><text:s/>- <text:s text:c="2"/></text:p>
          </table:table-cell>
          <table:table-cell table:formula="of:=IF([.K233]=&quot;yes&quot;;[.J233]*[.L233]*(0.05)*[.$D$21];0)" office:value-type="float" office:value="0" calcext:value-type="float">
            <text:p><text:s/>- <text:s text:c="2"/></text:p>
          </table:table-cell>
          <table:table-cell table:formula="of:=IF([.K233]=&quot;yes&quot;;[.J233]*[.L23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286477320983355" calcext:value-type="percentage">
            <text:p>0.0286%</text:p>
          </table:table-cell>
          <table:table-cell office:value-type="float" office:value="0.194462540716612" calcext:value-type="float">
            <text:p>0.19</text:p>
          </table:table-cell>
          <table:table-cell office:value-type="percentage" office:value="0.000278587477819438" calcext:value-type="percentage">
            <text:p>0.0279%</text:p>
          </table:table-cell>
          <table:table-cell office:value-type="percentage" office:value="0.000282684414874124" calcext:value-type="percentage">
            <text:p>0.0283%</text:p>
          </table:table-cell>
          <table:table-cell office:value-type="percentage" office:value="0.000295800548702422" calcext:value-type="percentage">
            <text:p>0.0296%</text:p>
          </table:table-cell>
          <table:table-cell office:value-type="percentage" office:value="0.000391301606466181" calcext:value-type="percentage">
            <text:p>0.0391%</text:p>
          </table:table-cell>
          <table:table-cell table:formula="of:=MAX((1-[.I234]/(1-[.$D$25]));0)" office:value-type="float" office:value="0.999440997705048" calcext:value-type="float">
            <text:p><text:s/>0.9994 </text:p>
          </table:table-cell>
          <table:table-cell/>
          <table:table-cell table:formula="of:=EXP(-[.E234]*[.$D$23])" office:value-type="float" office:value="0.980741604640196" calcext:value-type="float">
            <text:p><text:s/>0.9807 </text:p>
          </table:table-cell>
          <table:table-cell table:formula="of:=IF([.K234]=&quot;yes&quot;;[.L234]*[.$D$22]*([.I234]-[.I233]);0)" office:value-type="float" office:value="0" calcext:value-type="float">
            <text:p><text:s/>- <text:s text:c="2"/></text:p>
          </table:table-cell>
          <table:table-cell table:formula="of:=IF([.K234]=&quot;T_ex&quot;;[.L234]*([.I234]-[.$I$35])*[.$D$22];0)" office:value-type="float" office:value="0" calcext:value-type="float">
            <text:p><text:s/>- <text:s text:c="2"/></text:p>
          </table:table-cell>
          <table:table-cell table:formula="of:=IF([.K234]=&quot;yes&quot;;[.J234]*[.L234]*(0.05)*[.$D$21];0)" office:value-type="float" office:value="0" calcext:value-type="float">
            <text:p><text:s/>- <text:s text:c="2"/></text:p>
          </table:table-cell>
          <table:table-cell table:formula="of:=IF([.K234]=&quot;yes&quot;;[.J234]*[.L23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297136035488496" calcext:value-type="percentage">
            <text:p>0.0297%</text:p>
          </table:table-cell>
          <table:table-cell office:value-type="float" office:value="0.195439739413681" calcext:value-type="float">
            <text:p>0.20</text:p>
          </table:table-cell>
          <table:table-cell office:value-type="percentage" office:value="0.000289022363700829" calcext:value-type="percentage">
            <text:p>0.0289%</text:p>
          </table:table-cell>
          <table:table-cell office:value-type="percentage" office:value="0.000293292328119315" calcext:value-type="percentage">
            <text:p>0.0293%</text:p>
          </table:table-cell>
          <table:table-cell office:value-type="percentage" office:value="0.000307027360572727" calcext:value-type="percentage">
            <text:p>0.0307%</text:p>
          </table:table-cell>
          <table:table-cell office:value-type="percentage" office:value="0.000402837434046613" calcext:value-type="percentage">
            <text:p>0.0403%</text:p>
          </table:table-cell>
          <table:table-cell table:formula="of:=MAX((1-[.I235]/(1-[.$D$25]));0)" office:value-type="float" office:value="0.999424517951362" calcext:value-type="float">
            <text:p><text:s/>0.9994 </text:p>
          </table:table-cell>
          <table:table-cell/>
          <table:table-cell table:formula="of:=EXP(-[.E235]*[.$D$23])" office:value-type="float" office:value="0.980645771380858" calcext:value-type="float">
            <text:p><text:s/>0.9806 </text:p>
          </table:table-cell>
          <table:table-cell table:formula="of:=IF([.K235]=&quot;yes&quot;;[.L235]*[.$D$22]*([.I235]-[.I184]);0)" office:value-type="float" office:value="0" calcext:value-type="float">
            <text:p><text:s/>- <text:s text:c="2"/></text:p>
          </table:table-cell>
          <table:table-cell table:formula="of:=IF([.K235]=&quot;T_ex&quot;;[.L235]*([.I235]-[.$I$35])*[.$D$22];0)" office:value-type="float" office:value="0" calcext:value-type="float">
            <text:p><text:s/>- <text:s text:c="2"/></text:p>
          </table:table-cell>
          <table:table-cell table:formula="of:=IF([.K235]=&quot;yes&quot;;[.J235]*[.L235]*([.E235]-[.E184])*[.$D$21];0)" office:value-type="float" office:value="0" calcext:value-type="float">
            <text:p><text:s/>- <text:s text:c="2"/></text:p>
          </table:table-cell>
          <table:table-cell table:formula="of:=IF([.K235]=&quot;yes&quot;;[.J235]*[.L235]*([.E235]-[.E184]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308159804340161" calcext:value-type="percentage">
            <text:p>0.0308%</text:p>
          </table:table-cell>
          <table:table-cell office:value-type="float" office:value="0.196416938110749" calcext:value-type="float">
            <text:p>0.20</text:p>
          </table:table-cell>
          <table:table-cell office:value-type="percentage" office:value="0.000299561119713762" calcext:value-type="percentage">
            <text:p>0.0300%</text:p>
          </table:table-cell>
          <table:table-cell office:value-type="percentage" office:value="0.000303993280757945" calcext:value-type="percentage">
            <text:p>0.0304%</text:p>
          </table:table-cell>
          <table:table-cell office:value-type="percentage" office:value="0.00031883923338643" calcext:value-type="percentage">
            <text:p>0.0319%</text:p>
          </table:table-cell>
          <table:table-cell office:value-type="percentage" office:value="0.000420818238433333" calcext:value-type="percentage">
            <text:p>0.0421%</text:p>
          </table:table-cell>
          <table:table-cell table:formula="of:=MAX((1-[.I236]/(1-[.$D$25]));0)" office:value-type="float" office:value="0.999398831087952" calcext:value-type="float">
            <text:p><text:s/>0.9994 </text:p>
          </table:table-cell>
          <table:table-cell/>
          <table:table-cell table:formula="of:=EXP(-[.E236]*[.$D$23])" office:value-type="float" office:value="0.980549947485875" calcext:value-type="float">
            <text:p><text:s/>0.9805 </text:p>
          </table:table-cell>
          <table:table-cell table:formula="of:=IF([.K236]=&quot;yes&quot;;[.L236]*[.$D$22]*([.I236]-[.I235]);0)" office:value-type="float" office:value="0" calcext:value-type="float">
            <text:p><text:s/>- <text:s text:c="2"/></text:p>
          </table:table-cell>
          <table:table-cell table:formula="of:=IF([.K236]=&quot;T_ex&quot;;[.L236]*([.I236]-[.$I$35])*[.$D$22];0)" office:value-type="float" office:value="0" calcext:value-type="float">
            <text:p><text:s/>- <text:s text:c="2"/></text:p>
          </table:table-cell>
          <table:table-cell table:formula="of:=IF([.K236]=&quot;yes&quot;;[.J236]*[.L236]*(0.05)*[.$D$21];0)" office:value-type="float" office:value="0" calcext:value-type="float">
            <text:p><text:s/>- <text:s text:c="2"/></text:p>
          </table:table-cell>
          <table:table-cell table:formula="of:=IF([.K236]=&quot;yes&quot;;[.J236]*[.L23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319366817500145" calcext:value-type="percentage">
            <text:p>0.0319%</text:p>
          </table:table-cell>
          <table:table-cell office:value-type="float" office:value="0.197394136807818" calcext:value-type="float">
            <text:p>0.20</text:p>
          </table:table-cell>
          <table:table-cell office:value-type="percentage" office:value="0.000310552714841583" calcext:value-type="percentage">
            <text:p>0.0311%</text:p>
          </table:table-cell>
          <table:table-cell office:value-type="percentage" office:value="0.000314952898916605" calcext:value-type="percentage">
            <text:p>0.0315%</text:p>
          </table:table-cell>
          <table:table-cell office:value-type="percentage" office:value="0.000330844411348166" calcext:value-type="percentage">
            <text:p>0.0331%</text:p>
          </table:table-cell>
          <table:table-cell office:value-type="percentage" office:value="0.000434616261661639" calcext:value-type="percentage">
            <text:p>0.0435%</text:p>
          </table:table-cell>
          <table:table-cell table:formula="of:=MAX((1-[.I237]/(1-[.$D$25]));0)" office:value-type="float" office:value="0.999379119626198" calcext:value-type="float">
            <text:p><text:s/>0.9994 </text:p>
          </table:table-cell>
          <table:table-cell/>
          <table:table-cell table:formula="of:=EXP(-[.E237]*[.$D$23])" office:value-type="float" office:value="0.980454132954334" calcext:value-type="float">
            <text:p><text:s/>0.9805 </text:p>
          </table:table-cell>
          <table:table-cell table:formula="of:=IF([.K237]=&quot;yes&quot;;[.L237]*[.$D$22]*([.I237]-[.I236]);0)" office:value-type="float" office:value="0" calcext:value-type="float">
            <text:p><text:s/>- <text:s text:c="2"/></text:p>
          </table:table-cell>
          <table:table-cell table:formula="of:=IF([.K237]=&quot;T_ex&quot;;[.L237]*([.I237]-[.$I$35])*[.$D$22];0)" office:value-type="float" office:value="0" calcext:value-type="float">
            <text:p><text:s/>- <text:s text:c="2"/></text:p>
          </table:table-cell>
          <table:table-cell table:formula="of:=IF([.K237]=&quot;yes&quot;;[.J237]*[.L237]*(0.05)*[.$D$21];0)" office:value-type="float" office:value="0" calcext:value-type="float">
            <text:p><text:s/>- <text:s text:c="2"/></text:p>
          </table:table-cell>
          <table:table-cell table:formula="of:=IF([.K237]=&quot;yes&quot;;[.J237]*[.L23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331408677547431" calcext:value-type="percentage">
            <text:p>0.0331%</text:p>
          </table:table-cell>
          <table:table-cell office:value-type="float" office:value="0.198371335504886" calcext:value-type="float">
            <text:p>0.20</text:p>
          </table:table-cell>
          <table:table-cell office:value-type="percentage" office:value="0.000321646361385696" calcext:value-type="percentage">
            <text:p>0.0322%</text:p>
          </table:table-cell>
          <table:table-cell office:value-type="percentage" office:value="0.000326160245999975" calcext:value-type="percentage">
            <text:p>0.0326%</text:p>
          </table:table-cell>
          <table:table-cell office:value-type="percentage" office:value="0.000343168977560142" calcext:value-type="percentage">
            <text:p>0.0343%</text:p>
          </table:table-cell>
          <table:table-cell office:value-type="percentage" office:value="0.00044827134496247" calcext:value-type="percentage">
            <text:p>0.0448%</text:p>
          </table:table-cell>
          <table:table-cell table:formula="of:=MAX((1-[.I238]/(1-[.$D$25]));0)" office:value-type="float" office:value="0.999359612364339" calcext:value-type="float">
            <text:p><text:s/>0.9994 </text:p>
          </table:table-cell>
          <table:table-cell/>
          <table:table-cell table:formula="of:=EXP(-[.E238]*[.$D$23])" office:value-type="float" office:value="0.980358327785319" calcext:value-type="float">
            <text:p><text:s/>0.9804 </text:p>
          </table:table-cell>
          <table:table-cell table:formula="of:=IF([.K238]=&quot;yes&quot;;[.L238]*[.$D$22]*([.I238]-[.I237]);0)" office:value-type="float" office:value="0" calcext:value-type="float">
            <text:p><text:s/>- <text:s text:c="2"/></text:p>
          </table:table-cell>
          <table:table-cell table:formula="of:=IF([.K238]=&quot;T_ex&quot;;[.L238]*([.I238]-[.$I$35])*[.$D$22];0)" office:value-type="float" office:value="0" calcext:value-type="float">
            <text:p><text:s/>- <text:s text:c="2"/></text:p>
          </table:table-cell>
          <table:table-cell table:formula="of:=IF([.K238]=&quot;yes&quot;;[.J238]*[.L238]*(0.05)*[.$D$21];0)" office:value-type="float" office:value="0" calcext:value-type="float">
            <text:p><text:s/>- <text:s text:c="2"/></text:p>
          </table:table-cell>
          <table:table-cell table:formula="of:=IF([.K238]=&quot;yes&quot;;[.J238]*[.L23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343391753092689" calcext:value-type="percentage">
            <text:p>0.0343%</text:p>
          </table:table-cell>
          <table:table-cell office:value-type="float" office:value="0.199348534201954" calcext:value-type="float">
            <text:p>0.20</text:p>
          </table:table-cell>
          <table:table-cell office:value-type="percentage" office:value="0.00033286564215296" calcext:value-type="percentage">
            <text:p>0.0333%</text:p>
          </table:table-cell>
          <table:table-cell office:value-type="percentage" office:value="0.000337596077547193" calcext:value-type="percentage">
            <text:p>0.0338%</text:p>
          </table:table-cell>
          <table:table-cell office:value-type="percentage" office:value="0.000355629731683795" calcext:value-type="percentage">
            <text:p>0.0356%</text:p>
          </table:table-cell>
          <table:table-cell office:value-type="percentage" office:value="0.00046157572066358" calcext:value-type="percentage">
            <text:p>0.0462%</text:p>
          </table:table-cell>
          <table:table-cell table:formula="of:=MAX((1-[.I239]/(1-[.$D$25]));0)" office:value-type="float" office:value="0.999340606113338" calcext:value-type="float">
            <text:p><text:s/>0.9993 </text:p>
          </table:table-cell>
          <table:table-cell/>
          <table:table-cell table:formula="of:=EXP(-[.E239]*[.$D$23])" office:value-type="float" office:value="0.980262531977915" calcext:value-type="float">
            <text:p><text:s/>0.9803 </text:p>
          </table:table-cell>
          <table:table-cell table:formula="of:=IF([.K239]=&quot;yes&quot;;[.L239]*[.$D$22]*([.I239]-[.I238]);0)" office:value-type="float" office:value="0" calcext:value-type="float">
            <text:p><text:s/>- <text:s text:c="2"/></text:p>
          </table:table-cell>
          <table:table-cell table:formula="of:=IF([.K239]=&quot;T_ex&quot;;[.L239]*([.I239]-[.$I$35])*[.$D$22];0)" office:value-type="float" office:value="0" calcext:value-type="float">
            <text:p><text:s/>- <text:s text:c="2"/></text:p>
          </table:table-cell>
          <table:table-cell table:formula="of:=IF([.K239]=&quot;yes&quot;;[.J239]*[.L239]*(0.05)*[.$D$21];0)" office:value-type="float" office:value="0" calcext:value-type="float">
            <text:p><text:s/>- <text:s text:c="2"/></text:p>
          </table:table-cell>
          <table:table-cell table:formula="of:=IF([.K239]=&quot;yes&quot;;[.J239]*[.L23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355665182483341" calcext:value-type="percentage">
            <text:p>0.0356%</text:p>
          </table:table-cell>
          <table:table-cell office:value-type="float" office:value="0.200325732899023" calcext:value-type="float">
            <text:p>0.20</text:p>
          </table:table-cell>
          <table:table-cell office:value-type="percentage" office:value="0.000344464317895459" calcext:value-type="percentage">
            <text:p>0.0344%</text:p>
          </table:table-cell>
          <table:table-cell office:value-type="percentage" office:value="0.000349709962449633" calcext:value-type="percentage">
            <text:p>0.0350%</text:p>
          </table:table-cell>
          <table:table-cell office:value-type="percentage" office:value="0.000368466098828393" calcext:value-type="percentage">
            <text:p>0.0368%</text:p>
          </table:table-cell>
          <table:table-cell office:value-type="percentage" office:value="0.00047396569180011" calcext:value-type="percentage">
            <text:p>0.0474%</text:p>
          </table:table-cell>
          <table:table-cell table:formula="of:=MAX((1-[.I240]/(1-[.$D$25]));0)" office:value-type="float" office:value="0.999322906154571" calcext:value-type="float">
            <text:p><text:s/>0.9993 </text:p>
          </table:table-cell>
          <table:table-cell/>
          <table:table-cell table:formula="of:=EXP(-[.E240]*[.$D$23])" office:value-type="float" office:value="0.980166745531207" calcext:value-type="float">
            <text:p><text:s/>0.9802 </text:p>
          </table:table-cell>
          <table:table-cell table:formula="of:=IF([.K240]=&quot;yes&quot;;[.L240]*[.$D$22]*([.I240]-[.I239]);0)" office:value-type="float" office:value="0" calcext:value-type="float">
            <text:p><text:s/>- <text:s text:c="2"/></text:p>
          </table:table-cell>
          <table:table-cell table:formula="of:=IF([.K240]=&quot;T_ex&quot;;[.L240]*([.I240]-[.$I$35])*[.$D$22];0)" office:value-type="float" office:value="0" calcext:value-type="float">
            <text:p><text:s/>- <text:s text:c="2"/></text:p>
          </table:table-cell>
          <table:table-cell table:formula="of:=IF([.K240]=&quot;yes&quot;;[.J240]*[.L240]*(0.05)*[.$D$21];0)" office:value-type="float" office:value="0" calcext:value-type="float">
            <text:p><text:s/>- <text:s text:c="2"/></text:p>
          </table:table-cell>
          <table:table-cell table:formula="of:=IF([.K240]=&quot;yes&quot;;[.J240]*[.L24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368401154906416" calcext:value-type="percentage">
            <text:p>0.0368%</text:p>
          </table:table-cell>
          <table:table-cell office:value-type="float" office:value="0.201302931596091" calcext:value-type="float">
            <text:p>0.20</text:p>
          </table:table-cell>
          <table:table-cell office:value-type="percentage" office:value="0.00035637083345305" calcext:value-type="percentage">
            <text:p>0.0356%</text:p>
          </table:table-cell>
          <table:table-cell office:value-type="percentage" office:value="0.000361708257477933" calcext:value-type="percentage">
            <text:p>0.0362%</text:p>
          </table:table-cell>
          <table:table-cell office:value-type="percentage" office:value="0.000381424669862214" calcext:value-type="percentage">
            <text:p>0.0381%</text:p>
          </table:table-cell>
          <table:table-cell office:value-type="percentage" office:value="0.000485320562446758" calcext:value-type="percentage">
            <text:p>0.0485%</text:p>
          </table:table-cell>
          <table:table-cell table:formula="of:=MAX((1-[.I241]/(1-[.$D$25]));0)" office:value-type="float" office:value="0.99930668491079" calcext:value-type="float">
            <text:p><text:s/>0.9993 </text:p>
          </table:table-cell>
          <table:table-cell/>
          <table:table-cell table:formula="of:=EXP(-[.E241]*[.$D$23])" office:value-type="float" office:value="0.980070968444281" calcext:value-type="float">
            <text:p><text:s/>0.9801 </text:p>
          </table:table-cell>
          <table:table-cell table:formula="of:=IF([.K241]=&quot;yes&quot;;[.L241]*[.$D$22]*([.I241]-[.I240]);0)" office:value-type="float" office:value="0" calcext:value-type="float">
            <text:p><text:s/>- <text:s text:c="2"/></text:p>
          </table:table-cell>
          <table:table-cell table:formula="of:=IF([.K241]=&quot;T_ex&quot;;[.L241]*([.I241]-[.$I$35])*[.$D$22];0)" office:value-type="float" office:value="0" calcext:value-type="float">
            <text:p><text:s/>- <text:s text:c="2"/></text:p>
          </table:table-cell>
          <table:table-cell table:formula="of:=IF([.K241]=&quot;yes&quot;;[.J241]*[.L241]*(0.05)*[.$D$21];0)" office:value-type="float" office:value="0" calcext:value-type="float">
            <text:p><text:s/>- <text:s text:c="2"/></text:p>
          </table:table-cell>
          <table:table-cell table:formula="of:=IF([.K241]=&quot;yes&quot;;[.J241]*[.L24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381891935412088" calcext:value-type="percentage">
            <text:p>0.0382%</text:p>
          </table:table-cell>
          <table:table-cell office:value-type="float" office:value="0.20228013029316" calcext:value-type="float">
            <text:p>0.20</text:p>
          </table:table-cell>
          <table:table-cell office:value-type="percentage" office:value="0.000368501555811561" calcext:value-type="percentage">
            <text:p>0.0369%</text:p>
          </table:table-cell>
          <table:table-cell office:value-type="percentage" office:value="0.000374005812024807" calcext:value-type="percentage">
            <text:p>0.0374%</text:p>
          </table:table-cell>
          <table:table-cell office:value-type="percentage" office:value="0.000394236000082216" calcext:value-type="percentage">
            <text:p>0.0394%</text:p>
          </table:table-cell>
          <table:table-cell office:value-type="percentage" office:value="0.00049820280876836" calcext:value-type="percentage">
            <text:p>0.0498%</text:p>
          </table:table-cell>
          <table:table-cell table:formula="of:=MAX((1-[.I242]/(1-[.$D$25]));0)" office:value-type="float" office:value="0.99928828170176" calcext:value-type="float">
            <text:p><text:s/>0.9993 </text:p>
          </table:table-cell>
          <table:table-cell/>
          <table:table-cell table:formula="of:=EXP(-[.E242]*[.$D$23])" office:value-type="float" office:value="0.979975200716222" calcext:value-type="float">
            <text:p><text:s/>0.9800 </text:p>
          </table:table-cell>
          <table:table-cell table:formula="of:=IF([.K242]=&quot;yes&quot;;[.L242]*[.$D$22]*([.I242]-[.I241]);0)" office:value-type="float" office:value="0" calcext:value-type="float">
            <text:p><text:s/>- <text:s text:c="2"/></text:p>
          </table:table-cell>
          <table:table-cell table:formula="of:=IF([.K242]=&quot;T_ex&quot;;[.L242]*([.I242]-[.$I$35])*[.$D$22];0)" office:value-type="float" office:value="0" calcext:value-type="float">
            <text:p><text:s/>- <text:s text:c="2"/></text:p>
          </table:table-cell>
          <table:table-cell table:formula="of:=IF([.K242]=&quot;yes&quot;;[.J242]*[.L242]*(0.05)*[.$D$21];0)" office:value-type="float" office:value="0" calcext:value-type="float">
            <text:p><text:s/>- <text:s text:c="2"/></text:p>
          </table:table-cell>
          <table:table-cell table:formula="of:=IF([.K242]=&quot;yes&quot;;[.J242]*[.L24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395606803257276" calcext:value-type="percentage">
            <text:p>0.0396%</text:p>
          </table:table-cell>
          <table:table-cell office:value-type="float" office:value="0.203257328990228" calcext:value-type="float">
            <text:p>0.20</text:p>
          </table:table-cell>
          <table:table-cell office:value-type="percentage" office:value="0.000381493570828557" calcext:value-type="percentage">
            <text:p>0.0381%</text:p>
          </table:table-cell>
          <table:table-cell office:value-type="percentage" office:value="0.000387070703367627" calcext:value-type="percentage">
            <text:p>0.0387%</text:p>
          </table:table-cell>
          <table:table-cell office:value-type="percentage" office:value="0.00040747398429032" calcext:value-type="percentage">
            <text:p>0.0407%</text:p>
          </table:table-cell>
          <table:table-cell office:value-type="percentage" office:value="0.000512353904204342" calcext:value-type="percentage">
            <text:p>0.0512%</text:p>
          </table:table-cell>
          <table:table-cell table:formula="of:=MAX((1-[.I243]/(1-[.$D$25]));0)" office:value-type="float" office:value="0.999268065851137" calcext:value-type="float">
            <text:p><text:s/>0.9993 </text:p>
          </table:table-cell>
          <table:table-cell/>
          <table:table-cell table:formula="of:=EXP(-[.E243]*[.$D$23])" office:value-type="float" office:value="0.979879442346116" calcext:value-type="float">
            <text:p><text:s/>0.9799 </text:p>
          </table:table-cell>
          <table:table-cell table:formula="of:=IF([.K243]=&quot;yes&quot;;[.L243]*[.$D$22]*([.I243]-[.I242]);0)" office:value-type="float" office:value="0" calcext:value-type="float">
            <text:p><text:s/>- <text:s text:c="2"/></text:p>
          </table:table-cell>
          <table:table-cell table:formula="of:=IF([.K243]=&quot;T_ex&quot;;[.L243]*([.I243]-[.$I$35])*[.$D$22];0)" office:value-type="float" office:value="0" calcext:value-type="float">
            <text:p><text:s/>- <text:s text:c="2"/></text:p>
          </table:table-cell>
          <table:table-cell table:formula="of:=IF([.K243]=&quot;yes&quot;;[.J243]*[.L243]*(0.05)*[.$D$21];0)" office:value-type="float" office:value="0" calcext:value-type="float">
            <text:p><text:s/>- <text:s text:c="2"/></text:p>
          </table:table-cell>
          <table:table-cell table:formula="of:=IF([.K243]=&quot;yes&quot;;[.J243]*[.L24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409415682944253" calcext:value-type="percentage">
            <text:p>0.0409%</text:p>
          </table:table-cell>
          <table:table-cell office:value-type="float" office:value="0.204234527687296" calcext:value-type="float">
            <text:p>0.20</text:p>
          </table:table-cell>
          <table:table-cell office:value-type="percentage" office:value="0.000394594924748315" calcext:value-type="percentage">
            <text:p>0.0395%</text:p>
          </table:table-cell>
          <table:table-cell office:value-type="percentage" office:value="0.00040117392761686" calcext:value-type="percentage">
            <text:p>0.0401%</text:p>
          </table:table-cell>
          <table:table-cell office:value-type="percentage" office:value="0.000421141952995271" calcext:value-type="percentage">
            <text:p>0.0421%</text:p>
          </table:table-cell>
          <table:table-cell office:value-type="percentage" office:value="0.000526046641963291" calcext:value-type="percentage">
            <text:p>0.0526%</text:p>
          </table:table-cell>
          <table:table-cell table:formula="of:=MAX((1-[.I244]/(1-[.$D$25]));0)" office:value-type="float" office:value="0.999248504797195" calcext:value-type="float">
            <text:p><text:s/>0.9992 </text:p>
          </table:table-cell>
          <table:table-cell/>
          <table:table-cell table:formula="of:=EXP(-[.E244]*[.$D$23])" office:value-type="float" office:value="0.979783693333049" calcext:value-type="float">
            <text:p><text:s/>0.9798 </text:p>
          </table:table-cell>
          <table:table-cell table:formula="of:=IF([.K244]=&quot;yes&quot;;[.L244]*[.$D$22]*([.I244]-[.I243]);0)" office:value-type="float" office:value="0" calcext:value-type="float">
            <text:p><text:s/>- <text:s text:c="2"/></text:p>
          </table:table-cell>
          <table:table-cell table:formula="of:=IF([.K244]=&quot;T_ex&quot;;[.L244]*([.I244]-[.$I$35])*[.$D$22];0)" office:value-type="float" office:value="0" calcext:value-type="float">
            <text:p><text:s/>- <text:s text:c="2"/></text:p>
          </table:table-cell>
          <table:table-cell table:formula="of:=IF([.K244]=&quot;yes&quot;;[.J244]*[.L244]*(0.05)*[.$D$21];0)" office:value-type="float" office:value="0" calcext:value-type="float">
            <text:p><text:s/>- <text:s text:c="2"/></text:p>
          </table:table-cell>
          <table:table-cell table:formula="of:=IF([.K244]=&quot;yes&quot;;[.J244]*[.L24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423769222776748" calcext:value-type="percentage">
            <text:p>0.0424%</text:p>
          </table:table-cell>
          <table:table-cell office:value-type="float" office:value="0.205211726384365" calcext:value-type="float">
            <text:p>0.21</text:p>
          </table:table-cell>
          <table:table-cell office:value-type="percentage" office:value="0.00040842518463831" calcext:value-type="percentage">
            <text:p>0.0408%</text:p>
          </table:table-cell>
          <table:table-cell office:value-type="percentage" office:value="0.000414941170955469" calcext:value-type="percentage">
            <text:p>0.0415%</text:p>
          </table:table-cell>
          <table:table-cell office:value-type="percentage" office:value="0.000434929017101118" calcext:value-type="percentage">
            <text:p>0.0435%</text:p>
          </table:table-cell>
          <table:table-cell office:value-type="percentage" office:value="0.000541937451289918" calcext:value-type="percentage">
            <text:p>0.0542%</text:p>
          </table:table-cell>
          <table:table-cell table:formula="of:=MAX((1-[.I245]/(1-[.$D$25]));0)" office:value-type="float" office:value="0.999225803641014" calcext:value-type="float">
            <text:p><text:s/>0.9992 </text:p>
          </table:table-cell>
          <table:table-cell/>
          <table:table-cell table:formula="of:=EXP(-[.E245]*[.$D$23])" office:value-type="float" office:value="0.979687953676105" calcext:value-type="float">
            <text:p><text:s/>0.9797 </text:p>
          </table:table-cell>
          <table:table-cell table:formula="of:=IF([.K245]=&quot;yes&quot;;[.L245]*[.$D$22]*([.I245]-[.I244]);0)" office:value-type="float" office:value="0" calcext:value-type="float">
            <text:p><text:s/>- <text:s text:c="2"/></text:p>
          </table:table-cell>
          <table:table-cell table:formula="of:=IF([.K245]=&quot;T_ex&quot;;[.L245]*([.I245]-[.$I$35])*[.$D$22];0)" office:value-type="float" office:value="0" calcext:value-type="float">
            <text:p><text:s/>- <text:s text:c="2"/></text:p>
          </table:table-cell>
          <table:table-cell table:formula="of:=IF([.K245]=&quot;yes&quot;;[.J245]*[.L245]*(0.05)*[.$D$21];0)" office:value-type="float" office:value="0" calcext:value-type="float">
            <text:p><text:s/>- <text:s text:c="2"/></text:p>
          </table:table-cell>
          <table:table-cell table:formula="of:=IF([.K245]=&quot;yes&quot;;[.J245]*[.L24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438622617773901" calcext:value-type="percentage">
            <text:p>0.0439%</text:p>
          </table:table-cell>
          <table:table-cell office:value-type="float" office:value="0.206188925081433" calcext:value-type="float">
            <text:p>0.21</text:p>
          </table:table-cell>
          <table:table-cell office:value-type="percentage" office:value="0.000422159209947041" calcext:value-type="percentage">
            <text:p>0.0422%</text:p>
          </table:table-cell>
          <table:table-cell office:value-type="percentage" office:value="0.000428941471909764" calcext:value-type="percentage">
            <text:p>0.0429%</text:p>
          </table:table-cell>
          <table:table-cell office:value-type="percentage" office:value="0.000449445924130238" calcext:value-type="percentage">
            <text:p>0.0449%</text:p>
          </table:table-cell>
          <table:table-cell office:value-type="percentage" office:value="0.000558236576610186" calcext:value-type="percentage">
            <text:p>0.0558%</text:p>
          </table:table-cell>
          <table:table-cell table:formula="of:=MAX((1-[.I246]/(1-[.$D$25]));0)" office:value-type="float" office:value="0.999202519176271" calcext:value-type="float">
            <text:p><text:s/>0.9992 </text:p>
          </table:table-cell>
          <table:table-cell/>
          <table:table-cell table:formula="of:=EXP(-[.E246]*[.$D$23])" office:value-type="float" office:value="0.979592223374371" calcext:value-type="float">
            <text:p><text:s/>0.9796 </text:p>
          </table:table-cell>
          <table:table-cell table:formula="of:=IF([.K246]=&quot;yes&quot;;[.L246]*[.$D$22]*([.I246]-[.I245]);0)" office:value-type="float" office:value="0" calcext:value-type="float">
            <text:p><text:s/>- <text:s text:c="2"/></text:p>
          </table:table-cell>
          <table:table-cell table:formula="of:=IF([.K246]=&quot;T_ex&quot;;[.L246]*([.I246]-[.$I$35])*[.$D$22];0)" office:value-type="float" office:value="0" calcext:value-type="float">
            <text:p><text:s/>- <text:s text:c="2"/></text:p>
          </table:table-cell>
          <table:table-cell table:formula="of:=IF([.K246]=&quot;yes&quot;;[.J246]*[.L246]*(0.05)*[.$D$21];0)" office:value-type="float" office:value="0" calcext:value-type="float">
            <text:p><text:s/>- <text:s text:c="2"/></text:p>
          </table:table-cell>
          <table:table-cell table:formula="of:=IF([.K246]=&quot;yes&quot;;[.J246]*[.L24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453489549353165" calcext:value-type="percentage">
            <text:p>0.0453%</text:p>
          </table:table-cell>
          <table:table-cell office:value-type="float" office:value="0.207166123778502" calcext:value-type="float">
            <text:p>0.21</text:p>
          </table:table-cell>
          <table:table-cell office:value-type="percentage" office:value="0.00043599072664873" calcext:value-type="percentage">
            <text:p>0.0436%</text:p>
          </table:table-cell>
          <table:table-cell office:value-type="percentage" office:value="0.000442643331059889" calcext:value-type="percentage">
            <text:p>0.0443%</text:p>
          </table:table-cell>
          <table:table-cell office:value-type="percentage" office:value="0.000464663362534421" calcext:value-type="percentage">
            <text:p>0.0465%</text:p>
          </table:table-cell>
          <table:table-cell office:value-type="percentage" office:value="0.000574567910030589" calcext:value-type="percentage">
            <text:p>0.0575%</text:p>
          </table:table-cell>
          <table:table-cell table:formula="of:=MAX((1-[.I247]/(1-[.$D$25]));0)" office:value-type="float" office:value="0.999179188699956" calcext:value-type="float">
            <text:p><text:s/>0.9992 </text:p>
          </table:table-cell>
          <table:table-cell/>
          <table:table-cell table:formula="of:=EXP(-[.E247]*[.$D$23])" office:value-type="float" office:value="0.979496502426932" calcext:value-type="float">
            <text:p><text:s/>0.9795 </text:p>
          </table:table-cell>
          <table:table-cell table:formula="of:=IF([.K247]=&quot;yes&quot;;[.L247]*[.$D$22]*([.I247]-[.I246]);0)" office:value-type="float" office:value="0" calcext:value-type="float">
            <text:p><text:s/>- <text:s text:c="2"/></text:p>
          </table:table-cell>
          <table:table-cell table:formula="of:=IF([.K247]=&quot;T_ex&quot;;[.L247]*([.I247]-[.$I$35])*[.$D$22];0)" office:value-type="float" office:value="0" calcext:value-type="float">
            <text:p><text:s/>- <text:s text:c="2"/></text:p>
          </table:table-cell>
          <table:table-cell table:formula="of:=IF([.K247]=&quot;yes&quot;;[.J247]*[.L247]*(0.05)*[.$D$21];0)" office:value-type="float" office:value="0" calcext:value-type="float">
            <text:p><text:s/>- <text:s text:c="2"/></text:p>
          </table:table-cell>
          <table:table-cell table:formula="of:=IF([.K247]=&quot;yes&quot;;[.J247]*[.L24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469055714404164" calcext:value-type="percentage">
            <text:p>0.0469%</text:p>
          </table:table-cell>
          <table:table-cell office:value-type="float" office:value="0.20814332247557" calcext:value-type="float">
            <text:p>0.21</text:p>
          </table:table-cell>
          <table:table-cell office:value-type="percentage" office:value="0.000449863520356433" calcext:value-type="percentage">
            <text:p>0.0450%</text:p>
          </table:table-cell>
          <table:table-cell office:value-type="percentage" office:value="0.000457266848189394" calcext:value-type="percentage">
            <text:p>0.0457%</text:p>
          </table:table-cell>
          <table:table-cell office:value-type="percentage" office:value="0.00047976165588462" calcext:value-type="percentage">
            <text:p>0.0480%</text:p>
          </table:table-cell>
          <table:table-cell office:value-type="percentage" office:value="0.00059158962194911" calcext:value-type="percentage">
            <text:p>0.0592%</text:p>
          </table:table-cell>
          <table:table-cell table:formula="of:=MAX((1-[.I248]/(1-[.$D$25]));0)" office:value-type="float" office:value="0.999154871968644" calcext:value-type="float">
            <text:p><text:s/>0.9992 </text:p>
          </table:table-cell>
          <table:table-cell/>
          <table:table-cell table:formula="of:=EXP(-[.E248]*[.$D$23])" office:value-type="float" office:value="0.979400790832875" calcext:value-type="float">
            <text:p><text:s/>0.9794 </text:p>
          </table:table-cell>
          <table:table-cell table:formula="of:=IF([.K248]=&quot;yes&quot;;[.L248]*[.$D$22]*([.I248]-[.I247]);0)" office:value-type="float" office:value="0" calcext:value-type="float">
            <text:p><text:s/>- <text:s text:c="2"/></text:p>
          </table:table-cell>
          <table:table-cell table:formula="of:=IF([.K248]=&quot;T_ex&quot;;[.L248]*([.I248]-[.$I$35])*[.$D$22];0)" office:value-type="float" office:value="0" calcext:value-type="float">
            <text:p><text:s/>- <text:s text:c="2"/></text:p>
          </table:table-cell>
          <table:table-cell table:formula="of:=IF([.K248]=&quot;yes&quot;;[.J248]*[.L248]*(0.05)*[.$D$21];0)" office:value-type="float" office:value="0" calcext:value-type="float">
            <text:p><text:s/>- <text:s text:c="2"/></text:p>
          </table:table-cell>
          <table:table-cell table:formula="of:=IF([.K248]=&quot;yes&quot;;[.J248]*[.L24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484146260153274" calcext:value-type="percentage">
            <text:p>0.0484%</text:p>
          </table:table-cell>
          <table:table-cell office:value-type="float" office:value="0.209120521172638" calcext:value-type="float">
            <text:p>0.21</text:p>
          </table:table-cell>
          <table:table-cell office:value-type="percentage" office:value="0.000464177665358422" calcext:value-type="percentage">
            <text:p>0.0464%</text:p>
          </table:table-cell>
          <table:table-cell office:value-type="percentage" office:value="0.000471809523614718" calcext:value-type="percentage">
            <text:p>0.0472%</text:p>
          </table:table-cell>
          <table:table-cell office:value-type="percentage" office:value="0.000495429237820405" calcext:value-type="percentage">
            <text:p>0.0495%</text:p>
          </table:table-cell>
          <table:table-cell office:value-type="percentage" office:value="0.000607447040056692" calcext:value-type="percentage">
            <text:p>0.0607%</text:p>
          </table:table-cell>
          <table:table-cell table:formula="of:=MAX((1-[.I249]/(1-[.$D$25]));0)" office:value-type="float" office:value="0.999132218514205" calcext:value-type="float">
            <text:p><text:s/>0.9991 </text:p>
          </table:table-cell>
          <table:table-cell/>
          <table:table-cell table:formula="of:=EXP(-[.E249]*[.$D$23])" office:value-type="float" office:value="0.979305088591286" calcext:value-type="float">
            <text:p><text:s/>0.9793 </text:p>
          </table:table-cell>
          <table:table-cell table:formula="of:=IF([.K249]=&quot;yes&quot;;[.L249]*[.$D$22]*([.I249]-[.I248]);0)" office:value-type="float" office:value="0" calcext:value-type="float">
            <text:p><text:s/>- <text:s text:c="2"/></text:p>
          </table:table-cell>
          <table:table-cell table:formula="of:=IF([.K249]=&quot;T_ex&quot;;[.L249]*([.I249]-[.$I$35])*[.$D$22];0)" office:value-type="float" office:value="0" calcext:value-type="float">
            <text:p><text:s/>- <text:s text:c="2"/></text:p>
          </table:table-cell>
          <table:table-cell table:formula="of:=IF([.K249]=&quot;yes&quot;;[.J249]*[.L249]*(0.05)*[.$D$21];0)" office:value-type="float" office:value="0" calcext:value-type="float">
            <text:p><text:s/>- <text:s text:c="2"/></text:p>
          </table:table-cell>
          <table:table-cell table:formula="of:=IF([.K249]=&quot;yes&quot;;[.J249]*[.L24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500050072348622" calcext:value-type="percentage">
            <text:p>0.0500%</text:p>
          </table:table-cell>
          <table:table-cell office:value-type="float" office:value="0.210097719869707" calcext:value-type="float">
            <text:p>0.21</text:p>
          </table:table-cell>
          <table:table-cell office:value-type="percentage" office:value="0.000479412874038651" calcext:value-type="percentage">
            <text:p>0.0479%</text:p>
          </table:table-cell>
          <table:table-cell office:value-type="percentage" office:value="0.000486761239395573" calcext:value-type="percentage">
            <text:p>0.0487%</text:p>
          </table:table-cell>
          <table:table-cell office:value-type="percentage" office:value="0.000511326777156378" calcext:value-type="percentage">
            <text:p>0.0511%</text:p>
          </table:table-cell>
          <table:table-cell office:value-type="percentage" office:value="0.000624165206704298" calcext:value-type="percentage">
            <text:p>0.0624%</text:p>
          </table:table-cell>
          <table:table-cell table:formula="of:=MAX((1-[.I250]/(1-[.$D$25]));0)" office:value-type="float" office:value="0.999108335418994" calcext:value-type="float">
            <text:p><text:s/>0.9991 </text:p>
          </table:table-cell>
          <table:table-cell/>
          <table:table-cell table:formula="of:=EXP(-[.E250]*[.$D$23])" office:value-type="float" office:value="0.97920939570125" calcext:value-type="float">
            <text:p><text:s/>0.9792 </text:p>
          </table:table-cell>
          <table:table-cell table:formula="of:=IF([.K250]=&quot;yes&quot;;[.L250]*[.$D$22]*([.I250]-[.I249]);0)" office:value-type="float" office:value="0" calcext:value-type="float">
            <text:p><text:s/>- <text:s text:c="2"/></text:p>
          </table:table-cell>
          <table:table-cell table:formula="of:=IF([.K250]=&quot;T_ex&quot;;[.L250]*([.I250]-[.$I$35])*[.$D$22];0)" office:value-type="float" office:value="0" calcext:value-type="float">
            <text:p><text:s/>- <text:s text:c="2"/></text:p>
          </table:table-cell>
          <table:table-cell table:formula="of:=IF([.K250]=&quot;yes&quot;;[.J250]*[.L250]*(0.05)*[.$D$21];0)" office:value-type="float" office:value="0" calcext:value-type="float">
            <text:p><text:s/>- <text:s text:c="2"/></text:p>
          </table:table-cell>
          <table:table-cell table:formula="of:=IF([.K250]=&quot;yes&quot;;[.J250]*[.L25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516360117930176" calcext:value-type="percentage">
            <text:p>0.0516%</text:p>
          </table:table-cell>
          <table:table-cell office:value-type="float" office:value="0.211074918566775" calcext:value-type="float">
            <text:p>0.21</text:p>
          </table:table-cell>
          <table:table-cell office:value-type="percentage" office:value="0.000494976046762713" calcext:value-type="percentage">
            <text:p>0.0495%</text:p>
          </table:table-cell>
          <table:table-cell office:value-type="percentage" office:value="0.000502648413874335" calcext:value-type="percentage">
            <text:p>0.0503%</text:p>
          </table:table-cell>
          <table:table-cell office:value-type="percentage" office:value="0.000527826925151375" calcext:value-type="percentage">
            <text:p>0.0528%</text:p>
          </table:table-cell>
          <table:table-cell office:value-type="percentage" office:value="0.000640485753611194" calcext:value-type="percentage">
            <text:p>0.0640%</text:p>
          </table:table-cell>
          <table:table-cell table:formula="of:=MAX((1-[.I251]/(1-[.$D$25]));0)" office:value-type="float" office:value="0.999085020351984" calcext:value-type="float">
            <text:p><text:s/>0.9991 </text:p>
          </table:table-cell>
          <table:table-cell/>
          <table:table-cell table:formula="of:=EXP(-[.E251]*[.$D$23])" office:value-type="float" office:value="0.979113712161854" calcext:value-type="float">
            <text:p><text:s/>0.9791 </text:p>
          </table:table-cell>
          <table:table-cell table:formula="of:=IF([.K251]=&quot;yes&quot;;[.L251]*[.$D$22]*([.I251]-[.I250]);0)" office:value-type="float" office:value="0" calcext:value-type="float">
            <text:p><text:s/>- <text:s text:c="2"/></text:p>
          </table:table-cell>
          <table:table-cell table:formula="of:=IF([.K251]=&quot;T_ex&quot;;[.L251]*([.I251]-[.$I$35])*[.$D$22];0)" office:value-type="float" office:value="0" calcext:value-type="float">
            <text:p><text:s/>- <text:s text:c="2"/></text:p>
          </table:table-cell>
          <table:table-cell table:formula="of:=IF([.K251]=&quot;yes&quot;;[.J251]*[.L251]*(0.05)*[.$D$21];0)" office:value-type="float" office:value="0" calcext:value-type="float">
            <text:p><text:s/>- <text:s text:c="2"/></text:p>
          </table:table-cell>
          <table:table-cell table:formula="of:=IF([.K251]=&quot;yes&quot;;[.J251]*[.L25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53307367836289" calcext:value-type="percentage">
            <text:p>0.0533%</text:p>
          </table:table-cell>
          <table:table-cell office:value-type="float" office:value="0.212052117263844" calcext:value-type="float">
            <text:p>0.21</text:p>
          </table:table-cell>
          <table:table-cell office:value-type="percentage" office:value="0.000510121374915181" calcext:value-type="percentage">
            <text:p>0.0510%</text:p>
          </table:table-cell>
          <table:table-cell office:value-type="percentage" office:value="0.00051876289069184" calcext:value-type="percentage">
            <text:p>0.0519%</text:p>
          </table:table-cell>
          <table:table-cell office:value-type="percentage" office:value="0.000545215922053077" calcext:value-type="percentage">
            <text:p>0.0545%</text:p>
          </table:table-cell>
          <table:table-cell office:value-type="percentage" office:value="0.000661979261606818" calcext:value-type="percentage">
            <text:p>0.0662%</text:p>
          </table:table-cell>
          <table:table-cell table:formula="of:=MAX((1-[.I252]/(1-[.$D$25]));0)" office:value-type="float" office:value="0.999054315340562" calcext:value-type="float">
            <text:p><text:s/>0.9991 </text:p>
          </table:table-cell>
          <table:table-cell/>
          <table:table-cell table:formula="of:=EXP(-[.E252]*[.$D$23])" office:value-type="float" office:value="0.979018037972184" calcext:value-type="float">
            <text:p><text:s/>0.9790 </text:p>
          </table:table-cell>
          <table:table-cell table:formula="of:=IF([.K252]=&quot;yes&quot;;[.L252]*[.$D$22]*([.I252]-[.I251]);0)" office:value-type="float" office:value="0" calcext:value-type="float">
            <text:p><text:s/>- <text:s text:c="2"/></text:p>
          </table:table-cell>
          <table:table-cell table:formula="of:=IF([.K252]=&quot;T_ex&quot;;[.L252]*([.I252]-[.$I$35])*[.$D$22];0)" office:value-type="float" office:value="0" calcext:value-type="float">
            <text:p><text:s/>- <text:s text:c="2"/></text:p>
          </table:table-cell>
          <table:table-cell table:formula="of:=IF([.K252]=&quot;yes&quot;;[.J252]*[.L252]*(0.05)*[.$D$21];0)" office:value-type="float" office:value="0" calcext:value-type="float">
            <text:p><text:s/>- <text:s text:c="2"/></text:p>
          </table:table-cell>
          <table:table-cell table:formula="of:=IF([.K252]=&quot;yes&quot;;[.J252]*[.L25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550460245686099" calcext:value-type="percentage">
            <text:p>0.0550%</text:p>
          </table:table-cell>
          <table:table-cell office:value-type="float" office:value="0.213029315960912" calcext:value-type="float">
            <text:p>0.21</text:p>
          </table:table-cell>
          <table:table-cell office:value-type="percentage" office:value="0.000525933334359795" calcext:value-type="percentage">
            <text:p>0.0526%</text:p>
          </table:table-cell>
          <table:table-cell office:value-type="percentage" office:value="0.000535181913165941" calcext:value-type="percentage">
            <text:p>0.0535%</text:p>
          </table:table-cell>
          <table:table-cell office:value-type="percentage" office:value="0.000562020786945353" calcext:value-type="percentage">
            <text:p>0.0562%</text:p>
          </table:table-cell>
          <table:table-cell office:value-type="percentage" office:value="0.000680801026979203" calcext:value-type="percentage">
            <text:p>0.0681%</text:p>
          </table:table-cell>
          <table:table-cell table:formula="of:=MAX((1-[.I253]/(1-[.$D$25]));0)" office:value-type="float" office:value="0.999027427104315" calcext:value-type="float">
            <text:p><text:s/>0.9990 </text:p>
          </table:table-cell>
          <table:table-cell/>
          <table:table-cell table:formula="of:=EXP(-[.E253]*[.$D$23])" office:value-type="float" office:value="0.978922373131327" calcext:value-type="float">
            <text:p><text:s/>0.9789 </text:p>
          </table:table-cell>
          <table:table-cell table:formula="of:=IF([.K253]=&quot;yes&quot;;[.L253]*[.$D$22]*([.I253]-[.I252]);0)" office:value-type="float" office:value="0" calcext:value-type="float">
            <text:p><text:s/>- <text:s text:c="2"/></text:p>
          </table:table-cell>
          <table:table-cell table:formula="of:=IF([.K253]=&quot;T_ex&quot;;[.L253]*([.I253]-[.$I$35])*[.$D$22];0)" office:value-type="float" office:value="0" calcext:value-type="float">
            <text:p><text:s/>- <text:s text:c="2"/></text:p>
          </table:table-cell>
          <table:table-cell table:formula="of:=IF([.K253]=&quot;yes&quot;;[.J253]*[.L253]*(0.05)*[.$D$21];0)" office:value-type="float" office:value="0" calcext:value-type="float">
            <text:p><text:s/>- <text:s text:c="2"/></text:p>
          </table:table-cell>
          <table:table-cell table:formula="of:=IF([.K253]=&quot;yes&quot;;[.J253]*[.L25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567576669459758" calcext:value-type="percentage">
            <text:p>0.0568%</text:p>
          </table:table-cell>
          <table:table-cell office:value-type="float" office:value="0.21400651465798" calcext:value-type="float">
            <text:p>0.21</text:p>
          </table:table-cell>
          <table:table-cell office:value-type="percentage" office:value="0.000542213269466738" calcext:value-type="percentage">
            <text:p>0.0542%</text:p>
          </table:table-cell>
          <table:table-cell office:value-type="percentage" office:value="0.000552774714882922" calcext:value-type="percentage">
            <text:p>0.0553%</text:p>
          </table:table-cell>
          <table:table-cell office:value-type="percentage" office:value="0.000579948124037205" calcext:value-type="percentage">
            <text:p>0.0580%</text:p>
          </table:table-cell>
          <table:table-cell office:value-type="percentage" office:value="0.000702197168906367" calcext:value-type="percentage">
            <text:p>0.0702%</text:p>
          </table:table-cell>
          <table:table-cell table:formula="of:=MAX((1-[.I254]/(1-[.$D$25]));0)" office:value-type="float" office:value="0.998996861187277" calcext:value-type="float">
            <text:p><text:s/>0.9990 </text:p>
          </table:table-cell>
          <table:table-cell/>
          <table:table-cell table:formula="of:=EXP(-[.E254]*[.$D$23])" office:value-type="float" office:value="0.978826717638369" calcext:value-type="float">
            <text:p><text:s/>0.9788 </text:p>
          </table:table-cell>
          <table:table-cell table:formula="of:=IF([.K254]=&quot;yes&quot;;[.L254]*[.$D$22]*([.I254]-[.I253]);0)" office:value-type="float" office:value="0" calcext:value-type="float">
            <text:p><text:s/>- <text:s text:c="2"/></text:p>
          </table:table-cell>
          <table:table-cell table:formula="of:=IF([.K254]=&quot;T_ex&quot;;[.L254]*([.I254]-[.$I$35])*[.$D$22];0)" office:value-type="float" office:value="0" calcext:value-type="float">
            <text:p><text:s/>- <text:s text:c="2"/></text:p>
          </table:table-cell>
          <table:table-cell table:formula="of:=IF([.K254]=&quot;yes&quot;;[.J254]*[.L254]*(0.05)*[.$D$21];0)" office:value-type="float" office:value="0" calcext:value-type="float">
            <text:p><text:s/>- <text:s text:c="2"/></text:p>
          </table:table-cell>
          <table:table-cell table:formula="of:=IF([.K254]=&quot;yes&quot;;[.J254]*[.L25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585285515204433" calcext:value-type="percentage">
            <text:p>0.0585%</text:p>
          </table:table-cell>
          <table:table-cell office:value-type="float" office:value="0.214983713355049" calcext:value-type="float">
            <text:p>0.21</text:p>
          </table:table-cell>
          <table:table-cell office:value-type="percentage" office:value="0.000558645217472027" calcext:value-type="percentage">
            <text:p>0.0559%</text:p>
          </table:table-cell>
          <table:table-cell office:value-type="percentage" office:value="0.0005713169519489" calcext:value-type="percentage">
            <text:p>0.0571%</text:p>
          </table:table-cell>
          <table:table-cell office:value-type="percentage" office:value="0.000598149665511815" calcext:value-type="percentage">
            <text:p>0.0598%</text:p>
          </table:table-cell>
          <table:table-cell office:value-type="percentage" office:value="0.000723704839390155" calcext:value-type="percentage">
            <text:p>0.0724%</text:p>
          </table:table-cell>
          <table:table-cell table:formula="of:=MAX((1-[.I255]/(1-[.$D$25]));0)" office:value-type="float" office:value="0.998966135943728" calcext:value-type="float">
            <text:p><text:s/>0.9990 </text:p>
          </table:table-cell>
          <table:table-cell/>
          <table:table-cell table:formula="of:=EXP(-[.E255]*[.$D$23])" office:value-type="float" office:value="0.978731071492396" calcext:value-type="float">
            <text:p><text:s/>0.9787 </text:p>
          </table:table-cell>
          <table:table-cell table:formula="of:=IF([.K255]=&quot;yes&quot;;[.L255]*[.$D$22]*([.I255]-[.I254]);0)" office:value-type="float" office:value="0" calcext:value-type="float">
            <text:p><text:s/>- <text:s text:c="2"/></text:p>
          </table:table-cell>
          <table:table-cell table:formula="of:=IF([.K255]=&quot;T_ex&quot;;[.L255]*([.I255]-[.$I$35])*[.$D$22];0)" office:value-type="float" office:value="0" calcext:value-type="float">
            <text:p><text:s/>- <text:s text:c="2"/></text:p>
          </table:table-cell>
          <table:table-cell table:formula="of:=IF([.K255]=&quot;yes&quot;;[.J255]*[.L255]*(0.05)*[.$D$21];0)" office:value-type="float" office:value="0" calcext:value-type="float">
            <text:p><text:s/>- <text:s text:c="2"/></text:p>
          </table:table-cell>
          <table:table-cell table:formula="of:=IF([.K255]=&quot;yes&quot;;[.J255]*[.L25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603147512158746" calcext:value-type="percentage">
            <text:p>0.0603%</text:p>
          </table:table-cell>
          <table:table-cell office:value-type="float" office:value="0.215960912052117" calcext:value-type="float">
            <text:p>0.22</text:p>
          </table:table-cell>
          <table:table-cell office:value-type="percentage" office:value="0.000576278329041029" calcext:value-type="percentage">
            <text:p>0.0576%</text:p>
          </table:table-cell>
          <table:table-cell office:value-type="percentage" office:value="0.00058985989852792" calcext:value-type="percentage">
            <text:p>0.0590%</text:p>
          </table:table-cell>
          <table:table-cell office:value-type="percentage" office:value="0.000616934689695586" calcext:value-type="percentage">
            <text:p>0.0617%</text:p>
          </table:table-cell>
          <table:table-cell office:value-type="percentage" office:value="0.000745001965084322" calcext:value-type="percentage">
            <text:p>0.0745%</text:p>
          </table:table-cell>
          <table:table-cell table:formula="of:=MAX((1-[.I256]/(1-[.$D$25]));0)" office:value-type="float" office:value="0.998935711478451" calcext:value-type="float">
            <text:p><text:s/>0.9989 </text:p>
          </table:table-cell>
          <table:table-cell/>
          <table:table-cell table:formula="of:=EXP(-[.E256]*[.$D$23])" office:value-type="float" office:value="0.978635434692496" calcext:value-type="float">
            <text:p><text:s/>0.9786 </text:p>
          </table:table-cell>
          <table:table-cell table:formula="of:=IF([.K256]=&quot;yes&quot;;[.L256]*[.$D$22]*([.I256]-[.I255]);0)" office:value-type="float" office:value="0" calcext:value-type="float">
            <text:p><text:s/>- <text:s text:c="2"/></text:p>
          </table:table-cell>
          <table:table-cell table:formula="of:=IF([.K256]=&quot;T_ex&quot;;[.L256]*([.I256]-[.$I$35])*[.$D$22];0)" office:value-type="float" office:value="0" calcext:value-type="float">
            <text:p><text:s/>- <text:s text:c="2"/></text:p>
          </table:table-cell>
          <table:table-cell table:formula="of:=IF([.K256]=&quot;yes&quot;;[.J256]*[.L256]*(0.05)*[.$D$21];0)" office:value-type="float" office:value="0" calcext:value-type="float">
            <text:p><text:s/>- <text:s text:c="2"/></text:p>
          </table:table-cell>
          <table:table-cell table:formula="of:=IF([.K256]=&quot;yes&quot;;[.J256]*[.L25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621276636040383" calcext:value-type="percentage">
            <text:p>0.0621%</text:p>
          </table:table-cell>
          <table:table-cell office:value-type="float" office:value="0.216938110749186" calcext:value-type="float">
            <text:p>0.22</text:p>
          </table:table-cell>
          <table:table-cell office:value-type="percentage" office:value="0.000594040702812589" calcext:value-type="percentage">
            <text:p>0.0594%</text:p>
          </table:table-cell>
          <table:table-cell office:value-type="percentage" office:value="0.000608269878884654" calcext:value-type="percentage">
            <text:p>0.0608%</text:p>
          </table:table-cell>
          <table:table-cell office:value-type="percentage" office:value="0.000635816471214108" calcext:value-type="percentage">
            <text:p>0.0636%</text:p>
          </table:table-cell>
          <table:table-cell office:value-type="percentage" office:value="0.000768467206814769" calcext:value-type="percentage">
            <text:p>0.0768%</text:p>
          </table:table-cell>
          <table:table-cell table:formula="of:=MAX((1-[.I257]/(1-[.$D$25]));0)" office:value-type="float" office:value="0.99890218970455" calcext:value-type="float">
            <text:p><text:s/>0.9989 </text:p>
          </table:table-cell>
          <table:table-cell/>
          <table:table-cell table:formula="of:=EXP(-[.E257]*[.$D$23])" office:value-type="float" office:value="0.978539807237754" calcext:value-type="float">
            <text:p><text:s/>0.9785 </text:p>
          </table:table-cell>
          <table:table-cell table:formula="of:=IF([.K257]=&quot;yes&quot;;[.L257]*[.$D$22]*([.I257]-[.I256]);0)" office:value-type="float" office:value="0" calcext:value-type="float">
            <text:p><text:s/>- <text:s text:c="2"/></text:p>
          </table:table-cell>
          <table:table-cell table:formula="of:=IF([.K257]=&quot;T_ex&quot;;[.L257]*([.I257]-[.$I$35])*[.$D$22];0)" office:value-type="float" office:value="0" calcext:value-type="float">
            <text:p><text:s/>- <text:s text:c="2"/></text:p>
          </table:table-cell>
          <table:table-cell table:formula="of:=IF([.K257]=&quot;yes&quot;;[.J257]*[.L257]*(0.05)*[.$D$21];0)" office:value-type="float" office:value="0" calcext:value-type="float">
            <text:p><text:s/>- <text:s text:c="2"/></text:p>
          </table:table-cell>
          <table:table-cell table:formula="of:=IF([.K257]=&quot;yes&quot;;[.J257]*[.L25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640012974608293" calcext:value-type="percentage">
            <text:p>0.0640%</text:p>
          </table:table-cell>
          <table:table-cell office:value-type="float" office:value="0.217915309446254" calcext:value-type="float">
            <text:p>0.22</text:p>
          </table:table-cell>
          <table:table-cell office:value-type="percentage" office:value="0.000611722259917514" calcext:value-type="percentage">
            <text:p>0.0612%</text:p>
          </table:table-cell>
          <table:table-cell office:value-type="percentage" office:value="0.000626627842454881" calcext:value-type="percentage">
            <text:p>0.0627%</text:p>
          </table:table-cell>
          <table:table-cell office:value-type="percentage" office:value="0.00065479528992642" calcext:value-type="percentage">
            <text:p>0.0655%</text:p>
          </table:table-cell>
          <table:table-cell office:value-type="percentage" office:value="0.000788060996033021" calcext:value-type="percentage">
            <text:p>0.0788%</text:p>
          </table:table-cell>
          <table:table-cell table:formula="of:=MAX((1-[.I258]/(1-[.$D$25]));0)" office:value-type="float" office:value="0.998874198577096" calcext:value-type="float">
            <text:p><text:s/>0.9989 </text:p>
          </table:table-cell>
          <table:table-cell/>
          <table:table-cell table:formula="of:=EXP(-[.E258]*[.$D$23])" office:value-type="float" office:value="0.978444189127259" calcext:value-type="float">
            <text:p><text:s/>0.9784 </text:p>
          </table:table-cell>
          <table:table-cell table:formula="of:=IF([.K258]=&quot;yes&quot;;[.L258]*[.$D$22]*([.I258]-[.I257]);0)" office:value-type="float" office:value="0" calcext:value-type="float">
            <text:p><text:s/>- <text:s text:c="2"/></text:p>
          </table:table-cell>
          <table:table-cell table:formula="of:=IF([.K258]=&quot;T_ex&quot;;[.L258]*([.I258]-[.$I$35])*[.$D$22];0)" office:value-type="float" office:value="0" calcext:value-type="float">
            <text:p><text:s/>- <text:s text:c="2"/></text:p>
          </table:table-cell>
          <table:table-cell table:formula="of:=IF([.K258]=&quot;yes&quot;;[.J258]*[.L258]*(0.05)*[.$D$21];0)" office:value-type="float" office:value="0" calcext:value-type="float">
            <text:p><text:s/>- <text:s text:c="2"/></text:p>
          </table:table-cell>
          <table:table-cell table:formula="of:=IF([.K258]=&quot;yes&quot;;[.J258]*[.L25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658823896377854" calcext:value-type="percentage">
            <text:p>0.0659%</text:p>
          </table:table-cell>
          <table:table-cell office:value-type="float" office:value="0.218892508143322" calcext:value-type="float">
            <text:p>0.22</text:p>
          </table:table-cell>
          <table:table-cell office:value-type="percentage" office:value="0.00062983775735237" calcext:value-type="percentage">
            <text:p>0.0630%</text:p>
          </table:table-cell>
          <table:table-cell office:value-type="percentage" office:value="0.000645466572879389" calcext:value-type="percentage">
            <text:p>0.0645%</text:p>
          </table:table-cell>
          <table:table-cell office:value-type="percentage" office:value="0.000674256142896877" calcext:value-type="percentage">
            <text:p>0.0674%</text:p>
          </table:table-cell>
          <table:table-cell office:value-type="percentage" office:value="0.000812175730922771" calcext:value-type="percentage">
            <text:p>0.0812%</text:p>
          </table:table-cell>
          <table:table-cell table:formula="of:=MAX((1-[.I259]/(1-[.$D$25]));0)" office:value-type="float" office:value="0.998839748955825" calcext:value-type="float">
            <text:p><text:s/>0.9988 </text:p>
          </table:table-cell>
          <table:table-cell/>
          <table:table-cell table:formula="of:=EXP(-[.E259]*[.$D$23])" office:value-type="float" office:value="0.978348580360096" calcext:value-type="float">
            <text:p><text:s/>0.9783 </text:p>
          </table:table-cell>
          <table:table-cell table:formula="of:=IF([.K259]=&quot;yes&quot;;[.L259]*[.$D$22]*([.I259]-[.I258]);0)" office:value-type="float" office:value="0" calcext:value-type="float">
            <text:p><text:s/>- <text:s text:c="2"/></text:p>
          </table:table-cell>
          <table:table-cell table:formula="of:=IF([.K259]=&quot;T_ex&quot;;[.L259]*([.I259]-[.$I$35])*[.$D$22];0)" office:value-type="float" office:value="0" calcext:value-type="float">
            <text:p><text:s/>- <text:s text:c="2"/></text:p>
          </table:table-cell>
          <table:table-cell table:formula="of:=IF([.K259]=&quot;yes&quot;;[.J259]*[.L259]*(0.05)*[.$D$21];0)" office:value-type="float" office:value="0" calcext:value-type="float">
            <text:p><text:s/>- <text:s text:c="2"/></text:p>
          </table:table-cell>
          <table:table-cell table:formula="of:=IF([.K259]=&quot;yes&quot;;[.J259]*[.L25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678483745097778" calcext:value-type="percentage">
            <text:p>0.0678%</text:p>
          </table:table-cell>
          <table:table-cell office:value-type="float" office:value="0.219869706840391" calcext:value-type="float">
            <text:p>0.22</text:p>
          </table:table-cell>
          <table:table-cell office:value-type="percentage" office:value="0.000647671570151274" calcext:value-type="percentage">
            <text:p>0.0648%</text:p>
          </table:table-cell>
          <table:table-cell office:value-type="percentage" office:value="0.000664964596483281" calcext:value-type="percentage">
            <text:p>0.0665%</text:p>
          </table:table-cell>
          <table:table-cell office:value-type="percentage" office:value="0.000694366820287976" calcext:value-type="percentage">
            <text:p>0.0694%</text:p>
          </table:table-cell>
          <table:table-cell office:value-type="percentage" office:value="0.000836298200137505" calcext:value-type="percentage">
            <text:p>0.0836%</text:p>
          </table:table-cell>
          <table:table-cell table:formula="of:=MAX((1-[.I260]/(1-[.$D$25]));0)" office:value-type="float" office:value="0.998805288285518" calcext:value-type="float">
            <text:p><text:s/>0.9988 </text:p>
          </table:table-cell>
          <table:table-cell/>
          <table:table-cell table:formula="of:=EXP(-[.E260]*[.$D$23])" office:value-type="float" office:value="0.978252980935353" calcext:value-type="float">
            <text:p><text:s/>0.9783 </text:p>
          </table:table-cell>
          <table:table-cell table:formula="of:=IF([.K260]=&quot;yes&quot;;[.L260]*[.$D$22]*([.I260]-[.I259]);0)" office:value-type="float" office:value="0" calcext:value-type="float">
            <text:p><text:s/>- <text:s text:c="2"/></text:p>
          </table:table-cell>
          <table:table-cell table:formula="of:=IF([.K260]=&quot;T_ex&quot;;[.L260]*([.I260]-[.$I$35])*[.$D$22];0)" office:value-type="float" office:value="0" calcext:value-type="float">
            <text:p><text:s/>- <text:s text:c="2"/></text:p>
          </table:table-cell>
          <table:table-cell table:formula="of:=IF([.K260]=&quot;yes&quot;;[.J260]*[.L260]*(0.05)*[.$D$21];0)" office:value-type="float" office:value="0" calcext:value-type="float">
            <text:p><text:s/>- <text:s text:c="2"/></text:p>
          </table:table-cell>
          <table:table-cell table:formula="of:=IF([.K260]=&quot;yes&quot;;[.J260]*[.L26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697807469550106" calcext:value-type="percentage">
            <text:p>0.0698%</text:p>
          </table:table-cell>
          <table:table-cell office:value-type="float" office:value="0.220846905537459" calcext:value-type="float">
            <text:p>0.22</text:p>
          </table:table-cell>
          <table:table-cell office:value-type="percentage" office:value="0.000666744761572713" calcext:value-type="percentage">
            <text:p>0.0667%</text:p>
          </table:table-cell>
          <table:table-cell office:value-type="percentage" office:value="0.000684566482882665" calcext:value-type="percentage">
            <text:p>0.0685%</text:p>
          </table:table-cell>
          <table:table-cell office:value-type="percentage" office:value="0.000715721288503882" calcext:value-type="percentage">
            <text:p>0.0716%</text:p>
          </table:table-cell>
          <table:table-cell office:value-type="percentage" office:value="0.000858793118537938" calcext:value-type="percentage">
            <text:p>0.0859%</text:p>
          </table:table-cell>
          <table:table-cell table:formula="of:=MAX((1-[.I261]/(1-[.$D$25]));0)" office:value-type="float" office:value="0.998773152687803" calcext:value-type="float">
            <text:p><text:s/>0.9988 </text:p>
          </table:table-cell>
          <table:table-cell/>
          <table:table-cell table:formula="of:=EXP(-[.E261]*[.$D$23])" office:value-type="float" office:value="0.978157390852117" calcext:value-type="float">
            <text:p><text:s/>0.9782 </text:p>
          </table:table-cell>
          <table:table-cell table:formula="of:=IF([.K261]=&quot;yes&quot;;[.L261]*[.$D$22]*([.I261]-[.I260]);0)" office:value-type="float" office:value="0" calcext:value-type="float">
            <text:p><text:s/>- <text:s text:c="2"/></text:p>
          </table:table-cell>
          <table:table-cell table:formula="of:=IF([.K261]=&quot;T_ex&quot;;[.L261]*([.I261]-[.$I$35])*[.$D$22];0)" office:value-type="float" office:value="0" calcext:value-type="float">
            <text:p><text:s/>- <text:s text:c="2"/></text:p>
          </table:table-cell>
          <table:table-cell table:formula="of:=IF([.K261]=&quot;yes&quot;;[.J261]*[.L261]*(0.05)*[.$D$21];0)" office:value-type="float" office:value="0" calcext:value-type="float">
            <text:p><text:s/>- <text:s text:c="2"/></text:p>
          </table:table-cell>
          <table:table-cell table:formula="of:=IF([.K261]=&quot;yes&quot;;[.J261]*[.L26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717575913348945" calcext:value-type="percentage">
            <text:p>0.0718%</text:p>
          </table:table-cell>
          <table:table-cell office:value-type="float" office:value="0.221824104234528" calcext:value-type="float">
            <text:p>0.22</text:p>
          </table:table-cell>
          <table:table-cell office:value-type="percentage" office:value="0.000686682663764204" calcext:value-type="percentage">
            <text:p>0.0687%</text:p>
          </table:table-cell>
          <table:table-cell office:value-type="percentage" office:value="0.000705685586564576" calcext:value-type="percentage">
            <text:p>0.0706%</text:p>
          </table:table-cell>
          <table:table-cell office:value-type="percentage" office:value="0.000736238158380957" calcext:value-type="percentage">
            <text:p>0.0736%</text:p>
          </table:table-cell>
          <table:table-cell office:value-type="percentage" office:value="0.000877944161017948" calcext:value-type="percentage">
            <text:p>0.0878%</text:p>
          </table:table-cell>
          <table:table-cell table:formula="of:=MAX((1-[.I262]/(1-[.$D$25]));0)" office:value-type="float" office:value="0.998745794055689" calcext:value-type="float">
            <text:p><text:s/>0.9987 </text:p>
          </table:table-cell>
          <table:table-cell/>
          <table:table-cell table:formula="of:=EXP(-[.E262]*[.$D$23])" office:value-type="float" office:value="0.978061810109475" calcext:value-type="float">
            <text:p><text:s/>0.9781 </text:p>
          </table:table-cell>
          <table:table-cell table:formula="of:=IF([.K262]=&quot;yes&quot;;[.L262]*[.$D$22]*([.I262]-[.I261]);0)" office:value-type="float" office:value="0" calcext:value-type="float">
            <text:p><text:s/>- <text:s text:c="2"/></text:p>
          </table:table-cell>
          <table:table-cell table:formula="of:=IF([.K262]=&quot;T_ex&quot;;[.L262]*([.I262]-[.$I$35])*[.$D$22];0)" office:value-type="float" office:value="0" calcext:value-type="float">
            <text:p><text:s/>- <text:s text:c="2"/></text:p>
          </table:table-cell>
          <table:table-cell table:formula="of:=IF([.K262]=&quot;yes&quot;;[.J262]*[.L262]*(0.05)*[.$D$21];0)" office:value-type="float" office:value="0" calcext:value-type="float">
            <text:p><text:s/>- <text:s text:c="2"/></text:p>
          </table:table-cell>
          <table:table-cell table:formula="of:=IF([.K262]=&quot;yes&quot;;[.J262]*[.L26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737635319825711" calcext:value-type="percentage">
            <text:p>0.0738%</text:p>
          </table:table-cell>
          <table:table-cell office:value-type="float" office:value="0.222801302931596" calcext:value-type="float">
            <text:p>0.22</text:p>
          </table:table-cell>
          <table:table-cell office:value-type="percentage" office:value="0.000707293693309212" calcext:value-type="percentage">
            <text:p>0.0707%</text:p>
          </table:table-cell>
          <table:table-cell office:value-type="percentage" office:value="0.000726533789421766" calcext:value-type="percentage">
            <text:p>0.0727%</text:p>
          </table:table-cell>
          <table:table-cell office:value-type="percentage" office:value="0.000757518989422844" calcext:value-type="percentage">
            <text:p>0.0758%</text:p>
          </table:table-cell>
          <table:table-cell office:value-type="percentage" office:value="0.000899781209795918" calcext:value-type="percentage">
            <text:p>0.0900%</text:p>
          </table:table-cell>
          <table:table-cell table:formula="of:=MAX((1-[.I263]/(1-[.$D$25]));0)" office:value-type="float" office:value="0.99871459827172" calcext:value-type="float">
            <text:p><text:s/>0.9987 </text:p>
          </table:table-cell>
          <table:table-cell/>
          <table:table-cell table:formula="of:=EXP(-[.E263]*[.$D$23])" office:value-type="float" office:value="0.977966238706514" calcext:value-type="float">
            <text:p><text:s/>0.9780 </text:p>
          </table:table-cell>
          <table:table-cell table:formula="of:=IF([.K263]=&quot;yes&quot;;[.L263]*[.$D$22]*([.I263]-[.I262]);0)" office:value-type="float" office:value="0" calcext:value-type="float">
            <text:p><text:s/>- <text:s text:c="2"/></text:p>
          </table:table-cell>
          <table:table-cell table:formula="of:=IF([.K263]=&quot;T_ex&quot;;[.L263]*([.I263]-[.$I$35])*[.$D$22];0)" office:value-type="float" office:value="0" calcext:value-type="float">
            <text:p><text:s/>- <text:s text:c="2"/></text:p>
          </table:table-cell>
          <table:table-cell table:formula="of:=IF([.K263]=&quot;yes&quot;;[.J263]*[.L263]*(0.05)*[.$D$21];0)" office:value-type="float" office:value="0" calcext:value-type="float">
            <text:p><text:s/>- <text:s text:c="2"/></text:p>
          </table:table-cell>
          <table:table-cell table:formula="of:=IF([.K263]=&quot;yes&quot;;[.J263]*[.L26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757768987547478" calcext:value-type="percentage">
            <text:p>0.0758%</text:p>
          </table:table-cell>
          <table:table-cell office:value-type="float" office:value="0.223778501628665" calcext:value-type="float">
            <text:p>0.22</text:p>
          </table:table-cell>
          <table:table-cell office:value-type="percentage" office:value="0.000727785700530347" calcext:value-type="percentage">
            <text:p>0.0728%</text:p>
          </table:table-cell>
          <table:table-cell office:value-type="percentage" office:value="0.000748034013335547" calcext:value-type="percentage">
            <text:p>0.0748%</text:p>
          </table:table-cell>
          <table:table-cell office:value-type="percentage" office:value="0.000780652592243457" calcext:value-type="percentage">
            <text:p>0.0781%</text:p>
          </table:table-cell>
          <table:table-cell office:value-type="percentage" office:value="0.000922509562907068" calcext:value-type="percentage">
            <text:p>0.0923%</text:p>
          </table:table-cell>
          <table:table-cell table:formula="of:=MAX((1-[.I264]/(1-[.$D$25]));0)" office:value-type="float" office:value="0.998682129195847" calcext:value-type="float">
            <text:p><text:s/>0.9987 </text:p>
          </table:table-cell>
          <table:table-cell/>
          <table:table-cell table:formula="of:=EXP(-[.E264]*[.$D$23])" office:value-type="float" office:value="0.977870676642323" calcext:value-type="float">
            <text:p><text:s/>0.9779 </text:p>
          </table:table-cell>
          <table:table-cell table:formula="of:=IF([.K264]=&quot;yes&quot;;[.L264]*[.$D$22]*([.I264]-[.I263]);0)" office:value-type="float" office:value="0" calcext:value-type="float">
            <text:p><text:s/>- <text:s text:c="2"/></text:p>
          </table:table-cell>
          <table:table-cell table:formula="of:=IF([.K264]=&quot;T_ex&quot;;[.L264]*([.I264]-[.$I$35])*[.$D$22];0)" office:value-type="float" office:value="0" calcext:value-type="float">
            <text:p><text:s/>- <text:s text:c="2"/></text:p>
          </table:table-cell>
          <table:table-cell table:formula="of:=IF([.K264]=&quot;yes&quot;;[.J264]*[.L264]*(0.05)*[.$D$21];0)" office:value-type="float" office:value="0" calcext:value-type="float">
            <text:p><text:s/>- <text:s text:c="2"/></text:p>
          </table:table-cell>
          <table:table-cell table:formula="of:=IF([.K264]=&quot;yes&quot;;[.J264]*[.L26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77887763159426" calcext:value-type="percentage">
            <text:p>0.0779%</text:p>
          </table:table-cell>
          <table:table-cell office:value-type="float" office:value="0.224755700325733" calcext:value-type="float">
            <text:p>0.22</text:p>
          </table:table-cell>
          <table:table-cell office:value-type="percentage" office:value="0.000748353318029856" calcext:value-type="percentage">
            <text:p>0.0748%</text:p>
          </table:table-cell>
          <table:table-cell office:value-type="percentage" office:value="0.000769221964305631" calcext:value-type="percentage">
            <text:p>0.0769%</text:p>
          </table:table-cell>
          <table:table-cell office:value-type="percentage" office:value="0.000803577360654749" calcext:value-type="percentage">
            <text:p>0.0804%</text:p>
          </table:table-cell>
          <table:table-cell office:value-type="percentage" office:value="0.000946777330106534" calcext:value-type="percentage">
            <text:p>0.0947%</text:p>
          </table:table-cell>
          <table:table-cell table:formula="of:=MAX((1-[.I265]/(1-[.$D$25]));0)" office:value-type="float" office:value="0.998647460956991" calcext:value-type="float">
            <text:p><text:s/>0.9986 </text:p>
          </table:table-cell>
          <table:table-cell/>
          <table:table-cell table:formula="of:=EXP(-[.E265]*[.$D$23])" office:value-type="float" office:value="0.977775123915987" calcext:value-type="float">
            <text:p><text:s/>0.9778 </text:p>
          </table:table-cell>
          <table:table-cell table:formula="of:=IF([.K265]=&quot;yes&quot;;[.L265]*[.$D$22]*([.I265]-[.I264]);0)" office:value-type="float" office:value="0" calcext:value-type="float">
            <text:p><text:s/>- <text:s text:c="2"/></text:p>
          </table:table-cell>
          <table:table-cell table:formula="of:=IF([.K265]=&quot;T_ex&quot;;[.L265]*([.I265]-[.$I$35])*[.$D$22];0)" office:value-type="float" office:value="0" calcext:value-type="float">
            <text:p><text:s/>- <text:s text:c="2"/></text:p>
          </table:table-cell>
          <table:table-cell table:formula="of:=IF([.K265]=&quot;yes&quot;;[.J265]*[.L265]*(0.05)*[.$D$21];0)" office:value-type="float" office:value="0" calcext:value-type="float">
            <text:p><text:s/>- <text:s text:c="2"/></text:p>
          </table:table-cell>
          <table:table-cell table:formula="of:=IF([.K265]=&quot;yes&quot;;[.J265]*[.L26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800642127689133" calcext:value-type="percentage">
            <text:p>0.0801%</text:p>
          </table:table-cell>
          <table:table-cell office:value-type="float" office:value="0.225732899022801" calcext:value-type="float">
            <text:p>0.23</text:p>
          </table:table-cell>
          <table:table-cell office:value-type="percentage" office:value="0.000769195319577639" calcext:value-type="percentage">
            <text:p>0.0769%</text:p>
          </table:table-cell>
          <table:table-cell office:value-type="percentage" office:value="0.000792097497954076" calcext:value-type="percentage">
            <text:p>0.0792%</text:p>
          </table:table-cell>
          <table:table-cell office:value-type="percentage" office:value="0.000826670563753096" calcext:value-type="percentage">
            <text:p>0.0827%</text:p>
          </table:table-cell>
          <table:table-cell office:value-type="percentage" office:value="0.000974516612304854" calcext:value-type="percentage">
            <text:p>0.0975%</text:p>
          </table:table-cell>
          <table:table-cell table:formula="of:=MAX((1-[.I266]/(1-[.$D$25]));0)" office:value-type="float" office:value="0.998607833410993" calcext:value-type="float">
            <text:p><text:s/>0.9986 </text:p>
          </table:table-cell>
          <table:table-cell/>
          <table:table-cell table:formula="of:=EXP(-[.E266]*[.$D$23])" office:value-type="float" office:value="0.977679580526595" calcext:value-type="float">
            <text:p><text:s/>0.9777 </text:p>
          </table:table-cell>
          <table:table-cell table:formula="of:=IF([.K266]=&quot;yes&quot;;[.L266]*[.$D$22]*([.I266]-[.I265]);0)" office:value-type="float" office:value="0" calcext:value-type="float">
            <text:p><text:s/>- <text:s text:c="2"/></text:p>
          </table:table-cell>
          <table:table-cell table:formula="of:=IF([.K266]=&quot;T_ex&quot;;[.L266]*([.I266]-[.$I$35])*[.$D$22];0)" office:value-type="float" office:value="0" calcext:value-type="float">
            <text:p><text:s/>- <text:s text:c="2"/></text:p>
          </table:table-cell>
          <table:table-cell table:formula="of:=IF([.K266]=&quot;yes&quot;;[.J266]*[.L266]*(0.05)*[.$D$21];0)" office:value-type="float" office:value="0" calcext:value-type="float">
            <text:p><text:s/>- <text:s text:c="2"/></text:p>
          </table:table-cell>
          <table:table-cell table:formula="of:=IF([.K266]=&quot;yes&quot;;[.J266]*[.L26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822608609083459" calcext:value-type="percentage">
            <text:p>0.0823%</text:p>
          </table:table-cell>
          <table:table-cell office:value-type="float" office:value="0.22671009771987" calcext:value-type="float">
            <text:p>0.23</text:p>
          </table:table-cell>
          <table:table-cell office:value-type="percentage" office:value="0.000790113227906942" calcext:value-type="percentage">
            <text:p>0.0790%</text:p>
          </table:table-cell>
          <table:table-cell office:value-type="percentage" office:value="0.000815022925190549" calcext:value-type="percentage">
            <text:p>0.0815%</text:p>
          </table:table-cell>
          <table:table-cell office:value-type="percentage" office:value="0.000849711065503294" calcext:value-type="percentage">
            <text:p>0.0850%</text:p>
          </table:table-cell>
          <table:table-cell office:value-type="percentage" office:value="0.00100809138447449" calcext:value-type="percentage">
            <text:p>0.1008%</text:p>
          </table:table-cell>
          <table:table-cell table:formula="of:=MAX((1-[.I267]/(1-[.$D$25]));0)" office:value-type="float" office:value="0.998559869450751" calcext:value-type="float">
            <text:p><text:s/>0.9986 </text:p>
          </table:table-cell>
          <table:table-cell/>
          <table:table-cell table:formula="of:=EXP(-[.E267]*[.$D$23])" office:value-type="float" office:value="0.977584046473235" calcext:value-type="float">
            <text:p><text:s/>0.9776 </text:p>
          </table:table-cell>
          <table:table-cell table:formula="of:=IF([.K267]=&quot;yes&quot;;[.L267]*[.$D$22]*([.I267]-[.I266]);0)" office:value-type="float" office:value="0" calcext:value-type="float">
            <text:p><text:s/>- <text:s text:c="2"/></text:p>
          </table:table-cell>
          <table:table-cell table:formula="of:=IF([.K267]=&quot;T_ex&quot;;[.L267]*([.I267]-[.$I$35])*[.$D$22];0)" office:value-type="float" office:value="0" calcext:value-type="float">
            <text:p><text:s/>- <text:s text:c="2"/></text:p>
          </table:table-cell>
          <table:table-cell table:formula="of:=IF([.K267]=&quot;yes&quot;;[.J267]*[.L267]*(0.05)*[.$D$21];0)" office:value-type="float" office:value="0" calcext:value-type="float">
            <text:p><text:s/>- <text:s text:c="2"/></text:p>
          </table:table-cell>
          <table:table-cell table:formula="of:=IF([.K267]=&quot;yes&quot;;[.J267]*[.L26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845144289676513" calcext:value-type="percentage">
            <text:p>0.0845%</text:p>
          </table:table-cell>
          <table:table-cell office:value-type="float" office:value="0.227687296416938" calcext:value-type="float">
            <text:p>0.23</text:p>
          </table:table-cell>
          <table:table-cell office:value-type="percentage" office:value="0.000811871895888636" calcext:value-type="percentage">
            <text:p>0.0812%</text:p>
          </table:table-cell>
          <table:table-cell office:value-type="percentage" office:value="0.000838571620009027" calcext:value-type="percentage">
            <text:p>0.0839%</text:p>
          </table:table-cell>
          <table:table-cell office:value-type="percentage" office:value="0.000872876725147688" calcext:value-type="percentage">
            <text:p>0.0873%</text:p>
          </table:table-cell>
          <table:table-cell office:value-type="percentage" office:value="0.00103655881504891" calcext:value-type="percentage">
            <text:p>0.1037%</text:p>
          </table:table-cell>
          <table:table-cell table:formula="of:=MAX((1-[.I268]/(1-[.$D$25]));0)" office:value-type="float" office:value="0.998519201692787" calcext:value-type="float">
            <text:p><text:s/>0.9985 </text:p>
          </table:table-cell>
          <table:table-cell/>
          <table:table-cell table:formula="of:=EXP(-[.E268]*[.$D$23])" office:value-type="float" office:value="0.977488521754994" calcext:value-type="float">
            <text:p><text:s/>0.9775 </text:p>
          </table:table-cell>
          <table:table-cell table:formula="of:=IF([.K268]=&quot;yes&quot;;[.L268]*[.$D$22]*([.I268]-[.I267]);0)" office:value-type="float" office:value="0" calcext:value-type="float">
            <text:p><text:s/>- <text:s text:c="2"/></text:p>
          </table:table-cell>
          <table:table-cell table:formula="of:=IF([.K268]=&quot;T_ex&quot;;[.L268]*([.I268]-[.$I$35])*[.$D$22];0)" office:value-type="float" office:value="0" calcext:value-type="float">
            <text:p><text:s/>- <text:s text:c="2"/></text:p>
          </table:table-cell>
          <table:table-cell table:formula="of:=IF([.K268]=&quot;yes&quot;;[.J268]*[.L268]*(0.05)*[.$D$21];0)" office:value-type="float" office:value="0" calcext:value-type="float">
            <text:p><text:s/>- <text:s text:c="2"/></text:p>
          </table:table-cell>
          <table:table-cell table:formula="of:=IF([.K268]=&quot;yes&quot;;[.J268]*[.L26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868458211425086" calcext:value-type="percentage">
            <text:p>0.0868%</text:p>
          </table:table-cell>
          <table:table-cell office:value-type="float" office:value="0.228664495114007" calcext:value-type="float">
            <text:p>0.23</text:p>
          </table:table-cell>
          <table:table-cell office:value-type="percentage" office:value="0.000835344833366547" calcext:value-type="percentage">
            <text:p>0.0835%</text:p>
          </table:table-cell>
          <table:table-cell office:value-type="percentage" office:value="0.00086213549855803" calcext:value-type="percentage">
            <text:p>0.0862%</text:p>
          </table:table-cell>
          <table:table-cell office:value-type="percentage" office:value="0.000897360316412084" calcext:value-type="percentage">
            <text:p>0.0897%</text:p>
          </table:table-cell>
          <table:table-cell office:value-type="percentage" office:value="0.00106613434707216" calcext:value-type="percentage">
            <text:p>0.1066%</text:p>
          </table:table-cell>
          <table:table-cell table:formula="of:=MAX((1-[.I269]/(1-[.$D$25]));0)" office:value-type="float" office:value="0.998476950932754" calcext:value-type="float">
            <text:p><text:s/>0.9985 </text:p>
          </table:table-cell>
          <table:table-cell/>
          <table:table-cell table:formula="of:=EXP(-[.E269]*[.$D$23])" office:value-type="float" office:value="0.977393006370959" calcext:value-type="float">
            <text:p><text:s/>0.9774 </text:p>
          </table:table-cell>
          <table:table-cell table:formula="of:=IF([.K269]=&quot;yes&quot;;[.L269]*[.$D$22]*([.I269]-[.I268]);0)" office:value-type="float" office:value="0" calcext:value-type="float">
            <text:p><text:s/>- <text:s text:c="2"/></text:p>
          </table:table-cell>
          <table:table-cell table:formula="of:=IF([.K269]=&quot;T_ex&quot;;[.L269]*([.I269]-[.$I$35])*[.$D$22];0)" office:value-type="float" office:value="0" calcext:value-type="float">
            <text:p><text:s/>- <text:s text:c="2"/></text:p>
          </table:table-cell>
          <table:table-cell table:formula="of:=IF([.K269]=&quot;yes&quot;;[.J269]*[.L269]*(0.05)*[.$D$21];0)" office:value-type="float" office:value="0" calcext:value-type="float">
            <text:p><text:s/>- <text:s text:c="2"/></text:p>
          </table:table-cell>
          <table:table-cell table:formula="of:=IF([.K269]=&quot;yes&quot;;[.J269]*[.L26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892655478662882" calcext:value-type="percentage">
            <text:p>0.0893%</text:p>
          </table:table-cell>
          <table:table-cell office:value-type="float" office:value="0.229641693811075" calcext:value-type="float">
            <text:p>0.23</text:p>
          </table:table-cell>
          <table:table-cell office:value-type="percentage" office:value="0.000858728287791325" calcext:value-type="percentage">
            <text:p>0.0859%</text:p>
          </table:table-cell>
          <table:table-cell office:value-type="percentage" office:value="0.000885413676225144" calcext:value-type="percentage">
            <text:p>0.0885%</text:p>
          </table:table-cell>
          <table:table-cell office:value-type="percentage" office:value="0.00092247238897295" calcext:value-type="percentage">
            <text:p>0.0922%</text:p>
          </table:table-cell>
          <table:table-cell office:value-type="percentage" office:value="0.00109646158100109" calcext:value-type="percentage">
            <text:p>0.1096%</text:p>
          </table:table-cell>
          <table:table-cell table:formula="of:=MAX((1-[.I270]/(1-[.$D$25]));0)" office:value-type="float" office:value="0.998433626312856" calcext:value-type="float">
            <text:p><text:s/>0.9984 </text:p>
          </table:table-cell>
          <table:table-cell/>
          <table:table-cell table:formula="of:=EXP(-[.E270]*[.$D$23])" office:value-type="float" office:value="0.97729750032022" calcext:value-type="float">
            <text:p><text:s/>0.9773 </text:p>
          </table:table-cell>
          <table:table-cell table:formula="of:=IF([.K270]=&quot;yes&quot;;[.L270]*[.$D$22]*([.I270]-[.I269]);0)" office:value-type="float" office:value="0" calcext:value-type="float">
            <text:p><text:s/>- <text:s text:c="2"/></text:p>
          </table:table-cell>
          <table:table-cell table:formula="of:=IF([.K270]=&quot;T_ex&quot;;[.L270]*([.I270]-[.$I$35])*[.$D$22];0)" office:value-type="float" office:value="0" calcext:value-type="float">
            <text:p><text:s/>- <text:s text:c="2"/></text:p>
          </table:table-cell>
          <table:table-cell table:formula="of:=IF([.K270]=&quot;yes&quot;;[.J270]*[.L270]*(0.05)*[.$D$21];0)" office:value-type="float" office:value="0" calcext:value-type="float">
            <text:p><text:s/>- <text:s text:c="2"/></text:p>
          </table:table-cell>
          <table:table-cell table:formula="of:=IF([.K270]=&quot;yes&quot;;[.J270]*[.L27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917030157253902" calcext:value-type="percentage">
            <text:p>0.0917%</text:p>
          </table:table-cell>
          <table:table-cell office:value-type="float" office:value="0.230618892508143" calcext:value-type="float">
            <text:p>0.23</text:p>
          </table:table-cell>
          <table:table-cell office:value-type="percentage" office:value="0.000883028753194671" calcext:value-type="percentage">
            <text:p>0.0883%</text:p>
          </table:table-cell>
          <table:table-cell office:value-type="percentage" office:value="0.000910052881704713" calcext:value-type="percentage">
            <text:p>0.0910%</text:p>
          </table:table-cell>
          <table:table-cell office:value-type="percentage" office:value="0.00094753408426288" calcext:value-type="percentage">
            <text:p>0.0948%</text:p>
          </table:table-cell>
          <table:table-cell office:value-type="percentage" office:value="0.00112587654315999" calcext:value-type="percentage">
            <text:p>0.1126%</text:p>
          </table:table-cell>
          <table:table-cell table:formula="of:=MAX((1-[.I271]/(1-[.$D$25]));0)" office:value-type="float" office:value="0.998391604938343" calcext:value-type="float">
            <text:p><text:s/>0.9984 </text:p>
          </table:table-cell>
          <table:table-cell/>
          <table:table-cell table:formula="of:=EXP(-[.E271]*[.$D$23])" office:value-type="float" office:value="0.977202003601863" calcext:value-type="float">
            <text:p><text:s/>0.9772 </text:p>
          </table:table-cell>
          <table:table-cell table:formula="of:=IF([.K271]=&quot;yes&quot;;[.L271]*[.$D$22]*([.I271]-[.I270]);0)" office:value-type="float" office:value="0" calcext:value-type="float">
            <text:p><text:s/>- <text:s text:c="2"/></text:p>
          </table:table-cell>
          <table:table-cell table:formula="of:=IF([.K271]=&quot;T_ex&quot;;[.L271]*([.I271]-[.$I$35])*[.$D$22];0)" office:value-type="float" office:value="0" calcext:value-type="float">
            <text:p><text:s/>- <text:s text:c="2"/></text:p>
          </table:table-cell>
          <table:table-cell table:formula="of:=IF([.K271]=&quot;yes&quot;;[.J271]*[.L271]*(0.05)*[.$D$21];0)" office:value-type="float" office:value="0" calcext:value-type="float">
            <text:p><text:s/>- <text:s text:c="2"/></text:p>
          </table:table-cell>
          <table:table-cell table:formula="of:=IF([.K271]=&quot;yes&quot;;[.J271]*[.L27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942458906592164" calcext:value-type="percentage">
            <text:p>0.0942%</text:p>
          </table:table-cell>
          <table:table-cell office:value-type="float" office:value="0.231596091205212" calcext:value-type="float">
            <text:p>0.23</text:p>
          </table:table-cell>
          <table:table-cell office:value-type="percentage" office:value="0.000907365803179624" calcext:value-type="percentage">
            <text:p>0.0907%</text:p>
          </table:table-cell>
          <table:table-cell office:value-type="percentage" office:value="0.000934553299129229" calcext:value-type="percentage">
            <text:p>0.0935%</text:p>
          </table:table-cell>
          <table:table-cell office:value-type="percentage" office:value="0.000974548955712239" calcext:value-type="percentage">
            <text:p>0.0975%</text:p>
          </table:table-cell>
          <table:table-cell office:value-type="percentage" office:value="0.00115659676936926" calcext:value-type="percentage">
            <text:p>0.1157%</text:p>
          </table:table-cell>
          <table:table-cell table:formula="of:=MAX((1-[.I272]/(1-[.$D$25]));0)" office:value-type="float" office:value="0.998347718900901" calcext:value-type="float">
            <text:p><text:s/>0.9983 </text:p>
          </table:table-cell>
          <table:table-cell/>
          <table:table-cell table:formula="of:=EXP(-[.E272]*[.$D$23])" office:value-type="float" office:value="0.977106516214977" calcext:value-type="float">
            <text:p><text:s/>0.9771 </text:p>
          </table:table-cell>
          <table:table-cell table:formula="of:=IF([.K272]=&quot;yes&quot;;[.L272]*[.$D$22]*([.I272]-[.I271]);0)" office:value-type="float" office:value="0" calcext:value-type="float">
            <text:p><text:s/>- <text:s text:c="2"/></text:p>
          </table:table-cell>
          <table:table-cell table:formula="of:=IF([.K272]=&quot;T_ex&quot;;[.L272]*([.I272]-[.$I$35])*[.$D$22];0)" office:value-type="float" office:value="0" calcext:value-type="float">
            <text:p><text:s/>- <text:s text:c="2"/></text:p>
          </table:table-cell>
          <table:table-cell table:formula="of:=IF([.K272]=&quot;yes&quot;;[.J272]*[.L272]*(0.05)*[.$D$21];0)" office:value-type="float" office:value="0" calcext:value-type="float">
            <text:p><text:s/>- <text:s text:c="2"/></text:p>
          </table:table-cell>
          <table:table-cell table:formula="of:=IF([.K272]=&quot;yes&quot;;[.J272]*[.L27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969115020403258" calcext:value-type="percentage">
            <text:p>0.0969%</text:p>
          </table:table-cell>
          <table:table-cell office:value-type="float" office:value="0.23257328990228" calcext:value-type="float">
            <text:p>0.23</text:p>
          </table:table-cell>
          <table:table-cell office:value-type="percentage" office:value="0.000932228435601992" calcext:value-type="percentage">
            <text:p>0.0932%</text:p>
          </table:table-cell>
          <table:table-cell office:value-type="percentage" office:value="0.00096009208204328" calcext:value-type="percentage">
            <text:p>0.0960%</text:p>
          </table:table-cell>
          <table:table-cell office:value-type="percentage" office:value="0.00100180207850248" calcext:value-type="percentage">
            <text:p>0.1002%</text:p>
          </table:table-cell>
          <table:table-cell office:value-type="percentage" office:value="0.00118152137068412" calcext:value-type="percentage">
            <text:p>0.1182%</text:p>
          </table:table-cell>
          <table:table-cell table:formula="of:=MAX((1-[.I273]/(1-[.$D$25]));0)" office:value-type="float" office:value="0.998312112327594" calcext:value-type="float">
            <text:p><text:s/>0.9983 </text:p>
          </table:table-cell>
          <table:table-cell/>
          <table:table-cell table:formula="of:=EXP(-[.E273]*[.$D$23])" office:value-type="float" office:value="0.977011038158651" calcext:value-type="float">
            <text:p><text:s/>0.9770 </text:p>
          </table:table-cell>
          <table:table-cell table:formula="of:=IF([.K273]=&quot;yes&quot;;[.L273]*[.$D$22]*([.I273]-[.I272]);0)" office:value-type="float" office:value="0" calcext:value-type="float">
            <text:p><text:s/>- <text:s text:c="2"/></text:p>
          </table:table-cell>
          <table:table-cell table:formula="of:=IF([.K273]=&quot;T_ex&quot;;[.L273]*([.I273]-[.$I$35])*[.$D$22];0)" office:value-type="float" office:value="0" calcext:value-type="float">
            <text:p><text:s/>- <text:s text:c="2"/></text:p>
          </table:table-cell>
          <table:table-cell table:formula="of:=IF([.K273]=&quot;yes&quot;;[.J273]*[.L273]*(0.05)*[.$D$21];0)" office:value-type="float" office:value="0" calcext:value-type="float">
            <text:p><text:s/>- <text:s text:c="2"/></text:p>
          </table:table-cell>
          <table:table-cell table:formula="of:=IF([.K273]=&quot;yes&quot;;[.J273]*[.L27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0996248192069851" calcext:value-type="percentage">
            <text:p>0.0996%</text:p>
          </table:table-cell>
          <table:table-cell office:value-type="float" office:value="0.233550488599349" calcext:value-type="float">
            <text:p>0.23</text:p>
          </table:table-cell>
          <table:table-cell office:value-type="percentage" office:value="0.000957238682069272" calcext:value-type="percentage">
            <text:p>0.0957%</text:p>
          </table:table-cell>
          <table:table-cell office:value-type="percentage" office:value="0.000984650730610193" calcext:value-type="percentage">
            <text:p>0.0985%</text:p>
          </table:table-cell>
          <table:table-cell office:value-type="percentage" office:value="0.00102860788473122" calcext:value-type="percentage">
            <text:p>0.1029%</text:p>
          </table:table-cell>
          <table:table-cell office:value-type="percentage" office:value="0.0012082332251745" calcext:value-type="percentage">
            <text:p>0.1208%</text:p>
          </table:table-cell>
          <table:table-cell table:formula="of:=MAX((1-[.I274]/(1-[.$D$25]));0)" office:value-type="float" office:value="0.998273952535465" calcext:value-type="float">
            <text:p><text:s/>0.9983 </text:p>
          </table:table-cell>
          <table:table-cell/>
          <table:table-cell table:formula="of:=EXP(-[.E274]*[.$D$23])" office:value-type="float" office:value="0.976915569431971" calcext:value-type="float">
            <text:p><text:s/>0.9769 </text:p>
          </table:table-cell>
          <table:table-cell table:formula="of:=IF([.K274]=&quot;yes&quot;;[.L274]*[.$D$22]*([.I274]-[.I273]);0)" office:value-type="float" office:value="0" calcext:value-type="float">
            <text:p><text:s/>- <text:s text:c="2"/></text:p>
          </table:table-cell>
          <table:table-cell table:formula="of:=IF([.K274]=&quot;T_ex&quot;;[.L274]*([.I274]-[.$I$35])*[.$D$22];0)" office:value-type="float" office:value="0" calcext:value-type="float">
            <text:p><text:s/>- <text:s text:c="2"/></text:p>
          </table:table-cell>
          <table:table-cell table:formula="of:=IF([.K274]=&quot;yes&quot;;[.J274]*[.L274]*(0.05)*[.$D$21];0)" office:value-type="float" office:value="0" calcext:value-type="float">
            <text:p><text:s/>- <text:s text:c="2"/></text:p>
          </table:table-cell>
          <table:table-cell table:formula="of:=IF([.K274]=&quot;yes&quot;;[.J274]*[.L27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02384692490734" calcext:value-type="percentage">
            <text:p>0.1024%</text:p>
          </table:table-cell>
          <table:table-cell office:value-type="float" office:value="0.234527687296417" calcext:value-type="float">
            <text:p>0.23</text:p>
          </table:table-cell>
          <table:table-cell office:value-type="percentage" office:value="0.000982638321095791" calcext:value-type="percentage">
            <text:p>0.0983%</text:p>
          </table:table-cell>
          <table:table-cell office:value-type="percentage" office:value="0.00101073125525132" calcext:value-type="percentage">
            <text:p>0.1011%</text:p>
          </table:table-cell>
          <table:table-cell office:value-type="percentage" office:value="0.00105600671111348" calcext:value-type="percentage">
            <text:p>0.1056%</text:p>
          </table:table-cell>
          <table:table-cell office:value-type="percentage" office:value="0.00124169449048299" calcext:value-type="percentage">
            <text:p>0.1242%</text:p>
          </table:table-cell>
          <table:table-cell table:formula="of:=MAX((1-[.I275]/(1-[.$D$25]));0)" office:value-type="float" office:value="0.998226150727881" calcext:value-type="float">
            <text:p><text:s/>0.9982 </text:p>
          </table:table-cell>
          <table:table-cell/>
          <table:table-cell table:formula="of:=EXP(-[.E275]*[.$D$23])" office:value-type="float" office:value="0.976820110034028" calcext:value-type="float">
            <text:p><text:s/>0.9768 </text:p>
          </table:table-cell>
          <table:table-cell table:formula="of:=IF([.K275]=&quot;yes&quot;;[.L275]*[.$D$22]*([.I275]-[.I274]);0)" office:value-type="float" office:value="0" calcext:value-type="float">
            <text:p><text:s/>- <text:s text:c="2"/></text:p>
          </table:table-cell>
          <table:table-cell table:formula="of:=IF([.K275]=&quot;T_ex&quot;;[.L275]*([.I275]-[.$I$35])*[.$D$22];0)" office:value-type="float" office:value="0" calcext:value-type="float">
            <text:p><text:s/>- <text:s text:c="2"/></text:p>
          </table:table-cell>
          <table:table-cell table:formula="of:=IF([.K275]=&quot;yes&quot;;[.J275]*[.L275]*(0.05)*[.$D$21];0)" office:value-type="float" office:value="0" calcext:value-type="float">
            <text:p><text:s/>- <text:s text:c="2"/></text:p>
          </table:table-cell>
          <table:table-cell table:formula="of:=IF([.K275]=&quot;yes&quot;;[.J275]*[.L27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05151188600772" calcext:value-type="percentage">
            <text:p>0.1052%</text:p>
          </table:table-cell>
          <table:table-cell office:value-type="float" office:value="0.235504885993485" calcext:value-type="float">
            <text:p>0.24</text:p>
          </table:table-cell>
          <table:table-cell office:value-type="percentage" office:value="0.00100909623722735" calcext:value-type="percentage">
            <text:p>0.1009%</text:p>
          </table:table-cell>
          <table:table-cell office:value-type="percentage" office:value="0.00103704822974274" calcext:value-type="percentage">
            <text:p>0.1037%</text:p>
          </table:table-cell>
          <table:table-cell office:value-type="percentage" office:value="0.00108369431258483" calcext:value-type="percentage">
            <text:p>0.1084%</text:p>
          </table:table-cell>
          <table:table-cell office:value-type="percentage" office:value="0.00127809117741159" calcext:value-type="percentage">
            <text:p>0.1278%</text:p>
          </table:table-cell>
          <table:table-cell table:formula="of:=MAX((1-[.I276]/(1-[.$D$25]));0)" office:value-type="float" office:value="0.998174155460841" calcext:value-type="float">
            <text:p><text:s/>0.9982 </text:p>
          </table:table-cell>
          <table:table-cell/>
          <table:table-cell table:formula="of:=EXP(-[.E276]*[.$D$23])" office:value-type="float" office:value="0.976724659963908" calcext:value-type="float">
            <text:p><text:s/>0.9767 </text:p>
          </table:table-cell>
          <table:table-cell table:formula="of:=IF([.K276]=&quot;yes&quot;;[.L276]*[.$D$22]*([.I276]-[.I275]);0)" office:value-type="float" office:value="0" calcext:value-type="float">
            <text:p><text:s/>- <text:s text:c="2"/></text:p>
          </table:table-cell>
          <table:table-cell table:formula="of:=IF([.K276]=&quot;T_ex&quot;;[.L276]*([.I276]-[.$I$35])*[.$D$22];0)" office:value-type="float" office:value="0" calcext:value-type="float">
            <text:p><text:s/>- <text:s text:c="2"/></text:p>
          </table:table-cell>
          <table:table-cell table:formula="of:=IF([.K276]=&quot;yes&quot;;[.J276]*[.L276]*(0.05)*[.$D$21];0)" office:value-type="float" office:value="0" calcext:value-type="float">
            <text:p><text:s/>- <text:s text:c="2"/></text:p>
          </table:table-cell>
          <table:table-cell table:formula="of:=IF([.K276]=&quot;yes&quot;;[.J276]*[.L27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08037382130107" calcext:value-type="percentage">
            <text:p>0.1080%</text:p>
          </table:table-cell>
          <table:table-cell office:value-type="float" office:value="0.236482084690554" calcext:value-type="float">
            <text:p>0.24</text:p>
          </table:table-cell>
          <table:table-cell office:value-type="percentage" office:value="0.00103600287824634" calcext:value-type="percentage">
            <text:p>0.1036%</text:p>
          </table:table-cell>
          <table:table-cell office:value-type="percentage" office:value="0.0010642897911613" calcext:value-type="percentage">
            <text:p>0.1064%</text:p>
          </table:table-cell>
          <table:table-cell office:value-type="percentage" office:value="0.0011122409147588" calcext:value-type="percentage">
            <text:p>0.1112%</text:p>
          </table:table-cell>
          <table:table-cell office:value-type="percentage" office:value="0.00131288892330073" calcext:value-type="percentage">
            <text:p>0.1313%</text:p>
          </table:table-cell>
          <table:table-cell table:formula="of:=MAX((1-[.I277]/(1-[.$D$25]));0)" office:value-type="float" office:value="0.998124444395285" calcext:value-type="float">
            <text:p><text:s/>0.9981 </text:p>
          </table:table-cell>
          <table:table-cell/>
          <table:table-cell table:formula="of:=EXP(-[.E277]*[.$D$23])" office:value-type="float" office:value="0.976629219220702" calcext:value-type="float">
            <text:p><text:s/>0.9766 </text:p>
          </table:table-cell>
          <table:table-cell table:formula="of:=IF([.K277]=&quot;yes&quot;;[.L277]*[.$D$22]*([.I277]-[.I276]);0)" office:value-type="float" office:value="0" calcext:value-type="float">
            <text:p><text:s/>- <text:s text:c="2"/></text:p>
          </table:table-cell>
          <table:table-cell table:formula="of:=IF([.K277]=&quot;T_ex&quot;;[.L277]*([.I277]-[.$I$35])*[.$D$22];0)" office:value-type="float" office:value="0" calcext:value-type="float">
            <text:p><text:s/>- <text:s text:c="2"/></text:p>
          </table:table-cell>
          <table:table-cell table:formula="of:=IF([.K277]=&quot;yes&quot;;[.J277]*[.L277]*(0.05)*[.$D$21];0)" office:value-type="float" office:value="0" calcext:value-type="float">
            <text:p><text:s/>- <text:s text:c="2"/></text:p>
          </table:table-cell>
          <table:table-cell table:formula="of:=IF([.K277]=&quot;yes&quot;;[.J277]*[.L27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10938235394091" calcext:value-type="percentage">
            <text:p>0.1109%</text:p>
          </table:table-cell>
          <table:table-cell office:value-type="float" office:value="0.237459283387622" calcext:value-type="float">
            <text:p>0.24</text:p>
          </table:table-cell>
          <table:table-cell office:value-type="percentage" office:value="0.00106344029054018" calcext:value-type="percentage">
            <text:p>0.1063%</text:p>
          </table:table-cell>
          <table:table-cell office:value-type="percentage" office:value="0.00109263841985698" calcext:value-type="percentage">
            <text:p>0.1093%</text:p>
          </table:table-cell>
          <table:table-cell office:value-type="percentage" office:value="0.0011411739588842" calcext:value-type="percentage">
            <text:p>0.1141%</text:p>
          </table:table-cell>
          <table:table-cell office:value-type="percentage" office:value="0.00134266517965478" calcext:value-type="percentage">
            <text:p>0.1343%</text:p>
          </table:table-cell>
          <table:table-cell table:formula="of:=MAX((1-[.I278]/(1-[.$D$25]));0)" office:value-type="float" office:value="0.998081906886207" calcext:value-type="float">
            <text:p><text:s/>0.9981 </text:p>
          </table:table-cell>
          <table:table-cell/>
          <table:table-cell table:formula="of:=EXP(-[.E278]*[.$D$23])" office:value-type="float" office:value="0.976533787803496" calcext:value-type="float">
            <text:p><text:s/>0.9765 </text:p>
          </table:table-cell>
          <table:table-cell table:formula="of:=IF([.K278]=&quot;yes&quot;;[.L278]*[.$D$22]*([.I278]-[.I277]);0)" office:value-type="float" office:value="0" calcext:value-type="float">
            <text:p><text:s/>- <text:s text:c="2"/></text:p>
          </table:table-cell>
          <table:table-cell table:formula="of:=IF([.K278]=&quot;T_ex&quot;;[.L278]*([.I278]-[.$I$35])*[.$D$22];0)" office:value-type="float" office:value="0" calcext:value-type="float">
            <text:p><text:s/>- <text:s text:c="2"/></text:p>
          </table:table-cell>
          <table:table-cell table:formula="of:=IF([.K278]=&quot;yes&quot;;[.J278]*[.L278]*(0.05)*[.$D$21];0)" office:value-type="float" office:value="0" calcext:value-type="float">
            <text:p><text:s/>- <text:s text:c="2"/></text:p>
          </table:table-cell>
          <table:table-cell table:formula="of:=IF([.K278]=&quot;yes&quot;;[.J278]*[.L27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13843835238296" calcext:value-type="percentage">
            <text:p>0.1138%</text:p>
          </table:table-cell>
          <table:table-cell office:value-type="float" office:value="0.238436482084691" calcext:value-type="float">
            <text:p>0.24</text:p>
          </table:table-cell>
          <table:table-cell office:value-type="percentage" office:value="0.00109104859480184" calcext:value-type="percentage">
            <text:p>0.1091%</text:p>
          </table:table-cell>
          <table:table-cell office:value-type="percentage" office:value="0.00112106419874963" calcext:value-type="percentage">
            <text:p>0.1121%</text:p>
          </table:table-cell>
          <table:table-cell office:value-type="percentage" office:value="0.00117116547355824" calcext:value-type="percentage">
            <text:p>0.1171%</text:p>
          </table:table-cell>
          <table:table-cell office:value-type="percentage" office:value="0.00137233542860559" calcext:value-type="percentage">
            <text:p>0.1372%</text:p>
          </table:table-cell>
          <table:table-cell table:formula="of:=MAX((1-[.I279]/(1-[.$D$25]));0)" office:value-type="float" office:value="0.998039520816278" calcext:value-type="float">
            <text:p><text:s/>0.9980 </text:p>
          </table:table-cell>
          <table:table-cell/>
          <table:table-cell table:formula="of:=EXP(-[.E279]*[.$D$23])" office:value-type="float" office:value="0.976438365711381" calcext:value-type="float">
            <text:p><text:s/>0.9764 </text:p>
          </table:table-cell>
          <table:table-cell table:formula="of:=IF([.K279]=&quot;yes&quot;;[.L279]*[.$D$22]*([.I279]-[.I278]);0)" office:value-type="float" office:value="0" calcext:value-type="float">
            <text:p><text:s/>- <text:s text:c="2"/></text:p>
          </table:table-cell>
          <table:table-cell table:formula="of:=IF([.K279]=&quot;T_ex&quot;;[.L279]*([.I279]-[.$I$35])*[.$D$22];0)" office:value-type="float" office:value="0" calcext:value-type="float">
            <text:p><text:s/>- <text:s text:c="2"/></text:p>
          </table:table-cell>
          <table:table-cell table:formula="of:=IF([.K279]=&quot;yes&quot;;[.J279]*[.L279]*(0.05)*[.$D$21];0)" office:value-type="float" office:value="0" calcext:value-type="float">
            <text:p><text:s/>- <text:s text:c="2"/></text:p>
          </table:table-cell>
          <table:table-cell table:formula="of:=IF([.K279]=&quot;yes&quot;;[.J279]*[.L27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16821002210621" calcext:value-type="percentage">
            <text:p>0.1168%</text:p>
          </table:table-cell>
          <table:table-cell office:value-type="float" office:value="0.239413680781759" calcext:value-type="float">
            <text:p>0.24</text:p>
          </table:table-cell>
          <table:table-cell office:value-type="percentage" office:value="0.00111899472877519" calcext:value-type="percentage">
            <text:p>0.1119%</text:p>
          </table:table-cell>
          <table:table-cell office:value-type="percentage" office:value="0.00114938042428866" calcext:value-type="percentage">
            <text:p>0.1149%</text:p>
          </table:table-cell>
          <table:table-cell office:value-type="percentage" office:value="0.00120111929841663" calcext:value-type="percentage">
            <text:p>0.1201%</text:p>
          </table:table-cell>
          <table:table-cell office:value-type="percentage" office:value="0.00140599427872454" calcext:value-type="percentage">
            <text:p>0.1406%</text:p>
          </table:table-cell>
          <table:table-cell table:formula="of:=MAX((1-[.I280]/(1-[.$D$25]));0)" office:value-type="float" office:value="0.997991436744679" calcext:value-type="float">
            <text:p><text:s/>0.9980 </text:p>
          </table:table-cell>
          <table:table-cell/>
          <table:table-cell table:formula="of:=EXP(-[.E280]*[.$D$23])" office:value-type="float" office:value="0.976342952943444" calcext:value-type="float">
            <text:p><text:s/>0.9763 </text:p>
          </table:table-cell>
          <table:table-cell table:formula="of:=IF([.K280]=&quot;yes&quot;;[.L280]*[.$D$22]*([.I280]-[.I279]);0)" office:value-type="float" office:value="0" calcext:value-type="float">
            <text:p><text:s/>- <text:s text:c="2"/></text:p>
          </table:table-cell>
          <table:table-cell table:formula="of:=IF([.K280]=&quot;T_ex&quot;;[.L280]*([.I280]-[.$I$35])*[.$D$22];0)" office:value-type="float" office:value="0" calcext:value-type="float">
            <text:p><text:s/>- <text:s text:c="2"/></text:p>
          </table:table-cell>
          <table:table-cell table:formula="of:=IF([.K280]=&quot;yes&quot;;[.J280]*[.L280]*(0.05)*[.$D$21];0)" office:value-type="float" office:value="0" calcext:value-type="float">
            <text:p><text:s/>- <text:s text:c="2"/></text:p>
          </table:table-cell>
          <table:table-cell table:formula="of:=IF([.K280]=&quot;yes&quot;;[.J280]*[.L28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19819383522173" calcext:value-type="percentage">
            <text:p>0.1198%</text:p>
          </table:table-cell>
          <table:table-cell office:value-type="float" office:value="0.240390879478827" calcext:value-type="float">
            <text:p>0.24</text:p>
          </table:table-cell>
          <table:table-cell office:value-type="percentage" office:value="0.00114721165746108" calcext:value-type="percentage">
            <text:p>0.1147%</text:p>
          </table:table-cell>
          <table:table-cell office:value-type="percentage" office:value="0.00117908644879667" calcext:value-type="percentage">
            <text:p>0.1179%</text:p>
          </table:table-cell>
          <table:table-cell office:value-type="percentage" office:value="0.00123127914965845" calcext:value-type="percentage">
            <text:p>0.1231%</text:p>
          </table:table-cell>
          <table:table-cell office:value-type="percentage" office:value="0.00143757221747968" calcext:value-type="percentage">
            <text:p>0.1438%</text:p>
          </table:table-cell>
          <table:table-cell table:formula="of:=MAX((1-[.I281]/(1-[.$D$25]));0)" office:value-type="float" office:value="0.9979463254036" calcext:value-type="float">
            <text:p><text:s/>0.9979 </text:p>
          </table:table-cell>
          <table:table-cell/>
          <table:table-cell table:formula="of:=EXP(-[.E281]*[.$D$23])" office:value-type="float" office:value="0.976247549498776" calcext:value-type="float">
            <text:p><text:s/>0.9762 </text:p>
          </table:table-cell>
          <table:table-cell table:formula="of:=IF([.K281]=&quot;yes&quot;;[.L281]*[.$D$22]*([.I281]-[.I280]);0)" office:value-type="float" office:value="0" calcext:value-type="float">
            <text:p><text:s/>- <text:s text:c="2"/></text:p>
          </table:table-cell>
          <table:table-cell table:formula="of:=IF([.K281]=&quot;T_ex&quot;;[.L281]*([.I281]-[.$I$35])*[.$D$22];0)" office:value-type="float" office:value="0" calcext:value-type="float">
            <text:p><text:s/>- <text:s text:c="2"/></text:p>
          </table:table-cell>
          <table:table-cell table:formula="of:=IF([.K281]=&quot;yes&quot;;[.J281]*[.L281]*(0.05)*[.$D$21];0)" office:value-type="float" office:value="0" calcext:value-type="float">
            <text:p><text:s/>- <text:s text:c="2"/></text:p>
          </table:table-cell>
          <table:table-cell table:formula="of:=IF([.K281]=&quot;yes&quot;;[.J281]*[.L28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22914849476236" calcext:value-type="percentage">
            <text:p>0.1229%</text:p>
          </table:table-cell>
          <table:table-cell office:value-type="float" office:value="0.241368078175896" calcext:value-type="float">
            <text:p>0.24</text:p>
          </table:table-cell>
          <table:table-cell office:value-type="percentage" office:value="0.00117641941916016" calcext:value-type="percentage">
            <text:p>0.1176%</text:p>
          </table:table-cell>
          <table:table-cell office:value-type="percentage" office:value="0.00120976725237464" calcext:value-type="percentage">
            <text:p>0.1210%</text:p>
          </table:table-cell>
          <table:table-cell office:value-type="percentage" office:value="0.00126260862848744" calcext:value-type="percentage">
            <text:p>0.1263%</text:p>
          </table:table-cell>
          <table:table-cell office:value-type="percentage" office:value="0.00147199968751621" calcext:value-type="percentage">
            <text:p>0.1472%</text:p>
          </table:table-cell>
          <table:table-cell table:formula="of:=MAX((1-[.I282]/(1-[.$D$25]));0)" office:value-type="float" office:value="0.997897143303548" calcext:value-type="float">
            <text:p><text:s/>0.9979 </text:p>
          </table:table-cell>
          <table:table-cell/>
          <table:table-cell table:formula="of:=EXP(-[.E282]*[.$D$23])" office:value-type="float" office:value="0.976152155376463" calcext:value-type="float">
            <text:p><text:s/>0.9762 </text:p>
          </table:table-cell>
          <table:table-cell table:formula="of:=IF([.K282]=&quot;yes&quot;;[.L282]*[.$D$22]*([.I282]-[.I281]);0)" office:value-type="float" office:value="0" calcext:value-type="float">
            <text:p><text:s/>- <text:s text:c="2"/></text:p>
          </table:table-cell>
          <table:table-cell table:formula="of:=IF([.K282]=&quot;T_ex&quot;;[.L282]*([.I282]-[.$I$35])*[.$D$22];0)" office:value-type="float" office:value="0" calcext:value-type="float">
            <text:p><text:s/>- <text:s text:c="2"/></text:p>
          </table:table-cell>
          <table:table-cell table:formula="of:=IF([.K282]=&quot;yes&quot;;[.J282]*[.L282]*(0.05)*[.$D$21];0)" office:value-type="float" office:value="0" calcext:value-type="float">
            <text:p><text:s/>- <text:s text:c="2"/></text:p>
          </table:table-cell>
          <table:table-cell table:formula="of:=IF([.K282]=&quot;yes&quot;;[.J282]*[.L28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26012378017251" calcext:value-type="percentage">
            <text:p>0.1260%</text:p>
          </table:table-cell>
          <table:table-cell office:value-type="float" office:value="0.242345276872964" calcext:value-type="float">
            <text:p>0.24</text:p>
          </table:table-cell>
          <table:table-cell office:value-type="percentage" office:value="0.00120543777001253" calcext:value-type="percentage">
            <text:p>0.1205%</text:p>
          </table:table-cell>
          <table:table-cell office:value-type="percentage" office:value="0.00124194069555044" calcext:value-type="percentage">
            <text:p>0.1242%</text:p>
          </table:table-cell>
          <table:table-cell office:value-type="percentage" office:value="0.00129378221537036" calcext:value-type="percentage">
            <text:p>0.1294%</text:p>
          </table:table-cell>
          <table:table-cell office:value-type="percentage" office:value="0.00150601368993039" calcext:value-type="percentage">
            <text:p>0.1506%</text:p>
          </table:table-cell>
          <table:table-cell table:formula="of:=MAX((1-[.I283]/(1-[.$D$25]));0)" office:value-type="float" office:value="0.997848551871528" calcext:value-type="float">
            <text:p><text:s/>0.9978 </text:p>
          </table:table-cell>
          <table:table-cell/>
          <table:table-cell table:formula="of:=EXP(-[.E283]*[.$D$23])" office:value-type="float" office:value="0.976056770575597" calcext:value-type="float">
            <text:p><text:s/>0.9761 </text:p>
          </table:table-cell>
          <table:table-cell table:formula="of:=IF([.K283]=&quot;yes&quot;;[.L283]*[.$D$22]*([.I283]-[.I282]);0)" office:value-type="float" office:value="0" calcext:value-type="float">
            <text:p><text:s/>- <text:s text:c="2"/></text:p>
          </table:table-cell>
          <table:table-cell table:formula="of:=IF([.K283]=&quot;T_ex&quot;;[.L283]*([.I283]-[.$I$35])*[.$D$22];0)" office:value-type="float" office:value="0" calcext:value-type="float">
            <text:p><text:s/>- <text:s text:c="2"/></text:p>
          </table:table-cell>
          <table:table-cell table:formula="of:=IF([.K283]=&quot;yes&quot;;[.J283]*[.L283]*(0.05)*[.$D$21];0)" office:value-type="float" office:value="0" calcext:value-type="float">
            <text:p><text:s/>- <text:s text:c="2"/></text:p>
          </table:table-cell>
          <table:table-cell table:formula="of:=IF([.K283]=&quot;yes&quot;;[.J283]*[.L28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29224844053326" calcext:value-type="percentage">
            <text:p>0.1292%</text:p>
          </table:table-cell>
          <table:table-cell office:value-type="float" office:value="0.243322475570033" calcext:value-type="float">
            <text:p>0.24</text:p>
          </table:table-cell>
          <table:table-cell office:value-type="percentage" office:value="0.00123509539271451" calcext:value-type="percentage">
            <text:p>0.1235%</text:p>
          </table:table-cell>
          <table:table-cell office:value-type="percentage" office:value="0.00127426097632263" calcext:value-type="percentage">
            <text:p>0.1274%</text:p>
          </table:table-cell>
          <table:table-cell office:value-type="percentage" office:value="0.00132680549519846" calcext:value-type="percentage">
            <text:p>0.1327%</text:p>
          </table:table-cell>
          <table:table-cell office:value-type="percentage" office:value="0.0015383609741899" calcext:value-type="percentage">
            <text:p>0.1538%</text:p>
          </table:table-cell>
          <table:table-cell table:formula="of:=MAX((1-[.I284]/(1-[.$D$25]));0)" office:value-type="float" office:value="0.997802341465443" calcext:value-type="float">
            <text:p><text:s/>0.9978 </text:p>
          </table:table-cell>
          <table:table-cell/>
          <table:table-cell table:formula="of:=EXP(-[.E284]*[.$D$23])" office:value-type="float" office:value="0.975961395095266" calcext:value-type="float">
            <text:p><text:s/>0.9760 </text:p>
          </table:table-cell>
          <table:table-cell table:formula="of:=IF([.K284]=&quot;yes&quot;;[.L284]*[.$D$22]*([.I284]-[.I283]);0)" office:value-type="float" office:value="0" calcext:value-type="float">
            <text:p><text:s/>- <text:s text:c="2"/></text:p>
          </table:table-cell>
          <table:table-cell table:formula="of:=IF([.K284]=&quot;T_ex&quot;;[.L284]*([.I284]-[.$I$35])*[.$D$22];0)" office:value-type="float" office:value="0" calcext:value-type="float">
            <text:p><text:s/>- <text:s text:c="2"/></text:p>
          </table:table-cell>
          <table:table-cell table:formula="of:=IF([.K284]=&quot;yes&quot;;[.J284]*[.L284]*(0.05)*[.$D$21];0)" office:value-type="float" office:value="0" calcext:value-type="float">
            <text:p><text:s/>- <text:s text:c="2"/></text:p>
          </table:table-cell>
          <table:table-cell table:formula="of:=IF([.K284]=&quot;yes&quot;;[.J284]*[.L28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32533765422824" calcext:value-type="percentage">
            <text:p>0.1325%</text:p>
          </table:table-cell>
          <table:table-cell office:value-type="float" office:value="0.244299674267101" calcext:value-type="float">
            <text:p>0.24</text:p>
          </table:table-cell>
          <table:table-cell office:value-type="percentage" office:value="0.00126607186830722" calcext:value-type="percentage">
            <text:p>0.1266%</text:p>
          </table:table-cell>
          <table:table-cell office:value-type="percentage" office:value="0.00130619678658283" calcext:value-type="percentage">
            <text:p>0.1306%</text:p>
          </table:table-cell>
          <table:table-cell office:value-type="percentage" office:value="0.00136080312796411" calcext:value-type="percentage">
            <text:p>0.1361%</text:p>
          </table:table-cell>
          <table:table-cell office:value-type="percentage" office:value="0.00156877521116021" calcext:value-type="percentage">
            <text:p>0.1569%</text:p>
          </table:table-cell>
          <table:table-cell table:formula="of:=MAX((1-[.I285]/(1-[.$D$25]));0)" office:value-type="float" office:value="0.997758892555485" calcext:value-type="float">
            <text:p><text:s/>0.9978 </text:p>
          </table:table-cell>
          <table:table-cell/>
          <table:table-cell table:formula="of:=EXP(-[.E285]*[.$D$23])" office:value-type="float" office:value="0.975866028934558" calcext:value-type="float">
            <text:p><text:s/>0.9759 </text:p>
          </table:table-cell>
          <table:table-cell table:formula="of:=IF([.K285]=&quot;yes&quot;;[.L285]*[.$D$22]*([.I285]-[.I284]);0)" office:value-type="float" office:value="0" calcext:value-type="float">
            <text:p><text:s/>- <text:s text:c="2"/></text:p>
          </table:table-cell>
          <table:table-cell table:formula="of:=IF([.K285]=&quot;T_ex&quot;;[.L285]*([.I285]-[.$I$35])*[.$D$22];0)" office:value-type="float" office:value="0" calcext:value-type="float">
            <text:p><text:s/>- <text:s text:c="2"/></text:p>
          </table:table-cell>
          <table:table-cell table:formula="of:=IF([.K285]=&quot;yes&quot;;[.J285]*[.L285]*(0.05)*[.$D$21];0)" office:value-type="float" office:value="0" calcext:value-type="float">
            <text:p><text:s/>- <text:s text:c="2"/></text:p>
          </table:table-cell>
          <table:table-cell table:formula="of:=IF([.K285]=&quot;yes&quot;;[.J285]*[.L28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3574818007031" calcext:value-type="percentage">
            <text:p>0.1357%</text:p>
          </table:table-cell>
          <table:table-cell office:value-type="float" office:value="0.245276872964169" calcext:value-type="float">
            <text:p>0.25</text:p>
          </table:table-cell>
          <table:table-cell office:value-type="percentage" office:value="0.00129978434158261" calcext:value-type="percentage">
            <text:p>0.1300%</text:p>
          </table:table-cell>
          <table:table-cell office:value-type="percentage" office:value="0.00133949420224998" calcext:value-type="percentage">
            <text:p>0.1339%</text:p>
          </table:table-cell>
          <table:table-cell office:value-type="percentage" office:value="0.00139485672663602" calcext:value-type="percentage">
            <text:p>0.1395%</text:p>
          </table:table-cell>
          <table:table-cell office:value-type="percentage" office:value="0.00160039716165649" calcext:value-type="percentage">
            <text:p>0.1600%</text:p>
          </table:table-cell>
          <table:table-cell table:formula="of:=MAX((1-[.I286]/(1-[.$D$25]));0)" office:value-type="float" office:value="0.997713718340491" calcext:value-type="float">
            <text:p><text:s/>0.9977 </text:p>
          </table:table-cell>
          <table:table-cell/>
          <table:table-cell table:formula="of:=EXP(-[.E286]*[.$D$23])" office:value-type="float" office:value="0.975770672092565" calcext:value-type="float">
            <text:p><text:s/>0.9758 </text:p>
          </table:table-cell>
          <table:table-cell table:formula="of:=IF([.K286]=&quot;yes&quot;;[.L286]*[.$D$22]*([.I286]-[.I235]);0)" office:value-type="float" office:value="0" calcext:value-type="float">
            <text:p><text:s/>- <text:s text:c="2"/></text:p>
          </table:table-cell>
          <table:table-cell table:formula="of:=IF([.K286]=&quot;T_ex&quot;;[.L286]*([.I286]-[.$I$35])*[.$D$22];0)" office:value-type="float" office:value="0" calcext:value-type="float">
            <text:p><text:s/>- <text:s text:c="2"/></text:p>
          </table:table-cell>
          <table:table-cell table:formula="of:=IF([.K286]=&quot;yes&quot;;[.J286]*[.L286]*([.E286]-[.E235])*[.$D$21];0)" office:value-type="float" office:value="0" calcext:value-type="float">
            <text:p><text:s/>- <text:s text:c="2"/></text:p>
          </table:table-cell>
          <table:table-cell table:formula="of:=IF([.K286]=&quot;yes&quot;;[.J286]*[.L286]*([.E286]-[.E235]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39037971063378" calcext:value-type="percentage">
            <text:p>0.1390%</text:p>
          </table:table-cell>
          <table:table-cell office:value-type="float" office:value="0.246254071661238" calcext:value-type="float">
            <text:p>0.25</text:p>
          </table:table-cell>
          <table:table-cell office:value-type="percentage" office:value="0.00133136946956217" calcext:value-type="percentage">
            <text:p>0.1331%</text:p>
          </table:table-cell>
          <table:table-cell office:value-type="percentage" office:value="0.00137170665137162" calcext:value-type="percentage">
            <text:p>0.1372%</text:p>
          </table:table-cell>
          <table:table-cell office:value-type="percentage" office:value="0.00142834997584318" calcext:value-type="percentage">
            <text:p>0.1428%</text:p>
          </table:table-cell>
          <table:table-cell office:value-type="percentage" office:value="0.00163908188947002" calcext:value-type="percentage">
            <text:p>0.1639%</text:p>
          </table:table-cell>
          <table:table-cell table:formula="of:=MAX((1-[.I287]/(1-[.$D$25]));0)" office:value-type="float" office:value="0.997658454443614" calcext:value-type="float">
            <text:p><text:s/>0.9977 </text:p>
          </table:table-cell>
          <table:table-cell/>
          <table:table-cell table:formula="of:=EXP(-[.E287]*[.$D$23])" office:value-type="float" office:value="0.975675324568373" calcext:value-type="float">
            <text:p><text:s/>0.9757 </text:p>
          </table:table-cell>
          <table:table-cell table:formula="of:=IF([.K287]=&quot;yes&quot;;[.L287]*[.$D$22]*([.I287]-[.I286]);0)" office:value-type="float" office:value="0" calcext:value-type="float">
            <text:p><text:s/>- <text:s text:c="2"/></text:p>
          </table:table-cell>
          <table:table-cell table:formula="of:=IF([.K287]=&quot;T_ex&quot;;[.L287]*([.I287]-[.$I$35])*[.$D$22];0)" office:value-type="float" office:value="0" calcext:value-type="float">
            <text:p><text:s/>- <text:s text:c="2"/></text:p>
          </table:table-cell>
          <table:table-cell table:formula="of:=IF([.K287]=&quot;yes&quot;;[.J287]*[.L287]*(0.05)*[.$D$21];0)" office:value-type="float" office:value="0" calcext:value-type="float">
            <text:p><text:s/>- <text:s text:c="2"/></text:p>
          </table:table-cell>
          <table:table-cell table:formula="of:=IF([.K287]=&quot;yes&quot;;[.J287]*[.L28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42452533702963" calcext:value-type="percentage">
            <text:p>0.1425%</text:p>
          </table:table-cell>
          <table:table-cell office:value-type="float" office:value="0.247231270358306" calcext:value-type="float">
            <text:p>0.25</text:p>
          </table:table-cell>
          <table:table-cell office:value-type="percentage" office:value="0.00136330790173136" calcext:value-type="percentage">
            <text:p>0.1363%</text:p>
          </table:table-cell>
          <table:table-cell office:value-type="percentage" office:value="0.0014056736824452" calcext:value-type="percentage">
            <text:p>0.1406%</text:p>
          </table:table-cell>
          <table:table-cell office:value-type="percentage" office:value="0.00146235090116217" calcext:value-type="percentage">
            <text:p>0.1462%</text:p>
          </table:table-cell>
          <table:table-cell office:value-type="percentage" office:value="0.00167452680348333" calcext:value-type="percentage">
            <text:p>0.1675%</text:p>
          </table:table-cell>
          <table:table-cell table:formula="of:=MAX((1-[.I288]/(1-[.$D$25]));0)" office:value-type="float" office:value="0.997607818852167" calcext:value-type="float">
            <text:p><text:s/>0.9976 </text:p>
          </table:table-cell>
          <table:table-cell/>
          <table:table-cell table:formula="of:=EXP(-[.E288]*[.$D$23])" office:value-type="float" office:value="0.975579986361075" calcext:value-type="float">
            <text:p><text:s/>0.9756 </text:p>
          </table:table-cell>
          <table:table-cell table:formula="of:=IF([.K288]=&quot;yes&quot;;[.L288]*[.$D$22]*([.I288]-[.I287]);0)" office:value-type="float" office:value="0" calcext:value-type="float">
            <text:p><text:s/>- <text:s text:c="2"/></text:p>
          </table:table-cell>
          <table:table-cell table:formula="of:=IF([.K288]=&quot;T_ex&quot;;[.L288]*([.I288]-[.$I$35])*[.$D$22];0)" office:value-type="float" office:value="0" calcext:value-type="float">
            <text:p><text:s/>- <text:s text:c="2"/></text:p>
          </table:table-cell>
          <table:table-cell table:formula="of:=IF([.K288]=&quot;yes&quot;;[.J288]*[.L288]*(0.05)*[.$D$21];0)" office:value-type="float" office:value="0" calcext:value-type="float">
            <text:p><text:s/>- <text:s text:c="2"/></text:p>
          </table:table-cell>
          <table:table-cell table:formula="of:=IF([.K288]=&quot;yes&quot;;[.J288]*[.L28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45871514203959" calcext:value-type="percentage">
            <text:p>0.1459%</text:p>
          </table:table-cell>
          <table:table-cell office:value-type="float" office:value="0.248208469055375" calcext:value-type="float">
            <text:p>0.25</text:p>
          </table:table-cell>
          <table:table-cell office:value-type="percentage" office:value="0.00139618468613047" calcext:value-type="percentage">
            <text:p>0.1396%</text:p>
          </table:table-cell>
          <table:table-cell office:value-type="percentage" office:value="0.00144045010596805" calcext:value-type="percentage">
            <text:p>0.1440%</text:p>
          </table:table-cell>
          <table:table-cell office:value-type="percentage" office:value="0.00149726720400649" calcext:value-type="percentage">
            <text:p>0.1497%</text:p>
          </table:table-cell>
          <table:table-cell office:value-type="percentage" office:value="0.00170838700360573" calcext:value-type="percentage">
            <text:p>0.1708%</text:p>
          </table:table-cell>
          <table:table-cell table:formula="of:=MAX((1-[.I289]/(1-[.$D$25]));0)" office:value-type="float" office:value="0.997559447137706" calcext:value-type="float">
            <text:p><text:s/>0.9976 </text:p>
          </table:table-cell>
          <table:table-cell/>
          <table:table-cell table:formula="of:=EXP(-[.E289]*[.$D$23])" office:value-type="float" office:value="0.975484657469758" calcext:value-type="float">
            <text:p><text:s/>0.9755 </text:p>
          </table:table-cell>
          <table:table-cell table:formula="of:=IF([.K289]=&quot;yes&quot;;[.L289]*[.$D$22]*([.I289]-[.I288]);0)" office:value-type="float" office:value="0" calcext:value-type="float">
            <text:p><text:s/>- <text:s text:c="2"/></text:p>
          </table:table-cell>
          <table:table-cell table:formula="of:=IF([.K289]=&quot;T_ex&quot;;[.L289]*([.I289]-[.$I$35])*[.$D$22];0)" office:value-type="float" office:value="0" calcext:value-type="float">
            <text:p><text:s/>- <text:s text:c="2"/></text:p>
          </table:table-cell>
          <table:table-cell table:formula="of:=IF([.K289]=&quot;yes&quot;;[.J289]*[.L289]*(0.05)*[.$D$21];0)" office:value-type="float" office:value="0" calcext:value-type="float">
            <text:p><text:s/>- <text:s text:c="2"/></text:p>
          </table:table-cell>
          <table:table-cell table:formula="of:=IF([.K289]=&quot;yes&quot;;[.J289]*[.L28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49329485497364" calcext:value-type="percentage">
            <text:p>0.1493%</text:p>
          </table:table-cell>
          <table:table-cell office:value-type="float" office:value="0.249185667752443" calcext:value-type="float">
            <text:p>0.25</text:p>
          </table:table-cell>
          <table:table-cell office:value-type="percentage" office:value="0.00143033302936059" calcext:value-type="percentage">
            <text:p>0.1430%</text:p>
          </table:table-cell>
          <table:table-cell office:value-type="percentage" office:value="0.00147521631395866" calcext:value-type="percentage">
            <text:p>0.1475%</text:p>
          </table:table-cell>
          <table:table-cell office:value-type="percentage" office:value="0.00153357021741704" calcext:value-type="percentage">
            <text:p>0.1534%</text:p>
          </table:table-cell>
          <table:table-cell office:value-type="percentage" office:value="0.00174029237013361" calcext:value-type="percentage">
            <text:p>0.1740%</text:p>
          </table:table-cell>
          <table:table-cell table:formula="of:=MAX((1-[.I290]/(1-[.$D$25]));0)" office:value-type="float" office:value="0.997513868042666" calcext:value-type="float">
            <text:p><text:s/>0.9975 </text:p>
          </table:table-cell>
          <table:table-cell/>
          <table:table-cell table:formula="of:=EXP(-[.E290]*[.$D$23])" office:value-type="float" office:value="0.975389337893514" calcext:value-type="float">
            <text:p><text:s/>0.9754 </text:p>
          </table:table-cell>
          <table:table-cell table:formula="of:=IF([.K290]=&quot;yes&quot;;[.L290]*[.$D$22]*([.I290]-[.I289]);0)" office:value-type="float" office:value="0" calcext:value-type="float">
            <text:p><text:s/>- <text:s text:c="2"/></text:p>
          </table:table-cell>
          <table:table-cell table:formula="of:=IF([.K290]=&quot;T_ex&quot;;[.L290]*([.I290]-[.$I$35])*[.$D$22];0)" office:value-type="float" office:value="0" calcext:value-type="float">
            <text:p><text:s/>- <text:s text:c="2"/></text:p>
          </table:table-cell>
          <table:table-cell table:formula="of:=IF([.K290]=&quot;yes&quot;;[.J290]*[.L290]*(0.05)*[.$D$21];0)" office:value-type="float" office:value="0" calcext:value-type="float">
            <text:p><text:s/>- <text:s text:c="2"/></text:p>
          </table:table-cell>
          <table:table-cell table:formula="of:=IF([.K290]=&quot;yes&quot;;[.J290]*[.L29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52883131443403" calcext:value-type="percentage">
            <text:p>0.1529%</text:p>
          </table:table-cell>
          <table:table-cell office:value-type="float" office:value="0.250162866449511" calcext:value-type="float">
            <text:p>0.25</text:p>
          </table:table-cell>
          <table:table-cell office:value-type="percentage" office:value="0.00146513965949496" calcext:value-type="percentage">
            <text:p>0.1465%</text:p>
          </table:table-cell>
          <table:table-cell office:value-type="percentage" office:value="0.00150991270996922" calcext:value-type="percentage">
            <text:p>0.1510%</text:p>
          </table:table-cell>
          <table:table-cell office:value-type="percentage" office:value="0.00156966826445394" calcext:value-type="percentage">
            <text:p>0.1570%</text:p>
          </table:table-cell>
          <table:table-cell office:value-type="percentage" office:value="0.00177845508362938" calcext:value-type="percentage">
            <text:p>0.1778%</text:p>
          </table:table-cell>
          <table:table-cell table:formula="of:=MAX((1-[.I291]/(1-[.$D$25]));0)" office:value-type="float" office:value="0.997459349880529" calcext:value-type="float">
            <text:p><text:s/>0.9975 </text:p>
          </table:table-cell>
          <table:table-cell/>
          <table:table-cell table:formula="of:=EXP(-[.E291]*[.$D$23])" office:value-type="float" office:value="0.97529402763143" calcext:value-type="float">
            <text:p><text:s/>0.9753 </text:p>
          </table:table-cell>
          <table:table-cell table:formula="of:=IF([.K291]=&quot;yes&quot;;[.L291]*[.$D$22]*([.I291]-[.I290]);0)" office:value-type="float" office:value="0" calcext:value-type="float">
            <text:p><text:s/>- <text:s text:c="2"/></text:p>
          </table:table-cell>
          <table:table-cell table:formula="of:=IF([.K291]=&quot;T_ex&quot;;[.L291]*([.I291]-[.$I$35])*[.$D$22];0)" office:value-type="float" office:value="0" calcext:value-type="float">
            <text:p><text:s/>- <text:s text:c="2"/></text:p>
          </table:table-cell>
          <table:table-cell table:formula="of:=IF([.K291]=&quot;yes&quot;;[.J291]*[.L291]*(0.05)*[.$D$21];0)" office:value-type="float" office:value="0" calcext:value-type="float">
            <text:p><text:s/>- <text:s text:c="2"/></text:p>
          </table:table-cell>
          <table:table-cell table:formula="of:=IF([.K291]=&quot;yes&quot;;[.J291]*[.L29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5647120086114" calcext:value-type="percentage">
            <text:p>0.1565%</text:p>
          </table:table-cell>
          <table:table-cell office:value-type="float" office:value="0.25114006514658" calcext:value-type="float">
            <text:p>0.25</text:p>
          </table:table-cell>
          <table:table-cell office:value-type="percentage" office:value="0.00150091454706135" calcext:value-type="percentage">
            <text:p>0.1501%</text:p>
          </table:table-cell>
          <table:table-cell office:value-type="percentage" office:value="0.00154547124166863" calcext:value-type="percentage">
            <text:p>0.1545%</text:p>
          </table:table-cell>
          <table:table-cell office:value-type="percentage" office:value="0.00160681019918907" calcext:value-type="percentage">
            <text:p>0.1607%</text:p>
          </table:table-cell>
          <table:table-cell office:value-type="percentage" office:value="0.00181541891974218" calcext:value-type="percentage">
            <text:p>0.1815%</text:p>
          </table:table-cell>
          <table:table-cell table:formula="of:=MAX((1-[.I292]/(1-[.$D$25]));0)" office:value-type="float" office:value="0.997406544400368" calcext:value-type="float">
            <text:p><text:s/>0.9974 </text:p>
          </table:table-cell>
          <table:table-cell/>
          <table:table-cell table:formula="of:=EXP(-[.E292]*[.$D$23])" office:value-type="float" office:value="0.975198726682598" calcext:value-type="float">
            <text:p><text:s/>0.9752 </text:p>
          </table:table-cell>
          <table:table-cell table:formula="of:=IF([.K292]=&quot;yes&quot;;[.L292]*[.$D$22]*([.I292]-[.I291]);0)" office:value-type="float" office:value="0" calcext:value-type="float">
            <text:p><text:s/>- <text:s text:c="2"/></text:p>
          </table:table-cell>
          <table:table-cell table:formula="of:=IF([.K292]=&quot;T_ex&quot;;[.L292]*([.I292]-[.$I$35])*[.$D$22];0)" office:value-type="float" office:value="0" calcext:value-type="float">
            <text:p><text:s/>- <text:s text:c="2"/></text:p>
          </table:table-cell>
          <table:table-cell table:formula="of:=IF([.K292]=&quot;yes&quot;;[.J292]*[.L292]*(0.05)*[.$D$21];0)" office:value-type="float" office:value="0" calcext:value-type="float">
            <text:p><text:s/>- <text:s text:c="2"/></text:p>
          </table:table-cell>
          <table:table-cell table:formula="of:=IF([.K292]=&quot;yes&quot;;[.J292]*[.L29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60191903052809" calcext:value-type="percentage">
            <text:p>0.1602%</text:p>
          </table:table-cell>
          <table:table-cell office:value-type="float" office:value="0.252117263843648" calcext:value-type="float">
            <text:p>0.25</text:p>
          </table:table-cell>
          <table:table-cell office:value-type="percentage" office:value="0.00153770305334496" calcext:value-type="percentage">
            <text:p>0.1538%</text:p>
          </table:table-cell>
          <table:table-cell office:value-type="percentage" office:value="0.00158123082405919" calcext:value-type="percentage">
            <text:p>0.1581%</text:p>
          </table:table-cell>
          <table:table-cell office:value-type="percentage" office:value="0.0016446763648178" calcext:value-type="percentage">
            <text:p>0.1645%</text:p>
          </table:table-cell>
          <table:table-cell office:value-type="percentage" office:value="0.00185862873412719" calcext:value-type="percentage">
            <text:p>0.1859%</text:p>
          </table:table-cell>
          <table:table-cell table:formula="of:=MAX((1-[.I293]/(1-[.$D$25]));0)" office:value-type="float" office:value="0.997344816094104" calcext:value-type="float">
            <text:p><text:s/>0.9973 </text:p>
          </table:table-cell>
          <table:table-cell/>
          <table:table-cell table:formula="of:=EXP(-[.E293]*[.$D$23])" office:value-type="float" office:value="0.975103435046107" calcext:value-type="float">
            <text:p><text:s/>0.9751 </text:p>
          </table:table-cell>
          <table:table-cell table:formula="of:=IF([.K293]=&quot;yes&quot;;[.L293]*[.$D$22]*([.I293]-[.I292]);0)" office:value-type="float" office:value="0" calcext:value-type="float">
            <text:p><text:s/>- <text:s text:c="2"/></text:p>
          </table:table-cell>
          <table:table-cell table:formula="of:=IF([.K293]=&quot;T_ex&quot;;[.L293]*([.I293]-[.$I$35])*[.$D$22];0)" office:value-type="float" office:value="0" calcext:value-type="float">
            <text:p><text:s/>- <text:s text:c="2"/></text:p>
          </table:table-cell>
          <table:table-cell table:formula="of:=IF([.K293]=&quot;yes&quot;;[.J293]*[.L293]*(0.05)*[.$D$21];0)" office:value-type="float" office:value="0" calcext:value-type="float">
            <text:p><text:s/>- <text:s text:c="2"/></text:p>
          </table:table-cell>
          <table:table-cell table:formula="of:=IF([.K293]=&quot;yes&quot;;[.J293]*[.L29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6395533424631" calcext:value-type="percentage">
            <text:p>0.1640%</text:p>
          </table:table-cell>
          <table:table-cell office:value-type="float" office:value="0.253094462540717" calcext:value-type="float">
            <text:p>0.25</text:p>
          </table:table-cell>
          <table:table-cell office:value-type="percentage" office:value="0.00157432604929211" calcext:value-type="percentage">
            <text:p>0.1574%</text:p>
          </table:table-cell>
          <table:table-cell office:value-type="percentage" office:value="0.00161862340679939" calcext:value-type="percentage">
            <text:p>0.1619%</text:p>
          </table:table-cell>
          <table:table-cell office:value-type="percentage" office:value="0.00168324595642969" calcext:value-type="percentage">
            <text:p>0.1683%</text:p>
          </table:table-cell>
          <table:table-cell office:value-type="percentage" office:value="0.0019124216880811" calcext:value-type="percentage">
            <text:p>0.1912%</text:p>
          </table:table-cell>
          <table:table-cell table:formula="of:=MAX((1-[.I294]/(1-[.$D$25]));0)" office:value-type="float" office:value="0.997267969017027" calcext:value-type="float">
            <text:p><text:s/>0.9973 </text:p>
          </table:table-cell>
          <table:table-cell/>
          <table:table-cell table:formula="of:=EXP(-[.E294]*[.$D$23])" office:value-type="float" office:value="0.975008152721048" calcext:value-type="float">
            <text:p><text:s/>0.9750 </text:p>
          </table:table-cell>
          <table:table-cell table:formula="of:=IF([.K294]=&quot;yes&quot;;[.L294]*[.$D$22]*([.I294]-[.I293]);0)" office:value-type="float" office:value="0" calcext:value-type="float">
            <text:p><text:s/>- <text:s text:c="2"/></text:p>
          </table:table-cell>
          <table:table-cell table:formula="of:=IF([.K294]=&quot;T_ex&quot;;[.L294]*([.I294]-[.$I$35])*[.$D$22];0)" office:value-type="float" office:value="0" calcext:value-type="float">
            <text:p><text:s/>- <text:s text:c="2"/></text:p>
          </table:table-cell>
          <table:table-cell table:formula="of:=IF([.K294]=&quot;yes&quot;;[.J294]*[.L294]*(0.05)*[.$D$21];0)" office:value-type="float" office:value="0" calcext:value-type="float">
            <text:p><text:s/>- <text:s text:c="2"/></text:p>
          </table:table-cell>
          <table:table-cell table:formula="of:=IF([.K294]=&quot;yes&quot;;[.J294]*[.L29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67698420057923" calcext:value-type="percentage">
            <text:p>0.1677%</text:p>
          </table:table-cell>
          <table:table-cell office:value-type="float" office:value="0.254071661237785" calcext:value-type="float">
            <text:p>0.25</text:p>
          </table:table-cell>
          <table:table-cell office:value-type="percentage" office:value="0.00161230083682397" calcext:value-type="percentage">
            <text:p>0.1612%</text:p>
          </table:table-cell>
          <table:table-cell office:value-type="percentage" office:value="0.00165687429571686" calcext:value-type="percentage">
            <text:p>0.1657%</text:p>
          </table:table-cell>
          <table:table-cell office:value-type="percentage" office:value="0.00172217493478577" calcext:value-type="percentage">
            <text:p>0.1722%</text:p>
          </table:table-cell>
          <table:table-cell office:value-type="percentage" office:value="0.0019664147928401" calcext:value-type="percentage">
            <text:p>0.1966%</text:p>
          </table:table-cell>
          <table:table-cell table:formula="of:=MAX((1-[.I295]/(1-[.$D$25]));0)" office:value-type="float" office:value="0.997190836010228" calcext:value-type="float">
            <text:p><text:s/>0.9972 </text:p>
          </table:table-cell>
          <table:table-cell/>
          <table:table-cell table:formula="of:=EXP(-[.E295]*[.$D$23])" office:value-type="float" office:value="0.97491287970651" calcext:value-type="float">
            <text:p><text:s/>0.9749 </text:p>
          </table:table-cell>
          <table:table-cell table:formula="of:=IF([.K295]=&quot;yes&quot;;[.L295]*[.$D$22]*([.I295]-[.I294]);0)" office:value-type="float" office:value="0" calcext:value-type="float">
            <text:p><text:s/>- <text:s text:c="2"/></text:p>
          </table:table-cell>
          <table:table-cell table:formula="of:=IF([.K295]=&quot;T_ex&quot;;[.L295]*([.I295]-[.$I$35])*[.$D$22];0)" office:value-type="float" office:value="0" calcext:value-type="float">
            <text:p><text:s/>- <text:s text:c="2"/></text:p>
          </table:table-cell>
          <table:table-cell table:formula="of:=IF([.K295]=&quot;yes&quot;;[.J295]*[.L295]*(0.05)*[.$D$21];0)" office:value-type="float" office:value="0" calcext:value-type="float">
            <text:p><text:s/>- <text:s text:c="2"/></text:p>
          </table:table-cell>
          <table:table-cell table:formula="of:=IF([.K295]=&quot;yes&quot;;[.J295]*[.L29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71578673272832" calcext:value-type="percentage">
            <text:p>0.1716%</text:p>
          </table:table-cell>
          <table:table-cell office:value-type="float" office:value="0.255048859934853" calcext:value-type="float">
            <text:p>0.26</text:p>
          </table:table-cell>
          <table:table-cell office:value-type="percentage" office:value="0.00165025445357472" calcext:value-type="percentage">
            <text:p>0.1650%</text:p>
          </table:table-cell>
          <table:table-cell office:value-type="percentage" office:value="0.00169578299025449" calcext:value-type="percentage">
            <text:p>0.1696%</text:p>
          </table:table-cell>
          <table:table-cell office:value-type="percentage" office:value="0.00176144180216202" calcext:value-type="percentage">
            <text:p>0.1761%</text:p>
          </table:table-cell>
          <table:table-cell office:value-type="percentage" office:value="0.00201095783380656" calcext:value-type="percentage">
            <text:p>0.2011%</text:p>
          </table:table-cell>
          <table:table-cell table:formula="of:=MAX((1-[.I296]/(1-[.$D$25]));0)" office:value-type="float" office:value="0.997127203094562" calcext:value-type="float">
            <text:p><text:s/>0.9971 </text:p>
          </table:table-cell>
          <table:table-cell/>
          <table:table-cell table:formula="of:=EXP(-[.E296]*[.$D$23])" office:value-type="float" office:value="0.974817616001584" calcext:value-type="float">
            <text:p><text:s/>0.9748 </text:p>
          </table:table-cell>
          <table:table-cell table:formula="of:=IF([.K296]=&quot;yes&quot;;[.L296]*[.$D$22]*([.I296]-[.I295]);0)" office:value-type="float" office:value="0" calcext:value-type="float">
            <text:p><text:s/>- <text:s text:c="2"/></text:p>
          </table:table-cell>
          <table:table-cell table:formula="of:=IF([.K296]=&quot;T_ex&quot;;[.L296]*([.I296]-[.$I$35])*[.$D$22];0)" office:value-type="float" office:value="0" calcext:value-type="float">
            <text:p><text:s/>- <text:s text:c="2"/></text:p>
          </table:table-cell>
          <table:table-cell table:formula="of:=IF([.K296]=&quot;yes&quot;;[.J296]*[.L296]*(0.05)*[.$D$21];0)" office:value-type="float" office:value="0" calcext:value-type="float">
            <text:p><text:s/>- <text:s text:c="2"/></text:p>
          </table:table-cell>
          <table:table-cell table:formula="of:=IF([.K296]=&quot;yes&quot;;[.J296]*[.L29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75560058940471" calcext:value-type="percentage">
            <text:p>0.1756%</text:p>
          </table:table-cell>
          <table:table-cell office:value-type="float" office:value="0.256026058631922" calcext:value-type="float">
            <text:p>0.26</text:p>
          </table:table-cell>
          <table:table-cell office:value-type="percentage" office:value="0.00168904953726141" calcext:value-type="percentage">
            <text:p>0.1689%</text:p>
          </table:table-cell>
          <table:table-cell office:value-type="percentage" office:value="0.00173469160105926" calcext:value-type="percentage">
            <text:p>0.1735%</text:p>
          </table:table-cell>
          <table:table-cell office:value-type="percentage" office:value="0.0018013264959251" calcext:value-type="percentage">
            <text:p>0.1801%</text:p>
          </table:table-cell>
          <table:table-cell office:value-type="percentage" office:value="0.00205237037777026" calcext:value-type="percentage">
            <text:p>0.2052%</text:p>
          </table:table-cell>
          <table:table-cell table:formula="of:=MAX((1-[.I297]/(1-[.$D$25]));0)" office:value-type="float" office:value="0.997068042317471" calcext:value-type="float">
            <text:p><text:s/>0.9971 </text:p>
          </table:table-cell>
          <table:table-cell/>
          <table:table-cell table:formula="of:=EXP(-[.E297]*[.$D$23])" office:value-type="float" office:value="0.97472236160536" calcext:value-type="float">
            <text:p><text:s/>0.9747 </text:p>
          </table:table-cell>
          <table:table-cell table:formula="of:=IF([.K297]=&quot;yes&quot;;[.L297]*[.$D$22]*([.I297]-[.I296]);0)" office:value-type="float" office:value="0" calcext:value-type="float">
            <text:p><text:s/>- <text:s text:c="2"/></text:p>
          </table:table-cell>
          <table:table-cell table:formula="of:=IF([.K297]=&quot;T_ex&quot;;[.L297]*([.I297]-[.$I$35])*[.$D$22];0)" office:value-type="float" office:value="0" calcext:value-type="float">
            <text:p><text:s/>- <text:s text:c="2"/></text:p>
          </table:table-cell>
          <table:table-cell table:formula="of:=IF([.K297]=&quot;yes&quot;;[.J297]*[.L297]*(0.05)*[.$D$21];0)" office:value-type="float" office:value="0" calcext:value-type="float">
            <text:p><text:s/>- <text:s text:c="2"/></text:p>
          </table:table-cell>
          <table:table-cell table:formula="of:=IF([.K297]=&quot;yes&quot;;[.J297]*[.L29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79639477430186" calcext:value-type="percentage">
            <text:p>0.1796%</text:p>
          </table:table-cell>
          <table:table-cell office:value-type="float" office:value="0.25700325732899" calcext:value-type="float">
            <text:p>0.26</text:p>
          </table:table-cell>
          <table:table-cell office:value-type="percentage" office:value="0.00172819066912693" calcext:value-type="percentage">
            <text:p>0.1728%</text:p>
          </table:table-cell>
          <table:table-cell office:value-type="percentage" office:value="0.00177368303421373" calcext:value-type="percentage">
            <text:p>0.1774%</text:p>
          </table:table-cell>
          <table:table-cell office:value-type="percentage" office:value="0.00184310013270338" calcext:value-type="percentage">
            <text:p>0.1843%</text:p>
          </table:table-cell>
          <table:table-cell office:value-type="percentage" office:value="0.00209365674932267" calcext:value-type="percentage">
            <text:p>0.2094%</text:p>
          </table:table-cell>
          <table:table-cell table:formula="of:=MAX((1-[.I298]/(1-[.$D$25]));0)" office:value-type="float" office:value="0.997009061786682" calcext:value-type="float">
            <text:p><text:s/>0.9970 </text:p>
          </table:table-cell>
          <table:table-cell/>
          <table:table-cell table:formula="of:=EXP(-[.E298]*[.$D$23])" office:value-type="float" office:value="0.974627116516928" calcext:value-type="float">
            <text:p><text:s/>0.9746 </text:p>
          </table:table-cell>
          <table:table-cell table:formula="of:=IF([.K298]=&quot;yes&quot;;[.L298]*[.$D$22]*([.I298]-[.I297]);0)" office:value-type="float" office:value="0" calcext:value-type="float">
            <text:p><text:s/>- <text:s text:c="2"/></text:p>
          </table:table-cell>
          <table:table-cell table:formula="of:=IF([.K298]=&quot;T_ex&quot;;[.L298]*([.I298]-[.$I$35])*[.$D$22];0)" office:value-type="float" office:value="0" calcext:value-type="float">
            <text:p><text:s/>- <text:s text:c="2"/></text:p>
          </table:table-cell>
          <table:table-cell table:formula="of:=IF([.K298]=&quot;yes&quot;;[.J298]*[.L298]*(0.05)*[.$D$21];0)" office:value-type="float" office:value="0" calcext:value-type="float">
            <text:p><text:s/>- <text:s text:c="2"/></text:p>
          </table:table-cell>
          <table:table-cell table:formula="of:=IF([.K298]=&quot;yes&quot;;[.J298]*[.L29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83823960867984" calcext:value-type="percentage">
            <text:p>0.1838%</text:p>
          </table:table-cell>
          <table:table-cell office:value-type="float" office:value="0.257980456026059" calcext:value-type="float">
            <text:p>0.26</text:p>
          </table:table-cell>
          <table:table-cell office:value-type="percentage" office:value="0.00176806008555717" calcext:value-type="percentage">
            <text:p>0.1768%</text:p>
          </table:table-cell>
          <table:table-cell office:value-type="percentage" office:value="0.00181369857308841" calcext:value-type="percentage">
            <text:p>0.1814%</text:p>
          </table:table-cell>
          <table:table-cell office:value-type="percentage" office:value="0.00188515625631867" calcext:value-type="percentage">
            <text:p>0.1885%</text:p>
          </table:table-cell>
          <table:table-cell office:value-type="percentage" office:value="0.0021422326482421" calcext:value-type="percentage">
            <text:p>0.2142%</text:p>
          </table:table-cell>
          <table:table-cell table:formula="of:=MAX((1-[.I299]/(1-[.$D$25]));0)" office:value-type="float" office:value="0.996939667645368" calcext:value-type="float">
            <text:p><text:s/>0.9969 </text:p>
          </table:table-cell>
          <table:table-cell/>
          <table:table-cell table:formula="of:=EXP(-[.E299]*[.$D$23])" office:value-type="float" office:value="0.974531880735379" calcext:value-type="float">
            <text:p><text:s/>0.9745 </text:p>
          </table:table-cell>
          <table:table-cell table:formula="of:=IF([.K299]=&quot;yes&quot;;[.L299]*[.$D$22]*([.I299]-[.I298]);0)" office:value-type="float" office:value="0" calcext:value-type="float">
            <text:p><text:s/>- <text:s text:c="2"/></text:p>
          </table:table-cell>
          <table:table-cell table:formula="of:=IF([.K299]=&quot;T_ex&quot;;[.L299]*([.I299]-[.$I$35])*[.$D$22];0)" office:value-type="float" office:value="0" calcext:value-type="float">
            <text:p><text:s/>- <text:s text:c="2"/></text:p>
          </table:table-cell>
          <table:table-cell table:formula="of:=IF([.K299]=&quot;yes&quot;;[.J299]*[.L299]*(0.05)*[.$D$21];0)" office:value-type="float" office:value="0" calcext:value-type="float">
            <text:p><text:s/>- <text:s text:c="2"/></text:p>
          </table:table-cell>
          <table:table-cell table:formula="of:=IF([.K299]=&quot;yes&quot;;[.J299]*[.L29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87971960392027" calcext:value-type="percentage">
            <text:p>0.1880%</text:p>
          </table:table-cell>
          <table:table-cell office:value-type="float" office:value="0.258957654723127" calcext:value-type="float">
            <text:p>0.26</text:p>
          </table:table-cell>
          <table:table-cell office:value-type="percentage" office:value="0.00180938678747958" calcext:value-type="percentage">
            <text:p>0.1809%</text:p>
          </table:table-cell>
          <table:table-cell office:value-type="percentage" office:value="0.00185454562930304" calcext:value-type="percentage">
            <text:p>0.1855%</text:p>
          </table:table-cell>
          <table:table-cell office:value-type="percentage" office:value="0.00192700734791307" calcext:value-type="percentage">
            <text:p>0.1927%</text:p>
          </table:table-cell>
          <table:table-cell office:value-type="percentage" office:value="0.00218943843596964" calcext:value-type="percentage">
            <text:p>0.2189%</text:p>
          </table:table-cell>
          <table:table-cell table:formula="of:=MAX((1-[.I300]/(1-[.$D$25]));0)" office:value-type="float" office:value="0.996872230805758" calcext:value-type="float">
            <text:p><text:s/>0.9969 </text:p>
          </table:table-cell>
          <table:table-cell/>
          <table:table-cell table:formula="of:=EXP(-[.E300]*[.$D$23])" office:value-type="float" office:value="0.974436654259804" calcext:value-type="float">
            <text:p><text:s/>0.9744 </text:p>
          </table:table-cell>
          <table:table-cell table:formula="of:=IF([.K300]=&quot;yes&quot;;[.L300]*[.$D$22]*([.I300]-[.I299]);0)" office:value-type="float" office:value="0" calcext:value-type="float">
            <text:p><text:s/>- <text:s text:c="2"/></text:p>
          </table:table-cell>
          <table:table-cell table:formula="of:=IF([.K300]=&quot;T_ex&quot;;[.L300]*([.I300]-[.$I$35])*[.$D$22];0)" office:value-type="float" office:value="0" calcext:value-type="float">
            <text:p><text:s/>- <text:s text:c="2"/></text:p>
          </table:table-cell>
          <table:table-cell table:formula="of:=IF([.K300]=&quot;yes&quot;;[.J300]*[.L300]*(0.05)*[.$D$21];0)" office:value-type="float" office:value="0" calcext:value-type="float">
            <text:p><text:s/>- <text:s text:c="2"/></text:p>
          </table:table-cell>
          <table:table-cell table:formula="of:=IF([.K300]=&quot;yes&quot;;[.J300]*[.L30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92210476693792" calcext:value-type="percentage">
            <text:p>0.1922%</text:p>
          </table:table-cell>
          <table:table-cell office:value-type="float" office:value="0.259934853420195" calcext:value-type="float">
            <text:p>0.26</text:p>
          </table:table-cell>
          <table:table-cell office:value-type="percentage" office:value="0.0018509739140381" calcext:value-type="percentage">
            <text:p>0.1851%</text:p>
          </table:table-cell>
          <table:table-cell office:value-type="percentage" office:value="0.00189629655629081" calcext:value-type="percentage">
            <text:p>0.1896%</text:p>
          </table:table-cell>
          <table:table-cell office:value-type="percentage" office:value="0.00197047583264275" calcext:value-type="percentage">
            <text:p>0.1970%</text:p>
          </table:table-cell>
          <table:table-cell office:value-type="percentage" office:value="0.00223837124475039" calcext:value-type="percentage">
            <text:p>0.2238%</text:p>
          </table:table-cell>
          <table:table-cell table:formula="of:=MAX((1-[.I301]/(1-[.$D$25]));0)" office:value-type="float" office:value="0.996802326793214" calcext:value-type="float">
            <text:p><text:s/>0.9968 </text:p>
          </table:table-cell>
          <table:table-cell/>
          <table:table-cell table:formula="of:=EXP(-[.E301]*[.$D$23])" office:value-type="float" office:value="0.974341437089292" calcext:value-type="float">
            <text:p><text:s/>0.9743 </text:p>
          </table:table-cell>
          <table:table-cell table:formula="of:=IF([.K301]=&quot;yes&quot;;[.L301]*[.$D$22]*([.I301]-[.I300]);0)" office:value-type="float" office:value="0" calcext:value-type="float">
            <text:p><text:s/>- <text:s text:c="2"/></text:p>
          </table:table-cell>
          <table:table-cell table:formula="of:=IF([.K301]=&quot;T_ex&quot;;[.L301]*([.I301]-[.$I$35])*[.$D$22];0)" office:value-type="float" office:value="0" calcext:value-type="float">
            <text:p><text:s/>- <text:s text:c="2"/></text:p>
          </table:table-cell>
          <table:table-cell table:formula="of:=IF([.K301]=&quot;yes&quot;;[.J301]*[.L301]*(0.05)*[.$D$21];0)" office:value-type="float" office:value="0" calcext:value-type="float">
            <text:p><text:s/>- <text:s text:c="2"/></text:p>
          </table:table-cell>
          <table:table-cell table:formula="of:=IF([.K301]=&quot;yes&quot;;[.J301]*[.L30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196700771670402" calcext:value-type="percentage">
            <text:p>0.1967%</text:p>
          </table:table-cell>
          <table:table-cell office:value-type="float" office:value="0.260912052117264" calcext:value-type="float">
            <text:p>0.26</text:p>
          </table:table-cell>
          <table:table-cell office:value-type="percentage" office:value="0.00189319277388065" calcext:value-type="percentage">
            <text:p>0.1893%</text:p>
          </table:table-cell>
          <table:table-cell office:value-type="percentage" office:value="0.00193896254875084" calcext:value-type="percentage">
            <text:p>0.1939%</text:p>
          </table:table-cell>
          <table:table-cell office:value-type="percentage" office:value="0.00201395147510532" calcext:value-type="percentage">
            <text:p>0.2014%</text:p>
          </table:table-cell>
          <table:table-cell office:value-type="percentage" office:value="0.00229621359407505" calcext:value-type="percentage">
            <text:p>0.2296%</text:p>
          </table:table-cell>
          <table:table-cell table:formula="of:=MAX((1-[.I302]/(1-[.$D$25]));0)" office:value-type="float" office:value="0.996719694865607" calcext:value-type="float">
            <text:p><text:s/>0.9967 </text:p>
          </table:table-cell>
          <table:table-cell/>
          <table:table-cell table:formula="of:=EXP(-[.E302]*[.$D$23])" office:value-type="float" office:value="0.974246229222936" calcext:value-type="float">
            <text:p><text:s/>0.9742 </text:p>
          </table:table-cell>
          <table:table-cell table:formula="of:=IF([.K302]=&quot;yes&quot;;[.L302]*[.$D$22]*([.I302]-[.I301]);0)" office:value-type="float" office:value="0" calcext:value-type="float">
            <text:p><text:s/>- <text:s text:c="2"/></text:p>
          </table:table-cell>
          <table:table-cell table:formula="of:=IF([.K302]=&quot;T_ex&quot;;[.L302]*([.I302]-[.$I$35])*[.$D$22];0)" office:value-type="float" office:value="0" calcext:value-type="float">
            <text:p><text:s/>- <text:s text:c="2"/></text:p>
          </table:table-cell>
          <table:table-cell table:formula="of:=IF([.K302]=&quot;yes&quot;;[.J302]*[.L302]*(0.05)*[.$D$21];0)" office:value-type="float" office:value="0" calcext:value-type="float">
            <text:p><text:s/>- <text:s text:c="2"/></text:p>
          </table:table-cell>
          <table:table-cell table:formula="of:=IF([.K302]=&quot;yes&quot;;[.J302]*[.L30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01254840821107" calcext:value-type="percentage">
            <text:p>0.2013%</text:p>
          </table:table-cell>
          <table:table-cell office:value-type="float" office:value="0.261889250814332" calcext:value-type="float">
            <text:p>0.26</text:p>
          </table:table-cell>
          <table:table-cell office:value-type="percentage" office:value="0.00193530607984989" calcext:value-type="percentage">
            <text:p>0.1935%</text:p>
          </table:table-cell>
          <table:table-cell office:value-type="percentage" office:value="0.00198257090701607" calcext:value-type="percentage">
            <text:p>0.1983%</text:p>
          </table:table-cell>
          <table:table-cell office:value-type="percentage" office:value="0.00205881081664003" calcext:value-type="percentage">
            <text:p>0.2059%</text:p>
          </table:table-cell>
          <table:table-cell office:value-type="percentage" office:value="0.00236133270194737" calcext:value-type="percentage">
            <text:p>0.2361%</text:p>
          </table:table-cell>
          <table:table-cell table:formula="of:=MAX((1-[.I303]/(1-[.$D$25]));0)" office:value-type="float" office:value="0.996626667568647" calcext:value-type="float">
            <text:p><text:s/>0.9966 </text:p>
          </table:table-cell>
          <table:table-cell/>
          <table:table-cell table:formula="of:=EXP(-[.E303]*[.$D$23])" office:value-type="float" office:value="0.974151030659825" calcext:value-type="float">
            <text:p><text:s/>0.9742 </text:p>
          </table:table-cell>
          <table:table-cell table:formula="of:=IF([.K303]=&quot;yes&quot;;[.L303]*[.$D$22]*([.I303]-[.I302]);0)" office:value-type="float" office:value="0" calcext:value-type="float">
            <text:p><text:s/>- <text:s text:c="2"/></text:p>
          </table:table-cell>
          <table:table-cell table:formula="of:=IF([.K303]=&quot;T_ex&quot;;[.L303]*([.I303]-[.$I$35])*[.$D$22];0)" office:value-type="float" office:value="0" calcext:value-type="float">
            <text:p><text:s/>- <text:s text:c="2"/></text:p>
          </table:table-cell>
          <table:table-cell table:formula="of:=IF([.K303]=&quot;yes&quot;;[.J303]*[.L303]*(0.05)*[.$D$21];0)" office:value-type="float" office:value="0" calcext:value-type="float">
            <text:p><text:s/>- <text:s text:c="2"/></text:p>
          </table:table-cell>
          <table:table-cell table:formula="of:=IF([.K303]=&quot;yes&quot;;[.J303]*[.L30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05695636069967" calcext:value-type="percentage">
            <text:p>0.2057%</text:p>
          </table:table-cell>
          <table:table-cell office:value-type="float" office:value="0.262866449511401" calcext:value-type="float">
            <text:p>0.26</text:p>
          </table:table-cell>
          <table:table-cell office:value-type="percentage" office:value="0.00197804502947757" calcext:value-type="percentage">
            <text:p>0.1978%</text:p>
          </table:table-cell>
          <table:table-cell office:value-type="percentage" office:value="0.00202655809254075" calcext:value-type="percentage">
            <text:p>0.2027%</text:p>
          </table:table-cell>
          <table:table-cell office:value-type="percentage" office:value="0.00210467405531506" calcext:value-type="percentage">
            <text:p>0.2105%</text:p>
          </table:table-cell>
          <table:table-cell office:value-type="percentage" office:value="0.0024242595297841" calcext:value-type="percentage">
            <text:p>0.2424%</text:p>
          </table:table-cell>
          <table:table-cell table:formula="of:=MAX((1-[.I304]/(1-[.$D$25]));0)" office:value-type="float" office:value="0.996536772100308" calcext:value-type="float">
            <text:p><text:s/>0.9965 </text:p>
          </table:table-cell>
          <table:table-cell/>
          <table:table-cell table:formula="of:=EXP(-[.E304]*[.$D$23])" office:value-type="float" office:value="0.974055841399051" calcext:value-type="float">
            <text:p><text:s/>0.9741 </text:p>
          </table:table-cell>
          <table:table-cell table:formula="of:=IF([.K304]=&quot;yes&quot;;[.L304]*[.$D$22]*([.I304]-[.I303]);0)" office:value-type="float" office:value="0" calcext:value-type="float">
            <text:p><text:s/>- <text:s text:c="2"/></text:p>
          </table:table-cell>
          <table:table-cell table:formula="of:=IF([.K304]=&quot;T_ex&quot;;[.L304]*([.I304]-[.$I$35])*[.$D$22];0)" office:value-type="float" office:value="0" calcext:value-type="float">
            <text:p><text:s/>- <text:s text:c="2"/></text:p>
          </table:table-cell>
          <table:table-cell table:formula="of:=IF([.K304]=&quot;yes&quot;;[.J304]*[.L304]*(0.05)*[.$D$21];0)" office:value-type="float" office:value="0" calcext:value-type="float">
            <text:p><text:s/>- <text:s text:c="2"/></text:p>
          </table:table-cell>
          <table:table-cell table:formula="of:=IF([.K304]=&quot;yes&quot;;[.J304]*[.L30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10372186315387" calcext:value-type="percentage">
            <text:p>0.2104%</text:p>
          </table:table-cell>
          <table:table-cell office:value-type="float" office:value="0.263843648208469" calcext:value-type="float">
            <text:p>0.26</text:p>
          </table:table-cell>
          <table:table-cell office:value-type="percentage" office:value="0.00202012453071363" calcext:value-type="percentage">
            <text:p>0.2020%</text:p>
          </table:table-cell>
          <table:table-cell office:value-type="percentage" office:value="0.00207155742367593" calcext:value-type="percentage">
            <text:p>0.2072%</text:p>
          </table:table-cell>
          <table:table-cell office:value-type="percentage" office:value="0.00215160881354603" calcext:value-type="percentage">
            <text:p>0.2152%</text:p>
          </table:table-cell>
          <table:table-cell office:value-type="percentage" office:value="0.00247504134834963" calcext:value-type="percentage">
            <text:p>0.2475%</text:p>
          </table:table-cell>
          <table:table-cell table:formula="of:=MAX((1-[.I305]/(1-[.$D$25]));0)" office:value-type="float" office:value="0.996464226645215" calcext:value-type="float">
            <text:p><text:s/>0.9965 </text:p>
          </table:table-cell>
          <table:table-cell/>
          <table:table-cell table:formula="of:=EXP(-[.E305]*[.$D$23])" office:value-type="float" office:value="0.973960661439705" calcext:value-type="float">
            <text:p><text:s/>0.9740 </text:p>
          </table:table-cell>
          <table:table-cell table:formula="of:=IF([.K305]=&quot;yes&quot;;[.L305]*[.$D$22]*([.I305]-[.I304]);0)" office:value-type="float" office:value="0" calcext:value-type="float">
            <text:p><text:s/>- <text:s text:c="2"/></text:p>
          </table:table-cell>
          <table:table-cell table:formula="of:=IF([.K305]=&quot;T_ex&quot;;[.L305]*([.I305]-[.$I$35])*[.$D$22];0)" office:value-type="float" office:value="0" calcext:value-type="float">
            <text:p><text:s/>- <text:s text:c="2"/></text:p>
          </table:table-cell>
          <table:table-cell table:formula="of:=IF([.K305]=&quot;yes&quot;;[.J305]*[.L305]*(0.05)*[.$D$21];0)" office:value-type="float" office:value="0" calcext:value-type="float">
            <text:p><text:s/>- <text:s text:c="2"/></text:p>
          </table:table-cell>
          <table:table-cell table:formula="of:=IF([.K305]=&quot;yes&quot;;[.J305]*[.L30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15060736429737" calcext:value-type="percentage">
            <text:p>0.2151%</text:p>
          </table:table-cell>
          <table:table-cell office:value-type="float" office:value="0.264820846905538" calcext:value-type="float">
            <text:p>0.26</text:p>
          </table:table-cell>
          <table:table-cell office:value-type="percentage" office:value="0.00206271801131718" calcext:value-type="percentage">
            <text:p>0.2063%</text:p>
          </table:table-cell>
          <table:table-cell office:value-type="percentage" office:value="0.00211757368251537" calcext:value-type="percentage">
            <text:p>0.2118%</text:p>
          </table:table-cell>
          <table:table-cell office:value-type="percentage" office:value="0.00219874184014039" calcext:value-type="percentage">
            <text:p>0.2199%</text:p>
          </table:table-cell>
          <table:table-cell office:value-type="percentage" office:value="0.00252523959212767" calcext:value-type="percentage">
            <text:p>0.2525%</text:p>
          </table:table-cell>
          <table:table-cell table:formula="of:=MAX((1-[.I306]/(1-[.$D$25]));0)" office:value-type="float" office:value="0.996392514868389" calcext:value-type="float">
            <text:p><text:s/>0.9964 </text:p>
          </table:table-cell>
          <table:table-cell/>
          <table:table-cell table:formula="of:=EXP(-[.E306]*[.$D$23])" office:value-type="float" office:value="0.973865490780877" calcext:value-type="float">
            <text:p><text:s/>0.9739 </text:p>
          </table:table-cell>
          <table:table-cell table:formula="of:=IF([.K306]=&quot;yes&quot;;[.L306]*[.$D$22]*([.I306]-[.I305]);0)" office:value-type="float" office:value="0" calcext:value-type="float">
            <text:p><text:s/>- <text:s text:c="2"/></text:p>
          </table:table-cell>
          <table:table-cell table:formula="of:=IF([.K306]=&quot;T_ex&quot;;[.L306]*([.I306]-[.$I$35])*[.$D$22];0)" office:value-type="float" office:value="0" calcext:value-type="float">
            <text:p><text:s/>- <text:s text:c="2"/></text:p>
          </table:table-cell>
          <table:table-cell table:formula="of:=IF([.K306]=&quot;yes&quot;;[.J306]*[.L306]*(0.05)*[.$D$21];0)" office:value-type="float" office:value="0" calcext:value-type="float">
            <text:p><text:s/>- <text:s text:c="2"/></text:p>
          </table:table-cell>
          <table:table-cell table:formula="of:=IF([.K306]=&quot;yes&quot;;[.J306]*[.L30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19966156393174" calcext:value-type="percentage">
            <text:p>0.2200%</text:p>
          </table:table-cell>
          <table:table-cell office:value-type="float" office:value="0.265798045602606" calcext:value-type="float">
            <text:p>0.27</text:p>
          </table:table-cell>
          <table:table-cell office:value-type="percentage" office:value="0.00210666042321702" calcext:value-type="percentage">
            <text:p>0.2107%</text:p>
          </table:table-cell>
          <table:table-cell office:value-type="percentage" office:value="0.00216294578686795" calcext:value-type="percentage">
            <text:p>0.2163%</text:p>
          </table:table-cell>
          <table:table-cell office:value-type="percentage" office:value="0.00224545167505424" calcext:value-type="percentage">
            <text:p>0.2245%</text:p>
          </table:table-cell>
          <table:table-cell office:value-type="percentage" office:value="0.00258877228421527" calcext:value-type="percentage">
            <text:p>0.2589%</text:p>
          </table:table-cell>
          <table:table-cell table:formula="of:=MAX((1-[.I307]/(1-[.$D$25]));0)" office:value-type="float" office:value="0.996301753879692" calcext:value-type="float">
            <text:p><text:s/>0.9963 </text:p>
          </table:table-cell>
          <table:table-cell/>
          <table:table-cell table:formula="of:=EXP(-[.E307]*[.$D$23])" office:value-type="float" office:value="0.97377032942166" calcext:value-type="float">
            <text:p><text:s/>0.9738 </text:p>
          </table:table-cell>
          <table:table-cell table:formula="of:=IF([.K307]=&quot;yes&quot;;[.L307]*[.$D$22]*([.I307]-[.I306]);0)" office:value-type="float" office:value="0" calcext:value-type="float">
            <text:p><text:s/>- <text:s text:c="2"/></text:p>
          </table:table-cell>
          <table:table-cell table:formula="of:=IF([.K307]=&quot;T_ex&quot;;[.L307]*([.I307]-[.$I$35])*[.$D$22];0)" office:value-type="float" office:value="0" calcext:value-type="float">
            <text:p><text:s/>- <text:s text:c="2"/></text:p>
          </table:table-cell>
          <table:table-cell table:formula="of:=IF([.K307]=&quot;yes&quot;;[.J307]*[.L307]*(0.05)*[.$D$21];0)" office:value-type="float" office:value="0" calcext:value-type="float">
            <text:p><text:s/>- <text:s text:c="2"/></text:p>
          </table:table-cell>
          <table:table-cell table:formula="of:=IF([.K307]=&quot;yes&quot;;[.J307]*[.L30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25015331168386" calcext:value-type="percentage">
            <text:p>0.2250%</text:p>
          </table:table-cell>
          <table:table-cell office:value-type="float" office:value="0.266775244299674" calcext:value-type="float">
            <text:p>0.27</text:p>
          </table:table-cell>
          <table:table-cell office:value-type="percentage" office:value="0.00215040339766449" calcext:value-type="percentage">
            <text:p>0.2150%</text:p>
          </table:table-cell>
          <table:table-cell office:value-type="percentage" office:value="0.00220962066448682" calcext:value-type="percentage">
            <text:p>0.2210%</text:p>
          </table:table-cell>
          <table:table-cell office:value-type="percentage" office:value="0.00229350019771319" calcext:value-type="percentage">
            <text:p>0.2294%</text:p>
          </table:table-cell>
          <table:table-cell office:value-type="percentage" office:value="0.00264978302061139" calcext:value-type="percentage">
            <text:p>0.2650%</text:p>
          </table:table-cell>
          <table:table-cell table:formula="of:=MAX((1-[.I308]/(1-[.$D$25]));0)" office:value-type="float" office:value="0.996214595684841" calcext:value-type="float">
            <text:p><text:s/>0.9962 </text:p>
          </table:table-cell>
          <table:table-cell/>
          <table:table-cell table:formula="of:=EXP(-[.E308]*[.$D$23])" office:value-type="float" office:value="0.973675177361143" calcext:value-type="float">
            <text:p><text:s/>0.9737 </text:p>
          </table:table-cell>
          <table:table-cell table:formula="of:=IF([.K308]=&quot;yes&quot;;[.L308]*[.$D$22]*([.I308]-[.I307]);0)" office:value-type="float" office:value="0" calcext:value-type="float">
            <text:p><text:s/>- <text:s text:c="2"/></text:p>
          </table:table-cell>
          <table:table-cell table:formula="of:=IF([.K308]=&quot;T_ex&quot;;[.L308]*([.I308]-[.$I$35])*[.$D$22];0)" office:value-type="float" office:value="0" calcext:value-type="float">
            <text:p><text:s/>- <text:s text:c="2"/></text:p>
          </table:table-cell>
          <table:table-cell table:formula="of:=IF([.K308]=&quot;yes&quot;;[.J308]*[.L308]*(0.05)*[.$D$21];0)" office:value-type="float" office:value="0" calcext:value-type="float">
            <text:p><text:s/>- <text:s text:c="2"/></text:p>
          </table:table-cell>
          <table:table-cell table:formula="of:=IF([.K308]=&quot;yes&quot;;[.J308]*[.L30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30083551836473" calcext:value-type="percentage">
            <text:p>0.2301%</text:p>
          </table:table-cell>
          <table:table-cell office:value-type="float" office:value="0.267752442996743" calcext:value-type="float">
            <text:p>0.27</text:p>
          </table:table-cell>
          <table:table-cell office:value-type="percentage" office:value="0.00219506537489616" calcext:value-type="percentage">
            <text:p>0.2195%</text:p>
          </table:table-cell>
          <table:table-cell office:value-type="percentage" office:value="0.00225559580083294" calcext:value-type="percentage">
            <text:p>0.2256%</text:p>
          </table:table-cell>
          <table:table-cell office:value-type="percentage" office:value="0.00234163324768948" calcext:value-type="percentage">
            <text:p>0.2342%</text:p>
          </table:table-cell>
          <table:table-cell office:value-type="percentage" office:value="0.00272512034451813" calcext:value-type="percentage">
            <text:p>0.2725%</text:p>
          </table:table-cell>
          <table:table-cell table:formula="of:=MAX((1-[.I309]/(1-[.$D$25]));0)" office:value-type="float" office:value="0.996106970936403" calcext:value-type="float">
            <text:p><text:s/>0.9961 </text:p>
          </table:table-cell>
          <table:table-cell/>
          <table:table-cell table:formula="of:=EXP(-[.E309]*[.$D$23])" office:value-type="float" office:value="0.97358003459842" calcext:value-type="float">
            <text:p><text:s/>0.9736 </text:p>
          </table:table-cell>
          <table:table-cell table:formula="of:=IF([.K309]=&quot;yes&quot;;[.L309]*[.$D$22]*([.I309]-[.I308]);0)" office:value-type="float" office:value="0" calcext:value-type="float">
            <text:p><text:s/>- <text:s text:c="2"/></text:p>
          </table:table-cell>
          <table:table-cell table:formula="of:=IF([.K309]=&quot;T_ex&quot;;[.L309]*([.I309]-[.$I$35])*[.$D$22];0)" office:value-type="float" office:value="0" calcext:value-type="float">
            <text:p><text:s/>- <text:s text:c="2"/></text:p>
          </table:table-cell>
          <table:table-cell table:formula="of:=IF([.K309]=&quot;yes&quot;;[.J309]*[.L309]*(0.05)*[.$D$21];0)" office:value-type="float" office:value="0" calcext:value-type="float">
            <text:p><text:s/>- <text:s text:c="2"/></text:p>
          </table:table-cell>
          <table:table-cell table:formula="of:=IF([.K309]=&quot;yes&quot;;[.J309]*[.L30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35042386635437" calcext:value-type="percentage">
            <text:p>0.2350%</text:p>
          </table:table-cell>
          <table:table-cell office:value-type="float" office:value="0.268729641693811" calcext:value-type="float">
            <text:p>0.27</text:p>
          </table:table-cell>
          <table:table-cell office:value-type="percentage" office:value="0.00224015797612585" calcext:value-type="percentage">
            <text:p>0.2240%</text:p>
          </table:table-cell>
          <table:table-cell office:value-type="percentage" office:value="0.00230268842041026" calcext:value-type="percentage">
            <text:p>0.2303%</text:p>
          </table:table-cell>
          <table:table-cell office:value-type="percentage" office:value="0.00239169861876215" calcext:value-type="percentage">
            <text:p>0.2392%</text:p>
          </table:table-cell>
          <table:table-cell office:value-type="percentage" office:value="0.00279668991734596" calcext:value-type="percentage">
            <text:p>0.2797%</text:p>
          </table:table-cell>
          <table:table-cell table:formula="of:=MAX((1-[.I310]/(1-[.$D$25]));0)" office:value-type="float" office:value="0.996004728689506" calcext:value-type="float">
            <text:p><text:s/>0.9960 </text:p>
          </table:table-cell>
          <table:table-cell/>
          <table:table-cell table:formula="of:=EXP(-[.E310]*[.$D$23])" office:value-type="float" office:value="0.97348490113258" calcext:value-type="float">
            <text:p><text:s/>0.9735 </text:p>
          </table:table-cell>
          <table:table-cell table:formula="of:=IF([.K310]=&quot;yes&quot;;[.L310]*[.$D$22]*([.I310]-[.I309]);0)" office:value-type="float" office:value="0" calcext:value-type="float">
            <text:p><text:s/>- <text:s text:c="2"/></text:p>
          </table:table-cell>
          <table:table-cell table:formula="of:=IF([.K310]=&quot;T_ex&quot;;[.L310]*([.I310]-[.$I$35])*[.$D$22];0)" office:value-type="float" office:value="0" calcext:value-type="float">
            <text:p><text:s/>- <text:s text:c="2"/></text:p>
          </table:table-cell>
          <table:table-cell table:formula="of:=IF([.K310]=&quot;yes&quot;;[.J310]*[.L310]*(0.05)*[.$D$21];0)" office:value-type="float" office:value="0" calcext:value-type="float">
            <text:p><text:s/>- <text:s text:c="2"/></text:p>
          </table:table-cell>
          <table:table-cell table:formula="of:=IF([.K310]=&quot;yes&quot;;[.J310]*[.L31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40226155145942" calcext:value-type="percentage">
            <text:p>0.2402%</text:p>
          </table:table-cell>
          <table:table-cell office:value-type="float" office:value="0.269706840390879" calcext:value-type="float">
            <text:p>0.27</text:p>
          </table:table-cell>
          <table:table-cell office:value-type="percentage" office:value="0.00228742380797161" calcext:value-type="percentage">
            <text:p>0.2287%</text:p>
          </table:table-cell>
          <table:table-cell office:value-type="percentage" office:value="0.00235075620763566" calcext:value-type="percentage">
            <text:p>0.2351%</text:p>
          </table:table-cell>
          <table:table-cell office:value-type="percentage" office:value="0.00243979816950329" calcext:value-type="percentage">
            <text:p>0.2440%</text:p>
          </table:table-cell>
          <table:table-cell office:value-type="percentage" office:value="0.00286681165048521" calcext:value-type="percentage">
            <text:p>0.2867%</text:p>
          </table:table-cell>
          <table:table-cell table:formula="of:=MAX((1-[.I311]/(1-[.$D$25]));0)" office:value-type="float" office:value="0.995904554785021" calcext:value-type="float">
            <text:p><text:s/>0.9959 </text:p>
          </table:table-cell>
          <table:table-cell/>
          <table:table-cell table:formula="of:=EXP(-[.E311]*[.$D$23])" office:value-type="float" office:value="0.973389776962716" calcext:value-type="float">
            <text:p><text:s/>0.9734 </text:p>
          </table:table-cell>
          <table:table-cell table:formula="of:=IF([.K311]=&quot;yes&quot;;[.L311]*[.$D$22]*([.I311]-[.I310]);0)" office:value-type="float" office:value="0" calcext:value-type="float">
            <text:p><text:s/>- <text:s text:c="2"/></text:p>
          </table:table-cell>
          <table:table-cell table:formula="of:=IF([.K311]=&quot;T_ex&quot;;[.L311]*([.I311]-[.$I$35])*[.$D$22];0)" office:value-type="float" office:value="0" calcext:value-type="float">
            <text:p><text:s/>- <text:s text:c="2"/></text:p>
          </table:table-cell>
          <table:table-cell table:formula="of:=IF([.K311]=&quot;yes&quot;;[.J311]*[.L311]*(0.05)*[.$D$21];0)" office:value-type="float" office:value="0" calcext:value-type="float">
            <text:p><text:s/>- <text:s text:c="2"/></text:p>
          </table:table-cell>
          <table:table-cell table:formula="of:=IF([.K311]=&quot;yes&quot;;[.J311]*[.L31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45497602813995" calcext:value-type="percentage">
            <text:p>0.2455%</text:p>
          </table:table-cell>
          <table:table-cell office:value-type="float" office:value="0.270684039087948" calcext:value-type="float">
            <text:p>0.27</text:p>
          </table:table-cell>
          <table:table-cell office:value-type="percentage" office:value="0.00233519788445747" calcext:value-type="percentage">
            <text:p>0.2335%</text:p>
          </table:table-cell>
          <table:table-cell office:value-type="percentage" office:value="0.0024015314646545" calcext:value-type="percentage">
            <text:p>0.2402%</text:p>
          </table:table-cell>
          <table:table-cell office:value-type="percentage" office:value="0.00248873946081804" calcext:value-type="percentage">
            <text:p>0.2489%</text:p>
          </table:table-cell>
          <table:table-cell office:value-type="percentage" office:value="0.00292926933681283" calcext:value-type="percentage">
            <text:p>0.2929%</text:p>
          </table:table-cell>
          <table:table-cell table:formula="of:=MAX((1-[.I312]/(1-[.$D$25]));0)" office:value-type="float" office:value="0.995815329518839" calcext:value-type="float">
            <text:p><text:s/>0.9958 </text:p>
          </table:table-cell>
          <table:table-cell/>
          <table:table-cell table:formula="of:=EXP(-[.E312]*[.$D$23])" office:value-type="float" office:value="0.97329466208792" calcext:value-type="float">
            <text:p><text:s/>0.9733 </text:p>
          </table:table-cell>
          <table:table-cell table:formula="of:=IF([.K312]=&quot;yes&quot;;[.L312]*[.$D$22]*([.I312]-[.I311]);0)" office:value-type="float" office:value="0" calcext:value-type="float">
            <text:p><text:s/>- <text:s text:c="2"/></text:p>
          </table:table-cell>
          <table:table-cell table:formula="of:=IF([.K312]=&quot;T_ex&quot;;[.L312]*([.I312]-[.$I$35])*[.$D$22];0)" office:value-type="float" office:value="0" calcext:value-type="float">
            <text:p><text:s/>- <text:s text:c="2"/></text:p>
          </table:table-cell>
          <table:table-cell table:formula="of:=IF([.K312]=&quot;yes&quot;;[.J312]*[.L312]*(0.05)*[.$D$21];0)" office:value-type="float" office:value="0" calcext:value-type="float">
            <text:p><text:s/>- <text:s text:c="2"/></text:p>
          </table:table-cell>
          <table:table-cell table:formula="of:=IF([.K312]=&quot;yes&quot;;[.J312]*[.L31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50592118920364" calcext:value-type="percentage">
            <text:p>0.2506%</text:p>
          </table:table-cell>
          <table:table-cell office:value-type="float" office:value="0.271661237785016" calcext:value-type="float">
            <text:p>0.27</text:p>
          </table:table-cell>
          <table:table-cell office:value-type="percentage" office:value="0.00238500848636212" calcext:value-type="percentage">
            <text:p>0.2385%</text:p>
          </table:table-cell>
          <table:table-cell office:value-type="percentage" office:value="0.00245128634454681" calcext:value-type="percentage">
            <text:p>0.2451%</text:p>
          </table:table-cell>
          <table:table-cell office:value-type="percentage" office:value="0.00253970728167614" calcext:value-type="percentage">
            <text:p>0.2540%</text:p>
          </table:table-cell>
          <table:table-cell office:value-type="percentage" office:value="0.00299134034571131" calcext:value-type="percentage">
            <text:p>0.2991%</text:p>
          </table:table-cell>
          <table:table-cell table:formula="of:=MAX((1-[.I313]/(1-[.$D$25]));0)" office:value-type="float" office:value="0.995726656648984" calcext:value-type="float">
            <text:p><text:s/>0.9957 </text:p>
          </table:table-cell>
          <table:table-cell/>
          <table:table-cell table:formula="of:=EXP(-[.E313]*[.$D$23])" office:value-type="float" office:value="0.973199556507283" calcext:value-type="float">
            <text:p><text:s/>0.9732 </text:p>
          </table:table-cell>
          <table:table-cell table:formula="of:=IF([.K313]=&quot;yes&quot;;[.L313]*[.$D$22]*([.I313]-[.I312]);0)" office:value-type="float" office:value="0" calcext:value-type="float">
            <text:p><text:s/>- <text:s text:c="2"/></text:p>
          </table:table-cell>
          <table:table-cell table:formula="of:=IF([.K313]=&quot;T_ex&quot;;[.L313]*([.I313]-[.$I$35])*[.$D$22];0)" office:value-type="float" office:value="0" calcext:value-type="float">
            <text:p><text:s/>- <text:s text:c="2"/></text:p>
          </table:table-cell>
          <table:table-cell table:formula="of:=IF([.K313]=&quot;yes&quot;;[.J313]*[.L313]*(0.05)*[.$D$21];0)" office:value-type="float" office:value="0" calcext:value-type="float">
            <text:p><text:s/>- <text:s text:c="2"/></text:p>
          </table:table-cell>
          <table:table-cell table:formula="of:=IF([.K313]=&quot;yes&quot;;[.J313]*[.L31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55927343097568" calcext:value-type="percentage">
            <text:p>0.2559%</text:p>
          </table:table-cell>
          <table:table-cell office:value-type="float" office:value="0.272638436482085" calcext:value-type="float">
            <text:p>0.27</text:p>
          </table:table-cell>
          <table:table-cell office:value-type="percentage" office:value="0.00243447062185674" calcext:value-type="percentage">
            <text:p>0.2434%</text:p>
          </table:table-cell>
          <table:table-cell office:value-type="percentage" office:value="0.00250293510314634" calcext:value-type="percentage">
            <text:p>0.2503%</text:p>
          </table:table-cell>
          <table:table-cell office:value-type="percentage" office:value="0.00259161079098557" calcext:value-type="percentage">
            <text:p>0.2592%</text:p>
          </table:table-cell>
          <table:table-cell office:value-type="percentage" office:value="0.00304820530577546" calcext:value-type="percentage">
            <text:p>0.3048%</text:p>
          </table:table-cell>
          <table:table-cell table:formula="of:=MAX((1-[.I314]/(1-[.$D$25]));0)" office:value-type="float" office:value="0.995645420991749" calcext:value-type="float">
            <text:p><text:s/>0.9956 </text:p>
          </table:table-cell>
          <table:table-cell/>
          <table:table-cell table:formula="of:=EXP(-[.E314]*[.$D$23])" office:value-type="float" office:value="0.973104460219896" calcext:value-type="float">
            <text:p><text:s/>0.9731 </text:p>
          </table:table-cell>
          <table:table-cell table:formula="of:=IF([.K314]=&quot;yes&quot;;[.L314]*[.$D$22]*([.I314]-[.I313]);0)" office:value-type="float" office:value="0" calcext:value-type="float">
            <text:p><text:s/>- <text:s text:c="2"/></text:p>
          </table:table-cell>
          <table:table-cell table:formula="of:=IF([.K314]=&quot;T_ex&quot;;[.L314]*([.I314]-[.$I$35])*[.$D$22];0)" office:value-type="float" office:value="0" calcext:value-type="float">
            <text:p><text:s/>- <text:s text:c="2"/></text:p>
          </table:table-cell>
          <table:table-cell table:formula="of:=IF([.K314]=&quot;yes&quot;;[.J314]*[.L314]*(0.05)*[.$D$21];0)" office:value-type="float" office:value="0" calcext:value-type="float">
            <text:p><text:s/>- <text:s text:c="2"/></text:p>
          </table:table-cell>
          <table:table-cell table:formula="of:=IF([.K314]=&quot;yes&quot;;[.J314]*[.L31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61082565475309" calcext:value-type="percentage">
            <text:p>0.2611%</text:p>
          </table:table-cell>
          <table:table-cell office:value-type="float" office:value="0.273615635179153" calcext:value-type="float">
            <text:p>0.27</text:p>
          </table:table-cell>
          <table:table-cell office:value-type="percentage" office:value="0.00248567593809389" calcext:value-type="percentage">
            <text:p>0.2486%</text:p>
          </table:table-cell>
          <table:table-cell office:value-type="percentage" office:value="0.00255605038557948" calcext:value-type="percentage">
            <text:p>0.2556%</text:p>
          </table:table-cell>
          <table:table-cell office:value-type="percentage" office:value="0.0026457536541759" calcext:value-type="percentage">
            <text:p>0.2646%</text:p>
          </table:table-cell>
          <table:table-cell office:value-type="percentage" office:value="0.00310819959105316" calcext:value-type="percentage">
            <text:p>0.3108%</text:p>
          </table:table-cell>
          <table:table-cell table:formula="of:=MAX((1-[.I315]/(1-[.$D$25]));0)" office:value-type="float" office:value="0.995559714869924" calcext:value-type="float">
            <text:p><text:s/>0.9956 </text:p>
          </table:table-cell>
          <table:table-cell/>
          <table:table-cell table:formula="of:=EXP(-[.E315]*[.$D$23])" office:value-type="float" office:value="0.973009373224852" calcext:value-type="float">
            <text:p><text:s/>0.9730 </text:p>
          </table:table-cell>
          <table:table-cell table:formula="of:=IF([.K315]=&quot;yes&quot;;[.L315]*[.$D$22]*([.I315]-[.I314]);0)" office:value-type="float" office:value="0" calcext:value-type="float">
            <text:p><text:s/>- <text:s text:c="2"/></text:p>
          </table:table-cell>
          <table:table-cell table:formula="of:=IF([.K315]=&quot;T_ex&quot;;[.L315]*([.I315]-[.$I$35])*[.$D$22];0)" office:value-type="float" office:value="0" calcext:value-type="float">
            <text:p><text:s/>- <text:s text:c="2"/></text:p>
          </table:table-cell>
          <table:table-cell table:formula="of:=IF([.K315]=&quot;yes&quot;;[.J315]*[.L315]*(0.05)*[.$D$21];0)" office:value-type="float" office:value="0" calcext:value-type="float">
            <text:p><text:s/>- <text:s text:c="2"/></text:p>
          </table:table-cell>
          <table:table-cell table:formula="of:=IF([.K315]=&quot;yes&quot;;[.J315]*[.L31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6640624029162" calcext:value-type="percentage">
            <text:p>0.2664%</text:p>
          </table:table-cell>
          <table:table-cell office:value-type="float" office:value="0.274592833876221" calcext:value-type="float">
            <text:p>0.27</text:p>
          </table:table-cell>
          <table:table-cell office:value-type="percentage" office:value="0.00253709765059579" calcext:value-type="percentage">
            <text:p>0.2537%</text:p>
          </table:table-cell>
          <table:table-cell office:value-type="percentage" office:value="0.00260937488739864" calcext:value-type="percentage">
            <text:p>0.2609%</text:p>
          </table:table-cell>
          <table:table-cell office:value-type="percentage" office:value="0.0026994650580143" calcext:value-type="percentage">
            <text:p>0.2699%</text:p>
          </table:table-cell>
          <table:table-cell office:value-type="percentage" office:value="0.00316674000435551" calcext:value-type="percentage">
            <text:p>0.3167%</text:p>
          </table:table-cell>
          <table:table-cell table:formula="of:=MAX((1-[.I316]/(1-[.$D$25]));0)" office:value-type="float" office:value="0.995476085708063" calcext:value-type="float">
            <text:p><text:s/>0.9955 </text:p>
          </table:table-cell>
          <table:table-cell/>
          <table:table-cell table:formula="of:=EXP(-[.E316]*[.$D$23])" office:value-type="float" office:value="0.972914295521243" calcext:value-type="float">
            <text:p><text:s/>0.9729 </text:p>
          </table:table-cell>
          <table:table-cell table:formula="of:=IF([.K316]=&quot;yes&quot;;[.L316]*[.$D$22]*([.I316]-[.I315]);0)" office:value-type="float" office:value="0" calcext:value-type="float">
            <text:p><text:s/>- <text:s text:c="2"/></text:p>
          </table:table-cell>
          <table:table-cell table:formula="of:=IF([.K316]=&quot;T_ex&quot;;[.L316]*([.I316]-[.$I$35])*[.$D$22];0)" office:value-type="float" office:value="0" calcext:value-type="float">
            <text:p><text:s/>- <text:s text:c="2"/></text:p>
          </table:table-cell>
          <table:table-cell table:formula="of:=IF([.K316]=&quot;yes&quot;;[.J316]*[.L316]*(0.05)*[.$D$21];0)" office:value-type="float" office:value="0" calcext:value-type="float">
            <text:p><text:s/>- <text:s text:c="2"/></text:p>
          </table:table-cell>
          <table:table-cell table:formula="of:=IF([.K316]=&quot;yes&quot;;[.J316]*[.L31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71902770642788" calcext:value-type="percentage">
            <text:p>0.2719%</text:p>
          </table:table-cell>
          <table:table-cell office:value-type="float" office:value="0.27557003257329" calcext:value-type="float">
            <text:p>0.28</text:p>
          </table:table-cell>
          <table:table-cell office:value-type="percentage" office:value="0.00258763460657809" calcext:value-type="percentage">
            <text:p>0.2588%</text:p>
          </table:table-cell>
          <table:table-cell office:value-type="percentage" office:value="0.00266304130163852" calcext:value-type="percentage">
            <text:p>0.2663%</text:p>
          </table:table-cell>
          <table:table-cell office:value-type="percentage" office:value="0.00275252940605655" calcext:value-type="percentage">
            <text:p>0.2753%</text:p>
          </table:table-cell>
          <table:table-cell office:value-type="percentage" office:value="0.00322198186967302" calcext:value-type="percentage">
            <text:p>0.3222%</text:p>
          </table:table-cell>
          <table:table-cell table:formula="of:=MAX((1-[.I317]/(1-[.$D$25]));0)" office:value-type="float" office:value="0.99539716875761" calcext:value-type="float">
            <text:p><text:s/>0.9954 </text:p>
          </table:table-cell>
          <table:table-cell/>
          <table:table-cell table:formula="of:=EXP(-[.E317]*[.$D$23])" office:value-type="float" office:value="0.972819227108161" calcext:value-type="float">
            <text:p><text:s/>0.9728 </text:p>
          </table:table-cell>
          <table:table-cell table:formula="of:=IF([.K317]=&quot;yes&quot;;[.L317]*[.$D$22]*([.I317]-[.I316]);0)" office:value-type="float" office:value="0" calcext:value-type="float">
            <text:p><text:s/>- <text:s text:c="2"/></text:p>
          </table:table-cell>
          <table:table-cell table:formula="of:=IF([.K317]=&quot;T_ex&quot;;[.L317]*([.I317]-[.$I$35])*[.$D$22];0)" office:value-type="float" office:value="0" calcext:value-type="float">
            <text:p><text:s/>- <text:s text:c="2"/></text:p>
          </table:table-cell>
          <table:table-cell table:formula="of:=IF([.K317]=&quot;yes&quot;;[.J317]*[.L317]*(0.05)*[.$D$21];0)" office:value-type="float" office:value="0" calcext:value-type="float">
            <text:p><text:s/>- <text:s text:c="2"/></text:p>
          </table:table-cell>
          <table:table-cell table:formula="of:=IF([.K317]=&quot;yes&quot;;[.J317]*[.L31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77339415545595" calcext:value-type="percentage">
            <text:p>0.2773%</text:p>
          </table:table-cell>
          <table:table-cell office:value-type="float" office:value="0.276547231270358" calcext:value-type="float">
            <text:p>0.28</text:p>
          </table:table-cell>
          <table:table-cell office:value-type="percentage" office:value="0.00263787898100736" calcext:value-type="percentage">
            <text:p>0.2638%</text:p>
          </table:table-cell>
          <table:table-cell office:value-type="percentage" office:value="0.00271939153895799" calcext:value-type="percentage">
            <text:p>0.2719%</text:p>
          </table:table-cell>
          <table:table-cell office:value-type="percentage" office:value="0.00280656941645566" calcext:value-type="percentage">
            <text:p>0.2807%</text:p>
          </table:table-cell>
          <table:table-cell office:value-type="percentage" office:value="0.00328097601245894" calcext:value-type="percentage">
            <text:p>0.3281%</text:p>
          </table:table-cell>
          <table:table-cell table:formula="of:=MAX((1-[.I318]/(1-[.$D$25]));0)" office:value-type="float" office:value="0.995312891410773" calcext:value-type="float">
            <text:p><text:s/>0.9953 </text:p>
          </table:table-cell>
          <table:table-cell/>
          <table:table-cell table:formula="of:=EXP(-[.E318]*[.$D$23])" office:value-type="float" office:value="0.972724167984698" calcext:value-type="float">
            <text:p><text:s/>0.9727 </text:p>
          </table:table-cell>
          <table:table-cell table:formula="of:=IF([.K318]=&quot;yes&quot;;[.L318]*[.$D$22]*([.I318]-[.I317]);0)" office:value-type="float" office:value="0" calcext:value-type="float">
            <text:p><text:s/>- <text:s text:c="2"/></text:p>
          </table:table-cell>
          <table:table-cell table:formula="of:=IF([.K318]=&quot;T_ex&quot;;[.L318]*([.I318]-[.$I$35])*[.$D$22];0)" office:value-type="float" office:value="0" calcext:value-type="float">
            <text:p><text:s/>- <text:s text:c="2"/></text:p>
          </table:table-cell>
          <table:table-cell table:formula="of:=IF([.K318]=&quot;yes&quot;;[.J318]*[.L318]*(0.05)*[.$D$21];0)" office:value-type="float" office:value="0" calcext:value-type="float">
            <text:p><text:s/>- <text:s text:c="2"/></text:p>
          </table:table-cell>
          <table:table-cell table:formula="of:=IF([.K318]=&quot;yes&quot;;[.J318]*[.L31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83003473950524" calcext:value-type="percentage">
            <text:p>0.2830%</text:p>
          </table:table-cell>
          <table:table-cell office:value-type="float" office:value="0.277524429967427" calcext:value-type="float">
            <text:p>0.28</text:p>
          </table:table-cell>
          <table:table-cell office:value-type="percentage" office:value="0.0026891999626407" calcext:value-type="percentage">
            <text:p>0.2689%</text:p>
          </table:table-cell>
          <table:table-cell office:value-type="percentage" office:value="0.00277544363321067" calcext:value-type="percentage">
            <text:p>0.2775%</text:p>
          </table:table-cell>
          <table:table-cell office:value-type="percentage" office:value="0.00286093561785209" calcext:value-type="percentage">
            <text:p>0.2861%</text:p>
          </table:table-cell>
          <table:table-cell office:value-type="percentage" office:value="0.00333599379803895" calcext:value-type="percentage">
            <text:p>0.3336%</text:p>
          </table:table-cell>
          <table:table-cell table:formula="of:=MAX((1-[.I319]/(1-[.$D$25]));0)" office:value-type="float" office:value="0.99523429457423" calcext:value-type="float">
            <text:p><text:s/>0.9952 </text:p>
          </table:table-cell>
          <table:table-cell/>
          <table:table-cell table:formula="of:=EXP(-[.E319]*[.$D$23])" office:value-type="float" office:value="0.972629118149946" calcext:value-type="float">
            <text:p><text:s/>0.9726 </text:p>
          </table:table-cell>
          <table:table-cell table:formula="of:=IF([.K319]=&quot;yes&quot;;[.L319]*[.$D$22]*([.I319]-[.I318]);0)" office:value-type="float" office:value="0" calcext:value-type="float">
            <text:p><text:s/>- <text:s text:c="2"/></text:p>
          </table:table-cell>
          <table:table-cell table:formula="of:=IF([.K319]=&quot;T_ex&quot;;[.L319]*([.I319]-[.$I$35])*[.$D$22];0)" office:value-type="float" office:value="0" calcext:value-type="float">
            <text:p><text:s/>- <text:s text:c="2"/></text:p>
          </table:table-cell>
          <table:table-cell table:formula="of:=IF([.K319]=&quot;yes&quot;;[.J319]*[.L319]*(0.05)*[.$D$21];0)" office:value-type="float" office:value="0" calcext:value-type="float">
            <text:p><text:s/>- <text:s text:c="2"/></text:p>
          </table:table-cell>
          <table:table-cell table:formula="of:=IF([.K319]=&quot;yes&quot;;[.J319]*[.L31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88701014529035" calcext:value-type="percentage">
            <text:p>0.2887%</text:p>
          </table:table-cell>
          <table:table-cell office:value-type="float" office:value="0.278501628664495" calcext:value-type="float">
            <text:p>0.28</text:p>
          </table:table-cell>
          <table:table-cell office:value-type="percentage" office:value="0.00274362201892768" calcext:value-type="percentage">
            <text:p>0.2744%</text:p>
          </table:table-cell>
          <table:table-cell office:value-type="percentage" office:value="0.00283215409006683" calcext:value-type="percentage">
            <text:p>0.2832%</text:p>
          </table:table-cell>
          <table:table-cell office:value-type="percentage" office:value="0.002916527876996" calcext:value-type="percentage">
            <text:p>0.2917%</text:p>
          </table:table-cell>
          <table:table-cell office:value-type="percentage" office:value="0.0033938582065814" calcext:value-type="percentage">
            <text:p>0.3394%</text:p>
          </table:table-cell>
          <table:table-cell table:formula="of:=MAX((1-[.I320]/(1-[.$D$25]));0)" office:value-type="float" office:value="0.995151631133455" calcext:value-type="float">
            <text:p><text:s/>0.9952 </text:p>
          </table:table-cell>
          <table:table-cell/>
          <table:table-cell table:formula="of:=EXP(-[.E320]*[.$D$23])" office:value-type="float" office:value="0.972534077602998" calcext:value-type="float">
            <text:p><text:s/>0.9725 </text:p>
          </table:table-cell>
          <table:table-cell table:formula="of:=IF([.K320]=&quot;yes&quot;;[.L320]*[.$D$22]*([.I320]-[.I319]);0)" office:value-type="float" office:value="0" calcext:value-type="float">
            <text:p><text:s/>- <text:s text:c="2"/></text:p>
          </table:table-cell>
          <table:table-cell table:formula="of:=IF([.K320]=&quot;T_ex&quot;;[.L320]*([.I320]-[.$I$35])*[.$D$22];0)" office:value-type="float" office:value="0" calcext:value-type="float">
            <text:p><text:s/>- <text:s text:c="2"/></text:p>
          </table:table-cell>
          <table:table-cell table:formula="of:=IF([.K320]=&quot;yes&quot;;[.J320]*[.L320]*(0.05)*[.$D$21];0)" office:value-type="float" office:value="0" calcext:value-type="float">
            <text:p><text:s/>- <text:s text:c="2"/></text:p>
          </table:table-cell>
          <table:table-cell table:formula="of:=IF([.K320]=&quot;yes&quot;;[.J320]*[.L32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294595359482569" calcext:value-type="percentage">
            <text:p>0.2946%</text:p>
          </table:table-cell>
          <table:table-cell office:value-type="float" office:value="0.279478827361564" calcext:value-type="float">
            <text:p>0.28</text:p>
          </table:table-cell>
          <table:table-cell office:value-type="percentage" office:value="0.00279625583701909" calcext:value-type="percentage">
            <text:p>0.2796%</text:p>
          </table:table-cell>
          <table:table-cell office:value-type="percentage" office:value="0.00288978613909256" calcext:value-type="percentage">
            <text:p>0.2890%</text:p>
          </table:table-cell>
          <table:table-cell office:value-type="percentage" office:value="0.00297463385069765" calcext:value-type="percentage">
            <text:p>0.2975%</text:p>
          </table:table-cell>
          <table:table-cell office:value-type="percentage" office:value="0.00345668226189857" calcext:value-type="percentage">
            <text:p>0.3457%</text:p>
          </table:table-cell>
          <table:table-cell table:formula="of:=MAX((1-[.I321]/(1-[.$D$25]));0)" office:value-type="float" office:value="0.995061882483002" calcext:value-type="float">
            <text:p><text:s/>0.9951 </text:p>
          </table:table-cell>
          <table:table-cell/>
          <table:table-cell table:formula="of:=EXP(-[.E321]*[.$D$23])" office:value-type="float" office:value="0.972439046342946" calcext:value-type="float">
            <text:p><text:s/>0.9724 </text:p>
          </table:table-cell>
          <table:table-cell table:formula="of:=IF([.K321]=&quot;yes&quot;;[.L321]*[.$D$22]*([.I321]-[.I320]);0)" office:value-type="float" office:value="0" calcext:value-type="float">
            <text:p><text:s/>- <text:s text:c="2"/></text:p>
          </table:table-cell>
          <table:table-cell table:formula="of:=IF([.K321]=&quot;T_ex&quot;;[.L321]*([.I321]-[.$I$35])*[.$D$22];0)" office:value-type="float" office:value="0" calcext:value-type="float">
            <text:p><text:s/>- <text:s text:c="2"/></text:p>
          </table:table-cell>
          <table:table-cell table:formula="of:=IF([.K321]=&quot;yes&quot;;[.J321]*[.L321]*(0.05)*[.$D$21];0)" office:value-type="float" office:value="0" calcext:value-type="float">
            <text:p><text:s/>- <text:s text:c="2"/></text:p>
          </table:table-cell>
          <table:table-cell table:formula="of:=IF([.K321]=&quot;yes&quot;;[.J321]*[.L32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00543061876433" calcext:value-type="percentage">
            <text:p>0.3005%</text:p>
          </table:table-cell>
          <table:table-cell office:value-type="float" office:value="0.280456026058632" calcext:value-type="float">
            <text:p>0.28</text:p>
          </table:table-cell>
          <table:table-cell office:value-type="percentage" office:value="0.00285053240011808" calcext:value-type="percentage">
            <text:p>0.2851%</text:p>
          </table:table-cell>
          <table:table-cell office:value-type="percentage" office:value="0.00294693022915314" calcext:value-type="percentage">
            <text:p>0.2947%</text:p>
          </table:table-cell>
          <table:table-cell office:value-type="percentage" office:value="0.0030333687051278" calcext:value-type="percentage">
            <text:p>0.3033%</text:p>
          </table:table-cell>
          <table:table-cell office:value-type="percentage" office:value="0.00351736805805558" calcext:value-type="percentage">
            <text:p>0.3517%</text:p>
          </table:table-cell>
          <table:table-cell table:formula="of:=MAX((1-[.I322]/(1-[.$D$25]));0)" office:value-type="float" office:value="0.994975188488492" calcext:value-type="float">
            <text:p><text:s/>0.9950 </text:p>
          </table:table-cell>
          <table:table-cell/>
          <table:table-cell table:formula="of:=EXP(-[.E322]*[.$D$23])" office:value-type="float" office:value="0.972344024368883" calcext:value-type="float">
            <text:p><text:s/>0.9723 </text:p>
          </table:table-cell>
          <table:table-cell table:formula="of:=IF([.K322]=&quot;yes&quot;;[.L322]*[.$D$22]*([.I322]-[.I321]);0)" office:value-type="float" office:value="0" calcext:value-type="float">
            <text:p><text:s/>- <text:s text:c="2"/></text:p>
          </table:table-cell>
          <table:table-cell table:formula="of:=IF([.K322]=&quot;T_ex&quot;;[.L322]*([.I322]-[.$I$35])*[.$D$22];0)" office:value-type="float" office:value="0" calcext:value-type="float">
            <text:p><text:s/>- <text:s text:c="2"/></text:p>
          </table:table-cell>
          <table:table-cell table:formula="of:=IF([.K322]=&quot;yes&quot;;[.J322]*[.L322]*(0.05)*[.$D$21];0)" office:value-type="float" office:value="0" calcext:value-type="float">
            <text:p><text:s/>- <text:s text:c="2"/></text:p>
          </table:table-cell>
          <table:table-cell table:formula="of:=IF([.K322]=&quot;yes&quot;;[.J322]*[.L32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06449778297386" calcext:value-type="percentage">
            <text:p>0.3064%</text:p>
          </table:table-cell>
          <table:table-cell office:value-type="float" office:value="0.2814332247557" calcext:value-type="float">
            <text:p>0.28</text:p>
          </table:table-cell>
          <table:table-cell office:value-type="percentage" office:value="0.0029057616552316" calcext:value-type="percentage">
            <text:p>0.2906%</text:p>
          </table:table-cell>
          <table:table-cell office:value-type="percentage" office:value="0.00300402274936293" calcext:value-type="percentage">
            <text:p>0.3004%</text:p>
          </table:table-cell>
          <table:table-cell office:value-type="percentage" office:value="0.00309346539405961" calcext:value-type="percentage">
            <text:p>0.3093%</text:p>
          </table:table-cell>
          <table:table-cell office:value-type="percentage" office:value="0.00358050453779761" calcext:value-type="percentage">
            <text:p>0.3581%</text:p>
          </table:table-cell>
          <table:table-cell table:formula="of:=MAX((1-[.I323]/(1-[.$D$25]));0)" office:value-type="float" office:value="0.994884993517432" calcext:value-type="float">
            <text:p><text:s/>0.9949 </text:p>
          </table:table-cell>
          <table:table-cell/>
          <table:table-cell table:formula="of:=EXP(-[.E323]*[.$D$23])" office:value-type="float" office:value="0.972249011679901" calcext:value-type="float">
            <text:p><text:s/>0.9722 </text:p>
          </table:table-cell>
          <table:table-cell table:formula="of:=IF([.K323]=&quot;yes&quot;;[.L323]*[.$D$22]*([.I323]-[.I322]);0)" office:value-type="float" office:value="0" calcext:value-type="float">
            <text:p><text:s/>- <text:s text:c="2"/></text:p>
          </table:table-cell>
          <table:table-cell table:formula="of:=IF([.K323]=&quot;T_ex&quot;;[.L323]*([.I323]-[.$I$35])*[.$D$22];0)" office:value-type="float" office:value="0" calcext:value-type="float">
            <text:p><text:s/>- <text:s text:c="2"/></text:p>
          </table:table-cell>
          <table:table-cell table:formula="of:=IF([.K323]=&quot;yes&quot;;[.J323]*[.L323]*(0.05)*[.$D$21];0)" office:value-type="float" office:value="0" calcext:value-type="float">
            <text:p><text:s/>- <text:s text:c="2"/></text:p>
          </table:table-cell>
          <table:table-cell table:formula="of:=IF([.K323]=&quot;yes&quot;;[.J323]*[.L32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12460363767435" calcext:value-type="percentage">
            <text:p>0.3125%</text:p>
          </table:table-cell>
          <table:table-cell office:value-type="float" office:value="0.282410423452769" calcext:value-type="float">
            <text:p>0.28</text:p>
          </table:table-cell>
          <table:table-cell office:value-type="percentage" office:value="0.00296228766658337" calcext:value-type="percentage">
            <text:p>0.2962%</text:p>
          </table:table-cell>
          <table:table-cell office:value-type="percentage" office:value="0.0030618257901515" calcext:value-type="percentage">
            <text:p>0.3062%</text:p>
          </table:table-cell>
          <table:table-cell office:value-type="percentage" office:value="0.00315298150523721" calcext:value-type="percentage">
            <text:p>0.3153%</text:p>
          </table:table-cell>
          <table:table-cell office:value-type="percentage" office:value="0.00364408446613291" calcext:value-type="percentage">
            <text:p>0.3644%</text:p>
          </table:table-cell>
          <table:table-cell table:formula="of:=MAX((1-[.I324]/(1-[.$D$25]));0)" office:value-type="float" office:value="0.994794165048381" calcext:value-type="float">
            <text:p><text:s/>0.9948 </text:p>
          </table:table-cell>
          <table:table-cell/>
          <table:table-cell table:formula="of:=EXP(-[.E324]*[.$D$23])" office:value-type="float" office:value="0.972154008275092" calcext:value-type="float">
            <text:p><text:s/>0.9722 </text:p>
          </table:table-cell>
          <table:table-cell table:formula="of:=IF([.K324]=&quot;yes&quot;;[.L324]*[.$D$22]*([.I324]-[.I323]);0)" office:value-type="float" office:value="0" calcext:value-type="float">
            <text:p><text:s/>- <text:s text:c="2"/></text:p>
          </table:table-cell>
          <table:table-cell table:formula="of:=IF([.K324]=&quot;T_ex&quot;;[.L324]*([.I324]-[.$I$35])*[.$D$22];0)" office:value-type="float" office:value="0" calcext:value-type="float">
            <text:p><text:s/>- <text:s text:c="2"/></text:p>
          </table:table-cell>
          <table:table-cell table:formula="of:=IF([.K324]=&quot;yes&quot;;[.J324]*[.L324]*(0.05)*[.$D$21];0)" office:value-type="float" office:value="0" calcext:value-type="float">
            <text:p><text:s/>- <text:s text:c="2"/></text:p>
          </table:table-cell>
          <table:table-cell table:formula="of:=IF([.K324]=&quot;yes&quot;;[.J324]*[.L32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18652101364677" calcext:value-type="percentage">
            <text:p>0.3187%</text:p>
          </table:table-cell>
          <table:table-cell office:value-type="float" office:value="0.283387622149837" calcext:value-type="float">
            <text:p>0.28</text:p>
          </table:table-cell>
          <table:table-cell office:value-type="percentage" office:value="0.00301794882452379" calcext:value-type="percentage">
            <text:p>0.3018%</text:p>
          </table:table-cell>
          <table:table-cell office:value-type="percentage" office:value="0.00312102051951611" calcext:value-type="percentage">
            <text:p>0.3121%</text:p>
          </table:table-cell>
          <table:table-cell office:value-type="percentage" office:value="0.00321325941163767" calcext:value-type="percentage">
            <text:p>0.3213%</text:p>
          </table:table-cell>
          <table:table-cell office:value-type="percentage" office:value="0.00371016693856022" calcext:value-type="percentage">
            <text:p>0.3710%</text:p>
          </table:table-cell>
          <table:table-cell table:formula="of:=MAX((1-[.I325]/(1-[.$D$25]));0)" office:value-type="float" office:value="0.994699761516343" calcext:value-type="float">
            <text:p><text:s/>0.9947 </text:p>
          </table:table-cell>
          <table:table-cell/>
          <table:table-cell table:formula="of:=EXP(-[.E325]*[.$D$23])" office:value-type="float" office:value="0.972059014153551" calcext:value-type="float">
            <text:p><text:s/>0.9721 </text:p>
          </table:table-cell>
          <table:table-cell table:formula="of:=IF([.K325]=&quot;yes&quot;;[.L325]*[.$D$22]*([.I325]-[.I324]);0)" office:value-type="float" office:value="0" calcext:value-type="float">
            <text:p><text:s/>- <text:s text:c="2"/></text:p>
          </table:table-cell>
          <table:table-cell table:formula="of:=IF([.K325]=&quot;T_ex&quot;;[.L325]*([.I325]-[.$I$35])*[.$D$22];0)" office:value-type="float" office:value="0" calcext:value-type="float">
            <text:p><text:s/>- <text:s text:c="2"/></text:p>
          </table:table-cell>
          <table:table-cell table:formula="of:=IF([.K325]=&quot;yes&quot;;[.J325]*[.L325]*(0.05)*[.$D$21];0)" office:value-type="float" office:value="0" calcext:value-type="float">
            <text:p><text:s/>- <text:s text:c="2"/></text:p>
          </table:table-cell>
          <table:table-cell table:formula="of:=IF([.K325]=&quot;yes&quot;;[.J325]*[.L32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25004659172328" calcext:value-type="percentage">
            <text:p>0.3250%</text:p>
          </table:table-cell>
          <table:table-cell office:value-type="float" office:value="0.284364820846906" calcext:value-type="float">
            <text:p>0.28</text:p>
          </table:table-cell>
          <table:table-cell office:value-type="percentage" office:value="0.00307576519841091" calcext:value-type="percentage">
            <text:p>0.3076%</text:p>
          </table:table-cell>
          <table:table-cell office:value-type="percentage" office:value="0.00318087858240331" calcext:value-type="percentage">
            <text:p>0.3181%</text:p>
          </table:table-cell>
          <table:table-cell office:value-type="percentage" office:value="0.00327427859506611" calcext:value-type="percentage">
            <text:p>0.3274%</text:p>
          </table:table-cell>
          <table:table-cell office:value-type="percentage" office:value="0.00378504828961326" calcext:value-type="percentage">
            <text:p>0.3785%</text:p>
          </table:table-cell>
          <table:table-cell table:formula="of:=MAX((1-[.I326]/(1-[.$D$25]));0)" office:value-type="float" office:value="0.994592788157695" calcext:value-type="float">
            <text:p><text:s/>0.9946 </text:p>
          </table:table-cell>
          <table:table-cell/>
          <table:table-cell table:formula="of:=EXP(-[.E326]*[.$D$23])" office:value-type="float" office:value="0.971964029314369" calcext:value-type="float">
            <text:p><text:s/>0.9720 </text:p>
          </table:table-cell>
          <table:table-cell table:formula="of:=IF([.K326]=&quot;yes&quot;;[.L326]*[.$D$22]*([.I326]-[.I325]);0)" office:value-type="float" office:value="0" calcext:value-type="float">
            <text:p><text:s/>- <text:s text:c="2"/></text:p>
          </table:table-cell>
          <table:table-cell table:formula="of:=IF([.K326]=&quot;T_ex&quot;;[.L326]*([.I326]-[.$I$35])*[.$D$22];0)" office:value-type="float" office:value="0" calcext:value-type="float">
            <text:p><text:s/>- <text:s text:c="2"/></text:p>
          </table:table-cell>
          <table:table-cell table:formula="of:=IF([.K326]=&quot;yes&quot;;[.J326]*[.L326]*(0.05)*[.$D$21];0)" office:value-type="float" office:value="0" calcext:value-type="float">
            <text:p><text:s/>- <text:s text:c="2"/></text:p>
          </table:table-cell>
          <table:table-cell table:formula="of:=IF([.K326]=&quot;yes&quot;;[.J326]*[.L32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31420422632814" calcext:value-type="percentage">
            <text:p>0.3314%</text:p>
          </table:table-cell>
          <table:table-cell office:value-type="float" office:value="0.285342019543974" calcext:value-type="float">
            <text:p>0.29</text:p>
          </table:table-cell>
          <table:table-cell office:value-type="percentage" office:value="0.00313383030678849" calcext:value-type="percentage">
            <text:p>0.3134%</text:p>
          </table:table-cell>
          <table:table-cell office:value-type="percentage" office:value="0.0032436726307616" calcext:value-type="percentage">
            <text:p>0.3244%</text:p>
          </table:table-cell>
          <table:table-cell office:value-type="percentage" office:value="0.00333612165006514" calcext:value-type="percentage">
            <text:p>0.3336%</text:p>
          </table:table-cell>
          <table:table-cell office:value-type="percentage" office:value="0.00386809872877663" calcext:value-type="percentage">
            <text:p>0.3868%</text:p>
          </table:table-cell>
          <table:table-cell table:formula="of:=MAX((1-[.I327]/(1-[.$D$25]));0)" office:value-type="float" office:value="0.994474144673176" calcext:value-type="float">
            <text:p><text:s/>0.9945 </text:p>
          </table:table-cell>
          <table:table-cell/>
          <table:table-cell table:formula="of:=EXP(-[.E327]*[.$D$23])" office:value-type="float" office:value="0.97186905375664" calcext:value-type="float">
            <text:p><text:s/>0.9719 </text:p>
          </table:table-cell>
          <table:table-cell table:formula="of:=IF([.K327]=&quot;yes&quot;;[.L327]*[.$D$22]*([.I327]-[.I326]);0)" office:value-type="float" office:value="0" calcext:value-type="float">
            <text:p><text:s/>- <text:s text:c="2"/></text:p>
          </table:table-cell>
          <table:table-cell table:formula="of:=IF([.K327]=&quot;T_ex&quot;;[.L327]*([.I327]-[.$I$35])*[.$D$22];0)" office:value-type="float" office:value="0" calcext:value-type="float">
            <text:p><text:s/>- <text:s text:c="2"/></text:p>
          </table:table-cell>
          <table:table-cell table:formula="of:=IF([.K327]=&quot;yes&quot;;[.J327]*[.L327]*(0.05)*[.$D$21];0)" office:value-type="float" office:value="0" calcext:value-type="float">
            <text:p><text:s/>- <text:s text:c="2"/></text:p>
          </table:table-cell>
          <table:table-cell table:formula="of:=IF([.K327]=&quot;yes&quot;;[.J327]*[.L32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37840702631467" calcext:value-type="percentage">
            <text:p>0.3378%</text:p>
          </table:table-cell>
          <table:table-cell office:value-type="float" office:value="0.286319218241042" calcext:value-type="float">
            <text:p>0.29</text:p>
          </table:table-cell>
          <table:table-cell office:value-type="percentage" office:value="0.00319354647644222" calcext:value-type="percentage">
            <text:p>0.3194%</text:p>
          </table:table-cell>
          <table:table-cell office:value-type="percentage" office:value="0.00330544226967458" calcext:value-type="percentage">
            <text:p>0.3305%</text:p>
          </table:table-cell>
          <table:table-cell office:value-type="percentage" office:value="0.00339788391527204" calcext:value-type="percentage">
            <text:p>0.3398%</text:p>
          </table:table-cell>
          <table:table-cell office:value-type="percentage" office:value="0.0039484416947062" calcext:value-type="percentage">
            <text:p>0.3948%</text:p>
          </table:table-cell>
          <table:table-cell table:formula="of:=MAX((1-[.I328]/(1-[.$D$25]));0)" office:value-type="float" office:value="0.994359369007563" calcext:value-type="float">
            <text:p><text:s/>0.9944 </text:p>
          </table:table-cell>
          <table:table-cell/>
          <table:table-cell table:formula="of:=EXP(-[.E328]*[.$D$23])" office:value-type="float" office:value="0.971774087479456" calcext:value-type="float">
            <text:p><text:s/>0.9718 </text:p>
          </table:table-cell>
          <table:table-cell table:formula="of:=IF([.K328]=&quot;yes&quot;;[.L328]*[.$D$22]*([.I328]-[.I327]);0)" office:value-type="float" office:value="0" calcext:value-type="float">
            <text:p><text:s/>- <text:s text:c="2"/></text:p>
          </table:table-cell>
          <table:table-cell table:formula="of:=IF([.K328]=&quot;T_ex&quot;;[.L328]*([.I328]-[.$I$35])*[.$D$22];0)" office:value-type="float" office:value="0" calcext:value-type="float">
            <text:p><text:s/>- <text:s text:c="2"/></text:p>
          </table:table-cell>
          <table:table-cell table:formula="of:=IF([.K328]=&quot;yes&quot;;[.J328]*[.L328]*(0.05)*[.$D$21];0)" office:value-type="float" office:value="0" calcext:value-type="float">
            <text:p><text:s/>- <text:s text:c="2"/></text:p>
          </table:table-cell>
          <table:table-cell table:formula="of:=IF([.K328]=&quot;yes&quot;;[.J328]*[.L32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44313224725958" calcext:value-type="percentage">
            <text:p>0.3443%</text:p>
          </table:table-cell>
          <table:table-cell office:value-type="float" office:value="0.287296416938111" calcext:value-type="float">
            <text:p>0.29</text:p>
          </table:table-cell>
          <table:table-cell office:value-type="percentage" office:value="0.00325367708293416" calcext:value-type="percentage">
            <text:p>0.3254%</text:p>
          </table:table-cell>
          <table:table-cell office:value-type="percentage" office:value="0.0033694744113832" calcext:value-type="percentage">
            <text:p>0.3369%</text:p>
          </table:table-cell>
          <table:table-cell office:value-type="percentage" office:value="0.00346021319346232" calcext:value-type="percentage">
            <text:p>0.3460%</text:p>
          </table:table-cell>
          <table:table-cell office:value-type="percentage" office:value="0.00401092491220315" calcext:value-type="percentage">
            <text:p>0.4011%</text:p>
          </table:table-cell>
          <table:table-cell table:formula="of:=MAX((1-[.I329]/(1-[.$D$25]));0)" office:value-type="float" office:value="0.994270107268281" calcext:value-type="float">
            <text:p><text:s/>0.9943 </text:p>
          </table:table-cell>
          <table:table-cell/>
          <table:table-cell table:formula="of:=EXP(-[.E329]*[.$D$23])" office:value-type="float" office:value="0.971679130481911" calcext:value-type="float">
            <text:p><text:s/>0.9717 </text:p>
          </table:table-cell>
          <table:table-cell table:formula="of:=IF([.K329]=&quot;yes&quot;;[.L329]*[.$D$22]*([.I329]-[.I328]);0)" office:value-type="float" office:value="0" calcext:value-type="float">
            <text:p><text:s/>- <text:s text:c="2"/></text:p>
          </table:table-cell>
          <table:table-cell table:formula="of:=IF([.K329]=&quot;T_ex&quot;;[.L329]*([.I329]-[.$I$35])*[.$D$22];0)" office:value-type="float" office:value="0" calcext:value-type="float">
            <text:p><text:s/>- <text:s text:c="2"/></text:p>
          </table:table-cell>
          <table:table-cell table:formula="of:=IF([.K329]=&quot;yes&quot;;[.J329]*[.L329]*(0.05)*[.$D$21];0)" office:value-type="float" office:value="0" calcext:value-type="float">
            <text:p><text:s/>- <text:s text:c="2"/></text:p>
          </table:table-cell>
          <table:table-cell table:formula="of:=IF([.K329]=&quot;yes&quot;;[.J329]*[.L32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50990583569323" calcext:value-type="percentage">
            <text:p>0.3510%</text:p>
          </table:table-cell>
          <table:table-cell office:value-type="float" office:value="0.288273615635179" calcext:value-type="float">
            <text:p>0.29</text:p>
          </table:table-cell>
          <table:table-cell office:value-type="percentage" office:value="0.00331543242962018" calcext:value-type="percentage">
            <text:p>0.3315%</text:p>
          </table:table-cell>
          <table:table-cell office:value-type="percentage" office:value="0.00343198908390128" calcext:value-type="percentage">
            <text:p>0.3432%</text:p>
          </table:table-cell>
          <table:table-cell office:value-type="percentage" office:value="0.0035227378897295" calcext:value-type="percentage">
            <text:p>0.3523%</text:p>
          </table:table-cell>
          <table:table-cell office:value-type="percentage" office:value="0.00407847815601187" calcext:value-type="percentage">
            <text:p>0.4078%</text:p>
          </table:table-cell>
          <table:table-cell table:formula="of:=MAX((1-[.I330]/(1-[.$D$25]));0)" office:value-type="float" office:value="0.994173602634269" calcext:value-type="float">
            <text:p><text:s/>0.9942 </text:p>
          </table:table-cell>
          <table:table-cell/>
          <table:table-cell table:formula="of:=EXP(-[.E330]*[.$D$23])" office:value-type="float" office:value="0.971584182763099" calcext:value-type="float">
            <text:p><text:s/>0.9716 </text:p>
          </table:table-cell>
          <table:table-cell table:formula="of:=IF([.K330]=&quot;yes&quot;;[.L330]*[.$D$22]*([.I330]-[.I329]);0)" office:value-type="float" office:value="0" calcext:value-type="float">
            <text:p><text:s/>- <text:s text:c="2"/></text:p>
          </table:table-cell>
          <table:table-cell table:formula="of:=IF([.K330]=&quot;T_ex&quot;;[.L330]*([.I330]-[.$I$35])*[.$D$22];0)" office:value-type="float" office:value="0" calcext:value-type="float">
            <text:p><text:s/>- <text:s text:c="2"/></text:p>
          </table:table-cell>
          <table:table-cell table:formula="of:=IF([.K330]=&quot;yes&quot;;[.J330]*[.L330]*(0.05)*[.$D$21];0)" office:value-type="float" office:value="0" calcext:value-type="float">
            <text:p><text:s/>- <text:s text:c="2"/></text:p>
          </table:table-cell>
          <table:table-cell table:formula="of:=IF([.K330]=&quot;yes&quot;;[.J330]*[.L33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58006598102519" calcext:value-type="percentage">
            <text:p>0.3580%</text:p>
          </table:table-cell>
          <table:table-cell office:value-type="float" office:value="0.289250814332248" calcext:value-type="float">
            <text:p>0.29</text:p>
          </table:table-cell>
          <table:table-cell office:value-type="percentage" office:value="0.00337717728939399" calcext:value-type="percentage">
            <text:p>0.3377%</text:p>
          </table:table-cell>
          <table:table-cell office:value-type="percentage" office:value="0.00349482994189624" calcext:value-type="percentage">
            <text:p>0.3495%</text:p>
          </table:table-cell>
          <table:table-cell office:value-type="percentage" office:value="0.00358701978468593" calcext:value-type="percentage">
            <text:p>0.3587%</text:p>
          </table:table-cell>
          <table:table-cell office:value-type="percentage" office:value="0.00414620913982549" calcext:value-type="percentage">
            <text:p>0.4146%</text:p>
          </table:table-cell>
          <table:table-cell table:formula="of:=MAX((1-[.I331]/(1-[.$D$25]));0)" office:value-type="float" office:value="0.994076844085964" calcext:value-type="float">
            <text:p><text:s/>0.9941 </text:p>
          </table:table-cell>
          <table:table-cell/>
          <table:table-cell table:formula="of:=EXP(-[.E331]*[.$D$23])" office:value-type="float" office:value="0.971489244322112" calcext:value-type="float">
            <text:p><text:s/>0.9715 </text:p>
          </table:table-cell>
          <table:table-cell table:formula="of:=IF([.K331]=&quot;yes&quot;;[.L331]*[.$D$22]*([.I331]-[.I330]);0)" office:value-type="float" office:value="0" calcext:value-type="float">
            <text:p><text:s/>- <text:s text:c="2"/></text:p>
          </table:table-cell>
          <table:table-cell table:formula="of:=IF([.K331]=&quot;T_ex&quot;;[.L331]*([.I331]-[.$I$35])*[.$D$22];0)" office:value-type="float" office:value="0" calcext:value-type="float">
            <text:p><text:s/>- <text:s text:c="2"/></text:p>
          </table:table-cell>
          <table:table-cell table:formula="of:=IF([.K331]=&quot;yes&quot;;[.J331]*[.L331]*(0.05)*[.$D$21];0)" office:value-type="float" office:value="0" calcext:value-type="float">
            <text:p><text:s/>- <text:s text:c="2"/></text:p>
          </table:table-cell>
          <table:table-cell table:formula="of:=IF([.K331]=&quot;yes&quot;;[.J331]*[.L33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64778516045333" calcext:value-type="percentage">
            <text:p>0.3648%</text:p>
          </table:table-cell>
          <table:table-cell office:value-type="float" office:value="0.290228013029316" calcext:value-type="float">
            <text:p>0.29</text:p>
          </table:table-cell>
          <table:table-cell office:value-type="percentage" office:value="0.00343923349786228" calcext:value-type="percentage">
            <text:p>0.3439%</text:p>
          </table:table-cell>
          <table:table-cell office:value-type="percentage" office:value="0.00356029982474767" calcext:value-type="percentage">
            <text:p>0.3560%</text:p>
          </table:table-cell>
          <table:table-cell office:value-type="percentage" office:value="0.00365293197340804" calcext:value-type="percentage">
            <text:p>0.3653%</text:p>
          </table:table-cell>
          <table:table-cell office:value-type="percentage" office:value="0.0042141022471988" calcext:value-type="percentage">
            <text:p>0.4214%</text:p>
          </table:table-cell>
          <table:table-cell table:formula="of:=MAX((1-[.I332]/(1-[.$D$25]));0)" office:value-type="float" office:value="0.993979853932573" calcext:value-type="float">
            <text:p><text:s/>0.9940 </text:p>
          </table:table-cell>
          <table:table-cell/>
          <table:table-cell table:formula="of:=EXP(-[.E332]*[.$D$23])" office:value-type="float" office:value="0.971394315158043" calcext:value-type="float">
            <text:p><text:s/>0.9714 </text:p>
          </table:table-cell>
          <table:table-cell table:formula="of:=IF([.K332]=&quot;yes&quot;;[.L332]*[.$D$22]*([.I332]-[.I331]);0)" office:value-type="float" office:value="0" calcext:value-type="float">
            <text:p><text:s/>- <text:s text:c="2"/></text:p>
          </table:table-cell>
          <table:table-cell table:formula="of:=IF([.K332]=&quot;T_ex&quot;;[.L332]*([.I332]-[.$I$35])*[.$D$22];0)" office:value-type="float" office:value="0" calcext:value-type="float">
            <text:p><text:s/>- <text:s text:c="2"/></text:p>
          </table:table-cell>
          <table:table-cell table:formula="of:=IF([.K332]=&quot;yes&quot;;[.J332]*[.L332]*(0.05)*[.$D$21];0)" office:value-type="float" office:value="0" calcext:value-type="float">
            <text:p><text:s/>- <text:s text:c="2"/></text:p>
          </table:table-cell>
          <table:table-cell table:formula="of:=IF([.K332]=&quot;yes&quot;;[.J332]*[.L33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71383531243204" calcext:value-type="percentage">
            <text:p>0.3714%</text:p>
          </table:table-cell>
          <table:table-cell office:value-type="float" office:value="0.291205211726384" calcext:value-type="float">
            <text:p>0.29</text:p>
          </table:table-cell>
          <table:table-cell office:value-type="percentage" office:value="0.0035009510013435" calcext:value-type="percentage">
            <text:p>0.3501%</text:p>
          </table:table-cell>
          <table:table-cell office:value-type="percentage" office:value="0.00362680384048129" calcext:value-type="percentage">
            <text:p>0.3627%</text:p>
          </table:table-cell>
          <table:table-cell office:value-type="percentage" office:value="0.00371881509734464" calcext:value-type="percentage">
            <text:p>0.3719%</text:p>
          </table:table-cell>
          <table:table-cell office:value-type="percentage" office:value="0.00428767446778278" calcext:value-type="percentage">
            <text:p>0.4288%</text:p>
          </table:table-cell>
          <table:table-cell table:formula="of:=MAX((1-[.I333]/(1-[.$D$25]));0)" office:value-type="float" office:value="0.99387475076031" calcext:value-type="float">
            <text:p><text:s/>0.9939 </text:p>
          </table:table-cell>
          <table:table-cell/>
          <table:table-cell table:formula="of:=EXP(-[.E333]*[.$D$23])" office:value-type="float" office:value="0.971299395269987" calcext:value-type="float">
            <text:p><text:s/>0.9713 </text:p>
          </table:table-cell>
          <table:table-cell table:formula="of:=IF([.K333]=&quot;yes&quot;;[.L333]*[.$D$22]*([.I333]-[.I332]);0)" office:value-type="float" office:value="0" calcext:value-type="float">
            <text:p><text:s/>- <text:s text:c="2"/></text:p>
          </table:table-cell>
          <table:table-cell table:formula="of:=IF([.K333]=&quot;T_ex&quot;;[.L333]*([.I333]-[.$I$35])*[.$D$22];0)" office:value-type="float" office:value="0" calcext:value-type="float">
            <text:p><text:s/>- <text:s text:c="2"/></text:p>
          </table:table-cell>
          <table:table-cell table:formula="of:=IF([.K333]=&quot;yes&quot;;[.J333]*[.L333]*(0.05)*[.$D$21];0)" office:value-type="float" office:value="0" calcext:value-type="float">
            <text:p><text:s/>- <text:s text:c="2"/></text:p>
          </table:table-cell>
          <table:table-cell table:formula="of:=IF([.K333]=&quot;yes&quot;;[.J333]*[.L33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78183657723527" calcext:value-type="percentage">
            <text:p>0.3782%</text:p>
          </table:table-cell>
          <table:table-cell office:value-type="float" office:value="0.292182410423453" calcext:value-type="float">
            <text:p>0.29</text:p>
          </table:table-cell>
          <table:table-cell office:value-type="percentage" office:value="0.00356365844155149" calcext:value-type="percentage">
            <text:p>0.3564%</text:p>
          </table:table-cell>
          <table:table-cell office:value-type="percentage" office:value="0.00369563308486005" calcext:value-type="percentage">
            <text:p>0.3696%</text:p>
          </table:table-cell>
          <table:table-cell office:value-type="percentage" office:value="0.00378409408584598" calcext:value-type="percentage">
            <text:p>0.3784%</text:p>
          </table:table-cell>
          <table:table-cell office:value-type="percentage" office:value="0.00435264555406542" calcext:value-type="percentage">
            <text:p>0.4353%</text:p>
          </table:table-cell>
          <table:table-cell table:formula="of:=MAX((1-[.I334]/(1-[.$D$25]));0)" office:value-type="float" office:value="0.993781934922764" calcext:value-type="float">
            <text:p><text:s/>0.9938 </text:p>
          </table:table-cell>
          <table:table-cell/>
          <table:table-cell table:formula="of:=EXP(-[.E334]*[.$D$23])" office:value-type="float" office:value="0.971204484657037" calcext:value-type="float">
            <text:p><text:s/>0.9712 </text:p>
          </table:table-cell>
          <table:table-cell table:formula="of:=IF([.K334]=&quot;yes&quot;;[.L334]*[.$D$22]*([.I334]-[.I333]);0)" office:value-type="float" office:value="0" calcext:value-type="float">
            <text:p><text:s/>- <text:s text:c="2"/></text:p>
          </table:table-cell>
          <table:table-cell table:formula="of:=IF([.K334]=&quot;T_ex&quot;;[.L334]*([.I334]-[.$I$35])*[.$D$22];0)" office:value-type="float" office:value="0" calcext:value-type="float">
            <text:p><text:s/>- <text:s text:c="2"/></text:p>
          </table:table-cell>
          <table:table-cell table:formula="of:=IF([.K334]=&quot;yes&quot;;[.J334]*[.L334]*(0.05)*[.$D$21];0)" office:value-type="float" office:value="0" calcext:value-type="float">
            <text:p><text:s/>- <text:s text:c="2"/></text:p>
          </table:table-cell>
          <table:table-cell table:formula="of:=IF([.K334]=&quot;yes&quot;;[.J334]*[.L33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8521913713362" calcext:value-type="percentage">
            <text:p>0.3852%</text:p>
          </table:table-cell>
          <table:table-cell office:value-type="float" office:value="0.293159609120521" calcext:value-type="float">
            <text:p>0.29</text:p>
          </table:table-cell>
          <table:table-cell office:value-type="percentage" office:value="0.00362668072527576" calcext:value-type="percentage">
            <text:p>0.3627%</text:p>
          </table:table-cell>
          <table:table-cell office:value-type="percentage" office:value="0.00376556466764659" calcext:value-type="percentage">
            <text:p>0.3766%</text:p>
          </table:table-cell>
          <table:table-cell office:value-type="percentage" office:value="0.00384968116686764" calcext:value-type="percentage">
            <text:p>0.3850%</text:p>
          </table:table-cell>
          <table:table-cell office:value-type="percentage" office:value="0.00442032560299839" calcext:value-type="percentage">
            <text:p>0.4420%</text:p>
          </table:table-cell>
          <table:table-cell table:formula="of:=MAX((1-[.I335]/(1-[.$D$25]));0)" office:value-type="float" office:value="0.993685249138574" calcext:value-type="float">
            <text:p><text:s/>0.9937 </text:p>
          </table:table-cell>
          <table:table-cell/>
          <table:table-cell table:formula="of:=EXP(-[.E335]*[.$D$23])" office:value-type="float" office:value="0.971109583318286" calcext:value-type="float">
            <text:p><text:s/>0.9711 </text:p>
          </table:table-cell>
          <table:table-cell table:formula="of:=IF([.K335]=&quot;yes&quot;;[.L335]*[.$D$22]*([.I335]-[.I334]);0)" office:value-type="float" office:value="0" calcext:value-type="float">
            <text:p><text:s/>- <text:s text:c="2"/></text:p>
          </table:table-cell>
          <table:table-cell table:formula="of:=IF([.K335]=&quot;T_ex&quot;;[.L335]*([.I335]-[.$I$35])*[.$D$22];0)" office:value-type="float" office:value="0" calcext:value-type="float">
            <text:p><text:s/>- <text:s text:c="2"/></text:p>
          </table:table-cell>
          <table:table-cell table:formula="of:=IF([.K335]=&quot;yes&quot;;[.J335]*[.L335]*(0.05)*[.$D$21];0)" office:value-type="float" office:value="0" calcext:value-type="float">
            <text:p><text:s/>- <text:s text:c="2"/></text:p>
          </table:table-cell>
          <table:table-cell table:formula="of:=IF([.K335]=&quot;yes&quot;;[.J335]*[.L33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9234785356291" calcext:value-type="percentage">
            <text:p>0.3923%</text:p>
          </table:table-cell>
          <table:table-cell office:value-type="float" office:value="0.29413680781759" calcext:value-type="float">
            <text:p>0.29</text:p>
          </table:table-cell>
          <table:table-cell office:value-type="percentage" office:value="0.00368984369332048" calcext:value-type="percentage">
            <text:p>0.3690%</text:p>
          </table:table-cell>
          <table:table-cell office:value-type="percentage" office:value="0.00383318301529448" calcext:value-type="percentage">
            <text:p>0.3833%</text:p>
          </table:table-cell>
          <table:table-cell office:value-type="percentage" office:value="0.00391717554989225" calcext:value-type="percentage">
            <text:p>0.3917%</text:p>
          </table:table-cell>
          <table:table-cell office:value-type="percentage" office:value="0.00450343751776656" calcext:value-type="percentage">
            <text:p>0.4503%</text:p>
          </table:table-cell>
          <table:table-cell table:formula="of:=MAX((1-[.I336]/(1-[.$D$25]));0)" office:value-type="float" office:value="0.993566517831762" calcext:value-type="float">
            <text:p><text:s/>0.9936 </text:p>
          </table:table-cell>
          <table:table-cell/>
          <table:table-cell table:formula="of:=EXP(-[.E336]*[.$D$23])" office:value-type="float" office:value="0.971014691252829" calcext:value-type="float">
            <text:p><text:s/>0.9710 </text:p>
          </table:table-cell>
          <table:table-cell table:formula="of:=IF([.K336]=&quot;yes&quot;;[.L336]*[.$D$22]*([.I336]-[.I335]);0)" office:value-type="float" office:value="0" calcext:value-type="float">
            <text:p><text:s/>- <text:s text:c="2"/></text:p>
          </table:table-cell>
          <table:table-cell table:formula="of:=IF([.K336]=&quot;T_ex&quot;;[.L336]*([.I336]-[.$I$35])*[.$D$22];0)" office:value-type="float" office:value="0" calcext:value-type="float">
            <text:p><text:s/>- <text:s text:c="2"/></text:p>
          </table:table-cell>
          <table:table-cell table:formula="of:=IF([.K336]=&quot;yes&quot;;[.J336]*[.L336]*(0.05)*[.$D$21];0)" office:value-type="float" office:value="0" calcext:value-type="float">
            <text:p><text:s/>- <text:s text:c="2"/></text:p>
          </table:table-cell>
          <table:table-cell table:formula="of:=IF([.K336]=&quot;yes&quot;;[.J336]*[.L33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399307291303248" calcext:value-type="percentage">
            <text:p>0.3993%</text:p>
          </table:table-cell>
          <table:table-cell office:value-type="float" office:value="0.295114006514658" calcext:value-type="float">
            <text:p>0.30</text:p>
          </table:table-cell>
          <table:table-cell office:value-type="percentage" office:value="0.00375529691092646" calcext:value-type="percentage">
            <text:p>0.3755%</text:p>
          </table:table-cell>
          <table:table-cell office:value-type="percentage" office:value="0.00390300366668122" calcext:value-type="percentage">
            <text:p>0.3903%</text:p>
          </table:table-cell>
          <table:table-cell office:value-type="percentage" office:value="0.00398607049336918" calcext:value-type="percentage">
            <text:p>0.3986%</text:p>
          </table:table-cell>
          <table:table-cell office:value-type="percentage" office:value="0.00457728457740975" calcext:value-type="percentage">
            <text:p>0.4577%</text:p>
          </table:table-cell>
          <table:table-cell table:formula="of:=MAX((1-[.I337]/(1-[.$D$25]));0)" office:value-type="float" office:value="0.993461022032272" calcext:value-type="float">
            <text:p><text:s/>0.9935 </text:p>
          </table:table-cell>
          <table:table-cell/>
          <table:table-cell table:formula="of:=EXP(-[.E337]*[.$D$23])" office:value-type="float" office:value="0.970919808459759" calcext:value-type="float">
            <text:p><text:s/>0.9709 </text:p>
          </table:table-cell>
          <table:table-cell table:formula="of:=IF([.K337]=&quot;yes&quot;;[.L337]*[.$D$22]*([.I337]-[.I336]);0)" office:value-type="float" office:value="0" calcext:value-type="float">
            <text:p><text:s/>- <text:s text:c="2"/></text:p>
          </table:table-cell>
          <table:table-cell table:formula="of:=IF([.K337]=&quot;T_ex&quot;;[.L337]*([.I337]-[.$I$35])*[.$D$22];0)" office:value-type="float" office:value="0" calcext:value-type="float">
            <text:p><text:s/>- <text:s text:c="2"/></text:p>
          </table:table-cell>
          <table:table-cell table:formula="of:=IF([.K337]=&quot;yes&quot;;[.J337]*[.L337]*(0.05)*[.$D$21];0)" office:value-type="float" office:value="0" calcext:value-type="float">
            <text:p><text:s/>- <text:s text:c="2"/></text:p>
          </table:table-cell>
          <table:table-cell table:formula="of:=IF([.K337]=&quot;yes&quot;;[.J337]*[.L33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40663080883705" calcext:value-type="percentage">
            <text:p>0.4066%</text:p>
          </table:table-cell>
          <table:table-cell office:value-type="float" office:value="0.296091205211726" calcext:value-type="float">
            <text:p>0.30</text:p>
          </table:table-cell>
          <table:table-cell office:value-type="percentage" office:value="0.00382198433057593" calcext:value-type="percentage">
            <text:p>0.3822%</text:p>
          </table:table-cell>
          <table:table-cell office:value-type="percentage" office:value="0.00397319911828822" calcext:value-type="percentage">
            <text:p>0.3973%</text:p>
          </table:table-cell>
          <table:table-cell office:value-type="percentage" office:value="0.00405624857753681" calcext:value-type="percentage">
            <text:p>0.4056%</text:p>
          </table:table-cell>
          <table:table-cell office:value-type="percentage" office:value="0.00465763987182605" calcext:value-type="percentage">
            <text:p>0.4658%</text:p>
          </table:table-cell>
          <table:table-cell table:formula="of:=MAX((1-[.I338]/(1-[.$D$25]));0)" office:value-type="float" office:value="0.993346228754534" calcext:value-type="float">
            <text:p><text:s/>0.9933 </text:p>
          </table:table-cell>
          <table:table-cell/>
          <table:table-cell table:formula="of:=EXP(-[.E338]*[.$D$23])" office:value-type="float" office:value="0.97082493493817" calcext:value-type="float">
            <text:p><text:s/>0.9708 </text:p>
          </table:table-cell>
          <table:table-cell table:formula="of:=IF([.K338]=&quot;yes&quot;;[.L338]*[.$D$22]*([.I338]-[.I337]);0)" office:value-type="float" office:value="0" calcext:value-type="float">
            <text:p><text:s/>- <text:s text:c="2"/></text:p>
          </table:table-cell>
          <table:table-cell table:formula="of:=IF([.K338]=&quot;T_ex&quot;;[.L338]*([.I338]-[.$I$35])*[.$D$22];0)" office:value-type="float" office:value="0" calcext:value-type="float">
            <text:p><text:s/>- <text:s text:c="2"/></text:p>
          </table:table-cell>
          <table:table-cell table:formula="of:=IF([.K338]=&quot;yes&quot;;[.J338]*[.L338]*(0.05)*[.$D$21];0)" office:value-type="float" office:value="0" calcext:value-type="float">
            <text:p><text:s/>- <text:s text:c="2"/></text:p>
          </table:table-cell>
          <table:table-cell table:formula="of:=IF([.K338]=&quot;yes&quot;;[.J338]*[.L33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413723437837556" calcext:value-type="percentage">
            <text:p>0.4137%</text:p>
          </table:table-cell>
          <table:table-cell office:value-type="float" office:value="0.297068403908795" calcext:value-type="float">
            <text:p>0.30</text:p>
          </table:table-cell>
          <table:table-cell office:value-type="percentage" office:value="0.00388911817991705" calcext:value-type="percentage">
            <text:p>0.3889%</text:p>
          </table:table-cell>
          <table:table-cell office:value-type="percentage" office:value="0.00404535647880554" calcext:value-type="percentage">
            <text:p>0.4045%</text:p>
          </table:table-cell>
          <table:table-cell office:value-type="percentage" office:value="0.00412774237614279" calcext:value-type="percentage">
            <text:p>0.4128%</text:p>
          </table:table-cell>
          <table:table-cell office:value-type="percentage" office:value="0.00474684303572318" calcext:value-type="percentage">
            <text:p>0.4747%</text:p>
          </table:table-cell>
          <table:table-cell table:formula="of:=MAX((1-[.I339]/(1-[.$D$25]));0)" office:value-type="float" office:value="0.993218795663253" calcext:value-type="float">
            <text:p><text:s/>0.9932 </text:p>
          </table:table-cell>
          <table:table-cell/>
          <table:table-cell table:formula="of:=EXP(-[.E339]*[.$D$23])" office:value-type="float" office:value="0.970730070687156" calcext:value-type="float">
            <text:p><text:s/>0.9707 </text:p>
          </table:table-cell>
          <table:table-cell table:formula="of:=IF([.K339]=&quot;yes&quot;;[.L339]*[.$D$22]*([.I339]-[.I338]);0)" office:value-type="float" office:value="0" calcext:value-type="float">
            <text:p><text:s/>- <text:s text:c="2"/></text:p>
          </table:table-cell>
          <table:table-cell table:formula="of:=IF([.K339]=&quot;T_ex&quot;;[.L339]*([.I339]-[.$I$35])*[.$D$22];0)" office:value-type="float" office:value="0" calcext:value-type="float">
            <text:p><text:s/>- <text:s text:c="2"/></text:p>
          </table:table-cell>
          <table:table-cell table:formula="of:=IF([.K339]=&quot;yes&quot;;[.J339]*[.L339]*(0.05)*[.$D$21];0)" office:value-type="float" office:value="0" calcext:value-type="float">
            <text:p><text:s/>- <text:s text:c="2"/></text:p>
          </table:table-cell>
          <table:table-cell table:formula="of:=IF([.K339]=&quot;yes&quot;;[.J339]*[.L33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421139246232459" calcext:value-type="percentage">
            <text:p>0.4211%</text:p>
          </table:table-cell>
          <table:table-cell office:value-type="float" office:value="0.298045602605863" calcext:value-type="float">
            <text:p>0.30</text:p>
          </table:table-cell>
          <table:table-cell office:value-type="percentage" office:value="0.00395640089012521" calcext:value-type="percentage">
            <text:p>0.3956%</text:p>
          </table:table-cell>
          <table:table-cell office:value-type="percentage" office:value="0.00411827495374749" calcext:value-type="percentage">
            <text:p>0.4118%</text:p>
          </table:table-cell>
          <table:table-cell office:value-type="percentage" office:value="0.00419806405826439" calcext:value-type="percentage">
            <text:p>0.4198%</text:p>
          </table:table-cell>
          <table:table-cell office:value-type="percentage" office:value="0.00483215273171254" calcext:value-type="percentage">
            <text:p>0.4832%</text:p>
          </table:table-cell>
          <table:table-cell table:formula="of:=MAX((1-[.I340]/(1-[.$D$25]));0)" office:value-type="float" office:value="0.993096924668982" calcext:value-type="float">
            <text:p><text:s/>0.9931 </text:p>
          </table:table-cell>
          <table:table-cell/>
          <table:table-cell table:formula="of:=EXP(-[.E340]*[.$D$23])" office:value-type="float" office:value="0.970635215705812" calcext:value-type="float">
            <text:p><text:s/>0.9706 </text:p>
          </table:table-cell>
          <table:table-cell table:formula="of:=IF([.K340]=&quot;yes&quot;;[.L340]*[.$D$22]*([.I340]-[.I339]);0)" office:value-type="float" office:value="0" calcext:value-type="float">
            <text:p><text:s/>- <text:s text:c="2"/></text:p>
          </table:table-cell>
          <table:table-cell table:formula="of:=IF([.K340]=&quot;T_ex&quot;;[.L340]*([.I340]-[.$I$35])*[.$D$22];0)" office:value-type="float" office:value="0" calcext:value-type="float">
            <text:p><text:s/>- <text:s text:c="2"/></text:p>
          </table:table-cell>
          <table:table-cell table:formula="of:=IF([.K340]=&quot;yes&quot;;[.J340]*[.L340]*(0.05)*[.$D$21];0)" office:value-type="float" office:value="0" calcext:value-type="float">
            <text:p><text:s/>- <text:s text:c="2"/></text:p>
          </table:table-cell>
          <table:table-cell table:formula="of:=IF([.K340]=&quot;yes&quot;;[.J340]*[.L34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428465979542833" calcext:value-type="percentage">
            <text:p>0.4285%</text:p>
          </table:table-cell>
          <table:table-cell office:value-type="float" office:value="0.299022801302932" calcext:value-type="float">
            <text:p>0.30</text:p>
          </table:table-cell>
          <table:table-cell office:value-type="percentage" office:value="0.00402525060131044" calcext:value-type="percentage">
            <text:p>0.4025%</text:p>
          </table:table-cell>
          <table:table-cell office:value-type="percentage" office:value="0.00419219349354761" calcext:value-type="percentage">
            <text:p>0.4192%</text:p>
          </table:table-cell>
          <table:table-cell office:value-type="percentage" office:value="0.00427060425590555" calcext:value-type="percentage">
            <text:p>0.4271%</text:p>
          </table:table-cell>
          <table:table-cell office:value-type="percentage" office:value="0.0049161277569845" calcext:value-type="percentage">
            <text:p>0.4916%</text:p>
          </table:table-cell>
          <table:table-cell table:formula="of:=MAX((1-[.I341]/(1-[.$D$25]));0)" office:value-type="float" office:value="0.992976960347165" calcext:value-type="float">
            <text:p><text:s/>0.9930 </text:p>
          </table:table-cell>
          <table:table-cell/>
          <table:table-cell table:formula="of:=EXP(-[.E341]*[.$D$23])" office:value-type="float" office:value="0.970540369993231" calcext:value-type="float">
            <text:p><text:s/>0.9705 </text:p>
          </table:table-cell>
          <table:table-cell table:formula="of:=IF([.K341]=&quot;yes&quot;;[.L341]*[.$D$22]*([.I341]-[.I340]);0)" office:value-type="float" office:value="0" calcext:value-type="float">
            <text:p><text:s/>- <text:s text:c="2"/></text:p>
          </table:table-cell>
          <table:table-cell table:formula="of:=IF([.K341]=&quot;T_ex&quot;;[.L341]*([.I341]-[.$I$35])*[.$D$22];0)" office:value-type="float" office:value="0" calcext:value-type="float">
            <text:p><text:s/>- <text:s text:c="2"/></text:p>
          </table:table-cell>
          <table:table-cell table:formula="of:=IF([.K341]=&quot;yes&quot;;[.J341]*[.L341]*(0.05)*[.$D$21];0)" office:value-type="float" office:value="0" calcext:value-type="float">
            <text:p><text:s/>- <text:s text:c="2"/></text:p>
          </table:table-cell>
          <table:table-cell table:formula="of:=IF([.K341]=&quot;yes&quot;;[.J341]*[.L34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43604841091777" calcext:value-type="percentage">
            <text:p>0.4360%</text:p>
          </table:table-cell>
          <table:table-cell office:value-type="float" office:value="0.3" calcext:value-type="float">
            <text:p>0.30</text:p>
          </table:table-cell>
          <table:table-cell table:style-name="ce11" office:value-type="percentage" office:value="0.00409523679072085" calcext:value-type="percentage">
            <text:p>0.41%</text:p>
          </table:table-cell>
          <table:table-cell table:style-name="ce11" office:value-type="percentage" office:value="0.00426672089657249" calcext:value-type="percentage">
            <text:p>0.43%</text:p>
          </table:table-cell>
          <table:table-cell table:style-name="ce11" office:value-type="percentage" office:value="0.00434479389305562" calcext:value-type="percentage">
            <text:p>0.43%</text:p>
          </table:table-cell>
          <table:table-cell table:style-name="ce11" office:value-type="percentage" office:value="0.0049967486610619" calcext:value-type="percentage">
            <text:p>0.50%</text:p>
          </table:table-cell>
          <table:table-cell table:formula="of:=MAX((1-[.I342]/(1-[.$D$25]));0)" office:value-type="float" office:value="0.992861787627054" calcext:value-type="float">
            <text:p><text:s/>0.9929 </text:p>
          </table:table-cell>
          <table:table-cell/>
          <table:table-cell table:formula="of:=EXP(-[.E342]*[.$D$23])" office:value-type="float" office:value="0.970445533548508" calcext:value-type="float">
            <text:p><text:s/>0.9704 </text:p>
          </table:table-cell>
          <table:table-cell table:formula="of:=IF([.K342]=&quot;yes&quot;;[.L342]*[.$D$22]*([.I342]-[.I286]);0)" office:value-type="float" office:value="0" calcext:value-type="float">
            <text:p><text:s/>- <text:s text:c="2"/></text:p>
          </table:table-cell>
          <table:table-cell table:formula="of:=IF([.K342]=&quot;T_ex&quot;;[.L342]*([.I342]-[.$I$35])*[.$D$22];0)" office:value-type="float" office:value="0" calcext:value-type="float">
            <text:p><text:s/>- <text:s text:c="2"/></text:p>
          </table:table-cell>
          <table:table-cell table:formula="of:=IF([.K342]=&quot;yes&quot;;[.J342]*[.L342]*([.E342]-[.E286])*[.$D$21];0)" office:value-type="float" office:value="0" calcext:value-type="float">
            <text:p><text:s/>- <text:s text:c="2"/></text:p>
          </table:table-cell>
          <table:table-cell table:formula="of:=IF([.K342]=&quot;yes&quot;;[.J342]*[.L342]*([.E342]-[.E286]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443534995866294" calcext:value-type="percentage">
            <text:p>0.4435%</text:p>
          </table:table-cell>
          <table:table-cell office:value-type="float" office:value="0.300977198697068" calcext:value-type="float">
            <text:p>0.30</text:p>
          </table:table-cell>
          <table:table-cell office:value-type="percentage" office:value="0.00416573126269403" calcext:value-type="percentage">
            <text:p>0.4166%</text:p>
          </table:table-cell>
          <table:table-cell office:value-type="percentage" office:value="0.00434051287220977" calcext:value-type="percentage">
            <text:p>0.4341%</text:p>
          </table:table-cell>
          <table:table-cell office:value-type="percentage" office:value="0.00442192497668917" calcext:value-type="percentage">
            <text:p>0.4422%</text:p>
          </table:table-cell>
          <table:table-cell office:value-type="percentage" office:value="0.00507451033227597" calcext:value-type="percentage">
            <text:p>0.5075%</text:p>
          </table:table-cell>
          <table:table-cell table:formula="of:=MAX((1-[.I343]/(1-[.$D$25]));0)" office:value-type="float" office:value="0.99275069952532" calcext:value-type="float">
            <text:p><text:s/>0.9928 </text:p>
          </table:table-cell>
          <table:table-cell/>
          <table:table-cell table:formula="of:=EXP(-[.E343]*[.$D$23])" office:value-type="float" office:value="0.970350706370737" calcext:value-type="float">
            <text:p><text:s/>0.9704 </text:p>
          </table:table-cell>
          <table:table-cell table:formula="of:=IF([.K343]=&quot;yes&quot;;[.L343]*[.$D$22]*([.I343]-[.I342]);0)" office:value-type="float" office:value="0" calcext:value-type="float">
            <text:p><text:s/>- <text:s text:c="2"/></text:p>
          </table:table-cell>
          <table:table-cell table:formula="of:=IF([.K343]=&quot;T_ex&quot;;[.L343]*([.I343]-[.$I$35])*[.$D$22];0)" office:value-type="float" office:value="0" calcext:value-type="float">
            <text:p><text:s/>- <text:s text:c="2"/></text:p>
          </table:table-cell>
          <table:table-cell table:formula="of:=IF([.K343]=&quot;yes&quot;;[.J343]*[.L343]*(0.05)*[.$D$21];0)" office:value-type="float" office:value="0" calcext:value-type="float">
            <text:p><text:s/>- <text:s text:c="2"/></text:p>
          </table:table-cell>
          <table:table-cell table:formula="of:=IF([.K343]=&quot;yes&quot;;[.J343]*[.L34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451222906089977" calcext:value-type="percentage">
            <text:p>0.4512%</text:p>
          </table:table-cell>
          <table:table-cell office:value-type="float" office:value="0.301954397394137" calcext:value-type="float">
            <text:p>0.30</text:p>
          </table:table-cell>
          <table:table-cell office:value-type="percentage" office:value="0.00423772032302867" calcext:value-type="percentage">
            <text:p>0.4238%</text:p>
          </table:table-cell>
          <table:table-cell office:value-type="percentage" office:value="0.00441502011640831" calcext:value-type="percentage">
            <text:p>0.4415%</text:p>
          </table:table-cell>
          <table:table-cell office:value-type="percentage" office:value="0.00449745451656099" calcext:value-type="percentage">
            <text:p>0.4497%</text:p>
          </table:table-cell>
          <table:table-cell office:value-type="percentage" office:value="0.00514971959073907" calcext:value-type="percentage">
            <text:p>0.5150%</text:p>
          </table:table-cell>
          <table:table-cell table:formula="of:=MAX((1-[.I344]/(1-[.$D$25]));0)" office:value-type="float" office:value="0.992643257727516" calcext:value-type="float">
            <text:p><text:s/>0.9926 </text:p>
          </table:table-cell>
          <table:table-cell/>
          <table:table-cell table:formula="of:=EXP(-[.E344]*[.$D$23])" office:value-type="float" office:value="0.970255888459013" calcext:value-type="float">
            <text:p><text:s/>0.9703 </text:p>
          </table:table-cell>
          <table:table-cell table:formula="of:=IF([.K344]=&quot;yes&quot;;[.L344]*[.$D$22]*([.I344]-[.I343]);0)" office:value-type="float" office:value="0" calcext:value-type="float">
            <text:p><text:s/>- <text:s text:c="2"/></text:p>
          </table:table-cell>
          <table:table-cell table:formula="of:=IF([.K344]=&quot;T_ex&quot;;[.L344]*([.I344]-[.$I$35])*[.$D$22];0)" office:value-type="float" office:value="0" calcext:value-type="float">
            <text:p><text:s/>- <text:s text:c="2"/></text:p>
          </table:table-cell>
          <table:table-cell table:formula="of:=IF([.K344]=&quot;yes&quot;;[.J344]*[.L344]*(0.05)*[.$D$21];0)" office:value-type="float" office:value="0" calcext:value-type="float">
            <text:p><text:s/>- <text:s text:c="2"/></text:p>
          </table:table-cell>
          <table:table-cell table:formula="of:=IF([.K344]=&quot;yes&quot;;[.J344]*[.L34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459235949644825" calcext:value-type="percentage">
            <text:p>0.4592%</text:p>
          </table:table-cell>
          <table:table-cell office:value-type="float" office:value="0.302931596091205" calcext:value-type="float">
            <text:p>0.30</text:p>
          </table:table-cell>
          <table:table-cell office:value-type="percentage" office:value="0.00430824290797555" calcext:value-type="percentage">
            <text:p>0.4308%</text:p>
          </table:table-cell>
          <table:table-cell office:value-type="percentage" office:value="0.00449197704331135" calcext:value-type="percentage">
            <text:p>0.4492%</text:p>
          </table:table-cell>
          <table:table-cell office:value-type="percentage" office:value="0.00457437060668051" calcext:value-type="percentage">
            <text:p>0.4574%</text:p>
          </table:table-cell>
          <table:table-cell office:value-type="percentage" office:value="0.00521900767112028" calcext:value-type="percentage">
            <text:p>0.5219%</text:p>
          </table:table-cell>
          <table:table-cell table:formula="of:=MAX((1-[.I345]/(1-[.$D$25]));0)" office:value-type="float" office:value="0.992544274755542" calcext:value-type="float">
            <text:p><text:s/>0.9925 </text:p>
          </table:table-cell>
          <table:table-cell/>
          <table:table-cell table:formula="of:=EXP(-[.E345]*[.$D$23])" office:value-type="float" office:value="0.970161079812431" calcext:value-type="float">
            <text:p><text:s/>0.9702 </text:p>
          </table:table-cell>
          <table:table-cell table:formula="of:=IF([.K345]=&quot;yes&quot;;[.L345]*[.$D$22]*([.I345]-[.I344]);0)" office:value-type="float" office:value="0" calcext:value-type="float">
            <text:p><text:s/>- <text:s text:c="2"/></text:p>
          </table:table-cell>
          <table:table-cell table:formula="of:=IF([.K345]=&quot;T_ex&quot;;[.L345]*([.I345]-[.$I$35])*[.$D$22];0)" office:value-type="float" office:value="0" calcext:value-type="float">
            <text:p><text:s/>- <text:s text:c="2"/></text:p>
          </table:table-cell>
          <table:table-cell table:formula="of:=IF([.K345]=&quot;yes&quot;;[.J345]*[.L345]*(0.05)*[.$D$21];0)" office:value-type="float" office:value="0" calcext:value-type="float">
            <text:p><text:s/>- <text:s text:c="2"/></text:p>
          </table:table-cell>
          <table:table-cell table:formula="of:=IF([.K345]=&quot;yes&quot;;[.J345]*[.L34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46722769626372" calcext:value-type="percentage">
            <text:p>0.4672%</text:p>
          </table:table-cell>
          <table:table-cell office:value-type="float" office:value="0.303908794788274" calcext:value-type="float">
            <text:p>0.30</text:p>
          </table:table-cell>
          <table:table-cell office:value-type="percentage" office:value="0.00437917333870713" calcext:value-type="percentage">
            <text:p>0.4379%</text:p>
          </table:table-cell>
          <table:table-cell office:value-type="percentage" office:value="0.00456944057940678" calcext:value-type="percentage">
            <text:p>0.4569%</text:p>
          </table:table-cell>
          <table:table-cell office:value-type="percentage" office:value="0.00465126953553656" calcext:value-type="percentage">
            <text:p>0.4651%</text:p>
          </table:table-cell>
          <table:table-cell office:value-type="percentage" office:value="0.00529792732859261" calcext:value-type="percentage">
            <text:p>0.5298%</text:p>
          </table:table-cell>
          <table:table-cell table:formula="of:=MAX((1-[.I346]/(1-[.$D$25]));0)" office:value-type="float" office:value="0.992431532387725" calcext:value-type="float">
            <text:p><text:s/>0.9924 </text:p>
          </table:table-cell>
          <table:table-cell/>
          <table:table-cell table:formula="of:=EXP(-[.E346]*[.$D$23])" office:value-type="float" office:value="0.970066280430084" calcext:value-type="float">
            <text:p><text:s/>0.9701 </text:p>
          </table:table-cell>
          <table:table-cell table:formula="of:=IF([.K346]=&quot;yes&quot;;[.L346]*[.$D$22]*([.I346]-[.I345]);0)" office:value-type="float" office:value="0" calcext:value-type="float">
            <text:p><text:s/>- <text:s text:c="2"/></text:p>
          </table:table-cell>
          <table:table-cell table:formula="of:=IF([.K346]=&quot;T_ex&quot;;[.L346]*([.I346]-[.$I$35])*[.$D$22];0)" office:value-type="float" office:value="0" calcext:value-type="float">
            <text:p><text:s/>- <text:s text:c="2"/></text:p>
          </table:table-cell>
          <table:table-cell table:formula="of:=IF([.K346]=&quot;yes&quot;;[.J346]*[.L346]*(0.05)*[.$D$21];0)" office:value-type="float" office:value="0" calcext:value-type="float">
            <text:p><text:s/>- <text:s text:c="2"/></text:p>
          </table:table-cell>
          <table:table-cell table:formula="of:=IF([.K346]=&quot;yes&quot;;[.J346]*[.L34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475171789916519" calcext:value-type="percentage">
            <text:p>0.4752%</text:p>
          </table:table-cell>
          <table:table-cell office:value-type="float" office:value="0.304885993485342" calcext:value-type="float">
            <text:p>0.30</text:p>
          </table:table-cell>
          <table:table-cell office:value-type="percentage" office:value="0.00445228122795948" calcext:value-type="percentage">
            <text:p>0.4452%</text:p>
          </table:table-cell>
          <table:table-cell office:value-type="percentage" office:value="0.00464522873727761" calcext:value-type="percentage">
            <text:p>0.4645%</text:p>
          </table:table-cell>
          <table:table-cell office:value-type="percentage" office:value="0.00472715144600426" calcext:value-type="percentage">
            <text:p>0.4727%</text:p>
          </table:table-cell>
          <table:table-cell office:value-type="percentage" office:value="0.00538010734869579" calcext:value-type="percentage">
            <text:p>0.5380%</text:p>
          </table:table-cell>
          <table:table-cell table:formula="of:=MAX((1-[.I347]/(1-[.$D$25]));0)" office:value-type="float" office:value="0.992314132359006" calcext:value-type="float">
            <text:p><text:s/>0.9923 </text:p>
          </table:table-cell>
          <table:table-cell/>
          <table:table-cell table:formula="of:=EXP(-[.E347]*[.$D$23])" office:value-type="float" office:value="0.969971490311068" calcext:value-type="float">
            <text:p><text:s/>0.9700 </text:p>
          </table:table-cell>
          <table:table-cell table:formula="of:=IF([.K347]=&quot;yes&quot;;[.L347]*[.$D$22]*([.I347]-[.I346]);0)" office:value-type="float" office:value="0" calcext:value-type="float">
            <text:p><text:s/>- <text:s text:c="2"/></text:p>
          </table:table-cell>
          <table:table-cell table:formula="of:=IF([.K347]=&quot;T_ex&quot;;[.L347]*([.I347]-[.$I$35])*[.$D$22];0)" office:value-type="float" office:value="0" calcext:value-type="float">
            <text:p><text:s/>- <text:s text:c="2"/></text:p>
          </table:table-cell>
          <table:table-cell table:formula="of:=IF([.K347]=&quot;yes&quot;;[.J347]*[.L347]*(0.05)*[.$D$21];0)" office:value-type="float" office:value="0" calcext:value-type="float">
            <text:p><text:s/>- <text:s text:c="2"/></text:p>
          </table:table-cell>
          <table:table-cell table:formula="of:=IF([.K347]=&quot;yes&quot;;[.J347]*[.L34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483178674602891" calcext:value-type="percentage">
            <text:p>0.4832%</text:p>
          </table:table-cell>
          <table:table-cell office:value-type="float" office:value="0.30586319218241" calcext:value-type="float">
            <text:p>0.31</text:p>
          </table:table-cell>
          <table:table-cell office:value-type="percentage" office:value="0.00452804365890794" calcext:value-type="percentage">
            <text:p>0.4528%</text:p>
          </table:table-cell>
          <table:table-cell office:value-type="percentage" office:value="0.00472181003974615" calcext:value-type="percentage">
            <text:p>0.4722%</text:p>
          </table:table-cell>
          <table:table-cell office:value-type="percentage" office:value="0.00480486844324199" calcext:value-type="percentage">
            <text:p>0.4805%</text:p>
          </table:table-cell>
          <table:table-cell office:value-type="percentage" office:value="0.00547601853271664" calcext:value-type="percentage">
            <text:p>0.5476%</text:p>
          </table:table-cell>
          <table:table-cell table:formula="of:=MAX((1-[.I348]/(1-[.$D$25]));0)" office:value-type="float" office:value="0.992177116381833" calcext:value-type="float">
            <text:p><text:s/>0.9922 </text:p>
          </table:table-cell>
          <table:table-cell/>
          <table:table-cell table:formula="of:=EXP(-[.E348]*[.$D$23])" office:value-type="float" office:value="0.969876709454477" calcext:value-type="float">
            <text:p><text:s/>0.9699 </text:p>
          </table:table-cell>
          <table:table-cell table:formula="of:=IF([.K348]=&quot;yes&quot;;[.L348]*[.$D$22]*([.I348]-[.I347]);0)" office:value-type="float" office:value="0" calcext:value-type="float">
            <text:p><text:s/>- <text:s text:c="2"/></text:p>
          </table:table-cell>
          <table:table-cell table:formula="of:=IF([.K348]=&quot;T_ex&quot;;[.L348]*([.I348]-[.$I$35])*[.$D$22];0)" office:value-type="float" office:value="0" calcext:value-type="float">
            <text:p><text:s/>- <text:s text:c="2"/></text:p>
          </table:table-cell>
          <table:table-cell table:formula="of:=IF([.K348]=&quot;yes&quot;;[.J348]*[.L348]*(0.05)*[.$D$21];0)" office:value-type="float" office:value="0" calcext:value-type="float">
            <text:p><text:s/>- <text:s text:c="2"/></text:p>
          </table:table-cell>
          <table:table-cell table:formula="of:=IF([.K348]=&quot;yes&quot;;[.J348]*[.L34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491173079188969" calcext:value-type="percentage">
            <text:p>0.4912%</text:p>
          </table:table-cell>
          <table:table-cell office:value-type="float" office:value="0.306840390879479" calcext:value-type="float">
            <text:p>0.31</text:p>
          </table:table-cell>
          <table:table-cell office:value-type="percentage" office:value="0.00460171554553577" calcext:value-type="percentage">
            <text:p>0.4602%</text:p>
          </table:table-cell>
          <table:table-cell office:value-type="percentage" office:value="0.00479963295506604" calcext:value-type="percentage">
            <text:p>0.4800%</text:p>
          </table:table-cell>
          <table:table-cell office:value-type="percentage" office:value="0.00488458541356461" calcext:value-type="percentage">
            <text:p>0.4885%</text:p>
          </table:table-cell>
          <table:table-cell office:value-type="percentage" office:value="0.0055670357001414" calcext:value-type="percentage">
            <text:p>0.5567%</text:p>
          </table:table-cell>
          <table:table-cell table:formula="of:=MAX((1-[.I349]/(1-[.$D$25]));0)" office:value-type="float" office:value="0.992047091856941" calcext:value-type="float">
            <text:p><text:s/>0.9920 </text:p>
          </table:table-cell>
          <table:table-cell/>
          <table:table-cell table:formula="of:=EXP(-[.E349]*[.$D$23])" office:value-type="float" office:value="0.969781937859407" calcext:value-type="float">
            <text:p><text:s/>0.9698 </text:p>
          </table:table-cell>
          <table:table-cell table:formula="of:=IF([.K349]=&quot;yes&quot;;[.L349]*[.$D$22]*([.I349]-[.I348]);0)" office:value-type="float" office:value="0" calcext:value-type="float">
            <text:p><text:s/>- <text:s text:c="2"/></text:p>
          </table:table-cell>
          <table:table-cell table:formula="of:=IF([.K349]=&quot;T_ex&quot;;[.L349]*([.I349]-[.$I$35])*[.$D$22];0)" office:value-type="float" office:value="0" calcext:value-type="float">
            <text:p><text:s/>- <text:s text:c="2"/></text:p>
          </table:table-cell>
          <table:table-cell table:formula="of:=IF([.K349]=&quot;yes&quot;;[.J349]*[.L349]*(0.05)*[.$D$21];0)" office:value-type="float" office:value="0" calcext:value-type="float">
            <text:p><text:s/>- <text:s text:c="2"/></text:p>
          </table:table-cell>
          <table:table-cell table:formula="of:=IF([.K349]=&quot;yes&quot;;[.J349]*[.L34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499261618269224" calcext:value-type="percentage">
            <text:p>0.4993%</text:p>
          </table:table-cell>
          <table:table-cell office:value-type="float" office:value="0.307817589576547" calcext:value-type="float">
            <text:p>0.31</text:p>
          </table:table-cell>
          <table:table-cell office:value-type="percentage" office:value="0.00467552269963898" calcext:value-type="percentage">
            <text:p>0.4676%</text:p>
          </table:table-cell>
          <table:table-cell office:value-type="percentage" office:value="0.00487960760181017" calcext:value-type="percentage">
            <text:p>0.4880%</text:p>
          </table:table-cell>
          <table:table-cell office:value-type="percentage" office:value="0.00496358810441015" calcext:value-type="percentage">
            <text:p>0.4964%</text:p>
          </table:table-cell>
          <table:table-cell office:value-type="percentage" office:value="0.00565028069333625" calcext:value-type="percentage">
            <text:p>0.5650%</text:p>
          </table:table-cell>
          <table:table-cell table:formula="of:=MAX((1-[.I350]/(1-[.$D$25]));0)" office:value-type="float" office:value="0.991928170438091" calcext:value-type="float">
            <text:p><text:s/>0.9919 </text:p>
          </table:table-cell>
          <table:table-cell/>
          <table:table-cell table:formula="of:=EXP(-[.E350]*[.$D$23])" office:value-type="float" office:value="0.969687175524952" calcext:value-type="float">
            <text:p><text:s/>0.9697 </text:p>
          </table:table-cell>
          <table:table-cell table:formula="of:=IF([.K350]=&quot;yes&quot;;[.L350]*[.$D$22]*([.I350]-[.I349]);0)" office:value-type="float" office:value="0" calcext:value-type="float">
            <text:p><text:s/>- <text:s text:c="2"/></text:p>
          </table:table-cell>
          <table:table-cell table:formula="of:=IF([.K350]=&quot;T_ex&quot;;[.L350]*([.I350]-[.$I$35])*[.$D$22];0)" office:value-type="float" office:value="0" calcext:value-type="float">
            <text:p><text:s/>- <text:s text:c="2"/></text:p>
          </table:table-cell>
          <table:table-cell table:formula="of:=IF([.K350]=&quot;yes&quot;;[.J350]*[.L350]*(0.05)*[.$D$21];0)" office:value-type="float" office:value="0" calcext:value-type="float">
            <text:p><text:s/>- <text:s text:c="2"/></text:p>
          </table:table-cell>
          <table:table-cell table:formula="of:=IF([.K350]=&quot;yes&quot;;[.J350]*[.L35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507444578427863" calcext:value-type="percentage">
            <text:p>0.5074%</text:p>
          </table:table-cell>
          <table:table-cell office:value-type="float" office:value="0.308794788273616" calcext:value-type="float">
            <text:p>0.31</text:p>
          </table:table-cell>
          <table:table-cell office:value-type="percentage" office:value="0.00475128145629001" calcext:value-type="percentage">
            <text:p>0.4751%</text:p>
          </table:table-cell>
          <table:table-cell office:value-type="percentage" office:value="0.00496110343486952" calcext:value-type="percentage">
            <text:p>0.4961%</text:p>
          </table:table-cell>
          <table:table-cell office:value-type="percentage" office:value="0.00504397152891943" calcext:value-type="percentage">
            <text:p>0.5044%</text:p>
          </table:table-cell>
          <table:table-cell office:value-type="percentage" office:value="0.00573137638738229" calcext:value-type="percentage">
            <text:p>0.5731%</text:p>
          </table:table-cell>
          <table:table-cell table:formula="of:=MAX((1-[.I351]/(1-[.$D$25]));0)" office:value-type="float" office:value="0.991812319446597" calcext:value-type="float">
            <text:p><text:s/>0.9918 </text:p>
          </table:table-cell>
          <table:table-cell/>
          <table:table-cell table:formula="of:=EXP(-[.E351]*[.$D$23])" office:value-type="float" office:value="0.969592422450208" calcext:value-type="float">
            <text:p><text:s/>0.9696 </text:p>
          </table:table-cell>
          <table:table-cell table:formula="of:=IF([.K351]=&quot;yes&quot;;[.L351]*[.$D$22]*([.I351]-[.I350]);0)" office:value-type="float" office:value="0" calcext:value-type="float">
            <text:p><text:s/>- <text:s text:c="2"/></text:p>
          </table:table-cell>
          <table:table-cell table:formula="of:=IF([.K351]=&quot;T_ex&quot;;[.L351]*([.I351]-[.$I$35])*[.$D$22];0)" office:value-type="float" office:value="0" calcext:value-type="float">
            <text:p><text:s/>- <text:s text:c="2"/></text:p>
          </table:table-cell>
          <table:table-cell table:formula="of:=IF([.K351]=&quot;yes&quot;;[.J351]*[.L351]*(0.05)*[.$D$21];0)" office:value-type="float" office:value="0" calcext:value-type="float">
            <text:p><text:s/>- <text:s text:c="2"/></text:p>
          </table:table-cell>
          <table:table-cell table:formula="of:=IF([.K351]=&quot;yes&quot;;[.J351]*[.L35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515619437673378" calcext:value-type="percentage">
            <text:p>0.5156%</text:p>
          </table:table-cell>
          <table:table-cell office:value-type="float" office:value="0.309771986970684" calcext:value-type="float">
            <text:p>0.31</text:p>
          </table:table-cell>
          <table:table-cell office:value-type="percentage" office:value="0.00482859776534798" calcext:value-type="percentage">
            <text:p>0.4829%</text:p>
          </table:table-cell>
          <table:table-cell office:value-type="percentage" office:value="0.00504231422818262" calcext:value-type="percentage">
            <text:p>0.5042%</text:p>
          </table:table-cell>
          <table:table-cell office:value-type="percentage" office:value="0.00512574490978804" calcext:value-type="percentage">
            <text:p>0.5126%</text:p>
          </table:table-cell>
          <table:table-cell office:value-type="percentage" office:value="0.0058226113914383" calcext:value-type="percentage">
            <text:p>0.5823%</text:p>
          </table:table-cell>
          <table:table-cell table:formula="of:=MAX((1-[.I352]/(1-[.$D$25]));0)" office:value-type="float" office:value="0.991681983726517" calcext:value-type="float">
            <text:p><text:s/>0.9917 </text:p>
          </table:table-cell>
          <table:table-cell/>
          <table:table-cell table:formula="of:=EXP(-[.E352]*[.$D$23])" office:value-type="float" office:value="0.969497678634269" calcext:value-type="float">
            <text:p><text:s/>0.9695 </text:p>
          </table:table-cell>
          <table:table-cell table:formula="of:=IF([.K352]=&quot;yes&quot;;[.L352]*[.$D$22]*([.I352]-[.I351]);0)" office:value-type="float" office:value="0" calcext:value-type="float">
            <text:p><text:s/>- <text:s text:c="2"/></text:p>
          </table:table-cell>
          <table:table-cell table:formula="of:=IF([.K352]=&quot;T_ex&quot;;[.L352]*([.I352]-[.$I$35])*[.$D$22];0)" office:value-type="float" office:value="0" calcext:value-type="float">
            <text:p><text:s/>- <text:s text:c="2"/></text:p>
          </table:table-cell>
          <table:table-cell table:formula="of:=IF([.K352]=&quot;yes&quot;;[.J352]*[.L352]*(0.05)*[.$D$21];0)" office:value-type="float" office:value="0" calcext:value-type="float">
            <text:p><text:s/>- <text:s text:c="2"/></text:p>
          </table:table-cell>
          <table:table-cell table:formula="of:=IF([.K352]=&quot;yes&quot;;[.J352]*[.L35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524074226283556" calcext:value-type="percentage">
            <text:p>0.5241%</text:p>
          </table:table-cell>
          <table:table-cell office:value-type="float" office:value="0.310749185667752" calcext:value-type="float">
            <text:p>0.31</text:p>
          </table:table-cell>
          <table:table-cell office:value-type="percentage" office:value="0.00490599321261061" calcext:value-type="percentage">
            <text:p>0.4906%</text:p>
          </table:table-cell>
          <table:table-cell office:value-type="percentage" office:value="0.00512821879816226" calcext:value-type="percentage">
            <text:p>0.5128%</text:p>
          </table:table-cell>
          <table:table-cell office:value-type="percentage" office:value="0.00520688073169178" calcext:value-type="percentage">
            <text:p>0.5207%</text:p>
          </table:table-cell>
          <table:table-cell office:value-type="percentage" office:value="0.0059078586946386" calcext:value-type="percentage">
            <text:p>0.5908%</text:p>
          </table:table-cell>
          <table:table-cell table:formula="of:=MAX((1-[.I353]/(1-[.$D$25]));0)" office:value-type="float" office:value="0.991560201864802" calcext:value-type="float">
            <text:p><text:s/>0.9916 </text:p>
          </table:table-cell>
          <table:table-cell/>
          <table:table-cell table:formula="of:=EXP(-[.E353]*[.$D$23])" office:value-type="float" office:value="0.969402944076232" calcext:value-type="float">
            <text:p><text:s/>0.9694 </text:p>
          </table:table-cell>
          <table:table-cell table:formula="of:=IF([.K353]=&quot;yes&quot;;[.L353]*[.$D$22]*([.I353]-[.I352]);0)" office:value-type="float" office:value="0" calcext:value-type="float">
            <text:p><text:s/>- <text:s text:c="2"/></text:p>
          </table:table-cell>
          <table:table-cell table:formula="of:=IF([.K353]=&quot;T_ex&quot;;[.L353]*([.I353]-[.$I$35])*[.$D$22];0)" office:value-type="float" office:value="0" calcext:value-type="float">
            <text:p><text:s/>- <text:s text:c="2"/></text:p>
          </table:table-cell>
          <table:table-cell table:formula="of:=IF([.K353]=&quot;yes&quot;;[.J353]*[.L353]*(0.05)*[.$D$21];0)" office:value-type="float" office:value="0" calcext:value-type="float">
            <text:p><text:s/>- <text:s text:c="2"/></text:p>
          </table:table-cell>
          <table:table-cell table:formula="of:=IF([.K353]=&quot;yes&quot;;[.J353]*[.L35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532676448161343" calcext:value-type="percentage">
            <text:p>0.5327%</text:p>
          </table:table-cell>
          <table:table-cell office:value-type="float" office:value="0.311726384364821" calcext:value-type="float">
            <text:p>0.31</text:p>
          </table:table-cell>
          <table:table-cell office:value-type="percentage" office:value="0.00498573812277246" calcext:value-type="percentage">
            <text:p>0.4986%</text:p>
          </table:table-cell>
          <table:table-cell office:value-type="percentage" office:value="0.00521226750810299" calcext:value-type="percentage">
            <text:p>0.5212%</text:p>
          </table:table-cell>
          <table:table-cell office:value-type="percentage" office:value="0.00529158603622023" calcext:value-type="percentage">
            <text:p>0.5292%</text:p>
          </table:table-cell>
          <table:table-cell office:value-type="percentage" office:value="0.00599033812562357" calcext:value-type="percentage">
            <text:p>0.5990%</text:p>
          </table:table-cell>
          <table:table-cell table:formula="of:=MAX((1-[.I354]/(1-[.$D$25]));0)" office:value-type="float" office:value="0.991442374106252" calcext:value-type="float">
            <text:p><text:s/>0.9914 </text:p>
          </table:table-cell>
          <table:table-cell/>
          <table:table-cell table:formula="of:=EXP(-[.E354]*[.$D$23])" office:value-type="float" office:value="0.969308218775191" calcext:value-type="float">
            <text:p><text:s/>0.9693 </text:p>
          </table:table-cell>
          <table:table-cell table:formula="of:=IF([.K354]=&quot;yes&quot;;[.L354]*[.$D$22]*([.I354]-[.I353]);0)" office:value-type="float" office:value="0" calcext:value-type="float">
            <text:p><text:s/>- <text:s text:c="2"/></text:p>
          </table:table-cell>
          <table:table-cell table:formula="of:=IF([.K354]=&quot;T_ex&quot;;[.L354]*([.I354]-[.$I$35])*[.$D$22];0)" office:value-type="float" office:value="0" calcext:value-type="float">
            <text:p><text:s/>- <text:s text:c="2"/></text:p>
          </table:table-cell>
          <table:table-cell table:formula="of:=IF([.K354]=&quot;yes&quot;;[.J354]*[.L354]*(0.05)*[.$D$21];0)" office:value-type="float" office:value="0" calcext:value-type="float">
            <text:p><text:s/>- <text:s text:c="2"/></text:p>
          </table:table-cell>
          <table:table-cell table:formula="of:=IF([.K354]=&quot;yes&quot;;[.J354]*[.L35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540992068667194" calcext:value-type="percentage">
            <text:p>0.5410%</text:p>
          </table:table-cell>
          <table:table-cell office:value-type="float" office:value="0.312703583061889" calcext:value-type="float">
            <text:p>0.31</text:p>
          </table:table-cell>
          <table:table-cell office:value-type="percentage" office:value="0.00506437617385701" calcext:value-type="percentage">
            <text:p>0.5064%</text:p>
          </table:table-cell>
          <table:table-cell office:value-type="percentage" office:value="0.00529736939033" calcext:value-type="percentage">
            <text:p>0.5297%</text:p>
          </table:table-cell>
          <table:table-cell office:value-type="percentage" office:value="0.00537348831903944" calcext:value-type="percentage">
            <text:p>0.5373%</text:p>
          </table:table-cell>
          <table:table-cell office:value-type="percentage" office:value="0.00607704829583367" calcext:value-type="percentage">
            <text:p>0.6077%</text:p>
          </table:table-cell>
          <table:table-cell table:formula="of:=MAX((1-[.I355]/(1-[.$D$25]));0)" office:value-type="float" office:value="0.991318502434523" calcext:value-type="float">
            <text:p><text:s/>0.9913 </text:p>
          </table:table-cell>
          <table:table-cell/>
          <table:table-cell table:formula="of:=EXP(-[.E355]*[.$D$23])" office:value-type="float" office:value="0.969213502730241" calcext:value-type="float">
            <text:p><text:s/>0.9692 </text:p>
          </table:table-cell>
          <table:table-cell table:formula="of:=IF([.K355]=&quot;yes&quot;;[.L355]*[.$D$22]*([.I355]-[.I354]);0)" office:value-type="float" office:value="0" calcext:value-type="float">
            <text:p><text:s/>- <text:s text:c="2"/></text:p>
          </table:table-cell>
          <table:table-cell table:formula="of:=IF([.K355]=&quot;T_ex&quot;;[.L355]*([.I355]-[.$I$35])*[.$D$22];0)" office:value-type="float" office:value="0" calcext:value-type="float">
            <text:p><text:s/>- <text:s text:c="2"/></text:p>
          </table:table-cell>
          <table:table-cell table:formula="of:=IF([.K355]=&quot;yes&quot;;[.J355]*[.L355]*(0.05)*[.$D$21];0)" office:value-type="float" office:value="0" calcext:value-type="float">
            <text:p><text:s/>- <text:s text:c="2"/></text:p>
          </table:table-cell>
          <table:table-cell table:formula="of:=IF([.K355]=&quot;yes&quot;;[.J355]*[.L35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549718243595141" calcext:value-type="percentage">
            <text:p>0.5497%</text:p>
          </table:table-cell>
          <table:table-cell office:value-type="float" office:value="0.313680781758958" calcext:value-type="float">
            <text:p>0.31</text:p>
          </table:table-cell>
          <table:table-cell office:value-type="percentage" office:value="0.00514479399261544" calcext:value-type="percentage">
            <text:p>0.5145%</text:p>
          </table:table-cell>
          <table:table-cell office:value-type="percentage" office:value="0.00538295650002538" calcext:value-type="percentage">
            <text:p>0.5383%</text:p>
          </table:table-cell>
          <table:table-cell office:value-type="percentage" office:value="0.00545625925548664" calcext:value-type="percentage">
            <text:p>0.5456%</text:p>
          </table:table-cell>
          <table:table-cell office:value-type="percentage" office:value="0.00616995650640569" calcext:value-type="percentage">
            <text:p>0.6170%</text:p>
          </table:table-cell>
          <table:table-cell table:formula="of:=MAX((1-[.I356]/(1-[.$D$25]));0)" office:value-type="float" office:value="0.99118577641942" calcext:value-type="float">
            <text:p><text:s/>0.9912 </text:p>
          </table:table-cell>
          <table:table-cell/>
          <table:table-cell table:formula="of:=EXP(-[.E356]*[.$D$23])" office:value-type="float" office:value="0.969118795940479" calcext:value-type="float">
            <text:p><text:s/>0.9691 </text:p>
          </table:table-cell>
          <table:table-cell table:formula="of:=IF([.K356]=&quot;yes&quot;;[.L356]*[.$D$22]*([.I356]-[.I355]);0)" office:value-type="float" office:value="0" calcext:value-type="float">
            <text:p><text:s/>- <text:s text:c="2"/></text:p>
          </table:table-cell>
          <table:table-cell table:formula="of:=IF([.K356]=&quot;T_ex&quot;;[.L356]*([.I356]-[.$I$35])*[.$D$22];0)" office:value-type="float" office:value="0" calcext:value-type="float">
            <text:p><text:s/>- <text:s text:c="2"/></text:p>
          </table:table-cell>
          <table:table-cell table:formula="of:=IF([.K356]=&quot;yes&quot;;[.J356]*[.L356]*(0.05)*[.$D$21];0)" office:value-type="float" office:value="0" calcext:value-type="float">
            <text:p><text:s/>- <text:s text:c="2"/></text:p>
          </table:table-cell>
          <table:table-cell table:formula="of:=IF([.K356]=&quot;yes&quot;;[.J356]*[.L35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558775763963265" calcext:value-type="percentage">
            <text:p>0.5588%</text:p>
          </table:table-cell>
          <table:table-cell office:value-type="float" office:value="0.314657980456026" calcext:value-type="float">
            <text:p>0.31</text:p>
          </table:table-cell>
          <table:table-cell office:value-type="percentage" office:value="0.00522669746763964" calcext:value-type="percentage">
            <text:p>0.5227%</text:p>
          </table:table-cell>
          <table:table-cell office:value-type="percentage" office:value="0.00546805300266133" calcext:value-type="percentage">
            <text:p>0.5468%</text:p>
          </table:table-cell>
          <table:table-cell office:value-type="percentage" office:value="0.0055425307937815" calcext:value-type="percentage">
            <text:p>0.5543%</text:p>
          </table:table-cell>
          <table:table-cell office:value-type="percentage" office:value="0.006251537746199" calcext:value-type="percentage">
            <text:p>0.6252%</text:p>
          </table:table-cell>
          <table:table-cell table:formula="of:=MAX((1-[.I357]/(1-[.$D$25]));0)" office:value-type="float" office:value="0.991069231791144" calcext:value-type="float">
            <text:p><text:s/>0.9911 </text:p>
          </table:table-cell>
          <table:table-cell/>
          <table:table-cell table:formula="of:=EXP(-[.E357]*[.$D$23])" office:value-type="float" office:value="0.969024098405" calcext:value-type="float">
            <text:p><text:s/>0.9690 </text:p>
          </table:table-cell>
          <table:table-cell table:formula="of:=IF([.K357]=&quot;yes&quot;;[.L357]*[.$D$22]*([.I357]-[.I356]);0)" office:value-type="float" office:value="0" calcext:value-type="float">
            <text:p><text:s/>- <text:s text:c="2"/></text:p>
          </table:table-cell>
          <table:table-cell table:formula="of:=IF([.K357]=&quot;T_ex&quot;;[.L357]*([.I357]-[.$I$35])*[.$D$22];0)" office:value-type="float" office:value="0" calcext:value-type="float">
            <text:p><text:s/>- <text:s text:c="2"/></text:p>
          </table:table-cell>
          <table:table-cell table:formula="of:=IF([.K357]=&quot;yes&quot;;[.J357]*[.L357]*(0.05)*[.$D$21];0)" office:value-type="float" office:value="0" calcext:value-type="float">
            <text:p><text:s/>- <text:s text:c="2"/></text:p>
          </table:table-cell>
          <table:table-cell table:formula="of:=IF([.K357]=&quot;yes&quot;;[.J357]*[.L35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567724618103309" calcext:value-type="percentage">
            <text:p>0.5677%</text:p>
          </table:table-cell>
          <table:table-cell office:value-type="float" office:value="0.315635179153094" calcext:value-type="float">
            <text:p>0.32</text:p>
          </table:table-cell>
          <table:table-cell office:value-type="percentage" office:value="0.00531073887387191" calcext:value-type="percentage">
            <text:p>0.5311%</text:p>
          </table:table-cell>
          <table:table-cell office:value-type="percentage" office:value="0.00555496567161388" calcext:value-type="percentage">
            <text:p>0.5555%</text:p>
          </table:table-cell>
          <table:table-cell office:value-type="percentage" office:value="0.00562607024450206" calcext:value-type="percentage">
            <text:p>0.5626%</text:p>
          </table:table-cell>
          <table:table-cell office:value-type="percentage" office:value="0.00634487877049198" calcext:value-type="percentage">
            <text:p>0.6345%</text:p>
          </table:table-cell>
          <table:table-cell table:formula="of:=MAX((1-[.I358]/(1-[.$D$25]));0)" office:value-type="float" office:value="0.990935887470726" calcext:value-type="float">
            <text:p><text:s/>0.9909 </text:p>
          </table:table-cell>
          <table:table-cell/>
          <table:table-cell table:formula="of:=EXP(-[.E358]*[.$D$23])" office:value-type="float" office:value="0.9689294101229" calcext:value-type="float">
            <text:p><text:s/>0.9689 </text:p>
          </table:table-cell>
          <table:table-cell table:formula="of:=IF([.K358]=&quot;yes&quot;;[.L358]*[.$D$22]*([.I358]-[.I357]);0)" office:value-type="float" office:value="0" calcext:value-type="float">
            <text:p><text:s/>- <text:s text:c="2"/></text:p>
          </table:table-cell>
          <table:table-cell table:formula="of:=IF([.K358]=&quot;T_ex&quot;;[.L358]*([.I358]-[.$I$35])*[.$D$22];0)" office:value-type="float" office:value="0" calcext:value-type="float">
            <text:p><text:s/>- <text:s text:c="2"/></text:p>
          </table:table-cell>
          <table:table-cell table:formula="of:=IF([.K358]=&quot;yes&quot;;[.J358]*[.L358]*(0.05)*[.$D$21];0)" office:value-type="float" office:value="0" calcext:value-type="float">
            <text:p><text:s/>- <text:s text:c="2"/></text:p>
          </table:table-cell>
          <table:table-cell table:formula="of:=IF([.K358]=&quot;yes&quot;;[.J358]*[.L35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576649805116394" calcext:value-type="percentage">
            <text:p>0.5766%</text:p>
          </table:table-cell>
          <table:table-cell office:value-type="float" office:value="0.316612377850163" calcext:value-type="float">
            <text:p>0.32</text:p>
          </table:table-cell>
          <table:table-cell office:value-type="percentage" office:value="0.00539649321592554" calcext:value-type="percentage">
            <text:p>0.5396%</text:p>
          </table:table-cell>
          <table:table-cell office:value-type="percentage" office:value="0.00564323415491038" calcext:value-type="percentage">
            <text:p>0.5643%</text:p>
          </table:table-cell>
          <table:table-cell office:value-type="percentage" office:value="0.00571175451398611" calcext:value-type="percentage">
            <text:p>0.5712%</text:p>
          </table:table-cell>
          <table:table-cell office:value-type="percentage" office:value="0.00644869252041527" calcext:value-type="percentage">
            <text:p>0.6449%</text:p>
          </table:table-cell>
          <table:table-cell table:formula="of:=MAX((1-[.I359]/(1-[.$D$25]));0)" office:value-type="float" office:value="0.990787582113692" calcext:value-type="float">
            <text:p><text:s/>0.9908 </text:p>
          </table:table-cell>
          <table:table-cell/>
          <table:table-cell table:formula="of:=EXP(-[.E359]*[.$D$23])" office:value-type="float" office:value="0.968834731093274" calcext:value-type="float">
            <text:p><text:s/>0.9688 </text:p>
          </table:table-cell>
          <table:table-cell table:formula="of:=IF([.K359]=&quot;yes&quot;;[.L359]*[.$D$22]*([.I359]-[.I358]);0)" office:value-type="float" office:value="0" calcext:value-type="float">
            <text:p><text:s/>- <text:s text:c="2"/></text:p>
          </table:table-cell>
          <table:table-cell table:formula="of:=IF([.K359]=&quot;T_ex&quot;;[.L359]*([.I359]-[.$I$35])*[.$D$22];0)" office:value-type="float" office:value="0" calcext:value-type="float">
            <text:p><text:s/>- <text:s text:c="2"/></text:p>
          </table:table-cell>
          <table:table-cell table:formula="of:=IF([.K359]=&quot;yes&quot;;[.J359]*[.L359]*(0.05)*[.$D$21];0)" office:value-type="float" office:value="0" calcext:value-type="float">
            <text:p><text:s/>- <text:s text:c="2"/></text:p>
          </table:table-cell>
          <table:table-cell table:formula="of:=IF([.K359]=&quot;yes&quot;;[.J359]*[.L35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585674559846918" calcext:value-type="percentage">
            <text:p>0.5857%</text:p>
          </table:table-cell>
          <table:table-cell office:value-type="float" office:value="0.317589576547231" calcext:value-type="float">
            <text:p>0.32</text:p>
          </table:table-cell>
          <table:table-cell office:value-type="percentage" office:value="0.00548402939927057" calcext:value-type="percentage">
            <text:p>0.5484%</text:p>
          </table:table-cell>
          <table:table-cell office:value-type="percentage" office:value="0.00573424840839806" calcext:value-type="percentage">
            <text:p>0.5734%</text:p>
          </table:table-cell>
          <table:table-cell office:value-type="percentage" office:value="0.00579616517997862" calcext:value-type="percentage">
            <text:p>0.5796%</text:p>
          </table:table-cell>
          <table:table-cell office:value-type="percentage" office:value="0.00654062297797599" calcext:value-type="percentage">
            <text:p>0.6541%</text:p>
          </table:table-cell>
          <table:table-cell table:formula="of:=MAX((1-[.I360]/(1-[.$D$25]));0)" office:value-type="float" office:value="0.990656252888606" calcext:value-type="float">
            <text:p><text:s/>0.9907 </text:p>
          </table:table-cell>
          <table:table-cell/>
          <table:table-cell table:formula="of:=EXP(-[.E360]*[.$D$23])" office:value-type="float" office:value="0.968740061315219" calcext:value-type="float">
            <text:p><text:s/>0.9687 </text:p>
          </table:table-cell>
          <table:table-cell table:formula="of:=IF([.K360]=&quot;yes&quot;;[.L360]*[.$D$22]*([.I360]-[.I359]);0)" office:value-type="float" office:value="0" calcext:value-type="float">
            <text:p><text:s/>- <text:s text:c="2"/></text:p>
          </table:table-cell>
          <table:table-cell table:formula="of:=IF([.K360]=&quot;T_ex&quot;;[.L360]*([.I360]-[.$I$35])*[.$D$22];0)" office:value-type="float" office:value="0" calcext:value-type="float">
            <text:p><text:s/>- <text:s text:c="2"/></text:p>
          </table:table-cell>
          <table:table-cell table:formula="of:=IF([.K360]=&quot;yes&quot;;[.J360]*[.L360]*(0.05)*[.$D$21];0)" office:value-type="float" office:value="0" calcext:value-type="float">
            <text:p><text:s/>- <text:s text:c="2"/></text:p>
          </table:table-cell>
          <table:table-cell table:formula="of:=IF([.K360]=&quot;yes&quot;;[.J360]*[.L36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594883018052276" calcext:value-type="percentage">
            <text:p>0.5949%</text:p>
          </table:table-cell>
          <table:table-cell office:value-type="float" office:value="0.3185667752443" calcext:value-type="float">
            <text:p>0.32</text:p>
          </table:table-cell>
          <table:table-cell office:value-type="percentage" office:value="0.00557203269468813" calcext:value-type="percentage">
            <text:p>0.5572%</text:p>
          </table:table-cell>
          <table:table-cell office:value-type="percentage" office:value="0.00582469352749916" calcext:value-type="percentage">
            <text:p>0.5825%</text:p>
          </table:table-cell>
          <table:table-cell office:value-type="percentage" office:value="0.00588717750709624" calcext:value-type="percentage">
            <text:p>0.5887%</text:p>
          </table:table-cell>
          <table:table-cell office:value-type="percentage" office:value="0.00663196538882557" calcext:value-type="percentage">
            <text:p>0.6632%</text:p>
          </table:table-cell>
          <table:table-cell table:formula="of:=MAX((1-[.I361]/(1-[.$D$25]));0)" office:value-type="float" office:value="0.990525763730249" calcext:value-type="float">
            <text:p><text:s/>0.9905 </text:p>
          </table:table-cell>
          <table:table-cell/>
          <table:table-cell table:formula="of:=EXP(-[.E361]*[.$D$23])" office:value-type="float" office:value="0.96864540078783" calcext:value-type="float">
            <text:p><text:s/>0.9686 </text:p>
          </table:table-cell>
          <table:table-cell table:formula="of:=IF([.K361]=&quot;yes&quot;;[.L361]*[.$D$22]*([.I361]-[.I360]);0)" office:value-type="float" office:value="0" calcext:value-type="float">
            <text:p><text:s/>- <text:s text:c="2"/></text:p>
          </table:table-cell>
          <table:table-cell table:formula="of:=IF([.K361]=&quot;T_ex&quot;;[.L361]*([.I361]-[.$I$35])*[.$D$22];0)" office:value-type="float" office:value="0" calcext:value-type="float">
            <text:p><text:s/>- <text:s text:c="2"/></text:p>
          </table:table-cell>
          <table:table-cell table:formula="of:=IF([.K361]=&quot;yes&quot;;[.J361]*[.L361]*(0.05)*[.$D$21];0)" office:value-type="float" office:value="0" calcext:value-type="float">
            <text:p><text:s/>- <text:s text:c="2"/></text:p>
          </table:table-cell>
          <table:table-cell table:formula="of:=IF([.K361]=&quot;yes&quot;;[.J361]*[.L36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604146973409284" calcext:value-type="percentage">
            <text:p>0.6041%</text:p>
          </table:table-cell>
          <table:table-cell office:value-type="float" office:value="0.319543973941368" calcext:value-type="float">
            <text:p>0.32</text:p>
          </table:table-cell>
          <table:table-cell office:value-type="percentage" office:value="0.0056593051928764" calcext:value-type="percentage">
            <text:p>0.5659%</text:p>
          </table:table-cell>
          <table:table-cell office:value-type="percentage" office:value="0.00591526299567135" calcext:value-type="percentage">
            <text:p>0.5915%</text:p>
          </table:table-cell>
          <table:table-cell office:value-type="percentage" office:value="0.00598037123429225" calcext:value-type="percentage">
            <text:p>0.5980%</text:p>
          </table:table-cell>
          <table:table-cell office:value-type="percentage" office:value="0.00672279660116913" calcext:value-type="percentage">
            <text:p>0.6723%</text:p>
          </table:table-cell>
          <table:table-cell table:formula="of:=MAX((1-[.I362]/(1-[.$D$25]));0)" office:value-type="float" office:value="0.990396004855473" calcext:value-type="float">
            <text:p><text:s/>0.9904 </text:p>
          </table:table-cell>
          <table:table-cell/>
          <table:table-cell table:formula="of:=EXP(-[.E362]*[.$D$23])" office:value-type="float" office:value="0.968550749510203" calcext:value-type="float">
            <text:p><text:s/>0.9686 </text:p>
          </table:table-cell>
          <table:table-cell table:formula="of:=IF([.K362]=&quot;yes&quot;;[.L362]*[.$D$22]*([.I362]-[.I361]);0)" office:value-type="float" office:value="0" calcext:value-type="float">
            <text:p><text:s/>- <text:s text:c="2"/></text:p>
          </table:table-cell>
          <table:table-cell table:formula="of:=IF([.K362]=&quot;T_ex&quot;;[.L362]*([.I362]-[.$I$35])*[.$D$22];0)" office:value-type="float" office:value="0" calcext:value-type="float">
            <text:p><text:s/>- <text:s text:c="2"/></text:p>
          </table:table-cell>
          <table:table-cell table:formula="of:=IF([.K362]=&quot;yes&quot;;[.J362]*[.L362]*(0.05)*[.$D$21];0)" office:value-type="float" office:value="0" calcext:value-type="float">
            <text:p><text:s/>- <text:s text:c="2"/></text:p>
          </table:table-cell>
          <table:table-cell table:formula="of:=IF([.K362]=&quot;yes&quot;;[.J362]*[.L36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613550549487558" calcext:value-type="percentage">
            <text:p>0.6136%</text:p>
          </table:table-cell>
          <table:table-cell office:value-type="float" office:value="0.320521172638436" calcext:value-type="float">
            <text:p>0.32</text:p>
          </table:table-cell>
          <table:table-cell office:value-type="percentage" office:value="0.00574826947530503" calcext:value-type="percentage">
            <text:p>0.5748%</text:p>
          </table:table-cell>
          <table:table-cell office:value-type="percentage" office:value="0.0060065186663515" calcext:value-type="percentage">
            <text:p>0.6007%</text:p>
          </table:table-cell>
          <table:table-cell office:value-type="percentage" office:value="0.00607260293434158" calcext:value-type="percentage">
            <text:p>0.6073%</text:p>
          </table:table-cell>
          <table:table-cell office:value-type="percentage" office:value="0.00682056960429011" calcext:value-type="percentage">
            <text:p>0.6821%</text:p>
          </table:table-cell>
          <table:table-cell table:formula="of:=MAX((1-[.I363]/(1-[.$D$25]));0)" office:value-type="float" office:value="0.990256329136729" calcext:value-type="float">
            <text:p><text:s/>0.9903 </text:p>
          </table:table-cell>
          <table:table-cell/>
          <table:table-cell table:formula="of:=EXP(-[.E363]*[.$D$23])" office:value-type="float" office:value="0.968456107481435" calcext:value-type="float">
            <text:p><text:s/>0.9685 </text:p>
          </table:table-cell>
          <table:table-cell table:formula="of:=IF([.K363]=&quot;yes&quot;;[.L363]*[.$D$22]*([.I363]-[.I362]);0)" office:value-type="float" office:value="0" calcext:value-type="float">
            <text:p><text:s/>- <text:s text:c="2"/></text:p>
          </table:table-cell>
          <table:table-cell table:formula="of:=IF([.K363]=&quot;T_ex&quot;;[.L363]*([.I363]-[.$I$35])*[.$D$22];0)" office:value-type="float" office:value="0" calcext:value-type="float">
            <text:p><text:s/>- <text:s text:c="2"/></text:p>
          </table:table-cell>
          <table:table-cell table:formula="of:=IF([.K363]=&quot;yes&quot;;[.J363]*[.L363]*(0.05)*[.$D$21];0)" office:value-type="float" office:value="0" calcext:value-type="float">
            <text:p><text:s/>- <text:s text:c="2"/></text:p>
          </table:table-cell>
          <table:table-cell table:formula="of:=IF([.K363]=&quot;yes&quot;;[.J363]*[.L36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622601091074256" calcext:value-type="percentage">
            <text:p>0.6226%</text:p>
          </table:table-cell>
          <table:table-cell office:value-type="float" office:value="0.321498371335505" calcext:value-type="float">
            <text:p>0.32</text:p>
          </table:table-cell>
          <table:table-cell office:value-type="percentage" office:value="0.00583625162714701" calcext:value-type="percentage">
            <text:p>0.5836%</text:p>
          </table:table-cell>
          <table:table-cell office:value-type="percentage" office:value="0.00609887916580363" calcext:value-type="percentage">
            <text:p>0.6099%</text:p>
          </table:table-cell>
          <table:table-cell office:value-type="percentage" office:value="0.006161764197139" calcext:value-type="percentage">
            <text:p>0.6162%</text:p>
          </table:table-cell>
          <table:table-cell office:value-type="percentage" office:value="0.00691865563491044" calcext:value-type="percentage">
            <text:p>0.6919%</text:p>
          </table:table-cell>
          <table:table-cell table:formula="of:=MAX((1-[.I364]/(1-[.$D$25]));0)" office:value-type="float" office:value="0.990116206235842" calcext:value-type="float">
            <text:p><text:s/>0.9901 </text:p>
          </table:table-cell>
          <table:table-cell/>
          <table:table-cell table:formula="of:=EXP(-[.E364]*[.$D$23])" office:value-type="float" office:value="0.968361474700622" calcext:value-type="float">
            <text:p><text:s/>0.9684 </text:p>
          </table:table-cell>
          <table:table-cell table:formula="of:=IF([.K364]=&quot;yes&quot;;[.L364]*[.$D$22]*([.I364]-[.I363]);0)" office:value-type="float" office:value="0" calcext:value-type="float">
            <text:p><text:s/>- <text:s text:c="2"/></text:p>
          </table:table-cell>
          <table:table-cell table:formula="of:=IF([.K364]=&quot;T_ex&quot;;[.L364]*([.I364]-[.$I$35])*[.$D$22];0)" office:value-type="float" office:value="0" calcext:value-type="float">
            <text:p><text:s/>- <text:s text:c="2"/></text:p>
          </table:table-cell>
          <table:table-cell table:formula="of:=IF([.K364]=&quot;yes&quot;;[.J364]*[.L364]*(0.05)*[.$D$21];0)" office:value-type="float" office:value="0" calcext:value-type="float">
            <text:p><text:s/>- <text:s text:c="2"/></text:p>
          </table:table-cell>
          <table:table-cell table:formula="of:=IF([.K364]=&quot;yes&quot;;[.J364]*[.L36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631945289626657" calcext:value-type="percentage">
            <text:p>0.6319%</text:p>
          </table:table-cell>
          <table:table-cell office:value-type="float" office:value="0.322475570032573" calcext:value-type="float">
            <text:p>0.32</text:p>
          </table:table-cell>
          <table:table-cell office:value-type="percentage" office:value="0.00592401156442826" calcext:value-type="percentage">
            <text:p>0.5924%</text:p>
          </table:table-cell>
          <table:table-cell office:value-type="percentage" office:value="0.00619394747287971" calcext:value-type="percentage">
            <text:p>0.6194%</text:p>
          </table:table-cell>
          <table:table-cell office:value-type="percentage" office:value="0.0062533997607459" calcext:value-type="percentage">
            <text:p>0.6253%</text:p>
          </table:table-cell>
          <table:table-cell office:value-type="percentage" office:value="0.00701187673281256" calcext:value-type="percentage">
            <text:p>0.7012%</text:p>
          </table:table-cell>
          <table:table-cell table:formula="of:=MAX((1-[.I365]/(1-[.$D$25]));0)" office:value-type="float" office:value="0.989983033238839" calcext:value-type="float">
            <text:p><text:s/>0.9900 </text:p>
          </table:table-cell>
          <table:table-cell/>
          <table:table-cell table:formula="of:=EXP(-[.E365]*[.$D$23])" office:value-type="float" office:value="0.96826685116686" calcext:value-type="float">
            <text:p><text:s/>0.9683 </text:p>
          </table:table-cell>
          <table:table-cell table:formula="of:=IF([.K365]=&quot;yes&quot;;[.L365]*[.$D$22]*([.I365]-[.I364]);0)" office:value-type="float" office:value="0" calcext:value-type="float">
            <text:p><text:s/>- <text:s text:c="2"/></text:p>
          </table:table-cell>
          <table:table-cell table:formula="of:=IF([.K365]=&quot;T_ex&quot;;[.L365]*([.I365]-[.$I$35])*[.$D$22];0)" office:value-type="float" office:value="0" calcext:value-type="float">
            <text:p><text:s/>- <text:s text:c="2"/></text:p>
          </table:table-cell>
          <table:table-cell table:formula="of:=IF([.K365]=&quot;yes&quot;;[.J365]*[.L365]*(0.05)*[.$D$21];0)" office:value-type="float" office:value="0" calcext:value-type="float">
            <text:p><text:s/>- <text:s text:c="2"/></text:p>
          </table:table-cell>
          <table:table-cell table:formula="of:=IF([.K365]=&quot;yes&quot;;[.J365]*[.L36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641512794226287" calcext:value-type="percentage">
            <text:p>0.6415%</text:p>
          </table:table-cell>
          <table:table-cell office:value-type="float" office:value="0.323452768729642" calcext:value-type="float">
            <text:p>0.32</text:p>
          </table:table-cell>
          <table:table-cell office:value-type="percentage" office:value="0.00601202632692209" calcext:value-type="percentage">
            <text:p>0.6012%</text:p>
          </table:table-cell>
          <table:table-cell office:value-type="percentage" office:value="0.0062885339062439" calcext:value-type="percentage">
            <text:p>0.6289%</text:p>
          </table:table-cell>
          <table:table-cell office:value-type="percentage" office:value="0.00634555665803515" calcext:value-type="percentage">
            <text:p>0.6346%</text:p>
          </table:table-cell>
          <table:table-cell office:value-type="percentage" office:value="0.00711566984488912" calcext:value-type="percentage">
            <text:p>0.7116%</text:p>
          </table:table-cell>
          <table:table-cell table:formula="of:=MAX((1-[.I366]/(1-[.$D$25]));0)" office:value-type="float" office:value="0.989834757364444" calcext:value-type="float">
            <text:p><text:s/>0.9898 </text:p>
          </table:table-cell>
          <table:table-cell/>
          <table:table-cell table:formula="of:=EXP(-[.E366]*[.$D$23])" office:value-type="float" office:value="0.968172236879246" calcext:value-type="float">
            <text:p><text:s/>0.9682 </text:p>
          </table:table-cell>
          <table:table-cell table:formula="of:=IF([.K366]=&quot;yes&quot;;[.L366]*[.$D$22]*([.I366]-[.I365]);0)" office:value-type="float" office:value="0" calcext:value-type="float">
            <text:p><text:s/>- <text:s text:c="2"/></text:p>
          </table:table-cell>
          <table:table-cell table:formula="of:=IF([.K366]=&quot;T_ex&quot;;[.L366]*([.I366]-[.$I$35])*[.$D$22];0)" office:value-type="float" office:value="0" calcext:value-type="float">
            <text:p><text:s/>- <text:s text:c="2"/></text:p>
          </table:table-cell>
          <table:table-cell table:formula="of:=IF([.K366]=&quot;yes&quot;;[.J366]*[.L366]*(0.05)*[.$D$21];0)" office:value-type="float" office:value="0" calcext:value-type="float">
            <text:p><text:s/>- <text:s text:c="2"/></text:p>
          </table:table-cell>
          <table:table-cell table:formula="of:=IF([.K366]=&quot;yes&quot;;[.J366]*[.L36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651170312557454" calcext:value-type="percentage">
            <text:p>0.6512%</text:p>
          </table:table-cell>
          <table:table-cell office:value-type="float" office:value="0.32442996742671" calcext:value-type="float">
            <text:p>0.32</text:p>
          </table:table-cell>
          <table:table-cell office:value-type="percentage" office:value="0.00610290506603052" calcext:value-type="percentage">
            <text:p>0.6103%</text:p>
          </table:table-cell>
          <table:table-cell office:value-type="percentage" office:value="0.00638649485456614" calcext:value-type="percentage">
            <text:p>0.6386%</text:p>
          </table:table-cell>
          <table:table-cell office:value-type="percentage" office:value="0.00643950682045378" calcext:value-type="percentage">
            <text:p>0.6440%</text:p>
          </table:table-cell>
          <table:table-cell office:value-type="percentage" office:value="0.00723054460719932" calcext:value-type="percentage">
            <text:p>0.7231%</text:p>
          </table:table-cell>
          <table:table-cell table:formula="of:=MAX((1-[.I367]/(1-[.$D$25]));0)" office:value-type="float" office:value="0.989670650561144" calcext:value-type="float">
            <text:p><text:s/>0.9897 </text:p>
          </table:table-cell>
          <table:table-cell/>
          <table:table-cell table:formula="of:=EXP(-[.E367]*[.$D$23])" office:value-type="float" office:value="0.968077631836876" calcext:value-type="float">
            <text:p><text:s/>0.9681 </text:p>
          </table:table-cell>
          <table:table-cell table:formula="of:=IF([.K367]=&quot;yes&quot;;[.L367]*[.$D$22]*([.I367]-[.I366]);0)" office:value-type="float" office:value="0" calcext:value-type="float">
            <text:p><text:s/>- <text:s text:c="2"/></text:p>
          </table:table-cell>
          <table:table-cell table:formula="of:=IF([.K367]=&quot;T_ex&quot;;[.L367]*([.I367]-[.$I$35])*[.$D$22];0)" office:value-type="float" office:value="0" calcext:value-type="float">
            <text:p><text:s/>- <text:s text:c="2"/></text:p>
          </table:table-cell>
          <table:table-cell table:formula="of:=IF([.K367]=&quot;yes&quot;;[.J367]*[.L367]*(0.05)*[.$D$21];0)" office:value-type="float" office:value="0" calcext:value-type="float">
            <text:p><text:s/>- <text:s text:c="2"/></text:p>
          </table:table-cell>
          <table:table-cell table:formula="of:=IF([.K367]=&quot;yes&quot;;[.J367]*[.L36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661214228912313" calcext:value-type="percentage">
            <text:p>0.6612%</text:p>
          </table:table-cell>
          <table:table-cell office:value-type="float" office:value="0.325407166123778" calcext:value-type="float">
            <text:p>0.33</text:p>
          </table:table-cell>
          <table:table-cell office:value-type="percentage" office:value="0.00619432027059143" calcext:value-type="percentage">
            <text:p>0.6194%</text:p>
          </table:table-cell>
          <table:table-cell office:value-type="percentage" office:value="0.00648268955711242" calcext:value-type="percentage">
            <text:p>0.6483%</text:p>
          </table:table-cell>
          <table:table-cell office:value-type="percentage" office:value="0.00653472607081666" calcext:value-type="percentage">
            <text:p>0.6535%</text:p>
          </table:table-cell>
          <table:table-cell office:value-type="percentage" office:value="0.00733311647057348" calcext:value-type="percentage">
            <text:p>0.7333%</text:p>
          </table:table-cell>
          <table:table-cell table:formula="of:=MAX((1-[.I368]/(1-[.$D$25]));0)" office:value-type="float" office:value="0.989524119327752" calcext:value-type="float">
            <text:p><text:s/>0.9895 </text:p>
          </table:table-cell>
          <table:table-cell/>
          <table:table-cell table:formula="of:=EXP(-[.E368]*[.$D$23])" office:value-type="float" office:value="0.967983036038847" calcext:value-type="float">
            <text:p><text:s/>0.9680 </text:p>
          </table:table-cell>
          <table:table-cell table:formula="of:=IF([.K368]=&quot;yes&quot;;[.L368]*[.$D$22]*([.I368]-[.I367]);0)" office:value-type="float" office:value="0" calcext:value-type="float">
            <text:p><text:s/>- <text:s text:c="2"/></text:p>
          </table:table-cell>
          <table:table-cell table:formula="of:=IF([.K368]=&quot;T_ex&quot;;[.L368]*([.I368]-[.$I$35])*[.$D$22];0)" office:value-type="float" office:value="0" calcext:value-type="float">
            <text:p><text:s/>- <text:s text:c="2"/></text:p>
          </table:table-cell>
          <table:table-cell table:formula="of:=IF([.K368]=&quot;yes&quot;;[.J368]*[.L368]*(0.05)*[.$D$21];0)" office:value-type="float" office:value="0" calcext:value-type="float">
            <text:p><text:s/>- <text:s text:c="2"/></text:p>
          </table:table-cell>
          <table:table-cell table:formula="of:=IF([.K368]=&quot;yes&quot;;[.J368]*[.L36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671207631959333" calcext:value-type="percentage">
            <text:p>0.6712%</text:p>
          </table:table-cell>
          <table:table-cell office:value-type="float" office:value="0.326384364820847" calcext:value-type="float">
            <text:p>0.33</text:p>
          </table:table-cell>
          <table:table-cell office:value-type="percentage" office:value="0.00628738453188039" calcext:value-type="percentage">
            <text:p>0.6287%</text:p>
          </table:table-cell>
          <table:table-cell office:value-type="percentage" office:value="0.00658229752699431" calcext:value-type="percentage">
            <text:p>0.6582%</text:p>
          </table:table-cell>
          <table:table-cell office:value-type="percentage" office:value="0.00663087232381838" calcext:value-type="percentage">
            <text:p>0.6631%</text:p>
          </table:table-cell>
          <table:table-cell office:value-type="percentage" office:value="0.0074437918629196" calcext:value-type="percentage">
            <text:p>0.7444%</text:p>
          </table:table-cell>
          <table:table-cell table:formula="of:=MAX((1-[.I369]/(1-[.$D$25]));0)" office:value-type="float" office:value="0.989366011624401" calcext:value-type="float">
            <text:p><text:s/>0.9894 </text:p>
          </table:table-cell>
          <table:table-cell/>
          <table:table-cell table:formula="of:=EXP(-[.E369]*[.$D$23])" office:value-type="float" office:value="0.967888449484255" calcext:value-type="float">
            <text:p><text:s/>0.9679 </text:p>
          </table:table-cell>
          <table:table-cell table:formula="of:=IF([.K369]=&quot;yes&quot;;[.L369]*[.$D$22]*([.I369]-[.I368]);0)" office:value-type="float" office:value="0" calcext:value-type="float">
            <text:p><text:s/>- <text:s text:c="2"/></text:p>
          </table:table-cell>
          <table:table-cell table:formula="of:=IF([.K369]=&quot;T_ex&quot;;[.L369]*([.I369]-[.$I$35])*[.$D$22];0)" office:value-type="float" office:value="0" calcext:value-type="float">
            <text:p><text:s/>- <text:s text:c="2"/></text:p>
          </table:table-cell>
          <table:table-cell table:formula="of:=IF([.K369]=&quot;yes&quot;;[.J369]*[.L369]*(0.05)*[.$D$21];0)" office:value-type="float" office:value="0" calcext:value-type="float">
            <text:p><text:s/>- <text:s text:c="2"/></text:p>
          </table:table-cell>
          <table:table-cell table:formula="of:=IF([.K369]=&quot;yes&quot;;[.J369]*[.L36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681204193973929" calcext:value-type="percentage">
            <text:p>0.6812%</text:p>
          </table:table-cell>
          <table:table-cell office:value-type="float" office:value="0.327361563517915" calcext:value-type="float">
            <text:p>0.33</text:p>
          </table:table-cell>
          <table:table-cell office:value-type="percentage" office:value="0.00638081090494183" calcext:value-type="percentage">
            <text:p>0.6381%</text:p>
          </table:table-cell>
          <table:table-cell office:value-type="percentage" office:value="0.00668361142971055" calcext:value-type="percentage">
            <text:p>0.6684%</text:p>
          </table:table-cell>
          <table:table-cell office:value-type="percentage" office:value="0.00672626512877568" calcext:value-type="percentage">
            <text:p>0.6726%</text:p>
          </table:table-cell>
          <table:table-cell office:value-type="percentage" office:value="0.00754603168201434" calcext:value-type="percentage">
            <text:p>0.7546%</text:p>
          </table:table-cell>
          <table:table-cell table:formula="of:=MAX((1-[.I370]/(1-[.$D$25]));0)" office:value-type="float" office:value="0.989219954739979" calcext:value-type="float">
            <text:p><text:s/>0.9892 </text:p>
          </table:table-cell>
          <table:table-cell/>
          <table:table-cell table:formula="of:=EXP(-[.E370]*[.$D$23])" office:value-type="float" office:value="0.967793872172197" calcext:value-type="float">
            <text:p><text:s/>0.9678 </text:p>
          </table:table-cell>
          <table:table-cell table:formula="of:=IF([.K370]=&quot;yes&quot;;[.L370]*[.$D$22]*([.I370]-[.I369]);0)" office:value-type="float" office:value="0" calcext:value-type="float">
            <text:p><text:s/>- <text:s text:c="2"/></text:p>
          </table:table-cell>
          <table:table-cell table:formula="of:=IF([.K370]=&quot;T_ex&quot;;[.L370]*([.I370]-[.$I$35])*[.$D$22];0)" office:value-type="float" office:value="0" calcext:value-type="float">
            <text:p><text:s/>- <text:s text:c="2"/></text:p>
          </table:table-cell>
          <table:table-cell table:formula="of:=IF([.K370]=&quot;yes&quot;;[.J370]*[.L370]*(0.05)*[.$D$21];0)" office:value-type="float" office:value="0" calcext:value-type="float">
            <text:p><text:s/>- <text:s text:c="2"/></text:p>
          </table:table-cell>
          <table:table-cell table:formula="of:=IF([.K370]=&quot;yes&quot;;[.J370]*[.L37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691455080020273" calcext:value-type="percentage">
            <text:p>0.6915%</text:p>
          </table:table-cell>
          <table:table-cell office:value-type="float" office:value="0.328338762214984" calcext:value-type="float">
            <text:p>0.33</text:p>
          </table:table-cell>
          <table:table-cell office:value-type="percentage" office:value="0.00647338690269259" calcext:value-type="percentage">
            <text:p>0.6473%</text:p>
          </table:table-cell>
          <table:table-cell office:value-type="percentage" office:value="0.00678712473833262" calcext:value-type="percentage">
            <text:p>0.6787%</text:p>
          </table:table-cell>
          <table:table-cell office:value-type="percentage" office:value="0.00682313262918846" calcext:value-type="percentage">
            <text:p>0.6823%</text:p>
          </table:table-cell>
          <table:table-cell office:value-type="percentage" office:value="0.00764301888357357" calcext:value-type="percentage">
            <text:p>0.7643%</text:p>
          </table:table-cell>
          <table:table-cell table:formula="of:=MAX((1-[.I371]/(1-[.$D$25]));0)" office:value-type="float" office:value="0.989081401594895" calcext:value-type="float">
            <text:p><text:s/>0.9891 </text:p>
          </table:table-cell>
          <table:table-cell/>
          <table:table-cell table:formula="of:=EXP(-[.E371]*[.$D$23])" office:value-type="float" office:value="0.96769930410177" calcext:value-type="float">
            <text:p><text:s/>0.9677 </text:p>
          </table:table-cell>
          <table:table-cell table:formula="of:=IF([.K371]=&quot;yes&quot;;[.L371]*[.$D$22]*([.I371]-[.I370]);0)" office:value-type="float" office:value="0" calcext:value-type="float">
            <text:p><text:s/>- <text:s text:c="2"/></text:p>
          </table:table-cell>
          <table:table-cell table:formula="of:=IF([.K371]=&quot;T_ex&quot;;[.L371]*([.I371]-[.$I$35])*[.$D$22];0)" office:value-type="float" office:value="0" calcext:value-type="float">
            <text:p><text:s/>- <text:s text:c="2"/></text:p>
          </table:table-cell>
          <table:table-cell table:formula="of:=IF([.K371]=&quot;yes&quot;;[.J371]*[.L371]*(0.05)*[.$D$21];0)" office:value-type="float" office:value="0" calcext:value-type="float">
            <text:p><text:s/>- <text:s text:c="2"/></text:p>
          </table:table-cell>
          <table:table-cell table:formula="of:=IF([.K371]=&quot;yes&quot;;[.J371]*[.L37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701893091610287" calcext:value-type="percentage">
            <text:p>0.7019%</text:p>
          </table:table-cell>
          <table:table-cell office:value-type="float" office:value="0.329315960912052" calcext:value-type="float">
            <text:p>0.33</text:p>
          </table:table-cell>
          <table:table-cell office:value-type="percentage" office:value="0.00656810813815762" calcext:value-type="percentage">
            <text:p>0.6568%</text:p>
          </table:table-cell>
          <table:table-cell office:value-type="percentage" office:value="0.00689024068862653" calcext:value-type="percentage">
            <text:p>0.6890%</text:p>
          </table:table-cell>
          <table:table-cell office:value-type="percentage" office:value="0.00692116640013484" calcext:value-type="percentage">
            <text:p>0.6921%</text:p>
          </table:table-cell>
          <table:table-cell office:value-type="percentage" office:value="0.00775600682311408" calcext:value-type="percentage">
            <text:p>0.7756%</text:p>
          </table:table-cell>
          <table:table-cell table:formula="of:=MAX((1-[.I372]/(1-[.$D$25]));0)" office:value-type="float" office:value="0.988919990252694" calcext:value-type="float">
            <text:p><text:s/>0.9889 </text:p>
          </table:table-cell>
          <table:table-cell/>
          <table:table-cell table:formula="of:=EXP(-[.E372]*[.$D$23])" office:value-type="float" office:value="0.967604745272072" calcext:value-type="float">
            <text:p><text:s/>0.9676 </text:p>
          </table:table-cell>
          <table:table-cell table:formula="of:=IF([.K372]=&quot;yes&quot;;[.L372]*[.$D$22]*([.I372]-[.I371]);0)" office:value-type="float" office:value="0" calcext:value-type="float">
            <text:p><text:s/>- <text:s text:c="2"/></text:p>
          </table:table-cell>
          <table:table-cell table:formula="of:=IF([.K372]=&quot;T_ex&quot;;[.L372]*([.I372]-[.$I$35])*[.$D$22];0)" office:value-type="float" office:value="0" calcext:value-type="float">
            <text:p><text:s/>- <text:s text:c="2"/></text:p>
          </table:table-cell>
          <table:table-cell table:formula="of:=IF([.K372]=&quot;yes&quot;;[.J372]*[.L372]*(0.05)*[.$D$21];0)" office:value-type="float" office:value="0" calcext:value-type="float">
            <text:p><text:s/>- <text:s text:c="2"/></text:p>
          </table:table-cell>
          <table:table-cell table:formula="of:=IF([.K372]=&quot;yes&quot;;[.J372]*[.L37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712589521534084" calcext:value-type="percentage">
            <text:p>0.7126%</text:p>
          </table:table-cell>
          <table:table-cell office:value-type="float" office:value="0.330293159609121" calcext:value-type="float">
            <text:p>0.33</text:p>
          </table:table-cell>
          <table:table-cell office:value-type="percentage" office:value="0.00666505937744631" calcext:value-type="percentage">
            <text:p>0.6665%</text:p>
          </table:table-cell>
          <table:table-cell office:value-type="percentage" office:value="0.00699423754021134" calcext:value-type="percentage">
            <text:p>0.6994%</text:p>
          </table:table-cell>
          <table:table-cell office:value-type="percentage" office:value="0.0070188625111968" calcext:value-type="percentage">
            <text:p>0.7019%</text:p>
          </table:table-cell>
          <table:table-cell office:value-type="percentage" office:value="0.00787459377560818" calcext:value-type="percentage">
            <text:p>0.7875%</text:p>
          </table:table-cell>
          <table:table-cell table:formula="of:=MAX((1-[.I373]/(1-[.$D$25]));0)" office:value-type="float" office:value="0.98875058032056" calcext:value-type="float">
            <text:p><text:s/>0.9888 </text:p>
          </table:table-cell>
          <table:table-cell/>
          <table:table-cell table:formula="of:=EXP(-[.E373]*[.$D$23])" office:value-type="float" office:value="0.967510195682198" calcext:value-type="float">
            <text:p><text:s/>0.9675 </text:p>
          </table:table-cell>
          <table:table-cell table:formula="of:=IF([.K373]=&quot;yes&quot;;[.L373]*[.$D$22]*([.I373]-[.I372]);0)" office:value-type="float" office:value="0" calcext:value-type="float">
            <text:p><text:s/>- <text:s text:c="2"/></text:p>
          </table:table-cell>
          <table:table-cell table:formula="of:=IF([.K373]=&quot;T_ex&quot;;[.L373]*([.I373]-[.$I$35])*[.$D$22];0)" office:value-type="float" office:value="0" calcext:value-type="float">
            <text:p><text:s/>- <text:s text:c="2"/></text:p>
          </table:table-cell>
          <table:table-cell table:formula="of:=IF([.K373]=&quot;yes&quot;;[.J373]*[.L373]*(0.05)*[.$D$21];0)" office:value-type="float" office:value="0" calcext:value-type="float">
            <text:p><text:s/>- <text:s text:c="2"/></text:p>
          </table:table-cell>
          <table:table-cell table:formula="of:=IF([.K373]=&quot;yes&quot;;[.J373]*[.L37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723347851197019" calcext:value-type="percentage">
            <text:p>0.7233%</text:p>
          </table:table-cell>
          <table:table-cell office:value-type="float" office:value="0.331270358306189" calcext:value-type="float">
            <text:p>0.33</text:p>
          </table:table-cell>
          <table:table-cell office:value-type="percentage" office:value="0.00676084594582671" calcext:value-type="percentage">
            <text:p>0.6761%</text:p>
          </table:table-cell>
          <table:table-cell office:value-type="percentage" office:value="0.00709728058935695" calcext:value-type="percentage">
            <text:p>0.7097%</text:p>
          </table:table-cell>
          <table:table-cell office:value-type="percentage" office:value="0.00711867471273339" calcext:value-type="percentage">
            <text:p>0.7119%</text:p>
          </table:table-cell>
          <table:table-cell office:value-type="percentage" office:value="0.00798969166298158" calcext:value-type="percentage">
            <text:p>0.7990%</text:p>
          </table:table-cell>
          <table:table-cell table:formula="of:=MAX((1-[.I374]/(1-[.$D$25]));0)" office:value-type="float" office:value="0.988586154767169" calcext:value-type="float">
            <text:p><text:s/>0.9886 </text:p>
          </table:table-cell>
          <table:table-cell/>
          <table:table-cell table:formula="of:=EXP(-[.E374]*[.$D$23])" office:value-type="float" office:value="0.967415655331246" calcext:value-type="float">
            <text:p><text:s/>0.9674 </text:p>
          </table:table-cell>
          <table:table-cell table:formula="of:=IF([.K374]=&quot;yes&quot;;[.L374]*[.$D$22]*([.I374]-[.I373]);0)" office:value-type="float" office:value="0" calcext:value-type="float">
            <text:p><text:s/>- <text:s text:c="2"/></text:p>
          </table:table-cell>
          <table:table-cell table:formula="of:=IF([.K374]=&quot;T_ex&quot;;[.L374]*([.I374]-[.$I$35])*[.$D$22];0)" office:value-type="float" office:value="0" calcext:value-type="float">
            <text:p><text:s/>- <text:s text:c="2"/></text:p>
          </table:table-cell>
          <table:table-cell table:formula="of:=IF([.K374]=&quot;yes&quot;;[.J374]*[.L374]*(0.05)*[.$D$21];0)" office:value-type="float" office:value="0" calcext:value-type="float">
            <text:p><text:s/>- <text:s text:c="2"/></text:p>
          </table:table-cell>
          <table:table-cell table:formula="of:=IF([.K374]=&quot;yes&quot;;[.J374]*[.L37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73423781867419" calcext:value-type="percentage">
            <text:p>0.7342%</text:p>
          </table:table-cell>
          <table:table-cell office:value-type="float" office:value="0.332247557003257" calcext:value-type="float">
            <text:p>0.33</text:p>
          </table:table-cell>
          <table:table-cell office:value-type="percentage" office:value="0.00686087728332039" calcext:value-type="percentage">
            <text:p>0.6861%</text:p>
          </table:table-cell>
          <table:table-cell office:value-type="percentage" office:value="0.00719907706295789" calcext:value-type="percentage">
            <text:p>0.7199%</text:p>
          </table:table-cell>
          <table:table-cell office:value-type="percentage" office:value="0.00722022315724679" calcext:value-type="percentage">
            <text:p>0.7220%</text:p>
          </table:table-cell>
          <table:table-cell office:value-type="percentage" office:value="0.00811239748932326" calcext:value-type="percentage">
            <text:p>0.8112%</text:p>
          </table:table-cell>
          <table:table-cell table:formula="of:=MAX((1-[.I375]/(1-[.$D$25]));0)" office:value-type="float" office:value="0.988410860729538" calcext:value-type="float">
            <text:p><text:s/>0.9884 </text:p>
          </table:table-cell>
          <table:table-cell/>
          <table:table-cell table:formula="of:=EXP(-[.E375]*[.$D$23])" office:value-type="float" office:value="0.967321124218314" calcext:value-type="float">
            <text:p><text:s/>0.9673 </text:p>
          </table:table-cell>
          <table:table-cell table:formula="of:=IF([.K375]=&quot;yes&quot;;[.L375]*[.$D$22]*([.I375]-[.I374]);0)" office:value-type="float" office:value="0" calcext:value-type="float">
            <text:p><text:s/>- <text:s text:c="2"/></text:p>
          </table:table-cell>
          <table:table-cell table:formula="of:=IF([.K375]=&quot;T_ex&quot;;[.L375]*([.I375]-[.$I$35])*[.$D$22];0)" office:value-type="float" office:value="0" calcext:value-type="float">
            <text:p><text:s/>- <text:s text:c="2"/></text:p>
          </table:table-cell>
          <table:table-cell table:formula="of:=IF([.K375]=&quot;yes&quot;;[.J375]*[.L375]*(0.05)*[.$D$21];0)" office:value-type="float" office:value="0" calcext:value-type="float">
            <text:p><text:s/>- <text:s text:c="2"/></text:p>
          </table:table-cell>
          <table:table-cell table:formula="of:=IF([.K375]=&quot;yes&quot;;[.J375]*[.L37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744674965905133" calcext:value-type="percentage">
            <text:p>0.7447%</text:p>
          </table:table-cell>
          <table:table-cell office:value-type="float" office:value="0.333224755700326" calcext:value-type="float">
            <text:p>0.33</text:p>
          </table:table-cell>
          <table:table-cell office:value-type="percentage" office:value="0.00696195788811441" calcext:value-type="percentage">
            <text:p>0.6962%</text:p>
          </table:table-cell>
          <table:table-cell office:value-type="percentage" office:value="0.00730059871426412" calcext:value-type="percentage">
            <text:p>0.7301%</text:p>
          </table:table-cell>
          <table:table-cell office:value-type="percentage" office:value="0.00732246507950378" calcext:value-type="percentage">
            <text:p>0.7322%</text:p>
          </table:table-cell>
          <table:table-cell office:value-type="percentage" office:value="0.00824347408833241" calcext:value-type="percentage">
            <text:p>0.8243%</text:p>
          </table:table-cell>
          <table:table-cell table:formula="of:=MAX((1-[.I376]/(1-[.$D$25]));0)" office:value-type="float" office:value="0.988223608445239" calcext:value-type="float">
            <text:p><text:s/>0.9882 </text:p>
          </table:table-cell>
          <table:table-cell/>
          <table:table-cell table:formula="of:=EXP(-[.E376]*[.$D$23])" office:value-type="float" office:value="0.967226602342499" calcext:value-type="float">
            <text:p><text:s/>0.9672 </text:p>
          </table:table-cell>
          <table:table-cell table:formula="of:=IF([.K376]=&quot;yes&quot;;[.L376]*[.$D$22]*([.I376]-[.I375]);0)" office:value-type="float" office:value="0" calcext:value-type="float">
            <text:p><text:s/>- <text:s text:c="2"/></text:p>
          </table:table-cell>
          <table:table-cell table:formula="of:=IF([.K376]=&quot;T_ex&quot;;[.L376]*([.I376]-[.$I$35])*[.$D$22];0)" office:value-type="float" office:value="0" calcext:value-type="float">
            <text:p><text:s/>- <text:s text:c="2"/></text:p>
          </table:table-cell>
          <table:table-cell table:formula="of:=IF([.K376]=&quot;yes&quot;;[.J376]*[.L376]*(0.05)*[.$D$21];0)" office:value-type="float" office:value="0" calcext:value-type="float">
            <text:p><text:s/>- <text:s text:c="2"/></text:p>
          </table:table-cell>
          <table:table-cell table:formula="of:=IF([.K376]=&quot;yes&quot;;[.J376]*[.L37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755736618994362" calcext:value-type="percentage">
            <text:p>0.7557%</text:p>
          </table:table-cell>
          <table:table-cell office:value-type="float" office:value="0.334201954397394" calcext:value-type="float">
            <text:p>0.33</text:p>
          </table:table-cell>
          <table:table-cell office:value-type="percentage" office:value="0.00706399555075587" calcext:value-type="percentage">
            <text:p>0.7064%</text:p>
          </table:table-cell>
          <table:table-cell office:value-type="percentage" office:value="0.00740600992387665" calcext:value-type="percentage">
            <text:p>0.7406%</text:p>
          </table:table-cell>
          <table:table-cell office:value-type="percentage" office:value="0.00742605769494769" calcext:value-type="percentage">
            <text:p>0.7426%</text:p>
          </table:table-cell>
          <table:table-cell office:value-type="percentage" office:value="0.0083659184680373" calcext:value-type="percentage">
            <text:p>0.8366%</text:p>
          </table:table-cell>
          <table:table-cell table:formula="of:=MAX((1-[.I377]/(1-[.$D$25]));0)" office:value-type="float" office:value="0.988048687902804" calcext:value-type="float">
            <text:p><text:s/>0.9880 </text:p>
          </table:table-cell>
          <table:table-cell/>
          <table:table-cell table:formula="of:=EXP(-[.E377]*[.$D$23])" office:value-type="float" office:value="0.967132089702898" calcext:value-type="float">
            <text:p><text:s/>0.9671 </text:p>
          </table:table-cell>
          <table:table-cell table:formula="of:=IF([.K377]=&quot;yes&quot;;[.L377]*[.$D$22]*([.I377]-[.I376]);0)" office:value-type="float" office:value="0" calcext:value-type="float">
            <text:p><text:s/>- <text:s text:c="2"/></text:p>
          </table:table-cell>
          <table:table-cell table:formula="of:=IF([.K377]=&quot;T_ex&quot;;[.L377]*([.I377]-[.$I$35])*[.$D$22];0)" office:value-type="float" office:value="0" calcext:value-type="float">
            <text:p><text:s/>- <text:s text:c="2"/></text:p>
          </table:table-cell>
          <table:table-cell table:formula="of:=IF([.K377]=&quot;yes&quot;;[.J377]*[.L377]*(0.05)*[.$D$21];0)" office:value-type="float" office:value="0" calcext:value-type="float">
            <text:p><text:s/>- <text:s text:c="2"/></text:p>
          </table:table-cell>
          <table:table-cell table:formula="of:=IF([.K377]=&quot;yes&quot;;[.J377]*[.L37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766296972736401" calcext:value-type="percentage">
            <text:p>0.7663%</text:p>
          </table:table-cell>
          <table:table-cell office:value-type="float" office:value="0.335179153094463" calcext:value-type="float">
            <text:p>0.34</text:p>
          </table:table-cell>
          <table:table-cell office:value-type="percentage" office:value="0.00716700009440398" calcext:value-type="percentage">
            <text:p>0.7167%</text:p>
          </table:table-cell>
          <table:table-cell office:value-type="percentage" office:value="0.00751374759542164" calcext:value-type="percentage">
            <text:p>0.7514%</text:p>
          </table:table-cell>
          <table:table-cell office:value-type="percentage" office:value="0.00753019444537533" calcext:value-type="percentage">
            <text:p>0.7530%</text:p>
          </table:table-cell>
          <table:table-cell office:value-type="percentage" office:value="0.00847537940214544" calcext:value-type="percentage">
            <text:p>0.8475%</text:p>
          </table:table-cell>
          <table:table-cell table:formula="of:=MAX((1-[.I378]/(1-[.$D$25]));0)" office:value-type="float" office:value="0.987892315139792" calcext:value-type="float">
            <text:p><text:s/>0.9879 </text:p>
          </table:table-cell>
          <table:table-cell/>
          <table:table-cell table:formula="of:=EXP(-[.E378]*[.$D$23])" office:value-type="float" office:value="0.967037586298608" calcext:value-type="float">
            <text:p><text:s/>0.9670 </text:p>
          </table:table-cell>
          <table:table-cell table:formula="of:=IF([.K378]=&quot;yes&quot;;[.L378]*[.$D$22]*([.I378]-[.I377]);0)" office:value-type="float" office:value="0" calcext:value-type="float">
            <text:p><text:s/>- <text:s text:c="2"/></text:p>
          </table:table-cell>
          <table:table-cell table:formula="of:=IF([.K378]=&quot;T_ex&quot;;[.L378]*([.I378]-[.$I$35])*[.$D$22];0)" office:value-type="float" office:value="0" calcext:value-type="float">
            <text:p><text:s/>- <text:s text:c="2"/></text:p>
          </table:table-cell>
          <table:table-cell table:formula="of:=IF([.K378]=&quot;yes&quot;;[.J378]*[.L378]*(0.05)*[.$D$21];0)" office:value-type="float" office:value="0" calcext:value-type="float">
            <text:p><text:s/>- <text:s text:c="2"/></text:p>
          </table:table-cell>
          <table:table-cell table:formula="of:=IF([.K378]=&quot;yes&quot;;[.J378]*[.L37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777319816778255" calcext:value-type="percentage">
            <text:p>0.7773%</text:p>
          </table:table-cell>
          <table:table-cell office:value-type="float" office:value="0.336156351791531" calcext:value-type="float">
            <text:p>0.34</text:p>
          </table:table-cell>
          <table:table-cell office:value-type="percentage" office:value="0.00727031802639438" calcext:value-type="percentage">
            <text:p>0.7270%</text:p>
          </table:table-cell>
          <table:table-cell office:value-type="percentage" office:value="0.0076224195343871" calcext:value-type="percentage">
            <text:p>0.7622%</text:p>
          </table:table-cell>
          <table:table-cell office:value-type="percentage" office:value="0.00763541823511534" calcext:value-type="percentage">
            <text:p>0.7635%</text:p>
          </table:table-cell>
          <table:table-cell office:value-type="percentage" office:value="0.00858643936355669" calcext:value-type="percentage">
            <text:p>0.8586%</text:p>
          </table:table-cell>
          <table:table-cell table:formula="of:=MAX((1-[.I379]/(1-[.$D$25]));0)" office:value-type="float" office:value="0.987733658052062" calcext:value-type="float">
            <text:p><text:s/>0.9877 </text:p>
          </table:table-cell>
          <table:table-cell/>
          <table:table-cell table:formula="of:=EXP(-[.E379]*[.$D$23])" office:value-type="float" office:value="0.966943092128727" calcext:value-type="float">
            <text:p><text:s/>0.9669 </text:p>
          </table:table-cell>
          <table:table-cell table:formula="of:=IF([.K379]=&quot;yes&quot;;[.L379]*[.$D$22]*([.I379]-[.I378]);0)" office:value-type="float" office:value="0" calcext:value-type="float">
            <text:p><text:s/>- <text:s text:c="2"/></text:p>
          </table:table-cell>
          <table:table-cell table:formula="of:=IF([.K379]=&quot;T_ex&quot;;[.L379]*([.I379]-[.$I$35])*[.$D$22];0)" office:value-type="float" office:value="0" calcext:value-type="float">
            <text:p><text:s/>- <text:s text:c="2"/></text:p>
          </table:table-cell>
          <table:table-cell table:formula="of:=IF([.K379]=&quot;yes&quot;;[.J379]*[.L379]*(0.05)*[.$D$21];0)" office:value-type="float" office:value="0" calcext:value-type="float">
            <text:p><text:s/>- <text:s text:c="2"/></text:p>
          </table:table-cell>
          <table:table-cell table:formula="of:=IF([.K379]=&quot;yes&quot;;[.J379]*[.L37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788261783815477" calcext:value-type="percentage">
            <text:p>0.7883%</text:p>
          </table:table-cell>
          <table:table-cell office:value-type="float" office:value="0.337133550488599" calcext:value-type="float">
            <text:p>0.34</text:p>
          </table:table-cell>
          <table:table-cell office:value-type="percentage" office:value="0.00737477947616961" calcext:value-type="percentage">
            <text:p>0.7375%</text:p>
          </table:table-cell>
          <table:table-cell office:value-type="percentage" office:value="0.00773194915029261" calcext:value-type="percentage">
            <text:p>0.7732%</text:p>
          </table:table-cell>
          <table:table-cell office:value-type="percentage" office:value="0.00774186165091397" calcext:value-type="percentage">
            <text:p>0.7742%</text:p>
          </table:table-cell>
          <table:table-cell office:value-type="percentage" office:value="0.00869578199621519" calcext:value-type="percentage">
            <text:p>0.8696%</text:p>
          </table:table-cell>
          <table:table-cell table:formula="of:=MAX((1-[.I380]/(1-[.$D$25]));0)" office:value-type="float" office:value="0.987577454291121" calcext:value-type="float">
            <text:p><text:s/>0.9876 </text:p>
          </table:table-cell>
          <table:table-cell/>
          <table:table-cell table:formula="of:=EXP(-[.E380]*[.$D$23])" office:value-type="float" office:value="0.966848607192354" calcext:value-type="float">
            <text:p><text:s/>0.9668 </text:p>
          </table:table-cell>
          <table:table-cell table:formula="of:=IF([.K380]=&quot;yes&quot;;[.L380]*[.$D$22]*([.I380]-[.I379]);0)" office:value-type="float" office:value="0" calcext:value-type="float">
            <text:p><text:s/>- <text:s text:c="2"/></text:p>
          </table:table-cell>
          <table:table-cell table:formula="of:=IF([.K380]=&quot;T_ex&quot;;[.L380]*([.I380]-[.$I$35])*[.$D$22];0)" office:value-type="float" office:value="0" calcext:value-type="float">
            <text:p><text:s/>- <text:s text:c="2"/></text:p>
          </table:table-cell>
          <table:table-cell table:formula="of:=IF([.K380]=&quot;yes&quot;;[.J380]*[.L380]*(0.05)*[.$D$21];0)" office:value-type="float" office:value="0" calcext:value-type="float">
            <text:p><text:s/>- <text:s text:c="2"/></text:p>
          </table:table-cell>
          <table:table-cell table:formula="of:=IF([.K380]=&quot;yes&quot;;[.J380]*[.L38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799256513805922" calcext:value-type="percentage">
            <text:p>0.7993%</text:p>
          </table:table-cell>
          <table:table-cell office:value-type="float" office:value="0.338110749185668" calcext:value-type="float">
            <text:p>0.34</text:p>
          </table:table-cell>
          <table:table-cell office:value-type="percentage" office:value="0.00747795741145894" calcext:value-type="percentage">
            <text:p>0.7478%</text:p>
          </table:table-cell>
          <table:table-cell office:value-type="percentage" office:value="0.00784371588124408" calcext:value-type="percentage">
            <text:p>0.7844%</text:p>
          </table:table-cell>
          <table:table-cell office:value-type="percentage" office:value="0.0078471887208867" calcext:value-type="percentage">
            <text:p>0.7847%</text:p>
          </table:table-cell>
          <table:table-cell office:value-type="percentage" office:value="0.00882919156300142" calcext:value-type="percentage">
            <text:p>0.8829%</text:p>
          </table:table-cell>
          <table:table-cell table:formula="of:=MAX((1-[.I381]/(1-[.$D$25]));0)" office:value-type="float" office:value="0.987386869195712" calcext:value-type="float">
            <text:p><text:s/>0.9874 </text:p>
          </table:table-cell>
          <table:table-cell/>
          <table:table-cell table:formula="of:=EXP(-[.E381]*[.$D$23])" office:value-type="float" office:value="0.966754131488584" calcext:value-type="float">
            <text:p><text:s/>0.9668 </text:p>
          </table:table-cell>
          <table:table-cell table:formula="of:=IF([.K381]=&quot;yes&quot;;[.L381]*[.$D$22]*([.I381]-[.I380]);0)" office:value-type="float" office:value="0" calcext:value-type="float">
            <text:p><text:s/>- <text:s text:c="2"/></text:p>
          </table:table-cell>
          <table:table-cell table:formula="of:=IF([.K381]=&quot;T_ex&quot;;[.L381]*([.I381]-[.$I$35])*[.$D$22];0)" office:value-type="float" office:value="0" calcext:value-type="float">
            <text:p><text:s/>- <text:s text:c="2"/></text:p>
          </table:table-cell>
          <table:table-cell table:formula="of:=IF([.K381]=&quot;yes&quot;;[.J381]*[.L381]*(0.05)*[.$D$21];0)" office:value-type="float" office:value="0" calcext:value-type="float">
            <text:p><text:s/>- <text:s text:c="2"/></text:p>
          </table:table-cell>
          <table:table-cell table:formula="of:=IF([.K381]=&quot;yes&quot;;[.J381]*[.L38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810216409375032" calcext:value-type="percentage">
            <text:p>0.8102%</text:p>
          </table:table-cell>
          <table:table-cell office:value-type="float" office:value="0.339087947882736" calcext:value-type="float">
            <text:p>0.34</text:p>
          </table:table-cell>
          <table:table-cell office:value-type="percentage" office:value="0.00758227703977303" calcext:value-type="percentage">
            <text:p>0.7582%</text:p>
          </table:table-cell>
          <table:table-cell office:value-type="percentage" office:value="0.00795364895870427" calcext:value-type="percentage">
            <text:p>0.7954%</text:p>
          </table:table-cell>
          <table:table-cell office:value-type="percentage" office:value="0.00795460502359167" calcext:value-type="percentage">
            <text:p>0.7955%</text:p>
          </table:table-cell>
          <table:table-cell office:value-type="percentage" office:value="0.00896817017407404" calcext:value-type="percentage">
            <text:p>0.8968%</text:p>
          </table:table-cell>
          <table:table-cell table:formula="of:=MAX((1-[.I382]/(1-[.$D$25]));0)" office:value-type="float" office:value="0.987188328322751" calcext:value-type="float">
            <text:p><text:s/>0.9872 </text:p>
          </table:table-cell>
          <table:table-cell/>
          <table:table-cell table:formula="of:=EXP(-[.E382]*[.$D$23])" office:value-type="float" office:value="0.966659665016518" calcext:value-type="float">
            <text:p><text:s/>0.9667 </text:p>
          </table:table-cell>
          <table:table-cell table:formula="of:=IF([.K382]=&quot;yes&quot;;[.L382]*[.$D$22]*([.I382]-[.I381]);0)" office:value-type="float" office:value="0" calcext:value-type="float">
            <text:p><text:s/>- <text:s text:c="2"/></text:p>
          </table:table-cell>
          <table:table-cell table:formula="of:=IF([.K382]=&quot;T_ex&quot;;[.L382]*([.I382]-[.$I$35])*[.$D$22];0)" office:value-type="float" office:value="0" calcext:value-type="float">
            <text:p><text:s/>- <text:s text:c="2"/></text:p>
          </table:table-cell>
          <table:table-cell table:formula="of:=IF([.K382]=&quot;yes&quot;;[.J382]*[.L382]*(0.05)*[.$D$21];0)" office:value-type="float" office:value="0" calcext:value-type="float">
            <text:p><text:s/>- <text:s text:c="2"/></text:p>
          </table:table-cell>
          <table:table-cell table:formula="of:=IF([.K382]=&quot;yes&quot;;[.J382]*[.L38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821539462488742" calcext:value-type="percentage">
            <text:p>0.8215%</text:p>
          </table:table-cell>
          <table:table-cell office:value-type="float" office:value="0.340065146579805" calcext:value-type="float">
            <text:p>0.34</text:p>
          </table:table-cell>
          <table:table-cell office:value-type="percentage" office:value="0.00768916093821952" calcext:value-type="percentage">
            <text:p>0.7689%</text:p>
          </table:table-cell>
          <table:table-cell office:value-type="percentage" office:value="0.00806507687434443" calcext:value-type="percentage">
            <text:p>0.8065%</text:p>
          </table:table-cell>
          <table:table-cell office:value-type="percentage" office:value="0.00806118706469988" calcext:value-type="percentage">
            <text:p>0.8061%</text:p>
          </table:table-cell>
          <table:table-cell office:value-type="percentage" office:value="0.00909554274976542" calcext:value-type="percentage">
            <text:p>0.9096%</text:p>
          </table:table-cell>
          <table:table-cell table:formula="of:=MAX((1-[.I383]/(1-[.$D$25]));0)" office:value-type="float" office:value="0.987006367500335" calcext:value-type="float">
            <text:p><text:s/>0.9870 </text:p>
          </table:table-cell>
          <table:table-cell/>
          <table:table-cell table:formula="of:=EXP(-[.E383]*[.$D$23])" office:value-type="float" office:value="0.966565207775251" calcext:value-type="float">
            <text:p><text:s/>0.9666 </text:p>
          </table:table-cell>
          <table:table-cell table:formula="of:=IF([.K383]=&quot;yes&quot;;[.L383]*[.$D$22]*([.I383]-[.I382]);0)" office:value-type="float" office:value="0" calcext:value-type="float">
            <text:p><text:s/>- <text:s text:c="2"/></text:p>
          </table:table-cell>
          <table:table-cell table:formula="of:=IF([.K383]=&quot;T_ex&quot;;[.L383]*([.I383]-[.$I$35])*[.$D$22];0)" office:value-type="float" office:value="0" calcext:value-type="float">
            <text:p><text:s/>- <text:s text:c="2"/></text:p>
          </table:table-cell>
          <table:table-cell table:formula="of:=IF([.K383]=&quot;yes&quot;;[.J383]*[.L383]*(0.05)*[.$D$21];0)" office:value-type="float" office:value="0" calcext:value-type="float">
            <text:p><text:s/>- <text:s text:c="2"/></text:p>
          </table:table-cell>
          <table:table-cell table:formula="of:=IF([.K383]=&quot;yes&quot;;[.J383]*[.L38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833014221235054" calcext:value-type="percentage">
            <text:p>0.8330%</text:p>
          </table:table-cell>
          <table:table-cell office:value-type="float" office:value="0.341042345276873" calcext:value-type="float">
            <text:p>0.34</text:p>
          </table:table-cell>
          <table:table-cell office:value-type="percentage" office:value="0.00779617218170514" calcext:value-type="percentage">
            <text:p>0.7796%</text:p>
          </table:table-cell>
          <table:table-cell office:value-type="percentage" office:value="0.00817678467873835" calcext:value-type="percentage">
            <text:p>0.8177%</text:p>
          </table:table-cell>
          <table:table-cell office:value-type="percentage" office:value="0.00816759607672222" calcext:value-type="percentage">
            <text:p>0.8168%</text:p>
          </table:table-cell>
          <table:table-cell office:value-type="percentage" office:value="0.00921210448296812" calcext:value-type="percentage">
            <text:p>0.9212%</text:p>
          </table:table-cell>
          <table:table-cell table:formula="of:=MAX((1-[.I384]/(1-[.$D$25]));0)" office:value-type="float" office:value="0.986839850738617" calcext:value-type="float">
            <text:p><text:s/>0.9868 </text:p>
          </table:table-cell>
          <table:table-cell/>
          <table:table-cell table:formula="of:=EXP(-[.E384]*[.$D$23])" office:value-type="float" office:value="0.966470759763883" calcext:value-type="float">
            <text:p><text:s/>0.9665 </text:p>
          </table:table-cell>
          <table:table-cell table:formula="of:=IF([.K384]=&quot;yes&quot;;[.L384]*[.$D$22]*([.I384]-[.I383]);0)" office:value-type="float" office:value="0" calcext:value-type="float">
            <text:p><text:s/>- <text:s text:c="2"/></text:p>
          </table:table-cell>
          <table:table-cell table:formula="of:=IF([.K384]=&quot;T_ex&quot;;[.L384]*([.I384]-[.$I$35])*[.$D$22];0)" office:value-type="float" office:value="0" calcext:value-type="float">
            <text:p><text:s/>- <text:s text:c="2"/></text:p>
          </table:table-cell>
          <table:table-cell table:formula="of:=IF([.K384]=&quot;yes&quot;;[.J384]*[.L384]*(0.05)*[.$D$21];0)" office:value-type="float" office:value="0" calcext:value-type="float">
            <text:p><text:s/>- <text:s text:c="2"/></text:p>
          </table:table-cell>
          <table:table-cell table:formula="of:=IF([.K384]=&quot;yes&quot;;[.J384]*[.L38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844762390950528" calcext:value-type="percentage">
            <text:p>0.8448%</text:p>
          </table:table-cell>
          <table:table-cell office:value-type="float" office:value="0.342019543973941" calcext:value-type="float">
            <text:p>0.34</text:p>
          </table:table-cell>
          <table:table-cell office:value-type="percentage" office:value="0.00790362989177875" calcext:value-type="percentage">
            <text:p>0.7904%</text:p>
          </table:table-cell>
          <table:table-cell office:value-type="percentage" office:value="0.00828781079154153" calcext:value-type="percentage">
            <text:p>0.8288%</text:p>
          </table:table-cell>
          <table:table-cell office:value-type="percentage" office:value="0.00828006957693537" calcext:value-type="percentage">
            <text:p>0.8280%</text:p>
          </table:table-cell>
          <table:table-cell office:value-type="percentage" office:value="0.00933556393579693" calcext:value-type="percentage">
            <text:p>0.9336%</text:p>
          </table:table-cell>
          <table:table-cell table:formula="of:=MAX((1-[.I385]/(1-[.$D$25]));0)" office:value-type="float" office:value="0.986663480091719" calcext:value-type="float">
            <text:p><text:s/>0.9867 </text:p>
          </table:table-cell>
          <table:table-cell/>
          <table:table-cell table:formula="of:=EXP(-[.E385]*[.$D$23])" office:value-type="float" office:value="0.966376320981511" calcext:value-type="float">
            <text:p><text:s/>0.9664 </text:p>
          </table:table-cell>
          <table:table-cell table:formula="of:=IF([.K385]=&quot;yes&quot;;[.L385]*[.$D$22]*([.I385]-[.I384]);0)" office:value-type="float" office:value="0" calcext:value-type="float">
            <text:p><text:s/>- <text:s text:c="2"/></text:p>
          </table:table-cell>
          <table:table-cell table:formula="of:=IF([.K385]=&quot;T_ex&quot;;[.L385]*([.I385]-[.$I$35])*[.$D$22];0)" office:value-type="float" office:value="0" calcext:value-type="float">
            <text:p><text:s/>- <text:s text:c="2"/></text:p>
          </table:table-cell>
          <table:table-cell table:formula="of:=IF([.K385]=&quot;yes&quot;;[.J385]*[.L385]*(0.05)*[.$D$21];0)" office:value-type="float" office:value="0" calcext:value-type="float">
            <text:p><text:s/>- <text:s text:c="2"/></text:p>
          </table:table-cell>
          <table:table-cell table:formula="of:=IF([.K385]=&quot;yes&quot;;[.J385]*[.L38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856583425557861" calcext:value-type="percentage">
            <text:p>0.8566%</text:p>
          </table:table-cell>
          <table:table-cell office:value-type="float" office:value="0.34299674267101" calcext:value-type="float">
            <text:p>0.34</text:p>
          </table:table-cell>
          <table:table-cell office:value-type="percentage" office:value="0.00801453713647726" calcext:value-type="percentage">
            <text:p>0.8015%</text:p>
          </table:table-cell>
          <table:table-cell office:value-type="percentage" office:value="0.00840352344762253" calcext:value-type="percentage">
            <text:p>0.8404%</text:p>
          </table:table-cell>
          <table:table-cell office:value-type="percentage" office:value="0.00839451462732643" calcext:value-type="percentage">
            <text:p>0.8395%</text:p>
          </table:table-cell>
          <table:table-cell office:value-type="percentage" office:value="0.0094822462836854" calcext:value-type="percentage">
            <text:p>0.9482%</text:p>
          </table:table-cell>
          <table:table-cell table:formula="of:=MAX((1-[.I386]/(1-[.$D$25]));0)" office:value-type="float" office:value="0.986453933880449" calcext:value-type="float">
            <text:p><text:s/>0.9865 </text:p>
          </table:table-cell>
          <table:table-cell/>
          <table:table-cell table:formula="of:=EXP(-[.E386]*[.$D$23])" office:value-type="float" office:value="0.966281891427234" calcext:value-type="float">
            <text:p><text:s/>0.9663 </text:p>
          </table:table-cell>
          <table:table-cell table:formula="of:=IF([.K386]=&quot;yes&quot;;[.L386]*[.$D$22]*([.I386]-[.I385]);0)" office:value-type="float" office:value="0" calcext:value-type="float">
            <text:p><text:s/>- <text:s text:c="2"/></text:p>
          </table:table-cell>
          <table:table-cell table:formula="of:=IF([.K386]=&quot;T_ex&quot;;[.L386]*([.I386]-[.$I$35])*[.$D$22];0)" office:value-type="float" office:value="0" calcext:value-type="float">
            <text:p><text:s/>- <text:s text:c="2"/></text:p>
          </table:table-cell>
          <table:table-cell table:formula="of:=IF([.K386]=&quot;yes&quot;;[.J386]*[.L386]*(0.05)*[.$D$21];0)" office:value-type="float" office:value="0" calcext:value-type="float">
            <text:p><text:s/>- <text:s text:c="2"/></text:p>
          </table:table-cell>
          <table:table-cell table:formula="of:=IF([.K386]=&quot;yes&quot;;[.J386]*[.L38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868325522422912" calcext:value-type="percentage">
            <text:p>0.8683%</text:p>
          </table:table-cell>
          <table:table-cell office:value-type="float" office:value="0.343973941368078" calcext:value-type="float">
            <text:p>0.34</text:p>
          </table:table-cell>
          <table:table-cell office:value-type="percentage" office:value="0.00812557790134954" calcext:value-type="percentage">
            <text:p>0.8126%</text:p>
          </table:table-cell>
          <table:table-cell office:value-type="percentage" office:value="0.00851791209868119" calcext:value-type="percentage">
            <text:p>0.8518%</text:p>
          </table:table-cell>
          <table:table-cell office:value-type="percentage" office:value="0.00850662853441165" calcext:value-type="percentage">
            <text:p>0.8507%</text:p>
          </table:table-cell>
          <table:table-cell office:value-type="percentage" office:value="0.00962917450600731" calcext:value-type="percentage">
            <text:p>0.9629%</text:p>
          </table:table-cell>
          <table:table-cell table:formula="of:=MAX((1-[.I387]/(1-[.$D$25]));0)" office:value-type="float" office:value="0.986244036419989" calcext:value-type="float">
            <text:p><text:s/>0.9862 </text:p>
          </table:table-cell>
          <table:table-cell/>
          <table:table-cell table:formula="of:=EXP(-[.E387]*[.$D$23])" office:value-type="float" office:value="0.96618747110015" calcext:value-type="float">
            <text:p><text:s/>0.9662 </text:p>
          </table:table-cell>
          <table:table-cell table:formula="of:=IF([.K387]=&quot;yes&quot;;[.L387]*[.$D$22]*([.I387]-[.I386]);0)" office:value-type="float" office:value="0" calcext:value-type="float">
            <text:p><text:s/>- <text:s text:c="2"/></text:p>
          </table:table-cell>
          <table:table-cell table:formula="of:=IF([.K387]=&quot;T_ex&quot;;[.L387]*([.I387]-[.$I$35])*[.$D$22];0)" office:value-type="float" office:value="0" calcext:value-type="float">
            <text:p><text:s/>- <text:s text:c="2"/></text:p>
          </table:table-cell>
          <table:table-cell table:formula="of:=IF([.K387]=&quot;yes&quot;;[.J387]*[.L387]*(0.05)*[.$D$21];0)" office:value-type="float" office:value="0" calcext:value-type="float">
            <text:p><text:s/>- <text:s text:c="2"/></text:p>
          </table:table-cell>
          <table:table-cell table:formula="of:=IF([.K387]=&quot;yes&quot;;[.J387]*[.L38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880185181323643" calcext:value-type="percentage">
            <text:p>0.8802%</text:p>
          </table:table-cell>
          <table:table-cell office:value-type="float" office:value="0.344951140065147" calcext:value-type="float">
            <text:p>0.34</text:p>
          </table:table-cell>
          <table:table-cell office:value-type="percentage" office:value="0.00823763692707358" calcext:value-type="percentage">
            <text:p>0.8238%</text:p>
          </table:table-cell>
          <table:table-cell office:value-type="percentage" office:value="0.00863238612546423" calcext:value-type="percentage">
            <text:p>0.8632%</text:p>
          </table:table-cell>
          <table:table-cell office:value-type="percentage" office:value="0.00861946756086121" calcext:value-type="percentage">
            <text:p>0.8619%</text:p>
          </table:table-cell>
          <table:table-cell office:value-type="percentage" office:value="0.00976896120055516" calcext:value-type="percentage">
            <text:p>0.9769%</text:p>
          </table:table-cell>
          <table:table-cell table:formula="of:=MAX((1-[.I388]/(1-[.$D$25]));0)" office:value-type="float" office:value="0.986044341142064" calcext:value-type="float">
            <text:p><text:s/>0.9860 </text:p>
          </table:table-cell>
          <table:table-cell/>
          <table:table-cell table:formula="of:=EXP(-[.E388]*[.$D$23])" office:value-type="float" office:value="0.966093059999357" calcext:value-type="float">
            <text:p><text:s/>0.9661 </text:p>
          </table:table-cell>
          <table:table-cell table:formula="of:=IF([.K388]=&quot;yes&quot;;[.L388]*[.$D$22]*([.I388]-[.I387]);0)" office:value-type="float" office:value="0" calcext:value-type="float">
            <text:p><text:s/>- <text:s text:c="2"/></text:p>
          </table:table-cell>
          <table:table-cell table:formula="of:=IF([.K388]=&quot;T_ex&quot;;[.L388]*([.I388]-[.$I$35])*[.$D$22];0)" office:value-type="float" office:value="0" calcext:value-type="float">
            <text:p><text:s/>- <text:s text:c="2"/></text:p>
          </table:table-cell>
          <table:table-cell table:formula="of:=IF([.K388]=&quot;yes&quot;;[.J388]*[.L388]*(0.05)*[.$D$21];0)" office:value-type="float" office:value="0" calcext:value-type="float">
            <text:p><text:s/>- <text:s text:c="2"/></text:p>
          </table:table-cell>
          <table:table-cell table:formula="of:=IF([.K388]=&quot;yes&quot;;[.J388]*[.L38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892209930184416" calcext:value-type="percentage">
            <text:p>0.8922%</text:p>
          </table:table-cell>
          <table:table-cell office:value-type="float" office:value="0.345928338762215" calcext:value-type="float">
            <text:p>0.35</text:p>
          </table:table-cell>
          <table:table-cell office:value-type="percentage" office:value="0.00835215749355608" calcext:value-type="percentage">
            <text:p>0.8352%</text:p>
          </table:table-cell>
          <table:table-cell office:value-type="percentage" office:value="0.00874945028093612" calcext:value-type="percentage">
            <text:p>0.8749%</text:p>
          </table:table-cell>
          <table:table-cell office:value-type="percentage" office:value="0.00874012186484962" calcext:value-type="percentage">
            <text:p>0.8740%</text:p>
          </table:table-cell>
          <table:table-cell office:value-type="percentage" office:value="0.00990239479470687" calcext:value-type="percentage">
            <text:p>0.9902%</text:p>
          </table:table-cell>
          <table:table-cell table:formula="of:=MAX((1-[.I389]/(1-[.$D$25]));0)" office:value-type="float" office:value="0.985853721721847" calcext:value-type="float">
            <text:p><text:s/>0.9859 </text:p>
          </table:table-cell>
          <table:table-cell/>
          <table:table-cell table:formula="of:=EXP(-[.E389]*[.$D$23])" office:value-type="float" office:value="0.965998658123954" calcext:value-type="float">
            <text:p><text:s/>0.9660 </text:p>
          </table:table-cell>
          <table:table-cell table:formula="of:=IF([.K389]=&quot;yes&quot;;[.L389]*[.$D$22]*([.I389]-[.I388]);0)" office:value-type="float" office:value="0" calcext:value-type="float">
            <text:p><text:s/>- <text:s text:c="2"/></text:p>
          </table:table-cell>
          <table:table-cell table:formula="of:=IF([.K389]=&quot;T_ex&quot;;[.L389]*([.I389]-[.$I$35])*[.$D$22];0)" office:value-type="float" office:value="0" calcext:value-type="float">
            <text:p><text:s/>- <text:s text:c="2"/></text:p>
          </table:table-cell>
          <table:table-cell table:formula="of:=IF([.K389]=&quot;yes&quot;;[.J389]*[.L389]*(0.05)*[.$D$21];0)" office:value-type="float" office:value="0" calcext:value-type="float">
            <text:p><text:s/>- <text:s text:c="2"/></text:p>
          </table:table-cell>
          <table:table-cell table:formula="of:=IF([.K389]=&quot;yes&quot;;[.J389]*[.L38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903986279856689" calcext:value-type="percentage">
            <text:p>0.9040%</text:p>
          </table:table-cell>
          <table:table-cell office:value-type="float" office:value="0.346905537459283" calcext:value-type="float">
            <text:p>0.35</text:p>
          </table:table-cell>
          <table:table-cell office:value-type="percentage" office:value="0.00846376377231851" calcext:value-type="percentage">
            <text:p>0.8464%</text:p>
          </table:table-cell>
          <table:table-cell office:value-type="percentage" office:value="0.00887071019865785" calcext:value-type="percentage">
            <text:p>0.8871%</text:p>
          </table:table-cell>
          <table:table-cell office:value-type="percentage" office:value="0.00885631013097229" calcext:value-type="percentage">
            <text:p>0.8856%</text:p>
          </table:table-cell>
          <table:table-cell office:value-type="percentage" office:value="0.0100257635305635" calcext:value-type="percentage">
            <text:p>1.0026%</text:p>
          </table:table-cell>
          <table:table-cell table:formula="of:=MAX((1-[.I390]/(1-[.$D$25]));0)" office:value-type="float" office:value="0.985677480670624" calcext:value-type="float">
            <text:p><text:s/>0.9857 </text:p>
          </table:table-cell>
          <table:table-cell/>
          <table:table-cell table:formula="of:=EXP(-[.E390]*[.$D$23])" office:value-type="float" office:value="0.965904265473039" calcext:value-type="float">
            <text:p><text:s/>0.9659 </text:p>
          </table:table-cell>
          <table:table-cell table:formula="of:=IF([.K390]=&quot;yes&quot;;[.L390]*[.$D$22]*([.I390]-[.I389]);0)" office:value-type="float" office:value="0" calcext:value-type="float">
            <text:p><text:s/>- <text:s text:c="2"/></text:p>
          </table:table-cell>
          <table:table-cell table:formula="of:=IF([.K390]=&quot;T_ex&quot;;[.L390]*([.I390]-[.$I$35])*[.$D$22];0)" office:value-type="float" office:value="0" calcext:value-type="float">
            <text:p><text:s/>- <text:s text:c="2"/></text:p>
          </table:table-cell>
          <table:table-cell table:formula="of:=IF([.K390]=&quot;yes&quot;;[.J390]*[.L390]*(0.05)*[.$D$21];0)" office:value-type="float" office:value="0" calcext:value-type="float">
            <text:p><text:s/>- <text:s text:c="2"/></text:p>
          </table:table-cell>
          <table:table-cell table:formula="of:=IF([.K390]=&quot;yes&quot;;[.J390]*[.L39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915993692082215" calcext:value-type="percentage">
            <text:p>0.9160%</text:p>
          </table:table-cell>
          <table:table-cell office:value-type="float" office:value="0.347882736156352" calcext:value-type="float">
            <text:p>0.35</text:p>
          </table:table-cell>
          <table:table-cell office:value-type="percentage" office:value="0.00857617570128398" calcext:value-type="percentage">
            <text:p>0.8576%</text:p>
          </table:table-cell>
          <table:table-cell office:value-type="percentage" office:value="0.00899811047333237" calcext:value-type="percentage">
            <text:p>0.8998%</text:p>
          </table:table-cell>
          <table:table-cell office:value-type="percentage" office:value="0.00897040118676011" calcext:value-type="percentage">
            <text:p>0.8970%</text:p>
          </table:table-cell>
          <table:table-cell office:value-type="percentage" office:value="0.0101747579344935" calcext:value-type="percentage">
            <text:p>1.0175%</text:p>
          </table:table-cell>
          <table:table-cell table:formula="of:=MAX((1-[.I391]/(1-[.$D$25]));0)" office:value-type="float" office:value="0.985464631522152" calcext:value-type="float">
            <text:p><text:s/>0.9855 </text:p>
          </table:table-cell>
          <table:table-cell/>
          <table:table-cell table:formula="of:=EXP(-[.E391]*[.$D$23])" office:value-type="float" office:value="0.965809882045711" calcext:value-type="float">
            <text:p><text:s/>0.9658 </text:p>
          </table:table-cell>
          <table:table-cell table:formula="of:=IF([.K391]=&quot;yes&quot;;[.L391]*[.$D$22]*([.I391]-[.I390]);0)" office:value-type="float" office:value="0" calcext:value-type="float">
            <text:p><text:s/>- <text:s text:c="2"/></text:p>
          </table:table-cell>
          <table:table-cell table:formula="of:=IF([.K391]=&quot;T_ex&quot;;[.L391]*([.I391]-[.$I$35])*[.$D$22];0)" office:value-type="float" office:value="0" calcext:value-type="float">
            <text:p><text:s/>- <text:s text:c="2"/></text:p>
          </table:table-cell>
          <table:table-cell table:formula="of:=IF([.K391]=&quot;yes&quot;;[.J391]*[.L391]*(0.05)*[.$D$21];0)" office:value-type="float" office:value="0" calcext:value-type="float">
            <text:p><text:s/>- <text:s text:c="2"/></text:p>
          </table:table-cell>
          <table:table-cell table:formula="of:=IF([.K391]=&quot;yes&quot;;[.J391]*[.L39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928241414199939" calcext:value-type="percentage">
            <text:p>0.9282%</text:p>
          </table:table-cell>
          <table:table-cell office:value-type="float" office:value="0.34885993485342" calcext:value-type="float">
            <text:p>0.35</text:p>
          </table:table-cell>
          <table:table-cell office:value-type="percentage" office:value="0.00869059853166745" calcext:value-type="percentage">
            <text:p>0.8691%</text:p>
          </table:table-cell>
          <table:table-cell office:value-type="percentage" office:value="0.00912066967916939" calcext:value-type="percentage">
            <text:p>0.9121%</text:p>
          </table:table-cell>
          <table:table-cell office:value-type="percentage" office:value="0.00908721272563001" calcext:value-type="percentage">
            <text:p>0.9087%</text:p>
          </table:table-cell>
          <table:table-cell office:value-type="percentage" office:value="0.0103528879321544" calcext:value-type="percentage">
            <text:p>1.0353%</text:p>
          </table:table-cell>
          <table:table-cell table:formula="of:=MAX((1-[.I392]/(1-[.$D$25]));0)" office:value-type="float" office:value="0.985210160096922" calcext:value-type="float">
            <text:p><text:s/>0.9852 </text:p>
          </table:table-cell>
          <table:table-cell/>
          <table:table-cell table:formula="of:=EXP(-[.E392]*[.$D$23])" office:value-type="float" office:value="0.965715507841069" calcext:value-type="float">
            <text:p><text:s/>0.9657 </text:p>
          </table:table-cell>
          <table:table-cell table:formula="of:=IF([.K392]=&quot;yes&quot;;[.L392]*[.$D$22]*([.I392]-[.I391]);0)" office:value-type="float" office:value="0" calcext:value-type="float">
            <text:p><text:s/>- <text:s text:c="2"/></text:p>
          </table:table-cell>
          <table:table-cell table:formula="of:=IF([.K392]=&quot;T_ex&quot;;[.L392]*([.I392]-[.$I$35])*[.$D$22];0)" office:value-type="float" office:value="0" calcext:value-type="float">
            <text:p><text:s/>- <text:s text:c="2"/></text:p>
          </table:table-cell>
          <table:table-cell table:formula="of:=IF([.K392]=&quot;yes&quot;;[.J392]*[.L392]*(0.05)*[.$D$21];0)" office:value-type="float" office:value="0" calcext:value-type="float">
            <text:p><text:s/>- <text:s text:c="2"/></text:p>
          </table:table-cell>
          <table:table-cell table:formula="of:=IF([.K392]=&quot;yes&quot;;[.J392]*[.L39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94052119358328" calcext:value-type="percentage">
            <text:p>0.9405%</text:p>
          </table:table-cell>
          <table:table-cell office:value-type="float" office:value="0.349837133550489" calcext:value-type="float">
            <text:p>0.35</text:p>
          </table:table-cell>
          <table:table-cell table:style-name="ce11" office:value-type="percentage" office:value="0.00880361833734605" calcext:value-type="percentage">
            <text:p>0.88%</text:p>
          </table:table-cell>
          <table:table-cell table:style-name="ce11" office:value-type="percentage" office:value="0.00924315050376979" calcext:value-type="percentage">
            <text:p>0.92%</text:p>
          </table:table-cell>
          <table:table-cell table:style-name="ce11" office:value-type="percentage" office:value="0.00920348589699178" calcext:value-type="percentage">
            <text:p>0.92%</text:p>
          </table:table-cell>
          <table:table-cell table:style-name="ce11" office:value-type="percentage" office:value="0.0105152043519409" calcext:value-type="percentage">
            <text:p>1.05%</text:p>
          </table:table-cell>
          <table:table-cell table:formula="of:=MAX((1-[.I393]/(1-[.$D$25]));0)" office:value-type="float" office:value="0.984978279497227" calcext:value-type="float">
            <text:p><text:s/>0.9850 </text:p>
          </table:table-cell>
          <table:table-cell/>
          <table:table-cell table:formula="of:=EXP(-[.E393]*[.$D$23])" office:value-type="float" office:value="0.96562114285821" calcext:value-type="float">
            <text:p><text:s/>0.9656 </text:p>
          </table:table-cell>
          <table:table-cell table:style-name="ce12" table:formula="of:=IF([.K393]=&quot;yes&quot;;[.L393]*[.$D$22]*([.I393]-[.I342]);0)" office:value-type="float" office:value="0" calcext:value-type="float">
            <text:p><text:s/>- <text:s text:c="2"/></text:p>
          </table:table-cell>
          <table:table-cell table:formula="of:=IF([.K393]=&quot;T_ex&quot;;[.L393]*([.I393]-[.$I$35])*[.$D$22];0)" office:value-type="float" office:value="0" calcext:value-type="float">
            <text:p><text:s/>- <text:s text:c="2"/></text:p>
          </table:table-cell>
          <table:table-cell table:style-name="ce12" table:formula="of:=IF([.K393]=&quot;yes&quot;;[.J393]*[.L393]*([.E393]-[.E342])*[.$D$21];0)" office:value-type="float" office:value="0" calcext:value-type="float">
            <text:p><text:s/>- <text:s text:c="2"/></text:p>
          </table:table-cell>
          <table:table-cell table:style-name="ce12" table:formula="of:=IF([.K393]=&quot;yes&quot;;[.J393]*[.L393]*([.E393]-[.E342]);0)" office:value-type="float" office:value="0" calcext:value-type="float">
            <text:p><text:s/>- <text:s text:c="2"/>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00953088540245056" calcext:value-type="percentage">
            <text:p>0.9531%</text:p>
          </table:table-cell>
          <table:table-cell office:value-type="float" office:value="0.350814332247557" calcext:value-type="float">
            <text:p>0.35</text:p>
          </table:table-cell>
          <table:table-cell office:value-type="percentage" office:value="0.00891756508355707" calcext:value-type="percentage">
            <text:p>0.8918%</text:p>
          </table:table-cell>
          <table:table-cell office:value-type="percentage" office:value="0.00936456222633305" calcext:value-type="percentage">
            <text:p>0.9365%</text:p>
          </table:table-cell>
          <table:table-cell office:value-type="percentage" office:value="0.00932146486163181" calcext:value-type="percentage">
            <text:p>0.9321%</text:p>
          </table:table-cell>
          <table:table-cell office:value-type="percentage" office:value="0.0106619534488897" calcext:value-type="percentage">
            <text:p>1.0662%</text:p>
          </table:table-cell>
          <table:table-cell table:formula="of:=MAX((1-[.I394]/(1-[.$D$25]));0)" office:value-type="float" office:value="0.984768637930157" calcext:value-type="float">
            <text:p><text:s/>0.9848 </text:p>
          </table:table-cell>
          <table:table-cell/>
          <table:table-cell table:formula="of:=EXP(-[.E394]*[.$D$23])" office:value-type="float" office:value="0.965526787096236" calcext:value-type="float">
            <text:p><text:s/>0.9655 </text:p>
          </table:table-cell>
          <table:table-cell table:formula="of:=IF([.K394]=&quot;yes&quot;;[.L394]*[.$D$22]*([.I394]-[.I393]);0)" office:value-type="float" office:value="0" calcext:value-type="float">
            <text:p><text:s/>- <text:s text:c="2"/></text:p>
          </table:table-cell>
          <table:table-cell table:formula="of:=IF([.K394]=&quot;T_ex&quot;;[.L394]*([.I394]-[.$I$35])*[.$D$22];0)" office:value-type="float" office:value="0" calcext:value-type="float">
            <text:p><text:s/>- <text:s text:c="2"/></text:p>
          </table:table-cell>
          <table:table-cell table:formula="of:=IF([.K394]=&quot;yes&quot;;[.J394]*[.L394]*(0.05)*[.$D$21];0)" office:value-type="float" office:value="0" calcext:value-type="float">
            <text:p><text:s/>- <text:s text:c="2"/></text:p>
          </table:table-cell>
          <table:table-cell table:formula="of:=IF([.K394]=&quot;yes&quot;;[.J394]*[.L39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965720945376827" calcext:value-type="percentage">
            <text:p>0.9657%</text:p>
          </table:table-cell>
          <table:table-cell office:value-type="float" office:value="0.351791530944625" calcext:value-type="float">
            <text:p>0.35</text:p>
          </table:table-cell>
          <table:table-cell office:value-type="percentage" office:value="0.00903390060841496" calcext:value-type="percentage">
            <text:p>0.9034%</text:p>
          </table:table-cell>
          <table:table-cell office:value-type="percentage" office:value="0.00949187442042953" calcext:value-type="percentage">
            <text:p>0.9492%</text:p>
          </table:table-cell>
          <table:table-cell office:value-type="percentage" office:value="0.00944332582406053" calcext:value-type="percentage">
            <text:p>0.9443%</text:p>
          </table:table-cell>
          <table:table-cell office:value-type="percentage" office:value="0.0108148628730736" calcext:value-type="percentage">
            <text:p>1.0815%</text:p>
          </table:table-cell>
          <table:table-cell table:formula="of:=MAX((1-[.I395]/(1-[.$D$25]));0)" office:value-type="float" office:value="0.984550195895609" calcext:value-type="float">
            <text:p><text:s/>0.9846 </text:p>
          </table:table-cell>
          <table:table-cell/>
          <table:table-cell table:formula="of:=EXP(-[.E395]*[.$D$23])" office:value-type="float" office:value="0.965432440554243" calcext:value-type="float">
            <text:p><text:s/>0.9654 </text:p>
          </table:table-cell>
          <table:table-cell table:formula="of:=IF([.K395]=&quot;yes&quot;;[.L395]*[.$D$22]*([.I395]-[.I394]);0)" office:value-type="float" office:value="0" calcext:value-type="float">
            <text:p><text:s/>- <text:s text:c="2"/></text:p>
          </table:table-cell>
          <table:table-cell table:formula="of:=IF([.K395]=&quot;T_ex&quot;;[.L395]*([.I395]-[.$I$35])*[.$D$22];0)" office:value-type="float" office:value="0" calcext:value-type="float">
            <text:p><text:s/>- <text:s text:c="2"/></text:p>
          </table:table-cell>
          <table:table-cell table:formula="of:=IF([.K395]=&quot;yes&quot;;[.J395]*[.L395]*(0.05)*[.$D$21];0)" office:value-type="float" office:value="0" calcext:value-type="float">
            <text:p><text:s/>- <text:s text:c="2"/></text:p>
          </table:table-cell>
          <table:table-cell table:formula="of:=IF([.K395]=&quot;yes&quot;;[.J395]*[.L39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978315638200557" calcext:value-type="percentage">
            <text:p>0.9783%</text:p>
          </table:table-cell>
          <table:table-cell office:value-type="float" office:value="0.352768729641694" calcext:value-type="float">
            <text:p>0.35</text:p>
          </table:table-cell>
          <table:table-cell office:value-type="percentage" office:value="0.00914935619645381" calcext:value-type="percentage">
            <text:p>0.9149%</text:p>
          </table:table-cell>
          <table:table-cell office:value-type="percentage" office:value="0.00961615388323678" calcext:value-type="percentage">
            <text:p>0.9616%</text:p>
          </table:table-cell>
          <table:table-cell office:value-type="percentage" office:value="0.00956835953571321" calcext:value-type="percentage">
            <text:p>0.9568%</text:p>
          </table:table-cell>
          <table:table-cell office:value-type="percentage" office:value="0.010958534236097" calcext:value-type="percentage">
            <text:p>1.0959%</text:p>
          </table:table-cell>
          <table:table-cell table:formula="of:=MAX((1-[.I396]/(1-[.$D$25]));0)" office:value-type="float" office:value="0.98434495109129" calcext:value-type="float">
            <text:p><text:s/>0.9843 </text:p>
          </table:table-cell>
          <table:table-cell/>
          <table:table-cell table:formula="of:=EXP(-[.E396]*[.$D$23])" office:value-type="float" office:value="0.965338103231332" calcext:value-type="float">
            <text:p><text:s/>0.9653 </text:p>
          </table:table-cell>
          <table:table-cell table:formula="of:=IF([.K396]=&quot;yes&quot;;[.L396]*[.$D$22]*([.I396]-[.I395]);0)" office:value-type="float" office:value="0" calcext:value-type="float">
            <text:p><text:s/>- <text:s text:c="2"/></text:p>
          </table:table-cell>
          <table:table-cell table:formula="of:=IF([.K396]=&quot;T_ex&quot;;[.L396]*([.I396]-[.$I$35])*[.$D$22];0)" office:value-type="float" office:value="0" calcext:value-type="float">
            <text:p><text:s/>- <text:s text:c="2"/></text:p>
          </table:table-cell>
          <table:table-cell table:formula="of:=IF([.K396]=&quot;yes&quot;;[.J396]*[.L396]*(0.05)*[.$D$21];0)" office:value-type="float" office:value="0" calcext:value-type="float">
            <text:p><text:s/>- <text:s text:c="2"/></text:p>
          </table:table-cell>
          <table:table-cell table:formula="of:=IF([.K396]=&quot;yes&quot;;[.J396]*[.L39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0991045768665153" calcext:value-type="percentage">
            <text:p>0.9910%</text:p>
          </table:table-cell>
          <table:table-cell office:value-type="float" office:value="0.353745928338762" calcext:value-type="float">
            <text:p>0.35</text:p>
          </table:table-cell>
          <table:table-cell office:value-type="percentage" office:value="0.00926771944092933" calcext:value-type="percentage">
            <text:p>0.9268%</text:p>
          </table:table-cell>
          <table:table-cell office:value-type="percentage" office:value="0.00974333154207282" calcext:value-type="percentage">
            <text:p>0.9743%</text:p>
          </table:table-cell>
          <table:table-cell office:value-type="percentage" office:value="0.00968972072515747" calcext:value-type="percentage">
            <text:p>0.9690%</text:p>
          </table:table-cell>
          <table:table-cell office:value-type="percentage" office:value="0.011100053373114" calcext:value-type="percentage">
            <text:p>1.1100%</text:p>
          </table:table-cell>
          <table:table-cell table:formula="of:=MAX((1-[.I397]/(1-[.$D$25]));0)" office:value-type="float" office:value="0.984142780895551" calcext:value-type="float">
            <text:p><text:s/>0.9841 </text:p>
          </table:table-cell>
          <table:table-cell/>
          <table:table-cell table:formula="of:=EXP(-[.E397]*[.$D$23])" office:value-type="float" office:value="0.965243775126601" calcext:value-type="float">
            <text:p><text:s/>0.9652 </text:p>
          </table:table-cell>
          <table:table-cell table:formula="of:=IF([.K397]=&quot;yes&quot;;[.L397]*[.$D$22]*([.I397]-[.I396]);0)" office:value-type="float" office:value="0" calcext:value-type="float">
            <text:p><text:s/>- <text:s text:c="2"/></text:p>
          </table:table-cell>
          <table:table-cell table:formula="of:=IF([.K397]=&quot;T_ex&quot;;[.L397]*([.I397]-[.$I$35])*[.$D$22];0)" office:value-type="float" office:value="0" calcext:value-type="float">
            <text:p><text:s/>- <text:s text:c="2"/></text:p>
          </table:table-cell>
          <table:table-cell table:formula="of:=IF([.K397]=&quot;yes&quot;;[.J397]*[.L397]*(0.05)*[.$D$21];0)" office:value-type="float" office:value="0" calcext:value-type="float">
            <text:p><text:s/>- <text:s text:c="2"/></text:p>
          </table:table-cell>
          <table:table-cell table:formula="of:=IF([.K397]=&quot;yes&quot;;[.J397]*[.L39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00378382421263" calcext:value-type="percentage">
            <text:p>1.0038%</text:p>
          </table:table-cell>
          <table:table-cell office:value-type="float" office:value="0.354723127035831" calcext:value-type="float">
            <text:p>0.35</text:p>
          </table:table-cell>
          <table:table-cell office:value-type="percentage" office:value="0.00938459070610345" calcext:value-type="percentage">
            <text:p>0.9385%</text:p>
          </table:table-cell>
          <table:table-cell office:value-type="percentage" office:value="0.00987362640797579" calcext:value-type="percentage">
            <text:p>0.9874%</text:p>
          </table:table-cell>
          <table:table-cell office:value-type="percentage" office:value="0.00981438278996712" calcext:value-type="percentage">
            <text:p>0.9814%</text:p>
          </table:table-cell>
          <table:table-cell office:value-type="percentage" office:value="0.0112244811616415" calcext:value-type="percentage">
            <text:p>1.1224%</text:p>
          </table:table-cell>
          <table:table-cell table:formula="of:=MAX((1-[.I398]/(1-[.$D$25]));0)" office:value-type="float" office:value="0.983965026911941" calcext:value-type="float">
            <text:p><text:s/>0.9840 </text:p>
          </table:table-cell>
          <table:table-cell/>
          <table:table-cell table:formula="of:=EXP(-[.E398]*[.$D$23])" office:value-type="float" office:value="0.96514945623915" calcext:value-type="float">
            <text:p><text:s/>0.9651 </text:p>
          </table:table-cell>
          <table:table-cell table:formula="of:=IF([.K398]=&quot;yes&quot;;[.L398]*[.$D$22]*([.I398]-[.I397]);0)" office:value-type="float" office:value="0" calcext:value-type="float">
            <text:p><text:s/>- <text:s text:c="2"/></text:p>
          </table:table-cell>
          <table:table-cell table:formula="of:=IF([.K398]=&quot;T_ex&quot;;[.L398]*([.I398]-[.$I$35])*[.$D$22];0)" office:value-type="float" office:value="0" calcext:value-type="float">
            <text:p><text:s/>- <text:s text:c="2"/></text:p>
          </table:table-cell>
          <table:table-cell table:formula="of:=IF([.K398]=&quot;yes&quot;;[.J398]*[.L398]*(0.05)*[.$D$21];0)" office:value-type="float" office:value="0" calcext:value-type="float">
            <text:p><text:s/>- <text:s text:c="2"/></text:p>
          </table:table-cell>
          <table:table-cell table:formula="of:=IF([.K398]=&quot;yes&quot;;[.J398]*[.L39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01657341270476" calcext:value-type="percentage">
            <text:p>1.0166%</text:p>
          </table:table-cell>
          <table:table-cell office:value-type="float" office:value="0.355700325732899" calcext:value-type="float">
            <text:p>0.36</text:p>
          </table:table-cell>
          <table:table-cell office:value-type="percentage" office:value="0.00950448611518878" calcext:value-type="percentage">
            <text:p>0.9504%</text:p>
          </table:table-cell>
          <table:table-cell office:value-type="percentage" office:value="0.0100008693560356" calcext:value-type="percentage">
            <text:p>1.0001%</text:p>
          </table:table-cell>
          <table:table-cell office:value-type="percentage" office:value="0.00994422710646944" calcext:value-type="percentage">
            <text:p>0.9944%</text:p>
          </table:table-cell>
          <table:table-cell office:value-type="percentage" office:value="0.0113472693112428" calcext:value-type="percentage">
            <text:p>1.1347%</text:p>
          </table:table-cell>
          <table:table-cell table:formula="of:=MAX((1-[.I399]/(1-[.$D$25]));0)" office:value-type="float" office:value="0.983789615269653" calcext:value-type="float">
            <text:p><text:s/>0.9838 </text:p>
          </table:table-cell>
          <table:table-cell/>
          <table:table-cell table:formula="of:=EXP(-[.E399]*[.$D$23])" office:value-type="float" office:value="0.965055146568078" calcext:value-type="float">
            <text:p><text:s/>0.9651 </text:p>
          </table:table-cell>
          <table:table-cell table:formula="of:=IF([.K399]=&quot;yes&quot;;[.L399]*[.$D$22]*([.I399]-[.I398]);0)" office:value-type="float" office:value="0" calcext:value-type="float">
            <text:p><text:s/>- <text:s text:c="2"/></text:p>
          </table:table-cell>
          <table:table-cell table:formula="of:=IF([.K399]=&quot;T_ex&quot;;[.L399]*([.I399]-[.$I$35])*[.$D$22];0)" office:value-type="float" office:value="0" calcext:value-type="float">
            <text:p><text:s/>- <text:s text:c="2"/></text:p>
          </table:table-cell>
          <table:table-cell table:formula="of:=IF([.K399]=&quot;yes&quot;;[.J399]*[.L399]*(0.05)*[.$D$21];0)" office:value-type="float" office:value="0" calcext:value-type="float">
            <text:p><text:s/>- <text:s text:c="2"/></text:p>
          </table:table-cell>
          <table:table-cell table:formula="of:=IF([.K399]=&quot;yes&quot;;[.J399]*[.L39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02952474110955" calcext:value-type="percentage">
            <text:p>1.0295%</text:p>
          </table:table-cell>
          <table:table-cell office:value-type="float" office:value="0.356677524429967" calcext:value-type="float">
            <text:p>0.36</text:p>
          </table:table-cell>
          <table:table-cell office:value-type="percentage" office:value="0.00962003255016647" calcext:value-type="percentage">
            <text:p>0.9620%</text:p>
          </table:table-cell>
          <table:table-cell office:value-type="percentage" office:value="0.0101336260679846" calcext:value-type="percentage">
            <text:p>1.0134%</text:p>
          </table:table-cell>
          <table:table-cell office:value-type="percentage" office:value="0.0100719887842784" calcext:value-type="percentage">
            <text:p>1.0072%</text:p>
          </table:table-cell>
          <table:table-cell office:value-type="percentage" office:value="0.0114686221078868" calcext:value-type="percentage">
            <text:p>1.1469%</text:p>
          </table:table-cell>
          <table:table-cell table:formula="of:=MAX((1-[.I400]/(1-[.$D$25]));0)" office:value-type="float" office:value="0.98361625413159" calcext:value-type="float">
            <text:p><text:s/>0.9836 </text:p>
          </table:table-cell>
          <table:table-cell/>
          <table:table-cell table:formula="of:=EXP(-[.E400]*[.$D$23])" office:value-type="float" office:value="0.964960846112485" calcext:value-type="float">
            <text:p><text:s/>0.9650 </text:p>
          </table:table-cell>
          <table:table-cell table:formula="of:=IF([.K400]=&quot;yes&quot;;[.L400]*[.$D$22]*([.I400]-[.I399]);0)" office:value-type="float" office:value="0" calcext:value-type="float">
            <text:p><text:s/>- <text:s text:c="2"/></text:p>
          </table:table-cell>
          <table:table-cell table:formula="of:=IF([.K400]=&quot;T_ex&quot;;[.L400]*([.I400]-[.$I$35])*[.$D$22];0)" office:value-type="float" office:value="0" calcext:value-type="float">
            <text:p><text:s/>- <text:s text:c="2"/></text:p>
          </table:table-cell>
          <table:table-cell table:formula="of:=IF([.K400]=&quot;yes&quot;;[.J400]*[.L400]*(0.05)*[.$D$21];0)" office:value-type="float" office:value="0" calcext:value-type="float">
            <text:p><text:s/>- <text:s text:c="2"/></text:p>
          </table:table-cell>
          <table:table-cell table:formula="of:=IF([.K400]=&quot;yes&quot;;[.J400]*[.L40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04288566618523" calcext:value-type="percentage">
            <text:p>1.0429%</text:p>
          </table:table-cell>
          <table:table-cell office:value-type="float" office:value="0.357654723127036" calcext:value-type="float">
            <text:p>0.36</text:p>
          </table:table-cell>
          <table:table-cell office:value-type="percentage" office:value="0.00974049009762917" calcext:value-type="percentage">
            <text:p>0.9740%</text:p>
          </table:table-cell>
          <table:table-cell office:value-type="percentage" office:value="0.0102621537466647" calcext:value-type="percentage">
            <text:p>1.0262%</text:p>
          </table:table-cell>
          <table:table-cell office:value-type="percentage" office:value="0.0102027212877423" calcext:value-type="percentage">
            <text:p>1.0203%</text:p>
          </table:table-cell>
          <table:table-cell office:value-type="percentage" office:value="0.0116009704665512" calcext:value-type="percentage">
            <text:p>1.1601%</text:p>
          </table:table-cell>
          <table:table-cell table:formula="of:=MAX((1-[.I401]/(1-[.$D$25]));0)" office:value-type="float" office:value="0.983427185047784" calcext:value-type="float">
            <text:p><text:s/>0.9834 </text:p>
          </table:table-cell>
          <table:table-cell/>
          <table:table-cell table:formula="of:=EXP(-[.E401]*[.$D$23])" office:value-type="float" office:value="0.964866554871469" calcext:value-type="float">
            <text:p><text:s/>0.9649 </text:p>
          </table:table-cell>
          <table:table-cell table:formula="of:=IF([.K401]=&quot;yes&quot;;[.L401]*[.$D$22]*([.I401]-[.I400]);0)" office:value-type="float" office:value="0" calcext:value-type="float">
            <text:p><text:s/>- <text:s text:c="2"/></text:p>
          </table:table-cell>
          <table:table-cell table:formula="of:=IF([.K401]=&quot;T_ex&quot;;[.L401]*([.I401]-[.$I$35])*[.$D$22];0)" office:value-type="float" office:value="0" calcext:value-type="float">
            <text:p><text:s/>- <text:s text:c="2"/></text:p>
          </table:table-cell>
          <table:table-cell table:formula="of:=IF([.K401]=&quot;yes&quot;;[.J401]*[.L401]*(0.05)*[.$D$21];0)" office:value-type="float" office:value="0" calcext:value-type="float">
            <text:p><text:s/>- <text:s text:c="2"/></text:p>
          </table:table-cell>
          <table:table-cell table:formula="of:=IF([.K401]=&quot;yes&quot;;[.J401]*[.L40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05628816119023" calcext:value-type="percentage">
            <text:p>1.0563%</text:p>
          </table:table-cell>
          <table:table-cell office:value-type="float" office:value="0.358631921824104" calcext:value-type="float">
            <text:p>0.36</text:p>
          </table:table-cell>
          <table:table-cell office:value-type="percentage" office:value="0.00986492765872829" calcext:value-type="percentage">
            <text:p>0.9865%</text:p>
          </table:table-cell>
          <table:table-cell office:value-type="percentage" office:value="0.0103919369301341" calcext:value-type="percentage">
            <text:p>1.0392%</text:p>
          </table:table-cell>
          <table:table-cell office:value-type="percentage" office:value="0.0103341706349011" calcext:value-type="percentage">
            <text:p>1.0334%</text:p>
          </table:table-cell>
          <table:table-cell office:value-type="percentage" office:value="0.0117266622193596" calcext:value-type="percentage">
            <text:p>1.1727%</text:p>
          </table:table-cell>
          <table:table-cell table:formula="of:=MAX((1-[.I402]/(1-[.$D$25]));0)" office:value-type="float" office:value="0.983247625400915" calcext:value-type="float">
            <text:p><text:s/>0.9832 </text:p>
          </table:table-cell>
          <table:table-cell/>
          <table:table-cell table:formula="of:=EXP(-[.E402]*[.$D$23])" office:value-type="float" office:value="0.964772272844132" calcext:value-type="float">
            <text:p><text:s/>0.9648 </text:p>
          </table:table-cell>
          <table:table-cell table:formula="of:=IF([.K402]=&quot;yes&quot;;[.L402]*[.$D$22]*([.I402]-[.I401]);0)" office:value-type="float" office:value="0" calcext:value-type="float">
            <text:p><text:s/>- <text:s text:c="2"/></text:p>
          </table:table-cell>
          <table:table-cell table:formula="of:=IF([.K402]=&quot;T_ex&quot;;[.L402]*([.I402]-[.$I$35])*[.$D$22];0)" office:value-type="float" office:value="0" calcext:value-type="float">
            <text:p><text:s/>- <text:s text:c="2"/></text:p>
          </table:table-cell>
          <table:table-cell table:formula="of:=IF([.K402]=&quot;yes&quot;;[.J402]*[.L402]*(0.05)*[.$D$21];0)" office:value-type="float" office:value="0" calcext:value-type="float">
            <text:p><text:s/>- <text:s text:c="2"/></text:p>
          </table:table-cell>
          <table:table-cell table:formula="of:=IF([.K402]=&quot;yes&quot;;[.J402]*[.L40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06973027734925" calcext:value-type="percentage">
            <text:p>1.0697%</text:p>
          </table:table-cell>
          <table:table-cell office:value-type="float" office:value="0.359609120521173" calcext:value-type="float">
            <text:p>0.36</text:p>
          </table:table-cell>
          <table:table-cell office:value-type="percentage" office:value="0.00998839535747919" calcext:value-type="percentage">
            <text:p>0.9988%</text:p>
          </table:table-cell>
          <table:table-cell office:value-type="percentage" office:value="0.0105248735123365" calcext:value-type="percentage">
            <text:p>1.0525%</text:p>
          </table:table-cell>
          <table:table-cell office:value-type="percentage" office:value="0.0104651577649811" calcext:value-type="percentage">
            <text:p>1.0465%</text:p>
          </table:table-cell>
          <table:table-cell office:value-type="percentage" office:value="0.0118458374254317" calcext:value-type="percentage">
            <text:p>1.1846%</text:p>
          </table:table-cell>
          <table:table-cell table:formula="of:=MAX((1-[.I403]/(1-[.$D$25]));0)" office:value-type="float" office:value="0.983077375106526" calcext:value-type="float">
            <text:p><text:s/>0.9831 </text:p>
          </table:table-cell>
          <table:table-cell/>
          <table:table-cell table:formula="of:=EXP(-[.E403]*[.$D$23])" office:value-type="float" office:value="0.964678000029571" calcext:value-type="float">
            <text:p><text:s/>0.9647 </text:p>
          </table:table-cell>
          <table:table-cell table:formula="of:=IF([.K403]=&quot;yes&quot;;[.L403]*[.$D$22]*([.I403]-[.I402]);0)" office:value-type="float" office:value="0" calcext:value-type="float">
            <text:p><text:s/>- <text:s text:c="2"/></text:p>
          </table:table-cell>
          <table:table-cell table:formula="of:=IF([.K403]=&quot;T_ex&quot;;[.L403]*([.I403]-[.$I$35])*[.$D$22];0)" office:value-type="float" office:value="0" calcext:value-type="float">
            <text:p><text:s/>- <text:s text:c="2"/></text:p>
          </table:table-cell>
          <table:table-cell table:formula="of:=IF([.K403]=&quot;yes&quot;;[.J403]*[.L403]*(0.05)*[.$D$21];0)" office:value-type="float" office:value="0" calcext:value-type="float">
            <text:p><text:s/>- <text:s text:c="2"/></text:p>
          </table:table-cell>
          <table:table-cell table:formula="of:=IF([.K403]=&quot;yes&quot;;[.J403]*[.L40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08294700565514" calcext:value-type="percentage">
            <text:p>1.0829%</text:p>
          </table:table-cell>
          <table:table-cell office:value-type="float" office:value="0.360586319218241" calcext:value-type="float">
            <text:p>0.36</text:p>
          </table:table-cell>
          <table:table-cell office:value-type="percentage" office:value="0.0101103048998822" calcext:value-type="percentage">
            <text:p>1.0110%</text:p>
          </table:table-cell>
          <table:table-cell office:value-type="percentage" office:value="0.0106556111023084" calcext:value-type="percentage">
            <text:p>1.0656%</text:p>
          </table:table-cell>
          <table:table-cell office:value-type="percentage" office:value="0.010595414285995" calcext:value-type="percentage">
            <text:p>1.0595%</text:p>
          </table:table-cell>
          <table:table-cell office:value-type="percentage" office:value="0.0119844009515511" calcext:value-type="percentage">
            <text:p>1.1984%</text:p>
          </table:table-cell>
          <table:table-cell table:formula="of:=MAX((1-[.I404]/(1-[.$D$25]));0)" office:value-type="float" office:value="0.98287942721207" calcext:value-type="float">
            <text:p><text:s/>0.9829 </text:p>
          </table:table-cell>
          <table:table-cell/>
          <table:table-cell table:formula="of:=EXP(-[.E404]*[.$D$23])" office:value-type="float" office:value="0.964583736426888" calcext:value-type="float">
            <text:p><text:s/>0.9646 </text:p>
          </table:table-cell>
          <table:table-cell table:formula="of:=IF([.K404]=&quot;yes&quot;;[.L404]*[.$D$22]*([.I404]-[.I403]);0)" office:value-type="float" office:value="0" calcext:value-type="float">
            <text:p><text:s/>- <text:s text:c="2"/></text:p>
          </table:table-cell>
          <table:table-cell table:formula="of:=IF([.K404]=&quot;T_ex&quot;;[.L404]*([.I404]-[.$I$35])*[.$D$22];0)" office:value-type="float" office:value="0" calcext:value-type="float">
            <text:p><text:s/>- <text:s text:c="2"/></text:p>
          </table:table-cell>
          <table:table-cell table:formula="of:=IF([.K404]=&quot;yes&quot;;[.J404]*[.L404]*(0.05)*[.$D$21];0)" office:value-type="float" office:value="0" calcext:value-type="float">
            <text:p><text:s/>- <text:s text:c="2"/></text:p>
          </table:table-cell>
          <table:table-cell table:formula="of:=IF([.K404]=&quot;yes&quot;;[.J404]*[.L40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09657518939023" calcext:value-type="percentage">
            <text:p>1.0966%</text:p>
          </table:table-cell>
          <table:table-cell office:value-type="float" office:value="0.361563517915309" calcext:value-type="float">
            <text:p>0.36</text:p>
          </table:table-cell>
          <table:table-cell office:value-type="percentage" office:value="0.0102320466987462" calcext:value-type="percentage">
            <text:p>1.0232%</text:p>
          </table:table-cell>
          <table:table-cell office:value-type="percentage" office:value="0.0107934147748816" calcext:value-type="percentage">
            <text:p>1.0793%</text:p>
          </table:table-cell>
          <table:table-cell office:value-type="percentage" office:value="0.0107246121833276" calcext:value-type="percentage">
            <text:p>1.0725%</text:p>
          </table:table-cell>
          <table:table-cell office:value-type="percentage" office:value="0.0121358582791572" calcext:value-type="percentage">
            <text:p>1.2136%</text:p>
          </table:table-cell>
          <table:table-cell table:formula="of:=MAX((1-[.I405]/(1-[.$D$25]));0)" office:value-type="float" office:value="0.982663059601204" calcext:value-type="float">
            <text:p><text:s/>0.9827 </text:p>
          </table:table-cell>
          <table:table-cell/>
          <table:table-cell table:formula="of:=EXP(-[.E405]*[.$D$23])" office:value-type="float" office:value="0.964489482035181" calcext:value-type="float">
            <text:p><text:s/>0.9645 </text:p>
          </table:table-cell>
          <table:table-cell table:formula="of:=IF([.K405]=&quot;yes&quot;;[.L405]*[.$D$22]*([.I405]-[.I404]);0)" office:value-type="float" office:value="0" calcext:value-type="float">
            <text:p><text:s/>- <text:s text:c="2"/></text:p>
          </table:table-cell>
          <table:table-cell table:formula="of:=IF([.K405]=&quot;T_ex&quot;;[.L405]*([.I405]-[.$I$35])*[.$D$22];0)" office:value-type="float" office:value="0" calcext:value-type="float">
            <text:p><text:s/>- <text:s text:c="2"/></text:p>
          </table:table-cell>
          <table:table-cell table:formula="of:=IF([.K405]=&quot;yes&quot;;[.J405]*[.L405]*(0.05)*[.$D$21];0)" office:value-type="float" office:value="0" calcext:value-type="float">
            <text:p><text:s/>- <text:s text:c="2"/></text:p>
          </table:table-cell>
          <table:table-cell table:formula="of:=IF([.K405]=&quot;yes&quot;;[.J405]*[.L40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11029301932625" calcext:value-type="percentage">
            <text:p>1.1103%</text:p>
          </table:table-cell>
          <table:table-cell office:value-type="float" office:value="0.362540716612378" calcext:value-type="float">
            <text:p>0.36</text:p>
          </table:table-cell>
          <table:table-cell office:value-type="percentage" office:value="0.0103615734341128" calcext:value-type="percentage">
            <text:p>1.0362%</text:p>
          </table:table-cell>
          <table:table-cell office:value-type="percentage" office:value="0.0109290897586094" calcext:value-type="percentage">
            <text:p>1.0929%</text:p>
          </table:table-cell>
          <table:table-cell office:value-type="percentage" office:value="0.0108550851317024" calcext:value-type="percentage">
            <text:p>1.0855%</text:p>
          </table:table-cell>
          <table:table-cell office:value-type="percentage" office:value="0.0122871655757278" calcext:value-type="percentage">
            <text:p>1.2287%</text:p>
          </table:table-cell>
          <table:table-cell table:formula="of:=MAX((1-[.I406]/(1-[.$D$25]));0)" office:value-type="float" office:value="0.982446906320389" calcext:value-type="float">
            <text:p><text:s/>0.9824 </text:p>
          </table:table-cell>
          <table:table-cell/>
          <table:table-cell table:formula="of:=EXP(-[.E406]*[.$D$23])" office:value-type="float" office:value="0.964395236853552" calcext:value-type="float">
            <text:p><text:s/>0.9644 </text:p>
          </table:table-cell>
          <table:table-cell table:formula="of:=IF([.K406]=&quot;yes&quot;;[.L406]*[.$D$22]*([.I406]-[.I405]);0)" office:value-type="float" office:value="0" calcext:value-type="float">
            <text:p><text:s/>- <text:s text:c="2"/></text:p>
          </table:table-cell>
          <table:table-cell table:formula="of:=IF([.K406]=&quot;T_ex&quot;;[.L406]*([.I406]-[.$I$35])*[.$D$22];0)" office:value-type="float" office:value="0" calcext:value-type="float">
            <text:p><text:s/>- <text:s text:c="2"/></text:p>
          </table:table-cell>
          <table:table-cell table:formula="of:=IF([.K406]=&quot;yes&quot;;[.J406]*[.L406]*(0.05)*[.$D$21];0)" office:value-type="float" office:value="0" calcext:value-type="float">
            <text:p><text:s/>- <text:s text:c="2"/></text:p>
          </table:table-cell>
          <table:table-cell table:formula="of:=IF([.K406]=&quot;yes&quot;;[.J406]*[.L40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12413635170411" calcext:value-type="percentage">
            <text:p>1.1241%</text:p>
          </table:table-cell>
          <table:table-cell office:value-type="float" office:value="0.363517915309446" calcext:value-type="float">
            <text:p>0.36</text:p>
          </table:table-cell>
          <table:table-cell office:value-type="percentage" office:value="0.0104885266950401" calcext:value-type="percentage">
            <text:p>1.0489%</text:p>
          </table:table-cell>
          <table:table-cell office:value-type="percentage" office:value="0.0110680752079903" calcext:value-type="percentage">
            <text:p>1.1068%</text:p>
          </table:table-cell>
          <table:table-cell office:value-type="percentage" office:value="0.0109889454291016" calcext:value-type="percentage">
            <text:p>1.0989%</text:p>
          </table:table-cell>
          <table:table-cell office:value-type="percentage" office:value="0.0124414324439286" calcext:value-type="percentage">
            <text:p>1.2441%</text:p>
          </table:table-cell>
          <table:table-cell table:formula="of:=MAX((1-[.I407]/(1-[.$D$25]));0)" office:value-type="float" office:value="0.982226525080102" calcext:value-type="float">
            <text:p><text:s/>0.9822 </text:p>
          </table:table-cell>
          <table:table-cell/>
          <table:table-cell table:formula="of:=EXP(-[.E407]*[.$D$23])" office:value-type="float" office:value="0.964301000881099" calcext:value-type="float">
            <text:p><text:s/>0.9643 </text:p>
          </table:table-cell>
          <table:table-cell table:formula="of:=IF([.K407]=&quot;yes&quot;;[.L407]*[.$D$22]*([.I407]-[.I406]);0)" office:value-type="float" office:value="0" calcext:value-type="float">
            <text:p><text:s/>- <text:s text:c="2"/></text:p>
          </table:table-cell>
          <table:table-cell table:formula="of:=IF([.K407]=&quot;T_ex&quot;;[.L407]*([.I407]-[.$I$35])*[.$D$22];0)" office:value-type="float" office:value="0" calcext:value-type="float">
            <text:p><text:s/>- <text:s text:c="2"/></text:p>
          </table:table-cell>
          <table:table-cell table:formula="of:=IF([.K407]=&quot;yes&quot;;[.J407]*[.L407]*(0.05)*[.$D$21];0)" office:value-type="float" office:value="0" calcext:value-type="float">
            <text:p><text:s/>- <text:s text:c="2"/></text:p>
          </table:table-cell>
          <table:table-cell table:formula="of:=IF([.K407]=&quot;yes&quot;;[.J407]*[.L40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13776493320365" calcext:value-type="percentage">
            <text:p>1.1378%</text:p>
          </table:table-cell>
          <table:table-cell office:value-type="float" office:value="0.364495114006515" calcext:value-type="float">
            <text:p>0.36</text:p>
          </table:table-cell>
          <table:table-cell office:value-type="percentage" office:value="0.010615044492245" calcext:value-type="percentage">
            <text:p>1.0615%</text:p>
          </table:table-cell>
          <table:table-cell office:value-type="percentage" office:value="0.0112102122800388" calcext:value-type="percentage">
            <text:p>1.1210%</text:p>
          </table:table-cell>
          <table:table-cell office:value-type="percentage" office:value="0.0111246719583405" calcext:value-type="percentage">
            <text:p>1.1125%</text:p>
          </table:table-cell>
          <table:table-cell office:value-type="percentage" office:value="0.0125988668064078" calcext:value-type="percentage">
            <text:p>1.2599%</text:p>
          </table:table-cell>
          <table:table-cell table:formula="of:=MAX((1-[.I408]/(1-[.$D$25]));0)" office:value-type="float" office:value="0.982001618847989" calcext:value-type="float">
            <text:p><text:s/>0.9820 </text:p>
          </table:table-cell>
          <table:table-cell/>
          <table:table-cell table:formula="of:=EXP(-[.E408]*[.$D$23])" office:value-type="float" office:value="0.964206774116923" calcext:value-type="float">
            <text:p><text:s/>0.9642 </text:p>
          </table:table-cell>
          <table:table-cell table:formula="of:=IF([.K408]=&quot;yes&quot;;[.L408]*[.$D$22]*([.I408]-[.I407]);0)" office:value-type="float" office:value="0" calcext:value-type="float">
            <text:p><text:s/>- <text:s text:c="2"/></text:p>
          </table:table-cell>
          <table:table-cell table:formula="of:=IF([.K408]=&quot;T_ex&quot;;[.L408]*([.I408]-[.$I$35])*[.$D$22];0)" office:value-type="float" office:value="0" calcext:value-type="float">
            <text:p><text:s/>- <text:s text:c="2"/></text:p>
          </table:table-cell>
          <table:table-cell table:formula="of:=IF([.K408]=&quot;yes&quot;;[.J408]*[.L408]*(0.05)*[.$D$21];0)" office:value-type="float" office:value="0" calcext:value-type="float">
            <text:p><text:s/>- <text:s text:c="2"/></text:p>
          </table:table-cell>
          <table:table-cell table:formula="of:=IF([.K408]=&quot;yes&quot;;[.J408]*[.L40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15232541584718" calcext:value-type="percentage">
            <text:p>1.1523%</text:p>
          </table:table-cell>
          <table:table-cell office:value-type="float" office:value="0.365472312703583" calcext:value-type="float">
            <text:p>0.37</text:p>
          </table:table-cell>
          <table:table-cell office:value-type="percentage" office:value="0.0107425353769842" calcext:value-type="percentage">
            <text:p>1.0743%</text:p>
          </table:table-cell>
          <table:table-cell office:value-type="percentage" office:value="0.0113522951296661" calcext:value-type="percentage">
            <text:p>1.1352%</text:p>
          </table:table-cell>
          <table:table-cell office:value-type="percentage" office:value="0.0112616630712137" calcext:value-type="percentage">
            <text:p>1.1262%</text:p>
          </table:table-cell>
          <table:table-cell office:value-type="percentage" office:value="0.0127440343141003" calcext:value-type="percentage">
            <text:p>1.2744%</text:p>
          </table:table-cell>
          <table:table-cell table:formula="of:=MAX((1-[.I409]/(1-[.$D$25]));0)" office:value-type="float" office:value="0.981794236694142" calcext:value-type="float">
            <text:p><text:s/>0.9818 </text:p>
          </table:table-cell>
          <table:table-cell/>
          <table:table-cell table:formula="of:=EXP(-[.E409]*[.$D$23])" office:value-type="float" office:value="0.964112556560125" calcext:value-type="float">
            <text:p><text:s/>0.9641 </text:p>
          </table:table-cell>
          <table:table-cell table:formula="of:=IF([.K409]=&quot;yes&quot;;[.L409]*[.$D$22]*([.I409]-[.I408]);0)" office:value-type="float" office:value="0" calcext:value-type="float">
            <text:p><text:s/>- <text:s text:c="2"/></text:p>
          </table:table-cell>
          <table:table-cell table:formula="of:=IF([.K409]=&quot;T_ex&quot;;[.L409]*([.I409]-[.$I$35])*[.$D$22];0)" office:value-type="float" office:value="0" calcext:value-type="float">
            <text:p><text:s/>- <text:s text:c="2"/></text:p>
          </table:table-cell>
          <table:table-cell table:formula="of:=IF([.K409]=&quot;yes&quot;;[.J409]*[.L409]*(0.05)*[.$D$21];0)" office:value-type="float" office:value="0" calcext:value-type="float">
            <text:p><text:s/>- <text:s text:c="2"/></text:p>
          </table:table-cell>
          <table:table-cell table:formula="of:=IF([.K409]=&quot;yes&quot;;[.J409]*[.L40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16651897165084" calcext:value-type="percentage">
            <text:p>1.1665%</text:p>
          </table:table-cell>
          <table:table-cell office:value-type="float" office:value="0.366449511400651" calcext:value-type="float">
            <text:p>0.37</text:p>
          </table:table-cell>
          <table:table-cell office:value-type="percentage" office:value="0.0108688383152629" calcext:value-type="percentage">
            <text:p>1.0869%</text:p>
          </table:table-cell>
          <table:table-cell office:value-type="percentage" office:value="0.0114946139938599" calcext:value-type="percentage">
            <text:p>1.1495%</text:p>
          </table:table-cell>
          <table:table-cell office:value-type="percentage" office:value="0.0113995045533314" calcext:value-type="percentage">
            <text:p>1.1400%</text:p>
          </table:table-cell>
          <table:table-cell office:value-type="percentage" office:value="0.0128763242242059" calcext:value-type="percentage">
            <text:p>1.2876%</text:p>
          </table:table-cell>
          <table:table-cell table:formula="of:=MAX((1-[.I410]/(1-[.$D$25]));0)" office:value-type="float" office:value="0.981605251108277" calcext:value-type="float">
            <text:p><text:s/>0.9816 </text:p>
          </table:table-cell>
          <table:table-cell/>
          <table:table-cell table:formula="of:=EXP(-[.E410]*[.$D$23])" office:value-type="float" office:value="0.964018348209804" calcext:value-type="float">
            <text:p><text:s/>0.9640 </text:p>
          </table:table-cell>
          <table:table-cell table:formula="of:=IF([.K410]=&quot;yes&quot;;[.L410]*[.$D$22]*([.I410]-[.I409]);0)" office:value-type="float" office:value="0" calcext:value-type="float">
            <text:p><text:s/>- <text:s text:c="2"/></text:p>
          </table:table-cell>
          <table:table-cell table:formula="of:=IF([.K410]=&quot;T_ex&quot;;[.L410]*([.I410]-[.$I$35])*[.$D$22];0)" office:value-type="float" office:value="0" calcext:value-type="float">
            <text:p><text:s/>- <text:s text:c="2"/></text:p>
          </table:table-cell>
          <table:table-cell table:formula="of:=IF([.K410]=&quot;yes&quot;;[.J410]*[.L410]*(0.05)*[.$D$21];0)" office:value-type="float" office:value="0" calcext:value-type="float">
            <text:p><text:s/>- <text:s text:c="2"/></text:p>
          </table:table-cell>
          <table:table-cell table:formula="of:=IF([.K410]=&quot;yes&quot;;[.J410]*[.L41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18052291816748" calcext:value-type="percentage">
            <text:p>1.1805%</text:p>
          </table:table-cell>
          <table:table-cell office:value-type="float" office:value="0.36742671009772" calcext:value-type="float">
            <text:p>0.37</text:p>
          </table:table-cell>
          <table:table-cell office:value-type="percentage" office:value="0.0109985897799907" calcext:value-type="percentage">
            <text:p>1.0999%</text:p>
          </table:table-cell>
          <table:table-cell office:value-type="percentage" office:value="0.0116371244344586" calcext:value-type="percentage">
            <text:p>1.1637%</text:p>
          </table:table-cell>
          <table:table-cell office:value-type="percentage" office:value="0.0115362596699346" calcext:value-type="percentage">
            <text:p>1.1536%</text:p>
          </table:table-cell>
          <table:table-cell office:value-type="percentage" office:value="0.013005554388418" calcext:value-type="percentage">
            <text:p>1.3006%</text:p>
          </table:table-cell>
          <table:table-cell table:formula="of:=MAX((1-[.I411]/(1-[.$D$25]));0)" office:value-type="float" office:value="0.981420636587974" calcext:value-type="float">
            <text:p><text:s/>0.9814 </text:p>
          </table:table-cell>
          <table:table-cell/>
          <table:table-cell table:formula="of:=EXP(-[.E411]*[.$D$23])" office:value-type="float" office:value="0.963924149065061" calcext:value-type="float">
            <text:p><text:s/>0.9639 </text:p>
          </table:table-cell>
          <table:table-cell table:formula="of:=IF([.K411]=&quot;yes&quot;;[.L411]*[.$D$22]*([.I411]-[.I410]);0)" office:value-type="float" office:value="0" calcext:value-type="float">
            <text:p><text:s/>- <text:s text:c="2"/></text:p>
          </table:table-cell>
          <table:table-cell table:formula="of:=IF([.K411]=&quot;T_ex&quot;;[.L411]*([.I411]-[.$I$35])*[.$D$22];0)" office:value-type="float" office:value="0" calcext:value-type="float">
            <text:p><text:s/>- <text:s text:c="2"/></text:p>
          </table:table-cell>
          <table:table-cell table:formula="of:=IF([.K411]=&quot;yes&quot;;[.J411]*[.L411]*(0.05)*[.$D$21];0)" office:value-type="float" office:value="0" calcext:value-type="float">
            <text:p><text:s/>- <text:s text:c="2"/></text:p>
          </table:table-cell>
          <table:table-cell table:formula="of:=IF([.K411]=&quot;yes&quot;;[.J411]*[.L41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19473049046952" calcext:value-type="percentage">
            <text:p>1.1947%</text:p>
          </table:table-cell>
          <table:table-cell office:value-type="float" office:value="0.368403908794788" calcext:value-type="float">
            <text:p>0.37</text:p>
          </table:table-cell>
          <table:table-cell office:value-type="percentage" office:value="0.011127921227733" calcext:value-type="percentage">
            <text:p>1.1128%</text:p>
          </table:table-cell>
          <table:table-cell office:value-type="percentage" office:value="0.0117812472902995" calcext:value-type="percentage">
            <text:p>1.1781%</text:p>
          </table:table-cell>
          <table:table-cell office:value-type="percentage" office:value="0.011672532440957" calcext:value-type="percentage">
            <text:p>1.1673%</text:p>
          </table:table-cell>
          <table:table-cell office:value-type="percentage" office:value="0.0131829177171453" calcext:value-type="percentage">
            <text:p>1.3183%</text:p>
          </table:table-cell>
          <table:table-cell table:formula="of:=MAX((1-[.I412]/(1-[.$D$25]));0)" office:value-type="float" office:value="0.981167260404078" calcext:value-type="float">
            <text:p><text:s/>0.9812 </text:p>
          </table:table-cell>
          <table:table-cell/>
          <table:table-cell table:formula="of:=EXP(-[.E412]*[.$D$23])" office:value-type="float" office:value="0.963829959124996" calcext:value-type="float">
            <text:p><text:s/>0.9638 </text:p>
          </table:table-cell>
          <table:table-cell table:formula="of:=IF([.K412]=&quot;yes&quot;;[.L412]*[.$D$22]*([.I412]-[.I411]);0)" office:value-type="float" office:value="0" calcext:value-type="float">
            <text:p><text:s/>- <text:s text:c="2"/></text:p>
          </table:table-cell>
          <table:table-cell table:formula="of:=IF([.K412]=&quot;T_ex&quot;;[.L412]*([.I412]-[.$I$35])*[.$D$22];0)" office:value-type="float" office:value="0" calcext:value-type="float">
            <text:p><text:s/>- <text:s text:c="2"/></text:p>
          </table:table-cell>
          <table:table-cell table:formula="of:=IF([.K412]=&quot;yes&quot;;[.J412]*[.L412]*(0.05)*[.$D$21];0)" office:value-type="float" office:value="0" calcext:value-type="float">
            <text:p><text:s/>- <text:s text:c="2"/></text:p>
          </table:table-cell>
          <table:table-cell table:formula="of:=IF([.K412]=&quot;yes&quot;;[.J412]*[.L41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20922786604482" calcext:value-type="percentage">
            <text:p>1.2092%</text:p>
          </table:table-cell>
          <table:table-cell office:value-type="float" office:value="0.369381107491857" calcext:value-type="float">
            <text:p>0.37</text:p>
          </table:table-cell>
          <table:table-cell office:value-type="percentage" office:value="0.0112630058079757" calcext:value-type="percentage">
            <text:p>1.1263%</text:p>
          </table:table-cell>
          <table:table-cell office:value-type="percentage" office:value="0.0119299979470052" calcext:value-type="percentage">
            <text:p>1.1930%</text:p>
          </table:table-cell>
          <table:table-cell office:value-type="percentage" office:value="0.0118105005767324" calcext:value-type="percentage">
            <text:p>1.1811%</text:p>
          </table:table-cell>
          <table:table-cell office:value-type="percentage" office:value="0.0133533128109841" calcext:value-type="percentage">
            <text:p>1.3353%</text:p>
          </table:table-cell>
          <table:table-cell table:formula="of:=MAX((1-[.I413]/(1-[.$D$25]));0)" office:value-type="float" office:value="0.980923838841451" calcext:value-type="float">
            <text:p><text:s/>0.9809 </text:p>
          </table:table-cell>
          <table:table-cell/>
          <table:table-cell table:formula="of:=EXP(-[.E413]*[.$D$23])" office:value-type="float" office:value="0.96373577838871" calcext:value-type="float">
            <text:p><text:s/>0.9637 </text:p>
          </table:table-cell>
          <table:table-cell table:formula="of:=IF([.K413]=&quot;yes&quot;;[.L413]*[.$D$22]*([.I413]-[.I412]);0)" office:value-type="float" office:value="0" calcext:value-type="float">
            <text:p><text:s/>- <text:s text:c="2"/></text:p>
          </table:table-cell>
          <table:table-cell table:formula="of:=IF([.K413]=&quot;T_ex&quot;;[.L413]*([.I413]-[.$I$35])*[.$D$22];0)" office:value-type="float" office:value="0" calcext:value-type="float">
            <text:p><text:s/>- <text:s text:c="2"/></text:p>
          </table:table-cell>
          <table:table-cell table:formula="of:=IF([.K413]=&quot;yes&quot;;[.J413]*[.L413]*(0.05)*[.$D$21];0)" office:value-type="float" office:value="0" calcext:value-type="float">
            <text:p><text:s/>- <text:s text:c="2"/></text:p>
          </table:table-cell>
          <table:table-cell table:formula="of:=IF([.K413]=&quot;yes&quot;;[.J413]*[.L41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22387030317734" calcext:value-type="percentage">
            <text:p>1.2239%</text:p>
          </table:table-cell>
          <table:table-cell office:value-type="float" office:value="0.370358306188925" calcext:value-type="float">
            <text:p>0.37</text:p>
          </table:table-cell>
          <table:table-cell office:value-type="percentage" office:value="0.0113980308585507" calcext:value-type="percentage">
            <text:p>1.1398%</text:p>
          </table:table-cell>
          <table:table-cell office:value-type="percentage" office:value="0.012079273226969" calcext:value-type="percentage">
            <text:p>1.2079%</text:p>
          </table:table-cell>
          <table:table-cell office:value-type="percentage" office:value="0.011953560088595" calcext:value-type="percentage">
            <text:p>1.1954%</text:p>
          </table:table-cell>
          <table:table-cell office:value-type="percentage" office:value="0.0135127798333306" calcext:value-type="percentage">
            <text:p>1.3513%</text:p>
          </table:table-cell>
          <table:table-cell table:formula="of:=MAX((1-[.I414]/(1-[.$D$25]));0)" office:value-type="float" office:value="0.980696028809528" calcext:value-type="float">
            <text:p><text:s/>0.9807 </text:p>
          </table:table-cell>
          <table:table-cell/>
          <table:table-cell table:formula="of:=EXP(-[.E414]*[.$D$23])" office:value-type="float" office:value="0.963641606855304" calcext:value-type="float">
            <text:p><text:s/>0.9636 </text:p>
          </table:table-cell>
          <table:table-cell table:formula="of:=IF([.K414]=&quot;yes&quot;;[.L414]*[.$D$22]*([.I414]-[.I413]);0)" office:value-type="float" office:value="0" calcext:value-type="float">
            <text:p><text:s/>- <text:s text:c="2"/></text:p>
          </table:table-cell>
          <table:table-cell table:formula="of:=IF([.K414]=&quot;T_ex&quot;;[.L414]*([.I414]-[.$I$35])*[.$D$22];0)" office:value-type="float" office:value="0" calcext:value-type="float">
            <text:p><text:s/>- <text:s text:c="2"/></text:p>
          </table:table-cell>
          <table:table-cell table:formula="of:=IF([.K414]=&quot;yes&quot;;[.J414]*[.L414]*(0.05)*[.$D$21];0)" office:value-type="float" office:value="0" calcext:value-type="float">
            <text:p><text:s/>- <text:s text:c="2"/></text:p>
          </table:table-cell>
          <table:table-cell table:formula="of:=IF([.K414]=&quot;yes&quot;;[.J414]*[.L41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23834111527963" calcext:value-type="percentage">
            <text:p>1.2383%</text:p>
          </table:table-cell>
          <table:table-cell office:value-type="float" office:value="0.371335504885994" calcext:value-type="float">
            <text:p>0.37</text:p>
          </table:table-cell>
          <table:table-cell office:value-type="percentage" office:value="0.011535732217299" calcext:value-type="percentage">
            <text:p>1.1536%</text:p>
          </table:table-cell>
          <table:table-cell office:value-type="percentage" office:value="0.0122291619548422" calcext:value-type="percentage">
            <text:p>1.2229%</text:p>
          </table:table-cell>
          <table:table-cell office:value-type="percentage" office:value="0.0120953477583672" calcext:value-type="percentage">
            <text:p>1.2095%</text:p>
          </table:table-cell>
          <table:table-cell office:value-type="percentage" office:value="0.0136606407228246" calcext:value-type="percentage">
            <text:p>1.3661%</text:p>
          </table:table-cell>
          <table:table-cell table:formula="of:=MAX((1-[.I415]/(1-[.$D$25]));0)" office:value-type="float" office:value="0.980484798967393" calcext:value-type="float">
            <text:p><text:s/>0.9805 </text:p>
          </table:table-cell>
          <table:table-cell/>
          <table:table-cell table:formula="of:=EXP(-[.E415]*[.$D$23])" office:value-type="float" office:value="0.963547444523879" calcext:value-type="float">
            <text:p><text:s/>0.9635 </text:p>
          </table:table-cell>
          <table:table-cell table:formula="of:=IF([.K415]=&quot;yes&quot;;[.L415]*[.$D$22]*([.I415]-[.I414]);0)" office:value-type="float" office:value="0" calcext:value-type="float">
            <text:p><text:s/>- <text:s text:c="2"/></text:p>
          </table:table-cell>
          <table:table-cell table:formula="of:=IF([.K415]=&quot;T_ex&quot;;[.L415]*([.I415]-[.$I$35])*[.$D$22];0)" office:value-type="float" office:value="0" calcext:value-type="float">
            <text:p><text:s/>- <text:s text:c="2"/></text:p>
          </table:table-cell>
          <table:table-cell table:formula="of:=IF([.K415]=&quot;yes&quot;;[.J415]*[.L415]*(0.05)*[.$D$21];0)" office:value-type="float" office:value="0" calcext:value-type="float">
            <text:p><text:s/>- <text:s text:c="2"/></text:p>
          </table:table-cell>
          <table:table-cell table:formula="of:=IF([.K415]=&quot;yes&quot;;[.J415]*[.L41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25370712359674" calcext:value-type="percentage">
            <text:p>1.2537%</text:p>
          </table:table-cell>
          <table:table-cell office:value-type="float" office:value="0.372312703583062" calcext:value-type="float">
            <text:p>0.37</text:p>
          </table:table-cell>
          <table:table-cell office:value-type="percentage" office:value="0.011673318572378" calcext:value-type="percentage">
            <text:p>1.1673%</text:p>
          </table:table-cell>
          <table:table-cell office:value-type="percentage" office:value="0.0123778834983928" calcext:value-type="percentage">
            <text:p>1.2378%</text:p>
          </table:table-cell>
          <table:table-cell office:value-type="percentage" office:value="0.012241500813419" calcext:value-type="percentage">
            <text:p>1.2242%</text:p>
          </table:table-cell>
          <table:table-cell office:value-type="percentage" office:value="0.0138214252923454" calcext:value-type="percentage">
            <text:p>1.3821%</text:p>
          </table:table-cell>
          <table:table-cell table:formula="of:=MAX((1-[.I416]/(1-[.$D$25]));0)" office:value-type="float" office:value="0.980255106725221" calcext:value-type="float">
            <text:p><text:s/>0.9803 </text:p>
          </table:table-cell>
          <table:table-cell/>
          <table:table-cell table:formula="of:=EXP(-[.E416]*[.$D$23])" office:value-type="float" office:value="0.963453291393534" calcext:value-type="float">
            <text:p><text:s/>0.9635 </text:p>
          </table:table-cell>
          <table:table-cell table:formula="of:=IF([.K416]=&quot;yes&quot;;[.L416]*[.$D$22]*([.I416]-[.I415]);0)" office:value-type="float" office:value="0" calcext:value-type="float">
            <text:p><text:s/>- <text:s text:c="2"/></text:p>
          </table:table-cell>
          <table:table-cell table:formula="of:=IF([.K416]=&quot;T_ex&quot;;[.L416]*([.I416]-[.$I$35])*[.$D$22];0)" office:value-type="float" office:value="0" calcext:value-type="float">
            <text:p><text:s/>- <text:s text:c="2"/></text:p>
          </table:table-cell>
          <table:table-cell table:formula="of:=IF([.K416]=&quot;yes&quot;;[.J416]*[.L416]*(0.05)*[.$D$21];0)" office:value-type="float" office:value="0" calcext:value-type="float">
            <text:p><text:s/>- <text:s text:c="2"/></text:p>
          </table:table-cell>
          <table:table-cell table:formula="of:=IF([.K416]=&quot;yes&quot;;[.J416]*[.L41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26902451597971" calcext:value-type="percentage">
            <text:p>1.2690%</text:p>
          </table:table-cell>
          <table:table-cell office:value-type="float" office:value="0.37328990228013" calcext:value-type="float">
            <text:p>0.37</text:p>
          </table:table-cell>
          <table:table-cell office:value-type="percentage" office:value="0.0118112294030289" calcext:value-type="percentage">
            <text:p>1.1811%</text:p>
          </table:table-cell>
          <table:table-cell office:value-type="percentage" office:value="0.0125303077570397" calcext:value-type="percentage">
            <text:p>1.2530%</text:p>
          </table:table-cell>
          <table:table-cell office:value-type="percentage" office:value="0.012389676459826" calcext:value-type="percentage">
            <text:p>1.2390%</text:p>
          </table:table-cell>
          <table:table-cell office:value-type="percentage" office:value="0.0139885755837824" calcext:value-type="percentage">
            <text:p>1.3989%</text:p>
          </table:table-cell>
          <table:table-cell table:formula="of:=MAX((1-[.I417]/(1-[.$D$25]));0)" office:value-type="float" office:value="0.980016320594597" calcext:value-type="float">
            <text:p><text:s/>0.9800 </text:p>
          </table:table-cell>
          <table:table-cell/>
          <table:table-cell table:formula="of:=EXP(-[.E417]*[.$D$23])" office:value-type="float" office:value="0.963359147463372" calcext:value-type="float">
            <text:p><text:s/>0.9634 </text:p>
          </table:table-cell>
          <table:table-cell table:formula="of:=IF([.K417]=&quot;yes&quot;;[.L417]*[.$D$22]*([.I417]-[.I416]);0)" office:value-type="float" office:value="0" calcext:value-type="float">
            <text:p><text:s/>- <text:s text:c="2"/></text:p>
          </table:table-cell>
          <table:table-cell table:formula="of:=IF([.K417]=&quot;T_ex&quot;;[.L417]*([.I417]-[.$I$35])*[.$D$22];0)" office:value-type="float" office:value="0" calcext:value-type="float">
            <text:p><text:s/>- <text:s text:c="2"/></text:p>
          </table:table-cell>
          <table:table-cell table:formula="of:=IF([.K417]=&quot;yes&quot;;[.J417]*[.L417]*(0.05)*[.$D$21];0)" office:value-type="float" office:value="0" calcext:value-type="float">
            <text:p><text:s/>- <text:s text:c="2"/></text:p>
          </table:table-cell>
          <table:table-cell table:formula="of:=IF([.K417]=&quot;yes&quot;;[.J417]*[.L41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28435405830263" calcext:value-type="percentage">
            <text:p>1.2844%</text:p>
          </table:table-cell>
          <table:table-cell office:value-type="float" office:value="0.374267100977199" calcext:value-type="float">
            <text:p>0.37</text:p>
          </table:table-cell>
          <table:table-cell office:value-type="percentage" office:value="0.0119484561469905" calcext:value-type="percentage">
            <text:p>1.1948%</text:p>
          </table:table-cell>
          <table:table-cell office:value-type="percentage" office:value="0.0126837378264198" calcext:value-type="percentage">
            <text:p>1.2684%</text:p>
          </table:table-cell>
          <table:table-cell office:value-type="percentage" office:value="0.0125335776756816" calcext:value-type="percentage">
            <text:p>1.2534%</text:p>
          </table:table-cell>
          <table:table-cell office:value-type="percentage" office:value="0.01414841390742" calcext:value-type="percentage">
            <text:p>1.4148%</text:p>
          </table:table-cell>
          <table:table-cell table:formula="of:=MAX((1-[.I418]/(1-[.$D$25]));0)" office:value-type="float" office:value="0.979787980132257" calcext:value-type="float">
            <text:p><text:s/>0.9798 </text:p>
          </table:table-cell>
          <table:table-cell/>
          <table:table-cell table:formula="of:=EXP(-[.E418]*[.$D$23])" office:value-type="float" office:value="0.963265012732492" calcext:value-type="float">
            <text:p><text:s/>0.9633 </text:p>
          </table:table-cell>
          <table:table-cell table:formula="of:=IF([.K418]=&quot;yes&quot;;[.L418]*[.$D$22]*([.I418]-[.I417]);0)" office:value-type="float" office:value="0" calcext:value-type="float">
            <text:p><text:s/>- <text:s text:c="2"/></text:p>
          </table:table-cell>
          <table:table-cell table:formula="of:=IF([.K418]=&quot;T_ex&quot;;[.L418]*([.I418]-[.$I$35])*[.$D$22];0)" office:value-type="float" office:value="0" calcext:value-type="float">
            <text:p><text:s/>- <text:s text:c="2"/></text:p>
          </table:table-cell>
          <table:table-cell table:formula="of:=IF([.K418]=&quot;yes&quot;;[.J418]*[.L418]*(0.05)*[.$D$21];0)" office:value-type="float" office:value="0" calcext:value-type="float">
            <text:p><text:s/>- <text:s text:c="2"/></text:p>
          </table:table-cell>
          <table:table-cell table:formula="of:=IF([.K418]=&quot;yes&quot;;[.J418]*[.L41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30010353571031" calcext:value-type="percentage">
            <text:p>1.3001%</text:p>
          </table:table-cell>
          <table:table-cell office:value-type="float" office:value="0.375244299674267" calcext:value-type="float">
            <text:p>0.38</text:p>
          </table:table-cell>
          <table:table-cell office:value-type="percentage" office:value="0.0120847724739384" calcext:value-type="percentage">
            <text:p>1.2085%</text:p>
          </table:table-cell>
          <table:table-cell office:value-type="percentage" office:value="0.0128389532690791" calcext:value-type="percentage">
            <text:p>1.2839%</text:p>
          </table:table-cell>
          <table:table-cell office:value-type="percentage" office:value="0.0126763742933841" calcext:value-type="percentage">
            <text:p>1.2676%</text:p>
          </table:table-cell>
          <table:table-cell office:value-type="percentage" office:value="0.0143018240687147" calcext:value-type="percentage">
            <text:p>1.4302%</text:p>
          </table:table-cell>
          <table:table-cell table:formula="of:=MAX((1-[.I419]/(1-[.$D$25]));0)" office:value-type="float" office:value="0.979568822758979" calcext:value-type="float">
            <text:p><text:s/>0.9796 </text:p>
          </table:table-cell>
          <table:table-cell/>
          <table:table-cell table:formula="of:=EXP(-[.E419]*[.$D$23])" office:value-type="float" office:value="0.963170887199997" calcext:value-type="float">
            <text:p><text:s/>0.9632 </text:p>
          </table:table-cell>
          <table:table-cell table:formula="of:=IF([.K419]=&quot;yes&quot;;[.L419]*[.$D$22]*([.I419]-[.I418]);0)" office:value-type="float" office:value="0" calcext:value-type="float">
            <text:p><text:s/>- <text:s text:c="2"/></text:p>
          </table:table-cell>
          <table:table-cell table:formula="of:=IF([.K419]=&quot;T_ex&quot;;[.L419]*([.I419]-[.$I$35])*[.$D$22];0)" office:value-type="float" office:value="0" calcext:value-type="float">
            <text:p><text:s/>- <text:s text:c="2"/></text:p>
          </table:table-cell>
          <table:table-cell table:formula="of:=IF([.K419]=&quot;yes&quot;;[.J419]*[.L419]*(0.05)*[.$D$21];0)" office:value-type="float" office:value="0" calcext:value-type="float">
            <text:p><text:s/>- <text:s text:c="2"/></text:p>
          </table:table-cell>
          <table:table-cell table:formula="of:=IF([.K419]=&quot;yes&quot;;[.J419]*[.L41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31632456516716" calcext:value-type="percentage">
            <text:p>1.3163%</text:p>
          </table:table-cell>
          <table:table-cell office:value-type="float" office:value="0.376221498371336" calcext:value-type="float">
            <text:p>0.38</text:p>
          </table:table-cell>
          <table:table-cell office:value-type="percentage" office:value="0.0122243200720164" calcext:value-type="percentage">
            <text:p>1.2224%</text:p>
          </table:table-cell>
          <table:table-cell office:value-type="percentage" office:value="0.0129962922181147" calcext:value-type="percentage">
            <text:p>1.2996%</text:p>
          </table:table-cell>
          <table:table-cell office:value-type="percentage" office:value="0.0128202258508179" calcext:value-type="percentage">
            <text:p>1.2820%</text:p>
          </table:table-cell>
          <table:table-cell office:value-type="percentage" office:value="0.0144522247617123" calcext:value-type="percentage">
            <text:p>1.4452%</text:p>
          </table:table-cell>
          <table:table-cell table:formula="of:=MAX((1-[.I420]/(1-[.$D$25]));0)" office:value-type="float" office:value="0.979353964626125" calcext:value-type="float">
            <text:p><text:s/>0.9794 </text:p>
          </table:table-cell>
          <table:table-cell/>
          <table:table-cell table:formula="of:=EXP(-[.E420]*[.$D$23])" office:value-type="float" office:value="0.963076770864988" calcext:value-type="float">
            <text:p><text:s/>0.9631 </text:p>
          </table:table-cell>
          <table:table-cell table:formula="of:=IF([.K420]=&quot;yes&quot;;[.L420]*[.$D$22]*([.I420]-[.I419]);0)" office:value-type="float" office:value="0" calcext:value-type="float">
            <text:p><text:s/>- <text:s text:c="2"/></text:p>
          </table:table-cell>
          <table:table-cell table:formula="of:=IF([.K420]=&quot;T_ex&quot;;[.L420]*([.I420]-[.$I$35])*[.$D$22];0)" office:value-type="float" office:value="0" calcext:value-type="float">
            <text:p><text:s/>- <text:s text:c="2"/></text:p>
          </table:table-cell>
          <table:table-cell table:formula="of:=IF([.K420]=&quot;yes&quot;;[.J420]*[.L420]*(0.05)*[.$D$21];0)" office:value-type="float" office:value="0" calcext:value-type="float">
            <text:p><text:s/>- <text:s text:c="2"/></text:p>
          </table:table-cell>
          <table:table-cell table:formula="of:=IF([.K420]=&quot;yes&quot;;[.J420]*[.L42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33239088827715" calcext:value-type="percentage">
            <text:p>1.3324%</text:p>
          </table:table-cell>
          <table:table-cell office:value-type="float" office:value="0.377198697068404" calcext:value-type="float">
            <text:p>0.38</text:p>
          </table:table-cell>
          <table:table-cell office:value-type="percentage" office:value="0.0123651316569248" calcext:value-type="percentage">
            <text:p>1.2365%</text:p>
          </table:table-cell>
          <table:table-cell office:value-type="percentage" office:value="0.0131518929043794" calcext:value-type="percentage">
            <text:p>1.3152%</text:p>
          </table:table-cell>
          <table:table-cell office:value-type="percentage" office:value="0.0129650281834956" calcext:value-type="percentage">
            <text:p>1.2965%</text:p>
          </table:table-cell>
          <table:table-cell office:value-type="percentage" office:value="0.0146204725436954" calcext:value-type="percentage">
            <text:p>1.4620%</text:p>
          </table:table-cell>
          <table:table-cell table:formula="of:=MAX((1-[.I421]/(1-[.$D$25]));0)" office:value-type="float" office:value="0.979113610651864" calcext:value-type="float">
            <text:p><text:s/>0.9791 </text:p>
          </table:table-cell>
          <table:table-cell/>
          <table:table-cell table:formula="of:=EXP(-[.E421]*[.$D$23])" office:value-type="float" office:value="0.962982663726565" calcext:value-type="float">
            <text:p><text:s/>0.9630 </text:p>
          </table:table-cell>
          <table:table-cell table:formula="of:=IF([.K421]=&quot;yes&quot;;[.L421]*[.$D$22]*([.I421]-[.I420]);0)" office:value-type="float" office:value="0" calcext:value-type="float">
            <text:p><text:s/>- <text:s text:c="2"/></text:p>
          </table:table-cell>
          <table:table-cell table:formula="of:=IF([.K421]=&quot;T_ex&quot;;[.L421]*([.I421]-[.$I$35])*[.$D$22];0)" office:value-type="float" office:value="0" calcext:value-type="float">
            <text:p><text:s/>- <text:s text:c="2"/></text:p>
          </table:table-cell>
          <table:table-cell table:formula="of:=IF([.K421]=&quot;yes&quot;;[.J421]*[.L421]*(0.05)*[.$D$21];0)" office:value-type="float" office:value="0" calcext:value-type="float">
            <text:p><text:s/>- <text:s text:c="2"/></text:p>
          </table:table-cell>
          <table:table-cell table:formula="of:=IF([.K421]=&quot;yes&quot;;[.J421]*[.L42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34835184189886" calcext:value-type="percentage">
            <text:p>1.3484%</text:p>
          </table:table-cell>
          <table:table-cell office:value-type="float" office:value="0.378175895765472" calcext:value-type="float">
            <text:p>0.38</text:p>
          </table:table-cell>
          <table:table-cell office:value-type="percentage" office:value="0.0125071885980692" calcext:value-type="percentage">
            <text:p>1.2507%</text:p>
          </table:table-cell>
          <table:table-cell office:value-type="percentage" office:value="0.0133059448531435" calcext:value-type="percentage">
            <text:p>1.3306%</text:p>
          </table:table-cell>
          <table:table-cell office:value-type="percentage" office:value="0.0131095429721758" calcext:value-type="percentage">
            <text:p>1.3110%</text:p>
          </table:table-cell>
          <table:table-cell office:value-type="percentage" office:value="0.0147693142461552" calcext:value-type="percentage">
            <text:p>1.4769%</text:p>
          </table:table-cell>
          <table:table-cell table:formula="of:=MAX((1-[.I422]/(1-[.$D$25]));0)" office:value-type="float" office:value="0.97890097964835" calcext:value-type="float">
            <text:p><text:s/>0.9789 </text:p>
          </table:table-cell>
          <table:table-cell/>
          <table:table-cell table:formula="of:=EXP(-[.E422]*[.$D$23])" office:value-type="float" office:value="0.962888565783829" calcext:value-type="float">
            <text:p><text:s/>0.9629 </text:p>
          </table:table-cell>
          <table:table-cell table:formula="of:=IF([.K422]=&quot;yes&quot;;[.L422]*[.$D$22]*([.I422]-[.I421]);0)" office:value-type="float" office:value="0" calcext:value-type="float">
            <text:p><text:s/>- <text:s text:c="2"/></text:p>
          </table:table-cell>
          <table:table-cell table:formula="of:=IF([.K422]=&quot;T_ex&quot;;[.L422]*([.I422]-[.$I$35])*[.$D$22];0)" office:value-type="float" office:value="0" calcext:value-type="float">
            <text:p><text:s/>- <text:s text:c="2"/></text:p>
          </table:table-cell>
          <table:table-cell table:formula="of:=IF([.K422]=&quot;yes&quot;;[.J422]*[.L422]*(0.05)*[.$D$21];0)" office:value-type="float" office:value="0" calcext:value-type="float">
            <text:p><text:s/>- <text:s text:c="2"/></text:p>
          </table:table-cell>
          <table:table-cell table:formula="of:=IF([.K422]=&quot;yes&quot;;[.J422]*[.L42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36420096784553" calcext:value-type="percentage">
            <text:p>1.3642%</text:p>
          </table:table-cell>
          <table:table-cell office:value-type="float" office:value="0.379153094462541" calcext:value-type="float">
            <text:p>0.38</text:p>
          </table:table-cell>
          <table:table-cell office:value-type="percentage" office:value="0.0126510707182609" calcext:value-type="percentage">
            <text:p>1.2651%</text:p>
          </table:table-cell>
          <table:table-cell office:value-type="percentage" office:value="0.0134654893395131" calcext:value-type="percentage">
            <text:p>1.3465%</text:p>
          </table:table-cell>
          <table:table-cell office:value-type="percentage" office:value="0.0132588509417395" calcext:value-type="percentage">
            <text:p>1.3259%</text:p>
          </table:table-cell>
          <table:table-cell office:value-type="percentage" office:value="0.0149199284329582" calcext:value-type="percentage">
            <text:p>1.4920%</text:p>
          </table:table-cell>
          <table:table-cell table:formula="of:=MAX((1-[.I423]/(1-[.$D$25]));0)" office:value-type="float" office:value="0.978685816524345" calcext:value-type="float">
            <text:p><text:s/>0.9787 </text:p>
          </table:table-cell>
          <table:table-cell/>
          <table:table-cell table:formula="of:=EXP(-[.E423]*[.$D$23])" office:value-type="float" office:value="0.962794477035884" calcext:value-type="float">
            <text:p><text:s/>0.9628 </text:p>
          </table:table-cell>
          <table:table-cell table:formula="of:=IF([.K423]=&quot;yes&quot;;[.L423]*[.$D$22]*([.I423]-[.I422]);0)" office:value-type="float" office:value="0" calcext:value-type="float">
            <text:p><text:s/>- <text:s text:c="2"/></text:p>
          </table:table-cell>
          <table:table-cell table:formula="of:=IF([.K423]=&quot;T_ex&quot;;[.L423]*([.I423]-[.$I$35])*[.$D$22];0)" office:value-type="float" office:value="0" calcext:value-type="float">
            <text:p><text:s/>- <text:s text:c="2"/></text:p>
          </table:table-cell>
          <table:table-cell table:formula="of:=IF([.K423]=&quot;yes&quot;;[.J423]*[.L423]*(0.05)*[.$D$21];0)" office:value-type="float" office:value="0" calcext:value-type="float">
            <text:p><text:s/>- <text:s text:c="2"/></text:p>
          </table:table-cell>
          <table:table-cell table:formula="of:=IF([.K423]=&quot;yes&quot;;[.J423]*[.L42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37992676849262" calcext:value-type="percentage">
            <text:p>1.3799%</text:p>
          </table:table-cell>
          <table:table-cell office:value-type="float" office:value="0.380130293159609" calcext:value-type="float">
            <text:p>0.38</text:p>
          </table:table-cell>
          <table:table-cell office:value-type="percentage" office:value="0.0127946017626894" calcext:value-type="percentage">
            <text:p>1.2795%</text:p>
          </table:table-cell>
          <table:table-cell office:value-type="percentage" office:value="0.0136253777917302" calcext:value-type="percentage">
            <text:p>1.3625%</text:p>
          </table:table-cell>
          <table:table-cell office:value-type="percentage" office:value="0.0134072223825727" calcext:value-type="percentage">
            <text:p>1.3407%</text:p>
          </table:table-cell>
          <table:table-cell office:value-type="percentage" office:value="0.0151051625037061" calcext:value-type="percentage">
            <text:p>1.5105%</text:p>
          </table:table-cell>
          <table:table-cell table:formula="of:=MAX((1-[.I424]/(1-[.$D$25]));0)" office:value-type="float" office:value="0.978421196423277" calcext:value-type="float">
            <text:p><text:s/>0.9784 </text:p>
          </table:table-cell>
          <table:table-cell/>
          <table:table-cell table:formula="of:=EXP(-[.E424]*[.$D$23])" office:value-type="float" office:value="0.962700397481829" calcext:value-type="float">
            <text:p><text:s/>0.9627 </text:p>
          </table:table-cell>
          <table:table-cell table:formula="of:=IF([.K424]=&quot;yes&quot;;[.L424]*[.$D$22]*([.I424]-[.I423]);0)" office:value-type="float" office:value="0" calcext:value-type="float">
            <text:p><text:s/>- <text:s text:c="2"/></text:p>
          </table:table-cell>
          <table:table-cell table:formula="of:=IF([.K424]=&quot;T_ex&quot;;[.L424]*([.I424]-[.$I$35])*[.$D$22];0)" office:value-type="float" office:value="0" calcext:value-type="float">
            <text:p><text:s/>- <text:s text:c="2"/></text:p>
          </table:table-cell>
          <table:table-cell table:formula="of:=IF([.K424]=&quot;yes&quot;;[.J424]*[.L424]*(0.05)*[.$D$21];0)" office:value-type="float" office:value="0" calcext:value-type="float">
            <text:p><text:s/>- <text:s text:c="2"/></text:p>
          </table:table-cell>
          <table:table-cell table:formula="of:=IF([.K424]=&quot;yes&quot;;[.J424]*[.L42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39559982389224" calcext:value-type="percentage">
            <text:p>1.3956%</text:p>
          </table:table-cell>
          <table:table-cell office:value-type="float" office:value="0.381107491856678" calcext:value-type="float">
            <text:p>0.38</text:p>
          </table:table-cell>
          <table:table-cell office:value-type="percentage" office:value="0.0129402657300144" calcext:value-type="percentage">
            <text:p>1.2940%</text:p>
          </table:table-cell>
          <table:table-cell office:value-type="percentage" office:value="0.0137846797217422" calcext:value-type="percentage">
            <text:p>1.3785%</text:p>
          </table:table-cell>
          <table:table-cell office:value-type="percentage" office:value="0.0135586657243398" calcext:value-type="percentage">
            <text:p>1.3559%</text:p>
          </table:table-cell>
          <table:table-cell office:value-type="percentage" office:value="0.0152863476598038" calcext:value-type="percentage">
            <text:p>1.5286%</text:p>
          </table:table-cell>
          <table:table-cell table:formula="of:=MAX((1-[.I425]/(1-[.$D$25]));0)" office:value-type="float" office:value="0.978162360485995" calcext:value-type="float">
            <text:p><text:s/>0.9782 </text:p>
          </table:table-cell>
          <table:table-cell/>
          <table:table-cell table:formula="of:=EXP(-[.E425]*[.$D$23])" office:value-type="float" office:value="0.962606327120767" calcext:value-type="float">
            <text:p><text:s/>0.9626 </text:p>
          </table:table-cell>
          <table:table-cell table:formula="of:=IF([.K425]=&quot;yes&quot;;[.L425]*[.$D$22]*([.I425]-[.I424]);0)" office:value-type="float" office:value="0" calcext:value-type="float">
            <text:p><text:s/>- <text:s text:c="2"/></text:p>
          </table:table-cell>
          <table:table-cell table:formula="of:=IF([.K425]=&quot;T_ex&quot;;[.L425]*([.I425]-[.$I$35])*[.$D$22];0)" office:value-type="float" office:value="0" calcext:value-type="float">
            <text:p><text:s/>- <text:s text:c="2"/></text:p>
          </table:table-cell>
          <table:table-cell table:formula="of:=IF([.K425]=&quot;yes&quot;;[.J425]*[.L425]*(0.05)*[.$D$21];0)" office:value-type="float" office:value="0" calcext:value-type="float">
            <text:p><text:s/>- <text:s text:c="2"/></text:p>
          </table:table-cell>
          <table:table-cell table:formula="of:=IF([.K425]=&quot;yes&quot;;[.J425]*[.L42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41179242742016" calcext:value-type="percentage">
            <text:p>1.4118%</text:p>
          </table:table-cell>
          <table:table-cell office:value-type="float" office:value="0.382084690553746" calcext:value-type="float">
            <text:p>0.38</text:p>
          </table:table-cell>
          <table:table-cell office:value-type="percentage" office:value="0.0130862859301495" calcext:value-type="percentage">
            <text:p>1.3086%</text:p>
          </table:table-cell>
          <table:table-cell office:value-type="percentage" office:value="0.0139443569546446" calcext:value-type="percentage">
            <text:p>1.3944%</text:p>
          </table:table-cell>
          <table:table-cell office:value-type="percentage" office:value="0.013710536996368" calcext:value-type="percentage">
            <text:p>1.3711%</text:p>
          </table:table-cell>
          <table:table-cell office:value-type="percentage" office:value="0.0154514151555034" calcext:value-type="percentage">
            <text:p>1.5451%</text:p>
          </table:table-cell>
          <table:table-cell table:formula="of:=MAX((1-[.I426]/(1-[.$D$25]));0)" office:value-type="float" office:value="0.977926549777852" calcext:value-type="float">
            <text:p><text:s/>0.9779 </text:p>
          </table:table-cell>
          <table:table-cell/>
          <table:table-cell table:formula="of:=EXP(-[.E426]*[.$D$23])" office:value-type="float" office:value="0.962512265951799" calcext:value-type="float">
            <text:p><text:s/>0.9625 </text:p>
          </table:table-cell>
          <table:table-cell table:formula="of:=IF([.K426]=&quot;yes&quot;;[.L426]*[.$D$22]*([.I426]-[.I425]);0)" office:value-type="float" office:value="0" calcext:value-type="float">
            <text:p><text:s/>- <text:s text:c="2"/></text:p>
          </table:table-cell>
          <table:table-cell table:formula="of:=IF([.K426]=&quot;T_ex&quot;;[.L426]*([.I426]-[.$I$35])*[.$D$22];0)" office:value-type="float" office:value="0" calcext:value-type="float">
            <text:p><text:s/>- <text:s text:c="2"/></text:p>
          </table:table-cell>
          <table:table-cell table:formula="of:=IF([.K426]=&quot;yes&quot;;[.J426]*[.L426]*(0.05)*[.$D$21];0)" office:value-type="float" office:value="0" calcext:value-type="float">
            <text:p><text:s/>- <text:s text:c="2"/></text:p>
          </table:table-cell>
          <table:table-cell table:formula="of:=IF([.K426]=&quot;yes&quot;;[.J426]*[.L42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42788068131683" calcext:value-type="percentage">
            <text:p>1.4279%</text:p>
          </table:table-cell>
          <table:table-cell office:value-type="float" office:value="0.383061889250814" calcext:value-type="float">
            <text:p>0.38</text:p>
          </table:table-cell>
          <table:table-cell office:value-type="percentage" office:value="0.013231643525844" calcext:value-type="percentage">
            <text:p>1.3232%</text:p>
          </table:table-cell>
          <table:table-cell office:value-type="percentage" office:value="0.0141065263414426" calcext:value-type="percentage">
            <text:p>1.4107%</text:p>
          </table:table-cell>
          <table:table-cell office:value-type="percentage" office:value="0.0138637927116965" calcext:value-type="percentage">
            <text:p>1.3864%</text:p>
          </table:table-cell>
          <table:table-cell office:value-type="percentage" office:value="0.0156329401512279" calcext:value-type="percentage">
            <text:p>1.5633%</text:p>
          </table:table-cell>
          <table:table-cell table:formula="of:=MAX((1-[.I427]/(1-[.$D$25]));0)" office:value-type="float" office:value="0.977667228355389" calcext:value-type="float">
            <text:p><text:s/>0.9777 </text:p>
          </table:table-cell>
          <table:table-cell/>
          <table:table-cell table:formula="of:=EXP(-[.E427]*[.$D$23])" office:value-type="float" office:value="0.962418213974028" calcext:value-type="float">
            <text:p><text:s/>0.9624 </text:p>
          </table:table-cell>
          <table:table-cell table:formula="of:=IF([.K427]=&quot;yes&quot;;[.L427]*[.$D$22]*([.I427]-[.I426]);0)" office:value-type="float" office:value="0" calcext:value-type="float">
            <text:p><text:s/>- <text:s text:c="2"/></text:p>
          </table:table-cell>
          <table:table-cell table:formula="of:=IF([.K427]=&quot;T_ex&quot;;[.L427]*([.I427]-[.$I$35])*[.$D$22];0)" office:value-type="float" office:value="0" calcext:value-type="float">
            <text:p><text:s/>- <text:s text:c="2"/></text:p>
          </table:table-cell>
          <table:table-cell table:formula="of:=IF([.K427]=&quot;yes&quot;;[.J427]*[.L427]*(0.05)*[.$D$21];0)" office:value-type="float" office:value="0" calcext:value-type="float">
            <text:p><text:s/>- <text:s text:c="2"/></text:p>
          </table:table-cell>
          <table:table-cell table:formula="of:=IF([.K427]=&quot;yes&quot;;[.J427]*[.L42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44411838081213" calcext:value-type="percentage">
            <text:p>1.4441%</text:p>
          </table:table-cell>
          <table:table-cell office:value-type="float" office:value="0.384039087947883" calcext:value-type="float">
            <text:p>0.38</text:p>
          </table:table-cell>
          <table:table-cell office:value-type="percentage" office:value="0.0133786157587152" calcext:value-type="percentage">
            <text:p>1.3379%</text:p>
          </table:table-cell>
          <table:table-cell office:value-type="percentage" office:value="0.0142685467372318" calcext:value-type="percentage">
            <text:p>1.4269%</text:p>
          </table:table-cell>
          <table:table-cell office:value-type="percentage" office:value="0.0140189267822984" calcext:value-type="percentage">
            <text:p>1.4019%</text:p>
          </table:table-cell>
          <table:table-cell office:value-type="percentage" office:value="0.0158155852562496" calcext:value-type="percentage">
            <text:p>1.5816%</text:p>
          </table:table-cell>
          <table:table-cell table:formula="of:=MAX((1-[.I428]/(1-[.$D$25]));0)" office:value-type="float" office:value="0.977406306776786" calcext:value-type="float">
            <text:p><text:s/>0.9774 </text:p>
          </table:table-cell>
          <table:table-cell/>
          <table:table-cell table:formula="of:=EXP(-[.E428]*[.$D$23])" office:value-type="float" office:value="0.962324171186554" calcext:value-type="float">
            <text:p><text:s/>0.9623 </text:p>
          </table:table-cell>
          <table:table-cell table:formula="of:=IF([.K428]=&quot;yes&quot;;[.L428]*[.$D$22]*([.I428]-[.I427]);0)" office:value-type="float" office:value="0" calcext:value-type="float">
            <text:p><text:s/>- <text:s text:c="2"/></text:p>
          </table:table-cell>
          <table:table-cell table:formula="of:=IF([.K428]=&quot;T_ex&quot;;[.L428]*([.I428]-[.$I$35])*[.$D$22];0)" office:value-type="float" office:value="0" calcext:value-type="float">
            <text:p><text:s/>- <text:s text:c="2"/></text:p>
          </table:table-cell>
          <table:table-cell table:formula="of:=IF([.K428]=&quot;yes&quot;;[.J428]*[.L428]*(0.05)*[.$D$21];0)" office:value-type="float" office:value="0" calcext:value-type="float">
            <text:p><text:s/>- <text:s text:c="2"/></text:p>
          </table:table-cell>
          <table:table-cell table:formula="of:=IF([.K428]=&quot;yes&quot;;[.J428]*[.L42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46018136637101" calcext:value-type="percentage">
            <text:p>1.4602%</text:p>
          </table:table-cell>
          <table:table-cell office:value-type="float" office:value="0.385016286644951" calcext:value-type="float">
            <text:p>0.39</text:p>
          </table:table-cell>
          <table:table-cell office:value-type="percentage" office:value="0.0135283722313179" calcext:value-type="percentage">
            <text:p>1.3528%</text:p>
          </table:table-cell>
          <table:table-cell office:value-type="percentage" office:value="0.0144289640981914" calcext:value-type="percentage">
            <text:p>1.4429%</text:p>
          </table:table-cell>
          <table:table-cell office:value-type="percentage" office:value="0.01417580342302" calcext:value-type="percentage">
            <text:p>1.4176%</text:p>
          </table:table-cell>
          <table:table-cell office:value-type="percentage" office:value="0.0159773396593557" calcext:value-type="percentage">
            <text:p>1.5977%</text:p>
          </table:table-cell>
          <table:table-cell table:formula="of:=MAX((1-[.I429]/(1-[.$D$25]));0)" office:value-type="float" office:value="0.977175229058063" calcext:value-type="float">
            <text:p><text:s/>0.9772 </text:p>
          </table:table-cell>
          <table:table-cell/>
          <table:table-cell table:formula="of:=EXP(-[.E429]*[.$D$23])" office:value-type="float" office:value="0.96223013758848" calcext:value-type="float">
            <text:p><text:s/>0.9622 </text:p>
          </table:table-cell>
          <table:table-cell table:formula="of:=IF([.K429]=&quot;yes&quot;;[.L429]*[.$D$22]*([.I429]-[.I428]);0)" office:value-type="float" office:value="0" calcext:value-type="float">
            <text:p><text:s/>- <text:s text:c="2"/></text:p>
          </table:table-cell>
          <table:table-cell table:formula="of:=IF([.K429]=&quot;T_ex&quot;;[.L429]*([.I429]-[.$I$35])*[.$D$22];0)" office:value-type="float" office:value="0" calcext:value-type="float">
            <text:p><text:s/>- <text:s text:c="2"/></text:p>
          </table:table-cell>
          <table:table-cell table:formula="of:=IF([.K429]=&quot;yes&quot;;[.J429]*[.L429]*(0.05)*[.$D$21];0)" office:value-type="float" office:value="0" calcext:value-type="float">
            <text:p><text:s/>- <text:s text:c="2"/></text:p>
          </table:table-cell>
          <table:table-cell table:formula="of:=IF([.K429]=&quot;yes&quot;;[.J429]*[.L42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47644087932524" calcext:value-type="percentage">
            <text:p>1.4764%</text:p>
          </table:table-cell>
          <table:table-cell office:value-type="float" office:value="0.38599348534202" calcext:value-type="float">
            <text:p>0.39</text:p>
          </table:table-cell>
          <table:table-cell office:value-type="percentage" office:value="0.0136793841323994" calcext:value-type="percentage">
            <text:p>1.3679%</text:p>
          </table:table-cell>
          <table:table-cell office:value-type="percentage" office:value="0.0145934364520202" calcext:value-type="percentage">
            <text:p>1.4593%</text:p>
          </table:table-cell>
          <table:table-cell office:value-type="percentage" office:value="0.0143303651394012" calcext:value-type="percentage">
            <text:p>1.4330%</text:p>
          </table:table-cell>
          <table:table-cell office:value-type="percentage" office:value="0.0161471642704927" calcext:value-type="percentage">
            <text:p>1.6147%</text:p>
          </table:table-cell>
          <table:table-cell table:formula="of:=MAX((1-[.I430]/(1-[.$D$25]));0)" office:value-type="float" office:value="0.976932622470725" calcext:value-type="float">
            <text:p><text:s/>0.9769 </text:p>
          </table:table-cell>
          <table:table-cell/>
          <table:table-cell table:formula="of:=EXP(-[.E430]*[.$D$23])" office:value-type="float" office:value="0.962136113178908" calcext:value-type="float">
            <text:p><text:s/>0.9621 </text:p>
          </table:table-cell>
          <table:table-cell table:formula="of:=IF([.K430]=&quot;yes&quot;;[.L430]*[.$D$22]*([.I430]-[.I429]);0)" office:value-type="float" office:value="0" calcext:value-type="float">
            <text:p><text:s/>- <text:s text:c="2"/></text:p>
          </table:table-cell>
          <table:table-cell table:formula="of:=IF([.K430]=&quot;T_ex&quot;;[.L430]*([.I430]-[.$I$35])*[.$D$22];0)" office:value-type="float" office:value="0" calcext:value-type="float">
            <text:p><text:s/>- <text:s text:c="2"/></text:p>
          </table:table-cell>
          <table:table-cell table:formula="of:=IF([.K430]=&quot;yes&quot;;[.J430]*[.L430]*(0.05)*[.$D$21];0)" office:value-type="float" office:value="0" calcext:value-type="float">
            <text:p><text:s/>- <text:s text:c="2"/></text:p>
          </table:table-cell>
          <table:table-cell table:formula="of:=IF([.K430]=&quot;yes&quot;;[.J430]*[.L43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49284876875777" calcext:value-type="percentage">
            <text:p>1.4928%</text:p>
          </table:table-cell>
          <table:table-cell office:value-type="float" office:value="0.386970684039088" calcext:value-type="float">
            <text:p>0.39</text:p>
          </table:table-cell>
          <table:table-cell office:value-type="percentage" office:value="0.0138307153806688" calcext:value-type="percentage">
            <text:p>1.3831%</text:p>
          </table:table-cell>
          <table:table-cell office:value-type="percentage" office:value="0.0147590617552552" calcext:value-type="percentage">
            <text:p>1.4759%</text:p>
          </table:table-cell>
          <table:table-cell office:value-type="percentage" office:value="0.0144834704109442" calcext:value-type="percentage">
            <text:p>1.4483%</text:p>
          </table:table-cell>
          <table:table-cell office:value-type="percentage" office:value="0.016321734641126" calcext:value-type="percentage">
            <text:p>1.6322%</text:p>
          </table:table-cell>
          <table:table-cell table:formula="of:=MAX((1-[.I431]/(1-[.$D$25]));0)" office:value-type="float" office:value="0.976683236226963" calcext:value-type="float">
            <text:p><text:s/>0.9767 </text:p>
          </table:table-cell>
          <table:table-cell/>
          <table:table-cell table:formula="of:=EXP(-[.E431]*[.$D$23])" office:value-type="float" office:value="0.962042097956941" calcext:value-type="float">
            <text:p><text:s/>0.9620 </text:p>
          </table:table-cell>
          <table:table-cell table:formula="of:=IF([.K431]=&quot;yes&quot;;[.L431]*[.$D$22]*([.I431]-[.I430]);0)" office:value-type="float" office:value="0" calcext:value-type="float">
            <text:p><text:s/>- <text:s text:c="2"/></text:p>
          </table:table-cell>
          <table:table-cell table:formula="of:=IF([.K431]=&quot;T_ex&quot;;[.L431]*([.I431]-[.$I$35])*[.$D$22];0)" office:value-type="float" office:value="0" calcext:value-type="float">
            <text:p><text:s/>- <text:s text:c="2"/></text:p>
          </table:table-cell>
          <table:table-cell table:formula="of:=IF([.K431]=&quot;yes&quot;;[.J431]*[.L431]*(0.05)*[.$D$21];0)" office:value-type="float" office:value="0" calcext:value-type="float">
            <text:p><text:s/>- <text:s text:c="2"/></text:p>
          </table:table-cell>
          <table:table-cell table:formula="of:=IF([.K431]=&quot;yes&quot;;[.J431]*[.L43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50963014271844" calcext:value-type="percentage">
            <text:p>1.5096%</text:p>
          </table:table-cell>
          <table:table-cell office:value-type="float" office:value="0.387947882736156" calcext:value-type="float">
            <text:p>0.39</text:p>
          </table:table-cell>
          <table:table-cell office:value-type="percentage" office:value="0.013979006324744" calcext:value-type="percentage">
            <text:p>1.3979%</text:p>
          </table:table-cell>
          <table:table-cell office:value-type="percentage" office:value="0.0149290558858669" calcext:value-type="percentage">
            <text:p>1.4929%</text:p>
          </table:table-cell>
          <table:table-cell office:value-type="percentage" office:value="0.0146402967758995" calcext:value-type="percentage">
            <text:p>1.4640%</text:p>
          </table:table-cell>
          <table:table-cell office:value-type="percentage" office:value="0.0164823779689776" calcext:value-type="percentage">
            <text:p>1.6482%</text:p>
          </table:table-cell>
          <table:table-cell table:formula="of:=MAX((1-[.I432]/(1-[.$D$25]));0)" office:value-type="float" office:value="0.976453745758603" calcext:value-type="float">
            <text:p><text:s/>0.9765 </text:p>
          </table:table-cell>
          <table:table-cell/>
          <table:table-cell table:formula="of:=EXP(-[.E432]*[.$D$23])" office:value-type="float" office:value="0.961948091921679" calcext:value-type="float">
            <text:p><text:s/>0.9619 </text:p>
          </table:table-cell>
          <table:table-cell table:formula="of:=IF([.K432]=&quot;yes&quot;;[.L432]*[.$D$22]*([.I432]-[.I431]);0)" office:value-type="float" office:value="0" calcext:value-type="float">
            <text:p><text:s/>- <text:s text:c="2"/></text:p>
          </table:table-cell>
          <table:table-cell table:formula="of:=IF([.K432]=&quot;T_ex&quot;;[.L432]*([.I432]-[.$I$35])*[.$D$22];0)" office:value-type="float" office:value="0" calcext:value-type="float">
            <text:p><text:s/>- <text:s text:c="2"/></text:p>
          </table:table-cell>
          <table:table-cell table:formula="of:=IF([.K432]=&quot;yes&quot;;[.J432]*[.L432]*(0.05)*[.$D$21];0)" office:value-type="float" office:value="0" calcext:value-type="float">
            <text:p><text:s/>- <text:s text:c="2"/></text:p>
          </table:table-cell>
          <table:table-cell table:formula="of:=IF([.K432]=&quot;yes&quot;;[.J432]*[.L43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52604172563551" calcext:value-type="percentage">
            <text:p>1.5260%</text:p>
          </table:table-cell>
          <table:table-cell office:value-type="float" office:value="0.388925081433225" calcext:value-type="float">
            <text:p>0.39</text:p>
          </table:table-cell>
          <table:table-cell office:value-type="percentage" office:value="0.0141290940295657" calcext:value-type="percentage">
            <text:p>1.4129%</text:p>
          </table:table-cell>
          <table:table-cell office:value-type="percentage" office:value="0.0150993046177923" calcext:value-type="percentage">
            <text:p>1.5099%</text:p>
          </table:table-cell>
          <table:table-cell office:value-type="percentage" office:value="0.0147991302921411" calcext:value-type="percentage">
            <text:p>1.4799%</text:p>
          </table:table-cell>
          <table:table-cell office:value-type="percentage" office:value="0.0166493535317589" calcext:value-type="percentage">
            <text:p>1.6649%</text:p>
          </table:table-cell>
          <table:table-cell table:formula="of:=MAX((1-[.I433]/(1-[.$D$25]));0)" office:value-type="float" office:value="0.976215209240344" calcext:value-type="float">
            <text:p><text:s/>0.9762 </text:p>
          </table:table-cell>
          <table:table-cell/>
          <table:table-cell table:formula="of:=EXP(-[.E433]*[.$D$23])" office:value-type="float" office:value="0.961854095072227" calcext:value-type="float">
            <text:p><text:s/>0.9619 </text:p>
          </table:table-cell>
          <table:table-cell table:formula="of:=IF([.K433]=&quot;yes&quot;;[.L433]*[.$D$22]*([.I433]-[.I432]);0)" office:value-type="float" office:value="0" calcext:value-type="float">
            <text:p><text:s/>- <text:s text:c="2"/></text:p>
          </table:table-cell>
          <table:table-cell table:formula="of:=IF([.K433]=&quot;T_ex&quot;;[.L433]*([.I433]-[.$I$35])*[.$D$22];0)" office:value-type="float" office:value="0" calcext:value-type="float">
            <text:p><text:s/>- <text:s text:c="2"/></text:p>
          </table:table-cell>
          <table:table-cell table:formula="of:=IF([.K433]=&quot;yes&quot;;[.J433]*[.L433]*(0.05)*[.$D$21];0)" office:value-type="float" office:value="0" calcext:value-type="float">
            <text:p><text:s/>- <text:s text:c="2"/></text:p>
          </table:table-cell>
          <table:table-cell table:formula="of:=IF([.K433]=&quot;yes&quot;;[.J433]*[.L43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54344348973345" calcext:value-type="percentage">
            <text:p>1.5434%</text:p>
          </table:table-cell>
          <table:table-cell office:value-type="float" office:value="0.389902280130293" calcext:value-type="float">
            <text:p>0.39</text:p>
          </table:table-cell>
          <table:table-cell office:value-type="percentage" office:value="0.0142795240791233" calcext:value-type="percentage">
            <text:p>1.4280%</text:p>
          </table:table-cell>
          <table:table-cell office:value-type="percentage" office:value="0.0152764317051478" calcext:value-type="percentage">
            <text:p>1.5276%</text:p>
          </table:table-cell>
          <table:table-cell office:value-type="percentage" office:value="0.0149601266124005" calcext:value-type="percentage">
            <text:p>1.4960%</text:p>
          </table:table-cell>
          <table:table-cell office:value-type="percentage" office:value="0.0168249257141147" calcext:value-type="percentage">
            <text:p>1.6825%</text:p>
          </table:table-cell>
          <table:table-cell table:formula="of:=MAX((1-[.I434]/(1-[.$D$25]));0)" office:value-type="float" office:value="0.975964391836979" calcext:value-type="float">
            <text:p><text:s/>0.9760 </text:p>
          </table:table-cell>
          <table:table-cell/>
          <table:table-cell table:formula="of:=EXP(-[.E434]*[.$D$23])" office:value-type="float" office:value="0.961760107407685" calcext:value-type="float">
            <text:p><text:s/>0.9618 </text:p>
          </table:table-cell>
          <table:table-cell table:formula="of:=IF([.K434]=&quot;yes&quot;;[.L434]*[.$D$22]*([.I434]-[.I433]);0)" office:value-type="float" office:value="0" calcext:value-type="float">
            <text:p><text:s/>- <text:s text:c="2"/></text:p>
          </table:table-cell>
          <table:table-cell table:formula="of:=IF([.K434]=&quot;T_ex&quot;;[.L434]*([.I434]-[.$I$35])*[.$D$22];0)" office:value-type="float" office:value="0" calcext:value-type="float">
            <text:p><text:s/>- <text:s text:c="2"/></text:p>
          </table:table-cell>
          <table:table-cell table:formula="of:=IF([.K434]=&quot;yes&quot;;[.J434]*[.L434]*(0.05)*[.$D$21];0)" office:value-type="float" office:value="0" calcext:value-type="float">
            <text:p><text:s/>- <text:s text:c="2"/></text:p>
          </table:table-cell>
          <table:table-cell table:formula="of:=IF([.K434]=&quot;yes&quot;;[.J434]*[.L43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56047790244835" calcext:value-type="percentage">
            <text:p>1.5605%</text:p>
          </table:table-cell>
          <table:table-cell office:value-type="float" office:value="0.390879478827362" calcext:value-type="float">
            <text:p>0.39</text:p>
          </table:table-cell>
          <table:table-cell office:value-type="percentage" office:value="0.0144346702802405" calcext:value-type="percentage">
            <text:p>1.4435%</text:p>
          </table:table-cell>
          <table:table-cell office:value-type="percentage" office:value="0.0154521824567888" calcext:value-type="percentage">
            <text:p>1.5452%</text:p>
          </table:table-cell>
          <table:table-cell office:value-type="percentage" office:value="0.015116055292696" calcext:value-type="percentage">
            <text:p>1.5116%</text:p>
          </table:table-cell>
          <table:table-cell office:value-type="percentage" office:value="0.0170004630266711" calcext:value-type="percentage">
            <text:p>1.7000%</text:p>
          </table:table-cell>
          <table:table-cell table:formula="of:=MAX((1-[.I435]/(1-[.$D$25]));0)" office:value-type="float" office:value="0.975713624247613" calcext:value-type="float">
            <text:p><text:s/>0.9757 </text:p>
          </table:table-cell>
          <table:table-cell/>
          <table:table-cell table:formula="of:=EXP(-[.E435]*[.$D$23])" office:value-type="float" office:value="0.961666128927157" calcext:value-type="float">
            <text:p><text:s/>0.9617 </text:p>
          </table:table-cell>
          <table:table-cell table:formula="of:=IF([.K435]=&quot;yes&quot;;[.L435]*[.$D$22]*([.I435]-[.I434]);0)" office:value-type="float" office:value="0" calcext:value-type="float">
            <text:p><text:s/>- <text:s text:c="2"/></text:p>
          </table:table-cell>
          <table:table-cell table:formula="of:=IF([.K435]=&quot;T_ex&quot;;[.L435]*([.I435]-[.$I$35])*[.$D$22];0)" office:value-type="float" office:value="0" calcext:value-type="float">
            <text:p><text:s/>- <text:s text:c="2"/></text:p>
          </table:table-cell>
          <table:table-cell table:formula="of:=IF([.K435]=&quot;yes&quot;;[.J435]*[.L435]*(0.05)*[.$D$21];0)" office:value-type="float" office:value="0" calcext:value-type="float">
            <text:p><text:s/>- <text:s text:c="2"/></text:p>
          </table:table-cell>
          <table:table-cell table:formula="of:=IF([.K435]=&quot;yes&quot;;[.J435]*[.L43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57767442281367" calcext:value-type="percentage">
            <text:p>1.5777%</text:p>
          </table:table-cell>
          <table:table-cell office:value-type="float" office:value="0.39185667752443" calcext:value-type="float">
            <text:p>0.39</text:p>
          </table:table-cell>
          <table:table-cell office:value-type="percentage" office:value="0.0145900121738985" calcext:value-type="percentage">
            <text:p>1.4590%</text:p>
          </table:table-cell>
          <table:table-cell office:value-type="percentage" office:value="0.0156253551340236" calcext:value-type="percentage">
            <text:p>1.5625%</text:p>
          </table:table-cell>
          <table:table-cell office:value-type="percentage" office:value="0.0152746854442948" calcext:value-type="percentage">
            <text:p>1.5275%</text:p>
          </table:table-cell>
          <table:table-cell office:value-type="percentage" office:value="0.0172051894205106" calcext:value-type="percentage">
            <text:p>1.7205%</text:p>
          </table:table-cell>
          <table:table-cell table:formula="of:=MAX((1-[.I436]/(1-[.$D$25]));0)" office:value-type="float" office:value="0.975421157970699" calcext:value-type="float">
            <text:p><text:s/>0.9754 </text:p>
          </table:table-cell>
          <table:table-cell/>
          <table:table-cell table:formula="of:=EXP(-[.E436]*[.$D$23])" office:value-type="float" office:value="0.961572159629746" calcext:value-type="float">
            <text:p><text:s/>0.9616 </text:p>
          </table:table-cell>
          <table:table-cell table:formula="of:=IF([.K436]=&quot;yes&quot;;[.L436]*[.$D$22]*([.I436]-[.I435]);0)" office:value-type="float" office:value="0" calcext:value-type="float">
            <text:p><text:s/>- <text:s text:c="2"/></text:p>
          </table:table-cell>
          <table:table-cell table:formula="of:=IF([.K436]=&quot;T_ex&quot;;[.L436]*([.I436]-[.$I$35])*[.$D$22];0)" office:value-type="float" office:value="0" calcext:value-type="float">
            <text:p><text:s/>- <text:s text:c="2"/></text:p>
          </table:table-cell>
          <table:table-cell table:formula="of:=IF([.K436]=&quot;yes&quot;;[.J436]*[.L436]*(0.05)*[.$D$21];0)" office:value-type="float" office:value="0" calcext:value-type="float">
            <text:p><text:s/>- <text:s text:c="2"/></text:p>
          </table:table-cell>
          <table:table-cell table:formula="of:=IF([.K436]=&quot;yes&quot;;[.J436]*[.L43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59540066796259" calcext:value-type="percentage">
            <text:p>1.5954%</text:p>
          </table:table-cell>
          <table:table-cell office:value-type="float" office:value="0.392833876221498" calcext:value-type="float">
            <text:p>0.39</text:p>
          </table:table-cell>
          <table:table-cell office:value-type="percentage" office:value="0.0147457655501251" calcext:value-type="percentage">
            <text:p>1.4746%</text:p>
          </table:table-cell>
          <table:table-cell office:value-type="percentage" office:value="0.0157970101632772" calcext:value-type="percentage">
            <text:p>1.5797%</text:p>
          </table:table-cell>
          <table:table-cell office:value-type="percentage" office:value="0.0154363700544279" calcext:value-type="percentage">
            <text:p>1.5436%</text:p>
          </table:table-cell>
          <table:table-cell office:value-type="percentage" office:value="0.0173931149343073" calcext:value-type="percentage">
            <text:p>1.7393%</text:p>
          </table:table-cell>
          <table:table-cell table:formula="of:=MAX((1-[.I437]/(1-[.$D$25]));0)" office:value-type="float" office:value="0.97515269295099" calcext:value-type="float">
            <text:p><text:s/>0.9752 </text:p>
          </table:table-cell>
          <table:table-cell/>
          <table:table-cell table:formula="of:=EXP(-[.E437]*[.$D$23])" office:value-type="float" office:value="0.961478199514553" calcext:value-type="float">
            <text:p><text:s/>0.9615 </text:p>
          </table:table-cell>
          <table:table-cell table:formula="of:=IF([.K437]=&quot;yes&quot;;[.L437]*[.$D$22]*([.I437]-[.I436]);0)" office:value-type="float" office:value="0" calcext:value-type="float">
            <text:p><text:s/>- <text:s text:c="2"/></text:p>
          </table:table-cell>
          <table:table-cell table:formula="of:=IF([.K437]=&quot;T_ex&quot;;[.L437]*([.I437]-[.$I$35])*[.$D$22];0)" office:value-type="float" office:value="0" calcext:value-type="float">
            <text:p><text:s/>- <text:s text:c="2"/></text:p>
          </table:table-cell>
          <table:table-cell table:formula="of:=IF([.K437]=&quot;yes&quot;;[.J437]*[.L437]*(0.05)*[.$D$21];0)" office:value-type="float" office:value="0" calcext:value-type="float">
            <text:p><text:s/>- <text:s text:c="2"/></text:p>
          </table:table-cell>
          <table:table-cell table:formula="of:=IF([.K437]=&quot;yes&quot;;[.J437]*[.L43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61395716525527" calcext:value-type="percentage">
            <text:p>1.6140%</text:p>
          </table:table-cell>
          <table:table-cell office:value-type="float" office:value="0.393811074918567" calcext:value-type="float">
            <text:p>0.39</text:p>
          </table:table-cell>
          <table:table-cell office:value-type="percentage" office:value="0.0148991258749727" calcext:value-type="percentage">
            <text:p>1.4899%</text:p>
          </table:table-cell>
          <table:table-cell office:value-type="percentage" office:value="0.0159683495991738" calcext:value-type="percentage">
            <text:p>1.5968%</text:p>
          </table:table-cell>
          <table:table-cell office:value-type="percentage" office:value="0.0156036704117832" calcext:value-type="percentage">
            <text:p>1.5604%</text:p>
          </table:table-cell>
          <table:table-cell office:value-type="percentage" office:value="0.0175838861810754" calcext:value-type="percentage">
            <text:p>1.7584%</text:p>
          </table:table-cell>
          <table:table-cell table:formula="of:=MAX((1-[.I438]/(1-[.$D$25]));0)" office:value-type="float" office:value="0.974880162598464" calcext:value-type="float">
            <text:p><text:s/>0.9749 </text:p>
          </table:table-cell>
          <table:table-cell/>
          <table:table-cell table:formula="of:=EXP(-[.E438]*[.$D$23])" office:value-type="float" office:value="0.961384248580682" calcext:value-type="float">
            <text:p><text:s/>0.9614 </text:p>
          </table:table-cell>
          <table:table-cell table:formula="of:=IF([.K438]=&quot;yes&quot;;[.L438]*[.$D$22]*([.I438]-[.I437]);0)" office:value-type="float" office:value="0" calcext:value-type="float">
            <text:p><text:s/>- <text:s text:c="2"/></text:p>
          </table:table-cell>
          <table:table-cell table:formula="of:=IF([.K438]=&quot;T_ex&quot;;[.L438]*([.I438]-[.$I$35])*[.$D$22];0)" office:value-type="float" office:value="0" calcext:value-type="float">
            <text:p><text:s/>- <text:s text:c="2"/></text:p>
          </table:table-cell>
          <table:table-cell table:formula="of:=IF([.K438]=&quot;yes&quot;;[.J438]*[.L438]*(0.05)*[.$D$21];0)" office:value-type="float" office:value="0" calcext:value-type="float">
            <text:p><text:s/>- <text:s text:c="2"/></text:p>
          </table:table-cell>
          <table:table-cell table:formula="of:=IF([.K438]=&quot;yes&quot;;[.J438]*[.L43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63178536058465" calcext:value-type="percentage">
            <text:p>1.6318%</text:p>
          </table:table-cell>
          <table:table-cell office:value-type="float" office:value="0.394788273615635" calcext:value-type="float">
            <text:p>0.39</text:p>
          </table:table-cell>
          <table:table-cell office:value-type="percentage" office:value="0.0150561773722939" calcext:value-type="percentage">
            <text:p>1.5056%</text:p>
          </table:table-cell>
          <table:table-cell office:value-type="percentage" office:value="0.0161407894943942" calcext:value-type="percentage">
            <text:p>1.6141%</text:p>
          </table:table-cell>
          <table:table-cell office:value-type="percentage" office:value="0.0157697258352938" calcext:value-type="percentage">
            <text:p>1.5770%</text:p>
          </table:table-cell>
          <table:table-cell office:value-type="percentage" office:value="0.0177743853881974" calcext:value-type="percentage">
            <text:p>1.7774%</text:p>
          </table:table-cell>
          <table:table-cell table:formula="of:=MAX((1-[.I439]/(1-[.$D$25]));0)" office:value-type="float" office:value="0.974608020874004" calcext:value-type="float">
            <text:p><text:s/>0.9746 </text:p>
          </table:table-cell>
          <table:table-cell/>
          <table:table-cell table:formula="of:=EXP(-[.E439]*[.$D$23])" office:value-type="float" office:value="0.961290306827235" calcext:value-type="float">
            <text:p><text:s/>0.9613 </text:p>
          </table:table-cell>
          <table:table-cell table:formula="of:=IF([.K439]=&quot;yes&quot;;[.L439]*[.$D$22]*([.I439]-[.I438]);0)" office:value-type="float" office:value="0" calcext:value-type="float">
            <text:p><text:s/>- <text:s text:c="2"/></text:p>
          </table:table-cell>
          <table:table-cell table:formula="of:=IF([.K439]=&quot;T_ex&quot;;[.L439]*([.I439]-[.$I$35])*[.$D$22];0)" office:value-type="float" office:value="0" calcext:value-type="float">
            <text:p><text:s/>- <text:s text:c="2"/></text:p>
          </table:table-cell>
          <table:table-cell table:formula="of:=IF([.K439]=&quot;yes&quot;;[.J439]*[.L439]*(0.05)*[.$D$21];0)" office:value-type="float" office:value="0" calcext:value-type="float">
            <text:p><text:s/>- <text:s text:c="2"/></text:p>
          </table:table-cell>
          <table:table-cell table:formula="of:=IF([.K439]=&quot;yes&quot;;[.J439]*[.L43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65059945666252" calcext:value-type="percentage">
            <text:p>1.6506%</text:p>
          </table:table-cell>
          <table:table-cell office:value-type="float" office:value="0.395765472312704" calcext:value-type="float">
            <text:p>0.40</text:p>
          </table:table-cell>
          <table:table-cell office:value-type="percentage" office:value="0.0152150440148033" calcext:value-type="percentage">
            <text:p>1.5215%</text:p>
          </table:table-cell>
          <table:table-cell office:value-type="percentage" office:value="0.0163134963277407" calcext:value-type="percentage">
            <text:p>1.6313%</text:p>
          </table:table-cell>
          <table:table-cell office:value-type="percentage" office:value="0.0159328400309457" calcext:value-type="percentage">
            <text:p>1.5933%</text:p>
          </table:table-cell>
          <table:table-cell office:value-type="percentage" office:value="0.017975725946698" calcext:value-type="percentage">
            <text:p>1.7976%</text:p>
          </table:table-cell>
          <table:table-cell table:formula="of:=MAX((1-[.I440]/(1-[.$D$25]));0)" office:value-type="float" office:value="0.974320391504717" calcext:value-type="float">
            <text:p><text:s/>0.9743 </text:p>
          </table:table-cell>
          <table:table-cell/>
          <table:table-cell table:formula="of:=EXP(-[.E440]*[.$D$23])" office:value-type="float" office:value="0.961196374253315" calcext:value-type="float">
            <text:p><text:s/>0.9612 </text:p>
          </table:table-cell>
          <table:table-cell table:formula="of:=IF([.K440]=&quot;yes&quot;;[.L440]*[.$D$22]*([.I440]-[.I439]);0)" office:value-type="float" office:value="0" calcext:value-type="float">
            <text:p><text:s/>- <text:s text:c="2"/></text:p>
          </table:table-cell>
          <table:table-cell table:formula="of:=IF([.K440]=&quot;T_ex&quot;;[.L440]*([.I440]-[.$I$35])*[.$D$22];0)" office:value-type="float" office:value="0" calcext:value-type="float">
            <text:p><text:s/>- <text:s text:c="2"/></text:p>
          </table:table-cell>
          <table:table-cell table:formula="of:=IF([.K440]=&quot;yes&quot;;[.J440]*[.L440]*(0.05)*[.$D$21];0)" office:value-type="float" office:value="0" calcext:value-type="float">
            <text:p><text:s/>- <text:s text:c="2"/></text:p>
          </table:table-cell>
          <table:table-cell table:formula="of:=IF([.K440]=&quot;yes&quot;;[.J440]*[.L44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66934585872308" calcext:value-type="percentage">
            <text:p>1.6693%</text:p>
          </table:table-cell>
          <table:table-cell office:value-type="float" office:value="0.396742671009772" calcext:value-type="float">
            <text:p>0.40</text:p>
          </table:table-cell>
          <table:table-cell office:value-type="percentage" office:value="0.015376239070919" calcext:value-type="percentage">
            <text:p>1.5376%</text:p>
          </table:table-cell>
          <table:table-cell office:value-type="percentage" office:value="0.0164865239198821" calcext:value-type="percentage">
            <text:p>1.6487%</text:p>
          </table:table-cell>
          <table:table-cell office:value-type="percentage" office:value="0.0160955435931027" calcext:value-type="percentage">
            <text:p>1.6096%</text:p>
          </table:table-cell>
          <table:table-cell office:value-type="percentage" office:value="0.0181864602085259" calcext:value-type="percentage">
            <text:p>1.8186%</text:p>
          </table:table-cell>
          <table:table-cell table:formula="of:=MAX((1-[.I441]/(1-[.$D$25]));0)" office:value-type="float" office:value="0.974019342559249" calcext:value-type="float">
            <text:p><text:s/>0.9740 </text:p>
          </table:table-cell>
          <table:table-cell/>
          <table:table-cell table:formula="of:=EXP(-[.E441]*[.$D$23])" office:value-type="float" office:value="0.961102450858026" calcext:value-type="float">
            <text:p><text:s/>0.9611 </text:p>
          </table:table-cell>
          <table:table-cell table:formula="of:=IF([.K441]=&quot;yes&quot;;[.L441]*[.$D$22]*([.I441]-[.I440]);0)" office:value-type="float" office:value="0" calcext:value-type="float">
            <text:p><text:s/>- <text:s text:c="2"/></text:p>
          </table:table-cell>
          <table:table-cell table:formula="of:=IF([.K441]=&quot;T_ex&quot;;[.L441]*([.I441]-[.$I$35])*[.$D$22];0)" office:value-type="float" office:value="0" calcext:value-type="float">
            <text:p><text:s/>- <text:s text:c="2"/></text:p>
          </table:table-cell>
          <table:table-cell table:formula="of:=IF([.K441]=&quot;yes&quot;;[.J441]*[.L441]*(0.05)*[.$D$21];0)" office:value-type="float" office:value="0" calcext:value-type="float">
            <text:p><text:s/>- <text:s text:c="2"/></text:p>
          </table:table-cell>
          <table:table-cell table:formula="of:=IF([.K441]=&quot;yes&quot;;[.J441]*[.L44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68780510707286" calcext:value-type="percentage">
            <text:p>1.6878%</text:p>
          </table:table-cell>
          <table:table-cell office:value-type="float" office:value="0.39771986970684" calcext:value-type="float">
            <text:p>0.40</text:p>
          </table:table-cell>
          <table:table-cell office:value-type="percentage" office:value="0.0155383599651197" calcext:value-type="percentage">
            <text:p>1.5538%</text:p>
          </table:table-cell>
          <table:table-cell office:value-type="percentage" office:value="0.01666876467305" calcext:value-type="percentage">
            <text:p>1.6669%</text:p>
          </table:table-cell>
          <table:table-cell office:value-type="percentage" office:value="0.0162620071795333" calcext:value-type="percentage">
            <text:p>1.6262%</text:p>
          </table:table-cell>
          <table:table-cell office:value-type="percentage" office:value="0.0183947748783287" calcext:value-type="percentage">
            <text:p>1.8395%</text:p>
          </table:table-cell>
          <table:table-cell table:formula="of:=MAX((1-[.I442]/(1-[.$D$25]));0)" office:value-type="float" office:value="0.973721750173816" calcext:value-type="float">
            <text:p><text:s/>0.9737 </text:p>
          </table:table-cell>
          <table:table-cell/>
          <table:table-cell table:formula="of:=EXP(-[.E442]*[.$D$23])" office:value-type="float" office:value="0.961008536640471" calcext:value-type="float">
            <text:p><text:s/>0.9610 </text:p>
          </table:table-cell>
          <table:table-cell table:formula="of:=IF([.K442]=&quot;yes&quot;;[.L442]*[.$D$22]*([.I442]-[.I441]);0)" office:value-type="float" office:value="0" calcext:value-type="float">
            <text:p><text:s/>- <text:s text:c="2"/></text:p>
          </table:table-cell>
          <table:table-cell table:formula="of:=IF([.K442]=&quot;T_ex&quot;;[.L442]*([.I442]-[.$I$35])*[.$D$22];0)" office:value-type="float" office:value="0" calcext:value-type="float">
            <text:p><text:s/>- <text:s text:c="2"/></text:p>
          </table:table-cell>
          <table:table-cell table:formula="of:=IF([.K442]=&quot;yes&quot;;[.J442]*[.L442]*(0.05)*[.$D$21];0)" office:value-type="float" office:value="0" calcext:value-type="float">
            <text:p><text:s/>- <text:s text:c="2"/></text:p>
          </table:table-cell>
          <table:table-cell table:formula="of:=IF([.K442]=&quot;yes&quot;;[.J442]*[.L44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70695066086877" calcext:value-type="percentage">
            <text:p>1.7070%</text:p>
          </table:table-cell>
          <table:table-cell office:value-type="float" office:value="0.398697068403909" calcext:value-type="float">
            <text:p>0.40</text:p>
          </table:table-cell>
          <table:table-cell office:value-type="percentage" office:value="0.0156973566195767" calcext:value-type="percentage">
            <text:p>1.5697%</text:p>
          </table:table-cell>
          <table:table-cell office:value-type="percentage" office:value="0.0168474042147871" calcext:value-type="percentage">
            <text:p>1.6847%</text:p>
          </table:table-cell>
          <table:table-cell office:value-type="percentage" office:value="0.0164264037478193" calcext:value-type="percentage">
            <text:p>1.6426%</text:p>
          </table:table-cell>
          <table:table-cell office:value-type="percentage" office:value="0.0186132815948147" calcext:value-type="percentage">
            <text:p>1.8613%</text:p>
          </table:table-cell>
          <table:table-cell table:formula="of:=MAX((1-[.I443]/(1-[.$D$25]));0)" office:value-type="float" office:value="0.973409597721693" calcext:value-type="float">
            <text:p><text:s/>0.9734 </text:p>
          </table:table-cell>
          <table:table-cell/>
          <table:table-cell table:formula="of:=EXP(-[.E443]*[.$D$23])" office:value-type="float" office:value="0.960914631599752" calcext:value-type="float">
            <text:p><text:s/>0.9609 </text:p>
          </table:table-cell>
          <table:table-cell table:formula="of:=IF([.K443]=&quot;yes&quot;;[.L443]*[.$D$22]*([.I443]-[.I442]);0)" office:value-type="float" office:value="0" calcext:value-type="float">
            <text:p><text:s/>- <text:s text:c="2"/></text:p>
          </table:table-cell>
          <table:table-cell table:formula="of:=IF([.K443]=&quot;T_ex&quot;;[.L443]*([.I443]-[.$I$35])*[.$D$22];0)" office:value-type="float" office:value="0" calcext:value-type="float">
            <text:p><text:s/>- <text:s text:c="2"/></text:p>
          </table:table-cell>
          <table:table-cell table:formula="of:=IF([.K443]=&quot;yes&quot;;[.J443]*[.L443]*(0.05)*[.$D$21];0)" office:value-type="float" office:value="0" calcext:value-type="float">
            <text:p><text:s/>- <text:s text:c="2"/></text:p>
          </table:table-cell>
          <table:table-cell table:formula="of:=IF([.K443]=&quot;yes&quot;;[.J443]*[.L44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72619546297471" calcext:value-type="percentage">
            <text:p>1.7262%</text:p>
          </table:table-cell>
          <table:table-cell office:value-type="float" office:value="0.399674267100977" calcext:value-type="float">
            <text:p>0.40</text:p>
          </table:table-cell>
          <table:table-cell office:value-type="percentage" office:value="0.015855209716024" calcext:value-type="percentage">
            <text:p>1.5855%</text:p>
          </table:table-cell>
          <table:table-cell office:value-type="percentage" office:value="0.0170296693111648" calcext:value-type="percentage">
            <text:p>1.7030%</text:p>
          </table:table-cell>
          <table:table-cell office:value-type="percentage" office:value="0.0165923999162726" calcext:value-type="percentage">
            <text:p>1.6592%</text:p>
          </table:table-cell>
          <table:table-cell office:value-type="percentage" office:value="0.0188364016580317" calcext:value-type="percentage">
            <text:p>1.8836%</text:p>
          </table:table-cell>
          <table:table-cell table:formula="of:=MAX((1-[.I444]/(1-[.$D$25]));0)" office:value-type="float" office:value="0.97309085477424" calcext:value-type="float">
            <text:p><text:s/>0.9731 </text:p>
          </table:table-cell>
          <table:table-cell/>
          <table:table-cell table:formula="of:=EXP(-[.E444]*[.$D$23])" office:value-type="float" office:value="0.960820735734973" calcext:value-type="float">
            <text:p><text:s/>0.9608 </text:p>
          </table:table-cell>
          <table:table-cell table:formula="of:=IF([.K444]=&quot;yes&quot;;[.L444]*[.$D$22]*([.I444]-[.I443]);0)" office:value-type="float" office:value="0" calcext:value-type="float">
            <text:p><text:s/>- <text:s text:c="2"/></text:p>
          </table:table-cell>
          <table:table-cell table:formula="of:=IF([.K444]=&quot;T_ex&quot;;[.L444]*([.I444]-[.$I$35])*[.$D$22];0)" office:value-type="float" office:value="0" calcext:value-type="float">
            <text:p><text:s/>- <text:s text:c="2"/></text:p>
          </table:table-cell>
          <table:table-cell table:formula="of:=IF([.K444]=&quot;yes&quot;;[.J444]*[.L444]*(0.05)*[.$D$21];0)" office:value-type="float" office:value="0" calcext:value-type="float">
            <text:p><text:s/>- <text:s text:c="2"/></text:p>
          </table:table-cell>
          <table:table-cell table:formula="of:=IF([.K444]=&quot;yes&quot;;[.J444]*[.L44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74467303400132" calcext:value-type="percentage">
            <text:p>1.7447%</text:p>
          </table:table-cell>
          <table:table-cell office:value-type="float" office:value="0.400651465798046" calcext:value-type="float">
            <text:p>0.40</text:p>
          </table:table-cell>
          <table:table-cell table:style-name="ce11" office:value-type="percentage" office:value="0.0160176886423813" calcext:value-type="percentage">
            <text:p>1.60%</text:p>
          </table:table-cell>
          <table:table-cell table:style-name="ce11" office:value-type="percentage" office:value="0.0172058780800855" calcext:value-type="percentage">
            <text:p>1.72%</text:p>
          </table:table-cell>
          <table:table-cell table:style-name="ce11" office:value-type="percentage" office:value="0.0167592073046816" calcext:value-type="percentage">
            <text:p>1.68%</text:p>
          </table:table-cell>
          <table:table-cell table:style-name="ce11" office:value-type="percentage" office:value="0.0190502727642887" calcext:value-type="percentage">
            <text:p>1.91%</text:p>
          </table:table-cell>
          <table:table-cell table:formula="of:=MAX((1-[.I445]/(1-[.$D$25]));0)" office:value-type="float" office:value="0.972785324622445" calcext:value-type="float">
            <text:p><text:s/>0.9728 </text:p>
          </table:table-cell>
          <table:table-cell office:value-type="string" calcext:value-type="string">
            <text:p>T_ex</text:p>
          </table:table-cell>
          <table:table-cell table:formula="of:=EXP(-[.E445]*[.$D$23])" office:value-type="float" office:value="0.960726849045238" calcext:value-type="float">
            <text:p><text:s/>0.9607 </text:p>
          </table:table-cell>
          <table:table-cell table:style-name="ce12" table:formula="of:=IF([.K445]=&quot;yes&quot;;[.L445]*[.$D$22]*([.I445]-[.I393]);0)" office:value-type="float" office:value="0" calcext:value-type="float">
            <text:p><text:s/>- <text:s text:c="2"/></text:p>
          </table:table-cell>
          <table:table-cell table:formula="of:=IF([.K445]=&quot;T_ex&quot;;[.L445]*([.I445]-[.$I$35])*[.$D$22];0)" office:value-type="float" office:value="0.0183021085262875" calcext:value-type="float">
            <text:p><text:s/>0.01830 </text:p>
          </table:table-cell>
          <table:table-cell table:style-name="ce12" table:formula="of:=IF([.K445]=&quot;yes&quot;;[.J445]*[.L445]*([.E445]-[.E393])*[.$D$21];0)" office:value-type="float" office:value="0" calcext:value-type="float">
            <text:p><text:s/>- <text:s text:c="2"/></text:p>
          </table:table-cell>
          <table:table-cell table:style-name="ce12" table:formula="of:=IF([.K445]=&quot;yes&quot;;[.J445]*[.L445]*([.E445]-[.E393]);0)" office:value-type="float" office:value="0" calcext:value-type="float">
            <text:p><text:s/>- <text:s text:c="2"/>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0176319613547898" calcext:value-type="percentage">
            <text:p>1.7632%</text:p>
          </table:table-cell>
          <table:table-cell office:value-type="float" office:value="0.401628664495114" calcext:value-type="float">
            <text:p>0.40</text:p>
          </table:table-cell>
          <table:table-cell office:value-type="percentage" office:value="0.0161818182268465" calcext:value-type="percentage">
            <text:p>1.6182%</text:p>
          </table:table-cell>
          <table:table-cell office:value-type="percentage" office:value="0.017395836184633" calcext:value-type="percentage">
            <text:p>1.7396%</text:p>
          </table:table-cell>
          <table:table-cell office:value-type="percentage" office:value="0.0169302956371502" calcext:value-type="percentage">
            <text:p>1.6930%</text:p>
          </table:table-cell>
          <table:table-cell office:value-type="percentage" office:value="0.0192408202105219" calcext:value-type="percentage">
            <text:p>1.9241%</text:p>
          </table:table-cell>
          <table:table-cell table:formula="of:=MAX((1-[.I446]/(1-[.$D$25]));0)" office:value-type="float" office:value="0.972513113984969" calcext:value-type="float">
            <text:p><text:s/>0.9725 </text:p>
          </table:table-cell>
          <table:table-cell/>
          <table:table-cell table:formula="of:=EXP(-[.E446]*[.$D$23])" office:value-type="float" office:value="0.960632971529649" calcext:value-type="float">
            <text:p><text:s/>0.9606 </text:p>
          </table:table-cell>
          <table:table-cell table:formula="of:=IF([.K446]=&quot;yes&quot;;[.L446]*[.$D$22]*([.I446]-[.I445]);0)" office:value-type="float" office:value="0" calcext:value-type="float">
            <text:p><text:s/>- <text:s text:c="2"/></text:p>
          </table:table-cell>
          <table:table-cell table:formula="of:=IF([.K446]=&quot;T_ex&quot;;[.L446]*([.I446]-[.$I$35])*[.$D$22];0)" office:value-type="float" office:value="0" calcext:value-type="float">
            <text:p><text:s/>- <text:s text:c="2"/></text:p>
          </table:table-cell>
          <table:table-cell table:formula="of:=IF([.K446]=&quot;yes&quot;;[.J446]*[.L446]*(0.05)*[.$D$21];0)" office:value-type="float" office:value="0" calcext:value-type="float">
            <text:p><text:s/>- <text:s text:c="2"/></text:p>
          </table:table-cell>
          <table:table-cell table:formula="of:=IF([.K446]=&quot;yes&quot;;[.J446]*[.L44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78173207888295" calcext:value-type="percentage">
            <text:p>1.7817%</text:p>
          </table:table-cell>
          <table:table-cell office:value-type="float" office:value="0.402605863192182" calcext:value-type="float">
            <text:p>0.40</text:p>
          </table:table-cell>
          <table:table-cell office:value-type="percentage" office:value="0.0163447830952592" calcext:value-type="percentage">
            <text:p>1.6345%</text:p>
          </table:table-cell>
          <table:table-cell office:value-type="percentage" office:value="0.0175820244269712" calcext:value-type="percentage">
            <text:p>1.7582%</text:p>
          </table:table-cell>
          <table:table-cell office:value-type="percentage" office:value="0.0171035717332159" calcext:value-type="percentage">
            <text:p>1.7104%</text:p>
          </table:table-cell>
          <table:table-cell office:value-type="percentage" office:value="0.0194415747320519" calcext:value-type="percentage">
            <text:p>1.9442%</text:p>
          </table:table-cell>
          <table:table-cell table:formula="of:=MAX((1-[.I447]/(1-[.$D$25]));0)" office:value-type="float" office:value="0.972226321811354" calcext:value-type="float">
            <text:p><text:s/>0.9722 </text:p>
          </table:table-cell>
          <table:table-cell/>
          <table:table-cell table:formula="of:=EXP(-[.E447]*[.$D$23])" office:value-type="float" office:value="0.960539103187311" calcext:value-type="float">
            <text:p><text:s/>0.9605 </text:p>
          </table:table-cell>
          <table:table-cell table:formula="of:=IF([.K447]=&quot;yes&quot;;[.L447]*[.$D$22]*([.I447]-[.I446]);0)" office:value-type="float" office:value="0" calcext:value-type="float">
            <text:p><text:s/>- <text:s text:c="2"/></text:p>
          </table:table-cell>
          <table:table-cell table:formula="of:=IF([.K447]=&quot;T_ex&quot;;[.L447]*([.I447]-[.$I$35])*[.$D$22];0)" office:value-type="float" office:value="0" calcext:value-type="float">
            <text:p><text:s/>- <text:s text:c="2"/></text:p>
          </table:table-cell>
          <table:table-cell table:formula="of:=IF([.K447]=&quot;yes&quot;;[.J447]*[.L447]*(0.05)*[.$D$21];0)" office:value-type="float" office:value="0" calcext:value-type="float">
            <text:p><text:s/>- <text:s text:c="2"/></text:p>
          </table:table-cell>
          <table:table-cell table:formula="of:=IF([.K447]=&quot;yes&quot;;[.J447]*[.L44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80110972176911" calcext:value-type="percentage">
            <text:p>1.8011%</text:p>
          </table:table-cell>
          <table:table-cell office:value-type="float" office:value="0.403583061889251" calcext:value-type="float">
            <text:p>0.40</text:p>
          </table:table-cell>
          <table:table-cell office:value-type="percentage" office:value="0.0165122617534639" calcext:value-type="percentage">
            <text:p>1.6512%</text:p>
          </table:table-cell>
          <table:table-cell office:value-type="percentage" office:value="0.0177706155483359" calcext:value-type="percentage">
            <text:p>1.7771%</text:p>
          </table:table-cell>
          <table:table-cell office:value-type="percentage" office:value="0.0172814928819" calcext:value-type="percentage">
            <text:p>1.7281%</text:p>
          </table:table-cell>
          <table:table-cell office:value-type="percentage" office:value="0.0196785394431618" calcext:value-type="percentage">
            <text:p>1.9679%</text:p>
          </table:table-cell>
          <table:table-cell table:formula="of:=MAX((1-[.I448]/(1-[.$D$25]));0)" office:value-type="float" office:value="0.971887800795483" calcext:value-type="float">
            <text:p><text:s/>0.9719 </text:p>
          </table:table-cell>
          <table:table-cell/>
          <table:table-cell table:formula="of:=EXP(-[.E448]*[.$D$23])" office:value-type="float" office:value="0.960445244017327" calcext:value-type="float">
            <text:p><text:s/>0.9604 </text:p>
          </table:table-cell>
          <table:table-cell table:formula="of:=IF([.K448]=&quot;yes&quot;;[.L448]*[.$D$22]*([.I448]-[.I447]);0)" office:value-type="float" office:value="0" calcext:value-type="float">
            <text:p><text:s/>- <text:s text:c="2"/></text:p>
          </table:table-cell>
          <table:table-cell table:formula="of:=IF([.K448]=&quot;T_ex&quot;;[.L448]*([.I448]-[.$I$35])*[.$D$22];0)" office:value-type="float" office:value="0" calcext:value-type="float">
            <text:p><text:s/>- <text:s text:c="2"/></text:p>
          </table:table-cell>
          <table:table-cell table:formula="of:=IF([.K448]=&quot;yes&quot;;[.J448]*[.L448]*(0.05)*[.$D$21];0)" office:value-type="float" office:value="0" calcext:value-type="float">
            <text:p><text:s/>- <text:s text:c="2"/></text:p>
          </table:table-cell>
          <table:table-cell table:formula="of:=IF([.K448]=&quot;yes&quot;;[.J448]*[.L44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82072167618389" calcext:value-type="percentage">
            <text:p>1.8207%</text:p>
          </table:table-cell>
          <table:table-cell office:value-type="float" office:value="0.404560260586319" calcext:value-type="float">
            <text:p>0.40</text:p>
          </table:table-cell>
          <table:table-cell office:value-type="percentage" office:value="0.0166831595445016" calcext:value-type="percentage">
            <text:p>1.6683%</text:p>
          </table:table-cell>
          <table:table-cell office:value-type="percentage" office:value="0.0179600496869058" calcext:value-type="percentage">
            <text:p>1.7960%</text:p>
          </table:table-cell>
          <table:table-cell office:value-type="percentage" office:value="0.017457055583007" calcext:value-type="percentage">
            <text:p>1.7457%</text:p>
          </table:table-cell>
          <table:table-cell office:value-type="percentage" office:value="0.01990632269813" calcext:value-type="percentage">
            <text:p>1.9906%</text:p>
          </table:table-cell>
          <table:table-cell table:formula="of:=MAX((1-[.I449]/(1-[.$D$25]));0)" office:value-type="float" office:value="0.971562396145528" calcext:value-type="float">
            <text:p><text:s/>0.9716 </text:p>
          </table:table-cell>
          <table:table-cell/>
          <table:table-cell table:formula="of:=EXP(-[.E449]*[.$D$23])" office:value-type="float" office:value="0.960351394018801" calcext:value-type="float">
            <text:p><text:s/>0.9604 </text:p>
          </table:table-cell>
          <table:table-cell table:formula="of:=IF([.K449]=&quot;yes&quot;;[.L449]*[.$D$22]*([.I449]-[.I448]);0)" office:value-type="float" office:value="0" calcext:value-type="float">
            <text:p><text:s/>- <text:s text:c="2"/></text:p>
          </table:table-cell>
          <table:table-cell table:formula="of:=IF([.K449]=&quot;T_ex&quot;;[.L449]*([.I449]-[.$I$35])*[.$D$22];0)" office:value-type="float" office:value="0" calcext:value-type="float">
            <text:p><text:s/>- <text:s text:c="2"/></text:p>
          </table:table-cell>
          <table:table-cell table:formula="of:=IF([.K449]=&quot;yes&quot;;[.J449]*[.L449]*(0.05)*[.$D$21];0)" office:value-type="float" office:value="0" calcext:value-type="float">
            <text:p><text:s/>- <text:s text:c="2"/></text:p>
          </table:table-cell>
          <table:table-cell table:formula="of:=IF([.K449]=&quot;yes&quot;;[.J449]*[.L44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8401832816408" calcext:value-type="percentage">
            <text:p>1.8402%</text:p>
          </table:table-cell>
          <table:table-cell office:value-type="float" office:value="0.405537459283388" calcext:value-type="float">
            <text:p>0.41</text:p>
          </table:table-cell>
          <table:table-cell office:value-type="percentage" office:value="0.0168466112338173" calcext:value-type="percentage">
            <text:p>1.6847%</text:p>
          </table:table-cell>
          <table:table-cell office:value-type="percentage" office:value="0.0181528635990641" calcext:value-type="percentage">
            <text:p>1.8153%</text:p>
          </table:table-cell>
          <table:table-cell office:value-type="percentage" office:value="0.0176316855961252" calcext:value-type="percentage">
            <text:p>1.7632%</text:p>
          </table:table-cell>
          <table:table-cell office:value-type="percentage" office:value="0.0201322645162762" calcext:value-type="percentage">
            <text:p>2.0132%</text:p>
          </table:table-cell>
          <table:table-cell table:formula="of:=MAX((1-[.I450]/(1-[.$D$25]));0)" office:value-type="float" office:value="0.971239622119605" calcext:value-type="float">
            <text:p><text:s/>0.9712 </text:p>
          </table:table-cell>
          <table:table-cell/>
          <table:table-cell table:formula="of:=EXP(-[.E450]*[.$D$23])" office:value-type="float" office:value="0.960257553190836" calcext:value-type="float">
            <text:p><text:s/>0.9603 </text:p>
          </table:table-cell>
          <table:table-cell table:formula="of:=IF([.K450]=&quot;yes&quot;;[.L450]*[.$D$22]*([.I450]-[.I449]);0)" office:value-type="float" office:value="0" calcext:value-type="float">
            <text:p><text:s/>- <text:s text:c="2"/></text:p>
          </table:table-cell>
          <table:table-cell table:formula="of:=IF([.K450]=&quot;T_ex&quot;;[.L450]*([.I450]-[.$I$35])*[.$D$22];0)" office:value-type="float" office:value="0" calcext:value-type="float">
            <text:p><text:s/>- <text:s text:c="2"/></text:p>
          </table:table-cell>
          <table:table-cell table:formula="of:=IF([.K450]=&quot;yes&quot;;[.J450]*[.L450]*(0.05)*[.$D$21];0)" office:value-type="float" office:value="0" calcext:value-type="float">
            <text:p><text:s/>- <text:s text:c="2"/></text:p>
          </table:table-cell>
          <table:table-cell table:formula="of:=IF([.K450]=&quot;yes&quot;;[.J450]*[.L45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85960813089743" calcext:value-type="percentage">
            <text:p>1.8596%</text:p>
          </table:table-cell>
          <table:table-cell office:value-type="float" office:value="0.406514657980456" calcext:value-type="float">
            <text:p>0.41</text:p>
          </table:table-cell>
          <table:table-cell office:value-type="percentage" office:value="0.0170129925616735" calcext:value-type="percentage">
            <text:p>1.7013%</text:p>
          </table:table-cell>
          <table:table-cell office:value-type="percentage" office:value="0.018350278769756" calcext:value-type="percentage">
            <text:p>1.8350%</text:p>
          </table:table-cell>
          <table:table-cell office:value-type="percentage" office:value="0.0178041869652007" calcext:value-type="percentage">
            <text:p>1.7804%</text:p>
          </table:table-cell>
          <table:table-cell office:value-type="percentage" office:value="0.0203711981732903" calcext:value-type="percentage">
            <text:p>2.0371%</text:p>
          </table:table-cell>
          <table:table-cell table:formula="of:=MAX((1-[.I451]/(1-[.$D$25]));0)" office:value-type="float" office:value="0.970898288323871" calcext:value-type="float">
            <text:p><text:s/>0.9709 </text:p>
          </table:table-cell>
          <table:table-cell/>
          <table:table-cell table:formula="of:=EXP(-[.E451]*[.$D$23])" office:value-type="float" office:value="0.960163721532536" calcext:value-type="float">
            <text:p><text:s/>0.9602 </text:p>
          </table:table-cell>
          <table:table-cell table:formula="of:=IF([.K451]=&quot;yes&quot;;[.L451]*[.$D$22]*([.I451]-[.I450]);0)" office:value-type="float" office:value="0" calcext:value-type="float">
            <text:p><text:s/>- <text:s text:c="2"/></text:p>
          </table:table-cell>
          <table:table-cell table:formula="of:=IF([.K451]=&quot;T_ex&quot;;[.L451]*([.I451]-[.$I$35])*[.$D$22];0)" office:value-type="float" office:value="0" calcext:value-type="float">
            <text:p><text:s/>- <text:s text:c="2"/></text:p>
          </table:table-cell>
          <table:table-cell table:formula="of:=IF([.K451]=&quot;yes&quot;;[.J451]*[.L451]*(0.05)*[.$D$21];0)" office:value-type="float" office:value="0" calcext:value-type="float">
            <text:p><text:s/>- <text:s text:c="2"/></text:p>
          </table:table-cell>
          <table:table-cell table:formula="of:=IF([.K451]=&quot;yes&quot;;[.J451]*[.L45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87880720232728" calcext:value-type="percentage">
            <text:p>1.8788%</text:p>
          </table:table-cell>
          <table:table-cell office:value-type="float" office:value="0.407491856677524" calcext:value-type="float">
            <text:p>0.41</text:p>
          </table:table-cell>
          <table:table-cell office:value-type="percentage" office:value="0.0171805575482395" calcext:value-type="percentage">
            <text:p>1.7181%</text:p>
          </table:table-cell>
          <table:table-cell office:value-type="percentage" office:value="0.0185456142333554" calcext:value-type="percentage">
            <text:p>1.8546%</text:p>
          </table:table-cell>
          <table:table-cell office:value-type="percentage" office:value="0.0179764219976409" calcext:value-type="percentage">
            <text:p>1.7976%</text:p>
          </table:table-cell>
          <table:table-cell office:value-type="percentage" office:value="0.0205803884709707" calcext:value-type="percentage">
            <text:p>2.0580%</text:p>
          </table:table-cell>
          <table:table-cell table:formula="of:=MAX((1-[.I452]/(1-[.$D$25]));0)" office:value-type="float" office:value="0.97059944504147" calcext:value-type="float">
            <text:p><text:s/>0.9706 </text:p>
          </table:table-cell>
          <table:table-cell/>
          <table:table-cell table:formula="of:=EXP(-[.E452]*[.$D$23])" office:value-type="float" office:value="0.960069899043006" calcext:value-type="float">
            <text:p><text:s/>0.9601 </text:p>
          </table:table-cell>
          <table:table-cell table:formula="of:=IF([.K452]=&quot;yes&quot;;[.L452]*[.$D$22]*([.I452]-[.I451]);0)" office:value-type="float" office:value="0" calcext:value-type="float">
            <text:p><text:s/>- <text:s text:c="2"/></text:p>
          </table:table-cell>
          <table:table-cell table:formula="of:=IF([.K452]=&quot;T_ex&quot;;[.L452]*([.I452]-[.$I$35])*[.$D$22];0)" office:value-type="float" office:value="0" calcext:value-type="float">
            <text:p><text:s/>- <text:s text:c="2"/></text:p>
          </table:table-cell>
          <table:table-cell table:formula="of:=IF([.K452]=&quot;yes&quot;;[.J452]*[.L452]*(0.05)*[.$D$21];0)" office:value-type="float" office:value="0" calcext:value-type="float">
            <text:p><text:s/>- <text:s text:c="2"/></text:p>
          </table:table-cell>
          <table:table-cell table:formula="of:=IF([.K452]=&quot;yes&quot;;[.J452]*[.L45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8980167551272" calcext:value-type="percentage">
            <text:p>1.8980%</text:p>
          </table:table-cell>
          <table:table-cell office:value-type="float" office:value="0.408469055374593" calcext:value-type="float">
            <text:p>0.41</text:p>
          </table:table-cell>
          <table:table-cell office:value-type="percentage" office:value="0.0173493089197397" calcext:value-type="percentage">
            <text:p>1.7349%</text:p>
          </table:table-cell>
          <table:table-cell office:value-type="percentage" office:value="0.0187383862271209" calcext:value-type="percentage">
            <text:p>1.8738%</text:p>
          </table:table-cell>
          <table:table-cell office:value-type="percentage" office:value="0.0181526138211902" calcext:value-type="percentage">
            <text:p>1.8153%</text:p>
          </table:table-cell>
          <table:table-cell office:value-type="percentage" office:value="0.0208145815505641" calcext:value-type="percentage">
            <text:p>2.0815%</text:p>
          </table:table-cell>
          <table:table-cell table:formula="of:=MAX((1-[.I453]/(1-[.$D$25]));0)" office:value-type="float" office:value="0.970264883499194" calcext:value-type="float">
            <text:p><text:s/>0.9703 </text:p>
          </table:table-cell>
          <table:table-cell/>
          <table:table-cell table:formula="of:=EXP(-[.E453]*[.$D$23])" office:value-type="float" office:value="0.95997608572135" calcext:value-type="float">
            <text:p><text:s/>0.9600 </text:p>
          </table:table-cell>
          <table:table-cell table:formula="of:=IF([.K453]=&quot;yes&quot;;[.L453]*[.$D$22]*([.I453]-[.I452]);0)" office:value-type="float" office:value="0" calcext:value-type="float">
            <text:p><text:s/>- <text:s text:c="2"/></text:p>
          </table:table-cell>
          <table:table-cell table:formula="of:=IF([.K453]=&quot;T_ex&quot;;[.L453]*([.I453]-[.$I$35])*[.$D$22];0)" office:value-type="float" office:value="0" calcext:value-type="float">
            <text:p><text:s/>- <text:s text:c="2"/></text:p>
          </table:table-cell>
          <table:table-cell table:formula="of:=IF([.K453]=&quot;yes&quot;;[.J453]*[.L453]*(0.05)*[.$D$21];0)" office:value-type="float" office:value="0" calcext:value-type="float">
            <text:p><text:s/>- <text:s text:c="2"/></text:p>
          </table:table-cell>
          <table:table-cell table:formula="of:=IF([.K453]=&quot;yes&quot;;[.J453]*[.L45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91734343542128" calcext:value-type="percentage">
            <text:p>1.9173%</text:p>
          </table:table-cell>
          <table:table-cell office:value-type="float" office:value="0.409446254071661" calcext:value-type="float">
            <text:p>0.41</text:p>
          </table:table-cell>
          <table:table-cell office:value-type="percentage" office:value="0.0175172592185944" calcext:value-type="percentage">
            <text:p>1.7517%</text:p>
          </table:table-cell>
          <table:table-cell office:value-type="percentage" office:value="0.0189308554446345" calcext:value-type="percentage">
            <text:p>1.8931%</text:p>
          </table:table-cell>
          <table:table-cell office:value-type="percentage" office:value="0.0183306638918881" calcext:value-type="percentage">
            <text:p>1.8331%</text:p>
          </table:table-cell>
          <table:table-cell office:value-type="percentage" office:value="0.0210538910518033" calcext:value-type="percentage">
            <text:p>2.1054%</text:p>
          </table:table-cell>
          <table:table-cell table:formula="of:=MAX((1-[.I454]/(1-[.$D$25]));0)" office:value-type="float" office:value="0.969923012783138" calcext:value-type="float">
            <text:p><text:s/>0.9699 </text:p>
          </table:table-cell>
          <table:table-cell/>
          <table:table-cell table:formula="of:=EXP(-[.E454]*[.$D$23])" office:value-type="float" office:value="0.959882281566671" calcext:value-type="float">
            <text:p><text:s/>0.9599 </text:p>
          </table:table-cell>
          <table:table-cell table:formula="of:=IF([.K454]=&quot;yes&quot;;[.L454]*[.$D$22]*([.I454]-[.I453]);0)" office:value-type="float" office:value="0" calcext:value-type="float">
            <text:p><text:s/>- <text:s text:c="2"/></text:p>
          </table:table-cell>
          <table:table-cell table:formula="of:=IF([.K454]=&quot;T_ex&quot;;[.L454]*([.I454]-[.$I$35])*[.$D$22];0)" office:value-type="float" office:value="0" calcext:value-type="float">
            <text:p><text:s/>- <text:s text:c="2"/></text:p>
          </table:table-cell>
          <table:table-cell table:formula="of:=IF([.K454]=&quot;yes&quot;;[.J454]*[.L454]*(0.05)*[.$D$21];0)" office:value-type="float" office:value="0" calcext:value-type="float">
            <text:p><text:s/>- <text:s text:c="2"/></text:p>
          </table:table-cell>
          <table:table-cell table:formula="of:=IF([.K454]=&quot;yes&quot;;[.J454]*[.L45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93682007521448" calcext:value-type="percentage">
            <text:p>1.9368%</text:p>
          </table:table-cell>
          <table:table-cell office:value-type="float" office:value="0.41042345276873" calcext:value-type="float">
            <text:p>0.41</text:p>
          </table:table-cell>
          <table:table-cell office:value-type="percentage" office:value="0.0176877128482725" calcext:value-type="percentage">
            <text:p>1.7688%</text:p>
          </table:table-cell>
          <table:table-cell office:value-type="percentage" office:value="0.019126293046752" calcext:value-type="percentage">
            <text:p>1.9126%</text:p>
          </table:table-cell>
          <table:table-cell office:value-type="percentage" office:value="0.0185095108556265" calcext:value-type="percentage">
            <text:p>1.8510%</text:p>
          </table:table-cell>
          <table:table-cell office:value-type="percentage" office:value="0.0212669706439496" calcext:value-type="percentage">
            <text:p>2.1267%</text:p>
          </table:table-cell>
          <table:table-cell table:formula="of:=MAX((1-[.I455]/(1-[.$D$25]));0)" office:value-type="float" office:value="0.969618613365786" calcext:value-type="float">
            <text:p><text:s/>0.9696 </text:p>
          </table:table-cell>
          <table:table-cell/>
          <table:table-cell table:formula="of:=EXP(-[.E455]*[.$D$23])" office:value-type="float" office:value="0.959788486578074" calcext:value-type="float">
            <text:p><text:s/>0.9598 </text:p>
          </table:table-cell>
          <table:table-cell table:formula="of:=IF([.K455]=&quot;yes&quot;;[.L455]*[.$D$22]*([.I455]-[.I454]);0)" office:value-type="float" office:value="0" calcext:value-type="float">
            <text:p><text:s/>- <text:s text:c="2"/></text:p>
          </table:table-cell>
          <table:table-cell table:formula="of:=IF([.K455]=&quot;T_ex&quot;;[.L455]*([.I455]-[.$I$35])*[.$D$22];0)" office:value-type="float" office:value="0" calcext:value-type="float">
            <text:p><text:s/>- <text:s text:c="2"/></text:p>
          </table:table-cell>
          <table:table-cell table:formula="of:=IF([.K455]=&quot;yes&quot;;[.J455]*[.L455]*(0.05)*[.$D$21];0)" office:value-type="float" office:value="0" calcext:value-type="float">
            <text:p><text:s/>- <text:s text:c="2"/></text:p>
          </table:table-cell>
          <table:table-cell table:formula="of:=IF([.K455]=&quot;yes&quot;;[.J455]*[.L45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9565588053553" calcext:value-type="percentage">
            <text:p>1.9566%</text:p>
          </table:table-cell>
          <table:table-cell office:value-type="float" office:value="0.411400651465798" calcext:value-type="float">
            <text:p>0.41</text:p>
          </table:table-cell>
          <table:table-cell office:value-type="percentage" office:value="0.0178567984730619" calcext:value-type="percentage">
            <text:p>1.7857%</text:p>
          </table:table-cell>
          <table:table-cell office:value-type="percentage" office:value="0.0193256912460848" calcext:value-type="percentage">
            <text:p>1.9326%</text:p>
          </table:table-cell>
          <table:table-cell office:value-type="percentage" office:value="0.0186886128505846" calcext:value-type="percentage">
            <text:p>1.8689%</text:p>
          </table:table-cell>
          <table:table-cell office:value-type="percentage" office:value="0.0214817565977681" calcext:value-type="percentage">
            <text:p>2.1482%</text:p>
          </table:table-cell>
          <table:table-cell table:formula="of:=MAX((1-[.I456]/(1-[.$D$25]));0)" office:value-type="float" office:value="0.969311776288903" calcext:value-type="float">
            <text:p><text:s/>0.9693 </text:p>
          </table:table-cell>
          <table:table-cell/>
          <table:table-cell table:formula="of:=EXP(-[.E456]*[.$D$23])" office:value-type="float" office:value="0.959694700754663" calcext:value-type="float">
            <text:p><text:s/>0.9597 </text:p>
          </table:table-cell>
          <table:table-cell table:formula="of:=IF([.K456]=&quot;yes&quot;;[.L456]*[.$D$22]*([.I456]-[.I455]);0)" office:value-type="float" office:value="0" calcext:value-type="float">
            <text:p><text:s/>- <text:s text:c="2"/></text:p>
          </table:table-cell>
          <table:table-cell table:formula="of:=IF([.K456]=&quot;T_ex&quot;;[.L456]*([.I456]-[.$I$35])*[.$D$22];0)" office:value-type="float" office:value="0" calcext:value-type="float">
            <text:p><text:s/>- <text:s text:c="2"/></text:p>
          </table:table-cell>
          <table:table-cell table:formula="of:=IF([.K456]=&quot;yes&quot;;[.J456]*[.L456]*(0.05)*[.$D$21];0)" office:value-type="float" office:value="0" calcext:value-type="float">
            <text:p><text:s/>- <text:s text:c="2"/></text:p>
          </table:table-cell>
          <table:table-cell table:formula="of:=IF([.K456]=&quot;yes&quot;;[.J456]*[.L45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97686342043142" calcext:value-type="percentage">
            <text:p>1.9769%</text:p>
          </table:table-cell>
          <table:table-cell office:value-type="float" office:value="0.412377850162866" calcext:value-type="float">
            <text:p>0.41</text:p>
          </table:table-cell>
          <table:table-cell office:value-type="percentage" office:value="0.0180273557453749" calcext:value-type="percentage">
            <text:p>1.8027%</text:p>
          </table:table-cell>
          <table:table-cell office:value-type="percentage" office:value="0.0195276881917361" calcext:value-type="percentage">
            <text:p>1.9528%</text:p>
          </table:table-cell>
          <table:table-cell office:value-type="percentage" office:value="0.0188686602667805" calcext:value-type="percentage">
            <text:p>1.8869%</text:p>
          </table:table-cell>
          <table:table-cell office:value-type="percentage" office:value="0.0216973926329378" calcext:value-type="percentage">
            <text:p>2.1697%</text:p>
          </table:table-cell>
          <table:table-cell table:formula="of:=MAX((1-[.I457]/(1-[.$D$25]));0)" office:value-type="float" office:value="0.969003724810089" calcext:value-type="float">
            <text:p><text:s/>0.9690 </text:p>
          </table:table-cell>
          <table:table-cell/>
          <table:table-cell table:formula="of:=EXP(-[.E457]*[.$D$23])" office:value-type="float" office:value="0.959600924095543" calcext:value-type="float">
            <text:p><text:s/>0.9596 </text:p>
          </table:table-cell>
          <table:table-cell table:formula="of:=IF([.K457]=&quot;yes&quot;;[.L457]*[.$D$22]*([.I457]-[.I456]);0)" office:value-type="float" office:value="0" calcext:value-type="float">
            <text:p><text:s/>- <text:s text:c="2"/></text:p>
          </table:table-cell>
          <table:table-cell table:formula="of:=IF([.K457]=&quot;T_ex&quot;;[.L457]*([.I457]-[.$I$35])*[.$D$22];0)" office:value-type="float" office:value="0" calcext:value-type="float">
            <text:p><text:s/>- <text:s text:c="2"/></text:p>
          </table:table-cell>
          <table:table-cell table:formula="of:=IF([.K457]=&quot;yes&quot;;[.J457]*[.L457]*(0.05)*[.$D$21];0)" office:value-type="float" office:value="0" calcext:value-type="float">
            <text:p><text:s/>- <text:s text:c="2"/></text:p>
          </table:table-cell>
          <table:table-cell table:formula="of:=IF([.K457]=&quot;yes&quot;;[.J457]*[.L45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199726789849411" calcext:value-type="percentage">
            <text:p>1.9973%</text:p>
          </table:table-cell>
          <table:table-cell office:value-type="float" office:value="0.413355048859935" calcext:value-type="float">
            <text:p>0.41</text:p>
          </table:table-cell>
          <table:table-cell office:value-type="percentage" office:value="0.0181977286678345" calcext:value-type="percentage">
            <text:p>1.8198%</text:p>
          </table:table-cell>
          <table:table-cell office:value-type="percentage" office:value="0.0197295325973199" calcext:value-type="percentage">
            <text:p>1.9730%</text:p>
          </table:table-cell>
          <table:table-cell office:value-type="percentage" office:value="0.0190540942636779" calcext:value-type="percentage">
            <text:p>1.9054%</text:p>
          </table:table-cell>
          <table:table-cell office:value-type="percentage" office:value="0.0219132537065503" calcext:value-type="percentage">
            <text:p>2.1913%</text:p>
          </table:table-cell>
          <table:table-cell table:formula="of:=MAX((1-[.I458]/(1-[.$D$25]));0)" office:value-type="float" office:value="0.968695351847785" calcext:value-type="float">
            <text:p><text:s/>0.9687 </text:p>
          </table:table-cell>
          <table:table-cell/>
          <table:table-cell table:formula="of:=EXP(-[.E458]*[.$D$23])" office:value-type="float" office:value="0.959507156599818" calcext:value-type="float">
            <text:p><text:s/>0.9595 </text:p>
          </table:table-cell>
          <table:table-cell table:formula="of:=IF([.K458]=&quot;yes&quot;;[.L458]*[.$D$22]*([.I458]-[.I457]);0)" office:value-type="float" office:value="0" calcext:value-type="float">
            <text:p><text:s/>- <text:s text:c="2"/></text:p>
          </table:table-cell>
          <table:table-cell table:formula="of:=IF([.K458]=&quot;T_ex&quot;;[.L458]*([.I458]-[.$I$35])*[.$D$22];0)" office:value-type="float" office:value="0" calcext:value-type="float">
            <text:p><text:s/>- <text:s text:c="2"/></text:p>
          </table:table-cell>
          <table:table-cell table:formula="of:=IF([.K458]=&quot;yes&quot;;[.J458]*[.L458]*(0.05)*[.$D$21];0)" office:value-type="float" office:value="0" calcext:value-type="float">
            <text:p><text:s/>- <text:s text:c="2"/></text:p>
          </table:table-cell>
          <table:table-cell table:formula="of:=IF([.K458]=&quot;yes&quot;;[.J458]*[.L45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01802073784604" calcext:value-type="percentage">
            <text:p>2.0180%</text:p>
          </table:table-cell>
          <table:table-cell office:value-type="float" office:value="0.414332247557003" calcext:value-type="float">
            <text:p>0.41</text:p>
          </table:table-cell>
          <table:table-cell office:value-type="percentage" office:value="0.0183686795156831" calcext:value-type="percentage">
            <text:p>1.8369%</text:p>
          </table:table-cell>
          <table:table-cell office:value-type="percentage" office:value="0.0199321736782345" calcext:value-type="percentage">
            <text:p>1.9932%</text:p>
          </table:table-cell>
          <table:table-cell office:value-type="percentage" office:value="0.0192395255666575" calcext:value-type="percentage">
            <text:p>1.9240%</text:p>
          </table:table-cell>
          <table:table-cell office:value-type="percentage" office:value="0.022118318262805" calcext:value-type="percentage">
            <text:p>2.2118%</text:p>
          </table:table-cell>
          <table:table-cell table:formula="of:=MAX((1-[.I459]/(1-[.$D$25]));0)" office:value-type="float" office:value="0.968402402481707" calcext:value-type="float">
            <text:p><text:s/>0.9684 </text:p>
          </table:table-cell>
          <table:table-cell/>
          <table:table-cell table:formula="of:=EXP(-[.E459]*[.$D$23])" office:value-type="float" office:value="0.959413398266593" calcext:value-type="float">
            <text:p><text:s/>0.9594 </text:p>
          </table:table-cell>
          <table:table-cell table:formula="of:=IF([.K459]=&quot;yes&quot;;[.L459]*[.$D$22]*([.I459]-[.I458]);0)" office:value-type="float" office:value="0" calcext:value-type="float">
            <text:p><text:s/>- <text:s text:c="2"/></text:p>
          </table:table-cell>
          <table:table-cell table:formula="of:=IF([.K459]=&quot;T_ex&quot;;[.L459]*([.I459]-[.$I$35])*[.$D$22];0)" office:value-type="float" office:value="0" calcext:value-type="float">
            <text:p><text:s/>- <text:s text:c="2"/></text:p>
          </table:table-cell>
          <table:table-cell table:formula="of:=IF([.K459]=&quot;yes&quot;;[.J459]*[.L459]*(0.05)*[.$D$21];0)" office:value-type="float" office:value="0" calcext:value-type="float">
            <text:p><text:s/>- <text:s text:c="2"/></text:p>
          </table:table-cell>
          <table:table-cell table:formula="of:=IF([.K459]=&quot;yes&quot;;[.J459]*[.L45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03916858580839" calcext:value-type="percentage">
            <text:p>2.0392%</text:p>
          </table:table-cell>
          <table:table-cell office:value-type="float" office:value="0.415309446254072" calcext:value-type="float">
            <text:p>0.42</text:p>
          </table:table-cell>
          <table:table-cell office:value-type="percentage" office:value="0.0185345069358457" calcext:value-type="percentage">
            <text:p>1.8535%</text:p>
          </table:table-cell>
          <table:table-cell office:value-type="percentage" office:value="0.0201307127629294" calcext:value-type="percentage">
            <text:p>2.0131%</text:p>
          </table:table-cell>
          <table:table-cell office:value-type="percentage" office:value="0.0194256466167517" calcext:value-type="percentage">
            <text:p>1.9426%</text:p>
          </table:table-cell>
          <table:table-cell office:value-type="percentage" office:value="0.0223403670024559" calcext:value-type="percentage">
            <text:p>2.2340%</text:p>
          </table:table-cell>
          <table:table-cell table:formula="of:=MAX((1-[.I460]/(1-[.$D$25]));0)" office:value-type="float" office:value="0.968085189996491" calcext:value-type="float">
            <text:p><text:s/>0.9681 </text:p>
          </table:table-cell>
          <table:table-cell/>
          <table:table-cell table:formula="of:=EXP(-[.E460]*[.$D$23])" office:value-type="float" office:value="0.959319649094973" calcext:value-type="float">
            <text:p><text:s/>0.9593 </text:p>
          </table:table-cell>
          <table:table-cell table:formula="of:=IF([.K460]=&quot;yes&quot;;[.L460]*[.$D$22]*([.I460]-[.I459]);0)" office:value-type="float" office:value="0" calcext:value-type="float">
            <text:p><text:s/>- <text:s text:c="2"/></text:p>
          </table:table-cell>
          <table:table-cell table:formula="of:=IF([.K460]=&quot;T_ex&quot;;[.L460]*([.I460]-[.$I$35])*[.$D$22];0)" office:value-type="float" office:value="0" calcext:value-type="float">
            <text:p><text:s/>- <text:s text:c="2"/></text:p>
          </table:table-cell>
          <table:table-cell table:formula="of:=IF([.K460]=&quot;yes&quot;;[.J460]*[.L460]*(0.05)*[.$D$21];0)" office:value-type="float" office:value="0" calcext:value-type="float">
            <text:p><text:s/>- <text:s text:c="2"/></text:p>
          </table:table-cell>
          <table:table-cell table:formula="of:=IF([.K460]=&quot;yes&quot;;[.J460]*[.L46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05969247013778" calcext:value-type="percentage">
            <text:p>2.0597%</text:p>
          </table:table-cell>
          <table:table-cell office:value-type="float" office:value="0.41628664495114" calcext:value-type="float">
            <text:p>0.42</text:p>
          </table:table-cell>
          <table:table-cell office:value-type="percentage" office:value="0.0187044934836075" calcext:value-type="percentage">
            <text:p>1.8704%</text:p>
          </table:table-cell>
          <table:table-cell office:value-type="percentage" office:value="0.0203320093980389" calcext:value-type="percentage">
            <text:p>2.0332%</text:p>
          </table:table-cell>
          <table:table-cell office:value-type="percentage" office:value="0.0196109896526133" calcext:value-type="percentage">
            <text:p>1.9611%</text:p>
          </table:table-cell>
          <table:table-cell office:value-type="percentage" office:value="0.0225867255656173" calcext:value-type="percentage">
            <text:p>2.2587%</text:p>
          </table:table-cell>
          <table:table-cell table:formula="of:=MAX((1-[.I461]/(1-[.$D$25]));0)" office:value-type="float" office:value="0.967733249191975" calcext:value-type="float">
            <text:p><text:s/>0.9677 </text:p>
          </table:table-cell>
          <table:table-cell/>
          <table:table-cell table:formula="of:=EXP(-[.E461]*[.$D$23])" office:value-type="float" office:value="0.959225909084061" calcext:value-type="float">
            <text:p><text:s/>0.9592 </text:p>
          </table:table-cell>
          <table:table-cell table:formula="of:=IF([.K461]=&quot;yes&quot;;[.L461]*[.$D$22]*([.I461]-[.I460]);0)" office:value-type="float" office:value="0" calcext:value-type="float">
            <text:p><text:s/>- <text:s text:c="2"/></text:p>
          </table:table-cell>
          <table:table-cell table:formula="of:=IF([.K461]=&quot;T_ex&quot;;[.L461]*([.I461]-[.$I$35])*[.$D$22];0)" office:value-type="float" office:value="0" calcext:value-type="float">
            <text:p><text:s/>- <text:s text:c="2"/></text:p>
          </table:table-cell>
          <table:table-cell table:formula="of:=IF([.K461]=&quot;yes&quot;;[.J461]*[.L461]*(0.05)*[.$D$21];0)" office:value-type="float" office:value="0" calcext:value-type="float">
            <text:p><text:s/>- <text:s text:c="2"/></text:p>
          </table:table-cell>
          <table:table-cell table:formula="of:=IF([.K461]=&quot;yes&quot;;[.J461]*[.L46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08066468002764" calcext:value-type="percentage">
            <text:p>2.0807%</text:p>
          </table:table-cell>
          <table:table-cell office:value-type="float" office:value="0.417263843648208" calcext:value-type="float">
            <text:p>0.42</text:p>
          </table:table-cell>
          <table:table-cell office:value-type="percentage" office:value="0.018879473369677" calcext:value-type="percentage">
            <text:p>1.8879%</text:p>
          </table:table-cell>
          <table:table-cell office:value-type="percentage" office:value="0.0205350499785454" calcext:value-type="percentage">
            <text:p>2.0535%</text:p>
          </table:table-cell>
          <table:table-cell office:value-type="percentage" office:value="0.0198002563307974" calcext:value-type="percentage">
            <text:p>1.9800%</text:p>
          </table:table-cell>
          <table:table-cell office:value-type="percentage" office:value="0.0228150472354408" calcext:value-type="percentage">
            <text:p>2.2815%</text:p>
          </table:table-cell>
          <table:table-cell table:formula="of:=MAX((1-[.I462]/(1-[.$D$25]));0)" office:value-type="float" office:value="0.967407075377942" calcext:value-type="float">
            <text:p><text:s/>0.9674 </text:p>
          </table:table-cell>
          <table:table-cell/>
          <table:table-cell table:formula="of:=EXP(-[.E462]*[.$D$23])" office:value-type="float" office:value="0.959132178232964" calcext:value-type="float">
            <text:p><text:s/>0.9591 </text:p>
          </table:table-cell>
          <table:table-cell table:formula="of:=IF([.K462]=&quot;yes&quot;;[.L462]*[.$D$22]*([.I462]-[.I461]);0)" office:value-type="float" office:value="0" calcext:value-type="float">
            <text:p><text:s/>- <text:s text:c="2"/></text:p>
          </table:table-cell>
          <table:table-cell table:formula="of:=IF([.K462]=&quot;T_ex&quot;;[.L462]*([.I462]-[.$I$35])*[.$D$22];0)" office:value-type="float" office:value="0" calcext:value-type="float">
            <text:p><text:s/>- <text:s text:c="2"/></text:p>
          </table:table-cell>
          <table:table-cell table:formula="of:=IF([.K462]=&quot;yes&quot;;[.J462]*[.L462]*(0.05)*[.$D$21];0)" office:value-type="float" office:value="0" calcext:value-type="float">
            <text:p><text:s/>- <text:s text:c="2"/></text:p>
          </table:table-cell>
          <table:table-cell table:formula="of:=IF([.K462]=&quot;yes&quot;;[.J462]*[.L46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10175219581322" calcext:value-type="percentage">
            <text:p>2.1018%</text:p>
          </table:table-cell>
          <table:table-cell office:value-type="float" office:value="0.418241042345277" calcext:value-type="float">
            <text:p>0.42</text:p>
          </table:table-cell>
          <table:table-cell office:value-type="percentage" office:value="0.0190614111641007" calcext:value-type="percentage">
            <text:p>1.9061%</text:p>
          </table:table-cell>
          <table:table-cell office:value-type="percentage" office:value="0.0207382754677475" calcext:value-type="percentage">
            <text:p>2.0738%</text:p>
          </table:table-cell>
          <table:table-cell office:value-type="percentage" office:value="0.0199876181492205" calcext:value-type="percentage">
            <text:p>1.9988%</text:p>
          </table:table-cell>
          <table:table-cell office:value-type="percentage" office:value="0.0230577879381374" calcext:value-type="percentage">
            <text:p>2.3058%</text:p>
          </table:table-cell>
          <table:table-cell table:formula="of:=MAX((1-[.I463]/(1-[.$D$25]));0)" office:value-type="float" office:value="0.967060302945518" calcext:value-type="float">
            <text:p><text:s/>0.9671 </text:p>
          </table:table-cell>
          <table:table-cell/>
          <table:table-cell table:formula="of:=EXP(-[.E463]*[.$D$23])" office:value-type="float" office:value="0.959038456540786" calcext:value-type="float">
            <text:p><text:s/>0.9590 </text:p>
          </table:table-cell>
          <table:table-cell table:formula="of:=IF([.K463]=&quot;yes&quot;;[.L463]*[.$D$22]*([.I463]-[.I462]);0)" office:value-type="float" office:value="0" calcext:value-type="float">
            <text:p><text:s/>- <text:s text:c="2"/></text:p>
          </table:table-cell>
          <table:table-cell table:formula="of:=IF([.K463]=&quot;T_ex&quot;;[.L463]*([.I463]-[.$I$35])*[.$D$22];0)" office:value-type="float" office:value="0" calcext:value-type="float">
            <text:p><text:s/>- <text:s text:c="2"/></text:p>
          </table:table-cell>
          <table:table-cell table:formula="of:=IF([.K463]=&quot;yes&quot;;[.J463]*[.L463]*(0.05)*[.$D$21];0)" office:value-type="float" office:value="0" calcext:value-type="float">
            <text:p><text:s/>- <text:s text:c="2"/></text:p>
          </table:table-cell>
          <table:table-cell table:formula="of:=IF([.K463]=&quot;yes&quot;;[.J463]*[.L46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12304565009055" calcext:value-type="percentage">
            <text:p>2.1230%</text:p>
          </table:table-cell>
          <table:table-cell office:value-type="float" office:value="0.419218241042345" calcext:value-type="float">
            <text:p>0.42</text:p>
          </table:table-cell>
          <table:table-cell office:value-type="percentage" office:value="0.0192376374129079" calcext:value-type="percentage">
            <text:p>1.9238%</text:p>
          </table:table-cell>
          <table:table-cell office:value-type="percentage" office:value="0.0209449959310873" calcext:value-type="percentage">
            <text:p>2.0945%</text:p>
          </table:table-cell>
          <table:table-cell office:value-type="percentage" office:value="0.0201779348601845" calcext:value-type="percentage">
            <text:p>2.0178%</text:p>
          </table:table-cell>
          <table:table-cell office:value-type="percentage" office:value="0.0232724158470686" calcext:value-type="percentage">
            <text:p>2.3272%</text:p>
          </table:table-cell>
          <table:table-cell table:formula="of:=MAX((1-[.I464]/(1-[.$D$25]));0)" office:value-type="float" office:value="0.966753691647045" calcext:value-type="float">
            <text:p><text:s/>0.9668 </text:p>
          </table:table-cell>
          <table:table-cell/>
          <table:table-cell table:formula="of:=EXP(-[.E464]*[.$D$23])" office:value-type="float" office:value="0.958944744006632" calcext:value-type="float">
            <text:p><text:s/>0.9589 </text:p>
          </table:table-cell>
          <table:table-cell table:formula="of:=IF([.K464]=&quot;yes&quot;;[.L464]*[.$D$22]*([.I464]-[.I463]);0)" office:value-type="float" office:value="0" calcext:value-type="float">
            <text:p><text:s/>- <text:s text:c="2"/></text:p>
          </table:table-cell>
          <table:table-cell table:formula="of:=IF([.K464]=&quot;T_ex&quot;;[.L464]*([.I464]-[.$I$35])*[.$D$22];0)" office:value-type="float" office:value="0" calcext:value-type="float">
            <text:p><text:s/>- <text:s text:c="2"/></text:p>
          </table:table-cell>
          <table:table-cell table:formula="of:=IF([.K464]=&quot;yes&quot;;[.J464]*[.L464]*(0.05)*[.$D$21];0)" office:value-type="float" office:value="0" calcext:value-type="float">
            <text:p><text:s/>- <text:s text:c="2"/></text:p>
          </table:table-cell>
          <table:table-cell table:formula="of:=IF([.K464]=&quot;yes&quot;;[.J464]*[.L46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14466299938315" calcext:value-type="percentage">
            <text:p>2.1447%</text:p>
          </table:table-cell>
          <table:table-cell office:value-type="float" office:value="0.420195439739414" calcext:value-type="float">
            <text:p>0.42</text:p>
          </table:table-cell>
          <table:table-cell office:value-type="percentage" office:value="0.0194177607044558" calcext:value-type="percentage">
            <text:p>1.9418%</text:p>
          </table:table-cell>
          <table:table-cell office:value-type="percentage" office:value="0.0211526283367041" calcext:value-type="percentage">
            <text:p>2.1153%</text:p>
          </table:table-cell>
          <table:table-cell office:value-type="percentage" office:value="0.020374975752424" calcext:value-type="percentage">
            <text:p>2.0375%</text:p>
          </table:table-cell>
          <table:table-cell office:value-type="percentage" office:value="0.0234743705720626" calcext:value-type="percentage">
            <text:p>2.3474%</text:p>
          </table:table-cell>
          <table:table-cell table:formula="of:=MAX((1-[.I465]/(1-[.$D$25]));0)" office:value-type="float" office:value="0.966465184897053" calcext:value-type="float">
            <text:p><text:s/>0.9665 </text:p>
          </table:table-cell>
          <table:table-cell/>
          <table:table-cell table:formula="of:=EXP(-[.E465]*[.$D$23])" office:value-type="float" office:value="0.958851040629607" calcext:value-type="float">
            <text:p><text:s/>0.9589 </text:p>
          </table:table-cell>
          <table:table-cell table:formula="of:=IF([.K465]=&quot;yes&quot;;[.L465]*[.$D$22]*([.I465]-[.I464]);0)" office:value-type="float" office:value="0" calcext:value-type="float">
            <text:p><text:s/>- <text:s text:c="2"/></text:p>
          </table:table-cell>
          <table:table-cell table:formula="of:=IF([.K465]=&quot;T_ex&quot;;[.L465]*([.I465]-[.$I$35])*[.$D$22];0)" office:value-type="float" office:value="0" calcext:value-type="float">
            <text:p><text:s/>- <text:s text:c="2"/></text:p>
          </table:table-cell>
          <table:table-cell table:formula="of:=IF([.K465]=&quot;yes&quot;;[.J465]*[.L465]*(0.05)*[.$D$21];0)" office:value-type="float" office:value="0" calcext:value-type="float">
            <text:p><text:s/>- <text:s text:c="2"/></text:p>
          </table:table-cell>
          <table:table-cell table:formula="of:=IF([.K465]=&quot;yes&quot;;[.J465]*[.L46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16650353071043" calcext:value-type="percentage">
            <text:p>2.1665%</text:p>
          </table:table-cell>
          <table:table-cell office:value-type="float" office:value="0.421172638436482" calcext:value-type="float">
            <text:p>0.42</text:p>
          </table:table-cell>
          <table:table-cell office:value-type="percentage" office:value="0.0195964672114615" calcext:value-type="percentage">
            <text:p>1.9596%</text:p>
          </table:table-cell>
          <table:table-cell office:value-type="percentage" office:value="0.0213642177485837" calcext:value-type="percentage">
            <text:p>2.1364%</text:p>
          </table:table-cell>
          <table:table-cell office:value-type="percentage" office:value="0.0205676672607634" calcext:value-type="percentage">
            <text:p>2.0568%</text:p>
          </table:table-cell>
          <table:table-cell office:value-type="percentage" office:value="0.0237437999755109" calcext:value-type="percentage">
            <text:p>2.3744%</text:p>
          </table:table-cell>
          <table:table-cell table:formula="of:=MAX((1-[.I466]/(1-[.$D$25]));0)" office:value-type="float" office:value="0.96608028574927" calcext:value-type="float">
            <text:p><text:s/>0.9661 </text:p>
          </table:table-cell>
          <table:table-cell/>
          <table:table-cell table:formula="of:=EXP(-[.E466]*[.$D$23])" office:value-type="float" office:value="0.958757346408816" calcext:value-type="float">
            <text:p><text:s/>0.9588 </text:p>
          </table:table-cell>
          <table:table-cell table:formula="of:=IF([.K466]=&quot;yes&quot;;[.L466]*[.$D$22]*([.I466]-[.I465]);0)" office:value-type="float" office:value="0" calcext:value-type="float">
            <text:p><text:s/>- <text:s text:c="2"/></text:p>
          </table:table-cell>
          <table:table-cell table:formula="of:=IF([.K466]=&quot;T_ex&quot;;[.L466]*([.I466]-[.$I$35])*[.$D$22];0)" office:value-type="float" office:value="0" calcext:value-type="float">
            <text:p><text:s/>- <text:s text:c="2"/></text:p>
          </table:table-cell>
          <table:table-cell table:formula="of:=IF([.K466]=&quot;yes&quot;;[.J466]*[.L466]*(0.05)*[.$D$21];0)" office:value-type="float" office:value="0" calcext:value-type="float">
            <text:p><text:s/>- <text:s text:c="2"/></text:p>
          </table:table-cell>
          <table:table-cell table:formula="of:=IF([.K466]=&quot;yes&quot;;[.J466]*[.L46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18877883646703" calcext:value-type="percentage">
            <text:p>2.1888%</text:p>
          </table:table-cell>
          <table:table-cell office:value-type="float" office:value="0.422149837133551" calcext:value-type="float">
            <text:p>0.42</text:p>
          </table:table-cell>
          <table:table-cell office:value-type="percentage" office:value="0.0197789117441966" calcext:value-type="percentage">
            <text:p>1.9779%</text:p>
          </table:table-cell>
          <table:table-cell office:value-type="percentage" office:value="0.0215756823806999" calcext:value-type="percentage">
            <text:p>2.1576%</text:p>
          </table:table-cell>
          <table:table-cell office:value-type="percentage" office:value="0.0207525208544755" calcext:value-type="percentage">
            <text:p>2.0753%</text:p>
          </table:table-cell>
          <table:table-cell office:value-type="percentage" office:value="0.0239978976510706" calcext:value-type="percentage">
            <text:p>2.3998%</text:p>
          </table:table-cell>
          <table:table-cell table:formula="of:=MAX((1-[.I467]/(1-[.$D$25]));0)" office:value-type="float" office:value="0.965717289069899" calcext:value-type="float">
            <text:p><text:s/>0.9657 </text:p>
          </table:table-cell>
          <table:table-cell/>
          <table:table-cell table:formula="of:=EXP(-[.E467]*[.$D$23])" office:value-type="float" office:value="0.958663661343365" calcext:value-type="float">
            <text:p><text:s/>0.9587 </text:p>
          </table:table-cell>
          <table:table-cell table:formula="of:=IF([.K467]=&quot;yes&quot;;[.L467]*[.$D$22]*([.I467]-[.I466]);0)" office:value-type="float" office:value="0" calcext:value-type="float">
            <text:p><text:s/>- <text:s text:c="2"/></text:p>
          </table:table-cell>
          <table:table-cell table:formula="of:=IF([.K467]=&quot;T_ex&quot;;[.L467]*([.I467]-[.$I$35])*[.$D$22];0)" office:value-type="float" office:value="0" calcext:value-type="float">
            <text:p><text:s/>- <text:s text:c="2"/></text:p>
          </table:table-cell>
          <table:table-cell table:formula="of:=IF([.K467]=&quot;yes&quot;;[.J467]*[.L467]*(0.05)*[.$D$21];0)" office:value-type="float" office:value="0" calcext:value-type="float">
            <text:p><text:s/>- <text:s text:c="2"/></text:p>
          </table:table-cell>
          <table:table-cell table:formula="of:=IF([.K467]=&quot;yes&quot;;[.J467]*[.L46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21122406806147" calcext:value-type="percentage">
            <text:p>2.2112%</text:p>
          </table:table-cell>
          <table:table-cell office:value-type="float" office:value="0.423127035830619" calcext:value-type="float">
            <text:p>0.42</text:p>
          </table:table-cell>
          <table:table-cell office:value-type="percentage" office:value="0.019963857810699" calcext:value-type="percentage">
            <text:p>1.9964%</text:p>
          </table:table-cell>
          <table:table-cell office:value-type="percentage" office:value="0.0217889681245573" calcext:value-type="percentage">
            <text:p>2.1789%</text:p>
          </table:table-cell>
          <table:table-cell office:value-type="percentage" office:value="0.0209452804499806" calcext:value-type="percentage">
            <text:p>2.0945%</text:p>
          </table:table-cell>
          <table:table-cell office:value-type="percentage" office:value="0.0242674758698421" calcext:value-type="percentage">
            <text:p>2.4267%</text:p>
          </table:table-cell>
          <table:table-cell table:formula="of:=MAX((1-[.I468]/(1-[.$D$25]));0)" office:value-type="float" office:value="0.965332177328797" calcext:value-type="float">
            <text:p><text:s/>0.9653 </text:p>
          </table:table-cell>
          <table:table-cell/>
          <table:table-cell table:formula="of:=EXP(-[.E468]*[.$D$23])" office:value-type="float" office:value="0.95856998543236" calcext:value-type="float">
            <text:p><text:s/>0.9586 </text:p>
          </table:table-cell>
          <table:table-cell table:formula="of:=IF([.K468]=&quot;yes&quot;;[.L468]*[.$D$22]*([.I468]-[.I467]);0)" office:value-type="float" office:value="0" calcext:value-type="float">
            <text:p><text:s/>- <text:s text:c="2"/></text:p>
          </table:table-cell>
          <table:table-cell table:formula="of:=IF([.K468]=&quot;T_ex&quot;;[.L468]*([.I468]-[.$I$35])*[.$D$22];0)" office:value-type="float" office:value="0" calcext:value-type="float">
            <text:p><text:s/>- <text:s text:c="2"/></text:p>
          </table:table-cell>
          <table:table-cell table:formula="of:=IF([.K468]=&quot;yes&quot;;[.J468]*[.L468]*(0.05)*[.$D$21];0)" office:value-type="float" office:value="0" calcext:value-type="float">
            <text:p><text:s/>- <text:s text:c="2"/></text:p>
          </table:table-cell>
          <table:table-cell table:formula="of:=IF([.K468]=&quot;yes&quot;;[.J468]*[.L46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23363024224892" calcext:value-type="percentage">
            <text:p>2.2336%</text:p>
          </table:table-cell>
          <table:table-cell office:value-type="float" office:value="0.424104234527687" calcext:value-type="float">
            <text:p>0.42</text:p>
          </table:table-cell>
          <table:table-cell office:value-type="percentage" office:value="0.0201492635799313" calcext:value-type="percentage">
            <text:p>2.0149%</text:p>
          </table:table-cell>
          <table:table-cell office:value-type="percentage" office:value="0.0220016953155013" calcext:value-type="percentage">
            <text:p>2.2002%</text:p>
          </table:table-cell>
          <table:table-cell office:value-type="percentage" office:value="0.0211402195618438" calcext:value-type="percentage">
            <text:p>2.1140%</text:p>
          </table:table-cell>
          <table:table-cell office:value-type="percentage" office:value="0.0245490912317729" calcext:value-type="percentage">
            <text:p>2.4549%</text:p>
          </table:table-cell>
          <table:table-cell table:formula="of:=MAX((1-[.I469]/(1-[.$D$25]));0)" office:value-type="float" office:value="0.964929869668896" calcext:value-type="float">
            <text:p><text:s/>0.9649 </text:p>
          </table:table-cell>
          <table:table-cell/>
          <table:table-cell table:formula="of:=EXP(-[.E469]*[.$D$23])" office:value-type="float" office:value="0.958476318674905" calcext:value-type="float">
            <text:p><text:s/>0.9585 </text:p>
          </table:table-cell>
          <table:table-cell table:formula="of:=IF([.K469]=&quot;yes&quot;;[.L469]*[.$D$22]*([.I469]-[.I468]);0)" office:value-type="float" office:value="0" calcext:value-type="float">
            <text:p><text:s/>- <text:s text:c="2"/></text:p>
          </table:table-cell>
          <table:table-cell table:formula="of:=IF([.K469]=&quot;T_ex&quot;;[.L469]*([.I469]-[.$I$35])*[.$D$22];0)" office:value-type="float" office:value="0" calcext:value-type="float">
            <text:p><text:s/>- <text:s text:c="2"/></text:p>
          </table:table-cell>
          <table:table-cell table:formula="of:=IF([.K469]=&quot;yes&quot;;[.J469]*[.L469]*(0.05)*[.$D$21];0)" office:value-type="float" office:value="0" calcext:value-type="float">
            <text:p><text:s/>- <text:s text:c="2"/></text:p>
          </table:table-cell>
          <table:table-cell table:formula="of:=IF([.K469]=&quot;yes&quot;;[.J469]*[.L46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2560597703229" calcext:value-type="percentage">
            <text:p>2.2561%</text:p>
          </table:table-cell>
          <table:table-cell office:value-type="float" office:value="0.425081433224756" calcext:value-type="float">
            <text:p>0.43</text:p>
          </table:table-cell>
          <table:table-cell office:value-type="percentage" office:value="0.0203311412189816" calcext:value-type="percentage">
            <text:p>2.0331%</text:p>
          </table:table-cell>
          <table:table-cell office:value-type="percentage" office:value="0.0222188072913282" calcext:value-type="percentage">
            <text:p>2.2219%</text:p>
          </table:table-cell>
          <table:table-cell office:value-type="percentage" office:value="0.0213398544744583" calcext:value-type="percentage">
            <text:p>2.1340%</text:p>
          </table:table-cell>
          <table:table-cell office:value-type="percentage" office:value="0.0248210894723166" calcext:value-type="percentage">
            <text:p>2.4821%</text:p>
          </table:table-cell>
          <table:table-cell table:formula="of:=MAX((1-[.I470]/(1-[.$D$25]));0)" office:value-type="float" office:value="0.964541300753833" calcext:value-type="float">
            <text:p><text:s/>0.9645 </text:p>
          </table:table-cell>
          <table:table-cell/>
          <table:table-cell table:formula="of:=EXP(-[.E470]*[.$D$23])" office:value-type="float" office:value="0.958382661070106" calcext:value-type="float">
            <text:p><text:s/>0.9584 </text:p>
          </table:table-cell>
          <table:table-cell table:formula="of:=IF([.K470]=&quot;yes&quot;;[.L470]*[.$D$22]*([.I470]-[.I469]);0)" office:value-type="float" office:value="0" calcext:value-type="float">
            <text:p><text:s/>- <text:s text:c="2"/></text:p>
          </table:table-cell>
          <table:table-cell table:formula="of:=IF([.K470]=&quot;T_ex&quot;;[.L470]*([.I470]-[.$I$35])*[.$D$22];0)" office:value-type="float" office:value="0" calcext:value-type="float">
            <text:p><text:s/>- <text:s text:c="2"/></text:p>
          </table:table-cell>
          <table:table-cell table:formula="of:=IF([.K470]=&quot;yes&quot;;[.J470]*[.L470]*(0.05)*[.$D$21];0)" office:value-type="float" office:value="0" calcext:value-type="float">
            <text:p><text:s/>- <text:s text:c="2"/></text:p>
          </table:table-cell>
          <table:table-cell table:formula="of:=IF([.K470]=&quot;yes&quot;;[.J470]*[.L47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27822651780643" calcext:value-type="percentage">
            <text:p>2.2782%</text:p>
          </table:table-cell>
          <table:table-cell office:value-type="float" office:value="0.426058631921824" calcext:value-type="float">
            <text:p>0.43</text:p>
          </table:table-cell>
          <table:table-cell office:value-type="percentage" office:value="0.0205159191439854" calcext:value-type="percentage">
            <text:p>2.0516%</text:p>
          </table:table-cell>
          <table:table-cell office:value-type="percentage" office:value="0.0224370449354781" calcext:value-type="percentage">
            <text:p>2.2437%</text:p>
          </table:table-cell>
          <table:table-cell office:value-type="percentage" office:value="0.0215383017985068" calcext:value-type="percentage">
            <text:p>2.1538%</text:p>
          </table:table-cell>
          <table:table-cell office:value-type="percentage" office:value="0.0250781251059549" calcext:value-type="percentage">
            <text:p>2.5078%</text:p>
          </table:table-cell>
          <table:table-cell table:formula="of:=MAX((1-[.I471]/(1-[.$D$25]));0)" office:value-type="float" office:value="0.964174106991493" calcext:value-type="float">
            <text:p><text:s/>0.9642 </text:p>
          </table:table-cell>
          <table:table-cell/>
          <table:table-cell table:formula="of:=EXP(-[.E471]*[.$D$23])" office:value-type="float" office:value="0.958289012617069" calcext:value-type="float">
            <text:p><text:s/>0.9583 </text:p>
          </table:table-cell>
          <table:table-cell table:formula="of:=IF([.K471]=&quot;yes&quot;;[.L471]*[.$D$22]*([.I471]-[.I470]);0)" office:value-type="float" office:value="0" calcext:value-type="float">
            <text:p><text:s/>- <text:s text:c="2"/></text:p>
          </table:table-cell>
          <table:table-cell table:formula="of:=IF([.K471]=&quot;T_ex&quot;;[.L471]*([.I471]-[.$I$35])*[.$D$22];0)" office:value-type="float" office:value="0" calcext:value-type="float">
            <text:p><text:s/>- <text:s text:c="2"/></text:p>
          </table:table-cell>
          <table:table-cell table:formula="of:=IF([.K471]=&quot;yes&quot;;[.J471]*[.L471]*(0.05)*[.$D$21];0)" office:value-type="float" office:value="0" calcext:value-type="float">
            <text:p><text:s/>- <text:s text:c="2"/></text:p>
          </table:table-cell>
          <table:table-cell table:formula="of:=IF([.K471]=&quot;yes&quot;;[.J471]*[.L47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30066799686258" calcext:value-type="percentage">
            <text:p>2.3007%</text:p>
          </table:table-cell>
          <table:table-cell office:value-type="float" office:value="0.427035830618893" calcext:value-type="float">
            <text:p>0.43</text:p>
          </table:table-cell>
          <table:table-cell office:value-type="percentage" office:value="0.0207006618724224" calcext:value-type="percentage">
            <text:p>2.0701%</text:p>
          </table:table-cell>
          <table:table-cell office:value-type="percentage" office:value="0.0226579267807448" calcext:value-type="percentage">
            <text:p>2.2658%</text:p>
          </table:table-cell>
          <table:table-cell office:value-type="percentage" office:value="0.0217378320402503" calcext:value-type="percentage">
            <text:p>2.1738%</text:p>
          </table:table-cell>
          <table:table-cell office:value-type="percentage" office:value="0.0253224081885036" calcext:value-type="percentage">
            <text:p>2.5322%</text:p>
          </table:table-cell>
          <table:table-cell table:formula="of:=MAX((1-[.I472]/(1-[.$D$25]));0)" office:value-type="float" office:value="0.963825131159281" calcext:value-type="float">
            <text:p><text:s/>0.9638 </text:p>
          </table:table-cell>
          <table:table-cell/>
          <table:table-cell table:formula="of:=EXP(-[.E472]*[.$D$23])" office:value-type="float" office:value="0.958195373314899" calcext:value-type="float">
            <text:p><text:s/>0.9582 </text:p>
          </table:table-cell>
          <table:table-cell table:formula="of:=IF([.K472]=&quot;yes&quot;;[.L472]*[.$D$22]*([.I472]-[.I471]);0)" office:value-type="float" office:value="0" calcext:value-type="float">
            <text:p><text:s/>- <text:s text:c="2"/></text:p>
          </table:table-cell>
          <table:table-cell table:formula="of:=IF([.K472]=&quot;T_ex&quot;;[.L472]*([.I472]-[.$I$35])*[.$D$22];0)" office:value-type="float" office:value="0" calcext:value-type="float">
            <text:p><text:s/>- <text:s text:c="2"/></text:p>
          </table:table-cell>
          <table:table-cell table:formula="of:=IF([.K472]=&quot;yes&quot;;[.J472]*[.L472]*(0.05)*[.$D$21];0)" office:value-type="float" office:value="0" calcext:value-type="float">
            <text:p><text:s/>- <text:s text:c="2"/></text:p>
          </table:table-cell>
          <table:table-cell table:formula="of:=IF([.K472]=&quot;yes&quot;;[.J472]*[.L47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32410281135248" calcext:value-type="percentage">
            <text:p>2.3241%</text:p>
          </table:table-cell>
          <table:table-cell office:value-type="float" office:value="0.428013029315961" calcext:value-type="float">
            <text:p>0.43</text:p>
          </table:table-cell>
          <table:table-cell office:value-type="percentage" office:value="0.0208833092675835" calcext:value-type="percentage">
            <text:p>2.0883%</text:p>
          </table:table-cell>
          <table:table-cell office:value-type="percentage" office:value="0.0228732154872413" calcext:value-type="percentage">
            <text:p>2.2873%</text:p>
          </table:table-cell>
          <table:table-cell office:value-type="percentage" office:value="0.0219348402153793" calcext:value-type="percentage">
            <text:p>2.1935%</text:p>
          </table:table-cell>
          <table:table-cell office:value-type="percentage" office:value="0.0255797114215334" calcext:value-type="percentage">
            <text:p>2.5580%</text:p>
          </table:table-cell>
          <table:table-cell table:formula="of:=MAX((1-[.I473]/(1-[.$D$25]));0)" office:value-type="float" office:value="0.963457555112095" calcext:value-type="float">
            <text:p><text:s/>0.9635 </text:p>
          </table:table-cell>
          <table:table-cell/>
          <table:table-cell table:formula="of:=EXP(-[.E473]*[.$D$23])" office:value-type="float" office:value="0.958101743162703" calcext:value-type="float">
            <text:p><text:s/>0.9581 </text:p>
          </table:table-cell>
          <table:table-cell table:formula="of:=IF([.K473]=&quot;yes&quot;;[.L473]*[.$D$22]*([.I473]-[.I472]);0)" office:value-type="float" office:value="0" calcext:value-type="float">
            <text:p><text:s/>- <text:s text:c="2"/></text:p>
          </table:table-cell>
          <table:table-cell table:formula="of:=IF([.K473]=&quot;T_ex&quot;;[.L473]*([.I473]-[.$I$35])*[.$D$22];0)" office:value-type="float" office:value="0" calcext:value-type="float">
            <text:p><text:s/>- <text:s text:c="2"/></text:p>
          </table:table-cell>
          <table:table-cell table:formula="of:=IF([.K473]=&quot;yes&quot;;[.J473]*[.L473]*(0.05)*[.$D$21];0)" office:value-type="float" office:value="0" calcext:value-type="float">
            <text:p><text:s/>- <text:s text:c="2"/></text:p>
          </table:table-cell>
          <table:table-cell table:formula="of:=IF([.K473]=&quot;yes&quot;;[.J473]*[.L47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34656618995733" calcext:value-type="percentage">
            <text:p>2.3466%</text:p>
          </table:table-cell>
          <table:table-cell office:value-type="float" office:value="0.428990228013029" calcext:value-type="float">
            <text:p>0.43</text:p>
          </table:table-cell>
          <table:table-cell office:value-type="percentage" office:value="0.0210705338650319" calcext:value-type="percentage">
            <text:p>2.1071%</text:p>
          </table:table-cell>
          <table:table-cell office:value-type="percentage" office:value="0.0230912613685898" calcext:value-type="percentage">
            <text:p>2.3091%</text:p>
          </table:table-cell>
          <table:table-cell office:value-type="percentage" office:value="0.0221329804888823" calcext:value-type="percentage">
            <text:p>2.2133%</text:p>
          </table:table-cell>
          <table:table-cell office:value-type="percentage" office:value="0.0258756630488143" calcext:value-type="percentage">
            <text:p>2.5876%</text:p>
          </table:table-cell>
          <table:table-cell table:formula="of:=MAX((1-[.I474]/(1-[.$D$25]));0)" office:value-type="float" office:value="0.963034767073122" calcext:value-type="float">
            <text:p><text:s/>0.9630 </text:p>
          </table:table-cell>
          <table:table-cell/>
          <table:table-cell table:formula="of:=EXP(-[.E474]*[.$D$23])" office:value-type="float" office:value="0.958008122159585" calcext:value-type="float">
            <text:p><text:s/>0.9580 </text:p>
          </table:table-cell>
          <table:table-cell table:formula="of:=IF([.K474]=&quot;yes&quot;;[.L474]*[.$D$22]*([.I474]-[.I473]);0)" office:value-type="float" office:value="0" calcext:value-type="float">
            <text:p><text:s/>- <text:s text:c="2"/></text:p>
          </table:table-cell>
          <table:table-cell table:formula="of:=IF([.K474]=&quot;T_ex&quot;;[.L474]*([.I474]-[.$I$35])*[.$D$22];0)" office:value-type="float" office:value="0" calcext:value-type="float">
            <text:p><text:s/>- <text:s text:c="2"/></text:p>
          </table:table-cell>
          <table:table-cell table:formula="of:=IF([.K474]=&quot;yes&quot;;[.J474]*[.L474]*(0.05)*[.$D$21];0)" office:value-type="float" office:value="0" calcext:value-type="float">
            <text:p><text:s/>- <text:s text:c="2"/></text:p>
          </table:table-cell>
          <table:table-cell table:formula="of:=IF([.K474]=&quot;yes&quot;;[.J474]*[.L47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36934038860849" calcext:value-type="percentage">
            <text:p>2.3693%</text:p>
          </table:table-cell>
          <table:table-cell office:value-type="float" office:value="0.429967426710098" calcext:value-type="float">
            <text:p>0.43</text:p>
          </table:table-cell>
          <table:table-cell office:value-type="percentage" office:value="0.0212552626527903" calcext:value-type="percentage">
            <text:p>2.1255%</text:p>
          </table:table-cell>
          <table:table-cell office:value-type="percentage" office:value="0.0233121979602998" calcext:value-type="percentage">
            <text:p>2.3312%</text:p>
          </table:table-cell>
          <table:table-cell office:value-type="percentage" office:value="0.0223333443376776" calcext:value-type="percentage">
            <text:p>2.2333%</text:p>
          </table:table-cell>
          <table:table-cell office:value-type="percentage" office:value="0.0261309112012659" calcext:value-type="percentage">
            <text:p>2.6131%</text:p>
          </table:table-cell>
          <table:table-cell table:formula="of:=MAX((1-[.I475]/(1-[.$D$25]));0)" office:value-type="float" office:value="0.962670126855334" calcext:value-type="float">
            <text:p><text:s/>0.9627 </text:p>
          </table:table-cell>
          <table:table-cell/>
          <table:table-cell table:formula="of:=EXP(-[.E475]*[.$D$23])" office:value-type="float" office:value="0.957914510304653" calcext:value-type="float">
            <text:p><text:s/>0.9579 </text:p>
          </table:table-cell>
          <table:table-cell table:formula="of:=IF([.K475]=&quot;yes&quot;;[.L475]*[.$D$22]*([.I475]-[.I474]);0)" office:value-type="float" office:value="0" calcext:value-type="float">
            <text:p><text:s/>- <text:s text:c="2"/></text:p>
          </table:table-cell>
          <table:table-cell table:formula="of:=IF([.K475]=&quot;T_ex&quot;;[.L475]*([.I475]-[.$I$35])*[.$D$22];0)" office:value-type="float" office:value="0" calcext:value-type="float">
            <text:p><text:s/>- <text:s text:c="2"/></text:p>
          </table:table-cell>
          <table:table-cell table:formula="of:=IF([.K475]=&quot;yes&quot;;[.J475]*[.L475]*(0.05)*[.$D$21];0)" office:value-type="float" office:value="0" calcext:value-type="float">
            <text:p><text:s/>- <text:s text:c="2"/></text:p>
          </table:table-cell>
          <table:table-cell table:formula="of:=IF([.K475]=&quot;yes&quot;;[.J475]*[.L47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39225806146042" calcext:value-type="percentage">
            <text:p>2.3923%</text:p>
          </table:table-cell>
          <table:table-cell office:value-type="float" office:value="0.430944625407166" calcext:value-type="float">
            <text:p>0.43</text:p>
          </table:table-cell>
          <table:table-cell office:value-type="percentage" office:value="0.0214474042216493" calcext:value-type="percentage">
            <text:p>2.1447%</text:p>
          </table:table-cell>
          <table:table-cell office:value-type="percentage" office:value="0.0235383548807875" calcext:value-type="percentage">
            <text:p>2.3538%</text:p>
          </table:table-cell>
          <table:table-cell office:value-type="percentage" office:value="0.0225373634969208" calcext:value-type="percentage">
            <text:p>2.2537%</text:p>
          </table:table-cell>
          <table:table-cell office:value-type="percentage" office:value="0.0263880849590878" calcext:value-type="percentage">
            <text:p>2.6388%</text:p>
          </table:table-cell>
          <table:table-cell table:formula="of:=MAX((1-[.I476]/(1-[.$D$25]));0)" office:value-type="float" office:value="0.962302735772732" calcext:value-type="float">
            <text:p><text:s/>0.9623 </text:p>
          </table:table-cell>
          <table:table-cell/>
          <table:table-cell table:formula="of:=EXP(-[.E476]*[.$D$23])" office:value-type="float" office:value="0.957820907597013" calcext:value-type="float">
            <text:p><text:s/>0.9578 </text:p>
          </table:table-cell>
          <table:table-cell table:formula="of:=IF([.K476]=&quot;yes&quot;;[.L476]*[.$D$22]*([.I476]-[.I475]);0)" office:value-type="float" office:value="0" calcext:value-type="float">
            <text:p><text:s/>- <text:s text:c="2"/></text:p>
          </table:table-cell>
          <table:table-cell table:formula="of:=IF([.K476]=&quot;T_ex&quot;;[.L476]*([.I476]-[.$I$35])*[.$D$22];0)" office:value-type="float" office:value="0" calcext:value-type="float">
            <text:p><text:s/>- <text:s text:c="2"/></text:p>
          </table:table-cell>
          <table:table-cell table:formula="of:=IF([.K476]=&quot;yes&quot;;[.J476]*[.L476]*(0.05)*[.$D$21];0)" office:value-type="float" office:value="0" calcext:value-type="float">
            <text:p><text:s/>- <text:s text:c="2"/></text:p>
          </table:table-cell>
          <table:table-cell table:formula="of:=IF([.K476]=&quot;yes&quot;;[.J476]*[.L47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41580557368724" calcext:value-type="percentage">
            <text:p>2.4158%</text:p>
          </table:table-cell>
          <table:table-cell office:value-type="float" office:value="0.431921824104235" calcext:value-type="float">
            <text:p>0.43</text:p>
          </table:table-cell>
          <table:table-cell office:value-type="percentage" office:value="0.0216448310302507" calcext:value-type="percentage">
            <text:p>2.1645%</text:p>
          </table:table-cell>
          <table:table-cell office:value-type="percentage" office:value="0.023766203159556" calcext:value-type="percentage">
            <text:p>2.3766%</text:p>
          </table:table-cell>
          <table:table-cell office:value-type="percentage" office:value="0.0227380687465463" calcext:value-type="percentage">
            <text:p>2.2738%</text:p>
          </table:table-cell>
          <table:table-cell office:value-type="percentage" office:value="0.0266423441660199" calcext:value-type="percentage">
            <text:p>2.6642%</text:p>
          </table:table-cell>
          <table:table-cell table:formula="of:=MAX((1-[.I477]/(1-[.$D$25]));0)" office:value-type="float" office:value="0.961939508334257" calcext:value-type="float">
            <text:p><text:s/>0.9619 </text:p>
          </table:table-cell>
          <table:table-cell/>
          <table:table-cell table:formula="of:=EXP(-[.E477]*[.$D$23])" office:value-type="float" office:value="0.95772731403577" calcext:value-type="float">
            <text:p><text:s/>0.9577 </text:p>
          </table:table-cell>
          <table:table-cell table:formula="of:=IF([.K477]=&quot;yes&quot;;[.L477]*[.$D$22]*([.I477]-[.I476]);0)" office:value-type="float" office:value="0" calcext:value-type="float">
            <text:p><text:s/>- <text:s text:c="2"/></text:p>
          </table:table-cell>
          <table:table-cell table:formula="of:=IF([.K477]=&quot;T_ex&quot;;[.L477]*([.I477]-[.$I$35])*[.$D$22];0)" office:value-type="float" office:value="0" calcext:value-type="float">
            <text:p><text:s/>- <text:s text:c="2"/></text:p>
          </table:table-cell>
          <table:table-cell table:formula="of:=IF([.K477]=&quot;yes&quot;;[.J477]*[.L477]*(0.05)*[.$D$21];0)" office:value-type="float" office:value="0" calcext:value-type="float">
            <text:p><text:s/>- <text:s text:c="2"/></text:p>
          </table:table-cell>
          <table:table-cell table:formula="of:=IF([.K477]=&quot;yes&quot;;[.J477]*[.L47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43888994638446" calcext:value-type="percentage">
            <text:p>2.4389%</text:p>
          </table:table-cell>
          <table:table-cell office:value-type="float" office:value="0.432899022801303" calcext:value-type="float">
            <text:p>0.43</text:p>
          </table:table-cell>
          <table:table-cell office:value-type="percentage" office:value="0.0218395757029044" calcext:value-type="percentage">
            <text:p>2.1840%</text:p>
          </table:table-cell>
          <table:table-cell office:value-type="percentage" office:value="0.0239932254683045" calcext:value-type="percentage">
            <text:p>2.3993%</text:p>
          </table:table-cell>
          <table:table-cell office:value-type="percentage" office:value="0.0229419414530201" calcext:value-type="percentage">
            <text:p>2.2942%</text:p>
          </table:table-cell>
          <table:table-cell office:value-type="percentage" office:value="0.0268991217189711" calcext:value-type="percentage">
            <text:p>2.6899%</text:p>
          </table:table-cell>
          <table:table-cell table:formula="of:=MAX((1-[.I478]/(1-[.$D$25]));0)" office:value-type="float" office:value="0.961572683258613" calcext:value-type="float">
            <text:p><text:s/>0.9616 </text:p>
          </table:table-cell>
          <table:table-cell/>
          <table:table-cell table:formula="of:=EXP(-[.E478]*[.$D$23])" office:value-type="float" office:value="0.95763372962003" calcext:value-type="float">
            <text:p><text:s/>0.9576 </text:p>
          </table:table-cell>
          <table:table-cell table:formula="of:=IF([.K478]=&quot;yes&quot;;[.L478]*[.$D$22]*([.I478]-[.I477]);0)" office:value-type="float" office:value="0" calcext:value-type="float">
            <text:p><text:s/>- <text:s text:c="2"/></text:p>
          </table:table-cell>
          <table:table-cell table:formula="of:=IF([.K478]=&quot;T_ex&quot;;[.L478]*([.I478]-[.$I$35])*[.$D$22];0)" office:value-type="float" office:value="0" calcext:value-type="float">
            <text:p><text:s/>- <text:s text:c="2"/></text:p>
          </table:table-cell>
          <table:table-cell table:formula="of:=IF([.K478]=&quot;yes&quot;;[.J478]*[.L478]*(0.05)*[.$D$21];0)" office:value-type="float" office:value="0" calcext:value-type="float">
            <text:p><text:s/>- <text:s text:c="2"/></text:p>
          </table:table-cell>
          <table:table-cell table:formula="of:=IF([.K478]=&quot;yes&quot;;[.J478]*[.L47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46283999308721" calcext:value-type="percentage">
            <text:p>2.4628%</text:p>
          </table:table-cell>
          <table:table-cell office:value-type="float" office:value="0.433876221498371" calcext:value-type="float">
            <text:p>0.43</text:p>
          </table:table-cell>
          <table:table-cell office:value-type="percentage" office:value="0.0220366144906145" calcext:value-type="percentage">
            <text:p>2.2037%</text:p>
          </table:table-cell>
          <table:table-cell office:value-type="percentage" office:value="0.0242220597432333" calcext:value-type="percentage">
            <text:p>2.4222%</text:p>
          </table:table-cell>
          <table:table-cell office:value-type="percentage" office:value="0.0231455981707053" calcext:value-type="percentage">
            <text:p>2.3146%</text:p>
          </table:table-cell>
          <table:table-cell office:value-type="percentage" office:value="0.0271386486728467" calcext:value-type="percentage">
            <text:p>2.7139%</text:p>
          </table:table-cell>
          <table:table-cell table:formula="of:=MAX((1-[.I479]/(1-[.$D$25]));0)" office:value-type="float" office:value="0.961230501895933" calcext:value-type="float">
            <text:p><text:s/>0.9612 </text:p>
          </table:table-cell>
          <table:table-cell/>
          <table:table-cell table:formula="of:=EXP(-[.E479]*[.$D$23])" office:value-type="float" office:value="0.957540154348901" calcext:value-type="float">
            <text:p><text:s/>0.9575 </text:p>
          </table:table-cell>
          <table:table-cell table:formula="of:=IF([.K479]=&quot;yes&quot;;[.L479]*[.$D$22]*([.I479]-[.I478]);0)" office:value-type="float" office:value="0" calcext:value-type="float">
            <text:p><text:s/>- <text:s text:c="2"/></text:p>
          </table:table-cell>
          <table:table-cell table:formula="of:=IF([.K479]=&quot;T_ex&quot;;[.L479]*([.I479]-[.$I$35])*[.$D$22];0)" office:value-type="float" office:value="0" calcext:value-type="float">
            <text:p><text:s/>- <text:s text:c="2"/></text:p>
          </table:table-cell>
          <table:table-cell table:formula="of:=IF([.K479]=&quot;yes&quot;;[.J479]*[.L479]*(0.05)*[.$D$21];0)" office:value-type="float" office:value="0" calcext:value-type="float">
            <text:p><text:s/>- <text:s text:c="2"/></text:p>
          </table:table-cell>
          <table:table-cell table:formula="of:=IF([.K479]=&quot;yes&quot;;[.J479]*[.L47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48654403828929" calcext:value-type="percentage">
            <text:p>2.4865%</text:p>
          </table:table-cell>
          <table:table-cell office:value-type="float" office:value="0.43485342019544" calcext:value-type="float">
            <text:p>0.43</text:p>
          </table:table-cell>
          <table:table-cell office:value-type="percentage" office:value="0.0222269071818646" calcext:value-type="percentage">
            <text:p>2.2227%</text:p>
          </table:table-cell>
          <table:table-cell office:value-type="percentage" office:value="0.0244609779993925" calcext:value-type="percentage">
            <text:p>2.4461%</text:p>
          </table:table-cell>
          <table:table-cell office:value-type="percentage" office:value="0.0233452892527072" calcext:value-type="percentage">
            <text:p>2.3345%</text:p>
          </table:table-cell>
          <table:table-cell office:value-type="percentage" office:value="0.0273816003326801" calcext:value-type="percentage">
            <text:p>2.7382%</text:p>
          </table:table-cell>
          <table:table-cell table:formula="of:=MAX((1-[.I480]/(1-[.$D$25]));0)" office:value-type="float" office:value="0.960883428096171" calcext:value-type="float">
            <text:p><text:s/>0.9609 </text:p>
          </table:table-cell>
          <table:table-cell/>
          <table:table-cell table:formula="of:=EXP(-[.E480]*[.$D$23])" office:value-type="float" office:value="0.957446588221488" calcext:value-type="float">
            <text:p><text:s/>0.9574 </text:p>
          </table:table-cell>
          <table:table-cell table:formula="of:=IF([.K480]=&quot;yes&quot;;[.L480]*[.$D$22]*([.I480]-[.I479]);0)" office:value-type="float" office:value="0" calcext:value-type="float">
            <text:p><text:s/>- <text:s text:c="2"/></text:p>
          </table:table-cell>
          <table:table-cell table:formula="of:=IF([.K480]=&quot;T_ex&quot;;[.L480]*([.I480]-[.$I$35])*[.$D$22];0)" office:value-type="float" office:value="0" calcext:value-type="float">
            <text:p><text:s/>- <text:s text:c="2"/></text:p>
          </table:table-cell>
          <table:table-cell table:formula="of:=IF([.K480]=&quot;yes&quot;;[.J480]*[.L480]*(0.05)*[.$D$21];0)" office:value-type="float" office:value="0" calcext:value-type="float">
            <text:p><text:s/>- <text:s text:c="2"/></text:p>
          </table:table-cell>
          <table:table-cell table:formula="of:=IF([.K480]=&quot;yes&quot;;[.J480]*[.L48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50984071031164" calcext:value-type="percentage">
            <text:p>2.5098%</text:p>
          </table:table-cell>
          <table:table-cell office:value-type="float" office:value="0.435830618892508" calcext:value-type="float">
            <text:p>0.44</text:p>
          </table:table-cell>
          <table:table-cell office:value-type="percentage" office:value="0.0224181322414187" calcext:value-type="percentage">
            <text:p>2.2418%</text:p>
          </table:table-cell>
          <table:table-cell office:value-type="percentage" office:value="0.0246960627231045" calcext:value-type="percentage">
            <text:p>2.4696%</text:p>
          </table:table-cell>
          <table:table-cell office:value-type="percentage" office:value="0.0235451165119828" calcext:value-type="percentage">
            <text:p>2.3545%</text:p>
          </table:table-cell>
          <table:table-cell office:value-type="percentage" office:value="0.0276234233970205" calcext:value-type="percentage">
            <text:p>2.7623%</text:p>
          </table:table-cell>
          <table:table-cell table:formula="of:=MAX((1-[.I481]/(1-[.$D$25]));0)" office:value-type="float" office:value="0.960537966575685" calcext:value-type="float">
            <text:p><text:s/>0.9605 </text:p>
          </table:table-cell>
          <table:table-cell/>
          <table:table-cell table:formula="of:=EXP(-[.E481]*[.$D$23])" office:value-type="float" office:value="0.957353031236899" calcext:value-type="float">
            <text:p><text:s/>0.9574 </text:p>
          </table:table-cell>
          <table:table-cell table:formula="of:=IF([.K481]=&quot;yes&quot;;[.L481]*[.$D$22]*([.I481]-[.I480]);0)" office:value-type="float" office:value="0" calcext:value-type="float">
            <text:p><text:s/>- <text:s text:c="2"/></text:p>
          </table:table-cell>
          <table:table-cell table:formula="of:=IF([.K481]=&quot;T_ex&quot;;[.L481]*([.I481]-[.$I$35])*[.$D$22];0)" office:value-type="float" office:value="0" calcext:value-type="float">
            <text:p><text:s/>- <text:s text:c="2"/></text:p>
          </table:table-cell>
          <table:table-cell table:formula="of:=IF([.K481]=&quot;yes&quot;;[.J481]*[.L481]*(0.05)*[.$D$21];0)" office:value-type="float" office:value="0" calcext:value-type="float">
            <text:p><text:s/>- <text:s text:c="2"/></text:p>
          </table:table-cell>
          <table:table-cell table:formula="of:=IF([.K481]=&quot;yes&quot;;[.J481]*[.L48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53304610936888" calcext:value-type="percentage">
            <text:p>2.5330%</text:p>
          </table:table-cell>
          <table:table-cell office:value-type="float" office:value="0.436807817589577" calcext:value-type="float">
            <text:p>0.44</text:p>
          </table:table-cell>
          <table:table-cell office:value-type="percentage" office:value="0.0226131520945261" calcext:value-type="percentage">
            <text:p>2.2613%</text:p>
          </table:table-cell>
          <table:table-cell office:value-type="percentage" office:value="0.0249350408283461" calcext:value-type="percentage">
            <text:p>2.4935%</text:p>
          </table:table-cell>
          <table:table-cell office:value-type="percentage" office:value="0.023753493800019" calcext:value-type="percentage">
            <text:p>2.3753%</text:p>
          </table:table-cell>
          <table:table-cell office:value-type="percentage" office:value="0.0278483286791616" calcext:value-type="percentage">
            <text:p>2.7848%</text:p>
          </table:table-cell>
          <table:table-cell table:formula="of:=MAX((1-[.I482]/(1-[.$D$25]));0)" office:value-type="float" office:value="0.960216673315483" calcext:value-type="float">
            <text:p><text:s/>0.9602 </text:p>
          </table:table-cell>
          <table:table-cell/>
          <table:table-cell table:formula="of:=EXP(-[.E482]*[.$D$23])" office:value-type="float" office:value="0.957259483394239" calcext:value-type="float">
            <text:p><text:s/>0.9573 </text:p>
          </table:table-cell>
          <table:table-cell table:formula="of:=IF([.K482]=&quot;yes&quot;;[.L482]*[.$D$22]*([.I482]-[.I481]);0)" office:value-type="float" office:value="0" calcext:value-type="float">
            <text:p><text:s/>- <text:s text:c="2"/></text:p>
          </table:table-cell>
          <table:table-cell table:formula="of:=IF([.K482]=&quot;T_ex&quot;;[.L482]*([.I482]-[.$I$35])*[.$D$22];0)" office:value-type="float" office:value="0" calcext:value-type="float">
            <text:p><text:s/>- <text:s text:c="2"/></text:p>
          </table:table-cell>
          <table:table-cell table:formula="of:=IF([.K482]=&quot;yes&quot;;[.J482]*[.L482]*(0.05)*[.$D$21];0)" office:value-type="float" office:value="0" calcext:value-type="float">
            <text:p><text:s/>- <text:s text:c="2"/></text:p>
          </table:table-cell>
          <table:table-cell table:formula="of:=IF([.K482]=&quot;yes&quot;;[.J482]*[.L48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5564698733804" calcext:value-type="percentage">
            <text:p>2.5565%</text:p>
          </table:table-cell>
          <table:table-cell office:value-type="float" office:value="0.437785016286645" calcext:value-type="float">
            <text:p>0.44</text:p>
          </table:table-cell>
          <table:table-cell office:value-type="percentage" office:value="0.0228125034333326" calcext:value-type="percentage">
            <text:p>2.2813%</text:p>
          </table:table-cell>
          <table:table-cell office:value-type="percentage" office:value="0.0251649827870586" calcext:value-type="percentage">
            <text:p>2.5165%</text:p>
          </table:table-cell>
          <table:table-cell office:value-type="percentage" office:value="0.0239649749172059" calcext:value-type="percentage">
            <text:p>2.3965%</text:p>
          </table:table-cell>
          <table:table-cell office:value-type="percentage" office:value="0.0280813002181347" calcext:value-type="percentage">
            <text:p>2.8081%</text:p>
          </table:table-cell>
          <table:table-cell table:formula="of:=MAX((1-[.I483]/(1-[.$D$25]));0)" office:value-type="float" office:value="0.959883856831236" calcext:value-type="float">
            <text:p><text:s/>0.9599 </text:p>
          </table:table-cell>
          <table:table-cell/>
          <table:table-cell table:formula="of:=EXP(-[.E483]*[.$D$23])" office:value-type="float" office:value="0.957165944692615" calcext:value-type="float">
            <text:p><text:s/>0.9572 </text:p>
          </table:table-cell>
          <table:table-cell table:formula="of:=IF([.K483]=&quot;yes&quot;;[.L483]*[.$D$22]*([.I483]-[.I482]);0)" office:value-type="float" office:value="0" calcext:value-type="float">
            <text:p><text:s/>- <text:s text:c="2"/></text:p>
          </table:table-cell>
          <table:table-cell table:formula="of:=IF([.K483]=&quot;T_ex&quot;;[.L483]*([.I483]-[.$I$35])*[.$D$22];0)" office:value-type="float" office:value="0" calcext:value-type="float">
            <text:p><text:s/>- <text:s text:c="2"/></text:p>
          </table:table-cell>
          <table:table-cell table:formula="of:=IF([.K483]=&quot;yes&quot;;[.J483]*[.L483]*(0.05)*[.$D$21];0)" office:value-type="float" office:value="0" calcext:value-type="float">
            <text:p><text:s/>- <text:s text:c="2"/></text:p>
          </table:table-cell>
          <table:table-cell table:formula="of:=IF([.K483]=&quot;yes&quot;;[.J483]*[.L48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58031057210254" calcext:value-type="percentage">
            <text:p>2.5803%</text:p>
          </table:table-cell>
          <table:table-cell office:value-type="float" office:value="0.438762214983713" calcext:value-type="float">
            <text:p>0.44</text:p>
          </table:table-cell>
          <table:table-cell office:value-type="percentage" office:value="0.023011058623681" calcext:value-type="percentage">
            <text:p>2.3011%</text:p>
          </table:table-cell>
          <table:table-cell office:value-type="percentage" office:value="0.0254009867683801" calcext:value-type="percentage">
            <text:p>2.5401%</text:p>
          </table:table-cell>
          <table:table-cell office:value-type="percentage" office:value="0.0241737846508021" calcext:value-type="percentage">
            <text:p>2.4174%</text:p>
          </table:table-cell>
          <table:table-cell office:value-type="percentage" office:value="0.0283330809531499" calcext:value-type="percentage">
            <text:p>2.8333%</text:p>
          </table:table-cell>
          <table:table-cell table:formula="of:=MAX((1-[.I484]/(1-[.$D$25]));0)" office:value-type="float" office:value="0.959524170066929" calcext:value-type="float">
            <text:p><text:s/>0.9595 </text:p>
          </table:table-cell>
          <table:table-cell/>
          <table:table-cell table:formula="of:=EXP(-[.E484]*[.$D$23])" office:value-type="float" office:value="0.957072415131135" calcext:value-type="float">
            <text:p><text:s/>0.9571 </text:p>
          </table:table-cell>
          <table:table-cell table:formula="of:=IF([.K484]=&quot;yes&quot;;[.L484]*[.$D$22]*([.I484]-[.I483]);0)" office:value-type="float" office:value="0" calcext:value-type="float">
            <text:p><text:s/>- <text:s text:c="2"/></text:p>
          </table:table-cell>
          <table:table-cell table:formula="of:=IF([.K484]=&quot;T_ex&quot;;[.L484]*([.I484]-[.$I$35])*[.$D$22];0)" office:value-type="float" office:value="0" calcext:value-type="float">
            <text:p><text:s/>- <text:s text:c="2"/></text:p>
          </table:table-cell>
          <table:table-cell table:formula="of:=IF([.K484]=&quot;yes&quot;;[.J484]*[.L484]*(0.05)*[.$D$21];0)" office:value-type="float" office:value="0" calcext:value-type="float">
            <text:p><text:s/>- <text:s text:c="2"/></text:p>
          </table:table-cell>
          <table:table-cell table:formula="of:=IF([.K484]=&quot;yes&quot;;[.J484]*[.L48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60430878038033" calcext:value-type="percentage">
            <text:p>2.6043%</text:p>
          </table:table-cell>
          <table:table-cell office:value-type="float" office:value="0.439739413680782" calcext:value-type="float">
            <text:p>0.44</text:p>
          </table:table-cell>
          <table:table-cell office:value-type="percentage" office:value="0.0232122762665569" calcext:value-type="percentage">
            <text:p>2.3212%</text:p>
          </table:table-cell>
          <table:table-cell office:value-type="percentage" office:value="0.0256436858868294" calcext:value-type="percentage">
            <text:p>2.5644%</text:p>
          </table:table-cell>
          <table:table-cell office:value-type="percentage" office:value="0.0243828684476737" calcext:value-type="percentage">
            <text:p>2.4383%</text:p>
          </table:table-cell>
          <table:table-cell office:value-type="percentage" office:value="0.0286430505780103" calcext:value-type="percentage">
            <text:p>2.8643%</text:p>
          </table:table-cell>
          <table:table-cell table:formula="of:=MAX((1-[.I485]/(1-[.$D$25]));0)" office:value-type="float" office:value="0.959081356317128" calcext:value-type="float">
            <text:p><text:s/>0.9591 </text:p>
          </table:table-cell>
          <table:table-cell/>
          <table:table-cell table:formula="of:=EXP(-[.E485]*[.$D$23])" office:value-type="float" office:value="0.956978894708904" calcext:value-type="float">
            <text:p><text:s/>0.9570 </text:p>
          </table:table-cell>
          <table:table-cell table:formula="of:=IF([.K485]=&quot;yes&quot;;[.L485]*[.$D$22]*([.I485]-[.I484]);0)" office:value-type="float" office:value="0" calcext:value-type="float">
            <text:p><text:s/>- <text:s text:c="2"/></text:p>
          </table:table-cell>
          <table:table-cell table:formula="of:=IF([.K485]=&quot;T_ex&quot;;[.L485]*([.I485]-[.$I$35])*[.$D$22];0)" office:value-type="float" office:value="0" calcext:value-type="float">
            <text:p><text:s/>- <text:s text:c="2"/></text:p>
          </table:table-cell>
          <table:table-cell table:formula="of:=IF([.K485]=&quot;yes&quot;;[.J485]*[.L485]*(0.05)*[.$D$21];0)" office:value-type="float" office:value="0" calcext:value-type="float">
            <text:p><text:s/>- <text:s text:c="2"/></text:p>
          </table:table-cell>
          <table:table-cell table:formula="of:=IF([.K485]=&quot;yes&quot;;[.J485]*[.L48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6285659638393" calcext:value-type="percentage">
            <text:p>2.6286%</text:p>
          </table:table-cell>
          <table:table-cell office:value-type="float" office:value="0.44071661237785" calcext:value-type="float">
            <text:p>0.44</text:p>
          </table:table-cell>
          <table:table-cell office:value-type="percentage" office:value="0.0234151595035261" calcext:value-type="percentage">
            <text:p>2.3415%</text:p>
          </table:table-cell>
          <table:table-cell office:value-type="percentage" office:value="0.0258849460216112" calcext:value-type="percentage">
            <text:p>2.5885%</text:p>
          </table:table-cell>
          <table:table-cell office:value-type="percentage" office:value="0.0245986420104636" calcext:value-type="percentage">
            <text:p>2.4599%</text:p>
          </table:table-cell>
          <table:table-cell office:value-type="percentage" office:value="0.0289399556211971" calcext:value-type="percentage">
            <text:p>2.8940%</text:p>
          </table:table-cell>
          <table:table-cell table:formula="of:=MAX((1-[.I486]/(1-[.$D$25]));0)" office:value-type="float" office:value="0.958657206255433" calcext:value-type="float">
            <text:p><text:s/>0.9587 </text:p>
          </table:table-cell>
          <table:table-cell/>
          <table:table-cell table:formula="of:=EXP(-[.E486]*[.$D$23])" office:value-type="float" office:value="0.956885383425031" calcext:value-type="float">
            <text:p><text:s/>0.9569 </text:p>
          </table:table-cell>
          <table:table-cell table:formula="of:=IF([.K486]=&quot;yes&quot;;[.L486]*[.$D$22]*([.I486]-[.I485]);0)" office:value-type="float" office:value="0" calcext:value-type="float">
            <text:p><text:s/>- <text:s text:c="2"/></text:p>
          </table:table-cell>
          <table:table-cell table:formula="of:=IF([.K486]=&quot;T_ex&quot;;[.L486]*([.I486]-[.$I$35])*[.$D$22];0)" office:value-type="float" office:value="0" calcext:value-type="float">
            <text:p><text:s/>- <text:s text:c="2"/></text:p>
          </table:table-cell>
          <table:table-cell table:formula="of:=IF([.K486]=&quot;yes&quot;;[.J486]*[.L486]*(0.05)*[.$D$21];0)" office:value-type="float" office:value="0" calcext:value-type="float">
            <text:p><text:s/>- <text:s text:c="2"/></text:p>
          </table:table-cell>
          <table:table-cell table:formula="of:=IF([.K486]=&quot;yes&quot;;[.J486]*[.L48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65269854816471" calcext:value-type="percentage">
            <text:p>2.6527%</text:p>
          </table:table-cell>
          <table:table-cell office:value-type="float" office:value="0.441693811074919" calcext:value-type="float">
            <text:p>0.44</text:p>
          </table:table-cell>
          <table:table-cell office:value-type="percentage" office:value="0.0236184510613242" calcext:value-type="percentage">
            <text:p>2.3618%</text:p>
          </table:table-cell>
          <table:table-cell office:value-type="percentage" office:value="0.0261285538233557" calcext:value-type="percentage">
            <text:p>2.6129%</text:p>
          </table:table-cell>
          <table:table-cell office:value-type="percentage" office:value="0.0248161283930344" calcext:value-type="percentage">
            <text:p>2.4816%</text:p>
          </table:table-cell>
          <table:table-cell office:value-type="percentage" office:value="0.0292658204906327" calcext:value-type="percentage">
            <text:p>2.9266%</text:p>
          </table:table-cell>
          <table:table-cell table:formula="of:=MAX((1-[.I487]/(1-[.$D$25]));0)" office:value-type="float" office:value="0.958191685013382" calcext:value-type="float">
            <text:p><text:s/>0.9582 </text:p>
          </table:table-cell>
          <table:table-cell/>
          <table:table-cell table:formula="of:=EXP(-[.E487]*[.$D$23])" office:value-type="float" office:value="0.956791881278621" calcext:value-type="float">
            <text:p><text:s/>0.9568 </text:p>
          </table:table-cell>
          <table:table-cell table:formula="of:=IF([.K487]=&quot;yes&quot;;[.L487]*[.$D$22]*([.I487]-[.I486]);0)" office:value-type="float" office:value="0" calcext:value-type="float">
            <text:p><text:s/>- <text:s text:c="2"/></text:p>
          </table:table-cell>
          <table:table-cell table:formula="of:=IF([.K487]=&quot;T_ex&quot;;[.L487]*([.I487]-[.$I$35])*[.$D$22];0)" office:value-type="float" office:value="0" calcext:value-type="float">
            <text:p><text:s/>- <text:s text:c="2"/></text:p>
          </table:table-cell>
          <table:table-cell table:formula="of:=IF([.K487]=&quot;yes&quot;;[.J487]*[.L487]*(0.05)*[.$D$21];0)" office:value-type="float" office:value="0" calcext:value-type="float">
            <text:p><text:s/>- <text:s text:c="2"/></text:p>
          </table:table-cell>
          <table:table-cell table:formula="of:=IF([.K487]=&quot;yes&quot;;[.J487]*[.L48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67743967054591" calcext:value-type="percentage">
            <text:p>2.6774%</text:p>
          </table:table-cell>
          <table:table-cell office:value-type="float" office:value="0.442671009771987" calcext:value-type="float">
            <text:p>0.44</text:p>
          </table:table-cell>
          <table:table-cell office:value-type="percentage" office:value="0.0238200826803304" calcext:value-type="percentage">
            <text:p>2.3820%</text:p>
          </table:table-cell>
          <table:table-cell office:value-type="percentage" office:value="0.0263733574262017" calcext:value-type="percentage">
            <text:p>2.6373%</text:p>
          </table:table-cell>
          <table:table-cell office:value-type="percentage" office:value="0.0250274396924389" calcext:value-type="percentage">
            <text:p>2.5027%</text:p>
          </table:table-cell>
          <table:table-cell office:value-type="percentage" office:value="0.0295629815883256" calcext:value-type="percentage">
            <text:p>2.9563%</text:p>
          </table:table-cell>
          <table:table-cell table:formula="of:=MAX((1-[.I488]/(1-[.$D$25]));0)" office:value-type="float" office:value="0.957767169159535" calcext:value-type="float">
            <text:p><text:s/>0.9578 </text:p>
          </table:table-cell>
          <table:table-cell/>
          <table:table-cell table:formula="of:=EXP(-[.E488]*[.$D$23])" office:value-type="float" office:value="0.956698388268783" calcext:value-type="float">
            <text:p><text:s/>0.9567 </text:p>
          </table:table-cell>
          <table:table-cell table:formula="of:=IF([.K488]=&quot;yes&quot;;[.L488]*[.$D$22]*([.I488]-[.I487]);0)" office:value-type="float" office:value="0" calcext:value-type="float">
            <text:p><text:s/>- <text:s text:c="2"/></text:p>
          </table:table-cell>
          <table:table-cell table:formula="of:=IF([.K488]=&quot;T_ex&quot;;[.L488]*([.I488]-[.$I$35])*[.$D$22];0)" office:value-type="float" office:value="0" calcext:value-type="float">
            <text:p><text:s/>- <text:s text:c="2"/></text:p>
          </table:table-cell>
          <table:table-cell table:formula="of:=IF([.K488]=&quot;yes&quot;;[.J488]*[.L488]*(0.05)*[.$D$21];0)" office:value-type="float" office:value="0" calcext:value-type="float">
            <text:p><text:s/>- <text:s text:c="2"/></text:p>
          </table:table-cell>
          <table:table-cell table:formula="of:=IF([.K488]=&quot;yes&quot;;[.J488]*[.L48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70261553486547" calcext:value-type="percentage">
            <text:p>2.7026%</text:p>
          </table:table-cell>
          <table:table-cell office:value-type="float" office:value="0.443648208469055" calcext:value-type="float">
            <text:p>0.44</text:p>
          </table:table-cell>
          <table:table-cell office:value-type="percentage" office:value="0.0240241865965849" calcext:value-type="percentage">
            <text:p>2.4024%</text:p>
          </table:table-cell>
          <table:table-cell office:value-type="percentage" office:value="0.026623124447064" calcext:value-type="percentage">
            <text:p>2.6623%</text:p>
          </table:table-cell>
          <table:table-cell office:value-type="percentage" office:value="0.0252365062035794" calcext:value-type="percentage">
            <text:p>2.5237%</text:p>
          </table:table-cell>
          <table:table-cell office:value-type="percentage" office:value="0.0298414141535706" calcext:value-type="percentage">
            <text:p>2.9841%</text:p>
          </table:table-cell>
          <table:table-cell table:formula="of:=MAX((1-[.I489]/(1-[.$D$25]));0)" office:value-type="float" office:value="0.957369408352042" calcext:value-type="float">
            <text:p><text:s/>0.9574 </text:p>
          </table:table-cell>
          <table:table-cell/>
          <table:table-cell table:formula="of:=EXP(-[.E489]*[.$D$23])" office:value-type="float" office:value="0.956604904394623" calcext:value-type="float">
            <text:p><text:s/>0.9566 </text:p>
          </table:table-cell>
          <table:table-cell table:formula="of:=IF([.K489]=&quot;yes&quot;;[.L489]*[.$D$22]*([.I489]-[.I488]);0)" office:value-type="float" office:value="0" calcext:value-type="float">
            <text:p><text:s/>- <text:s text:c="2"/></text:p>
          </table:table-cell>
          <table:table-cell table:formula="of:=IF([.K489]=&quot;T_ex&quot;;[.L489]*([.I489]-[.$I$35])*[.$D$22];0)" office:value-type="float" office:value="0" calcext:value-type="float">
            <text:p><text:s/>- <text:s text:c="2"/></text:p>
          </table:table-cell>
          <table:table-cell table:formula="of:=IF([.K489]=&quot;yes&quot;;[.J489]*[.L489]*(0.05)*[.$D$21];0)" office:value-type="float" office:value="0" calcext:value-type="float">
            <text:p><text:s/>- <text:s text:c="2"/></text:p>
          </table:table-cell>
          <table:table-cell table:formula="of:=IF([.K489]=&quot;yes&quot;;[.J489]*[.L48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72766846101678" calcext:value-type="percentage">
            <text:p>2.7277%</text:p>
          </table:table-cell>
          <table:table-cell office:value-type="float" office:value="0.444625407166124" calcext:value-type="float">
            <text:p>0.44</text:p>
          </table:table-cell>
          <table:table-cell office:value-type="percentage" office:value="0.024229781969037" calcext:value-type="percentage">
            <text:p>2.4230%</text:p>
          </table:table-cell>
          <table:table-cell office:value-type="percentage" office:value="0.026874278969569" calcext:value-type="percentage">
            <text:p>2.6874%</text:p>
          </table:table-cell>
          <table:table-cell office:value-type="percentage" office:value="0.025443529529316" calcext:value-type="percentage">
            <text:p>2.5444%</text:p>
          </table:table-cell>
          <table:table-cell office:value-type="percentage" office:value="0.0301527406414981" calcext:value-type="percentage">
            <text:p>3.0153%</text:p>
          </table:table-cell>
          <table:table-cell table:formula="of:=MAX((1-[.I490]/(1-[.$D$25]));0)" office:value-type="float" office:value="0.956924656226431" calcext:value-type="float">
            <text:p><text:s/>0.9569 </text:p>
          </table:table-cell>
          <table:table-cell/>
          <table:table-cell table:formula="of:=EXP(-[.E490]*[.$D$23])" office:value-type="float" office:value="0.956511429655249" calcext:value-type="float">
            <text:p><text:s/>0.9565 </text:p>
          </table:table-cell>
          <table:table-cell table:formula="of:=IF([.K490]=&quot;yes&quot;;[.L490]*[.$D$22]*([.I490]-[.I489]);0)" office:value-type="float" office:value="0" calcext:value-type="float">
            <text:p><text:s/>- <text:s text:c="2"/></text:p>
          </table:table-cell>
          <table:table-cell table:formula="of:=IF([.K490]=&quot;T_ex&quot;;[.L490]*([.I490]-[.$I$35])*[.$D$22];0)" office:value-type="float" office:value="0" calcext:value-type="float">
            <text:p><text:s/>- <text:s text:c="2"/></text:p>
          </table:table-cell>
          <table:table-cell table:formula="of:=IF([.K490]=&quot;yes&quot;;[.J490]*[.L490]*(0.05)*[.$D$21];0)" office:value-type="float" office:value="0" calcext:value-type="float">
            <text:p><text:s/>- <text:s text:c="2"/></text:p>
          </table:table-cell>
          <table:table-cell table:formula="of:=IF([.K490]=&quot;yes&quot;;[.J490]*[.L49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75370883914822" calcext:value-type="percentage">
            <text:p>2.7537%</text:p>
          </table:table-cell>
          <table:table-cell office:value-type="float" office:value="0.445602605863192" calcext:value-type="float">
            <text:p>0.45</text:p>
          </table:table-cell>
          <table:table-cell office:value-type="percentage" office:value="0.0244342899095066" calcext:value-type="percentage">
            <text:p>2.4434%</text:p>
          </table:table-cell>
          <table:table-cell office:value-type="percentage" office:value="0.0271294093477522" calcext:value-type="percentage">
            <text:p>2.7129%</text:p>
          </table:table-cell>
          <table:table-cell office:value-type="percentage" office:value="0.0256589998114525" calcext:value-type="percentage">
            <text:p>2.5659%</text:p>
          </table:table-cell>
          <table:table-cell office:value-type="percentage" office:value="0.0304745490910052" calcext:value-type="percentage">
            <text:p>3.0475%</text:p>
          </table:table-cell>
          <table:table-cell table:formula="of:=MAX((1-[.I491]/(1-[.$D$25]));0)" office:value-type="float" office:value="0.956464929869992" calcext:value-type="float">
            <text:p><text:s/>0.9565 </text:p>
          </table:table-cell>
          <table:table-cell/>
          <table:table-cell table:formula="of:=EXP(-[.E491]*[.$D$23])" office:value-type="float" office:value="0.956417964049767" calcext:value-type="float">
            <text:p><text:s/>0.9564 </text:p>
          </table:table-cell>
          <table:table-cell table:formula="of:=IF([.K491]=&quot;yes&quot;;[.L491]*[.$D$22]*([.I491]-[.I490]);0)" office:value-type="float" office:value="0" calcext:value-type="float">
            <text:p><text:s/>- <text:s text:c="2"/></text:p>
          </table:table-cell>
          <table:table-cell table:formula="of:=IF([.K491]=&quot;T_ex&quot;;[.L491]*([.I491]-[.$I$35])*[.$D$22];0)" office:value-type="float" office:value="0" calcext:value-type="float">
            <text:p><text:s/>- <text:s text:c="2"/></text:p>
          </table:table-cell>
          <table:table-cell table:formula="of:=IF([.K491]=&quot;yes&quot;;[.J491]*[.L491]*(0.05)*[.$D$21];0)" office:value-type="float" office:value="0" calcext:value-type="float">
            <text:p><text:s/>- <text:s text:c="2"/></text:p>
          </table:table-cell>
          <table:table-cell table:formula="of:=IF([.K491]=&quot;yes&quot;;[.J491]*[.L49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77930788887583" calcext:value-type="percentage">
            <text:p>2.7793%</text:p>
          </table:table-cell>
          <table:table-cell office:value-type="float" office:value="0.446579804560261" calcext:value-type="float">
            <text:p>0.45</text:p>
          </table:table-cell>
          <table:table-cell office:value-type="percentage" office:value="0.0246440130260759" calcext:value-type="percentage">
            <text:p>2.4644%</text:p>
          </table:table-cell>
          <table:table-cell office:value-type="percentage" office:value="0.0273826747058492" calcext:value-type="percentage">
            <text:p>2.7383%</text:p>
          </table:table-cell>
          <table:table-cell office:value-type="percentage" office:value="0.0258787292934711" calcext:value-type="percentage">
            <text:p>2.5879%</text:p>
          </table:table-cell>
          <table:table-cell office:value-type="percentage" office:value="0.0308106020643891" calcext:value-type="percentage">
            <text:p>3.0811%</text:p>
          </table:table-cell>
          <table:table-cell table:formula="of:=MAX((1-[.I492]/(1-[.$D$25]));0)" office:value-type="float" office:value="0.95598485419373" calcext:value-type="float">
            <text:p><text:s/>0.9560 </text:p>
          </table:table-cell>
          <table:table-cell/>
          <table:table-cell table:formula="of:=EXP(-[.E492]*[.$D$23])" office:value-type="float" office:value="0.956324507577287" calcext:value-type="float">
            <text:p><text:s/>0.9563 </text:p>
          </table:table-cell>
          <table:table-cell table:formula="of:=IF([.K492]=&quot;yes&quot;;[.L492]*[.$D$22]*([.I492]-[.I491]);0)" office:value-type="float" office:value="0" calcext:value-type="float">
            <text:p><text:s/>- <text:s text:c="2"/></text:p>
          </table:table-cell>
          <table:table-cell table:formula="of:=IF([.K492]=&quot;T_ex&quot;;[.L492]*([.I492]-[.$I$35])*[.$D$22];0)" office:value-type="float" office:value="0" calcext:value-type="float">
            <text:p><text:s/>- <text:s text:c="2"/></text:p>
          </table:table-cell>
          <table:table-cell table:formula="of:=IF([.K492]=&quot;yes&quot;;[.J492]*[.L492]*(0.05)*[.$D$21];0)" office:value-type="float" office:value="0" calcext:value-type="float">
            <text:p><text:s/>- <text:s text:c="2"/></text:p>
          </table:table-cell>
          <table:table-cell table:formula="of:=IF([.K492]=&quot;yes&quot;;[.J492]*[.L49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80468369025235" calcext:value-type="percentage">
            <text:p>2.8047%</text:p>
          </table:table-cell>
          <table:table-cell office:value-type="float" office:value="0.447557003257329" calcext:value-type="float">
            <text:p>0.45</text:p>
          </table:table-cell>
          <table:table-cell office:value-type="percentage" office:value="0.0248479664726992" calcext:value-type="percentage">
            <text:p>2.4848%</text:p>
          </table:table-cell>
          <table:table-cell office:value-type="percentage" office:value="0.0276354993499413" calcext:value-type="percentage">
            <text:p>2.7635%</text:p>
          </table:table-cell>
          <table:table-cell office:value-type="percentage" office:value="0.0261007479896969" calcext:value-type="percentage">
            <text:p>2.6101%</text:p>
          </table:table-cell>
          <table:table-cell office:value-type="percentage" office:value="0.0311807795696404" calcext:value-type="percentage">
            <text:p>3.1181%</text:p>
          </table:table-cell>
          <table:table-cell table:formula="of:=MAX((1-[.I493]/(1-[.$D$25]));0)" office:value-type="float" office:value="0.955456029186228" calcext:value-type="float">
            <text:p><text:s/>0.9555 </text:p>
          </table:table-cell>
          <table:table-cell/>
          <table:table-cell table:formula="of:=EXP(-[.E493]*[.$D$23])" office:value-type="float" office:value="0.956231060236914" calcext:value-type="float">
            <text:p><text:s/>0.9562 </text:p>
          </table:table-cell>
          <table:table-cell table:formula="of:=IF([.K493]=&quot;yes&quot;;[.L493]*[.$D$22]*([.I493]-[.I492]);0)" office:value-type="float" office:value="0" calcext:value-type="float">
            <text:p><text:s/>- <text:s text:c="2"/></text:p>
          </table:table-cell>
          <table:table-cell table:formula="of:=IF([.K493]=&quot;T_ex&quot;;[.L493]*([.I493]-[.$I$35])*[.$D$22];0)" office:value-type="float" office:value="0" calcext:value-type="float">
            <text:p><text:s/>- <text:s text:c="2"/></text:p>
          </table:table-cell>
          <table:table-cell table:formula="of:=IF([.K493]=&quot;yes&quot;;[.J493]*[.L493]*(0.05)*[.$D$21];0)" office:value-type="float" office:value="0" calcext:value-type="float">
            <text:p><text:s/>- <text:s text:c="2"/></text:p>
          </table:table-cell>
          <table:table-cell table:formula="of:=IF([.K493]=&quot;yes&quot;;[.J493]*[.L49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83054794826382" calcext:value-type="percentage">
            <text:p>2.8305%</text:p>
          </table:table-cell>
          <table:table-cell office:value-type="float" office:value="0.448534201954397" calcext:value-type="float">
            <text:p>0.45</text:p>
          </table:table-cell>
          <table:table-cell office:value-type="percentage" office:value="0.025056190175089" calcext:value-type="percentage">
            <text:p>2.5056%</text:p>
          </table:table-cell>
          <table:table-cell office:value-type="percentage" office:value="0.027893395962275" calcext:value-type="percentage">
            <text:p>2.7893%</text:p>
          </table:table-cell>
          <table:table-cell office:value-type="percentage" office:value="0.0263194361189455" calcext:value-type="percentage">
            <text:p>2.6319%</text:p>
          </table:table-cell>
          <table:table-cell office:value-type="percentage" office:value="0.0315513917010538" calcext:value-type="percentage">
            <text:p>3.1551%</text:p>
          </table:table-cell>
          <table:table-cell table:formula="of:=MAX((1-[.I494]/(1-[.$D$25]));0)" office:value-type="float" office:value="0.954926583284209" calcext:value-type="float">
            <text:p><text:s/>0.9549 </text:p>
          </table:table-cell>
          <table:table-cell/>
          <table:table-cell table:formula="of:=EXP(-[.E494]*[.$D$23])" office:value-type="float" office:value="0.956137622027757" calcext:value-type="float">
            <text:p><text:s/>0.9561 </text:p>
          </table:table-cell>
          <table:table-cell table:formula="of:=IF([.K494]=&quot;yes&quot;;[.L494]*[.$D$22]*([.I494]-[.I493]);0)" office:value-type="float" office:value="0" calcext:value-type="float">
            <text:p><text:s/>- <text:s text:c="2"/></text:p>
          </table:table-cell>
          <table:table-cell table:formula="of:=IF([.K494]=&quot;T_ex&quot;;[.L494]*([.I494]-[.$I$35])*[.$D$22];0)" office:value-type="float" office:value="0" calcext:value-type="float">
            <text:p><text:s/>- <text:s text:c="2"/></text:p>
          </table:table-cell>
          <table:table-cell table:formula="of:=IF([.K494]=&quot;yes&quot;;[.J494]*[.L494]*(0.05)*[.$D$21];0)" office:value-type="float" office:value="0" calcext:value-type="float">
            <text:p><text:s/>- <text:s text:c="2"/></text:p>
          </table:table-cell>
          <table:table-cell table:formula="of:=IF([.K494]=&quot;yes&quot;;[.J494]*[.L49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85585609303131" calcext:value-type="percentage">
            <text:p>2.8559%</text:p>
          </table:table-cell>
          <table:table-cell office:value-type="float" office:value="0.449511400651466" calcext:value-type="float">
            <text:p>0.45</text:p>
          </table:table-cell>
          <table:table-cell office:value-type="percentage" office:value="0.0252626104721684" calcext:value-type="percentage">
            <text:p>2.5263%</text:p>
          </table:table-cell>
          <table:table-cell office:value-type="percentage" office:value="0.0281474894039177" calcext:value-type="percentage">
            <text:p>2.8147%</text:p>
          </table:table-cell>
          <table:table-cell office:value-type="percentage" office:value="0.0265414792747691" calcext:value-type="percentage">
            <text:p>2.6541%</text:p>
          </table:table-cell>
          <table:table-cell office:value-type="percentage" office:value="0.0319431218838087" calcext:value-type="percentage">
            <text:p>3.1943%</text:p>
          </table:table-cell>
          <table:table-cell table:formula="of:=MAX((1-[.I495]/(1-[.$D$25]));0)" office:value-type="float" office:value="0.954366968737416" calcext:value-type="float">
            <text:p><text:s/>0.9544 </text:p>
          </table:table-cell>
          <table:table-cell/>
          <table:table-cell table:formula="of:=EXP(-[.E495]*[.$D$23])" office:value-type="float" office:value="0.956044192948924" calcext:value-type="float">
            <text:p><text:s/>0.9560 </text:p>
          </table:table-cell>
          <table:table-cell table:formula="of:=IF([.K495]=&quot;yes&quot;;[.L495]*[.$D$22]*([.I495]-[.I494]);0)" office:value-type="float" office:value="0" calcext:value-type="float">
            <text:p><text:s/>- <text:s text:c="2"/></text:p>
          </table:table-cell>
          <table:table-cell table:formula="of:=IF([.K495]=&quot;T_ex&quot;;[.L495]*([.I495]-[.$I$35])*[.$D$22];0)" office:value-type="float" office:value="0" calcext:value-type="float">
            <text:p><text:s/>- <text:s text:c="2"/></text:p>
          </table:table-cell>
          <table:table-cell table:formula="of:=IF([.K495]=&quot;yes&quot;;[.J495]*[.L495]*(0.05)*[.$D$21];0)" office:value-type="float" office:value="0" calcext:value-type="float">
            <text:p><text:s/>- <text:s text:c="2"/></text:p>
          </table:table-cell>
          <table:table-cell table:formula="of:=IF([.K495]=&quot;yes&quot;;[.J495]*[.L49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88148035355698" calcext:value-type="percentage">
            <text:p>2.8815%</text:p>
          </table:table-cell>
          <table:table-cell office:value-type="float" office:value="0.450488599348534" calcext:value-type="float">
            <text:p>0.45</text:p>
          </table:table-cell>
          <table:table-cell table:style-name="ce11" office:value-type="percentage" office:value="0.0254746562275116" calcext:value-type="percentage">
            <text:p>2.55%</text:p>
          </table:table-cell>
          <table:table-cell table:style-name="ce11" office:value-type="percentage" office:value="0.0284099242289233" calcext:value-type="percentage">
            <text:p>2.84%</text:p>
          </table:table-cell>
          <table:table-cell table:style-name="ce11" office:value-type="percentage" office:value="0.0267676707739206" calcext:value-type="percentage">
            <text:p>2.68%</text:p>
          </table:table-cell>
          <table:table-cell table:style-name="ce11" office:value-type="percentage" office:value="0.032351349231632" calcext:value-type="percentage">
            <text:p>3.24%</text:p>
          </table:table-cell>
          <table:table-cell table:formula="of:=MAX((1-[.I496]/(1-[.$D$25]));0)" office:value-type="float" office:value="0.953783786811954" calcext:value-type="float">
            <text:p><text:s/>0.9538 </text:p>
          </table:table-cell>
          <table:table-cell office:value-type="string" calcext:value-type="string">
            <text:p>yes</text:p>
          </table:table-cell>
          <table:table-cell table:formula="of:=EXP(-[.E496]*[.$D$23])" office:value-type="float" office:value="0.955950772999522" calcext:value-type="float">
            <text:p><text:s/>0.9560 </text:p>
          </table:table-cell>
          <table:table-cell table:style-name="ce12" table:formula="of:=IF([.K496]=&quot;yes&quot;;[.L496]*[.$D$22]*([.I496]-[.I445]);0)" office:value-type="float" office:value="0.0127151743306826" calcext:value-type="float">
            <text:p><text:s/>0.0127 </text:p>
          </table:table-cell>
          <table:table-cell table:formula="of:=IF([.K496]=&quot;T_ex&quot;;[.L496]*([.I496]-[.$I$35])*[.$D$22];0)" office:value-type="float" office:value="0" calcext:value-type="float">
            <text:p><text:s/>- <text:s text:c="2"/></text:p>
          </table:table-cell>
          <table:table-cell table:style-name="ce12" table:formula="of:=IF([.K496]=&quot;yes&quot;;[.J496]*[.L496]*([.E496]-[.E445])*[.$D$21];0)" office:value-type="float" office:value="0.0203081886960044" calcext:value-type="float">
            <text:p><text:s/>0.0203 </text:p>
          </table:table-cell>
          <table:table-cell table:style-name="ce12" table:formula="of:=IF([.K496]=&quot;yes&quot;;[.J496]*[.L496]*([.E496]-[.E445]);0)" office:value-type="float" office:value="0.0454400206144707" calcext:value-type="float">
            <text:p><text:s/>0.0454 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029070970268826" calcext:value-type="percentage">
            <text:p>2.9071%</text:p>
          </table:table-cell>
          <table:table-cell office:value-type="float" office:value="0.451465798045603" calcext:value-type="float">
            <text:p>0.45</text:p>
          </table:table-cell>
          <table:table-cell office:value-type="percentage" office:value="0.025685966428241" calcext:value-type="percentage">
            <text:p>2.5686%</text:p>
          </table:table-cell>
          <table:table-cell office:value-type="percentage" office:value="0.028669944526582" calcext:value-type="percentage">
            <text:p>2.8670%</text:p>
          </table:table-cell>
          <table:table-cell office:value-type="percentage" office:value="0.0269898273017794" calcext:value-type="percentage">
            <text:p>2.6990%</text:p>
          </table:table-cell>
          <table:table-cell office:value-type="percentage" office:value="0.0329068287408758" calcext:value-type="percentage">
            <text:p>3.2907%</text:p>
          </table:table-cell>
          <table:table-cell table:formula="of:=MAX((1-[.I497]/(1-[.$D$25]));0)" office:value-type="float" office:value="0.952990244655892" calcext:value-type="float">
            <text:p><text:s/>0.9530 </text:p>
          </table:table-cell>
          <table:table-cell/>
          <table:table-cell table:formula="of:=EXP(-[.E497]*[.$D$23])" office:value-type="float" office:value="0.955857362178659" calcext:value-type="float">
            <text:p><text:s/>0.9559 </text:p>
          </table:table-cell>
          <table:table-cell table:formula="of:=IF([.K497]=&quot;yes&quot;;[.L497]*[.$D$22]*([.I497]-[.I496]);0)" office:value-type="float" office:value="0" calcext:value-type="float">
            <text:p><text:s/>- <text:s text:c="2"/></text:p>
          </table:table-cell>
          <table:table-cell table:formula="of:=IF([.K497]=&quot;T_ex&quot;;[.L497]*([.I497]-[.$I$35])*[.$D$22];0)" office:value-type="float" office:value="0" calcext:value-type="float">
            <text:p><text:s/>- <text:s text:c="2"/></text:p>
          </table:table-cell>
          <table:table-cell table:formula="of:=IF([.K497]=&quot;yes&quot;;[.J497]*[.L497]*(0.05)*[.$D$21];0)" office:value-type="float" office:value="0" calcext:value-type="float">
            <text:p><text:s/>- <text:s text:c="2"/></text:p>
          </table:table-cell>
          <table:table-cell table:formula="of:=IF([.K497]=&quot;yes&quot;;[.J497]*[.L49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93292202053138" calcext:value-type="percentage">
            <text:p>2.9329%</text:p>
          </table:table-cell>
          <table:table-cell office:value-type="float" office:value="0.452442996742671" calcext:value-type="float">
            <text:p>0.45</text:p>
          </table:table-cell>
          <table:table-cell office:value-type="percentage" office:value="0.0258995051179982" calcext:value-type="percentage">
            <text:p>2.5900%</text:p>
          </table:table-cell>
          <table:table-cell office:value-type="percentage" office:value="0.0289327723567132" calcext:value-type="percentage">
            <text:p>2.8933%</text:p>
          </table:table-cell>
          <table:table-cell office:value-type="percentage" office:value="0.0272133630844518" calcext:value-type="percentage">
            <text:p>2.7213%</text:p>
          </table:table-cell>
          <table:table-cell office:value-type="percentage" office:value="0.03366551364073" calcext:value-type="percentage">
            <text:p>3.3666%</text:p>
          </table:table-cell>
          <table:table-cell table:formula="of:=MAX((1-[.I498]/(1-[.$D$25]));0)" office:value-type="float" office:value="0.951906409084671" calcext:value-type="float">
            <text:p><text:s/>0.9519 </text:p>
          </table:table-cell>
          <table:table-cell/>
          <table:table-cell table:formula="of:=EXP(-[.E498]*[.$D$23])" office:value-type="float" office:value="0.955763960485444" calcext:value-type="float">
            <text:p><text:s/>0.9558 </text:p>
          </table:table-cell>
          <table:table-cell table:formula="of:=IF([.K498]=&quot;yes&quot;;[.L498]*[.$D$22]*([.I498]-[.I497]);0)" office:value-type="float" office:value="0" calcext:value-type="float">
            <text:p><text:s/>- <text:s text:c="2"/></text:p>
          </table:table-cell>
          <table:table-cell table:formula="of:=IF([.K498]=&quot;T_ex&quot;;[.L498]*([.I498]-[.$I$35])*[.$D$22];0)" office:value-type="float" office:value="0" calcext:value-type="float">
            <text:p><text:s/>- <text:s text:c="2"/></text:p>
          </table:table-cell>
          <table:table-cell table:formula="of:=IF([.K498]=&quot;yes&quot;;[.J498]*[.L498]*(0.05)*[.$D$21];0)" office:value-type="float" office:value="0" calcext:value-type="float">
            <text:p><text:s/>- <text:s text:c="2"/></text:p>
          </table:table-cell>
          <table:table-cell table:formula="of:=IF([.K498]=&quot;yes&quot;;[.J498]*[.L49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95883700715226" calcext:value-type="percentage">
            <text:p>2.9588%</text:p>
          </table:table-cell>
          <table:table-cell office:value-type="float" office:value="0.453420195439739" calcext:value-type="float">
            <text:p>0.45</text:p>
          </table:table-cell>
          <table:table-cell office:value-type="percentage" office:value="0.0261159130607171" calcext:value-type="percentage">
            <text:p>2.6116%</text:p>
          </table:table-cell>
          <table:table-cell office:value-type="percentage" office:value="0.0291922129700279" calcext:value-type="percentage">
            <text:p>2.9192%</text:p>
          </table:table-cell>
          <table:table-cell office:value-type="percentage" office:value="0.0274316853603241" calcext:value-type="percentage">
            <text:p>2.7432%</text:p>
          </table:table-cell>
          <table:table-cell office:value-type="percentage" office:value="0.0346351168880987" calcext:value-type="percentage">
            <text:p>3.4635%</text:p>
          </table:table-cell>
          <table:table-cell table:formula="of:=MAX((1-[.I499]/(1-[.$D$25]));0)" office:value-type="float" office:value="0.95052126158843" calcext:value-type="float">
            <text:p><text:s/>0.9505 </text:p>
          </table:table-cell>
          <table:table-cell/>
          <table:table-cell table:formula="of:=EXP(-[.E499]*[.$D$23])" office:value-type="float" office:value="0.955670567918984" calcext:value-type="float">
            <text:p><text:s/>0.9557 </text:p>
          </table:table-cell>
          <table:table-cell table:formula="of:=IF([.K499]=&quot;yes&quot;;[.L499]*[.$D$22]*([.I499]-[.I498]);0)" office:value-type="float" office:value="0" calcext:value-type="float">
            <text:p><text:s/>- <text:s text:c="2"/></text:p>
          </table:table-cell>
          <table:table-cell table:formula="of:=IF([.K499]=&quot;T_ex&quot;;[.L499]*([.I499]-[.$I$35])*[.$D$22];0)" office:value-type="float" office:value="0" calcext:value-type="float">
            <text:p><text:s/>- <text:s text:c="2"/></text:p>
          </table:table-cell>
          <table:table-cell table:formula="of:=IF([.K499]=&quot;yes&quot;;[.J499]*[.L499]*(0.05)*[.$D$21];0)" office:value-type="float" office:value="0" calcext:value-type="float">
            <text:p><text:s/>- <text:s text:c="2"/></text:p>
          </table:table-cell>
          <table:table-cell table:formula="of:=IF([.K499]=&quot;yes&quot;;[.J499]*[.L49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298496440337632" calcext:value-type="percentage">
            <text:p>2.9850%</text:p>
          </table:table-cell>
          <table:table-cell office:value-type="float" office:value="0.454397394136808" calcext:value-type="float">
            <text:p>0.45</text:p>
          </table:table-cell>
          <table:table-cell office:value-type="percentage" office:value="0.0263350170941554" calcext:value-type="percentage">
            <text:p>2.6335%</text:p>
          </table:table-cell>
          <table:table-cell office:value-type="percentage" office:value="0.0294537450880255" calcext:value-type="percentage">
            <text:p>2.9454%</text:p>
          </table:table-cell>
          <table:table-cell office:value-type="percentage" office:value="0.0276605697679659" calcext:value-type="percentage">
            <text:p>2.7661%</text:p>
          </table:table-cell>
          <table:table-cell office:value-type="percentage" office:value="0.035860188961344" calcext:value-type="percentage">
            <text:p>3.5860%</text:p>
          </table:table-cell>
          <table:table-cell table:formula="of:=MAX((1-[.I500]/(1-[.$D$25]));0)" office:value-type="float" office:value="0.948771158626651" calcext:value-type="float">
            <text:p><text:s/>0.9488 </text:p>
          </table:table-cell>
          <table:table-cell/>
          <table:table-cell table:formula="of:=EXP(-[.E500]*[.$D$23])" office:value-type="float" office:value="0.955577184478387" calcext:value-type="float">
            <text:p><text:s/>0.9556 </text:p>
          </table:table-cell>
          <table:table-cell table:formula="of:=IF([.K500]=&quot;yes&quot;;[.L500]*[.$D$22]*([.I500]-[.I499]);0)" office:value-type="float" office:value="0" calcext:value-type="float">
            <text:p><text:s/>- <text:s text:c="2"/></text:p>
          </table:table-cell>
          <table:table-cell table:formula="of:=IF([.K500]=&quot;T_ex&quot;;[.L500]*([.I500]-[.$I$35])*[.$D$22];0)" office:value-type="float" office:value="0" calcext:value-type="float">
            <text:p><text:s/>- <text:s text:c="2"/></text:p>
          </table:table-cell>
          <table:table-cell table:formula="of:=IF([.K500]=&quot;yes&quot;;[.J500]*[.L500]*(0.05)*[.$D$21];0)" office:value-type="float" office:value="0" calcext:value-type="float">
            <text:p><text:s/>- <text:s text:c="2"/></text:p>
          </table:table-cell>
          <table:table-cell table:formula="of:=IF([.K500]=&quot;yes&quot;;[.J500]*[.L50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01112968308619" calcext:value-type="percentage">
            <text:p>3.0111%</text:p>
          </table:table-cell>
          <table:table-cell office:value-type="float" office:value="0.455374592833876" calcext:value-type="float">
            <text:p>0.46</text:p>
          </table:table-cell>
          <table:table-cell office:value-type="percentage" office:value="0.0265546376563207" calcext:value-type="percentage">
            <text:p>2.6555%</text:p>
          </table:table-cell>
          <table:table-cell office:value-type="percentage" office:value="0.029724930509412" calcext:value-type="percentage">
            <text:p>2.9725%</text:p>
          </table:table-cell>
          <table:table-cell office:value-type="percentage" office:value="0.0278907599485009" calcext:value-type="percentage">
            <text:p>2.7891%</text:p>
          </table:table-cell>
          <table:table-cell office:value-type="percentage" office:value="0.0373827767371775" calcext:value-type="percentage">
            <text:p>3.7383%</text:p>
          </table:table-cell>
          <table:table-cell table:formula="of:=MAX((1-[.I501]/(1-[.$D$25]));0)" office:value-type="float" office:value="0.946596033232603" calcext:value-type="float">
            <text:p><text:s/>0.9466 </text:p>
          </table:table-cell>
          <table:table-cell/>
          <table:table-cell table:formula="of:=EXP(-[.E501]*[.$D$23])" office:value-type="float" office:value="0.955483810162762" calcext:value-type="float">
            <text:p><text:s/>0.9555 </text:p>
          </table:table-cell>
          <table:table-cell table:formula="of:=IF([.K501]=&quot;yes&quot;;[.L501]*[.$D$22]*([.I501]-[.I500]);0)" office:value-type="float" office:value="0" calcext:value-type="float">
            <text:p><text:s/>- <text:s text:c="2"/></text:p>
          </table:table-cell>
          <table:table-cell table:formula="of:=IF([.K501]=&quot;T_ex&quot;;[.L501]*([.I501]-[.$I$35])*[.$D$22];0)" office:value-type="float" office:value="0" calcext:value-type="float">
            <text:p><text:s/>- <text:s text:c="2"/></text:p>
          </table:table-cell>
          <table:table-cell table:formula="of:=IF([.K501]=&quot;yes&quot;;[.J501]*[.L501]*(0.05)*[.$D$21];0)" office:value-type="float" office:value="0" calcext:value-type="float">
            <text:p><text:s/>- <text:s text:c="2"/></text:p>
          </table:table-cell>
          <table:table-cell table:formula="of:=IF([.K501]=&quot;yes&quot;;[.J501]*[.L50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03667375838698" calcext:value-type="percentage">
            <text:p>3.0367%</text:p>
          </table:table-cell>
          <table:table-cell office:value-type="float" office:value="0.456351791530945" calcext:value-type="float">
            <text:p>0.46</text:p>
          </table:table-cell>
          <table:table-cell office:value-type="percentage" office:value="0.0267730865328191" calcext:value-type="percentage">
            <text:p>2.6773%</text:p>
          </table:table-cell>
          <table:table-cell office:value-type="percentage" office:value="0.0299947936351734" calcext:value-type="percentage">
            <text:p>2.9995%</text:p>
          </table:table-cell>
          <table:table-cell office:value-type="percentage" office:value="0.0281188968826065" calcext:value-type="percentage">
            <text:p>2.8119%</text:p>
          </table:table-cell>
          <table:table-cell office:value-type="percentage" office:value="0.0390036846017226" calcext:value-type="percentage">
            <text:p>3.9004%</text:p>
          </table:table-cell>
          <table:table-cell table:formula="of:=MAX((1-[.I502]/(1-[.$D$25]));0)" office:value-type="float" office:value="0.944280450568968" calcext:value-type="float">
            <text:p><text:s/>0.9443 </text:p>
          </table:table-cell>
          <table:table-cell/>
          <table:table-cell table:formula="of:=EXP(-[.E502]*[.$D$23])" office:value-type="float" office:value="0.955390444971218" calcext:value-type="float">
            <text:p><text:s/>0.9554 </text:p>
          </table:table-cell>
          <table:table-cell table:formula="of:=IF([.K502]=&quot;yes&quot;;[.L502]*[.$D$22]*([.I502]-[.I501]);0)" office:value-type="float" office:value="0" calcext:value-type="float">
            <text:p><text:s/>- <text:s text:c="2"/></text:p>
          </table:table-cell>
          <table:table-cell table:formula="of:=IF([.K502]=&quot;T_ex&quot;;[.L502]*([.I502]-[.$I$35])*[.$D$22];0)" office:value-type="float" office:value="0" calcext:value-type="float">
            <text:p><text:s/>- <text:s text:c="2"/></text:p>
          </table:table-cell>
          <table:table-cell table:formula="of:=IF([.K502]=&quot;yes&quot;;[.J502]*[.L502]*(0.05)*[.$D$21];0)" office:value-type="float" office:value="0" calcext:value-type="float">
            <text:p><text:s/>- <text:s text:c="2"/></text:p>
          </table:table-cell>
          <table:table-cell table:formula="of:=IF([.K502]=&quot;yes&quot;;[.J502]*[.L50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06251137013419" calcext:value-type="percentage">
            <text:p>3.0625%</text:p>
          </table:table-cell>
          <table:table-cell office:value-type="float" office:value="0.457328990228013" calcext:value-type="float">
            <text:p>0.46</text:p>
          </table:table-cell>
          <table:table-cell office:value-type="percentage" office:value="0.0269926539402571" calcext:value-type="percentage">
            <text:p>2.6993%</text:p>
          </table:table-cell>
          <table:table-cell office:value-type="percentage" office:value="0.0302697200674591" calcext:value-type="percentage">
            <text:p>3.0270%</text:p>
          </table:table-cell>
          <table:table-cell office:value-type="percentage" office:value="0.0283473477637136" calcext:value-type="percentage">
            <text:p>2.8347%</text:p>
          </table:table-cell>
          <table:table-cell office:value-type="percentage" office:value="0.0403209633276875" calcext:value-type="percentage">
            <text:p>4.0321%</text:p>
          </table:table-cell>
          <table:table-cell table:formula="of:=MAX((1-[.I503]/(1-[.$D$25]));0)" office:value-type="float" office:value="0.942398623817589" calcext:value-type="float">
            <text:p><text:s/>0.9424 </text:p>
          </table:table-cell>
          <table:table-cell/>
          <table:table-cell table:formula="of:=EXP(-[.E503]*[.$D$23])" office:value-type="float" office:value="0.955297088902862" calcext:value-type="float">
            <text:p><text:s/>0.9553 </text:p>
          </table:table-cell>
          <table:table-cell table:formula="of:=IF([.K503]=&quot;yes&quot;;[.L503]*[.$D$22]*([.I503]-[.I502]);0)" office:value-type="float" office:value="0" calcext:value-type="float">
            <text:p><text:s/>- <text:s text:c="2"/></text:p>
          </table:table-cell>
          <table:table-cell table:formula="of:=IF([.K503]=&quot;T_ex&quot;;[.L503]*([.I503]-[.$I$35])*[.$D$22];0)" office:value-type="float" office:value="0" calcext:value-type="float">
            <text:p><text:s/>- <text:s text:c="2"/></text:p>
          </table:table-cell>
          <table:table-cell table:formula="of:=IF([.K503]=&quot;yes&quot;;[.J503]*[.L503]*(0.05)*[.$D$21];0)" office:value-type="float" office:value="0" calcext:value-type="float">
            <text:p><text:s/>- <text:s text:c="2"/></text:p>
          </table:table-cell>
          <table:table-cell table:formula="of:=IF([.K503]=&quot;yes&quot;;[.J503]*[.L50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08848490858297" calcext:value-type="percentage">
            <text:p>3.0885%</text:p>
          </table:table-cell>
          <table:table-cell office:value-type="float" office:value="0.458306188925081" calcext:value-type="float">
            <text:p>0.46</text:p>
          </table:table-cell>
          <table:table-cell office:value-type="percentage" office:value="0.0272063037000362" calcext:value-type="percentage">
            <text:p>2.7206%</text:p>
          </table:table-cell>
          <table:table-cell office:value-type="percentage" office:value="0.0305457844873754" calcext:value-type="percentage">
            <text:p>3.0546%</text:p>
          </table:table-cell>
          <table:table-cell office:value-type="percentage" office:value="0.0285716517638368" calcext:value-type="percentage">
            <text:p>2.8572%</text:p>
          </table:table-cell>
          <table:table-cell office:value-type="percentage" office:value="0.0412041347576642" calcext:value-type="percentage">
            <text:p>4.1204%</text:p>
          </table:table-cell>
          <table:table-cell table:formula="of:=MAX((1-[.I504]/(1-[.$D$25]));0)" office:value-type="float" office:value="0.941136950346194" calcext:value-type="float">
            <text:p><text:s/>0.9411 </text:p>
          </table:table-cell>
          <table:table-cell/>
          <table:table-cell table:formula="of:=EXP(-[.E504]*[.$D$23])" office:value-type="float" office:value="0.955203741956803" calcext:value-type="float">
            <text:p><text:s/>0.9552 </text:p>
          </table:table-cell>
          <table:table-cell table:formula="of:=IF([.K504]=&quot;yes&quot;;[.L504]*[.$D$22]*([.I504]-[.I503]);0)" office:value-type="float" office:value="0" calcext:value-type="float">
            <text:p><text:s/>- <text:s text:c="2"/></text:p>
          </table:table-cell>
          <table:table-cell table:formula="of:=IF([.K504]=&quot;T_ex&quot;;[.L504]*([.I504]-[.$I$35])*[.$D$22];0)" office:value-type="float" office:value="0" calcext:value-type="float">
            <text:p><text:s/>- <text:s text:c="2"/></text:p>
          </table:table-cell>
          <table:table-cell table:formula="of:=IF([.K504]=&quot;yes&quot;;[.J504]*[.L504]*(0.05)*[.$D$21];0)" office:value-type="float" office:value="0" calcext:value-type="float">
            <text:p><text:s/>- <text:s text:c="2"/></text:p>
          </table:table-cell>
          <table:table-cell table:formula="of:=IF([.K504]=&quot;yes&quot;;[.J504]*[.L50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11577611356231" calcext:value-type="percentage">
            <text:p>3.1158%</text:p>
          </table:table-cell>
          <table:table-cell office:value-type="float" office:value="0.45928338762215" calcext:value-type="float">
            <text:p>0.46</text:p>
          </table:table-cell>
          <table:table-cell office:value-type="percentage" office:value="0.0274237529243226" calcext:value-type="percentage">
            <text:p>2.7424%</text:p>
          </table:table-cell>
          <table:table-cell office:value-type="percentage" office:value="0.0308100480759183" calcext:value-type="percentage">
            <text:p>3.0810%</text:p>
          </table:table-cell>
          <table:table-cell office:value-type="percentage" office:value="0.0287965815173252" calcext:value-type="percentage">
            <text:p>2.8797%</text:p>
          </table:table-cell>
          <table:table-cell office:value-type="percentage" office:value="0.0418153948451523" calcext:value-type="percentage">
            <text:p>4.1815%</text:p>
          </table:table-cell>
          <table:table-cell table:formula="of:=MAX((1-[.I505]/(1-[.$D$25]));0)" office:value-type="float" office:value="0.940263721649782" calcext:value-type="float">
            <text:p><text:s/>0.9403 </text:p>
          </table:table-cell>
          <table:table-cell/>
          <table:table-cell table:formula="of:=EXP(-[.E505]*[.$D$23])" office:value-type="float" office:value="0.95511040413215" calcext:value-type="float">
            <text:p><text:s/>0.9551 </text:p>
          </table:table-cell>
          <table:table-cell table:formula="of:=IF([.K505]=&quot;yes&quot;;[.L505]*[.$D$22]*([.I505]-[.I504]);0)" office:value-type="float" office:value="0" calcext:value-type="float">
            <text:p><text:s/>- <text:s text:c="2"/></text:p>
          </table:table-cell>
          <table:table-cell table:formula="of:=IF([.K505]=&quot;T_ex&quot;;[.L505]*([.I505]-[.$I$35])*[.$D$22];0)" office:value-type="float" office:value="0" calcext:value-type="float">
            <text:p><text:s/>- <text:s text:c="2"/></text:p>
          </table:table-cell>
          <table:table-cell table:formula="of:=IF([.K505]=&quot;yes&quot;;[.J505]*[.L505]*(0.05)*[.$D$21];0)" office:value-type="float" office:value="0" calcext:value-type="float">
            <text:p><text:s/>- <text:s text:c="2"/></text:p>
          </table:table-cell>
          <table:table-cell table:formula="of:=IF([.K505]=&quot;yes&quot;;[.J505]*[.L50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14314519538491" calcext:value-type="percentage">
            <text:p>3.1431%</text:p>
          </table:table-cell>
          <table:table-cell office:value-type="float" office:value="0.460260586319218" calcext:value-type="float">
            <text:p>0.46</text:p>
          </table:table-cell>
          <table:table-cell office:value-type="percentage" office:value="0.0276431847269191" calcext:value-type="percentage">
            <text:p>2.7643%</text:p>
          </table:table-cell>
          <table:table-cell office:value-type="percentage" office:value="0.0310795303221463" calcext:value-type="percentage">
            <text:p>3.1080%</text:p>
          </table:table-cell>
          <table:table-cell office:value-type="percentage" office:value="0.0290284711014171" calcext:value-type="percentage">
            <text:p>2.9028%</text:p>
          </table:table-cell>
          <table:table-cell office:value-type="percentage" office:value="0.0422985190042542" calcext:value-type="percentage">
            <text:p>4.2299%</text:p>
          </table:table-cell>
          <table:table-cell table:formula="of:=MAX((1-[.I506]/(1-[.$D$25]));0)" office:value-type="float" office:value="0.939573544279637" calcext:value-type="float">
            <text:p><text:s/>0.9396 </text:p>
          </table:table-cell>
          <table:table-cell/>
          <table:table-cell table:formula="of:=EXP(-[.E506]*[.$D$23])" office:value-type="float" office:value="0.955017075428011" calcext:value-type="float">
            <text:p><text:s/>0.9550 </text:p>
          </table:table-cell>
          <table:table-cell table:formula="of:=IF([.K506]=&quot;yes&quot;;[.L506]*[.$D$22]*([.I506]-[.I505]);0)" office:value-type="float" office:value="0" calcext:value-type="float">
            <text:p><text:s/>- <text:s text:c="2"/></text:p>
          </table:table-cell>
          <table:table-cell table:formula="of:=IF([.K506]=&quot;T_ex&quot;;[.L506]*([.I506]-[.$I$35])*[.$D$22];0)" office:value-type="float" office:value="0" calcext:value-type="float">
            <text:p><text:s/>- <text:s text:c="2"/></text:p>
          </table:table-cell>
          <table:table-cell table:formula="of:=IF([.K506]=&quot;yes&quot;;[.J506]*[.L506]*(0.05)*[.$D$21];0)" office:value-type="float" office:value="0" calcext:value-type="float">
            <text:p><text:s/>- <text:s text:c="2"/></text:p>
          </table:table-cell>
          <table:table-cell table:formula="of:=IF([.K506]=&quot;yes&quot;;[.J506]*[.L50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17065550583682" calcext:value-type="percentage">
            <text:p>3.1707%</text:p>
          </table:table-cell>
          <table:table-cell office:value-type="float" office:value="0.461237785016287" calcext:value-type="float">
            <text:p>0.46</text:p>
          </table:table-cell>
          <table:table-cell office:value-type="percentage" office:value="0.0278680364910534" calcext:value-type="percentage">
            <text:p>2.7868%</text:p>
          </table:table-cell>
          <table:table-cell office:value-type="percentage" office:value="0.031353680708114" calcext:value-type="percentage">
            <text:p>3.1354%</text:p>
          </table:table-cell>
          <table:table-cell office:value-type="percentage" office:value="0.029259381231421" calcext:value-type="percentage">
            <text:p>2.9259%</text:p>
          </table:table-cell>
          <table:table-cell office:value-type="percentage" office:value="0.0427484615239915" calcext:value-type="percentage">
            <text:p>4.2748%</text:p>
          </table:table-cell>
          <table:table-cell table:formula="of:=MAX((1-[.I507]/(1-[.$D$25]));0)" office:value-type="float" office:value="0.938930769251441" calcext:value-type="float">
            <text:p><text:s/>0.9389 </text:p>
          </table:table-cell>
          <table:table-cell/>
          <table:table-cell table:formula="of:=EXP(-[.E507]*[.$D$23])" office:value-type="float" office:value="0.954923755843495" calcext:value-type="float">
            <text:p><text:s/>0.9549 </text:p>
          </table:table-cell>
          <table:table-cell table:formula="of:=IF([.K507]=&quot;yes&quot;;[.L507]*[.$D$22]*([.I507]-[.I506]);0)" office:value-type="float" office:value="0" calcext:value-type="float">
            <text:p><text:s/>- <text:s text:c="2"/></text:p>
          </table:table-cell>
          <table:table-cell table:formula="of:=IF([.K507]=&quot;T_ex&quot;;[.L507]*([.I507]-[.$I$35])*[.$D$22];0)" office:value-type="float" office:value="0" calcext:value-type="float">
            <text:p><text:s/>- <text:s text:c="2"/></text:p>
          </table:table-cell>
          <table:table-cell table:formula="of:=IF([.K507]=&quot;yes&quot;;[.J507]*[.L507]*(0.05)*[.$D$21];0)" office:value-type="float" office:value="0" calcext:value-type="float">
            <text:p><text:s/>- <text:s text:c="2"/></text:p>
          </table:table-cell>
          <table:table-cell table:formula="of:=IF([.K507]=&quot;yes&quot;;[.J507]*[.L50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198255280472" calcext:value-type="percentage">
            <text:p>3.1983%</text:p>
          </table:table-cell>
          <table:table-cell office:value-type="float" office:value="0.462214983713355" calcext:value-type="float">
            <text:p>0.46</text:p>
          </table:table-cell>
          <table:table-cell office:value-type="percentage" office:value="0.0280966639805219" calcext:value-type="percentage">
            <text:p>2.8097%</text:p>
          </table:table-cell>
          <table:table-cell office:value-type="percentage" office:value="0.0316364154559013" calcext:value-type="percentage">
            <text:p>3.1636%</text:p>
          </table:table-cell>
          <table:table-cell office:value-type="percentage" office:value="0.0294939935151317" calcext:value-type="percentage">
            <text:p>2.9494%</text:p>
          </table:table-cell>
          <table:table-cell office:value-type="percentage" office:value="0.043197889522747" calcext:value-type="percentage">
            <text:p>4.3198%</text:p>
          </table:table-cell>
          <table:table-cell table:formula="of:=MAX((1-[.I508]/(1-[.$D$25]));0)" office:value-type="float" office:value="0.938288729253219" calcext:value-type="float">
            <text:p><text:s/>0.9383 </text:p>
          </table:table-cell>
          <table:table-cell/>
          <table:table-cell table:formula="of:=EXP(-[.E508]*[.$D$23])" office:value-type="float" office:value="0.954830445377712" calcext:value-type="float">
            <text:p><text:s/>0.9548 </text:p>
          </table:table-cell>
          <table:table-cell table:formula="of:=IF([.K508]=&quot;yes&quot;;[.L508]*[.$D$22]*([.I508]-[.I507]);0)" office:value-type="float" office:value="0" calcext:value-type="float">
            <text:p><text:s/>- <text:s text:c="2"/></text:p>
          </table:table-cell>
          <table:table-cell table:formula="of:=IF([.K508]=&quot;T_ex&quot;;[.L508]*([.I508]-[.$I$35])*[.$D$22];0)" office:value-type="float" office:value="0" calcext:value-type="float">
            <text:p><text:s/>- <text:s text:c="2"/></text:p>
          </table:table-cell>
          <table:table-cell table:formula="of:=IF([.K508]=&quot;yes&quot;;[.J508]*[.L508]*(0.05)*[.$D$21];0)" office:value-type="float" office:value="0" calcext:value-type="float">
            <text:p><text:s/>- <text:s text:c="2"/></text:p>
          </table:table-cell>
          <table:table-cell table:formula="of:=IF([.K508]=&quot;yes&quot;;[.J508]*[.L50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22598130598669" calcext:value-type="percentage">
            <text:p>3.2260%</text:p>
          </table:table-cell>
          <table:table-cell office:value-type="float" office:value="0.463192182410423" calcext:value-type="float">
            <text:p>0.46</text:p>
          </table:table-cell>
          <table:table-cell office:value-type="percentage" office:value="0.0283253953520288" calcext:value-type="percentage">
            <text:p>2.8325%</text:p>
          </table:table-cell>
          <table:table-cell office:value-type="percentage" office:value="0.0319183379556903" calcext:value-type="percentage">
            <text:p>3.1918%</text:p>
          </table:table-cell>
          <table:table-cell office:value-type="percentage" office:value="0.0297213720431371" calcext:value-type="percentage">
            <text:p>2.9721%</text:p>
          </table:table-cell>
          <table:table-cell office:value-type="percentage" office:value="0.0436516748076614" calcext:value-type="percentage">
            <text:p>4.3652%</text:p>
          </table:table-cell>
          <table:table-cell table:formula="of:=MAX((1-[.I509]/(1-[.$D$25]));0)" office:value-type="float" office:value="0.937640464560484" calcext:value-type="float">
            <text:p><text:s/>0.9376 </text:p>
          </table:table-cell>
          <table:table-cell/>
          <table:table-cell table:formula="of:=EXP(-[.E509]*[.$D$23])" office:value-type="float" office:value="0.95473714402977" calcext:value-type="float">
            <text:p><text:s/>0.9547 </text:p>
          </table:table-cell>
          <table:table-cell table:formula="of:=IF([.K509]=&quot;yes&quot;;[.L509]*[.$D$22]*([.I509]-[.I508]);0)" office:value-type="float" office:value="0" calcext:value-type="float">
            <text:p><text:s/>- <text:s text:c="2"/></text:p>
          </table:table-cell>
          <table:table-cell table:formula="of:=IF([.K509]=&quot;T_ex&quot;;[.L509]*([.I509]-[.$I$35])*[.$D$22];0)" office:value-type="float" office:value="0" calcext:value-type="float">
            <text:p><text:s/>- <text:s text:c="2"/></text:p>
          </table:table-cell>
          <table:table-cell table:formula="of:=IF([.K509]=&quot;yes&quot;;[.J509]*[.L509]*(0.05)*[.$D$21];0)" office:value-type="float" office:value="0" calcext:value-type="float">
            <text:p><text:s/>- <text:s text:c="2"/></text:p>
          </table:table-cell>
          <table:table-cell table:formula="of:=IF([.K509]=&quot;yes&quot;;[.J509]*[.L50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25373527929906" calcext:value-type="percentage">
            <text:p>3.2537%</text:p>
          </table:table-cell>
          <table:table-cell office:value-type="float" office:value="0.464169381107492" calcext:value-type="float">
            <text:p>0.46</text:p>
          </table:table-cell>
          <table:table-cell office:value-type="percentage" office:value="0.0285469429792849" calcext:value-type="percentage">
            <text:p>2.8547%</text:p>
          </table:table-cell>
          <table:table-cell office:value-type="percentage" office:value="0.0321930720723827" calcext:value-type="percentage">
            <text:p>3.2193%</text:p>
          </table:table-cell>
          <table:table-cell office:value-type="percentage" office:value="0.0299557703889777" calcext:value-type="percentage">
            <text:p>2.9956%</text:p>
          </table:table-cell>
          <table:table-cell office:value-type="percentage" office:value="0.0440966393944425" calcext:value-type="percentage">
            <text:p>4.4097%</text:p>
          </table:table-cell>
          <table:table-cell table:formula="of:=MAX((1-[.I510]/(1-[.$D$25]));0)" office:value-type="float" office:value="0.937004800865082" calcext:value-type="float">
            <text:p><text:s/>0.9370 </text:p>
          </table:table-cell>
          <table:table-cell/>
          <table:table-cell table:formula="of:=EXP(-[.E510]*[.$D$23])" office:value-type="float" office:value="0.954643851798777" calcext:value-type="float">
            <text:p><text:s/>0.9546 </text:p>
          </table:table-cell>
          <table:table-cell table:formula="of:=IF([.K510]=&quot;yes&quot;;[.L510]*[.$D$22]*([.I510]-[.I509]);0)" office:value-type="float" office:value="0" calcext:value-type="float">
            <text:p><text:s/>- <text:s text:c="2"/></text:p>
          </table:table-cell>
          <table:table-cell table:formula="of:=IF([.K510]=&quot;T_ex&quot;;[.L510]*([.I510]-[.$I$35])*[.$D$22];0)" office:value-type="float" office:value="0" calcext:value-type="float">
            <text:p><text:s/>- <text:s text:c="2"/></text:p>
          </table:table-cell>
          <table:table-cell table:formula="of:=IF([.K510]=&quot;yes&quot;;[.J510]*[.L510]*(0.05)*[.$D$21];0)" office:value-type="float" office:value="0" calcext:value-type="float">
            <text:p><text:s/>- <text:s text:c="2"/></text:p>
          </table:table-cell>
          <table:table-cell table:formula="of:=IF([.K510]=&quot;yes&quot;;[.J510]*[.L51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2824868446452" calcext:value-type="percentage">
            <text:p>3.2825%</text:p>
          </table:table-cell>
          <table:table-cell office:value-type="float" office:value="0.46514657980456" calcext:value-type="float">
            <text:p>0.47</text:p>
          </table:table-cell>
          <table:table-cell office:value-type="percentage" office:value="0.0287746980828314" calcext:value-type="percentage">
            <text:p>2.8775%</text:p>
          </table:table-cell>
          <table:table-cell office:value-type="percentage" office:value="0.0324683535495488" calcext:value-type="percentage">
            <text:p>3.2468%</text:p>
          </table:table-cell>
          <table:table-cell office:value-type="percentage" office:value="0.0301907028564466" calcext:value-type="percentage">
            <text:p>3.0191%</text:p>
          </table:table-cell>
          <table:table-cell office:value-type="percentage" office:value="0.0446255573828283" calcext:value-type="percentage">
            <text:p>4.4626%</text:p>
          </table:table-cell>
          <table:table-cell table:formula="of:=MAX((1-[.I511]/(1-[.$D$25]));0)" office:value-type="float" office:value="0.936249203738817" calcext:value-type="float">
            <text:p><text:s/>0.9362 </text:p>
          </table:table-cell>
          <table:table-cell/>
          <table:table-cell table:formula="of:=EXP(-[.E511]*[.$D$23])" office:value-type="float" office:value="0.954550568683844" calcext:value-type="float">
            <text:p><text:s/>0.9546 </text:p>
          </table:table-cell>
          <table:table-cell table:formula="of:=IF([.K511]=&quot;yes&quot;;[.L511]*[.$D$22]*([.I511]-[.I510]);0)" office:value-type="float" office:value="0" calcext:value-type="float">
            <text:p><text:s/>- <text:s text:c="2"/></text:p>
          </table:table-cell>
          <table:table-cell table:formula="of:=IF([.K511]=&quot;T_ex&quot;;[.L511]*([.I511]-[.$I$35])*[.$D$22];0)" office:value-type="float" office:value="0" calcext:value-type="float">
            <text:p><text:s/>- <text:s text:c="2"/></text:p>
          </table:table-cell>
          <table:table-cell table:formula="of:=IF([.K511]=&quot;yes&quot;;[.J511]*[.L511]*(0.05)*[.$D$21];0)" office:value-type="float" office:value="0" calcext:value-type="float">
            <text:p><text:s/>- <text:s text:c="2"/></text:p>
          </table:table-cell>
          <table:table-cell table:formula="of:=IF([.K511]=&quot;yes&quot;;[.J511]*[.L51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31041972058909" calcext:value-type="percentage">
            <text:p>3.3104%</text:p>
          </table:table-cell>
          <table:table-cell office:value-type="float" office:value="0.466123778501629" calcext:value-type="float">
            <text:p>0.47</text:p>
          </table:table-cell>
          <table:table-cell office:value-type="percentage" office:value="0.0290024243626799" calcext:value-type="percentage">
            <text:p>2.9002%</text:p>
          </table:table-cell>
          <table:table-cell office:value-type="percentage" office:value="0.0327470815276796" calcext:value-type="percentage">
            <text:p>3.2747%</text:p>
          </table:table-cell>
          <table:table-cell office:value-type="percentage" office:value="0.030424592365078" calcext:value-type="percentage">
            <text:p>3.0425%</text:p>
          </table:table-cell>
          <table:table-cell office:value-type="percentage" office:value="0.0452075054644563" calcext:value-type="percentage">
            <text:p>4.5208%</text:p>
          </table:table-cell>
          <table:table-cell table:formula="of:=MAX((1-[.I512]/(1-[.$D$25]));0)" office:value-type="float" office:value="0.935417849336491" calcext:value-type="float">
            <text:p><text:s/>0.9354 </text:p>
          </table:table-cell>
          <table:table-cell/>
          <table:table-cell table:formula="of:=EXP(-[.E512]*[.$D$23])" office:value-type="float" office:value="0.95445729468408" calcext:value-type="float">
            <text:p><text:s/>0.9545 </text:p>
          </table:table-cell>
          <table:table-cell table:formula="of:=IF([.K512]=&quot;yes&quot;;[.L512]*[.$D$22]*([.I512]-[.I511]);0)" office:value-type="float" office:value="0" calcext:value-type="float">
            <text:p><text:s/>- <text:s text:c="2"/></text:p>
          </table:table-cell>
          <table:table-cell table:formula="of:=IF([.K512]=&quot;T_ex&quot;;[.L512]*([.I512]-[.$I$35])*[.$D$22];0)" office:value-type="float" office:value="0" calcext:value-type="float">
            <text:p><text:s/>- <text:s text:c="2"/></text:p>
          </table:table-cell>
          <table:table-cell table:formula="of:=IF([.K512]=&quot;yes&quot;;[.J512]*[.L512]*(0.05)*[.$D$21];0)" office:value-type="float" office:value="0" calcext:value-type="float">
            <text:p><text:s/>- <text:s text:c="2"/></text:p>
          </table:table-cell>
          <table:table-cell table:formula="of:=IF([.K512]=&quot;yes&quot;;[.J512]*[.L51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33822074855708" calcext:value-type="percentage">
            <text:p>3.3382%</text:p>
          </table:table-cell>
          <table:table-cell office:value-type="float" office:value="0.467100977198697" calcext:value-type="float">
            <text:p>0.47</text:p>
          </table:table-cell>
          <table:table-cell office:value-type="percentage" office:value="0.0292350808525615" calcext:value-type="percentage">
            <text:p>2.9235%</text:p>
          </table:table-cell>
          <table:table-cell office:value-type="percentage" office:value="0.0330281172488118" calcext:value-type="percentage">
            <text:p>3.3028%</text:p>
          </table:table-cell>
          <table:table-cell office:value-type="percentage" office:value="0.0306558803103488" calcext:value-type="percentage">
            <text:p>3.0656%</text:p>
          </table:table-cell>
          <table:table-cell office:value-type="percentage" office:value="0.0458010170829092" calcext:value-type="percentage">
            <text:p>4.5801%</text:p>
          </table:table-cell>
          <table:table-cell table:formula="of:=MAX((1-[.I513]/(1-[.$D$25]));0)" office:value-type="float" office:value="0.934569975595844" calcext:value-type="float">
            <text:p><text:s/>0.9346 </text:p>
          </table:table-cell>
          <table:table-cell/>
          <table:table-cell table:formula="of:=EXP(-[.E513]*[.$D$23])" office:value-type="float" office:value="0.954364029798593" calcext:value-type="float">
            <text:p><text:s/>0.9544 </text:p>
          </table:table-cell>
          <table:table-cell table:formula="of:=IF([.K513]=&quot;yes&quot;;[.L513]*[.$D$22]*([.I513]-[.I512]);0)" office:value-type="float" office:value="0" calcext:value-type="float">
            <text:p><text:s/>- <text:s text:c="2"/></text:p>
          </table:table-cell>
          <table:table-cell table:formula="of:=IF([.K513]=&quot;T_ex&quot;;[.L513]*([.I513]-[.$I$35])*[.$D$22];0)" office:value-type="float" office:value="0" calcext:value-type="float">
            <text:p><text:s/>- <text:s text:c="2"/></text:p>
          </table:table-cell>
          <table:table-cell table:formula="of:=IF([.K513]=&quot;yes&quot;;[.J513]*[.L513]*(0.05)*[.$D$21];0)" office:value-type="float" office:value="0" calcext:value-type="float">
            <text:p><text:s/>- <text:s text:c="2"/></text:p>
          </table:table-cell>
          <table:table-cell table:formula="of:=IF([.K513]=&quot;yes&quot;;[.J513]*[.L51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36579863944097" calcext:value-type="percentage">
            <text:p>3.3658%</text:p>
          </table:table-cell>
          <table:table-cell office:value-type="float" office:value="0.468078175895765" calcext:value-type="float">
            <text:p>0.47</text:p>
          </table:table-cell>
          <table:table-cell office:value-type="percentage" office:value="0.0294643022273423" calcext:value-type="percentage">
            <text:p>2.9464%</text:p>
          </table:table-cell>
          <table:table-cell office:value-type="percentage" office:value="0.0333143127551237" calcext:value-type="percentage">
            <text:p>3.3314%</text:p>
          </table:table-cell>
          <table:table-cell office:value-type="percentage" office:value="0.0308877655717944" calcext:value-type="percentage">
            <text:p>3.0888%</text:p>
          </table:table-cell>
          <table:table-cell office:value-type="percentage" office:value="0.0464520415564494" calcext:value-type="percentage">
            <text:p>4.6452%</text:p>
          </table:table-cell>
          <table:table-cell table:formula="of:=MAX((1-[.I514]/(1-[.$D$25]));0)" office:value-type="float" office:value="0.933639940633644" calcext:value-type="float">
            <text:p><text:s/>0.9336 </text:p>
          </table:table-cell>
          <table:table-cell/>
          <table:table-cell table:formula="of:=EXP(-[.E514]*[.$D$23])" office:value-type="float" office:value="0.954270774026493" calcext:value-type="float">
            <text:p><text:s/>0.9543 </text:p>
          </table:table-cell>
          <table:table-cell table:formula="of:=IF([.K514]=&quot;yes&quot;;[.L514]*[.$D$22]*([.I514]-[.I513]);0)" office:value-type="float" office:value="0" calcext:value-type="float">
            <text:p><text:s/>- <text:s text:c="2"/></text:p>
          </table:table-cell>
          <table:table-cell table:formula="of:=IF([.K514]=&quot;T_ex&quot;;[.L514]*([.I514]-[.$I$35])*[.$D$22];0)" office:value-type="float" office:value="0" calcext:value-type="float">
            <text:p><text:s/>- <text:s text:c="2"/></text:p>
          </table:table-cell>
          <table:table-cell table:formula="of:=IF([.K514]=&quot;yes&quot;;[.J514]*[.L514]*(0.05)*[.$D$21];0)" office:value-type="float" office:value="0" calcext:value-type="float">
            <text:p><text:s/>- <text:s text:c="2"/></text:p>
          </table:table-cell>
          <table:table-cell table:formula="of:=IF([.K514]=&quot;yes&quot;;[.J514]*[.L51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39348689636369" calcext:value-type="percentage">
            <text:p>3.3935%</text:p>
          </table:table-cell>
          <table:table-cell office:value-type="float" office:value="0.469055374592834" calcext:value-type="float">
            <text:p>0.47</text:p>
          </table:table-cell>
          <table:table-cell office:value-type="percentage" office:value="0.029688937797294" calcext:value-type="percentage">
            <text:p>2.9689%</text:p>
          </table:table-cell>
          <table:table-cell office:value-type="percentage" office:value="0.0336051736526715" calcext:value-type="percentage">
            <text:p>3.3605%</text:p>
          </table:table-cell>
          <table:table-cell office:value-type="percentage" office:value="0.0311231040963155" calcext:value-type="percentage">
            <text:p>3.1123%</text:p>
          </table:table-cell>
          <table:table-cell office:value-type="percentage" office:value="0.0471290416963745" calcext:value-type="percentage">
            <text:p>4.7129%</text:p>
          </table:table-cell>
          <table:table-cell table:formula="of:=MAX((1-[.I515]/(1-[.$D$25]));0)" office:value-type="float" office:value="0.932672797576608" calcext:value-type="float">
            <text:p><text:s/>0.9327 </text:p>
          </table:table-cell>
          <table:table-cell/>
          <table:table-cell table:formula="of:=EXP(-[.E515]*[.$D$23])" office:value-type="float" office:value="0.95417752736689" calcext:value-type="float">
            <text:p><text:s/>0.9542 </text:p>
          </table:table-cell>
          <table:table-cell table:formula="of:=IF([.K515]=&quot;yes&quot;;[.L515]*[.$D$22]*([.I515]-[.I514]);0)" office:value-type="float" office:value="0" calcext:value-type="float">
            <text:p><text:s/>- <text:s text:c="2"/></text:p>
          </table:table-cell>
          <table:table-cell table:formula="of:=IF([.K515]=&quot;T_ex&quot;;[.L515]*([.I515]-[.$I$35])*[.$D$22];0)" office:value-type="float" office:value="0" calcext:value-type="float">
            <text:p><text:s/>- <text:s text:c="2"/></text:p>
          </table:table-cell>
          <table:table-cell table:formula="of:=IF([.K515]=&quot;yes&quot;;[.J515]*[.L515]*(0.05)*[.$D$21];0)" office:value-type="float" office:value="0" calcext:value-type="float">
            <text:p><text:s/>- <text:s text:c="2"/></text:p>
          </table:table-cell>
          <table:table-cell table:formula="of:=IF([.K515]=&quot;yes&quot;;[.J515]*[.L51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42093000214518" calcext:value-type="percentage">
            <text:p>3.4209%</text:p>
          </table:table-cell>
          <table:table-cell office:value-type="float" office:value="0.470032573289902" calcext:value-type="float">
            <text:p>0.47</text:p>
          </table:table-cell>
          <table:table-cell office:value-type="percentage" office:value="0.0299246143270956" calcext:value-type="percentage">
            <text:p>2.9925%</text:p>
          </table:table-cell>
          <table:table-cell office:value-type="percentage" office:value="0.0338928985172852" calcext:value-type="percentage">
            <text:p>3.3893%</text:p>
          </table:table-cell>
          <table:table-cell office:value-type="percentage" office:value="0.0313592366984462" calcext:value-type="percentage">
            <text:p>3.1359%</text:p>
          </table:table-cell>
          <table:table-cell office:value-type="percentage" office:value="0.0479599289032454" calcext:value-type="percentage">
            <text:p>4.7960%</text:p>
          </table:table-cell>
          <table:table-cell table:formula="of:=MAX((1-[.I516]/(1-[.$D$25]));0)" office:value-type="float" office:value="0.931485815852506" calcext:value-type="float">
            <text:p><text:s/>0.9315 </text:p>
          </table:table-cell>
          <table:table-cell/>
          <table:table-cell table:formula="of:=EXP(-[.E516]*[.$D$23])" office:value-type="float" office:value="0.954084289818893" calcext:value-type="float">
            <text:p><text:s/>0.9541 </text:p>
          </table:table-cell>
          <table:table-cell table:formula="of:=IF([.K516]=&quot;yes&quot;;[.L516]*[.$D$22]*([.I516]-[.I515]);0)" office:value-type="float" office:value="0" calcext:value-type="float">
            <text:p><text:s/>- <text:s text:c="2"/></text:p>
          </table:table-cell>
          <table:table-cell table:formula="of:=IF([.K516]=&quot;T_ex&quot;;[.L516]*([.I516]-[.$I$35])*[.$D$22];0)" office:value-type="float" office:value="0" calcext:value-type="float">
            <text:p><text:s/>- <text:s text:c="2"/></text:p>
          </table:table-cell>
          <table:table-cell table:formula="of:=IF([.K516]=&quot;yes&quot;;[.J516]*[.L516]*(0.05)*[.$D$21];0)" office:value-type="float" office:value="0" calcext:value-type="float">
            <text:p><text:s/>- <text:s text:c="2"/></text:p>
          </table:table-cell>
          <table:table-cell table:formula="of:=IF([.K516]=&quot;yes&quot;;[.J516]*[.L51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44835927398994" calcext:value-type="percentage">
            <text:p>3.4484%</text:p>
          </table:table-cell>
          <table:table-cell office:value-type="float" office:value="0.471009771986971" calcext:value-type="float">
            <text:p>0.47</text:p>
          </table:table-cell>
          <table:table-cell office:value-type="percentage" office:value="0.0301572559653123" calcext:value-type="percentage">
            <text:p>3.0157%</text:p>
          </table:table-cell>
          <table:table-cell office:value-type="percentage" office:value="0.0341959887576926" calcext:value-type="percentage">
            <text:p>3.4196%</text:p>
          </table:table-cell>
          <table:table-cell office:value-type="percentage" office:value="0.0315983524364063" calcext:value-type="percentage">
            <text:p>3.1598%</text:p>
          </table:table-cell>
          <table:table-cell office:value-type="percentage" office:value="0.0489406269494504" calcext:value-type="percentage">
            <text:p>4.8941%</text:p>
          </table:table-cell>
          <table:table-cell table:formula="of:=MAX((1-[.I517]/(1-[.$D$25]));0)" office:value-type="float" office:value="0.930084818643642" calcext:value-type="float">
            <text:p><text:s/>0.9301 </text:p>
          </table:table-cell>
          <table:table-cell/>
          <table:table-cell table:formula="of:=EXP(-[.E517]*[.$D$23])" office:value-type="float" office:value="0.953991061381612" calcext:value-type="float">
            <text:p><text:s/>0.9540 </text:p>
          </table:table-cell>
          <table:table-cell table:formula="of:=IF([.K517]=&quot;yes&quot;;[.L517]*[.$D$22]*([.I517]-[.I516]);0)" office:value-type="float" office:value="0" calcext:value-type="float">
            <text:p><text:s/>- <text:s text:c="2"/></text:p>
          </table:table-cell>
          <table:table-cell table:formula="of:=IF([.K517]=&quot;T_ex&quot;;[.L517]*([.I517]-[.$I$35])*[.$D$22];0)" office:value-type="float" office:value="0" calcext:value-type="float">
            <text:p><text:s/>- <text:s text:c="2"/></text:p>
          </table:table-cell>
          <table:table-cell table:formula="of:=IF([.K517]=&quot;yes&quot;;[.J517]*[.L517]*(0.05)*[.$D$21];0)" office:value-type="float" office:value="0" calcext:value-type="float">
            <text:p><text:s/>- <text:s text:c="2"/></text:p>
          </table:table-cell>
          <table:table-cell table:formula="of:=IF([.K517]=&quot;yes&quot;;[.J517]*[.L51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47660123264773" calcext:value-type="percentage">
            <text:p>3.4766%</text:p>
          </table:table-cell>
          <table:table-cell office:value-type="float" office:value="0.471986970684039" calcext:value-type="float">
            <text:p>0.47</text:p>
          </table:table-cell>
          <table:table-cell office:value-type="percentage" office:value="0.0303875725072905" calcext:value-type="percentage">
            <text:p>3.0388%</text:p>
          </table:table-cell>
          <table:table-cell office:value-type="percentage" office:value="0.0345011371339964" calcext:value-type="percentage">
            <text:p>3.4501%</text:p>
          </table:table-cell>
          <table:table-cell office:value-type="percentage" office:value="0.0318366863550157" calcext:value-type="percentage">
            <text:p>3.1837%</text:p>
          </table:table-cell>
          <table:table-cell office:value-type="percentage" office:value="0.0501367746185794" calcext:value-type="percentage">
            <text:p>5.0137%</text:p>
          </table:table-cell>
          <table:table-cell table:formula="of:=MAX((1-[.I518]/(1-[.$D$25]));0)" office:value-type="float" office:value="0.928376036259172" calcext:value-type="float">
            <text:p><text:s/>0.9284 </text:p>
          </table:table-cell>
          <table:table-cell/>
          <table:table-cell table:formula="of:=EXP(-[.E518]*[.$D$23])" office:value-type="float" office:value="0.953897842054157" calcext:value-type="float">
            <text:p><text:s/>0.9539 </text:p>
          </table:table-cell>
          <table:table-cell table:formula="of:=IF([.K518]=&quot;yes&quot;;[.L518]*[.$D$22]*([.I518]-[.I517]);0)" office:value-type="float" office:value="0" calcext:value-type="float">
            <text:p><text:s/>- <text:s text:c="2"/></text:p>
          </table:table-cell>
          <table:table-cell table:formula="of:=IF([.K518]=&quot;T_ex&quot;;[.L518]*([.I518]-[.$I$35])*[.$D$22];0)" office:value-type="float" office:value="0" calcext:value-type="float">
            <text:p><text:s/>- <text:s text:c="2"/></text:p>
          </table:table-cell>
          <table:table-cell table:formula="of:=IF([.K518]=&quot;yes&quot;;[.J518]*[.L518]*(0.05)*[.$D$21];0)" office:value-type="float" office:value="0" calcext:value-type="float">
            <text:p><text:s/>- <text:s text:c="2"/></text:p>
          </table:table-cell>
          <table:table-cell table:formula="of:=IF([.K518]=&quot;yes&quot;;[.J518]*[.L51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50486774460195" calcext:value-type="percentage">
            <text:p>3.5049%</text:p>
          </table:table-cell>
          <table:table-cell office:value-type="float" office:value="0.472964169381107" calcext:value-type="float">
            <text:p>0.47</text:p>
          </table:table-cell>
          <table:table-cell office:value-type="percentage" office:value="0.030618040116044" calcext:value-type="percentage">
            <text:p>3.0618%</text:p>
          </table:table-cell>
          <table:table-cell office:value-type="percentage" office:value="0.0348045723962429" calcext:value-type="percentage">
            <text:p>3.4805%</text:p>
          </table:table-cell>
          <table:table-cell office:value-type="percentage" office:value="0.0320728644933083" calcext:value-type="percentage">
            <text:p>3.2073%</text:p>
          </table:table-cell>
          <table:table-cell office:value-type="percentage" office:value="0.0513767117446922" calcext:value-type="percentage">
            <text:p>5.1377%</text:p>
          </table:table-cell>
          <table:table-cell table:formula="of:=MAX((1-[.I519]/(1-[.$D$25]));0)" office:value-type="float" office:value="0.926604697507583" calcext:value-type="float">
            <text:p><text:s/>0.9266 </text:p>
          </table:table-cell>
          <table:table-cell/>
          <table:table-cell table:formula="of:=EXP(-[.E519]*[.$D$23])" office:value-type="float" office:value="0.953804631835637" calcext:value-type="float">
            <text:p><text:s/>0.9538 </text:p>
          </table:table-cell>
          <table:table-cell table:formula="of:=IF([.K519]=&quot;yes&quot;;[.L519]*[.$D$22]*([.I519]-[.I518]);0)" office:value-type="float" office:value="0" calcext:value-type="float">
            <text:p><text:s/>- <text:s text:c="2"/></text:p>
          </table:table-cell>
          <table:table-cell table:formula="of:=IF([.K519]=&quot;T_ex&quot;;[.L519]*([.I519]-[.$I$35])*[.$D$22];0)" office:value-type="float" office:value="0" calcext:value-type="float">
            <text:p><text:s/>- <text:s text:c="2"/></text:p>
          </table:table-cell>
          <table:table-cell table:formula="of:=IF([.K519]=&quot;yes&quot;;[.J519]*[.L519]*(0.05)*[.$D$21];0)" office:value-type="float" office:value="0" calcext:value-type="float">
            <text:p><text:s/>- <text:s text:c="2"/></text:p>
          </table:table-cell>
          <table:table-cell table:formula="of:=IF([.K519]=&quot;yes&quot;;[.J519]*[.L51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53387401434039" calcext:value-type="percentage">
            <text:p>3.5339%</text:p>
          </table:table-cell>
          <table:table-cell office:value-type="float" office:value="0.473941368078176" calcext:value-type="float">
            <text:p>0.47</text:p>
          </table:table-cell>
          <table:table-cell office:value-type="percentage" office:value="0.0308472901520551" calcext:value-type="percentage">
            <text:p>3.0847%</text:p>
          </table:table-cell>
          <table:table-cell office:value-type="percentage" office:value="0.0351047477695619" calcext:value-type="percentage">
            <text:p>3.5105%</text:p>
          </table:table-cell>
          <table:table-cell office:value-type="percentage" office:value="0.0323136269572464" calcext:value-type="percentage">
            <text:p>3.2314%</text:p>
          </table:table-cell>
          <table:table-cell office:value-type="percentage" office:value="0.0524315722101417" calcext:value-type="percentage">
            <text:p>5.2432%</text:p>
          </table:table-cell>
          <table:table-cell table:formula="of:=MAX((1-[.I520]/(1-[.$D$25]));0)" office:value-type="float" office:value="0.925097753985512" calcext:value-type="float">
            <text:p><text:s/>0.9251 </text:p>
          </table:table-cell>
          <table:table-cell/>
          <table:table-cell table:formula="of:=EXP(-[.E520]*[.$D$23])" office:value-type="float" office:value="0.953711430725163" calcext:value-type="float">
            <text:p><text:s/>0.9537 </text:p>
          </table:table-cell>
          <table:table-cell table:formula="of:=IF([.K520]=&quot;yes&quot;;[.L520]*[.$D$22]*([.I520]-[.I519]);0)" office:value-type="float" office:value="0" calcext:value-type="float">
            <text:p><text:s/>- <text:s text:c="2"/></text:p>
          </table:table-cell>
          <table:table-cell table:formula="of:=IF([.K520]=&quot;T_ex&quot;;[.L520]*([.I520]-[.$I$35])*[.$D$22];0)" office:value-type="float" office:value="0" calcext:value-type="float">
            <text:p><text:s/>- <text:s text:c="2"/></text:p>
          </table:table-cell>
          <table:table-cell table:formula="of:=IF([.K520]=&quot;yes&quot;;[.J520]*[.L520]*(0.05)*[.$D$21];0)" office:value-type="float" office:value="0" calcext:value-type="float">
            <text:p><text:s/>- <text:s text:c="2"/></text:p>
          </table:table-cell>
          <table:table-cell table:formula="of:=IF([.K520]=&quot;yes&quot;;[.J520]*[.L52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56242891929797" calcext:value-type="percentage">
            <text:p>3.5624%</text:p>
          </table:table-cell>
          <table:table-cell office:value-type="float" office:value="0.474918566775244" calcext:value-type="float">
            <text:p>0.47</text:p>
          </table:table-cell>
          <table:table-cell office:value-type="percentage" office:value="0.0310782284150449" calcext:value-type="percentage">
            <text:p>3.1078%</text:p>
          </table:table-cell>
          <table:table-cell office:value-type="percentage" office:value="0.0354071601286549" calcext:value-type="percentage">
            <text:p>3.5407%</text:p>
          </table:table-cell>
          <table:table-cell office:value-type="percentage" office:value="0.0325532410653207" calcext:value-type="percentage">
            <text:p>3.2553%</text:p>
          </table:table-cell>
          <table:table-cell office:value-type="percentage" office:value="0.0531922138137203" calcext:value-type="percentage">
            <text:p>5.3192%</text:p>
          </table:table-cell>
          <table:table-cell table:formula="of:=MAX((1-[.I521]/(1-[.$D$25]));0)" office:value-type="float" office:value="0.924011123123257" calcext:value-type="float">
            <text:p><text:s/>0.9240 </text:p>
          </table:table-cell>
          <table:table-cell/>
          <table:table-cell table:formula="of:=EXP(-[.E521]*[.$D$23])" office:value-type="float" office:value="0.953618238721844" calcext:value-type="float">
            <text:p><text:s/>0.9536 </text:p>
          </table:table-cell>
          <table:table-cell table:formula="of:=IF([.K521]=&quot;yes&quot;;[.L521]*[.$D$22]*([.I521]-[.I520]);0)" office:value-type="float" office:value="0" calcext:value-type="float">
            <text:p><text:s/>- <text:s text:c="2"/></text:p>
          </table:table-cell>
          <table:table-cell table:formula="of:=IF([.K521]=&quot;T_ex&quot;;[.L521]*([.I521]-[.$I$35])*[.$D$22];0)" office:value-type="float" office:value="0" calcext:value-type="float">
            <text:p><text:s/>- <text:s text:c="2"/></text:p>
          </table:table-cell>
          <table:table-cell table:formula="of:=IF([.K521]=&quot;yes&quot;;[.J521]*[.L521]*(0.05)*[.$D$21];0)" office:value-type="float" office:value="0" calcext:value-type="float">
            <text:p><text:s/>- <text:s text:c="2"/></text:p>
          </table:table-cell>
          <table:table-cell table:formula="of:=IF([.K521]=&quot;yes&quot;;[.J521]*[.L52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59111587678059" calcext:value-type="percentage">
            <text:p>3.5911%</text:p>
          </table:table-cell>
          <table:table-cell office:value-type="float" office:value="0.475895765472313" calcext:value-type="float">
            <text:p>0.48</text:p>
          </table:table-cell>
          <table:table-cell office:value-type="percentage" office:value="0.0313052360396846" calcext:value-type="percentage">
            <text:p>3.1305%</text:p>
          </table:table-cell>
          <table:table-cell office:value-type="percentage" office:value="0.0357067019227346" calcext:value-type="percentage">
            <text:p>3.5707%</text:p>
          </table:table-cell>
          <table:table-cell office:value-type="percentage" office:value="0.0327917345130111" calcext:value-type="percentage">
            <text:p>3.2792%</text:p>
          </table:table-cell>
          <table:table-cell office:value-type="percentage" office:value="0.053784966690707" calcext:value-type="percentage">
            <text:p>5.3785%</text:p>
          </table:table-cell>
          <table:table-cell table:formula="of:=MAX((1-[.I522]/(1-[.$D$25]));0)" office:value-type="float" office:value="0.92316433329899" calcext:value-type="float">
            <text:p><text:s/>0.9232 </text:p>
          </table:table-cell>
          <table:table-cell/>
          <table:table-cell table:formula="of:=EXP(-[.E522]*[.$D$23])" office:value-type="float" office:value="0.95352505582479" calcext:value-type="float">
            <text:p><text:s/>0.9535 </text:p>
          </table:table-cell>
          <table:table-cell table:formula="of:=IF([.K522]=&quot;yes&quot;;[.L522]*[.$D$22]*([.I522]-[.I521]);0)" office:value-type="float" office:value="0" calcext:value-type="float">
            <text:p><text:s/>- <text:s text:c="2"/></text:p>
          </table:table-cell>
          <table:table-cell table:formula="of:=IF([.K522]=&quot;T_ex&quot;;[.L522]*([.I522]-[.$I$35])*[.$D$22];0)" office:value-type="float" office:value="0" calcext:value-type="float">
            <text:p><text:s/>- <text:s text:c="2"/></text:p>
          </table:table-cell>
          <table:table-cell table:formula="of:=IF([.K522]=&quot;yes&quot;;[.J522]*[.L522]*(0.05)*[.$D$21];0)" office:value-type="float" office:value="0" calcext:value-type="float">
            <text:p><text:s/>- <text:s text:c="2"/></text:p>
          </table:table-cell>
          <table:table-cell table:formula="of:=IF([.K522]=&quot;yes&quot;;[.J522]*[.L52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62053747421756" calcext:value-type="percentage">
            <text:p>3.6205%</text:p>
          </table:table-cell>
          <table:table-cell office:value-type="float" office:value="0.476872964169381" calcext:value-type="float">
            <text:p>0.48</text:p>
          </table:table-cell>
          <table:table-cell office:value-type="percentage" office:value="0.0315296452779683" calcext:value-type="percentage">
            <text:p>3.1530%</text:p>
          </table:table-cell>
          <table:table-cell office:value-type="percentage" office:value="0.0360080065902443" calcext:value-type="percentage">
            <text:p>3.6008%</text:p>
          </table:table-cell>
          <table:table-cell office:value-type="percentage" office:value="0.0330365847581108" calcext:value-type="percentage">
            <text:p>3.3037%</text:p>
          </table:table-cell>
          <table:table-cell office:value-type="percentage" office:value="0.0542275297740193" calcext:value-type="percentage">
            <text:p>5.4228%</text:p>
          </table:table-cell>
          <table:table-cell table:formula="of:=MAX((1-[.I523]/(1-[.$D$25]));0)" office:value-type="float" office:value="0.92253210032283" calcext:value-type="float">
            <text:p><text:s/>0.9225 </text:p>
          </table:table-cell>
          <table:table-cell/>
          <table:table-cell table:formula="of:=EXP(-[.E523]*[.$D$23])" office:value-type="float" office:value="0.953431882033112" calcext:value-type="float">
            <text:p><text:s/>0.9534 </text:p>
          </table:table-cell>
          <table:table-cell table:formula="of:=IF([.K523]=&quot;yes&quot;;[.L523]*[.$D$22]*([.I523]-[.I522]);0)" office:value-type="float" office:value="0" calcext:value-type="float">
            <text:p><text:s/>- <text:s text:c="2"/></text:p>
          </table:table-cell>
          <table:table-cell table:formula="of:=IF([.K523]=&quot;T_ex&quot;;[.L523]*([.I523]-[.$I$35])*[.$D$22];0)" office:value-type="float" office:value="0" calcext:value-type="float">
            <text:p><text:s/>- <text:s text:c="2"/></text:p>
          </table:table-cell>
          <table:table-cell table:formula="of:=IF([.K523]=&quot;yes&quot;;[.J523]*[.L523]*(0.05)*[.$D$21];0)" office:value-type="float" office:value="0" calcext:value-type="float">
            <text:p><text:s/>- <text:s text:c="2"/></text:p>
          </table:table-cell>
          <table:table-cell table:formula="of:=IF([.K523]=&quot;yes&quot;;[.J523]*[.L52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64989233680737" calcext:value-type="percentage">
            <text:p>3.6499%</text:p>
          </table:table-cell>
          <table:table-cell office:value-type="float" office:value="0.47785016286645" calcext:value-type="float">
            <text:p>0.48</text:p>
          </table:table-cell>
          <table:table-cell office:value-type="percentage" office:value="0.0317671831908562" calcext:value-type="percentage">
            <text:p>3.1767%</text:p>
          </table:table-cell>
          <table:table-cell office:value-type="percentage" office:value="0.0363095750058442" calcext:value-type="percentage">
            <text:p>3.6310%</text:p>
          </table:table-cell>
          <table:table-cell office:value-type="percentage" office:value="0.0332860981789491" calcext:value-type="percentage">
            <text:p>3.3286%</text:p>
          </table:table-cell>
          <table:table-cell office:value-type="percentage" office:value="0.0546422814290791" calcext:value-type="percentage">
            <text:p>5.4642%</text:p>
          </table:table-cell>
          <table:table-cell table:formula="of:=MAX((1-[.I524]/(1-[.$D$25]));0)" office:value-type="float" office:value="0.921939597958458" calcext:value-type="float">
            <text:p><text:s/>0.9219 </text:p>
          </table:table-cell>
          <table:table-cell/>
          <table:table-cell table:formula="of:=EXP(-[.E524]*[.$D$23])" office:value-type="float" office:value="0.953338717345921" calcext:value-type="float">
            <text:p><text:s/>0.9533 </text:p>
          </table:table-cell>
          <table:table-cell table:formula="of:=IF([.K524]=&quot;yes&quot;;[.L524]*[.$D$22]*([.I524]-[.I523]);0)" office:value-type="float" office:value="0" calcext:value-type="float">
            <text:p><text:s/>- <text:s text:c="2"/></text:p>
          </table:table-cell>
          <table:table-cell table:formula="of:=IF([.K524]=&quot;T_ex&quot;;[.L524]*([.I524]-[.$I$35])*[.$D$22];0)" office:value-type="float" office:value="0" calcext:value-type="float">
            <text:p><text:s/>- <text:s text:c="2"/></text:p>
          </table:table-cell>
          <table:table-cell table:formula="of:=IF([.K524]=&quot;yes&quot;;[.J524]*[.L524]*(0.05)*[.$D$21];0)" office:value-type="float" office:value="0" calcext:value-type="float">
            <text:p><text:s/>- <text:s text:c="2"/></text:p>
          </table:table-cell>
          <table:table-cell table:formula="of:=IF([.K524]=&quot;yes&quot;;[.J524]*[.L52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67937920310266" calcext:value-type="percentage">
            <text:p>3.6794%</text:p>
          </table:table-cell>
          <table:table-cell office:value-type="float" office:value="0.478827361563518" calcext:value-type="float">
            <text:p>0.48</text:p>
          </table:table-cell>
          <table:table-cell office:value-type="percentage" office:value="0.0320001352196188" calcext:value-type="percentage">
            <text:p>3.2000%</text:p>
          </table:table-cell>
          <table:table-cell office:value-type="percentage" office:value="0.0366206201754676" calcext:value-type="percentage">
            <text:p>3.6621%</text:p>
          </table:table-cell>
          <table:table-cell office:value-type="percentage" office:value="0.0335313768856891" calcext:value-type="percentage">
            <text:p>3.3531%</text:p>
          </table:table-cell>
          <table:table-cell office:value-type="percentage" office:value="0.0550434726792937" calcext:value-type="percentage">
            <text:p>5.5043%</text:p>
          </table:table-cell>
          <table:table-cell table:formula="of:=MAX((1-[.I525]/(1-[.$D$25]));0)" office:value-type="float" office:value="0.921366467601009" calcext:value-type="float">
            <text:p><text:s/>0.9214 </text:p>
          </table:table-cell>
          <table:table-cell/>
          <table:table-cell table:formula="of:=EXP(-[.E525]*[.$D$23])" office:value-type="float" office:value="0.953245561762325" calcext:value-type="float">
            <text:p><text:s/>0.9532 </text:p>
          </table:table-cell>
          <table:table-cell table:formula="of:=IF([.K525]=&quot;yes&quot;;[.L525]*[.$D$22]*([.I525]-[.I524]);0)" office:value-type="float" office:value="0" calcext:value-type="float">
            <text:p><text:s/>- <text:s text:c="2"/></text:p>
          </table:table-cell>
          <table:table-cell table:formula="of:=IF([.K525]=&quot;T_ex&quot;;[.L525]*([.I525]-[.$I$35])*[.$D$22];0)" office:value-type="float" office:value="0" calcext:value-type="float">
            <text:p><text:s/>- <text:s text:c="2"/></text:p>
          </table:table-cell>
          <table:table-cell table:formula="of:=IF([.K525]=&quot;yes&quot;;[.J525]*[.L525]*(0.05)*[.$D$21];0)" office:value-type="float" office:value="0" calcext:value-type="float">
            <text:p><text:s/>- <text:s text:c="2"/></text:p>
          </table:table-cell>
          <table:table-cell table:formula="of:=IF([.K525]=&quot;yes&quot;;[.J525]*[.L52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70898117024464" calcext:value-type="percentage">
            <text:p>3.7090%</text:p>
          </table:table-cell>
          <table:table-cell office:value-type="float" office:value="0.479804560260586" calcext:value-type="float">
            <text:p>0.48</text:p>
          </table:table-cell>
          <table:table-cell office:value-type="percentage" office:value="0.0322355250849852" calcext:value-type="percentage">
            <text:p>3.2236%</text:p>
          </table:table-cell>
          <table:table-cell office:value-type="percentage" office:value="0.0369335960022013" calcext:value-type="percentage">
            <text:p>3.6934%</text:p>
          </table:table-cell>
          <table:table-cell office:value-type="percentage" office:value="0.0337808244277023" calcext:value-type="percentage">
            <text:p>3.3781%</text:p>
          </table:table-cell>
          <table:table-cell office:value-type="percentage" office:value="0.0554121536601063" calcext:value-type="percentage">
            <text:p>5.5412%</text:p>
          </table:table-cell>
          <table:table-cell table:formula="of:=MAX((1-[.I526]/(1-[.$D$25]));0)" office:value-type="float" office:value="0.920839780485562" calcext:value-type="float">
            <text:p><text:s/>0.9208 </text:p>
          </table:table-cell>
          <table:table-cell/>
          <table:table-cell table:formula="of:=EXP(-[.E526]*[.$D$23])" office:value-type="float" office:value="0.953152415281436" calcext:value-type="float">
            <text:p><text:s/>0.9532 </text:p>
          </table:table-cell>
          <table:table-cell table:formula="of:=IF([.K526]=&quot;yes&quot;;[.L526]*[.$D$22]*([.I526]-[.I525]);0)" office:value-type="float" office:value="0" calcext:value-type="float">
            <text:p><text:s/>- <text:s text:c="2"/></text:p>
          </table:table-cell>
          <table:table-cell table:formula="of:=IF([.K526]=&quot;T_ex&quot;;[.L526]*([.I526]-[.$I$35])*[.$D$22];0)" office:value-type="float" office:value="0" calcext:value-type="float">
            <text:p><text:s/>- <text:s text:c="2"/></text:p>
          </table:table-cell>
          <table:table-cell table:formula="of:=IF([.K526]=&quot;yes&quot;;[.J526]*[.L526]*(0.05)*[.$D$21];0)" office:value-type="float" office:value="0" calcext:value-type="float">
            <text:p><text:s/>- <text:s text:c="2"/></text:p>
          </table:table-cell>
          <table:table-cell table:formula="of:=IF([.K526]=&quot;yes&quot;;[.J526]*[.L52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73905970580871" calcext:value-type="percentage">
            <text:p>3.7391%</text:p>
          </table:table-cell>
          <table:table-cell office:value-type="float" office:value="0.480781758957655" calcext:value-type="float">
            <text:p>0.48</text:p>
          </table:table-cell>
          <table:table-cell office:value-type="percentage" office:value="0.0324681392056712" calcext:value-type="percentage">
            <text:p>3.2468%</text:p>
          </table:table-cell>
          <table:table-cell office:value-type="percentage" office:value="0.0372427442142627" calcext:value-type="percentage">
            <text:p>3.7243%</text:p>
          </table:table-cell>
          <table:table-cell office:value-type="percentage" office:value="0.0340215289412119" calcext:value-type="percentage">
            <text:p>3.4022%</text:p>
          </table:table-cell>
          <table:table-cell office:value-type="percentage" office:value="0.0557667624827441" calcext:value-type="percentage">
            <text:p>5.5767%</text:p>
          </table:table-cell>
          <table:table-cell table:formula="of:=MAX((1-[.I527]/(1-[.$D$25]));0)" office:value-type="float" office:value="0.920333196453223" calcext:value-type="float">
            <text:p><text:s/>0.9203 </text:p>
          </table:table-cell>
          <table:table-cell/>
          <table:table-cell table:formula="of:=EXP(-[.E527]*[.$D$23])" office:value-type="float" office:value="0.953059277902364" calcext:value-type="float">
            <text:p><text:s/>0.9531 </text:p>
          </table:table-cell>
          <table:table-cell table:formula="of:=IF([.K527]=&quot;yes&quot;;[.L527]*[.$D$22]*([.I527]-[.I526]);0)" office:value-type="float" office:value="0" calcext:value-type="float">
            <text:p><text:s/>- <text:s text:c="2"/></text:p>
          </table:table-cell>
          <table:table-cell table:formula="of:=IF([.K527]=&quot;T_ex&quot;;[.L527]*([.I527]-[.$I$35])*[.$D$22];0)" office:value-type="float" office:value="0" calcext:value-type="float">
            <text:p><text:s/>- <text:s text:c="2"/></text:p>
          </table:table-cell>
          <table:table-cell table:formula="of:=IF([.K527]=&quot;yes&quot;;[.J527]*[.L527]*(0.05)*[.$D$21];0)" office:value-type="float" office:value="0" calcext:value-type="float">
            <text:p><text:s/>- <text:s text:c="2"/></text:p>
          </table:table-cell>
          <table:table-cell table:formula="of:=IF([.K527]=&quot;yes&quot;;[.J527]*[.L52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76957927253752" calcext:value-type="percentage">
            <text:p>3.7696%</text:p>
          </table:table-cell>
          <table:table-cell office:value-type="float" office:value="0.481758957654723" calcext:value-type="float">
            <text:p>0.48</text:p>
          </table:table-cell>
          <table:table-cell office:value-type="percentage" office:value="0.0327053118286414" calcext:value-type="percentage">
            <text:p>3.2705%</text:p>
          </table:table-cell>
          <table:table-cell office:value-type="percentage" office:value="0.0375521996212809" calcext:value-type="percentage">
            <text:p>3.7552%</text:p>
          </table:table-cell>
          <table:table-cell office:value-type="percentage" office:value="0.0342710660221416" calcext:value-type="percentage">
            <text:p>3.4271%</text:p>
          </table:table-cell>
          <table:table-cell office:value-type="percentage" office:value="0.0561247886514615" calcext:value-type="percentage">
            <text:p>5.6125%</text:p>
          </table:table-cell>
          <table:table-cell table:formula="of:=MAX((1-[.I528]/(1-[.$D$25]));0)" office:value-type="float" office:value="0.919821730497912" calcext:value-type="float">
            <text:p><text:s/>0.9198 </text:p>
          </table:table-cell>
          <table:table-cell/>
          <table:table-cell table:formula="of:=EXP(-[.E528]*[.$D$23])" office:value-type="float" office:value="0.952966149624221" calcext:value-type="float">
            <text:p><text:s/>0.9530 </text:p>
          </table:table-cell>
          <table:table-cell table:formula="of:=IF([.K528]=&quot;yes&quot;;[.L528]*[.$D$22]*([.I528]-[.I527]);0)" office:value-type="float" office:value="0" calcext:value-type="float">
            <text:p><text:s/>- <text:s text:c="2"/></text:p>
          </table:table-cell>
          <table:table-cell table:formula="of:=IF([.K528]=&quot;T_ex&quot;;[.L528]*([.I528]-[.$I$35])*[.$D$22];0)" office:value-type="float" office:value="0" calcext:value-type="float">
            <text:p><text:s/>- <text:s text:c="2"/></text:p>
          </table:table-cell>
          <table:table-cell table:formula="of:=IF([.K528]=&quot;yes&quot;;[.J528]*[.L528]*(0.05)*[.$D$21];0)" office:value-type="float" office:value="0" calcext:value-type="float">
            <text:p><text:s/>- <text:s text:c="2"/></text:p>
          </table:table-cell>
          <table:table-cell table:formula="of:=IF([.K528]=&quot;yes&quot;;[.J528]*[.L52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80094861589179" calcext:value-type="percentage">
            <text:p>3.8009%</text:p>
          </table:table-cell>
          <table:table-cell office:value-type="float" office:value="0.482736156351792" calcext:value-type="float">
            <text:p>0.48</text:p>
          </table:table-cell>
          <table:table-cell office:value-type="percentage" office:value="0.0329402642632198" calcext:value-type="percentage">
            <text:p>3.2940%</text:p>
          </table:table-cell>
          <table:table-cell office:value-type="percentage" office:value="0.0378657392435344" calcext:value-type="percentage">
            <text:p>3.7866%</text:p>
          </table:table-cell>
          <table:table-cell office:value-type="percentage" office:value="0.0345156925233077" calcext:value-type="percentage">
            <text:p>3.4516%</text:p>
          </table:table-cell>
          <table:table-cell office:value-type="percentage" office:value="0.0564608256837292" calcext:value-type="percentage">
            <text:p>5.6461%</text:p>
          </table:table-cell>
          <table:table-cell table:formula="of:=MAX((1-[.I529]/(1-[.$D$25]));0)" office:value-type="float" office:value="0.919341677594673" calcext:value-type="float">
            <text:p><text:s/>0.9193 </text:p>
          </table:table-cell>
          <table:table-cell/>
          <table:table-cell table:formula="of:=EXP(-[.E529]*[.$D$23])" office:value-type="float" office:value="0.952873030446115" calcext:value-type="float">
            <text:p><text:s/>0.9529 </text:p>
          </table:table-cell>
          <table:table-cell table:formula="of:=IF([.K529]=&quot;yes&quot;;[.L529]*[.$D$22]*([.I529]-[.I528]);0)" office:value-type="float" office:value="0" calcext:value-type="float">
            <text:p><text:s/>- <text:s text:c="2"/></text:p>
          </table:table-cell>
          <table:table-cell table:formula="of:=IF([.K529]=&quot;T_ex&quot;;[.L529]*([.I529]-[.$I$35])*[.$D$22];0)" office:value-type="float" office:value="0" calcext:value-type="float">
            <text:p><text:s/>- <text:s text:c="2"/></text:p>
          </table:table-cell>
          <table:table-cell table:formula="of:=IF([.K529]=&quot;yes&quot;;[.J529]*[.L529]*(0.05)*[.$D$21];0)" office:value-type="float" office:value="0" calcext:value-type="float">
            <text:p><text:s/>- <text:s text:c="2"/></text:p>
          </table:table-cell>
          <table:table-cell table:formula="of:=IF([.K529]=&quot;yes&quot;;[.J529]*[.L52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83252373807396" calcext:value-type="percentage">
            <text:p>3.8325%</text:p>
          </table:table-cell>
          <table:table-cell office:value-type="float" office:value="0.48371335504886" calcext:value-type="float">
            <text:p>0.48</text:p>
          </table:table-cell>
          <table:table-cell office:value-type="percentage" office:value="0.033178525437874" calcext:value-type="percentage">
            <text:p>3.3179%</text:p>
          </table:table-cell>
          <table:table-cell office:value-type="percentage" office:value="0.0381838686367999" calcext:value-type="percentage">
            <text:p>3.8184%</text:p>
          </table:table-cell>
          <table:table-cell office:value-type="percentage" office:value="0.0347637530638075" calcext:value-type="percentage">
            <text:p>3.4764%</text:p>
          </table:table-cell>
          <table:table-cell office:value-type="percentage" office:value="0.0567691020510044" calcext:value-type="percentage">
            <text:p>5.6769%</text:p>
          </table:table-cell>
          <table:table-cell table:formula="of:=MAX((1-[.I530]/(1-[.$D$25]));0)" office:value-type="float" office:value="0.918901282784279" calcext:value-type="float">
            <text:p><text:s/>0.9189 </text:p>
          </table:table-cell>
          <table:table-cell/>
          <table:table-cell table:formula="of:=EXP(-[.E530]*[.$D$23])" office:value-type="float" office:value="0.952779920367159" calcext:value-type="float">
            <text:p><text:s/>0.9528 </text:p>
          </table:table-cell>
          <table:table-cell table:formula="of:=IF([.K530]=&quot;yes&quot;;[.L530]*[.$D$22]*([.I530]-[.I529]);0)" office:value-type="float" office:value="0" calcext:value-type="float">
            <text:p><text:s/>- <text:s text:c="2"/></text:p>
          </table:table-cell>
          <table:table-cell table:formula="of:=IF([.K530]=&quot;T_ex&quot;;[.L530]*([.I530]-[.$I$35])*[.$D$22];0)" office:value-type="float" office:value="0" calcext:value-type="float">
            <text:p><text:s/>- <text:s text:c="2"/></text:p>
          </table:table-cell>
          <table:table-cell table:formula="of:=IF([.K530]=&quot;yes&quot;;[.J530]*[.L530]*(0.05)*[.$D$21];0)" office:value-type="float" office:value="0" calcext:value-type="float">
            <text:p><text:s/>- <text:s text:c="2"/></text:p>
          </table:table-cell>
          <table:table-cell table:formula="of:=IF([.K530]=&quot;yes&quot;;[.J530]*[.L53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86348270909745" calcext:value-type="percentage">
            <text:p>3.8635%</text:p>
          </table:table-cell>
          <table:table-cell office:value-type="float" office:value="0.484690553745928" calcext:value-type="float">
            <text:p>0.48</text:p>
          </table:table-cell>
          <table:table-cell office:value-type="percentage" office:value="0.0334170896700096" calcext:value-type="percentage">
            <text:p>3.3417%</text:p>
          </table:table-cell>
          <table:table-cell office:value-type="percentage" office:value="0.0385049481691523" calcext:value-type="percentage">
            <text:p>3.8505%</text:p>
          </table:table-cell>
          <table:table-cell office:value-type="percentage" office:value="0.0350165517242397" calcext:value-type="percentage">
            <text:p>3.5017%</text:p>
          </table:table-cell>
          <table:table-cell office:value-type="percentage" office:value="0.0570927164463956" calcext:value-type="percentage">
            <text:p>5.7093%</text:p>
          </table:table-cell>
          <table:table-cell table:formula="of:=MAX((1-[.I531]/(1-[.$D$25]));0)" office:value-type="float" office:value="0.918438976505149" calcext:value-type="float">
            <text:p><text:s/>0.9184 </text:p>
          </table:table-cell>
          <table:table-cell/>
          <table:table-cell table:formula="of:=EXP(-[.E531]*[.$D$23])" office:value-type="float" office:value="0.952686819386464" calcext:value-type="float">
            <text:p><text:s/>0.9527 </text:p>
          </table:table-cell>
          <table:table-cell table:formula="of:=IF([.K531]=&quot;yes&quot;;[.L531]*[.$D$22]*([.I531]-[.I530]);0)" office:value-type="float" office:value="0" calcext:value-type="float">
            <text:p><text:s/>- <text:s text:c="2"/></text:p>
          </table:table-cell>
          <table:table-cell table:formula="of:=IF([.K531]=&quot;T_ex&quot;;[.L531]*([.I531]-[.$I$35])*[.$D$22];0)" office:value-type="float" office:value="0" calcext:value-type="float">
            <text:p><text:s/>- <text:s text:c="2"/></text:p>
          </table:table-cell>
          <table:table-cell table:formula="of:=IF([.K531]=&quot;yes&quot;;[.J531]*[.L531]*(0.05)*[.$D$21];0)" office:value-type="float" office:value="0" calcext:value-type="float">
            <text:p><text:s/>- <text:s text:c="2"/></text:p>
          </table:table-cell>
          <table:table-cell table:formula="of:=IF([.K531]=&quot;yes&quot;;[.J531]*[.L53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89386476227327" calcext:value-type="percentage">
            <text:p>3.8939%</text:p>
          </table:table-cell>
          <table:table-cell office:value-type="float" office:value="0.485667752442997" calcext:value-type="float">
            <text:p>0.49</text:p>
          </table:table-cell>
          <table:table-cell office:value-type="percentage" office:value="0.0336581786727132" calcext:value-type="percentage">
            <text:p>3.3658%</text:p>
          </table:table-cell>
          <table:table-cell office:value-type="percentage" office:value="0.0388368874481754" calcext:value-type="percentage">
            <text:p>3.8837%</text:p>
          </table:table-cell>
          <table:table-cell office:value-type="percentage" office:value="0.0352646291369382" calcext:value-type="percentage">
            <text:p>3.5265%</text:p>
          </table:table-cell>
          <table:table-cell office:value-type="percentage" office:value="0.0574220011826368" calcext:value-type="percentage">
            <text:p>5.7422%</text:p>
          </table:table-cell>
          <table:table-cell table:formula="of:=MAX((1-[.I532]/(1-[.$D$25]));0)" office:value-type="float" office:value="0.91796856973909" calcext:value-type="float">
            <text:p><text:s/>0.9180 </text:p>
          </table:table-cell>
          <table:table-cell/>
          <table:table-cell table:formula="of:=EXP(-[.E532]*[.$D$23])" office:value-type="float" office:value="0.952593727503139" calcext:value-type="float">
            <text:p><text:s/>0.9526 </text:p>
          </table:table-cell>
          <table:table-cell table:formula="of:=IF([.K532]=&quot;yes&quot;;[.L532]*[.$D$22]*([.I532]-[.I531]);0)" office:value-type="float" office:value="0" calcext:value-type="float">
            <text:p><text:s/>- <text:s text:c="2"/></text:p>
          </table:table-cell>
          <table:table-cell table:formula="of:=IF([.K532]=&quot;T_ex&quot;;[.L532]*([.I532]-[.$I$35])*[.$D$22];0)" office:value-type="float" office:value="0" calcext:value-type="float">
            <text:p><text:s/>- <text:s text:c="2"/></text:p>
          </table:table-cell>
          <table:table-cell table:formula="of:=IF([.K532]=&quot;yes&quot;;[.J532]*[.L532]*(0.05)*[.$D$21];0)" office:value-type="float" office:value="0" calcext:value-type="float">
            <text:p><text:s/>- <text:s text:c="2"/></text:p>
          </table:table-cell>
          <table:table-cell table:formula="of:=IF([.K532]=&quot;yes&quot;;[.J532]*[.L53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92481950852636" calcext:value-type="percentage">
            <text:p>3.9248%</text:p>
          </table:table-cell>
          <table:table-cell office:value-type="float" office:value="0.486644951140065" calcext:value-type="float">
            <text:p>0.49</text:p>
          </table:table-cell>
          <table:table-cell office:value-type="percentage" office:value="0.0338980936658138" calcext:value-type="percentage">
            <text:p>3.3898%</text:p>
          </table:table-cell>
          <table:table-cell office:value-type="percentage" office:value="0.0391824371816152" calcext:value-type="percentage">
            <text:p>3.9182%</text:p>
          </table:table-cell>
          <table:table-cell office:value-type="percentage" office:value="0.0355147746871324" calcext:value-type="percentage">
            <text:p>3.5515%</text:p>
          </table:table-cell>
          <table:table-cell office:value-type="percentage" office:value="0.0578185077225793" calcext:value-type="percentage">
            <text:p>5.7819%</text:p>
          </table:table-cell>
          <table:table-cell table:formula="of:=MAX((1-[.I533]/(1-[.$D$25]));0)" office:value-type="float" office:value="0.917402131824887" calcext:value-type="float">
            <text:p><text:s/>0.9174 </text:p>
          </table:table-cell>
          <table:table-cell/>
          <table:table-cell table:formula="of:=EXP(-[.E533]*[.$D$23])" office:value-type="float" office:value="0.952500644716297" calcext:value-type="float">
            <text:p><text:s/>0.9525 </text:p>
          </table:table-cell>
          <table:table-cell table:formula="of:=IF([.K533]=&quot;yes&quot;;[.L533]*[.$D$22]*([.I533]-[.I532]);0)" office:value-type="float" office:value="0" calcext:value-type="float">
            <text:p><text:s/>- <text:s text:c="2"/></text:p>
          </table:table-cell>
          <table:table-cell table:formula="of:=IF([.K533]=&quot;T_ex&quot;;[.L533]*([.I533]-[.$I$35])*[.$D$22];0)" office:value-type="float" office:value="0" calcext:value-type="float">
            <text:p><text:s/>- <text:s text:c="2"/></text:p>
          </table:table-cell>
          <table:table-cell table:formula="of:=IF([.K533]=&quot;yes&quot;;[.J533]*[.L533]*(0.05)*[.$D$21];0)" office:value-type="float" office:value="0" calcext:value-type="float">
            <text:p><text:s/>- <text:s text:c="2"/></text:p>
          </table:table-cell>
          <table:table-cell table:formula="of:=IF([.K533]=&quot;yes&quot;;[.J533]*[.L53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95571833671581" calcext:value-type="percentage">
            <text:p>3.9557%</text:p>
          </table:table-cell>
          <table:table-cell office:value-type="float" office:value="0.487622149837134" calcext:value-type="float">
            <text:p>0.49</text:p>
          </table:table-cell>
          <table:table-cell office:value-type="percentage" office:value="0.0341392074241763" calcext:value-type="percentage">
            <text:p>3.4139%</text:p>
          </table:table-cell>
          <table:table-cell office:value-type="percentage" office:value="0.0395078672020539" calcext:value-type="percentage">
            <text:p>3.9508%</text:p>
          </table:table-cell>
          <table:table-cell office:value-type="percentage" office:value="0.0357650854749965" calcext:value-type="percentage">
            <text:p>3.5765%</text:p>
          </table:table-cell>
          <table:table-cell office:value-type="percentage" office:value="0.0582318893361827" calcext:value-type="percentage">
            <text:p>5.8232%</text:p>
          </table:table-cell>
          <table:table-cell table:formula="of:=MAX((1-[.I534]/(1-[.$D$25]));0)" office:value-type="float" office:value="0.916811586662596" calcext:value-type="float">
            <text:p><text:s/>0.9168 </text:p>
          </table:table-cell>
          <table:table-cell/>
          <table:table-cell table:formula="of:=EXP(-[.E534]*[.$D$23])" office:value-type="float" office:value="0.952407571025048" calcext:value-type="float">
            <text:p><text:s/>0.9524 </text:p>
          </table:table-cell>
          <table:table-cell table:formula="of:=IF([.K534]=&quot;yes&quot;;[.L534]*[.$D$22]*([.I534]-[.I533]);0)" office:value-type="float" office:value="0" calcext:value-type="float">
            <text:p><text:s/>- <text:s text:c="2"/></text:p>
          </table:table-cell>
          <table:table-cell table:formula="of:=IF([.K534]=&quot;T_ex&quot;;[.L534]*([.I534]-[.$I$35])*[.$D$22];0)" office:value-type="float" office:value="0" calcext:value-type="float">
            <text:p><text:s/>- <text:s text:c="2"/></text:p>
          </table:table-cell>
          <table:table-cell table:formula="of:=IF([.K534]=&quot;yes&quot;;[.J534]*[.L534]*(0.05)*[.$D$21];0)" office:value-type="float" office:value="0" calcext:value-type="float">
            <text:p><text:s/>- <text:s text:c="2"/></text:p>
          </table:table-cell>
          <table:table-cell table:formula="of:=IF([.K534]=&quot;yes&quot;;[.J534]*[.L53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39867010557194" calcext:value-type="percentage">
            <text:p>3.9867%</text:p>
          </table:table-cell>
          <table:table-cell office:value-type="float" office:value="0.488599348534202" calcext:value-type="float">
            <text:p>0.49</text:p>
          </table:table-cell>
          <table:table-cell office:value-type="percentage" office:value="0.0343836550595393" calcext:value-type="percentage">
            <text:p>3.4384%</text:p>
          </table:table-cell>
          <table:table-cell office:value-type="percentage" office:value="0.0398322458454788" calcext:value-type="percentage">
            <text:p>3.9832%</text:p>
          </table:table-cell>
          <table:table-cell office:value-type="percentage" office:value="0.0360175339613871" calcext:value-type="percentage">
            <text:p>3.6018%</text:p>
          </table:table-cell>
          <table:table-cell office:value-type="percentage" office:value="0.0586462976387353" calcext:value-type="percentage">
            <text:p>5.8646%</text:p>
          </table:table-cell>
          <table:table-cell table:formula="of:=MAX((1-[.I535]/(1-[.$D$25]));0)" office:value-type="float" office:value="0.916219574801807" calcext:value-type="float">
            <text:p><text:s/>0.9162 </text:p>
          </table:table-cell>
          <table:table-cell/>
          <table:table-cell table:formula="of:=EXP(-[.E535]*[.$D$23])" office:value-type="float" office:value="0.952314506428504" calcext:value-type="float">
            <text:p><text:s/>0.9523 </text:p>
          </table:table-cell>
          <table:table-cell table:formula="of:=IF([.K535]=&quot;yes&quot;;[.L535]*[.$D$22]*([.I535]-[.I534]);0)" office:value-type="float" office:value="0" calcext:value-type="float">
            <text:p><text:s/>- <text:s text:c="2"/></text:p>
          </table:table-cell>
          <table:table-cell table:formula="of:=IF([.K535]=&quot;T_ex&quot;;[.L535]*([.I535]-[.$I$35])*[.$D$22];0)" office:value-type="float" office:value="0" calcext:value-type="float">
            <text:p><text:s/>- <text:s text:c="2"/></text:p>
          </table:table-cell>
          <table:table-cell table:formula="of:=IF([.K535]=&quot;yes&quot;;[.J535]*[.L535]*(0.05)*[.$D$21];0)" office:value-type="float" office:value="0" calcext:value-type="float">
            <text:p><text:s/>- <text:s text:c="2"/></text:p>
          </table:table-cell>
          <table:table-cell table:formula="of:=IF([.K535]=&quot;yes&quot;;[.J535]*[.L53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01732860929201" calcext:value-type="percentage">
            <text:p>4.0173%</text:p>
          </table:table-cell>
          <table:table-cell office:value-type="float" office:value="0.48957654723127" calcext:value-type="float">
            <text:p>0.49</text:p>
          </table:table-cell>
          <table:table-cell office:value-type="percentage" office:value="0.0346296840344706" calcext:value-type="percentage">
            <text:p>3.4630%</text:p>
          </table:table-cell>
          <table:table-cell office:value-type="percentage" office:value="0.0401464200242281" calcext:value-type="percentage">
            <text:p>4.0146%</text:p>
          </table:table-cell>
          <table:table-cell office:value-type="percentage" office:value="0.0362779407133976" calcext:value-type="percentage">
            <text:p>3.6278%</text:p>
          </table:table-cell>
          <table:table-cell office:value-type="percentage" office:value="0.059028006673846" calcext:value-type="percentage">
            <text:p>5.9028%</text:p>
          </table:table-cell>
          <table:table-cell table:formula="of:=MAX((1-[.I536]/(1-[.$D$25]));0)" office:value-type="float" office:value="0.91567427618022" calcext:value-type="float">
            <text:p><text:s/>0.9157 </text:p>
          </table:table-cell>
          <table:table-cell/>
          <table:table-cell table:formula="of:=EXP(-[.E536]*[.$D$23])" office:value-type="float" office:value="0.952221450925776" calcext:value-type="float">
            <text:p><text:s/>0.9522 </text:p>
          </table:table-cell>
          <table:table-cell table:formula="of:=IF([.K536]=&quot;yes&quot;;[.L536]*[.$D$22]*([.I536]-[.I535]);0)" office:value-type="float" office:value="0" calcext:value-type="float">
            <text:p><text:s/>- <text:s text:c="2"/></text:p>
          </table:table-cell>
          <table:table-cell table:formula="of:=IF([.K536]=&quot;T_ex&quot;;[.L536]*([.I536]-[.$I$35])*[.$D$22];0)" office:value-type="float" office:value="0" calcext:value-type="float">
            <text:p><text:s/>- <text:s text:c="2"/></text:p>
          </table:table-cell>
          <table:table-cell table:formula="of:=IF([.K536]=&quot;yes&quot;;[.J536]*[.L536]*(0.05)*[.$D$21];0)" office:value-type="float" office:value="0" calcext:value-type="float">
            <text:p><text:s/>- <text:s text:c="2"/></text:p>
          </table:table-cell>
          <table:table-cell table:formula="of:=IF([.K536]=&quot;yes&quot;;[.J536]*[.L53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04851464938619" calcext:value-type="percentage">
            <text:p>4.0485%</text:p>
          </table:table-cell>
          <table:table-cell office:value-type="float" office:value="0.490553745928339" calcext:value-type="float">
            <text:p>0.49</text:p>
          </table:table-cell>
          <table:table-cell office:value-type="percentage" office:value="0.0348724036999197" calcext:value-type="percentage">
            <text:p>3.4872%</text:p>
          </table:table-cell>
          <table:table-cell office:value-type="percentage" office:value="0.0404671965593278" calcext:value-type="percentage">
            <text:p>4.0467%</text:p>
          </table:table-cell>
          <table:table-cell office:value-type="percentage" office:value="0.0365347740743247" calcext:value-type="percentage">
            <text:p>3.6535%</text:p>
          </table:table-cell>
          <table:table-cell office:value-type="percentage" office:value="0.0594240102540212" calcext:value-type="percentage">
            <text:p>5.9424%</text:p>
          </table:table-cell>
          <table:table-cell table:formula="of:=MAX((1-[.I537]/(1-[.$D$25]));0)" office:value-type="float" office:value="0.91510855677997" calcext:value-type="float">
            <text:p><text:s/>0.9151 </text:p>
          </table:table-cell>
          <table:table-cell/>
          <table:table-cell table:formula="of:=EXP(-[.E537]*[.$D$23])" office:value-type="float" office:value="0.952128404515975" calcext:value-type="float">
            <text:p><text:s/>0.9521 </text:p>
          </table:table-cell>
          <table:table-cell table:formula="of:=IF([.K537]=&quot;yes&quot;;[.L537]*[.$D$22]*([.I537]-[.I536]);0)" office:value-type="float" office:value="0" calcext:value-type="float">
            <text:p><text:s/>- <text:s text:c="2"/></text:p>
          </table:table-cell>
          <table:table-cell table:formula="of:=IF([.K537]=&quot;T_ex&quot;;[.L537]*([.I537]-[.$I$35])*[.$D$22];0)" office:value-type="float" office:value="0" calcext:value-type="float">
            <text:p><text:s/>- <text:s text:c="2"/></text:p>
          </table:table-cell>
          <table:table-cell table:formula="of:=IF([.K537]=&quot;yes&quot;;[.J537]*[.L537]*(0.05)*[.$D$21];0)" office:value-type="float" office:value="0" calcext:value-type="float">
            <text:p><text:s/>- <text:s text:c="2"/></text:p>
          </table:table-cell>
          <table:table-cell table:formula="of:=IF([.K537]=&quot;yes&quot;;[.J537]*[.L53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07959313478863" calcext:value-type="percentage">
            <text:p>4.0796%</text:p>
          </table:table-cell>
          <table:table-cell office:value-type="float" office:value="0.491530944625407" calcext:value-type="float">
            <text:p>0.49</text:p>
          </table:table-cell>
          <table:table-cell office:value-type="percentage" office:value="0.0351153833648982" calcext:value-type="percentage">
            <text:p>3.5115%</text:p>
          </table:table-cell>
          <table:table-cell office:value-type="percentage" office:value="0.0407939232420547" calcext:value-type="percentage">
            <text:p>4.0794%</text:p>
          </table:table-cell>
          <table:table-cell office:value-type="percentage" office:value="0.0367956551385824" calcext:value-type="percentage">
            <text:p>3.6796%</text:p>
          </table:table-cell>
          <table:table-cell office:value-type="percentage" office:value="0.0598050655945544" calcext:value-type="percentage">
            <text:p>5.9805%</text:p>
          </table:table-cell>
          <table:table-cell table:formula="of:=MAX((1-[.I538]/(1-[.$D$25]));0)" office:value-type="float" office:value="0.914564192007779" calcext:value-type="float">
            <text:p><text:s/>0.9146 </text:p>
          </table:table-cell>
          <table:table-cell/>
          <table:table-cell table:formula="of:=EXP(-[.E538]*[.$D$23])" office:value-type="float" office:value="0.952035367198213" calcext:value-type="float">
            <text:p><text:s/>0.9520 </text:p>
          </table:table-cell>
          <table:table-cell table:formula="of:=IF([.K538]=&quot;yes&quot;;[.L538]*[.$D$22]*([.I538]-[.I537]);0)" office:value-type="float" office:value="0" calcext:value-type="float">
            <text:p><text:s/>- <text:s text:c="2"/></text:p>
          </table:table-cell>
          <table:table-cell table:formula="of:=IF([.K538]=&quot;T_ex&quot;;[.L538]*([.I538]-[.$I$35])*[.$D$22];0)" office:value-type="float" office:value="0" calcext:value-type="float">
            <text:p><text:s/>- <text:s text:c="2"/></text:p>
          </table:table-cell>
          <table:table-cell table:formula="of:=IF([.K538]=&quot;yes&quot;;[.J538]*[.L538]*(0.05)*[.$D$21];0)" office:value-type="float" office:value="0" calcext:value-type="float">
            <text:p><text:s/>- <text:s text:c="2"/></text:p>
          </table:table-cell>
          <table:table-cell table:formula="of:=IF([.K538]=&quot;yes&quot;;[.J538]*[.L53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1113764406663" calcext:value-type="percentage">
            <text:p>4.1114%</text:p>
          </table:table-cell>
          <table:table-cell office:value-type="float" office:value="0.492508143322476" calcext:value-type="float">
            <text:p>0.49</text:p>
          </table:table-cell>
          <table:table-cell office:value-type="percentage" office:value="0.0353549363191676" calcext:value-type="percentage">
            <text:p>3.5355%</text:p>
          </table:table-cell>
          <table:table-cell office:value-type="percentage" office:value="0.0411317509572456" calcext:value-type="percentage">
            <text:p>4.1132%</text:p>
          </table:table-cell>
          <table:table-cell office:value-type="percentage" office:value="0.0370546540361841" calcext:value-type="percentage">
            <text:p>3.7055%</text:p>
          </table:table-cell>
          <table:table-cell office:value-type="percentage" office:value="0.0601869889957068" calcext:value-type="percentage">
            <text:p>6.0187%</text:p>
          </table:table-cell>
          <table:table-cell table:formula="of:=MAX((1-[.I539]/(1-[.$D$25]));0)" office:value-type="float" office:value="0.91401858714899" calcext:value-type="float">
            <text:p><text:s/>0.9140 </text:p>
          </table:table-cell>
          <table:table-cell/>
          <table:table-cell table:formula="of:=EXP(-[.E539]*[.$D$23])" office:value-type="float" office:value="0.951942338971601" calcext:value-type="float">
            <text:p><text:s/>0.9519 </text:p>
          </table:table-cell>
          <table:table-cell table:formula="of:=IF([.K539]=&quot;yes&quot;;[.L539]*[.$D$22]*([.I539]-[.I538]);0)" office:value-type="float" office:value="0" calcext:value-type="float">
            <text:p><text:s/>- <text:s text:c="2"/></text:p>
          </table:table-cell>
          <table:table-cell table:formula="of:=IF([.K539]=&quot;T_ex&quot;;[.L539]*([.I539]-[.$I$35])*[.$D$22];0)" office:value-type="float" office:value="0" calcext:value-type="float">
            <text:p><text:s/>- <text:s text:c="2"/></text:p>
          </table:table-cell>
          <table:table-cell table:formula="of:=IF([.K539]=&quot;yes&quot;;[.J539]*[.L539]*(0.05)*[.$D$21];0)" office:value-type="float" office:value="0" calcext:value-type="float">
            <text:p><text:s/>- <text:s text:c="2"/></text:p>
          </table:table-cell>
          <table:table-cell table:formula="of:=IF([.K539]=&quot;yes&quot;;[.J539]*[.L53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14428403668201" calcext:value-type="percentage">
            <text:p>4.1443%</text:p>
          </table:table-cell>
          <table:table-cell office:value-type="float" office:value="0.493485342019544" calcext:value-type="float">
            <text:p>0.49</text:p>
          </table:table-cell>
          <table:table-cell office:value-type="percentage" office:value="0.0355962486480173" calcext:value-type="percentage">
            <text:p>3.5596%</text:p>
          </table:table-cell>
          <table:table-cell office:value-type="percentage" office:value="0.0414682187155797" calcext:value-type="percentage">
            <text:p>4.1468%</text:p>
          </table:table-cell>
          <table:table-cell office:value-type="percentage" office:value="0.0373094573238674" calcext:value-type="percentage">
            <text:p>3.7309%</text:p>
          </table:table-cell>
          <table:table-cell office:value-type="percentage" office:value="0.0605919048399766" calcext:value-type="percentage">
            <text:p>6.0592%</text:p>
          </table:table-cell>
          <table:table-cell table:formula="of:=MAX((1-[.I540]/(1-[.$D$25]));0)" office:value-type="float" office:value="0.913440135942891" calcext:value-type="float">
            <text:p><text:s/>0.9134 </text:p>
          </table:table-cell>
          <table:table-cell/>
          <table:table-cell table:formula="of:=EXP(-[.E540]*[.$D$23])" office:value-type="float" office:value="0.951849319835251" calcext:value-type="float">
            <text:p><text:s/>0.9518 </text:p>
          </table:table-cell>
          <table:table-cell table:formula="of:=IF([.K540]=&quot;yes&quot;;[.L540]*[.$D$22]*([.I540]-[.I539]);0)" office:value-type="float" office:value="0" calcext:value-type="float">
            <text:p><text:s/>- <text:s text:c="2"/></text:p>
          </table:table-cell>
          <table:table-cell table:formula="of:=IF([.K540]=&quot;T_ex&quot;;[.L540]*([.I540]-[.$I$35])*[.$D$22];0)" office:value-type="float" office:value="0" calcext:value-type="float">
            <text:p><text:s/>- <text:s text:c="2"/></text:p>
          </table:table-cell>
          <table:table-cell table:formula="of:=IF([.K540]=&quot;yes&quot;;[.J540]*[.L540]*(0.05)*[.$D$21];0)" office:value-type="float" office:value="0" calcext:value-type="float">
            <text:p><text:s/>- <text:s text:c="2"/></text:p>
          </table:table-cell>
          <table:table-cell table:formula="of:=IF([.K540]=&quot;yes&quot;;[.J540]*[.L54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17773277974865" calcext:value-type="percentage">
            <text:p>4.1777%</text:p>
          </table:table-cell>
          <table:table-cell office:value-type="float" office:value="0.494462540716612" calcext:value-type="float">
            <text:p>0.49</text:p>
          </table:table-cell>
          <table:table-cell office:value-type="percentage" office:value="0.0358471555085967" calcext:value-type="percentage">
            <text:p>3.5847%</text:p>
          </table:table-cell>
          <table:table-cell office:value-type="percentage" office:value="0.0418004329337712" calcext:value-type="percentage">
            <text:p>4.1800%</text:p>
          </table:table-cell>
          <table:table-cell office:value-type="percentage" office:value="0.0375743601083924" calcext:value-type="percentage">
            <text:p>3.7574%</text:p>
          </table:table-cell>
          <table:table-cell office:value-type="percentage" office:value="0.0609445776915019" calcext:value-type="percentage">
            <text:p>6.0945%</text:p>
          </table:table-cell>
          <table:table-cell table:formula="of:=MAX((1-[.I541]/(1-[.$D$25]));0)" office:value-type="float" office:value="0.912936317583569" calcext:value-type="float">
            <text:p><text:s/>0.9129 </text:p>
          </table:table-cell>
          <table:table-cell/>
          <table:table-cell table:formula="of:=EXP(-[.E541]*[.$D$23])" office:value-type="float" office:value="0.951756309788275" calcext:value-type="float">
            <text:p><text:s/>0.9518 </text:p>
          </table:table-cell>
          <table:table-cell table:formula="of:=IF([.K541]=&quot;yes&quot;;[.L541]*[.$D$22]*([.I541]-[.I540]);0)" office:value-type="float" office:value="0" calcext:value-type="float">
            <text:p><text:s/>- <text:s text:c="2"/></text:p>
          </table:table-cell>
          <table:table-cell table:formula="of:=IF([.K541]=&quot;T_ex&quot;;[.L541]*([.I541]-[.$I$35])*[.$D$22];0)" office:value-type="float" office:value="0" calcext:value-type="float">
            <text:p><text:s/>- <text:s text:c="2"/></text:p>
          </table:table-cell>
          <table:table-cell table:formula="of:=IF([.K541]=&quot;yes&quot;;[.J541]*[.L541]*(0.05)*[.$D$21];0)" office:value-type="float" office:value="0" calcext:value-type="float">
            <text:p><text:s/>- <text:s text:c="2"/></text:p>
          </table:table-cell>
          <table:table-cell table:formula="of:=IF([.K541]=&quot;yes&quot;;[.J541]*[.L54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2108195813088" calcext:value-type="percentage">
            <text:p>4.2108%</text:p>
          </table:table-cell>
          <table:table-cell office:value-type="float" office:value="0.495439739413681" calcext:value-type="float">
            <text:p>0.50</text:p>
          </table:table-cell>
          <table:table-cell office:value-type="percentage" office:value="0.0360974252548009" calcext:value-type="percentage">
            <text:p>3.6097%</text:p>
          </table:table-cell>
          <table:table-cell office:value-type="percentage" office:value="0.0421502043822648" calcext:value-type="percentage">
            <text:p>4.2150%</text:p>
          </table:table-cell>
          <table:table-cell office:value-type="percentage" office:value="0.0378428200545669" calcext:value-type="percentage">
            <text:p>3.7843%</text:p>
          </table:table-cell>
          <table:table-cell office:value-type="percentage" office:value="0.061262340312537" calcext:value-type="percentage">
            <text:p>6.1262%</text:p>
          </table:table-cell>
          <table:table-cell table:formula="of:=MAX((1-[.I542]/(1-[.$D$25]));0)" office:value-type="float" office:value="0.91248237098209" calcext:value-type="float">
            <text:p><text:s/>0.9125 </text:p>
          </table:table-cell>
          <table:table-cell/>
          <table:table-cell table:formula="of:=EXP(-[.E542]*[.$D$23])" office:value-type="float" office:value="0.951663308829785" calcext:value-type="float">
            <text:p><text:s/>0.9517 </text:p>
          </table:table-cell>
          <table:table-cell table:formula="of:=IF([.K542]=&quot;yes&quot;;[.L542]*[.$D$22]*([.I542]-[.I541]);0)" office:value-type="float" office:value="0" calcext:value-type="float">
            <text:p><text:s/>- <text:s text:c="2"/></text:p>
          </table:table-cell>
          <table:table-cell table:formula="of:=IF([.K542]=&quot;T_ex&quot;;[.L542]*([.I542]-[.$I$35])*[.$D$22];0)" office:value-type="float" office:value="0" calcext:value-type="float">
            <text:p><text:s/>- <text:s text:c="2"/></text:p>
          </table:table-cell>
          <table:table-cell table:formula="of:=IF([.K542]=&quot;yes&quot;;[.J542]*[.L542]*(0.05)*[.$D$21];0)" office:value-type="float" office:value="0" calcext:value-type="float">
            <text:p><text:s/>- <text:s text:c="2"/></text:p>
          </table:table-cell>
          <table:table-cell table:formula="of:=IF([.K542]=&quot;yes&quot;;[.J542]*[.L54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24294299082169" calcext:value-type="percentage">
            <text:p>4.2429%</text:p>
          </table:table-cell>
          <table:table-cell office:value-type="float" office:value="0.496416938110749" calcext:value-type="float">
            <text:p>0.50</text:p>
          </table:table-cell>
          <table:table-cell office:value-type="percentage" office:value="0.0363474019029964" calcext:value-type="percentage">
            <text:p>3.6347%</text:p>
          </table:table-cell>
          <table:table-cell office:value-type="percentage" office:value="0.0424959209804967" calcext:value-type="percentage">
            <text:p>4.2496%</text:p>
          </table:table-cell>
          <table:table-cell office:value-type="percentage" office:value="0.0381185405602595" calcext:value-type="percentage">
            <text:p>3.8119%</text:p>
          </table:table-cell>
          <table:table-cell office:value-type="percentage" office:value="0.0615974611272449" calcext:value-type="percentage">
            <text:p>6.1597%</text:p>
          </table:table-cell>
          <table:table-cell table:formula="of:=MAX((1-[.I543]/(1-[.$D$25]));0)" office:value-type="float" office:value="0.912003626961079" calcext:value-type="float">
            <text:p><text:s/>0.9120 </text:p>
          </table:table-cell>
          <table:table-cell/>
          <table:table-cell table:formula="of:=EXP(-[.E543]*[.$D$23])" office:value-type="float" office:value="0.951570316958892" calcext:value-type="float">
            <text:p><text:s/>0.9516 </text:p>
          </table:table-cell>
          <table:table-cell table:formula="of:=IF([.K543]=&quot;yes&quot;;[.L543]*[.$D$22]*([.I543]-[.I542]);0)" office:value-type="float" office:value="0" calcext:value-type="float">
            <text:p><text:s/>- <text:s text:c="2"/></text:p>
          </table:table-cell>
          <table:table-cell table:formula="of:=IF([.K543]=&quot;T_ex&quot;;[.L543]*([.I543]-[.$I$35])*[.$D$22];0)" office:value-type="float" office:value="0" calcext:value-type="float">
            <text:p><text:s/>- <text:s text:c="2"/></text:p>
          </table:table-cell>
          <table:table-cell table:formula="of:=IF([.K543]=&quot;yes&quot;;[.J543]*[.L543]*(0.05)*[.$D$21];0)" office:value-type="float" office:value="0" calcext:value-type="float">
            <text:p><text:s/>- <text:s text:c="2"/></text:p>
          </table:table-cell>
          <table:table-cell table:formula="of:=IF([.K543]=&quot;yes&quot;;[.J543]*[.L54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27615382150709" calcext:value-type="percentage">
            <text:p>4.2762%</text:p>
          </table:table-cell>
          <table:table-cell office:value-type="float" office:value="0.497394136807818" calcext:value-type="float">
            <text:p>0.50</text:p>
          </table:table-cell>
          <table:table-cell office:value-type="percentage" office:value="0.0366021632492074" calcext:value-type="percentage">
            <text:p>3.6602%</text:p>
          </table:table-cell>
          <table:table-cell office:value-type="percentage" office:value="0.0428446344412381" calcext:value-type="percentage">
            <text:p>4.2845%</text:p>
          </table:table-cell>
          <table:table-cell office:value-type="percentage" office:value="0.0383870333754432" calcext:value-type="percentage">
            <text:p>3.8387%</text:p>
          </table:table-cell>
          <table:table-cell office:value-type="percentage" office:value="0.0619426453649349" calcext:value-type="percentage">
            <text:p>6.1943%</text:p>
          </table:table-cell>
          <table:table-cell table:formula="of:=MAX((1-[.I544]/(1-[.$D$25]));0)" office:value-type="float" office:value="0.911510506621521" calcext:value-type="float">
            <text:p><text:s/>0.9115 </text:p>
          </table:table-cell>
          <table:table-cell/>
          <table:table-cell table:formula="of:=EXP(-[.E544]*[.$D$23])" office:value-type="float" office:value="0.951477334174709" calcext:value-type="float">
            <text:p><text:s/>0.9515 </text:p>
          </table:table-cell>
          <table:table-cell table:formula="of:=IF([.K544]=&quot;yes&quot;;[.L544]*[.$D$22]*([.I544]-[.I543]);0)" office:value-type="float" office:value="0" calcext:value-type="float">
            <text:p><text:s/>- <text:s text:c="2"/></text:p>
          </table:table-cell>
          <table:table-cell table:formula="of:=IF([.K544]=&quot;T_ex&quot;;[.L544]*([.I544]-[.$I$35])*[.$D$22];0)" office:value-type="float" office:value="0" calcext:value-type="float">
            <text:p><text:s/>- <text:s text:c="2"/></text:p>
          </table:table-cell>
          <table:table-cell table:formula="of:=IF([.K544]=&quot;yes&quot;;[.J544]*[.L544]*(0.05)*[.$D$21];0)" office:value-type="float" office:value="0" calcext:value-type="float">
            <text:p><text:s/>- <text:s text:c="2"/></text:p>
          </table:table-cell>
          <table:table-cell table:formula="of:=IF([.K544]=&quot;yes&quot;;[.J544]*[.L54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30836993197961" calcext:value-type="percentage">
            <text:p>4.3084%</text:p>
          </table:table-cell>
          <table:table-cell office:value-type="float" office:value="0.498371335504886" calcext:value-type="float">
            <text:p>0.50</text:p>
          </table:table-cell>
          <table:table-cell office:value-type="percentage" office:value="0.0368595178398745" calcext:value-type="percentage">
            <text:p>3.6860%</text:p>
          </table:table-cell>
          <table:table-cell office:value-type="percentage" office:value="0.0431914244672566" calcext:value-type="percentage">
            <text:p>4.3191%</text:p>
          </table:table-cell>
          <table:table-cell office:value-type="percentage" office:value="0.0386531326563322" calcext:value-type="percentage">
            <text:p>3.8653%</text:p>
          </table:table-cell>
          <table:table-cell office:value-type="percentage" office:value="0.0623175188341384" calcext:value-type="percentage">
            <text:p>6.2318%</text:p>
          </table:table-cell>
          <table:table-cell table:formula="of:=MAX((1-[.I545]/(1-[.$D$25]));0)" office:value-type="float" office:value="0.910974973094088" calcext:value-type="float">
            <text:p><text:s/>0.9110 </text:p>
          </table:table-cell>
          <table:table-cell/>
          <table:table-cell table:formula="of:=EXP(-[.E545]*[.$D$23])" office:value-type="float" office:value="0.951384360476347" calcext:value-type="float">
            <text:p><text:s/>0.9514 </text:p>
          </table:table-cell>
          <table:table-cell table:formula="of:=IF([.K545]=&quot;yes&quot;;[.L545]*[.$D$22]*([.I545]-[.I544]);0)" office:value-type="float" office:value="0" calcext:value-type="float">
            <text:p><text:s/>- <text:s text:c="2"/></text:p>
          </table:table-cell>
          <table:table-cell table:formula="of:=IF([.K545]=&quot;T_ex&quot;;[.L545]*([.I545]-[.$I$35])*[.$D$22];0)" office:value-type="float" office:value="0" calcext:value-type="float">
            <text:p><text:s/>- <text:s text:c="2"/></text:p>
          </table:table-cell>
          <table:table-cell table:formula="of:=IF([.K545]=&quot;yes&quot;;[.J545]*[.L545]*(0.05)*[.$D$21];0)" office:value-type="float" office:value="0" calcext:value-type="float">
            <text:p><text:s/>- <text:s text:c="2"/></text:p>
          </table:table-cell>
          <table:table-cell table:formula="of:=IF([.K545]=&quot;yes&quot;;[.J545]*[.L54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34011753855813" calcext:value-type="percentage">
            <text:p>4.3401%</text:p>
          </table:table-cell>
          <table:table-cell office:value-type="float" office:value="0.499348534201954" calcext:value-type="float">
            <text:p>0.50</text:p>
          </table:table-cell>
          <table:table-cell office:value-type="percentage" office:value="0.0371115121313799" calcext:value-type="percentage">
            <text:p>3.7112%</text:p>
          </table:table-cell>
          <table:table-cell office:value-type="percentage" office:value="0.0435446057578883" calcext:value-type="percentage">
            <text:p>4.3545%</text:p>
          </table:table-cell>
          <table:table-cell office:value-type="percentage" office:value="0.0389195519467543" calcext:value-type="percentage">
            <text:p>3.8920%</text:p>
          </table:table-cell>
          <table:table-cell office:value-type="percentage" office:value="0.062764189283732" calcext:value-type="percentage">
            <text:p>6.2764%</text:p>
          </table:table-cell>
          <table:table-cell table:formula="of:=MAX((1-[.I546]/(1-[.$D$25]));0)" office:value-type="float" office:value="0.910336872451811" calcext:value-type="float">
            <text:p><text:s/>0.9103 </text:p>
          </table:table-cell>
          <table:table-cell/>
          <table:table-cell table:formula="of:=EXP(-[.E546]*[.$D$23])" office:value-type="float" office:value="0.951291395862919" calcext:value-type="float">
            <text:p><text:s/>0.9513 </text:p>
          </table:table-cell>
          <table:table-cell table:formula="of:=IF([.K546]=&quot;yes&quot;;[.L546]*[.$D$22]*([.I546]-[.I545]);0)" office:value-type="float" office:value="0" calcext:value-type="float">
            <text:p><text:s/>- <text:s text:c="2"/></text:p>
          </table:table-cell>
          <table:table-cell table:formula="of:=IF([.K546]=&quot;T_ex&quot;;[.L546]*([.I546]-[.$I$35])*[.$D$22];0)" office:value-type="float" office:value="0" calcext:value-type="float">
            <text:p><text:s/>- <text:s text:c="2"/></text:p>
          </table:table-cell>
          <table:table-cell table:formula="of:=IF([.K546]=&quot;yes&quot;;[.J546]*[.L546]*(0.05)*[.$D$21];0)" office:value-type="float" office:value="0" calcext:value-type="float">
            <text:p><text:s/>- <text:s text:c="2"/></text:p>
          </table:table-cell>
          <table:table-cell table:formula="of:=IF([.K546]=&quot;yes&quot;;[.J546]*[.L54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37198935416482" calcext:value-type="percentage">
            <text:p>4.3720%</text:p>
          </table:table-cell>
          <table:table-cell office:value-type="float" office:value="0.500325732899023" calcext:value-type="float">
            <text:p>0.50</text:p>
          </table:table-cell>
          <table:table-cell table:style-name="ce11" office:value-type="percentage" office:value="0.0373657409537849" calcext:value-type="percentage">
            <text:p>3.74%</text:p>
          </table:table-cell>
          <table:table-cell table:style-name="ce11" office:value-type="percentage" office:value="0.0439044160864699" calcext:value-type="percentage">
            <text:p>4.39%</text:p>
          </table:table-cell>
          <table:table-cell table:style-name="ce11" office:value-type="percentage" office:value="0.0391849167181964" calcext:value-type="percentage">
            <text:p>3.92%</text:p>
          </table:table-cell>
          <table:table-cell table:style-name="ce11" office:value-type="percentage" office:value="0.0632105032037077" calcext:value-type="percentage">
            <text:p>6.32%</text:p>
          </table:table-cell>
          <table:table-cell table:formula="of:=MAX((1-[.I547]/(1-[.$D$25]));0)" office:value-type="float" office:value="0.90969928113756" calcext:value-type="float">
            <text:p><text:s/>0.9097 </text:p>
          </table:table-cell>
          <table:table-cell office:value-type="string" calcext:value-type="string">
            <text:p>yes</text:p>
          </table:table-cell>
          <table:table-cell table:formula="of:=EXP(-[.E547]*[.$D$23])" office:value-type="float" office:value="0.951198440333537" calcext:value-type="float">
            <text:p><text:s/>0.9512 </text:p>
          </table:table-cell>
          <table:table-cell table:style-name="ce12" table:formula="of:=IF([.K547]=&quot;yes&quot;;[.L547]*[.$D$22]*([.I547]-[.I496]);0)" office:value-type="float" office:value="0.0293531791282509" calcext:value-type="float">
            <text:p><text:s/>0.0294 </text:p>
          </table:table-cell>
          <table:table-cell table:formula="of:=IF([.K547]=&quot;T_ex&quot;;[.L547]*([.I547]-[.$I$35])*[.$D$22];0)" office:value-type="float" office:value="0" calcext:value-type="float">
            <text:p><text:s/>- <text:s text:c="2"/></text:p>
          </table:table-cell>
          <table:table-cell table:style-name="ce12" table:formula="of:=IF([.K547]=&quot;yes&quot;;[.J547]*[.L547]*([.E547]-[.E496])*[.$D$21];0)" office:value-type="float" office:value="0.0192732389883475" calcext:value-type="float">
            <text:p><text:s/>0.0193 </text:p>
          </table:table-cell>
          <table:table-cell table:style-name="ce12" table:formula="of:=IF([.K547]=&quot;yes&quot;;[.J547]*[.L547]*([.E547]-[.E496]);0)" office:value-type="float" office:value="0.0431242977917789" calcext:value-type="float">
            <text:p><text:s/>0.0431 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0440448539373278" calcext:value-type="percentage">
            <text:p>4.4045%</text:p>
          </table:table-cell>
          <table:table-cell office:value-type="float" office:value="0.501302931596091" calcext:value-type="float">
            <text:p>0.50</text:p>
          </table:table-cell>
          <table:table-cell office:value-type="percentage" office:value="0.0376181320899939" calcext:value-type="percentage">
            <text:p>3.7618%</text:p>
          </table:table-cell>
          <table:table-cell office:value-type="percentage" office:value="0.0442579530485171" calcext:value-type="percentage">
            <text:p>4.4258%</text:p>
          </table:table-cell>
          <table:table-cell office:value-type="percentage" office:value="0.0394565729488199" calcext:value-type="percentage">
            <text:p>3.9457%</text:p>
          </table:table-cell>
          <table:table-cell office:value-type="percentage" office:value="0.0636636033710019" calcext:value-type="percentage">
            <text:p>6.3664%</text:p>
          </table:table-cell>
          <table:table-cell table:formula="of:=MAX((1-[.I548]/(1-[.$D$25]));0)" office:value-type="float" office:value="0.909051995184283" calcext:value-type="float">
            <text:p><text:s/>0.9091 </text:p>
          </table:table-cell>
          <table:table-cell/>
          <table:table-cell table:formula="of:=EXP(-[.E548]*[.$D$23])" office:value-type="float" office:value="0.951105493887314" calcext:value-type="float">
            <text:p><text:s/>0.9511 </text:p>
          </table:table-cell>
          <table:table-cell table:formula="of:=IF([.K548]=&quot;yes&quot;;[.L548]*[.$D$22]*([.I548]-[.I547]);0)" office:value-type="float" office:value="0" calcext:value-type="float">
            <text:p><text:s/>- <text:s text:c="2"/></text:p>
          </table:table-cell>
          <table:table-cell table:formula="of:=IF([.K548]=&quot;T_ex&quot;;[.L548]*([.I548]-[.$I$35])*[.$D$22];0)" office:value-type="float" office:value="0" calcext:value-type="float">
            <text:p><text:s/>- <text:s text:c="2"/></text:p>
          </table:table-cell>
          <table:table-cell table:formula="of:=IF([.K548]=&quot;yes&quot;;[.J548]*[.L548]*(0.05)*[.$D$21];0)" office:value-type="float" office:value="0" calcext:value-type="float">
            <text:p><text:s/>- <text:s text:c="2"/></text:p>
          </table:table-cell>
          <table:table-cell table:formula="of:=IF([.K548]=&quot;yes&quot;;[.J548]*[.L54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43729820060977" calcext:value-type="percentage">
            <text:p>4.4373%</text:p>
          </table:table-cell>
          <table:table-cell office:value-type="float" office:value="0.50228013029316" calcext:value-type="float">
            <text:p>0.50</text:p>
          </table:table-cell>
          <table:table-cell office:value-type="percentage" office:value="0.0378768414948021" calcext:value-type="percentage">
            <text:p>3.7877%</text:p>
          </table:table-cell>
          <table:table-cell office:value-type="percentage" office:value="0.0446151624517957" calcext:value-type="percentage">
            <text:p>4.4615%</text:p>
          </table:table-cell>
          <table:table-cell office:value-type="percentage" office:value="0.0397253773059779" calcext:value-type="percentage">
            <text:p>3.9725%</text:p>
          </table:table-cell>
          <table:table-cell office:value-type="percentage" office:value="0.0642094886934639" calcext:value-type="percentage">
            <text:p>6.4209%</text:p>
          </table:table-cell>
          <table:table-cell table:formula="of:=MAX((1-[.I549]/(1-[.$D$25]));0)" office:value-type="float" office:value="0.908272159009337" calcext:value-type="float">
            <text:p><text:s/>0.9083 </text:p>
          </table:table-cell>
          <table:table-cell/>
          <table:table-cell table:formula="of:=EXP(-[.E549]*[.$D$23])" office:value-type="float" office:value="0.951012556523361" calcext:value-type="float">
            <text:p><text:s/>0.9510 </text:p>
          </table:table-cell>
          <table:table-cell table:formula="of:=IF([.K549]=&quot;yes&quot;;[.L549]*[.$D$22]*([.I549]-[.I548]);0)" office:value-type="float" office:value="0" calcext:value-type="float">
            <text:p><text:s/>- <text:s text:c="2"/></text:p>
          </table:table-cell>
          <table:table-cell table:formula="of:=IF([.K549]=&quot;T_ex&quot;;[.L549]*([.I549]-[.$I$35])*[.$D$22];0)" office:value-type="float" office:value="0" calcext:value-type="float">
            <text:p><text:s/>- <text:s text:c="2"/></text:p>
          </table:table-cell>
          <table:table-cell table:formula="of:=IF([.K549]=&quot;yes&quot;;[.J549]*[.L549]*(0.05)*[.$D$21];0)" office:value-type="float" office:value="0" calcext:value-type="float">
            <text:p><text:s/>- <text:s text:c="2"/></text:p>
          </table:table-cell>
          <table:table-cell table:formula="of:=IF([.K549]=&quot;yes&quot;;[.J549]*[.L54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47058308139829" calcext:value-type="percentage">
            <text:p>4.4706%</text:p>
          </table:table-cell>
          <table:table-cell office:value-type="float" office:value="0.503257328990228" calcext:value-type="float">
            <text:p>0.50</text:p>
          </table:table-cell>
          <table:table-cell office:value-type="percentage" office:value="0.0381313158082522" calcext:value-type="percentage">
            <text:p>3.8131%</text:p>
          </table:table-cell>
          <table:table-cell office:value-type="percentage" office:value="0.0449784069847402" calcext:value-type="percentage">
            <text:p>4.4978%</text:p>
          </table:table-cell>
          <table:table-cell office:value-type="percentage" office:value="0.0399958766808425" calcext:value-type="percentage">
            <text:p>3.9996%</text:p>
          </table:table-cell>
          <table:table-cell office:value-type="percentage" office:value="0.0647015849647711" calcext:value-type="percentage">
            <text:p>6.4702%</text:p>
          </table:table-cell>
          <table:table-cell table:formula="of:=MAX((1-[.I550]/(1-[.$D$25]));0)" office:value-type="float" office:value="0.907569164336041" calcext:value-type="float">
            <text:p><text:s/>0.9076 </text:p>
          </table:table-cell>
          <table:table-cell/>
          <table:table-cell table:formula="of:=EXP(-[.E550]*[.$D$23])" office:value-type="float" office:value="0.950919628240792" calcext:value-type="float">
            <text:p><text:s/>0.9509 </text:p>
          </table:table-cell>
          <table:table-cell table:formula="of:=IF([.K550]=&quot;yes&quot;;[.L550]*[.$D$22]*([.I550]-[.I549]);0)" office:value-type="float" office:value="0" calcext:value-type="float">
            <text:p><text:s/>- <text:s text:c="2"/></text:p>
          </table:table-cell>
          <table:table-cell table:formula="of:=IF([.K550]=&quot;T_ex&quot;;[.L550]*([.I550]-[.$I$35])*[.$D$22];0)" office:value-type="float" office:value="0" calcext:value-type="float">
            <text:p><text:s/>- <text:s text:c="2"/></text:p>
          </table:table-cell>
          <table:table-cell table:formula="of:=IF([.K550]=&quot;yes&quot;;[.J550]*[.L550]*(0.05)*[.$D$21];0)" office:value-type="float" office:value="0" calcext:value-type="float">
            <text:p><text:s/>- <text:s text:c="2"/></text:p>
          </table:table-cell>
          <table:table-cell table:formula="of:=IF([.K550]=&quot;yes&quot;;[.J550]*[.L55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50296554500744" calcext:value-type="percentage">
            <text:p>4.5030%</text:p>
          </table:table-cell>
          <table:table-cell office:value-type="float" office:value="0.504234527687296" calcext:value-type="float">
            <text:p>0.50</text:p>
          </table:table-cell>
          <table:table-cell office:value-type="percentage" office:value="0.0383871784563886" calcext:value-type="percentage">
            <text:p>3.8387%</text:p>
          </table:table-cell>
          <table:table-cell office:value-type="percentage" office:value="0.045347922097722" calcext:value-type="percentage">
            <text:p>4.5348%</text:p>
          </table:table-cell>
          <table:table-cell office:value-type="percentage" office:value="0.0402646643574819" calcext:value-type="percentage">
            <text:p>4.0265%</text:p>
          </table:table-cell>
          <table:table-cell office:value-type="percentage" office:value="0.0651698498635546" calcext:value-type="percentage">
            <text:p>6.5170%</text:p>
          </table:table-cell>
          <table:table-cell table:formula="of:=MAX((1-[.I551]/(1-[.$D$25]));0)" office:value-type="float" office:value="0.906900214480636" calcext:value-type="float">
            <text:p><text:s/>0.9069 </text:p>
          </table:table-cell>
          <table:table-cell/>
          <table:table-cell table:formula="of:=EXP(-[.E551]*[.$D$23])" office:value-type="float" office:value="0.950826709038718" calcext:value-type="float">
            <text:p><text:s/>0.9508 </text:p>
          </table:table-cell>
          <table:table-cell table:formula="of:=IF([.K551]=&quot;yes&quot;;[.L551]*[.$D$22]*([.I551]-[.I550]);0)" office:value-type="float" office:value="0" calcext:value-type="float">
            <text:p><text:s/>- <text:s text:c="2"/></text:p>
          </table:table-cell>
          <table:table-cell table:formula="of:=IF([.K551]=&quot;T_ex&quot;;[.L551]*([.I551]-[.$I$35])*[.$D$22];0)" office:value-type="float" office:value="0" calcext:value-type="float">
            <text:p><text:s/>- <text:s text:c="2"/></text:p>
          </table:table-cell>
          <table:table-cell table:formula="of:=IF([.K551]=&quot;yes&quot;;[.J551]*[.L551]*(0.05)*[.$D$21];0)" office:value-type="float" office:value="0" calcext:value-type="float">
            <text:p><text:s/>- <text:s text:c="2"/></text:p>
          </table:table-cell>
          <table:table-cell table:formula="of:=IF([.K551]=&quot;yes&quot;;[.J551]*[.L55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53527807594527" calcext:value-type="percentage">
            <text:p>4.5353%</text:p>
          </table:table-cell>
          <table:table-cell office:value-type="float" office:value="0.505211726384365" calcext:value-type="float">
            <text:p>0.51</text:p>
          </table:table-cell>
          <table:table-cell office:value-type="percentage" office:value="0.0386446095828037" calcext:value-type="percentage">
            <text:p>3.8645%</text:p>
          </table:table-cell>
          <table:table-cell office:value-type="percentage" office:value="0.0457177949092268" calcext:value-type="percentage">
            <text:p>4.5718%</text:p>
          </table:table-cell>
          <table:table-cell office:value-type="percentage" office:value="0.0405342445388487" calcext:value-type="percentage">
            <text:p>4.0534%</text:p>
          </table:table-cell>
          <table:table-cell office:value-type="percentage" office:value="0.0656037517584823" calcext:value-type="percentage">
            <text:p>6.5604%</text:p>
          </table:table-cell>
          <table:table-cell table:formula="of:=MAX((1-[.I552]/(1-[.$D$25]));0)" office:value-type="float" office:value="0.90628035463074" calcext:value-type="float">
            <text:p><text:s/>0.9063 </text:p>
          </table:table-cell>
          <table:table-cell/>
          <table:table-cell table:formula="of:=EXP(-[.E552]*[.$D$23])" office:value-type="float" office:value="0.950733798916254" calcext:value-type="float">
            <text:p><text:s/>0.9507 </text:p>
          </table:table-cell>
          <table:table-cell table:formula="of:=IF([.K552]=&quot;yes&quot;;[.L552]*[.$D$22]*([.I552]-[.I551]);0)" office:value-type="float" office:value="0" calcext:value-type="float">
            <text:p><text:s/>- <text:s text:c="2"/></text:p>
          </table:table-cell>
          <table:table-cell table:formula="of:=IF([.K552]=&quot;T_ex&quot;;[.L552]*([.I552]-[.$I$35])*[.$D$22];0)" office:value-type="float" office:value="0" calcext:value-type="float">
            <text:p><text:s/>- <text:s text:c="2"/></text:p>
          </table:table-cell>
          <table:table-cell table:formula="of:=IF([.K552]=&quot;yes&quot;;[.J552]*[.L552]*(0.05)*[.$D$21];0)" office:value-type="float" office:value="0" calcext:value-type="float">
            <text:p><text:s/>- <text:s text:c="2"/></text:p>
          </table:table-cell>
          <table:table-cell table:formula="of:=IF([.K552]=&quot;yes&quot;;[.J552]*[.L55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56766925500383" calcext:value-type="percentage">
            <text:p>4.5677%</text:p>
          </table:table-cell>
          <table:table-cell office:value-type="float" office:value="0.506188925081433" calcext:value-type="float">
            <text:p>0.51</text:p>
          </table:table-cell>
          <table:table-cell office:value-type="percentage" office:value="0.0389074047850717" calcext:value-type="percentage">
            <text:p>3.8907%</text:p>
          </table:table-cell>
          <table:table-cell office:value-type="percentage" office:value="0.0460755405525549" calcext:value-type="percentage">
            <text:p>4.6076%</text:p>
          </table:table-cell>
          <table:table-cell office:value-type="percentage" office:value="0.0408097333022873" calcext:value-type="percentage">
            <text:p>4.0810%</text:p>
          </table:table-cell>
          <table:table-cell office:value-type="percentage" office:value="0.0660443359487954" calcext:value-type="percentage">
            <text:p>6.6044%</text:p>
          </table:table-cell>
          <table:table-cell table:formula="of:=MAX((1-[.I553]/(1-[.$D$25]));0)" office:value-type="float" office:value="0.905650948644578" calcext:value-type="float">
            <text:p><text:s/>0.9057 </text:p>
          </table:table-cell>
          <table:table-cell/>
          <table:table-cell table:formula="of:=EXP(-[.E553]*[.$D$23])" office:value-type="float" office:value="0.950640897872511" calcext:value-type="float">
            <text:p><text:s/>0.9506 </text:p>
          </table:table-cell>
          <table:table-cell table:formula="of:=IF([.K553]=&quot;yes&quot;;[.L553]*[.$D$22]*([.I553]-[.I552]);0)" office:value-type="float" office:value="0" calcext:value-type="float">
            <text:p><text:s/>- <text:s text:c="2"/></text:p>
          </table:table-cell>
          <table:table-cell table:formula="of:=IF([.K553]=&quot;T_ex&quot;;[.L553]*([.I553]-[.$I$35])*[.$D$22];0)" office:value-type="float" office:value="0" calcext:value-type="float">
            <text:p><text:s/>- <text:s text:c="2"/></text:p>
          </table:table-cell>
          <table:table-cell table:formula="of:=IF([.K553]=&quot;yes&quot;;[.J553]*[.L553]*(0.05)*[.$D$21];0)" office:value-type="float" office:value="0" calcext:value-type="float">
            <text:p><text:s/>- <text:s text:c="2"/></text:p>
          </table:table-cell>
          <table:table-cell table:formula="of:=IF([.K553]=&quot;yes&quot;;[.J553]*[.L55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60246615468109" calcext:value-type="percentage">
            <text:p>4.6025%</text:p>
          </table:table-cell>
          <table:table-cell office:value-type="float" office:value="0.507166123778502" calcext:value-type="float">
            <text:p>0.51</text:p>
          </table:table-cell>
          <table:table-cell office:value-type="percentage" office:value="0.0391711003269073" calcext:value-type="percentage">
            <text:p>3.9171%</text:p>
          </table:table-cell>
          <table:table-cell office:value-type="percentage" office:value="0.0464328043619476" calcext:value-type="percentage">
            <text:p>4.6433%</text:p>
          </table:table-cell>
          <table:table-cell office:value-type="percentage" office:value="0.0410908709598335" calcext:value-type="percentage">
            <text:p>4.1091%</text:p>
          </table:table-cell>
          <table:table-cell office:value-type="percentage" office:value="0.0664625576155262" calcext:value-type="percentage">
            <text:p>6.6463%</text:p>
          </table:table-cell>
          <table:table-cell table:formula="of:=MAX((1-[.I554]/(1-[.$D$25]));0)" office:value-type="float" office:value="0.905053489120677" calcext:value-type="float">
            <text:p><text:s/>0.9051 </text:p>
          </table:table-cell>
          <table:table-cell/>
          <table:table-cell table:formula="of:=EXP(-[.E554]*[.$D$23])" office:value-type="float" office:value="0.950548005906602" calcext:value-type="float">
            <text:p><text:s/>0.9505 </text:p>
          </table:table-cell>
          <table:table-cell table:formula="of:=IF([.K554]=&quot;yes&quot;;[.L554]*[.$D$22]*([.I554]-[.I553]);0)" office:value-type="float" office:value="0" calcext:value-type="float">
            <text:p><text:s/>- <text:s text:c="2"/></text:p>
          </table:table-cell>
          <table:table-cell table:formula="of:=IF([.K554]=&quot;T_ex&quot;;[.L554]*([.I554]-[.$I$35])*[.$D$22];0)" office:value-type="float" office:value="0" calcext:value-type="float">
            <text:p><text:s/>- <text:s text:c="2"/></text:p>
          </table:table-cell>
          <table:table-cell table:formula="of:=IF([.K554]=&quot;yes&quot;;[.J554]*[.L554]*(0.05)*[.$D$21];0)" office:value-type="float" office:value="0" calcext:value-type="float">
            <text:p><text:s/>- <text:s text:c="2"/></text:p>
          </table:table-cell>
          <table:table-cell table:formula="of:=IF([.K554]=&quot;yes&quot;;[.J554]*[.L55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63611432205311" calcext:value-type="percentage">
            <text:p>4.6361%</text:p>
          </table:table-cell>
          <table:table-cell office:value-type="float" office:value="0.50814332247557" calcext:value-type="float">
            <text:p>0.51</text:p>
          </table:table-cell>
          <table:table-cell office:value-type="percentage" office:value="0.0394439011277285" calcext:value-type="percentage">
            <text:p>3.9444%</text:p>
          </table:table-cell>
          <table:table-cell office:value-type="percentage" office:value="0.0467967632384739" calcext:value-type="percentage">
            <text:p>4.6797%</text:p>
          </table:table-cell>
          <table:table-cell office:value-type="percentage" office:value="0.0413652134036134" calcext:value-type="percentage">
            <text:p>4.1365%</text:p>
          </table:table-cell>
          <table:table-cell office:value-type="percentage" office:value="0.0669472858912795" calcext:value-type="percentage">
            <text:p>6.6947%</text:p>
          </table:table-cell>
          <table:table-cell table:formula="of:=MAX((1-[.I555]/(1-[.$D$25]));0)" office:value-type="float" office:value="0.904361020155315" calcext:value-type="float">
            <text:p><text:s/>0.9044 </text:p>
          </table:table-cell>
          <table:table-cell/>
          <table:table-cell table:formula="of:=EXP(-[.E555]*[.$D$23])" office:value-type="float" office:value="0.95045512301764" calcext:value-type="float">
            <text:p><text:s/>0.9505 </text:p>
          </table:table-cell>
          <table:table-cell table:formula="of:=IF([.K555]=&quot;yes&quot;;[.L555]*[.$D$22]*([.I555]-[.I554]);0)" office:value-type="float" office:value="0" calcext:value-type="float">
            <text:p><text:s/>- <text:s text:c="2"/></text:p>
          </table:table-cell>
          <table:table-cell table:formula="of:=IF([.K555]=&quot;T_ex&quot;;[.L555]*([.I555]-[.$I$35])*[.$D$22];0)" office:value-type="float" office:value="0" calcext:value-type="float">
            <text:p><text:s/>- <text:s text:c="2"/></text:p>
          </table:table-cell>
          <table:table-cell table:formula="of:=IF([.K555]=&quot;yes&quot;;[.J555]*[.L555]*(0.05)*[.$D$21];0)" office:value-type="float" office:value="0" calcext:value-type="float">
            <text:p><text:s/>- <text:s text:c="2"/></text:p>
          </table:table-cell>
          <table:table-cell table:formula="of:=IF([.K555]=&quot;yes&quot;;[.J555]*[.L55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66965022804721" calcext:value-type="percentage">
            <text:p>4.6697%</text:p>
          </table:table-cell>
          <table:table-cell office:value-type="float" office:value="0.509120521172638" calcext:value-type="float">
            <text:p>0.51</text:p>
          </table:table-cell>
          <table:table-cell office:value-type="percentage" office:value="0.039716466385192" calcext:value-type="percentage">
            <text:p>3.9716%</text:p>
          </table:table-cell>
          <table:table-cell office:value-type="percentage" office:value="0.0471649262341504" calcext:value-type="percentage">
            <text:p>4.7165%</text:p>
          </table:table-cell>
          <table:table-cell office:value-type="percentage" office:value="0.0416502925149757" calcext:value-type="percentage">
            <text:p>4.1650%</text:p>
          </table:table-cell>
          <table:table-cell office:value-type="percentage" office:value="0.0675165737673461" calcext:value-type="percentage">
            <text:p>6.7517%</text:p>
          </table:table-cell>
          <table:table-cell table:formula="of:=MAX((1-[.I556]/(1-[.$D$25]));0)" office:value-type="float" office:value="0.903547751760934" calcext:value-type="float">
            <text:p><text:s/>0.9035 </text:p>
          </table:table-cell>
          <table:table-cell/>
          <table:table-cell table:formula="of:=EXP(-[.E556]*[.$D$23])" office:value-type="float" office:value="0.950362249204739" calcext:value-type="float">
            <text:p><text:s/>0.9504 </text:p>
          </table:table-cell>
          <table:table-cell table:formula="of:=IF([.K556]=&quot;yes&quot;;[.L556]*[.$D$22]*([.I556]-[.I555]);0)" office:value-type="float" office:value="0" calcext:value-type="float">
            <text:p><text:s/>- <text:s text:c="2"/></text:p>
          </table:table-cell>
          <table:table-cell table:formula="of:=IF([.K556]=&quot;T_ex&quot;;[.L556]*([.I556]-[.$I$35])*[.$D$22];0)" office:value-type="float" office:value="0" calcext:value-type="float">
            <text:p><text:s/>- <text:s text:c="2"/></text:p>
          </table:table-cell>
          <table:table-cell table:formula="of:=IF([.K556]=&quot;yes&quot;;[.J556]*[.L556]*(0.05)*[.$D$21];0)" office:value-type="float" office:value="0" calcext:value-type="float">
            <text:p><text:s/>- <text:s text:c="2"/></text:p>
          </table:table-cell>
          <table:table-cell table:formula="of:=IF([.K556]=&quot;yes&quot;;[.J556]*[.L55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70362739654615" calcext:value-type="percentage">
            <text:p>4.7036%</text:p>
          </table:table-cell>
          <table:table-cell office:value-type="float" office:value="0.510097719869707" calcext:value-type="float">
            <text:p>0.51</text:p>
          </table:table-cell>
          <table:table-cell office:value-type="percentage" office:value="0.0399900252146587" calcext:value-type="percentage">
            <text:p>3.9990%</text:p>
          </table:table-cell>
          <table:table-cell office:value-type="percentage" office:value="0.0475402657759028" calcext:value-type="percentage">
            <text:p>4.7540%</text:p>
          </table:table-cell>
          <table:table-cell office:value-type="percentage" office:value="0.0419279948371189" calcext:value-type="percentage">
            <text:p>4.1928%</text:p>
          </table:table-cell>
          <table:table-cell office:value-type="percentage" office:value="0.0681572808438853" calcext:value-type="percentage">
            <text:p>6.8157%</text:p>
          </table:table-cell>
          <table:table-cell table:formula="of:=MAX((1-[.I557]/(1-[.$D$25]));0)" office:value-type="float" office:value="0.902632455937307" calcext:value-type="float">
            <text:p><text:s/>0.9026 </text:p>
          </table:table-cell>
          <table:table-cell/>
          <table:table-cell table:formula="of:=EXP(-[.E557]*[.$D$23])" office:value-type="float" office:value="0.950269384467012" calcext:value-type="float">
            <text:p><text:s/>0.9503 </text:p>
          </table:table-cell>
          <table:table-cell table:formula="of:=IF([.K557]=&quot;yes&quot;;[.L557]*[.$D$22]*([.I557]-[.I556]);0)" office:value-type="float" office:value="0" calcext:value-type="float">
            <text:p><text:s/>- <text:s text:c="2"/></text:p>
          </table:table-cell>
          <table:table-cell table:formula="of:=IF([.K557]=&quot;T_ex&quot;;[.L557]*([.I557]-[.$I$35])*[.$D$22];0)" office:value-type="float" office:value="0" calcext:value-type="float">
            <text:p><text:s/>- <text:s text:c="2"/></text:p>
          </table:table-cell>
          <table:table-cell table:formula="of:=IF([.K557]=&quot;yes&quot;;[.J557]*[.L557]*(0.05)*[.$D$21];0)" office:value-type="float" office:value="0" calcext:value-type="float">
            <text:p><text:s/>- <text:s text:c="2"/></text:p>
          </table:table-cell>
          <table:table-cell table:formula="of:=IF([.K557]=&quot;yes&quot;;[.J557]*[.L55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73854599673209" calcext:value-type="percentage">
            <text:p>4.7385%</text:p>
          </table:table-cell>
          <table:table-cell office:value-type="float" office:value="0.511074918566775" calcext:value-type="float">
            <text:p>0.51</text:p>
          </table:table-cell>
          <table:table-cell office:value-type="percentage" office:value="0.0402624019018625" calcext:value-type="percentage">
            <text:p>4.0262%</text:p>
          </table:table-cell>
          <table:table-cell office:value-type="percentage" office:value="0.047934979785695" calcext:value-type="percentage">
            <text:p>4.7935%</text:p>
          </table:table-cell>
          <table:table-cell office:value-type="percentage" office:value="0.0422067411187328" calcext:value-type="percentage">
            <text:p>4.2207%</text:p>
          </table:table-cell>
          <table:table-cell office:value-type="percentage" office:value="0.0689444081253157" calcext:value-type="percentage">
            <text:p>6.8944%</text:p>
          </table:table-cell>
          <table:table-cell table:formula="of:=MAX((1-[.I558]/(1-[.$D$25]));0)" office:value-type="float" office:value="0.901507988392406" calcext:value-type="float">
            <text:p><text:s/>0.9015 </text:p>
          </table:table-cell>
          <table:table-cell/>
          <table:table-cell table:formula="of:=EXP(-[.E558]*[.$D$23])" office:value-type="float" office:value="0.950176528803571" calcext:value-type="float">
            <text:p><text:s/>0.9502 </text:p>
          </table:table-cell>
          <table:table-cell table:formula="of:=IF([.K558]=&quot;yes&quot;;[.L558]*[.$D$22]*([.I558]-[.I557]);0)" office:value-type="float" office:value="0" calcext:value-type="float">
            <text:p><text:s/>- <text:s text:c="2"/></text:p>
          </table:table-cell>
          <table:table-cell table:formula="of:=IF([.K558]=&quot;T_ex&quot;;[.L558]*([.I558]-[.$I$35])*[.$D$22];0)" office:value-type="float" office:value="0" calcext:value-type="float">
            <text:p><text:s/>- <text:s text:c="2"/></text:p>
          </table:table-cell>
          <table:table-cell table:formula="of:=IF([.K558]=&quot;yes&quot;;[.J558]*[.L558]*(0.05)*[.$D$21];0)" office:value-type="float" office:value="0" calcext:value-type="float">
            <text:p><text:s/>- <text:s text:c="2"/></text:p>
          </table:table-cell>
          <table:table-cell table:formula="of:=IF([.K558]=&quot;yes&quot;;[.J558]*[.L55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77180967293725" calcext:value-type="percentage">
            <text:p>4.7718%</text:p>
          </table:table-cell>
          <table:table-cell office:value-type="float" office:value="0.512052117263844" calcext:value-type="float">
            <text:p>0.51</text:p>
          </table:table-cell>
          <table:table-cell office:value-type="percentage" office:value="0.0405326545419109" calcext:value-type="percentage">
            <text:p>4.0533%</text:p>
          </table:table-cell>
          <table:table-cell office:value-type="percentage" office:value="0.0483249129160724" calcext:value-type="percentage">
            <text:p>4.8325%</text:p>
          </table:table-cell>
          <table:table-cell office:value-type="percentage" office:value="0.0424865963708182" calcext:value-type="percentage">
            <text:p>4.2487%</text:p>
          </table:table-cell>
          <table:table-cell office:value-type="percentage" office:value="0.0697976843715437" calcext:value-type="percentage">
            <text:p>6.9798%</text:p>
          </table:table-cell>
          <table:table-cell table:formula="of:=MAX((1-[.I559]/(1-[.$D$25]));0)" office:value-type="float" office:value="0.900289022326366" calcext:value-type="float">
            <text:p><text:s/>0.9003 </text:p>
          </table:table-cell>
          <table:table-cell/>
          <table:table-cell table:formula="of:=EXP(-[.E559]*[.$D$23])" office:value-type="float" office:value="0.95008368221353" calcext:value-type="float">
            <text:p><text:s/>0.9501 </text:p>
          </table:table-cell>
          <table:table-cell table:formula="of:=IF([.K559]=&quot;yes&quot;;[.L559]*[.$D$22]*([.I559]-[.I558]);0)" office:value-type="float" office:value="0" calcext:value-type="float">
            <text:p><text:s/>- <text:s text:c="2"/></text:p>
          </table:table-cell>
          <table:table-cell table:formula="of:=IF([.K559]=&quot;T_ex&quot;;[.L559]*([.I559]-[.$I$35])*[.$D$22];0)" office:value-type="float" office:value="0" calcext:value-type="float">
            <text:p><text:s/>- <text:s text:c="2"/></text:p>
          </table:table-cell>
          <table:table-cell table:formula="of:=IF([.K559]=&quot;yes&quot;;[.J559]*[.L559]*(0.05)*[.$D$21];0)" office:value-type="float" office:value="0" calcext:value-type="float">
            <text:p><text:s/>- <text:s text:c="2"/></text:p>
          </table:table-cell>
          <table:table-cell table:formula="of:=IF([.K559]=&quot;yes&quot;;[.J559]*[.L55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80590764842168" calcext:value-type="percentage">
            <text:p>4.8059%</text:p>
          </table:table-cell>
          <table:table-cell office:value-type="float" office:value="0.513029315960912" calcext:value-type="float">
            <text:p>0.51</text:p>
          </table:table-cell>
          <table:table-cell office:value-type="percentage" office:value="0.0408064022220777" calcext:value-type="percentage">
            <text:p>4.0806%</text:p>
          </table:table-cell>
          <table:table-cell office:value-type="percentage" office:value="0.0487014594893647" calcext:value-type="percentage">
            <text:p>4.8701%</text:p>
          </table:table-cell>
          <table:table-cell office:value-type="percentage" office:value="0.0427775368487908" calcext:value-type="percentage">
            <text:p>4.2778%</text:p>
          </table:table-cell>
          <table:table-cell office:value-type="percentage" office:value="0.0708044878404169" calcext:value-type="percentage">
            <text:p>7.0804%</text:p>
          </table:table-cell>
          <table:table-cell table:formula="of:=MAX((1-[.I560]/(1-[.$D$25]));0)" office:value-type="float" office:value="0.898850731656547" calcext:value-type="float">
            <text:p><text:s/>0.8989 </text:p>
          </table:table-cell>
          <table:table-cell/>
          <table:table-cell table:formula="of:=EXP(-[.E560]*[.$D$23])" office:value-type="float" office:value="0.949990844696002" calcext:value-type="float">
            <text:p><text:s/>0.9500 </text:p>
          </table:table-cell>
          <table:table-cell table:formula="of:=IF([.K560]=&quot;yes&quot;;[.L560]*[.$D$22]*([.I560]-[.I559]);0)" office:value-type="float" office:value="0" calcext:value-type="float">
            <text:p><text:s/>- <text:s text:c="2"/></text:p>
          </table:table-cell>
          <table:table-cell table:formula="of:=IF([.K560]=&quot;T_ex&quot;;[.L560]*([.I560]-[.$I$35])*[.$D$22];0)" office:value-type="float" office:value="0" calcext:value-type="float">
            <text:p><text:s/>- <text:s text:c="2"/></text:p>
          </table:table-cell>
          <table:table-cell table:formula="of:=IF([.K560]=&quot;yes&quot;;[.J560]*[.L560]*(0.05)*[.$D$21];0)" office:value-type="float" office:value="0" calcext:value-type="float">
            <text:p><text:s/>- <text:s text:c="2"/></text:p>
          </table:table-cell>
          <table:table-cell table:formula="of:=IF([.K560]=&quot;yes&quot;;[.J560]*[.L56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8404546146306" calcext:value-type="percentage">
            <text:p>4.8405%</text:p>
          </table:table-cell>
          <table:table-cell office:value-type="float" office:value="0.51400651465798" calcext:value-type="float">
            <text:p>0.51</text:p>
          </table:table-cell>
          <table:table-cell office:value-type="percentage" office:value="0.0410851988932953" calcext:value-type="percentage">
            <text:p>4.1085%</text:p>
          </table:table-cell>
          <table:table-cell office:value-type="percentage" office:value="0.0490893103256048" calcext:value-type="percentage">
            <text:p>4.9089%</text:p>
          </table:table-cell>
          <table:table-cell office:value-type="percentage" office:value="0.0430689327331643" calcext:value-type="percentage">
            <text:p>4.3069%</text:p>
          </table:table-cell>
          <table:table-cell office:value-type="percentage" office:value="0.0718883155679689" calcext:value-type="percentage">
            <text:p>7.1888%</text:p>
          </table:table-cell>
          <table:table-cell table:formula="of:=MAX((1-[.I561]/(1-[.$D$25]));0)" office:value-type="float" office:value="0.897302406331473" calcext:value-type="float">
            <text:p><text:s/>0.8973 </text:p>
          </table:table-cell>
          <table:table-cell/>
          <table:table-cell table:formula="of:=EXP(-[.E561]*[.$D$23])" office:value-type="float" office:value="0.949898016250102" calcext:value-type="float">
            <text:p><text:s/>0.9499 </text:p>
          </table:table-cell>
          <table:table-cell table:formula="of:=IF([.K561]=&quot;yes&quot;;[.L561]*[.$D$22]*([.I561]-[.I560]);0)" office:value-type="float" office:value="0" calcext:value-type="float">
            <text:p><text:s/>- <text:s text:c="2"/></text:p>
          </table:table-cell>
          <table:table-cell table:formula="of:=IF([.K561]=&quot;T_ex&quot;;[.L561]*([.I561]-[.$I$35])*[.$D$22];0)" office:value-type="float" office:value="0" calcext:value-type="float">
            <text:p><text:s/>- <text:s text:c="2"/></text:p>
          </table:table-cell>
          <table:table-cell table:formula="of:=IF([.K561]=&quot;yes&quot;;[.J561]*[.L561]*(0.05)*[.$D$21];0)" office:value-type="float" office:value="0" calcext:value-type="float">
            <text:p><text:s/>- <text:s text:c="2"/></text:p>
          </table:table-cell>
          <table:table-cell table:formula="of:=IF([.K561]=&quot;yes&quot;;[.J561]*[.L56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87509233381175" calcext:value-type="percentage">
            <text:p>4.8751%</text:p>
          </table:table-cell>
          <table:table-cell office:value-type="float" office:value="0.514983713355049" calcext:value-type="float">
            <text:p>0.51</text:p>
          </table:table-cell>
          <table:table-cell office:value-type="percentage" office:value="0.0413566138295474" calcext:value-type="percentage">
            <text:p>4.1357%</text:p>
          </table:table-cell>
          <table:table-cell office:value-type="percentage" office:value="0.0494701104101717" calcext:value-type="percentage">
            <text:p>4.9470%</text:p>
          </table:table-cell>
          <table:table-cell office:value-type="percentage" office:value="0.0433527073930096" calcext:value-type="percentage">
            <text:p>4.3353%</text:p>
          </table:table-cell>
          <table:table-cell office:value-type="percentage" office:value="0.0729343644400647" calcext:value-type="percentage">
            <text:p>7.2934%</text:p>
          </table:table-cell>
          <table:table-cell table:formula="of:=MAX((1-[.I562]/(1-[.$D$25]));0)" office:value-type="float" office:value="0.895808050799907" calcext:value-type="float">
            <text:p><text:s/>0.8958 </text:p>
          </table:table-cell>
          <table:table-cell/>
          <table:table-cell table:formula="of:=EXP(-[.E562]*[.$D$23])" office:value-type="float" office:value="0.949805196874941" calcext:value-type="float">
            <text:p><text:s/>0.9498 </text:p>
          </table:table-cell>
          <table:table-cell table:formula="of:=IF([.K562]=&quot;yes&quot;;[.L562]*[.$D$22]*([.I562]-[.I561]);0)" office:value-type="float" office:value="0" calcext:value-type="float">
            <text:p><text:s/>- <text:s text:c="2"/></text:p>
          </table:table-cell>
          <table:table-cell table:formula="of:=IF([.K562]=&quot;T_ex&quot;;[.L562]*([.I562]-[.$I$35])*[.$D$22];0)" office:value-type="float" office:value="0" calcext:value-type="float">
            <text:p><text:s/>- <text:s text:c="2"/></text:p>
          </table:table-cell>
          <table:table-cell table:formula="of:=IF([.K562]=&quot;yes&quot;;[.J562]*[.L562]*(0.05)*[.$D$21];0)" office:value-type="float" office:value="0" calcext:value-type="float">
            <text:p><text:s/>- <text:s text:c="2"/></text:p>
          </table:table-cell>
          <table:table-cell table:formula="of:=IF([.K562]=&quot;yes&quot;;[.J562]*[.L56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91010104271602" calcext:value-type="percentage">
            <text:p>4.9101%</text:p>
          </table:table-cell>
          <table:table-cell office:value-type="float" office:value="0.515960912052117" calcext:value-type="float">
            <text:p>0.52</text:p>
          </table:table-cell>
          <table:table-cell office:value-type="percentage" office:value="0.0416297616707224" calcext:value-type="percentage">
            <text:p>4.1630%</text:p>
          </table:table-cell>
          <table:table-cell office:value-type="percentage" office:value="0.049844242790468" calcext:value-type="percentage">
            <text:p>4.9844%</text:p>
          </table:table-cell>
          <table:table-cell office:value-type="percentage" office:value="0.0436389524816187" calcext:value-type="percentage">
            <text:p>4.3639%</text:p>
          </table:table-cell>
          <table:table-cell office:value-type="percentage" office:value="0.0739075578935501" calcext:value-type="percentage">
            <text:p>7.3908%</text:p>
          </table:table-cell>
          <table:table-cell table:formula="of:=MAX((1-[.I563]/(1-[.$D$25]));0)" office:value-type="float" office:value="0.894417774437786" calcext:value-type="float">
            <text:p><text:s/>0.8944 </text:p>
          </table:table-cell>
          <table:table-cell/>
          <table:table-cell table:formula="of:=EXP(-[.E563]*[.$D$23])" office:value-type="float" office:value="0.949712386569635" calcext:value-type="float">
            <text:p><text:s/>0.9497 </text:p>
          </table:table-cell>
          <table:table-cell table:formula="of:=IF([.K563]=&quot;yes&quot;;[.L563]*[.$D$22]*([.I563]-[.I562]);0)" office:value-type="float" office:value="0" calcext:value-type="float">
            <text:p><text:s/>- <text:s text:c="2"/></text:p>
          </table:table-cell>
          <table:table-cell table:formula="of:=IF([.K563]=&quot;T_ex&quot;;[.L563]*([.I563]-[.$I$35])*[.$D$22];0)" office:value-type="float" office:value="0" calcext:value-type="float">
            <text:p><text:s/>- <text:s text:c="2"/></text:p>
          </table:table-cell>
          <table:table-cell table:formula="of:=IF([.K563]=&quot;yes&quot;;[.J563]*[.L563]*(0.05)*[.$D$21];0)" office:value-type="float" office:value="0" calcext:value-type="float">
            <text:p><text:s/>- <text:s text:c="2"/></text:p>
          </table:table-cell>
          <table:table-cell table:formula="of:=IF([.K563]=&quot;yes&quot;;[.J563]*[.L56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94364211722638" calcext:value-type="percentage">
            <text:p>4.9436%</text:p>
          </table:table-cell>
          <table:table-cell office:value-type="float" office:value="0.516938110749186" calcext:value-type="float">
            <text:p>0.52</text:p>
          </table:table-cell>
          <table:table-cell office:value-type="percentage" office:value="0.0419031134924033" calcext:value-type="percentage">
            <text:p>4.1903%</text:p>
          </table:table-cell>
          <table:table-cell office:value-type="percentage" office:value="0.0502220984226526" calcext:value-type="percentage">
            <text:p>5.0222%</text:p>
          </table:table-cell>
          <table:table-cell office:value-type="percentage" office:value="0.0439214469873133" calcext:value-type="percentage">
            <text:p>4.3921%</text:p>
          </table:table-cell>
          <table:table-cell office:value-type="percentage" office:value="0.0747397843749221" calcext:value-type="percentage">
            <text:p>7.4740%</text:p>
          </table:table-cell>
          <table:table-cell table:formula="of:=MAX((1-[.I564]/(1-[.$D$25]));0)" office:value-type="float" office:value="0.893228879464397" calcext:value-type="float">
            <text:p><text:s/>0.8932 </text:p>
          </table:table-cell>
          <table:table-cell/>
          <table:table-cell table:formula="of:=EXP(-[.E564]*[.$D$23])" office:value-type="float" office:value="0.949619585333297" calcext:value-type="float">
            <text:p><text:s/>0.9496 </text:p>
          </table:table-cell>
          <table:table-cell table:formula="of:=IF([.K564]=&quot;yes&quot;;[.L564]*[.$D$22]*([.I564]-[.I563]);0)" office:value-type="float" office:value="0" calcext:value-type="float">
            <text:p><text:s/>- <text:s text:c="2"/></text:p>
          </table:table-cell>
          <table:table-cell table:formula="of:=IF([.K564]=&quot;T_ex&quot;;[.L564]*([.I564]-[.$I$35])*[.$D$22];0)" office:value-type="float" office:value="0" calcext:value-type="float">
            <text:p><text:s/>- <text:s text:c="2"/></text:p>
          </table:table-cell>
          <table:table-cell table:formula="of:=IF([.K564]=&quot;yes&quot;;[.J564]*[.L564]*(0.05)*[.$D$21];0)" office:value-type="float" office:value="0" calcext:value-type="float">
            <text:p><text:s/>- <text:s text:c="2"/></text:p>
          </table:table-cell>
          <table:table-cell table:formula="of:=IF([.K564]=&quot;yes&quot;;[.J564]*[.L56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497796544168577" calcext:value-type="percentage">
            <text:p>4.9780%</text:p>
          </table:table-cell>
          <table:table-cell office:value-type="float" office:value="0.517915309446254" calcext:value-type="float">
            <text:p>0.52</text:p>
          </table:table-cell>
          <table:table-cell office:value-type="percentage" office:value="0.0421751999293372" calcext:value-type="percentage">
            <text:p>4.2175%</text:p>
          </table:table-cell>
          <table:table-cell office:value-type="percentage" office:value="0.0506238156377352" calcext:value-type="percentage">
            <text:p>5.0624%</text:p>
          </table:table-cell>
          <table:table-cell office:value-type="percentage" office:value="0.0442118423746632" calcext:value-type="percentage">
            <text:p>4.4212%</text:p>
          </table:table-cell>
          <table:table-cell office:value-type="percentage" office:value="0.0754529186563835" calcext:value-type="percentage">
            <text:p>7.5453%</text:p>
          </table:table-cell>
          <table:table-cell table:formula="of:=MAX((1-[.I565]/(1-[.$D$25]));0)" office:value-type="float" office:value="0.892210116205166" calcext:value-type="float">
            <text:p><text:s/>0.8922 </text:p>
          </table:table-cell>
          <table:table-cell/>
          <table:table-cell table:formula="of:=EXP(-[.E565]*[.$D$23])" office:value-type="float" office:value="0.94952679316504" calcext:value-type="float">
            <text:p><text:s/>0.9495 </text:p>
          </table:table-cell>
          <table:table-cell table:formula="of:=IF([.K565]=&quot;yes&quot;;[.L565]*[.$D$22]*([.I565]-[.I564]);0)" office:value-type="float" office:value="0" calcext:value-type="float">
            <text:p><text:s/>- <text:s text:c="2"/></text:p>
          </table:table-cell>
          <table:table-cell table:formula="of:=IF([.K565]=&quot;T_ex&quot;;[.L565]*([.I565]-[.$I$35])*[.$D$22];0)" office:value-type="float" office:value="0" calcext:value-type="float">
            <text:p><text:s/>- <text:s text:c="2"/></text:p>
          </table:table-cell>
          <table:table-cell table:formula="of:=IF([.K565]=&quot;yes&quot;;[.J565]*[.L565]*(0.05)*[.$D$21];0)" office:value-type="float" office:value="0" calcext:value-type="float">
            <text:p><text:s/>- <text:s text:c="2"/></text:p>
          </table:table-cell>
          <table:table-cell table:formula="of:=IF([.K565]=&quot;yes&quot;;[.J565]*[.L56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01253398441822" calcext:value-type="percentage">
            <text:p>5.0125%</text:p>
          </table:table-cell>
          <table:table-cell office:value-type="float" office:value="0.518892508143322" calcext:value-type="float">
            <text:p>0.52</text:p>
          </table:table-cell>
          <table:table-cell office:value-type="percentage" office:value="0.0424514866498495" calcext:value-type="percentage">
            <text:p>4.2451%</text:p>
          </table:table-cell>
          <table:table-cell office:value-type="percentage" office:value="0.0510120727090689" calcext:value-type="percentage">
            <text:p>5.1012%</text:p>
          </table:table-cell>
          <table:table-cell office:value-type="percentage" office:value="0.0445032771209907" calcext:value-type="percentage">
            <text:p>4.4503%</text:p>
          </table:table-cell>
          <table:table-cell office:value-type="percentage" office:value="0.076050381034832" calcext:value-type="percentage">
            <text:p>7.6050%</text:p>
          </table:table-cell>
          <table:table-cell table:formula="of:=MAX((1-[.I566]/(1-[.$D$25]));0)" office:value-type="float" office:value="0.891356598521669" calcext:value-type="float">
            <text:p><text:s/>0.8914 </text:p>
          </table:table-cell>
          <table:table-cell/>
          <table:table-cell table:formula="of:=EXP(-[.E566]*[.$D$23])" office:value-type="float" office:value="0.949434010063979" calcext:value-type="float">
            <text:p><text:s/>0.9494 </text:p>
          </table:table-cell>
          <table:table-cell table:formula="of:=IF([.K566]=&quot;yes&quot;;[.L566]*[.$D$22]*([.I566]-[.I565]);0)" office:value-type="float" office:value="0" calcext:value-type="float">
            <text:p><text:s/>- <text:s text:c="2"/></text:p>
          </table:table-cell>
          <table:table-cell table:formula="of:=IF([.K566]=&quot;T_ex&quot;;[.L566]*([.I566]-[.$I$35])*[.$D$22];0)" office:value-type="float" office:value="0" calcext:value-type="float">
            <text:p><text:s/>- <text:s text:c="2"/></text:p>
          </table:table-cell>
          <table:table-cell table:formula="of:=IF([.K566]=&quot;yes&quot;;[.J566]*[.L566]*(0.05)*[.$D$21];0)" office:value-type="float" office:value="0" calcext:value-type="float">
            <text:p><text:s/>- <text:s text:c="2"/></text:p>
          </table:table-cell>
          <table:table-cell table:formula="of:=IF([.K566]=&quot;yes&quot;;[.J566]*[.L56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04634091232129" calcext:value-type="percentage">
            <text:p>5.0463%</text:p>
          </table:table-cell>
          <table:table-cell office:value-type="float" office:value="0.519869706840391" calcext:value-type="float">
            <text:p>0.52</text:p>
          </table:table-cell>
          <table:table-cell office:value-type="percentage" office:value="0.0427271148167301" calcext:value-type="percentage">
            <text:p>4.2727%</text:p>
          </table:table-cell>
          <table:table-cell office:value-type="percentage" office:value="0.0514101436051734" calcext:value-type="percentage">
            <text:p>5.1410%</text:p>
          </table:table-cell>
          <table:table-cell office:value-type="percentage" office:value="0.0447920730495514" calcext:value-type="percentage">
            <text:p>4.4792%</text:p>
          </table:table-cell>
          <table:table-cell office:value-type="percentage" office:value="0.0765840972084048" calcext:value-type="percentage">
            <text:p>7.6584%</text:p>
          </table:table-cell>
          <table:table-cell table:formula="of:=MAX((1-[.I567]/(1-[.$D$25]));0)" office:value-type="float" office:value="0.890594146845136" calcext:value-type="float">
            <text:p><text:s/>0.8906 </text:p>
          </table:table-cell>
          <table:table-cell/>
          <table:table-cell table:formula="of:=EXP(-[.E567]*[.$D$23])" office:value-type="float" office:value="0.949341236029227" calcext:value-type="float">
            <text:p><text:s/>0.9493 </text:p>
          </table:table-cell>
          <table:table-cell table:formula="of:=IF([.K567]=&quot;yes&quot;;[.L567]*[.$D$22]*([.I567]-[.I566]);0)" office:value-type="float" office:value="0" calcext:value-type="float">
            <text:p><text:s/>- <text:s text:c="2"/></text:p>
          </table:table-cell>
          <table:table-cell table:formula="of:=IF([.K567]=&quot;T_ex&quot;;[.L567]*([.I567]-[.$I$35])*[.$D$22];0)" office:value-type="float" office:value="0" calcext:value-type="float">
            <text:p><text:s/>- <text:s text:c="2"/></text:p>
          </table:table-cell>
          <table:table-cell table:formula="of:=IF([.K567]=&quot;yes&quot;;[.J567]*[.L567]*(0.05)*[.$D$21];0)" office:value-type="float" office:value="0" calcext:value-type="float">
            <text:p><text:s/>- <text:s text:c="2"/></text:p>
          </table:table-cell>
          <table:table-cell table:formula="of:=IF([.K567]=&quot;yes&quot;;[.J567]*[.L56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08132956738876" calcext:value-type="percentage">
            <text:p>5.0813%</text:p>
          </table:table-cell>
          <table:table-cell office:value-type="float" office:value="0.520846905537459" calcext:value-type="float">
            <text:p>0.52</text:p>
          </table:table-cell>
          <table:table-cell office:value-type="percentage" office:value="0.0430024753225612" calcext:value-type="percentage">
            <text:p>4.3002%</text:p>
          </table:table-cell>
          <table:table-cell office:value-type="percentage" office:value="0.0518013441215297" calcext:value-type="percentage">
            <text:p>5.1801%</text:p>
          </table:table-cell>
          <table:table-cell office:value-type="percentage" office:value="0.0450779898674357" calcext:value-type="percentage">
            <text:p>4.5078%</text:p>
          </table:table-cell>
          <table:table-cell office:value-type="percentage" office:value="0.0770114864839413" calcext:value-type="percentage">
            <text:p>7.7011%</text:p>
          </table:table-cell>
          <table:table-cell table:formula="of:=MAX((1-[.I568]/(1-[.$D$25]));0)" office:value-type="float" office:value="0.889983590737227" calcext:value-type="float">
            <text:p><text:s/>0.8900 </text:p>
          </table:table-cell>
          <table:table-cell/>
          <table:table-cell table:formula="of:=EXP(-[.E568]*[.$D$23])" office:value-type="float" office:value="0.949248471059899" calcext:value-type="float">
            <text:p><text:s/>0.9492 </text:p>
          </table:table-cell>
          <table:table-cell table:formula="of:=IF([.K568]=&quot;yes&quot;;[.L568]*[.$D$22]*([.I568]-[.I567]);0)" office:value-type="float" office:value="0" calcext:value-type="float">
            <text:p><text:s/>- <text:s text:c="2"/></text:p>
          </table:table-cell>
          <table:table-cell table:formula="of:=IF([.K568]=&quot;T_ex&quot;;[.L568]*([.I568]-[.$I$35])*[.$D$22];0)" office:value-type="float" office:value="0" calcext:value-type="float">
            <text:p><text:s/>- <text:s text:c="2"/></text:p>
          </table:table-cell>
          <table:table-cell table:formula="of:=IF([.K568]=&quot;yes&quot;;[.J568]*[.L568]*(0.05)*[.$D$21];0)" office:value-type="float" office:value="0" calcext:value-type="float">
            <text:p><text:s/>- <text:s text:c="2"/></text:p>
          </table:table-cell>
          <table:table-cell table:formula="of:=IF([.K568]=&quot;yes&quot;;[.J568]*[.L56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11621857086721" calcext:value-type="percentage">
            <text:p>5.1162%</text:p>
          </table:table-cell>
          <table:table-cell office:value-type="float" office:value="0.521824104234528" calcext:value-type="float">
            <text:p>0.52</text:p>
          </table:table-cell>
          <table:table-cell office:value-type="percentage" office:value="0.0432843216321561" calcext:value-type="percentage">
            <text:p>4.3284%</text:p>
          </table:table-cell>
          <table:table-cell office:value-type="percentage" office:value="0.0521964572237209" calcext:value-type="percentage">
            <text:p>5.2196%</text:p>
          </table:table-cell>
          <table:table-cell office:value-type="percentage" office:value="0.0453625431606204" calcext:value-type="percentage">
            <text:p>4.5363%</text:p>
          </table:table-cell>
          <table:table-cell office:value-type="percentage" office:value="0.0774383109452621" calcext:value-type="percentage">
            <text:p>7.7438%</text:p>
          </table:table-cell>
          <table:table-cell table:formula="of:=MAX((1-[.I569]/(1-[.$D$25]));0)" office:value-type="float" office:value="0.889373841506768" calcext:value-type="float">
            <text:p><text:s/>0.8894 </text:p>
          </table:table-cell>
          <table:table-cell/>
          <table:table-cell table:formula="of:=EXP(-[.E569]*[.$D$23])" office:value-type="float" office:value="0.949155715155109" calcext:value-type="float">
            <text:p><text:s/>0.9492 </text:p>
          </table:table-cell>
          <table:table-cell table:formula="of:=IF([.K569]=&quot;yes&quot;;[.L569]*[.$D$22]*([.I569]-[.I568]);0)" office:value-type="float" office:value="0" calcext:value-type="float">
            <text:p><text:s/>- <text:s text:c="2"/></text:p>
          </table:table-cell>
          <table:table-cell table:formula="of:=IF([.K569]=&quot;T_ex&quot;;[.L569]*([.I569]-[.$I$35])*[.$D$22];0)" office:value-type="float" office:value="0" calcext:value-type="float">
            <text:p><text:s/>- <text:s text:c="2"/></text:p>
          </table:table-cell>
          <table:table-cell table:formula="of:=IF([.K569]=&quot;yes&quot;;[.J569]*[.L569]*(0.05)*[.$D$21];0)" office:value-type="float" office:value="0" calcext:value-type="float">
            <text:p><text:s/>- <text:s text:c="2"/></text:p>
          </table:table-cell>
          <table:table-cell table:formula="of:=IF([.K569]=&quot;yes&quot;;[.J569]*[.L56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15068302850774" calcext:value-type="percentage">
            <text:p>5.1507%</text:p>
          </table:table-cell>
          <table:table-cell office:value-type="float" office:value="0.522801302931596" calcext:value-type="float">
            <text:p>0.52</text:p>
          </table:table-cell>
          <table:table-cell office:value-type="percentage" office:value="0.0435601877482061" calcext:value-type="percentage">
            <text:p>4.3560%</text:p>
          </table:table-cell>
          <table:table-cell office:value-type="percentage" office:value="0.0526029121209704" calcext:value-type="percentage">
            <text:p>5.2603%</text:p>
          </table:table-cell>
          <table:table-cell office:value-type="percentage" office:value="0.0456550129776396" calcext:value-type="percentage">
            <text:p>4.5655%</text:p>
          </table:table-cell>
          <table:table-cell office:value-type="percentage" office:value="0.0778306317569545" calcext:value-type="percentage">
            <text:p>7.7831%</text:p>
          </table:table-cell>
          <table:table-cell table:formula="of:=MAX((1-[.I570]/(1-[.$D$25]));0)" office:value-type="float" office:value="0.888813383204351" calcext:value-type="float">
            <text:p><text:s/>0.8888 </text:p>
          </table:table-cell>
          <table:table-cell/>
          <table:table-cell table:formula="of:=EXP(-[.E570]*[.$D$23])" office:value-type="float" office:value="0.949062968313971" calcext:value-type="float">
            <text:p><text:s/>0.9491 </text:p>
          </table:table-cell>
          <table:table-cell table:formula="of:=IF([.K570]=&quot;yes&quot;;[.L570]*[.$D$22]*([.I570]-[.I569]);0)" office:value-type="float" office:value="0" calcext:value-type="float">
            <text:p><text:s/>- <text:s text:c="2"/></text:p>
          </table:table-cell>
          <table:table-cell table:formula="of:=IF([.K570]=&quot;T_ex&quot;;[.L570]*([.I570]-[.$I$35])*[.$D$22];0)" office:value-type="float" office:value="0" calcext:value-type="float">
            <text:p><text:s/>- <text:s text:c="2"/></text:p>
          </table:table-cell>
          <table:table-cell table:formula="of:=IF([.K570]=&quot;yes&quot;;[.J570]*[.L570]*(0.05)*[.$D$21];0)" office:value-type="float" office:value="0" calcext:value-type="float">
            <text:p><text:s/>- <text:s text:c="2"/></text:p>
          </table:table-cell>
          <table:table-cell table:formula="of:=IF([.K570]=&quot;yes&quot;;[.J570]*[.L57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18539207449953" calcext:value-type="percentage">
            <text:p>5.1854%</text:p>
          </table:table-cell>
          <table:table-cell office:value-type="float" office:value="0.523778501628665" calcext:value-type="float">
            <text:p>0.52</text:p>
          </table:table-cell>
          <table:table-cell office:value-type="percentage" office:value="0.0438400348141388" calcext:value-type="percentage">
            <text:p>4.3840%</text:p>
          </table:table-cell>
          <table:table-cell office:value-type="percentage" office:value="0.0530117726317935" calcext:value-type="percentage">
            <text:p>5.3012%</text:p>
          </table:table-cell>
          <table:table-cell office:value-type="percentage" office:value="0.0459487841438803" calcext:value-type="percentage">
            <text:p>4.5949%</text:p>
          </table:table-cell>
          <table:table-cell office:value-type="percentage" office:value="0.0782622034120636" calcext:value-type="percentage">
            <text:p>7.8262%</text:p>
          </table:table-cell>
          <table:table-cell table:formula="of:=MAX((1-[.I571]/(1-[.$D$25]));0)" office:value-type="float" office:value="0.88819685226848" calcext:value-type="float">
            <text:p><text:s/>0.8882 </text:p>
          </table:table-cell>
          <table:table-cell/>
          <table:table-cell table:formula="of:=EXP(-[.E571]*[.$D$23])" office:value-type="float" office:value="0.9489702305356" calcext:value-type="float">
            <text:p><text:s/>0.9490 </text:p>
          </table:table-cell>
          <table:table-cell table:formula="of:=IF([.K571]=&quot;yes&quot;;[.L571]*[.$D$22]*([.I571]-[.I570]);0)" office:value-type="float" office:value="0" calcext:value-type="float">
            <text:p><text:s/>- <text:s text:c="2"/></text:p>
          </table:table-cell>
          <table:table-cell table:formula="of:=IF([.K571]=&quot;T_ex&quot;;[.L571]*([.I571]-[.$I$35])*[.$D$22];0)" office:value-type="float" office:value="0" calcext:value-type="float">
            <text:p><text:s/>- <text:s text:c="2"/></text:p>
          </table:table-cell>
          <table:table-cell table:formula="of:=IF([.K571]=&quot;yes&quot;;[.J571]*[.L571]*(0.05)*[.$D$21];0)" office:value-type="float" office:value="0" calcext:value-type="float">
            <text:p><text:s/>- <text:s text:c="2"/></text:p>
          </table:table-cell>
          <table:table-cell table:formula="of:=IF([.K571]=&quot;yes&quot;;[.J571]*[.L57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22038176722635" calcext:value-type="percentage">
            <text:p>5.2204%</text:p>
          </table:table-cell>
          <table:table-cell office:value-type="float" office:value="0.524755700325733" calcext:value-type="float">
            <text:p>0.52</text:p>
          </table:table-cell>
          <table:table-cell office:value-type="percentage" office:value="0.0441162042577331" calcext:value-type="percentage">
            <text:p>4.4116%</text:p>
          </table:table-cell>
          <table:table-cell office:value-type="percentage" office:value="0.0534281273430801" calcext:value-type="percentage">
            <text:p>5.3428%</text:p>
          </table:table-cell>
          <table:table-cell office:value-type="percentage" office:value="0.0462380220522057" calcext:value-type="percentage">
            <text:p>4.6238%</text:p>
          </table:table-cell>
          <table:table-cell office:value-type="percentage" office:value="0.0787309747593323" calcext:value-type="percentage">
            <text:p>7.8731%</text:p>
          </table:table-cell>
          <table:table-cell table:formula="of:=MAX((1-[.I572]/(1-[.$D$25]));0)" office:value-type="float" office:value="0.88752717891524" calcext:value-type="float">
            <text:p><text:s/>0.8875 </text:p>
          </table:table-cell>
          <table:table-cell/>
          <table:table-cell table:formula="of:=EXP(-[.E572]*[.$D$23])" office:value-type="float" office:value="0.948877501819109" calcext:value-type="float">
            <text:p><text:s/>0.9489 </text:p>
          </table:table-cell>
          <table:table-cell table:formula="of:=IF([.K572]=&quot;yes&quot;;[.L572]*[.$D$22]*([.I572]-[.I571]);0)" office:value-type="float" office:value="0" calcext:value-type="float">
            <text:p><text:s/>- <text:s text:c="2"/></text:p>
          </table:table-cell>
          <table:table-cell table:formula="of:=IF([.K572]=&quot;T_ex&quot;;[.L572]*([.I572]-[.$I$35])*[.$D$22];0)" office:value-type="float" office:value="0" calcext:value-type="float">
            <text:p><text:s/>- <text:s text:c="2"/></text:p>
          </table:table-cell>
          <table:table-cell table:formula="of:=IF([.K572]=&quot;yes&quot;;[.J572]*[.L572]*(0.05)*[.$D$21];0)" office:value-type="float" office:value="0" calcext:value-type="float">
            <text:p><text:s/>- <text:s text:c="2"/></text:p>
          </table:table-cell>
          <table:table-cell table:formula="of:=IF([.K572]=&quot;yes&quot;;[.J572]*[.L57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25648594408992" calcext:value-type="percentage">
            <text:p>5.2565%</text:p>
          </table:table-cell>
          <table:table-cell office:value-type="float" office:value="0.525732899022801" calcext:value-type="float">
            <text:p>0.53</text:p>
          </table:table-cell>
          <table:table-cell office:value-type="percentage" office:value="0.0443987045114437" calcext:value-type="percentage">
            <text:p>4.4399%</text:p>
          </table:table-cell>
          <table:table-cell office:value-type="percentage" office:value="0.0538424440674537" calcext:value-type="percentage">
            <text:p>5.3842%</text:p>
          </table:table-cell>
          <table:table-cell office:value-type="percentage" office:value="0.0465352487680399" calcext:value-type="percentage">
            <text:p>4.6535%</text:p>
          </table:table-cell>
          <table:table-cell office:value-type="percentage" office:value="0.0791928056364623" calcext:value-type="percentage">
            <text:p>7.9193%</text:p>
          </table:table-cell>
          <table:table-cell table:formula="of:=MAX((1-[.I573]/(1-[.$D$25]));0)" office:value-type="float" office:value="0.88686742051934" calcext:value-type="float">
            <text:p><text:s/>0.8869 </text:p>
          </table:table-cell>
          <table:table-cell/>
          <table:table-cell table:formula="of:=EXP(-[.E573]*[.$D$23])" office:value-type="float" office:value="0.948784782163613" calcext:value-type="float">
            <text:p><text:s/>0.9488 </text:p>
          </table:table-cell>
          <table:table-cell table:formula="of:=IF([.K573]=&quot;yes&quot;;[.L573]*[.$D$22]*([.I573]-[.I572]);0)" office:value-type="float" office:value="0" calcext:value-type="float">
            <text:p><text:s/>- <text:s text:c="2"/></text:p>
          </table:table-cell>
          <table:table-cell table:formula="of:=IF([.K573]=&quot;T_ex&quot;;[.L573]*([.I573]-[.$I$35])*[.$D$22];0)" office:value-type="float" office:value="0" calcext:value-type="float">
            <text:p><text:s/>- <text:s text:c="2"/></text:p>
          </table:table-cell>
          <table:table-cell table:formula="of:=IF([.K573]=&quot;yes&quot;;[.J573]*[.L573]*(0.05)*[.$D$21];0)" office:value-type="float" office:value="0" calcext:value-type="float">
            <text:p><text:s/>- <text:s text:c="2"/></text:p>
          </table:table-cell>
          <table:table-cell table:formula="of:=IF([.K573]=&quot;yes&quot;;[.J573]*[.L57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291426850433" calcext:value-type="percentage">
            <text:p>5.2914%</text:p>
          </table:table-cell>
          <table:table-cell office:value-type="float" office:value="0.52671009771987" calcext:value-type="float">
            <text:p>0.53</text:p>
          </table:table-cell>
          <table:table-cell office:value-type="percentage" office:value="0.0446858488047739" calcext:value-type="percentage">
            <text:p>4.4686%</text:p>
          </table:table-cell>
          <table:table-cell office:value-type="percentage" office:value="0.0542549802202533" calcext:value-type="percentage">
            <text:p>5.4255%</text:p>
          </table:table-cell>
          <table:table-cell office:value-type="percentage" office:value="0.0468312779902561" calcext:value-type="percentage">
            <text:p>4.6831%</text:p>
          </table:table-cell>
          <table:table-cell office:value-type="percentage" office:value="0.0796417732903248" calcext:value-type="percentage">
            <text:p>7.9642%</text:p>
          </table:table-cell>
          <table:table-cell table:formula="of:=MAX((1-[.I574]/(1-[.$D$25]));0)" office:value-type="float" office:value="0.886226038156679" calcext:value-type="float">
            <text:p><text:s/>0.8862 </text:p>
          </table:table-cell>
          <table:table-cell/>
          <table:table-cell table:formula="of:=EXP(-[.E574]*[.$D$23])" office:value-type="float" office:value="0.948692071568228" calcext:value-type="float">
            <text:p><text:s/>0.9487 </text:p>
          </table:table-cell>
          <table:table-cell table:formula="of:=IF([.K574]=&quot;yes&quot;;[.L574]*[.$D$22]*([.I574]-[.I573]);0)" office:value-type="float" office:value="0" calcext:value-type="float">
            <text:p><text:s/>- <text:s text:c="2"/></text:p>
          </table:table-cell>
          <table:table-cell table:formula="of:=IF([.K574]=&quot;T_ex&quot;;[.L574]*([.I574]-[.$I$35])*[.$D$22];0)" office:value-type="float" office:value="0" calcext:value-type="float">
            <text:p><text:s/>- <text:s text:c="2"/></text:p>
          </table:table-cell>
          <table:table-cell table:formula="of:=IF([.K574]=&quot;yes&quot;;[.J574]*[.L574]*(0.05)*[.$D$21];0)" office:value-type="float" office:value="0" calcext:value-type="float">
            <text:p><text:s/>- <text:s text:c="2"/></text:p>
          </table:table-cell>
          <table:table-cell table:formula="of:=IF([.K574]=&quot;yes&quot;;[.J574]*[.L57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326014253106" calcext:value-type="percentage">
            <text:p>5.3260%</text:p>
          </table:table-cell>
          <table:table-cell office:value-type="float" office:value="0.527687296416938" calcext:value-type="float">
            <text:p>0.53</text:p>
          </table:table-cell>
          <table:table-cell office:value-type="percentage" office:value="0.0449750397149215" calcext:value-type="percentage">
            <text:p>4.4975%</text:p>
          </table:table-cell>
          <table:table-cell office:value-type="percentage" office:value="0.0546698507801176" calcext:value-type="percentage">
            <text:p>5.4670%</text:p>
          </table:table-cell>
          <table:table-cell office:value-type="percentage" office:value="0.0471248213500754" calcext:value-type="percentage">
            <text:p>4.7125%</text:p>
          </table:table-cell>
          <table:table-cell office:value-type="percentage" office:value="0.0800806897100602" calcext:value-type="percentage">
            <text:p>8.0081%</text:p>
          </table:table-cell>
          <table:table-cell table:formula="of:=MAX((1-[.I575]/(1-[.$D$25]));0)" office:value-type="float" office:value="0.885599014699914" calcext:value-type="float">
            <text:p><text:s/>0.8856 </text:p>
          </table:table-cell>
          <table:table-cell/>
          <table:table-cell table:formula="of:=EXP(-[.E575]*[.$D$23])" office:value-type="float" office:value="0.948599370032067" calcext:value-type="float">
            <text:p><text:s/>0.9486 </text:p>
          </table:table-cell>
          <table:table-cell table:formula="of:=IF([.K575]=&quot;yes&quot;;[.L575]*[.$D$22]*([.I575]-[.I574]);0)" office:value-type="float" office:value="0" calcext:value-type="float">
            <text:p><text:s/>- <text:s text:c="2"/></text:p>
          </table:table-cell>
          <table:table-cell table:formula="of:=IF([.K575]=&quot;T_ex&quot;;[.L575]*([.I575]-[.$I$35])*[.$D$22];0)" office:value-type="float" office:value="0" calcext:value-type="float">
            <text:p><text:s/>- <text:s text:c="2"/></text:p>
          </table:table-cell>
          <table:table-cell table:formula="of:=IF([.K575]=&quot;yes&quot;;[.J575]*[.L575]*(0.05)*[.$D$21];0)" office:value-type="float" office:value="0" calcext:value-type="float">
            <text:p><text:s/>- <text:s text:c="2"/></text:p>
          </table:table-cell>
          <table:table-cell table:formula="of:=IF([.K575]=&quot;yes&quot;;[.J575]*[.L57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36072453396959" calcext:value-type="percentage">
            <text:p>5.3607%</text:p>
          </table:table-cell>
          <table:table-cell office:value-type="float" office:value="0.528664495114007" calcext:value-type="float">
            <text:p>0.53</text:p>
          </table:table-cell>
          <table:table-cell office:value-type="percentage" office:value="0.0452577306193258" calcext:value-type="percentage">
            <text:p>4.5258%</text:p>
          </table:table-cell>
          <table:table-cell office:value-type="percentage" office:value="0.0550940881029142" calcext:value-type="percentage">
            <text:p>5.5094%</text:p>
          </table:table-cell>
          <table:table-cell office:value-type="percentage" office:value="0.0474191580859907" calcext:value-type="percentage">
            <text:p>4.7419%</text:p>
          </table:table-cell>
          <table:table-cell office:value-type="percentage" office:value="0.0805280208151511" calcext:value-type="percentage">
            <text:p>8.0528%</text:p>
          </table:table-cell>
          <table:table-cell table:formula="of:=MAX((1-[.I576]/(1-[.$D$25]));0)" office:value-type="float" office:value="0.88495997026407" calcext:value-type="float">
            <text:p><text:s/>0.8850 </text:p>
          </table:table-cell>
          <table:table-cell/>
          <table:table-cell table:formula="of:=EXP(-[.E576]*[.$D$23])" office:value-type="float" office:value="0.948506677554246" calcext:value-type="float">
            <text:p><text:s/>0.9485 </text:p>
          </table:table-cell>
          <table:table-cell table:formula="of:=IF([.K576]=&quot;yes&quot;;[.L576]*[.$D$22]*([.I576]-[.I575]);0)" office:value-type="float" office:value="0" calcext:value-type="float">
            <text:p><text:s/>- <text:s text:c="2"/></text:p>
          </table:table-cell>
          <table:table-cell table:formula="of:=IF([.K576]=&quot;T_ex&quot;;[.L576]*([.I576]-[.$I$35])*[.$D$22];0)" office:value-type="float" office:value="0" calcext:value-type="float">
            <text:p><text:s/>- <text:s text:c="2"/></text:p>
          </table:table-cell>
          <table:table-cell table:formula="of:=IF([.K576]=&quot;yes&quot;;[.J576]*[.L576]*(0.05)*[.$D$21];0)" office:value-type="float" office:value="0" calcext:value-type="float">
            <text:p><text:s/>- <text:s text:c="2"/></text:p>
          </table:table-cell>
          <table:table-cell table:formula="of:=IF([.K576]=&quot;yes&quot;;[.J576]*[.L57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39734780342512" calcext:value-type="percentage">
            <text:p>5.3973%</text:p>
          </table:table-cell>
          <table:table-cell office:value-type="float" office:value="0.529641693811075" calcext:value-type="float">
            <text:p>0.53</text:p>
          </table:table-cell>
          <table:table-cell office:value-type="percentage" office:value="0.0455510867724784" calcext:value-type="percentage">
            <text:p>4.5551%</text:p>
          </table:table-cell>
          <table:table-cell office:value-type="percentage" office:value="0.0555053844004602" calcext:value-type="percentage">
            <text:p>5.5505%</text:p>
          </table:table-cell>
          <table:table-cell office:value-type="percentage" office:value="0.0477104713938377" calcext:value-type="percentage">
            <text:p>4.7710%</text:p>
          </table:table-cell>
          <table:table-cell office:value-type="percentage" office:value="0.0809976743083872" calcext:value-type="percentage">
            <text:p>8.0998%</text:p>
          </table:table-cell>
          <table:table-cell table:formula="of:=MAX((1-[.I577]/(1-[.$D$25]));0)" office:value-type="float" office:value="0.884289036702304" calcext:value-type="float">
            <text:p><text:s/>0.8843 </text:p>
          </table:table-cell>
          <table:table-cell/>
          <table:table-cell table:formula="of:=EXP(-[.E577]*[.$D$23])" office:value-type="float" office:value="0.948413994133879" calcext:value-type="float">
            <text:p><text:s/>0.9484 </text:p>
          </table:table-cell>
          <table:table-cell table:formula="of:=IF([.K577]=&quot;yes&quot;;[.L577]*[.$D$22]*([.I577]-[.I576]);0)" office:value-type="float" office:value="0" calcext:value-type="float">
            <text:p><text:s/>- <text:s text:c="2"/></text:p>
          </table:table-cell>
          <table:table-cell table:formula="of:=IF([.K577]=&quot;T_ex&quot;;[.L577]*([.I577]-[.$I$35])*[.$D$22];0)" office:value-type="float" office:value="0" calcext:value-type="float">
            <text:p><text:s/>- <text:s text:c="2"/></text:p>
          </table:table-cell>
          <table:table-cell table:formula="of:=IF([.K577]=&quot;yes&quot;;[.J577]*[.L577]*(0.05)*[.$D$21];0)" office:value-type="float" office:value="0" calcext:value-type="float">
            <text:p><text:s/>- <text:s text:c="2"/></text:p>
          </table:table-cell>
          <table:table-cell table:formula="of:=IF([.K577]=&quot;yes&quot;;[.J577]*[.L57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43431850464992" calcext:value-type="percentage">
            <text:p>5.4343%</text:p>
          </table:table-cell>
          <table:table-cell office:value-type="float" office:value="0.530618892508143" calcext:value-type="float">
            <text:p>0.53</text:p>
          </table:table-cell>
          <table:table-cell office:value-type="percentage" office:value="0.0458388890887918" calcext:value-type="percentage">
            <text:p>4.5839%</text:p>
          </table:table-cell>
          <table:table-cell office:value-type="percentage" office:value="0.0559283945379555" calcext:value-type="percentage">
            <text:p>5.5928%</text:p>
          </table:table-cell>
          <table:table-cell office:value-type="percentage" office:value="0.0480040948451643" calcext:value-type="percentage">
            <text:p>4.8004%</text:p>
          </table:table-cell>
          <table:table-cell office:value-type="percentage" office:value="0.0814316697549636" calcext:value-type="percentage">
            <text:p>8.1432%</text:p>
          </table:table-cell>
          <table:table-cell table:formula="of:=MAX((1-[.I578]/(1-[.$D$25]));0)" office:value-type="float" office:value="0.883669043207195" calcext:value-type="float">
            <text:p><text:s/>0.8837 </text:p>
          </table:table-cell>
          <table:table-cell/>
          <table:table-cell table:formula="of:=EXP(-[.E578]*[.$D$23])" office:value-type="float" office:value="0.948321319770081" calcext:value-type="float">
            <text:p><text:s/>0.9483 </text:p>
          </table:table-cell>
          <table:table-cell table:formula="of:=IF([.K578]=&quot;yes&quot;;[.L578]*[.$D$22]*([.I578]-[.I577]);0)" office:value-type="float" office:value="0" calcext:value-type="float">
            <text:p><text:s/>- <text:s text:c="2"/></text:p>
          </table:table-cell>
          <table:table-cell table:formula="of:=IF([.K578]=&quot;T_ex&quot;;[.L578]*([.I578]-[.$I$35])*[.$D$22];0)" office:value-type="float" office:value="0" calcext:value-type="float">
            <text:p><text:s/>- <text:s text:c="2"/></text:p>
          </table:table-cell>
          <table:table-cell table:formula="of:=IF([.K578]=&quot;yes&quot;;[.J578]*[.L578]*(0.05)*[.$D$21];0)" office:value-type="float" office:value="0" calcext:value-type="float">
            <text:p><text:s/>- <text:s text:c="2"/></text:p>
          </table:table-cell>
          <table:table-cell table:formula="of:=IF([.K578]=&quot;yes&quot;;[.J578]*[.L57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47078435823903" calcext:value-type="percentage">
            <text:p>5.4708%</text:p>
          </table:table-cell>
          <table:table-cell office:value-type="float" office:value="0.531596091205212" calcext:value-type="float">
            <text:p>0.53</text:p>
          </table:table-cell>
          <table:table-cell office:value-type="percentage" office:value="0.0461298511661738" calcext:value-type="percentage">
            <text:p>4.6130%</text:p>
          </table:table-cell>
          <table:table-cell office:value-type="percentage" office:value="0.0563556437265224" calcext:value-type="percentage">
            <text:p>5.6356%</text:p>
          </table:table-cell>
          <table:table-cell office:value-type="percentage" office:value="0.0482980133421648" calcext:value-type="percentage">
            <text:p>4.8298%</text:p>
          </table:table-cell>
          <table:table-cell office:value-type="percentage" office:value="0.0818885700562381" calcext:value-type="percentage">
            <text:p>8.1889%</text:p>
          </table:table-cell>
          <table:table-cell table:formula="of:=MAX((1-[.I579]/(1-[.$D$25]));0)" office:value-type="float" office:value="0.883016328491089" calcext:value-type="float">
            <text:p><text:s/>0.8830 </text:p>
          </table:table-cell>
          <table:table-cell/>
          <table:table-cell table:formula="of:=EXP(-[.E579]*[.$D$23])" office:value-type="float" office:value="0.948228654461968" calcext:value-type="float">
            <text:p><text:s/>0.9482 </text:p>
          </table:table-cell>
          <table:table-cell table:formula="of:=IF([.K579]=&quot;yes&quot;;[.L579]*[.$D$22]*([.I579]-[.I578]);0)" office:value-type="float" office:value="0" calcext:value-type="float">
            <text:p><text:s/>- <text:s text:c="2"/></text:p>
          </table:table-cell>
          <table:table-cell table:formula="of:=IF([.K579]=&quot;T_ex&quot;;[.L579]*([.I579]-[.$I$35])*[.$D$22];0)" office:value-type="float" office:value="0" calcext:value-type="float">
            <text:p><text:s/>- <text:s text:c="2"/></text:p>
          </table:table-cell>
          <table:table-cell table:formula="of:=IF([.K579]=&quot;yes&quot;;[.J579]*[.L579]*(0.05)*[.$D$21];0)" office:value-type="float" office:value="0" calcext:value-type="float">
            <text:p><text:s/>- <text:s text:c="2"/></text:p>
          </table:table-cell>
          <table:table-cell table:formula="of:=IF([.K579]=&quot;yes&quot;;[.J579]*[.L57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50675807656197" calcext:value-type="percentage">
            <text:p>5.5068%</text:p>
          </table:table-cell>
          <table:table-cell office:value-type="float" office:value="0.53257328990228" calcext:value-type="float">
            <text:p>0.53</text:p>
          </table:table-cell>
          <table:table-cell office:value-type="percentage" office:value="0.0464207267252675" calcext:value-type="percentage">
            <text:p>4.6421%</text:p>
          </table:table-cell>
          <table:table-cell office:value-type="percentage" office:value="0.0567869645613998" calcext:value-type="percentage">
            <text:p>5.6787%</text:p>
          </table:table-cell>
          <table:table-cell office:value-type="percentage" office:value="0.0485887297102275" calcext:value-type="percentage">
            <text:p>4.8589%</text:p>
          </table:table-cell>
          <table:table-cell office:value-type="percentage" office:value="0.0823845238405292" calcext:value-type="percentage">
            <text:p>8.2385%</text:p>
          </table:table-cell>
          <table:table-cell table:formula="of:=MAX((1-[.I580]/(1-[.$D$25]));0)" office:value-type="float" office:value="0.882307823084958" calcext:value-type="float">
            <text:p><text:s/>0.8823 </text:p>
          </table:table-cell>
          <table:table-cell/>
          <table:table-cell table:formula="of:=EXP(-[.E580]*[.$D$23])" office:value-type="float" office:value="0.948135998208654" calcext:value-type="float">
            <text:p><text:s/>0.9481 </text:p>
          </table:table-cell>
          <table:table-cell table:formula="of:=IF([.K580]=&quot;yes&quot;;[.L580]*[.$D$22]*([.I580]-[.I579]);0)" office:value-type="float" office:value="0" calcext:value-type="float">
            <text:p><text:s/>- <text:s text:c="2"/></text:p>
          </table:table-cell>
          <table:table-cell table:formula="of:=IF([.K580]=&quot;T_ex&quot;;[.L580]*([.I580]-[.$I$35])*[.$D$22];0)" office:value-type="float" office:value="0" calcext:value-type="float">
            <text:p><text:s/>- <text:s text:c="2"/></text:p>
          </table:table-cell>
          <table:table-cell table:formula="of:=IF([.K580]=&quot;yes&quot;;[.J580]*[.L580]*(0.05)*[.$D$21];0)" office:value-type="float" office:value="0" calcext:value-type="float">
            <text:p><text:s/>- <text:s text:c="2"/></text:p>
          </table:table-cell>
          <table:table-cell table:formula="of:=IF([.K580]=&quot;yes&quot;;[.J580]*[.L58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54224276563317" calcext:value-type="percentage">
            <text:p>5.5422%</text:p>
          </table:table-cell>
          <table:table-cell office:value-type="float" office:value="0.533550488599349" calcext:value-type="float">
            <text:p>0.53</text:p>
          </table:table-cell>
          <table:table-cell office:value-type="percentage" office:value="0.046710925523027" calcext:value-type="percentage">
            <text:p>4.6711%</text:p>
          </table:table-cell>
          <table:table-cell office:value-type="percentage" office:value="0.057209072758648" calcext:value-type="percentage">
            <text:p>5.7209%</text:p>
          </table:table-cell>
          <table:table-cell office:value-type="percentage" office:value="0.0488887045785813" calcext:value-type="percentage">
            <text:p>4.8889%</text:p>
          </table:table-cell>
          <table:table-cell office:value-type="percentage" office:value="0.0828914216271555" calcext:value-type="percentage">
            <text:p>8.2891%</text:p>
          </table:table-cell>
          <table:table-cell table:formula="of:=MAX((1-[.I581]/(1-[.$D$25]));0)" office:value-type="float" office:value="0.881583683389778" calcext:value-type="float">
            <text:p><text:s/>0.8816 </text:p>
          </table:table-cell>
          <table:table-cell/>
          <table:table-cell table:formula="of:=EXP(-[.E581]*[.$D$23])" office:value-type="float" office:value="0.948043351009254" calcext:value-type="float">
            <text:p><text:s/>0.9480 </text:p>
          </table:table-cell>
          <table:table-cell table:formula="of:=IF([.K581]=&quot;yes&quot;;[.L581]*[.$D$22]*([.I581]-[.I580]);0)" office:value-type="float" office:value="0" calcext:value-type="float">
            <text:p><text:s/>- <text:s text:c="2"/></text:p>
          </table:table-cell>
          <table:table-cell table:formula="of:=IF([.K581]=&quot;T_ex&quot;;[.L581]*([.I581]-[.$I$35])*[.$D$22];0)" office:value-type="float" office:value="0" calcext:value-type="float">
            <text:p><text:s/>- <text:s text:c="2"/></text:p>
          </table:table-cell>
          <table:table-cell table:formula="of:=IF([.K581]=&quot;yes&quot;;[.J581]*[.L581]*(0.05)*[.$D$21];0)" office:value-type="float" office:value="0" calcext:value-type="float">
            <text:p><text:s/>- <text:s text:c="2"/></text:p>
          </table:table-cell>
          <table:table-cell table:formula="of:=IF([.K581]=&quot;yes&quot;;[.J581]*[.L58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57867979220834" calcext:value-type="percentage">
            <text:p>5.5787%</text:p>
          </table:table-cell>
          <table:table-cell office:value-type="float" office:value="0.534527687296417" calcext:value-type="float">
            <text:p>0.53</text:p>
          </table:table-cell>
          <table:table-cell office:value-type="percentage" office:value="0.0470007295202119" calcext:value-type="percentage">
            <text:p>4.7001%</text:p>
          </table:table-cell>
          <table:table-cell office:value-type="percentage" office:value="0.0576418961220695" calcext:value-type="percentage">
            <text:p>5.7642%</text:p>
          </table:table-cell>
          <table:table-cell office:value-type="percentage" office:value="0.0491827881301916" calcext:value-type="percentage">
            <text:p>4.9183%</text:p>
          </table:table-cell>
          <table:table-cell office:value-type="percentage" office:value="0.0833776516272148" calcext:value-type="percentage">
            <text:p>8.3378%</text:p>
          </table:table-cell>
          <table:table-cell table:formula="of:=MAX((1-[.I582]/(1-[.$D$25]));0)" office:value-type="float" office:value="0.880889069103979" calcext:value-type="float">
            <text:p><text:s/>0.8809 </text:p>
          </table:table-cell>
          <table:table-cell/>
          <table:table-cell table:formula="of:=EXP(-[.E582]*[.$D$23])" office:value-type="float" office:value="0.947950712862884" calcext:value-type="float">
            <text:p><text:s/>0.9480 </text:p>
          </table:table-cell>
          <table:table-cell table:formula="of:=IF([.K582]=&quot;yes&quot;;[.L582]*[.$D$22]*([.I582]-[.I581]);0)" office:value-type="float" office:value="0" calcext:value-type="float">
            <text:p><text:s/>- <text:s text:c="2"/></text:p>
          </table:table-cell>
          <table:table-cell table:formula="of:=IF([.K582]=&quot;T_ex&quot;;[.L582]*([.I582]-[.$I$35])*[.$D$22];0)" office:value-type="float" office:value="0" calcext:value-type="float">
            <text:p><text:s/>- <text:s text:c="2"/></text:p>
          </table:table-cell>
          <table:table-cell table:formula="of:=IF([.K582]=&quot;yes&quot;;[.J582]*[.L582]*(0.05)*[.$D$21];0)" office:value-type="float" office:value="0" calcext:value-type="float">
            <text:p><text:s/>- <text:s text:c="2"/></text:p>
          </table:table-cell>
          <table:table-cell table:formula="of:=IF([.K582]=&quot;yes&quot;;[.J582]*[.L58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61509732984765" calcext:value-type="percentage">
            <text:p>5.6151%</text:p>
          </table:table-cell>
          <table:table-cell office:value-type="float" office:value="0.535504885993485" calcext:value-type="float">
            <text:p>0.54</text:p>
          </table:table-cell>
          <table:table-cell office:value-type="percentage" office:value="0.0472970497033318" calcext:value-type="percentage">
            <text:p>4.7297%</text:p>
          </table:table-cell>
          <table:table-cell office:value-type="percentage" office:value="0.0580680922986218" calcext:value-type="percentage">
            <text:p>5.8068%</text:p>
          </table:table-cell>
          <table:table-cell office:value-type="percentage" office:value="0.0494806624022936" calcext:value-type="percentage">
            <text:p>4.9481%</text:p>
          </table:table-cell>
          <table:table-cell office:value-type="percentage" office:value="0.0839005637797436" calcext:value-type="percentage">
            <text:p>8.3901%</text:p>
          </table:table-cell>
          <table:table-cell table:formula="of:=MAX((1-[.I583]/(1-[.$D$25]));0)" office:value-type="float" office:value="0.880142051743223" calcext:value-type="float">
            <text:p><text:s/>0.8801 </text:p>
          </table:table-cell>
          <table:table-cell/>
          <table:table-cell table:formula="of:=EXP(-[.E583]*[.$D$23])" office:value-type="float" office:value="0.94785808376866" calcext:value-type="float">
            <text:p><text:s/>0.9479 </text:p>
          </table:table-cell>
          <table:table-cell table:formula="of:=IF([.K583]=&quot;yes&quot;;[.L583]*[.$D$22]*([.I583]-[.I582]);0)" office:value-type="float" office:value="0" calcext:value-type="float">
            <text:p><text:s/>- <text:s text:c="2"/></text:p>
          </table:table-cell>
          <table:table-cell table:formula="of:=IF([.K583]=&quot;T_ex&quot;;[.L583]*([.I583]-[.$I$35])*[.$D$22];0)" office:value-type="float" office:value="0" calcext:value-type="float">
            <text:p><text:s/>- <text:s text:c="2"/></text:p>
          </table:table-cell>
          <table:table-cell table:formula="of:=IF([.K583]=&quot;yes&quot;;[.J583]*[.L583]*(0.05)*[.$D$21];0)" office:value-type="float" office:value="0" calcext:value-type="float">
            <text:p><text:s/>- <text:s text:c="2"/></text:p>
          </table:table-cell>
          <table:table-cell table:formula="of:=IF([.K583]=&quot;yes&quot;;[.J583]*[.L58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65283253632497" calcext:value-type="percentage">
            <text:p>5.6528%</text:p>
          </table:table-cell>
          <table:table-cell office:value-type="float" office:value="0.536482084690554" calcext:value-type="float">
            <text:p>0.54</text:p>
          </table:table-cell>
          <table:table-cell office:value-type="percentage" office:value="0.0475853246286568" calcext:value-type="percentage">
            <text:p>4.7585%</text:p>
          </table:table-cell>
          <table:table-cell office:value-type="percentage" office:value="0.0585109172100011" calcext:value-type="percentage">
            <text:p>5.8511%</text:p>
          </table:table-cell>
          <table:table-cell office:value-type="percentage" office:value="0.0497738770158329" calcext:value-type="percentage">
            <text:p>4.9774%</text:p>
          </table:table-cell>
          <table:table-cell office:value-type="percentage" office:value="0.084381680021332" calcext:value-type="percentage">
            <text:p>8.4382%</text:p>
          </table:table-cell>
          <table:table-cell table:formula="of:=MAX((1-[.I584]/(1-[.$D$25]));0)" office:value-type="float" office:value="0.879454742826669" calcext:value-type="float">
            <text:p><text:s/>0.8795 </text:p>
          </table:table-cell>
          <table:table-cell/>
          <table:table-cell table:formula="of:=EXP(-[.E584]*[.$D$23])" office:value-type="float" office:value="0.947765463725697" calcext:value-type="float">
            <text:p><text:s/>0.9478 </text:p>
          </table:table-cell>
          <table:table-cell table:formula="of:=IF([.K584]=&quot;yes&quot;;[.L584]*[.$D$22]*([.I584]-[.I583]);0)" office:value-type="float" office:value="0" calcext:value-type="float">
            <text:p><text:s/>- <text:s text:c="2"/></text:p>
          </table:table-cell>
          <table:table-cell table:formula="of:=IF([.K584]=&quot;T_ex&quot;;[.L584]*([.I584]-[.$I$35])*[.$D$22];0)" office:value-type="float" office:value="0" calcext:value-type="float">
            <text:p><text:s/>- <text:s text:c="2"/></text:p>
          </table:table-cell>
          <table:table-cell table:formula="of:=IF([.K584]=&quot;yes&quot;;[.J584]*[.L584]*(0.05)*[.$D$21];0)" office:value-type="float" office:value="0" calcext:value-type="float">
            <text:p><text:s/>- <text:s text:c="2"/></text:p>
          </table:table-cell>
          <table:table-cell table:formula="of:=IF([.K584]=&quot;yes&quot;;[.J584]*[.L58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68967929922128" calcext:value-type="percentage">
            <text:p>5.6897%</text:p>
          </table:table-cell>
          <table:table-cell office:value-type="float" office:value="0.537459283387622" calcext:value-type="float">
            <text:p>0.54</text:p>
          </table:table-cell>
          <table:table-cell office:value-type="percentage" office:value="0.04787063611055" calcext:value-type="percentage">
            <text:p>4.7871%</text:p>
          </table:table-cell>
          <table:table-cell office:value-type="percentage" office:value="0.0589603129923077" calcext:value-type="percentage">
            <text:p>5.8960%</text:p>
          </table:table-cell>
          <table:table-cell office:value-type="percentage" office:value="0.0500686474733841" calcext:value-type="percentage">
            <text:p>5.0069%</text:p>
          </table:table-cell>
          <table:table-cell office:value-type="percentage" office:value="0.0848972279087673" calcext:value-type="percentage">
            <text:p>8.4897%</text:p>
          </table:table-cell>
          <table:table-cell table:formula="of:=MAX((1-[.I585]/(1-[.$D$25]));0)" office:value-type="float" office:value="0.878718245844618" calcext:value-type="float">
            <text:p><text:s/>0.8787 </text:p>
          </table:table-cell>
          <table:table-cell/>
          <table:table-cell table:formula="of:=EXP(-[.E585]*[.$D$23])" office:value-type="float" office:value="0.94767285273311" calcext:value-type="float">
            <text:p><text:s/>0.9477 </text:p>
          </table:table-cell>
          <table:table-cell table:formula="of:=IF([.K585]=&quot;yes&quot;;[.L585]*[.$D$22]*([.I585]-[.I584]);0)" office:value-type="float" office:value="0" calcext:value-type="float">
            <text:p><text:s/>- <text:s text:c="2"/></text:p>
          </table:table-cell>
          <table:table-cell table:formula="of:=IF([.K585]=&quot;T_ex&quot;;[.L585]*([.I585]-[.$I$35])*[.$D$22];0)" office:value-type="float" office:value="0" calcext:value-type="float">
            <text:p><text:s/>- <text:s text:c="2"/></text:p>
          </table:table-cell>
          <table:table-cell table:formula="of:=IF([.K585]=&quot;yes&quot;;[.J585]*[.L585]*(0.05)*[.$D$21];0)" office:value-type="float" office:value="0" calcext:value-type="float">
            <text:p><text:s/>- <text:s text:c="2"/></text:p>
          </table:table-cell>
          <table:table-cell table:formula="of:=IF([.K585]=&quot;yes&quot;;[.J585]*[.L58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72715683509827" calcext:value-type="percentage">
            <text:p>5.7272%</text:p>
          </table:table-cell>
          <table:table-cell office:value-type="float" office:value="0.538436482084691" calcext:value-type="float">
            <text:p>0.54</text:p>
          </table:table-cell>
          <table:table-cell office:value-type="percentage" office:value="0.0481583814631857" calcext:value-type="percentage">
            <text:p>4.8158%</text:p>
          </table:table-cell>
          <table:table-cell office:value-type="percentage" office:value="0.0594075166327655" calcext:value-type="percentage">
            <text:p>5.9408%</text:p>
          </table:table-cell>
          <table:table-cell office:value-type="percentage" office:value="0.0503636916462344" calcext:value-type="percentage">
            <text:p>5.0364%</text:p>
          </table:table-cell>
          <table:table-cell office:value-type="percentage" office:value="0.0854705861633332" calcext:value-type="percentage">
            <text:p>8.5471%</text:p>
          </table:table-cell>
          <table:table-cell table:formula="of:=MAX((1-[.I586]/(1-[.$D$25]));0)" office:value-type="float" office:value="0.87789916262381" calcext:value-type="float">
            <text:p><text:s/>0.8779 </text:p>
          </table:table-cell>
          <table:table-cell/>
          <table:table-cell table:formula="of:=EXP(-[.E586]*[.$D$23])" office:value-type="float" office:value="0.947580250790014" calcext:value-type="float">
            <text:p><text:s/>0.9476 </text:p>
          </table:table-cell>
          <table:table-cell table:formula="of:=IF([.K586]=&quot;yes&quot;;[.L586]*[.$D$22]*([.I586]-[.I585]);0)" office:value-type="float" office:value="0" calcext:value-type="float">
            <text:p><text:s/>- <text:s text:c="2"/></text:p>
          </table:table-cell>
          <table:table-cell table:formula="of:=IF([.K586]=&quot;T_ex&quot;;[.L586]*([.I586]-[.$I$35])*[.$D$22];0)" office:value-type="float" office:value="0" calcext:value-type="float">
            <text:p><text:s/>- <text:s text:c="2"/></text:p>
          </table:table-cell>
          <table:table-cell table:formula="of:=IF([.K586]=&quot;yes&quot;;[.J586]*[.L586]*(0.05)*[.$D$21];0)" office:value-type="float" office:value="0" calcext:value-type="float">
            <text:p><text:s/>- <text:s text:c="2"/></text:p>
          </table:table-cell>
          <table:table-cell table:formula="of:=IF([.K586]=&quot;yes&quot;;[.J586]*[.L58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76421795903018" calcext:value-type="percentage">
            <text:p>5.7642%</text:p>
          </table:table-cell>
          <table:table-cell office:value-type="float" office:value="0.539413680781759" calcext:value-type="float">
            <text:p>0.54</text:p>
          </table:table-cell>
          <table:table-cell office:value-type="percentage" office:value="0.0484425519408373" calcext:value-type="percentage">
            <text:p>4.8443%</text:p>
          </table:table-cell>
          <table:table-cell office:value-type="percentage" office:value="0.0598558578524647" calcext:value-type="percentage">
            <text:p>5.9856%</text:p>
          </table:table-cell>
          <table:table-cell office:value-type="percentage" office:value="0.0506594768119362" calcext:value-type="percentage">
            <text:p>5.0659%</text:p>
          </table:table-cell>
          <table:table-cell office:value-type="percentage" office:value="0.0860170300078146" calcext:value-type="percentage">
            <text:p>8.6017%</text:p>
          </table:table-cell>
          <table:table-cell table:formula="of:=MAX((1-[.I587]/(1-[.$D$25]));0)" office:value-type="float" office:value="0.877118528560265" calcext:value-type="float">
            <text:p><text:s/>0.8771 </text:p>
          </table:table-cell>
          <table:table-cell/>
          <table:table-cell table:formula="of:=EXP(-[.E587]*[.$D$23])" office:value-type="float" office:value="0.947487657895527" calcext:value-type="float">
            <text:p><text:s/>0.9475 </text:p>
          </table:table-cell>
          <table:table-cell table:formula="of:=IF([.K587]=&quot;yes&quot;;[.L587]*[.$D$22]*([.I587]-[.I586]);0)" office:value-type="float" office:value="0" calcext:value-type="float">
            <text:p><text:s/>- <text:s text:c="2"/></text:p>
          </table:table-cell>
          <table:table-cell table:formula="of:=IF([.K587]=&quot;T_ex&quot;;[.L587]*([.I587]-[.$I$35])*[.$D$22];0)" office:value-type="float" office:value="0" calcext:value-type="float">
            <text:p><text:s/>- <text:s text:c="2"/></text:p>
          </table:table-cell>
          <table:table-cell table:formula="of:=IF([.K587]=&quot;yes&quot;;[.J587]*[.L587]*(0.05)*[.$D$21];0)" office:value-type="float" office:value="0" calcext:value-type="float">
            <text:p><text:s/>- <text:s text:c="2"/></text:p>
          </table:table-cell>
          <table:table-cell table:formula="of:=IF([.K587]=&quot;yes&quot;;[.J587]*[.L58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80054867549122" calcext:value-type="percentage">
            <text:p>5.8005%</text:p>
          </table:table-cell>
          <table:table-cell office:value-type="float" office:value="0.540390879478827" calcext:value-type="float">
            <text:p>0.54</text:p>
          </table:table-cell>
          <table:table-cell office:value-type="percentage" office:value="0.0487288210448375" calcext:value-type="percentage">
            <text:p>4.8729%</text:p>
          </table:table-cell>
          <table:table-cell office:value-type="percentage" office:value="0.060292591153059" calcext:value-type="percentage">
            <text:p>6.0293%</text:p>
          </table:table-cell>
          <table:table-cell office:value-type="percentage" office:value="0.0509633400784212" calcext:value-type="percentage">
            <text:p>5.0963%</text:p>
          </table:table-cell>
          <table:table-cell office:value-type="percentage" office:value="0.0865126110521266" calcext:value-type="percentage">
            <text:p>8.6513%</text:p>
          </table:table-cell>
          <table:table-cell table:formula="of:=MAX((1-[.I588]/(1-[.$D$25]));0)" office:value-type="float" office:value="0.876410555639819" calcext:value-type="float">
            <text:p><text:s/>0.8764 </text:p>
          </table:table-cell>
          <table:table-cell/>
          <table:table-cell table:formula="of:=EXP(-[.E588]*[.$D$23])" office:value-type="float" office:value="0.947395074048763" calcext:value-type="float">
            <text:p><text:s/>0.9474 </text:p>
          </table:table-cell>
          <table:table-cell table:formula="of:=IF([.K588]=&quot;yes&quot;;[.L588]*[.$D$22]*([.I588]-[.I587]);0)" office:value-type="float" office:value="0" calcext:value-type="float">
            <text:p><text:s/>- <text:s text:c="2"/></text:p>
          </table:table-cell>
          <table:table-cell table:formula="of:=IF([.K588]=&quot;T_ex&quot;;[.L588]*([.I588]-[.$I$35])*[.$D$22];0)" office:value-type="float" office:value="0" calcext:value-type="float">
            <text:p><text:s/>- <text:s text:c="2"/></text:p>
          </table:table-cell>
          <table:table-cell table:formula="of:=IF([.K588]=&quot;yes&quot;;[.J588]*[.L588]*(0.05)*[.$D$21];0)" office:value-type="float" office:value="0" calcext:value-type="float">
            <text:p><text:s/>- <text:s text:c="2"/></text:p>
          </table:table-cell>
          <table:table-cell table:formula="of:=IF([.K588]=&quot;yes&quot;;[.J588]*[.L58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83752391413578" calcext:value-type="percentage">
            <text:p>5.8375%</text:p>
          </table:table-cell>
          <table:table-cell office:value-type="float" office:value="0.541368078175896" calcext:value-type="float">
            <text:p>0.54</text:p>
          </table:table-cell>
          <table:table-cell office:value-type="percentage" office:value="0.0490172614146624" calcext:value-type="percentage">
            <text:p>4.9017%</text:p>
          </table:table-cell>
          <table:table-cell office:value-type="percentage" office:value="0.0607545457327976" calcext:value-type="percentage">
            <text:p>6.0755%</text:p>
          </table:table-cell>
          <table:table-cell office:value-type="percentage" office:value="0.0512705994620942" calcext:value-type="percentage">
            <text:p>5.1271%</text:p>
          </table:table-cell>
          <table:table-cell office:value-type="percentage" office:value="0.0870536095097898" calcext:value-type="percentage">
            <text:p>8.7054%</text:p>
          </table:table-cell>
          <table:table-cell table:formula="of:=MAX((1-[.I589]/(1-[.$D$25]));0)" office:value-type="float" office:value="0.8756377007003" calcext:value-type="float">
            <text:p><text:s/>0.8756 </text:p>
          </table:table-cell>
          <table:table-cell/>
          <table:table-cell table:formula="of:=EXP(-[.E589]*[.$D$23])" office:value-type="float" office:value="0.947302499248838" calcext:value-type="float">
            <text:p><text:s/>0.9473 </text:p>
          </table:table-cell>
          <table:table-cell table:formula="of:=IF([.K589]=&quot;yes&quot;;[.L589]*[.$D$22]*([.I589]-[.I588]);0)" office:value-type="float" office:value="0" calcext:value-type="float">
            <text:p><text:s/>- <text:s text:c="2"/></text:p>
          </table:table-cell>
          <table:table-cell table:formula="of:=IF([.K589]=&quot;T_ex&quot;;[.L589]*([.I589]-[.$I$35])*[.$D$22];0)" office:value-type="float" office:value="0" calcext:value-type="float">
            <text:p><text:s/>- <text:s text:c="2"/></text:p>
          </table:table-cell>
          <table:table-cell table:formula="of:=IF([.K589]=&quot;yes&quot;;[.J589]*[.L589]*(0.05)*[.$D$21];0)" office:value-type="float" office:value="0" calcext:value-type="float">
            <text:p><text:s/>- <text:s text:c="2"/></text:p>
          </table:table-cell>
          <table:table-cell table:formula="of:=IF([.K589]=&quot;yes&quot;;[.J589]*[.L58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87408171139365" calcext:value-type="percentage">
            <text:p>5.8741%</text:p>
          </table:table-cell>
          <table:table-cell office:value-type="float" office:value="0.542345276872964" calcext:value-type="float">
            <text:p>0.54</text:p>
          </table:table-cell>
          <table:table-cell office:value-type="percentage" office:value="0.0493117226970814" calcext:value-type="percentage">
            <text:p>4.9312%</text:p>
          </table:table-cell>
          <table:table-cell office:value-type="percentage" office:value="0.061207515064266" calcext:value-type="percentage">
            <text:p>6.1208%</text:p>
          </table:table-cell>
          <table:table-cell office:value-type="percentage" office:value="0.0515806148219939" calcext:value-type="percentage">
            <text:p>5.1581%</text:p>
          </table:table-cell>
          <table:table-cell office:value-type="percentage" office:value="0.0876570155200217" calcext:value-type="percentage">
            <text:p>8.7657%</text:p>
          </table:table-cell>
          <table:table-cell table:formula="of:=MAX((1-[.I590]/(1-[.$D$25]));0)" office:value-type="float" office:value="0.874775692114255" calcext:value-type="float">
            <text:p><text:s/>0.8748 </text:p>
          </table:table-cell>
          <table:table-cell/>
          <table:table-cell table:formula="of:=EXP(-[.E590]*[.$D$23])" office:value-type="float" office:value="0.947209933494869" calcext:value-type="float">
            <text:p><text:s/>0.9472 </text:p>
          </table:table-cell>
          <table:table-cell table:formula="of:=IF([.K590]=&quot;yes&quot;;[.L590]*[.$D$22]*([.I590]-[.I589]);0)" office:value-type="float" office:value="0" calcext:value-type="float">
            <text:p><text:s/>- <text:s text:c="2"/></text:p>
          </table:table-cell>
          <table:table-cell table:formula="of:=IF([.K590]=&quot;T_ex&quot;;[.L590]*([.I590]-[.$I$35])*[.$D$22];0)" office:value-type="float" office:value="0" calcext:value-type="float">
            <text:p><text:s/>- <text:s text:c="2"/></text:p>
          </table:table-cell>
          <table:table-cell table:formula="of:=IF([.K590]=&quot;yes&quot;;[.J590]*[.L590]*(0.05)*[.$D$21];0)" office:value-type="float" office:value="0" calcext:value-type="float">
            <text:p><text:s/>- <text:s text:c="2"/></text:p>
          </table:table-cell>
          <table:table-cell table:formula="of:=IF([.K590]=&quot;yes&quot;;[.J590]*[.L59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91162107648851" calcext:value-type="percentage">
            <text:p>5.9116%</text:p>
          </table:table-cell>
          <table:table-cell office:value-type="float" office:value="0.543322475570033" calcext:value-type="float">
            <text:p>0.54</text:p>
          </table:table-cell>
          <table:table-cell office:value-type="percentage" office:value="0.0496073557793493" calcext:value-type="percentage">
            <text:p>4.9607%</text:p>
          </table:table-cell>
          <table:table-cell office:value-type="percentage" office:value="0.061666758640062" calcext:value-type="percentage">
            <text:p>6.1667%</text:p>
          </table:table-cell>
          <table:table-cell office:value-type="percentage" office:value="0.0518918087909399" calcext:value-type="percentage">
            <text:p>5.1892%</text:p>
          </table:table-cell>
          <table:table-cell office:value-type="percentage" office:value="0.0882211184358904" calcext:value-type="percentage">
            <text:p>8.8221%</text:p>
          </table:table-cell>
          <table:table-cell table:formula="of:=MAX((1-[.I591]/(1-[.$D$25]));0)" office:value-type="float" office:value="0.873969830805871" calcext:value-type="float">
            <text:p><text:s/>0.8740 </text:p>
          </table:table-cell>
          <table:table-cell/>
          <table:table-cell table:formula="of:=EXP(-[.E591]*[.$D$23])" office:value-type="float" office:value="0.947117376785971" calcext:value-type="float">
            <text:p><text:s/>0.9471 </text:p>
          </table:table-cell>
          <table:table-cell table:formula="of:=IF([.K591]=&quot;yes&quot;;[.L591]*[.$D$22]*([.I591]-[.I590]);0)" office:value-type="float" office:value="0" calcext:value-type="float">
            <text:p><text:s/>- <text:s text:c="2"/></text:p>
          </table:table-cell>
          <table:table-cell table:formula="of:=IF([.K591]=&quot;T_ex&quot;;[.L591]*([.I591]-[.$I$35])*[.$D$22];0)" office:value-type="float" office:value="0" calcext:value-type="float">
            <text:p><text:s/>- <text:s text:c="2"/></text:p>
          </table:table-cell>
          <table:table-cell table:formula="of:=IF([.K591]=&quot;yes&quot;;[.J591]*[.L591]*(0.05)*[.$D$21];0)" office:value-type="float" office:value="0" calcext:value-type="float">
            <text:p><text:s/>- <text:s text:c="2"/></text:p>
          </table:table-cell>
          <table:table-cell table:formula="of:=IF([.K591]=&quot;yes&quot;;[.J591]*[.L59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94865045212353" calcext:value-type="percentage">
            <text:p>5.9487%</text:p>
          </table:table-cell>
          <table:table-cell office:value-type="float" office:value="0.544299674267101" calcext:value-type="float">
            <text:p>0.54</text:p>
          </table:table-cell>
          <table:table-cell office:value-type="percentage" office:value="0.0499011140003221" calcext:value-type="percentage">
            <text:p>4.9901%</text:p>
          </table:table-cell>
          <table:table-cell office:value-type="percentage" office:value="0.0621164571438663" calcext:value-type="percentage">
            <text:p>6.2116%</text:p>
          </table:table-cell>
          <table:table-cell office:value-type="percentage" office:value="0.0521956173546761" calcext:value-type="percentage">
            <text:p>5.2196%</text:p>
          </table:table-cell>
          <table:table-cell office:value-type="percentage" office:value="0.088820960736904" calcext:value-type="percentage">
            <text:p>8.8821%</text:p>
          </table:table-cell>
          <table:table-cell table:formula="of:=MAX((1-[.I592]/(1-[.$D$25]));0)" office:value-type="float" office:value="0.873112913232994" calcext:value-type="float">
            <text:p><text:s/>0.8731 </text:p>
          </table:table-cell>
          <table:table-cell/>
          <table:table-cell table:formula="of:=EXP(-[.E592]*[.$D$23])" office:value-type="float" office:value="0.947024829121261" calcext:value-type="float">
            <text:p><text:s/>0.9470 </text:p>
          </table:table-cell>
          <table:table-cell table:formula="of:=IF([.K592]=&quot;yes&quot;;[.L592]*[.$D$22]*([.I592]-[.I591]);0)" office:value-type="float" office:value="0" calcext:value-type="float">
            <text:p><text:s/>- <text:s text:c="2"/></text:p>
          </table:table-cell>
          <table:table-cell table:formula="of:=IF([.K592]=&quot;T_ex&quot;;[.L592]*([.I592]-[.$I$35])*[.$D$22];0)" office:value-type="float" office:value="0" calcext:value-type="float">
            <text:p><text:s/>- <text:s text:c="2"/></text:p>
          </table:table-cell>
          <table:table-cell table:formula="of:=IF([.K592]=&quot;yes&quot;;[.J592]*[.L592]*(0.05)*[.$D$21];0)" office:value-type="float" office:value="0" calcext:value-type="float">
            <text:p><text:s/>- <text:s text:c="2"/></text:p>
          </table:table-cell>
          <table:table-cell table:formula="of:=IF([.K592]=&quot;yes&quot;;[.J592]*[.L59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598556344424256" calcext:value-type="percentage">
            <text:p>5.9856%</text:p>
          </table:table-cell>
          <table:table-cell office:value-type="float" office:value="0.545276872964169" calcext:value-type="float">
            <text:p>0.55</text:p>
          </table:table-cell>
          <table:table-cell office:value-type="percentage" office:value="0.0502025462010422" calcext:value-type="percentage">
            <text:p>5.0203%</text:p>
          </table:table-cell>
          <table:table-cell office:value-type="percentage" office:value="0.0625704735698264" calcext:value-type="percentage">
            <text:p>6.2570%</text:p>
          </table:table-cell>
          <table:table-cell office:value-type="percentage" office:value="0.052505218344633" calcext:value-type="percentage">
            <text:p>5.2505%</text:p>
          </table:table-cell>
          <table:table-cell office:value-type="percentage" office:value="0.0893425636817773" calcext:value-type="percentage">
            <text:p>8.9343%</text:p>
          </table:table-cell>
          <table:table-cell table:formula="of:=MAX((1-[.I593]/(1-[.$D$25]));0)" office:value-type="float" office:value="0.872367766168889" calcext:value-type="float">
            <text:p><text:s/>0.8724 </text:p>
          </table:table-cell>
          <table:table-cell/>
          <table:table-cell table:formula="of:=EXP(-[.E593]*[.$D$23])" office:value-type="float" office:value="0.946932290499855" calcext:value-type="float">
            <text:p><text:s/>0.9469 </text:p>
          </table:table-cell>
          <table:table-cell table:formula="of:=IF([.K593]=&quot;yes&quot;;[.L593]*[.$D$22]*([.I593]-[.I592]);0)" office:value-type="float" office:value="0" calcext:value-type="float">
            <text:p><text:s/>- <text:s text:c="2"/></text:p>
          </table:table-cell>
          <table:table-cell table:formula="of:=IF([.K593]=&quot;T_ex&quot;;[.L593]*([.I593]-[.$I$35])*[.$D$22];0)" office:value-type="float" office:value="0" calcext:value-type="float">
            <text:p><text:s/>- <text:s text:c="2"/></text:p>
          </table:table-cell>
          <table:table-cell table:formula="of:=IF([.K593]=&quot;yes&quot;;[.J593]*[.L593]*(0.05)*[.$D$21];0)" office:value-type="float" office:value="0" calcext:value-type="float">
            <text:p><text:s/>- <text:s text:c="2"/></text:p>
          </table:table-cell>
          <table:table-cell table:formula="of:=IF([.K593]=&quot;yes&quot;;[.J593]*[.L59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023427415476" calcext:value-type="percentage">
            <text:p>6.0234%</text:p>
          </table:table-cell>
          <table:table-cell office:value-type="float" office:value="0.546254071661238" calcext:value-type="float">
            <text:p>0.55</text:p>
          </table:table-cell>
          <table:table-cell office:value-type="percentage" office:value="0.0504961184118296" calcext:value-type="percentage">
            <text:p>5.0496%</text:p>
          </table:table-cell>
          <table:table-cell office:value-type="percentage" office:value="0.0630341503902558" calcext:value-type="percentage">
            <text:p>6.3034%</text:p>
          </table:table-cell>
          <table:table-cell office:value-type="percentage" office:value="0.0528070391003945" calcext:value-type="percentage">
            <text:p>5.2807%</text:p>
          </table:table-cell>
          <table:table-cell office:value-type="percentage" office:value="0.089894614075816" calcext:value-type="percentage">
            <text:p>8.9895%</text:p>
          </table:table-cell>
          <table:table-cell table:formula="of:=MAX((1-[.I594]/(1-[.$D$25]));0)" office:value-type="float" office:value="0.871579122748834" calcext:value-type="float">
            <text:p><text:s/>0.8716 </text:p>
          </table:table-cell>
          <table:table-cell/>
          <table:table-cell table:formula="of:=EXP(-[.E594]*[.$D$23])" office:value-type="float" office:value="0.946839760920869" calcext:value-type="float">
            <text:p><text:s/>0.9468 </text:p>
          </table:table-cell>
          <table:table-cell table:formula="of:=IF([.K594]=&quot;yes&quot;;[.L594]*[.$D$22]*([.I594]-[.I593]);0)" office:value-type="float" office:value="0" calcext:value-type="float">
            <text:p><text:s/>- <text:s text:c="2"/></text:p>
          </table:table-cell>
          <table:table-cell table:formula="of:=IF([.K594]=&quot;T_ex&quot;;[.L594]*([.I594]-[.$I$35])*[.$D$22];0)" office:value-type="float" office:value="0" calcext:value-type="float">
            <text:p><text:s/>- <text:s text:c="2"/></text:p>
          </table:table-cell>
          <table:table-cell table:formula="of:=IF([.K594]=&quot;yes&quot;;[.J594]*[.L594]*(0.05)*[.$D$21];0)" office:value-type="float" office:value="0" calcext:value-type="float">
            <text:p><text:s/>- <text:s text:c="2"/></text:p>
          </table:table-cell>
          <table:table-cell table:formula="of:=IF([.K594]=&quot;yes&quot;;[.J594]*[.L59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06115624109038" calcext:value-type="percentage">
            <text:p>6.0612%</text:p>
          </table:table-cell>
          <table:table-cell office:value-type="float" office:value="0.547231270358306" calcext:value-type="float">
            <text:p>0.55</text:p>
          </table:table-cell>
          <table:table-cell office:value-type="percentage" office:value="0.0507933351344691" calcext:value-type="percentage">
            <text:p>5.0793%</text:p>
          </table:table-cell>
          <table:table-cell office:value-type="percentage" office:value="0.0635019785477559" calcext:value-type="percentage">
            <text:p>6.3502%</text:p>
          </table:table-cell>
          <table:table-cell office:value-type="percentage" office:value="0.0531091801271301" calcext:value-type="percentage">
            <text:p>5.3109%</text:p>
          </table:table-cell>
          <table:table-cell office:value-type="percentage" office:value="0.0904359108609555" calcext:value-type="percentage">
            <text:p>9.0436%</text:p>
          </table:table-cell>
          <table:table-cell table:formula="of:=MAX((1-[.I595]/(1-[.$D$25]));0)" office:value-type="float" office:value="0.870805841627206" calcext:value-type="float">
            <text:p><text:s/>0.8708 </text:p>
          </table:table-cell>
          <table:table-cell/>
          <table:table-cell table:formula="of:=EXP(-[.E595]*[.$D$23])" office:value-type="float" office:value="0.94674724038342" calcext:value-type="float">
            <text:p><text:s/>0.9467 </text:p>
          </table:table-cell>
          <table:table-cell table:formula="of:=IF([.K595]=&quot;yes&quot;;[.L595]*[.$D$22]*([.I595]-[.I594]);0)" office:value-type="float" office:value="0" calcext:value-type="float">
            <text:p><text:s/>- <text:s text:c="2"/></text:p>
          </table:table-cell>
          <table:table-cell table:formula="of:=IF([.K595]=&quot;T_ex&quot;;[.L595]*([.I595]-[.$I$35])*[.$D$22];0)" office:value-type="float" office:value="0" calcext:value-type="float">
            <text:p><text:s/>- <text:s text:c="2"/></text:p>
          </table:table-cell>
          <table:table-cell table:formula="of:=IF([.K595]=&quot;yes&quot;;[.J595]*[.L595]*(0.05)*[.$D$21];0)" office:value-type="float" office:value="0" calcext:value-type="float">
            <text:p><text:s/>- <text:s text:c="2"/></text:p>
          </table:table-cell>
          <table:table-cell table:formula="of:=IF([.K595]=&quot;yes&quot;;[.J595]*[.L59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09996393335474" calcext:value-type="percentage">
            <text:p>6.1000%</text:p>
          </table:table-cell>
          <table:table-cell office:value-type="float" office:value="0.548208469055375" calcext:value-type="float">
            <text:p>0.55</text:p>
          </table:table-cell>
          <table:table-cell office:value-type="percentage" office:value="0.0510812461989957" calcext:value-type="percentage">
            <text:p>5.1081%</text:p>
          </table:table-cell>
          <table:table-cell office:value-type="percentage" office:value="0.0639606049083748" calcext:value-type="percentage">
            <text:p>6.3961%</text:p>
          </table:table-cell>
          <table:table-cell office:value-type="percentage" office:value="0.0534145632984065" calcext:value-type="percentage">
            <text:p>5.3415%</text:p>
          </table:table-cell>
          <table:table-cell office:value-type="percentage" office:value="0.0910180472450858" calcext:value-type="percentage">
            <text:p>9.1018%</text:p>
          </table:table-cell>
          <table:table-cell table:formula="of:=MAX((1-[.I596]/(1-[.$D$25]));0)" office:value-type="float" office:value="0.869974218221306" calcext:value-type="float">
            <text:p><text:s/>0.8700 </text:p>
          </table:table-cell>
          <table:table-cell/>
          <table:table-cell table:formula="of:=EXP(-[.E596]*[.$D$23])" office:value-type="float" office:value="0.946654728886623" calcext:value-type="float">
            <text:p><text:s/>0.9467 </text:p>
          </table:table-cell>
          <table:table-cell table:formula="of:=IF([.K596]=&quot;yes&quot;;[.L596]*[.$D$22]*([.I596]-[.I595]);0)" office:value-type="float" office:value="0" calcext:value-type="float">
            <text:p><text:s/>- <text:s text:c="2"/></text:p>
          </table:table-cell>
          <table:table-cell table:formula="of:=IF([.K596]=&quot;T_ex&quot;;[.L596]*([.I596]-[.$I$35])*[.$D$22];0)" office:value-type="float" office:value="0" calcext:value-type="float">
            <text:p><text:s/>- <text:s text:c="2"/></text:p>
          </table:table-cell>
          <table:table-cell table:formula="of:=IF([.K596]=&quot;yes&quot;;[.J596]*[.L596]*(0.05)*[.$D$21];0)" office:value-type="float" office:value="0" calcext:value-type="float">
            <text:p><text:s/>- <text:s text:c="2"/></text:p>
          </table:table-cell>
          <table:table-cell table:formula="of:=IF([.K596]=&quot;yes&quot;;[.J596]*[.L59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14007057324444" calcext:value-type="percentage">
            <text:p>6.1401%</text:p>
          </table:table-cell>
          <table:table-cell office:value-type="float" office:value="0.549185667752443" calcext:value-type="float">
            <text:p>0.55</text:p>
          </table:table-cell>
          <table:table-cell office:value-type="percentage" office:value="0.0513823057342344" calcext:value-type="percentage">
            <text:p>5.1382%</text:p>
          </table:table-cell>
          <table:table-cell office:value-type="percentage" office:value="0.0644136565701339" calcext:value-type="percentage">
            <text:p>6.4414%</text:p>
          </table:table-cell>
          <table:table-cell office:value-type="percentage" office:value="0.0537280857624902" calcext:value-type="percentage">
            <text:p>5.3728%</text:p>
          </table:table-cell>
          <table:table-cell office:value-type="percentage" office:value="0.0916172939846148" calcext:value-type="percentage">
            <text:p>9.1617%</text:p>
          </table:table-cell>
          <table:table-cell table:formula="of:=MAX((1-[.I597]/(1-[.$D$25]));0)" office:value-type="float" office:value="0.86911815145055" calcext:value-type="float">
            <text:p><text:s/>0.8691 </text:p>
          </table:table-cell>
          <table:table-cell/>
          <table:table-cell table:formula="of:=EXP(-[.E597]*[.$D$23])" office:value-type="float" office:value="0.946562226429597" calcext:value-type="float">
            <text:p><text:s/>0.9466 </text:p>
          </table:table-cell>
          <table:table-cell table:formula="of:=IF([.K597]=&quot;yes&quot;;[.L597]*[.$D$22]*([.I597]-[.I596]);0)" office:value-type="float" office:value="0" calcext:value-type="float">
            <text:p><text:s/>- <text:s text:c="2"/></text:p>
          </table:table-cell>
          <table:table-cell table:formula="of:=IF([.K597]=&quot;T_ex&quot;;[.L597]*([.I597]-[.$I$35])*[.$D$22];0)" office:value-type="float" office:value="0" calcext:value-type="float">
            <text:p><text:s/>- <text:s text:c="2"/></text:p>
          </table:table-cell>
          <table:table-cell table:formula="of:=IF([.K597]=&quot;yes&quot;;[.J597]*[.L597]*(0.05)*[.$D$21];0)" office:value-type="float" office:value="0" calcext:value-type="float">
            <text:p><text:s/>- <text:s text:c="2"/></text:p>
          </table:table-cell>
          <table:table-cell table:formula="of:=IF([.K597]=&quot;yes&quot;;[.J597]*[.L59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1794005944716" calcext:value-type="percentage">
            <text:p>6.1794%</text:p>
          </table:table-cell>
          <table:table-cell office:value-type="float" office:value="0.550162866449511" calcext:value-type="float">
            <text:p>0.55</text:p>
          </table:table-cell>
          <table:table-cell table:style-name="ce11" office:value-type="percentage" office:value="0.05168670694662" calcext:value-type="percentage">
            <text:p>5.17%</text:p>
          </table:table-cell>
          <table:table-cell table:style-name="ce11" office:value-type="percentage" office:value="0.0648808586264539" calcext:value-type="percentage">
            <text:p>6.49%</text:p>
          </table:table-cell>
          <table:table-cell table:style-name="ce11" office:value-type="percentage" office:value="0.0540344577802285" calcext:value-type="percentage">
            <text:p>5.40%</text:p>
          </table:table-cell>
          <table:table-cell table:style-name="ce11" office:value-type="percentage" office:value="0.0921425476970686" calcext:value-type="percentage">
            <text:p>9.21%</text:p>
          </table:table-cell>
          <table:table-cell table:formula="of:=MAX((1-[.I598]/(1-[.$D$25]));0)" office:value-type="float" office:value="0.868367789004188" calcext:value-type="float">
            <text:p><text:s/>0.8684 </text:p>
          </table:table-cell>
          <table:table-cell office:value-type="string" calcext:value-type="string">
            <text:p>yes</text:p>
          </table:table-cell>
          <table:table-cell table:formula="of:=EXP(-[.E598]*[.$D$23])" office:value-type="float" office:value="0.946469733011457" calcext:value-type="float">
            <text:p><text:s/>0.9465 </text:p>
          </table:table-cell>
          <table:table-cell table:style-name="ce12" table:formula="of:=IF([.K598]=&quot;yes&quot;;[.L598]*[.$D$22]*([.I598]-[.I547]);0)" office:value-type="float" office:value="0.0273833044271069" calcext:value-type="float">
            <text:p><text:s/>0.0274 </text:p>
          </table:table-cell>
          <table:table-cell table:formula="of:=IF([.K598]=&quot;T_ex&quot;;[.L598]*([.I598]-[.$I$35])*[.$D$22];0)" office:value-type="float" office:value="0" calcext:value-type="float">
            <text:p><text:s/>- <text:s text:c="2"/></text:p>
          </table:table-cell>
          <table:table-cell table:style-name="ce12" table:formula="of:=IF([.K598]=&quot;yes&quot;;[.J598]*[.L598]*([.E598]-[.E547])*[.$D$21];0)" office:value-type="float" office:value="0.0183061139523577" calcext:value-type="float">
            <text:p><text:s/>0.0183 </text:p>
          </table:table-cell>
          <table:table-cell table:style-name="ce12" table:formula="of:=IF([.K598]=&quot;yes&quot;;[.J598]*[.L598]*([.E598]-[.E547]);0)" office:value-type="float" office:value="0.0409603341695189" calcext:value-type="float">
            <text:p><text:s/>0.0410 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0621867695917826" calcext:value-type="percentage">
            <text:p>6.2187%</text:p>
          </table:table-cell>
          <table:table-cell office:value-type="float" office:value="0.55114006514658" calcext:value-type="float">
            <text:p>0.55</text:p>
          </table:table-cell>
          <table:table-cell office:value-type="percentage" office:value="0.0519946865731604" calcext:value-type="percentage">
            <text:p>5.1995%</text:p>
          </table:table-cell>
          <table:table-cell office:value-type="percentage" office:value="0.0653479140700472" calcext:value-type="percentage">
            <text:p>6.5348%</text:p>
          </table:table-cell>
          <table:table-cell office:value-type="percentage" office:value="0.0543457838403706" calcext:value-type="percentage">
            <text:p>5.4346%</text:p>
          </table:table-cell>
          <table:table-cell office:value-type="percentage" office:value="0.0926359265787395" calcext:value-type="percentage">
            <text:p>9.2636%</text:p>
          </table:table-cell>
          <table:table-cell table:formula="of:=MAX((1-[.I599]/(1-[.$D$25]));0)" office:value-type="float" office:value="0.867662962030372" calcext:value-type="float">
            <text:p><text:s/>0.8677 </text:p>
          </table:table-cell>
          <table:table-cell/>
          <table:table-cell table:formula="of:=EXP(-[.E599]*[.$D$23])" office:value-type="float" office:value="0.94637724863132" calcext:value-type="float">
            <text:p><text:s/>0.9464 </text:p>
          </table:table-cell>
          <table:table-cell table:formula="of:=IF([.K599]=&quot;yes&quot;;[.L599]*[.$D$22]*([.I599]-[.I598]);0)" office:value-type="float" office:value="0" calcext:value-type="float">
            <text:p><text:s/>- <text:s text:c="2"/></text:p>
          </table:table-cell>
          <table:table-cell table:formula="of:=IF([.K599]=&quot;T_ex&quot;;[.L599]*([.I599]-[.$I$35])*[.$D$22];0)" office:value-type="float" office:value="0" calcext:value-type="float">
            <text:p><text:s/>- <text:s text:c="2"/></text:p>
          </table:table-cell>
          <table:table-cell table:formula="of:=IF([.K599]=&quot;yes&quot;;[.J599]*[.L599]*(0.05)*[.$D$21];0)" office:value-type="float" office:value="0" calcext:value-type="float">
            <text:p><text:s/>- <text:s text:c="2"/></text:p>
          </table:table-cell>
          <table:table-cell table:formula="of:=IF([.K599]=&quot;yes&quot;;[.J599]*[.L59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25813560323818" calcext:value-type="percentage">
            <text:p>6.2581%</text:p>
          </table:table-cell>
          <table:table-cell office:value-type="float" office:value="0.552117263843648" calcext:value-type="float">
            <text:p>0.55</text:p>
          </table:table-cell>
          <table:table-cell office:value-type="percentage" office:value="0.0522949953543824" calcext:value-type="percentage">
            <text:p>5.2295%</text:p>
          </table:table-cell>
          <table:table-cell office:value-type="percentage" office:value="0.0658191329873059" calcext:value-type="percentage">
            <text:p>6.5819%</text:p>
          </table:table-cell>
          <table:table-cell office:value-type="percentage" office:value="0.0546634418803579" calcext:value-type="percentage">
            <text:p>5.4663%</text:p>
          </table:table-cell>
          <table:table-cell office:value-type="percentage" office:value="0.093106624902066" calcext:value-type="percentage">
            <text:p>9.3107%</text:p>
          </table:table-cell>
          <table:table-cell table:formula="of:=MAX((1-[.I600]/(1-[.$D$25]));0)" office:value-type="float" office:value="0.866990535854191" calcext:value-type="float">
            <text:p><text:s/>0.8670 </text:p>
          </table:table-cell>
          <table:table-cell/>
          <table:table-cell table:formula="of:=EXP(-[.E600]*[.$D$23])" office:value-type="float" office:value="0.946284773288303" calcext:value-type="float">
            <text:p><text:s/>0.9463 </text:p>
          </table:table-cell>
          <table:table-cell table:formula="of:=IF([.K600]=&quot;yes&quot;;[.L600]*[.$D$22]*([.I600]-[.I599]);0)" office:value-type="float" office:value="0" calcext:value-type="float">
            <text:p><text:s/>- <text:s text:c="2"/></text:p>
          </table:table-cell>
          <table:table-cell table:formula="of:=IF([.K600]=&quot;T_ex&quot;;[.L600]*([.I600]-[.$I$35])*[.$D$22];0)" office:value-type="float" office:value="0" calcext:value-type="float">
            <text:p><text:s/>- <text:s text:c="2"/></text:p>
          </table:table-cell>
          <table:table-cell table:formula="of:=IF([.K600]=&quot;yes&quot;;[.J600]*[.L600]*(0.05)*[.$D$21];0)" office:value-type="float" office:value="0" calcext:value-type="float">
            <text:p><text:s/>- <text:s text:c="2"/></text:p>
          </table:table-cell>
          <table:table-cell table:formula="of:=IF([.K600]=&quot;yes&quot;;[.J600]*[.L60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29686025017638" calcext:value-type="percentage">
            <text:p>6.2969%</text:p>
          </table:table-cell>
          <table:table-cell office:value-type="float" office:value="0.553094462540717" calcext:value-type="float">
            <text:p>0.55</text:p>
          </table:table-cell>
          <table:table-cell office:value-type="percentage" office:value="0.0525999351336067" calcext:value-type="percentage">
            <text:p>5.2600%</text:p>
          </table:table-cell>
          <table:table-cell office:value-type="percentage" office:value="0.0663017054652234" calcext:value-type="percentage">
            <text:p>6.6302%</text:p>
          </table:table-cell>
          <table:table-cell office:value-type="percentage" office:value="0.0549747860398549" calcext:value-type="percentage">
            <text:p>5.4975%</text:p>
          </table:table-cell>
          <table:table-cell office:value-type="percentage" office:value="0.0935763074410092" calcext:value-type="percentage">
            <text:p>9.3576%</text:p>
          </table:table-cell>
          <table:table-cell table:formula="of:=MAX((1-[.I601]/(1-[.$D$25]));0)" office:value-type="float" office:value="0.866319560798558" calcext:value-type="float">
            <text:p><text:s/>0.8663 </text:p>
          </table:table-cell>
          <table:table-cell/>
          <table:table-cell table:formula="of:=EXP(-[.E601]*[.$D$23])" office:value-type="float" office:value="0.946192306981523" calcext:value-type="float">
            <text:p><text:s/>0.9462 </text:p>
          </table:table-cell>
          <table:table-cell table:formula="of:=IF([.K601]=&quot;yes&quot;;[.L601]*[.$D$22]*([.I601]-[.I600]);0)" office:value-type="float" office:value="0" calcext:value-type="float">
            <text:p><text:s/>- <text:s text:c="2"/></text:p>
          </table:table-cell>
          <table:table-cell table:formula="of:=IF([.K601]=&quot;T_ex&quot;;[.L601]*([.I601]-[.$I$35])*[.$D$22];0)" office:value-type="float" office:value="0" calcext:value-type="float">
            <text:p><text:s/>- <text:s text:c="2"/></text:p>
          </table:table-cell>
          <table:table-cell table:formula="of:=IF([.K601]=&quot;yes&quot;;[.J601]*[.L601]*(0.05)*[.$D$21];0)" office:value-type="float" office:value="0" calcext:value-type="float">
            <text:p><text:s/>- <text:s text:c="2"/></text:p>
          </table:table-cell>
          <table:table-cell table:formula="of:=IF([.K601]=&quot;yes&quot;;[.J601]*[.L60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33659646156693" calcext:value-type="percentage">
            <text:p>6.3366%</text:p>
          </table:table-cell>
          <table:table-cell office:value-type="float" office:value="0.554071661237785" calcext:value-type="float">
            <text:p>0.55</text:p>
          </table:table-cell>
          <table:table-cell office:value-type="percentage" office:value="0.0529019436730934" calcext:value-type="percentage">
            <text:p>5.2902%</text:p>
          </table:table-cell>
          <table:table-cell office:value-type="percentage" office:value="0.066777467665375" calcext:value-type="percentage">
            <text:p>6.6777%</text:p>
          </table:table-cell>
          <table:table-cell office:value-type="percentage" office:value="0.0552883438349552" calcext:value-type="percentage">
            <text:p>5.5288%</text:p>
          </table:table-cell>
          <table:table-cell office:value-type="percentage" office:value="0.094057510578205" calcext:value-type="percentage">
            <text:p>9.4058%</text:p>
          </table:table-cell>
          <table:table-cell table:formula="of:=MAX((1-[.I602]/(1-[.$D$25]));0)" office:value-type="float" office:value="0.865632127745421" calcext:value-type="float">
            <text:p><text:s/>0.8656 </text:p>
          </table:table-cell>
          <table:table-cell/>
          <table:table-cell table:formula="of:=EXP(-[.E602]*[.$D$23])" office:value-type="float" office:value="0.946099849710097" calcext:value-type="float">
            <text:p><text:s/>0.9461 </text:p>
          </table:table-cell>
          <table:table-cell table:formula="of:=IF([.K602]=&quot;yes&quot;;[.L602]*[.$D$22]*([.I602]-[.I601]);0)" office:value-type="float" office:value="0" calcext:value-type="float">
            <text:p><text:s/>- <text:s text:c="2"/></text:p>
          </table:table-cell>
          <table:table-cell table:formula="of:=IF([.K602]=&quot;T_ex&quot;;[.L602]*([.I602]-[.$I$35])*[.$D$22];0)" office:value-type="float" office:value="0" calcext:value-type="float">
            <text:p><text:s/>- <text:s text:c="2"/></text:p>
          </table:table-cell>
          <table:table-cell table:formula="of:=IF([.K602]=&quot;yes&quot;;[.J602]*[.L602]*(0.05)*[.$D$21];0)" office:value-type="float" office:value="0" calcext:value-type="float">
            <text:p><text:s/>- <text:s text:c="2"/></text:p>
          </table:table-cell>
          <table:table-cell table:formula="of:=IF([.K602]=&quot;yes&quot;;[.J602]*[.L60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37552180059772" calcext:value-type="percentage">
            <text:p>6.3755%</text:p>
          </table:table-cell>
          <table:table-cell office:value-type="float" office:value="0.555048859934853" calcext:value-type="float">
            <text:p>0.56</text:p>
          </table:table-cell>
          <table:table-cell office:value-type="percentage" office:value="0.0532056807896149" calcext:value-type="percentage">
            <text:p>5.3206%</text:p>
          </table:table-cell>
          <table:table-cell office:value-type="percentage" office:value="0.0672441217001971" calcext:value-type="percentage">
            <text:p>6.7244%</text:p>
          </table:table-cell>
          <table:table-cell office:value-type="percentage" office:value="0.0555951738996051" calcext:value-type="percentage">
            <text:p>5.5595%</text:p>
          </table:table-cell>
          <table:table-cell office:value-type="percentage" office:value="0.0944853739607105" calcext:value-type="percentage">
            <text:p>9.4485%</text:p>
          </table:table-cell>
          <table:table-cell table:formula="of:=MAX((1-[.I603]/(1-[.$D$25]));0)" office:value-type="float" office:value="0.865020894341842" calcext:value-type="float">
            <text:p><text:s/>0.8650 </text:p>
          </table:table-cell>
          <table:table-cell/>
          <table:table-cell table:formula="of:=EXP(-[.E603]*[.$D$23])" office:value-type="float" office:value="0.946007401473142" calcext:value-type="float">
            <text:p><text:s/>0.9460 </text:p>
          </table:table-cell>
          <table:table-cell table:formula="of:=IF([.K603]=&quot;yes&quot;;[.L603]*[.$D$22]*([.I603]-[.I602]);0)" office:value-type="float" office:value="0" calcext:value-type="float">
            <text:p><text:s/>- <text:s text:c="2"/></text:p>
          </table:table-cell>
          <table:table-cell table:formula="of:=IF([.K603]=&quot;T_ex&quot;;[.L603]*([.I603]-[.$I$35])*[.$D$22];0)" office:value-type="float" office:value="0" calcext:value-type="float">
            <text:p><text:s/>- <text:s text:c="2"/></text:p>
          </table:table-cell>
          <table:table-cell table:formula="of:=IF([.K603]=&quot;yes&quot;;[.J603]*[.L603]*(0.05)*[.$D$21];0)" office:value-type="float" office:value="0" calcext:value-type="float">
            <text:p><text:s/>- <text:s text:c="2"/></text:p>
          </table:table-cell>
          <table:table-cell table:formula="of:=IF([.K603]=&quot;yes&quot;;[.J603]*[.L60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41655261846475" calcext:value-type="percentage">
            <text:p>6.4166%</text:p>
          </table:table-cell>
          <table:table-cell office:value-type="float" office:value="0.556026058631922" calcext:value-type="float">
            <text:p>0.56</text:p>
          </table:table-cell>
          <table:table-cell office:value-type="percentage" office:value="0.0535070251501372" calcext:value-type="percentage">
            <text:p>5.3507%</text:p>
          </table:table-cell>
          <table:table-cell office:value-type="percentage" office:value="0.0677191518365432" calcext:value-type="percentage">
            <text:p>6.7719%</text:p>
          </table:table-cell>
          <table:table-cell office:value-type="percentage" office:value="0.0559062310342911" calcext:value-type="percentage">
            <text:p>5.5906%</text:p>
          </table:table-cell>
          <table:table-cell office:value-type="percentage" office:value="0.0949716246853867" calcext:value-type="percentage">
            <text:p>9.4972%</text:p>
          </table:table-cell>
          <table:table-cell table:formula="of:=MAX((1-[.I604]/(1-[.$D$25]));0)" office:value-type="float" office:value="0.864326250449447" calcext:value-type="float">
            <text:p><text:s/>0.8643 </text:p>
          </table:table-cell>
          <table:table-cell/>
          <table:table-cell table:formula="of:=EXP(-[.E604]*[.$D$23])" office:value-type="float" office:value="0.945914962269775" calcext:value-type="float">
            <text:p><text:s/>0.9459 </text:p>
          </table:table-cell>
          <table:table-cell table:formula="of:=IF([.K604]=&quot;yes&quot;;[.L604]*[.$D$22]*([.I604]-[.I603]);0)" office:value-type="float" office:value="0" calcext:value-type="float">
            <text:p><text:s/>- <text:s text:c="2"/></text:p>
          </table:table-cell>
          <table:table-cell table:formula="of:=IF([.K604]=&quot;T_ex&quot;;[.L604]*([.I604]-[.$I$35])*[.$D$22];0)" office:value-type="float" office:value="0" calcext:value-type="float">
            <text:p><text:s/>- <text:s text:c="2"/></text:p>
          </table:table-cell>
          <table:table-cell table:formula="of:=IF([.K604]=&quot;yes&quot;;[.J604]*[.L604]*(0.05)*[.$D$21];0)" office:value-type="float" office:value="0" calcext:value-type="float">
            <text:p><text:s/>- <text:s text:c="2"/></text:p>
          </table:table-cell>
          <table:table-cell table:formula="of:=IF([.K604]=&quot;yes&quot;;[.J604]*[.L60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45746239155188" calcext:value-type="percentage">
            <text:p>6.4575%</text:p>
          </table:table-cell>
          <table:table-cell office:value-type="float" office:value="0.55700325732899" calcext:value-type="float">
            <text:p>0.56</text:p>
          </table:table-cell>
          <table:table-cell office:value-type="percentage" office:value="0.0538031068218896" calcext:value-type="percentage">
            <text:p>5.3803%</text:p>
          </table:table-cell>
          <table:table-cell office:value-type="percentage" office:value="0.0682106056390927" calcext:value-type="percentage">
            <text:p>6.8211%</text:p>
          </table:table-cell>
          <table:table-cell office:value-type="percentage" office:value="0.0562206159120515" calcext:value-type="percentage">
            <text:p>5.6221%</text:p>
          </table:table-cell>
          <table:table-cell office:value-type="percentage" office:value="0.0954425619794797" calcext:value-type="percentage">
            <text:p>9.5443%</text:p>
          </table:table-cell>
          <table:table-cell table:formula="of:=MAX((1-[.I605]/(1-[.$D$25]));0)" office:value-type="float" office:value="0.863653482886458" calcext:value-type="float">
            <text:p><text:s/>0.8637 </text:p>
          </table:table-cell>
          <table:table-cell/>
          <table:table-cell table:formula="of:=EXP(-[.E605]*[.$D$23])" office:value-type="float" office:value="0.945822532099114" calcext:value-type="float">
            <text:p><text:s/>0.9458 </text:p>
          </table:table-cell>
          <table:table-cell table:formula="of:=IF([.K605]=&quot;yes&quot;;[.L605]*[.$D$22]*([.I605]-[.I604]);0)" office:value-type="float" office:value="0" calcext:value-type="float">
            <text:p><text:s/>- <text:s text:c="2"/></text:p>
          </table:table-cell>
          <table:table-cell table:formula="of:=IF([.K605]=&quot;T_ex&quot;;[.L605]*([.I605]-[.$I$35])*[.$D$22];0)" office:value-type="float" office:value="0" calcext:value-type="float">
            <text:p><text:s/>- <text:s text:c="2"/></text:p>
          </table:table-cell>
          <table:table-cell table:formula="of:=IF([.K605]=&quot;yes&quot;;[.J605]*[.L605]*(0.05)*[.$D$21];0)" office:value-type="float" office:value="0" calcext:value-type="float">
            <text:p><text:s/>- <text:s text:c="2"/></text:p>
          </table:table-cell>
          <table:table-cell table:formula="of:=IF([.K605]=&quot;yes&quot;;[.J605]*[.L60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49754416025876" calcext:value-type="percentage">
            <text:p>6.4975%</text:p>
          </table:table-cell>
          <table:table-cell office:value-type="float" office:value="0.557980456026059" calcext:value-type="float">
            <text:p>0.56</text:p>
          </table:table-cell>
          <table:table-cell office:value-type="percentage" office:value="0.0540995804800473" calcext:value-type="percentage">
            <text:p>5.4100%</text:p>
          </table:table-cell>
          <table:table-cell office:value-type="percentage" office:value="0.0686979556946931" calcext:value-type="percentage">
            <text:p>6.8698%</text:p>
          </table:table-cell>
          <table:table-cell office:value-type="percentage" office:value="0.0565320388769764" calcext:value-type="percentage">
            <text:p>5.6532%</text:p>
          </table:table-cell>
          <table:table-cell office:value-type="percentage" office:value="0.09589405762598" calcext:value-type="percentage">
            <text:p>9.5894%</text:p>
          </table:table-cell>
          <table:table-cell table:formula="of:=MAX((1-[.I606]/(1-[.$D$25]));0)" office:value-type="float" office:value="0.863008489105743" calcext:value-type="float">
            <text:p><text:s/>0.8630 </text:p>
          </table:table-cell>
          <table:table-cell/>
          <table:table-cell table:formula="of:=EXP(-[.E606]*[.$D$23])" office:value-type="float" office:value="0.945730110960276" calcext:value-type="float">
            <text:p><text:s/>0.9457 </text:p>
          </table:table-cell>
          <table:table-cell table:formula="of:=IF([.K606]=&quot;yes&quot;;[.L606]*[.$D$22]*([.I606]-[.I605]);0)" office:value-type="float" office:value="0" calcext:value-type="float">
            <text:p><text:s/>- <text:s text:c="2"/></text:p>
          </table:table-cell>
          <table:table-cell table:formula="of:=IF([.K606]=&quot;T_ex&quot;;[.L606]*([.I606]-[.$I$35])*[.$D$22];0)" office:value-type="float" office:value="0" calcext:value-type="float">
            <text:p><text:s/>- <text:s text:c="2"/></text:p>
          </table:table-cell>
          <table:table-cell table:formula="of:=IF([.K606]=&quot;yes&quot;;[.J606]*[.L606]*(0.05)*[.$D$21];0)" office:value-type="float" office:value="0" calcext:value-type="float">
            <text:p><text:s/>- <text:s text:c="2"/></text:p>
          </table:table-cell>
          <table:table-cell table:formula="of:=IF([.K606]=&quot;yes&quot;;[.J606]*[.L60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53699107043316" calcext:value-type="percentage">
            <text:p>6.5370%</text:p>
          </table:table-cell>
          <table:table-cell office:value-type="float" office:value="0.558957654723127" calcext:value-type="float">
            <text:p>0.56</text:p>
          </table:table-cell>
          <table:table-cell office:value-type="percentage" office:value="0.0544040049366865" calcext:value-type="percentage">
            <text:p>5.4404%</text:p>
          </table:table-cell>
          <table:table-cell office:value-type="percentage" office:value="0.0691728270817191" calcext:value-type="percentage">
            <text:p>6.9173%</text:p>
          </table:table-cell>
          <table:table-cell office:value-type="percentage" office:value="0.0568415305932294" calcext:value-type="percentage">
            <text:p>5.6842%</text:p>
          </table:table-cell>
          <table:table-cell office:value-type="percentage" office:value="0.0963543958650064" calcext:value-type="percentage">
            <text:p>9.6354%</text:p>
          </table:table-cell>
          <table:table-cell table:formula="of:=MAX((1-[.I607]/(1-[.$D$25]));0)" office:value-type="float" office:value="0.862350863049991" calcext:value-type="float">
            <text:p><text:s/>0.8624 </text:p>
          </table:table-cell>
          <table:table-cell/>
          <table:table-cell table:formula="of:=EXP(-[.E607]*[.$D$23])" office:value-type="float" office:value="0.945637698852378" calcext:value-type="float">
            <text:p><text:s/>0.9456 </text:p>
          </table:table-cell>
          <table:table-cell table:formula="of:=IF([.K607]=&quot;yes&quot;;[.L607]*[.$D$22]*([.I607]-[.I606]);0)" office:value-type="float" office:value="0" calcext:value-type="float">
            <text:p><text:s/>- <text:s text:c="2"/></text:p>
          </table:table-cell>
          <table:table-cell table:formula="of:=IF([.K607]=&quot;T_ex&quot;;[.L607]*([.I607]-[.$I$35])*[.$D$22];0)" office:value-type="float" office:value="0" calcext:value-type="float">
            <text:p><text:s/>- <text:s text:c="2"/></text:p>
          </table:table-cell>
          <table:table-cell table:formula="of:=IF([.K607]=&quot;yes&quot;;[.J607]*[.L607]*(0.05)*[.$D$21];0)" office:value-type="float" office:value="0" calcext:value-type="float">
            <text:p><text:s/>- <text:s text:c="2"/></text:p>
          </table:table-cell>
          <table:table-cell table:formula="of:=IF([.K607]=&quot;yes&quot;;[.J607]*[.L60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57686168273169" calcext:value-type="percentage">
            <text:p>6.5769%</text:p>
          </table:table-cell>
          <table:table-cell office:value-type="float" office:value="0.559934853420195" calcext:value-type="float">
            <text:p>0.56</text:p>
          </table:table-cell>
          <table:table-cell office:value-type="percentage" office:value="0.0546998970879604" calcext:value-type="percentage">
            <text:p>5.4700%</text:p>
          </table:table-cell>
          <table:table-cell office:value-type="percentage" office:value="0.0696470783750666" calcext:value-type="percentage">
            <text:p>6.9647%</text:p>
          </table:table-cell>
          <table:table-cell office:value-type="percentage" office:value="0.057152976633482" calcext:value-type="percentage">
            <text:p>5.7153%</text:p>
          </table:table-cell>
          <table:table-cell office:value-type="percentage" office:value="0.0968166280955207" calcext:value-type="percentage">
            <text:p>9.6817%</text:p>
          </table:table-cell>
          <table:table-cell table:formula="of:=MAX((1-[.I608]/(1-[.$D$25]));0)" office:value-type="float" office:value="0.861690531292113" calcext:value-type="float">
            <text:p><text:s/>0.8617 </text:p>
          </table:table-cell>
          <table:table-cell/>
          <table:table-cell table:formula="of:=EXP(-[.E608]*[.$D$23])" office:value-type="float" office:value="0.945545295774538" calcext:value-type="float">
            <text:p><text:s/>0.9455 </text:p>
          </table:table-cell>
          <table:table-cell table:formula="of:=IF([.K608]=&quot;yes&quot;;[.L608]*[.$D$22]*([.I608]-[.I607]);0)" office:value-type="float" office:value="0" calcext:value-type="float">
            <text:p><text:s/>- <text:s text:c="2"/></text:p>
          </table:table-cell>
          <table:table-cell table:formula="of:=IF([.K608]=&quot;T_ex&quot;;[.L608]*([.I608]-[.$I$35])*[.$D$22];0)" office:value-type="float" office:value="0" calcext:value-type="float">
            <text:p><text:s/>- <text:s text:c="2"/></text:p>
          </table:table-cell>
          <table:table-cell table:formula="of:=IF([.K608]=&quot;yes&quot;;[.J608]*[.L608]*(0.05)*[.$D$21];0)" office:value-type="float" office:value="0" calcext:value-type="float">
            <text:p><text:s/>- <text:s text:c="2"/></text:p>
          </table:table-cell>
          <table:table-cell table:formula="of:=IF([.K608]=&quot;yes&quot;;[.J608]*[.L60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61779525064241" calcext:value-type="percentage">
            <text:p>6.6178%</text:p>
          </table:table-cell>
          <table:table-cell office:value-type="float" office:value="0.560912052117264" calcext:value-type="float">
            <text:p>0.56</text:p>
          </table:table-cell>
          <table:table-cell office:value-type="percentage" office:value="0.0550031534215794" calcext:value-type="percentage">
            <text:p>5.5003%</text:p>
          </table:table-cell>
          <table:table-cell office:value-type="percentage" office:value="0.0701187606248082" calcext:value-type="percentage">
            <text:p>7.0119%</text:p>
          </table:table-cell>
          <table:table-cell office:value-type="percentage" office:value="0.0574714329511456" calcext:value-type="percentage">
            <text:p>5.7471%</text:p>
          </table:table-cell>
          <table:table-cell office:value-type="percentage" office:value="0.0972898493152087" calcext:value-type="percentage">
            <text:p>9.7290%</text:p>
          </table:table-cell>
          <table:table-cell table:formula="of:=MAX((1-[.I609]/(1-[.$D$25]));0)" office:value-type="float" office:value="0.861014500978273" calcext:value-type="float">
            <text:p><text:s/>0.8610 </text:p>
          </table:table-cell>
          <table:table-cell/>
          <table:table-cell table:formula="of:=EXP(-[.E609]*[.$D$23])" office:value-type="float" office:value="0.945452901725874" calcext:value-type="float">
            <text:p><text:s/>0.9455 </text:p>
          </table:table-cell>
          <table:table-cell table:formula="of:=IF([.K609]=&quot;yes&quot;;[.L609]*[.$D$22]*([.I609]-[.I608]);0)" office:value-type="float" office:value="0" calcext:value-type="float">
            <text:p><text:s/>- <text:s text:c="2"/></text:p>
          </table:table-cell>
          <table:table-cell table:formula="of:=IF([.K609]=&quot;T_ex&quot;;[.L609]*([.I609]-[.$I$35])*[.$D$22];0)" office:value-type="float" office:value="0" calcext:value-type="float">
            <text:p><text:s/>- <text:s text:c="2"/></text:p>
          </table:table-cell>
          <table:table-cell table:formula="of:=IF([.K609]=&quot;yes&quot;;[.J609]*[.L609]*(0.05)*[.$D$21];0)" office:value-type="float" office:value="0" calcext:value-type="float">
            <text:p><text:s/>- <text:s text:c="2"/></text:p>
          </table:table-cell>
          <table:table-cell table:formula="of:=IF([.K609]=&quot;yes&quot;;[.J609]*[.L60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65818489937356" calcext:value-type="percentage">
            <text:p>6.6582%</text:p>
          </table:table-cell>
          <table:table-cell office:value-type="float" office:value="0.561889250814332" calcext:value-type="float">
            <text:p>0.56</text:p>
          </table:table-cell>
          <table:table-cell office:value-type="percentage" office:value="0.055306205742748" calcext:value-type="percentage">
            <text:p>5.5306%</text:p>
          </table:table-cell>
          <table:table-cell office:value-type="percentage" office:value="0.0706287698735143" calcext:value-type="percentage">
            <text:p>7.0629%</text:p>
          </table:table-cell>
          <table:table-cell office:value-type="percentage" office:value="0.0577931342938327" calcext:value-type="percentage">
            <text:p>5.7793%</text:p>
          </table:table-cell>
          <table:table-cell office:value-type="percentage" office:value="0.0978145069088086" calcext:value-type="percentage">
            <text:p>9.7815%</text:p>
          </table:table-cell>
          <table:table-cell table:formula="of:=MAX((1-[.I610]/(1-[.$D$25]));0)" office:value-type="float" office:value="0.860264990130273" calcext:value-type="float">
            <text:p><text:s/>0.8603 </text:p>
          </table:table-cell>
          <table:table-cell/>
          <table:table-cell table:formula="of:=EXP(-[.E610]*[.$D$23])" office:value-type="float" office:value="0.945360516705503" calcext:value-type="float">
            <text:p><text:s/>0.9454 </text:p>
          </table:table-cell>
          <table:table-cell table:formula="of:=IF([.K610]=&quot;yes&quot;;[.L610]*[.$D$22]*([.I610]-[.I609]);0)" office:value-type="float" office:value="0" calcext:value-type="float">
            <text:p><text:s/>- <text:s text:c="2"/></text:p>
          </table:table-cell>
          <table:table-cell table:formula="of:=IF([.K610]=&quot;T_ex&quot;;[.L610]*([.I610]-[.$I$35])*[.$D$22];0)" office:value-type="float" office:value="0" calcext:value-type="float">
            <text:p><text:s/>- <text:s text:c="2"/></text:p>
          </table:table-cell>
          <table:table-cell table:formula="of:=IF([.K610]=&quot;yes&quot;;[.J610]*[.L610]*(0.05)*[.$D$21];0)" office:value-type="float" office:value="0" calcext:value-type="float">
            <text:p><text:s/>- <text:s text:c="2"/></text:p>
          </table:table-cell>
          <table:table-cell table:formula="of:=IF([.K610]=&quot;yes&quot;;[.J610]*[.L61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69838911265091" calcext:value-type="percentage">
            <text:p>6.6984%</text:p>
          </table:table-cell>
          <table:table-cell office:value-type="float" office:value="0.562866449511401" calcext:value-type="float">
            <text:p>0.56</text:p>
          </table:table-cell>
          <table:table-cell office:value-type="percentage" office:value="0.0556033056498073" calcext:value-type="percentage">
            <text:p>5.5603%</text:p>
          </table:table-cell>
          <table:table-cell office:value-type="percentage" office:value="0.0711465125512617" calcext:value-type="percentage">
            <text:p>7.1147%</text:p>
          </table:table-cell>
          <table:table-cell office:value-type="percentage" office:value="0.0581112230681708" calcext:value-type="percentage">
            <text:p>5.8111%</text:p>
          </table:table-cell>
          <table:table-cell office:value-type="percentage" office:value="0.0984224991015465" calcext:value-type="percentage">
            <text:p>9.8422%</text:p>
          </table:table-cell>
          <table:table-cell table:formula="of:=MAX((1-[.I611]/(1-[.$D$25]));0)" office:value-type="float" office:value="0.859396429854934" calcext:value-type="float">
            <text:p><text:s/>0.8594 </text:p>
          </table:table-cell>
          <table:table-cell/>
          <table:table-cell table:formula="of:=EXP(-[.E611]*[.$D$23])" office:value-type="float" office:value="0.945268140712543" calcext:value-type="float">
            <text:p><text:s/>0.9453 </text:p>
          </table:table-cell>
          <table:table-cell table:formula="of:=IF([.K611]=&quot;yes&quot;;[.L611]*[.$D$22]*([.I611]-[.I610]);0)" office:value-type="float" office:value="0" calcext:value-type="float">
            <text:p><text:s/>- <text:s text:c="2"/></text:p>
          </table:table-cell>
          <table:table-cell table:formula="of:=IF([.K611]=&quot;T_ex&quot;;[.L611]*([.I611]-[.$I$35])*[.$D$22];0)" office:value-type="float" office:value="0" calcext:value-type="float">
            <text:p><text:s/>- <text:s text:c="2"/></text:p>
          </table:table-cell>
          <table:table-cell table:formula="of:=IF([.K611]=&quot;yes&quot;;[.J611]*[.L611]*(0.05)*[.$D$21];0)" office:value-type="float" office:value="0" calcext:value-type="float">
            <text:p><text:s/>- <text:s text:c="2"/></text:p>
          </table:table-cell>
          <table:table-cell table:formula="of:=IF([.K611]=&quot;yes&quot;;[.J611]*[.L61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73878193173161" calcext:value-type="percentage">
            <text:p>6.7388%</text:p>
          </table:table-cell>
          <table:table-cell office:value-type="float" office:value="0.563843648208469" calcext:value-type="float">
            <text:p>0.56</text:p>
          </table:table-cell>
          <table:table-cell office:value-type="percentage" office:value="0.0559046435290022" calcext:value-type="percentage">
            <text:p>5.5905%</text:p>
          </table:table-cell>
          <table:table-cell office:value-type="percentage" office:value="0.0716777114414074" calcext:value-type="percentage">
            <text:p>7.1678%</text:p>
          </table:table-cell>
          <table:table-cell office:value-type="percentage" office:value="0.058433421239239" calcext:value-type="percentage">
            <text:p>5.8433%</text:p>
          </table:table-cell>
          <table:table-cell office:value-type="percentage" office:value="0.0990224013025833" calcext:value-type="percentage">
            <text:p>9.9022%</text:p>
          </table:table-cell>
          <table:table-cell table:formula="of:=MAX((1-[.I612]/(1-[.$D$25]));0)" office:value-type="float" office:value="0.858539426710595" calcext:value-type="float">
            <text:p><text:s/>0.8585 </text:p>
          </table:table-cell>
          <table:table-cell/>
          <table:table-cell table:formula="of:=EXP(-[.E612]*[.$D$23])" office:value-type="float" office:value="0.945175773746112" calcext:value-type="float">
            <text:p><text:s/>0.9452 </text:p>
          </table:table-cell>
          <table:table-cell table:formula="of:=IF([.K612]=&quot;yes&quot;;[.L612]*[.$D$22]*([.I612]-[.I611]);0)" office:value-type="float" office:value="0" calcext:value-type="float">
            <text:p><text:s/>- <text:s text:c="2"/></text:p>
          </table:table-cell>
          <table:table-cell table:formula="of:=IF([.K612]=&quot;T_ex&quot;;[.L612]*([.I612]-[.$I$35])*[.$D$22];0)" office:value-type="float" office:value="0" calcext:value-type="float">
            <text:p><text:s/>- <text:s text:c="2"/></text:p>
          </table:table-cell>
          <table:table-cell table:formula="of:=IF([.K612]=&quot;yes&quot;;[.J612]*[.L612]*(0.05)*[.$D$21];0)" office:value-type="float" office:value="0" calcext:value-type="float">
            <text:p><text:s/>- <text:s text:c="2"/></text:p>
          </table:table-cell>
          <table:table-cell table:formula="of:=IF([.K612]=&quot;yes&quot;;[.J612]*[.L61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77867458524478" calcext:value-type="percentage">
            <text:p>6.7787%</text:p>
          </table:table-cell>
          <table:table-cell office:value-type="float" office:value="0.564820846905538" calcext:value-type="float">
            <text:p>0.56</text:p>
          </table:table-cell>
          <table:table-cell office:value-type="percentage" office:value="0.0562032667978754" calcext:value-type="percentage">
            <text:p>5.6203%</text:p>
          </table:table-cell>
          <table:table-cell office:value-type="percentage" office:value="0.0722222675357301" calcext:value-type="percentage">
            <text:p>7.2222%</text:p>
          </table:table-cell>
          <table:table-cell office:value-type="percentage" office:value="0.0587573122635208" calcext:value-type="percentage">
            <text:p>5.8757%</text:p>
          </table:table-cell>
          <table:table-cell office:value-type="percentage" office:value="0.0996197257562782" calcext:value-type="percentage">
            <text:p>9.9620%</text:p>
          </table:table-cell>
          <table:table-cell table:formula="of:=MAX((1-[.I613]/(1-[.$D$25]));0)" office:value-type="float" office:value="0.85768610606246" calcext:value-type="float">
            <text:p><text:s/>0.8577 </text:p>
          </table:table-cell>
          <table:table-cell/>
          <table:table-cell table:formula="of:=EXP(-[.E613]*[.$D$23])" office:value-type="float" office:value="0.945083415805328" calcext:value-type="float">
            <text:p><text:s/>0.9451 </text:p>
          </table:table-cell>
          <table:table-cell table:formula="of:=IF([.K613]=&quot;yes&quot;;[.L613]*[.$D$22]*([.I613]-[.I612]);0)" office:value-type="float" office:value="0" calcext:value-type="float">
            <text:p><text:s/>- <text:s text:c="2"/></text:p>
          </table:table-cell>
          <table:table-cell table:formula="of:=IF([.K613]=&quot;T_ex&quot;;[.L613]*([.I613]-[.$I$35])*[.$D$22];0)" office:value-type="float" office:value="0" calcext:value-type="float">
            <text:p><text:s/>- <text:s text:c="2"/></text:p>
          </table:table-cell>
          <table:table-cell table:formula="of:=IF([.K613]=&quot;yes&quot;;[.J613]*[.L613]*(0.05)*[.$D$21];0)" office:value-type="float" office:value="0" calcext:value-type="float">
            <text:p><text:s/>- <text:s text:c="2"/></text:p>
          </table:table-cell>
          <table:table-cell table:formula="of:=IF([.K613]=&quot;yes&quot;;[.J613]*[.L61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81932344789039" calcext:value-type="percentage">
            <text:p>6.8193%</text:p>
          </table:table-cell>
          <table:table-cell office:value-type="float" office:value="0.565798045602606" calcext:value-type="float">
            <text:p>0.57</text:p>
          </table:table-cell>
          <table:table-cell office:value-type="percentage" office:value="0.0564981813266457" calcext:value-type="percentage">
            <text:p>5.6498%</text:p>
          </table:table-cell>
          <table:table-cell office:value-type="percentage" office:value="0.0727443188007557" calcext:value-type="percentage">
            <text:p>7.2744%</text:p>
          </table:table-cell>
          <table:table-cell office:value-type="percentage" office:value="0.0590791724051428" calcext:value-type="percentage">
            <text:p>5.9079%</text:p>
          </table:table-cell>
          <table:table-cell office:value-type="percentage" office:value="0.100254576310204" calcext:value-type="percentage">
            <text:p>10.0255%</text:p>
          </table:table-cell>
          <table:table-cell table:formula="of:=MAX((1-[.I614]/(1-[.$D$25]));0)" office:value-type="float" office:value="0.856779176699709" calcext:value-type="float">
            <text:p><text:s/>0.8568 </text:p>
          </table:table-cell>
          <table:table-cell/>
          <table:table-cell table:formula="of:=EXP(-[.E614]*[.$D$23])" office:value-type="float" office:value="0.944991066889309" calcext:value-type="float">
            <text:p><text:s/>0.9450 </text:p>
          </table:table-cell>
          <table:table-cell table:formula="of:=IF([.K614]=&quot;yes&quot;;[.L614]*[.$D$22]*([.I614]-[.I613]);0)" office:value-type="float" office:value="0" calcext:value-type="float">
            <text:p><text:s/>- <text:s text:c="2"/></text:p>
          </table:table-cell>
          <table:table-cell table:formula="of:=IF([.K614]=&quot;T_ex&quot;;[.L614]*([.I614]-[.$I$35])*[.$D$22];0)" office:value-type="float" office:value="0" calcext:value-type="float">
            <text:p><text:s/>- <text:s text:c="2"/></text:p>
          </table:table-cell>
          <table:table-cell table:formula="of:=IF([.K614]=&quot;yes&quot;;[.J614]*[.L614]*(0.05)*[.$D$21];0)" office:value-type="float" office:value="0" calcext:value-type="float">
            <text:p><text:s/>- <text:s text:c="2"/></text:p>
          </table:table-cell>
          <table:table-cell table:formula="of:=IF([.K614]=&quot;yes&quot;;[.J614]*[.L61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859146166168" calcext:value-type="percentage">
            <text:p>6.8591%</text:p>
          </table:table-cell>
          <table:table-cell office:value-type="float" office:value="0.566775244299674" calcext:value-type="float">
            <text:p>0.57</text:p>
          </table:table-cell>
          <table:table-cell office:value-type="percentage" office:value="0.0568059228648861" calcext:value-type="percentage">
            <text:p>5.6806%</text:p>
          </table:table-cell>
          <table:table-cell office:value-type="percentage" office:value="0.0732749194724689" calcext:value-type="percentage">
            <text:p>7.3275%</text:p>
          </table:table-cell>
          <table:table-cell office:value-type="percentage" office:value="0.0594018156596364" calcext:value-type="percentage">
            <text:p>5.9402%</text:p>
          </table:table-cell>
          <table:table-cell office:value-type="percentage" office:value="0.100940791310589" calcext:value-type="percentage">
            <text:p>10.0941%</text:p>
          </table:table-cell>
          <table:table-cell table:formula="of:=MAX((1-[.I615]/(1-[.$D$25]));0)" office:value-type="float" office:value="0.855798869556301" calcext:value-type="float">
            <text:p><text:s/>0.8558 </text:p>
          </table:table-cell>
          <table:table-cell/>
          <table:table-cell table:formula="of:=EXP(-[.E615]*[.$D$23])" office:value-type="float" office:value="0.944898726997173" calcext:value-type="float">
            <text:p><text:s/>0.9449 </text:p>
          </table:table-cell>
          <table:table-cell table:formula="of:=IF([.K615]=&quot;yes&quot;;[.L615]*[.$D$22]*([.I615]-[.I614]);0)" office:value-type="float" office:value="0" calcext:value-type="float">
            <text:p><text:s/>- <text:s text:c="2"/></text:p>
          </table:table-cell>
          <table:table-cell table:formula="of:=IF([.K615]=&quot;T_ex&quot;;[.L615]*([.I615]-[.$I$35])*[.$D$22];0)" office:value-type="float" office:value="0" calcext:value-type="float">
            <text:p><text:s/>- <text:s text:c="2"/></text:p>
          </table:table-cell>
          <table:table-cell table:formula="of:=IF([.K615]=&quot;yes&quot;;[.J615]*[.L615]*(0.05)*[.$D$21];0)" office:value-type="float" office:value="0" calcext:value-type="float">
            <text:p><text:s/>- <text:s text:c="2"/></text:p>
          </table:table-cell>
          <table:table-cell table:formula="of:=IF([.K615]=&quot;yes&quot;;[.J615]*[.L61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90004290012421" calcext:value-type="percentage">
            <text:p>6.9000%</text:p>
          </table:table-cell>
          <table:table-cell office:value-type="float" office:value="0.567752442996743" calcext:value-type="float">
            <text:p>0.57</text:p>
          </table:table-cell>
          <table:table-cell office:value-type="percentage" office:value="0.0571125203567361" calcext:value-type="percentage">
            <text:p>5.7113%</text:p>
          </table:table-cell>
          <table:table-cell office:value-type="percentage" office:value="0.0738275302900783" calcext:value-type="percentage">
            <text:p>7.3828%</text:p>
          </table:table-cell>
          <table:table-cell office:value-type="percentage" office:value="0.059714648877407" calcext:value-type="percentage">
            <text:p>5.9715%</text:p>
          </table:table-cell>
          <table:table-cell office:value-type="percentage" office:value="0.101524155916447" calcext:value-type="percentage">
            <text:p>10.1524%</text:p>
          </table:table-cell>
          <table:table-cell table:formula="of:=MAX((1-[.I616]/(1-[.$D$25]));0)" office:value-type="float" office:value="0.854965491547933" calcext:value-type="float">
            <text:p><text:s/>0.8550 </text:p>
          </table:table-cell>
          <table:table-cell/>
          <table:table-cell table:formula="of:=EXP(-[.E616]*[.$D$23])" office:value-type="float" office:value="0.944806396128038" calcext:value-type="float">
            <text:p><text:s/>0.9448 </text:p>
          </table:table-cell>
          <table:table-cell table:formula="of:=IF([.K616]=&quot;yes&quot;;[.L616]*[.$D$22]*([.I616]-[.I615]);0)" office:value-type="float" office:value="0" calcext:value-type="float">
            <text:p><text:s/>- <text:s text:c="2"/></text:p>
          </table:table-cell>
          <table:table-cell table:formula="of:=IF([.K616]=&quot;T_ex&quot;;[.L616]*([.I616]-[.$I$35])*[.$D$22];0)" office:value-type="float" office:value="0" calcext:value-type="float">
            <text:p><text:s/>- <text:s text:c="2"/></text:p>
          </table:table-cell>
          <table:table-cell table:formula="of:=IF([.K616]=&quot;yes&quot;;[.J616]*[.L616]*(0.05)*[.$D$21];0)" office:value-type="float" office:value="0" calcext:value-type="float">
            <text:p><text:s/>- <text:s text:c="2"/></text:p>
          </table:table-cell>
          <table:table-cell table:formula="of:=IF([.K616]=&quot;yes&quot;;[.J616]*[.L61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94084454477046" calcext:value-type="percentage">
            <text:p>6.9408%</text:p>
          </table:table-cell>
          <table:table-cell office:value-type="float" office:value="0.568729641693811" calcext:value-type="float">
            <text:p>0.57</text:p>
          </table:table-cell>
          <table:table-cell office:value-type="percentage" office:value="0.057428657527058" calcext:value-type="percentage">
            <text:p>5.7429%</text:p>
          </table:table-cell>
          <table:table-cell office:value-type="percentage" office:value="0.0743886531186498" calcext:value-type="percentage">
            <text:p>7.4389%</text:p>
          </table:table-cell>
          <table:table-cell office:value-type="percentage" office:value="0.0600367800333049" calcext:value-type="percentage">
            <text:p>6.0037%</text:p>
          </table:table-cell>
          <table:table-cell office:value-type="percentage" office:value="0.10213644763897" calcext:value-type="percentage">
            <text:p>10.2136%</text:p>
          </table:table-cell>
          <table:table-cell table:formula="of:=MAX((1-[.I617]/(1-[.$D$25]));0)" office:value-type="float" office:value="0.854090789087186" calcext:value-type="float">
            <text:p><text:s/>0.8541 </text:p>
          </table:table-cell>
          <table:table-cell/>
          <table:table-cell table:formula="of:=EXP(-[.E617]*[.$D$23])" office:value-type="float" office:value="0.944714074281024" calcext:value-type="float">
            <text:p><text:s/>0.9447 </text:p>
          </table:table-cell>
          <table:table-cell table:formula="of:=IF([.K617]=&quot;yes&quot;;[.L617]*[.$D$22]*([.I617]-[.I616]);0)" office:value-type="float" office:value="0" calcext:value-type="float">
            <text:p><text:s/>- <text:s text:c="2"/></text:p>
          </table:table-cell>
          <table:table-cell table:formula="of:=IF([.K617]=&quot;T_ex&quot;;[.L617]*([.I617]-[.$I$35])*[.$D$22];0)" office:value-type="float" office:value="0" calcext:value-type="float">
            <text:p><text:s/>- <text:s text:c="2"/></text:p>
          </table:table-cell>
          <table:table-cell table:formula="of:=IF([.K617]=&quot;yes&quot;;[.J617]*[.L617]*(0.05)*[.$D$21];0)" office:value-type="float" office:value="0" calcext:value-type="float">
            <text:p><text:s/>- <text:s text:c="2"/></text:p>
          </table:table-cell>
          <table:table-cell table:formula="of:=IF([.K617]=&quot;yes&quot;;[.J617]*[.L61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698159853899339" calcext:value-type="percentage">
            <text:p>6.9816%</text:p>
          </table:table-cell>
          <table:table-cell office:value-type="float" office:value="0.56970684039088" calcext:value-type="float">
            <text:p>0.57</text:p>
          </table:table-cell>
          <table:table-cell office:value-type="percentage" office:value="0.0577453843827934" calcext:value-type="percentage">
            <text:p>5.7745%</text:p>
          </table:table-cell>
          <table:table-cell office:value-type="percentage" office:value="0.0749460311951202" calcext:value-type="percentage">
            <text:p>7.4946%</text:p>
          </table:table-cell>
          <table:table-cell office:value-type="percentage" office:value="0.0603577664242505" calcext:value-type="percentage">
            <text:p>6.0358%</text:p>
          </table:table-cell>
          <table:table-cell office:value-type="percentage" office:value="0.102725986666537" calcext:value-type="percentage">
            <text:p>10.2726%</text:p>
          </table:table-cell>
          <table:table-cell table:formula="of:=MAX((1-[.I618]/(1-[.$D$25]));0)" office:value-type="float" office:value="0.853248590476376" calcext:value-type="float">
            <text:p><text:s/>0.8532 </text:p>
          </table:table-cell>
          <table:table-cell/>
          <table:table-cell table:formula="of:=EXP(-[.E618]*[.$D$23])" office:value-type="float" office:value="0.944621761455247" calcext:value-type="float">
            <text:p><text:s/>0.9446 </text:p>
          </table:table-cell>
          <table:table-cell table:formula="of:=IF([.K618]=&quot;yes&quot;;[.L618]*[.$D$22]*([.I618]-[.I617]);0)" office:value-type="float" office:value="0" calcext:value-type="float">
            <text:p><text:s/>- <text:s text:c="2"/></text:p>
          </table:table-cell>
          <table:table-cell table:formula="of:=IF([.K618]=&quot;T_ex&quot;;[.L618]*([.I618]-[.$I$35])*[.$D$22];0)" office:value-type="float" office:value="0" calcext:value-type="float">
            <text:p><text:s/>- <text:s text:c="2"/></text:p>
          </table:table-cell>
          <table:table-cell table:formula="of:=IF([.K618]=&quot;yes&quot;;[.J618]*[.L618]*(0.05)*[.$D$21];0)" office:value-type="float" office:value="0" calcext:value-type="float">
            <text:p><text:s/>- <text:s text:c="2"/></text:p>
          </table:table-cell>
          <table:table-cell table:formula="of:=IF([.K618]=&quot;yes&quot;;[.J618]*[.L61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02127004036398" calcext:value-type="percentage">
            <text:p>7.0213%</text:p>
          </table:table-cell>
          <table:table-cell office:value-type="float" office:value="0.570684039087948" calcext:value-type="float">
            <text:p>0.57</text:p>
          </table:table-cell>
          <table:table-cell office:value-type="percentage" office:value="0.0580651206096133" calcext:value-type="percentage">
            <text:p>5.8065%</text:p>
          </table:table-cell>
          <table:table-cell office:value-type="percentage" office:value="0.0755064032906747" calcext:value-type="percentage">
            <text:p>7.5506%</text:p>
          </table:table-cell>
          <table:table-cell office:value-type="percentage" office:value="0.0606784910025141" calcext:value-type="percentage">
            <text:p>6.0678%</text:p>
          </table:table-cell>
          <table:table-cell office:value-type="percentage" office:value="0.103328748488936" calcext:value-type="percentage">
            <text:p>10.3329%</text:p>
          </table:table-cell>
          <table:table-cell table:formula="of:=MAX((1-[.I619]/(1-[.$D$25]));0)" office:value-type="float" office:value="0.852387502158663" calcext:value-type="float">
            <text:p><text:s/>0.8524 </text:p>
          </table:table-cell>
          <table:table-cell/>
          <table:table-cell table:formula="of:=EXP(-[.E619]*[.$D$23])" office:value-type="float" office:value="0.944529457649826" calcext:value-type="float">
            <text:p><text:s/>0.9445 </text:p>
          </table:table-cell>
          <table:table-cell table:formula="of:=IF([.K619]=&quot;yes&quot;;[.L619]*[.$D$22]*([.I619]-[.I618]);0)" office:value-type="float" office:value="0" calcext:value-type="float">
            <text:p><text:s/>- <text:s text:c="2"/></text:p>
          </table:table-cell>
          <table:table-cell table:formula="of:=IF([.K619]=&quot;T_ex&quot;;[.L619]*([.I619]-[.$I$35])*[.$D$22];0)" office:value-type="float" office:value="0" calcext:value-type="float">
            <text:p><text:s/>- <text:s text:c="2"/></text:p>
          </table:table-cell>
          <table:table-cell table:formula="of:=IF([.K619]=&quot;yes&quot;;[.J619]*[.L619]*(0.05)*[.$D$21];0)" office:value-type="float" office:value="0" calcext:value-type="float">
            <text:p><text:s/>- <text:s text:c="2"/></text:p>
          </table:table-cell>
          <table:table-cell table:formula="of:=IF([.K619]=&quot;yes&quot;;[.J619]*[.L61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06186370869059" calcext:value-type="percentage">
            <text:p>7.0619%</text:p>
          </table:table-cell>
          <table:table-cell office:value-type="float" office:value="0.571661237785016" calcext:value-type="float">
            <text:p>0.57</text:p>
          </table:table-cell>
          <table:table-cell office:value-type="percentage" office:value="0.0583799781922579" calcext:value-type="percentage">
            <text:p>5.8380%</text:p>
          </table:table-cell>
          <table:table-cell office:value-type="percentage" office:value="0.0760767172826289" calcext:value-type="percentage">
            <text:p>7.6077%</text:p>
          </table:table-cell>
          <table:table-cell office:value-type="percentage" office:value="0.0610034511802545" calcext:value-type="percentage">
            <text:p>6.1003%</text:p>
          </table:table-cell>
          <table:table-cell office:value-type="percentage" office:value="0.103947557699974" calcext:value-type="percentage">
            <text:p>10.3948%</text:p>
          </table:table-cell>
          <table:table-cell table:formula="of:=MAX((1-[.I620]/(1-[.$D$25]));0)" office:value-type="float" office:value="0.851503489000037" calcext:value-type="float">
            <text:p><text:s/>0.8515 </text:p>
          </table:table-cell>
          <table:table-cell/>
          <table:table-cell table:formula="of:=EXP(-[.E620]*[.$D$23])" office:value-type="float" office:value="0.944437162863881" calcext:value-type="float">
            <text:p><text:s/>0.9444 </text:p>
          </table:table-cell>
          <table:table-cell table:formula="of:=IF([.K620]=&quot;yes&quot;;[.L620]*[.$D$22]*([.I620]-[.I619]);0)" office:value-type="float" office:value="0" calcext:value-type="float">
            <text:p><text:s/>- <text:s text:c="2"/></text:p>
          </table:table-cell>
          <table:table-cell table:formula="of:=IF([.K620]=&quot;T_ex&quot;;[.L620]*([.I620]-[.$I$35])*[.$D$22];0)" office:value-type="float" office:value="0" calcext:value-type="float">
            <text:p><text:s/>- <text:s text:c="2"/></text:p>
          </table:table-cell>
          <table:table-cell table:formula="of:=IF([.K620]=&quot;yes&quot;;[.J620]*[.L620]*(0.05)*[.$D$21];0)" office:value-type="float" office:value="0" calcext:value-type="float">
            <text:p><text:s/>- <text:s text:c="2"/></text:p>
          </table:table-cell>
          <table:table-cell table:formula="of:=IF([.K620]=&quot;yes&quot;;[.J620]*[.L62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10375831658318" calcext:value-type="percentage">
            <text:p>7.1038%</text:p>
          </table:table-cell>
          <table:table-cell office:value-type="float" office:value="0.572638436482085" calcext:value-type="float">
            <text:p>0.57</text:p>
          </table:table-cell>
          <table:table-cell office:value-type="percentage" office:value="0.0586974269927479" calcext:value-type="percentage">
            <text:p>5.8697%</text:p>
          </table:table-cell>
          <table:table-cell office:value-type="percentage" office:value="0.0766587793299373" calcext:value-type="percentage">
            <text:p>7.6659%</text:p>
          </table:table-cell>
          <table:table-cell office:value-type="percentage" office:value="0.0613296520423472" calcext:value-type="percentage">
            <text:p>6.1330%</text:p>
          </table:table-cell>
          <table:table-cell office:value-type="percentage" office:value="0.104562666796437" calcext:value-type="percentage">
            <text:p>10.4563%</text:p>
          </table:table-cell>
          <table:table-cell table:formula="of:=MAX((1-[.I621]/(1-[.$D$25]));0)" office:value-type="float" office:value="0.850624761719376" calcext:value-type="float">
            <text:p><text:s/>0.8506 </text:p>
          </table:table-cell>
          <table:table-cell/>
          <table:table-cell table:formula="of:=EXP(-[.E621]*[.$D$23])" office:value-type="float" office:value="0.94434487709653" calcext:value-type="float">
            <text:p><text:s/>0.9443 </text:p>
          </table:table-cell>
          <table:table-cell table:formula="of:=IF([.K621]=&quot;yes&quot;;[.L621]*[.$D$22]*([.I621]-[.I620]);0)" office:value-type="float" office:value="0" calcext:value-type="float">
            <text:p><text:s/>- <text:s text:c="2"/></text:p>
          </table:table-cell>
          <table:table-cell table:formula="of:=IF([.K621]=&quot;T_ex&quot;;[.L621]*([.I621]-[.$I$35])*[.$D$22];0)" office:value-type="float" office:value="0" calcext:value-type="float">
            <text:p><text:s/>- <text:s text:c="2"/></text:p>
          </table:table-cell>
          <table:table-cell table:formula="of:=IF([.K621]=&quot;yes&quot;;[.J621]*[.L621]*(0.05)*[.$D$21];0)" office:value-type="float" office:value="0" calcext:value-type="float">
            <text:p><text:s/>- <text:s text:c="2"/></text:p>
          </table:table-cell>
          <table:table-cell table:formula="of:=IF([.K621]=&quot;yes&quot;;[.J621]*[.L62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14451035478571" calcext:value-type="percentage">
            <text:p>7.1445%</text:p>
          </table:table-cell>
          <table:table-cell office:value-type="float" office:value="0.573615635179153" calcext:value-type="float">
            <text:p>0.57</text:p>
          </table:table-cell>
          <table:table-cell office:value-type="percentage" office:value="0.0590113113609655" calcext:value-type="percentage">
            <text:p>5.9011%</text:p>
          </table:table-cell>
          <table:table-cell office:value-type="percentage" office:value="0.077256828507029" calcext:value-type="percentage">
            <text:p>7.7257%</text:p>
          </table:table-cell>
          <table:table-cell office:value-type="percentage" office:value="0.0616541946433184" calcext:value-type="percentage">
            <text:p>6.1654%</text:p>
          </table:table-cell>
          <table:table-cell office:value-type="percentage" office:value="0.105170691272933" calcext:value-type="percentage">
            <text:p>10.5171%</text:p>
          </table:table-cell>
          <table:table-cell table:formula="of:=MAX((1-[.I622]/(1-[.$D$25]));0)" office:value-type="float" office:value="0.849756155324381" calcext:value-type="float">
            <text:p><text:s/>0.8498 </text:p>
          </table:table-cell>
          <table:table-cell/>
          <table:table-cell table:formula="of:=EXP(-[.E622]*[.$D$23])" office:value-type="float" office:value="0.944252600346891" calcext:value-type="float">
            <text:p><text:s/>0.9443 </text:p>
          </table:table-cell>
          <table:table-cell table:formula="of:=IF([.K622]=&quot;yes&quot;;[.L622]*[.$D$22]*([.I622]-[.I621]);0)" office:value-type="float" office:value="0" calcext:value-type="float">
            <text:p><text:s/>- <text:s text:c="2"/></text:p>
          </table:table-cell>
          <table:table-cell table:formula="of:=IF([.K622]=&quot;T_ex&quot;;[.L622]*([.I622]-[.$I$35])*[.$D$22];0)" office:value-type="float" office:value="0" calcext:value-type="float">
            <text:p><text:s/>- <text:s text:c="2"/></text:p>
          </table:table-cell>
          <table:table-cell table:formula="of:=IF([.K622]=&quot;yes&quot;;[.J622]*[.L622]*(0.05)*[.$D$21];0)" office:value-type="float" office:value="0" calcext:value-type="float">
            <text:p><text:s/>- <text:s text:c="2"/></text:p>
          </table:table-cell>
          <table:table-cell table:formula="of:=IF([.K622]=&quot;yes&quot;;[.J622]*[.L62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18589915421024" calcext:value-type="percentage">
            <text:p>7.1859%</text:p>
          </table:table-cell>
          <table:table-cell office:value-type="float" office:value="0.574592833876222" calcext:value-type="float">
            <text:p>0.57</text:p>
          </table:table-cell>
          <table:table-cell office:value-type="percentage" office:value="0.0593213684188827" calcext:value-type="percentage">
            <text:p>5.9321%</text:p>
          </table:table-cell>
          <table:table-cell office:value-type="percentage" office:value="0.0778983366672496" calcext:value-type="percentage">
            <text:p>7.7898%</text:p>
          </table:table-cell>
          <table:table-cell office:value-type="percentage" office:value="0.0619774025160057" calcext:value-type="percentage">
            <text:p>6.1977%</text:p>
          </table:table-cell>
          <table:table-cell office:value-type="percentage" office:value="0.105919875566036" calcext:value-type="percentage">
            <text:p>10.5920%</text:p>
          </table:table-cell>
          <table:table-cell table:formula="of:=MAX((1-[.I623]/(1-[.$D$25]));0)" office:value-type="float" office:value="0.84868589204852" calcext:value-type="float">
            <text:p><text:s/>0.8487 </text:p>
          </table:table-cell>
          <table:table-cell/>
          <table:table-cell table:formula="of:=EXP(-[.E623]*[.$D$23])" office:value-type="float" office:value="0.944160332614084" calcext:value-type="float">
            <text:p><text:s/>0.9442 </text:p>
          </table:table-cell>
          <table:table-cell table:formula="of:=IF([.K623]=&quot;yes&quot;;[.L623]*[.$D$22]*([.I623]-[.I622]);0)" office:value-type="float" office:value="0" calcext:value-type="float">
            <text:p><text:s/>- <text:s text:c="2"/></text:p>
          </table:table-cell>
          <table:table-cell table:formula="of:=IF([.K623]=&quot;T_ex&quot;;[.L623]*([.I623]-[.$I$35])*[.$D$22];0)" office:value-type="float" office:value="0" calcext:value-type="float">
            <text:p><text:s/>- <text:s text:c="2"/></text:p>
          </table:table-cell>
          <table:table-cell table:formula="of:=IF([.K623]=&quot;yes&quot;;[.J623]*[.L623]*(0.05)*[.$D$21];0)" office:value-type="float" office:value="0" calcext:value-type="float">
            <text:p><text:s/>- <text:s text:c="2"/></text:p>
          </table:table-cell>
          <table:table-cell table:formula="of:=IF([.K623]=&quot;yes&quot;;[.J623]*[.L62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22696267723925" calcext:value-type="percentage">
            <text:p>7.2270%</text:p>
          </table:table-cell>
          <table:table-cell office:value-type="float" office:value="0.57557003257329" calcext:value-type="float">
            <text:p>0.58</text:p>
          </table:table-cell>
          <table:table-cell office:value-type="percentage" office:value="0.0596365661864425" calcext:value-type="percentage">
            <text:p>5.9637%</text:p>
          </table:table-cell>
          <table:table-cell office:value-type="percentage" office:value="0.0785499994101732" calcext:value-type="percentage">
            <text:p>7.8550%</text:p>
          </table:table-cell>
          <table:table-cell office:value-type="percentage" office:value="0.0622967412011194" calcext:value-type="percentage">
            <text:p>6.2297%</text:p>
          </table:table-cell>
          <table:table-cell office:value-type="percentage" office:value="0.106776988572819" calcext:value-type="percentage">
            <text:p>10.6777%</text:p>
          </table:table-cell>
          <table:table-cell table:formula="of:=MAX((1-[.I624]/(1-[.$D$25]));0)" office:value-type="float" office:value="0.847461444895973" calcext:value-type="float">
            <text:p><text:s/>0.8475 </text:p>
          </table:table-cell>
          <table:table-cell/>
          <table:table-cell table:formula="of:=EXP(-[.E624]*[.$D$23])" office:value-type="float" office:value="0.944068073897227" calcext:value-type="float">
            <text:p><text:s/>0.9441 </text:p>
          </table:table-cell>
          <table:table-cell table:formula="of:=IF([.K624]=&quot;yes&quot;;[.L624]*[.$D$22]*([.I624]-[.I623]);0)" office:value-type="float" office:value="0" calcext:value-type="float">
            <text:p><text:s/>- <text:s text:c="2"/></text:p>
          </table:table-cell>
          <table:table-cell table:formula="of:=IF([.K624]=&quot;T_ex&quot;;[.L624]*([.I624]-[.$I$35])*[.$D$22];0)" office:value-type="float" office:value="0" calcext:value-type="float">
            <text:p><text:s/>- <text:s text:c="2"/></text:p>
          </table:table-cell>
          <table:table-cell table:formula="of:=IF([.K624]=&quot;yes&quot;;[.J624]*[.L624]*(0.05)*[.$D$21];0)" office:value-type="float" office:value="0" calcext:value-type="float">
            <text:p><text:s/>- <text:s text:c="2"/></text:p>
          </table:table-cell>
          <table:table-cell table:formula="of:=IF([.K624]=&quot;yes&quot;;[.J624]*[.L62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27026235505976" calcext:value-type="percentage">
            <text:p>7.2703%</text:p>
          </table:table-cell>
          <table:table-cell office:value-type="float" office:value="0.576547231270358" calcext:value-type="float">
            <text:p>0.58</text:p>
          </table:table-cell>
          <table:table-cell office:value-type="percentage" office:value="0.0599458422752279" calcext:value-type="percentage">
            <text:p>5.9946%</text:p>
          </table:table-cell>
          <table:table-cell office:value-type="percentage" office:value="0.0792478554866168" calcext:value-type="percentage">
            <text:p>7.9248%</text:p>
          </table:table-cell>
          <table:table-cell office:value-type="percentage" office:value="0.0626137314087624" calcext:value-type="percentage">
            <text:p>6.2614%</text:p>
          </table:table-cell>
          <table:table-cell office:value-type="percentage" office:value="0.107643728924315" calcext:value-type="percentage">
            <text:p>10.7644%</text:p>
          </table:table-cell>
          <table:table-cell table:formula="of:=MAX((1-[.I625]/(1-[.$D$25]));0)" office:value-type="float" office:value="0.846223244393836" calcext:value-type="float">
            <text:p><text:s/>0.8462 </text:p>
          </table:table-cell>
          <table:table-cell/>
          <table:table-cell table:formula="of:=EXP(-[.E625]*[.$D$23])" office:value-type="float" office:value="0.943975824195439" calcext:value-type="float">
            <text:p><text:s/>0.9440 </text:p>
          </table:table-cell>
          <table:table-cell table:formula="of:=IF([.K625]=&quot;yes&quot;;[.L625]*[.$D$22]*([.I625]-[.I624]);0)" office:value-type="float" office:value="0" calcext:value-type="float">
            <text:p><text:s/>- <text:s text:c="2"/></text:p>
          </table:table-cell>
          <table:table-cell table:formula="of:=IF([.K625]=&quot;T_ex&quot;;[.L625]*([.I625]-[.$I$35])*[.$D$22];0)" office:value-type="float" office:value="0" calcext:value-type="float">
            <text:p><text:s/>- <text:s text:c="2"/></text:p>
          </table:table-cell>
          <table:table-cell table:formula="of:=IF([.K625]=&quot;yes&quot;;[.J625]*[.L625]*(0.05)*[.$D$21];0)" office:value-type="float" office:value="0" calcext:value-type="float">
            <text:p><text:s/>- <text:s text:c="2"/></text:p>
          </table:table-cell>
          <table:table-cell table:formula="of:=IF([.K625]=&quot;yes&quot;;[.J625]*[.L62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31214764008461" calcext:value-type="percentage">
            <text:p>7.3121%</text:p>
          </table:table-cell>
          <table:table-cell office:value-type="float" office:value="0.577524429967427" calcext:value-type="float">
            <text:p>0.58</text:p>
          </table:table-cell>
          <table:table-cell office:value-type="percentage" office:value="0.0602547476652166" calcext:value-type="percentage">
            <text:p>6.0255%</text:p>
          </table:table-cell>
          <table:table-cell office:value-type="percentage" office:value="0.0800214958697863" calcext:value-type="percentage">
            <text:p>8.0021%</text:p>
          </table:table-cell>
          <table:table-cell office:value-type="percentage" office:value="0.0629390293991498" calcext:value-type="percentage">
            <text:p>6.2939%</text:p>
          </table:table-cell>
          <table:table-cell office:value-type="percentage" office:value="0.108542014085127" calcext:value-type="percentage">
            <text:p>10.8542%</text:p>
          </table:table-cell>
          <table:table-cell table:formula="of:=MAX((1-[.I626]/(1-[.$D$25]));0)" office:value-type="float" office:value="0.84493997987839" calcext:value-type="float">
            <text:p><text:s/>0.8449 </text:p>
          </table:table-cell>
          <table:table-cell/>
          <table:table-cell table:formula="of:=EXP(-[.E626]*[.$D$23])" office:value-type="float" office:value="0.94388358350784" calcext:value-type="float">
            <text:p><text:s/>0.9439 </text:p>
          </table:table-cell>
          <table:table-cell table:formula="of:=IF([.K626]=&quot;yes&quot;;[.L626]*[.$D$22]*([.I626]-[.I625]);0)" office:value-type="float" office:value="0" calcext:value-type="float">
            <text:p><text:s/>- <text:s text:c="2"/></text:p>
          </table:table-cell>
          <table:table-cell table:formula="of:=IF([.K626]=&quot;T_ex&quot;;[.L626]*([.I626]-[.$I$35])*[.$D$22];0)" office:value-type="float" office:value="0" calcext:value-type="float">
            <text:p><text:s/>- <text:s text:c="2"/></text:p>
          </table:table-cell>
          <table:table-cell table:formula="of:=IF([.K626]=&quot;yes&quot;;[.J626]*[.L626]*(0.05)*[.$D$21];0)" office:value-type="float" office:value="0" calcext:value-type="float">
            <text:p><text:s/>- <text:s text:c="2"/></text:p>
          </table:table-cell>
          <table:table-cell table:formula="of:=IF([.K626]=&quot;yes&quot;;[.J626]*[.L62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35357979324325" calcext:value-type="percentage">
            <text:p>7.3536%</text:p>
          </table:table-cell>
          <table:table-cell office:value-type="float" office:value="0.578501628664495" calcext:value-type="float">
            <text:p>0.58</text:p>
          </table:table-cell>
          <table:table-cell office:value-type="percentage" office:value="0.0605687768543868" calcext:value-type="percentage">
            <text:p>6.0569%</text:p>
          </table:table-cell>
          <table:table-cell office:value-type="percentage" office:value="0.0809337684537955" calcext:value-type="percentage">
            <text:p>8.0934%</text:p>
          </table:table-cell>
          <table:table-cell office:value-type="percentage" office:value="0.063271328527895" calcext:value-type="percentage">
            <text:p>6.3271%</text:p>
          </table:table-cell>
          <table:table-cell office:value-type="percentage" office:value="0.109484285023612" calcext:value-type="percentage">
            <text:p>10.9484%</text:p>
          </table:table-cell>
          <table:table-cell table:formula="of:=MAX((1-[.I627]/(1-[.$D$25]));0)" office:value-type="float" office:value="0.843593878537697" calcext:value-type="float">
            <text:p><text:s/>0.8436 </text:p>
          </table:table-cell>
          <table:table-cell/>
          <table:table-cell table:formula="of:=EXP(-[.E627]*[.$D$23])" office:value-type="float" office:value="0.943791351833548" calcext:value-type="float">
            <text:p><text:s/>0.9438 </text:p>
          </table:table-cell>
          <table:table-cell table:formula="of:=IF([.K627]=&quot;yes&quot;;[.L627]*[.$D$22]*([.I627]-[.I626]);0)" office:value-type="float" office:value="0" calcext:value-type="float">
            <text:p><text:s/>- <text:s text:c="2"/></text:p>
          </table:table-cell>
          <table:table-cell table:formula="of:=IF([.K627]=&quot;T_ex&quot;;[.L627]*([.I627]-[.$I$35])*[.$D$22];0)" office:value-type="float" office:value="0" calcext:value-type="float">
            <text:p><text:s/>- <text:s text:c="2"/></text:p>
          </table:table-cell>
          <table:table-cell table:formula="of:=IF([.K627]=&quot;yes&quot;;[.J627]*[.L627]*(0.05)*[.$D$21];0)" office:value-type="float" office:value="0" calcext:value-type="float">
            <text:p><text:s/>- <text:s text:c="2"/></text:p>
          </table:table-cell>
          <table:table-cell table:formula="of:=IF([.K627]=&quot;yes&quot;;[.J627]*[.L62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39548871014621" calcext:value-type="percentage">
            <text:p>7.3955%</text:p>
          </table:table-cell>
          <table:table-cell office:value-type="float" office:value="0.579478827361564" calcext:value-type="float">
            <text:p>0.58</text:p>
          </table:table-cell>
          <table:table-cell office:value-type="percentage" office:value="0.0608802957600794" calcext:value-type="percentage">
            <text:p>6.0880%</text:p>
          </table:table-cell>
          <table:table-cell office:value-type="percentage" office:value="0.0820859625456983" calcext:value-type="percentage">
            <text:p>8.2086%</text:p>
          </table:table-cell>
          <table:table-cell office:value-type="percentage" office:value="0.0636054877536338" calcext:value-type="percentage">
            <text:p>6.3605%</text:p>
          </table:table-cell>
          <table:table-cell office:value-type="percentage" office:value="0.110452989499331" calcext:value-type="percentage">
            <text:p>11.0453%</text:p>
          </table:table-cell>
          <table:table-cell table:formula="of:=MAX((1-[.I628]/(1-[.$D$25]));0)" office:value-type="float" office:value="0.842210015000956" calcext:value-type="float">
            <text:p><text:s/>0.8422 </text:p>
          </table:table-cell>
          <table:table-cell/>
          <table:table-cell table:formula="of:=EXP(-[.E628]*[.$D$23])" office:value-type="float" office:value="0.943699129171683" calcext:value-type="float">
            <text:p><text:s/>0.9437 </text:p>
          </table:table-cell>
          <table:table-cell table:formula="of:=IF([.K628]=&quot;yes&quot;;[.L628]*[.$D$22]*([.I628]-[.I627]);0)" office:value-type="float" office:value="0" calcext:value-type="float">
            <text:p><text:s/>- <text:s text:c="2"/></text:p>
          </table:table-cell>
          <table:table-cell table:formula="of:=IF([.K628]=&quot;T_ex&quot;;[.L628]*([.I628]-[.$I$35])*[.$D$22];0)" office:value-type="float" office:value="0" calcext:value-type="float">
            <text:p><text:s/>- <text:s text:c="2"/></text:p>
          </table:table-cell>
          <table:table-cell table:formula="of:=IF([.K628]=&quot;yes&quot;;[.J628]*[.L628]*(0.05)*[.$D$21];0)" office:value-type="float" office:value="0" calcext:value-type="float">
            <text:p><text:s/>- <text:s text:c="2"/></text:p>
          </table:table-cell>
          <table:table-cell table:formula="of:=IF([.K628]=&quot;yes&quot;;[.J628]*[.L62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43679315728282" calcext:value-type="percentage">
            <text:p>7.4368%</text:p>
          </table:table-cell>
          <table:table-cell office:value-type="float" office:value="0.580456026058632" calcext:value-type="float">
            <text:p>0.58</text:p>
          </table:table-cell>
          <table:table-cell office:value-type="percentage" office:value="0.0611952578043129" calcext:value-type="percentage">
            <text:p>6.1195%</text:p>
          </table:table-cell>
          <table:table-cell office:value-type="percentage" office:value="0.0836181260392297" calcext:value-type="percentage">
            <text:p>8.3618%</text:p>
          </table:table-cell>
          <table:table-cell office:value-type="percentage" office:value="0.0639354323903174" calcext:value-type="percentage">
            <text:p>6.3935%</text:p>
          </table:table-cell>
          <table:table-cell office:value-type="percentage" office:value="0.111386737163622" calcext:value-type="percentage">
            <text:p>11.1387%</text:p>
          </table:table-cell>
          <table:table-cell table:formula="of:=MAX((1-[.I629]/(1-[.$D$25]));0)" office:value-type="float" office:value="0.840876089766254" calcext:value-type="float">
            <text:p><text:s/>0.8409 </text:p>
          </table:table-cell>
          <table:table-cell/>
          <table:table-cell table:formula="of:=EXP(-[.E629]*[.$D$23])" office:value-type="float" office:value="0.943606915521364" calcext:value-type="float">
            <text:p><text:s/>0.9436 </text:p>
          </table:table-cell>
          <table:table-cell table:formula="of:=IF([.K629]=&quot;yes&quot;;[.L629]*[.$D$22]*([.I629]-[.I628]);0)" office:value-type="float" office:value="0" calcext:value-type="float">
            <text:p><text:s/>- <text:s text:c="2"/></text:p>
          </table:table-cell>
          <table:table-cell table:formula="of:=IF([.K629]=&quot;T_ex&quot;;[.L629]*([.I629]-[.$I$35])*[.$D$22];0)" office:value-type="float" office:value="0" calcext:value-type="float">
            <text:p><text:s/>- <text:s text:c="2"/></text:p>
          </table:table-cell>
          <table:table-cell table:formula="of:=IF([.K629]=&quot;yes&quot;;[.J629]*[.L629]*(0.05)*[.$D$21];0)" office:value-type="float" office:value="0" calcext:value-type="float">
            <text:p><text:s/>- <text:s text:c="2"/></text:p>
          </table:table-cell>
          <table:table-cell table:formula="of:=IF([.K629]=&quot;yes&quot;;[.J629]*[.L62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47880502840647" calcext:value-type="percentage">
            <text:p>7.4788%</text:p>
          </table:table-cell>
          <table:table-cell office:value-type="float" office:value="0.5814332247557" calcext:value-type="float">
            <text:p>0.58</text:p>
          </table:table-cell>
          <table:table-cell office:value-type="percentage" office:value="0.0615097342159708" calcext:value-type="percentage">
            <text:p>6.1510%</text:p>
          </table:table-cell>
          <table:table-cell office:value-type="percentage" office:value="0.0855640803699738" calcext:value-type="percentage">
            <text:p>8.5564%</text:p>
          </table:table-cell>
          <table:table-cell office:value-type="percentage" office:value="0.0642649327428937" calcext:value-type="percentage">
            <text:p>6.4265%</text:p>
          </table:table-cell>
          <table:table-cell office:value-type="percentage" office:value="0.11228225771021" calcext:value-type="percentage">
            <text:p>11.2282%</text:p>
          </table:table-cell>
          <table:table-cell table:formula="of:=MAX((1-[.I630]/(1-[.$D$25]));0)" office:value-type="float" office:value="0.8395967746997" calcext:value-type="float">
            <text:p><text:s/>0.8396 </text:p>
          </table:table-cell>
          <table:table-cell/>
          <table:table-cell table:formula="of:=EXP(-[.E630]*[.$D$23])" office:value-type="float" office:value="0.943514710881711" calcext:value-type="float">
            <text:p><text:s/>0.9435 </text:p>
          </table:table-cell>
          <table:table-cell table:formula="of:=IF([.K630]=&quot;yes&quot;;[.L630]*[.$D$22]*([.I630]-[.I629]);0)" office:value-type="float" office:value="0" calcext:value-type="float">
            <text:p><text:s/>- <text:s text:c="2"/></text:p>
          </table:table-cell>
          <table:table-cell table:formula="of:=IF([.K630]=&quot;T_ex&quot;;[.L630]*([.I630]-[.$I$35])*[.$D$22];0)" office:value-type="float" office:value="0" calcext:value-type="float">
            <text:p><text:s/>- <text:s text:c="2"/></text:p>
          </table:table-cell>
          <table:table-cell table:formula="of:=IF([.K630]=&quot;yes&quot;;[.J630]*[.L630]*(0.05)*[.$D$21];0)" office:value-type="float" office:value="0" calcext:value-type="float">
            <text:p><text:s/>- <text:s text:c="2"/></text:p>
          </table:table-cell>
          <table:table-cell table:formula="of:=IF([.K630]=&quot;yes&quot;;[.J630]*[.L63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51978955586785" calcext:value-type="percentage">
            <text:p>7.5198%</text:p>
          </table:table-cell>
          <table:table-cell office:value-type="float" office:value="0.582410423452769" calcext:value-type="float">
            <text:p>0.58</text:p>
          </table:table-cell>
          <table:table-cell office:value-type="percentage" office:value="0.0618317469224003" calcext:value-type="percentage">
            <text:p>6.1832%</text:p>
          </table:table-cell>
          <table:table-cell office:value-type="percentage" office:value="0.0875046929127228" calcext:value-type="percentage">
            <text:p>8.7505%</text:p>
          </table:table-cell>
          <table:table-cell office:value-type="percentage" office:value="0.0645965474207526" calcext:value-type="percentage">
            <text:p>6.4597%</text:p>
          </table:table-cell>
          <table:table-cell office:value-type="percentage" office:value="0.113088831682877" calcext:value-type="percentage">
            <text:p>11.3089%</text:p>
          </table:table-cell>
          <table:table-cell table:formula="of:=MAX((1-[.I631]/(1-[.$D$25]));0)" office:value-type="float" office:value="0.838444526167319" calcext:value-type="float">
            <text:p><text:s/>0.8384 </text:p>
          </table:table-cell>
          <table:table-cell/>
          <table:table-cell table:formula="of:=EXP(-[.E631]*[.$D$23])" office:value-type="float" office:value="0.943422515251843" calcext:value-type="float">
            <text:p><text:s/>0.9434 </text:p>
          </table:table-cell>
          <table:table-cell table:formula="of:=IF([.K631]=&quot;yes&quot;;[.L631]*[.$D$22]*([.I631]-[.I630]);0)" office:value-type="float" office:value="0" calcext:value-type="float">
            <text:p><text:s/>- <text:s text:c="2"/></text:p>
          </table:table-cell>
          <table:table-cell table:formula="of:=IF([.K631]=&quot;T_ex&quot;;[.L631]*([.I631]-[.$I$35])*[.$D$22];0)" office:value-type="float" office:value="0" calcext:value-type="float">
            <text:p><text:s/>- <text:s text:c="2"/></text:p>
          </table:table-cell>
          <table:table-cell table:formula="of:=IF([.K631]=&quot;yes&quot;;[.J631]*[.L631]*(0.05)*[.$D$21];0)" office:value-type="float" office:value="0" calcext:value-type="float">
            <text:p><text:s/>- <text:s text:c="2"/></text:p>
          </table:table-cell>
          <table:table-cell table:formula="of:=IF([.K631]=&quot;yes&quot;;[.J631]*[.L63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56116648600315" calcext:value-type="percentage">
            <text:p>7.5612%</text:p>
          </table:table-cell>
          <table:table-cell office:value-type="float" office:value="0.583387622149837" calcext:value-type="float">
            <text:p>0.58</text:p>
          </table:table-cell>
          <table:table-cell office:value-type="percentage" office:value="0.0621543477057851" calcext:value-type="percentage">
            <text:p>6.2154%</text:p>
          </table:table-cell>
          <table:table-cell office:value-type="percentage" office:value="0.0889341601164774" calcext:value-type="percentage">
            <text:p>8.8934%</text:p>
          </table:table-cell>
          <table:table-cell office:value-type="percentage" office:value="0.0649286718511365" calcext:value-type="percentage">
            <text:p>6.4929%</text:p>
          </table:table-cell>
          <table:table-cell office:value-type="percentage" office:value="0.11393127232061" calcext:value-type="percentage">
            <text:p>11.3931%</text:p>
          </table:table-cell>
          <table:table-cell table:formula="of:=MAX((1-[.I632]/(1-[.$D$25]));0)" office:value-type="float" office:value="0.837241039541986" calcext:value-type="float">
            <text:p><text:s/>0.8372 </text:p>
          </table:table-cell>
          <table:table-cell/>
          <table:table-cell table:formula="of:=EXP(-[.E632]*[.$D$23])" office:value-type="float" office:value="0.943330328630879" calcext:value-type="float">
            <text:p><text:s/>0.9433 </text:p>
          </table:table-cell>
          <table:table-cell table:formula="of:=IF([.K632]=&quot;yes&quot;;[.L632]*[.$D$22]*([.I632]-[.I631]);0)" office:value-type="float" office:value="0" calcext:value-type="float">
            <text:p><text:s/>- <text:s text:c="2"/></text:p>
          </table:table-cell>
          <table:table-cell table:formula="of:=IF([.K632]=&quot;T_ex&quot;;[.L632]*([.I632]-[.$I$35])*[.$D$22];0)" office:value-type="float" office:value="0" calcext:value-type="float">
            <text:p><text:s/>- <text:s text:c="2"/></text:p>
          </table:table-cell>
          <table:table-cell table:formula="of:=IF([.K632]=&quot;yes&quot;;[.J632]*[.L632]*(0.05)*[.$D$21];0)" office:value-type="float" office:value="0" calcext:value-type="float">
            <text:p><text:s/>- <text:s text:c="2"/></text:p>
          </table:table-cell>
          <table:table-cell table:formula="of:=IF([.K632]=&quot;yes&quot;;[.J632]*[.L63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60326314542974" calcext:value-type="percentage">
            <text:p>7.6033%</text:p>
          </table:table-cell>
          <table:table-cell office:value-type="float" office:value="0.584364820846906" calcext:value-type="float">
            <text:p>0.58</text:p>
          </table:table-cell>
          <table:table-cell office:value-type="percentage" office:value="0.0624722388711184" calcext:value-type="percentage">
            <text:p>6.2472%</text:p>
          </table:table-cell>
          <table:table-cell office:value-type="percentage" office:value="0.0898791781723256" calcext:value-type="percentage">
            <text:p>8.9879%</text:p>
          </table:table-cell>
          <table:table-cell office:value-type="percentage" office:value="0.0652577802671106" calcext:value-type="percentage">
            <text:p>6.5258%</text:p>
          </table:table-cell>
          <table:table-cell office:value-type="percentage" office:value="0.114750393871592" calcext:value-type="percentage">
            <text:p>11.4750%</text:p>
          </table:table-cell>
          <table:table-cell table:formula="of:=MAX((1-[.I633]/(1-[.$D$25]));0)" office:value-type="float" office:value="0.836070865897726" calcext:value-type="float">
            <text:p><text:s/>0.8361 </text:p>
          </table:table-cell>
          <table:table-cell/>
          <table:table-cell table:formula="of:=EXP(-[.E633]*[.$D$23])" office:value-type="float" office:value="0.943238151017941" calcext:value-type="float">
            <text:p><text:s/>0.9432 </text:p>
          </table:table-cell>
          <table:table-cell table:formula="of:=IF([.K633]=&quot;yes&quot;;[.L633]*[.$D$22]*([.I633]-[.I632]);0)" office:value-type="float" office:value="0" calcext:value-type="float">
            <text:p><text:s/>- <text:s text:c="2"/></text:p>
          </table:table-cell>
          <table:table-cell table:formula="of:=IF([.K633]=&quot;T_ex&quot;;[.L633]*([.I633]-[.$I$35])*[.$D$22];0)" office:value-type="float" office:value="0" calcext:value-type="float">
            <text:p><text:s/>- <text:s text:c="2"/></text:p>
          </table:table-cell>
          <table:table-cell table:formula="of:=IF([.K633]=&quot;yes&quot;;[.J633]*[.L633]*(0.05)*[.$D$21];0)" office:value-type="float" office:value="0" calcext:value-type="float">
            <text:p><text:s/>- <text:s text:c="2"/></text:p>
          </table:table-cell>
          <table:table-cell table:formula="of:=IF([.K633]=&quot;yes&quot;;[.J633]*[.L63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64738360975174" calcext:value-type="percentage">
            <text:p>7.6474%</text:p>
          </table:table-cell>
          <table:table-cell office:value-type="float" office:value="0.585342019543974" calcext:value-type="float">
            <text:p>0.59</text:p>
          </table:table-cell>
          <table:table-cell office:value-type="percentage" office:value="0.0627908143229536" calcext:value-type="percentage">
            <text:p>6.2791%</text:p>
          </table:table-cell>
          <table:table-cell office:value-type="percentage" office:value="0.0905905300141372" calcext:value-type="percentage">
            <text:p>9.0591%</text:p>
          </table:table-cell>
          <table:table-cell office:value-type="percentage" office:value="0.0655897222071055" calcext:value-type="percentage">
            <text:p>6.5590%</text:p>
          </table:table-cell>
          <table:table-cell office:value-type="percentage" office:value="0.115703624230166" calcext:value-type="percentage">
            <text:p>11.5704%</text:p>
          </table:table-cell>
          <table:table-cell table:formula="of:=MAX((1-[.I634]/(1-[.$D$25]));0)" office:value-type="float" office:value="0.83470910824262" calcext:value-type="float">
            <text:p><text:s/>0.8347 </text:p>
          </table:table-cell>
          <table:table-cell/>
          <table:table-cell table:formula="of:=EXP(-[.E634]*[.$D$23])" office:value-type="float" office:value="0.943145982412146" calcext:value-type="float">
            <text:p><text:s/>0.9431 </text:p>
          </table:table-cell>
          <table:table-cell table:formula="of:=IF([.K634]=&quot;yes&quot;;[.L634]*[.$D$22]*([.I634]-[.I633]);0)" office:value-type="float" office:value="0" calcext:value-type="float">
            <text:p><text:s/>- <text:s text:c="2"/></text:p>
          </table:table-cell>
          <table:table-cell table:formula="of:=IF([.K634]=&quot;T_ex&quot;;[.L634]*([.I634]-[.$I$35])*[.$D$22];0)" office:value-type="float" office:value="0" calcext:value-type="float">
            <text:p><text:s/>- <text:s text:c="2"/></text:p>
          </table:table-cell>
          <table:table-cell table:formula="of:=IF([.K634]=&quot;yes&quot;;[.J634]*[.L634]*(0.05)*[.$D$21];0)" office:value-type="float" office:value="0" calcext:value-type="float">
            <text:p><text:s/>- <text:s text:c="2"/></text:p>
          </table:table-cell>
          <table:table-cell table:formula="of:=IF([.K634]=&quot;yes&quot;;[.J634]*[.L63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68990401179444" calcext:value-type="percentage">
            <text:p>7.6899%</text:p>
          </table:table-cell>
          <table:table-cell office:value-type="float" office:value="0.586319218241042" calcext:value-type="float">
            <text:p>0.59</text:p>
          </table:table-cell>
          <table:table-cell office:value-type="percentage" office:value="0.0631072888107753" calcext:value-type="percentage">
            <text:p>6.3107%</text:p>
          </table:table-cell>
          <table:table-cell office:value-type="percentage" office:value="0.091207334933971" calcext:value-type="percentage">
            <text:p>9.1207%</text:p>
          </table:table-cell>
          <table:table-cell office:value-type="percentage" office:value="0.0659230201286291" calcext:value-type="percentage">
            <text:p>6.5923%</text:p>
          </table:table-cell>
          <table:table-cell office:value-type="percentage" office:value="0.11672062314838" calcext:value-type="percentage">
            <text:p>11.6721%</text:p>
          </table:table-cell>
          <table:table-cell table:formula="of:=MAX((1-[.I635]/(1-[.$D$25]));0)" office:value-type="float" office:value="0.833256252645171" calcext:value-type="float">
            <text:p><text:s/>0.8333 </text:p>
          </table:table-cell>
          <table:table-cell/>
          <table:table-cell table:formula="of:=EXP(-[.E635]*[.$D$23])" office:value-type="float" office:value="0.943053822812616" calcext:value-type="float">
            <text:p><text:s/>0.9431 </text:p>
          </table:table-cell>
          <table:table-cell table:formula="of:=IF([.K635]=&quot;yes&quot;;[.L635]*[.$D$22]*([.I635]-[.I634]);0)" office:value-type="float" office:value="0" calcext:value-type="float">
            <text:p><text:s/>- <text:s text:c="2"/></text:p>
          </table:table-cell>
          <table:table-cell table:formula="of:=IF([.K635]=&quot;T_ex&quot;;[.L635]*([.I635]-[.$I$35])*[.$D$22];0)" office:value-type="float" office:value="0" calcext:value-type="float">
            <text:p><text:s/>- <text:s text:c="2"/></text:p>
          </table:table-cell>
          <table:table-cell table:formula="of:=IF([.K635]=&quot;yes&quot;;[.J635]*[.L635]*(0.05)*[.$D$21];0)" office:value-type="float" office:value="0" calcext:value-type="float">
            <text:p><text:s/>- <text:s text:c="2"/></text:p>
          </table:table-cell>
          <table:table-cell table:formula="of:=IF([.K635]=&quot;yes&quot;;[.J635]*[.L63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73276397995658" calcext:value-type="percentage">
            <text:p>7.7328%</text:p>
          </table:table-cell>
          <table:table-cell office:value-type="float" office:value="0.587296416938111" calcext:value-type="float">
            <text:p>0.59</text:p>
          </table:table-cell>
          <table:table-cell office:value-type="percentage" office:value="0.0634250225920684" calcext:value-type="percentage">
            <text:p>6.3425%</text:p>
          </table:table-cell>
          <table:table-cell office:value-type="percentage" office:value="0.0918095644516493" calcext:value-type="percentage">
            <text:p>9.1810%</text:p>
          </table:table-cell>
          <table:table-cell office:value-type="percentage" office:value="0.0662575271537334" calcext:value-type="percentage">
            <text:p>6.6258%</text:p>
          </table:table-cell>
          <table:table-cell office:value-type="percentage" office:value="0.117762718919622" calcext:value-type="percentage">
            <text:p>11.7763%</text:p>
          </table:table-cell>
          <table:table-cell table:formula="of:=MAX((1-[.I636]/(1-[.$D$25]));0)" office:value-type="float" office:value="0.83176754440054" calcext:value-type="float">
            <text:p><text:s/>0.8318 </text:p>
          </table:table-cell>
          <table:table-cell/>
          <table:table-cell table:formula="of:=EXP(-[.E636]*[.$D$23])" office:value-type="float" office:value="0.942961672218469" calcext:value-type="float">
            <text:p><text:s/>0.9430 </text:p>
          </table:table-cell>
          <table:table-cell table:formula="of:=IF([.K636]=&quot;yes&quot;;[.L636]*[.$D$22]*([.I636]-[.I635]);0)" office:value-type="float" office:value="0" calcext:value-type="float">
            <text:p><text:s/>- <text:s text:c="2"/></text:p>
          </table:table-cell>
          <table:table-cell table:formula="of:=IF([.K636]=&quot;T_ex&quot;;[.L636]*([.I636]-[.$I$35])*[.$D$22];0)" office:value-type="float" office:value="0" calcext:value-type="float">
            <text:p><text:s/>- <text:s text:c="2"/></text:p>
          </table:table-cell>
          <table:table-cell table:formula="of:=IF([.K636]=&quot;yes&quot;;[.J636]*[.L636]*(0.05)*[.$D$21];0)" office:value-type="float" office:value="0" calcext:value-type="float">
            <text:p><text:s/>- <text:s text:c="2"/></text:p>
          </table:table-cell>
          <table:table-cell table:formula="of:=IF([.K636]=&quot;yes&quot;;[.J636]*[.L63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77595896133764" calcext:value-type="percentage">
            <text:p>7.7760%</text:p>
          </table:table-cell>
          <table:table-cell office:value-type="float" office:value="0.588273615635179" calcext:value-type="float">
            <text:p>0.59</text:p>
          </table:table-cell>
          <table:table-cell office:value-type="percentage" office:value="0.0637415740002366" calcext:value-type="percentage">
            <text:p>6.3742%</text:p>
          </table:table-cell>
          <table:table-cell office:value-type="percentage" office:value="0.0924181291668603" calcext:value-type="percentage">
            <text:p>9.2418%</text:p>
          </table:table-cell>
          <table:table-cell office:value-type="percentage" office:value="0.0665907310940143" calcext:value-type="percentage">
            <text:p>6.6591%</text:p>
          </table:table-cell>
          <table:table-cell office:value-type="percentage" office:value="0.11880225088293" calcext:value-type="percentage">
            <text:p>11.8802%</text:p>
          </table:table-cell>
          <table:table-cell table:formula="of:=MAX((1-[.I637]/(1-[.$D$25]));0)" office:value-type="float" office:value="0.830282498738671" calcext:value-type="float">
            <text:p><text:s/>0.8303 </text:p>
          </table:table-cell>
          <table:table-cell/>
          <table:table-cell table:formula="of:=EXP(-[.E637]*[.$D$23])" office:value-type="float" office:value="0.942869530628827" calcext:value-type="float">
            <text:p><text:s/>0.9429 </text:p>
          </table:table-cell>
          <table:table-cell table:formula="of:=IF([.K637]=&quot;yes&quot;;[.L637]*[.$D$22]*([.I637]-[.I636]);0)" office:value-type="float" office:value="0" calcext:value-type="float">
            <text:p><text:s/>- <text:s text:c="2"/></text:p>
          </table:table-cell>
          <table:table-cell table:formula="of:=IF([.K637]=&quot;T_ex&quot;;[.L637]*([.I637]-[.$I$35])*[.$D$22];0)" office:value-type="float" office:value="0" calcext:value-type="float">
            <text:p><text:s/>- <text:s text:c="2"/></text:p>
          </table:table-cell>
          <table:table-cell table:formula="of:=IF([.K637]=&quot;yes&quot;;[.J637]*[.L637]*(0.05)*[.$D$21];0)" office:value-type="float" office:value="0" calcext:value-type="float">
            <text:p><text:s/>- <text:s text:c="2"/></text:p>
          </table:table-cell>
          <table:table-cell table:formula="of:=IF([.K637]=&quot;yes&quot;;[.J637]*[.L63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8210268894524" calcext:value-type="percentage">
            <text:p>7.8210%</text:p>
          </table:table-cell>
          <table:table-cell office:value-type="float" office:value="0.589250814332248" calcext:value-type="float">
            <text:p>0.59</text:p>
          </table:table-cell>
          <table:table-cell office:value-type="percentage" office:value="0.0640629036092018" calcext:value-type="percentage">
            <text:p>6.4063%</text:p>
          </table:table-cell>
          <table:table-cell office:value-type="percentage" office:value="0.0930444867512442" calcext:value-type="percentage">
            <text:p>9.3044%</text:p>
          </table:table-cell>
          <table:table-cell office:value-type="percentage" office:value="0.0669345328741666" calcext:value-type="percentage">
            <text:p>6.6935%</text:p>
          </table:table-cell>
          <table:table-cell office:value-type="percentage" office:value="0.119733573921792" calcext:value-type="percentage">
            <text:p>11.9734%</text:p>
          </table:table-cell>
          <table:table-cell table:formula="of:=MAX((1-[.I638]/(1-[.$D$25]));0)" office:value-type="float" office:value="0.828952037254583" calcext:value-type="float">
            <text:p><text:s/>0.8290 </text:p>
          </table:table-cell>
          <table:table-cell/>
          <table:table-cell table:formula="of:=EXP(-[.E638]*[.$D$23])" office:value-type="float" office:value="0.942777398042809" calcext:value-type="float">
            <text:p><text:s/>0.9428 </text:p>
          </table:table-cell>
          <table:table-cell table:formula="of:=IF([.K638]=&quot;yes&quot;;[.L638]*[.$D$22]*([.I638]-[.I637]);0)" office:value-type="float" office:value="0" calcext:value-type="float">
            <text:p><text:s/>- <text:s text:c="2"/></text:p>
          </table:table-cell>
          <table:table-cell table:formula="of:=IF([.K638]=&quot;T_ex&quot;;[.L638]*([.I638]-[.$I$35])*[.$D$22];0)" office:value-type="float" office:value="0" calcext:value-type="float">
            <text:p><text:s/>- <text:s text:c="2"/></text:p>
          </table:table-cell>
          <table:table-cell table:formula="of:=IF([.K638]=&quot;yes&quot;;[.J638]*[.L638]*(0.05)*[.$D$21];0)" office:value-type="float" office:value="0" calcext:value-type="float">
            <text:p><text:s/>- <text:s text:c="2"/></text:p>
          </table:table-cell>
          <table:table-cell table:formula="of:=IF([.K638]=&quot;yes&quot;;[.J638]*[.L63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86635209792324" calcext:value-type="percentage">
            <text:p>7.8664%</text:p>
          </table:table-cell>
          <table:table-cell office:value-type="float" office:value="0.590228013029316" calcext:value-type="float">
            <text:p>0.59</text:p>
          </table:table-cell>
          <table:table-cell office:value-type="percentage" office:value="0.0643791073785772" calcext:value-type="percentage">
            <text:p>6.4379%</text:p>
          </table:table-cell>
          <table:table-cell office:value-type="percentage" office:value="0.0936868365376345" calcext:value-type="percentage">
            <text:p>9.3687%</text:p>
          </table:table-cell>
          <table:table-cell office:value-type="percentage" office:value="0.0672701485611002" calcext:value-type="percentage">
            <text:p>6.7270%</text:p>
          </table:table-cell>
          <table:table-cell office:value-type="percentage" office:value="0.120604488257781" calcext:value-type="percentage">
            <text:p>12.0604%</text:p>
          </table:table-cell>
          <table:table-cell table:formula="of:=MAX((1-[.I639]/(1-[.$D$25]));0)" office:value-type="float" office:value="0.827707873917456" calcext:value-type="float">
            <text:p><text:s/>0.8277 </text:p>
          </table:table-cell>
          <table:table-cell/>
          <table:table-cell table:formula="of:=EXP(-[.E639]*[.$D$23])" office:value-type="float" office:value="0.942685274459535" calcext:value-type="float">
            <text:p><text:s/>0.9427 </text:p>
          </table:table-cell>
          <table:table-cell table:formula="of:=IF([.K639]=&quot;yes&quot;;[.L639]*[.$D$22]*([.I639]-[.I638]);0)" office:value-type="float" office:value="0" calcext:value-type="float">
            <text:p><text:s/>- <text:s text:c="2"/></text:p>
          </table:table-cell>
          <table:table-cell table:formula="of:=IF([.K639]=&quot;T_ex&quot;;[.L639]*([.I639]-[.$I$35])*[.$D$22];0)" office:value-type="float" office:value="0" calcext:value-type="float">
            <text:p><text:s/>- <text:s text:c="2"/></text:p>
          </table:table-cell>
          <table:table-cell table:formula="of:=IF([.K639]=&quot;yes&quot;;[.J639]*[.L639]*(0.05)*[.$D$21];0)" office:value-type="float" office:value="0" calcext:value-type="float">
            <text:p><text:s/>- <text:s text:c="2"/></text:p>
          </table:table-cell>
          <table:table-cell table:formula="of:=IF([.K639]=&quot;yes&quot;;[.J639]*[.L63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91175131953911" calcext:value-type="percentage">
            <text:p>7.9118%</text:p>
          </table:table-cell>
          <table:table-cell office:value-type="float" office:value="0.591205211726384" calcext:value-type="float">
            <text:p>0.59</text:p>
          </table:table-cell>
          <table:table-cell office:value-type="percentage" office:value="0.0646992341038722" calcext:value-type="percentage">
            <text:p>6.4699%</text:p>
          </table:table-cell>
          <table:table-cell office:value-type="percentage" office:value="0.0943421963702874" calcext:value-type="percentage">
            <text:p>9.4342%</text:p>
          </table:table-cell>
          <table:table-cell office:value-type="percentage" office:value="0.0676042126722342" calcext:value-type="percentage">
            <text:p>6.7604%</text:p>
          </table:table-cell>
          <table:table-cell office:value-type="percentage" office:value="0.121417492488288" calcext:value-type="percentage">
            <text:p>12.1417%</text:p>
          </table:table-cell>
          <table:table-cell table:formula="of:=MAX((1-[.I640]/(1-[.$D$25]));0)" office:value-type="float" office:value="0.826546439302446" calcext:value-type="float">
            <text:p><text:s/>0.8265 </text:p>
          </table:table-cell>
          <table:table-cell/>
          <table:table-cell table:formula="of:=EXP(-[.E640]*[.$D$23])" office:value-type="float" office:value="0.942593159878126" calcext:value-type="float">
            <text:p><text:s/>0.9426 </text:p>
          </table:table-cell>
          <table:table-cell table:formula="of:=IF([.K640]=&quot;yes&quot;;[.L640]*[.$D$22]*([.I640]-[.I639]);0)" office:value-type="float" office:value="0" calcext:value-type="float">
            <text:p><text:s/>- <text:s text:c="2"/></text:p>
          </table:table-cell>
          <table:table-cell table:formula="of:=IF([.K640]=&quot;T_ex&quot;;[.L640]*([.I640]-[.$I$35])*[.$D$22];0)" office:value-type="float" office:value="0" calcext:value-type="float">
            <text:p><text:s/>- <text:s text:c="2"/></text:p>
          </table:table-cell>
          <table:table-cell table:formula="of:=IF([.K640]=&quot;yes&quot;;[.J640]*[.L640]*(0.05)*[.$D$21];0)" office:value-type="float" office:value="0" calcext:value-type="float">
            <text:p><text:s/>- <text:s text:c="2"/></text:p>
          </table:table-cell>
          <table:table-cell table:formula="of:=IF([.K640]=&quot;yes&quot;;[.J640]*[.L64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795646941819045" calcext:value-type="percentage">
            <text:p>7.9565%</text:p>
          </table:table-cell>
          <table:table-cell office:value-type="float" office:value="0.592182410423453" calcext:value-type="float">
            <text:p>0.59</text:p>
          </table:table-cell>
          <table:table-cell office:value-type="percentage" office:value="0.0650326992422959" calcext:value-type="percentage">
            <text:p>6.5033%</text:p>
          </table:table-cell>
          <table:table-cell office:value-type="percentage" office:value="0.0949994841117341" calcext:value-type="percentage">
            <text:p>9.4999%</text:p>
          </table:table-cell>
          <table:table-cell office:value-type="percentage" office:value="0.0679419600251262" calcext:value-type="percentage">
            <text:p>6.7942%</text:p>
          </table:table-cell>
          <table:table-cell office:value-type="percentage" office:value="0.122122009918045" calcext:value-type="percentage">
            <text:p>12.2122%</text:p>
          </table:table-cell>
          <table:table-cell table:formula="of:=MAX((1-[.I641]/(1-[.$D$25]));0)" office:value-type="float" office:value="0.825539985831364" calcext:value-type="float">
            <text:p><text:s/>0.8255 </text:p>
          </table:table-cell>
          <table:table-cell/>
          <table:table-cell table:formula="of:=EXP(-[.E641]*[.$D$23])" office:value-type="float" office:value="0.942501054297702" calcext:value-type="float">
            <text:p><text:s/>0.9425 </text:p>
          </table:table-cell>
          <table:table-cell table:formula="of:=IF([.K641]=&quot;yes&quot;;[.L641]*[.$D$22]*([.I641]-[.I640]);0)" office:value-type="float" office:value="0" calcext:value-type="float">
            <text:p><text:s/>- <text:s text:c="2"/></text:p>
          </table:table-cell>
          <table:table-cell table:formula="of:=IF([.K641]=&quot;T_ex&quot;;[.L641]*([.I641]-[.$I$35])*[.$D$22];0)" office:value-type="float" office:value="0" calcext:value-type="float">
            <text:p><text:s/>- <text:s text:c="2"/></text:p>
          </table:table-cell>
          <table:table-cell table:formula="of:=IF([.K641]=&quot;yes&quot;;[.J641]*[.L641]*(0.05)*[.$D$21];0)" office:value-type="float" office:value="0" calcext:value-type="float">
            <text:p><text:s/>- <text:s text:c="2"/></text:p>
          </table:table-cell>
          <table:table-cell table:formula="of:=IF([.K641]=&quot;yes&quot;;[.J641]*[.L64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00224674464277" calcext:value-type="percentage">
            <text:p>8.0022%</text:p>
          </table:table-cell>
          <table:table-cell office:value-type="float" office:value="0.593159609120521" calcext:value-type="float">
            <text:p>0.59</text:p>
          </table:table-cell>
          <table:table-cell office:value-type="percentage" office:value="0.06536841158355" calcext:value-type="percentage">
            <text:p>6.5368%</text:p>
          </table:table-cell>
          <table:table-cell office:value-type="percentage" office:value="0.0956728920611704" calcext:value-type="percentage">
            <text:p>9.5673%</text:p>
          </table:table-cell>
          <table:table-cell office:value-type="percentage" office:value="0.068282153195965" calcext:value-type="percentage">
            <text:p>6.8282%</text:p>
          </table:table-cell>
          <table:table-cell office:value-type="percentage" office:value="0.122720229690015" calcext:value-type="percentage">
            <text:p>12.2720%</text:p>
          </table:table-cell>
          <table:table-cell table:formula="of:=MAX((1-[.I642]/(1-[.$D$25]));0)" office:value-type="float" office:value="0.824685386157121" calcext:value-type="float">
            <text:p><text:s/>0.8247 </text:p>
          </table:table-cell>
          <table:table-cell/>
          <table:table-cell table:formula="of:=EXP(-[.E642]*[.$D$23])" office:value-type="float" office:value="0.942408957717384" calcext:value-type="float">
            <text:p><text:s/>0.9424 </text:p>
          </table:table-cell>
          <table:table-cell table:formula="of:=IF([.K642]=&quot;yes&quot;;[.L642]*[.$D$22]*([.I642]-[.I641]);0)" office:value-type="float" office:value="0" calcext:value-type="float">
            <text:p><text:s/>- <text:s text:c="2"/></text:p>
          </table:table-cell>
          <table:table-cell table:formula="of:=IF([.K642]=&quot;T_ex&quot;;[.L642]*([.I642]-[.$I$35])*[.$D$22];0)" office:value-type="float" office:value="0" calcext:value-type="float">
            <text:p><text:s/>- <text:s text:c="2"/></text:p>
          </table:table-cell>
          <table:table-cell table:formula="of:=IF([.K642]=&quot;yes&quot;;[.J642]*[.L642]*(0.05)*[.$D$21];0)" office:value-type="float" office:value="0" calcext:value-type="float">
            <text:p><text:s/>- <text:s text:c="2"/></text:p>
          </table:table-cell>
          <table:table-cell table:formula="of:=IF([.K642]=&quot;yes&quot;;[.J642]*[.L64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04857549234726" calcext:value-type="percentage">
            <text:p>8.0486%</text:p>
          </table:table-cell>
          <table:table-cell office:value-type="float" office:value="0.59413680781759" calcext:value-type="float">
            <text:p>0.59</text:p>
          </table:table-cell>
          <table:table-cell office:value-type="percentage" office:value="0.0657039086262239" calcext:value-type="percentage">
            <text:p>6.5704%</text:p>
          </table:table-cell>
          <table:table-cell office:value-type="percentage" office:value="0.0963917393131549" calcext:value-type="percentage">
            <text:p>9.6392%</text:p>
          </table:table-cell>
          <table:table-cell office:value-type="percentage" office:value="0.0686202533004715" calcext:value-type="percentage">
            <text:p>6.8620%</text:p>
          </table:table-cell>
          <table:table-cell office:value-type="percentage" office:value="0.123353580859205" calcext:value-type="percentage">
            <text:p>12.3354%</text:p>
          </table:table-cell>
          <table:table-cell table:formula="of:=MAX((1-[.I643]/(1-[.$D$25]));0)" office:value-type="float" office:value="0.823780598772564" calcext:value-type="float">
            <text:p><text:s/>0.8238 </text:p>
          </table:table-cell>
          <table:table-cell/>
          <table:table-cell table:formula="of:=EXP(-[.E643]*[.$D$23])" office:value-type="float" office:value="0.942316870136292" calcext:value-type="float">
            <text:p><text:s/>0.9423 </text:p>
          </table:table-cell>
          <table:table-cell table:formula="of:=IF([.K643]=&quot;yes&quot;;[.L643]*[.$D$22]*([.I643]-[.I642]);0)" office:value-type="float" office:value="0" calcext:value-type="float">
            <text:p><text:s/>- <text:s text:c="2"/></text:p>
          </table:table-cell>
          <table:table-cell table:formula="of:=IF([.K643]=&quot;T_ex&quot;;[.L643]*([.I643]-[.$I$35])*[.$D$22];0)" office:value-type="float" office:value="0" calcext:value-type="float">
            <text:p><text:s/>- <text:s text:c="2"/></text:p>
          </table:table-cell>
          <table:table-cell table:formula="of:=IF([.K643]=&quot;yes&quot;;[.J643]*[.L643]*(0.05)*[.$D$21];0)" office:value-type="float" office:value="0" calcext:value-type="float">
            <text:p><text:s/>- <text:s text:c="2"/></text:p>
          </table:table-cell>
          <table:table-cell table:formula="of:=IF([.K643]=&quot;yes&quot;;[.J643]*[.L64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09258334415408" calcext:value-type="percentage">
            <text:p>8.0926%</text:p>
          </table:table-cell>
          <table:table-cell office:value-type="float" office:value="0.595114006514658" calcext:value-type="float">
            <text:p>0.60</text:p>
          </table:table-cell>
          <table:table-cell office:value-type="percentage" office:value="0.066033003644956" calcext:value-type="percentage">
            <text:p>6.6033%</text:p>
          </table:table-cell>
          <table:table-cell office:value-type="percentage" office:value="0.0971692837728437" calcext:value-type="percentage">
            <text:p>9.7169%</text:p>
          </table:table-cell>
          <table:table-cell office:value-type="percentage" office:value="0.0689513385236465" calcext:value-type="percentage">
            <text:p>6.8951%</text:p>
          </table:table-cell>
          <table:table-cell office:value-type="percentage" office:value="0.123945203581336" calcext:value-type="percentage">
            <text:p>12.3945%</text:p>
          </table:table-cell>
          <table:table-cell table:formula="of:=MAX((1-[.I644]/(1-[.$D$25]));0)" office:value-type="float" office:value="0.822935423455234" calcext:value-type="float">
            <text:p><text:s/>0.8229 </text:p>
          </table:table-cell>
          <table:table-cell/>
          <table:table-cell table:formula="of:=EXP(-[.E644]*[.$D$23])" office:value-type="float" office:value="0.942224791553546" calcext:value-type="float">
            <text:p><text:s/>0.9422 </text:p>
          </table:table-cell>
          <table:table-cell table:formula="of:=IF([.K644]=&quot;yes&quot;;[.L644]*[.$D$22]*([.I644]-[.I643]);0)" office:value-type="float" office:value="0" calcext:value-type="float">
            <text:p><text:s/>- <text:s text:c="2"/></text:p>
          </table:table-cell>
          <table:table-cell table:formula="of:=IF([.K644]=&quot;T_ex&quot;;[.L644]*([.I644]-[.$I$35])*[.$D$22];0)" office:value-type="float" office:value="0" calcext:value-type="float">
            <text:p><text:s/>- <text:s text:c="2"/></text:p>
          </table:table-cell>
          <table:table-cell table:formula="of:=IF([.K644]=&quot;yes&quot;;[.J644]*[.L644]*(0.05)*[.$D$21];0)" office:value-type="float" office:value="0" calcext:value-type="float">
            <text:p><text:s/>- <text:s text:c="2"/></text:p>
          </table:table-cell>
          <table:table-cell table:formula="of:=IF([.K644]=&quot;yes&quot;;[.J644]*[.L64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1388890938677" calcext:value-type="percentage">
            <text:p>8.1389%</text:p>
          </table:table-cell>
          <table:table-cell office:value-type="float" office:value="0.596091205211726" calcext:value-type="float">
            <text:p>0.60</text:p>
          </table:table-cell>
          <table:table-cell office:value-type="percentage" office:value="0.0663599599010044" calcext:value-type="percentage">
            <text:p>6.6360%</text:p>
          </table:table-cell>
          <table:table-cell office:value-type="percentage" office:value="0.0979969157348484" calcext:value-type="percentage">
            <text:p>9.7997%</text:p>
          </table:table-cell>
          <table:table-cell office:value-type="percentage" office:value="0.0692896299840337" calcext:value-type="percentage">
            <text:p>6.9290%</text:p>
          </table:table-cell>
          <table:table-cell office:value-type="percentage" office:value="0.124543127808026" calcext:value-type="percentage">
            <text:p>12.4543%</text:p>
          </table:table-cell>
          <table:table-cell table:formula="of:=MAX((1-[.I645]/(1-[.$D$25]));0)" office:value-type="float" office:value="0.822081245988534" calcext:value-type="float">
            <text:p><text:s/>0.8221 </text:p>
          </table:table-cell>
          <table:table-cell/>
          <table:table-cell table:formula="of:=EXP(-[.E645]*[.$D$23])" office:value-type="float" office:value="0.942132721968268" calcext:value-type="float">
            <text:p><text:s/>0.9421 </text:p>
          </table:table-cell>
          <table:table-cell table:formula="of:=IF([.K645]=&quot;yes&quot;;[.L645]*[.$D$22]*([.I645]-[.I644]);0)" office:value-type="float" office:value="0" calcext:value-type="float">
            <text:p><text:s/>- <text:s text:c="2"/></text:p>
          </table:table-cell>
          <table:table-cell table:formula="of:=IF([.K645]=&quot;T_ex&quot;;[.L645]*([.I645]-[.$I$35])*[.$D$22];0)" office:value-type="float" office:value="0" calcext:value-type="float">
            <text:p><text:s/>- <text:s text:c="2"/></text:p>
          </table:table-cell>
          <table:table-cell table:formula="of:=IF([.K645]=&quot;yes&quot;;[.J645]*[.L645]*(0.05)*[.$D$21];0)" office:value-type="float" office:value="0" calcext:value-type="float">
            <text:p><text:s/>- <text:s text:c="2"/></text:p>
          </table:table-cell>
          <table:table-cell table:formula="of:=IF([.K645]=&quot;yes&quot;;[.J645]*[.L64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18557914025739" calcext:value-type="percentage">
            <text:p>8.1856%</text:p>
          </table:table-cell>
          <table:table-cell office:value-type="float" office:value="0.597068403908795" calcext:value-type="float">
            <text:p>0.60</text:p>
          </table:table-cell>
          <table:table-cell office:value-type="percentage" office:value="0.0666879221339606" calcext:value-type="percentage">
            <text:p>6.6688%</text:p>
          </table:table-cell>
          <table:table-cell office:value-type="percentage" office:value="0.0990057713810236" calcext:value-type="percentage">
            <text:p>9.9006%</text:p>
          </table:table-cell>
          <table:table-cell office:value-type="percentage" office:value="0.069630933173037" calcext:value-type="percentage">
            <text:p>6.9631%</text:p>
          </table:table-cell>
          <table:table-cell office:value-type="percentage" office:value="0.125147465789287" calcext:value-type="percentage">
            <text:p>12.5147%</text:p>
          </table:table-cell>
          <table:table-cell table:formula="of:=MAX((1-[.I646]/(1-[.$D$25]));0)" office:value-type="float" office:value="0.821217906015304" calcext:value-type="float">
            <text:p><text:s/>0.8212 </text:p>
          </table:table-cell>
          <table:table-cell/>
          <table:table-cell table:formula="of:=EXP(-[.E646]*[.$D$23])" office:value-type="float" office:value="0.942040661379579" calcext:value-type="float">
            <text:p><text:s/>0.9420 </text:p>
          </table:table-cell>
          <table:table-cell table:formula="of:=IF([.K646]=&quot;yes&quot;;[.L646]*[.$D$22]*([.I646]-[.I645]);0)" office:value-type="float" office:value="0" calcext:value-type="float">
            <text:p><text:s/>- <text:s text:c="2"/></text:p>
          </table:table-cell>
          <table:table-cell table:formula="of:=IF([.K646]=&quot;T_ex&quot;;[.L646]*([.I646]-[.$I$35])*[.$D$22];0)" office:value-type="float" office:value="0" calcext:value-type="float">
            <text:p><text:s/>- <text:s text:c="2"/></text:p>
          </table:table-cell>
          <table:table-cell table:formula="of:=IF([.K646]=&quot;yes&quot;;[.J646]*[.L646]*(0.05)*[.$D$21];0)" office:value-type="float" office:value="0" calcext:value-type="float">
            <text:p><text:s/>- <text:s text:c="2"/></text:p>
          </table:table-cell>
          <table:table-cell table:formula="of:=IF([.K646]=&quot;yes&quot;;[.J646]*[.L64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23190416060074" calcext:value-type="percentage">
            <text:p>8.2319%</text:p>
          </table:table-cell>
          <table:table-cell office:value-type="float" office:value="0.598045602605863" calcext:value-type="float">
            <text:p>0.60</text:p>
          </table:table-cell>
          <table:table-cell office:value-type="percentage" office:value="0.06701738381234" calcext:value-type="percentage">
            <text:p>6.7017%</text:p>
          </table:table-cell>
          <table:table-cell office:value-type="percentage" office:value="0.100190875235745" calcext:value-type="percentage">
            <text:p>10.0191%</text:p>
          </table:table-cell>
          <table:table-cell office:value-type="percentage" office:value="0.0699699830577148" calcext:value-type="percentage">
            <text:p>6.9970%</text:p>
          </table:table-cell>
          <table:table-cell office:value-type="percentage" office:value="0.125720456552638" calcext:value-type="percentage">
            <text:p>12.5720%</text:p>
          </table:table-cell>
          <table:table-cell table:formula="of:=MAX((1-[.I647]/(1-[.$D$25]));0)" office:value-type="float" office:value="0.820399347781946" calcext:value-type="float">
            <text:p><text:s/>0.8204 </text:p>
          </table:table-cell>
          <table:table-cell/>
          <table:table-cell table:formula="of:=EXP(-[.E647]*[.$D$23])" office:value-type="float" office:value="0.941948609786598" calcext:value-type="float">
            <text:p><text:s/>0.9419 </text:p>
          </table:table-cell>
          <table:table-cell table:formula="of:=IF([.K647]=&quot;yes&quot;;[.L647]*[.$D$22]*([.I647]-[.I646]);0)" office:value-type="float" office:value="0" calcext:value-type="float">
            <text:p><text:s/>- <text:s text:c="2"/></text:p>
          </table:table-cell>
          <table:table-cell table:formula="of:=IF([.K647]=&quot;T_ex&quot;;[.L647]*([.I647]-[.$I$35])*[.$D$22];0)" office:value-type="float" office:value="0" calcext:value-type="float">
            <text:p><text:s/>- <text:s text:c="2"/></text:p>
          </table:table-cell>
          <table:table-cell table:formula="of:=IF([.K647]=&quot;yes&quot;;[.J647]*[.L647]*(0.05)*[.$D$21];0)" office:value-type="float" office:value="0" calcext:value-type="float">
            <text:p><text:s/>- <text:s text:c="2"/></text:p>
          </table:table-cell>
          <table:table-cell table:formula="of:=IF([.K647]=&quot;yes&quot;;[.J647]*[.L64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27899567719491" calcext:value-type="percentage">
            <text:p>8.2790%</text:p>
          </table:table-cell>
          <table:table-cell office:value-type="float" office:value="0.599022801302932" calcext:value-type="float">
            <text:p>0.60</text:p>
          </table:table-cell>
          <table:table-cell office:value-type="percentage" office:value="0.067350335772315" calcext:value-type="percentage">
            <text:p>6.7350%</text:p>
          </table:table-cell>
          <table:table-cell office:value-type="percentage" office:value="0.101758725432681" calcext:value-type="percentage">
            <text:p>10.1759%</text:p>
          </table:table-cell>
          <table:table-cell office:value-type="percentage" office:value="0.0703153158699009" calcext:value-type="percentage">
            <text:p>7.0315%</text:p>
          </table:table-cell>
          <table:table-cell office:value-type="percentage" office:value="0.126275786072352" calcext:value-type="percentage">
            <text:p>12.6276%</text:p>
          </table:table-cell>
          <table:table-cell table:formula="of:=MAX((1-[.I648]/(1-[.$D$25]));0)" office:value-type="float" office:value="0.81960601989664" calcext:value-type="float">
            <text:p><text:s/>0.8196 </text:p>
          </table:table-cell>
          <table:table-cell/>
          <table:table-cell table:formula="of:=EXP(-[.E648]*[.$D$23])" office:value-type="float" office:value="0.941856567188448" calcext:value-type="float">
            <text:p><text:s/>0.9419 </text:p>
          </table:table-cell>
          <table:table-cell table:formula="of:=IF([.K648]=&quot;yes&quot;;[.L648]*[.$D$22]*([.I648]-[.I647]);0)" office:value-type="float" office:value="0" calcext:value-type="float">
            <text:p><text:s/>- <text:s text:c="2"/></text:p>
          </table:table-cell>
          <table:table-cell table:formula="of:=IF([.K648]=&quot;T_ex&quot;;[.L648]*([.I648]-[.$I$35])*[.$D$22];0)" office:value-type="float" office:value="0" calcext:value-type="float">
            <text:p><text:s/>- <text:s text:c="2"/></text:p>
          </table:table-cell>
          <table:table-cell table:formula="of:=IF([.K648]=&quot;yes&quot;;[.J648]*[.L648]*(0.05)*[.$D$21];0)" office:value-type="float" office:value="0" calcext:value-type="float">
            <text:p><text:s/>- <text:s text:c="2"/></text:p>
          </table:table-cell>
          <table:table-cell table:formula="of:=IF([.K648]=&quot;yes&quot;;[.J648]*[.L64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32434590280122" calcext:value-type="percentage">
            <text:p>8.3243%</text:p>
          </table:table-cell>
          <table:table-cell office:value-type="float" office:value="0.6" calcext:value-type="float">
            <text:p>0.60</text:p>
          </table:table-cell>
          <table:table-cell table:style-name="ce11" office:value-type="percentage" office:value="0.067683462549011" calcext:value-type="percentage">
            <text:p>6.77%</text:p>
          </table:table-cell>
          <table:table-cell table:style-name="ce11" office:value-type="percentage" office:value="0.103789201541302" calcext:value-type="percentage">
            <text:p>10.38%</text:p>
          </table:table-cell>
          <table:table-cell table:style-name="ce11" office:value-type="percentage" office:value="0.0706546115379127" calcext:value-type="percentage">
            <text:p>7.07%</text:p>
          </table:table-cell>
          <table:table-cell table:style-name="ce11" office:value-type="percentage" office:value="0.126813365524885" calcext:value-type="percentage">
            <text:p>12.68%</text:p>
          </table:table-cell>
          <table:table-cell table:formula="of:=MAX((1-[.I649]/(1-[.$D$25]));0)" office:value-type="float" office:value="0.818838049250164" calcext:value-type="float">
            <text:p><text:s/>0.8188 </text:p>
          </table:table-cell>
          <table:table-cell office:value-type="string" calcext:value-type="string">
            <text:p>yes</text:p>
          </table:table-cell>
          <table:table-cell table:formula="of:=EXP(-[.E649]*[.$D$23])" office:value-type="float" office:value="0.941764533584249" calcext:value-type="float">
            <text:p><text:s/>0.9418 </text:p>
          </table:table-cell>
          <table:table-cell table:style-name="ce12" table:formula="of:=IF([.K649]=&quot;yes&quot;;[.L649]*[.$D$22]*([.I649]-[.I598]);0)" office:value-type="float" office:value="0.032651746580598" calcext:value-type="float">
            <text:p><text:s/>0.0327 </text:p>
          </table:table-cell>
          <table:table-cell table:formula="of:=IF([.K649]=&quot;T_ex&quot;;[.L649]*([.I649]-[.$I$35])*[.$D$22];0)" office:value-type="float" office:value="0" calcext:value-type="float">
            <text:p><text:s/>- <text:s text:c="2"/></text:p>
          </table:table-cell>
          <table:table-cell table:style-name="ce12" table:formula="of:=IF([.K649]=&quot;yes&quot;;[.J649]*[.L649]*([.E649]-[.E598])*[.$D$21];0)" office:value-type="float" office:value="0.0171761597915539" calcext:value-type="float">
            <text:p><text:s/>0.0172 </text:p>
          </table:table-cell>
          <table:table-cell table:style-name="ce12" table:formula="of:=IF([.K649]=&quot;yes&quot;;[.J649]*[.L649]*([.E649]-[.E598]);0)" office:value-type="float" office:value="0.0384320367852014" calcext:value-type="float">
            <text:p><text:s/>0.0384 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083695731184975" calcext:value-type="percentage">
            <text:p>8.3696%</text:p>
          </table:table-cell>
          <table:table-cell office:value-type="float" office:value="0.600977198697068" calcext:value-type="float">
            <text:p>0.60</text:p>
          </table:table-cell>
          <table:table-cell office:value-type="percentage" office:value="0.0680202516001347" calcext:value-type="percentage">
            <text:p>6.8020%</text:p>
          </table:table-cell>
          <table:table-cell office:value-type="percentage" office:value="0.106100169160519" calcext:value-type="percentage">
            <text:p>10.6100%</text:p>
          </table:table-cell>
          <table:table-cell office:value-type="percentage" office:value="0.0709993600722594" calcext:value-type="percentage">
            <text:p>7.0999%</text:p>
          </table:table-cell>
          <table:table-cell office:value-type="percentage" office:value="0.127316282824036" calcext:value-type="percentage">
            <text:p>12.7316%</text:p>
          </table:table-cell>
          <table:table-cell table:formula="of:=MAX((1-[.I650]/(1-[.$D$25]));0)" office:value-type="float" office:value="0.818119595965663" calcext:value-type="float">
            <text:p><text:s/>0.8181 </text:p>
          </table:table-cell>
          <table:table-cell/>
          <table:table-cell table:formula="of:=EXP(-[.E650]*[.$D$23])" office:value-type="float" office:value="0.941672508973122" calcext:value-type="float">
            <text:p><text:s/>0.9417 </text:p>
          </table:table-cell>
          <table:table-cell table:formula="of:=IF([.K650]=&quot;yes&quot;;[.L650]*[.$D$22]*([.I650]-[.I649]);0)" office:value-type="float" office:value="0" calcext:value-type="float">
            <text:p><text:s/>- <text:s text:c="2"/></text:p>
          </table:table-cell>
          <table:table-cell table:formula="of:=IF([.K650]=&quot;T_ex&quot;;[.L650]*([.I650]-[.$I$35])*[.$D$22];0)" office:value-type="float" office:value="0" calcext:value-type="float">
            <text:p><text:s/>- <text:s text:c="2"/></text:p>
          </table:table-cell>
          <table:table-cell table:formula="of:=IF([.K650]=&quot;yes&quot;;[.J650]*[.L650]*(0.05)*[.$D$21];0)" office:value-type="float" office:value="0" calcext:value-type="float">
            <text:p><text:s/>- <text:s text:c="2"/></text:p>
          </table:table-cell>
          <table:table-cell table:formula="of:=IF([.K650]=&quot;yes&quot;;[.J650]*[.L65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41574233684247" calcext:value-type="percentage">
            <text:p>8.4157%</text:p>
          </table:table-cell>
          <table:table-cell office:value-type="float" office:value="0.601954397394137" calcext:value-type="float">
            <text:p>0.60</text:p>
          </table:table-cell>
          <table:table-cell office:value-type="percentage" office:value="0.0683485746736016" calcext:value-type="percentage">
            <text:p>6.8349%</text:p>
          </table:table-cell>
          <table:table-cell office:value-type="percentage" office:value="0.108199452805254" calcext:value-type="percentage">
            <text:p>10.8199%</text:p>
          </table:table-cell>
          <table:table-cell office:value-type="percentage" office:value="0.0713393970003065" calcext:value-type="percentage">
            <text:p>7.1339%</text:p>
          </table:table-cell>
          <table:table-cell office:value-type="percentage" office:value="0.127832647429355" calcext:value-type="percentage">
            <text:p>12.7833%</text:p>
          </table:table-cell>
          <table:table-cell table:formula="of:=MAX((1-[.I651]/(1-[.$D$25]));0)" office:value-type="float" office:value="0.817381932243779" calcext:value-type="float">
            <text:p><text:s/>0.8174 </text:p>
          </table:table-cell>
          <table:table-cell/>
          <table:table-cell table:formula="of:=EXP(-[.E651]*[.$D$23])" office:value-type="float" office:value="0.941580493354189" calcext:value-type="float">
            <text:p><text:s/>0.9416 </text:p>
          </table:table-cell>
          <table:table-cell table:formula="of:=IF([.K651]=&quot;yes&quot;;[.L651]*[.$D$22]*([.I651]-[.I650]);0)" office:value-type="float" office:value="0" calcext:value-type="float">
            <text:p><text:s/>- <text:s text:c="2"/></text:p>
          </table:table-cell>
          <table:table-cell table:formula="of:=IF([.K651]=&quot;T_ex&quot;;[.L651]*([.I651]-[.$I$35])*[.$D$22];0)" office:value-type="float" office:value="0" calcext:value-type="float">
            <text:p><text:s/>- <text:s text:c="2"/></text:p>
          </table:table-cell>
          <table:table-cell table:formula="of:=IF([.K651]=&quot;yes&quot;;[.J651]*[.L651]*(0.05)*[.$D$21];0)" office:value-type="float" office:value="0" calcext:value-type="float">
            <text:p><text:s/>- <text:s text:c="2"/></text:p>
          </table:table-cell>
          <table:table-cell table:formula="of:=IF([.K651]=&quot;yes&quot;;[.J651]*[.L65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46120391992256" calcext:value-type="percentage">
            <text:p>8.4612%</text:p>
          </table:table-cell>
          <table:table-cell office:value-type="float" office:value="0.602931596091205" calcext:value-type="float">
            <text:p>0.60</text:p>
          </table:table-cell>
          <table:table-cell office:value-type="percentage" office:value="0.0686770122122645" calcext:value-type="percentage">
            <text:p>6.8677%</text:p>
          </table:table-cell>
          <table:table-cell office:value-type="percentage" office:value="0.110111951280116" calcext:value-type="percentage">
            <text:p>11.0112%</text:p>
          </table:table-cell>
          <table:table-cell office:value-type="percentage" office:value="0.0716804299128498" calcext:value-type="percentage">
            <text:p>7.1680%</text:p>
          </table:table-cell>
          <table:table-cell office:value-type="percentage" office:value="0.128379796751678" calcext:value-type="percentage">
            <text:p>12.8380%</text:p>
          </table:table-cell>
          <table:table-cell table:formula="of:=MAX((1-[.I652]/(1-[.$D$25]));0)" office:value-type="float" office:value="0.816600290354746" calcext:value-type="float">
            <text:p><text:s/>0.8166 </text:p>
          </table:table-cell>
          <table:table-cell/>
          <table:table-cell table:formula="of:=EXP(-[.E652]*[.$D$23])" office:value-type="float" office:value="0.941488486726571" calcext:value-type="float">
            <text:p><text:s/>0.9415 </text:p>
          </table:table-cell>
          <table:table-cell table:formula="of:=IF([.K652]=&quot;yes&quot;;[.L652]*[.$D$22]*([.I652]-[.I651]);0)" office:value-type="float" office:value="0" calcext:value-type="float">
            <text:p><text:s/>- <text:s text:c="2"/></text:p>
          </table:table-cell>
          <table:table-cell table:formula="of:=IF([.K652]=&quot;T_ex&quot;;[.L652]*([.I652]-[.$I$35])*[.$D$22];0)" office:value-type="float" office:value="0" calcext:value-type="float">
            <text:p><text:s/>- <text:s text:c="2"/></text:p>
          </table:table-cell>
          <table:table-cell table:formula="of:=IF([.K652]=&quot;yes&quot;;[.J652]*[.L652]*(0.05)*[.$D$21];0)" office:value-type="float" office:value="0" calcext:value-type="float">
            <text:p><text:s/>- <text:s text:c="2"/></text:p>
          </table:table-cell>
          <table:table-cell table:formula="of:=IF([.K652]=&quot;yes&quot;;[.J652]*[.L65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50602107619278" calcext:value-type="percentage">
            <text:p>8.5060%</text:p>
          </table:table-cell>
          <table:table-cell office:value-type="float" office:value="0.603908794788274" calcext:value-type="float">
            <text:p>0.60</text:p>
          </table:table-cell>
          <table:table-cell office:value-type="percentage" office:value="0.0690180055691306" calcext:value-type="percentage">
            <text:p>6.9018%</text:p>
          </table:table-cell>
          <table:table-cell office:value-type="percentage" office:value="0.112161626242588" calcext:value-type="percentage">
            <text:p>11.2162%</text:p>
          </table:table-cell>
          <table:table-cell office:value-type="percentage" office:value="0.0720179457822774" calcext:value-type="percentage">
            <text:p>7.2018%</text:p>
          </table:table-cell>
          <table:table-cell office:value-type="percentage" office:value="0.128917019146208" calcext:value-type="percentage">
            <text:p>12.8917%</text:p>
          </table:table-cell>
          <table:table-cell table:formula="of:=MAX((1-[.I653]/(1-[.$D$25]));0)" office:value-type="float" office:value="0.815832829791131" calcext:value-type="float">
            <text:p><text:s/>0.8158 </text:p>
          </table:table-cell>
          <table:table-cell/>
          <table:table-cell table:formula="of:=EXP(-[.E653]*[.$D$23])" office:value-type="float" office:value="0.941396489089389" calcext:value-type="float">
            <text:p><text:s/>0.9414 </text:p>
          </table:table-cell>
          <table:table-cell table:formula="of:=IF([.K653]=&quot;yes&quot;;[.L653]*[.$D$22]*([.I653]-[.I652]);0)" office:value-type="float" office:value="0" calcext:value-type="float">
            <text:p><text:s/>- <text:s text:c="2"/></text:p>
          </table:table-cell>
          <table:table-cell table:formula="of:=IF([.K653]=&quot;T_ex&quot;;[.L653]*([.I653]-[.$I$35])*[.$D$22];0)" office:value-type="float" office:value="0" calcext:value-type="float">
            <text:p><text:s/>- <text:s text:c="2"/></text:p>
          </table:table-cell>
          <table:table-cell table:formula="of:=IF([.K653]=&quot;yes&quot;;[.J653]*[.L653]*(0.05)*[.$D$21];0)" office:value-type="float" office:value="0" calcext:value-type="float">
            <text:p><text:s/>- <text:s text:c="2"/></text:p>
          </table:table-cell>
          <table:table-cell table:formula="of:=IF([.K653]=&quot;yes&quot;;[.J653]*[.L65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55062059978982" calcext:value-type="percentage">
            <text:p>8.5506%</text:p>
          </table:table-cell>
          <table:table-cell office:value-type="float" office:value="0.604885993485342" calcext:value-type="float">
            <text:p>0.60</text:p>
          </table:table-cell>
          <table:table-cell office:value-type="percentage" office:value="0.0693530390693607" calcext:value-type="percentage">
            <text:p>6.9353%</text:p>
          </table:table-cell>
          <table:table-cell office:value-type="percentage" office:value="0.114239597306159" calcext:value-type="percentage">
            <text:p>11.4240%</text:p>
          </table:table-cell>
          <table:table-cell office:value-type="percentage" office:value="0.0723609897134742" calcext:value-type="percentage">
            <text:p>7.2361%</text:p>
          </table:table-cell>
          <table:table-cell office:value-type="percentage" office:value="0.129435571430207" calcext:value-type="percentage">
            <text:p>12.9436%</text:p>
          </table:table-cell>
          <table:table-cell table:formula="of:=MAX((1-[.I654]/(1-[.$D$25]));0)" office:value-type="float" office:value="0.81509204081399" calcext:value-type="float">
            <text:p><text:s/>0.8151 </text:p>
          </table:table-cell>
          <table:table-cell/>
          <table:table-cell table:formula="of:=EXP(-[.E654]*[.$D$23])" office:value-type="float" office:value="0.941304500441766" calcext:value-type="float">
            <text:p><text:s/>0.9413 </text:p>
          </table:table-cell>
          <table:table-cell table:formula="of:=IF([.K654]=&quot;yes&quot;;[.L654]*[.$D$22]*([.I654]-[.I653]);0)" office:value-type="float" office:value="0" calcext:value-type="float">
            <text:p><text:s/>- <text:s text:c="2"/></text:p>
          </table:table-cell>
          <table:table-cell table:formula="of:=IF([.K654]=&quot;T_ex&quot;;[.L654]*([.I654]-[.$I$35])*[.$D$22];0)" office:value-type="float" office:value="0" calcext:value-type="float">
            <text:p><text:s/>- <text:s text:c="2"/></text:p>
          </table:table-cell>
          <table:table-cell table:formula="of:=IF([.K654]=&quot;yes&quot;;[.J654]*[.L654]*(0.05)*[.$D$21];0)" office:value-type="float" office:value="0" calcext:value-type="float">
            <text:p><text:s/>- <text:s text:c="2"/></text:p>
          </table:table-cell>
          <table:table-cell table:formula="of:=IF([.K654]=&quot;yes&quot;;[.J654]*[.L65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59855150723132" calcext:value-type="percentage">
            <text:p>8.5986%</text:p>
          </table:table-cell>
          <table:table-cell office:value-type="float" office:value="0.605863192182411" calcext:value-type="float">
            <text:p>0.61</text:p>
          </table:table-cell>
          <table:table-cell office:value-type="percentage" office:value="0.0696850589008039" calcext:value-type="percentage">
            <text:p>6.9685%</text:p>
          </table:table-cell>
          <table:table-cell office:value-type="percentage" office:value="0.115857399286751" calcext:value-type="percentage">
            <text:p>11.5857%</text:p>
          </table:table-cell>
          <table:table-cell office:value-type="percentage" office:value="0.0727015973516124" calcext:value-type="percentage">
            <text:p>7.2702%</text:p>
          </table:table-cell>
          <table:table-cell office:value-type="percentage" office:value="0.130018731620432" calcext:value-type="percentage">
            <text:p>13.0019%</text:p>
          </table:table-cell>
          <table:table-cell table:formula="of:=MAX((1-[.I655]/(1-[.$D$25]));0)" office:value-type="float" office:value="0.814258954827954" calcext:value-type="float">
            <text:p><text:s/>0.8143 </text:p>
          </table:table-cell>
          <table:table-cell/>
          <table:table-cell table:formula="of:=EXP(-[.E655]*[.$D$23])" office:value-type="float" office:value="0.941212520782821" calcext:value-type="float">
            <text:p><text:s/>0.9412 </text:p>
          </table:table-cell>
          <table:table-cell table:formula="of:=IF([.K655]=&quot;yes&quot;;[.L655]*[.$D$22]*([.I655]-[.I654]);0)" office:value-type="float" office:value="0" calcext:value-type="float">
            <text:p><text:s/>- <text:s text:c="2"/></text:p>
          </table:table-cell>
          <table:table-cell table:formula="of:=IF([.K655]=&quot;T_ex&quot;;[.L655]*([.I655]-[.$I$35])*[.$D$22];0)" office:value-type="float" office:value="0" calcext:value-type="float">
            <text:p><text:s/>- <text:s text:c="2"/></text:p>
          </table:table-cell>
          <table:table-cell table:formula="of:=IF([.K655]=&quot;yes&quot;;[.J655]*[.L655]*(0.05)*[.$D$21];0)" office:value-type="float" office:value="0" calcext:value-type="float">
            <text:p><text:s/>- <text:s text:c="2"/></text:p>
          </table:table-cell>
          <table:table-cell table:formula="of:=IF([.K655]=&quot;yes&quot;;[.J655]*[.L65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64645658821088" calcext:value-type="percentage">
            <text:p>8.6465%</text:p>
          </table:table-cell>
          <table:table-cell office:value-type="float" office:value="0.606840390879479" calcext:value-type="float">
            <text:p>0.61</text:p>
          </table:table-cell>
          <table:table-cell office:value-type="percentage" office:value="0.0700215495692427" calcext:value-type="percentage">
            <text:p>7.0022%</text:p>
          </table:table-cell>
          <table:table-cell office:value-type="percentage" office:value="0.116920137450394" calcext:value-type="percentage">
            <text:p>11.6920%</text:p>
          </table:table-cell>
          <table:table-cell office:value-type="percentage" office:value="0.0730457310448141" calcext:value-type="percentage">
            <text:p>7.3046%</text:p>
          </table:table-cell>
          <table:table-cell office:value-type="percentage" office:value="0.13061978110217" calcext:value-type="percentage">
            <text:p>13.0620%</text:p>
          </table:table-cell>
          <table:table-cell table:formula="of:=MAX((1-[.I656]/(1-[.$D$25]));0)" office:value-type="float" office:value="0.813400312711186" calcext:value-type="float">
            <text:p><text:s/>0.8134 </text:p>
          </table:table-cell>
          <table:table-cell/>
          <table:table-cell table:formula="of:=EXP(-[.E656]*[.$D$23])" office:value-type="float" office:value="0.941120550111678" calcext:value-type="float">
            <text:p><text:s/>0.9411 </text:p>
          </table:table-cell>
          <table:table-cell table:formula="of:=IF([.K656]=&quot;yes&quot;;[.L656]*[.$D$22]*([.I656]-[.I655]);0)" office:value-type="float" office:value="0" calcext:value-type="float">
            <text:p><text:s/>- <text:s text:c="2"/></text:p>
          </table:table-cell>
          <table:table-cell table:formula="of:=IF([.K656]=&quot;T_ex&quot;;[.L656]*([.I656]-[.$I$35])*[.$D$22];0)" office:value-type="float" office:value="0" calcext:value-type="float">
            <text:p><text:s/>- <text:s text:c="2"/></text:p>
          </table:table-cell>
          <table:table-cell table:formula="of:=IF([.K656]=&quot;yes&quot;;[.J656]*[.L656]*(0.05)*[.$D$21];0)" office:value-type="float" office:value="0" calcext:value-type="float">
            <text:p><text:s/>- <text:s text:c="2"/></text:p>
          </table:table-cell>
          <table:table-cell table:formula="of:=IF([.K656]=&quot;yes&quot;;[.J656]*[.L65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69441728133302" calcext:value-type="percentage">
            <text:p>8.6944%</text:p>
          </table:table-cell>
          <table:table-cell office:value-type="float" office:value="0.607817589576547" calcext:value-type="float">
            <text:p>0.61</text:p>
          </table:table-cell>
          <table:table-cell office:value-type="percentage" office:value="0.0703533346762941" calcext:value-type="percentage">
            <text:p>7.0353%</text:p>
          </table:table-cell>
          <table:table-cell office:value-type="percentage" office:value="0.117690711415145" calcext:value-type="percentage">
            <text:p>11.7691%</text:p>
          </table:table-cell>
          <table:table-cell office:value-type="percentage" office:value="0.0733900027479265" calcext:value-type="percentage">
            <text:p>7.3390%</text:p>
          </table:table-cell>
          <table:table-cell office:value-type="percentage" office:value="0.131219366610697" calcext:value-type="percentage">
            <text:p>13.1219%</text:p>
          </table:table-cell>
          <table:table-cell table:formula="of:=MAX((1-[.I657]/(1-[.$D$25]));0)" office:value-type="float" office:value="0.812543761984719" calcext:value-type="float">
            <text:p><text:s/>0.8125 </text:p>
          </table:table-cell>
          <table:table-cell/>
          <table:table-cell table:formula="of:=EXP(-[.E657]*[.$D$23])" office:value-type="float" office:value="0.941028588427458" calcext:value-type="float">
            <text:p><text:s/>0.9410 </text:p>
          </table:table-cell>
          <table:table-cell table:formula="of:=IF([.K657]=&quot;yes&quot;;[.L657]*[.$D$22]*([.I657]-[.I656]);0)" office:value-type="float" office:value="0" calcext:value-type="float">
            <text:p><text:s/>- <text:s text:c="2"/></text:p>
          </table:table-cell>
          <table:table-cell table:formula="of:=IF([.K657]=&quot;T_ex&quot;;[.L657]*([.I657]-[.$I$35])*[.$D$22];0)" office:value-type="float" office:value="0" calcext:value-type="float">
            <text:p><text:s/>- <text:s text:c="2"/></text:p>
          </table:table-cell>
          <table:table-cell table:formula="of:=IF([.K657]=&quot;yes&quot;;[.J657]*[.L657]*(0.05)*[.$D$21];0)" office:value-type="float" office:value="0" calcext:value-type="float">
            <text:p><text:s/>- <text:s text:c="2"/></text:p>
          </table:table-cell>
          <table:table-cell table:formula="of:=IF([.K657]=&quot;yes&quot;;[.J657]*[.L65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74373663503229" calcext:value-type="percentage">
            <text:p>8.7437%</text:p>
          </table:table-cell>
          <table:table-cell office:value-type="float" office:value="0.608794788273616" calcext:value-type="float">
            <text:p>0.61</text:p>
          </table:table-cell>
          <table:table-cell office:value-type="percentage" office:value="0.0706852409125648" calcext:value-type="percentage">
            <text:p>7.0685%</text:p>
          </table:table-cell>
          <table:table-cell office:value-type="percentage" office:value="0.118350123812532" calcext:value-type="percentage">
            <text:p>11.8350%</text:p>
          </table:table-cell>
          <table:table-cell office:value-type="percentage" office:value="0.0737333709690473" calcext:value-type="percentage">
            <text:p>7.3733%</text:p>
          </table:table-cell>
          <table:table-cell office:value-type="percentage" office:value="0.131830817562927" calcext:value-type="percentage">
            <text:p>13.1831%</text:p>
          </table:table-cell>
          <table:table-cell table:formula="of:=MAX((1-[.I658]/(1-[.$D$25]));0)" office:value-type="float" office:value="0.81167026062439" calcext:value-type="float">
            <text:p><text:s/>0.8117 </text:p>
          </table:table-cell>
          <table:table-cell/>
          <table:table-cell table:formula="of:=EXP(-[.E658]*[.$D$23])" office:value-type="float" office:value="0.940936635729282" calcext:value-type="float">
            <text:p><text:s/>0.9409 </text:p>
          </table:table-cell>
          <table:table-cell table:formula="of:=IF([.K658]=&quot;yes&quot;;[.L658]*[.$D$22]*([.I658]-[.I657]);0)" office:value-type="float" office:value="0" calcext:value-type="float">
            <text:p><text:s/>- <text:s text:c="2"/></text:p>
          </table:table-cell>
          <table:table-cell table:formula="of:=IF([.K658]=&quot;T_ex&quot;;[.L658]*([.I658]-[.$I$35])*[.$D$22];0)" office:value-type="float" office:value="0" calcext:value-type="float">
            <text:p><text:s/>- <text:s text:c="2"/></text:p>
          </table:table-cell>
          <table:table-cell table:formula="of:=IF([.K658]=&quot;yes&quot;;[.J658]*[.L658]*(0.05)*[.$D$21];0)" office:value-type="float" office:value="0" calcext:value-type="float">
            <text:p><text:s/>- <text:s text:c="2"/></text:p>
          </table:table-cell>
          <table:table-cell table:formula="of:=IF([.K658]=&quot;yes&quot;;[.J658]*[.L65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79358217866297" calcext:value-type="percentage">
            <text:p>8.7936%</text:p>
          </table:table-cell>
          <table:table-cell office:value-type="float" office:value="0.609771986970684" calcext:value-type="float">
            <text:p>0.61</text:p>
          </table:table-cell>
          <table:table-cell office:value-type="percentage" office:value="0.0710149704062213" calcext:value-type="percentage">
            <text:p>7.1015%</text:p>
          </table:table-cell>
          <table:table-cell office:value-type="percentage" office:value="0.118971314477111" calcext:value-type="percentage">
            <text:p>11.8971%</text:p>
          </table:table-cell>
          <table:table-cell office:value-type="percentage" office:value="0.0740735161253836" calcext:value-type="percentage">
            <text:p>7.4074%</text:p>
          </table:table-cell>
          <table:table-cell office:value-type="percentage" office:value="0.13239717489527" calcext:value-type="percentage">
            <text:p>13.2397%</text:p>
          </table:table-cell>
          <table:table-cell table:formula="of:=MAX((1-[.I659]/(1-[.$D$25]));0)" office:value-type="float" office:value="0.810861178721043" calcext:value-type="float">
            <text:p><text:s/>0.8109 </text:p>
          </table:table-cell>
          <table:table-cell/>
          <table:table-cell table:formula="of:=EXP(-[.E659]*[.$D$23])" office:value-type="float" office:value="0.940844692016274" calcext:value-type="float">
            <text:p><text:s/>0.9408 </text:p>
          </table:table-cell>
          <table:table-cell table:formula="of:=IF([.K659]=&quot;yes&quot;;[.L659]*[.$D$22]*([.I659]-[.I658]);0)" office:value-type="float" office:value="0" calcext:value-type="float">
            <text:p><text:s/>- <text:s text:c="2"/></text:p>
          </table:table-cell>
          <table:table-cell table:formula="of:=IF([.K659]=&quot;T_ex&quot;;[.L659]*([.I659]-[.$I$35])*[.$D$22];0)" office:value-type="float" office:value="0" calcext:value-type="float">
            <text:p><text:s/>- <text:s text:c="2"/></text:p>
          </table:table-cell>
          <table:table-cell table:formula="of:=IF([.K659]=&quot;yes&quot;;[.J659]*[.L659]*(0.05)*[.$D$21];0)" office:value-type="float" office:value="0" calcext:value-type="float">
            <text:p><text:s/>- <text:s text:c="2"/></text:p>
          </table:table-cell>
          <table:table-cell table:formula="of:=IF([.K659]=&quot;yes&quot;;[.J659]*[.L65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84051897967053" calcext:value-type="percentage">
            <text:p>8.8405%</text:p>
          </table:table-cell>
          <table:table-cell office:value-type="float" office:value="0.610749185667753" calcext:value-type="float">
            <text:p>0.61</text:p>
          </table:table-cell>
          <table:table-cell office:value-type="percentage" office:value="0.0713433081253896" calcext:value-type="percentage">
            <text:p>7.1343%</text:p>
          </table:table-cell>
          <table:table-cell office:value-type="percentage" office:value="0.119557589823858" calcext:value-type="percentage">
            <text:p>11.9558%</text:p>
          </table:table-cell>
          <table:table-cell office:value-type="percentage" office:value="0.0744104968887836" calcext:value-type="percentage">
            <text:p>7.4410%</text:p>
          </table:table-cell>
          <table:table-cell office:value-type="percentage" office:value="0.132948681130512" calcext:value-type="percentage">
            <text:p>13.2949%</text:p>
          </table:table-cell>
          <table:table-cell table:formula="of:=MAX((1-[.I660]/(1-[.$D$25]));0)" office:value-type="float" office:value="0.810073312670697" calcext:value-type="float">
            <text:p><text:s/>0.8101 </text:p>
          </table:table-cell>
          <table:table-cell/>
          <table:table-cell table:formula="of:=EXP(-[.E660]*[.$D$23])" office:value-type="float" office:value="0.940752757287553" calcext:value-type="float">
            <text:p><text:s/>0.9408 </text:p>
          </table:table-cell>
          <table:table-cell table:formula="of:=IF([.K660]=&quot;yes&quot;;[.L660]*[.$D$22]*([.I660]-[.I659]);0)" office:value-type="float" office:value="0" calcext:value-type="float">
            <text:p><text:s/>- <text:s text:c="2"/></text:p>
          </table:table-cell>
          <table:table-cell table:formula="of:=IF([.K660]=&quot;T_ex&quot;;[.L660]*([.I660]-[.$I$35])*[.$D$22];0)" office:value-type="float" office:value="0" calcext:value-type="float">
            <text:p><text:s/>- <text:s text:c="2"/></text:p>
          </table:table-cell>
          <table:table-cell table:formula="of:=IF([.K660]=&quot;yes&quot;;[.J660]*[.L660]*(0.05)*[.$D$21];0)" office:value-type="float" office:value="0" calcext:value-type="float">
            <text:p><text:s/>- <text:s text:c="2"/></text:p>
          </table:table-cell>
          <table:table-cell table:formula="of:=IF([.K660]=&quot;yes&quot;;[.J660]*[.L66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88672919917676" calcext:value-type="percentage">
            <text:p>8.8867%</text:p>
          </table:table-cell>
          <table:table-cell office:value-type="float" office:value="0.611726384364821" calcext:value-type="float">
            <text:p>0.61</text:p>
          </table:table-cell>
          <table:table-cell office:value-type="percentage" office:value="0.071677062006253" calcext:value-type="percentage">
            <text:p>7.1677%</text:p>
          </table:table-cell>
          <table:table-cell office:value-type="percentage" office:value="0.12015210141213" calcext:value-type="percentage">
            <text:p>12.0152%</text:p>
          </table:table-cell>
          <table:table-cell office:value-type="percentage" office:value="0.0747559978843531" calcext:value-type="percentage">
            <text:p>7.4756%</text:p>
          </table:table-cell>
          <table:table-cell office:value-type="percentage" office:value="0.13351171423923" calcext:value-type="percentage">
            <text:p>13.3512%</text:p>
          </table:table-cell>
          <table:table-cell table:formula="of:=MAX((1-[.I661]/(1-[.$D$25]));0)" office:value-type="float" office:value="0.809268979658243" calcext:value-type="float">
            <text:p><text:s/>0.8093 </text:p>
          </table:table-cell>
          <table:table-cell/>
          <table:table-cell table:formula="of:=EXP(-[.E661]*[.$D$23])" office:value-type="float" office:value="0.940660831542244" calcext:value-type="float">
            <text:p><text:s/>0.9407 </text:p>
          </table:table-cell>
          <table:table-cell table:formula="of:=IF([.K661]=&quot;yes&quot;;[.L661]*[.$D$22]*([.I661]-[.I660]);0)" office:value-type="float" office:value="0" calcext:value-type="float">
            <text:p><text:s/>- <text:s text:c="2"/></text:p>
          </table:table-cell>
          <table:table-cell table:formula="of:=IF([.K661]=&quot;T_ex&quot;;[.L661]*([.I661]-[.$I$35])*[.$D$22];0)" office:value-type="float" office:value="0" calcext:value-type="float">
            <text:p><text:s/>- <text:s text:c="2"/></text:p>
          </table:table-cell>
          <table:table-cell table:formula="of:=IF([.K661]=&quot;yes&quot;;[.J661]*[.L661]*(0.05)*[.$D$21];0)" office:value-type="float" office:value="0" calcext:value-type="float">
            <text:p><text:s/>- <text:s text:c="2"/></text:p>
          </table:table-cell>
          <table:table-cell table:formula="of:=IF([.K661]=&quot;yes&quot;;[.J661]*[.L66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93517676321183" calcext:value-type="percentage">
            <text:p>8.9352%</text:p>
          </table:table-cell>
          <table:table-cell office:value-type="float" office:value="0.612703583061889" calcext:value-type="float">
            <text:p>0.61</text:p>
          </table:table-cell>
          <table:table-cell office:value-type="percentage" office:value="0.0720128165829683" calcext:value-type="percentage">
            <text:p>7.2013%</text:p>
          </table:table-cell>
          <table:table-cell office:value-type="percentage" office:value="0.120733472653326" calcext:value-type="percentage">
            <text:p>12.0733%</text:p>
          </table:table-cell>
          <table:table-cell office:value-type="percentage" office:value="0.075104439318876" calcext:value-type="percentage">
            <text:p>7.5104%</text:p>
          </table:table-cell>
          <table:table-cell office:value-type="percentage" office:value="0.134079459514102" calcext:value-type="percentage">
            <text:p>13.4079%</text:p>
          </table:table-cell>
          <table:table-cell table:formula="of:=MAX((1-[.I662]/(1-[.$D$25]));0)" office:value-type="float" office:value="0.808457914979854" calcext:value-type="float">
            <text:p><text:s/>0.8085 </text:p>
          </table:table-cell>
          <table:table-cell/>
          <table:table-cell table:formula="of:=EXP(-[.E662]*[.$D$23])" office:value-type="float" office:value="0.940568914779468" calcext:value-type="float">
            <text:p><text:s/>0.9406 </text:p>
          </table:table-cell>
          <table:table-cell table:formula="of:=IF([.K662]=&quot;yes&quot;;[.L662]*[.$D$22]*([.I662]-[.I661]);0)" office:value-type="float" office:value="0" calcext:value-type="float">
            <text:p><text:s/>- <text:s text:c="2"/></text:p>
          </table:table-cell>
          <table:table-cell table:formula="of:=IF([.K662]=&quot;T_ex&quot;;[.L662]*([.I662]-[.$I$35])*[.$D$22];0)" office:value-type="float" office:value="0" calcext:value-type="float">
            <text:p><text:s/>- <text:s text:c="2"/></text:p>
          </table:table-cell>
          <table:table-cell table:formula="of:=IF([.K662]=&quot;yes&quot;;[.J662]*[.L662]*(0.05)*[.$D$21];0)" office:value-type="float" office:value="0" calcext:value-type="float">
            <text:p><text:s/>- <text:s text:c="2"/></text:p>
          </table:table-cell>
          <table:table-cell table:formula="of:=IF([.K662]=&quot;yes&quot;;[.J662]*[.L66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898248742333402" calcext:value-type="percentage">
            <text:p>8.9825%</text:p>
          </table:table-cell>
          <table:table-cell office:value-type="float" office:value="0.613680781758958" calcext:value-type="float">
            <text:p>0.61</text:p>
          </table:table-cell>
          <table:table-cell office:value-type="percentage" office:value="0.0723537771833439" calcext:value-type="percentage">
            <text:p>7.2354%</text:p>
          </table:table-cell>
          <table:table-cell office:value-type="percentage" office:value="0.121312735306937" calcext:value-type="percentage">
            <text:p>12.1313%</text:p>
          </table:table-cell>
          <table:table-cell office:value-type="percentage" office:value="0.0754576441644257" calcext:value-type="percentage">
            <text:p>7.5458%</text:p>
          </table:table-cell>
          <table:table-cell office:value-type="percentage" office:value="0.134656129552532" calcext:value-type="percentage">
            <text:p>13.4656%</text:p>
          </table:table-cell>
          <table:table-cell table:formula="of:=MAX((1-[.I663]/(1-[.$D$25]));0)" office:value-type="float" office:value="0.80763410063924" calcext:value-type="float">
            <text:p><text:s/>0.8076 </text:p>
          </table:table-cell>
          <table:table-cell/>
          <table:table-cell table:formula="of:=EXP(-[.E663]*[.$D$23])" office:value-type="float" office:value="0.940477006998346" calcext:value-type="float">
            <text:p><text:s/>0.9405 </text:p>
          </table:table-cell>
          <table:table-cell table:formula="of:=IF([.K663]=&quot;yes&quot;;[.L663]*[.$D$22]*([.I663]-[.I662]);0)" office:value-type="float" office:value="0" calcext:value-type="float">
            <text:p><text:s/>- <text:s text:c="2"/></text:p>
          </table:table-cell>
          <table:table-cell table:formula="of:=IF([.K663]=&quot;T_ex&quot;;[.L663]*([.I663]-[.$I$35])*[.$D$22];0)" office:value-type="float" office:value="0" calcext:value-type="float">
            <text:p><text:s/>- <text:s text:c="2"/></text:p>
          </table:table-cell>
          <table:table-cell table:formula="of:=IF([.K663]=&quot;yes&quot;;[.J663]*[.L663]*(0.05)*[.$D$21];0)" office:value-type="float" office:value="0" calcext:value-type="float">
            <text:p><text:s/>- <text:s text:c="2"/></text:p>
          </table:table-cell>
          <table:table-cell table:formula="of:=IF([.K663]=&quot;yes&quot;;[.J663]*[.L66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03104545982542" calcext:value-type="percentage">
            <text:p>9.0310%</text:p>
          </table:table-cell>
          <table:table-cell office:value-type="float" office:value="0.614657980456026" calcext:value-type="float">
            <text:p>0.61</text:p>
          </table:table-cell>
          <table:table-cell office:value-type="percentage" office:value="0.0726854531724523" calcext:value-type="percentage">
            <text:p>7.2685%</text:p>
          </table:table-cell>
          <table:table-cell office:value-type="percentage" office:value="0.121943171406972" calcext:value-type="percentage">
            <text:p>12.1943%</text:p>
          </table:table-cell>
          <table:table-cell office:value-type="percentage" office:value="0.075796043750296" calcext:value-type="percentage">
            <text:p>7.5796%</text:p>
          </table:table-cell>
          <table:table-cell office:value-type="percentage" office:value="0.135260540778441" calcext:value-type="percentage">
            <text:p>13.5261%</text:p>
          </table:table-cell>
          <table:table-cell table:formula="of:=MAX((1-[.I664]/(1-[.$D$25]));0)" office:value-type="float" office:value="0.806770656030798" calcext:value-type="float">
            <text:p><text:s/>0.8068 </text:p>
          </table:table-cell>
          <table:table-cell/>
          <table:table-cell table:formula="of:=EXP(-[.E664]*[.$D$23])" office:value-type="float" office:value="0.940385108198003" calcext:value-type="float">
            <text:p><text:s/>0.9404 </text:p>
          </table:table-cell>
          <table:table-cell table:formula="of:=IF([.K664]=&quot;yes&quot;;[.L664]*[.$D$22]*([.I664]-[.I663]);0)" office:value-type="float" office:value="0" calcext:value-type="float">
            <text:p><text:s/>- <text:s text:c="2"/></text:p>
          </table:table-cell>
          <table:table-cell table:formula="of:=IF([.K664]=&quot;T_ex&quot;;[.L664]*([.I664]-[.$I$35])*[.$D$22];0)" office:value-type="float" office:value="0" calcext:value-type="float">
            <text:p><text:s/>- <text:s text:c="2"/></text:p>
          </table:table-cell>
          <table:table-cell table:formula="of:=IF([.K664]=&quot;yes&quot;;[.J664]*[.L664]*(0.05)*[.$D$21];0)" office:value-type="float" office:value="0" calcext:value-type="float">
            <text:p><text:s/>- <text:s text:c="2"/></text:p>
          </table:table-cell>
          <table:table-cell table:formula="of:=IF([.K664]=&quot;yes&quot;;[.J664]*[.L66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07734212425197" calcext:value-type="percentage">
            <text:p>9.0773%</text:p>
          </table:table-cell>
          <table:table-cell office:value-type="float" office:value="0.615635179153095" calcext:value-type="float">
            <text:p>0.62</text:p>
          </table:table-cell>
          <table:table-cell office:value-type="percentage" office:value="0.073023235866784" calcext:value-type="percentage">
            <text:p>7.3023%</text:p>
          </table:table-cell>
          <table:table-cell office:value-type="percentage" office:value="0.122584779681141" calcext:value-type="percentage">
            <text:p>12.2585%</text:p>
          </table:table-cell>
          <table:table-cell office:value-type="percentage" office:value="0.0761505891437121" calcext:value-type="percentage">
            <text:p>7.6151%</text:p>
          </table:table-cell>
          <table:table-cell office:value-type="percentage" office:value="0.135938910456795" calcext:value-type="percentage">
            <text:p>13.5939%</text:p>
          </table:table-cell>
          <table:table-cell table:formula="of:=MAX((1-[.I665]/(1-[.$D$25]));0)" office:value-type="float" office:value="0.805801556490293" calcext:value-type="float">
            <text:p><text:s/>0.8058 </text:p>
          </table:table-cell>
          <table:table-cell/>
          <table:table-cell table:formula="of:=EXP(-[.E665]*[.$D$23])" office:value-type="float" office:value="0.940293218377559" calcext:value-type="float">
            <text:p><text:s/>0.9403 </text:p>
          </table:table-cell>
          <table:table-cell table:formula="of:=IF([.K665]=&quot;yes&quot;;[.L665]*[.$D$22]*([.I665]-[.I664]);0)" office:value-type="float" office:value="0" calcext:value-type="float">
            <text:p><text:s/>- <text:s text:c="2"/></text:p>
          </table:table-cell>
          <table:table-cell table:formula="of:=IF([.K665]=&quot;T_ex&quot;;[.L665]*([.I665]-[.$I$35])*[.$D$22];0)" office:value-type="float" office:value="0" calcext:value-type="float">
            <text:p><text:s/>- <text:s text:c="2"/></text:p>
          </table:table-cell>
          <table:table-cell table:formula="of:=IF([.K665]=&quot;yes&quot;;[.J665]*[.L665]*(0.05)*[.$D$21];0)" office:value-type="float" office:value="0" calcext:value-type="float">
            <text:p><text:s/>- <text:s text:c="2"/></text:p>
          </table:table-cell>
          <table:table-cell table:formula="of:=IF([.K665]=&quot;yes&quot;;[.J665]*[.L66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12482500339874" calcext:value-type="percentage">
            <text:p>9.1248%</text:p>
          </table:table-cell>
          <table:table-cell office:value-type="float" office:value="0.616612377850163" calcext:value-type="float">
            <text:p>0.62</text:p>
          </table:table-cell>
          <table:table-cell office:value-type="percentage" office:value="0.073362750578773" calcext:value-type="percentage">
            <text:p>7.3363%</text:p>
          </table:table-cell>
          <table:table-cell office:value-type="percentage" office:value="0.123247899973428" calcext:value-type="percentage">
            <text:p>12.3248%</text:p>
          </table:table-cell>
          <table:table-cell office:value-type="percentage" office:value="0.0765019014994719" calcext:value-type="percentage">
            <text:p>7.6502%</text:p>
          </table:table-cell>
          <table:table-cell office:value-type="percentage" office:value="0.136537112656826" calcext:value-type="percentage">
            <text:p>13.6537%</text:p>
          </table:table-cell>
          <table:table-cell table:formula="of:=MAX((1-[.I666]/(1-[.$D$25]));0)" office:value-type="float" office:value="0.80494698191882" calcext:value-type="float">
            <text:p><text:s/>0.8049 </text:p>
          </table:table-cell>
          <table:table-cell/>
          <table:table-cell table:formula="of:=EXP(-[.E666]*[.$D$23])" office:value-type="float" office:value="0.940201337536138" calcext:value-type="float">
            <text:p><text:s/>0.9402 </text:p>
          </table:table-cell>
          <table:table-cell table:formula="of:=IF([.K666]=&quot;yes&quot;;[.L666]*[.$D$22]*([.I666]-[.I665]);0)" office:value-type="float" office:value="0" calcext:value-type="float">
            <text:p><text:s/>- <text:s text:c="2"/></text:p>
          </table:table-cell>
          <table:table-cell table:formula="of:=IF([.K666]=&quot;T_ex&quot;;[.L666]*([.I666]-[.$I$35])*[.$D$22];0)" office:value-type="float" office:value="0" calcext:value-type="float">
            <text:p><text:s/>- <text:s text:c="2"/></text:p>
          </table:table-cell>
          <table:table-cell table:formula="of:=IF([.K666]=&quot;yes&quot;;[.J666]*[.L666]*(0.05)*[.$D$21];0)" office:value-type="float" office:value="0" calcext:value-type="float">
            <text:p><text:s/>- <text:s text:c="2"/></text:p>
          </table:table-cell>
          <table:table-cell table:formula="of:=IF([.K666]=&quot;yes&quot;;[.J666]*[.L66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17195880081258" calcext:value-type="percentage">
            <text:p>9.1720%</text:p>
          </table:table-cell>
          <table:table-cell office:value-type="float" office:value="0.617589576547231" calcext:value-type="float">
            <text:p>0.62</text:p>
          </table:table-cell>
          <table:table-cell office:value-type="percentage" office:value="0.0736951607516101" calcext:value-type="percentage">
            <text:p>7.3695%</text:p>
          </table:table-cell>
          <table:table-cell office:value-type="percentage" office:value="0.123920232145333" calcext:value-type="percentage">
            <text:p>12.3920%</text:p>
          </table:table-cell>
          <table:table-cell office:value-type="percentage" office:value="0.0768517849070084" calcext:value-type="percentage">
            <text:p>7.6852%</text:p>
          </table:table-cell>
          <table:table-cell office:value-type="percentage" office:value="0.137165458014676" calcext:value-type="percentage">
            <text:p>13.7165%</text:p>
          </table:table-cell>
          <table:table-cell table:formula="of:=MAX((1-[.I667]/(1-[.$D$25]));0)" office:value-type="float" office:value="0.80404934569332" calcext:value-type="float">
            <text:p><text:s/>0.8040 </text:p>
          </table:table-cell>
          <table:table-cell/>
          <table:table-cell table:formula="of:=EXP(-[.E667]*[.$D$23])" office:value-type="float" office:value="0.940109465672862" calcext:value-type="float">
            <text:p><text:s/>0.9401 </text:p>
          </table:table-cell>
          <table:table-cell table:formula="of:=IF([.K667]=&quot;yes&quot;;[.L667]*[.$D$22]*([.I667]-[.I666]);0)" office:value-type="float" office:value="0" calcext:value-type="float">
            <text:p><text:s/>- <text:s text:c="2"/></text:p>
          </table:table-cell>
          <table:table-cell table:formula="of:=IF([.K667]=&quot;T_ex&quot;;[.L667]*([.I667]-[.$I$35])*[.$D$22];0)" office:value-type="float" office:value="0" calcext:value-type="float">
            <text:p><text:s/>- <text:s text:c="2"/></text:p>
          </table:table-cell>
          <table:table-cell table:formula="of:=IF([.K667]=&quot;yes&quot;;[.J667]*[.L667]*(0.05)*[.$D$21];0)" office:value-type="float" office:value="0" calcext:value-type="float">
            <text:p><text:s/>- <text:s text:c="2"/></text:p>
          </table:table-cell>
          <table:table-cell table:formula="of:=IF([.K667]=&quot;yes&quot;;[.J667]*[.L66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22071311666515" calcext:value-type="percentage">
            <text:p>9.2207%</text:p>
          </table:table-cell>
          <table:table-cell office:value-type="float" office:value="0.6185667752443" calcext:value-type="float">
            <text:p>0.62</text:p>
          </table:table-cell>
          <table:table-cell office:value-type="percentage" office:value="0.0740326010111137" calcext:value-type="percentage">
            <text:p>7.4033%</text:p>
          </table:table-cell>
          <table:table-cell office:value-type="percentage" office:value="0.124563786813493" calcext:value-type="percentage">
            <text:p>12.4564%</text:p>
          </table:table-cell>
          <table:table-cell office:value-type="percentage" office:value="0.0771971050568966" calcext:value-type="percentage">
            <text:p>7.7197%</text:p>
          </table:table-cell>
          <table:table-cell office:value-type="percentage" office:value="0.137737756410323" calcext:value-type="percentage">
            <text:p>13.7738%</text:p>
          </table:table-cell>
          <table:table-cell table:formula="of:=MAX((1-[.I668]/(1-[.$D$25]));0)" office:value-type="float" office:value="0.803231776556681" calcext:value-type="float">
            <text:p><text:s/>0.8032 </text:p>
          </table:table-cell>
          <table:table-cell/>
          <table:table-cell table:formula="of:=EXP(-[.E668]*[.$D$23])" office:value-type="float" office:value="0.940017602786854" calcext:value-type="float">
            <text:p><text:s/>0.9400 </text:p>
          </table:table-cell>
          <table:table-cell table:formula="of:=IF([.K668]=&quot;yes&quot;;[.L668]*[.$D$22]*([.I668]-[.I667]);0)" office:value-type="float" office:value="0" calcext:value-type="float">
            <text:p><text:s/>- <text:s text:c="2"/></text:p>
          </table:table-cell>
          <table:table-cell table:formula="of:=IF([.K668]=&quot;T_ex&quot;;[.L668]*([.I668]-[.$I$35])*[.$D$22];0)" office:value-type="float" office:value="0" calcext:value-type="float">
            <text:p><text:s/>- <text:s text:c="2"/></text:p>
          </table:table-cell>
          <table:table-cell table:formula="of:=IF([.K668]=&quot;yes&quot;;[.J668]*[.L668]*(0.05)*[.$D$21];0)" office:value-type="float" office:value="0" calcext:value-type="float">
            <text:p><text:s/>- <text:s text:c="2"/></text:p>
          </table:table-cell>
          <table:table-cell table:formula="of:=IF([.K668]=&quot;yes&quot;;[.J668]*[.L66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26979544689313" calcext:value-type="percentage">
            <text:p>9.2698%</text:p>
          </table:table-cell>
          <table:table-cell office:value-type="float" office:value="0.619543973941368" calcext:value-type="float">
            <text:p>0.62</text:p>
          </table:table-cell>
          <table:table-cell office:value-type="percentage" office:value="0.0743636580550371" calcext:value-type="percentage">
            <text:p>7.4364%</text:p>
          </table:table-cell>
          <table:table-cell office:value-type="percentage" office:value="0.125213968915365" calcext:value-type="percentage">
            <text:p>12.5214%</text:p>
          </table:table-cell>
          <table:table-cell office:value-type="percentage" office:value="0.0775385685097737" calcext:value-type="percentage">
            <text:p>7.7539%</text:p>
          </table:table-cell>
          <table:table-cell office:value-type="percentage" office:value="0.138318357949874" calcext:value-type="percentage">
            <text:p>13.8318%</text:p>
          </table:table-cell>
          <table:table-cell table:formula="of:=MAX((1-[.I669]/(1-[.$D$25]));0)" office:value-type="float" office:value="0.802402345785894" calcext:value-type="float">
            <text:p><text:s/>0.8024 </text:p>
          </table:table-cell>
          <table:table-cell/>
          <table:table-cell table:formula="of:=EXP(-[.E669]*[.$D$23])" office:value-type="float" office:value="0.939925748877237" calcext:value-type="float">
            <text:p><text:s/>0.9399 </text:p>
          </table:table-cell>
          <table:table-cell table:formula="of:=IF([.K669]=&quot;yes&quot;;[.L669]*[.$D$22]*([.I669]-[.I668]);0)" office:value-type="float" office:value="0" calcext:value-type="float">
            <text:p><text:s/>- <text:s text:c="2"/></text:p>
          </table:table-cell>
          <table:table-cell table:formula="of:=IF([.K669]=&quot;T_ex&quot;;[.L669]*([.I669]-[.$I$35])*[.$D$22];0)" office:value-type="float" office:value="0" calcext:value-type="float">
            <text:p><text:s/>- <text:s text:c="2"/></text:p>
          </table:table-cell>
          <table:table-cell table:formula="of:=IF([.K669]=&quot;yes&quot;;[.J669]*[.L669]*(0.05)*[.$D$21];0)" office:value-type="float" office:value="0" calcext:value-type="float">
            <text:p><text:s/>- <text:s text:c="2"/></text:p>
          </table:table-cell>
          <table:table-cell table:formula="of:=IF([.K669]=&quot;yes&quot;;[.J669]*[.L66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31788544668783" calcext:value-type="percentage">
            <text:p>9.3179%</text:p>
          </table:table-cell>
          <table:table-cell office:value-type="float" office:value="0.620521172638437" calcext:value-type="float">
            <text:p>0.62</text:p>
          </table:table-cell>
          <table:table-cell office:value-type="percentage" office:value="0.0747033774121182" calcext:value-type="percentage">
            <text:p>7.4703%</text:p>
          </table:table-cell>
          <table:table-cell office:value-type="percentage" office:value="0.125856247571887" calcext:value-type="percentage">
            <text:p>12.5856%</text:p>
          </table:table-cell>
          <table:table-cell office:value-type="percentage" office:value="0.0778878873020895" calcext:value-type="percentage">
            <text:p>7.7888%</text:p>
          </table:table-cell>
          <table:table-cell office:value-type="percentage" office:value="0.138926550751034" calcext:value-type="percentage">
            <text:p>13.8927%</text:p>
          </table:table-cell>
          <table:table-cell table:formula="of:=MAX((1-[.I670]/(1-[.$D$25]));0)" office:value-type="float" office:value="0.801533498927094" calcext:value-type="float">
            <text:p><text:s/>0.8015 </text:p>
          </table:table-cell>
          <table:table-cell/>
          <table:table-cell table:formula="of:=EXP(-[.E670]*[.$D$23])" office:value-type="float" office:value="0.939833903943133" calcext:value-type="float">
            <text:p><text:s/>0.9398 </text:p>
          </table:table-cell>
          <table:table-cell table:formula="of:=IF([.K670]=&quot;yes&quot;;[.L670]*[.$D$22]*([.I670]-[.I669]);0)" office:value-type="float" office:value="0" calcext:value-type="float">
            <text:p><text:s/>- <text:s text:c="2"/></text:p>
          </table:table-cell>
          <table:table-cell table:formula="of:=IF([.K670]=&quot;T_ex&quot;;[.L670]*([.I670]-[.$I$35])*[.$D$22];0)" office:value-type="float" office:value="0" calcext:value-type="float">
            <text:p><text:s/>- <text:s text:c="2"/></text:p>
          </table:table-cell>
          <table:table-cell table:formula="of:=IF([.K670]=&quot;yes&quot;;[.J670]*[.L670]*(0.05)*[.$D$21];0)" office:value-type="float" office:value="0" calcext:value-type="float">
            <text:p><text:s/>- <text:s text:c="2"/></text:p>
          </table:table-cell>
          <table:table-cell table:formula="of:=IF([.K670]=&quot;yes&quot;;[.J670]*[.L67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36642419221472" calcext:value-type="percentage">
            <text:p>9.3664%</text:p>
          </table:table-cell>
          <table:table-cell office:value-type="float" office:value="0.621498371335505" calcext:value-type="float">
            <text:p>0.62</text:p>
          </table:table-cell>
          <table:table-cell office:value-type="percentage" office:value="0.0750397156331151" calcext:value-type="percentage">
            <text:p>7.5040%</text:p>
          </table:table-cell>
          <table:table-cell office:value-type="percentage" office:value="0.126566125791921" calcext:value-type="percentage">
            <text:p>12.6566%</text:p>
          </table:table-cell>
          <table:table-cell office:value-type="percentage" office:value="0.0782366074919905" calcext:value-type="percentage">
            <text:p>7.8237%</text:p>
          </table:table-cell>
          <table:table-cell office:value-type="percentage" office:value="0.139495217249117" calcext:value-type="percentage">
            <text:p>13.9495%</text:p>
          </table:table-cell>
          <table:table-cell table:formula="of:=MAX((1-[.I671]/(1-[.$D$25]));0)" office:value-type="float" office:value="0.800721118215547" calcext:value-type="float">
            <text:p><text:s/>0.8007 </text:p>
          </table:table-cell>
          <table:table-cell/>
          <table:table-cell table:formula="of:=EXP(-[.E671]*[.$D$23])" office:value-type="float" office:value="0.939742067983666" calcext:value-type="float">
            <text:p><text:s/>0.9397 </text:p>
          </table:table-cell>
          <table:table-cell table:formula="of:=IF([.K671]=&quot;yes&quot;;[.L671]*[.$D$22]*([.I671]-[.I670]);0)" office:value-type="float" office:value="0" calcext:value-type="float">
            <text:p><text:s/>- <text:s text:c="2"/></text:p>
          </table:table-cell>
          <table:table-cell table:formula="of:=IF([.K671]=&quot;T_ex&quot;;[.L671]*([.I671]-[.$I$35])*[.$D$22];0)" office:value-type="float" office:value="0" calcext:value-type="float">
            <text:p><text:s/>- <text:s text:c="2"/></text:p>
          </table:table-cell>
          <table:table-cell table:formula="of:=IF([.K671]=&quot;yes&quot;;[.J671]*[.L671]*(0.05)*[.$D$21];0)" office:value-type="float" office:value="0" calcext:value-type="float">
            <text:p><text:s/>- <text:s text:c="2"/></text:p>
          </table:table-cell>
          <table:table-cell table:formula="of:=IF([.K671]=&quot;yes&quot;;[.J671]*[.L67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41446270175052" calcext:value-type="percentage">
            <text:p>9.4145%</text:p>
          </table:table-cell>
          <table:table-cell office:value-type="float" office:value="0.622475570032573" calcext:value-type="float">
            <text:p>0.62</text:p>
          </table:table-cell>
          <table:table-cell office:value-type="percentage" office:value="0.0753804799337555" calcext:value-type="percentage">
            <text:p>7.5380%</text:p>
          </table:table-cell>
          <table:table-cell office:value-type="percentage" office:value="0.127261674699737" calcext:value-type="percentage">
            <text:p>12.7262%</text:p>
          </table:table-cell>
          <table:table-cell office:value-type="percentage" office:value="0.0785833775196462" calcext:value-type="percentage">
            <text:p>7.8583%</text:p>
          </table:table-cell>
          <table:table-cell office:value-type="percentage" office:value="0.140104396912528" calcext:value-type="percentage">
            <text:p>14.0104%</text:p>
          </table:table-cell>
          <table:table-cell table:formula="of:=MAX((1-[.I672]/(1-[.$D$25]));0)" office:value-type="float" office:value="0.799850861553531" calcext:value-type="float">
            <text:p><text:s/>0.7999 </text:p>
          </table:table-cell>
          <table:table-cell/>
          <table:table-cell table:formula="of:=EXP(-[.E672]*[.$D$23])" office:value-type="float" office:value="0.939650240997958" calcext:value-type="float">
            <text:p><text:s/>0.9397 </text:p>
          </table:table-cell>
          <table:table-cell table:formula="of:=IF([.K672]=&quot;yes&quot;;[.L672]*[.$D$22]*([.I672]-[.I671]);0)" office:value-type="float" office:value="0" calcext:value-type="float">
            <text:p><text:s/>- <text:s text:c="2"/></text:p>
          </table:table-cell>
          <table:table-cell table:formula="of:=IF([.K672]=&quot;T_ex&quot;;[.L672]*([.I672]-[.$I$35])*[.$D$22];0)" office:value-type="float" office:value="0" calcext:value-type="float">
            <text:p><text:s/>- <text:s text:c="2"/></text:p>
          </table:table-cell>
          <table:table-cell table:formula="of:=IF([.K672]=&quot;yes&quot;;[.J672]*[.L672]*(0.05)*[.$D$21];0)" office:value-type="float" office:value="0" calcext:value-type="float">
            <text:p><text:s/>- <text:s text:c="2"/></text:p>
          </table:table-cell>
          <table:table-cell table:formula="of:=IF([.K672]=&quot;yes&quot;;[.J672]*[.L67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46283381052783" calcext:value-type="percentage">
            <text:p>9.4628%</text:p>
          </table:table-cell>
          <table:table-cell office:value-type="float" office:value="0.623452768729642" calcext:value-type="float">
            <text:p>0.62</text:p>
          </table:table-cell>
          <table:table-cell office:value-type="percentage" office:value="0.0757226957275208" calcext:value-type="percentage">
            <text:p>7.5723%</text:p>
          </table:table-cell>
          <table:table-cell office:value-type="percentage" office:value="0.127980448555606" calcext:value-type="percentage">
            <text:p>12.7980%</text:p>
          </table:table-cell>
          <table:table-cell office:value-type="percentage" office:value="0.0789357454215382" calcext:value-type="percentage">
            <text:p>7.8936%</text:p>
          </table:table-cell>
          <table:table-cell office:value-type="percentage" office:value="0.14069658499545" calcext:value-type="percentage">
            <text:p>14.0697%</text:p>
          </table:table-cell>
          <table:table-cell table:formula="of:=MAX((1-[.I673]/(1-[.$D$25]));0)" office:value-type="float" office:value="0.799004878577929" calcext:value-type="float">
            <text:p><text:s/>0.7990 </text:p>
          </table:table-cell>
          <table:table-cell/>
          <table:table-cell table:formula="of:=EXP(-[.E673]*[.$D$23])" office:value-type="float" office:value="0.939558422985133" calcext:value-type="float">
            <text:p><text:s/>0.9396 </text:p>
          </table:table-cell>
          <table:table-cell table:formula="of:=IF([.K673]=&quot;yes&quot;;[.L673]*[.$D$22]*([.I673]-[.I672]);0)" office:value-type="float" office:value="0" calcext:value-type="float">
            <text:p><text:s/>- <text:s text:c="2"/></text:p>
          </table:table-cell>
          <table:table-cell table:formula="of:=IF([.K673]=&quot;T_ex&quot;;[.L673]*([.I673]-[.$I$35])*[.$D$22];0)" office:value-type="float" office:value="0" calcext:value-type="float">
            <text:p><text:s/>- <text:s text:c="2"/></text:p>
          </table:table-cell>
          <table:table-cell table:formula="of:=IF([.K673]=&quot;yes&quot;;[.J673]*[.L673]*(0.05)*[.$D$21];0)" office:value-type="float" office:value="0" calcext:value-type="float">
            <text:p><text:s/>- <text:s text:c="2"/></text:p>
          </table:table-cell>
          <table:table-cell table:formula="of:=IF([.K673]=&quot;yes&quot;;[.J673]*[.L67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51115536596843" calcext:value-type="percentage">
            <text:p>9.5112%</text:p>
          </table:table-cell>
          <table:table-cell office:value-type="float" office:value="0.62442996742671" calcext:value-type="float">
            <text:p>0.62</text:p>
          </table:table-cell>
          <table:table-cell office:value-type="percentage" office:value="0.0760741346926875" calcext:value-type="percentage">
            <text:p>7.6074%</text:p>
          </table:table-cell>
          <table:table-cell office:value-type="percentage" office:value="0.128770745106967" calcext:value-type="percentage">
            <text:p>12.8771%</text:p>
          </table:table-cell>
          <table:table-cell office:value-type="percentage" office:value="0.0792924230937367" calcext:value-type="percentage">
            <text:p>7.9292%</text:p>
          </table:table-cell>
          <table:table-cell office:value-type="percentage" office:value="0.141311874924556" calcext:value-type="percentage">
            <text:p>14.1312%</text:p>
          </table:table-cell>
          <table:table-cell table:formula="of:=MAX((1-[.I674]/(1-[.$D$25]));0)" office:value-type="float" office:value="0.79812589296492" calcext:value-type="float">
            <text:p><text:s/>0.7981 </text:p>
          </table:table-cell>
          <table:table-cell/>
          <table:table-cell table:formula="of:=EXP(-[.E674]*[.$D$23])" office:value-type="float" office:value="0.939466613944314" calcext:value-type="float">
            <text:p><text:s/>0.9395 </text:p>
          </table:table-cell>
          <table:table-cell table:formula="of:=IF([.K674]=&quot;yes&quot;;[.L674]*[.$D$22]*([.I674]-[.I673]);0)" office:value-type="float" office:value="0" calcext:value-type="float">
            <text:p><text:s/>- <text:s text:c="2"/></text:p>
          </table:table-cell>
          <table:table-cell table:formula="of:=IF([.K674]=&quot;T_ex&quot;;[.L674]*([.I674]-[.$I$35])*[.$D$22];0)" office:value-type="float" office:value="0" calcext:value-type="float">
            <text:p><text:s/>- <text:s text:c="2"/></text:p>
          </table:table-cell>
          <table:table-cell table:formula="of:=IF([.K674]=&quot;yes&quot;;[.J674]*[.L674]*(0.05)*[.$D$21];0)" office:value-type="float" office:value="0" calcext:value-type="float">
            <text:p><text:s/>- <text:s text:c="2"/></text:p>
          </table:table-cell>
          <table:table-cell table:formula="of:=IF([.K674]=&quot;yes&quot;;[.J674]*[.L67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56140632679524" calcext:value-type="percentage">
            <text:p>9.5614%</text:p>
          </table:table-cell>
          <table:table-cell office:value-type="float" office:value="0.625407166123778" calcext:value-type="float">
            <text:p>0.63</text:p>
          </table:table-cell>
          <table:table-cell office:value-type="percentage" office:value="0.0764202137166558" calcext:value-type="percentage">
            <text:p>7.6420%</text:p>
          </table:table-cell>
          <table:table-cell office:value-type="percentage" office:value="0.129571515534896" calcext:value-type="percentage">
            <text:p>12.9572%</text:p>
          </table:table-cell>
          <table:table-cell office:value-type="percentage" office:value="0.079644290952237" calcext:value-type="percentage">
            <text:p>7.9644%</text:p>
          </table:table-cell>
          <table:table-cell office:value-type="percentage" office:value="0.141961828108907" calcext:value-type="percentage">
            <text:p>14.1962%</text:p>
          </table:table-cell>
          <table:table-cell table:formula="of:=MAX((1-[.I675]/(1-[.$D$25]));0)" office:value-type="float" office:value="0.797197388415847" calcext:value-type="float">
            <text:p><text:s/>0.7972 </text:p>
          </table:table-cell>
          <table:table-cell/>
          <table:table-cell table:formula="of:=EXP(-[.E675]*[.$D$23])" office:value-type="float" office:value="0.939374813874623" calcext:value-type="float">
            <text:p><text:s/>0.9394 </text:p>
          </table:table-cell>
          <table:table-cell table:formula="of:=IF([.K675]=&quot;yes&quot;;[.L675]*[.$D$22]*([.I675]-[.I674]);0)" office:value-type="float" office:value="0" calcext:value-type="float">
            <text:p><text:s/>- <text:s text:c="2"/></text:p>
          </table:table-cell>
          <table:table-cell table:formula="of:=IF([.K675]=&quot;T_ex&quot;;[.L675]*([.I675]-[.$I$35])*[.$D$22];0)" office:value-type="float" office:value="0" calcext:value-type="float">
            <text:p><text:s/>- <text:s text:c="2"/></text:p>
          </table:table-cell>
          <table:table-cell table:formula="of:=IF([.K675]=&quot;yes&quot;;[.J675]*[.L675]*(0.05)*[.$D$21];0)" office:value-type="float" office:value="0" calcext:value-type="float">
            <text:p><text:s/>- <text:s text:c="2"/></text:p>
          </table:table-cell>
          <table:table-cell table:formula="of:=IF([.K675]=&quot;yes&quot;;[.J675]*[.L67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60921827051665" calcext:value-type="percentage">
            <text:p>9.6092%</text:p>
          </table:table-cell>
          <table:table-cell office:value-type="float" office:value="0.626384364820847" calcext:value-type="float">
            <text:p>0.63</text:p>
          </table:table-cell>
          <table:table-cell office:value-type="percentage" office:value="0.0767724596979801" calcext:value-type="percentage">
            <text:p>7.6772%</text:p>
          </table:table-cell>
          <table:table-cell office:value-type="percentage" office:value="0.130427029243548" calcext:value-type="percentage">
            <text:p>13.0427%</text:p>
          </table:table-cell>
          <table:table-cell office:value-type="percentage" office:value="0.0799945173854659" calcext:value-type="percentage">
            <text:p>7.9995%</text:p>
          </table:table-cell>
          <table:table-cell office:value-type="percentage" office:value="0.142650432679536" calcext:value-type="percentage">
            <text:p>14.2650%</text:p>
          </table:table-cell>
          <table:table-cell table:formula="of:=MAX((1-[.I676]/(1-[.$D$25]));0)" office:value-type="float" office:value="0.796213667600663" calcext:value-type="float">
            <text:p><text:s/>0.7962 </text:p>
          </table:table-cell>
          <table:table-cell/>
          <table:table-cell table:formula="of:=EXP(-[.E676]*[.$D$23])" office:value-type="float" office:value="0.939283022775186" calcext:value-type="float">
            <text:p><text:s/>0.9393 </text:p>
          </table:table-cell>
          <table:table-cell table:formula="of:=IF([.K676]=&quot;yes&quot;;[.L676]*[.$D$22]*([.I676]-[.I675]);0)" office:value-type="float" office:value="0" calcext:value-type="float">
            <text:p><text:s/>- <text:s text:c="2"/></text:p>
          </table:table-cell>
          <table:table-cell table:formula="of:=IF([.K676]=&quot;T_ex&quot;;[.L676]*([.I676]-[.$I$35])*[.$D$22];0)" office:value-type="float" office:value="0" calcext:value-type="float">
            <text:p><text:s/>- <text:s text:c="2"/></text:p>
          </table:table-cell>
          <table:table-cell table:formula="of:=IF([.K676]=&quot;yes&quot;;[.J676]*[.L676]*(0.05)*[.$D$21];0)" office:value-type="float" office:value="0" calcext:value-type="float">
            <text:p><text:s/>- <text:s text:c="2"/></text:p>
          </table:table-cell>
          <table:table-cell table:formula="of:=IF([.K676]=&quot;yes&quot;;[.J676]*[.L67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65760651575006" calcext:value-type="percentage">
            <text:p>9.6576%</text:p>
          </table:table-cell>
          <table:table-cell office:value-type="float" office:value="0.627361563517915" calcext:value-type="float">
            <text:p>0.63</text:p>
          </table:table-cell>
          <table:table-cell office:value-type="percentage" office:value="0.0771228933357362" calcext:value-type="percentage">
            <text:p>7.7123%</text:p>
          </table:table-cell>
          <table:table-cell office:value-type="percentage" office:value="0.13136778013639" calcext:value-type="percentage">
            <text:p>13.1368%</text:p>
          </table:table-cell>
          <table:table-cell office:value-type="percentage" office:value="0.0803449893246149" calcext:value-type="percentage">
            <text:p>8.0345%</text:p>
          </table:table-cell>
          <table:table-cell office:value-type="percentage" office:value="0.143274965209591" calcext:value-type="percentage">
            <text:p>14.3275%</text:p>
          </table:table-cell>
          <table:table-cell table:formula="of:=MAX((1-[.I677]/(1-[.$D$25]));0)" office:value-type="float" office:value="0.795321478272013" calcext:value-type="float">
            <text:p><text:s/>0.7953 </text:p>
          </table:table-cell>
          <table:table-cell/>
          <table:table-cell table:formula="of:=EXP(-[.E677]*[.$D$23])" office:value-type="float" office:value="0.939191240645124" calcext:value-type="float">
            <text:p><text:s/>0.9392 </text:p>
          </table:table-cell>
          <table:table-cell table:formula="of:=IF([.K677]=&quot;yes&quot;;[.L677]*[.$D$22]*([.I677]-[.I676]);0)" office:value-type="float" office:value="0" calcext:value-type="float">
            <text:p><text:s/>- <text:s text:c="2"/></text:p>
          </table:table-cell>
          <table:table-cell table:formula="of:=IF([.K677]=&quot;T_ex&quot;;[.L677]*([.I677]-[.$I$35])*[.$D$22];0)" office:value-type="float" office:value="0" calcext:value-type="float">
            <text:p><text:s/>- <text:s text:c="2"/></text:p>
          </table:table-cell>
          <table:table-cell table:formula="of:=IF([.K677]=&quot;yes&quot;;[.J677]*[.L677]*(0.05)*[.$D$21];0)" office:value-type="float" office:value="0" calcext:value-type="float">
            <text:p><text:s/>- <text:s text:c="2"/></text:p>
          </table:table-cell>
          <table:table-cell table:formula="of:=IF([.K677]=&quot;yes&quot;;[.J677]*[.L67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7072792739072" calcext:value-type="percentage">
            <text:p>9.7073%</text:p>
          </table:table-cell>
          <table:table-cell office:value-type="float" office:value="0.628338762214984" calcext:value-type="float">
            <text:p>0.63</text:p>
          </table:table-cell>
          <table:table-cell office:value-type="percentage" office:value="0.0774686874694455" calcext:value-type="percentage">
            <text:p>7.7469%</text:p>
          </table:table-cell>
          <table:table-cell office:value-type="percentage" office:value="0.132451826754065" calcext:value-type="percentage">
            <text:p>13.2452%</text:p>
          </table:table-cell>
          <table:table-cell office:value-type="percentage" office:value="0.080698723707068" calcext:value-type="percentage">
            <text:p>8.0699%</text:p>
          </table:table-cell>
          <table:table-cell office:value-type="percentage" office:value="0.143981965178708" calcext:value-type="percentage">
            <text:p>14.3982%</text:p>
          </table:table-cell>
          <table:table-cell table:formula="of:=MAX((1-[.I678]/(1-[.$D$25]));0)" office:value-type="float" office:value="0.794311478316131" calcext:value-type="float">
            <text:p><text:s/>0.7943 </text:p>
          </table:table-cell>
          <table:table-cell/>
          <table:table-cell table:formula="of:=EXP(-[.E678]*[.$D$23])" office:value-type="float" office:value="0.939099467483562" calcext:value-type="float">
            <text:p><text:s/>0.9391 </text:p>
          </table:table-cell>
          <table:table-cell table:formula="of:=IF([.K678]=&quot;yes&quot;;[.L678]*[.$D$22]*([.I678]-[.I677]);0)" office:value-type="float" office:value="0" calcext:value-type="float">
            <text:p><text:s/>- <text:s text:c="2"/></text:p>
          </table:table-cell>
          <table:table-cell table:formula="of:=IF([.K678]=&quot;T_ex&quot;;[.L678]*([.I678]-[.$I$35])*[.$D$22];0)" office:value-type="float" office:value="0" calcext:value-type="float">
            <text:p><text:s/>- <text:s text:c="2"/></text:p>
          </table:table-cell>
          <table:table-cell table:formula="of:=IF([.K678]=&quot;yes&quot;;[.J678]*[.L678]*(0.05)*[.$D$21];0)" office:value-type="float" office:value="0" calcext:value-type="float">
            <text:p><text:s/>- <text:s text:c="2"/></text:p>
          </table:table-cell>
          <table:table-cell table:formula="of:=IF([.K678]=&quot;yes&quot;;[.J678]*[.L67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75822276988719" calcext:value-type="percentage">
            <text:p>9.7582%</text:p>
          </table:table-cell>
          <table:table-cell office:value-type="float" office:value="0.629315960912052" calcext:value-type="float">
            <text:p>0.63</text:p>
          </table:table-cell>
          <table:table-cell office:value-type="percentage" office:value="0.0778069393707101" calcext:value-type="percentage">
            <text:p>7.7807%</text:p>
          </table:table-cell>
          <table:table-cell office:value-type="percentage" office:value="0.133751309707606" calcext:value-type="percentage">
            <text:p>13.3751%</text:p>
          </table:table-cell>
          <table:table-cell office:value-type="percentage" office:value="0.0810500333613946" calcext:value-type="percentage">
            <text:p>8.1050%</text:p>
          </table:table-cell>
          <table:table-cell office:value-type="percentage" office:value="0.144788467711635" calcext:value-type="percentage">
            <text:p>14.4788%</text:p>
          </table:table-cell>
          <table:table-cell table:formula="of:=MAX((1-[.I679]/(1-[.$D$25]));0)" office:value-type="float" office:value="0.793159331840521" calcext:value-type="float">
            <text:p><text:s/>0.7932 </text:p>
          </table:table-cell>
          <table:table-cell/>
          <table:table-cell table:formula="of:=EXP(-[.E679]*[.$D$23])" office:value-type="float" office:value="0.939007703289624" calcext:value-type="float">
            <text:p><text:s/>0.9390 </text:p>
          </table:table-cell>
          <table:table-cell table:formula="of:=IF([.K679]=&quot;yes&quot;;[.L679]*[.$D$22]*([.I679]-[.I678]);0)" office:value-type="float" office:value="0" calcext:value-type="float">
            <text:p><text:s/>- <text:s text:c="2"/></text:p>
          </table:table-cell>
          <table:table-cell table:formula="of:=IF([.K679]=&quot;T_ex&quot;;[.L679]*([.I679]-[.$I$35])*[.$D$22];0)" office:value-type="float" office:value="0" calcext:value-type="float">
            <text:p><text:s/>- <text:s text:c="2"/></text:p>
          </table:table-cell>
          <table:table-cell table:formula="of:=IF([.K679]=&quot;yes&quot;;[.J679]*[.L679]*(0.05)*[.$D$21];0)" office:value-type="float" office:value="0" calcext:value-type="float">
            <text:p><text:s/>- <text:s text:c="2"/></text:p>
          </table:table-cell>
          <table:table-cell table:formula="of:=IF([.K679]=&quot;yes&quot;;[.J679]*[.L67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8086568325988" calcext:value-type="percentage">
            <text:p>9.8087%</text:p>
          </table:table-cell>
          <table:table-cell office:value-type="float" office:value="0.630293159609121" calcext:value-type="float">
            <text:p>0.63</text:p>
          </table:table-cell>
          <table:table-cell office:value-type="percentage" office:value="0.0781503952933886" calcext:value-type="percentage">
            <text:p>7.8150%</text:p>
          </table:table-cell>
          <table:table-cell office:value-type="percentage" office:value="0.135408536761291" calcext:value-type="percentage">
            <text:p>13.5409%</text:p>
          </table:table-cell>
          <table:table-cell office:value-type="percentage" office:value="0.0814063822840079" calcext:value-type="percentage">
            <text:p>8.1406%</text:p>
          </table:table-cell>
          <table:table-cell office:value-type="percentage" office:value="0.145664783407355" calcext:value-type="percentage">
            <text:p>14.5665%</text:p>
          </table:table-cell>
          <table:table-cell table:formula="of:=MAX((1-[.I680]/(1-[.$D$25]));0)" office:value-type="float" office:value="0.791907452275207" calcext:value-type="float">
            <text:p><text:s/>0.7919 </text:p>
          </table:table-cell>
          <table:table-cell/>
          <table:table-cell table:formula="of:=EXP(-[.E680]*[.$D$23])" office:value-type="float" office:value="0.938915948062432" calcext:value-type="float">
            <text:p><text:s/>0.9389 </text:p>
          </table:table-cell>
          <table:table-cell table:formula="of:=IF([.K680]=&quot;yes&quot;;[.L680]*[.$D$22]*([.I680]-[.I679]);0)" office:value-type="float" office:value="0" calcext:value-type="float">
            <text:p><text:s/>- <text:s text:c="2"/></text:p>
          </table:table-cell>
          <table:table-cell table:formula="of:=IF([.K680]=&quot;T_ex&quot;;[.L680]*([.I680]-[.$I$35])*[.$D$22];0)" office:value-type="float" office:value="0" calcext:value-type="float">
            <text:p><text:s/>- <text:s text:c="2"/></text:p>
          </table:table-cell>
          <table:table-cell table:formula="of:=IF([.K680]=&quot;yes&quot;;[.J680]*[.L680]*(0.05)*[.$D$21];0)" office:value-type="float" office:value="0" calcext:value-type="float">
            <text:p><text:s/>- <text:s text:c="2"/></text:p>
          </table:table-cell>
          <table:table-cell table:formula="of:=IF([.K680]=&quot;yes&quot;;[.J680]*[.L68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86041448587049" calcext:value-type="percentage">
            <text:p>9.8604%</text:p>
          </table:table-cell>
          <table:table-cell office:value-type="float" office:value="0.631270358306189" calcext:value-type="float">
            <text:p>0.63</text:p>
          </table:table-cell>
          <table:table-cell office:value-type="percentage" office:value="0.0784930934038838" calcext:value-type="percentage">
            <text:p>7.8493%</text:p>
          </table:table-cell>
          <table:table-cell office:value-type="percentage" office:value="0.137402973597864" calcext:value-type="percentage">
            <text:p>13.7403%</text:p>
          </table:table-cell>
          <table:table-cell office:value-type="percentage" office:value="0.0817586291121484" calcext:value-type="percentage">
            <text:p>8.1759%</text:p>
          </table:table-cell>
          <table:table-cell office:value-type="percentage" office:value="0.146528912182318" calcext:value-type="percentage">
            <text:p>14.6529%</text:p>
          </table:table-cell>
          <table:table-cell table:formula="of:=MAX((1-[.I681]/(1-[.$D$25]));0)" office:value-type="float" office:value="0.790672982596688" calcext:value-type="float">
            <text:p><text:s/>0.7907 </text:p>
          </table:table-cell>
          <table:table-cell/>
          <table:table-cell table:formula="of:=EXP(-[.E681]*[.$D$23])" office:value-type="float" office:value="0.938824201801111" calcext:value-type="float">
            <text:p><text:s/>0.9388 </text:p>
          </table:table-cell>
          <table:table-cell table:formula="of:=IF([.K681]=&quot;yes&quot;;[.L681]*[.$D$22]*([.I681]-[.I680]);0)" office:value-type="float" office:value="0" calcext:value-type="float">
            <text:p><text:s/>- <text:s text:c="2"/></text:p>
          </table:table-cell>
          <table:table-cell table:formula="of:=IF([.K681]=&quot;T_ex&quot;;[.L681]*([.I681]-[.$I$35])*[.$D$22];0)" office:value-type="float" office:value="0" calcext:value-type="float">
            <text:p><text:s/>- <text:s text:c="2"/></text:p>
          </table:table-cell>
          <table:table-cell table:formula="of:=IF([.K681]=&quot;yes&quot;;[.J681]*[.L681]*(0.05)*[.$D$21];0)" office:value-type="float" office:value="0" calcext:value-type="float">
            <text:p><text:s/>- <text:s text:c="2"/></text:p>
          </table:table-cell>
          <table:table-cell table:formula="of:=IF([.K681]=&quot;yes&quot;;[.J681]*[.L68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909856023544" calcext:value-type="percentage">
            <text:p>9.9099%</text:p>
          </table:table-cell>
          <table:table-cell office:value-type="float" office:value="0.632247557003257" calcext:value-type="float">
            <text:p>0.63</text:p>
          </table:table-cell>
          <table:table-cell office:value-type="percentage" office:value="0.0788427318877727" calcext:value-type="percentage">
            <text:p>7.8843%</text:p>
          </table:table-cell>
          <table:table-cell office:value-type="percentage" office:value="0.139365270787435" calcext:value-type="percentage">
            <text:p>13.9365%</text:p>
          </table:table-cell>
          <table:table-cell office:value-type="percentage" office:value="0.0821179844661911" calcext:value-type="percentage">
            <text:p>8.2118%</text:p>
          </table:table-cell>
          <table:table-cell office:value-type="percentage" office:value="0.147525386046238" calcext:value-type="percentage">
            <text:p>14.7525%</text:p>
          </table:table-cell>
          <table:table-cell table:formula="of:=MAX((1-[.I682]/(1-[.$D$25]));0)" office:value-type="float" office:value="0.789249448505374" calcext:value-type="float">
            <text:p><text:s/>0.7892 </text:p>
          </table:table-cell>
          <table:table-cell/>
          <table:table-cell table:formula="of:=EXP(-[.E682]*[.$D$23])" office:value-type="float" office:value="0.938732464504785" calcext:value-type="float">
            <text:p><text:s/>0.9387 </text:p>
          </table:table-cell>
          <table:table-cell table:formula="of:=IF([.K682]=&quot;yes&quot;;[.L682]*[.$D$22]*([.I682]-[.I681]);0)" office:value-type="float" office:value="0" calcext:value-type="float">
            <text:p><text:s/>- <text:s text:c="2"/></text:p>
          </table:table-cell>
          <table:table-cell table:formula="of:=IF([.K682]=&quot;T_ex&quot;;[.L682]*([.I682]-[.$I$35])*[.$D$22];0)" office:value-type="float" office:value="0" calcext:value-type="float">
            <text:p><text:s/>- <text:s text:c="2"/></text:p>
          </table:table-cell>
          <table:table-cell table:formula="of:=IF([.K682]=&quot;yes&quot;;[.J682]*[.L682]*(0.05)*[.$D$21];0)" office:value-type="float" office:value="0" calcext:value-type="float">
            <text:p><text:s/>- <text:s text:c="2"/></text:p>
          </table:table-cell>
          <table:table-cell table:formula="of:=IF([.K682]=&quot;yes&quot;;[.J682]*[.L68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0995954586818402" calcext:value-type="percentage">
            <text:p>9.9595%</text:p>
          </table:table-cell>
          <table:table-cell office:value-type="float" office:value="0.633224755700326" calcext:value-type="float">
            <text:p>0.63</text:p>
          </table:table-cell>
          <table:table-cell office:value-type="percentage" office:value="0.0791852519169635" calcext:value-type="percentage">
            <text:p>7.9185%</text:p>
          </table:table-cell>
          <table:table-cell office:value-type="percentage" office:value="0.140839601976512" calcext:value-type="percentage">
            <text:p>14.0840%</text:p>
          </table:table-cell>
          <table:table-cell office:value-type="percentage" office:value="0.0824692274987096" calcext:value-type="percentage">
            <text:p>8.2469%</text:p>
          </table:table-cell>
          <table:table-cell office:value-type="percentage" office:value="0.148786638149068" calcext:value-type="percentage">
            <text:p>14.8787%</text:p>
          </table:table-cell>
          <table:table-cell table:formula="of:=MAX((1-[.I683]/(1-[.$D$25]));0)" office:value-type="float" office:value="0.787447659787046" calcext:value-type="float">
            <text:p><text:s/>0.7874 </text:p>
          </table:table-cell>
          <table:table-cell/>
          <table:table-cell table:formula="of:=EXP(-[.E683]*[.$D$23])" office:value-type="float" office:value="0.938640736172577" calcext:value-type="float">
            <text:p><text:s/>0.9386 </text:p>
          </table:table-cell>
          <table:table-cell table:formula="of:=IF([.K683]=&quot;yes&quot;;[.L683]*[.$D$22]*([.I683]-[.I682]);0)" office:value-type="float" office:value="0" calcext:value-type="float">
            <text:p><text:s/>- <text:s text:c="2"/></text:p>
          </table:table-cell>
          <table:table-cell table:formula="of:=IF([.K683]=&quot;T_ex&quot;;[.L683]*([.I683]-[.$I$35])*[.$D$22];0)" office:value-type="float" office:value="0" calcext:value-type="float">
            <text:p><text:s/>- <text:s text:c="2"/></text:p>
          </table:table-cell>
          <table:table-cell table:formula="of:=IF([.K683]=&quot;yes&quot;;[.J683]*[.L683]*(0.05)*[.$D$21];0)" office:value-type="float" office:value="0" calcext:value-type="float">
            <text:p><text:s/>- <text:s text:c="2"/></text:p>
          </table:table-cell>
          <table:table-cell table:formula="of:=IF([.K683]=&quot;yes&quot;;[.J683]*[.L68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0093778432687" calcext:value-type="percentage">
            <text:p>10.0094%</text:p>
          </table:table-cell>
          <table:table-cell office:value-type="float" office:value="0.634201954397394" calcext:value-type="float">
            <text:p>0.63</text:p>
          </table:table-cell>
          <table:table-cell office:value-type="percentage" office:value="0.0795362220624566" calcext:value-type="percentage">
            <text:p>7.9536%</text:p>
          </table:table-cell>
          <table:table-cell office:value-type="percentage" office:value="0.141909333834539" calcext:value-type="percentage">
            <text:p>14.1909%</text:p>
          </table:table-cell>
          <table:table-cell office:value-type="percentage" office:value="0.0828233160522506" calcext:value-type="percentage">
            <text:p>8.2823%</text:p>
          </table:table-cell>
          <table:table-cell office:value-type="percentage" office:value="0.150160356630941" calcext:value-type="percentage">
            <text:p>15.0160%</text:p>
          </table:table-cell>
          <table:table-cell table:formula="of:=MAX((1-[.I684]/(1-[.$D$25]));0)" office:value-type="float" office:value="0.785485204812941" calcext:value-type="float">
            <text:p><text:s/>0.7855 </text:p>
          </table:table-cell>
          <table:table-cell/>
          <table:table-cell table:formula="of:=EXP(-[.E684]*[.$D$23])" office:value-type="float" office:value="0.938549016803612" calcext:value-type="float">
            <text:p><text:s/>0.9385 </text:p>
          </table:table-cell>
          <table:table-cell table:formula="of:=IF([.K684]=&quot;yes&quot;;[.L684]*[.$D$22]*([.I684]-[.I683]);0)" office:value-type="float" office:value="0" calcext:value-type="float">
            <text:p><text:s/>- <text:s text:c="2"/></text:p>
          </table:table-cell>
          <table:table-cell table:formula="of:=IF([.K684]=&quot;T_ex&quot;;[.L684]*([.I684]-[.$I$35])*[.$D$22];0)" office:value-type="float" office:value="0" calcext:value-type="float">
            <text:p><text:s/>- <text:s text:c="2"/></text:p>
          </table:table-cell>
          <table:table-cell table:formula="of:=IF([.K684]=&quot;yes&quot;;[.J684]*[.L684]*(0.05)*[.$D$21];0)" office:value-type="float" office:value="0" calcext:value-type="float">
            <text:p><text:s/>- <text:s text:c="2"/></text:p>
          </table:table-cell>
          <table:table-cell table:formula="of:=IF([.K684]=&quot;yes&quot;;[.J684]*[.L68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0629485189664" calcext:value-type="percentage">
            <text:p>10.0629%</text:p>
          </table:table-cell>
          <table:table-cell office:value-type="float" office:value="0.635179153094463" calcext:value-type="float">
            <text:p>0.64</text:p>
          </table:table-cell>
          <table:table-cell office:value-type="percentage" office:value="0.0798820145783352" calcext:value-type="percentage">
            <text:p>7.9882%</text:p>
          </table:table-cell>
          <table:table-cell office:value-type="percentage" office:value="0.142762199791371" calcext:value-type="percentage">
            <text:p>14.2762%</text:p>
          </table:table-cell>
          <table:table-cell office:value-type="percentage" office:value="0.0831882092833348" calcext:value-type="percentage">
            <text:p>8.3188%</text:p>
          </table:table-cell>
          <table:table-cell office:value-type="percentage" office:value="0.151614588184623" calcext:value-type="percentage">
            <text:p>15.1615%</text:p>
          </table:table-cell>
          <table:table-cell table:formula="of:=MAX((1-[.I685]/(1-[.$D$25]));0)" office:value-type="float" office:value="0.783407731164824" calcext:value-type="float">
            <text:p><text:s/>0.7834 </text:p>
          </table:table-cell>
          <table:table-cell/>
          <table:table-cell table:formula="of:=EXP(-[.E685]*[.$D$23])" office:value-type="float" office:value="0.938457306397014" calcext:value-type="float">
            <text:p><text:s/>0.9385 </text:p>
          </table:table-cell>
          <table:table-cell table:formula="of:=IF([.K685]=&quot;yes&quot;;[.L685]*[.$D$22]*([.I685]-[.I684]);0)" office:value-type="float" office:value="0" calcext:value-type="float">
            <text:p><text:s/>- <text:s text:c="2"/></text:p>
          </table:table-cell>
          <table:table-cell table:formula="of:=IF([.K685]=&quot;T_ex&quot;;[.L685]*([.I685]-[.$I$35])*[.$D$22];0)" office:value-type="float" office:value="0" calcext:value-type="float">
            <text:p><text:s/>- <text:s text:c="2"/></text:p>
          </table:table-cell>
          <table:table-cell table:formula="of:=IF([.K685]=&quot;yes&quot;;[.J685]*[.L685]*(0.05)*[.$D$21];0)" office:value-type="float" office:value="0" calcext:value-type="float">
            <text:p><text:s/>- <text:s text:c="2"/></text:p>
          </table:table-cell>
          <table:table-cell table:formula="of:=IF([.K685]=&quot;yes&quot;;[.J685]*[.L68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115973441102" calcext:value-type="percentage">
            <text:p>10.1160%</text:p>
          </table:table-cell>
          <table:table-cell office:value-type="float" office:value="0.636156351791531" calcext:value-type="float">
            <text:p>0.64</text:p>
          </table:table-cell>
          <table:table-cell office:value-type="percentage" office:value="0.0802322584177636" calcext:value-type="percentage">
            <text:p>8.0232%</text:p>
          </table:table-cell>
          <table:table-cell office:value-type="percentage" office:value="0.143572115231729" calcext:value-type="percentage">
            <text:p>14.3572%</text:p>
          </table:table-cell>
          <table:table-cell office:value-type="percentage" office:value="0.0835398657222343" calcext:value-type="percentage">
            <text:p>8.3540%</text:p>
          </table:table-cell>
          <table:table-cell office:value-type="percentage" office:value="0.153105601065005" calcext:value-type="percentage">
            <text:p>15.3106%</text:p>
          </table:table-cell>
          <table:table-cell table:formula="of:=MAX((1-[.I686]/(1-[.$D$25]));0)" office:value-type="float" office:value="0.781277712764279" calcext:value-type="float">
            <text:p><text:s/>0.7813 </text:p>
          </table:table-cell>
          <table:table-cell/>
          <table:table-cell table:formula="of:=EXP(-[.E686]*[.$D$23])" office:value-type="float" office:value="0.938365604951907" calcext:value-type="float">
            <text:p><text:s/>0.9384 </text:p>
          </table:table-cell>
          <table:table-cell table:formula="of:=IF([.K686]=&quot;yes&quot;;[.L686]*[.$D$22]*([.I686]-[.I685]);0)" office:value-type="float" office:value="0" calcext:value-type="float">
            <text:p><text:s/>- <text:s text:c="2"/></text:p>
          </table:table-cell>
          <table:table-cell table:formula="of:=IF([.K686]=&quot;T_ex&quot;;[.L686]*([.I686]-[.$I$35])*[.$D$22];0)" office:value-type="float" office:value="0" calcext:value-type="float">
            <text:p><text:s/>- <text:s text:c="2"/></text:p>
          </table:table-cell>
          <table:table-cell table:formula="of:=IF([.K686]=&quot;yes&quot;;[.J686]*[.L686]*(0.05)*[.$D$21];0)" office:value-type="float" office:value="0" calcext:value-type="float">
            <text:p><text:s/>- <text:s text:c="2"/></text:p>
          </table:table-cell>
          <table:table-cell table:formula="of:=IF([.K686]=&quot;yes&quot;;[.J686]*[.L68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1688796148737" calcext:value-type="percentage">
            <text:p>10.1689%</text:p>
          </table:table-cell>
          <table:table-cell office:value-type="float" office:value="0.637133550488599" calcext:value-type="float">
            <text:p>0.64</text:p>
          </table:table-cell>
          <table:table-cell office:value-type="percentage" office:value="0.0805879062685186" calcext:value-type="percentage">
            <text:p>8.0588%</text:p>
          </table:table-cell>
          <table:table-cell office:value-type="percentage" office:value="0.144355950021402" calcext:value-type="percentage">
            <text:p>14.4356%</text:p>
          </table:table-cell>
          <table:table-cell office:value-type="percentage" office:value="0.0838939009477976" calcext:value-type="percentage">
            <text:p>8.3894%</text:p>
          </table:table-cell>
          <table:table-cell office:value-type="percentage" office:value="0.154445395862825" calcext:value-type="percentage">
            <text:p>15.4445%</text:p>
          </table:table-cell>
          <table:table-cell table:formula="of:=MAX((1-[.I687]/(1-[.$D$25]));0)" office:value-type="float" office:value="0.779363720195964" calcext:value-type="float">
            <text:p><text:s/>0.7794 </text:p>
          </table:table-cell>
          <table:table-cell/>
          <table:table-cell table:formula="of:=EXP(-[.E687]*[.$D$23])" office:value-type="float" office:value="0.938273912467416" calcext:value-type="float">
            <text:p><text:s/>0.9383 </text:p>
          </table:table-cell>
          <table:table-cell table:formula="of:=IF([.K687]=&quot;yes&quot;;[.L687]*[.$D$22]*([.I687]-[.I686]);0)" office:value-type="float" office:value="0" calcext:value-type="float">
            <text:p><text:s/>- <text:s text:c="2"/></text:p>
          </table:table-cell>
          <table:table-cell table:formula="of:=IF([.K687]=&quot;T_ex&quot;;[.L687]*([.I687]-[.$I$35])*[.$D$22];0)" office:value-type="float" office:value="0" calcext:value-type="float">
            <text:p><text:s/>- <text:s text:c="2"/></text:p>
          </table:table-cell>
          <table:table-cell table:formula="of:=IF([.K687]=&quot;yes&quot;;[.J687]*[.L687]*(0.05)*[.$D$21];0)" office:value-type="float" office:value="0" calcext:value-type="float">
            <text:p><text:s/>- <text:s text:c="2"/></text:p>
          </table:table-cell>
          <table:table-cell table:formula="of:=IF([.K687]=&quot;yes&quot;;[.J687]*[.L68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2204751379683" calcext:value-type="percentage">
            <text:p>10.2205%</text:p>
          </table:table-cell>
          <table:table-cell office:value-type="float" office:value="0.638110749185668" calcext:value-type="float">
            <text:p>0.64</text:p>
          </table:table-cell>
          <table:table-cell office:value-type="percentage" office:value="0.0809375481883667" calcext:value-type="percentage">
            <text:p>8.0938%</text:p>
          </table:table-cell>
          <table:table-cell office:value-type="percentage" office:value="0.145127109662984" calcext:value-type="percentage">
            <text:p>14.5127%</text:p>
          </table:table-cell>
          <table:table-cell office:value-type="percentage" office:value="0.0842492827935366" calcext:value-type="percentage">
            <text:p>8.4249%</text:p>
          </table:table-cell>
          <table:table-cell office:value-type="percentage" office:value="0.155663113922237" calcext:value-type="percentage">
            <text:p>15.5663%</text:p>
          </table:table-cell>
          <table:table-cell table:formula="of:=MAX((1-[.I688]/(1-[.$D$25]));0)" office:value-type="float" office:value="0.777624122968233" calcext:value-type="float">
            <text:p><text:s/>0.7776 </text:p>
          </table:table-cell>
          <table:table-cell/>
          <table:table-cell table:formula="of:=EXP(-[.E688]*[.$D$23])" office:value-type="float" office:value="0.938182228942664" calcext:value-type="float">
            <text:p><text:s/>0.9382 </text:p>
          </table:table-cell>
          <table:table-cell table:formula="of:=IF([.K688]=&quot;yes&quot;;[.L688]*[.$D$22]*([.I688]-[.I687]);0)" office:value-type="float" office:value="0" calcext:value-type="float">
            <text:p><text:s/>- <text:s text:c="2"/></text:p>
          </table:table-cell>
          <table:table-cell table:formula="of:=IF([.K688]=&quot;T_ex&quot;;[.L688]*([.I688]-[.$I$35])*[.$D$22];0)" office:value-type="float" office:value="0" calcext:value-type="float">
            <text:p><text:s/>- <text:s text:c="2"/></text:p>
          </table:table-cell>
          <table:table-cell table:formula="of:=IF([.K688]=&quot;yes&quot;;[.J688]*[.L688]*(0.05)*[.$D$21];0)" office:value-type="float" office:value="0" calcext:value-type="float">
            <text:p><text:s/>- <text:s text:c="2"/></text:p>
          </table:table-cell>
          <table:table-cell table:formula="of:=IF([.K688]=&quot;yes&quot;;[.J688]*[.L68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2732279813749" calcext:value-type="percentage">
            <text:p>10.2732%</text:p>
          </table:table-cell>
          <table:table-cell office:value-type="float" office:value="0.639087947882736" calcext:value-type="float">
            <text:p>0.64</text:p>
          </table:table-cell>
          <table:table-cell office:value-type="percentage" office:value="0.081287577604704" calcext:value-type="percentage">
            <text:p>8.1288%</text:p>
          </table:table-cell>
          <table:table-cell office:value-type="percentage" office:value="0.145897638830542" calcext:value-type="percentage">
            <text:p>14.5898%</text:p>
          </table:table-cell>
          <table:table-cell office:value-type="percentage" office:value="0.0846110627241942" calcext:value-type="percentage">
            <text:p>8.4611%</text:p>
          </table:table-cell>
          <table:table-cell office:value-type="percentage" office:value="0.156855125273777" calcext:value-type="percentage">
            <text:p>15.6855%</text:p>
          </table:table-cell>
          <table:table-cell table:formula="of:=MAX((1-[.I689]/(1-[.$D$25]));0)" office:value-type="float" office:value="0.77592124960889" calcext:value-type="float">
            <text:p><text:s/>0.7759 </text:p>
          </table:table-cell>
          <table:table-cell/>
          <table:table-cell table:formula="of:=EXP(-[.E689]*[.$D$23])" office:value-type="float" office:value="0.938090554376777" calcext:value-type="float">
            <text:p><text:s/>0.9381 </text:p>
          </table:table-cell>
          <table:table-cell table:formula="of:=IF([.K689]=&quot;yes&quot;;[.L689]*[.$D$22]*([.I689]-[.I688]);0)" office:value-type="float" office:value="0" calcext:value-type="float">
            <text:p><text:s/>- <text:s text:c="2"/></text:p>
          </table:table-cell>
          <table:table-cell table:formula="of:=IF([.K689]=&quot;T_ex&quot;;[.L689]*([.I689]-[.$I$35])*[.$D$22];0)" office:value-type="float" office:value="0" calcext:value-type="float">
            <text:p><text:s/>- <text:s text:c="2"/></text:p>
          </table:table-cell>
          <table:table-cell table:formula="of:=IF([.K689]=&quot;yes&quot;;[.J689]*[.L689]*(0.05)*[.$D$21];0)" office:value-type="float" office:value="0" calcext:value-type="float">
            <text:p><text:s/>- <text:s text:c="2"/></text:p>
          </table:table-cell>
          <table:table-cell table:formula="of:=IF([.K689]=&quot;yes&quot;;[.J689]*[.L68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3253928486642" calcext:value-type="percentage">
            <text:p>10.3254%</text:p>
          </table:table-cell>
          <table:table-cell office:value-type="float" office:value="0.640065146579805" calcext:value-type="float">
            <text:p>0.64</text:p>
          </table:table-cell>
          <table:table-cell office:value-type="percentage" office:value="0.0816520479753612" calcext:value-type="percentage">
            <text:p>8.1652%</text:p>
          </table:table-cell>
          <table:table-cell office:value-type="percentage" office:value="0.146696599046202" calcext:value-type="percentage">
            <text:p>14.6697%</text:p>
          </table:table-cell>
          <table:table-cell office:value-type="percentage" office:value="0.0849691370304177" calcext:value-type="percentage">
            <text:p>8.4969%</text:p>
          </table:table-cell>
          <table:table-cell office:value-type="percentage" office:value="0.157961768256819" calcext:value-type="percentage">
            <text:p>15.7962%</text:p>
          </table:table-cell>
          <table:table-cell table:formula="of:=MAX((1-[.I690]/(1-[.$D$25]));0)" office:value-type="float" office:value="0.774340331061687" calcext:value-type="float">
            <text:p><text:s/>0.7743 </text:p>
          </table:table-cell>
          <table:table-cell/>
          <table:table-cell table:formula="of:=EXP(-[.E690]*[.$D$23])" office:value-type="float" office:value="0.937998888768878" calcext:value-type="float">
            <text:p><text:s/>0.9380 </text:p>
          </table:table-cell>
          <table:table-cell table:formula="of:=IF([.K690]=&quot;yes&quot;;[.L690]*[.$D$22]*([.I690]-[.I689]);0)" office:value-type="float" office:value="0" calcext:value-type="float">
            <text:p><text:s/>- <text:s text:c="2"/></text:p>
          </table:table-cell>
          <table:table-cell table:formula="of:=IF([.K690]=&quot;T_ex&quot;;[.L690]*([.I690]-[.$I$35])*[.$D$22];0)" office:value-type="float" office:value="0" calcext:value-type="float">
            <text:p><text:s/>- <text:s text:c="2"/></text:p>
          </table:table-cell>
          <table:table-cell table:formula="of:=IF([.K690]=&quot;yes&quot;;[.J690]*[.L690]*(0.05)*[.$D$21];0)" office:value-type="float" office:value="0" calcext:value-type="float">
            <text:p><text:s/>- <text:s text:c="2"/></text:p>
          </table:table-cell>
          <table:table-cell table:formula="of:=IF([.K690]=&quot;yes&quot;;[.J690]*[.L69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3802157376893" calcext:value-type="percentage">
            <text:p>10.3802%</text:p>
          </table:table-cell>
          <table:table-cell office:value-type="float" office:value="0.641042345276873" calcext:value-type="float">
            <text:p>0.64</text:p>
          </table:table-cell>
          <table:table-cell office:value-type="percentage" office:value="0.0820053314642682" calcext:value-type="percentage">
            <text:p>8.2005%</text:p>
          </table:table-cell>
          <table:table-cell office:value-type="percentage" office:value="0.147536420988869" calcext:value-type="percentage">
            <text:p>14.7536%</text:p>
          </table:table-cell>
          <table:table-cell office:value-type="percentage" office:value="0.0853297614285561" calcext:value-type="percentage">
            <text:p>8.5330%</text:p>
          </table:table-cell>
          <table:table-cell office:value-type="percentage" office:value="0.159101454106463" calcext:value-type="percentage">
            <text:p>15.9101%</text:p>
          </table:table-cell>
          <table:table-cell table:formula="of:=MAX((1-[.I691]/(1-[.$D$25]));0)" office:value-type="float" office:value="0.772712208419339" calcext:value-type="float">
            <text:p><text:s/>0.7727 </text:p>
          </table:table-cell>
          <table:table-cell/>
          <table:table-cell table:formula="of:=EXP(-[.E691]*[.$D$23])" office:value-type="float" office:value="0.937907232118094" calcext:value-type="float">
            <text:p><text:s/>0.9379 </text:p>
          </table:table-cell>
          <table:table-cell table:formula="of:=IF([.K691]=&quot;yes&quot;;[.L691]*[.$D$22]*([.I691]-[.I690]);0)" office:value-type="float" office:value="0" calcext:value-type="float">
            <text:p><text:s/>- <text:s text:c="2"/></text:p>
          </table:table-cell>
          <table:table-cell table:formula="of:=IF([.K691]=&quot;T_ex&quot;;[.L691]*([.I691]-[.$I$35])*[.$D$22];0)" office:value-type="float" office:value="0" calcext:value-type="float">
            <text:p><text:s/>- <text:s text:c="2"/></text:p>
          </table:table-cell>
          <table:table-cell table:formula="of:=IF([.K691]=&quot;yes&quot;;[.J691]*[.L691]*(0.05)*[.$D$21];0)" office:value-type="float" office:value="0" calcext:value-type="float">
            <text:p><text:s/>- <text:s text:c="2"/></text:p>
          </table:table-cell>
          <table:table-cell table:formula="of:=IF([.K691]=&quot;yes&quot;;[.J691]*[.L69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4330811569992" calcext:value-type="percentage">
            <text:p>10.4331%</text:p>
          </table:table-cell>
          <table:table-cell office:value-type="float" office:value="0.642019543973941" calcext:value-type="float">
            <text:p>0.64</text:p>
          </table:table-cell>
          <table:table-cell office:value-type="percentage" office:value="0.0823639062321886" calcext:value-type="percentage">
            <text:p>8.2364%</text:p>
          </table:table-cell>
          <table:table-cell office:value-type="percentage" office:value="0.148373802651785" calcext:value-type="percentage">
            <text:p>14.8374%</text:p>
          </table:table-cell>
          <table:table-cell office:value-type="percentage" office:value="0.0856965074902564" calcext:value-type="percentage">
            <text:p>8.5697%</text:p>
          </table:table-cell>
          <table:table-cell office:value-type="percentage" office:value="0.16009708946105" calcext:value-type="percentage">
            <text:p>16.0097%</text:p>
          </table:table-cell>
          <table:table-cell table:formula="of:=MAX((1-[.I692]/(1-[.$D$25]));0)" office:value-type="float" office:value="0.7712898721985" calcext:value-type="float">
            <text:p><text:s/>0.7713 </text:p>
          </table:table-cell>
          <table:table-cell/>
          <table:table-cell table:formula="of:=EXP(-[.E692]*[.$D$23])" office:value-type="float" office:value="0.937815584423547" calcext:value-type="float">
            <text:p><text:s/>0.9378 </text:p>
          </table:table-cell>
          <table:table-cell table:formula="of:=IF([.K692]=&quot;yes&quot;;[.L692]*[.$D$22]*([.I692]-[.I691]);0)" office:value-type="float" office:value="0" calcext:value-type="float">
            <text:p><text:s/>- <text:s text:c="2"/></text:p>
          </table:table-cell>
          <table:table-cell table:formula="of:=IF([.K692]=&quot;T_ex&quot;;[.L692]*([.I692]-[.$I$35])*[.$D$22];0)" office:value-type="float" office:value="0" calcext:value-type="float">
            <text:p><text:s/>- <text:s text:c="2"/></text:p>
          </table:table-cell>
          <table:table-cell table:formula="of:=IF([.K692]=&quot;yes&quot;;[.J692]*[.L692]*(0.05)*[.$D$21];0)" office:value-type="float" office:value="0" calcext:value-type="float">
            <text:p><text:s/>- <text:s text:c="2"/></text:p>
          </table:table-cell>
          <table:table-cell table:formula="of:=IF([.K692]=&quot;yes&quot;;[.J692]*[.L69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4868963324454" calcext:value-type="percentage">
            <text:p>10.4869%</text:p>
          </table:table-cell>
          <table:table-cell office:value-type="float" office:value="0.64299674267101" calcext:value-type="float">
            <text:p>0.64</text:p>
          </table:table-cell>
          <table:table-cell office:value-type="percentage" office:value="0.0827281187343671" calcext:value-type="percentage">
            <text:p>8.2728%</text:p>
          </table:table-cell>
          <table:table-cell office:value-type="percentage" office:value="0.149226019719975" calcext:value-type="percentage">
            <text:p>14.9226%</text:p>
          </table:table-cell>
          <table:table-cell office:value-type="percentage" office:value="0.0860589916426817" calcext:value-type="percentage">
            <text:p>8.6059%</text:p>
          </table:table-cell>
          <table:table-cell office:value-type="percentage" office:value="0.160964913416195" calcext:value-type="percentage">
            <text:p>16.0965%</text:p>
          </table:table-cell>
          <table:table-cell table:formula="of:=MAX((1-[.I693]/(1-[.$D$25]));0)" office:value-type="float" office:value="0.77005012369115" calcext:value-type="float">
            <text:p><text:s/>0.7701 </text:p>
          </table:table-cell>
          <table:table-cell/>
          <table:table-cell table:formula="of:=EXP(-[.E693]*[.$D$23])" office:value-type="float" office:value="0.937723945684364" calcext:value-type="float">
            <text:p><text:s/>0.9377 </text:p>
          </table:table-cell>
          <table:table-cell table:formula="of:=IF([.K693]=&quot;yes&quot;;[.L693]*[.$D$22]*([.I693]-[.I692]);0)" office:value-type="float" office:value="0" calcext:value-type="float">
            <text:p><text:s/>- <text:s text:c="2"/></text:p>
          </table:table-cell>
          <table:table-cell table:formula="of:=IF([.K693]=&quot;T_ex&quot;;[.L693]*([.I693]-[.$I$35])*[.$D$22];0)" office:value-type="float" office:value="0" calcext:value-type="float">
            <text:p><text:s/>- <text:s text:c="2"/></text:p>
          </table:table-cell>
          <table:table-cell table:formula="of:=IF([.K693]=&quot;yes&quot;;[.J693]*[.L693]*(0.05)*[.$D$21];0)" office:value-type="float" office:value="0" calcext:value-type="float">
            <text:p><text:s/>- <text:s text:c="2"/></text:p>
          </table:table-cell>
          <table:table-cell table:formula="of:=IF([.K693]=&quot;yes&quot;;[.J693]*[.L69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5383733451922" calcext:value-type="percentage">
            <text:p>10.5384%</text:p>
          </table:table-cell>
          <table:table-cell office:value-type="float" office:value="0.643973941368078" calcext:value-type="float">
            <text:p>0.64</text:p>
          </table:table-cell>
          <table:table-cell office:value-type="percentage" office:value="0.0830975523897954" calcext:value-type="percentage">
            <text:p>8.3098%</text:p>
          </table:table-cell>
          <table:table-cell office:value-type="percentage" office:value="0.150105134644705" calcext:value-type="percentage">
            <text:p>15.0105%</text:p>
          </table:table-cell>
          <table:table-cell office:value-type="percentage" office:value="0.086417621629535" calcext:value-type="percentage">
            <text:p>8.6418%</text:p>
          </table:table-cell>
          <table:table-cell office:value-type="percentage" office:value="0.161891278157043" calcext:value-type="percentage">
            <text:p>16.1891%</text:p>
          </table:table-cell>
          <table:table-cell table:formula="of:=MAX((1-[.I694]/(1-[.$D$25]));0)" office:value-type="float" office:value="0.768726745489938" calcext:value-type="float">
            <text:p><text:s/>0.7687 </text:p>
          </table:table-cell>
          <table:table-cell/>
          <table:table-cell table:formula="of:=EXP(-[.E694]*[.$D$23])" office:value-type="float" office:value="0.937632315899669" calcext:value-type="float">
            <text:p><text:s/>0.9376 </text:p>
          </table:table-cell>
          <table:table-cell table:formula="of:=IF([.K694]=&quot;yes&quot;;[.L694]*[.$D$22]*([.I694]-[.I693]);0)" office:value-type="float" office:value="0" calcext:value-type="float">
            <text:p><text:s/>- <text:s text:c="2"/></text:p>
          </table:table-cell>
          <table:table-cell table:formula="of:=IF([.K694]=&quot;T_ex&quot;;[.L694]*([.I694]-[.$I$35])*[.$D$22];0)" office:value-type="float" office:value="0" calcext:value-type="float">
            <text:p><text:s/>- <text:s text:c="2"/></text:p>
          </table:table-cell>
          <table:table-cell table:formula="of:=IF([.K694]=&quot;yes&quot;;[.J694]*[.L694]*(0.05)*[.$D$21];0)" office:value-type="float" office:value="0" calcext:value-type="float">
            <text:p><text:s/>- <text:s text:c="2"/></text:p>
          </table:table-cell>
          <table:table-cell table:formula="of:=IF([.K694]=&quot;yes&quot;;[.J694]*[.L69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5917894075065" calcext:value-type="percentage">
            <text:p>10.5918%</text:p>
          </table:table-cell>
          <table:table-cell office:value-type="float" office:value="0.644951140065147" calcext:value-type="float">
            <text:p>0.64</text:p>
          </table:table-cell>
          <table:table-cell office:value-type="percentage" office:value="0.0834680451420242" calcext:value-type="percentage">
            <text:p>8.3468%</text:p>
          </table:table-cell>
          <table:table-cell office:value-type="percentage" office:value="0.151016561313988" calcext:value-type="percentage">
            <text:p>15.1017%</text:p>
          </table:table-cell>
          <table:table-cell office:value-type="percentage" office:value="0.086781677106316" calcext:value-type="percentage">
            <text:p>8.6782%</text:p>
          </table:table-cell>
          <table:table-cell office:value-type="percentage" office:value="0.162775354593486" calcext:value-type="percentage">
            <text:p>16.2775%</text:p>
          </table:table-cell>
          <table:table-cell table:formula="of:=MAX((1-[.I695]/(1-[.$D$25]));0)" office:value-type="float" office:value="0.767463779152163" calcext:value-type="float">
            <text:p><text:s/>0.7675 </text:p>
          </table:table-cell>
          <table:table-cell/>
          <table:table-cell table:formula="of:=EXP(-[.E695]*[.$D$23])" office:value-type="float" office:value="0.937540695068587" calcext:value-type="float">
            <text:p><text:s/>0.9375 </text:p>
          </table:table-cell>
          <table:table-cell table:formula="of:=IF([.K695]=&quot;yes&quot;;[.L695]*[.$D$22]*([.I695]-[.I694]);0)" office:value-type="float" office:value="0" calcext:value-type="float">
            <text:p><text:s/>- <text:s text:c="2"/></text:p>
          </table:table-cell>
          <table:table-cell table:formula="of:=IF([.K695]=&quot;T_ex&quot;;[.L695]*([.I695]-[.$I$35])*[.$D$22];0)" office:value-type="float" office:value="0" calcext:value-type="float">
            <text:p><text:s/>- <text:s text:c="2"/></text:p>
          </table:table-cell>
          <table:table-cell table:formula="of:=IF([.K695]=&quot;yes&quot;;[.J695]*[.L695]*(0.05)*[.$D$21];0)" office:value-type="float" office:value="0" calcext:value-type="float">
            <text:p><text:s/>- <text:s text:c="2"/></text:p>
          </table:table-cell>
          <table:table-cell table:formula="of:=IF([.K695]=&quot;yes&quot;;[.J695]*[.L69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6460596327445" calcext:value-type="percentage">
            <text:p>10.6461%</text:p>
          </table:table-cell>
          <table:table-cell office:value-type="float" office:value="0.645928338762215" calcext:value-type="float">
            <text:p>0.65</text:p>
          </table:table-cell>
          <table:table-cell office:value-type="percentage" office:value="0.0838416224423638" calcext:value-type="percentage">
            <text:p>8.3842%</text:p>
          </table:table-cell>
          <table:table-cell office:value-type="percentage" office:value="0.152016577326486" calcext:value-type="percentage">
            <text:p>15.2017%</text:p>
          </table:table-cell>
          <table:table-cell office:value-type="percentage" office:value="0.0871424163623947" calcext:value-type="percentage">
            <text:p>8.7142%</text:p>
          </table:table-cell>
          <table:table-cell office:value-type="percentage" office:value="0.163674643566226" calcext:value-type="percentage">
            <text:p>16.3675%</text:p>
          </table:table-cell>
          <table:table-cell table:formula="of:=MAX((1-[.I696]/(1-[.$D$25]));0)" office:value-type="float" office:value="0.766179080619677" calcext:value-type="float">
            <text:p><text:s/>0.7662 </text:p>
          </table:table-cell>
          <table:table-cell/>
          <table:table-cell table:formula="of:=EXP(-[.E696]*[.$D$23])" office:value-type="float" office:value="0.937449083190244" calcext:value-type="float">
            <text:p><text:s/>0.9374 </text:p>
          </table:table-cell>
          <table:table-cell table:formula="of:=IF([.K696]=&quot;yes&quot;;[.L696]*[.$D$22]*([.I696]-[.I695]);0)" office:value-type="float" office:value="0" calcext:value-type="float">
            <text:p><text:s/>- <text:s text:c="2"/></text:p>
          </table:table-cell>
          <table:table-cell table:formula="of:=IF([.K696]=&quot;T_ex&quot;;[.L696]*([.I696]-[.$I$35])*[.$D$22];0)" office:value-type="float" office:value="0" calcext:value-type="float">
            <text:p><text:s/>- <text:s text:c="2"/></text:p>
          </table:table-cell>
          <table:table-cell table:formula="of:=IF([.K696]=&quot;yes&quot;;[.J696]*[.L696]*(0.05)*[.$D$21];0)" office:value-type="float" office:value="0" calcext:value-type="float">
            <text:p><text:s/>- <text:s text:c="2"/></text:p>
          </table:table-cell>
          <table:table-cell table:formula="of:=IF([.K696]=&quot;yes&quot;;[.J696]*[.L69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7001382913659" calcext:value-type="percentage">
            <text:p>10.7001%</text:p>
          </table:table-cell>
          <table:table-cell office:value-type="float" office:value="0.646905537459283" calcext:value-type="float">
            <text:p>0.65</text:p>
          </table:table-cell>
          <table:table-cell office:value-type="percentage" office:value="0.0842107699878091" calcext:value-type="percentage">
            <text:p>8.4211%</text:p>
          </table:table-cell>
          <table:table-cell office:value-type="percentage" office:value="0.153113150988215" calcext:value-type="percentage">
            <text:p>15.3113%</text:p>
          </table:table-cell>
          <table:table-cell office:value-type="percentage" office:value="0.0875039779440115" calcext:value-type="percentage">
            <text:p>8.7504%</text:p>
          </table:table-cell>
          <table:table-cell office:value-type="percentage" office:value="0.16450184587121" calcext:value-type="percentage">
            <text:p>16.4502%</text:p>
          </table:table-cell>
          <table:table-cell table:formula="of:=MAX((1-[.I697]/(1-[.$D$25]));0)" office:value-type="float" office:value="0.764997363041129" calcext:value-type="float">
            <text:p><text:s/>0.7650 </text:p>
          </table:table-cell>
          <table:table-cell/>
          <table:table-cell table:formula="of:=EXP(-[.E697]*[.$D$23])" office:value-type="float" office:value="0.937357480263763" calcext:value-type="float">
            <text:p><text:s/>0.9374 </text:p>
          </table:table-cell>
          <table:table-cell table:formula="of:=IF([.K697]=&quot;yes&quot;;[.L697]*[.$D$22]*([.I697]-[.I696]);0)" office:value-type="float" office:value="0" calcext:value-type="float">
            <text:p><text:s/>- <text:s text:c="2"/></text:p>
          </table:table-cell>
          <table:table-cell table:formula="of:=IF([.K697]=&quot;T_ex&quot;;[.L697]*([.I697]-[.$I$35])*[.$D$22];0)" office:value-type="float" office:value="0" calcext:value-type="float">
            <text:p><text:s/>- <text:s text:c="2"/></text:p>
          </table:table-cell>
          <table:table-cell table:formula="of:=IF([.K697]=&quot;yes&quot;;[.J697]*[.L697]*(0.05)*[.$D$21];0)" office:value-type="float" office:value="0" calcext:value-type="float">
            <text:p><text:s/>- <text:s text:c="2"/></text:p>
          </table:table-cell>
          <table:table-cell table:formula="of:=IF([.K697]=&quot;yes&quot;;[.J697]*[.L69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7525203240671" calcext:value-type="percentage">
            <text:p>10.7525%</text:p>
          </table:table-cell>
          <table:table-cell office:value-type="float" office:value="0.647882736156352" calcext:value-type="float">
            <text:p>0.65</text:p>
          </table:table-cell>
          <table:table-cell office:value-type="percentage" office:value="0.0845797699030579" calcext:value-type="percentage">
            <text:p>8.4580%</text:p>
          </table:table-cell>
          <table:table-cell office:value-type="percentage" office:value="0.154377135117851" calcext:value-type="percentage">
            <text:p>15.4377%</text:p>
          </table:table-cell>
          <table:table-cell office:value-type="percentage" office:value="0.0878651932908123" calcext:value-type="percentage">
            <text:p>8.7865%</text:p>
          </table:table-cell>
          <table:table-cell office:value-type="percentage" office:value="0.165255609660666" calcext:value-type="percentage">
            <text:p>16.5256%</text:p>
          </table:table-cell>
          <table:table-cell table:formula="of:=MAX((1-[.I698]/(1-[.$D$25]));0)" office:value-type="float" office:value="0.76392055762762" calcext:value-type="float">
            <text:p><text:s/>0.7639 </text:p>
          </table:table-cell>
          <table:table-cell/>
          <table:table-cell table:formula="of:=EXP(-[.E698]*[.$D$23])" office:value-type="float" office:value="0.937265886288272" calcext:value-type="float">
            <text:p><text:s/>0.9373 </text:p>
          </table:table-cell>
          <table:table-cell table:formula="of:=IF([.K698]=&quot;yes&quot;;[.L698]*[.$D$22]*([.I698]-[.I697]);0)" office:value-type="float" office:value="0" calcext:value-type="float">
            <text:p><text:s/>- <text:s text:c="2"/></text:p>
          </table:table-cell>
          <table:table-cell table:formula="of:=IF([.K698]=&quot;T_ex&quot;;[.L698]*([.I698]-[.$I$35])*[.$D$22];0)" office:value-type="float" office:value="0" calcext:value-type="float">
            <text:p><text:s/>- <text:s text:c="2"/></text:p>
          </table:table-cell>
          <table:table-cell table:formula="of:=IF([.K698]=&quot;yes&quot;;[.J698]*[.L698]*(0.05)*[.$D$21];0)" office:value-type="float" office:value="0" calcext:value-type="float">
            <text:p><text:s/>- <text:s text:c="2"/></text:p>
          </table:table-cell>
          <table:table-cell table:formula="of:=IF([.K698]=&quot;yes&quot;;[.J698]*[.L69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8052751118422" calcext:value-type="percentage">
            <text:p>10.8053%</text:p>
          </table:table-cell>
          <table:table-cell office:value-type="float" office:value="0.64885993485342" calcext:value-type="float">
            <text:p>0.65</text:p>
          </table:table-cell>
          <table:table-cell office:value-type="percentage" office:value="0.0849380468165169" calcext:value-type="percentage">
            <text:p>8.4938%</text:p>
          </table:table-cell>
          <table:table-cell office:value-type="percentage" office:value="0.155898539707789" calcext:value-type="percentage">
            <text:p>15.5899%</text:p>
          </table:table-cell>
          <table:table-cell office:value-type="percentage" office:value="0.0882248336228168" calcext:value-type="percentage">
            <text:p>8.8225%</text:p>
          </table:table-cell>
          <table:table-cell office:value-type="percentage" office:value="0.165995010068438" calcext:value-type="percentage">
            <text:p>16.5995%</text:p>
          </table:table-cell>
          <table:table-cell table:formula="of:=MAX((1-[.I699]/(1-[.$D$25]));0)" office:value-type="float" office:value="0.762864271330803" calcext:value-type="float">
            <text:p><text:s/>0.7629 </text:p>
          </table:table-cell>
          <table:table-cell/>
          <table:table-cell table:formula="of:=EXP(-[.E699]*[.$D$23])" office:value-type="float" office:value="0.937174301262894" calcext:value-type="float">
            <text:p><text:s/>0.9372 </text:p>
          </table:table-cell>
          <table:table-cell table:formula="of:=IF([.K699]=&quot;yes&quot;;[.L699]*[.$D$22]*([.I699]-[.I698]);0)" office:value-type="float" office:value="0" calcext:value-type="float">
            <text:p><text:s/>- <text:s text:c="2"/></text:p>
          </table:table-cell>
          <table:table-cell table:formula="of:=IF([.K699]=&quot;T_ex&quot;;[.L699]*([.I699]-[.$I$35])*[.$D$22];0)" office:value-type="float" office:value="0" calcext:value-type="float">
            <text:p><text:s/>- <text:s text:c="2"/></text:p>
          </table:table-cell>
          <table:table-cell table:formula="of:=IF([.K699]=&quot;yes&quot;;[.J699]*[.L699]*(0.05)*[.$D$21];0)" office:value-type="float" office:value="0" calcext:value-type="float">
            <text:p><text:s/>- <text:s text:c="2"/></text:p>
          </table:table-cell>
          <table:table-cell table:formula="of:=IF([.K699]=&quot;yes&quot;;[.J699]*[.L69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8589830991793" calcext:value-type="percentage">
            <text:p>10.8590%</text:p>
          </table:table-cell>
          <table:table-cell office:value-type="float" office:value="0.649837133550489" calcext:value-type="float">
            <text:p>0.65</text:p>
          </table:table-cell>
          <table:table-cell office:value-type="percentage" office:value="0.0853000186141403" calcext:value-type="percentage">
            <text:p>8.5300%</text:p>
          </table:table-cell>
          <table:table-cell office:value-type="percentage" office:value="0.157733603109327" calcext:value-type="percentage">
            <text:p>15.7734%</text:p>
          </table:table-cell>
          <table:table-cell office:value-type="percentage" office:value="0.0885915204408952" calcext:value-type="percentage">
            <text:p>8.8592%</text:p>
          </table:table-cell>
          <table:table-cell office:value-type="percentage" office:value="0.166793246479519" calcext:value-type="percentage">
            <text:p>16.6793%</text:p>
          </table:table-cell>
          <table:table-cell table:formula="of:=MAX((1-[.I700]/(1-[.$D$25]));0)" office:value-type="float" office:value="0.761723933600687" calcext:value-type="float">
            <text:p><text:s/>0.7617 </text:p>
          </table:table-cell>
          <table:table-cell/>
          <table:table-cell table:formula="of:=EXP(-[.E700]*[.$D$23])" office:value-type="float" office:value="0.937082725186756" calcext:value-type="float">
            <text:p><text:s/>0.9371 </text:p>
          </table:table-cell>
          <table:table-cell table:formula="of:=IF([.K700]=&quot;yes&quot;;[.L700]*[.$D$22]*([.I700]-[.I699]);0)" office:value-type="float" office:value="0" calcext:value-type="float">
            <text:p><text:s/>- <text:s text:c="2"/></text:p>
          </table:table-cell>
          <table:table-cell table:formula="of:=IF([.K700]=&quot;T_ex&quot;;[.L700]*([.I700]-[.$I$35])*[.$D$22];0)" office:value-type="float" office:value="0" calcext:value-type="float">
            <text:p><text:s/>- <text:s text:c="2"/></text:p>
          </table:table-cell>
          <table:table-cell table:formula="of:=IF([.K700]=&quot;yes&quot;;[.J700]*[.L700]*(0.05)*[.$D$21];0)" office:value-type="float" office:value="0" calcext:value-type="float">
            <text:p><text:s/>- <text:s text:c="2"/></text:p>
          </table:table-cell>
          <table:table-cell table:formula="of:=IF([.K700]=&quot;yes&quot;;[.J700]*[.L70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09151175543672" calcext:value-type="percentage">
            <text:p>10.9151%</text:p>
          </table:table-cell>
          <table:table-cell office:value-type="float" office:value="0.650814332247557" calcext:value-type="float">
            <text:p>0.65</text:p>
          </table:table-cell>
          <table:table-cell table:style-name="ce11" office:value-type="percentage" office:value="0.0856612917734121" calcext:value-type="percentage">
            <text:p>8.57%</text:p>
          </table:table-cell>
          <table:table-cell table:style-name="ce11" office:value-type="percentage" office:value="0.159910993719952" calcext:value-type="percentage">
            <text:p>15.99%</text:p>
          </table:table-cell>
          <table:table-cell table:style-name="ce11" office:value-type="percentage" office:value="0.0889585595594608" calcext:value-type="percentage">
            <text:p>8.90%</text:p>
          </table:table-cell>
          <table:table-cell table:style-name="ce11" office:value-type="percentage" office:value="0.167556807677584" calcext:value-type="percentage">
            <text:p>16.76%</text:p>
          </table:table-cell>
          <table:table-cell table:formula="of:=MAX((1-[.I701]/(1-[.$D$25]));0)" office:value-type="float" office:value="0.760633131889166" calcext:value-type="float">
            <text:p><text:s/>0.7606 </text:p>
          </table:table-cell>
          <table:table-cell office:value-type="string" calcext:value-type="string">
            <text:p>yes</text:p>
          </table:table-cell>
          <table:table-cell table:formula="of:=EXP(-[.E701]*[.$D$23])" office:value-type="float" office:value="0.936991158058983" calcext:value-type="float">
            <text:p><text:s/>0.9370 </text:p>
          </table:table-cell>
          <table:table-cell table:style-name="ce12" table:formula="of:=IF([.K701]=&quot;yes&quot;;[.L701]*[.$D$22]*([.I701]-[.I649]);0)" office:value-type="float" office:value="0.0381762450459666" calcext:value-type="float">
            <text:p><text:s/>0.0382 </text:p>
          </table:table-cell>
          <table:table-cell table:formula="of:=IF([.K701]=&quot;T_ex&quot;;[.L701]*([.I701]-[.$I$35])*[.$D$22];0)" office:value-type="float" office:value="0" calcext:value-type="float">
            <text:p><text:s/>- <text:s text:c="2"/></text:p>
          </table:table-cell>
          <table:table-cell table:style-name="ce12" table:formula="of:=IF([.K701]=&quot;yes&quot;;[.J701]*[.L701]*([.E701]-[.E649])*[.$D$21];0)" office:value-type="float" office:value="0.016185630603931" calcext:value-type="float">
            <text:p><text:s/>0.0162 </text:p>
          </table:table-cell>
          <table:table-cell table:style-name="ce12" table:formula="of:=IF([.K701]=&quot;yes&quot;;[.J701]*[.L701]*([.E701]-[.E649]);0)" office:value-type="float" office:value="0.0362157058568958" calcext:value-type="float">
            <text:p><text:s/>0.0362 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109714816095268" calcext:value-type="percentage">
            <text:p>10.9715%</text:p>
          </table:table-cell>
          <table:table-cell office:value-type="float" office:value="0.651791530944625" calcext:value-type="float">
            <text:p>0.65</text:p>
          </table:table-cell>
          <table:table-cell office:value-type="percentage" office:value="0.0860246186685835" calcext:value-type="percentage">
            <text:p>8.6025%</text:p>
          </table:table-cell>
          <table:table-cell office:value-type="percentage" office:value="0.162032361509217" calcext:value-type="percentage">
            <text:p>16.2032%</text:p>
          </table:table-cell>
          <table:table-cell office:value-type="percentage" office:value="0.0893291909781722" calcext:value-type="percentage">
            <text:p>8.9329%</text:p>
          </table:table-cell>
          <table:table-cell office:value-type="percentage" office:value="0.16823495742474" calcext:value-type="percentage">
            <text:p>16.8235%</text:p>
          </table:table-cell>
          <table:table-cell table:formula="of:=MAX((1-[.I702]/(1-[.$D$25]));0)" office:value-type="float" office:value="0.759664346536086" calcext:value-type="float">
            <text:p><text:s/>0.7597 </text:p>
          </table:table-cell>
          <table:table-cell/>
          <table:table-cell table:formula="of:=EXP(-[.E702]*[.$D$23])" office:value-type="float" office:value="0.936899599878701" calcext:value-type="float">
            <text:p><text:s/>0.9369 </text:p>
          </table:table-cell>
          <table:table-cell table:formula="of:=IF([.K702]=&quot;yes&quot;;[.L702]*[.$D$22]*([.I702]-[.I701]);0)" office:value-type="float" office:value="0" calcext:value-type="float">
            <text:p><text:s/>- <text:s text:c="2"/></text:p>
          </table:table-cell>
          <table:table-cell table:formula="of:=IF([.K702]=&quot;T_ex&quot;;[.L702]*([.I702]-[.$I$35])*[.$D$22];0)" office:value-type="float" office:value="0" calcext:value-type="float">
            <text:p><text:s/>- <text:s text:c="2"/></text:p>
          </table:table-cell>
          <table:table-cell table:formula="of:=IF([.K702]=&quot;yes&quot;;[.J702]*[.L702]*(0.05)*[.$D$21];0)" office:value-type="float" office:value="0" calcext:value-type="float">
            <text:p><text:s/>- <text:s text:c="2"/></text:p>
          </table:table-cell>
          <table:table-cell table:formula="of:=IF([.K702]=&quot;yes&quot;;[.J702]*[.L70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0270549436685" calcext:value-type="percentage">
            <text:p>11.0271%</text:p>
          </table:table-cell>
          <table:table-cell office:value-type="float" office:value="0.652768729641694" calcext:value-type="float">
            <text:p>0.65</text:p>
          </table:table-cell>
          <table:table-cell office:value-type="percentage" office:value="0.086388662681839" calcext:value-type="percentage">
            <text:p>8.6389%</text:p>
          </table:table-cell>
          <table:table-cell office:value-type="percentage" office:value="0.163773526177132" calcext:value-type="percentage">
            <text:p>16.3774%</text:p>
          </table:table-cell>
          <table:table-cell office:value-type="percentage" office:value="0.0897086950008896" calcext:value-type="percentage">
            <text:p>8.9709%</text:p>
          </table:table-cell>
          <table:table-cell office:value-type="percentage" office:value="0.168958250560688" calcext:value-type="percentage">
            <text:p>16.8958%</text:p>
          </table:table-cell>
          <table:table-cell table:formula="of:=MAX((1-[.I703]/(1-[.$D$25]));0)" office:value-type="float" office:value="0.758631070627589" calcext:value-type="float">
            <text:p><text:s/>0.7586 </text:p>
          </table:table-cell>
          <table:table-cell/>
          <table:table-cell table:formula="of:=EXP(-[.E703]*[.$D$23])" office:value-type="float" office:value="0.936808050645035" calcext:value-type="float">
            <text:p><text:s/>0.9368 </text:p>
          </table:table-cell>
          <table:table-cell table:formula="of:=IF([.K703]=&quot;yes&quot;;[.L703]*[.$D$22]*([.I703]-[.I702]);0)" office:value-type="float" office:value="0" calcext:value-type="float">
            <text:p><text:s/>- <text:s text:c="2"/></text:p>
          </table:table-cell>
          <table:table-cell table:formula="of:=IF([.K703]=&quot;T_ex&quot;;[.L703]*([.I703]-[.$I$35])*[.$D$22];0)" office:value-type="float" office:value="0" calcext:value-type="float">
            <text:p><text:s/>- <text:s text:c="2"/></text:p>
          </table:table-cell>
          <table:table-cell table:formula="of:=IF([.K703]=&quot;yes&quot;;[.J703]*[.L703]*(0.05)*[.$D$21];0)" office:value-type="float" office:value="0" calcext:value-type="float">
            <text:p><text:s/>- <text:s text:c="2"/></text:p>
          </table:table-cell>
          <table:table-cell table:formula="of:=IF([.K703]=&quot;yes&quot;;[.J703]*[.L70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0828052555246" calcext:value-type="percentage">
            <text:p>11.0828%</text:p>
          </table:table-cell>
          <table:table-cell office:value-type="float" office:value="0.653745928338762" calcext:value-type="float">
            <text:p>0.65</text:p>
          </table:table-cell>
          <table:table-cell office:value-type="percentage" office:value="0.0867551396362408" calcext:value-type="percentage">
            <text:p>8.6755%</text:p>
          </table:table-cell>
          <table:table-cell office:value-type="percentage" office:value="0.165260960938285" calcext:value-type="percentage">
            <text:p>16.5261%</text:p>
          </table:table-cell>
          <table:table-cell office:value-type="percentage" office:value="0.090090130760607" calcext:value-type="percentage">
            <text:p>9.0090%</text:p>
          </table:table-cell>
          <table:table-cell office:value-type="percentage" office:value="0.169669735929462" calcext:value-type="percentage">
            <text:p>16.9670%</text:p>
          </table:table-cell>
          <table:table-cell table:formula="of:=MAX((1-[.I704]/(1-[.$D$25]));0)" office:value-type="float" office:value="0.757614662957911" calcext:value-type="float">
            <text:p><text:s/>0.7576 </text:p>
          </table:table-cell>
          <table:table-cell/>
          <table:table-cell table:formula="of:=EXP(-[.E704]*[.$D$23])" office:value-type="float" office:value="0.936716510357111" calcext:value-type="float">
            <text:p><text:s/>0.9367 </text:p>
          </table:table-cell>
          <table:table-cell table:formula="of:=IF([.K704]=&quot;yes&quot;;[.L704]*[.$D$22]*([.I704]-[.I703]);0)" office:value-type="float" office:value="0" calcext:value-type="float">
            <text:p><text:s/>- <text:s text:c="2"/></text:p>
          </table:table-cell>
          <table:table-cell table:formula="of:=IF([.K704]=&quot;T_ex&quot;;[.L704]*([.I704]-[.$I$35])*[.$D$22];0)" office:value-type="float" office:value="0" calcext:value-type="float">
            <text:p><text:s/>- <text:s text:c="2"/></text:p>
          </table:table-cell>
          <table:table-cell table:formula="of:=IF([.K704]=&quot;yes&quot;;[.J704]*[.L704]*(0.05)*[.$D$21];0)" office:value-type="float" office:value="0" calcext:value-type="float">
            <text:p><text:s/>- <text:s text:c="2"/></text:p>
          </table:table-cell>
          <table:table-cell table:formula="of:=IF([.K704]=&quot;yes&quot;;[.J704]*[.L70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1384829062331" calcext:value-type="percentage">
            <text:p>11.1385%</text:p>
          </table:table-cell>
          <table:table-cell office:value-type="float" office:value="0.654723127035831" calcext:value-type="float">
            <text:p>0.65</text:p>
          </table:table-cell>
          <table:table-cell office:value-type="percentage" office:value="0.0871321601670612" calcext:value-type="percentage">
            <text:p>8.7132%</text:p>
          </table:table-cell>
          <table:table-cell office:value-type="percentage" office:value="0.16675466928981" calcext:value-type="percentage">
            <text:p>16.6755%</text:p>
          </table:table-cell>
          <table:table-cell office:value-type="percentage" office:value="0.0904633841393343" calcext:value-type="percentage">
            <text:p>9.0463%</text:p>
          </table:table-cell>
          <table:table-cell office:value-type="percentage" office:value="0.170329965120326" calcext:value-type="percentage">
            <text:p>17.0330%</text:p>
          </table:table-cell>
          <table:table-cell table:formula="of:=MAX((1-[.I705]/(1-[.$D$25]));0)" office:value-type="float" office:value="0.756671478399534" calcext:value-type="float">
            <text:p><text:s/>0.7567 </text:p>
          </table:table-cell>
          <table:table-cell/>
          <table:table-cell table:formula="of:=EXP(-[.E705]*[.$D$23])" office:value-type="float" office:value="0.936624979014055" calcext:value-type="float">
            <text:p><text:s/>0.9366 </text:p>
          </table:table-cell>
          <table:table-cell table:formula="of:=IF([.K705]=&quot;yes&quot;;[.L705]*[.$D$22]*([.I705]-[.I704]);0)" office:value-type="float" office:value="0" calcext:value-type="float">
            <text:p><text:s/>- <text:s text:c="2"/></text:p>
          </table:table-cell>
          <table:table-cell table:formula="of:=IF([.K705]=&quot;T_ex&quot;;[.L705]*([.I705]-[.$I$35])*[.$D$22];0)" office:value-type="float" office:value="0" calcext:value-type="float">
            <text:p><text:s/>- <text:s text:c="2"/></text:p>
          </table:table-cell>
          <table:table-cell table:formula="of:=IF([.K705]=&quot;yes&quot;;[.J705]*[.L705]*(0.05)*[.$D$21];0)" office:value-type="float" office:value="0" calcext:value-type="float">
            <text:p><text:s/>- <text:s text:c="2"/></text:p>
          </table:table-cell>
          <table:table-cell table:formula="of:=IF([.K705]=&quot;yes&quot;;[.J705]*[.L70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1926511566608" calcext:value-type="percentage">
            <text:p>11.1927%</text:p>
          </table:table-cell>
          <table:table-cell office:value-type="float" office:value="0.655700325732899" calcext:value-type="float">
            <text:p>0.66</text:p>
          </table:table-cell>
          <table:table-cell office:value-type="percentage" office:value="0.0875126880228294" calcext:value-type="percentage">
            <text:p>8.7513%</text:p>
          </table:table-cell>
          <table:table-cell office:value-type="percentage" office:value="0.168448484163612" calcext:value-type="percentage">
            <text:p>16.8448%</text:p>
          </table:table-cell>
          <table:table-cell office:value-type="percentage" office:value="0.0908321732811916" calcext:value-type="percentage">
            <text:p>9.0832%</text:p>
          </table:table-cell>
          <table:table-cell office:value-type="percentage" office:value="0.17095318945145" calcext:value-type="percentage">
            <text:p>17.0953%</text:p>
          </table:table-cell>
          <table:table-cell table:formula="of:=MAX((1-[.I706]/(1-[.$D$25]));0)" office:value-type="float" office:value="0.7557811579265" calcext:value-type="float">
            <text:p><text:s/>0.7558 </text:p>
          </table:table-cell>
          <table:table-cell/>
          <table:table-cell table:formula="of:=EXP(-[.E706]*[.$D$23])" office:value-type="float" office:value="0.936533456614992" calcext:value-type="float">
            <text:p><text:s/>0.9365 </text:p>
          </table:table-cell>
          <table:table-cell table:formula="of:=IF([.K706]=&quot;yes&quot;;[.L706]*[.$D$22]*([.I706]-[.I705]);0)" office:value-type="float" office:value="0" calcext:value-type="float">
            <text:p><text:s/>- <text:s text:c="2"/></text:p>
          </table:table-cell>
          <table:table-cell table:formula="of:=IF([.K706]=&quot;T_ex&quot;;[.L706]*([.I706]-[.$I$35])*[.$D$22];0)" office:value-type="float" office:value="0" calcext:value-type="float">
            <text:p><text:s/>- <text:s text:c="2"/></text:p>
          </table:table-cell>
          <table:table-cell table:formula="of:=IF([.K706]=&quot;yes&quot;;[.J706]*[.L706]*(0.05)*[.$D$21];0)" office:value-type="float" office:value="0" calcext:value-type="float">
            <text:p><text:s/>- <text:s text:c="2"/></text:p>
          </table:table-cell>
          <table:table-cell table:formula="of:=IF([.K706]=&quot;yes&quot;;[.J706]*[.L70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2479218684631" calcext:value-type="percentage">
            <text:p>11.2479%</text:p>
          </table:table-cell>
          <table:table-cell office:value-type="float" office:value="0.656677524429967" calcext:value-type="float">
            <text:p>0.66</text:p>
          </table:table-cell>
          <table:table-cell office:value-type="percentage" office:value="0.0878946962013205" calcext:value-type="percentage">
            <text:p>8.7895%</text:p>
          </table:table-cell>
          <table:table-cell office:value-type="percentage" office:value="0.170407875784398" calcext:value-type="percentage">
            <text:p>17.0408%</text:p>
          </table:table-cell>
          <table:table-cell office:value-type="percentage" office:value="0.0912081306831382" calcext:value-type="percentage">
            <text:p>9.1208%</text:p>
          </table:table-cell>
          <table:table-cell office:value-type="percentage" office:value="0.171587839685384" calcext:value-type="percentage">
            <text:p>17.1588%</text:p>
          </table:table-cell>
          <table:table-cell table:formula="of:=MAX((1-[.I707]/(1-[.$D$25]));0)" office:value-type="float" office:value="0.754874514735166" calcext:value-type="float">
            <text:p><text:s/>0.7549 </text:p>
          </table:table-cell>
          <table:table-cell/>
          <table:table-cell table:formula="of:=EXP(-[.E707]*[.$D$23])" office:value-type="float" office:value="0.93644194315905" calcext:value-type="float">
            <text:p><text:s/>0.9364 </text:p>
          </table:table-cell>
          <table:table-cell table:formula="of:=IF([.K707]=&quot;yes&quot;;[.L707]*[.$D$22]*([.I707]-[.I706]);0)" office:value-type="float" office:value="0" calcext:value-type="float">
            <text:p><text:s/>- <text:s text:c="2"/></text:p>
          </table:table-cell>
          <table:table-cell table:formula="of:=IF([.K707]=&quot;T_ex&quot;;[.L707]*([.I707]-[.$I$35])*[.$D$22];0)" office:value-type="float" office:value="0" calcext:value-type="float">
            <text:p><text:s/>- <text:s text:c="2"/></text:p>
          </table:table-cell>
          <table:table-cell table:formula="of:=IF([.K707]=&quot;yes&quot;;[.J707]*[.L707]*(0.05)*[.$D$21];0)" office:value-type="float" office:value="0" calcext:value-type="float">
            <text:p><text:s/>- <text:s text:c="2"/></text:p>
          </table:table-cell>
          <table:table-cell table:formula="of:=IF([.K707]=&quot;yes&quot;;[.J707]*[.L70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3036633283439" calcext:value-type="percentage">
            <text:p>11.3037%</text:p>
          </table:table-cell>
          <table:table-cell office:value-type="float" office:value="0.657654723127036" calcext:value-type="float">
            <text:p>0.66</text:p>
          </table:table-cell>
          <table:table-cell office:value-type="percentage" office:value="0.0882741956117002" calcext:value-type="percentage">
            <text:p>8.8274%</text:p>
          </table:table-cell>
          <table:table-cell office:value-type="percentage" office:value="0.172450129296899" calcext:value-type="percentage">
            <text:p>17.2450%</text:p>
          </table:table-cell>
          <table:table-cell office:value-type="percentage" office:value="0.0915789678660055" calcext:value-type="percentage">
            <text:p>9.1579%</text:p>
          </table:table-cell>
          <table:table-cell office:value-type="percentage" office:value="0.172259011641592" calcext:value-type="percentage">
            <text:p>17.2259%</text:p>
          </table:table-cell>
          <table:table-cell table:formula="of:=MAX((1-[.I708]/(1-[.$D$25]));0)" office:value-type="float" office:value="0.753915697654869" calcext:value-type="float">
            <text:p><text:s/>0.7539 </text:p>
          </table:table-cell>
          <table:table-cell/>
          <table:table-cell table:formula="of:=EXP(-[.E708]*[.$D$23])" office:value-type="float" office:value="0.936350438645354" calcext:value-type="float">
            <text:p><text:s/>0.9364 </text:p>
          </table:table-cell>
          <table:table-cell table:formula="of:=IF([.K708]=&quot;yes&quot;;[.L708]*[.$D$22]*([.I708]-[.I707]);0)" office:value-type="float" office:value="0" calcext:value-type="float">
            <text:p><text:s/>- <text:s text:c="2"/></text:p>
          </table:table-cell>
          <table:table-cell table:formula="of:=IF([.K708]=&quot;T_ex&quot;;[.L708]*([.I708]-[.$I$35])*[.$D$22];0)" office:value-type="float" office:value="0" calcext:value-type="float">
            <text:p><text:s/>- <text:s text:c="2"/></text:p>
          </table:table-cell>
          <table:table-cell table:formula="of:=IF([.K708]=&quot;yes&quot;;[.J708]*[.L708]*(0.05)*[.$D$21];0)" office:value-type="float" office:value="0" calcext:value-type="float">
            <text:p><text:s/>- <text:s text:c="2"/></text:p>
          </table:table-cell>
          <table:table-cell table:formula="of:=IF([.K708]=&quot;yes&quot;;[.J708]*[.L70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3585850603257" calcext:value-type="percentage">
            <text:p>11.3586%</text:p>
          </table:table-cell>
          <table:table-cell office:value-type="float" office:value="0.658631921824104" calcext:value-type="float">
            <text:p>0.66</text:p>
          </table:table-cell>
          <table:table-cell office:value-type="percentage" office:value="0.0886434059256765" calcext:value-type="percentage">
            <text:p>8.8643%</text:p>
          </table:table-cell>
          <table:table-cell office:value-type="percentage" office:value="0.174153886496096" calcext:value-type="percentage">
            <text:p>17.4154%</text:p>
          </table:table-cell>
          <table:table-cell office:value-type="percentage" office:value="0.0919490341995761" calcext:value-type="percentage">
            <text:p>9.1949%</text:p>
          </table:table-cell>
          <table:table-cell office:value-type="percentage" office:value="0.173003281678569" calcext:value-type="percentage">
            <text:p>17.3003%</text:p>
          </table:table-cell>
          <table:table-cell table:formula="of:=MAX((1-[.I709]/(1-[.$D$25]));0)" office:value-type="float" office:value="0.752852454744901" calcext:value-type="float">
            <text:p><text:s/>0.7529 </text:p>
          </table:table-cell>
          <table:table-cell/>
          <table:table-cell table:formula="of:=EXP(-[.E709]*[.$D$23])" office:value-type="float" office:value="0.93625894307303" calcext:value-type="float">
            <text:p><text:s/>0.9363 </text:p>
          </table:table-cell>
          <table:table-cell table:formula="of:=IF([.K709]=&quot;yes&quot;;[.L709]*[.$D$22]*([.I709]-[.I708]);0)" office:value-type="float" office:value="0" calcext:value-type="float">
            <text:p><text:s/>- <text:s text:c="2"/></text:p>
          </table:table-cell>
          <table:table-cell table:formula="of:=IF([.K709]=&quot;T_ex&quot;;[.L709]*([.I709]-[.$I$35])*[.$D$22];0)" office:value-type="float" office:value="0" calcext:value-type="float">
            <text:p><text:s/>- <text:s text:c="2"/></text:p>
          </table:table-cell>
          <table:table-cell table:formula="of:=IF([.K709]=&quot;yes&quot;;[.J709]*[.L709]*(0.05)*[.$D$21];0)" office:value-type="float" office:value="0" calcext:value-type="float">
            <text:p><text:s/>- <text:s text:c="2"/></text:p>
          </table:table-cell>
          <table:table-cell table:formula="of:=IF([.K709]=&quot;yes&quot;;[.J709]*[.L70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4129951102511" calcext:value-type="percentage">
            <text:p>11.4130%</text:p>
          </table:table-cell>
          <table:table-cell office:value-type="float" office:value="0.659609120521173" calcext:value-type="float">
            <text:p>0.66</text:p>
          </table:table-cell>
          <table:table-cell office:value-type="percentage" office:value="0.0890147814252958" calcext:value-type="percentage">
            <text:p>8.9015%</text:p>
          </table:table-cell>
          <table:table-cell office:value-type="percentage" office:value="0.175467737073665" calcext:value-type="percentage">
            <text:p>17.5468%</text:p>
          </table:table-cell>
          <table:table-cell office:value-type="percentage" office:value="0.0923219374845043" calcext:value-type="percentage">
            <text:p>9.2322%</text:p>
          </table:table-cell>
          <table:table-cell office:value-type="percentage" office:value="0.173757338814156" calcext:value-type="percentage">
            <text:p>17.3757%</text:p>
          </table:table-cell>
          <table:table-cell table:formula="of:=MAX((1-[.I710]/(1-[.$D$25]));0)" office:value-type="float" office:value="0.751775230265491" calcext:value-type="float">
            <text:p><text:s/>0.7518 </text:p>
          </table:table-cell>
          <table:table-cell/>
          <table:table-cell table:formula="of:=EXP(-[.E710]*[.$D$23])" office:value-type="float" office:value="0.936167456441205" calcext:value-type="float">
            <text:p><text:s/>0.9362 </text:p>
          </table:table-cell>
          <table:table-cell table:formula="of:=IF([.K710]=&quot;yes&quot;;[.L710]*[.$D$22]*([.I710]-[.I709]);0)" office:value-type="float" office:value="0" calcext:value-type="float">
            <text:p><text:s/>- <text:s text:c="2"/></text:p>
          </table:table-cell>
          <table:table-cell table:formula="of:=IF([.K710]=&quot;T_ex&quot;;[.L710]*([.I710]-[.$I$35])*[.$D$22];0)" office:value-type="float" office:value="0" calcext:value-type="float">
            <text:p><text:s/>- <text:s text:c="2"/></text:p>
          </table:table-cell>
          <table:table-cell table:formula="of:=IF([.K710]=&quot;yes&quot;;[.J710]*[.L710]*(0.05)*[.$D$21];0)" office:value-type="float" office:value="0" calcext:value-type="float">
            <text:p><text:s/>- <text:s text:c="2"/></text:p>
          </table:table-cell>
          <table:table-cell table:formula="of:=IF([.K710]=&quot;yes&quot;;[.J710]*[.L71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4650473106768" calcext:value-type="percentage">
            <text:p>11.4650%</text:p>
          </table:table-cell>
          <table:table-cell office:value-type="float" office:value="0.660586319218241" calcext:value-type="float">
            <text:p>0.66</text:p>
          </table:table-cell>
          <table:table-cell office:value-type="percentage" office:value="0.0893848787712201" calcext:value-type="percentage">
            <text:p>8.9385%</text:p>
          </table:table-cell>
          <table:table-cell office:value-type="percentage" office:value="0.176488677906581" calcext:value-type="percentage">
            <text:p>17.6489%</text:p>
          </table:table-cell>
          <table:table-cell office:value-type="percentage" office:value="0.0926982594797259" calcext:value-type="percentage">
            <text:p>9.2698%</text:p>
          </table:table-cell>
          <table:table-cell office:value-type="percentage" office:value="0.174539719914175" calcext:value-type="percentage">
            <text:p>17.4540%</text:p>
          </table:table-cell>
          <table:table-cell table:formula="of:=MAX((1-[.I711]/(1-[.$D$25]));0)" office:value-type="float" office:value="0.75065754297975" calcext:value-type="float">
            <text:p><text:s/>0.7507 </text:p>
          </table:table-cell>
          <table:table-cell/>
          <table:table-cell table:formula="of:=EXP(-[.E711]*[.$D$23])" office:value-type="float" office:value="0.936075978749005" calcext:value-type="float">
            <text:p><text:s/>0.9361 </text:p>
          </table:table-cell>
          <table:table-cell table:formula="of:=IF([.K711]=&quot;yes&quot;;[.L711]*[.$D$22]*([.I711]-[.I710]);0)" office:value-type="float" office:value="0" calcext:value-type="float">
            <text:p><text:s/>- <text:s text:c="2"/></text:p>
          </table:table-cell>
          <table:table-cell table:formula="of:=IF([.K711]=&quot;T_ex&quot;;[.L711]*([.I711]-[.$I$35])*[.$D$22];0)" office:value-type="float" office:value="0" calcext:value-type="float">
            <text:p><text:s/>- <text:s text:c="2"/></text:p>
          </table:table-cell>
          <table:table-cell table:formula="of:=IF([.K711]=&quot;yes&quot;;[.J711]*[.L711]*(0.05)*[.$D$21];0)" office:value-type="float" office:value="0" calcext:value-type="float">
            <text:p><text:s/>- <text:s text:c="2"/></text:p>
          </table:table-cell>
          <table:table-cell table:formula="of:=IF([.K711]=&quot;yes&quot;;[.J711]*[.L71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5176699229577" calcext:value-type="percentage">
            <text:p>11.5177%</text:p>
          </table:table-cell>
          <table:table-cell office:value-type="float" office:value="0.661563517915309" calcext:value-type="float">
            <text:p>0.66</text:p>
          </table:table-cell>
          <table:table-cell office:value-type="percentage" office:value="0.0897511205824388" calcext:value-type="percentage">
            <text:p>8.9751%</text:p>
          </table:table-cell>
          <table:table-cell office:value-type="percentage" office:value="0.177383209575775" calcext:value-type="percentage">
            <text:p>17.7383%</text:p>
          </table:table-cell>
          <table:table-cell office:value-type="percentage" office:value="0.0930791991316526" calcext:value-type="percentage">
            <text:p>9.3079%</text:p>
          </table:table-cell>
          <table:table-cell office:value-type="percentage" office:value="0.175402194439646" calcext:value-type="percentage">
            <text:p>17.5402%</text:p>
          </table:table-cell>
          <table:table-cell table:formula="of:=MAX((1-[.I712]/(1-[.$D$25]));0)" office:value-type="float" office:value="0.749425436514791" calcext:value-type="float">
            <text:p><text:s/>0.7494 </text:p>
          </table:table-cell>
          <table:table-cell/>
          <table:table-cell table:formula="of:=EXP(-[.E712]*[.$D$23])" office:value-type="float" office:value="0.935984509995556" calcext:value-type="float">
            <text:p><text:s/>0.9360 </text:p>
          </table:table-cell>
          <table:table-cell table:formula="of:=IF([.K712]=&quot;yes&quot;;[.L712]*[.$D$22]*([.I712]-[.I711]);0)" office:value-type="float" office:value="0" calcext:value-type="float">
            <text:p><text:s/>- <text:s text:c="2"/></text:p>
          </table:table-cell>
          <table:table-cell table:formula="of:=IF([.K712]=&quot;T_ex&quot;;[.L712]*([.I712]-[.$I$35])*[.$D$22];0)" office:value-type="float" office:value="0" calcext:value-type="float">
            <text:p><text:s/>- <text:s text:c="2"/></text:p>
          </table:table-cell>
          <table:table-cell table:formula="of:=IF([.K712]=&quot;yes&quot;;[.J712]*[.L712]*(0.05)*[.$D$21];0)" office:value-type="float" office:value="0" calcext:value-type="float">
            <text:p><text:s/>- <text:s text:c="2"/></text:p>
          </table:table-cell>
          <table:table-cell table:formula="of:=IF([.K712]=&quot;yes&quot;;[.J712]*[.L71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5715741118873" calcext:value-type="percentage">
            <text:p>11.5716%</text:p>
          </table:table-cell>
          <table:table-cell office:value-type="float" office:value="0.662540716612378" calcext:value-type="float">
            <text:p>0.66</text:p>
          </table:table-cell>
          <table:table-cell office:value-type="percentage" office:value="0.0901190942469906" calcext:value-type="percentage">
            <text:p>9.0119%</text:p>
          </table:table-cell>
          <table:table-cell office:value-type="percentage" office:value="0.17823424465891" calcext:value-type="percentage">
            <text:p>17.8234%</text:p>
          </table:table-cell>
          <table:table-cell office:value-type="percentage" office:value="0.0934502057034002" calcext:value-type="percentage">
            <text:p>9.3450%</text:p>
          </table:table-cell>
          <table:table-cell office:value-type="percentage" office:value="0.176496814654432" calcext:value-type="percentage">
            <text:p>17.6497%</text:p>
          </table:table-cell>
          <table:table-cell table:formula="of:=MAX((1-[.I713]/(1-[.$D$25]));0)" office:value-type="float" office:value="0.747861693350811" calcext:value-type="float">
            <text:p><text:s/>0.7479 </text:p>
          </table:table-cell>
          <table:table-cell/>
          <table:table-cell table:formula="of:=EXP(-[.E713]*[.$D$23])" office:value-type="float" office:value="0.935893050179985" calcext:value-type="float">
            <text:p><text:s/>0.9359 </text:p>
          </table:table-cell>
          <table:table-cell table:formula="of:=IF([.K713]=&quot;yes&quot;;[.L713]*[.$D$22]*([.I713]-[.I712]);0)" office:value-type="float" office:value="0" calcext:value-type="float">
            <text:p><text:s/>- <text:s text:c="2"/></text:p>
          </table:table-cell>
          <table:table-cell table:formula="of:=IF([.K713]=&quot;T_ex&quot;;[.L713]*([.I713]-[.$I$35])*[.$D$22];0)" office:value-type="float" office:value="0" calcext:value-type="float">
            <text:p><text:s/>- <text:s text:c="2"/></text:p>
          </table:table-cell>
          <table:table-cell table:formula="of:=IF([.K713]=&quot;yes&quot;;[.J713]*[.L713]*(0.05)*[.$D$21];0)" office:value-type="float" office:value="0" calcext:value-type="float">
            <text:p><text:s/>- <text:s text:c="2"/></text:p>
          </table:table-cell>
          <table:table-cell table:formula="of:=IF([.K713]=&quot;yes&quot;;[.J713]*[.L71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6249156737339" calcext:value-type="percentage">
            <text:p>11.6249%</text:p>
          </table:table-cell>
          <table:table-cell office:value-type="float" office:value="0.663517915309446" calcext:value-type="float">
            <text:p>0.66</text:p>
          </table:table-cell>
          <table:table-cell office:value-type="percentage" office:value="0.0904982408394641" calcext:value-type="percentage">
            <text:p>9.0498%</text:p>
          </table:table-cell>
          <table:table-cell office:value-type="percentage" office:value="0.179105081625783" calcext:value-type="percentage">
            <text:p>17.9105%</text:p>
          </table:table-cell>
          <table:table-cell office:value-type="percentage" office:value="0.0938253174785089" calcext:value-type="percentage">
            <text:p>9.3825%</text:p>
          </table:table-cell>
          <table:table-cell office:value-type="percentage" office:value="0.17758109746891" calcext:value-type="percentage">
            <text:p>17.7581%</text:p>
          </table:table-cell>
          <table:table-cell table:formula="of:=MAX((1-[.I714]/(1-[.$D$25]));0)" office:value-type="float" office:value="0.746312717901557" calcext:value-type="float">
            <text:p><text:s/>0.7463 </text:p>
          </table:table-cell>
          <table:table-cell/>
          <table:table-cell table:formula="of:=EXP(-[.E714]*[.$D$23])" office:value-type="float" office:value="0.935801599301418" calcext:value-type="float">
            <text:p><text:s/>0.9358 </text:p>
          </table:table-cell>
          <table:table-cell table:formula="of:=IF([.K714]=&quot;yes&quot;;[.L714]*[.$D$22]*([.I714]-[.I713]);0)" office:value-type="float" office:value="0" calcext:value-type="float">
            <text:p><text:s/>- <text:s text:c="2"/></text:p>
          </table:table-cell>
          <table:table-cell table:formula="of:=IF([.K714]=&quot;T_ex&quot;;[.L714]*([.I714]-[.$I$35])*[.$D$22];0)" office:value-type="float" office:value="0" calcext:value-type="float">
            <text:p><text:s/>- <text:s text:c="2"/></text:p>
          </table:table-cell>
          <table:table-cell table:formula="of:=IF([.K714]=&quot;yes&quot;;[.J714]*[.L714]*(0.05)*[.$D$21];0)" office:value-type="float" office:value="0" calcext:value-type="float">
            <text:p><text:s/>- <text:s text:c="2"/></text:p>
          </table:table-cell>
          <table:table-cell table:formula="of:=IF([.K714]=&quot;yes&quot;;[.J714]*[.L71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6779003404184" calcext:value-type="percentage">
            <text:p>11.6779%</text:p>
          </table:table-cell>
          <table:table-cell office:value-type="float" office:value="0.664495114006515" calcext:value-type="float">
            <text:p>0.66</text:p>
          </table:table-cell>
          <table:table-cell office:value-type="percentage" office:value="0.0908730819878263" calcext:value-type="percentage">
            <text:p>9.0873%</text:p>
          </table:table-cell>
          <table:table-cell office:value-type="percentage" office:value="0.179987857158301" calcext:value-type="percentage">
            <text:p>17.9988%</text:p>
          </table:table-cell>
          <table:table-cell office:value-type="percentage" office:value="0.0941976659499332" calcext:value-type="percentage">
            <text:p>9.4198%</text:p>
          </table:table-cell>
          <table:table-cell office:value-type="percentage" office:value="0.178675847180828" calcext:value-type="percentage">
            <text:p>17.8676%</text:p>
          </table:table-cell>
          <table:table-cell table:formula="of:=MAX((1-[.I715]/(1-[.$D$25]));0)" office:value-type="float" office:value="0.744748789741674" calcext:value-type="float">
            <text:p><text:s/>0.7447 </text:p>
          </table:table-cell>
          <table:table-cell/>
          <table:table-cell table:formula="of:=EXP(-[.E715]*[.$D$23])" office:value-type="float" office:value="0.935710157358983" calcext:value-type="float">
            <text:p><text:s/>0.9357 </text:p>
          </table:table-cell>
          <table:table-cell table:formula="of:=IF([.K715]=&quot;yes&quot;;[.L715]*[.$D$22]*([.I715]-[.I714]);0)" office:value-type="float" office:value="0" calcext:value-type="float">
            <text:p><text:s/>- <text:s text:c="2"/></text:p>
          </table:table-cell>
          <table:table-cell table:formula="of:=IF([.K715]=&quot;T_ex&quot;;[.L715]*([.I715]-[.$I$35])*[.$D$22];0)" office:value-type="float" office:value="0" calcext:value-type="float">
            <text:p><text:s/>- <text:s text:c="2"/></text:p>
          </table:table-cell>
          <table:table-cell table:formula="of:=IF([.K715]=&quot;yes&quot;;[.J715]*[.L715]*(0.05)*[.$D$21];0)" office:value-type="float" office:value="0" calcext:value-type="float">
            <text:p><text:s/>- <text:s text:c="2"/></text:p>
          </table:table-cell>
          <table:table-cell table:formula="of:=IF([.K715]=&quot;yes&quot;;[.J715]*[.L71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7315293388174" calcext:value-type="percentage">
            <text:p>11.7315%</text:p>
          </table:table-cell>
          <table:table-cell office:value-type="float" office:value="0.665472312703583" calcext:value-type="float">
            <text:p>0.67</text:p>
          </table:table-cell>
          <table:table-cell office:value-type="percentage" office:value="0.0912437145656802" calcext:value-type="percentage">
            <text:p>9.1244%</text:p>
          </table:table-cell>
          <table:table-cell office:value-type="percentage" office:value="0.180846070260817" calcext:value-type="percentage">
            <text:p>18.0846%</text:p>
          </table:table-cell>
          <table:table-cell office:value-type="percentage" office:value="0.0945747672976015" calcext:value-type="percentage">
            <text:p>9.4575%</text:p>
          </table:table-cell>
          <table:table-cell office:value-type="percentage" office:value="0.179604069056931" calcext:value-type="percentage">
            <text:p>17.9604%</text:p>
          </table:table-cell>
          <table:table-cell table:formula="of:=MAX((1-[.I716]/(1-[.$D$25]));0)" office:value-type="float" office:value="0.743422758490099" calcext:value-type="float">
            <text:p><text:s/>0.7434 </text:p>
          </table:table-cell>
          <table:table-cell/>
          <table:table-cell table:formula="of:=EXP(-[.E716]*[.$D$23])" office:value-type="float" office:value="0.935618724351806" calcext:value-type="float">
            <text:p><text:s/>0.9356 </text:p>
          </table:table-cell>
          <table:table-cell table:formula="of:=IF([.K716]=&quot;yes&quot;;[.L716]*[.$D$22]*([.I716]-[.I715]);0)" office:value-type="float" office:value="0" calcext:value-type="float">
            <text:p><text:s/>- <text:s text:c="2"/></text:p>
          </table:table-cell>
          <table:table-cell table:formula="of:=IF([.K716]=&quot;T_ex&quot;;[.L716]*([.I716]-[.$I$35])*[.$D$22];0)" office:value-type="float" office:value="0" calcext:value-type="float">
            <text:p><text:s/>- <text:s text:c="2"/></text:p>
          </table:table-cell>
          <table:table-cell table:formula="of:=IF([.K716]=&quot;yes&quot;;[.J716]*[.L716]*(0.05)*[.$D$21];0)" office:value-type="float" office:value="0" calcext:value-type="float">
            <text:p><text:s/>- <text:s text:c="2"/></text:p>
          </table:table-cell>
          <table:table-cell table:formula="of:=IF([.K716]=&quot;yes&quot;;[.J716]*[.L71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7855693851925" calcext:value-type="percentage">
            <text:p>11.7856%</text:p>
          </table:table-cell>
          <table:table-cell office:value-type="float" office:value="0.666449511400652" calcext:value-type="float">
            <text:p>0.67</text:p>
          </table:table-cell>
          <table:table-cell office:value-type="percentage" office:value="0.0916176676111847" calcext:value-type="percentage">
            <text:p>9.1618%</text:p>
          </table:table-cell>
          <table:table-cell office:value-type="percentage" office:value="0.181704197132423" calcext:value-type="percentage">
            <text:p>18.1704%</text:p>
          </table:table-cell>
          <table:table-cell office:value-type="percentage" office:value="0.0949445152396824" calcext:value-type="percentage">
            <text:p>9.4945%</text:p>
          </table:table-cell>
          <table:table-cell office:value-type="percentage" office:value="0.180519783692523" calcext:value-type="percentage">
            <text:p>18.0520%</text:p>
          </table:table-cell>
          <table:table-cell table:formula="of:=MAX((1-[.I717]/(1-[.$D$25]));0)" office:value-type="float" office:value="0.742114594724967" calcext:value-type="float">
            <text:p><text:s/>0.7421 </text:p>
          </table:table-cell>
          <table:table-cell/>
          <table:table-cell table:formula="of:=EXP(-[.E717]*[.$D$23])" office:value-type="float" office:value="0.935527300279014" calcext:value-type="float">
            <text:p><text:s/>0.9355 </text:p>
          </table:table-cell>
          <table:table-cell table:formula="of:=IF([.K717]=&quot;yes&quot;;[.L717]*[.$D$22]*([.I717]-[.I716]);0)" office:value-type="float" office:value="0" calcext:value-type="float">
            <text:p><text:s/>- <text:s text:c="2"/></text:p>
          </table:table-cell>
          <table:table-cell table:formula="of:=IF([.K717]=&quot;T_ex&quot;;[.L717]*([.I717]-[.$I$35])*[.$D$22];0)" office:value-type="float" office:value="0" calcext:value-type="float">
            <text:p><text:s/>- <text:s text:c="2"/></text:p>
          </table:table-cell>
          <table:table-cell table:formula="of:=IF([.K717]=&quot;yes&quot;;[.J717]*[.L717]*(0.05)*[.$D$21];0)" office:value-type="float" office:value="0" calcext:value-type="float">
            <text:p><text:s/>- <text:s text:c="2"/></text:p>
          </table:table-cell>
          <table:table-cell table:formula="of:=IF([.K717]=&quot;yes&quot;;[.J717]*[.L71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839273731941" calcext:value-type="percentage">
            <text:p>11.8393%</text:p>
          </table:table-cell>
          <table:table-cell office:value-type="float" office:value="0.66742671009772" calcext:value-type="float">
            <text:p>0.67</text:p>
          </table:table-cell>
          <table:table-cell office:value-type="percentage" office:value="0.0919860184932065" calcext:value-type="percentage">
            <text:p>9.1986%</text:p>
          </table:table-cell>
          <table:table-cell office:value-type="percentage" office:value="0.182595160157117" calcext:value-type="percentage">
            <text:p>18.2595%</text:p>
          </table:table-cell>
          <table:table-cell office:value-type="percentage" office:value="0.0953221257518872" calcext:value-type="percentage">
            <text:p>9.5322%</text:p>
          </table:table-cell>
          <table:table-cell office:value-type="percentage" office:value="0.181269814081139" calcext:value-type="percentage">
            <text:p>18.1270%</text:p>
          </table:table-cell>
          <table:table-cell table:formula="of:=MAX((1-[.I718]/(1-[.$D$25]));0)" office:value-type="float" office:value="0.74104312274123" calcext:value-type="float">
            <text:p><text:s/>0.7410 </text:p>
          </table:table-cell>
          <table:table-cell/>
          <table:table-cell table:formula="of:=EXP(-[.E718]*[.$D$23])" office:value-type="float" office:value="0.935435885139734" calcext:value-type="float">
            <text:p><text:s/>0.9354 </text:p>
          </table:table-cell>
          <table:table-cell table:formula="of:=IF([.K718]=&quot;yes&quot;;[.L718]*[.$D$22]*([.I718]-[.I717]);0)" office:value-type="float" office:value="0" calcext:value-type="float">
            <text:p><text:s/>- <text:s text:c="2"/></text:p>
          </table:table-cell>
          <table:table-cell table:formula="of:=IF([.K718]=&quot;T_ex&quot;;[.L718]*([.I718]-[.$I$35])*[.$D$22];0)" office:value-type="float" office:value="0" calcext:value-type="float">
            <text:p><text:s/>- <text:s text:c="2"/></text:p>
          </table:table-cell>
          <table:table-cell table:formula="of:=IF([.K718]=&quot;yes&quot;;[.J718]*[.L718]*(0.05)*[.$D$21];0)" office:value-type="float" office:value="0" calcext:value-type="float">
            <text:p><text:s/>- <text:s text:c="2"/></text:p>
          </table:table-cell>
          <table:table-cell table:formula="of:=IF([.K718]=&quot;yes&quot;;[.J718]*[.L71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8944772643778" calcext:value-type="percentage">
            <text:p>11.8945%</text:p>
          </table:table-cell>
          <table:table-cell office:value-type="float" office:value="0.668403908794788" calcext:value-type="float">
            <text:p>0.67</text:p>
          </table:table-cell>
          <table:table-cell office:value-type="percentage" office:value="0.0923511338949702" calcext:value-type="percentage">
            <text:p>9.2351%</text:p>
          </table:table-cell>
          <table:table-cell office:value-type="percentage" office:value="0.183467093293224" calcext:value-type="percentage">
            <text:p>18.3467%</text:p>
          </table:table-cell>
          <table:table-cell office:value-type="percentage" office:value="0.0956963030676233" calcext:value-type="percentage">
            <text:p>9.5696%</text:p>
          </table:table-cell>
          <table:table-cell office:value-type="percentage" office:value="0.182027599324829" calcext:value-type="percentage">
            <text:p>18.2028%</text:p>
          </table:table-cell>
          <table:table-cell table:formula="of:=MAX((1-[.I719]/(1-[.$D$25]));0)" office:value-type="float" office:value="0.739960572393101" calcext:value-type="float">
            <text:p><text:s/>0.7400 </text:p>
          </table:table-cell>
          <table:table-cell/>
          <table:table-cell table:formula="of:=EXP(-[.E719]*[.$D$23])" office:value-type="float" office:value="0.935344478933093" calcext:value-type="float">
            <text:p><text:s/>0.9353 </text:p>
          </table:table-cell>
          <table:table-cell table:formula="of:=IF([.K719]=&quot;yes&quot;;[.L719]*[.$D$22]*([.I719]-[.I718]);0)" office:value-type="float" office:value="0" calcext:value-type="float">
            <text:p><text:s/>- <text:s text:c="2"/></text:p>
          </table:table-cell>
          <table:table-cell table:formula="of:=IF([.K719]=&quot;T_ex&quot;;[.L719]*([.I719]-[.$I$35])*[.$D$22];0)" office:value-type="float" office:value="0" calcext:value-type="float">
            <text:p><text:s/>- <text:s text:c="2"/></text:p>
          </table:table-cell>
          <table:table-cell table:formula="of:=IF([.K719]=&quot;yes&quot;;[.J719]*[.L719]*(0.05)*[.$D$21];0)" office:value-type="float" office:value="0" calcext:value-type="float">
            <text:p><text:s/>- <text:s text:c="2"/></text:p>
          </table:table-cell>
          <table:table-cell table:formula="of:=IF([.K719]=&quot;yes&quot;;[.J719]*[.L71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19517450152385" calcext:value-type="percentage">
            <text:p>11.9517%</text:p>
          </table:table-cell>
          <table:table-cell office:value-type="float" office:value="0.669381107491857" calcext:value-type="float">
            <text:p>0.67</text:p>
          </table:table-cell>
          <table:table-cell office:value-type="percentage" office:value="0.0927218141813071" calcext:value-type="percentage">
            <text:p>9.2722%</text:p>
          </table:table-cell>
          <table:table-cell office:value-type="percentage" office:value="0.184388652748039" calcext:value-type="percentage">
            <text:p>18.4389%</text:p>
          </table:table-cell>
          <table:table-cell office:value-type="percentage" office:value="0.0960784819959435" calcext:value-type="percentage">
            <text:p>9.6078%</text:p>
          </table:table-cell>
          <table:table-cell office:value-type="percentage" office:value="0.182703780698443" calcext:value-type="percentage">
            <text:p>18.2704%</text:p>
          </table:table-cell>
          <table:table-cell table:formula="of:=MAX((1-[.I720]/(1-[.$D$25]));0)" office:value-type="float" office:value="0.738994599002224" calcext:value-type="float">
            <text:p><text:s/>0.7390 </text:p>
          </table:table-cell>
          <table:table-cell/>
          <table:table-cell table:formula="of:=EXP(-[.E720]*[.$D$23])" office:value-type="float" office:value="0.935253081658219" calcext:value-type="float">
            <text:p><text:s/>0.9353 </text:p>
          </table:table-cell>
          <table:table-cell table:formula="of:=IF([.K720]=&quot;yes&quot;;[.L720]*[.$D$22]*([.I720]-[.I719]);0)" office:value-type="float" office:value="0" calcext:value-type="float">
            <text:p><text:s/>- <text:s text:c="2"/></text:p>
          </table:table-cell>
          <table:table-cell table:formula="of:=IF([.K720]=&quot;T_ex&quot;;[.L720]*([.I720]-[.$I$35])*[.$D$22];0)" office:value-type="float" office:value="0" calcext:value-type="float">
            <text:p><text:s/>- <text:s text:c="2"/></text:p>
          </table:table-cell>
          <table:table-cell table:formula="of:=IF([.K720]=&quot;yes&quot;;[.J720]*[.L720]*(0.05)*[.$D$21];0)" office:value-type="float" office:value="0" calcext:value-type="float">
            <text:p><text:s/>- <text:s text:c="2"/></text:p>
          </table:table-cell>
          <table:table-cell table:formula="of:=IF([.K720]=&quot;yes&quot;;[.J720]*[.L72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0071252890409" calcext:value-type="percentage">
            <text:p>12.0071%</text:p>
          </table:table-cell>
          <table:table-cell office:value-type="float" office:value="0.670358306188925" calcext:value-type="float">
            <text:p>0.67</text:p>
          </table:table-cell>
          <table:table-cell office:value-type="percentage" office:value="0.0930990877435847" calcext:value-type="percentage">
            <text:p>9.3099%</text:p>
          </table:table-cell>
          <table:table-cell office:value-type="percentage" office:value="0.185375932748472" calcext:value-type="percentage">
            <text:p>18.5376%</text:p>
          </table:table-cell>
          <table:table-cell office:value-type="percentage" office:value="0.0964592547388708" calcext:value-type="percentage">
            <text:p>9.6459%</text:p>
          </table:table-cell>
          <table:table-cell office:value-type="percentage" office:value="0.183330579694294" calcext:value-type="percentage">
            <text:p>18.3331%</text:p>
          </table:table-cell>
          <table:table-cell table:formula="of:=MAX((1-[.I721]/(1-[.$D$25]));0)" office:value-type="float" office:value="0.738099171865294" calcext:value-type="float">
            <text:p><text:s/>0.7381 </text:p>
          </table:table-cell>
          <table:table-cell/>
          <table:table-cell table:formula="of:=EXP(-[.E721]*[.$D$23])" office:value-type="float" office:value="0.935161693314238" calcext:value-type="float">
            <text:p><text:s/>0.9352 </text:p>
          </table:table-cell>
          <table:table-cell table:formula="of:=IF([.K721]=&quot;yes&quot;;[.L721]*[.$D$22]*([.I721]-[.I720]);0)" office:value-type="float" office:value="0" calcext:value-type="float">
            <text:p><text:s/>- <text:s text:c="2"/></text:p>
          </table:table-cell>
          <table:table-cell table:formula="of:=IF([.K721]=&quot;T_ex&quot;;[.L721]*([.I721]-[.$I$35])*[.$D$22];0)" office:value-type="float" office:value="0" calcext:value-type="float">
            <text:p><text:s/>- <text:s text:c="2"/></text:p>
          </table:table-cell>
          <table:table-cell table:formula="of:=IF([.K721]=&quot;yes&quot;;[.J721]*[.L721]*(0.05)*[.$D$21];0)" office:value-type="float" office:value="0" calcext:value-type="float">
            <text:p><text:s/>- <text:s text:c="2"/></text:p>
          </table:table-cell>
          <table:table-cell table:formula="of:=IF([.K721]=&quot;yes&quot;;[.J721]*[.L72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0621494721423" calcext:value-type="percentage">
            <text:p>12.0621%</text:p>
          </table:table-cell>
          <table:table-cell office:value-type="float" office:value="0.671335504885994" calcext:value-type="float">
            <text:p>0.67</text:p>
          </table:table-cell>
          <table:table-cell office:value-type="percentage" office:value="0.0934695107873871" calcext:value-type="percentage">
            <text:p>9.3470%</text:p>
          </table:table-cell>
          <table:table-cell office:value-type="percentage" office:value="0.186436056180405" calcext:value-type="percentage">
            <text:p>18.6436%</text:p>
          </table:table-cell>
          <table:table-cell office:value-type="percentage" office:value="0.0968478796726754" calcext:value-type="percentage">
            <text:p>9.6848%</text:p>
          </table:table-cell>
          <table:table-cell office:value-type="percentage" office:value="0.183899533762827" calcext:value-type="percentage">
            <text:p>18.3900%</text:p>
          </table:table-cell>
          <table:table-cell table:formula="of:=MAX((1-[.I722]/(1-[.$D$25]));0)" office:value-type="float" office:value="0.737286380338819" calcext:value-type="float">
            <text:p><text:s/>0.7373 </text:p>
          </table:table-cell>
          <table:table-cell/>
          <table:table-cell table:formula="of:=EXP(-[.E722]*[.$D$23])" office:value-type="float" office:value="0.935070313900277" calcext:value-type="float">
            <text:p><text:s/>0.9351 </text:p>
          </table:table-cell>
          <table:table-cell table:formula="of:=IF([.K722]=&quot;yes&quot;;[.L722]*[.$D$22]*([.I722]-[.I721]);0)" office:value-type="float" office:value="0" calcext:value-type="float">
            <text:p><text:s/>- <text:s text:c="2"/></text:p>
          </table:table-cell>
          <table:table-cell table:formula="of:=IF([.K722]=&quot;T_ex&quot;;[.L722]*([.I722]-[.$I$35])*[.$D$22];0)" office:value-type="float" office:value="0" calcext:value-type="float">
            <text:p><text:s/>- <text:s text:c="2"/></text:p>
          </table:table-cell>
          <table:table-cell table:formula="of:=IF([.K722]=&quot;yes&quot;;[.J722]*[.L722]*(0.05)*[.$D$21];0)" office:value-type="float" office:value="0" calcext:value-type="float">
            <text:p><text:s/>- <text:s text:c="2"/></text:p>
          </table:table-cell>
          <table:table-cell table:formula="of:=IF([.K722]=&quot;yes&quot;;[.J722]*[.L72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1172726029029" calcext:value-type="percentage">
            <text:p>12.1173%</text:p>
          </table:table-cell>
          <table:table-cell office:value-type="float" office:value="0.672312703583062" calcext:value-type="float">
            <text:p>0.67</text:p>
          </table:table-cell>
          <table:table-cell office:value-type="percentage" office:value="0.0938337528076993" calcext:value-type="percentage">
            <text:p>9.3834%</text:p>
          </table:table-cell>
          <table:table-cell office:value-type="percentage" office:value="0.187582975592747" calcext:value-type="percentage">
            <text:p>18.7583%</text:p>
          </table:table-cell>
          <table:table-cell office:value-type="percentage" office:value="0.0972283061883525" calcext:value-type="percentage">
            <text:p>9.7228%</text:p>
          </table:table-cell>
          <table:table-cell office:value-type="percentage" office:value="0.184490675503603" calcext:value-type="percentage">
            <text:p>18.4491%</text:p>
          </table:table-cell>
          <table:table-cell table:formula="of:=MAX((1-[.I723]/(1-[.$D$25]));0)" office:value-type="float" office:value="0.73644189213771" calcext:value-type="float">
            <text:p><text:s/>0.7364 </text:p>
          </table:table-cell>
          <table:table-cell/>
          <table:table-cell table:formula="of:=EXP(-[.E723]*[.$D$23])" office:value-type="float" office:value="0.934978943415464" calcext:value-type="float">
            <text:p><text:s/>0.9350 </text:p>
          </table:table-cell>
          <table:table-cell table:formula="of:=IF([.K723]=&quot;yes&quot;;[.L723]*[.$D$22]*([.I723]-[.I722]);0)" office:value-type="float" office:value="0" calcext:value-type="float">
            <text:p><text:s/>- <text:s text:c="2"/></text:p>
          </table:table-cell>
          <table:table-cell table:formula="of:=IF([.K723]=&quot;T_ex&quot;;[.L723]*([.I723]-[.$I$35])*[.$D$22];0)" office:value-type="float" office:value="0" calcext:value-type="float">
            <text:p><text:s/>- <text:s text:c="2"/></text:p>
          </table:table-cell>
          <table:table-cell table:formula="of:=IF([.K723]=&quot;yes&quot;;[.J723]*[.L723]*(0.05)*[.$D$21];0)" office:value-type="float" office:value="0" calcext:value-type="float">
            <text:p><text:s/>- <text:s text:c="2"/></text:p>
          </table:table-cell>
          <table:table-cell table:formula="of:=IF([.K723]=&quot;yes&quot;;[.J723]*[.L72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1722810987061" calcext:value-type="percentage">
            <text:p>12.1723%</text:p>
          </table:table-cell>
          <table:table-cell office:value-type="float" office:value="0.67328990228013" calcext:value-type="float">
            <text:p>0.67</text:p>
          </table:table-cell>
          <table:table-cell office:value-type="percentage" office:value="0.0941985671868377" calcext:value-type="percentage">
            <text:p>9.4199%</text:p>
          </table:table-cell>
          <table:table-cell office:value-type="percentage" office:value="0.188916608470336" calcext:value-type="percentage">
            <text:p>18.8917%</text:p>
          </table:table-cell>
          <table:table-cell office:value-type="percentage" office:value="0.0976108295982313" calcext:value-type="percentage">
            <text:p>9.7611%</text:p>
          </table:table-cell>
          <table:table-cell office:value-type="percentage" office:value="0.185097266781302" calcext:value-type="percentage">
            <text:p>18.5097%</text:p>
          </table:table-cell>
          <table:table-cell table:formula="of:=MAX((1-[.I724]/(1-[.$D$25]));0)" office:value-type="float" office:value="0.735575333169568" calcext:value-type="float">
            <text:p><text:s/>0.7356 </text:p>
          </table:table-cell>
          <table:table-cell/>
          <table:table-cell table:formula="of:=EXP(-[.E724]*[.$D$23])" office:value-type="float" office:value="0.934887581858928" calcext:value-type="float">
            <text:p><text:s/>0.9349 </text:p>
          </table:table-cell>
          <table:table-cell table:formula="of:=IF([.K724]=&quot;yes&quot;;[.L724]*[.$D$22]*([.I724]-[.I723]);0)" office:value-type="float" office:value="0" calcext:value-type="float">
            <text:p><text:s/>- <text:s text:c="2"/></text:p>
          </table:table-cell>
          <table:table-cell table:formula="of:=IF([.K724]=&quot;T_ex&quot;;[.L724]*([.I724]-[.$I$35])*[.$D$22];0)" office:value-type="float" office:value="0" calcext:value-type="float">
            <text:p><text:s/>- <text:s text:c="2"/></text:p>
          </table:table-cell>
          <table:table-cell table:formula="of:=IF([.K724]=&quot;yes&quot;;[.J724]*[.L724]*(0.05)*[.$D$21];0)" office:value-type="float" office:value="0" calcext:value-type="float">
            <text:p><text:s/>- <text:s text:c="2"/></text:p>
          </table:table-cell>
          <table:table-cell table:formula="of:=IF([.K724]=&quot;yes&quot;;[.J724]*[.L72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2291650658526" calcext:value-type="percentage">
            <text:p>12.2292%</text:p>
          </table:table-cell>
          <table:table-cell office:value-type="float" office:value="0.674267100977199" calcext:value-type="float">
            <text:p>0.67</text:p>
          </table:table-cell>
          <table:table-cell office:value-type="percentage" office:value="0.0945661607181706" calcext:value-type="percentage">
            <text:p>9.4566%</text:p>
          </table:table-cell>
          <table:table-cell office:value-type="percentage" office:value="0.190477892670736" calcext:value-type="percentage">
            <text:p>19.0478%</text:p>
          </table:table-cell>
          <table:table-cell office:value-type="percentage" office:value="0.0979812187131004" calcext:value-type="percentage">
            <text:p>9.7981%</text:p>
          </table:table-cell>
          <table:table-cell office:value-type="percentage" office:value="0.185695400132973" calcext:value-type="percentage">
            <text:p>18.5695%</text:p>
          </table:table-cell>
          <table:table-cell table:formula="of:=MAX((1-[.I725]/(1-[.$D$25]));0)" office:value-type="float" office:value="0.734720856952896" calcext:value-type="float">
            <text:p><text:s/>0.7347 </text:p>
          </table:table-cell>
          <table:table-cell/>
          <table:table-cell table:formula="of:=EXP(-[.E725]*[.$D$23])" office:value-type="float" office:value="0.934796229229794" calcext:value-type="float">
            <text:p><text:s/>0.9348 </text:p>
          </table:table-cell>
          <table:table-cell table:formula="of:=IF([.K725]=&quot;yes&quot;;[.L725]*[.$D$22]*([.I725]-[.I724]);0)" office:value-type="float" office:value="0" calcext:value-type="float">
            <text:p><text:s/>- <text:s text:c="2"/></text:p>
          </table:table-cell>
          <table:table-cell table:formula="of:=IF([.K725]=&quot;T_ex&quot;;[.L725]*([.I725]-[.$I$35])*[.$D$22];0)" office:value-type="float" office:value="0" calcext:value-type="float">
            <text:p><text:s/>- <text:s text:c="2"/></text:p>
          </table:table-cell>
          <table:table-cell table:formula="of:=IF([.K725]=&quot;yes&quot;;[.J725]*[.L725]*(0.05)*[.$D$21];0)" office:value-type="float" office:value="0" calcext:value-type="float">
            <text:p><text:s/>- <text:s text:c="2"/></text:p>
          </table:table-cell>
          <table:table-cell table:formula="of:=IF([.K725]=&quot;yes&quot;;[.J725]*[.L72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2836652838899" calcext:value-type="percentage">
            <text:p>12.2837%</text:p>
          </table:table-cell>
          <table:table-cell office:value-type="float" office:value="0.675244299674267" calcext:value-type="float">
            <text:p>0.68</text:p>
          </table:table-cell>
          <table:table-cell office:value-type="percentage" office:value="0.0949363391072633" calcext:value-type="percentage">
            <text:p>9.4936%</text:p>
          </table:table-cell>
          <table:table-cell office:value-type="percentage" office:value="0.192487212586498" calcext:value-type="percentage">
            <text:p>19.2487%</text:p>
          </table:table-cell>
          <table:table-cell office:value-type="percentage" office:value="0.0983681889750308" calcext:value-type="percentage">
            <text:p>9.8368%</text:p>
          </table:table-cell>
          <table:table-cell office:value-type="percentage" office:value="0.186278044499967" calcext:value-type="percentage">
            <text:p>18.6278%</text:p>
          </table:table-cell>
          <table:table-cell table:formula="of:=MAX((1-[.I726]/(1-[.$D$25]));0)" office:value-type="float" office:value="0.73388850785719" calcext:value-type="float">
            <text:p><text:s/>0.7339 </text:p>
          </table:table-cell>
          <table:table-cell/>
          <table:table-cell table:formula="of:=EXP(-[.E726]*[.$D$23])" office:value-type="float" office:value="0.934704885527191" calcext:value-type="float">
            <text:p><text:s/>0.9347 </text:p>
          </table:table-cell>
          <table:table-cell table:formula="of:=IF([.K726]=&quot;yes&quot;;[.L726]*[.$D$22]*([.I726]-[.I725]);0)" office:value-type="float" office:value="0" calcext:value-type="float">
            <text:p><text:s/>- <text:s text:c="2"/></text:p>
          </table:table-cell>
          <table:table-cell table:formula="of:=IF([.K726]=&quot;T_ex&quot;;[.L726]*([.I726]-[.$I$35])*[.$D$22];0)" office:value-type="float" office:value="0" calcext:value-type="float">
            <text:p><text:s/>- <text:s text:c="2"/></text:p>
          </table:table-cell>
          <table:table-cell table:formula="of:=IF([.K726]=&quot;yes&quot;;[.J726]*[.L726]*(0.05)*[.$D$21];0)" office:value-type="float" office:value="0" calcext:value-type="float">
            <text:p><text:s/>- <text:s text:c="2"/></text:p>
          </table:table-cell>
          <table:table-cell table:formula="of:=IF([.K726]=&quot;yes&quot;;[.J726]*[.L72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3362771408191" calcext:value-type="percentage">
            <text:p>12.3363%</text:p>
          </table:table-cell>
          <table:table-cell office:value-type="float" office:value="0.676221498371336" calcext:value-type="float">
            <text:p>0.68</text:p>
          </table:table-cell>
          <table:table-cell office:value-type="percentage" office:value="0.0953128737747846" calcext:value-type="percentage">
            <text:p>9.5313%</text:p>
          </table:table-cell>
          <table:table-cell office:value-type="percentage" office:value="0.194967992041077" calcext:value-type="percentage">
            <text:p>19.4968%</text:p>
          </table:table-cell>
          <table:table-cell office:value-type="percentage" office:value="0.0987585964731126" calcext:value-type="percentage">
            <text:p>9.8759%</text:p>
          </table:table-cell>
          <table:table-cell office:value-type="percentage" office:value="0.186887948473111" calcext:value-type="percentage">
            <text:p>18.6888%</text:p>
          </table:table-cell>
          <table:table-cell table:formula="of:=MAX((1-[.I727]/(1-[.$D$25]));0)" office:value-type="float" office:value="0.733017216466984" calcext:value-type="float">
            <text:p><text:s/>0.7330 </text:p>
          </table:table-cell>
          <table:table-cell/>
          <table:table-cell table:formula="of:=EXP(-[.E727]*[.$D$23])" office:value-type="float" office:value="0.934613550750247" calcext:value-type="float">
            <text:p><text:s/>0.9346 </text:p>
          </table:table-cell>
          <table:table-cell table:formula="of:=IF([.K727]=&quot;yes&quot;;[.L727]*[.$D$22]*([.I727]-[.I726]);0)" office:value-type="float" office:value="0" calcext:value-type="float">
            <text:p><text:s/>- <text:s text:c="2"/></text:p>
          </table:table-cell>
          <table:table-cell table:formula="of:=IF([.K727]=&quot;T_ex&quot;;[.L727]*([.I727]-[.$I$35])*[.$D$22];0)" office:value-type="float" office:value="0" calcext:value-type="float">
            <text:p><text:s/>- <text:s text:c="2"/></text:p>
          </table:table-cell>
          <table:table-cell table:formula="of:=IF([.K727]=&quot;yes&quot;;[.J727]*[.L727]*(0.05)*[.$D$21];0)" office:value-type="float" office:value="0" calcext:value-type="float">
            <text:p><text:s/>- <text:s text:c="2"/></text:p>
          </table:table-cell>
          <table:table-cell table:formula="of:=IF([.K727]=&quot;yes&quot;;[.J727]*[.L72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3897369797439" calcext:value-type="percentage">
            <text:p>12.3897%</text:p>
          </table:table-cell>
          <table:table-cell office:value-type="float" office:value="0.677198697068404" calcext:value-type="float">
            <text:p>0.68</text:p>
          </table:table-cell>
          <table:table-cell office:value-type="percentage" office:value="0.0956847701738162" calcext:value-type="percentage">
            <text:p>9.5685%</text:p>
          </table:table-cell>
          <table:table-cell office:value-type="percentage" office:value="0.197968112760576" calcext:value-type="percentage">
            <text:p>19.7968%</text:p>
          </table:table-cell>
          <table:table-cell office:value-type="percentage" office:value="0.0991474431398579" calcext:value-type="percentage">
            <text:p>9.9147%</text:p>
          </table:table-cell>
          <table:table-cell office:value-type="percentage" office:value="0.187546635315234" calcext:value-type="percentage">
            <text:p>18.7547%</text:p>
          </table:table-cell>
          <table:table-cell table:formula="of:=MAX((1-[.I728]/(1-[.$D$25]));0)" office:value-type="float" office:value="0.732076235263951" calcext:value-type="float">
            <text:p><text:s/>0.7321 </text:p>
          </table:table-cell>
          <table:table-cell/>
          <table:table-cell table:formula="of:=EXP(-[.E728]*[.$D$23])" office:value-type="float" office:value="0.934522224898089" calcext:value-type="float">
            <text:p><text:s/>0.9345 </text:p>
          </table:table-cell>
          <table:table-cell table:formula="of:=IF([.K728]=&quot;yes&quot;;[.L728]*[.$D$22]*([.I728]-[.I727]);0)" office:value-type="float" office:value="0" calcext:value-type="float">
            <text:p><text:s/>- <text:s text:c="2"/></text:p>
          </table:table-cell>
          <table:table-cell table:formula="of:=IF([.K728]=&quot;T_ex&quot;;[.L728]*([.I728]-[.$I$35])*[.$D$22];0)" office:value-type="float" office:value="0" calcext:value-type="float">
            <text:p><text:s/>- <text:s text:c="2"/></text:p>
          </table:table-cell>
          <table:table-cell table:formula="of:=IF([.K728]=&quot;yes&quot;;[.J728]*[.L728]*(0.05)*[.$D$21];0)" office:value-type="float" office:value="0" calcext:value-type="float">
            <text:p><text:s/>- <text:s text:c="2"/></text:p>
          </table:table-cell>
          <table:table-cell table:formula="of:=IF([.K728]=&quot;yes&quot;;[.J728]*[.L72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4443921645304" calcext:value-type="percentage">
            <text:p>12.4444%</text:p>
          </table:table-cell>
          <table:table-cell office:value-type="float" office:value="0.678175895765472" calcext:value-type="float">
            <text:p>0.68</text:p>
          </table:table-cell>
          <table:table-cell office:value-type="percentage" office:value="0.0960671007923232" calcext:value-type="percentage">
            <text:p>9.6067%</text:p>
          </table:table-cell>
          <table:table-cell office:value-type="percentage" office:value="0.201341444212368" calcext:value-type="percentage">
            <text:p>20.1341%</text:p>
          </table:table-cell>
          <table:table-cell office:value-type="percentage" office:value="0.0995329519167766" calcext:value-type="percentage">
            <text:p>9.9533%</text:p>
          </table:table-cell>
          <table:table-cell office:value-type="percentage" office:value="0.18814398547818" calcext:value-type="percentage">
            <text:p>18.8144%</text:p>
          </table:table-cell>
          <table:table-cell table:formula="of:=MAX((1-[.I729]/(1-[.$D$25]));0)" office:value-type="float" office:value="0.731222877888314" calcext:value-type="float">
            <text:p><text:s/>0.7312 </text:p>
          </table:table-cell>
          <table:table-cell/>
          <table:table-cell table:formula="of:=EXP(-[.E729]*[.$D$23])" office:value-type="float" office:value="0.934430907969846" calcext:value-type="float">
            <text:p><text:s/>0.9344 </text:p>
          </table:table-cell>
          <table:table-cell table:formula="of:=IF([.K729]=&quot;yes&quot;;[.L729]*[.$D$22]*([.I729]-[.I728]);0)" office:value-type="float" office:value="0" calcext:value-type="float">
            <text:p><text:s/>- <text:s text:c="2"/></text:p>
          </table:table-cell>
          <table:table-cell table:formula="of:=IF([.K729]=&quot;T_ex&quot;;[.L729]*([.I729]-[.$I$35])*[.$D$22];0)" office:value-type="float" office:value="0" calcext:value-type="float">
            <text:p><text:s/>- <text:s text:c="2"/></text:p>
          </table:table-cell>
          <table:table-cell table:formula="of:=IF([.K729]=&quot;yes&quot;;[.J729]*[.L729]*(0.05)*[.$D$21];0)" office:value-type="float" office:value="0" calcext:value-type="float">
            <text:p><text:s/>- <text:s text:c="2"/></text:p>
          </table:table-cell>
          <table:table-cell table:formula="of:=IF([.K729]=&quot;yes&quot;;[.J729]*[.L72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5009025255671" calcext:value-type="percentage">
            <text:p>12.5009%</text:p>
          </table:table-cell>
          <table:table-cell office:value-type="float" office:value="0.679153094462541" calcext:value-type="float">
            <text:p>0.68</text:p>
          </table:table-cell>
          <table:table-cell office:value-type="percentage" office:value="0.0964410135463423" calcext:value-type="percentage">
            <text:p>9.6441%</text:p>
          </table:table-cell>
          <table:table-cell office:value-type="percentage" office:value="0.204811762769455" calcext:value-type="percentage">
            <text:p>20.4812%</text:p>
          </table:table-cell>
          <table:table-cell office:value-type="percentage" office:value="0.0999266924143362" calcext:value-type="percentage">
            <text:p>9.9927%</text:p>
          </table:table-cell>
          <table:table-cell office:value-type="percentage" office:value="0.188678150247012" calcext:value-type="percentage">
            <text:p>18.8678%</text:p>
          </table:table-cell>
          <table:table-cell table:formula="of:=MAX((1-[.I730]/(1-[.$D$25]));0)" office:value-type="float" office:value="0.730459785361411" calcext:value-type="float">
            <text:p><text:s/>0.7305 </text:p>
          </table:table-cell>
          <table:table-cell/>
          <table:table-cell table:formula="of:=EXP(-[.E730]*[.$D$23])" office:value-type="float" office:value="0.934339599964645" calcext:value-type="float">
            <text:p><text:s/>0.9343 </text:p>
          </table:table-cell>
          <table:table-cell table:formula="of:=IF([.K730]=&quot;yes&quot;;[.L730]*[.$D$22]*([.I730]-[.I729]);0)" office:value-type="float" office:value="0" calcext:value-type="float">
            <text:p><text:s/>- <text:s text:c="2"/></text:p>
          </table:table-cell>
          <table:table-cell table:formula="of:=IF([.K730]=&quot;T_ex&quot;;[.L730]*([.I730]-[.$I$35])*[.$D$22];0)" office:value-type="float" office:value="0" calcext:value-type="float">
            <text:p><text:s/>- <text:s text:c="2"/></text:p>
          </table:table-cell>
          <table:table-cell table:formula="of:=IF([.K730]=&quot;yes&quot;;[.J730]*[.L730]*(0.05)*[.$D$21];0)" office:value-type="float" office:value="0" calcext:value-type="float">
            <text:p><text:s/>- <text:s text:c="2"/></text:p>
          </table:table-cell>
          <table:table-cell table:formula="of:=IF([.K730]=&quot;yes&quot;;[.J730]*[.L73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5605283031822" calcext:value-type="percentage">
            <text:p>12.5605%</text:p>
          </table:table-cell>
          <table:table-cell office:value-type="float" office:value="0.680130293159609" calcext:value-type="float">
            <text:p>0.68</text:p>
          </table:table-cell>
          <table:table-cell office:value-type="percentage" office:value="0.0968141381886678" calcext:value-type="percentage">
            <text:p>9.6814%</text:p>
          </table:table-cell>
          <table:table-cell office:value-type="percentage" office:value="0.208072771647438" calcext:value-type="percentage">
            <text:p>20.8073%</text:p>
          </table:table-cell>
          <table:table-cell office:value-type="percentage" office:value="0.100315817967349" calcext:value-type="percentage">
            <text:p>10.0316%</text:p>
          </table:table-cell>
          <table:table-cell office:value-type="percentage" office:value="0.18921973534057" calcext:value-type="percentage">
            <text:p>18.9220%</text:p>
          </table:table-cell>
          <table:table-cell table:formula="of:=MAX((1-[.I731]/(1-[.$D$25]));0)" office:value-type="float" office:value="0.729686092370614" calcext:value-type="float">
            <text:p><text:s/>0.7297 </text:p>
          </table:table-cell>
          <table:table-cell/>
          <table:table-cell table:formula="of:=EXP(-[.E731]*[.$D$23])" office:value-type="float" office:value="0.934248300881615" calcext:value-type="float">
            <text:p><text:s/>0.9342 </text:p>
          </table:table-cell>
          <table:table-cell table:formula="of:=IF([.K731]=&quot;yes&quot;;[.L731]*[.$D$22]*([.I731]-[.I730]);0)" office:value-type="float" office:value="0" calcext:value-type="float">
            <text:p><text:s/>- <text:s text:c="2"/></text:p>
          </table:table-cell>
          <table:table-cell table:formula="of:=IF([.K731]=&quot;T_ex&quot;;[.L731]*([.I731]-[.$I$35])*[.$D$22];0)" office:value-type="float" office:value="0" calcext:value-type="float">
            <text:p><text:s/>- <text:s text:c="2"/></text:p>
          </table:table-cell>
          <table:table-cell table:formula="of:=IF([.K731]=&quot;yes&quot;;[.J731]*[.L731]*(0.05)*[.$D$21];0)" office:value-type="float" office:value="0" calcext:value-type="float">
            <text:p><text:s/>- <text:s text:c="2"/></text:p>
          </table:table-cell>
          <table:table-cell table:formula="of:=IF([.K731]=&quot;yes&quot;;[.J731]*[.L73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6195039509621" calcext:value-type="percentage">
            <text:p>12.6195%</text:p>
          </table:table-cell>
          <table:table-cell office:value-type="float" office:value="0.681107491856678" calcext:value-type="float">
            <text:p>0.68</text:p>
          </table:table-cell>
          <table:table-cell office:value-type="percentage" office:value="0.0971849009854944" calcext:value-type="percentage">
            <text:p>9.7185%</text:p>
          </table:table-cell>
          <table:table-cell office:value-type="percentage" office:value="0.211039495221635" calcext:value-type="percentage">
            <text:p>21.1039%</text:p>
          </table:table-cell>
          <table:table-cell office:value-type="percentage" office:value="0.100704851222611" calcext:value-type="percentage">
            <text:p>10.0705%</text:p>
          </table:table-cell>
          <table:table-cell office:value-type="percentage" office:value="0.189827562741896" calcext:value-type="percentage">
            <text:p>18.9828%</text:p>
          </table:table-cell>
          <table:table-cell table:formula="of:=MAX((1-[.I732]/(1-[.$D$25]));0)" office:value-type="float" office:value="0.728817767511577" calcext:value-type="float">
            <text:p><text:s/>0.7288 </text:p>
          </table:table-cell>
          <table:table-cell/>
          <table:table-cell table:formula="of:=EXP(-[.E732]*[.$D$23])" office:value-type="float" office:value="0.934157010719883" calcext:value-type="float">
            <text:p><text:s/>0.9342 </text:p>
          </table:table-cell>
          <table:table-cell table:formula="of:=IF([.K732]=&quot;yes&quot;;[.L732]*[.$D$22]*([.I732]-[.I731]);0)" office:value-type="float" office:value="0" calcext:value-type="float">
            <text:p><text:s/>- <text:s text:c="2"/></text:p>
          </table:table-cell>
          <table:table-cell table:formula="of:=IF([.K732]=&quot;T_ex&quot;;[.L732]*([.I732]-[.$I$35])*[.$D$22];0)" office:value-type="float" office:value="0" calcext:value-type="float">
            <text:p><text:s/>- <text:s text:c="2"/></text:p>
          </table:table-cell>
          <table:table-cell table:formula="of:=IF([.K732]=&quot;yes&quot;;[.J732]*[.L732]*(0.05)*[.$D$21];0)" office:value-type="float" office:value="0" calcext:value-type="float">
            <text:p><text:s/>- <text:s text:c="2"/></text:p>
          </table:table-cell>
          <table:table-cell table:formula="of:=IF([.K732]=&quot;yes&quot;;[.J732]*[.L73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6780853911587" calcext:value-type="percentage">
            <text:p>12.6781%</text:p>
          </table:table-cell>
          <table:table-cell office:value-type="float" office:value="0.682084690553746" calcext:value-type="float">
            <text:p>0.68</text:p>
          </table:table-cell>
          <table:table-cell office:value-type="percentage" office:value="0.0975617208194913" calcext:value-type="percentage">
            <text:p>9.7562%</text:p>
          </table:table-cell>
          <table:table-cell office:value-type="percentage" office:value="0.213550935350675" calcext:value-type="percentage">
            <text:p>21.3551%</text:p>
          </table:table-cell>
          <table:table-cell office:value-type="percentage" office:value="0.101091521670521" calcext:value-type="percentage">
            <text:p>10.1092%</text:p>
          </table:table-cell>
          <table:table-cell office:value-type="percentage" office:value="0.190400878043931" calcext:value-type="percentage">
            <text:p>19.0401%</text:p>
          </table:table-cell>
          <table:table-cell table:formula="of:=MAX((1-[.I733]/(1-[.$D$25]));0)" office:value-type="float" office:value="0.727998745651527" calcext:value-type="float">
            <text:p><text:s/>0.7280 </text:p>
          </table:table-cell>
          <table:table-cell/>
          <table:table-cell table:formula="of:=EXP(-[.E733]*[.$D$23])" office:value-type="float" office:value="0.934065729478577" calcext:value-type="float">
            <text:p><text:s/>0.9341 </text:p>
          </table:table-cell>
          <table:table-cell table:formula="of:=IF([.K733]=&quot;yes&quot;;[.L733]*[.$D$22]*([.I733]-[.I732]);0)" office:value-type="float" office:value="0" calcext:value-type="float">
            <text:p><text:s/>- <text:s text:c="2"/></text:p>
          </table:table-cell>
          <table:table-cell table:formula="of:=IF([.K733]=&quot;T_ex&quot;;[.L733]*([.I733]-[.$I$35])*[.$D$22];0)" office:value-type="float" office:value="0" calcext:value-type="float">
            <text:p><text:s/>- <text:s text:c="2"/></text:p>
          </table:table-cell>
          <table:table-cell table:formula="of:=IF([.K733]=&quot;yes&quot;;[.J733]*[.L733]*(0.05)*[.$D$21];0)" office:value-type="float" office:value="0" calcext:value-type="float">
            <text:p><text:s/>- <text:s text:c="2"/></text:p>
          </table:table-cell>
          <table:table-cell table:formula="of:=IF([.K733]=&quot;yes&quot;;[.J733]*[.L73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7399591457438" calcext:value-type="percentage">
            <text:p>12.7400%</text:p>
          </table:table-cell>
          <table:table-cell office:value-type="float" office:value="0.683061889250814" calcext:value-type="float">
            <text:p>0.68</text:p>
          </table:table-cell>
          <table:table-cell office:value-type="percentage" office:value="0.0979333600551589" calcext:value-type="percentage">
            <text:p>9.7933%</text:p>
          </table:table-cell>
          <table:table-cell office:value-type="percentage" office:value="0.215641774327275" calcext:value-type="percentage">
            <text:p>21.5642%</text:p>
          </table:table-cell>
          <table:table-cell office:value-type="percentage" office:value="0.101484435029636" calcext:value-type="percentage">
            <text:p>10.1484%</text:p>
          </table:table-cell>
          <table:table-cell office:value-type="percentage" office:value="0.190958555750016" calcext:value-type="percentage">
            <text:p>19.0959%</text:p>
          </table:table-cell>
          <table:table-cell table:formula="of:=MAX((1-[.I734]/(1-[.$D$25]));0)" office:value-type="float" office:value="0.727202063214263" calcext:value-type="float">
            <text:p><text:s/>0.7272 </text:p>
          </table:table-cell>
          <table:table-cell/>
          <table:table-cell table:formula="of:=EXP(-[.E734]*[.$D$23])" office:value-type="float" office:value="0.933974457156828" calcext:value-type="float">
            <text:p><text:s/>0.9340 </text:p>
          </table:table-cell>
          <table:table-cell table:formula="of:=IF([.K734]=&quot;yes&quot;;[.L734]*[.$D$22]*([.I734]-[.I733]);0)" office:value-type="float" office:value="0" calcext:value-type="float">
            <text:p><text:s/>- <text:s text:c="2"/></text:p>
          </table:table-cell>
          <table:table-cell table:formula="of:=IF([.K734]=&quot;T_ex&quot;;[.L734]*([.I734]-[.$I$35])*[.$D$22];0)" office:value-type="float" office:value="0" calcext:value-type="float">
            <text:p><text:s/>- <text:s text:c="2"/></text:p>
          </table:table-cell>
          <table:table-cell table:formula="of:=IF([.K734]=&quot;yes&quot;;[.J734]*[.L734]*(0.05)*[.$D$21];0)" office:value-type="float" office:value="0" calcext:value-type="float">
            <text:p><text:s/>- <text:s text:c="2"/></text:p>
          </table:table-cell>
          <table:table-cell table:formula="of:=IF([.K734]=&quot;yes&quot;;[.J734]*[.L73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7988120129637" calcext:value-type="percentage">
            <text:p>12.7988%</text:p>
          </table:table-cell>
          <table:table-cell office:value-type="float" office:value="0.684039087947883" calcext:value-type="float">
            <text:p>0.68</text:p>
          </table:table-cell>
          <table:table-cell office:value-type="percentage" office:value="0.0983134452022988" calcext:value-type="percentage">
            <text:p>9.8313%</text:p>
          </table:table-cell>
          <table:table-cell office:value-type="percentage" office:value="0.217633528361635" calcext:value-type="percentage">
            <text:p>21.7634%</text:p>
          </table:table-cell>
          <table:table-cell office:value-type="percentage" office:value="0.101870302037783" calcext:value-type="percentage">
            <text:p>10.1870%</text:p>
          </table:table-cell>
          <table:table-cell office:value-type="percentage" office:value="0.191531813426156" calcext:value-type="percentage">
            <text:p>19.1532%</text:p>
          </table:table-cell>
          <table:table-cell table:formula="of:=MAX((1-[.I735]/(1-[.$D$25]));0)" office:value-type="float" office:value="0.72638312367692" calcext:value-type="float">
            <text:p><text:s/>0.7264 </text:p>
          </table:table-cell>
          <table:table-cell/>
          <table:table-cell table:formula="of:=EXP(-[.E735]*[.$D$23])" office:value-type="float" office:value="0.933883193753761" calcext:value-type="float">
            <text:p><text:s/>0.9339 </text:p>
          </table:table-cell>
          <table:table-cell table:formula="of:=IF([.K735]=&quot;yes&quot;;[.L735]*[.$D$22]*([.I735]-[.I734]);0)" office:value-type="float" office:value="0" calcext:value-type="float">
            <text:p><text:s/>- <text:s text:c="2"/></text:p>
          </table:table-cell>
          <table:table-cell table:formula="of:=IF([.K735]=&quot;T_ex&quot;;[.L735]*([.I735]-[.$I$35])*[.$D$22];0)" office:value-type="float" office:value="0" calcext:value-type="float">
            <text:p><text:s/>- <text:s text:c="2"/></text:p>
          </table:table-cell>
          <table:table-cell table:formula="of:=IF([.K735]=&quot;yes&quot;;[.J735]*[.L735]*(0.05)*[.$D$21];0)" office:value-type="float" office:value="0" calcext:value-type="float">
            <text:p><text:s/>- <text:s text:c="2"/></text:p>
          </table:table-cell>
          <table:table-cell table:formula="of:=IF([.K735]=&quot;yes&quot;;[.J735]*[.L73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8567338079466" calcext:value-type="percentage">
            <text:p>12.8567%</text:p>
          </table:table-cell>
          <table:table-cell office:value-type="float" office:value="0.685016286644951" calcext:value-type="float">
            <text:p>0.69</text:p>
          </table:table-cell>
          <table:table-cell office:value-type="percentage" office:value="0.0986968376288895" calcext:value-type="percentage">
            <text:p>9.8697%</text:p>
          </table:table-cell>
          <table:table-cell office:value-type="percentage" office:value="0.219698196002204" calcext:value-type="percentage">
            <text:p>21.9698%</text:p>
          </table:table-cell>
          <table:table-cell office:value-type="percentage" office:value="0.102259601160886" calcext:value-type="percentage">
            <text:p>10.2260%</text:p>
          </table:table-cell>
          <table:table-cell office:value-type="percentage" office:value="0.192109556964135" calcext:value-type="percentage">
            <text:p>19.2110%</text:p>
          </table:table-cell>
          <table:table-cell table:formula="of:=MAX((1-[.I736]/(1-[.$D$25]));0)" office:value-type="float" office:value="0.725557775765521" calcext:value-type="float">
            <text:p><text:s/>0.7256 </text:p>
          </table:table-cell>
          <table:table-cell/>
          <table:table-cell table:formula="of:=EXP(-[.E736]*[.$D$23])" office:value-type="float" office:value="0.933791939268507" calcext:value-type="float">
            <text:p><text:s/>0.9338 </text:p>
          </table:table-cell>
          <table:table-cell table:formula="of:=IF([.K736]=&quot;yes&quot;;[.L736]*[.$D$22]*([.I736]-[.I735]);0)" office:value-type="float" office:value="0" calcext:value-type="float">
            <text:p><text:s/>- <text:s text:c="2"/></text:p>
          </table:table-cell>
          <table:table-cell table:formula="of:=IF([.K736]=&quot;T_ex&quot;;[.L736]*([.I736]-[.$I$35])*[.$D$22];0)" office:value-type="float" office:value="0" calcext:value-type="float">
            <text:p><text:s/>- <text:s text:c="2"/></text:p>
          </table:table-cell>
          <table:table-cell table:formula="of:=IF([.K736]=&quot;yes&quot;;[.J736]*[.L736]*(0.05)*[.$D$21];0)" office:value-type="float" office:value="0" calcext:value-type="float">
            <text:p><text:s/>- <text:s text:c="2"/></text:p>
          </table:table-cell>
          <table:table-cell table:formula="of:=IF([.K736]=&quot;yes&quot;;[.J736]*[.L73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9133009528579" calcext:value-type="percentage">
            <text:p>12.9133%</text:p>
          </table:table-cell>
          <table:table-cell office:value-type="float" office:value="0.68599348534202" calcext:value-type="float">
            <text:p>0.69</text:p>
          </table:table-cell>
          <table:table-cell office:value-type="percentage" office:value="0.09907368750086" calcext:value-type="percentage">
            <text:p>9.9074%</text:p>
          </table:table-cell>
          <table:table-cell office:value-type="percentage" office:value="0.2216350471811" calcext:value-type="percentage">
            <text:p>22.1635%</text:p>
          </table:table-cell>
          <table:table-cell office:value-type="percentage" office:value="0.102644673380218" calcext:value-type="percentage">
            <text:p>10.2645%</text:p>
          </table:table-cell>
          <table:table-cell office:value-type="percentage" office:value="0.192779691969173" calcext:value-type="percentage">
            <text:p>19.2780%</text:p>
          </table:table-cell>
          <table:table-cell table:formula="of:=MAX((1-[.I737]/(1-[.$D$25]));0)" office:value-type="float" office:value="0.724600440044038" calcext:value-type="float">
            <text:p><text:s/>0.7246 </text:p>
          </table:table-cell>
          <table:table-cell/>
          <table:table-cell table:formula="of:=EXP(-[.E737]*[.$D$23])" office:value-type="float" office:value="0.933700693700193" calcext:value-type="float">
            <text:p><text:s/>0.9337 </text:p>
          </table:table-cell>
          <table:table-cell table:formula="of:=IF([.K737]=&quot;yes&quot;;[.L737]*[.$D$22]*([.I737]-[.I736]);0)" office:value-type="float" office:value="0" calcext:value-type="float">
            <text:p><text:s/>- <text:s text:c="2"/></text:p>
          </table:table-cell>
          <table:table-cell table:formula="of:=IF([.K737]=&quot;T_ex&quot;;[.L737]*([.I737]-[.$I$35])*[.$D$22];0)" office:value-type="float" office:value="0" calcext:value-type="float">
            <text:p><text:s/>- <text:s text:c="2"/></text:p>
          </table:table-cell>
          <table:table-cell table:formula="of:=IF([.K737]=&quot;yes&quot;;[.J737]*[.L737]*(0.05)*[.$D$21];0)" office:value-type="float" office:value="0" calcext:value-type="float">
            <text:p><text:s/>- <text:s text:c="2"/></text:p>
          </table:table-cell>
          <table:table-cell table:formula="of:=IF([.K737]=&quot;yes&quot;;[.J737]*[.L73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29705229993179" calcext:value-type="percentage">
            <text:p>12.9705%</text:p>
          </table:table-cell>
          <table:table-cell office:value-type="float" office:value="0.686970684039088" calcext:value-type="float">
            <text:p>0.69</text:p>
          </table:table-cell>
          <table:table-cell office:value-type="percentage" office:value="0.0994498779432026" calcext:value-type="percentage">
            <text:p>9.9450%</text:p>
          </table:table-cell>
          <table:table-cell office:value-type="percentage" office:value="0.223197216255229" calcext:value-type="percentage">
            <text:p>22.3197%</text:p>
          </table:table-cell>
          <table:table-cell office:value-type="percentage" office:value="0.103042564381488" calcext:value-type="percentage">
            <text:p>10.3043%</text:p>
          </table:table-cell>
          <table:table-cell office:value-type="percentage" office:value="0.19344596762778" calcext:value-type="percentage">
            <text:p>19.3446%</text:p>
          </table:table-cell>
          <table:table-cell table:formula="of:=MAX((1-[.I738]/(1-[.$D$25]));0)" office:value-type="float" office:value="0.7236486176746" calcext:value-type="float">
            <text:p><text:s/>0.7236 </text:p>
          </table:table-cell>
          <table:table-cell/>
          <table:table-cell table:formula="of:=EXP(-[.E738]*[.$D$23])" office:value-type="float" office:value="0.933609457047949" calcext:value-type="float">
            <text:p><text:s/>0.9336 </text:p>
          </table:table-cell>
          <table:table-cell table:formula="of:=IF([.K738]=&quot;yes&quot;;[.L738]*[.$D$22]*([.I738]-[.I737]);0)" office:value-type="float" office:value="0" calcext:value-type="float">
            <text:p><text:s/>- <text:s text:c="2"/></text:p>
          </table:table-cell>
          <table:table-cell table:formula="of:=IF([.K738]=&quot;T_ex&quot;;[.L738]*([.I738]-[.$I$35])*[.$D$22];0)" office:value-type="float" office:value="0" calcext:value-type="float">
            <text:p><text:s/>- <text:s text:c="2"/></text:p>
          </table:table-cell>
          <table:table-cell table:formula="of:=IF([.K738]=&quot;yes&quot;;[.J738]*[.L738]*(0.05)*[.$D$21];0)" office:value-type="float" office:value="0" calcext:value-type="float">
            <text:p><text:s/>- <text:s text:c="2"/></text:p>
          </table:table-cell>
          <table:table-cell table:formula="of:=IF([.K738]=&quot;yes&quot;;[.J738]*[.L73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0258574556825" calcext:value-type="percentage">
            <text:p>13.0259%</text:p>
          </table:table-cell>
          <table:table-cell office:value-type="float" office:value="0.687947882736156" calcext:value-type="float">
            <text:p>0.69</text:p>
          </table:table-cell>
          <table:table-cell office:value-type="percentage" office:value="0.0998306772592649" calcext:value-type="percentage">
            <text:p>9.9831%</text:p>
          </table:table-cell>
          <table:table-cell office:value-type="percentage" office:value="0.224389837022746" calcext:value-type="percentage">
            <text:p>22.4390%</text:p>
          </table:table-cell>
          <table:table-cell office:value-type="percentage" office:value="0.103433513916733" calcext:value-type="percentage">
            <text:p>10.3434%</text:p>
          </table:table-cell>
          <table:table-cell office:value-type="percentage" office:value="0.19406225636603" calcext:value-type="percentage">
            <text:p>19.4062%</text:p>
          </table:table-cell>
          <table:table-cell table:formula="of:=MAX((1-[.I739]/(1-[.$D$25]));0)" office:value-type="float" office:value="0.722768205191386" calcext:value-type="float">
            <text:p><text:s/>0.7228 </text:p>
          </table:table-cell>
          <table:table-cell/>
          <table:table-cell table:formula="of:=EXP(-[.E739]*[.$D$23])" office:value-type="float" office:value="0.933518229310904" calcext:value-type="float">
            <text:p><text:s/>0.9335 </text:p>
          </table:table-cell>
          <table:table-cell table:formula="of:=IF([.K739]=&quot;yes&quot;;[.L739]*[.$D$22]*([.I739]-[.I738]);0)" office:value-type="float" office:value="0" calcext:value-type="float">
            <text:p><text:s/>- <text:s text:c="2"/></text:p>
          </table:table-cell>
          <table:table-cell table:formula="of:=IF([.K739]=&quot;T_ex&quot;;[.L739]*([.I739]-[.$I$35])*[.$D$22];0)" office:value-type="float" office:value="0" calcext:value-type="float">
            <text:p><text:s/>- <text:s text:c="2"/></text:p>
          </table:table-cell>
          <table:table-cell table:formula="of:=IF([.K739]=&quot;yes&quot;;[.J739]*[.L739]*(0.05)*[.$D$21];0)" office:value-type="float" office:value="0" calcext:value-type="float">
            <text:p><text:s/>- <text:s text:c="2"/></text:p>
          </table:table-cell>
          <table:table-cell table:formula="of:=IF([.K739]=&quot;yes&quot;;[.J739]*[.L73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082721651229" calcext:value-type="percentage">
            <text:p>13.0827%</text:p>
          </table:table-cell>
          <table:table-cell office:value-type="float" office:value="0.688925081433225" calcext:value-type="float">
            <text:p>0.69</text:p>
          </table:table-cell>
          <table:table-cell office:value-type="percentage" office:value="0.100208358721596" calcext:value-type="percentage">
            <text:p>10.0208%</text:p>
          </table:table-cell>
          <table:table-cell office:value-type="percentage" office:value="0.225362946276835" calcext:value-type="percentage">
            <text:p>22.5363%</text:p>
          </table:table-cell>
          <table:table-cell office:value-type="percentage" office:value="0.103818487107219" calcext:value-type="percentage">
            <text:p>10.3818%</text:p>
          </table:table-cell>
          <table:table-cell office:value-type="percentage" office:value="0.194648991762067" calcext:value-type="percentage">
            <text:p>19.4649%</text:p>
          </table:table-cell>
          <table:table-cell table:formula="of:=MAX((1-[.I740]/(1-[.$D$25]));0)" office:value-type="float" office:value="0.721930011768476" calcext:value-type="float">
            <text:p><text:s/>0.7219 </text:p>
          </table:table-cell>
          <table:table-cell/>
          <table:table-cell table:formula="of:=EXP(-[.E740]*[.$D$23])" office:value-type="float" office:value="0.933427010488185" calcext:value-type="float">
            <text:p><text:s/>0.9334 </text:p>
          </table:table-cell>
          <table:table-cell table:formula="of:=IF([.K740]=&quot;yes&quot;;[.L740]*[.$D$22]*([.I740]-[.I739]);0)" office:value-type="float" office:value="0" calcext:value-type="float">
            <text:p><text:s/>- <text:s text:c="2"/></text:p>
          </table:table-cell>
          <table:table-cell table:formula="of:=IF([.K740]=&quot;T_ex&quot;;[.L740]*([.I740]-[.$I$35])*[.$D$22];0)" office:value-type="float" office:value="0" calcext:value-type="float">
            <text:p><text:s/>- <text:s text:c="2"/></text:p>
          </table:table-cell>
          <table:table-cell table:formula="of:=IF([.K740]=&quot;yes&quot;;[.J740]*[.L740]*(0.05)*[.$D$21];0)" office:value-type="float" office:value="0" calcext:value-type="float">
            <text:p><text:s/>- <text:s text:c="2"/></text:p>
          </table:table-cell>
          <table:table-cell table:formula="of:=IF([.K740]=&quot;yes&quot;;[.J740]*[.L74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1391560116321" calcext:value-type="percentage">
            <text:p>13.1392%</text:p>
          </table:table-cell>
          <table:table-cell office:value-type="float" office:value="0.689902280130293" calcext:value-type="float">
            <text:p>0.69</text:p>
          </table:table-cell>
          <table:table-cell office:value-type="percentage" office:value="0.100582089856919" calcext:value-type="percentage">
            <text:p>10.0582%</text:p>
          </table:table-cell>
          <table:table-cell office:value-type="percentage" office:value="0.226234746247923" calcext:value-type="percentage">
            <text:p>22.6235%</text:p>
          </table:table-cell>
          <table:table-cell office:value-type="percentage" office:value="0.104201834549353" calcext:value-type="percentage">
            <text:p>10.4202%</text:p>
          </table:table-cell>
          <table:table-cell office:value-type="percentage" office:value="0.195206362279659" calcext:value-type="percentage">
            <text:p>19.5206%</text:p>
          </table:table-cell>
          <table:table-cell table:formula="of:=MAX((1-[.I741]/(1-[.$D$25]));0)" office:value-type="float" office:value="0.721133768171916" calcext:value-type="float">
            <text:p><text:s/>0.7211 </text:p>
          </table:table-cell>
          <table:table-cell/>
          <table:table-cell table:formula="of:=EXP(-[.E741]*[.$D$23])" office:value-type="float" office:value="0.933335800578922" calcext:value-type="float">
            <text:p><text:s/>0.9333 </text:p>
          </table:table-cell>
          <table:table-cell table:formula="of:=IF([.K741]=&quot;yes&quot;;[.L741]*[.$D$22]*([.I741]-[.I740]);0)" office:value-type="float" office:value="0" calcext:value-type="float">
            <text:p><text:s/>- <text:s text:c="2"/></text:p>
          </table:table-cell>
          <table:table-cell table:formula="of:=IF([.K741]=&quot;T_ex&quot;;[.L741]*([.I741]-[.$I$35])*[.$D$22];0)" office:value-type="float" office:value="0" calcext:value-type="float">
            <text:p><text:s/>- <text:s text:c="2"/></text:p>
          </table:table-cell>
          <table:table-cell table:formula="of:=IF([.K741]=&quot;yes&quot;;[.J741]*[.L741]*(0.05)*[.$D$21];0)" office:value-type="float" office:value="0" calcext:value-type="float">
            <text:p><text:s/>- <text:s text:c="2"/></text:p>
          </table:table-cell>
          <table:table-cell table:formula="of:=IF([.K741]=&quot;yes&quot;;[.J741]*[.L74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1952146385642" calcext:value-type="percentage">
            <text:p>13.1952%</text:p>
          </table:table-cell>
          <table:table-cell office:value-type="float" office:value="0.690879478827362" calcext:value-type="float">
            <text:p>0.69</text:p>
          </table:table-cell>
          <table:table-cell office:value-type="percentage" office:value="0.10096419937429" calcext:value-type="percentage">
            <text:p>10.0964%</text:p>
          </table:table-cell>
          <table:table-cell office:value-type="percentage" office:value="0.227102747412254" calcext:value-type="percentage">
            <text:p>22.7103%</text:p>
          </table:table-cell>
          <table:table-cell office:value-type="percentage" office:value="0.10459028177392" calcext:value-type="percentage">
            <text:p>10.4590%</text:p>
          </table:table-cell>
          <table:table-cell office:value-type="percentage" office:value="0.195715631331552" calcext:value-type="percentage">
            <text:p>19.5716%</text:p>
          </table:table-cell>
          <table:table-cell table:formula="of:=MAX((1-[.I742]/(1-[.$D$25]));0)" office:value-type="float" office:value="0.720406240954926" calcext:value-type="float">
            <text:p><text:s/>0.7204 </text:p>
          </table:table-cell>
          <table:table-cell/>
          <table:table-cell table:formula="of:=EXP(-[.E742]*[.$D$23])" office:value-type="float" office:value="0.933244599582244" calcext:value-type="float">
            <text:p><text:s/>0.9332 </text:p>
          </table:table-cell>
          <table:table-cell table:formula="of:=IF([.K742]=&quot;yes&quot;;[.L742]*[.$D$22]*([.I742]-[.I741]);0)" office:value-type="float" office:value="0" calcext:value-type="float">
            <text:p><text:s/>- <text:s text:c="2"/></text:p>
          </table:table-cell>
          <table:table-cell table:formula="of:=IF([.K742]=&quot;T_ex&quot;;[.L742]*([.I742]-[.$I$35])*[.$D$22];0)" office:value-type="float" office:value="0" calcext:value-type="float">
            <text:p><text:s/>- <text:s text:c="2"/></text:p>
          </table:table-cell>
          <table:table-cell table:formula="of:=IF([.K742]=&quot;yes&quot;;[.J742]*[.L742]*(0.05)*[.$D$21];0)" office:value-type="float" office:value="0" calcext:value-type="float">
            <text:p><text:s/>- <text:s text:c="2"/></text:p>
          </table:table-cell>
          <table:table-cell table:formula="of:=IF([.K742]=&quot;yes&quot;;[.J742]*[.L74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2544525202035" calcext:value-type="percentage">
            <text:p>13.2545%</text:p>
          </table:table-cell>
          <table:table-cell office:value-type="float" office:value="0.69185667752443" calcext:value-type="float">
            <text:p>0.69</text:p>
          </table:table-cell>
          <table:table-cell office:value-type="percentage" office:value="0.101336904261173" calcext:value-type="percentage">
            <text:p>10.1337%</text:p>
          </table:table-cell>
          <table:table-cell office:value-type="percentage" office:value="0.227986924951111" calcext:value-type="percentage">
            <text:p>22.7987%</text:p>
          </table:table-cell>
          <table:table-cell office:value-type="percentage" office:value="0.104978005266338" calcext:value-type="percentage">
            <text:p>10.4978%</text:p>
          </table:table-cell>
          <table:table-cell office:value-type="percentage" office:value="0.19629239803382" calcext:value-type="percentage">
            <text:p>19.6292%</text:p>
          </table:table-cell>
          <table:table-cell table:formula="of:=MAX((1-[.I743]/(1-[.$D$25]));0)" office:value-type="float" office:value="0.719582288523114" calcext:value-type="float">
            <text:p><text:s/>0.7196 </text:p>
          </table:table-cell>
          <table:table-cell/>
          <table:table-cell table:formula="of:=EXP(-[.E743]*[.$D$23])" office:value-type="float" office:value="0.93315340749728" calcext:value-type="float">
            <text:p><text:s/>0.9332 </text:p>
          </table:table-cell>
          <table:table-cell table:formula="of:=IF([.K743]=&quot;yes&quot;;[.L743]*[.$D$22]*([.I743]-[.I742]);0)" office:value-type="float" office:value="0" calcext:value-type="float">
            <text:p><text:s/>- <text:s text:c="2"/></text:p>
          </table:table-cell>
          <table:table-cell table:formula="of:=IF([.K743]=&quot;T_ex&quot;;[.L743]*([.I743]-[.$I$35])*[.$D$22];0)" office:value-type="float" office:value="0" calcext:value-type="float">
            <text:p><text:s/>- <text:s text:c="2"/></text:p>
          </table:table-cell>
          <table:table-cell table:formula="of:=IF([.K743]=&quot;yes&quot;;[.J743]*[.L743]*(0.05)*[.$D$21];0)" office:value-type="float" office:value="0" calcext:value-type="float">
            <text:p><text:s/>- <text:s text:c="2"/></text:p>
          </table:table-cell>
          <table:table-cell table:formula="of:=IF([.K743]=&quot;yes&quot;;[.J743]*[.L74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3136325437412" calcext:value-type="percentage">
            <text:p>13.3136%</text:p>
          </table:table-cell>
          <table:table-cell office:value-type="float" office:value="0.692833876221498" calcext:value-type="float">
            <text:p>0.69</text:p>
          </table:table-cell>
          <table:table-cell office:value-type="percentage" office:value="0.10171885129793" calcext:value-type="percentage">
            <text:p>10.1719%</text:p>
          </table:table-cell>
          <table:table-cell office:value-type="percentage" office:value="0.228886638496005" calcext:value-type="percentage">
            <text:p>22.8887%</text:p>
          </table:table-cell>
          <table:table-cell office:value-type="percentage" office:value="0.105375682748355" calcext:value-type="percentage">
            <text:p>10.5376%</text:p>
          </table:table-cell>
          <table:table-cell office:value-type="percentage" office:value="0.196867601668105" calcext:value-type="percentage">
            <text:p>19.6868%</text:p>
          </table:table-cell>
          <table:table-cell table:formula="of:=MAX((1-[.I744]/(1-[.$D$25]));0)" office:value-type="float" office:value="0.718760569045564" calcext:value-type="float">
            <text:p><text:s/>0.7188 </text:p>
          </table:table-cell>
          <table:table-cell/>
          <table:table-cell table:formula="of:=EXP(-[.E744]*[.$D$23])" office:value-type="float" office:value="0.933062224323159" calcext:value-type="float">
            <text:p><text:s/>0.9331 </text:p>
          </table:table-cell>
          <table:table-cell table:formula="of:=IF([.K744]=&quot;yes&quot;;[.L744]*[.$D$22]*([.I744]-[.I743]);0)" office:value-type="float" office:value="0" calcext:value-type="float">
            <text:p><text:s/>- <text:s text:c="2"/></text:p>
          </table:table-cell>
          <table:table-cell table:formula="of:=IF([.K744]=&quot;T_ex&quot;;[.L744]*([.I744]-[.$I$35])*[.$D$22];0)" office:value-type="float" office:value="0" calcext:value-type="float">
            <text:p><text:s/>- <text:s text:c="2"/></text:p>
          </table:table-cell>
          <table:table-cell table:formula="of:=IF([.K744]=&quot;yes&quot;;[.J744]*[.L744]*(0.05)*[.$D$21];0)" office:value-type="float" office:value="0" calcext:value-type="float">
            <text:p><text:s/>- <text:s text:c="2"/></text:p>
          </table:table-cell>
          <table:table-cell table:formula="of:=IF([.K744]=&quot;yes&quot;;[.J744]*[.L74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3709798061856" calcext:value-type="percentage">
            <text:p>13.3710%</text:p>
          </table:table-cell>
          <table:table-cell office:value-type="float" office:value="0.693811074918567" calcext:value-type="float">
            <text:p>0.69</text:p>
          </table:table-cell>
          <table:table-cell office:value-type="percentage" office:value="0.102105508442525" calcext:value-type="percentage">
            <text:p>10.2106%</text:p>
          </table:table-cell>
          <table:table-cell office:value-type="percentage" office:value="0.22979953437969" calcext:value-type="percentage">
            <text:p>22.9800%</text:p>
          </table:table-cell>
          <table:table-cell office:value-type="percentage" office:value="0.105778165079298" calcext:value-type="percentage">
            <text:p>10.5778%</text:p>
          </table:table-cell>
          <table:table-cell office:value-type="percentage" office:value="0.197517328446696" calcext:value-type="percentage">
            <text:p>19.7517%</text:p>
          </table:table-cell>
          <table:table-cell table:formula="of:=MAX((1-[.I745]/(1-[.$D$25]));0)" office:value-type="float" office:value="0.717832387933291" calcext:value-type="float">
            <text:p><text:s/>0.7178 </text:p>
          </table:table-cell>
          <table:table-cell/>
          <table:table-cell table:formula="of:=EXP(-[.E745]*[.$D$23])" office:value-type="float" office:value="0.932971050059011" calcext:value-type="float">
            <text:p><text:s/>0.9330 </text:p>
          </table:table-cell>
          <table:table-cell table:formula="of:=IF([.K745]=&quot;yes&quot;;[.L745]*[.$D$22]*([.I745]-[.I744]);0)" office:value-type="float" office:value="0" calcext:value-type="float">
            <text:p><text:s/>- <text:s text:c="2"/></text:p>
          </table:table-cell>
          <table:table-cell table:formula="of:=IF([.K745]=&quot;T_ex&quot;;[.L745]*([.I745]-[.$I$35])*[.$D$22];0)" office:value-type="float" office:value="0" calcext:value-type="float">
            <text:p><text:s/>- <text:s text:c="2"/></text:p>
          </table:table-cell>
          <table:table-cell table:formula="of:=IF([.K745]=&quot;yes&quot;;[.J745]*[.L745]*(0.05)*[.$D$21];0)" office:value-type="float" office:value="0" calcext:value-type="float">
            <text:p><text:s/>- <text:s text:c="2"/></text:p>
          </table:table-cell>
          <table:table-cell table:formula="of:=IF([.K745]=&quot;yes&quot;;[.J745]*[.L74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4309046164433" calcext:value-type="percentage">
            <text:p>13.4309%</text:p>
          </table:table-cell>
          <table:table-cell office:value-type="float" office:value="0.694788273615635" calcext:value-type="float">
            <text:p>0.69</text:p>
          </table:table-cell>
          <table:table-cell office:value-type="percentage" office:value="0.102487901438775" calcext:value-type="percentage">
            <text:p>10.2488%</text:p>
          </table:table-cell>
          <table:table-cell office:value-type="percentage" office:value="0.230686909784101" calcext:value-type="percentage">
            <text:p>23.0687%</text:p>
          </table:table-cell>
          <table:table-cell office:value-type="percentage" office:value="0.106173059495442" calcext:value-type="percentage">
            <text:p>10.6173%</text:p>
          </table:table-cell>
          <table:table-cell office:value-type="percentage" office:value="0.198122840666829" calcext:value-type="percentage">
            <text:p>19.8123%</text:p>
          </table:table-cell>
          <table:table-cell table:formula="of:=MAX((1-[.I746]/(1-[.$D$25]));0)" office:value-type="float" office:value="0.716967370475958" calcext:value-type="float">
            <text:p><text:s/>0.7170 </text:p>
          </table:table-cell>
          <table:table-cell/>
          <table:table-cell table:formula="of:=EXP(-[.E746]*[.$D$23])" office:value-type="float" office:value="0.932879884703965" calcext:value-type="float">
            <text:p><text:s/>0.9329 </text:p>
          </table:table-cell>
          <table:table-cell table:formula="of:=IF([.K746]=&quot;yes&quot;;[.L746]*[.$D$22]*([.I746]-[.I745]);0)" office:value-type="float" office:value="0" calcext:value-type="float">
            <text:p><text:s/>- <text:s text:c="2"/></text:p>
          </table:table-cell>
          <table:table-cell table:formula="of:=IF([.K746]=&quot;T_ex&quot;;[.L746]*([.I746]-[.$I$35])*[.$D$22];0)" office:value-type="float" office:value="0" calcext:value-type="float">
            <text:p><text:s/>- <text:s text:c="2"/></text:p>
          </table:table-cell>
          <table:table-cell table:formula="of:=IF([.K746]=&quot;yes&quot;;[.J746]*[.L746]*(0.05)*[.$D$21];0)" office:value-type="float" office:value="0" calcext:value-type="float">
            <text:p><text:s/>- <text:s text:c="2"/></text:p>
          </table:table-cell>
          <table:table-cell table:formula="of:=IF([.K746]=&quot;yes&quot;;[.J746]*[.L74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491145787142" calcext:value-type="percentage">
            <text:p>13.4911%</text:p>
          </table:table-cell>
          <table:table-cell office:value-type="float" office:value="0.695765472312704" calcext:value-type="float">
            <text:p>0.70</text:p>
          </table:table-cell>
          <table:table-cell office:value-type="percentage" office:value="0.102869193345267" calcext:value-type="percentage">
            <text:p>10.2869%</text:p>
          </table:table-cell>
          <table:table-cell office:value-type="percentage" office:value="0.231616852605004" calcext:value-type="percentage">
            <text:p>23.1617%</text:p>
          </table:table-cell>
          <table:table-cell office:value-type="percentage" office:value="0.10656859986924" calcext:value-type="percentage">
            <text:p>10.6569%</text:p>
          </table:table-cell>
          <table:table-cell office:value-type="percentage" office:value="0.198811087381218" calcext:value-type="percentage">
            <text:p>19.8811%</text:p>
          </table:table-cell>
          <table:table-cell table:formula="of:=MAX((1-[.I747]/(1-[.$D$25]));0)" office:value-type="float" office:value="0.715984160883974" calcext:value-type="float">
            <text:p><text:s/>0.7160 </text:p>
          </table:table-cell>
          <table:table-cell/>
          <table:table-cell table:formula="of:=EXP(-[.E747]*[.$D$23])" office:value-type="float" office:value="0.93278872825715" calcext:value-type="float">
            <text:p><text:s/>0.9328 </text:p>
          </table:table-cell>
          <table:table-cell table:formula="of:=IF([.K747]=&quot;yes&quot;;[.L747]*[.$D$22]*([.I747]-[.I746]);0)" office:value-type="float" office:value="0" calcext:value-type="float">
            <text:p><text:s/>- <text:s text:c="2"/></text:p>
          </table:table-cell>
          <table:table-cell table:formula="of:=IF([.K747]=&quot;T_ex&quot;;[.L747]*([.I747]-[.$I$35])*[.$D$22];0)" office:value-type="float" office:value="0" calcext:value-type="float">
            <text:p><text:s/>- <text:s text:c="2"/></text:p>
          </table:table-cell>
          <table:table-cell table:formula="of:=IF([.K747]=&quot;yes&quot;;[.J747]*[.L747]*(0.05)*[.$D$21];0)" office:value-type="float" office:value="0" calcext:value-type="float">
            <text:p><text:s/>- <text:s text:c="2"/></text:p>
          </table:table-cell>
          <table:table-cell table:formula="of:=IF([.K747]=&quot;yes&quot;;[.J747]*[.L74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5524959365781" calcext:value-type="percentage">
            <text:p>13.5525%</text:p>
          </table:table-cell>
          <table:table-cell office:value-type="float" office:value="0.696742671009772" calcext:value-type="float">
            <text:p>0.70</text:p>
          </table:table-cell>
          <table:table-cell office:value-type="percentage" office:value="0.10324903952975" calcext:value-type="percentage">
            <text:p>10.3249%</text:p>
          </table:table-cell>
          <table:table-cell office:value-type="percentage" office:value="0.23257095536252" calcext:value-type="percentage">
            <text:p>23.2571%</text:p>
          </table:table-cell>
          <table:table-cell office:value-type="percentage" office:value="0.106958914333616" calcext:value-type="percentage">
            <text:p>10.6959%</text:p>
          </table:table-cell>
          <table:table-cell office:value-type="percentage" office:value="0.199515544193717" calcext:value-type="percentage">
            <text:p>19.9516%</text:p>
          </table:table-cell>
          <table:table-cell table:formula="of:=MAX((1-[.I748]/(1-[.$D$25]));0)" office:value-type="float" office:value="0.714977794008976" calcext:value-type="float">
            <text:p><text:s/>0.7150 </text:p>
          </table:table-cell>
          <table:table-cell/>
          <table:table-cell table:formula="of:=EXP(-[.E748]*[.$D$23])" office:value-type="float" office:value="0.932697580717696" calcext:value-type="float">
            <text:p><text:s/>0.9327 </text:p>
          </table:table-cell>
          <table:table-cell table:formula="of:=IF([.K748]=&quot;yes&quot;;[.L748]*[.$D$22]*([.I748]-[.I747]);0)" office:value-type="float" office:value="0" calcext:value-type="float">
            <text:p><text:s/>- <text:s text:c="2"/></text:p>
          </table:table-cell>
          <table:table-cell table:formula="of:=IF([.K748]=&quot;T_ex&quot;;[.L748]*([.I748]-[.$I$35])*[.$D$22];0)" office:value-type="float" office:value="0" calcext:value-type="float">
            <text:p><text:s/>- <text:s text:c="2"/></text:p>
          </table:table-cell>
          <table:table-cell table:formula="of:=IF([.K748]=&quot;yes&quot;;[.J748]*[.L748]*(0.05)*[.$D$21];0)" office:value-type="float" office:value="0" calcext:value-type="float">
            <text:p><text:s/>- <text:s text:c="2"/></text:p>
          </table:table-cell>
          <table:table-cell table:formula="of:=IF([.K748]=&quot;yes&quot;;[.J748]*[.L74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6115964638743" calcext:value-type="percentage">
            <text:p>13.6116%</text:p>
          </table:table-cell>
          <table:table-cell office:value-type="float" office:value="0.69771986970684" calcext:value-type="float">
            <text:p>0.70</text:p>
          </table:table-cell>
          <table:table-cell office:value-type="percentage" office:value="0.103634911340531" calcext:value-type="percentage">
            <text:p>10.3635%</text:p>
          </table:table-cell>
          <table:table-cell office:value-type="percentage" office:value="0.233540890456358" calcext:value-type="percentage">
            <text:p>23.3541%</text:p>
          </table:table-cell>
          <table:table-cell office:value-type="percentage" office:value="0.107346723007925" calcext:value-type="percentage">
            <text:p>10.7347%</text:p>
          </table:table-cell>
          <table:table-cell office:value-type="percentage" office:value="0.200194884271495" calcext:value-type="percentage">
            <text:p>20.0195%</text:p>
          </table:table-cell>
          <table:table-cell table:formula="of:=MAX((1-[.I749]/(1-[.$D$25]));0)" office:value-type="float" office:value="0.714007308183578" calcext:value-type="float">
            <text:p><text:s/>0.7140 </text:p>
          </table:table-cell>
          <table:table-cell/>
          <table:table-cell table:formula="of:=EXP(-[.E749]*[.$D$23])" office:value-type="float" office:value="0.932606442084733" calcext:value-type="float">
            <text:p><text:s/>0.9326 </text:p>
          </table:table-cell>
          <table:table-cell table:formula="of:=IF([.K749]=&quot;yes&quot;;[.L749]*[.$D$22]*([.I749]-[.I748]);0)" office:value-type="float" office:value="0" calcext:value-type="float">
            <text:p><text:s/>- <text:s text:c="2"/></text:p>
          </table:table-cell>
          <table:table-cell table:formula="of:=IF([.K749]=&quot;T_ex&quot;;[.L749]*([.I749]-[.$I$35])*[.$D$22];0)" office:value-type="float" office:value="0" calcext:value-type="float">
            <text:p><text:s/>- <text:s text:c="2"/></text:p>
          </table:table-cell>
          <table:table-cell table:formula="of:=IF([.K749]=&quot;yes&quot;;[.J749]*[.L749]*(0.05)*[.$D$21];0)" office:value-type="float" office:value="0" calcext:value-type="float">
            <text:p><text:s/>- <text:s text:c="2"/></text:p>
          </table:table-cell>
          <table:table-cell table:formula="of:=IF([.K749]=&quot;yes&quot;;[.J749]*[.L74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6703037858612" calcext:value-type="percentage">
            <text:p>13.6703%</text:p>
          </table:table-cell>
          <table:table-cell office:value-type="float" office:value="0.698697068403909" calcext:value-type="float">
            <text:p>0.70</text:p>
          </table:table-cell>
          <table:table-cell office:value-type="percentage" office:value="0.104015183290772" calcext:value-type="percentage">
            <text:p>10.4015%</text:p>
          </table:table-cell>
          <table:table-cell office:value-type="percentage" office:value="0.234520740543376" calcext:value-type="percentage">
            <text:p>23.4521%</text:p>
          </table:table-cell>
          <table:table-cell office:value-type="percentage" office:value="0.10773501080221" calcext:value-type="percentage">
            <text:p>10.7735%</text:p>
          </table:table-cell>
          <table:table-cell office:value-type="percentage" office:value="0.200922243620684" calcext:value-type="percentage">
            <text:p>20.0922%</text:p>
          </table:table-cell>
          <table:table-cell table:formula="of:=MAX((1-[.I750]/(1-[.$D$25]));0)" office:value-type="float" office:value="0.712968223399023" calcext:value-type="float">
            <text:p><text:s/>0.7130 </text:p>
          </table:table-cell>
          <table:table-cell/>
          <table:table-cell table:formula="of:=EXP(-[.E750]*[.$D$23])" office:value-type="float" office:value="0.93251531235739" calcext:value-type="float">
            <text:p><text:s/>0.9325 </text:p>
          </table:table-cell>
          <table:table-cell table:formula="of:=IF([.K750]=&quot;yes&quot;;[.L750]*[.$D$22]*([.I750]-[.I749]);0)" office:value-type="float" office:value="0" calcext:value-type="float">
            <text:p><text:s/>- <text:s text:c="2"/></text:p>
          </table:table-cell>
          <table:table-cell table:formula="of:=IF([.K750]=&quot;T_ex&quot;;[.L750]*([.I750]-[.$I$35])*[.$D$22];0)" office:value-type="float" office:value="0" calcext:value-type="float">
            <text:p><text:s/>- <text:s text:c="2"/></text:p>
          </table:table-cell>
          <table:table-cell table:formula="of:=IF([.K750]=&quot;yes&quot;;[.J750]*[.L750]*(0.05)*[.$D$21];0)" office:value-type="float" office:value="0" calcext:value-type="float">
            <text:p><text:s/>- <text:s text:c="2"/></text:p>
          </table:table-cell>
          <table:table-cell table:formula="of:=IF([.K750]=&quot;yes&quot;;[.J750]*[.L75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7284960014787" calcext:value-type="percentage">
            <text:p>13.7285%</text:p>
          </table:table-cell>
          <table:table-cell office:value-type="float" office:value="0.699674267100977" calcext:value-type="float">
            <text:p>0.70</text:p>
          </table:table-cell>
          <table:table-cell office:value-type="percentage" office:value="0.104396292501789" calcext:value-type="percentage">
            <text:p>10.4396%</text:p>
          </table:table-cell>
          <table:table-cell office:value-type="percentage" office:value="0.235495407091459" calcext:value-type="percentage">
            <text:p>23.5495%</text:p>
          </table:table-cell>
          <table:table-cell office:value-type="percentage" office:value="0.108121253121093" calcext:value-type="percentage">
            <text:p>10.8121%</text:p>
          </table:table-cell>
          <table:table-cell office:value-type="percentage" office:value="0.201619962717314" calcext:value-type="percentage">
            <text:p>20.1620%</text:p>
          </table:table-cell>
          <table:table-cell table:formula="of:=MAX((1-[.I751]/(1-[.$D$25]));0)" office:value-type="float" office:value="0.711971481832409" calcext:value-type="float">
            <text:p><text:s/>0.7120 </text:p>
          </table:table-cell>
          <table:table-cell/>
          <table:table-cell table:formula="of:=EXP(-[.E751]*[.$D$23])" office:value-type="float" office:value="0.932424191534796" calcext:value-type="float">
            <text:p><text:s/>0.9324 </text:p>
          </table:table-cell>
          <table:table-cell table:formula="of:=IF([.K751]=&quot;yes&quot;;[.L751]*[.$D$22]*([.I751]-[.I750]);0)" office:value-type="float" office:value="0" calcext:value-type="float">
            <text:p><text:s/>- <text:s text:c="2"/></text:p>
          </table:table-cell>
          <table:table-cell table:formula="of:=IF([.K751]=&quot;T_ex&quot;;[.L751]*([.I751]-[.$I$35])*[.$D$22];0)" office:value-type="float" office:value="0" calcext:value-type="float">
            <text:p><text:s/>- <text:s text:c="2"/></text:p>
          </table:table-cell>
          <table:table-cell table:formula="of:=IF([.K751]=&quot;yes&quot;;[.J751]*[.L751]*(0.05)*[.$D$21];0)" office:value-type="float" office:value="0" calcext:value-type="float">
            <text:p><text:s/>- <text:s text:c="2"/></text:p>
          </table:table-cell>
          <table:table-cell table:formula="of:=IF([.K751]=&quot;yes&quot;;[.J751]*[.L75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7886473213582" calcext:value-type="percentage">
            <text:p>13.7886%</text:p>
          </table:table-cell>
          <table:table-cell office:value-type="float" office:value="0.700651465798046" calcext:value-type="float">
            <text:p>0.70</text:p>
          </table:table-cell>
          <table:table-cell table:style-name="ce11" office:value-type="percentage" office:value="0.104776610599724" calcext:value-type="percentage">
            <text:p>10.48%</text:p>
          </table:table-cell>
          <table:table-cell table:style-name="ce11" office:value-type="percentage" office:value="0.236495479754977" calcext:value-type="percentage">
            <text:p>23.65%</text:p>
          </table:table-cell>
          <table:table-cell table:style-name="ce11" office:value-type="percentage" office:value="0.108526976352587" calcext:value-type="percentage">
            <text:p>10.85%</text:p>
          </table:table-cell>
          <table:table-cell table:style-name="ce11" office:value-type="percentage" office:value="0.202272257162953" calcext:value-type="percentage">
            <text:p>20.23%</text:p>
          </table:table-cell>
          <table:table-cell table:formula="of:=MAX((1-[.I752]/(1-[.$D$25]));0)" office:value-type="float" office:value="0.711039632624353" calcext:value-type="float">
            <text:p><text:s/>0.7110 </text:p>
          </table:table-cell>
          <table:table-cell office:value-type="string" calcext:value-type="string">
            <text:p>yes</text:p>
          </table:table-cell>
          <table:table-cell table:formula="of:=EXP(-[.E752]*[.$D$23])" office:value-type="float" office:value="0.932333079616083" calcext:value-type="float">
            <text:p><text:s/>0.9323 </text:p>
          </table:table-cell>
          <table:table-cell table:style-name="ce12" table:formula="of:=IF([.K752]=&quot;yes&quot;;[.L752]*[.$D$22]*([.I752]-[.I701]);0)" office:value-type="float" office:value="0.0323663619289506" calcext:value-type="float">
            <text:p><text:s/>0.0324 </text:p>
          </table:table-cell>
          <table:table-cell table:formula="of:=IF([.K752]=&quot;T_ex&quot;;[.L752]*([.I752]-[.$I$35])*[.$D$22];0)" office:value-type="float" office:value="0" calcext:value-type="float">
            <text:p><text:s/>- <text:s text:c="2"/></text:p>
          </table:table-cell>
          <table:table-cell table:style-name="ce12" table:formula="of:=IF([.K752]=&quot;yes&quot;;[.J752]*[.L752]*([.E752]-[.E701])*[.$D$21];0)" office:value-type="float" office:value="0.0147655839679844" calcext:value-type="float">
            <text:p><text:s/>0.0148 </text:p>
          </table:table-cell>
          <table:table-cell table:style-name="ce12" table:formula="of:=IF([.K752]=&quot;yes&quot;;[.J752]*[.L752]*([.E752]-[.E701]);0)" office:value-type="float" office:value="0.033038320154171" calcext:value-type="float">
            <text:p><text:s/>0.0330 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138462927938654" calcext:value-type="percentage">
            <text:p>13.8463%</text:p>
          </table:table-cell>
          <table:table-cell office:value-type="float" office:value="0.701628664495114" calcext:value-type="float">
            <text:p>0.70</text:p>
          </table:table-cell>
          <table:table-cell office:value-type="percentage" office:value="0.105155108775063" calcext:value-type="percentage">
            <text:p>10.5155%</text:p>
          </table:table-cell>
          <table:table-cell office:value-type="percentage" office:value="0.237552652349172" calcext:value-type="percentage">
            <text:p>23.7553%</text:p>
          </table:table-cell>
          <table:table-cell office:value-type="percentage" office:value="0.108930885857767" calcext:value-type="percentage">
            <text:p>10.8931%</text:p>
          </table:table-cell>
          <table:table-cell office:value-type="percentage" office:value="0.202933095891824" calcext:value-type="percentage">
            <text:p>20.2933%</text:p>
          </table:table-cell>
          <table:table-cell table:formula="of:=MAX((1-[.I753]/(1-[.$D$25]));0)" office:value-type="float" office:value="0.710095577297394" calcext:value-type="float">
            <text:p><text:s/>0.7101 </text:p>
          </table:table-cell>
          <table:table-cell/>
          <table:table-cell table:formula="of:=EXP(-[.E753]*[.$D$23])" office:value-type="float" office:value="0.932241976600379" calcext:value-type="float">
            <text:p><text:s/>0.9322 </text:p>
          </table:table-cell>
          <table:table-cell table:formula="of:=IF([.K753]=&quot;yes&quot;;[.L753]*[.$D$22]*([.I753]-[.I752]);0)" office:value-type="float" office:value="0" calcext:value-type="float">
            <text:p><text:s/>- <text:s text:c="2"/></text:p>
          </table:table-cell>
          <table:table-cell table:formula="of:=IF([.K753]=&quot;T_ex&quot;;[.L753]*([.I753]-[.$I$35])*[.$D$22];0)" office:value-type="float" office:value="0" calcext:value-type="float">
            <text:p><text:s/>- <text:s text:c="2"/></text:p>
          </table:table-cell>
          <table:table-cell table:formula="of:=IF([.K753]=&quot;yes&quot;;[.J753]*[.L753]*(0.05)*[.$D$21];0)" office:value-type="float" office:value="0" calcext:value-type="float">
            <text:p><text:s/>- <text:s text:c="2"/></text:p>
          </table:table-cell>
          <table:table-cell table:formula="of:=IF([.K753]=&quot;yes&quot;;[.J753]*[.L75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9091910698533" calcext:value-type="percentage">
            <text:p>13.9092%</text:p>
          </table:table-cell>
          <table:table-cell office:value-type="float" office:value="0.702605863192182" calcext:value-type="float">
            <text:p>0.70</text:p>
          </table:table-cell>
          <table:table-cell office:value-type="percentage" office:value="0.105541867657831" calcext:value-type="percentage">
            <text:p>10.5542%</text:p>
          </table:table-cell>
          <table:table-cell office:value-type="percentage" office:value="0.238649130686071" calcext:value-type="percentage">
            <text:p>23.8649%</text:p>
          </table:table-cell>
          <table:table-cell office:value-type="percentage" office:value="0.109326268982352" calcext:value-type="percentage">
            <text:p>10.9326%</text:p>
          </table:table-cell>
          <table:table-cell office:value-type="percentage" office:value="0.20361879122375" calcext:value-type="percentage">
            <text:p>20.3619%</text:p>
          </table:table-cell>
          <table:table-cell table:formula="of:=MAX((1-[.I754]/(1-[.$D$25]));0)" office:value-type="float" office:value="0.7091160125375" calcext:value-type="float">
            <text:p><text:s/>0.7091 </text:p>
          </table:table-cell>
          <table:table-cell/>
          <table:table-cell table:formula="of:=EXP(-[.E754]*[.$D$23])" office:value-type="float" office:value="0.932150882486816" calcext:value-type="float">
            <text:p><text:s/>0.9322 </text:p>
          </table:table-cell>
          <table:table-cell table:formula="of:=IF([.K754]=&quot;yes&quot;;[.L754]*[.$D$22]*([.I754]-[.I753]);0)" office:value-type="float" office:value="0" calcext:value-type="float">
            <text:p><text:s/>- <text:s text:c="2"/></text:p>
          </table:table-cell>
          <table:table-cell table:formula="of:=IF([.K754]=&quot;T_ex&quot;;[.L754]*([.I754]-[.$I$35])*[.$D$22];0)" office:value-type="float" office:value="0" calcext:value-type="float">
            <text:p><text:s/>- <text:s text:c="2"/></text:p>
          </table:table-cell>
          <table:table-cell table:formula="of:=IF([.K754]=&quot;yes&quot;;[.J754]*[.L754]*(0.05)*[.$D$21];0)" office:value-type="float" office:value="0" calcext:value-type="float">
            <text:p><text:s/>- <text:s text:c="2"/></text:p>
          </table:table-cell>
          <table:table-cell table:formula="of:=IF([.K754]=&quot;yes&quot;;[.J754]*[.L75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39707492646072" calcext:value-type="percentage">
            <text:p>13.9707%</text:p>
          </table:table-cell>
          <table:table-cell office:value-type="float" office:value="0.703583061889251" calcext:value-type="float">
            <text:p>0.70</text:p>
          </table:table-cell>
          <table:table-cell office:value-type="percentage" office:value="0.105933499577661" calcext:value-type="percentage">
            <text:p>10.5933%</text:p>
          </table:table-cell>
          <table:table-cell office:value-type="percentage" office:value="0.239878937457664" calcext:value-type="percentage">
            <text:p>23.9879%</text:p>
          </table:table-cell>
          <table:table-cell office:value-type="percentage" office:value="0.109720186897739" calcext:value-type="percentage">
            <text:p>10.9720%</text:p>
          </table:table-cell>
          <table:table-cell office:value-type="percentage" office:value="0.204298287546471" calcext:value-type="percentage">
            <text:p>20.4298%</text:p>
          </table:table-cell>
          <table:table-cell table:formula="of:=MAX((1-[.I755]/(1-[.$D$25]));0)" office:value-type="float" office:value="0.708145303505041" calcext:value-type="float">
            <text:p><text:s/>0.7081 </text:p>
          </table:table-cell>
          <table:table-cell/>
          <table:table-cell table:formula="of:=EXP(-[.E755]*[.$D$23])" office:value-type="float" office:value="0.932059797274522" calcext:value-type="float">
            <text:p><text:s/>0.9321 </text:p>
          </table:table-cell>
          <table:table-cell table:formula="of:=IF([.K755]=&quot;yes&quot;;[.L755]*[.$D$22]*([.I755]-[.I754]);0)" office:value-type="float" office:value="0" calcext:value-type="float">
            <text:p><text:s/>- <text:s text:c="2"/></text:p>
          </table:table-cell>
          <table:table-cell table:formula="of:=IF([.K755]=&quot;T_ex&quot;;[.L755]*([.I755]-[.$I$35])*[.$D$22];0)" office:value-type="float" office:value="0" calcext:value-type="float">
            <text:p><text:s/>- <text:s text:c="2"/></text:p>
          </table:table-cell>
          <table:table-cell table:formula="of:=IF([.K755]=&quot;yes&quot;;[.J755]*[.L755]*(0.05)*[.$D$21];0)" office:value-type="float" office:value="0" calcext:value-type="float">
            <text:p><text:s/>- <text:s text:c="2"/></text:p>
          </table:table-cell>
          <table:table-cell table:formula="of:=IF([.K755]=&quot;yes&quot;;[.J755]*[.L75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0330822041619" calcext:value-type="percentage">
            <text:p>14.0331%</text:p>
          </table:table-cell>
          <table:table-cell office:value-type="float" office:value="0.704560260586319" calcext:value-type="float">
            <text:p>0.70</text:p>
          </table:table-cell>
          <table:table-cell office:value-type="percentage" office:value="0.106317460998131" calcext:value-type="percentage">
            <text:p>10.6317%</text:p>
          </table:table-cell>
          <table:table-cell office:value-type="percentage" office:value="0.241243175566685" calcext:value-type="percentage">
            <text:p>24.1243%</text:p>
          </table:table-cell>
          <table:table-cell office:value-type="percentage" office:value="0.110117860931397" calcext:value-type="percentage">
            <text:p>11.0118%</text:p>
          </table:table-cell>
          <table:table-cell office:value-type="percentage" office:value="0.20503594079789" calcext:value-type="percentage">
            <text:p>20.5036%</text:p>
          </table:table-cell>
          <table:table-cell table:formula="of:=MAX((1-[.I756]/(1-[.$D$25]));0)" office:value-type="float" office:value="0.707091513145871" calcext:value-type="float">
            <text:p><text:s/>0.7071 </text:p>
          </table:table-cell>
          <table:table-cell/>
          <table:table-cell table:formula="of:=EXP(-[.E756]*[.$D$23])" office:value-type="float" office:value="0.931968720962628" calcext:value-type="float">
            <text:p><text:s/>0.9320 </text:p>
          </table:table-cell>
          <table:table-cell table:formula="of:=IF([.K756]=&quot;yes&quot;;[.L756]*[.$D$22]*([.I756]-[.I755]);0)" office:value-type="float" office:value="0" calcext:value-type="float">
            <text:p><text:s/>- <text:s text:c="2"/></text:p>
          </table:table-cell>
          <table:table-cell table:formula="of:=IF([.K756]=&quot;T_ex&quot;;[.L756]*([.I756]-[.$I$35])*[.$D$22];0)" office:value-type="float" office:value="0" calcext:value-type="float">
            <text:p><text:s/>- <text:s text:c="2"/></text:p>
          </table:table-cell>
          <table:table-cell table:formula="of:=IF([.K756]=&quot;yes&quot;;[.J756]*[.L756]*(0.05)*[.$D$21];0)" office:value-type="float" office:value="0" calcext:value-type="float">
            <text:p><text:s/>- <text:s text:c="2"/></text:p>
          </table:table-cell>
          <table:table-cell table:formula="of:=IF([.K756]=&quot;yes&quot;;[.J756]*[.L75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0923673122715" calcext:value-type="percentage">
            <text:p>14.0924%</text:p>
          </table:table-cell>
          <table:table-cell office:value-type="float" office:value="0.705537459283388" calcext:value-type="float">
            <text:p>0.71</text:p>
          </table:table-cell>
          <table:table-cell office:value-type="percentage" office:value="0.106701165630471" calcext:value-type="percentage">
            <text:p>10.6701%</text:p>
          </table:table-cell>
          <table:table-cell office:value-type="percentage" office:value="0.242764894159492" calcext:value-type="percentage">
            <text:p>24.2765%</text:p>
          </table:table-cell>
          <table:table-cell office:value-type="percentage" office:value="0.110512119292124" calcext:value-type="percentage">
            <text:p>11.0512%</text:p>
          </table:table-cell>
          <table:table-cell office:value-type="percentage" office:value="0.20573041226372" calcext:value-type="percentage">
            <text:p>20.5730%</text:p>
          </table:table-cell>
          <table:table-cell table:formula="of:=MAX((1-[.I757]/(1-[.$D$25]));0)" office:value-type="float" office:value="0.706099411051829" calcext:value-type="float">
            <text:p><text:s/>0.7061 </text:p>
          </table:table-cell>
          <table:table-cell/>
          <table:table-cell table:formula="of:=EXP(-[.E757]*[.$D$23])" office:value-type="float" office:value="0.931877653550266" calcext:value-type="float">
            <text:p><text:s/>0.9319 </text:p>
          </table:table-cell>
          <table:table-cell table:formula="of:=IF([.K757]=&quot;yes&quot;;[.L757]*[.$D$22]*([.I757]-[.I756]);0)" office:value-type="float" office:value="0" calcext:value-type="float">
            <text:p><text:s/>- <text:s text:c="2"/></text:p>
          </table:table-cell>
          <table:table-cell table:formula="of:=IF([.K757]=&quot;T_ex&quot;;[.L757]*([.I757]-[.$I$35])*[.$D$22];0)" office:value-type="float" office:value="0" calcext:value-type="float">
            <text:p><text:s/>- <text:s text:c="2"/></text:p>
          </table:table-cell>
          <table:table-cell table:formula="of:=IF([.K757]=&quot;yes&quot;;[.J757]*[.L757]*(0.05)*[.$D$21];0)" office:value-type="float" office:value="0" calcext:value-type="float">
            <text:p><text:s/>- <text:s text:c="2"/></text:p>
          </table:table-cell>
          <table:table-cell table:formula="of:=IF([.K757]=&quot;yes&quot;;[.J757]*[.L75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1530618951812" calcext:value-type="percentage">
            <text:p>14.1531%</text:p>
          </table:table-cell>
          <table:table-cell office:value-type="float" office:value="0.706514657980456" calcext:value-type="float">
            <text:p>0.71</text:p>
          </table:table-cell>
          <table:table-cell office:value-type="percentage" office:value="0.107086171456398" calcext:value-type="percentage">
            <text:p>10.7086%</text:p>
          </table:table-cell>
          <table:table-cell office:value-type="percentage" office:value="0.244484070862265" calcext:value-type="percentage">
            <text:p>24.4484%</text:p>
          </table:table-cell>
          <table:table-cell office:value-type="percentage" office:value="0.110904878098627" calcext:value-type="percentage">
            <text:p>11.0905%</text:p>
          </table:table-cell>
          <table:table-cell office:value-type="percentage" office:value="0.206419531218288" calcext:value-type="percentage">
            <text:p>20.6420%</text:p>
          </table:table-cell>
          <table:table-cell table:formula="of:=MAX((1-[.I758]/(1-[.$D$25]));0)" office:value-type="float" office:value="0.705114955402446" calcext:value-type="float">
            <text:p><text:s/>0.7051 </text:p>
          </table:table-cell>
          <table:table-cell/>
          <table:table-cell table:formula="of:=EXP(-[.E758]*[.$D$23])" office:value-type="float" office:value="0.931786595036563" calcext:value-type="float">
            <text:p><text:s/>0.9318 </text:p>
          </table:table-cell>
          <table:table-cell table:formula="of:=IF([.K758]=&quot;yes&quot;;[.L758]*[.$D$22]*([.I758]-[.I757]);0)" office:value-type="float" office:value="0" calcext:value-type="float">
            <text:p><text:s/>- <text:s text:c="2"/></text:p>
          </table:table-cell>
          <table:table-cell table:formula="of:=IF([.K758]=&quot;T_ex&quot;;[.L758]*([.I758]-[.$I$35])*[.$D$22];0)" office:value-type="float" office:value="0" calcext:value-type="float">
            <text:p><text:s/>- <text:s text:c="2"/></text:p>
          </table:table-cell>
          <table:table-cell table:formula="of:=IF([.K758]=&quot;yes&quot;;[.J758]*[.L758]*(0.05)*[.$D$21];0)" office:value-type="float" office:value="0" calcext:value-type="float">
            <text:p><text:s/>- <text:s text:c="2"/></text:p>
          </table:table-cell>
          <table:table-cell table:formula="of:=IF([.K758]=&quot;yes&quot;;[.J758]*[.L75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2144456695885" calcext:value-type="percentage">
            <text:p>14.2144%</text:p>
          </table:table-cell>
          <table:table-cell office:value-type="float" office:value="0.707491856677524" calcext:value-type="float">
            <text:p>0.71</text:p>
          </table:table-cell>
          <table:table-cell office:value-type="percentage" office:value="0.107474021893798" calcext:value-type="percentage">
            <text:p>10.7474%</text:p>
          </table:table-cell>
          <table:table-cell office:value-type="percentage" office:value="0.246450350276858" calcext:value-type="percentage">
            <text:p>24.6450%</text:p>
          </table:table-cell>
          <table:table-cell office:value-type="percentage" office:value="0.111298496319471" calcext:value-type="percentage">
            <text:p>11.1298%</text:p>
          </table:table-cell>
          <table:table-cell office:value-type="percentage" office:value="0.207071381586449" calcext:value-type="percentage">
            <text:p>20.7071%</text:p>
          </table:table-cell>
          <table:table-cell table:formula="of:=MAX((1-[.I759]/(1-[.$D$25]));0)" office:value-type="float" office:value="0.704183740590787" calcext:value-type="float">
            <text:p><text:s/>0.7042 </text:p>
          </table:table-cell>
          <table:table-cell/>
          <table:table-cell table:formula="of:=EXP(-[.E759]*[.$D$23])" office:value-type="float" office:value="0.931695545420653" calcext:value-type="float">
            <text:p><text:s/>0.9317 </text:p>
          </table:table-cell>
          <table:table-cell table:formula="of:=IF([.K759]=&quot;yes&quot;;[.L759]*[.$D$22]*([.I759]-[.I758]);0)" office:value-type="float" office:value="0" calcext:value-type="float">
            <text:p><text:s/>- <text:s text:c="2"/></text:p>
          </table:table-cell>
          <table:table-cell table:formula="of:=IF([.K759]=&quot;T_ex&quot;;[.L759]*([.I759]-[.$I$35])*[.$D$22];0)" office:value-type="float" office:value="0" calcext:value-type="float">
            <text:p><text:s/>- <text:s text:c="2"/></text:p>
          </table:table-cell>
          <table:table-cell table:formula="of:=IF([.K759]=&quot;yes&quot;;[.J759]*[.L759]*(0.05)*[.$D$21];0)" office:value-type="float" office:value="0" calcext:value-type="float">
            <text:p><text:s/>- <text:s text:c="2"/></text:p>
          </table:table-cell>
          <table:table-cell table:formula="of:=IF([.K759]=&quot;yes&quot;;[.J759]*[.L75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2762876921756" calcext:value-type="percentage">
            <text:p>14.2763%</text:p>
          </table:table-cell>
          <table:table-cell office:value-type="float" office:value="0.708469055374593" calcext:value-type="float">
            <text:p>0.71</text:p>
          </table:table-cell>
          <table:table-cell office:value-type="percentage" office:value="0.107861371591259" calcext:value-type="percentage">
            <text:p>10.7861%</text:p>
          </table:table-cell>
          <table:table-cell office:value-type="percentage" office:value="0.248583747576984" calcext:value-type="percentage">
            <text:p>24.8584%</text:p>
          </table:table-cell>
          <table:table-cell office:value-type="percentage" office:value="0.111689645137237" calcext:value-type="percentage">
            <text:p>11.1690%</text:p>
          </table:table-cell>
          <table:table-cell office:value-type="percentage" office:value="0.207707332629243" calcext:value-type="percentage">
            <text:p>20.7707%</text:p>
          </table:table-cell>
          <table:table-cell table:formula="of:=MAX((1-[.I760]/(1-[.$D$25]));0)" office:value-type="float" office:value="0.703275239101081" calcext:value-type="float">
            <text:p><text:s/>0.7033 </text:p>
          </table:table-cell>
          <table:table-cell/>
          <table:table-cell table:formula="of:=EXP(-[.E760]*[.$D$23])" office:value-type="float" office:value="0.931604504701664" calcext:value-type="float">
            <text:p><text:s/>0.9316 </text:p>
          </table:table-cell>
          <table:table-cell table:formula="of:=IF([.K760]=&quot;yes&quot;;[.L760]*[.$D$22]*([.I760]-[.I759]);0)" office:value-type="float" office:value="0" calcext:value-type="float">
            <text:p><text:s/>- <text:s text:c="2"/></text:p>
          </table:table-cell>
          <table:table-cell table:formula="of:=IF([.K760]=&quot;T_ex&quot;;[.L760]*([.I760]-[.$I$35])*[.$D$22];0)" office:value-type="float" office:value="0" calcext:value-type="float">
            <text:p><text:s/>- <text:s text:c="2"/></text:p>
          </table:table-cell>
          <table:table-cell table:formula="of:=IF([.K760]=&quot;yes&quot;;[.J760]*[.L760]*(0.05)*[.$D$21];0)" office:value-type="float" office:value="0" calcext:value-type="float">
            <text:p><text:s/>- <text:s text:c="2"/></text:p>
          </table:table-cell>
          <table:table-cell table:formula="of:=IF([.K760]=&quot;yes&quot;;[.J760]*[.L76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3396474978284" calcext:value-type="percentage">
            <text:p>14.3396%</text:p>
          </table:table-cell>
          <table:table-cell office:value-type="float" office:value="0.709446254071661" calcext:value-type="float">
            <text:p>0.71</text:p>
          </table:table-cell>
          <table:table-cell office:value-type="percentage" office:value="0.108252762417917" calcext:value-type="percentage">
            <text:p>10.8253%</text:p>
          </table:table-cell>
          <table:table-cell office:value-type="percentage" office:value="0.250571954260907" calcext:value-type="percentage">
            <text:p>25.0572%</text:p>
          </table:table-cell>
          <table:table-cell office:value-type="percentage" office:value="0.112089321465658" calcext:value-type="percentage">
            <text:p>11.2089%</text:p>
          </table:table-cell>
          <table:table-cell office:value-type="percentage" office:value="0.20830954740789" calcext:value-type="percentage">
            <text:p>20.8310%</text:p>
          </table:table-cell>
          <table:table-cell table:formula="of:=MAX((1-[.I761]/(1-[.$D$25]));0)" office:value-type="float" office:value="0.702414932274443" calcext:value-type="float">
            <text:p><text:s/>0.7024 </text:p>
          </table:table-cell>
          <table:table-cell/>
          <table:table-cell table:formula="of:=EXP(-[.E761]*[.$D$23])" office:value-type="float" office:value="0.931513472878727" calcext:value-type="float">
            <text:p><text:s/>0.9315 </text:p>
          </table:table-cell>
          <table:table-cell table:formula="of:=IF([.K761]=&quot;yes&quot;;[.L761]*[.$D$22]*([.I761]-[.I760]);0)" office:value-type="float" office:value="0" calcext:value-type="float">
            <text:p><text:s/>- <text:s text:c="2"/></text:p>
          </table:table-cell>
          <table:table-cell table:formula="of:=IF([.K761]=&quot;T_ex&quot;;[.L761]*([.I761]-[.$I$35])*[.$D$22];0)" office:value-type="float" office:value="0" calcext:value-type="float">
            <text:p><text:s/>- <text:s text:c="2"/></text:p>
          </table:table-cell>
          <table:table-cell table:formula="of:=IF([.K761]=&quot;yes&quot;;[.J761]*[.L761]*(0.05)*[.$D$21];0)" office:value-type="float" office:value="0" calcext:value-type="float">
            <text:p><text:s/>- <text:s text:c="2"/></text:p>
          </table:table-cell>
          <table:table-cell table:formula="of:=IF([.K761]=&quot;yes&quot;;[.J761]*[.L76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4036005431043" calcext:value-type="percentage">
            <text:p>14.4036%</text:p>
          </table:table-cell>
          <table:table-cell office:value-type="float" office:value="0.71042345276873" calcext:value-type="float">
            <text:p>0.71</text:p>
          </table:table-cell>
          <table:table-cell office:value-type="percentage" office:value="0.108647698229102" calcext:value-type="percentage">
            <text:p>10.8648%</text:p>
          </table:table-cell>
          <table:table-cell office:value-type="percentage" office:value="0.252315428505699" calcext:value-type="percentage">
            <text:p>25.2315%</text:p>
          </table:table-cell>
          <table:table-cell office:value-type="percentage" office:value="0.112482370672271" calcext:value-type="percentage">
            <text:p>11.2482%</text:p>
          </table:table-cell>
          <table:table-cell office:value-type="percentage" office:value="0.209031655454248" calcext:value-type="percentage">
            <text:p>20.9032%</text:p>
          </table:table-cell>
          <table:table-cell table:formula="of:=MAX((1-[.I762]/(1-[.$D$25]));0)" office:value-type="float" office:value="0.701383349351074" calcext:value-type="float">
            <text:p><text:s/>0.7014 </text:p>
          </table:table-cell>
          <table:table-cell/>
          <table:table-cell table:formula="of:=EXP(-[.E762]*[.$D$23])" office:value-type="float" office:value="0.931422449950974" calcext:value-type="float">
            <text:p><text:s/>0.9314 </text:p>
          </table:table-cell>
          <table:table-cell table:formula="of:=IF([.K762]=&quot;yes&quot;;[.L762]*[.$D$22]*([.I762]-[.I761]);0)" office:value-type="float" office:value="0" calcext:value-type="float">
            <text:p><text:s/>- <text:s text:c="2"/></text:p>
          </table:table-cell>
          <table:table-cell table:formula="of:=IF([.K762]=&quot;T_ex&quot;;[.L762]*([.I762]-[.$I$35])*[.$D$22];0)" office:value-type="float" office:value="0" calcext:value-type="float">
            <text:p><text:s/>- <text:s text:c="2"/></text:p>
          </table:table-cell>
          <table:table-cell table:formula="of:=IF([.K762]=&quot;yes&quot;;[.J762]*[.L762]*(0.05)*[.$D$21];0)" office:value-type="float" office:value="0" calcext:value-type="float">
            <text:p><text:s/>- <text:s text:c="2"/></text:p>
          </table:table-cell>
          <table:table-cell table:formula="of:=IF([.K762]=&quot;yes&quot;;[.J762]*[.L76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4666577653611" calcext:value-type="percentage">
            <text:p>14.4667%</text:p>
          </table:table-cell>
          <table:table-cell office:value-type="float" office:value="0.711400651465798" calcext:value-type="float">
            <text:p>0.71</text:p>
          </table:table-cell>
          <table:table-cell office:value-type="percentage" office:value="0.10904436976077" calcext:value-type="percentage">
            <text:p>10.9044%</text:p>
          </table:table-cell>
          <table:table-cell office:value-type="percentage" office:value="0.253986388775681" calcext:value-type="percentage">
            <text:p>25.3986%</text:p>
          </table:table-cell>
          <table:table-cell office:value-type="percentage" office:value="0.112870962779874" calcext:value-type="percentage">
            <text:p>11.2871%</text:p>
          </table:table-cell>
          <table:table-cell office:value-type="percentage" office:value="0.209744170381647" calcext:value-type="percentage">
            <text:p>20.9744%</text:p>
          </table:table-cell>
          <table:table-cell table:formula="of:=MAX((1-[.I763]/(1-[.$D$25]));0)" office:value-type="float" office:value="0.700365470883361" calcext:value-type="float">
            <text:p><text:s/>0.7004 </text:p>
          </table:table-cell>
          <table:table-cell/>
          <table:table-cell table:formula="of:=EXP(-[.E763]*[.$D$23])" office:value-type="float" office:value="0.931331435917535" calcext:value-type="float">
            <text:p><text:s/>0.9313 </text:p>
          </table:table-cell>
          <table:table-cell table:formula="of:=IF([.K763]=&quot;yes&quot;;[.L763]*[.$D$22]*([.I763]-[.I762]);0)" office:value-type="float" office:value="0" calcext:value-type="float">
            <text:p><text:s/>- <text:s text:c="2"/></text:p>
          </table:table-cell>
          <table:table-cell table:formula="of:=IF([.K763]=&quot;T_ex&quot;;[.L763]*([.I763]-[.$I$35])*[.$D$22];0)" office:value-type="float" office:value="0" calcext:value-type="float">
            <text:p><text:s/>- <text:s text:c="2"/></text:p>
          </table:table-cell>
          <table:table-cell table:formula="of:=IF([.K763]=&quot;yes&quot;;[.J763]*[.L763]*(0.05)*[.$D$21];0)" office:value-type="float" office:value="0" calcext:value-type="float">
            <text:p><text:s/>- <text:s text:c="2"/></text:p>
          </table:table-cell>
          <table:table-cell table:formula="of:=IF([.K763]=&quot;yes&quot;;[.J763]*[.L76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5326819307208" calcext:value-type="percentage">
            <text:p>14.5327%</text:p>
          </table:table-cell>
          <table:table-cell office:value-type="float" office:value="0.712377850162866" calcext:value-type="float">
            <text:p>0.71</text:p>
          </table:table-cell>
          <table:table-cell office:value-type="percentage" office:value="0.109438519520372" calcext:value-type="percentage">
            <text:p>10.9439%</text:p>
          </table:table-cell>
          <table:table-cell office:value-type="percentage" office:value="0.255656226688267" calcext:value-type="percentage">
            <text:p>25.5656%</text:p>
          </table:table-cell>
          <table:table-cell office:value-type="percentage" office:value="0.113256074095342" calcext:value-type="percentage">
            <text:p>11.3256%</text:p>
          </table:table-cell>
          <table:table-cell office:value-type="percentage" office:value="0.210479293897385" calcext:value-type="percentage">
            <text:p>21.0479%</text:p>
          </table:table-cell>
          <table:table-cell table:formula="of:=MAX((1-[.I764]/(1-[.$D$25]));0)" office:value-type="float" office:value="0.699315294432307" calcext:value-type="float">
            <text:p><text:s/>0.6993 </text:p>
          </table:table-cell>
          <table:table-cell/>
          <table:table-cell table:formula="of:=EXP(-[.E764]*[.$D$23])" office:value-type="float" office:value="0.931240430777541" calcext:value-type="float">
            <text:p><text:s/>0.9312 </text:p>
          </table:table-cell>
          <table:table-cell table:formula="of:=IF([.K764]=&quot;yes&quot;;[.L764]*[.$D$22]*([.I764]-[.I763]);0)" office:value-type="float" office:value="0" calcext:value-type="float">
            <text:p><text:s/>- <text:s text:c="2"/></text:p>
          </table:table-cell>
          <table:table-cell table:formula="of:=IF([.K764]=&quot;T_ex&quot;;[.L764]*([.I764]-[.$I$35])*[.$D$22];0)" office:value-type="float" office:value="0" calcext:value-type="float">
            <text:p><text:s/>- <text:s text:c="2"/></text:p>
          </table:table-cell>
          <table:table-cell table:formula="of:=IF([.K764]=&quot;yes&quot;;[.J764]*[.L764]*(0.05)*[.$D$21];0)" office:value-type="float" office:value="0" calcext:value-type="float">
            <text:p><text:s/>- <text:s text:c="2"/></text:p>
          </table:table-cell>
          <table:table-cell table:formula="of:=IF([.K764]=&quot;yes&quot;;[.J764]*[.L76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5988663861512" calcext:value-type="percentage">
            <text:p>14.5989%</text:p>
          </table:table-cell>
          <table:table-cell office:value-type="float" office:value="0.713355048859935" calcext:value-type="float">
            <text:p>0.71</text:p>
          </table:table-cell>
          <table:table-cell office:value-type="percentage" office:value="0.109827043935158" calcext:value-type="percentage">
            <text:p>10.9827%</text:p>
          </table:table-cell>
          <table:table-cell office:value-type="percentage" office:value="0.257597246096857" calcext:value-type="percentage">
            <text:p>25.7597%</text:p>
          </table:table-cell>
          <table:table-cell office:value-type="percentage" office:value="0.113645254497122" calcext:value-type="percentage">
            <text:p>11.3645%</text:p>
          </table:table-cell>
          <table:table-cell office:value-type="percentage" office:value="0.211212058592055" calcext:value-type="percentage">
            <text:p>21.1212%</text:p>
          </table:table-cell>
          <table:table-cell table:formula="of:=MAX((1-[.I765]/(1-[.$D$25]));0)" office:value-type="float" office:value="0.698268487725636" calcext:value-type="float">
            <text:p><text:s/>0.6983 </text:p>
          </table:table-cell>
          <table:table-cell/>
          <table:table-cell table:formula="of:=EXP(-[.E765]*[.$D$23])" office:value-type="float" office:value="0.931149434530123" calcext:value-type="float">
            <text:p><text:s/>0.9311 </text:p>
          </table:table-cell>
          <table:table-cell table:formula="of:=IF([.K765]=&quot;yes&quot;;[.L765]*[.$D$22]*([.I765]-[.I764]);0)" office:value-type="float" office:value="0" calcext:value-type="float">
            <text:p><text:s/>- <text:s text:c="2"/></text:p>
          </table:table-cell>
          <table:table-cell table:formula="of:=IF([.K765]=&quot;T_ex&quot;;[.L765]*([.I765]-[.$I$35])*[.$D$22];0)" office:value-type="float" office:value="0" calcext:value-type="float">
            <text:p><text:s/>- <text:s text:c="2"/></text:p>
          </table:table-cell>
          <table:table-cell table:formula="of:=IF([.K765]=&quot;yes&quot;;[.J765]*[.L765]*(0.05)*[.$D$21];0)" office:value-type="float" office:value="0" calcext:value-type="float">
            <text:p><text:s/>- <text:s text:c="2"/></text:p>
          </table:table-cell>
          <table:table-cell table:formula="of:=IF([.K765]=&quot;yes&quot;;[.J765]*[.L76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6659852012346" calcext:value-type="percentage">
            <text:p>14.6660%</text:p>
          </table:table-cell>
          <table:table-cell office:value-type="float" office:value="0.714332247557003" calcext:value-type="float">
            <text:p>0.71</text:p>
          </table:table-cell>
          <table:table-cell office:value-type="percentage" office:value="0.110211137590175" calcext:value-type="percentage">
            <text:p>11.0211%</text:p>
          </table:table-cell>
          <table:table-cell office:value-type="percentage" office:value="0.259863246879927" calcext:value-type="percentage">
            <text:p>25.9863%</text:p>
          </table:table-cell>
          <table:table-cell office:value-type="percentage" office:value="0.114028506272614" calcext:value-type="percentage">
            <text:p>11.4029%</text:p>
          </table:table-cell>
          <table:table-cell office:value-type="percentage" office:value="0.211968765549677" calcext:value-type="percentage">
            <text:p>21.1969%</text:p>
          </table:table-cell>
          <table:table-cell table:formula="of:=MAX((1-[.I766]/(1-[.$D$25]));0)" office:value-type="float" office:value="0.697187477786176" calcext:value-type="float">
            <text:p><text:s/>0.6972 </text:p>
          </table:table-cell>
          <table:table-cell/>
          <table:table-cell table:formula="of:=EXP(-[.E766]*[.$D$23])" office:value-type="float" office:value="0.931058447174412" calcext:value-type="float">
            <text:p><text:s/>0.9311 </text:p>
          </table:table-cell>
          <table:table-cell table:formula="of:=IF([.K766]=&quot;yes&quot;;[.L766]*[.$D$22]*([.I766]-[.I765]);0)" office:value-type="float" office:value="0" calcext:value-type="float">
            <text:p><text:s/>- <text:s text:c="2"/></text:p>
          </table:table-cell>
          <table:table-cell table:formula="of:=IF([.K766]=&quot;T_ex&quot;;[.L766]*([.I766]-[.$I$35])*[.$D$22];0)" office:value-type="float" office:value="0" calcext:value-type="float">
            <text:p><text:s/>- <text:s text:c="2"/></text:p>
          </table:table-cell>
          <table:table-cell table:formula="of:=IF([.K766]=&quot;yes&quot;;[.J766]*[.L766]*(0.05)*[.$D$21];0)" office:value-type="float" office:value="0" calcext:value-type="float">
            <text:p><text:s/>- <text:s text:c="2"/></text:p>
          </table:table-cell>
          <table:table-cell table:formula="of:=IF([.K766]=&quot;yes&quot;;[.J766]*[.L76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7324307522803" calcext:value-type="percentage">
            <text:p>14.7324%</text:p>
          </table:table-cell>
          <table:table-cell office:value-type="float" office:value="0.715309446254072" calcext:value-type="float">
            <text:p>0.72</text:p>
          </table:table-cell>
          <table:table-cell office:value-type="percentage" office:value="0.110603801873262" calcext:value-type="percentage">
            <text:p>11.0604%</text:p>
          </table:table-cell>
          <table:table-cell office:value-type="percentage" office:value="0.26256693708754" calcext:value-type="percentage">
            <text:p>26.2567%</text:p>
          </table:table-cell>
          <table:table-cell office:value-type="percentage" office:value="0.11442055699077" calcext:value-type="percentage">
            <text:p>11.4421%</text:p>
          </table:table-cell>
          <table:table-cell office:value-type="percentage" office:value="0.212693057771381" calcext:value-type="percentage">
            <text:p>21.2693%</text:p>
          </table:table-cell>
          <table:table-cell table:formula="of:=MAX((1-[.I767]/(1-[.$D$25]));0)" office:value-type="float" office:value="0.696152774612313" calcext:value-type="float">
            <text:p><text:s/>0.6962 </text:p>
          </table:table-cell>
          <table:table-cell/>
          <table:table-cell table:formula="of:=EXP(-[.E767]*[.$D$23])" office:value-type="float" office:value="0.930967468709538" calcext:value-type="float">
            <text:p><text:s/>0.9310 </text:p>
          </table:table-cell>
          <table:table-cell table:formula="of:=IF([.K767]=&quot;yes&quot;;[.L767]*[.$D$22]*([.I767]-[.I766]);0)" office:value-type="float" office:value="0" calcext:value-type="float">
            <text:p><text:s/>- <text:s text:c="2"/></text:p>
          </table:table-cell>
          <table:table-cell table:formula="of:=IF([.K767]=&quot;T_ex&quot;;[.L767]*([.I767]-[.$I$35])*[.$D$22];0)" office:value-type="float" office:value="0" calcext:value-type="float">
            <text:p><text:s/>- <text:s text:c="2"/></text:p>
          </table:table-cell>
          <table:table-cell table:formula="of:=IF([.K767]=&quot;yes&quot;;[.J767]*[.L767]*(0.05)*[.$D$21];0)" office:value-type="float" office:value="0" calcext:value-type="float">
            <text:p><text:s/>- <text:s text:c="2"/></text:p>
          </table:table-cell>
          <table:table-cell table:formula="of:=IF([.K767]=&quot;yes&quot;;[.J767]*[.L76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7981708640168" calcext:value-type="percentage">
            <text:p>14.7982%</text:p>
          </table:table-cell>
          <table:table-cell office:value-type="float" office:value="0.71628664495114" calcext:value-type="float">
            <text:p>0.72</text:p>
          </table:table-cell>
          <table:table-cell office:value-type="percentage" office:value="0.110998674299544" calcext:value-type="percentage">
            <text:p>11.0999%</text:p>
          </table:table-cell>
          <table:table-cell office:value-type="percentage" office:value="0.265588604729224" calcext:value-type="percentage">
            <text:p>26.5589%</text:p>
          </table:table-cell>
          <table:table-cell office:value-type="percentage" office:value="0.114808654242595" calcext:value-type="percentage">
            <text:p>11.4809%</text:p>
          </table:table-cell>
          <table:table-cell office:value-type="percentage" office:value="0.213348151063273" calcext:value-type="percentage">
            <text:p>21.3348%</text:p>
          </table:table-cell>
          <table:table-cell table:formula="of:=MAX((1-[.I768]/(1-[.$D$25]));0)" office:value-type="float" office:value="0.695216927052467" calcext:value-type="float">
            <text:p><text:s/>0.6952 </text:p>
          </table:table-cell>
          <table:table-cell/>
          <table:table-cell table:formula="of:=EXP(-[.E768]*[.$D$23])" office:value-type="float" office:value="0.930876499134635" calcext:value-type="float">
            <text:p><text:s/>0.9309 </text:p>
          </table:table-cell>
          <table:table-cell table:formula="of:=IF([.K768]=&quot;yes&quot;;[.L768]*[.$D$22]*([.I768]-[.I767]);0)" office:value-type="float" office:value="0" calcext:value-type="float">
            <text:p><text:s/>- <text:s text:c="2"/></text:p>
          </table:table-cell>
          <table:table-cell table:formula="of:=IF([.K768]=&quot;T_ex&quot;;[.L768]*([.I768]-[.$I$35])*[.$D$22];0)" office:value-type="float" office:value="0" calcext:value-type="float">
            <text:p><text:s/>- <text:s text:c="2"/></text:p>
          </table:table-cell>
          <table:table-cell table:formula="of:=IF([.K768]=&quot;yes&quot;;[.J768]*[.L768]*(0.05)*[.$D$21];0)" office:value-type="float" office:value="0" calcext:value-type="float">
            <text:p><text:s/>- <text:s text:c="2"/></text:p>
          </table:table-cell>
          <table:table-cell table:formula="of:=IF([.K768]=&quot;yes&quot;;[.J768]*[.L76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865710574944" calcext:value-type="percentage">
            <text:p>14.8657%</text:p>
          </table:table-cell>
          <table:table-cell office:value-type="float" office:value="0.717263843648208" calcext:value-type="float">
            <text:p>0.72</text:p>
          </table:table-cell>
          <table:table-cell office:value-type="percentage" office:value="0.111396378330945" calcext:value-type="percentage">
            <text:p>11.1396%</text:p>
          </table:table-cell>
          <table:table-cell office:value-type="percentage" office:value="0.268632436635175" calcext:value-type="percentage">
            <text:p>26.8632%</text:p>
          </table:table-cell>
          <table:table-cell office:value-type="percentage" office:value="0.115211614133462" calcext:value-type="percentage">
            <text:p>11.5212%</text:p>
          </table:table-cell>
          <table:table-cell office:value-type="percentage" office:value="0.21397862724844" calcext:value-type="percentage">
            <text:p>21.3979%</text:p>
          </table:table-cell>
          <table:table-cell table:formula="of:=MAX((1-[.I769]/(1-[.$D$25]));0)" office:value-type="float" office:value="0.694316246787943" calcext:value-type="float">
            <text:p><text:s/>0.6943 </text:p>
          </table:table-cell>
          <table:table-cell/>
          <table:table-cell table:formula="of:=EXP(-[.E769]*[.$D$23])" office:value-type="float" office:value="0.930785538448832" calcext:value-type="float">
            <text:p><text:s/>0.9308 </text:p>
          </table:table-cell>
          <table:table-cell table:formula="of:=IF([.K769]=&quot;yes&quot;;[.L769]*[.$D$22]*([.I769]-[.I768]);0)" office:value-type="float" office:value="0" calcext:value-type="float">
            <text:p><text:s/>- <text:s text:c="2"/></text:p>
          </table:table-cell>
          <table:table-cell table:formula="of:=IF([.K769]=&quot;T_ex&quot;;[.L769]*([.I769]-[.$I$35])*[.$D$22];0)" office:value-type="float" office:value="0" calcext:value-type="float">
            <text:p><text:s/>- <text:s text:c="2"/></text:p>
          </table:table-cell>
          <table:table-cell table:formula="of:=IF([.K769]=&quot;yes&quot;;[.J769]*[.L769]*(0.05)*[.$D$21];0)" office:value-type="float" office:value="0" calcext:value-type="float">
            <text:p><text:s/>- <text:s text:c="2"/></text:p>
          </table:table-cell>
          <table:table-cell table:formula="of:=IF([.K769]=&quot;yes&quot;;[.J769]*[.L76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9324548181993" calcext:value-type="percentage">
            <text:p>14.9325%</text:p>
          </table:table-cell>
          <table:table-cell office:value-type="float" office:value="0.718241042345277" calcext:value-type="float">
            <text:p>0.72</text:p>
          </table:table-cell>
          <table:table-cell office:value-type="percentage" office:value="0.111786716372717" calcext:value-type="percentage">
            <text:p>11.1787%</text:p>
          </table:table-cell>
          <table:table-cell office:value-type="percentage" office:value="0.271754952614716" calcext:value-type="percentage">
            <text:p>27.1755%</text:p>
          </table:table-cell>
          <table:table-cell office:value-type="percentage" office:value="0.115601603252132" calcext:value-type="percentage">
            <text:p>11.5602%</text:p>
          </table:table-cell>
          <table:table-cell office:value-type="percentage" office:value="0.214632896057767" calcext:value-type="percentage">
            <text:p>21.4633%</text:p>
          </table:table-cell>
          <table:table-cell table:formula="of:=MAX((1-[.I770]/(1-[.$D$25]));0)" office:value-type="float" office:value="0.693381577060333" calcext:value-type="float">
            <text:p><text:s/>0.6934 </text:p>
          </table:table-cell>
          <table:table-cell/>
          <table:table-cell table:formula="of:=EXP(-[.E770]*[.$D$23])" office:value-type="float" office:value="0.930694586651261" calcext:value-type="float">
            <text:p><text:s/>0.9307 </text:p>
          </table:table-cell>
          <table:table-cell table:formula="of:=IF([.K770]=&quot;yes&quot;;[.L770]*[.$D$22]*([.I770]-[.I769]);0)" office:value-type="float" office:value="0" calcext:value-type="float">
            <text:p><text:s/>- <text:s text:c="2"/></text:p>
          </table:table-cell>
          <table:table-cell table:formula="of:=IF([.K770]=&quot;T_ex&quot;;[.L770]*([.I770]-[.$I$35])*[.$D$22];0)" office:value-type="float" office:value="0" calcext:value-type="float">
            <text:p><text:s/>- <text:s text:c="2"/></text:p>
          </table:table-cell>
          <table:table-cell table:formula="of:=IF([.K770]=&quot;yes&quot;;[.J770]*[.L770]*(0.05)*[.$D$21];0)" office:value-type="float" office:value="0" calcext:value-type="float">
            <text:p><text:s/>- <text:s text:c="2"/></text:p>
          </table:table-cell>
          <table:table-cell table:formula="of:=IF([.K770]=&quot;yes&quot;;[.J770]*[.L77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49998159631852" calcext:value-type="percentage">
            <text:p>14.9998%</text:p>
          </table:table-cell>
          <table:table-cell office:value-type="float" office:value="0.719218241042345" calcext:value-type="float">
            <text:p>0.72</text:p>
          </table:table-cell>
          <table:table-cell office:value-type="percentage" office:value="0.112183917967266" calcext:value-type="percentage">
            <text:p>11.2184%</text:p>
          </table:table-cell>
          <table:table-cell office:value-type="percentage" office:value="0.274835040970852" calcext:value-type="percentage">
            <text:p>27.4835%</text:p>
          </table:table-cell>
          <table:table-cell office:value-type="percentage" office:value="0.115992897470251" calcext:value-type="percentage">
            <text:p>11.5993%</text:p>
          </table:table-cell>
          <table:table-cell office:value-type="percentage" office:value="0.215279656464516" calcext:value-type="percentage">
            <text:p>21.5280%</text:p>
          </table:table-cell>
          <table:table-cell table:formula="of:=MAX((1-[.I771]/(1-[.$D$25]));0)" office:value-type="float" office:value="0.69245763362212" calcext:value-type="float">
            <text:p><text:s/>0.6925 </text:p>
          </table:table-cell>
          <table:table-cell/>
          <table:table-cell table:formula="of:=EXP(-[.E771]*[.$D$23])" office:value-type="float" office:value="0.930603643741053" calcext:value-type="float">
            <text:p><text:s/>0.9306 </text:p>
          </table:table-cell>
          <table:table-cell table:formula="of:=IF([.K771]=&quot;yes&quot;;[.L771]*[.$D$22]*([.I771]-[.I770]);0)" office:value-type="float" office:value="0" calcext:value-type="float">
            <text:p><text:s/>- <text:s text:c="2"/></text:p>
          </table:table-cell>
          <table:table-cell table:formula="of:=IF([.K771]=&quot;T_ex&quot;;[.L771]*([.I771]-[.$I$35])*[.$D$22];0)" office:value-type="float" office:value="0" calcext:value-type="float">
            <text:p><text:s/>- <text:s text:c="2"/></text:p>
          </table:table-cell>
          <table:table-cell table:formula="of:=IF([.K771]=&quot;yes&quot;;[.J771]*[.L771]*(0.05)*[.$D$21];0)" office:value-type="float" office:value="0" calcext:value-type="float">
            <text:p><text:s/>- <text:s text:c="2"/></text:p>
          </table:table-cell>
          <table:table-cell table:formula="of:=IF([.K771]=&quot;yes&quot;;[.J771]*[.L77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0688448355214" calcext:value-type="percentage">
            <text:p>15.0688%</text:p>
          </table:table-cell>
          <table:table-cell office:value-type="float" office:value="0.720195439739414" calcext:value-type="float">
            <text:p>0.72</text:p>
          </table:table-cell>
          <table:table-cell office:value-type="percentage" office:value="0.11256761108752" calcext:value-type="percentage">
            <text:p>11.2568%</text:p>
          </table:table-cell>
          <table:table-cell office:value-type="percentage" office:value="0.277766575716309" calcext:value-type="percentage">
            <text:p>27.7767%</text:p>
          </table:table-cell>
          <table:table-cell office:value-type="percentage" office:value="0.116377498052455" calcext:value-type="percentage">
            <text:p>11.6377%</text:p>
          </table:table-cell>
          <table:table-cell office:value-type="percentage" office:value="0.216013491977923" calcext:value-type="percentage">
            <text:p>21.6013%</text:p>
          </table:table-cell>
          <table:table-cell table:formula="of:=MAX((1-[.I772]/(1-[.$D$25]));0)" office:value-type="float" office:value="0.691409297174396" calcext:value-type="float">
            <text:p><text:s/>0.6914 </text:p>
          </table:table-cell>
          <table:table-cell/>
          <table:table-cell table:formula="of:=EXP(-[.E772]*[.$D$23])" office:value-type="float" office:value="0.930512709717341" calcext:value-type="float">
            <text:p><text:s/>0.9305 </text:p>
          </table:table-cell>
          <table:table-cell table:formula="of:=IF([.K772]=&quot;yes&quot;;[.L772]*[.$D$22]*([.I772]-[.I771]);0)" office:value-type="float" office:value="0" calcext:value-type="float">
            <text:p><text:s/>- <text:s text:c="2"/></text:p>
          </table:table-cell>
          <table:table-cell table:formula="of:=IF([.K772]=&quot;T_ex&quot;;[.L772]*([.I772]-[.$I$35])*[.$D$22];0)" office:value-type="float" office:value="0" calcext:value-type="float">
            <text:p><text:s/>- <text:s text:c="2"/></text:p>
          </table:table-cell>
          <table:table-cell table:formula="of:=IF([.K772]=&quot;yes&quot;;[.J772]*[.L772]*(0.05)*[.$D$21];0)" office:value-type="float" office:value="0" calcext:value-type="float">
            <text:p><text:s/>- <text:s text:c="2"/></text:p>
          </table:table-cell>
          <table:table-cell table:formula="of:=IF([.K772]=&quot;yes&quot;;[.J772]*[.L77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1345956127532" calcext:value-type="percentage">
            <text:p>15.1346%</text:p>
          </table:table-cell>
          <table:table-cell office:value-type="float" office:value="0.721172638436482" calcext:value-type="float">
            <text:p>0.72</text:p>
          </table:table-cell>
          <table:table-cell office:value-type="percentage" office:value="0.112955599414026" calcext:value-type="percentage">
            <text:p>11.2956%</text:p>
          </table:table-cell>
          <table:table-cell office:value-type="percentage" office:value="0.280564359853576" calcext:value-type="percentage">
            <text:p>28.0564%</text:p>
          </table:table-cell>
          <table:table-cell office:value-type="percentage" office:value="0.116784898162387" calcext:value-type="percentage">
            <text:p>11.6785%</text:p>
          </table:table-cell>
          <table:table-cell office:value-type="percentage" office:value="0.216800463611405" calcext:value-type="percentage">
            <text:p>21.6800%</text:p>
          </table:table-cell>
          <table:table-cell table:formula="of:=MAX((1-[.I773]/(1-[.$D$25]));0)" office:value-type="float" office:value="0.690285051983707" calcext:value-type="float">
            <text:p><text:s/>0.6903 </text:p>
          </table:table-cell>
          <table:table-cell/>
          <table:table-cell table:formula="of:=EXP(-[.E773]*[.$D$23])" office:value-type="float" office:value="0.930421784579256" calcext:value-type="float">
            <text:p><text:s/>0.9304 </text:p>
          </table:table-cell>
          <table:table-cell table:formula="of:=IF([.K773]=&quot;yes&quot;;[.L773]*[.$D$22]*([.I773]-[.I772]);0)" office:value-type="float" office:value="0" calcext:value-type="float">
            <text:p><text:s/>- <text:s text:c="2"/></text:p>
          </table:table-cell>
          <table:table-cell table:formula="of:=IF([.K773]=&quot;T_ex&quot;;[.L773]*([.I773]-[.$I$35])*[.$D$22];0)" office:value-type="float" office:value="0" calcext:value-type="float">
            <text:p><text:s/>- <text:s text:c="2"/></text:p>
          </table:table-cell>
          <table:table-cell table:formula="of:=IF([.K773]=&quot;yes&quot;;[.J773]*[.L773]*(0.05)*[.$D$21];0)" office:value-type="float" office:value="0" calcext:value-type="float">
            <text:p><text:s/>- <text:s text:c="2"/></text:p>
          </table:table-cell>
          <table:table-cell table:formula="of:=IF([.K773]=&quot;yes&quot;;[.J773]*[.L77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1998655102206" calcext:value-type="percentage">
            <text:p>15.1999%</text:p>
          </table:table-cell>
          <table:table-cell office:value-type="float" office:value="0.72214983713355" calcext:value-type="float">
            <text:p>0.72</text:p>
          </table:table-cell>
          <table:table-cell office:value-type="percentage" office:value="0.113345788676475" calcext:value-type="percentage">
            <text:p>11.3346%</text:p>
          </table:table-cell>
          <table:table-cell office:value-type="percentage" office:value="0.283068543464909" calcext:value-type="percentage">
            <text:p>28.3069%</text:p>
          </table:table-cell>
          <table:table-cell office:value-type="percentage" office:value="0.117185658395635" calcext:value-type="percentage">
            <text:p>11.7186%</text:p>
          </table:table-cell>
          <table:table-cell office:value-type="percentage" office:value="0.217594154049508" calcext:value-type="percentage">
            <text:p>21.7594%</text:p>
          </table:table-cell>
          <table:table-cell table:formula="of:=MAX((1-[.I774]/(1-[.$D$25]));0)" office:value-type="float" office:value="0.689151208500703" calcext:value-type="float">
            <text:p><text:s/>0.6892 </text:p>
          </table:table-cell>
          <table:table-cell/>
          <table:table-cell table:formula="of:=EXP(-[.E774]*[.$D$23])" office:value-type="float" office:value="0.930330868325929" calcext:value-type="float">
            <text:p><text:s/>0.9303 </text:p>
          </table:table-cell>
          <table:table-cell table:formula="of:=IF([.K774]=&quot;yes&quot;;[.L774]*[.$D$22]*([.I774]-[.I773]);0)" office:value-type="float" office:value="0" calcext:value-type="float">
            <text:p><text:s/>- <text:s text:c="2"/></text:p>
          </table:table-cell>
          <table:table-cell table:formula="of:=IF([.K774]=&quot;T_ex&quot;;[.L774]*([.I774]-[.$I$35])*[.$D$22];0)" office:value-type="float" office:value="0" calcext:value-type="float">
            <text:p><text:s/>- <text:s text:c="2"/></text:p>
          </table:table-cell>
          <table:table-cell table:formula="of:=IF([.K774]=&quot;yes&quot;;[.J774]*[.L774]*(0.05)*[.$D$21];0)" office:value-type="float" office:value="0" calcext:value-type="float">
            <text:p><text:s/>- <text:s text:c="2"/></text:p>
          </table:table-cell>
          <table:table-cell table:formula="of:=IF([.K774]=&quot;yes&quot;;[.J774]*[.L77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2639046567413" calcext:value-type="percentage">
            <text:p>15.2639%</text:p>
          </table:table-cell>
          <table:table-cell office:value-type="float" office:value="0.723127035830619" calcext:value-type="float">
            <text:p>0.72</text:p>
          </table:table-cell>
          <table:table-cell office:value-type="percentage" office:value="0.11373343807151" calcext:value-type="percentage">
            <text:p>11.3733%</text:p>
          </table:table-cell>
          <table:table-cell office:value-type="percentage" office:value="0.285232036600792" calcext:value-type="percentage">
            <text:p>28.5232%</text:p>
          </table:table-cell>
          <table:table-cell office:value-type="percentage" office:value="0.117594176387106" calcext:value-type="percentage">
            <text:p>11.7594%</text:p>
          </table:table-cell>
          <table:table-cell office:value-type="percentage" office:value="0.218419323103789" calcext:value-type="percentage">
            <text:p>21.8419%</text:p>
          </table:table-cell>
          <table:table-cell table:formula="of:=MAX((1-[.I775]/(1-[.$D$25]));0)" office:value-type="float" office:value="0.687972395566016" calcext:value-type="float">
            <text:p><text:s/>0.6880 </text:p>
          </table:table-cell>
          <table:table-cell/>
          <table:table-cell table:formula="of:=EXP(-[.E775]*[.$D$23])" office:value-type="float" office:value="0.930239960956492" calcext:value-type="float">
            <text:p><text:s/>0.9302 </text:p>
          </table:table-cell>
          <table:table-cell table:formula="of:=IF([.K775]=&quot;yes&quot;;[.L775]*[.$D$22]*([.I775]-[.I774]);0)" office:value-type="float" office:value="0" calcext:value-type="float">
            <text:p><text:s/>- <text:s text:c="2"/></text:p>
          </table:table-cell>
          <table:table-cell table:formula="of:=IF([.K775]=&quot;T_ex&quot;;[.L775]*([.I775]-[.$I$35])*[.$D$22];0)" office:value-type="float" office:value="0" calcext:value-type="float">
            <text:p><text:s/>- <text:s text:c="2"/></text:p>
          </table:table-cell>
          <table:table-cell table:formula="of:=IF([.K775]=&quot;yes&quot;;[.J775]*[.L775]*(0.05)*[.$D$21];0)" office:value-type="float" office:value="0" calcext:value-type="float">
            <text:p><text:s/>- <text:s text:c="2"/></text:p>
          </table:table-cell>
          <table:table-cell table:formula="of:=IF([.K775]=&quot;yes&quot;;[.J775]*[.L77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3287499784268" calcext:value-type="percentage">
            <text:p>15.3287%</text:p>
          </table:table-cell>
          <table:table-cell office:value-type="float" office:value="0.724104234527687" calcext:value-type="float">
            <text:p>0.72</text:p>
          </table:table-cell>
          <table:table-cell office:value-type="percentage" office:value="0.114125213128076" calcext:value-type="percentage">
            <text:p>11.4125%</text:p>
          </table:table-cell>
          <table:table-cell office:value-type="percentage" office:value="0.287228195143077" calcext:value-type="percentage">
            <text:p>28.7228%</text:p>
          </table:table-cell>
          <table:table-cell office:value-type="percentage" office:value="0.118002418382897" calcext:value-type="percentage">
            <text:p>11.8002%</text:p>
          </table:table-cell>
          <table:table-cell office:value-type="percentage" office:value="0.219362496249026" calcext:value-type="percentage">
            <text:p>21.9362%</text:p>
          </table:table-cell>
          <table:table-cell table:formula="of:=MAX((1-[.I776]/(1-[.$D$25]));0)" office:value-type="float" office:value="0.686625005358534" calcext:value-type="float">
            <text:p><text:s/>0.6866 </text:p>
          </table:table-cell>
          <table:table-cell/>
          <table:table-cell table:formula="of:=EXP(-[.E776]*[.$D$23])" office:value-type="float" office:value="0.930149062470078" calcext:value-type="float">
            <text:p><text:s/>0.9301 </text:p>
          </table:table-cell>
          <table:table-cell table:formula="of:=IF([.K776]=&quot;yes&quot;;[.L776]*[.$D$22]*([.I776]-[.I775]);0)" office:value-type="float" office:value="0" calcext:value-type="float">
            <text:p><text:s/>- <text:s text:c="2"/></text:p>
          </table:table-cell>
          <table:table-cell table:formula="of:=IF([.K776]=&quot;T_ex&quot;;[.L776]*([.I776]-[.$I$35])*[.$D$22];0)" office:value-type="float" office:value="0" calcext:value-type="float">
            <text:p><text:s/>- <text:s text:c="2"/></text:p>
          </table:table-cell>
          <table:table-cell table:formula="of:=IF([.K776]=&quot;yes&quot;;[.J776]*[.L776]*(0.05)*[.$D$21];0)" office:value-type="float" office:value="0" calcext:value-type="float">
            <text:p><text:s/>- <text:s text:c="2"/></text:p>
          </table:table-cell>
          <table:table-cell table:formula="of:=IF([.K776]=&quot;yes&quot;;[.J776]*[.L77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3966992029698" calcext:value-type="percentage">
            <text:p>15.3967%</text:p>
          </table:table-cell>
          <table:table-cell office:value-type="float" office:value="0.725081433224756" calcext:value-type="float">
            <text:p>0.73</text:p>
          </table:table-cell>
          <table:table-cell office:value-type="percentage" office:value="0.114510052203372" calcext:value-type="percentage">
            <text:p>11.4510%</text:p>
          </table:table-cell>
          <table:table-cell office:value-type="percentage" office:value="0.289259455987336" calcext:value-type="percentage">
            <text:p>28.9259%</text:p>
          </table:table-cell>
          <table:table-cell office:value-type="percentage" office:value="0.118406434680184" calcext:value-type="percentage">
            <text:p>11.8406%</text:p>
          </table:table-cell>
          <table:table-cell office:value-type="percentage" office:value="0.220344143772116" calcext:value-type="percentage">
            <text:p>22.0344%</text:p>
          </table:table-cell>
          <table:table-cell table:formula="of:=MAX((1-[.I777]/(1-[.$D$25]));0)" office:value-type="float" office:value="0.68522265175412" calcext:value-type="float">
            <text:p><text:s/>0.6852 </text:p>
          </table:table-cell>
          <table:table-cell/>
          <table:table-cell table:formula="of:=EXP(-[.E777]*[.$D$23])" office:value-type="float" office:value="0.930058172865818" calcext:value-type="float">
            <text:p><text:s/>0.9301 </text:p>
          </table:table-cell>
          <table:table-cell table:formula="of:=IF([.K777]=&quot;yes&quot;;[.L777]*[.$D$22]*([.I777]-[.I776]);0)" office:value-type="float" office:value="0" calcext:value-type="float">
            <text:p><text:s/>- <text:s text:c="2"/></text:p>
          </table:table-cell>
          <table:table-cell table:formula="of:=IF([.K777]=&quot;T_ex&quot;;[.L777]*([.I777]-[.$I$35])*[.$D$22];0)" office:value-type="float" office:value="0" calcext:value-type="float">
            <text:p><text:s/>- <text:s text:c="2"/></text:p>
          </table:table-cell>
          <table:table-cell table:formula="of:=IF([.K777]=&quot;yes&quot;;[.J777]*[.L777]*(0.05)*[.$D$21];0)" office:value-type="float" office:value="0" calcext:value-type="float">
            <text:p><text:s/>- <text:s text:c="2"/></text:p>
          </table:table-cell>
          <table:table-cell table:formula="of:=IF([.K777]=&quot;yes&quot;;[.J777]*[.L77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4640809887019" calcext:value-type="percentage">
            <text:p>15.4641%</text:p>
          </table:table-cell>
          <table:table-cell office:value-type="float" office:value="0.726058631921824" calcext:value-type="float">
            <text:p>0.73</text:p>
          </table:table-cell>
          <table:table-cell office:value-type="percentage" office:value="0.114900539426118" calcext:value-type="percentage">
            <text:p>11.4901%</text:p>
          </table:table-cell>
          <table:table-cell office:value-type="percentage" office:value="0.291482999951194" calcext:value-type="percentage">
            <text:p>29.1483%</text:p>
          </table:table-cell>
          <table:table-cell office:value-type="percentage" office:value="0.118816130432963" calcext:value-type="percentage">
            <text:p>11.8816%</text:p>
          </table:table-cell>
          <table:table-cell office:value-type="percentage" office:value="0.221280084899759" calcext:value-type="percentage">
            <text:p>22.1280%</text:p>
          </table:table-cell>
          <table:table-cell table:formula="of:=MAX((1-[.I778]/(1-[.$D$25]));0)" office:value-type="float" office:value="0.683885593000344" calcext:value-type="float">
            <text:p><text:s/>0.6839 </text:p>
          </table:table-cell>
          <table:table-cell/>
          <table:table-cell table:formula="of:=EXP(-[.E778]*[.$D$23])" office:value-type="float" office:value="0.929967292142844" calcext:value-type="float">
            <text:p><text:s/>0.9300 </text:p>
          </table:table-cell>
          <table:table-cell table:formula="of:=IF([.K778]=&quot;yes&quot;;[.L778]*[.$D$22]*([.I778]-[.I777]);0)" office:value-type="float" office:value="0" calcext:value-type="float">
            <text:p><text:s/>- <text:s text:c="2"/></text:p>
          </table:table-cell>
          <table:table-cell table:formula="of:=IF([.K778]=&quot;T_ex&quot;;[.L778]*([.I778]-[.$I$35])*[.$D$22];0)" office:value-type="float" office:value="0" calcext:value-type="float">
            <text:p><text:s/>- <text:s text:c="2"/></text:p>
          </table:table-cell>
          <table:table-cell table:formula="of:=IF([.K778]=&quot;yes&quot;;[.J778]*[.L778]*(0.05)*[.$D$21];0)" office:value-type="float" office:value="0" calcext:value-type="float">
            <text:p><text:s/>- <text:s text:c="2"/></text:p>
          </table:table-cell>
          <table:table-cell table:formula="of:=IF([.K778]=&quot;yes&quot;;[.J778]*[.L77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5308457357923" calcext:value-type="percentage">
            <text:p>15.5308%</text:p>
          </table:table-cell>
          <table:table-cell office:value-type="float" office:value="0.727035830618892" calcext:value-type="float">
            <text:p>0.73</text:p>
          </table:table-cell>
          <table:table-cell office:value-type="percentage" office:value="0.115288334096299" calcext:value-type="percentage">
            <text:p>11.5288%</text:p>
          </table:table-cell>
          <table:table-cell office:value-type="percentage" office:value="0.293934058311717" calcext:value-type="percentage">
            <text:p>29.3934%</text:p>
          </table:table-cell>
          <table:table-cell office:value-type="percentage" office:value="0.11922306649755" calcext:value-type="percentage">
            <text:p>11.9223%</text:p>
          </table:table-cell>
          <table:table-cell office:value-type="percentage" office:value="0.222254870712182" calcext:value-type="percentage">
            <text:p>22.2255%</text:p>
          </table:table-cell>
          <table:table-cell table:formula="of:=MAX((1-[.I779]/(1-[.$D$25]));0)" office:value-type="float" office:value="0.68249304183974" calcext:value-type="float">
            <text:p><text:s/>0.6825 </text:p>
          </table:table-cell>
          <table:table-cell/>
          <table:table-cell table:formula="of:=EXP(-[.E779]*[.$D$23])" office:value-type="float" office:value="0.929876420300289" calcext:value-type="float">
            <text:p><text:s/>0.9299 </text:p>
          </table:table-cell>
          <table:table-cell table:formula="of:=IF([.K779]=&quot;yes&quot;;[.L779]*[.$D$22]*([.I779]-[.I778]);0)" office:value-type="float" office:value="0" calcext:value-type="float">
            <text:p><text:s/>- <text:s text:c="2"/></text:p>
          </table:table-cell>
          <table:table-cell table:formula="of:=IF([.K779]=&quot;T_ex&quot;;[.L779]*([.I779]-[.$I$35])*[.$D$22];0)" office:value-type="float" office:value="0" calcext:value-type="float">
            <text:p><text:s/>- <text:s text:c="2"/></text:p>
          </table:table-cell>
          <table:table-cell table:formula="of:=IF([.K779]=&quot;yes&quot;;[.J779]*[.L779]*(0.05)*[.$D$21];0)" office:value-type="float" office:value="0" calcext:value-type="float">
            <text:p><text:s/>- <text:s text:c="2"/></text:p>
          </table:table-cell>
          <table:table-cell table:formula="of:=IF([.K779]=&quot;yes&quot;;[.J779]*[.L77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5958846734642" calcext:value-type="percentage">
            <text:p>15.5959%</text:p>
          </table:table-cell>
          <table:table-cell office:value-type="float" office:value="0.728013029315961" calcext:value-type="float">
            <text:p>0.73</text:p>
          </table:table-cell>
          <table:table-cell office:value-type="percentage" office:value="0.115681653524537" calcext:value-type="percentage">
            <text:p>11.5682%</text:p>
          </table:table-cell>
          <table:table-cell office:value-type="percentage" office:value="0.296446432084081" calcext:value-type="percentage">
            <text:p>29.6446%</text:p>
          </table:table-cell>
          <table:table-cell office:value-type="percentage" office:value="0.119636065333217" calcext:value-type="percentage">
            <text:p>11.9636%</text:p>
          </table:table-cell>
          <table:table-cell office:value-type="percentage" office:value="0.223167307441" calcext:value-type="percentage">
            <text:p>22.3167%</text:p>
          </table:table-cell>
          <table:table-cell table:formula="of:=MAX((1-[.I780]/(1-[.$D$25]));0)" office:value-type="float" office:value="0.681189560798571" calcext:value-type="float">
            <text:p><text:s/>0.6812 </text:p>
          </table:table-cell>
          <table:table-cell/>
          <table:table-cell table:formula="of:=EXP(-[.E780]*[.$D$23])" office:value-type="float" office:value="0.929785557337284" calcext:value-type="float">
            <text:p><text:s/>0.9298 </text:p>
          </table:table-cell>
          <table:table-cell table:formula="of:=IF([.K780]=&quot;yes&quot;;[.L780]*[.$D$22]*([.I780]-[.I779]);0)" office:value-type="float" office:value="0" calcext:value-type="float">
            <text:p><text:s/>- <text:s text:c="2"/></text:p>
          </table:table-cell>
          <table:table-cell table:formula="of:=IF([.K780]=&quot;T_ex&quot;;[.L780]*([.I780]-[.$I$35])*[.$D$22];0)" office:value-type="float" office:value="0" calcext:value-type="float">
            <text:p><text:s/>- <text:s text:c="2"/></text:p>
          </table:table-cell>
          <table:table-cell table:formula="of:=IF([.K780]=&quot;yes&quot;;[.J780]*[.L780]*(0.05)*[.$D$21];0)" office:value-type="float" office:value="0" calcext:value-type="float">
            <text:p><text:s/>- <text:s text:c="2"/></text:p>
          </table:table-cell>
          <table:table-cell table:formula="of:=IF([.K780]=&quot;yes&quot;;[.J780]*[.L78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6635456353681" calcext:value-type="percentage">
            <text:p>15.6635%</text:p>
          </table:table-cell>
          <table:table-cell office:value-type="float" office:value="0.728990228013029" calcext:value-type="float">
            <text:p>0.73</text:p>
          </table:table-cell>
          <table:table-cell office:value-type="percentage" office:value="0.116077534399151" calcext:value-type="percentage">
            <text:p>11.6078%</text:p>
          </table:table-cell>
          <table:table-cell office:value-type="percentage" office:value="0.29895008261845" calcext:value-type="percentage">
            <text:p>29.8950%</text:p>
          </table:table-cell>
          <table:table-cell office:value-type="percentage" office:value="0.12003997724803" calcext:value-type="percentage">
            <text:p>12.0040%</text:p>
          </table:table-cell>
          <table:table-cell office:value-type="percentage" office:value="0.223993730645645" calcext:value-type="percentage">
            <text:p>22.3994%</text:p>
          </table:table-cell>
          <table:table-cell table:formula="of:=MAX((1-[.I781]/(1-[.$D$25]));0)" office:value-type="float" office:value="0.680008956220507" calcext:value-type="float">
            <text:p><text:s/>0.6800 </text:p>
          </table:table-cell>
          <table:table-cell/>
          <table:table-cell table:formula="of:=EXP(-[.E781]*[.$D$23])" office:value-type="float" office:value="0.929694703252963" calcext:value-type="float">
            <text:p><text:s/>0.9297 </text:p>
          </table:table-cell>
          <table:table-cell table:formula="of:=IF([.K781]=&quot;yes&quot;;[.L781]*[.$D$22]*([.I781]-[.I780]);0)" office:value-type="float" office:value="0" calcext:value-type="float">
            <text:p><text:s/>- <text:s text:c="2"/></text:p>
          </table:table-cell>
          <table:table-cell table:formula="of:=IF([.K781]=&quot;T_ex&quot;;[.L781]*([.I781]-[.$I$35])*[.$D$22];0)" office:value-type="float" office:value="0" calcext:value-type="float">
            <text:p><text:s/>- <text:s text:c="2"/></text:p>
          </table:table-cell>
          <table:table-cell table:formula="of:=IF([.K781]=&quot;yes&quot;;[.J781]*[.L781]*(0.05)*[.$D$21];0)" office:value-type="float" office:value="0" calcext:value-type="float">
            <text:p><text:s/>- <text:s text:c="2"/></text:p>
          </table:table-cell>
          <table:table-cell table:formula="of:=IF([.K781]=&quot;yes&quot;;[.J781]*[.L78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7325916474675" calcext:value-type="percentage">
            <text:p>15.7326%</text:p>
          </table:table-cell>
          <table:table-cell office:value-type="float" office:value="0.729967426710098" calcext:value-type="float">
            <text:p>0.73</text:p>
          </table:table-cell>
          <table:table-cell office:value-type="percentage" office:value="0.116469814829264" calcext:value-type="percentage">
            <text:p>11.6470%</text:p>
          </table:table-cell>
          <table:table-cell office:value-type="percentage" office:value="0.301525297832509" calcext:value-type="percentage">
            <text:p>30.1525%</text:p>
          </table:table-cell>
          <table:table-cell office:value-type="percentage" office:value="0.120446942300796" calcext:value-type="percentage">
            <text:p>12.0447%</text:p>
          </table:table-cell>
          <table:table-cell office:value-type="percentage" office:value="0.224877382173786" calcext:value-type="percentage">
            <text:p>22.4877%</text:p>
          </table:table-cell>
          <table:table-cell table:formula="of:=MAX((1-[.I782]/(1-[.$D$25]));0)" office:value-type="float" office:value="0.678746596894591" calcext:value-type="float">
            <text:p><text:s/>0.6787 </text:p>
          </table:table-cell>
          <table:table-cell/>
          <table:table-cell table:formula="of:=EXP(-[.E782]*[.$D$23])" office:value-type="float" office:value="0.929603858046457" calcext:value-type="float">
            <text:p><text:s/>0.9296 </text:p>
          </table:table-cell>
          <table:table-cell table:formula="of:=IF([.K782]=&quot;yes&quot;;[.L782]*[.$D$22]*([.I782]-[.I781]);0)" office:value-type="float" office:value="0" calcext:value-type="float">
            <text:p><text:s/>- <text:s text:c="2"/></text:p>
          </table:table-cell>
          <table:table-cell table:formula="of:=IF([.K782]=&quot;T_ex&quot;;[.L782]*([.I782]-[.$I$35])*[.$D$22];0)" office:value-type="float" office:value="0" calcext:value-type="float">
            <text:p><text:s/>- <text:s text:c="2"/></text:p>
          </table:table-cell>
          <table:table-cell table:formula="of:=IF([.K782]=&quot;yes&quot;;[.J782]*[.L782]*(0.05)*[.$D$21];0)" office:value-type="float" office:value="0" calcext:value-type="float">
            <text:p><text:s/>- <text:s text:c="2"/></text:p>
          </table:table-cell>
          <table:table-cell table:formula="of:=IF([.K782]=&quot;yes&quot;;[.J782]*[.L78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803851568707" calcext:value-type="percentage">
            <text:p>15.8039%</text:p>
          </table:table-cell>
          <table:table-cell office:value-type="float" office:value="0.730944625407166" calcext:value-type="float">
            <text:p>0.73</text:p>
          </table:table-cell>
          <table:table-cell office:value-type="percentage" office:value="0.116858189646232" calcext:value-type="percentage">
            <text:p>11.6858%</text:p>
          </table:table-cell>
          <table:table-cell office:value-type="percentage" office:value="0.304222181851722" calcext:value-type="percentage">
            <text:p>30.4222%</text:p>
          </table:table-cell>
          <table:table-cell office:value-type="percentage" office:value="0.120854808364501" calcext:value-type="percentage">
            <text:p>12.0855%</text:p>
          </table:table-cell>
          <table:table-cell office:value-type="percentage" office:value="0.225789643321766" calcext:value-type="percentage">
            <text:p>22.5790%</text:p>
          </table:table-cell>
          <table:table-cell table:formula="of:=MAX((1-[.I783]/(1-[.$D$25]));0)" office:value-type="float" office:value="0.677443366683191" calcext:value-type="float">
            <text:p><text:s/>0.6774 </text:p>
          </table:table-cell>
          <table:table-cell/>
          <table:table-cell table:formula="of:=EXP(-[.E783]*[.$D$23])" office:value-type="float" office:value="0.929513021716899" calcext:value-type="float">
            <text:p><text:s/>0.9295 </text:p>
          </table:table-cell>
          <table:table-cell table:formula="of:=IF([.K783]=&quot;yes&quot;;[.L783]*[.$D$22]*([.I783]-[.I782]);0)" office:value-type="float" office:value="0" calcext:value-type="float">
            <text:p><text:s/>- <text:s text:c="2"/></text:p>
          </table:table-cell>
          <table:table-cell table:formula="of:=IF([.K783]=&quot;T_ex&quot;;[.L783]*([.I783]-[.$I$35])*[.$D$22];0)" office:value-type="float" office:value="0" calcext:value-type="float">
            <text:p><text:s/>- <text:s text:c="2"/></text:p>
          </table:table-cell>
          <table:table-cell table:formula="of:=IF([.K783]=&quot;yes&quot;;[.J783]*[.L783]*(0.05)*[.$D$21];0)" office:value-type="float" office:value="0" calcext:value-type="float">
            <text:p><text:s/>- <text:s text:c="2"/></text:p>
          </table:table-cell>
          <table:table-cell table:formula="of:=IF([.K783]=&quot;yes&quot;;[.J783]*[.L78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8738512904756" calcext:value-type="percentage">
            <text:p>15.8739%</text:p>
          </table:table-cell>
          <table:table-cell office:value-type="float" office:value="0.731921824104235" calcext:value-type="float">
            <text:p>0.73</text:p>
          </table:table-cell>
          <table:table-cell office:value-type="percentage" office:value="0.117250466151628" calcext:value-type="percentage">
            <text:p>11.7250%</text:p>
          </table:table-cell>
          <table:table-cell office:value-type="percentage" office:value="0.307164308992429" calcext:value-type="percentage">
            <text:p>30.7164%</text:p>
          </table:table-cell>
          <table:table-cell office:value-type="percentage" office:value="0.121273623496395" calcext:value-type="percentage">
            <text:p>12.1274%</text:p>
          </table:table-cell>
          <table:table-cell office:value-type="percentage" office:value="0.226712331835403" calcext:value-type="percentage">
            <text:p>22.6712%</text:p>
          </table:table-cell>
          <table:table-cell table:formula="of:=MAX((1-[.I784]/(1-[.$D$25]));0)" office:value-type="float" office:value="0.676125240235139" calcext:value-type="float">
            <text:p><text:s/>0.6761 </text:p>
          </table:table-cell>
          <table:table-cell/>
          <table:table-cell table:formula="of:=EXP(-[.E784]*[.$D$23])" office:value-type="float" office:value="0.929422194263422" calcext:value-type="float">
            <text:p><text:s/>0.9294 </text:p>
          </table:table-cell>
          <table:table-cell table:formula="of:=IF([.K784]=&quot;yes&quot;;[.L784]*[.$D$22]*([.I784]-[.I783]);0)" office:value-type="float" office:value="0" calcext:value-type="float">
            <text:p><text:s/>- <text:s text:c="2"/></text:p>
          </table:table-cell>
          <table:table-cell table:formula="of:=IF([.K784]=&quot;T_ex&quot;;[.L784]*([.I784]-[.$I$35])*[.$D$22];0)" office:value-type="float" office:value="0" calcext:value-type="float">
            <text:p><text:s/>- <text:s text:c="2"/></text:p>
          </table:table-cell>
          <table:table-cell table:formula="of:=IF([.K784]=&quot;yes&quot;;[.J784]*[.L784]*(0.05)*[.$D$21];0)" office:value-type="float" office:value="0" calcext:value-type="float">
            <text:p><text:s/>- <text:s text:c="2"/></text:p>
          </table:table-cell>
          <table:table-cell table:formula="of:=IF([.K784]=&quot;yes&quot;;[.J784]*[.L78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59422841873247" calcext:value-type="percentage">
            <text:p>15.9423%</text:p>
          </table:table-cell>
          <table:table-cell office:value-type="float" office:value="0.732899022801303" calcext:value-type="float">
            <text:p>0.73</text:p>
          </table:table-cell>
          <table:table-cell office:value-type="percentage" office:value="0.117636246905461" calcext:value-type="percentage">
            <text:p>11.7636%</text:p>
          </table:table-cell>
          <table:table-cell office:value-type="percentage" office:value="0.310123455004506" calcext:value-type="percentage">
            <text:p>31.0123%</text:p>
          </table:table-cell>
          <table:table-cell office:value-type="percentage" office:value="0.12167633497266" calcext:value-type="percentage">
            <text:p>12.1676%</text:p>
          </table:table-cell>
          <table:table-cell office:value-type="percentage" office:value="0.227583759504512" calcext:value-type="percentage">
            <text:p>22.7584%</text:p>
          </table:table-cell>
          <table:table-cell table:formula="of:=MAX((1-[.I785]/(1-[.$D$25]));0)" office:value-type="float" office:value="0.674880343564983" calcext:value-type="float">
            <text:p><text:s/>0.6749 </text:p>
          </table:table-cell>
          <table:table-cell/>
          <table:table-cell table:formula="of:=EXP(-[.E785]*[.$D$23])" office:value-type="float" office:value="0.929331375685158" calcext:value-type="float">
            <text:p><text:s/>0.9293 </text:p>
          </table:table-cell>
          <table:table-cell table:formula="of:=IF([.K785]=&quot;yes&quot;;[.L785]*[.$D$22]*([.I785]-[.I784]);0)" office:value-type="float" office:value="0" calcext:value-type="float">
            <text:p><text:s/>- <text:s text:c="2"/></text:p>
          </table:table-cell>
          <table:table-cell table:formula="of:=IF([.K785]=&quot;T_ex&quot;;[.L785]*([.I785]-[.$I$35])*[.$D$22];0)" office:value-type="float" office:value="0" calcext:value-type="float">
            <text:p><text:s/>- <text:s text:c="2"/></text:p>
          </table:table-cell>
          <table:table-cell table:formula="of:=IF([.K785]=&quot;yes&quot;;[.J785]*[.L785]*(0.05)*[.$D$21];0)" office:value-type="float" office:value="0" calcext:value-type="float">
            <text:p><text:s/>- <text:s text:c="2"/></text:p>
          </table:table-cell>
          <table:table-cell table:formula="of:=IF([.K785]=&quot;yes&quot;;[.J785]*[.L78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0085103651249" calcext:value-type="percentage">
            <text:p>16.0085%</text:p>
          </table:table-cell>
          <table:table-cell office:value-type="float" office:value="0.733876221498371" calcext:value-type="float">
            <text:p>0.73</text:p>
          </table:table-cell>
          <table:table-cell office:value-type="percentage" office:value="0.118026258843385" calcext:value-type="percentage">
            <text:p>11.8026%</text:p>
          </table:table-cell>
          <table:table-cell office:value-type="percentage" office:value="0.313106040008405" calcext:value-type="percentage">
            <text:p>31.3106%</text:p>
          </table:table-cell>
          <table:table-cell office:value-type="percentage" office:value="0.12208061612773" calcext:value-type="percentage">
            <text:p>12.2081%</text:p>
          </table:table-cell>
          <table:table-cell office:value-type="percentage" office:value="0.228447106370271" calcext:value-type="percentage">
            <text:p>22.8447%</text:p>
          </table:table-cell>
          <table:table-cell table:formula="of:=MAX((1-[.I786]/(1-[.$D$25]));0)" office:value-type="float" office:value="0.673646990899613" calcext:value-type="float">
            <text:p><text:s/>0.6736 </text:p>
          </table:table-cell>
          <table:table-cell/>
          <table:table-cell table:formula="of:=EXP(-[.E786]*[.$D$23])" office:value-type="float" office:value="0.92924056598124" calcext:value-type="float">
            <text:p><text:s/>0.9292 </text:p>
          </table:table-cell>
          <table:table-cell table:formula="of:=IF([.K786]=&quot;yes&quot;;[.L786]*[.$D$22]*([.I786]-[.I785]);0)" office:value-type="float" office:value="0" calcext:value-type="float">
            <text:p><text:s/>- <text:s text:c="2"/></text:p>
          </table:table-cell>
          <table:table-cell table:formula="of:=IF([.K786]=&quot;T_ex&quot;;[.L786]*([.I786]-[.$I$35])*[.$D$22];0)" office:value-type="float" office:value="0" calcext:value-type="float">
            <text:p><text:s/>- <text:s text:c="2"/></text:p>
          </table:table-cell>
          <table:table-cell table:formula="of:=IF([.K786]=&quot;yes&quot;;[.J786]*[.L786]*(0.05)*[.$D$21];0)" office:value-type="float" office:value="0" calcext:value-type="float">
            <text:p><text:s/>- <text:s text:c="2"/></text:p>
          </table:table-cell>
          <table:table-cell table:formula="of:=IF([.K786]=&quot;yes&quot;;[.J786]*[.L78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0766052325005" calcext:value-type="percentage">
            <text:p>16.0766%</text:p>
          </table:table-cell>
          <table:table-cell office:value-type="float" office:value="0.73485342019544" calcext:value-type="float">
            <text:p>0.73</text:p>
          </table:table-cell>
          <table:table-cell office:value-type="percentage" office:value="0.118421275539325" calcext:value-type="percentage">
            <text:p>11.8421%</text:p>
          </table:table-cell>
          <table:table-cell office:value-type="percentage" office:value="0.315831205846436" calcext:value-type="percentage">
            <text:p>31.5831%</text:p>
          </table:table-cell>
          <table:table-cell office:value-type="percentage" office:value="0.12248082200814" calcext:value-type="percentage">
            <text:p>12.2481%</text:p>
          </table:table-cell>
          <table:table-cell office:value-type="percentage" office:value="0.229269466815709" calcext:value-type="percentage">
            <text:p>22.9269%</text:p>
          </table:table-cell>
          <table:table-cell table:formula="of:=MAX((1-[.I787]/(1-[.$D$25]));0)" office:value-type="float" office:value="0.672472190263273" calcext:value-type="float">
            <text:p><text:s/>0.6725 </text:p>
          </table:table-cell>
          <table:table-cell/>
          <table:table-cell table:formula="of:=EXP(-[.E787]*[.$D$23])" office:value-type="float" office:value="0.929149765150801" calcext:value-type="float">
            <text:p><text:s/>0.9291 </text:p>
          </table:table-cell>
          <table:table-cell table:formula="of:=IF([.K787]=&quot;yes&quot;;[.L787]*[.$D$22]*([.I787]-[.I786]);0)" office:value-type="float" office:value="0" calcext:value-type="float">
            <text:p><text:s/>- <text:s text:c="2"/></text:p>
          </table:table-cell>
          <table:table-cell table:formula="of:=IF([.K787]=&quot;T_ex&quot;;[.L787]*([.I787]-[.$I$35])*[.$D$22];0)" office:value-type="float" office:value="0" calcext:value-type="float">
            <text:p><text:s/>- <text:s text:c="2"/></text:p>
          </table:table-cell>
          <table:table-cell table:formula="of:=IF([.K787]=&quot;yes&quot;;[.J787]*[.L787]*(0.05)*[.$D$21];0)" office:value-type="float" office:value="0" calcext:value-type="float">
            <text:p><text:s/>- <text:s text:c="2"/></text:p>
          </table:table-cell>
          <table:table-cell table:formula="of:=IF([.K787]=&quot;yes&quot;;[.J787]*[.L78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1427880826743" calcext:value-type="percentage">
            <text:p>16.1428%</text:p>
          </table:table-cell>
          <table:table-cell office:value-type="float" office:value="0.735830618892508" calcext:value-type="float">
            <text:p>0.74</text:p>
          </table:table-cell>
          <table:table-cell office:value-type="percentage" office:value="0.118806390222666" calcext:value-type="percentage">
            <text:p>11.8806%</text:p>
          </table:table-cell>
          <table:table-cell office:value-type="percentage" office:value="0.318423909643039" calcext:value-type="percentage">
            <text:p>31.8424%</text:p>
          </table:table-cell>
          <table:table-cell office:value-type="percentage" office:value="0.122885098517959" calcext:value-type="percentage">
            <text:p>12.2885%</text:p>
          </table:table-cell>
          <table:table-cell office:value-type="percentage" office:value="0.230170774315472" calcext:value-type="percentage">
            <text:p>23.0171%</text:p>
          </table:table-cell>
          <table:table-cell table:formula="of:=MAX((1-[.I788]/(1-[.$D$25]));0)" office:value-type="float" office:value="0.671184608120754" calcext:value-type="float">
            <text:p><text:s/>0.6712 </text:p>
          </table:table-cell>
          <table:table-cell/>
          <table:table-cell table:formula="of:=EXP(-[.E788]*[.$D$23])" office:value-type="float" office:value="0.929058973192974" calcext:value-type="float">
            <text:p><text:s/>0.9291 </text:p>
          </table:table-cell>
          <table:table-cell table:formula="of:=IF([.K788]=&quot;yes&quot;;[.L788]*[.$D$22]*([.I788]-[.I787]);0)" office:value-type="float" office:value="0" calcext:value-type="float">
            <text:p><text:s/>- <text:s text:c="2"/></text:p>
          </table:table-cell>
          <table:table-cell table:formula="of:=IF([.K788]=&quot;T_ex&quot;;[.L788]*([.I788]-[.$I$35])*[.$D$22];0)" office:value-type="float" office:value="0" calcext:value-type="float">
            <text:p><text:s/>- <text:s text:c="2"/></text:p>
          </table:table-cell>
          <table:table-cell table:formula="of:=IF([.K788]=&quot;yes&quot;;[.J788]*[.L788]*(0.05)*[.$D$21];0)" office:value-type="float" office:value="0" calcext:value-type="float">
            <text:p><text:s/>- <text:s text:c="2"/></text:p>
          </table:table-cell>
          <table:table-cell table:formula="of:=IF([.K788]=&quot;yes&quot;;[.J788]*[.L78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2086261103458" calcext:value-type="percentage">
            <text:p>16.2086%</text:p>
          </table:table-cell>
          <table:table-cell office:value-type="float" office:value="0.736807817589577" calcext:value-type="float">
            <text:p>0.74</text:p>
          </table:table-cell>
          <table:table-cell office:value-type="percentage" office:value="0.119201346334282" calcext:value-type="percentage">
            <text:p>11.9201%</text:p>
          </table:table-cell>
          <table:table-cell office:value-type="percentage" office:value="0.321127608933233" calcext:value-type="percentage">
            <text:p>32.1128%</text:p>
          </table:table-cell>
          <table:table-cell office:value-type="percentage" office:value="0.123282592195898" calcext:value-type="percentage">
            <text:p>12.3283%</text:p>
          </table:table-cell>
          <table:table-cell office:value-type="percentage" office:value="0.231224278672868" calcext:value-type="percentage">
            <text:p>23.1224%</text:p>
          </table:table-cell>
          <table:table-cell table:formula="of:=MAX((1-[.I789]/(1-[.$D$25]));0)" office:value-type="float" office:value="0.669679601895903" calcext:value-type="float">
            <text:p><text:s/>0.6697 </text:p>
          </table:table-cell>
          <table:table-cell/>
          <table:table-cell table:formula="of:=EXP(-[.E789]*[.$D$23])" office:value-type="float" office:value="0.928968190106891" calcext:value-type="float">
            <text:p><text:s/>0.9290 </text:p>
          </table:table-cell>
          <table:table-cell table:formula="of:=IF([.K789]=&quot;yes&quot;;[.L789]*[.$D$22]*([.I789]-[.I788]);0)" office:value-type="float" office:value="0" calcext:value-type="float">
            <text:p><text:s/>- <text:s text:c="2"/></text:p>
          </table:table-cell>
          <table:table-cell table:formula="of:=IF([.K789]=&quot;T_ex&quot;;[.L789]*([.I789]-[.$I$35])*[.$D$22];0)" office:value-type="float" office:value="0" calcext:value-type="float">
            <text:p><text:s/>- <text:s text:c="2"/></text:p>
          </table:table-cell>
          <table:table-cell table:formula="of:=IF([.K789]=&quot;yes&quot;;[.J789]*[.L789]*(0.05)*[.$D$21];0)" office:value-type="float" office:value="0" calcext:value-type="float">
            <text:p><text:s/>- <text:s text:c="2"/></text:p>
          </table:table-cell>
          <table:table-cell table:formula="of:=IF([.K789]=&quot;yes&quot;;[.J789]*[.L78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2812923680405" calcext:value-type="percentage">
            <text:p>16.2813%</text:p>
          </table:table-cell>
          <table:table-cell office:value-type="float" office:value="0.737785016286645" calcext:value-type="float">
            <text:p>0.74</text:p>
          </table:table-cell>
          <table:table-cell office:value-type="percentage" office:value="0.119585517008659" calcext:value-type="percentage">
            <text:p>11.9586%</text:p>
          </table:table-cell>
          <table:table-cell office:value-type="percentage" office:value="0.324118983818939" calcext:value-type="percentage">
            <text:p>32.4119%</text:p>
          </table:table-cell>
          <table:table-cell office:value-type="percentage" office:value="0.123674078532597" calcext:value-type="percentage">
            <text:p>12.3674%</text:p>
          </table:table-cell>
          <table:table-cell office:value-type="percentage" office:value="0.232176344233525" calcext:value-type="percentage">
            <text:p>23.2176%</text:p>
          </table:table-cell>
          <table:table-cell table:formula="of:=MAX((1-[.I790]/(1-[.$D$25]));0)" office:value-type="float" office:value="0.668319508237821" calcext:value-type="float">
            <text:p><text:s/>0.6683 </text:p>
          </table:table-cell>
          <table:table-cell/>
          <table:table-cell table:formula="of:=EXP(-[.E790]*[.$D$23])" office:value-type="float" office:value="0.928877415891687" calcext:value-type="float">
            <text:p><text:s/>0.9289 </text:p>
          </table:table-cell>
          <table:table-cell table:formula="of:=IF([.K790]=&quot;yes&quot;;[.L790]*[.$D$22]*([.I790]-[.I789]);0)" office:value-type="float" office:value="0" calcext:value-type="float">
            <text:p><text:s/>- <text:s text:c="2"/></text:p>
          </table:table-cell>
          <table:table-cell table:formula="of:=IF([.K790]=&quot;T_ex&quot;;[.L790]*([.I790]-[.$I$35])*[.$D$22];0)" office:value-type="float" office:value="0" calcext:value-type="float">
            <text:p><text:s/>- <text:s text:c="2"/></text:p>
          </table:table-cell>
          <table:table-cell table:formula="of:=IF([.K790]=&quot;yes&quot;;[.J790]*[.L790]*(0.05)*[.$D$21];0)" office:value-type="float" office:value="0" calcext:value-type="float">
            <text:p><text:s/>- <text:s text:c="2"/></text:p>
          </table:table-cell>
          <table:table-cell table:formula="of:=IF([.K790]=&quot;yes&quot;;[.J790]*[.L79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3534923041998" calcext:value-type="percentage">
            <text:p>16.3535%</text:p>
          </table:table-cell>
          <table:table-cell office:value-type="float" office:value="0.738762214983713" calcext:value-type="float">
            <text:p>0.74</text:p>
          </table:table-cell>
          <table:table-cell office:value-type="percentage" office:value="0.119983888900291" calcext:value-type="percentage">
            <text:p>11.9984%</text:p>
          </table:table-cell>
          <table:table-cell office:value-type="percentage" office:value="0.327308396926639" calcext:value-type="percentage">
            <text:p>32.7308%</text:p>
          </table:table-cell>
          <table:table-cell office:value-type="percentage" office:value="0.124073335703608" calcext:value-type="percentage">
            <text:p>12.4073%</text:p>
          </table:table-cell>
          <table:table-cell office:value-type="percentage" office:value="0.233059768484968" calcext:value-type="percentage">
            <text:p>23.3060%</text:p>
          </table:table-cell>
          <table:table-cell table:formula="of:=MAX((1-[.I791]/(1-[.$D$25]));0)" office:value-type="float" office:value="0.667057473592903" calcext:value-type="float">
            <text:p><text:s/>0.6671 </text:p>
          </table:table-cell>
          <table:table-cell/>
          <table:table-cell table:formula="of:=EXP(-[.E791]*[.$D$23])" office:value-type="float" office:value="0.928786650546493" calcext:value-type="float">
            <text:p><text:s/>0.9288 </text:p>
          </table:table-cell>
          <table:table-cell table:formula="of:=IF([.K791]=&quot;yes&quot;;[.L791]*[.$D$22]*([.I791]-[.I790]);0)" office:value-type="float" office:value="0" calcext:value-type="float">
            <text:p><text:s/>- <text:s text:c="2"/></text:p>
          </table:table-cell>
          <table:table-cell table:formula="of:=IF([.K791]=&quot;T_ex&quot;;[.L791]*([.I791]-[.$I$35])*[.$D$22];0)" office:value-type="float" office:value="0" calcext:value-type="float">
            <text:p><text:s/>- <text:s text:c="2"/></text:p>
          </table:table-cell>
          <table:table-cell table:formula="of:=IF([.K791]=&quot;yes&quot;;[.J791]*[.L791]*(0.05)*[.$D$21];0)" office:value-type="float" office:value="0" calcext:value-type="float">
            <text:p><text:s/>- <text:s text:c="2"/></text:p>
          </table:table-cell>
          <table:table-cell table:formula="of:=IF([.K791]=&quot;yes&quot;;[.J791]*[.L79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4247344988938" calcext:value-type="percentage">
            <text:p>16.4247%</text:p>
          </table:table-cell>
          <table:table-cell office:value-type="float" office:value="0.739739413680782" calcext:value-type="float">
            <text:p>0.74</text:p>
          </table:table-cell>
          <table:table-cell office:value-type="percentage" office:value="0.12037771187723" calcext:value-type="percentage">
            <text:p>12.0378%</text:p>
          </table:table-cell>
          <table:table-cell office:value-type="percentage" office:value="0.330615902000013" calcext:value-type="percentage">
            <text:p>33.0616%</text:p>
          </table:table-cell>
          <table:table-cell office:value-type="percentage" office:value="0.124478956932887" calcext:value-type="percentage">
            <text:p>12.4479%</text:p>
          </table:table-cell>
          <table:table-cell office:value-type="percentage" office:value="0.233947789710968" calcext:value-type="percentage">
            <text:p>23.3948%</text:p>
          </table:table-cell>
          <table:table-cell table:formula="of:=MAX((1-[.I792]/(1-[.$D$25]));0)" office:value-type="float" office:value="0.665788871841474" calcext:value-type="float">
            <text:p><text:s/>0.6658 </text:p>
          </table:table-cell>
          <table:table-cell/>
          <table:table-cell table:formula="of:=EXP(-[.E792]*[.$D$23])" office:value-type="float" office:value="0.928695894070444" calcext:value-type="float">
            <text:p><text:s/>0.9287 </text:p>
          </table:table-cell>
          <table:table-cell table:formula="of:=IF([.K792]=&quot;yes&quot;;[.L792]*[.$D$22]*([.I792]-[.I791]);0)" office:value-type="float" office:value="0" calcext:value-type="float">
            <text:p><text:s/>- <text:s text:c="2"/></text:p>
          </table:table-cell>
          <table:table-cell table:formula="of:=IF([.K792]=&quot;T_ex&quot;;[.L792]*([.I792]-[.$I$35])*[.$D$22];0)" office:value-type="float" office:value="0" calcext:value-type="float">
            <text:p><text:s/>- <text:s text:c="2"/></text:p>
          </table:table-cell>
          <table:table-cell table:formula="of:=IF([.K792]=&quot;yes&quot;;[.J792]*[.L792]*(0.05)*[.$D$21];0)" office:value-type="float" office:value="0" calcext:value-type="float">
            <text:p><text:s/>- <text:s text:c="2"/></text:p>
          </table:table-cell>
          <table:table-cell table:formula="of:=IF([.K792]=&quot;yes&quot;;[.J792]*[.L79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4930787014022" calcext:value-type="percentage">
            <text:p>16.4931%</text:p>
          </table:table-cell>
          <table:table-cell office:value-type="float" office:value="0.74071661237785" calcext:value-type="float">
            <text:p>0.74</text:p>
          </table:table-cell>
          <table:table-cell office:value-type="percentage" office:value="0.120771204112284" calcext:value-type="percentage">
            <text:p>12.0771%</text:p>
          </table:table-cell>
          <table:table-cell office:value-type="percentage" office:value="0.334121360983822" calcext:value-type="percentage">
            <text:p>33.4121%</text:p>
          </table:table-cell>
          <table:table-cell office:value-type="percentage" office:value="0.124883261118815" calcext:value-type="percentage">
            <text:p>12.4883%</text:p>
          </table:table-cell>
          <table:table-cell office:value-type="percentage" office:value="0.234808975129131" calcext:value-type="percentage">
            <text:p>23.4809%</text:p>
          </table:table-cell>
          <table:table-cell table:formula="of:=MAX((1-[.I793]/(1-[.$D$25]));0)" office:value-type="float" office:value="0.664558606958384" calcext:value-type="float">
            <text:p><text:s/>0.6646 </text:p>
          </table:table-cell>
          <table:table-cell/>
          <table:table-cell table:formula="of:=EXP(-[.E793]*[.$D$23])" office:value-type="float" office:value="0.928605146462673" calcext:value-type="float">
            <text:p><text:s/>0.9286 </text:p>
          </table:table-cell>
          <table:table-cell table:formula="of:=IF([.K793]=&quot;yes&quot;;[.L793]*[.$D$22]*([.I793]-[.I792]);0)" office:value-type="float" office:value="0" calcext:value-type="float">
            <text:p><text:s/>- <text:s text:c="2"/></text:p>
          </table:table-cell>
          <table:table-cell table:formula="of:=IF([.K793]=&quot;T_ex&quot;;[.L793]*([.I793]-[.$I$35])*[.$D$22];0)" office:value-type="float" office:value="0" calcext:value-type="float">
            <text:p><text:s/>- <text:s text:c="2"/></text:p>
          </table:table-cell>
          <table:table-cell table:formula="of:=IF([.K793]=&quot;yes&quot;;[.J793]*[.L793]*(0.05)*[.$D$21];0)" office:value-type="float" office:value="0" calcext:value-type="float">
            <text:p><text:s/>- <text:s text:c="2"/></text:p>
          </table:table-cell>
          <table:table-cell table:formula="of:=IF([.K793]=&quot;yes&quot;;[.J793]*[.L79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5590369007489" calcext:value-type="percentage">
            <text:p>16.5590%</text:p>
          </table:table-cell>
          <table:table-cell office:value-type="float" office:value="0.741693811074919" calcext:value-type="float">
            <text:p>0.74</text:p>
          </table:table-cell>
          <table:table-cell office:value-type="percentage" office:value="0.121166291342128" calcext:value-type="percentage">
            <text:p>12.1166%</text:p>
          </table:table-cell>
          <table:table-cell office:value-type="percentage" office:value="0.337882987395966" calcext:value-type="percentage">
            <text:p>33.7883%</text:p>
          </table:table-cell>
          <table:table-cell office:value-type="percentage" office:value="0.125280233676769" calcext:value-type="percentage">
            <text:p>12.5280%</text:p>
          </table:table-cell>
          <table:table-cell office:value-type="percentage" office:value="0.235716495978471" calcext:value-type="percentage">
            <text:p>23.5716%</text:p>
          </table:table-cell>
          <table:table-cell table:formula="of:=MAX((1-[.I794]/(1-[.$D$25]));0)" office:value-type="float" office:value="0.663262148602184" calcext:value-type="float">
            <text:p><text:s/>0.6633 </text:p>
          </table:table-cell>
          <table:table-cell/>
          <table:table-cell table:formula="of:=EXP(-[.E794]*[.$D$23])" office:value-type="float" office:value="0.928514407722312" calcext:value-type="float">
            <text:p><text:s/>0.9285 </text:p>
          </table:table-cell>
          <table:table-cell table:formula="of:=IF([.K794]=&quot;yes&quot;;[.L794]*[.$D$22]*([.I794]-[.I793]);0)" office:value-type="float" office:value="0" calcext:value-type="float">
            <text:p><text:s/>- <text:s text:c="2"/></text:p>
          </table:table-cell>
          <table:table-cell table:formula="of:=IF([.K794]=&quot;T_ex&quot;;[.L794]*([.I794]-[.$I$35])*[.$D$22];0)" office:value-type="float" office:value="0" calcext:value-type="float">
            <text:p><text:s/>- <text:s text:c="2"/></text:p>
          </table:table-cell>
          <table:table-cell table:formula="of:=IF([.K794]=&quot;yes&quot;;[.J794]*[.L794]*(0.05)*[.$D$21];0)" office:value-type="float" office:value="0" calcext:value-type="float">
            <text:p><text:s/>- <text:s text:c="2"/></text:p>
          </table:table-cell>
          <table:table-cell table:formula="of:=IF([.K794]=&quot;yes&quot;;[.J794]*[.L79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6259478206088" calcext:value-type="percentage">
            <text:p>16.6259%</text:p>
          </table:table-cell>
          <table:table-cell office:value-type="float" office:value="0.742671009771987" calcext:value-type="float">
            <text:p>0.74</text:p>
          </table:table-cell>
          <table:table-cell office:value-type="percentage" office:value="0.121574024759449" calcext:value-type="percentage">
            <text:p>12.1574%</text:p>
          </table:table-cell>
          <table:table-cell office:value-type="percentage" office:value="0.3415600732848" calcext:value-type="percentage">
            <text:p>34.1560%</text:p>
          </table:table-cell>
          <table:table-cell office:value-type="percentage" office:value="0.125684444688464" calcext:value-type="percentage">
            <text:p>12.5684%</text:p>
          </table:table-cell>
          <table:table-cell office:value-type="percentage" office:value="0.236587370963351" calcext:value-type="percentage">
            <text:p>23.6587%</text:p>
          </table:table-cell>
          <table:table-cell table:formula="of:=MAX((1-[.I795]/(1-[.$D$25]));0)" office:value-type="float" office:value="0.662018041480927" calcext:value-type="float">
            <text:p><text:s/>0.6620 </text:p>
          </table:table-cell>
          <table:table-cell/>
          <table:table-cell table:formula="of:=EXP(-[.E795]*[.$D$23])" office:value-type="float" office:value="0.928423677848497" calcext:value-type="float">
            <text:p><text:s/>0.9284 </text:p>
          </table:table-cell>
          <table:table-cell table:formula="of:=IF([.K795]=&quot;yes&quot;;[.L795]*[.$D$22]*([.I795]-[.I794]);0)" office:value-type="float" office:value="0" calcext:value-type="float">
            <text:p><text:s/>- <text:s text:c="2"/></text:p>
          </table:table-cell>
          <table:table-cell table:formula="of:=IF([.K795]=&quot;T_ex&quot;;[.L795]*([.I795]-[.$I$35])*[.$D$22];0)" office:value-type="float" office:value="0" calcext:value-type="float">
            <text:p><text:s/>- <text:s text:c="2"/></text:p>
          </table:table-cell>
          <table:table-cell table:formula="of:=IF([.K795]=&quot;yes&quot;;[.J795]*[.L795]*(0.05)*[.$D$21];0)" office:value-type="float" office:value="0" calcext:value-type="float">
            <text:p><text:s/>- <text:s text:c="2"/></text:p>
          </table:table-cell>
          <table:table-cell table:formula="of:=IF([.K795]=&quot;yes&quot;;[.J795]*[.L79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69653927098" calcext:value-type="percentage">
            <text:p>16.6965%</text:p>
          </table:table-cell>
          <table:table-cell office:value-type="float" office:value="0.743648208469055" calcext:value-type="float">
            <text:p>0.74</text:p>
          </table:table-cell>
          <table:table-cell office:value-type="percentage" office:value="0.121975756164631" calcext:value-type="percentage">
            <text:p>12.1976%</text:p>
          </table:table-cell>
          <table:table-cell office:value-type="percentage" office:value="0.344798004385925" calcext:value-type="percentage">
            <text:p>34.4798%</text:p>
          </table:table-cell>
          <table:table-cell office:value-type="percentage" office:value="0.126084004298421" calcext:value-type="percentage">
            <text:p>12.6084%</text:p>
          </table:table-cell>
          <table:table-cell office:value-type="percentage" office:value="0.237433834394504" calcext:value-type="percentage">
            <text:p>23.7434%</text:p>
          </table:table-cell>
          <table:table-cell table:formula="of:=MAX((1-[.I796]/(1-[.$D$25]));0)" office:value-type="float" office:value="0.660808808007851" calcext:value-type="float">
            <text:p><text:s/>0.6608 </text:p>
          </table:table-cell>
          <table:table-cell/>
          <table:table-cell table:formula="of:=EXP(-[.E796]*[.$D$23])" office:value-type="float" office:value="0.92833295684036" calcext:value-type="float">
            <text:p><text:s/>0.9283 </text:p>
          </table:table-cell>
          <table:table-cell table:formula="of:=IF([.K796]=&quot;yes&quot;;[.L796]*[.$D$22]*([.I796]-[.I795]);0)" office:value-type="float" office:value="0" calcext:value-type="float">
            <text:p><text:s/>- <text:s text:c="2"/></text:p>
          </table:table-cell>
          <table:table-cell table:formula="of:=IF([.K796]=&quot;T_ex&quot;;[.L796]*([.I796]-[.$I$35])*[.$D$22];0)" office:value-type="float" office:value="0" calcext:value-type="float">
            <text:p><text:s/>- <text:s text:c="2"/></text:p>
          </table:table-cell>
          <table:table-cell table:formula="of:=IF([.K796]=&quot;yes&quot;;[.J796]*[.L796]*(0.05)*[.$D$21];0)" office:value-type="float" office:value="0" calcext:value-type="float">
            <text:p><text:s/>- <text:s text:c="2"/></text:p>
          </table:table-cell>
          <table:table-cell table:formula="of:=IF([.K796]=&quot;yes&quot;;[.J796]*[.L79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7683732964474" calcext:value-type="percentage">
            <text:p>16.7684%</text:p>
          </table:table-cell>
          <table:table-cell office:value-type="float" office:value="0.744625407166124" calcext:value-type="float">
            <text:p>0.74</text:p>
          </table:table-cell>
          <table:table-cell office:value-type="percentage" office:value="0.122372017123081" calcext:value-type="percentage">
            <text:p>12.2372%</text:p>
          </table:table-cell>
          <table:table-cell office:value-type="percentage" office:value="0.347291135380192" calcext:value-type="percentage">
            <text:p>34.7291%</text:p>
          </table:table-cell>
          <table:table-cell office:value-type="percentage" office:value="0.126481539014299" calcext:value-type="percentage">
            <text:p>12.6482%</text:p>
          </table:table-cell>
          <table:table-cell office:value-type="percentage" office:value="0.238197546532908" calcext:value-type="percentage">
            <text:p>23.8198%</text:p>
          </table:table-cell>
          <table:table-cell table:formula="of:=MAX((1-[.I797]/(1-[.$D$25]));0)" office:value-type="float" office:value="0.659717790667274" calcext:value-type="float">
            <text:p><text:s/>0.6597 </text:p>
          </table:table-cell>
          <table:table-cell/>
          <table:table-cell table:formula="of:=EXP(-[.E797]*[.$D$23])" office:value-type="float" office:value="0.928242244697034" calcext:value-type="float">
            <text:p><text:s/>0.9282 </text:p>
          </table:table-cell>
          <table:table-cell table:formula="of:=IF([.K797]=&quot;yes&quot;;[.L797]*[.$D$22]*([.I797]-[.I796]);0)" office:value-type="float" office:value="0" calcext:value-type="float">
            <text:p><text:s/>- <text:s text:c="2"/></text:p>
          </table:table-cell>
          <table:table-cell table:formula="of:=IF([.K797]=&quot;T_ex&quot;;[.L797]*([.I797]-[.$I$35])*[.$D$22];0)" office:value-type="float" office:value="0" calcext:value-type="float">
            <text:p><text:s/>- <text:s text:c="2"/></text:p>
          </table:table-cell>
          <table:table-cell table:formula="of:=IF([.K797]=&quot;yes&quot;;[.J797]*[.L797]*(0.05)*[.$D$21];0)" office:value-type="float" office:value="0" calcext:value-type="float">
            <text:p><text:s/>- <text:s text:c="2"/></text:p>
          </table:table-cell>
          <table:table-cell table:formula="of:=IF([.K797]=&quot;yes&quot;;[.J797]*[.L79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8401654566647" calcext:value-type="percentage">
            <text:p>16.8402%</text:p>
          </table:table-cell>
          <table:table-cell office:value-type="float" office:value="0.745602605863192" calcext:value-type="float">
            <text:p>0.75</text:p>
          </table:table-cell>
          <table:table-cell office:value-type="percentage" office:value="0.122772628747078" calcext:value-type="percentage">
            <text:p>12.2773%</text:p>
          </table:table-cell>
          <table:table-cell office:value-type="percentage" office:value="0.349099210604506" calcext:value-type="percentage">
            <text:p>34.9099%</text:p>
          </table:table-cell>
          <table:table-cell office:value-type="percentage" office:value="0.126879997749963" calcext:value-type="percentage">
            <text:p>12.6880%</text:p>
          </table:table-cell>
          <table:table-cell office:value-type="percentage" office:value="0.238977330165389" calcext:value-type="percentage">
            <text:p>23.8977%</text:p>
          </table:table-cell>
          <table:table-cell table:formula="of:=MAX((1-[.I798]/(1-[.$D$25]));0)" office:value-type="float" office:value="0.658603814049444" calcext:value-type="float">
            <text:p><text:s/>0.6586 </text:p>
          </table:table-cell>
          <table:table-cell/>
          <table:table-cell table:formula="of:=EXP(-[.E798]*[.$D$23])" office:value-type="float" office:value="0.928151541417654" calcext:value-type="float">
            <text:p><text:s/>0.9282 </text:p>
          </table:table-cell>
          <table:table-cell table:formula="of:=IF([.K798]=&quot;yes&quot;;[.L798]*[.$D$22]*([.I798]-[.I797]);0)" office:value-type="float" office:value="0" calcext:value-type="float">
            <text:p><text:s/>- <text:s text:c="2"/></text:p>
          </table:table-cell>
          <table:table-cell table:formula="of:=IF([.K798]=&quot;T_ex&quot;;[.L798]*([.I798]-[.$I$35])*[.$D$22];0)" office:value-type="float" office:value="0" calcext:value-type="float">
            <text:p><text:s/>- <text:s text:c="2"/></text:p>
          </table:table-cell>
          <table:table-cell table:formula="of:=IF([.K798]=&quot;yes&quot;;[.J798]*[.L798]*(0.05)*[.$D$21];0)" office:value-type="float" office:value="0" calcext:value-type="float">
            <text:p><text:s/>- <text:s text:c="2"/></text:p>
          </table:table-cell>
          <table:table-cell table:formula="of:=IF([.K798]=&quot;yes&quot;;[.J798]*[.L79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9100280648141" calcext:value-type="percentage">
            <text:p>16.9100%</text:p>
          </table:table-cell>
          <table:table-cell office:value-type="float" office:value="0.746579804560261" calcext:value-type="float">
            <text:p>0.75</text:p>
          </table:table-cell>
          <table:table-cell office:value-type="percentage" office:value="0.123169965222412" calcext:value-type="percentage">
            <text:p>12.3170%</text:p>
          </table:table-cell>
          <table:table-cell office:value-type="percentage" office:value="0.350534580201255" calcext:value-type="percentage">
            <text:p>35.0535%</text:p>
          </table:table-cell>
          <table:table-cell office:value-type="percentage" office:value="0.127273762199476" calcext:value-type="percentage">
            <text:p>12.7274%</text:p>
          </table:table-cell>
          <table:table-cell office:value-type="percentage" office:value="0.239805104636217" calcext:value-type="percentage">
            <text:p>23.9805%</text:p>
          </table:table-cell>
          <table:table-cell table:formula="of:=MAX((1-[.I799]/(1-[.$D$25]));0)" office:value-type="float" office:value="0.657421279091119" calcext:value-type="float">
            <text:p><text:s/>0.6574 </text:p>
          </table:table-cell>
          <table:table-cell/>
          <table:table-cell table:formula="of:=EXP(-[.E799]*[.$D$23])" office:value-type="float" office:value="0.928060847001354" calcext:value-type="float">
            <text:p><text:s/>0.9281 </text:p>
          </table:table-cell>
          <table:table-cell table:formula="of:=IF([.K799]=&quot;yes&quot;;[.L799]*[.$D$22]*([.I799]-[.I798]);0)" office:value-type="float" office:value="0" calcext:value-type="float">
            <text:p><text:s/>- <text:s text:c="2"/></text:p>
          </table:table-cell>
          <table:table-cell table:formula="of:=IF([.K799]=&quot;T_ex&quot;;[.L799]*([.I799]-[.$I$35])*[.$D$22];0)" office:value-type="float" office:value="0" calcext:value-type="float">
            <text:p><text:s/>- <text:s text:c="2"/></text:p>
          </table:table-cell>
          <table:table-cell table:formula="of:=IF([.K799]=&quot;yes&quot;;[.J799]*[.L799]*(0.05)*[.$D$21];0)" office:value-type="float" office:value="0" calcext:value-type="float">
            <text:p><text:s/>- <text:s text:c="2"/></text:p>
          </table:table-cell>
          <table:table-cell table:formula="of:=IF([.K799]=&quot;yes&quot;;[.J799]*[.L79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69795754890908" calcext:value-type="percentage">
            <text:p>16.9796%</text:p>
          </table:table-cell>
          <table:table-cell office:value-type="float" office:value="0.747557003257329" calcext:value-type="float">
            <text:p>0.75</text:p>
          </table:table-cell>
          <table:table-cell office:value-type="percentage" office:value="0.123575066134129" calcext:value-type="percentage">
            <text:p>12.3575%</text:p>
          </table:table-cell>
          <table:table-cell office:value-type="percentage" office:value="0.351790779685734" calcext:value-type="percentage">
            <text:p>35.1791%</text:p>
          </table:table-cell>
          <table:table-cell office:value-type="percentage" office:value="0.127675275312817" calcext:value-type="percentage">
            <text:p>12.7675%</text:p>
          </table:table-cell>
          <table:table-cell office:value-type="percentage" office:value="0.240609595739968" calcext:value-type="percentage">
            <text:p>24.0610%</text:p>
          </table:table-cell>
          <table:table-cell table:formula="of:=MAX((1-[.I800]/(1-[.$D$25]));0)" office:value-type="float" office:value="0.65627200608576" calcext:value-type="float">
            <text:p><text:s/>0.6563 </text:p>
          </table:table-cell>
          <table:table-cell/>
          <table:table-cell table:formula="of:=EXP(-[.E800]*[.$D$23])" office:value-type="float" office:value="0.927970161447268" calcext:value-type="float">
            <text:p><text:s/>0.9280 </text:p>
          </table:table-cell>
          <table:table-cell table:formula="of:=IF([.K800]=&quot;yes&quot;;[.L800]*[.$D$22]*([.I800]-[.I799]);0)" office:value-type="float" office:value="0" calcext:value-type="float">
            <text:p><text:s/>- <text:s text:c="2"/></text:p>
          </table:table-cell>
          <table:table-cell table:formula="of:=IF([.K800]=&quot;T_ex&quot;;[.L800]*([.I800]-[.$I$35])*[.$D$22];0)" office:value-type="float" office:value="0" calcext:value-type="float">
            <text:p><text:s/>- <text:s text:c="2"/></text:p>
          </table:table-cell>
          <table:table-cell table:formula="of:=IF([.K800]=&quot;yes&quot;;[.J800]*[.L800]*(0.05)*[.$D$21];0)" office:value-type="float" office:value="0" calcext:value-type="float">
            <text:p><text:s/>- <text:s text:c="2"/></text:p>
          </table:table-cell>
          <table:table-cell table:formula="of:=IF([.K800]=&quot;yes&quot;;[.J800]*[.L80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70486093505805" calcext:value-type="percentage">
            <text:p>17.0486%</text:p>
          </table:table-cell>
          <table:table-cell office:value-type="float" office:value="0.748534201954397" calcext:value-type="float">
            <text:p>0.75</text:p>
          </table:table-cell>
          <table:table-cell office:value-type="percentage" office:value="0.123977671854228" calcext:value-type="percentage">
            <text:p>12.3978%</text:p>
          </table:table-cell>
          <table:table-cell office:value-type="percentage" office:value="0.353010218809392" calcext:value-type="percentage">
            <text:p>35.3010%</text:p>
          </table:table-cell>
          <table:table-cell office:value-type="percentage" office:value="0.12808899134591" calcext:value-type="percentage">
            <text:p>12.8089%</text:p>
          </table:table-cell>
          <table:table-cell office:value-type="percentage" office:value="0.241413477454518" calcext:value-type="percentage">
            <text:p>24.1413%</text:p>
          </table:table-cell>
          <table:table-cell table:formula="of:=MAX((1-[.I801]/(1-[.$D$25]));0)" office:value-type="float" office:value="0.655123603636403" calcext:value-type="float">
            <text:p><text:s/>0.6551 </text:p>
          </table:table-cell>
          <table:table-cell/>
          <table:table-cell table:formula="of:=EXP(-[.E801]*[.$D$23])" office:value-type="float" office:value="0.927879484754529" calcext:value-type="float">
            <text:p><text:s/>0.9279 </text:p>
          </table:table-cell>
          <table:table-cell table:formula="of:=IF([.K801]=&quot;yes&quot;;[.L801]*[.$D$22]*([.I801]-[.I800]);0)" office:value-type="float" office:value="0" calcext:value-type="float">
            <text:p><text:s/>- <text:s text:c="2"/></text:p>
          </table:table-cell>
          <table:table-cell table:formula="of:=IF([.K801]=&quot;T_ex&quot;;[.L801]*([.I801]-[.$I$35])*[.$D$22];0)" office:value-type="float" office:value="0" calcext:value-type="float">
            <text:p><text:s/>- <text:s text:c="2"/></text:p>
          </table:table-cell>
          <table:table-cell table:formula="of:=IF([.K801]=&quot;yes&quot;;[.J801]*[.L801]*(0.05)*[.$D$21];0)" office:value-type="float" office:value="0" calcext:value-type="float">
            <text:p><text:s/>- <text:s text:c="2"/></text:p>
          </table:table-cell>
          <table:table-cell table:formula="of:=IF([.K801]=&quot;yes&quot;;[.J801]*[.L80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71183886814404" calcext:value-type="percentage">
            <text:p>17.1184%</text:p>
          </table:table-cell>
          <table:table-cell office:value-type="float" office:value="0.749511400651466" calcext:value-type="float">
            <text:p>0.75</text:p>
          </table:table-cell>
          <table:table-cell office:value-type="percentage" office:value="0.124374764768408" calcext:value-type="percentage">
            <text:p>12.4375%</text:p>
          </table:table-cell>
          <table:table-cell office:value-type="percentage" office:value="0.354214084313983" calcext:value-type="percentage">
            <text:p>35.4214%</text:p>
          </table:table-cell>
          <table:table-cell office:value-type="percentage" office:value="0.12850240175028" calcext:value-type="percentage">
            <text:p>12.8502%</text:p>
          </table:table-cell>
          <table:table-cell office:value-type="percentage" office:value="0.242220005794435" calcext:value-type="percentage">
            <text:p>24.2220%</text:p>
          </table:table-cell>
          <table:table-cell table:formula="of:=MAX((1-[.I802]/(1-[.$D$25]));0)" office:value-type="float" office:value="0.653971420293664" calcext:value-type="float">
            <text:p><text:s/>0.6540 </text:p>
          </table:table-cell>
          <table:table-cell/>
          <table:table-cell table:formula="of:=EXP(-[.E802]*[.$D$23])" office:value-type="float" office:value="0.927788816922271" calcext:value-type="float">
            <text:p><text:s/>0.9278 </text:p>
          </table:table-cell>
          <table:table-cell table:formula="of:=IF([.K802]=&quot;yes&quot;;[.L802]*[.$D$22]*([.I802]-[.I801]);0)" office:value-type="float" office:value="0" calcext:value-type="float">
            <text:p><text:s/>- <text:s text:c="2"/></text:p>
          </table:table-cell>
          <table:table-cell table:formula="of:=IF([.K802]=&quot;T_ex&quot;;[.L802]*([.I802]-[.$I$35])*[.$D$22];0)" office:value-type="float" office:value="0" calcext:value-type="float">
            <text:p><text:s/>- <text:s text:c="2"/></text:p>
          </table:table-cell>
          <table:table-cell table:formula="of:=IF([.K802]=&quot;yes&quot;;[.J802]*[.L802]*(0.05)*[.$D$21];0)" office:value-type="float" office:value="0" calcext:value-type="float">
            <text:p><text:s/>- <text:s text:c="2"/></text:p>
          </table:table-cell>
          <table:table-cell table:formula="of:=IF([.K802]=&quot;yes&quot;;[.J802]*[.L80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71896569275918" calcext:value-type="percentage">
            <text:p>17.1897%</text:p>
          </table:table-cell>
          <table:table-cell office:value-type="float" office:value="0.750488599348534" calcext:value-type="float">
            <text:p>0.75</text:p>
          </table:table-cell>
          <table:table-cell table:style-name="ce11" office:value-type="percentage" office:value="0.124776914068123" calcext:value-type="percentage">
            <text:p>12.48%</text:p>
          </table:table-cell>
          <table:table-cell table:style-name="ce11" office:value-type="percentage" office:value="0.355421338549425" calcext:value-type="percentage">
            <text:p>35.54%</text:p>
          </table:table-cell>
          <table:table-cell table:style-name="ce11" office:value-type="percentage" office:value="0.128908270690481" calcext:value-type="percentage">
            <text:p>12.89%</text:p>
          </table:table-cell>
          <table:table-cell table:style-name="ce11" office:value-type="percentage" office:value="0.242947487427413" calcext:value-type="percentage">
            <text:p>24.29%</text:p>
          </table:table-cell>
          <table:table-cell table:formula="of:=MAX((1-[.I803]/(1-[.$D$25]));0)" office:value-type="float" office:value="0.652932160817981" calcext:value-type="float">
            <text:p><text:s/>0.6529 </text:p>
          </table:table-cell>
          <table:table-cell office:value-type="string" calcext:value-type="string">
            <text:p>yes</text:p>
          </table:table-cell>
          <table:table-cell table:formula="of:=EXP(-[.E803]*[.$D$23])" office:value-type="float" office:value="0.92769815794963" calcext:value-type="float">
            <text:p><text:s/>0.9277 </text:p>
          </table:table-cell>
          <table:table-cell table:style-name="ce12" table:formula="of:=IF([.K803]=&quot;yes&quot;;[.L803]*[.$D$22]*([.I803]-[.I752]);0)" office:value-type="float" office:value="0.0377343361905166" calcext:value-type="float">
            <text:p><text:s/>0.0377 </text:p>
          </table:table-cell>
          <table:table-cell table:formula="of:=IF([.K803]=&quot;T_ex&quot;;[.L803]*([.I803]-[.$I$35])*[.$D$22];0)" office:value-type="float" office:value="0" calcext:value-type="float">
            <text:p><text:s/>- <text:s text:c="2"/></text:p>
          </table:table-cell>
          <table:table-cell table:style-name="ce12" table:formula="of:=IF([.K803]=&quot;yes&quot;;[.J803]*[.L803]*([.E803]-[.E752])*[.$D$21];0)" office:value-type="float" office:value="0.0134915075475217" calcext:value-type="float">
            <text:p><text:s/>0.0135 </text:p>
          </table:table-cell>
          <table:table-cell table:style-name="ce12" table:formula="of:=IF([.K803]=&quot;yes&quot;;[.J803]*[.L803]*([.E803]-[.E752]);0)" office:value-type="float" office:value="0.0301875460316307" calcext:value-type="float">
            <text:p><text:s/>0.0302 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172583380647753" calcext:value-type="percentage">
            <text:p>17.2583%</text:p>
          </table:table-cell>
          <table:table-cell office:value-type="float" office:value="0.751465798045603" calcext:value-type="float">
            <text:p>0.75</text:p>
          </table:table-cell>
          <table:table-cell office:value-type="percentage" office:value="0.125172420384849" calcext:value-type="percentage">
            <text:p>12.5172%</text:p>
          </table:table-cell>
          <table:table-cell office:value-type="percentage" office:value="0.356688362928725" calcext:value-type="percentage">
            <text:p>35.6688%</text:p>
          </table:table-cell>
          <table:table-cell office:value-type="percentage" office:value="0.129314381356005" calcext:value-type="percentage">
            <text:p>12.9314%</text:p>
          </table:table-cell>
          <table:table-cell office:value-type="percentage" office:value="0.243803059419552" calcext:value-type="percentage">
            <text:p>24.3803%</text:p>
          </table:table-cell>
          <table:table-cell table:formula="of:=MAX((1-[.I804]/(1-[.$D$25]));0)" office:value-type="float" office:value="0.651709915114926" calcext:value-type="float">
            <text:p><text:s/>0.6517 </text:p>
          </table:table-cell>
          <table:table-cell/>
          <table:table-cell table:formula="of:=EXP(-[.E804]*[.$D$23])" office:value-type="float" office:value="0.927607507835739" calcext:value-type="float">
            <text:p><text:s/>0.9276 </text:p>
          </table:table-cell>
          <table:table-cell table:formula="of:=IF([.K804]=&quot;yes&quot;;[.L804]*[.$D$22]*([.I804]-[.I803]);0)" office:value-type="float" office:value="0" calcext:value-type="float">
            <text:p><text:s/>- <text:s text:c="2"/></text:p>
          </table:table-cell>
          <table:table-cell table:formula="of:=IF([.K804]=&quot;T_ex&quot;;[.L804]*([.I804]-[.$I$35])*[.$D$22];0)" office:value-type="float" office:value="0" calcext:value-type="float">
            <text:p><text:s/>- <text:s text:c="2"/></text:p>
          </table:table-cell>
          <table:table-cell table:formula="of:=IF([.K804]=&quot;yes&quot;;[.J804]*[.L804]*(0.05)*[.$D$21];0)" office:value-type="float" office:value="0" calcext:value-type="float">
            <text:p><text:s/>- <text:s text:c="2"/></text:p>
          </table:table-cell>
          <table:table-cell table:formula="of:=IF([.K804]=&quot;yes&quot;;[.J804]*[.L80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73327915693047" calcext:value-type="percentage">
            <text:p>17.3328%</text:p>
          </table:table-cell>
          <table:table-cell office:value-type="float" office:value="0.752442996742671" calcext:value-type="float">
            <text:p>0.75</text:p>
          </table:table-cell>
          <table:table-cell office:value-type="percentage" office:value="0.125562858268007" calcext:value-type="percentage">
            <text:p>12.5563%</text:p>
          </table:table-cell>
          <table:table-cell office:value-type="percentage" office:value="0.357972782207122" calcext:value-type="percentage">
            <text:p>35.7973%</text:p>
          </table:table-cell>
          <table:table-cell office:value-type="percentage" office:value="0.129720244696422" calcext:value-type="percentage">
            <text:p>12.9720%</text:p>
          </table:table-cell>
          <table:table-cell office:value-type="percentage" office:value="0.244614528983616" calcext:value-type="percentage">
            <text:p>24.4615%</text:p>
          </table:table-cell>
          <table:table-cell table:formula="of:=MAX((1-[.I805]/(1-[.$D$25]));0)" office:value-type="float" office:value="0.650550672880549" calcext:value-type="float">
            <text:p><text:s/>0.6506 </text:p>
          </table:table-cell>
          <table:table-cell/>
          <table:table-cell table:formula="of:=EXP(-[.E805]*[.$D$23])" office:value-type="float" office:value="0.927516866579732" calcext:value-type="float">
            <text:p><text:s/>0.9275 </text:p>
          </table:table-cell>
          <table:table-cell table:formula="of:=IF([.K805]=&quot;yes&quot;;[.L805]*[.$D$22]*([.I805]-[.I804]);0)" office:value-type="float" office:value="0" calcext:value-type="float">
            <text:p><text:s/>- <text:s text:c="2"/></text:p>
          </table:table-cell>
          <table:table-cell table:formula="of:=IF([.K805]=&quot;T_ex&quot;;[.L805]*([.I805]-[.$I$35])*[.$D$22];0)" office:value-type="float" office:value="0" calcext:value-type="float">
            <text:p><text:s/>- <text:s text:c="2"/></text:p>
          </table:table-cell>
          <table:table-cell table:formula="of:=IF([.K805]=&quot;yes&quot;;[.J805]*[.L805]*(0.05)*[.$D$21];0)" office:value-type="float" office:value="0" calcext:value-type="float">
            <text:p><text:s/>- <text:s text:c="2"/></text:p>
          </table:table-cell>
          <table:table-cell table:formula="of:=IF([.K805]=&quot;yes&quot;;[.J805]*[.L80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74033075050372" calcext:value-type="percentage">
            <text:p>17.4033%</text:p>
          </table:table-cell>
          <table:table-cell office:value-type="float" office:value="0.753420195439739" calcext:value-type="float">
            <text:p>0.75</text:p>
          </table:table-cell>
          <table:table-cell office:value-type="percentage" office:value="0.12595823713133" calcext:value-type="percentage">
            <text:p>12.5958%</text:p>
          </table:table-cell>
          <table:table-cell office:value-type="percentage" office:value="0.359318246017785" calcext:value-type="percentage">
            <text:p>35.9318%</text:p>
          </table:table-cell>
          <table:table-cell office:value-type="percentage" office:value="0.130130826605167" calcext:value-type="percentage">
            <text:p>13.0131%</text:p>
          </table:table-cell>
          <table:table-cell office:value-type="percentage" office:value="0.245412219508763" calcext:value-type="percentage">
            <text:p>24.5412%</text:p>
          </table:table-cell>
          <table:table-cell table:formula="of:=MAX((1-[.I806]/(1-[.$D$25]));0)" office:value-type="float" office:value="0.649411114987481" calcext:value-type="float">
            <text:p><text:s/>0.6494 </text:p>
          </table:table-cell>
          <table:table-cell/>
          <table:table-cell table:formula="of:=EXP(-[.E806]*[.$D$23])" office:value-type="float" office:value="0.927426234180744" calcext:value-type="float">
            <text:p><text:s/>0.9274 </text:p>
          </table:table-cell>
          <table:table-cell table:formula="of:=IF([.K806]=&quot;yes&quot;;[.L806]*[.$D$22]*([.I806]-[.I805]);0)" office:value-type="float" office:value="0" calcext:value-type="float">
            <text:p><text:s/>- <text:s text:c="2"/></text:p>
          </table:table-cell>
          <table:table-cell table:formula="of:=IF([.K806]=&quot;T_ex&quot;;[.L806]*([.I806]-[.$I$35])*[.$D$22];0)" office:value-type="float" office:value="0" calcext:value-type="float">
            <text:p><text:s/>- <text:s text:c="2"/></text:p>
          </table:table-cell>
          <table:table-cell table:formula="of:=IF([.K806]=&quot;yes&quot;;[.J806]*[.L806]*(0.05)*[.$D$21];0)" office:value-type="float" office:value="0" calcext:value-type="float">
            <text:p><text:s/>- <text:s text:c="2"/></text:p>
          </table:table-cell>
          <table:table-cell table:formula="of:=IF([.K806]=&quot;yes&quot;;[.J806]*[.L80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74813382295817" calcext:value-type="percentage">
            <text:p>17.4813%</text:p>
          </table:table-cell>
          <table:table-cell office:value-type="float" office:value="0.754397394136808" calcext:value-type="float">
            <text:p>0.75</text:p>
          </table:table-cell>
          <table:table-cell office:value-type="percentage" office:value="0.126355355305643" calcext:value-type="percentage">
            <text:p>12.6355%</text:p>
          </table:table-cell>
          <table:table-cell office:value-type="percentage" office:value="0.360772508026473" calcext:value-type="percentage">
            <text:p>36.0773%</text:p>
          </table:table-cell>
          <table:table-cell office:value-type="percentage" office:value="0.130543376875956" calcext:value-type="percentage">
            <text:p>13.0543%</text:p>
          </table:table-cell>
          <table:table-cell office:value-type="percentage" office:value="0.246190084096413" calcext:value-type="percentage">
            <text:p>24.6190%</text:p>
          </table:table-cell>
          <table:table-cell table:formula="of:=MAX((1-[.I807]/(1-[.$D$25]));0)" office:value-type="float" office:value="0.648299879862267" calcext:value-type="float">
            <text:p><text:s/>0.6483 </text:p>
          </table:table-cell>
          <table:table-cell/>
          <table:table-cell table:formula="of:=EXP(-[.E807]*[.$D$23])" office:value-type="float" office:value="0.92733561063791" calcext:value-type="float">
            <text:p><text:s/>0.9273 </text:p>
          </table:table-cell>
          <table:table-cell table:formula="of:=IF([.K807]=&quot;yes&quot;;[.L807]*[.$D$22]*([.I807]-[.I806]);0)" office:value-type="float" office:value="0" calcext:value-type="float">
            <text:p><text:s/>- <text:s text:c="2"/></text:p>
          </table:table-cell>
          <table:table-cell table:formula="of:=IF([.K807]=&quot;T_ex&quot;;[.L807]*([.I807]-[.$I$35])*[.$D$22];0)" office:value-type="float" office:value="0" calcext:value-type="float">
            <text:p><text:s/>- <text:s text:c="2"/></text:p>
          </table:table-cell>
          <table:table-cell table:formula="of:=IF([.K807]=&quot;yes&quot;;[.J807]*[.L807]*(0.05)*[.$D$21];0)" office:value-type="float" office:value="0" calcext:value-type="float">
            <text:p><text:s/>- <text:s text:c="2"/></text:p>
          </table:table-cell>
          <table:table-cell table:formula="of:=IF([.K807]=&quot;yes&quot;;[.J807]*[.L80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75593720192977" calcext:value-type="percentage">
            <text:p>17.5594%</text:p>
          </table:table-cell>
          <table:table-cell office:value-type="float" office:value="0.755374592833876" calcext:value-type="float">
            <text:p>0.76</text:p>
          </table:table-cell>
          <table:table-cell office:value-type="percentage" office:value="0.126754026639218" calcext:value-type="percentage">
            <text:p>12.6754%</text:p>
          </table:table-cell>
          <table:table-cell office:value-type="percentage" office:value="0.362371025980391" calcext:value-type="percentage">
            <text:p>36.2371%</text:p>
          </table:table-cell>
          <table:table-cell office:value-type="percentage" office:value="0.130959056692809" calcext:value-type="percentage">
            <text:p>13.0959%</text:p>
          </table:table-cell>
          <table:table-cell office:value-type="percentage" office:value="0.247102222926892" calcext:value-type="percentage">
            <text:p>24.7102%</text:p>
          </table:table-cell>
          <table:table-cell table:formula="of:=MAX((1-[.I808]/(1-[.$D$25]));0)" office:value-type="float" office:value="0.646996824390154" calcext:value-type="float">
            <text:p><text:s/>0.6470 </text:p>
          </table:table-cell>
          <table:table-cell/>
          <table:table-cell table:formula="of:=EXP(-[.E808]*[.$D$23])" office:value-type="float" office:value="0.927244995950364" calcext:value-type="float">
            <text:p><text:s/>0.9272 </text:p>
          </table:table-cell>
          <table:table-cell table:formula="of:=IF([.K808]=&quot;yes&quot;;[.L808]*[.$D$22]*([.I808]-[.I807]);0)" office:value-type="float" office:value="0" calcext:value-type="float">
            <text:p><text:s/>- <text:s text:c="2"/></text:p>
          </table:table-cell>
          <table:table-cell table:formula="of:=IF([.K808]=&quot;T_ex&quot;;[.L808]*([.I808]-[.$I$35])*[.$D$22];0)" office:value-type="float" office:value="0" calcext:value-type="float">
            <text:p><text:s/>- <text:s text:c="2"/></text:p>
          </table:table-cell>
          <table:table-cell table:formula="of:=IF([.K808]=&quot;yes&quot;;[.J808]*[.L808]*(0.05)*[.$D$21];0)" office:value-type="float" office:value="0" calcext:value-type="float">
            <text:p><text:s/>- <text:s text:c="2"/></text:p>
          </table:table-cell>
          <table:table-cell table:formula="of:=IF([.K808]=&quot;yes&quot;;[.J808]*[.L80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76360138813865" calcext:value-type="percentage">
            <text:p>17.6360%</text:p>
          </table:table-cell>
          <table:table-cell office:value-type="float" office:value="0.756351791530945" calcext:value-type="float">
            <text:p>0.76</text:p>
          </table:table-cell>
          <table:table-cell office:value-type="percentage" office:value="0.127154909515081" calcext:value-type="percentage">
            <text:p>12.7155%</text:p>
          </table:table-cell>
          <table:table-cell office:value-type="percentage" office:value="0.364148104528048" calcext:value-type="percentage">
            <text:p>36.4148%</text:p>
          </table:table-cell>
          <table:table-cell office:value-type="percentage" office:value="0.13137081126046" calcext:value-type="percentage">
            <text:p>13.1371%</text:p>
          </table:table-cell>
          <table:table-cell office:value-type="percentage" office:value="0.247995687937786" calcext:value-type="percentage">
            <text:p>24.7996%</text:p>
          </table:table-cell>
          <table:table-cell table:formula="of:=MAX((1-[.I809]/(1-[.$D$25]));0)" office:value-type="float" office:value="0.645720445803163" calcext:value-type="float">
            <text:p><text:s/>0.6457 </text:p>
          </table:table-cell>
          <table:table-cell/>
          <table:table-cell table:formula="of:=EXP(-[.E809]*[.$D$23])" office:value-type="float" office:value="0.92715439011724" calcext:value-type="float">
            <text:p><text:s/>0.9272 </text:p>
          </table:table-cell>
          <table:table-cell table:formula="of:=IF([.K809]=&quot;yes&quot;;[.L809]*[.$D$22]*([.I809]-[.I808]);0)" office:value-type="float" office:value="0" calcext:value-type="float">
            <text:p><text:s/>- <text:s text:c="2"/></text:p>
          </table:table-cell>
          <table:table-cell table:formula="of:=IF([.K809]=&quot;T_ex&quot;;[.L809]*([.I809]-[.$I$35])*[.$D$22];0)" office:value-type="float" office:value="0" calcext:value-type="float">
            <text:p><text:s/>- <text:s text:c="2"/></text:p>
          </table:table-cell>
          <table:table-cell table:formula="of:=IF([.K809]=&quot;yes&quot;;[.J809]*[.L809]*(0.05)*[.$D$21];0)" office:value-type="float" office:value="0" calcext:value-type="float">
            <text:p><text:s/>- <text:s text:c="2"/></text:p>
          </table:table-cell>
          <table:table-cell table:formula="of:=IF([.K809]=&quot;yes&quot;;[.J809]*[.L80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77145934669873" calcext:value-type="percentage">
            <text:p>17.7146%</text:p>
          </table:table-cell>
          <table:table-cell office:value-type="float" office:value="0.757328990228013" calcext:value-type="float">
            <text:p>0.76</text:p>
          </table:table-cell>
          <table:table-cell office:value-type="percentage" office:value="0.127552695543734" calcext:value-type="percentage">
            <text:p>12.7553%</text:p>
          </table:table-cell>
          <table:table-cell office:value-type="percentage" office:value="0.366102685639067" calcext:value-type="percentage">
            <text:p>36.6103%</text:p>
          </table:table-cell>
          <table:table-cell office:value-type="percentage" office:value="0.131778330392976" calcext:value-type="percentage">
            <text:p>13.1778%</text:p>
          </table:table-cell>
          <table:table-cell office:value-type="percentage" office:value="0.248911520788131" calcext:value-type="percentage">
            <text:p>24.8912%</text:p>
          </table:table-cell>
          <table:table-cell table:formula="of:=MAX((1-[.I810]/(1-[.$D$25]));0)" office:value-type="float" office:value="0.644412113159813" calcext:value-type="float">
            <text:p><text:s/>0.6444 </text:p>
          </table:table-cell>
          <table:table-cell/>
          <table:table-cell table:formula="of:=EXP(-[.E810]*[.$D$23])" office:value-type="float" office:value="0.927063793137674" calcext:value-type="float">
            <text:p><text:s/>0.9271 </text:p>
          </table:table-cell>
          <table:table-cell table:formula="of:=IF([.K810]=&quot;yes&quot;;[.L810]*[.$D$22]*([.I810]-[.I809]);0)" office:value-type="float" office:value="0" calcext:value-type="float">
            <text:p><text:s/>- <text:s text:c="2"/></text:p>
          </table:table-cell>
          <table:table-cell table:formula="of:=IF([.K810]=&quot;T_ex&quot;;[.L810]*([.I810]-[.$I$35])*[.$D$22];0)" office:value-type="float" office:value="0" calcext:value-type="float">
            <text:p><text:s/>- <text:s text:c="2"/></text:p>
          </table:table-cell>
          <table:table-cell table:formula="of:=IF([.K810]=&quot;yes&quot;;[.J810]*[.L810]*(0.05)*[.$D$21];0)" office:value-type="float" office:value="0" calcext:value-type="float">
            <text:p><text:s/>- <text:s text:c="2"/></text:p>
          </table:table-cell>
          <table:table-cell table:formula="of:=IF([.K810]=&quot;yes&quot;;[.J810]*[.L81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77903880947994" calcext:value-type="percentage">
            <text:p>17.7904%</text:p>
          </table:table-cell>
          <table:table-cell office:value-type="float" office:value="0.758306188925081" calcext:value-type="float">
            <text:p>0.76</text:p>
          </table:table-cell>
          <table:table-cell office:value-type="percentage" office:value="0.127952701183169" calcext:value-type="percentage">
            <text:p>12.7953%</text:p>
          </table:table-cell>
          <table:table-cell office:value-type="percentage" office:value="0.368321245517543" calcext:value-type="percentage">
            <text:p>36.8321%</text:p>
          </table:table-cell>
          <table:table-cell office:value-type="percentage" office:value="0.132186792506923" calcext:value-type="percentage">
            <text:p>13.2187%</text:p>
          </table:table-cell>
          <table:table-cell office:value-type="percentage" office:value="0.249793412729585" calcext:value-type="percentage">
            <text:p>24.9793%</text:p>
          </table:table-cell>
          <table:table-cell table:formula="of:=MAX((1-[.I811]/(1-[.$D$25]));0)" office:value-type="float" office:value="0.643152267529164" calcext:value-type="float">
            <text:p><text:s/>0.6432 </text:p>
          </table:table-cell>
          <table:table-cell/>
          <table:table-cell table:formula="of:=EXP(-[.E811]*[.$D$23])" office:value-type="float" office:value="0.926973205010801" calcext:value-type="float">
            <text:p><text:s/>0.9270 </text:p>
          </table:table-cell>
          <table:table-cell table:formula="of:=IF([.K811]=&quot;yes&quot;;[.L811]*[.$D$22]*([.I811]-[.I810]);0)" office:value-type="float" office:value="0" calcext:value-type="float">
            <text:p><text:s/>- <text:s text:c="2"/></text:p>
          </table:table-cell>
          <table:table-cell table:formula="of:=IF([.K811]=&quot;T_ex&quot;;[.L811]*([.I811]-[.$I$35])*[.$D$22];0)" office:value-type="float" office:value="0" calcext:value-type="float">
            <text:p><text:s/>- <text:s text:c="2"/></text:p>
          </table:table-cell>
          <table:table-cell table:formula="of:=IF([.K811]=&quot;yes&quot;;[.J811]*[.L811]*(0.05)*[.$D$21];0)" office:value-type="float" office:value="0" calcext:value-type="float">
            <text:p><text:s/>- <text:s text:c="2"/></text:p>
          </table:table-cell>
          <table:table-cell table:formula="of:=IF([.K811]=&quot;yes&quot;;[.J811]*[.L81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7865569785404" calcext:value-type="percentage">
            <text:p>17.8656%</text:p>
          </table:table-cell>
          <table:table-cell office:value-type="float" office:value="0.75928338762215" calcext:value-type="float">
            <text:p>0.76</text:p>
          </table:table-cell>
          <table:table-cell office:value-type="percentage" office:value="0.128349236087103" calcext:value-type="percentage">
            <text:p>12.8349%</text:p>
          </table:table-cell>
          <table:table-cell office:value-type="percentage" office:value="0.370886570417712" calcext:value-type="percentage">
            <text:p>37.0887%</text:p>
          </table:table-cell>
          <table:table-cell office:value-type="percentage" office:value="0.132602251966047" calcext:value-type="percentage">
            <text:p>13.2602%</text:p>
          </table:table-cell>
          <table:table-cell office:value-type="percentage" office:value="0.250699727210202" calcext:value-type="percentage">
            <text:p>25.0700%</text:p>
          </table:table-cell>
          <table:table-cell table:formula="of:=MAX((1-[.I812]/(1-[.$D$25]));0)" office:value-type="float" office:value="0.641857532556854" calcext:value-type="float">
            <text:p><text:s/>0.6419 </text:p>
          </table:table-cell>
          <table:table-cell/>
          <table:table-cell table:formula="of:=EXP(-[.E812]*[.$D$23])" office:value-type="float" office:value="0.926882625735755" calcext:value-type="float">
            <text:p><text:s/>0.9269 </text:p>
          </table:table-cell>
          <table:table-cell table:formula="of:=IF([.K812]=&quot;yes&quot;;[.L812]*[.$D$22]*([.I812]-[.I811]);0)" office:value-type="float" office:value="0" calcext:value-type="float">
            <text:p><text:s/>- <text:s text:c="2"/></text:p>
          </table:table-cell>
          <table:table-cell table:formula="of:=IF([.K812]=&quot;T_ex&quot;;[.L812]*([.I812]-[.$I$35])*[.$D$22];0)" office:value-type="float" office:value="0" calcext:value-type="float">
            <text:p><text:s/>- <text:s text:c="2"/></text:p>
          </table:table-cell>
          <table:table-cell table:formula="of:=IF([.K812]=&quot;yes&quot;;[.J812]*[.L812]*(0.05)*[.$D$21];0)" office:value-type="float" office:value="0" calcext:value-type="float">
            <text:p><text:s/>- <text:s text:c="2"/></text:p>
          </table:table-cell>
          <table:table-cell table:formula="of:=IF([.K812]=&quot;yes&quot;;[.J812]*[.L81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79461463968619" calcext:value-type="percentage">
            <text:p>17.9461%</text:p>
          </table:table-cell>
          <table:table-cell office:value-type="float" office:value="0.760260586319218" calcext:value-type="float">
            <text:p>0.76</text:p>
          </table:table-cell>
          <table:table-cell office:value-type="percentage" office:value="0.128757573609462" calcext:value-type="percentage">
            <text:p>12.8758%</text:p>
          </table:table-cell>
          <table:table-cell office:value-type="percentage" office:value="0.373738551352825" calcext:value-type="percentage">
            <text:p>37.3739%</text:p>
          </table:table-cell>
          <table:table-cell office:value-type="percentage" office:value="0.133016525264213" calcext:value-type="percentage">
            <text:p>13.3017%</text:p>
          </table:table-cell>
          <table:table-cell office:value-type="percentage" office:value="0.251679037786181" calcext:value-type="percentage">
            <text:p>25.1679%</text:p>
          </table:table-cell>
          <table:table-cell table:formula="of:=MAX((1-[.I813]/(1-[.$D$25]));0)" office:value-type="float" office:value="0.640458517448313" calcext:value-type="float">
            <text:p><text:s/>0.6405 </text:p>
          </table:table-cell>
          <table:table-cell/>
          <table:table-cell table:formula="of:=EXP(-[.E813]*[.$D$23])" office:value-type="float" office:value="0.926792055311672" calcext:value-type="float">
            <text:p><text:s/>0.9268 </text:p>
          </table:table-cell>
          <table:table-cell table:formula="of:=IF([.K813]=&quot;yes&quot;;[.L813]*[.$D$22]*([.I813]-[.I812]);0)" office:value-type="float" office:value="0" calcext:value-type="float">
            <text:p><text:s/>- <text:s text:c="2"/></text:p>
          </table:table-cell>
          <table:table-cell table:formula="of:=IF([.K813]=&quot;T_ex&quot;;[.L813]*([.I813]-[.$I$35])*[.$D$22];0)" office:value-type="float" office:value="0" calcext:value-type="float">
            <text:p><text:s/>- <text:s text:c="2"/></text:p>
          </table:table-cell>
          <table:table-cell table:formula="of:=IF([.K813]=&quot;yes&quot;;[.J813]*[.L813]*(0.05)*[.$D$21];0)" office:value-type="float" office:value="0" calcext:value-type="float">
            <text:p><text:s/>- <text:s text:c="2"/></text:p>
          </table:table-cell>
          <table:table-cell table:formula="of:=IF([.K813]=&quot;yes&quot;;[.J813]*[.L81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80261377797631" calcext:value-type="percentage">
            <text:p>18.0261%</text:p>
          </table:table-cell>
          <table:table-cell office:value-type="float" office:value="0.761237785016287" calcext:value-type="float">
            <text:p>0.76</text:p>
          </table:table-cell>
          <table:table-cell office:value-type="percentage" office:value="0.129158842326172" calcext:value-type="percentage">
            <text:p>12.9159%</text:p>
          </table:table-cell>
          <table:table-cell office:value-type="percentage" office:value="0.37664320946169" calcext:value-type="percentage">
            <text:p>37.6643%</text:p>
          </table:table-cell>
          <table:table-cell office:value-type="percentage" office:value="0.133439912056193" calcext:value-type="percentage">
            <text:p>13.3440%</text:p>
          </table:table-cell>
          <table:table-cell office:value-type="percentage" office:value="0.252614944350078" calcext:value-type="percentage">
            <text:p>25.2615%</text:p>
          </table:table-cell>
          <table:table-cell table:formula="of:=MAX((1-[.I814]/(1-[.$D$25]));0)" office:value-type="float" office:value="0.639121508071317" calcext:value-type="float">
            <text:p><text:s/>0.6391 </text:p>
          </table:table-cell>
          <table:table-cell/>
          <table:table-cell table:formula="of:=EXP(-[.E814]*[.$D$23])" office:value-type="float" office:value="0.926701493737686" calcext:value-type="float">
            <text:p><text:s/>0.9267 </text:p>
          </table:table-cell>
          <table:table-cell table:formula="of:=IF([.K814]=&quot;yes&quot;;[.L814]*[.$D$22]*([.I814]-[.I813]);0)" office:value-type="float" office:value="0" calcext:value-type="float">
            <text:p><text:s/>- <text:s text:c="2"/></text:p>
          </table:table-cell>
          <table:table-cell table:formula="of:=IF([.K814]=&quot;T_ex&quot;;[.L814]*([.I814]-[.$I$35])*[.$D$22];0)" office:value-type="float" office:value="0" calcext:value-type="float">
            <text:p><text:s/>- <text:s text:c="2"/></text:p>
          </table:table-cell>
          <table:table-cell table:formula="of:=IF([.K814]=&quot;yes&quot;;[.J814]*[.L814]*(0.05)*[.$D$21];0)" office:value-type="float" office:value="0" calcext:value-type="float">
            <text:p><text:s/>- <text:s text:c="2"/></text:p>
          </table:table-cell>
          <table:table-cell table:formula="of:=IF([.K814]=&quot;yes&quot;;[.J814]*[.L81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81051524560747" calcext:value-type="percentage">
            <text:p>18.1052%</text:p>
          </table:table-cell>
          <table:table-cell office:value-type="float" office:value="0.762214983713355" calcext:value-type="float">
            <text:p>0.76</text:p>
          </table:table-cell>
          <table:table-cell office:value-type="percentage" office:value="0.129556030291429" calcext:value-type="percentage">
            <text:p>12.9556%</text:p>
          </table:table-cell>
          <table:table-cell office:value-type="percentage" office:value="0.379474792822804" calcext:value-type="percentage">
            <text:p>37.9475%</text:p>
          </table:table-cell>
          <table:table-cell office:value-type="percentage" office:value="0.133865007031326" calcext:value-type="percentage">
            <text:p>13.3865%</text:p>
          </table:table-cell>
          <table:table-cell office:value-type="percentage" office:value="0.253544705267576" calcext:value-type="percentage">
            <text:p>25.3545%</text:p>
          </table:table-cell>
          <table:table-cell table:formula="of:=MAX((1-[.I815]/(1-[.$D$25]));0)" office:value-type="float" office:value="0.637793278189177" calcext:value-type="float">
            <text:p><text:s/>0.6378 </text:p>
          </table:table-cell>
          <table:table-cell/>
          <table:table-cell table:formula="of:=EXP(-[.E815]*[.$D$23])" office:value-type="float" office:value="0.926610941012933" calcext:value-type="float">
            <text:p><text:s/>0.9266 </text:p>
          </table:table-cell>
          <table:table-cell table:formula="of:=IF([.K815]=&quot;yes&quot;;[.L815]*[.$D$22]*([.I815]-[.I814]);0)" office:value-type="float" office:value="0" calcext:value-type="float">
            <text:p><text:s/>- <text:s text:c="2"/></text:p>
          </table:table-cell>
          <table:table-cell table:formula="of:=IF([.K815]=&quot;T_ex&quot;;[.L815]*([.I815]-[.$I$35])*[.$D$22];0)" office:value-type="float" office:value="0" calcext:value-type="float">
            <text:p><text:s/>- <text:s text:c="2"/></text:p>
          </table:table-cell>
          <table:table-cell table:formula="of:=IF([.K815]=&quot;yes&quot;;[.J815]*[.L815]*(0.05)*[.$D$21];0)" office:value-type="float" office:value="0" calcext:value-type="float">
            <text:p><text:s/>- <text:s text:c="2"/></text:p>
          </table:table-cell>
          <table:table-cell table:formula="of:=IF([.K815]=&quot;yes&quot;;[.J815]*[.L81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81818766068372" calcext:value-type="percentage">
            <text:p>18.1819%</text:p>
          </table:table-cell>
          <table:table-cell office:value-type="float" office:value="0.763192182410423" calcext:value-type="float">
            <text:p>0.76</text:p>
          </table:table-cell>
          <table:table-cell office:value-type="percentage" office:value="0.12994922726577" calcext:value-type="percentage">
            <text:p>12.9949%</text:p>
          </table:table-cell>
          <table:table-cell office:value-type="percentage" office:value="0.38222997904713" calcext:value-type="percentage">
            <text:p>38.2230%</text:p>
          </table:table-cell>
          <table:table-cell office:value-type="percentage" office:value="0.134279206444006" calcext:value-type="percentage">
            <text:p>13.4279%</text:p>
          </table:table-cell>
          <table:table-cell office:value-type="percentage" office:value="0.254480312649478" calcext:value-type="percentage">
            <text:p>25.4480%</text:p>
          </table:table-cell>
          <table:table-cell table:formula="of:=MAX((1-[.I816]/(1-[.$D$25]));0)" office:value-type="float" office:value="0.636456696215031" calcext:value-type="float">
            <text:p><text:s/>0.6365 </text:p>
          </table:table-cell>
          <table:table-cell/>
          <table:table-cell table:formula="of:=EXP(-[.E816]*[.$D$23])" office:value-type="float" office:value="0.926520397136549" calcext:value-type="float">
            <text:p><text:s/>0.9265 </text:p>
          </table:table-cell>
          <table:table-cell table:formula="of:=IF([.K816]=&quot;yes&quot;;[.L816]*[.$D$22]*([.I816]-[.I815]);0)" office:value-type="float" office:value="0" calcext:value-type="float">
            <text:p><text:s/>- <text:s text:c="2"/></text:p>
          </table:table-cell>
          <table:table-cell table:formula="of:=IF([.K816]=&quot;T_ex&quot;;[.L816]*([.I816]-[.$I$35])*[.$D$22];0)" office:value-type="float" office:value="0" calcext:value-type="float">
            <text:p><text:s/>- <text:s text:c="2"/></text:p>
          </table:table-cell>
          <table:table-cell table:formula="of:=IF([.K816]=&quot;yes&quot;;[.J816]*[.L816]*(0.05)*[.$D$21];0)" office:value-type="float" office:value="0" calcext:value-type="float">
            <text:p><text:s/>- <text:s text:c="2"/></text:p>
          </table:table-cell>
          <table:table-cell table:formula="of:=IF([.K816]=&quot;yes&quot;;[.J816]*[.L81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8257686488459" calcext:value-type="percentage">
            <text:p>18.2577%</text:p>
          </table:table-cell>
          <table:table-cell office:value-type="float" office:value="0.764169381107492" calcext:value-type="float">
            <text:p>0.76</text:p>
          </table:table-cell>
          <table:table-cell office:value-type="percentage" office:value="0.130343787207421" calcext:value-type="percentage">
            <text:p>13.0344%</text:p>
          </table:table-cell>
          <table:table-cell office:value-type="percentage" office:value="0.384927452764802" calcext:value-type="percentage">
            <text:p>38.4927%</text:p>
          </table:table-cell>
          <table:table-cell office:value-type="percentage" office:value="0.134695424599464" calcext:value-type="percentage">
            <text:p>13.4695%</text:p>
          </table:table-cell>
          <table:table-cell office:value-type="percentage" office:value="0.255457873266369" calcext:value-type="percentage">
            <text:p>25.5458%</text:p>
          </table:table-cell>
          <table:table-cell table:formula="of:=MAX((1-[.I817]/(1-[.$D$25]));0)" office:value-type="float" office:value="0.635060181048044" calcext:value-type="float">
            <text:p><text:s/>0.6351 </text:p>
          </table:table-cell>
          <table:table-cell/>
          <table:table-cell table:formula="of:=EXP(-[.E817]*[.$D$23])" office:value-type="float" office:value="0.926429862107667" calcext:value-type="float">
            <text:p><text:s/>0.9264 </text:p>
          </table:table-cell>
          <table:table-cell table:formula="of:=IF([.K817]=&quot;yes&quot;;[.L817]*[.$D$22]*([.I817]-[.I816]);0)" office:value-type="float" office:value="0" calcext:value-type="float">
            <text:p><text:s/>- <text:s text:c="2"/></text:p>
          </table:table-cell>
          <table:table-cell table:formula="of:=IF([.K817]=&quot;T_ex&quot;;[.L817]*([.I817]-[.$I$35])*[.$D$22];0)" office:value-type="float" office:value="0" calcext:value-type="float">
            <text:p><text:s/>- <text:s text:c="2"/></text:p>
          </table:table-cell>
          <table:table-cell table:formula="of:=IF([.K817]=&quot;yes&quot;;[.J817]*[.L817]*(0.05)*[.$D$21];0)" office:value-type="float" office:value="0" calcext:value-type="float">
            <text:p><text:s/>- <text:s text:c="2"/></text:p>
          </table:table-cell>
          <table:table-cell table:formula="of:=IF([.K817]=&quot;yes&quot;;[.J817]*[.L81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83320384594619" calcext:value-type="percentage">
            <text:p>18.3320%</text:p>
          </table:table-cell>
          <table:table-cell office:value-type="float" office:value="0.76514657980456" calcext:value-type="float">
            <text:p>0.77</text:p>
          </table:table-cell>
          <table:table-cell office:value-type="percentage" office:value="0.130735360719173" calcext:value-type="percentage">
            <text:p>13.0735%</text:p>
          </table:table-cell>
          <table:table-cell office:value-type="percentage" office:value="0.38789892772279" calcext:value-type="percentage">
            <text:p>38.7899%</text:p>
          </table:table-cell>
          <table:table-cell office:value-type="percentage" office:value="0.135114353747168" calcext:value-type="percentage">
            <text:p>13.5114%</text:p>
          </table:table-cell>
          <table:table-cell office:value-type="percentage" office:value="0.256457854118577" calcext:value-type="percentage">
            <text:p>25.6458%</text:p>
          </table:table-cell>
          <table:table-cell table:formula="of:=MAX((1-[.I818]/(1-[.$D$25]));0)" office:value-type="float" office:value="0.633631636973461" calcext:value-type="float">
            <text:p><text:s/>0.6336 </text:p>
          </table:table-cell>
          <table:table-cell/>
          <table:table-cell table:formula="of:=EXP(-[.E818]*[.$D$23])" office:value-type="float" office:value="0.926339335925425" calcext:value-type="float">
            <text:p><text:s/>0.9263 </text:p>
          </table:table-cell>
          <table:table-cell table:formula="of:=IF([.K818]=&quot;yes&quot;;[.L818]*[.$D$22]*([.I818]-[.I817]);0)" office:value-type="float" office:value="0" calcext:value-type="float">
            <text:p><text:s/>- <text:s text:c="2"/></text:p>
          </table:table-cell>
          <table:table-cell table:formula="of:=IF([.K818]=&quot;T_ex&quot;;[.L818]*([.I818]-[.$I$35])*[.$D$22];0)" office:value-type="float" office:value="0" calcext:value-type="float">
            <text:p><text:s/>- <text:s text:c="2"/></text:p>
          </table:table-cell>
          <table:table-cell table:formula="of:=IF([.K818]=&quot;yes&quot;;[.J818]*[.L818]*(0.05)*[.$D$21];0)" office:value-type="float" office:value="0" calcext:value-type="float">
            <text:p><text:s/>- <text:s text:c="2"/></text:p>
          </table:table-cell>
          <table:table-cell table:formula="of:=IF([.K818]=&quot;yes&quot;;[.J818]*[.L81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84084279422841" calcext:value-type="percentage">
            <text:p>18.4084%</text:p>
          </table:table-cell>
          <table:table-cell office:value-type="float" office:value="0.766123778501629" calcext:value-type="float">
            <text:p>0.77</text:p>
          </table:table-cell>
          <table:table-cell office:value-type="percentage" office:value="0.13113165760199" calcext:value-type="percentage">
            <text:p>13.1132%</text:p>
          </table:table-cell>
          <table:table-cell office:value-type="percentage" office:value="0.391224317069347" calcext:value-type="percentage">
            <text:p>39.1224%</text:p>
          </table:table-cell>
          <table:table-cell office:value-type="percentage" office:value="0.135524741032643" calcext:value-type="percentage">
            <text:p>13.5525%</text:p>
          </table:table-cell>
          <table:table-cell office:value-type="percentage" office:value="0.257423183317853" calcext:value-type="percentage">
            <text:p>25.7423%</text:p>
          </table:table-cell>
          <table:table-cell table:formula="of:=MAX((1-[.I819]/(1-[.$D$25]));0)" office:value-type="float" office:value="0.63225259526021" calcext:value-type="float">
            <text:p><text:s/>0.6323 </text:p>
          </table:table-cell>
          <table:table-cell/>
          <table:table-cell table:formula="of:=EXP(-[.E819]*[.$D$23])" office:value-type="float" office:value="0.926248818588957" calcext:value-type="float">
            <text:p><text:s/>0.9262 </text:p>
          </table:table-cell>
          <table:table-cell table:formula="of:=IF([.K819]=&quot;yes&quot;;[.L819]*[.$D$22]*([.I819]-[.I818]);0)" office:value-type="float" office:value="0" calcext:value-type="float">
            <text:p><text:s/>- <text:s text:c="2"/></text:p>
          </table:table-cell>
          <table:table-cell table:formula="of:=IF([.K819]=&quot;T_ex&quot;;[.L819]*([.I819]-[.$I$35])*[.$D$22];0)" office:value-type="float" office:value="0" calcext:value-type="float">
            <text:p><text:s/>- <text:s text:c="2"/></text:p>
          </table:table-cell>
          <table:table-cell table:formula="of:=IF([.K819]=&quot;yes&quot;;[.J819]*[.L819]*(0.05)*[.$D$21];0)" office:value-type="float" office:value="0" calcext:value-type="float">
            <text:p><text:s/>- <text:s text:c="2"/></text:p>
          </table:table-cell>
          <table:table-cell table:formula="of:=IF([.K819]=&quot;yes&quot;;[.J819]*[.L81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84843076941786" calcext:value-type="percentage">
            <text:p>18.4843%</text:p>
          </table:table-cell>
          <table:table-cell office:value-type="float" office:value="0.767100977198697" calcext:value-type="float">
            <text:p>0.77</text:p>
          </table:table-cell>
          <table:table-cell office:value-type="percentage" office:value="0.131533359164079" calcext:value-type="percentage">
            <text:p>13.1533%</text:p>
          </table:table-cell>
          <table:table-cell office:value-type="percentage" office:value="0.394763153308412" calcext:value-type="percentage">
            <text:p>39.4763%</text:p>
          </table:table-cell>
          <table:table-cell office:value-type="percentage" office:value="0.135930682038029" calcext:value-type="percentage">
            <text:p>13.5931%</text:p>
          </table:table-cell>
          <table:table-cell office:value-type="percentage" office:value="0.258298601305339" calcext:value-type="percentage">
            <text:p>25.8299%</text:p>
          </table:table-cell>
          <table:table-cell table:formula="of:=MAX((1-[.I820]/(1-[.$D$25]));0)" office:value-type="float" office:value="0.63100199813523" calcext:value-type="float">
            <text:p><text:s/>0.6310 </text:p>
          </table:table-cell>
          <table:table-cell/>
          <table:table-cell table:formula="of:=EXP(-[.E820]*[.$D$23])" office:value-type="float" office:value="0.9261583100974" calcext:value-type="float">
            <text:p><text:s/>0.9262 </text:p>
          </table:table-cell>
          <table:table-cell table:formula="of:=IF([.K820]=&quot;yes&quot;;[.L820]*[.$D$22]*([.I820]-[.I819]);0)" office:value-type="float" office:value="0" calcext:value-type="float">
            <text:p><text:s/>- <text:s text:c="2"/></text:p>
          </table:table-cell>
          <table:table-cell table:formula="of:=IF([.K820]=&quot;T_ex&quot;;[.L820]*([.I820]-[.$I$35])*[.$D$22];0)" office:value-type="float" office:value="0" calcext:value-type="float">
            <text:p><text:s/>- <text:s text:c="2"/></text:p>
          </table:table-cell>
          <table:table-cell table:formula="of:=IF([.K820]=&quot;yes&quot;;[.J820]*[.L820]*(0.05)*[.$D$21];0)" office:value-type="float" office:value="0" calcext:value-type="float">
            <text:p><text:s/>- <text:s text:c="2"/></text:p>
          </table:table-cell>
          <table:table-cell table:formula="of:=IF([.K820]=&quot;yes&quot;;[.J820]*[.L82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85596056619974" calcext:value-type="percentage">
            <text:p>18.5596%</text:p>
          </table:table-cell>
          <table:table-cell office:value-type="float" office:value="0.768078175895765" calcext:value-type="float">
            <text:p>0.77</text:p>
          </table:table-cell>
          <table:table-cell office:value-type="percentage" office:value="0.131938418250608" calcext:value-type="percentage">
            <text:p>13.1938%</text:p>
          </table:table-cell>
          <table:table-cell office:value-type="percentage" office:value="0.398207410381628" calcext:value-type="percentage">
            <text:p>39.8207%</text:p>
          </table:table-cell>
          <table:table-cell office:value-type="percentage" office:value="0.136335219411646" calcext:value-type="percentage">
            <text:p>13.6335%</text:p>
          </table:table-cell>
          <table:table-cell office:value-type="percentage" office:value="0.259170656739608" calcext:value-type="percentage">
            <text:p>25.9171%</text:p>
          </table:table-cell>
          <table:table-cell table:formula="of:=MAX((1-[.I821]/(1-[.$D$25]));0)" office:value-type="float" office:value="0.629756204657703" calcext:value-type="float">
            <text:p><text:s/>0.6298 </text:p>
          </table:table-cell>
          <table:table-cell/>
          <table:table-cell table:formula="of:=EXP(-[.E821]*[.$D$23])" office:value-type="float" office:value="0.926067810449888" calcext:value-type="float">
            <text:p><text:s/>0.9261 </text:p>
          </table:table-cell>
          <table:table-cell table:formula="of:=IF([.K821]=&quot;yes&quot;;[.L821]*[.$D$22]*([.I821]-[.I820]);0)" office:value-type="float" office:value="0" calcext:value-type="float">
            <text:p><text:s/>- <text:s text:c="2"/></text:p>
          </table:table-cell>
          <table:table-cell table:formula="of:=IF([.K821]=&quot;T_ex&quot;;[.L821]*([.I821]-[.$I$35])*[.$D$22];0)" office:value-type="float" office:value="0" calcext:value-type="float">
            <text:p><text:s/>- <text:s text:c="2"/></text:p>
          </table:table-cell>
          <table:table-cell table:formula="of:=IF([.K821]=&quot;yes&quot;;[.J821]*[.L821]*(0.05)*[.$D$21];0)" office:value-type="float" office:value="0" calcext:value-type="float">
            <text:p><text:s/>- <text:s text:c="2"/></text:p>
          </table:table-cell>
          <table:table-cell table:formula="of:=IF([.K821]=&quot;yes&quot;;[.J821]*[.L82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86376684049574" calcext:value-type="percentage">
            <text:p>18.6377%</text:p>
          </table:table-cell>
          <table:table-cell office:value-type="float" office:value="0.769055374592834" calcext:value-type="float">
            <text:p>0.77</text:p>
          </table:table-cell>
          <table:table-cell office:value-type="percentage" office:value="0.132341692260728" calcext:value-type="percentage">
            <text:p>13.2342%</text:p>
          </table:table-cell>
          <table:table-cell office:value-type="percentage" office:value="0.401299652830432" calcext:value-type="percentage">
            <text:p>40.1300%</text:p>
          </table:table-cell>
          <table:table-cell office:value-type="percentage" office:value="0.13675032733916" calcext:value-type="percentage">
            <text:p>13.6750%</text:p>
          </table:table-cell>
          <table:table-cell office:value-type="percentage" office:value="0.259998233496178" calcext:value-type="percentage">
            <text:p>25.9998%</text:p>
          </table:table-cell>
          <table:table-cell table:formula="of:=MAX((1-[.I822]/(1-[.$D$25]));0)" office:value-type="float" office:value="0.628573952148317" calcext:value-type="float">
            <text:p><text:s/>0.6286 </text:p>
          </table:table-cell>
          <table:table-cell/>
          <table:table-cell table:formula="of:=EXP(-[.E822]*[.$D$23])" office:value-type="float" office:value="0.925977319645558" calcext:value-type="float">
            <text:p><text:s/>0.9260 </text:p>
          </table:table-cell>
          <table:table-cell table:formula="of:=IF([.K822]=&quot;yes&quot;;[.L822]*[.$D$22]*([.I822]-[.I821]);0)" office:value-type="float" office:value="0" calcext:value-type="float">
            <text:p><text:s/>- <text:s text:c="2"/></text:p>
          </table:table-cell>
          <table:table-cell table:formula="of:=IF([.K822]=&quot;T_ex&quot;;[.L822]*([.I822]-[.$I$35])*[.$D$22];0)" office:value-type="float" office:value="0" calcext:value-type="float">
            <text:p><text:s/>- <text:s text:c="2"/></text:p>
          </table:table-cell>
          <table:table-cell table:formula="of:=IF([.K822]=&quot;yes&quot;;[.J822]*[.L822]*(0.05)*[.$D$21];0)" office:value-type="float" office:value="0" calcext:value-type="float">
            <text:p><text:s/>- <text:s text:c="2"/></text:p>
          </table:table-cell>
          <table:table-cell table:formula="of:=IF([.K822]=&quot;yes&quot;;[.J822]*[.L82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87169132632883" calcext:value-type="percentage">
            <text:p>18.7169%</text:p>
          </table:table-cell>
          <table:table-cell office:value-type="float" office:value="0.770032573289902" calcext:value-type="float">
            <text:p>0.77</text:p>
          </table:table-cell>
          <table:table-cell office:value-type="percentage" office:value="0.132742875904109" calcext:value-type="percentage">
            <text:p>13.2743%</text:p>
          </table:table-cell>
          <table:table-cell office:value-type="percentage" office:value="0.403926422638948" calcext:value-type="percentage">
            <text:p>40.3926%</text:p>
          </table:table-cell>
          <table:table-cell office:value-type="percentage" office:value="0.137160382487298" calcext:value-type="percentage">
            <text:p>13.7160%</text:p>
          </table:table-cell>
          <table:table-cell office:value-type="percentage" office:value="0.260823661622421" calcext:value-type="percentage">
            <text:p>26.0824%</text:p>
          </table:table-cell>
          <table:table-cell table:formula="of:=MAX((1-[.I823]/(1-[.$D$25]));0)" office:value-type="float" office:value="0.627394769110827" calcext:value-type="float">
            <text:p><text:s/>0.6274 </text:p>
          </table:table-cell>
          <table:table-cell/>
          <table:table-cell table:formula="of:=EXP(-[.E823]*[.$D$23])" office:value-type="float" office:value="0.925886837683545" calcext:value-type="float">
            <text:p><text:s/>0.9259 </text:p>
          </table:table-cell>
          <table:table-cell table:formula="of:=IF([.K823]=&quot;yes&quot;;[.L823]*[.$D$22]*([.I823]-[.I822]);0)" office:value-type="float" office:value="0" calcext:value-type="float">
            <text:p><text:s/>- <text:s text:c="2"/></text:p>
          </table:table-cell>
          <table:table-cell table:formula="of:=IF([.K823]=&quot;T_ex&quot;;[.L823]*([.I823]-[.$I$35])*[.$D$22];0)" office:value-type="float" office:value="0" calcext:value-type="float">
            <text:p><text:s/>- <text:s text:c="2"/></text:p>
          </table:table-cell>
          <table:table-cell table:formula="of:=IF([.K823]=&quot;yes&quot;;[.J823]*[.L823]*(0.05)*[.$D$21];0)" office:value-type="float" office:value="0" calcext:value-type="float">
            <text:p><text:s/>- <text:s text:c="2"/></text:p>
          </table:table-cell>
          <table:table-cell table:formula="of:=IF([.K823]=&quot;yes&quot;;[.J823]*[.L82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87945186109749" calcext:value-type="percentage">
            <text:p>18.7945%</text:p>
          </table:table-cell>
          <table:table-cell office:value-type="float" office:value="0.771009771986971" calcext:value-type="float">
            <text:p>0.77</text:p>
          </table:table-cell>
          <table:table-cell office:value-type="percentage" office:value="0.133138771865349" calcext:value-type="percentage">
            <text:p>13.3139%</text:p>
          </table:table-cell>
          <table:table-cell office:value-type="percentage" office:value="0.405990678882675" calcext:value-type="percentage">
            <text:p>40.5991%</text:p>
          </table:table-cell>
          <table:table-cell office:value-type="percentage" office:value="0.137580128231673" calcext:value-type="percentage">
            <text:p>13.7580%</text:p>
          </table:table-cell>
          <table:table-cell office:value-type="percentage" office:value="0.261644780179148" calcext:value-type="percentage">
            <text:p>26.1645%</text:p>
          </table:table-cell>
          <table:table-cell table:formula="of:=MAX((1-[.I824]/(1-[.$D$25]));0)" office:value-type="float" office:value="0.626221742601217" calcext:value-type="float">
            <text:p><text:s/>0.6262 </text:p>
          </table:table-cell>
          <table:table-cell/>
          <table:table-cell table:formula="of:=EXP(-[.E824]*[.$D$23])" office:value-type="float" office:value="0.925796364562986" calcext:value-type="float">
            <text:p><text:s/>0.9258 </text:p>
          </table:table-cell>
          <table:table-cell table:formula="of:=IF([.K824]=&quot;yes&quot;;[.L824]*[.$D$22]*([.I824]-[.I823]);0)" office:value-type="float" office:value="0" calcext:value-type="float">
            <text:p><text:s/>- <text:s text:c="2"/></text:p>
          </table:table-cell>
          <table:table-cell table:formula="of:=IF([.K824]=&quot;T_ex&quot;;[.L824]*([.I824]-[.$I$35])*[.$D$22];0)" office:value-type="float" office:value="0" calcext:value-type="float">
            <text:p><text:s/>- <text:s text:c="2"/></text:p>
          </table:table-cell>
          <table:table-cell table:formula="of:=IF([.K824]=&quot;yes&quot;;[.J824]*[.L824]*(0.05)*[.$D$21];0)" office:value-type="float" office:value="0" calcext:value-type="float">
            <text:p><text:s/>- <text:s text:c="2"/></text:p>
          </table:table-cell>
          <table:table-cell table:formula="of:=IF([.K824]=&quot;yes&quot;;[.J824]*[.L82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88741382871657" calcext:value-type="percentage">
            <text:p>18.8741%</text:p>
          </table:table-cell>
          <table:table-cell office:value-type="float" office:value="0.771986970684039" calcext:value-type="float">
            <text:p>0.77</text:p>
          </table:table-cell>
          <table:table-cell office:value-type="percentage" office:value="0.133543080596043" calcext:value-type="percentage">
            <text:p>13.3543%</text:p>
          </table:table-cell>
          <table:table-cell office:value-type="percentage" office:value="0.407700336984376" calcext:value-type="percentage">
            <text:p>40.7700%</text:p>
          </table:table-cell>
          <table:table-cell office:value-type="percentage" office:value="0.138001368343635" calcext:value-type="percentage">
            <text:p>13.8001%</text:p>
          </table:table-cell>
          <table:table-cell office:value-type="percentage" office:value="0.262366804690225" calcext:value-type="percentage">
            <text:p>26.2367%</text:p>
          </table:table-cell>
          <table:table-cell table:formula="of:=MAX((1-[.I825]/(1-[.$D$25]));0)" office:value-type="float" office:value="0.625190279013964" calcext:value-type="float">
            <text:p><text:s/>0.6252 </text:p>
          </table:table-cell>
          <table:table-cell/>
          <table:table-cell table:formula="of:=EXP(-[.E825]*[.$D$23])" office:value-type="float" office:value="0.925705900283017" calcext:value-type="float">
            <text:p><text:s/>0.9257 </text:p>
          </table:table-cell>
          <table:table-cell table:formula="of:=IF([.K825]=&quot;yes&quot;;[.L825]*[.$D$22]*([.I825]-[.I824]);0)" office:value-type="float" office:value="0" calcext:value-type="float">
            <text:p><text:s/>- <text:s text:c="2"/></text:p>
          </table:table-cell>
          <table:table-cell table:formula="of:=IF([.K825]=&quot;T_ex&quot;;[.L825]*([.I825]-[.$I$35])*[.$D$22];0)" office:value-type="float" office:value="0" calcext:value-type="float">
            <text:p><text:s/>- <text:s text:c="2"/></text:p>
          </table:table-cell>
          <table:table-cell table:formula="of:=IF([.K825]=&quot;yes&quot;;[.J825]*[.L825]*(0.05)*[.$D$21];0)" office:value-type="float" office:value="0" calcext:value-type="float">
            <text:p><text:s/>- <text:s text:c="2"/></text:p>
          </table:table-cell>
          <table:table-cell table:formula="of:=IF([.K825]=&quot;yes&quot;;[.J825]*[.L82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89572877238907" calcext:value-type="percentage">
            <text:p>18.9573%</text:p>
          </table:table-cell>
          <table:table-cell office:value-type="float" office:value="0.772964169381108" calcext:value-type="float">
            <text:p>0.77</text:p>
          </table:table-cell>
          <table:table-cell office:value-type="percentage" office:value="0.133943503850749" calcext:value-type="percentage">
            <text:p>13.3944%</text:p>
          </table:table-cell>
          <table:table-cell office:value-type="percentage" office:value="0.40920241988987" calcext:value-type="percentage">
            <text:p>40.9202%</text:p>
          </table:table-cell>
          <table:table-cell office:value-type="percentage" office:value="0.138422216666639" calcext:value-type="percentage">
            <text:p>13.8422%</text:p>
          </table:table-cell>
          <table:table-cell office:value-type="percentage" office:value="0.263163290834247" calcext:value-type="percentage">
            <text:p>26.3163%</text:p>
          </table:table-cell>
          <table:table-cell table:formula="of:=MAX((1-[.I826]/(1-[.$D$25]));0)" office:value-type="float" office:value="0.624052441665361" calcext:value-type="float">
            <text:p><text:s/>0.6241 </text:p>
          </table:table-cell>
          <table:table-cell/>
          <table:table-cell table:formula="of:=EXP(-[.E826]*[.$D$23])" office:value-type="float" office:value="0.925615444842773" calcext:value-type="float">
            <text:p><text:s/>0.9256 </text:p>
          </table:table-cell>
          <table:table-cell table:formula="of:=IF([.K826]=&quot;yes&quot;;[.L826]*[.$D$22]*([.I826]-[.I825]);0)" office:value-type="float" office:value="0" calcext:value-type="float">
            <text:p><text:s/>- <text:s text:c="2"/></text:p>
          </table:table-cell>
          <table:table-cell table:formula="of:=IF([.K826]=&quot;T_ex&quot;;[.L826]*([.I826]-[.$I$35])*[.$D$22];0)" office:value-type="float" office:value="0" calcext:value-type="float">
            <text:p><text:s/>- <text:s text:c="2"/></text:p>
          </table:table-cell>
          <table:table-cell table:formula="of:=IF([.K826]=&quot;yes&quot;;[.J826]*[.L826]*(0.05)*[.$D$21];0)" office:value-type="float" office:value="0" calcext:value-type="float">
            <text:p><text:s/>- <text:s text:c="2"/></text:p>
          </table:table-cell>
          <table:table-cell table:formula="of:=IF([.K826]=&quot;yes&quot;;[.J826]*[.L82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90462751328992" calcext:value-type="percentage">
            <text:p>19.0463%</text:p>
          </table:table-cell>
          <table:table-cell office:value-type="float" office:value="0.773941368078176" calcext:value-type="float">
            <text:p>0.77</text:p>
          </table:table-cell>
          <table:table-cell office:value-type="percentage" office:value="0.134357256872042" calcext:value-type="percentage">
            <text:p>13.4357%</text:p>
          </table:table-cell>
          <table:table-cell office:value-type="percentage" office:value="0.410696057025678" calcext:value-type="percentage">
            <text:p>41.0696%</text:p>
          </table:table-cell>
          <table:table-cell office:value-type="percentage" office:value="0.138847866119929" calcext:value-type="percentage">
            <text:p>13.8848%</text:p>
          </table:table-cell>
          <table:table-cell office:value-type="percentage" office:value="0.264083287711537" calcext:value-type="percentage">
            <text:p>26.4083%</text:p>
          </table:table-cell>
          <table:table-cell table:formula="of:=MAX((1-[.I827]/(1-[.$D$25]));0)" office:value-type="float" office:value="0.62273816041209" calcext:value-type="float">
            <text:p><text:s/>0.6227 </text:p>
          </table:table-cell>
          <table:table-cell/>
          <table:table-cell table:formula="of:=EXP(-[.E827]*[.$D$23])" office:value-type="float" office:value="0.925524998241392" calcext:value-type="float">
            <text:p><text:s/>0.9255 </text:p>
          </table:table-cell>
          <table:table-cell table:formula="of:=IF([.K827]=&quot;yes&quot;;[.L827]*[.$D$22]*([.I827]-[.I826]);0)" office:value-type="float" office:value="0" calcext:value-type="float">
            <text:p><text:s/>- <text:s text:c="2"/></text:p>
          </table:table-cell>
          <table:table-cell table:formula="of:=IF([.K827]=&quot;T_ex&quot;;[.L827]*([.I827]-[.$I$35])*[.$D$22];0)" office:value-type="float" office:value="0" calcext:value-type="float">
            <text:p><text:s/>- <text:s text:c="2"/></text:p>
          </table:table-cell>
          <table:table-cell table:formula="of:=IF([.K827]=&quot;yes&quot;;[.J827]*[.L827]*(0.05)*[.$D$21];0)" office:value-type="float" office:value="0" calcext:value-type="float">
            <text:p><text:s/>- <text:s text:c="2"/></text:p>
          </table:table-cell>
          <table:table-cell table:formula="of:=IF([.K827]=&quot;yes&quot;;[.J827]*[.L82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91350511572224" calcext:value-type="percentage">
            <text:p>19.1351%</text:p>
          </table:table-cell>
          <table:table-cell office:value-type="float" office:value="0.774918566775244" calcext:value-type="float">
            <text:p>0.77</text:p>
          </table:table-cell>
          <table:table-cell office:value-type="percentage" office:value="0.13476304985167" calcext:value-type="percentage">
            <text:p>13.4763%</text:p>
          </table:table-cell>
          <table:table-cell office:value-type="percentage" office:value="0.412195187839901" calcext:value-type="percentage">
            <text:p>41.2195%</text:p>
          </table:table-cell>
          <table:table-cell office:value-type="percentage" office:value="0.139269251240102" calcext:value-type="percentage">
            <text:p>13.9269%</text:p>
          </table:table-cell>
          <table:table-cell office:value-type="percentage" office:value="0.26501751183384" calcext:value-type="percentage">
            <text:p>26.5018%</text:p>
          </table:table-cell>
          <table:table-cell table:formula="of:=MAX((1-[.I828]/(1-[.$D$25]));0)" office:value-type="float" office:value="0.621403554523086" calcext:value-type="float">
            <text:p><text:s/>0.6214 </text:p>
          </table:table-cell>
          <table:table-cell/>
          <table:table-cell table:formula="of:=EXP(-[.E828]*[.$D$23])" office:value-type="float" office:value="0.925434560478008" calcext:value-type="float">
            <text:p><text:s/>0.9254 </text:p>
          </table:table-cell>
          <table:table-cell table:formula="of:=IF([.K828]=&quot;yes&quot;;[.L828]*[.$D$22]*([.I828]-[.I827]);0)" office:value-type="float" office:value="0" calcext:value-type="float">
            <text:p><text:s/>- <text:s text:c="2"/></text:p>
          </table:table-cell>
          <table:table-cell table:formula="of:=IF([.K828]=&quot;T_ex&quot;;[.L828]*([.I828]-[.$I$35])*[.$D$22];0)" office:value-type="float" office:value="0" calcext:value-type="float">
            <text:p><text:s/>- <text:s text:c="2"/></text:p>
          </table:table-cell>
          <table:table-cell table:formula="of:=IF([.K828]=&quot;yes&quot;;[.J828]*[.L828]*(0.05)*[.$D$21];0)" office:value-type="float" office:value="0" calcext:value-type="float">
            <text:p><text:s/>- <text:s text:c="2"/></text:p>
          </table:table-cell>
          <table:table-cell table:formula="of:=IF([.K828]=&quot;yes&quot;;[.J828]*[.L82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92227268186113" calcext:value-type="percentage">
            <text:p>19.2227%</text:p>
          </table:table-cell>
          <table:table-cell office:value-type="float" office:value="0.775895765472313" calcext:value-type="float">
            <text:p>0.78</text:p>
          </table:table-cell>
          <table:table-cell office:value-type="percentage" office:value="0.135173963178033" calcext:value-type="percentage">
            <text:p>13.5174%</text:p>
          </table:table-cell>
          <table:table-cell office:value-type="percentage" office:value="0.413732595104221" calcext:value-type="percentage">
            <text:p>41.3733%</text:p>
          </table:table-cell>
          <table:table-cell office:value-type="percentage" office:value="0.139679546709754" calcext:value-type="percentage">
            <text:p>13.9680%</text:p>
          </table:table-cell>
          <table:table-cell office:value-type="percentage" office:value="0.265940379785709" calcext:value-type="percentage">
            <text:p>26.5940%</text:p>
          </table:table-cell>
          <table:table-cell table:formula="of:=MAX((1-[.I829]/(1-[.$D$25]));0)" office:value-type="float" office:value="0.620085171734701" calcext:value-type="float">
            <text:p><text:s/>0.6201 </text:p>
          </table:table-cell>
          <table:table-cell/>
          <table:table-cell table:formula="of:=EXP(-[.E829]*[.$D$23])" office:value-type="float" office:value="0.92534413155176" calcext:value-type="float">
            <text:p><text:s/>0.9253 </text:p>
          </table:table-cell>
          <table:table-cell table:formula="of:=IF([.K829]=&quot;yes&quot;;[.L829]*[.$D$22]*([.I829]-[.I828]);0)" office:value-type="float" office:value="0" calcext:value-type="float">
            <text:p><text:s/>- <text:s text:c="2"/></text:p>
          </table:table-cell>
          <table:table-cell table:formula="of:=IF([.K829]=&quot;T_ex&quot;;[.L829]*([.I829]-[.$I$35])*[.$D$22];0)" office:value-type="float" office:value="0" calcext:value-type="float">
            <text:p><text:s/>- <text:s text:c="2"/></text:p>
          </table:table-cell>
          <table:table-cell table:formula="of:=IF([.K829]=&quot;yes&quot;;[.J829]*[.L829]*(0.05)*[.$D$21];0)" office:value-type="float" office:value="0" calcext:value-type="float">
            <text:p><text:s/>- <text:s text:c="2"/></text:p>
          </table:table-cell>
          <table:table-cell table:formula="of:=IF([.K829]=&quot;yes&quot;;[.J829]*[.L82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93137615421201" calcext:value-type="percentage">
            <text:p>19.3138%</text:p>
          </table:table-cell>
          <table:table-cell office:value-type="float" office:value="0.776872964169381" calcext:value-type="float">
            <text:p>0.78</text:p>
          </table:table-cell>
          <table:table-cell office:value-type="percentage" office:value="0.135579792441742" calcext:value-type="percentage">
            <text:p>13.5580%</text:p>
          </table:table-cell>
          <table:table-cell office:value-type="percentage" office:value="0.415380189836886" calcext:value-type="percentage">
            <text:p>41.5380%</text:p>
          </table:table-cell>
          <table:table-cell office:value-type="percentage" office:value="0.140098282856323" calcext:value-type="percentage">
            <text:p>14.0098%</text:p>
          </table:table-cell>
          <table:table-cell office:value-type="percentage" office:value="0.266956342672357" calcext:value-type="percentage">
            <text:p>26.6956%</text:p>
          </table:table-cell>
          <table:table-cell table:formula="of:=MAX((1-[.I830]/(1-[.$D$25]));0)" office:value-type="float" office:value="0.618633796182347" calcext:value-type="float">
            <text:p><text:s/>0.6186 </text:p>
          </table:table-cell>
          <table:table-cell/>
          <table:table-cell table:formula="of:=EXP(-[.E830]*[.$D$23])" office:value-type="float" office:value="0.925253711461782" calcext:value-type="float">
            <text:p><text:s/>0.9253 </text:p>
          </table:table-cell>
          <table:table-cell table:formula="of:=IF([.K830]=&quot;yes&quot;;[.L830]*[.$D$22]*([.I830]-[.I829]);0)" office:value-type="float" office:value="0" calcext:value-type="float">
            <text:p><text:s/>- <text:s text:c="2"/></text:p>
          </table:table-cell>
          <table:table-cell table:formula="of:=IF([.K830]=&quot;T_ex&quot;;[.L830]*([.I830]-[.$I$35])*[.$D$22];0)" office:value-type="float" office:value="0" calcext:value-type="float">
            <text:p><text:s/>- <text:s text:c="2"/></text:p>
          </table:table-cell>
          <table:table-cell table:formula="of:=IF([.K830]=&quot;yes&quot;;[.J830]*[.L830]*(0.05)*[.$D$21];0)" office:value-type="float" office:value="0" calcext:value-type="float">
            <text:p><text:s/>- <text:s text:c="2"/></text:p>
          </table:table-cell>
          <table:table-cell table:formula="of:=IF([.K830]=&quot;yes&quot;;[.J830]*[.L83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94070594364749" calcext:value-type="percentage">
            <text:p>19.4071%</text:p>
          </table:table-cell>
          <table:table-cell office:value-type="float" office:value="0.77785016286645" calcext:value-type="float">
            <text:p>0.78</text:p>
          </table:table-cell>
          <table:table-cell office:value-type="percentage" office:value="0.135997720020943" calcext:value-type="percentage">
            <text:p>13.5998%</text:p>
          </table:table-cell>
          <table:table-cell office:value-type="percentage" office:value="0.417154092361962" calcext:value-type="percentage">
            <text:p>41.7154%</text:p>
          </table:table-cell>
          <table:table-cell office:value-type="percentage" office:value="0.140519031823437" calcext:value-type="percentage">
            <text:p>14.0519%</text:p>
          </table:table-cell>
          <table:table-cell office:value-type="percentage" office:value="0.267929025627304" calcext:value-type="percentage">
            <text:p>26.7929%</text:p>
          </table:table-cell>
          <table:table-cell table:formula="of:=MAX((1-[.I831]/(1-[.$D$25]));0)" office:value-type="float" office:value="0.617244249103851" calcext:value-type="float">
            <text:p><text:s/>0.6172 </text:p>
          </table:table-cell>
          <table:table-cell/>
          <table:table-cell table:formula="of:=EXP(-[.E831]*[.$D$23])" office:value-type="float" office:value="0.925163300207212" calcext:value-type="float">
            <text:p><text:s/>0.9252 </text:p>
          </table:table-cell>
          <table:table-cell table:formula="of:=IF([.K831]=&quot;yes&quot;;[.L831]*[.$D$22]*([.I831]-[.I830]);0)" office:value-type="float" office:value="0" calcext:value-type="float">
            <text:p><text:s/>- <text:s text:c="2"/></text:p>
          </table:table-cell>
          <table:table-cell table:formula="of:=IF([.K831]=&quot;T_ex&quot;;[.L831]*([.I831]-[.$I$35])*[.$D$22];0)" office:value-type="float" office:value="0" calcext:value-type="float">
            <text:p><text:s/>- <text:s text:c="2"/></text:p>
          </table:table-cell>
          <table:table-cell table:formula="of:=IF([.K831]=&quot;yes&quot;;[.J831]*[.L831]*(0.05)*[.$D$21];0)" office:value-type="float" office:value="0" calcext:value-type="float">
            <text:p><text:s/>- <text:s text:c="2"/></text:p>
          </table:table-cell>
          <table:table-cell table:formula="of:=IF([.K831]=&quot;yes&quot;;[.J831]*[.L83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94996308394178" calcext:value-type="percentage">
            <text:p>19.4996%</text:p>
          </table:table-cell>
          <table:table-cell office:value-type="float" office:value="0.778827361563518" calcext:value-type="float">
            <text:p>0.78</text:p>
          </table:table-cell>
          <table:table-cell office:value-type="percentage" office:value="0.136406524725252" calcext:value-type="percentage">
            <text:p>13.6407%</text:p>
          </table:table-cell>
          <table:table-cell office:value-type="percentage" office:value="0.419120557316836" calcext:value-type="percentage">
            <text:p>41.9121%</text:p>
          </table:table-cell>
          <table:table-cell office:value-type="percentage" office:value="0.140939605256378" calcext:value-type="percentage">
            <text:p>14.0940%</text:p>
          </table:table-cell>
          <table:table-cell office:value-type="percentage" office:value="0.268851360122082" calcext:value-type="percentage">
            <text:p>26.8851%</text:p>
          </table:table-cell>
          <table:table-cell table:formula="of:=MAX((1-[.I832]/(1-[.$D$25]));0)" office:value-type="float" office:value="0.615926628397026" calcext:value-type="float">
            <text:p><text:s/>0.6159 </text:p>
          </table:table-cell>
          <table:table-cell/>
          <table:table-cell table:formula="of:=EXP(-[.E832]*[.$D$23])" office:value-type="float" office:value="0.925072897787187" calcext:value-type="float">
            <text:p><text:s/>0.9251 </text:p>
          </table:table-cell>
          <table:table-cell table:formula="of:=IF([.K832]=&quot;yes&quot;;[.L832]*[.$D$22]*([.I832]-[.I831]);0)" office:value-type="float" office:value="0" calcext:value-type="float">
            <text:p><text:s/>- <text:s text:c="2"/></text:p>
          </table:table-cell>
          <table:table-cell table:formula="of:=IF([.K832]=&quot;T_ex&quot;;[.L832]*([.I832]-[.$I$35])*[.$D$22];0)" office:value-type="float" office:value="0" calcext:value-type="float">
            <text:p><text:s/>- <text:s text:c="2"/></text:p>
          </table:table-cell>
          <table:table-cell table:formula="of:=IF([.K832]=&quot;yes&quot;;[.J832]*[.L832]*(0.05)*[.$D$21];0)" office:value-type="float" office:value="0" calcext:value-type="float">
            <text:p><text:s/>- <text:s text:c="2"/></text:p>
          </table:table-cell>
          <table:table-cell table:formula="of:=IF([.K832]=&quot;yes&quot;;[.J832]*[.L83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95905912235841" calcext:value-type="percentage">
            <text:p>19.5906%</text:p>
          </table:table-cell>
          <table:table-cell office:value-type="float" office:value="0.779804560260586" calcext:value-type="float">
            <text:p>0.78</text:p>
          </table:table-cell>
          <table:table-cell office:value-type="percentage" office:value="0.136820242978768" calcext:value-type="percentage">
            <text:p>13.6820%</text:p>
          </table:table-cell>
          <table:table-cell office:value-type="percentage" office:value="0.42141927627057" calcext:value-type="percentage">
            <text:p>42.1419%</text:p>
          </table:table-cell>
          <table:table-cell office:value-type="percentage" office:value="0.141362966080084" calcext:value-type="percentage">
            <text:p>14.1363%</text:p>
          </table:table-cell>
          <table:table-cell office:value-type="percentage" office:value="0.269743055437309" calcext:value-type="percentage">
            <text:p>26.9743%</text:p>
          </table:table-cell>
          <table:table-cell table:formula="of:=MAX((1-[.I833]/(1-[.$D$25]));0)" office:value-type="float" office:value="0.614652777946701" calcext:value-type="float">
            <text:p><text:s/>0.6147 </text:p>
          </table:table-cell>
          <table:table-cell/>
          <table:table-cell table:formula="of:=EXP(-[.E833]*[.$D$23])" office:value-type="float" office:value="0.924982504200842" calcext:value-type="float">
            <text:p><text:s/>0.9250 </text:p>
          </table:table-cell>
          <table:table-cell table:formula="of:=IF([.K833]=&quot;yes&quot;;[.L833]*[.$D$22]*([.I833]-[.I832]);0)" office:value-type="float" office:value="0" calcext:value-type="float">
            <text:p><text:s/>- <text:s text:c="2"/></text:p>
          </table:table-cell>
          <table:table-cell table:formula="of:=IF([.K833]=&quot;T_ex&quot;;[.L833]*([.I833]-[.$I$35])*[.$D$22];0)" office:value-type="float" office:value="0" calcext:value-type="float">
            <text:p><text:s/>- <text:s text:c="2"/></text:p>
          </table:table-cell>
          <table:table-cell table:formula="of:=IF([.K833]=&quot;yes&quot;;[.J833]*[.L833]*(0.05)*[.$D$21];0)" office:value-type="float" office:value="0" calcext:value-type="float">
            <text:p><text:s/>- <text:s text:c="2"/></text:p>
          </table:table-cell>
          <table:table-cell table:formula="of:=IF([.K833]=&quot;yes&quot;;[.J833]*[.L83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96825791336514" calcext:value-type="percentage">
            <text:p>19.6826%</text:p>
          </table:table-cell>
          <table:table-cell office:value-type="float" office:value="0.780781758957655" calcext:value-type="float">
            <text:p>0.78</text:p>
          </table:table-cell>
          <table:table-cell office:value-type="percentage" office:value="0.137224424065045" calcext:value-type="percentage">
            <text:p>13.7224%</text:p>
          </table:table-cell>
          <table:table-cell office:value-type="percentage" office:value="0.424193041596122" calcext:value-type="percentage">
            <text:p>42.4193%</text:p>
          </table:table-cell>
          <table:table-cell office:value-type="percentage" office:value="0.141779483983973" calcext:value-type="percentage">
            <text:p>14.1779%</text:p>
          </table:table-cell>
          <table:table-cell office:value-type="percentage" office:value="0.270678907814837" calcext:value-type="percentage">
            <text:p>27.0679%</text:p>
          </table:table-cell>
          <table:table-cell table:formula="of:=MAX((1-[.I834]/(1-[.$D$25]));0)" office:value-type="float" office:value="0.613315845978804" calcext:value-type="float">
            <text:p><text:s/>0.6133 </text:p>
          </table:table-cell>
          <table:table-cell/>
          <table:table-cell table:formula="of:=EXP(-[.E834]*[.$D$23])" office:value-type="float" office:value="0.924892119447316" calcext:value-type="float">
            <text:p><text:s/>0.9249 </text:p>
          </table:table-cell>
          <table:table-cell table:formula="of:=IF([.K834]=&quot;yes&quot;;[.L834]*[.$D$22]*([.I834]-[.I833]);0)" office:value-type="float" office:value="0" calcext:value-type="float">
            <text:p><text:s/>- <text:s text:c="2"/></text:p>
          </table:table-cell>
          <table:table-cell table:formula="of:=IF([.K834]=&quot;T_ex&quot;;[.L834]*([.I834]-[.$I$35])*[.$D$22];0)" office:value-type="float" office:value="0" calcext:value-type="float">
            <text:p><text:s/>- <text:s text:c="2"/></text:p>
          </table:table-cell>
          <table:table-cell table:formula="of:=IF([.K834]=&quot;yes&quot;;[.J834]*[.L834]*(0.05)*[.$D$21];0)" office:value-type="float" office:value="0" calcext:value-type="float">
            <text:p><text:s/>- <text:s text:c="2"/></text:p>
          </table:table-cell>
          <table:table-cell table:formula="of:=IF([.K834]=&quot;yes&quot;;[.J834]*[.L83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97692284716375" calcext:value-type="percentage">
            <text:p>19.7692%</text:p>
          </table:table-cell>
          <table:table-cell office:value-type="float" office:value="0.781758957654723" calcext:value-type="float">
            <text:p>0.78</text:p>
          </table:table-cell>
          <table:table-cell office:value-type="percentage" office:value="0.137632756587525" calcext:value-type="percentage">
            <text:p>13.7633%</text:p>
          </table:table-cell>
          <table:table-cell office:value-type="percentage" office:value="0.427464724113278" calcext:value-type="percentage">
            <text:p>42.7465%</text:p>
          </table:table-cell>
          <table:table-cell office:value-type="percentage" office:value="0.142198547331205" calcext:value-type="percentage">
            <text:p>14.2199%</text:p>
          </table:table-cell>
          <table:table-cell office:value-type="percentage" office:value="0.271586007678723" calcext:value-type="percentage">
            <text:p>27.1586%</text:p>
          </table:table-cell>
          <table:table-cell table:formula="of:=MAX((1-[.I835]/(1-[.$D$25]));0)" office:value-type="float" office:value="0.612019989030396" calcext:value-type="float">
            <text:p><text:s/>0.6120 </text:p>
          </table:table-cell>
          <table:table-cell/>
          <table:table-cell table:formula="of:=EXP(-[.E835]*[.$D$23])" office:value-type="float" office:value="0.924801743525744" calcext:value-type="float">
            <text:p><text:s/>0.9248 </text:p>
          </table:table-cell>
          <table:table-cell table:formula="of:=IF([.K835]=&quot;yes&quot;;[.L835]*[.$D$22]*([.I835]-[.I834]);0)" office:value-type="float" office:value="0" calcext:value-type="float">
            <text:p><text:s/>- <text:s text:c="2"/></text:p>
          </table:table-cell>
          <table:table-cell table:formula="of:=IF([.K835]=&quot;T_ex&quot;;[.L835]*([.I835]-[.$I$35])*[.$D$22];0)" office:value-type="float" office:value="0" calcext:value-type="float">
            <text:p><text:s/>- <text:s text:c="2"/></text:p>
          </table:table-cell>
          <table:table-cell table:formula="of:=IF([.K835]=&quot;yes&quot;;[.J835]*[.L835]*(0.05)*[.$D$21];0)" office:value-type="float" office:value="0" calcext:value-type="float">
            <text:p><text:s/>- <text:s text:c="2"/></text:p>
          </table:table-cell>
          <table:table-cell table:formula="of:=IF([.K835]=&quot;yes&quot;;[.J835]*[.L83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98641098335043" calcext:value-type="percentage">
            <text:p>19.8641%</text:p>
          </table:table-cell>
          <table:table-cell office:value-type="float" office:value="0.782736156351792" calcext:value-type="float">
            <text:p>0.78</text:p>
          </table:table-cell>
          <table:table-cell office:value-type="percentage" office:value="0.138042293300921" calcext:value-type="percentage">
            <text:p>13.8042%</text:p>
          </table:table-cell>
          <table:table-cell office:value-type="percentage" office:value="0.431359473362112" calcext:value-type="percentage">
            <text:p>43.1359%</text:p>
          </table:table-cell>
          <table:table-cell office:value-type="percentage" office:value="0.142622535520125" calcext:value-type="percentage">
            <text:p>14.2623%</text:p>
          </table:table-cell>
          <table:table-cell office:value-type="percentage" office:value="0.272451783379329" calcext:value-type="percentage">
            <text:p>27.2452%</text:p>
          </table:table-cell>
          <table:table-cell table:formula="of:=MAX((1-[.I836]/(1-[.$D$25]));0)" office:value-type="float" office:value="0.610783166600959" calcext:value-type="float">
            <text:p><text:s/>0.6108 </text:p>
          </table:table-cell>
          <table:table-cell/>
          <table:table-cell table:formula="of:=EXP(-[.E836]*[.$D$23])" office:value-type="float" office:value="0.924711376435264" calcext:value-type="float">
            <text:p><text:s/>0.9247 </text:p>
          </table:table-cell>
          <table:table-cell table:formula="of:=IF([.K836]=&quot;yes&quot;;[.L836]*[.$D$22]*([.I836]-[.I835]);0)" office:value-type="float" office:value="0" calcext:value-type="float">
            <text:p><text:s/>- <text:s text:c="2"/></text:p>
          </table:table-cell>
          <table:table-cell table:formula="of:=IF([.K836]=&quot;T_ex&quot;;[.L836]*([.I836]-[.$I$35])*[.$D$22];0)" office:value-type="float" office:value="0" calcext:value-type="float">
            <text:p><text:s/>- <text:s text:c="2"/></text:p>
          </table:table-cell>
          <table:table-cell table:formula="of:=IF([.K836]=&quot;yes&quot;;[.J836]*[.L836]*(0.05)*[.$D$21];0)" office:value-type="float" office:value="0" calcext:value-type="float">
            <text:p><text:s/>- <text:s text:c="2"/></text:p>
          </table:table-cell>
          <table:table-cell table:formula="of:=IF([.K836]=&quot;yes&quot;;[.J836]*[.L83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19958418660933" calcext:value-type="percentage">
            <text:p>19.9584%</text:p>
          </table:table-cell>
          <table:table-cell office:value-type="float" office:value="0.78371335504886" calcext:value-type="float">
            <text:p>0.78</text:p>
          </table:table-cell>
          <table:table-cell office:value-type="percentage" office:value="0.138444598865476" calcext:value-type="percentage">
            <text:p>13.8445%</text:p>
          </table:table-cell>
          <table:table-cell office:value-type="percentage" office:value="0.435730216566535" calcext:value-type="percentage">
            <text:p>43.5730%</text:p>
          </table:table-cell>
          <table:table-cell office:value-type="percentage" office:value="0.143043484585808" calcext:value-type="percentage">
            <text:p>14.3043%</text:p>
          </table:table-cell>
          <table:table-cell office:value-type="percentage" office:value="0.273262817973755" calcext:value-type="percentage">
            <text:p>27.3263%</text:p>
          </table:table-cell>
          <table:table-cell table:formula="of:=MAX((1-[.I837]/(1-[.$D$25]));0)" office:value-type="float" office:value="0.609624545751779" calcext:value-type="float">
            <text:p><text:s/>0.6096 </text:p>
          </table:table-cell>
          <table:table-cell/>
          <table:table-cell table:formula="of:=EXP(-[.E837]*[.$D$23])" office:value-type="float" office:value="0.924621018175013" calcext:value-type="float">
            <text:p><text:s/>0.9246 </text:p>
          </table:table-cell>
          <table:table-cell table:formula="of:=IF([.K837]=&quot;yes&quot;;[.L837]*[.$D$22]*([.I837]-[.I836]);0)" office:value-type="float" office:value="0" calcext:value-type="float">
            <text:p><text:s/>- <text:s text:c="2"/></text:p>
          </table:table-cell>
          <table:table-cell table:formula="of:=IF([.K837]=&quot;T_ex&quot;;[.L837]*([.I837]-[.$I$35])*[.$D$22];0)" office:value-type="float" office:value="0" calcext:value-type="float">
            <text:p><text:s/>- <text:s text:c="2"/></text:p>
          </table:table-cell>
          <table:table-cell table:formula="of:=IF([.K837]=&quot;yes&quot;;[.J837]*[.L837]*(0.05)*[.$D$21];0)" office:value-type="float" office:value="0" calcext:value-type="float">
            <text:p><text:s/>- <text:s text:c="2"/></text:p>
          </table:table-cell>
          <table:table-cell table:formula="of:=IF([.K837]=&quot;yes&quot;;[.J837]*[.L83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00525864189204" calcext:value-type="percentage">
            <text:p>20.0526%</text:p>
          </table:table-cell>
          <table:table-cell office:value-type="float" office:value="0.784690553745928" calcext:value-type="float">
            <text:p>0.78</text:p>
          </table:table-cell>
          <table:table-cell office:value-type="percentage" office:value="0.138859530054784" calcext:value-type="percentage">
            <text:p>13.8860%</text:p>
          </table:table-cell>
          <table:table-cell office:value-type="percentage" office:value="0.440200711620251" calcext:value-type="percentage">
            <text:p>44.0201%</text:p>
          </table:table-cell>
          <table:table-cell office:value-type="percentage" office:value="0.143460912943109" calcext:value-type="percentage">
            <text:p>14.3461%</text:p>
          </table:table-cell>
          <table:table-cell office:value-type="percentage" office:value="0.274069295100914" calcext:value-type="percentage">
            <text:p>27.4069%</text:p>
          </table:table-cell>
          <table:table-cell table:formula="of:=MAX((1-[.I838]/(1-[.$D$25]));0)" office:value-type="float" office:value="0.608472435570123" calcext:value-type="float">
            <text:p><text:s/>0.6085 </text:p>
          </table:table-cell>
          <table:table-cell/>
          <table:table-cell table:formula="of:=EXP(-[.E838]*[.$D$23])" office:value-type="float" office:value="0.924530668744128" calcext:value-type="float">
            <text:p><text:s/>0.9245 </text:p>
          </table:table-cell>
          <table:table-cell table:formula="of:=IF([.K838]=&quot;yes&quot;;[.L838]*[.$D$22]*([.I838]-[.I837]);0)" office:value-type="float" office:value="0" calcext:value-type="float">
            <text:p><text:s/>- <text:s text:c="2"/></text:p>
          </table:table-cell>
          <table:table-cell table:formula="of:=IF([.K838]=&quot;T_ex&quot;;[.L838]*([.I838]-[.$I$35])*[.$D$22];0)" office:value-type="float" office:value="0" calcext:value-type="float">
            <text:p><text:s/>- <text:s text:c="2"/></text:p>
          </table:table-cell>
          <table:table-cell table:formula="of:=IF([.K838]=&quot;yes&quot;;[.J838]*[.L838]*(0.05)*[.$D$21];0)" office:value-type="float" office:value="0" calcext:value-type="float">
            <text:p><text:s/>- <text:s text:c="2"/></text:p>
          </table:table-cell>
          <table:table-cell table:formula="of:=IF([.K838]=&quot;yes&quot;;[.J838]*[.L83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01461303821655" calcext:value-type="percentage">
            <text:p>20.1461%</text:p>
          </table:table-cell>
          <table:table-cell office:value-type="float" office:value="0.785667752442997" calcext:value-type="float">
            <text:p>0.79</text:p>
          </table:table-cell>
          <table:table-cell office:value-type="percentage" office:value="0.139273493911549" calcext:value-type="percentage">
            <text:p>13.9273%</text:p>
          </table:table-cell>
          <table:table-cell office:value-type="percentage" office:value="0.444566264511926" calcext:value-type="percentage">
            <text:p>44.4566%</text:p>
          </table:table-cell>
          <table:table-cell office:value-type="percentage" office:value="0.14387711854643" calcext:value-type="percentage">
            <text:p>14.3877%</text:p>
          </table:table-cell>
          <table:table-cell office:value-type="percentage" office:value="0.274983468361105" calcext:value-type="percentage">
            <text:p>27.4983%</text:p>
          </table:table-cell>
          <table:table-cell table:formula="of:=MAX((1-[.I839]/(1-[.$D$25]));0)" office:value-type="float" office:value="0.60716647376985" calcext:value-type="float">
            <text:p><text:s/>0.6072 </text:p>
          </table:table-cell>
          <table:table-cell/>
          <table:table-cell table:formula="of:=EXP(-[.E839]*[.$D$23])" office:value-type="float" office:value="0.924440328141746" calcext:value-type="float">
            <text:p><text:s/>0.9244 </text:p>
          </table:table-cell>
          <table:table-cell table:formula="of:=IF([.K839]=&quot;yes&quot;;[.L839]*[.$D$22]*([.I839]-[.I838]);0)" office:value-type="float" office:value="0" calcext:value-type="float">
            <text:p><text:s/>- <text:s text:c="2"/></text:p>
          </table:table-cell>
          <table:table-cell table:formula="of:=IF([.K839]=&quot;T_ex&quot;;[.L839]*([.I839]-[.$I$35])*[.$D$22];0)" office:value-type="float" office:value="0" calcext:value-type="float">
            <text:p><text:s/>- <text:s text:c="2"/></text:p>
          </table:table-cell>
          <table:table-cell table:formula="of:=IF([.K839]=&quot;yes&quot;;[.J839]*[.L839]*(0.05)*[.$D$21];0)" office:value-type="float" office:value="0" calcext:value-type="float">
            <text:p><text:s/>- <text:s text:c="2"/></text:p>
          </table:table-cell>
          <table:table-cell table:formula="of:=IF([.K839]=&quot;yes&quot;;[.J839]*[.L83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02372805564088" calcext:value-type="percentage">
            <text:p>20.2373%</text:p>
          </table:table-cell>
          <table:table-cell office:value-type="float" office:value="0.786644951140065" calcext:value-type="float">
            <text:p>0.79</text:p>
          </table:table-cell>
          <table:table-cell office:value-type="percentage" office:value="0.13967860343784" calcext:value-type="percentage">
            <text:p>13.9679%</text:p>
          </table:table-cell>
          <table:table-cell office:value-type="percentage" office:value="0.448749875302181" calcext:value-type="percentage">
            <text:p>44.8750%</text:p>
          </table:table-cell>
          <table:table-cell office:value-type="percentage" office:value="0.14429032609299" calcext:value-type="percentage">
            <text:p>14.4290%</text:p>
          </table:table-cell>
          <table:table-cell office:value-type="percentage" office:value="0.275864255307009" calcext:value-type="percentage">
            <text:p>27.5864%</text:p>
          </table:table-cell>
          <table:table-cell table:formula="of:=MAX((1-[.I840]/(1-[.$D$25]));0)" office:value-type="float" office:value="0.605908206704273" calcext:value-type="float">
            <text:p><text:s/>0.6059 </text:p>
          </table:table-cell>
          <table:table-cell/>
          <table:table-cell table:formula="of:=EXP(-[.E840]*[.$D$23])" office:value-type="float" office:value="0.924349996367005" calcext:value-type="float">
            <text:p><text:s/>0.9243 </text:p>
          </table:table-cell>
          <table:table-cell table:formula="of:=IF([.K840]=&quot;yes&quot;;[.L840]*[.$D$22]*([.I840]-[.I839]);0)" office:value-type="float" office:value="0" calcext:value-type="float">
            <text:p><text:s/>- <text:s text:c="2"/></text:p>
          </table:table-cell>
          <table:table-cell table:formula="of:=IF([.K840]=&quot;T_ex&quot;;[.L840]*([.I840]-[.$I$35])*[.$D$22];0)" office:value-type="float" office:value="0" calcext:value-type="float">
            <text:p><text:s/>- <text:s text:c="2"/></text:p>
          </table:table-cell>
          <table:table-cell table:formula="of:=IF([.K840]=&quot;yes&quot;;[.J840]*[.L840]*(0.05)*[.$D$21];0)" office:value-type="float" office:value="0" calcext:value-type="float">
            <text:p><text:s/>- <text:s text:c="2"/></text:p>
          </table:table-cell>
          <table:table-cell table:formula="of:=IF([.K840]=&quot;yes&quot;;[.J840]*[.L84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03301634946738" calcext:value-type="percentage">
            <text:p>20.3302%</text:p>
          </table:table-cell>
          <table:table-cell office:value-type="float" office:value="0.787622149837134" calcext:value-type="float">
            <text:p>0.79</text:p>
          </table:table-cell>
          <table:table-cell office:value-type="percentage" office:value="0.140095508029053" calcext:value-type="percentage">
            <text:p>14.0096%</text:p>
          </table:table-cell>
          <table:table-cell office:value-type="percentage" office:value="0.452948771333265" calcext:value-type="percentage">
            <text:p>45.2949%</text:p>
          </table:table-cell>
          <table:table-cell office:value-type="percentage" office:value="0.144712215972643" calcext:value-type="percentage">
            <text:p>14.4712%</text:p>
          </table:table-cell>
          <table:table-cell office:value-type="percentage" office:value="0.276806630001065" calcext:value-type="percentage">
            <text:p>27.6807%</text:p>
          </table:table-cell>
          <table:table-cell table:formula="of:=MAX((1-[.I841]/(1-[.$D$25]));0)" office:value-type="float" office:value="0.604561957141336" calcext:value-type="float">
            <text:p><text:s/>0.6046 </text:p>
          </table:table-cell>
          <table:table-cell/>
          <table:table-cell table:formula="of:=EXP(-[.E841]*[.$D$23])" office:value-type="float" office:value="0.924259673419042" calcext:value-type="float">
            <text:p><text:s/>0.9243 </text:p>
          </table:table-cell>
          <table:table-cell table:formula="of:=IF([.K841]=&quot;yes&quot;;[.L841]*[.$D$22]*([.I841]-[.I840]);0)" office:value-type="float" office:value="0" calcext:value-type="float">
            <text:p><text:s/>- <text:s text:c="2"/></text:p>
          </table:table-cell>
          <table:table-cell table:formula="of:=IF([.K841]=&quot;T_ex&quot;;[.L841]*([.I841]-[.$I$35])*[.$D$22];0)" office:value-type="float" office:value="0" calcext:value-type="float">
            <text:p><text:s/>- <text:s text:c="2"/></text:p>
          </table:table-cell>
          <table:table-cell table:formula="of:=IF([.K841]=&quot;yes&quot;;[.J841]*[.L841]*(0.05)*[.$D$21];0)" office:value-type="float" office:value="0" calcext:value-type="float">
            <text:p><text:s/>- <text:s text:c="2"/></text:p>
          </table:table-cell>
          <table:table-cell table:formula="of:=IF([.K841]=&quot;yes&quot;;[.J841]*[.L84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0419775644491" calcext:value-type="percentage">
            <text:p>20.4198%</text:p>
          </table:table-cell>
          <table:table-cell office:value-type="float" office:value="0.788599348534202" calcext:value-type="float">
            <text:p>0.79</text:p>
          </table:table-cell>
          <table:table-cell office:value-type="percentage" office:value="0.140506960243149" calcext:value-type="percentage">
            <text:p>14.0507%</text:p>
          </table:table-cell>
          <table:table-cell office:value-type="percentage" office:value="0.457390551960498" calcext:value-type="percentage">
            <text:p>45.7391%</text:p>
          </table:table-cell>
          <table:table-cell office:value-type="percentage" office:value="0.14513394672539" calcext:value-type="percentage">
            <text:p>14.5134%</text:p>
          </table:table-cell>
          <table:table-cell office:value-type="percentage" office:value="0.27761312162789" calcext:value-type="percentage">
            <text:p>27.7613%</text:p>
          </table:table-cell>
          <table:table-cell table:formula="of:=MAX((1-[.I842]/(1-[.$D$25]));0)" office:value-type="float" office:value="0.603409826245871" calcext:value-type="float">
            <text:p><text:s/>0.6034 </text:p>
          </table:table-cell>
          <table:table-cell/>
          <table:table-cell table:formula="of:=EXP(-[.E842]*[.$D$23])" office:value-type="float" office:value="0.924169359296994" calcext:value-type="float">
            <text:p><text:s/>0.9242 </text:p>
          </table:table-cell>
          <table:table-cell table:formula="of:=IF([.K842]=&quot;yes&quot;;[.L842]*[.$D$22]*([.I842]-[.I841]);0)" office:value-type="float" office:value="0" calcext:value-type="float">
            <text:p><text:s/>- <text:s text:c="2"/></text:p>
          </table:table-cell>
          <table:table-cell table:formula="of:=IF([.K842]=&quot;T_ex&quot;;[.L842]*([.I842]-[.$I$35])*[.$D$22];0)" office:value-type="float" office:value="0" calcext:value-type="float">
            <text:p><text:s/>- <text:s text:c="2"/></text:p>
          </table:table-cell>
          <table:table-cell table:formula="of:=IF([.K842]=&quot;yes&quot;;[.J842]*[.L842]*(0.05)*[.$D$21];0)" office:value-type="float" office:value="0" calcext:value-type="float">
            <text:p><text:s/>- <text:s text:c="2"/></text:p>
          </table:table-cell>
          <table:table-cell table:formula="of:=IF([.K842]=&quot;yes&quot;;[.J842]*[.L84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05099190520294" calcext:value-type="percentage">
            <text:p>20.5099%</text:p>
          </table:table-cell>
          <table:table-cell office:value-type="float" office:value="0.78957654723127" calcext:value-type="float">
            <text:p>0.79</text:p>
          </table:table-cell>
          <table:table-cell office:value-type="percentage" office:value="0.140917686931857" calcext:value-type="percentage">
            <text:p>14.0918%</text:p>
          </table:table-cell>
          <table:table-cell office:value-type="percentage" office:value="0.461961459599826" calcext:value-type="percentage">
            <text:p>46.1961%</text:p>
          </table:table-cell>
          <table:table-cell office:value-type="percentage" office:value="0.145553532028571" calcext:value-type="percentage">
            <text:p>14.5554%</text:p>
          </table:table-cell>
          <table:table-cell office:value-type="percentage" office:value="0.278411967636599" calcext:value-type="percentage">
            <text:p>27.8412%</text:p>
          </table:table-cell>
          <table:table-cell table:formula="of:=MAX((1-[.I843]/(1-[.$D$25]));0)" office:value-type="float" office:value="0.602268617662001" calcext:value-type="float">
            <text:p><text:s/>0.6023 </text:p>
          </table:table-cell>
          <table:table-cell/>
          <table:table-cell table:formula="of:=EXP(-[.E843]*[.$D$23])" office:value-type="float" office:value="0.924079053999999" calcext:value-type="float">
            <text:p><text:s/>0.9241 </text:p>
          </table:table-cell>
          <table:table-cell table:formula="of:=IF([.K843]=&quot;yes&quot;;[.L843]*[.$D$22]*([.I843]-[.I842]);0)" office:value-type="float" office:value="0" calcext:value-type="float">
            <text:p><text:s/>- <text:s text:c="2"/></text:p>
          </table:table-cell>
          <table:table-cell table:formula="of:=IF([.K843]=&quot;T_ex&quot;;[.L843]*([.I843]-[.$I$35])*[.$D$22];0)" office:value-type="float" office:value="0" calcext:value-type="float">
            <text:p><text:s/>- <text:s text:c="2"/></text:p>
          </table:table-cell>
          <table:table-cell table:formula="of:=IF([.K843]=&quot;yes&quot;;[.J843]*[.L843]*(0.05)*[.$D$21];0)" office:value-type="float" office:value="0" calcext:value-type="float">
            <text:p><text:s/>- <text:s text:c="2"/></text:p>
          </table:table-cell>
          <table:table-cell table:formula="of:=IF([.K843]=&quot;yes&quot;;[.J843]*[.L84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05982676186302" calcext:value-type="percentage">
            <text:p>20.5983%</text:p>
          </table:table-cell>
          <table:table-cell office:value-type="float" office:value="0.790553745928339" calcext:value-type="float">
            <text:p>0.79</text:p>
          </table:table-cell>
          <table:table-cell office:value-type="percentage" office:value="0.141331821560891" calcext:value-type="percentage">
            <text:p>14.1332%</text:p>
          </table:table-cell>
          <table:table-cell office:value-type="percentage" office:value="0.466455191625433" calcext:value-type="percentage">
            <text:p>46.6455%</text:p>
          </table:table-cell>
          <table:table-cell office:value-type="percentage" office:value="0.145969246787606" calcext:value-type="percentage">
            <text:p>14.5969%</text:p>
          </table:table-cell>
          <table:table-cell office:value-type="percentage" office:value="0.279248425966557" calcext:value-type="percentage">
            <text:p>27.9248%</text:p>
          </table:table-cell>
          <table:table-cell table:formula="of:=MAX((1-[.I844]/(1-[.$D$25]));0)" office:value-type="float" office:value="0.601073677190633" calcext:value-type="float">
            <text:p><text:s/>0.6011 </text:p>
          </table:table-cell>
          <table:table-cell/>
          <table:table-cell table:formula="of:=EXP(-[.E844]*[.$D$23])" office:value-type="float" office:value="0.923988757527195" calcext:value-type="float">
            <text:p><text:s/>0.9240 </text:p>
          </table:table-cell>
          <table:table-cell table:formula="of:=IF([.K844]=&quot;yes&quot;;[.L844]*[.$D$22]*([.I844]-[.I843]);0)" office:value-type="float" office:value="0" calcext:value-type="float">
            <text:p><text:s/>- <text:s text:c="2"/></text:p>
          </table:table-cell>
          <table:table-cell table:formula="of:=IF([.K844]=&quot;T_ex&quot;;[.L844]*([.I844]-[.$I$35])*[.$D$22];0)" office:value-type="float" office:value="0" calcext:value-type="float">
            <text:p><text:s/>- <text:s text:c="2"/></text:p>
          </table:table-cell>
          <table:table-cell table:formula="of:=IF([.K844]=&quot;yes&quot;;[.J844]*[.L844]*(0.05)*[.$D$21];0)" office:value-type="float" office:value="0" calcext:value-type="float">
            <text:p><text:s/>- <text:s text:c="2"/></text:p>
          </table:table-cell>
          <table:table-cell table:formula="of:=IF([.K844]=&quot;yes&quot;;[.J844]*[.L84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06894632524538" calcext:value-type="percentage">
            <text:p>20.6895%</text:p>
          </table:table-cell>
          <table:table-cell office:value-type="float" office:value="0.791530944625407" calcext:value-type="float">
            <text:p>0.79</text:p>
          </table:table-cell>
          <table:table-cell office:value-type="percentage" office:value="0.14174410711581" calcext:value-type="percentage">
            <text:p>14.1744%</text:p>
          </table:table-cell>
          <table:table-cell office:value-type="percentage" office:value="0.470788210326784" calcext:value-type="percentage">
            <text:p>47.0788%</text:p>
          </table:table-cell>
          <table:table-cell office:value-type="percentage" office:value="0.146398620840752" calcext:value-type="percentage">
            <text:p>14.6399%</text:p>
          </table:table-cell>
          <table:table-cell office:value-type="percentage" office:value="0.279972768517633" calcext:value-type="percentage">
            <text:p>27.9973%</text:p>
          </table:table-cell>
          <table:table-cell table:formula="of:=MAX((1-[.I845]/(1-[.$D$25]));0)" office:value-type="float" office:value="0.600038902117667" calcext:value-type="float">
            <text:p><text:s/>0.6000 </text:p>
          </table:table-cell>
          <table:table-cell/>
          <table:table-cell table:formula="of:=EXP(-[.E845]*[.$D$23])" office:value-type="float" office:value="0.923898469877719" calcext:value-type="float">
            <text:p><text:s/>0.9239 </text:p>
          </table:table-cell>
          <table:table-cell table:formula="of:=IF([.K845]=&quot;yes&quot;;[.L845]*[.$D$22]*([.I845]-[.I844]);0)" office:value-type="float" office:value="0" calcext:value-type="float">
            <text:p><text:s/>- <text:s text:c="2"/></text:p>
          </table:table-cell>
          <table:table-cell table:formula="of:=IF([.K845]=&quot;T_ex&quot;;[.L845]*([.I845]-[.$I$35])*[.$D$22];0)" office:value-type="float" office:value="0" calcext:value-type="float">
            <text:p><text:s/>- <text:s text:c="2"/></text:p>
          </table:table-cell>
          <table:table-cell table:formula="of:=IF([.K845]=&quot;yes&quot;;[.J845]*[.L845]*(0.05)*[.$D$21];0)" office:value-type="float" office:value="0" calcext:value-type="float">
            <text:p><text:s/>- <text:s text:c="2"/></text:p>
          </table:table-cell>
          <table:table-cell table:formula="of:=IF([.K845]=&quot;yes&quot;;[.J845]*[.L84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07818429177787" calcext:value-type="percentage">
            <text:p>20.7818%</text:p>
          </table:table-cell>
          <table:table-cell office:value-type="float" office:value="0.792508143322476" calcext:value-type="float">
            <text:p>0.79</text:p>
          </table:table-cell>
          <table:table-cell office:value-type="percentage" office:value="0.142161239753835" calcext:value-type="percentage">
            <text:p>14.2161%</text:p>
          </table:table-cell>
          <table:table-cell office:value-type="percentage" office:value="0.4751073252664" calcext:value-type="percentage">
            <text:p>47.5107%</text:p>
          </table:table-cell>
          <table:table-cell office:value-type="percentage" office:value="0.146813591783979" calcext:value-type="percentage">
            <text:p>14.6814%</text:p>
          </table:table-cell>
          <table:table-cell office:value-type="percentage" office:value="0.280703007912268" calcext:value-type="percentage">
            <text:p>28.0703%</text:p>
          </table:table-cell>
          <table:table-cell table:formula="of:=MAX((1-[.I846]/(1-[.$D$25]));0)" office:value-type="float" office:value="0.598995702982474" calcext:value-type="float">
            <text:p><text:s/>0.5990 </text:p>
          </table:table-cell>
          <table:table-cell/>
          <table:table-cell table:formula="of:=EXP(-[.E846]*[.$D$23])" office:value-type="float" office:value="0.92380819105071" calcext:value-type="float">
            <text:p><text:s/>0.9238 </text:p>
          </table:table-cell>
          <table:table-cell table:formula="of:=IF([.K846]=&quot;yes&quot;;[.L846]*[.$D$22]*([.I846]-[.I845]);0)" office:value-type="float" office:value="0" calcext:value-type="float">
            <text:p><text:s/>- <text:s text:c="2"/></text:p>
          </table:table-cell>
          <table:table-cell table:formula="of:=IF([.K846]=&quot;T_ex&quot;;[.L846]*([.I846]-[.$I$35])*[.$D$22];0)" office:value-type="float" office:value="0" calcext:value-type="float">
            <text:p><text:s/>- <text:s text:c="2"/></text:p>
          </table:table-cell>
          <table:table-cell table:formula="of:=IF([.K846]=&quot;yes&quot;;[.J846]*[.L846]*(0.05)*[.$D$21];0)" office:value-type="float" office:value="0" calcext:value-type="float">
            <text:p><text:s/>- <text:s text:c="2"/></text:p>
          </table:table-cell>
          <table:table-cell table:formula="of:=IF([.K846]=&quot;yes&quot;;[.J846]*[.L84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0872780533133" calcext:value-type="percentage">
            <text:p>20.8728%</text:p>
          </table:table-cell>
          <table:table-cell office:value-type="float" office:value="0.793485342019544" calcext:value-type="float">
            <text:p>0.79</text:p>
          </table:table-cell>
          <table:table-cell office:value-type="percentage" office:value="0.142576868696978" calcext:value-type="percentage">
            <text:p>14.2577%</text:p>
          </table:table-cell>
          <table:table-cell office:value-type="percentage" office:value="0.479492783745434" calcext:value-type="percentage">
            <text:p>47.9493%</text:p>
          </table:table-cell>
          <table:table-cell office:value-type="percentage" office:value="0.147229109940276" calcext:value-type="percentage">
            <text:p>14.7229%</text:p>
          </table:table-cell>
          <table:table-cell office:value-type="percentage" office:value="0.28142464621865" calcext:value-type="percentage">
            <text:p>28.1425%</text:p>
          </table:table-cell>
          <table:table-cell table:formula="of:=MAX((1-[.I847]/(1-[.$D$25]));0)" office:value-type="float" office:value="0.597964791116214" calcext:value-type="float">
            <text:p><text:s/>0.5980 </text:p>
          </table:table-cell>
          <table:table-cell/>
          <table:table-cell table:formula="of:=EXP(-[.E847]*[.$D$23])" office:value-type="float" office:value="0.923717921045305" calcext:value-type="float">
            <text:p><text:s/>0.9237 </text:p>
          </table:table-cell>
          <table:table-cell table:formula="of:=IF([.K847]=&quot;yes&quot;;[.L847]*[.$D$22]*([.I847]-[.I846]);0)" office:value-type="float" office:value="0" calcext:value-type="float">
            <text:p><text:s/>- <text:s text:c="2"/></text:p>
          </table:table-cell>
          <table:table-cell table:formula="of:=IF([.K847]=&quot;T_ex&quot;;[.L847]*([.I847]-[.$I$35])*[.$D$22];0)" office:value-type="float" office:value="0" calcext:value-type="float">
            <text:p><text:s/>- <text:s text:c="2"/></text:p>
          </table:table-cell>
          <table:table-cell table:formula="of:=IF([.K847]=&quot;yes&quot;;[.J847]*[.L847]*(0.05)*[.$D$21];0)" office:value-type="float" office:value="0" calcext:value-type="float">
            <text:p><text:s/>- <text:s text:c="2"/></text:p>
          </table:table-cell>
          <table:table-cell table:formula="of:=IF([.K847]=&quot;yes&quot;;[.J847]*[.L84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09642066740055" calcext:value-type="percentage">
            <text:p>20.9642%</text:p>
          </table:table-cell>
          <table:table-cell office:value-type="float" office:value="0.794462540716612" calcext:value-type="float">
            <text:p>0.79</text:p>
          </table:table-cell>
          <table:table-cell office:value-type="percentage" office:value="0.142995278268074" calcext:value-type="percentage">
            <text:p>14.2995%</text:p>
          </table:table-cell>
          <table:table-cell office:value-type="percentage" office:value="0.484010205344332" calcext:value-type="percentage">
            <text:p>48.4010%</text:p>
          </table:table-cell>
          <table:table-cell office:value-type="percentage" office:value="0.147637147377187" calcext:value-type="percentage">
            <text:p>14.7637%</text:p>
          </table:table-cell>
          <table:table-cell office:value-type="percentage" office:value="0.282153113072313" calcext:value-type="percentage">
            <text:p>28.2153%</text:p>
          </table:table-cell>
          <table:table-cell table:formula="of:=MAX((1-[.I848]/(1-[.$D$25]));0)" office:value-type="float" office:value="0.59692412418241" calcext:value-type="float">
            <text:p><text:s/>0.5969 </text:p>
          </table:table-cell>
          <table:table-cell/>
          <table:table-cell table:formula="of:=EXP(-[.E848]*[.$D$23])" office:value-type="float" office:value="0.923627659860642" calcext:value-type="float">
            <text:p><text:s/>0.9236 </text:p>
          </table:table-cell>
          <table:table-cell table:formula="of:=IF([.K848]=&quot;yes&quot;;[.L848]*[.$D$22]*([.I848]-[.I847]);0)" office:value-type="float" office:value="0" calcext:value-type="float">
            <text:p><text:s/>- <text:s text:c="2"/></text:p>
          </table:table-cell>
          <table:table-cell table:formula="of:=IF([.K848]=&quot;T_ex&quot;;[.L848]*([.I848]-[.$I$35])*[.$D$22];0)" office:value-type="float" office:value="0" calcext:value-type="float">
            <text:p><text:s/>- <text:s text:c="2"/></text:p>
          </table:table-cell>
          <table:table-cell table:formula="of:=IF([.K848]=&quot;yes&quot;;[.J848]*[.L848]*(0.05)*[.$D$21];0)" office:value-type="float" office:value="0" calcext:value-type="float">
            <text:p><text:s/>- <text:s text:c="2"/></text:p>
          </table:table-cell>
          <table:table-cell table:formula="of:=IF([.K848]=&quot;yes&quot;;[.J848]*[.L84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10526190013968" calcext:value-type="percentage">
            <text:p>21.0526%</text:p>
          </table:table-cell>
          <table:table-cell office:value-type="float" office:value="0.795439739413681" calcext:value-type="float">
            <text:p>0.80</text:p>
          </table:table-cell>
          <table:table-cell office:value-type="percentage" office:value="0.14340127930444" calcext:value-type="percentage">
            <text:p>14.3401%</text:p>
          </table:table-cell>
          <table:table-cell office:value-type="percentage" office:value="0.488582289931034" calcext:value-type="percentage">
            <text:p>48.8582%</text:p>
          </table:table-cell>
          <table:table-cell office:value-type="percentage" office:value="0.148060772955629" calcext:value-type="percentage">
            <text:p>14.8061%</text:p>
          </table:table-cell>
          <table:table-cell office:value-type="percentage" office:value="0.282892669296095" calcext:value-type="percentage">
            <text:p>28.2893%</text:p>
          </table:table-cell>
          <table:table-cell table:formula="of:=MAX((1-[.I849]/(1-[.$D$25]));0)" office:value-type="float" office:value="0.595867615291293" calcext:value-type="float">
            <text:p><text:s/>0.5959 </text:p>
          </table:table-cell>
          <table:table-cell/>
          <table:table-cell table:formula="of:=EXP(-[.E849]*[.$D$23])" office:value-type="float" office:value="0.923537407495859" calcext:value-type="float">
            <text:p><text:s/>0.9235 </text:p>
          </table:table-cell>
          <table:table-cell table:formula="of:=IF([.K849]=&quot;yes&quot;;[.L849]*[.$D$22]*([.I849]-[.I848]);0)" office:value-type="float" office:value="0" calcext:value-type="float">
            <text:p><text:s/>- <text:s text:c="2"/></text:p>
          </table:table-cell>
          <table:table-cell table:formula="of:=IF([.K849]=&quot;T_ex&quot;;[.L849]*([.I849]-[.$I$35])*[.$D$22];0)" office:value-type="float" office:value="0" calcext:value-type="float">
            <text:p><text:s/>- <text:s text:c="2"/></text:p>
          </table:table-cell>
          <table:table-cell table:formula="of:=IF([.K849]=&quot;yes&quot;;[.J849]*[.L849]*(0.05)*[.$D$21];0)" office:value-type="float" office:value="0" calcext:value-type="float">
            <text:p><text:s/>- <text:s text:c="2"/></text:p>
          </table:table-cell>
          <table:table-cell table:formula="of:=IF([.K849]=&quot;yes&quot;;[.J849]*[.L84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1138032400143" calcext:value-type="percentage">
            <text:p>21.1380%</text:p>
          </table:table-cell>
          <table:table-cell office:value-type="float" office:value="0.796416938110749" calcext:value-type="float">
            <text:p>0.80</text:p>
          </table:table-cell>
          <table:table-cell office:value-type="percentage" office:value="0.143816072142685" calcext:value-type="percentage">
            <text:p>14.3816%</text:p>
          </table:table-cell>
          <table:table-cell office:value-type="percentage" office:value="0.493043441002767" calcext:value-type="percentage">
            <text:p>49.3043%</text:p>
          </table:table-cell>
          <table:table-cell office:value-type="percentage" office:value="0.148472996718617" calcext:value-type="percentage">
            <text:p>14.8473%</text:p>
          </table:table-cell>
          <table:table-cell office:value-type="percentage" office:value="0.283584672499666" calcext:value-type="percentage">
            <text:p>28.3585%</text:p>
          </table:table-cell>
          <table:table-cell table:formula="of:=MAX((1-[.I850]/(1-[.$D$25]));0)" office:value-type="float" office:value="0.594879039286191" calcext:value-type="float">
            <text:p><text:s/>0.5949 </text:p>
          </table:table-cell>
          <table:table-cell/>
          <table:table-cell table:formula="of:=EXP(-[.E850]*[.$D$23])" office:value-type="float" office:value="0.923447163950095" calcext:value-type="float">
            <text:p><text:s/>0.9234 </text:p>
          </table:table-cell>
          <table:table-cell table:formula="of:=IF([.K850]=&quot;yes&quot;;[.L850]*[.$D$22]*([.I850]-[.I849]);0)" office:value-type="float" office:value="0" calcext:value-type="float">
            <text:p><text:s/>- <text:s text:c="2"/></text:p>
          </table:table-cell>
          <table:table-cell table:formula="of:=IF([.K850]=&quot;T_ex&quot;;[.L850]*([.I850]-[.$I$35])*[.$D$22];0)" office:value-type="float" office:value="0" calcext:value-type="float">
            <text:p><text:s/>- <text:s text:c="2"/></text:p>
          </table:table-cell>
          <table:table-cell table:formula="of:=IF([.K850]=&quot;yes&quot;;[.J850]*[.L850]*(0.05)*[.$D$21];0)" office:value-type="float" office:value="0" calcext:value-type="float">
            <text:p><text:s/>- <text:s text:c="2"/></text:p>
          </table:table-cell>
          <table:table-cell table:formula="of:=IF([.K850]=&quot;yes&quot;;[.J850]*[.L85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12213178804568" calcext:value-type="percentage">
            <text:p>21.2213%</text:p>
          </table:table-cell>
          <table:table-cell office:value-type="float" office:value="0.797394136807818" calcext:value-type="float">
            <text:p>0.80</text:p>
          </table:table-cell>
          <table:table-cell office:value-type="percentage" office:value="0.144234030981874" calcext:value-type="percentage">
            <text:p>14.4234%</text:p>
          </table:table-cell>
          <table:table-cell office:value-type="percentage" office:value="0.497140326112378" calcext:value-type="percentage">
            <text:p>49.7140%</text:p>
          </table:table-cell>
          <table:table-cell office:value-type="percentage" office:value="0.148889903909031" calcext:value-type="percentage">
            <text:p>14.8890%</text:p>
          </table:table-cell>
          <table:table-cell office:value-type="percentage" office:value="0.284301909465502" calcext:value-type="percentage">
            <text:p>28.4302%</text:p>
          </table:table-cell>
          <table:table-cell table:formula="of:=MAX((1-[.I851]/(1-[.$D$25]));0)" office:value-type="float" office:value="0.593854415049283" calcext:value-type="float">
            <text:p><text:s/>0.5939 </text:p>
          </table:table-cell>
          <table:table-cell/>
          <table:table-cell table:formula="of:=EXP(-[.E851]*[.$D$23])" office:value-type="float" office:value="0.923356929222487" calcext:value-type="float">
            <text:p><text:s/>0.9234 </text:p>
          </table:table-cell>
          <table:table-cell table:formula="of:=IF([.K851]=&quot;yes&quot;;[.L851]*[.$D$22]*([.I851]-[.I850]);0)" office:value-type="float" office:value="0" calcext:value-type="float">
            <text:p><text:s/>- <text:s text:c="2"/></text:p>
          </table:table-cell>
          <table:table-cell table:formula="of:=IF([.K851]=&quot;T_ex&quot;;[.L851]*([.I851]-[.$I$35])*[.$D$22];0)" office:value-type="float" office:value="0" calcext:value-type="float">
            <text:p><text:s/>- <text:s text:c="2"/></text:p>
          </table:table-cell>
          <table:table-cell table:formula="of:=IF([.K851]=&quot;yes&quot;;[.J851]*[.L851]*(0.05)*[.$D$21];0)" office:value-type="float" office:value="0" calcext:value-type="float">
            <text:p><text:s/>- <text:s text:c="2"/></text:p>
          </table:table-cell>
          <table:table-cell table:formula="of:=IF([.K851]=&quot;yes&quot;;[.J851]*[.L85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13083083578847" calcext:value-type="percentage">
            <text:p>21.3083%</text:p>
          </table:table-cell>
          <table:table-cell office:value-type="float" office:value="0.798371335504886" calcext:value-type="float">
            <text:p>0.80</text:p>
          </table:table-cell>
          <table:table-cell office:value-type="percentage" office:value="0.144659942338382" calcext:value-type="percentage">
            <text:p>14.4660%</text:p>
          </table:table-cell>
          <table:table-cell office:value-type="percentage" office:value="0.500919033861397" calcext:value-type="percentage">
            <text:p>50.0919%</text:p>
          </table:table-cell>
          <table:table-cell office:value-type="percentage" office:value="0.149311895278325" calcext:value-type="percentage">
            <text:p>14.9312%</text:p>
          </table:table-cell>
          <table:table-cell office:value-type="percentage" office:value="0.285047864760631" calcext:value-type="percentage">
            <text:p>28.5048%</text:p>
          </table:table-cell>
          <table:table-cell table:formula="of:=MAX((1-[.I852]/(1-[.$D$25]));0)" office:value-type="float" office:value="0.59278876462767" calcext:value-type="float">
            <text:p><text:s/>0.5928 </text:p>
          </table:table-cell>
          <table:table-cell/>
          <table:table-cell table:formula="of:=EXP(-[.E852]*[.$D$23])" office:value-type="float" office:value="0.923266703312175" calcext:value-type="float">
            <text:p><text:s/>0.9233 </text:p>
          </table:table-cell>
          <table:table-cell table:formula="of:=IF([.K852]=&quot;yes&quot;;[.L852]*[.$D$22]*([.I852]-[.I851]);0)" office:value-type="float" office:value="0" calcext:value-type="float">
            <text:p><text:s/>- <text:s text:c="2"/></text:p>
          </table:table-cell>
          <table:table-cell table:formula="of:=IF([.K852]=&quot;T_ex&quot;;[.L852]*([.I852]-[.$I$35])*[.$D$22];0)" office:value-type="float" office:value="0" calcext:value-type="float">
            <text:p><text:s/>- <text:s text:c="2"/></text:p>
          </table:table-cell>
          <table:table-cell table:formula="of:=IF([.K852]=&quot;yes&quot;;[.J852]*[.L852]*(0.05)*[.$D$21];0)" office:value-type="float" office:value="0" calcext:value-type="float">
            <text:p><text:s/>- <text:s text:c="2"/></text:p>
          </table:table-cell>
          <table:table-cell table:formula="of:=IF([.K852]=&quot;yes&quot;;[.J852]*[.L85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13910036731853" calcext:value-type="percentage">
            <text:p>21.3910%</text:p>
          </table:table-cell>
          <table:table-cell office:value-type="float" office:value="0.799348534201954" calcext:value-type="float">
            <text:p>0.80</text:p>
          </table:table-cell>
          <table:table-cell office:value-type="percentage" office:value="0.145081611859111" calcext:value-type="percentage">
            <text:p>14.5082%</text:p>
          </table:table-cell>
          <table:table-cell office:value-type="percentage" office:value="0.504457497449073" calcext:value-type="percentage">
            <text:p>50.4457%</text:p>
          </table:table-cell>
          <table:table-cell office:value-type="percentage" office:value="0.149727178286717" calcext:value-type="percentage">
            <text:p>14.9727%</text:p>
          </table:table-cell>
          <table:table-cell office:value-type="percentage" office:value="0.285827318819492" calcext:value-type="percentage">
            <text:p>28.5827%</text:p>
          </table:table-cell>
          <table:table-cell table:formula="of:=MAX((1-[.I853]/(1-[.$D$25]));0)" office:value-type="float" office:value="0.591675258829297" calcext:value-type="float">
            <text:p><text:s/>0.5917 </text:p>
          </table:table-cell>
          <table:table-cell/>
          <table:table-cell table:formula="of:=EXP(-[.E853]*[.$D$23])" office:value-type="float" office:value="0.923176486218295" calcext:value-type="float">
            <text:p><text:s/>0.9232 </text:p>
          </table:table-cell>
          <table:table-cell table:formula="of:=IF([.K853]=&quot;yes&quot;;[.L853]*[.$D$22]*([.I853]-[.I852]);0)" office:value-type="float" office:value="0" calcext:value-type="float">
            <text:p><text:s/>- <text:s text:c="2"/></text:p>
          </table:table-cell>
          <table:table-cell table:formula="of:=IF([.K853]=&quot;T_ex&quot;;[.L853]*([.I853]-[.$I$35])*[.$D$22];0)" office:value-type="float" office:value="0" calcext:value-type="float">
            <text:p><text:s/>- <text:s text:c="2"/></text:p>
          </table:table-cell>
          <table:table-cell table:formula="of:=IF([.K853]=&quot;yes&quot;;[.J853]*[.L853]*(0.05)*[.$D$21];0)" office:value-type="float" office:value="0" calcext:value-type="float">
            <text:p><text:s/>- <text:s text:c="2"/></text:p>
          </table:table-cell>
          <table:table-cell table:formula="of:=IF([.K853]=&quot;yes&quot;;[.J853]*[.L85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14772262671492" calcext:value-type="percentage">
            <text:p>21.4772%</text:p>
          </table:table-cell>
          <table:table-cell office:value-type="float" office:value="0.800325732899023" calcext:value-type="float">
            <text:p>0.80</text:p>
          </table:table-cell>
          <table:table-cell table:style-name="ce11" office:value-type="percentage" office:value="0.145496201459749" calcext:value-type="percentage">
            <text:p>14.55%</text:p>
          </table:table-cell>
          <table:table-cell table:style-name="ce11" office:value-type="percentage" office:value="0.507798809799912" calcext:value-type="percentage">
            <text:p>50.78%</text:p>
          </table:table-cell>
          <table:table-cell table:style-name="ce11" office:value-type="percentage" office:value="0.150144928127718" calcext:value-type="percentage">
            <text:p>15.01%</text:p>
          </table:table-cell>
          <table:table-cell table:style-name="ce11" office:value-type="percentage" office:value="0.286601534081019" calcext:value-type="percentage">
            <text:p>28.66%</text:p>
          </table:table-cell>
          <table:table-cell table:formula="of:=MAX((1-[.I854]/(1-[.$D$25]));0)" office:value-type="float" office:value="0.590569237027116" calcext:value-type="float">
            <text:p><text:s/>0.5906 </text:p>
          </table:table-cell>
          <table:table-cell office:value-type="string" calcext:value-type="string">
            <text:p>yes</text:p>
          </table:table-cell>
          <table:table-cell table:formula="of:=EXP(-[.E854]*[.$D$23])" office:value-type="float" office:value="0.923086277939988" calcext:value-type="float">
            <text:p><text:s/>0.9231 </text:p>
          </table:table-cell>
          <table:table-cell table:style-name="ce12" table:formula="of:=IF([.K854]=&quot;yes&quot;;[.L854]*[.$D$22]*([.I854]-[.I803]);0)" office:value-type="float" office:value="0.0402964514424958" calcext:value-type="float">
            <text:p><text:s/>0.0403 </text:p>
          </table:table-cell>
          <table:table-cell table:formula="of:=IF([.K854]=&quot;T_ex&quot;;[.L854]*([.I854]-[.$I$35])*[.$D$22];0)" office:value-type="float" office:value="0" calcext:value-type="float">
            <text:p><text:s/>- <text:s text:c="2"/></text:p>
          </table:table-cell>
          <table:table-cell table:style-name="ce12" table:formula="of:=IF([.K854]=&quot;yes&quot;;[.J854]*[.L854]*([.E854]-[.E803])*[.$D$21];0)" office:value-type="float" office:value="0.0121422407998404" calcext:value-type="float">
            <text:p><text:s/>0.0121 </text:p>
          </table:table-cell>
          <table:table-cell table:style-name="ce12" table:formula="of:=IF([.K854]=&quot;yes&quot;;[.J854]*[.L854]*([.E854]-[.E803]);0)" office:value-type="float" office:value="0.0271685318917275" calcext:value-type="float">
            <text:p><text:s/>0.0272 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215591722173657" calcext:value-type="percentage">
            <text:p>21.5592%</text:p>
          </table:table-cell>
          <table:table-cell office:value-type="float" office:value="0.801302931596091" calcext:value-type="float">
            <text:p>0.80</text:p>
          </table:table-cell>
          <table:table-cell office:value-type="percentage" office:value="0.145912441930045" calcext:value-type="percentage">
            <text:p>14.5912%</text:p>
          </table:table-cell>
          <table:table-cell office:value-type="percentage" office:value="0.511003910541355" calcext:value-type="percentage">
            <text:p>51.1004%</text:p>
          </table:table-cell>
          <table:table-cell office:value-type="percentage" office:value="0.150565283385727" calcext:value-type="percentage">
            <text:p>15.0565%</text:p>
          </table:table-cell>
          <table:table-cell office:value-type="percentage" office:value="0.287390899288622" calcext:value-type="percentage">
            <text:p>28.7391%</text:p>
          </table:table-cell>
          <table:table-cell table:formula="of:=MAX((1-[.I855]/(1-[.$D$25]));0)" office:value-type="float" office:value="0.589441572444826" calcext:value-type="float">
            <text:p><text:s/>0.5894 </text:p>
          </table:table-cell>
          <table:table-cell/>
          <table:table-cell table:formula="of:=EXP(-[.E855]*[.$D$23])" office:value-type="float" office:value="0.922996078476391" calcext:value-type="float">
            <text:p><text:s/>0.9230 </text:p>
          </table:table-cell>
          <table:table-cell table:formula="of:=IF([.K855]=&quot;yes&quot;;[.L855]*[.$D$22]*([.I855]-[.I854]);0)" office:value-type="float" office:value="0" calcext:value-type="float">
            <text:p><text:s/>- <text:s text:c="2"/></text:p>
          </table:table-cell>
          <table:table-cell table:formula="of:=IF([.K855]=&quot;T_ex&quot;;[.L855]*([.I855]-[.$I$35])*[.$D$22];0)" office:value-type="float" office:value="0" calcext:value-type="float">
            <text:p><text:s/>- <text:s text:c="2"/></text:p>
          </table:table-cell>
          <table:table-cell table:formula="of:=IF([.K855]=&quot;yes&quot;;[.J855]*[.L855]*(0.05)*[.$D$21];0)" office:value-type="float" office:value="0" calcext:value-type="float">
            <text:p><text:s/>- <text:s text:c="2"/></text:p>
          </table:table-cell>
          <table:table-cell table:formula="of:=IF([.K855]=&quot;yes&quot;;[.J855]*[.L85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16423783027728" calcext:value-type="percentage">
            <text:p>21.6424%</text:p>
          </table:table-cell>
          <table:table-cell office:value-type="float" office:value="0.80228013029316" calcext:value-type="float">
            <text:p>0.80</text:p>
          </table:table-cell>
          <table:table-cell office:value-type="percentage" office:value="0.146328347377843" calcext:value-type="percentage">
            <text:p>14.6328%</text:p>
          </table:table-cell>
          <table:table-cell office:value-type="percentage" office:value="0.514271405037888" calcext:value-type="percentage">
            <text:p>51.4271%</text:p>
          </table:table-cell>
          <table:table-cell office:value-type="percentage" office:value="0.150987463175117" calcext:value-type="percentage">
            <text:p>15.0987%</text:p>
          </table:table-cell>
          <table:table-cell office:value-type="percentage" office:value="0.288092175259262" calcext:value-type="percentage">
            <text:p>28.8092%</text:p>
          </table:table-cell>
          <table:table-cell table:formula="of:=MAX((1-[.I856]/(1-[.$D$25]));0)" office:value-type="float" office:value="0.588439749629626" calcext:value-type="float">
            <text:p><text:s/>0.5884 </text:p>
          </table:table-cell>
          <table:table-cell/>
          <table:table-cell table:formula="of:=EXP(-[.E856]*[.$D$23])" office:value-type="float" office:value="0.922905887826644" calcext:value-type="float">
            <text:p><text:s/>0.9229 </text:p>
          </table:table-cell>
          <table:table-cell table:formula="of:=IF([.K856]=&quot;yes&quot;;[.L856]*[.$D$22]*([.I856]-[.I855]);0)" office:value-type="float" office:value="0" calcext:value-type="float">
            <text:p><text:s/>- <text:s text:c="2"/></text:p>
          </table:table-cell>
          <table:table-cell table:formula="of:=IF([.K856]=&quot;T_ex&quot;;[.L856]*([.I856]-[.$I$35])*[.$D$22];0)" office:value-type="float" office:value="0" calcext:value-type="float">
            <text:p><text:s/>- <text:s text:c="2"/></text:p>
          </table:table-cell>
          <table:table-cell table:formula="of:=IF([.K856]=&quot;yes&quot;;[.J856]*[.L856]*(0.05)*[.$D$21];0)" office:value-type="float" office:value="0" calcext:value-type="float">
            <text:p><text:s/>- <text:s text:c="2"/></text:p>
          </table:table-cell>
          <table:table-cell table:formula="of:=IF([.K856]=&quot;yes&quot;;[.J856]*[.L85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17271693855104" calcext:value-type="percentage">
            <text:p>21.7272%</text:p>
          </table:table-cell>
          <table:table-cell office:value-type="float" office:value="0.803257328990228" calcext:value-type="float">
            <text:p>0.80</text:p>
          </table:table-cell>
          <table:table-cell office:value-type="percentage" office:value="0.146745502200488" calcext:value-type="percentage">
            <text:p>14.6746%</text:p>
          </table:table-cell>
          <table:table-cell office:value-type="percentage" office:value="0.517702366472643" calcext:value-type="percentage">
            <text:p>51.7702%</text:p>
          </table:table-cell>
          <table:table-cell office:value-type="percentage" office:value="0.151404136617329" calcext:value-type="percentage">
            <text:p>15.1404%</text:p>
          </table:table-cell>
          <table:table-cell office:value-type="percentage" office:value="0.288836165888014" calcext:value-type="percentage">
            <text:p>28.8836%</text:p>
          </table:table-cell>
          <table:table-cell table:formula="of:=MAX((1-[.I857]/(1-[.$D$25]));0)" office:value-type="float" office:value="0.587376905874266" calcext:value-type="float">
            <text:p><text:s/>0.5874 </text:p>
          </table:table-cell>
          <table:table-cell/>
          <table:table-cell table:formula="of:=EXP(-[.E857]*[.$D$23])" office:value-type="float" office:value="0.922815705989884" calcext:value-type="float">
            <text:p><text:s/>0.9228 </text:p>
          </table:table-cell>
          <table:table-cell table:formula="of:=IF([.K857]=&quot;yes&quot;;[.L857]*[.$D$22]*([.I857]-[.I856]);0)" office:value-type="float" office:value="0" calcext:value-type="float">
            <text:p><text:s/>- <text:s text:c="2"/></text:p>
          </table:table-cell>
          <table:table-cell table:formula="of:=IF([.K857]=&quot;T_ex&quot;;[.L857]*([.I857]-[.$I$35])*[.$D$22];0)" office:value-type="float" office:value="0" calcext:value-type="float">
            <text:p><text:s/>- <text:s text:c="2"/></text:p>
          </table:table-cell>
          <table:table-cell table:formula="of:=IF([.K857]=&quot;yes&quot;;[.J857]*[.L857]*(0.05)*[.$D$21];0)" office:value-type="float" office:value="0" calcext:value-type="float">
            <text:p><text:s/>- <text:s text:c="2"/></text:p>
          </table:table-cell>
          <table:table-cell table:formula="of:=IF([.K857]=&quot;yes&quot;;[.J857]*[.L85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18115337428967" calcext:value-type="percentage">
            <text:p>21.8115%</text:p>
          </table:table-cell>
          <table:table-cell office:value-type="float" office:value="0.804234527687296" calcext:value-type="float">
            <text:p>0.80</text:p>
          </table:table-cell>
          <table:table-cell office:value-type="percentage" office:value="0.147161853750466" calcext:value-type="percentage">
            <text:p>14.7162%</text:p>
          </table:table-cell>
          <table:table-cell office:value-type="percentage" office:value="0.521347118337947" calcext:value-type="percentage">
            <text:p>52.1347%</text:p>
          </table:table-cell>
          <table:table-cell office:value-type="percentage" office:value="0.151828577899148" calcext:value-type="percentage">
            <text:p>15.1829%</text:p>
          </table:table-cell>
          <table:table-cell office:value-type="percentage" office:value="0.289693116367363" calcext:value-type="percentage">
            <text:p>28.9693%</text:p>
          </table:table-cell>
          <table:table-cell table:formula="of:=MAX((1-[.I858]/(1-[.$D$25]));0)" office:value-type="float" office:value="0.586152690903767" calcext:value-type="float">
            <text:p><text:s/>0.5862 </text:p>
          </table:table-cell>
          <table:table-cell/>
          <table:table-cell table:formula="of:=EXP(-[.E858]*[.$D$23])" office:value-type="float" office:value="0.922725532965251" calcext:value-type="float">
            <text:p><text:s/>0.9227 </text:p>
          </table:table-cell>
          <table:table-cell table:formula="of:=IF([.K858]=&quot;yes&quot;;[.L858]*[.$D$22]*([.I858]-[.I857]);0)" office:value-type="float" office:value="0" calcext:value-type="float">
            <text:p><text:s/>- <text:s text:c="2"/></text:p>
          </table:table-cell>
          <table:table-cell table:formula="of:=IF([.K858]=&quot;T_ex&quot;;[.L858]*([.I858]-[.$I$35])*[.$D$22];0)" office:value-type="float" office:value="0" calcext:value-type="float">
            <text:p><text:s/>- <text:s text:c="2"/></text:p>
          </table:table-cell>
          <table:table-cell table:formula="of:=IF([.K858]=&quot;yes&quot;;[.J858]*[.L858]*(0.05)*[.$D$21];0)" office:value-type="float" office:value="0" calcext:value-type="float">
            <text:p><text:s/>- <text:s text:c="2"/></text:p>
          </table:table-cell>
          <table:table-cell table:formula="of:=IF([.K858]=&quot;yes&quot;;[.J858]*[.L85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18906318429473" calcext:value-type="percentage">
            <text:p>21.8906%</text:p>
          </table:table-cell>
          <table:table-cell office:value-type="float" office:value="0.805211726384365" calcext:value-type="float">
            <text:p>0.81</text:p>
          </table:table-cell>
          <table:table-cell office:value-type="percentage" office:value="0.147583091914946" calcext:value-type="percentage">
            <text:p>14.7583%</text:p>
          </table:table-cell>
          <table:table-cell office:value-type="percentage" office:value="0.525104263482972" calcext:value-type="percentage">
            <text:p>52.5104%</text:p>
          </table:table-cell>
          <table:table-cell office:value-type="percentage" office:value="0.152251105296362" calcext:value-type="percentage">
            <text:p>15.2251%</text:p>
          </table:table-cell>
          <table:table-cell office:value-type="percentage" office:value="0.290487929256249" calcext:value-type="percentage">
            <text:p>29.0488%</text:p>
          </table:table-cell>
          <table:table-cell table:formula="of:=MAX((1-[.I859]/(1-[.$D$25]));0)" office:value-type="float" office:value="0.585017243919644" calcext:value-type="float">
            <text:p><text:s/>0.5850 </text:p>
          </table:table-cell>
          <table:table-cell/>
          <table:table-cell table:formula="of:=EXP(-[.E859]*[.$D$23])" office:value-type="float" office:value="0.922635368751884" calcext:value-type="float">
            <text:p><text:s/>0.9226 </text:p>
          </table:table-cell>
          <table:table-cell table:formula="of:=IF([.K859]=&quot;yes&quot;;[.L859]*[.$D$22]*([.I859]-[.I858]);0)" office:value-type="float" office:value="0" calcext:value-type="float">
            <text:p><text:s/>- <text:s text:c="2"/></text:p>
          </table:table-cell>
          <table:table-cell table:formula="of:=IF([.K859]=&quot;T_ex&quot;;[.L859]*([.I859]-[.$I$35])*[.$D$22];0)" office:value-type="float" office:value="0" calcext:value-type="float">
            <text:p><text:s/>- <text:s text:c="2"/></text:p>
          </table:table-cell>
          <table:table-cell table:formula="of:=IF([.K859]=&quot;yes&quot;;[.J859]*[.L859]*(0.05)*[.$D$21];0)" office:value-type="float" office:value="0" calcext:value-type="float">
            <text:p><text:s/>- <text:s text:c="2"/></text:p>
          </table:table-cell>
          <table:table-cell table:formula="of:=IF([.K859]=&quot;yes&quot;;[.J859]*[.L85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19706030094497" calcext:value-type="percentage">
            <text:p>21.9706%</text:p>
          </table:table-cell>
          <table:table-cell office:value-type="float" office:value="0.806188925081433" calcext:value-type="float">
            <text:p>0.81</text:p>
          </table:table-cell>
          <table:table-cell office:value-type="percentage" office:value="0.147997832652635" calcext:value-type="percentage">
            <text:p>14.7998%</text:p>
          </table:table-cell>
          <table:table-cell office:value-type="percentage" office:value="0.528803854701101" calcext:value-type="percentage">
            <text:p>52.8804%</text:p>
          </table:table-cell>
          <table:table-cell office:value-type="percentage" office:value="0.152673093674931" calcext:value-type="percentage">
            <text:p>15.2673%</text:p>
          </table:table-cell>
          <table:table-cell office:value-type="percentage" office:value="0.291229937323852" calcext:value-type="percentage">
            <text:p>29.1230%</text:p>
          </table:table-cell>
          <table:table-cell table:formula="of:=MAX((1-[.I860]/(1-[.$D$25]));0)" office:value-type="float" office:value="0.583957232394497" calcext:value-type="float">
            <text:p><text:s/>0.5840 </text:p>
          </table:table-cell>
          <table:table-cell/>
          <table:table-cell table:formula="of:=EXP(-[.E860]*[.$D$23])" office:value-type="float" office:value="0.922545213348922" calcext:value-type="float">
            <text:p><text:s/>0.9225 </text:p>
          </table:table-cell>
          <table:table-cell table:formula="of:=IF([.K860]=&quot;yes&quot;;[.L860]*[.$D$22]*([.I860]-[.I859]);0)" office:value-type="float" office:value="0" calcext:value-type="float">
            <text:p><text:s/>- <text:s text:c="2"/></text:p>
          </table:table-cell>
          <table:table-cell table:formula="of:=IF([.K860]=&quot;T_ex&quot;;[.L860]*([.I860]-[.$I$35])*[.$D$22];0)" office:value-type="float" office:value="0" calcext:value-type="float">
            <text:p><text:s/>- <text:s text:c="2"/></text:p>
          </table:table-cell>
          <table:table-cell table:formula="of:=IF([.K860]=&quot;yes&quot;;[.J860]*[.L860]*(0.05)*[.$D$21];0)" office:value-type="float" office:value="0" calcext:value-type="float">
            <text:p><text:s/>- <text:s text:c="2"/></text:p>
          </table:table-cell>
          <table:table-cell table:formula="of:=IF([.K860]=&quot;yes&quot;;[.J860]*[.L86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20487142118563" calcext:value-type="percentage">
            <text:p>22.0487%</text:p>
          </table:table-cell>
          <table:table-cell office:value-type="float" office:value="0.807166123778502" calcext:value-type="float">
            <text:p>0.81</text:p>
          </table:table-cell>
          <table:table-cell office:value-type="percentage" office:value="0.148412318958179" calcext:value-type="percentage">
            <text:p>14.8412%</text:p>
          </table:table-cell>
          <table:table-cell office:value-type="percentage" office:value="0.532286955629135" calcext:value-type="percentage">
            <text:p>53.2287%</text:p>
          </table:table-cell>
          <table:table-cell office:value-type="percentage" office:value="0.153089889232268" calcext:value-type="percentage">
            <text:p>15.3090%</text:p>
          </table:table-cell>
          <table:table-cell office:value-type="percentage" office:value="0.291946586362489" calcext:value-type="percentage">
            <text:p>29.1947%</text:p>
          </table:table-cell>
          <table:table-cell table:formula="of:=MAX((1-[.I861]/(1-[.$D$25]));0)" office:value-type="float" office:value="0.582933448053587" calcext:value-type="float">
            <text:p><text:s/>0.5829 </text:p>
          </table:table-cell>
          <table:table-cell/>
          <table:table-cell table:formula="of:=EXP(-[.E861]*[.$D$23])" office:value-type="float" office:value="0.922455066755503" calcext:value-type="float">
            <text:p><text:s/>0.9225 </text:p>
          </table:table-cell>
          <table:table-cell table:formula="of:=IF([.K861]=&quot;yes&quot;;[.L861]*[.$D$22]*([.I861]-[.I860]);0)" office:value-type="float" office:value="0" calcext:value-type="float">
            <text:p><text:s/>- <text:s text:c="2"/></text:p>
          </table:table-cell>
          <table:table-cell table:formula="of:=IF([.K861]=&quot;T_ex&quot;;[.L861]*([.I861]-[.$I$35])*[.$D$22];0)" office:value-type="float" office:value="0" calcext:value-type="float">
            <text:p><text:s/>- <text:s text:c="2"/></text:p>
          </table:table-cell>
          <table:table-cell table:formula="of:=IF([.K861]=&quot;yes&quot;;[.J861]*[.L861]*(0.05)*[.$D$21];0)" office:value-type="float" office:value="0" calcext:value-type="float">
            <text:p><text:s/>- <text:s text:c="2"/></text:p>
          </table:table-cell>
          <table:table-cell table:formula="of:=IF([.K861]=&quot;yes&quot;;[.J861]*[.L86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21285731017251" calcext:value-type="percentage">
            <text:p>22.1286%</text:p>
          </table:table-cell>
          <table:table-cell office:value-type="float" office:value="0.80814332247557" calcext:value-type="float">
            <text:p>0.81</text:p>
          </table:table-cell>
          <table:table-cell office:value-type="percentage" office:value="0.148825937356324" calcext:value-type="percentage">
            <text:p>14.8826%</text:p>
          </table:table-cell>
          <table:table-cell office:value-type="percentage" office:value="0.535533490361326" calcext:value-type="percentage">
            <text:p>53.5533%</text:p>
          </table:table-cell>
          <table:table-cell office:value-type="percentage" office:value="0.153506473579637" calcext:value-type="percentage">
            <text:p>15.3506%</text:p>
          </table:table-cell>
          <table:table-cell office:value-type="percentage" office:value="0.29271638071815" calcext:value-type="percentage">
            <text:p>29.2716%</text:p>
          </table:table-cell>
          <table:table-cell table:formula="of:=MAX((1-[.I862]/(1-[.$D$25]));0)" office:value-type="float" office:value="0.581833741831214" calcext:value-type="float">
            <text:p><text:s/>0.5818 </text:p>
          </table:table-cell>
          <table:table-cell/>
          <table:table-cell table:formula="of:=EXP(-[.E862]*[.$D$23])" office:value-type="float" office:value="0.922364928970767" calcext:value-type="float">
            <text:p><text:s/>0.9224 </text:p>
          </table:table-cell>
          <table:table-cell table:formula="of:=IF([.K862]=&quot;yes&quot;;[.L862]*[.$D$22]*([.I862]-[.I861]);0)" office:value-type="float" office:value="0" calcext:value-type="float">
            <text:p><text:s/>- <text:s text:c="2"/></text:p>
          </table:table-cell>
          <table:table-cell table:formula="of:=IF([.K862]=&quot;T_ex&quot;;[.L862]*([.I862]-[.$I$35])*[.$D$22];0)" office:value-type="float" office:value="0" calcext:value-type="float">
            <text:p><text:s/>- <text:s text:c="2"/></text:p>
          </table:table-cell>
          <table:table-cell table:formula="of:=IF([.K862]=&quot;yes&quot;;[.J862]*[.L862]*(0.05)*[.$D$21];0)" office:value-type="float" office:value="0" calcext:value-type="float">
            <text:p><text:s/>- <text:s text:c="2"/></text:p>
          </table:table-cell>
          <table:table-cell table:formula="of:=IF([.K862]=&quot;yes&quot;;[.J862]*[.L86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2208156270506" calcext:value-type="percentage">
            <text:p>22.2082%</text:p>
          </table:table-cell>
          <table:table-cell office:value-type="float" office:value="0.809120521172638" calcext:value-type="float">
            <text:p>0.81</text:p>
          </table:table-cell>
          <table:table-cell office:value-type="percentage" office:value="0.149238938451456" calcext:value-type="percentage">
            <text:p>14.9239%</text:p>
          </table:table-cell>
          <table:table-cell office:value-type="percentage" office:value="0.538893078914626" calcext:value-type="percentage">
            <text:p>53.8893%</text:p>
          </table:table-cell>
          <table:table-cell office:value-type="percentage" office:value="0.153928790951167" calcext:value-type="percentage">
            <text:p>15.3929%</text:p>
          </table:table-cell>
          <table:table-cell office:value-type="percentage" office:value="0.293531499392695" calcext:value-type="percentage">
            <text:p>29.3531%</text:p>
          </table:table-cell>
          <table:table-cell table:formula="of:=MAX((1-[.I863]/(1-[.$D$25]));0)" office:value-type="float" office:value="0.580669286581864" calcext:value-type="float">
            <text:p><text:s/>0.5807 </text:p>
          </table:table-cell>
          <table:table-cell/>
          <table:table-cell table:formula="of:=EXP(-[.E863]*[.$D$23])" office:value-type="float" office:value="0.922274799993854" calcext:value-type="float">
            <text:p><text:s/>0.9223 </text:p>
          </table:table-cell>
          <table:table-cell table:formula="of:=IF([.K863]=&quot;yes&quot;;[.L863]*[.$D$22]*([.I863]-[.I862]);0)" office:value-type="float" office:value="0" calcext:value-type="float">
            <text:p><text:s/>- <text:s text:c="2"/></text:p>
          </table:table-cell>
          <table:table-cell table:formula="of:=IF([.K863]=&quot;T_ex&quot;;[.L863]*([.I863]-[.$I$35])*[.$D$22];0)" office:value-type="float" office:value="0" calcext:value-type="float">
            <text:p><text:s/>- <text:s text:c="2"/></text:p>
          </table:table-cell>
          <table:table-cell table:formula="of:=IF([.K863]=&quot;yes&quot;;[.J863]*[.L863]*(0.05)*[.$D$21];0)" office:value-type="float" office:value="0" calcext:value-type="float">
            <text:p><text:s/>- <text:s text:c="2"/></text:p>
          </table:table-cell>
          <table:table-cell table:formula="of:=IF([.K863]=&quot;yes&quot;;[.J863]*[.L86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22867481443505" calcext:value-type="percentage">
            <text:p>22.2867%</text:p>
          </table:table-cell>
          <table:table-cell office:value-type="float" office:value="0.810097719869707" calcext:value-type="float">
            <text:p>0.81</text:p>
          </table:table-cell>
          <table:table-cell office:value-type="percentage" office:value="0.149652220904041" calcext:value-type="percentage">
            <text:p>14.9652%</text:p>
          </table:table-cell>
          <table:table-cell office:value-type="percentage" office:value="0.542576661639403" calcext:value-type="percentage">
            <text:p>54.2577%</text:p>
          </table:table-cell>
          <table:table-cell office:value-type="percentage" office:value="0.15434750855781" calcext:value-type="percentage">
            <text:p>15.4348%</text:p>
          </table:table-cell>
          <table:table-cell office:value-type="percentage" office:value="0.294388050900797" calcext:value-type="percentage">
            <text:p>29.4388%</text:p>
          </table:table-cell>
          <table:table-cell table:formula="of:=MAX((1-[.I864]/(1-[.$D$25]));0)" office:value-type="float" office:value="0.57944564157029" calcext:value-type="float">
            <text:p><text:s/>0.5794 </text:p>
          </table:table-cell>
          <table:table-cell/>
          <table:table-cell table:formula="of:=EXP(-[.E864]*[.$D$23])" office:value-type="float" office:value="0.922184679823902" calcext:value-type="float">
            <text:p><text:s/>0.9222 </text:p>
          </table:table-cell>
          <table:table-cell table:formula="of:=IF([.K864]=&quot;yes&quot;;[.L864]*[.$D$22]*([.I864]-[.I863]);0)" office:value-type="float" office:value="0" calcext:value-type="float">
            <text:p><text:s/>- <text:s text:c="2"/></text:p>
          </table:table-cell>
          <table:table-cell table:formula="of:=IF([.K864]=&quot;T_ex&quot;;[.L864]*([.I864]-[.$I$35])*[.$D$22];0)" office:value-type="float" office:value="0" calcext:value-type="float">
            <text:p><text:s/>- <text:s text:c="2"/></text:p>
          </table:table-cell>
          <table:table-cell table:formula="of:=IF([.K864]=&quot;yes&quot;;[.J864]*[.L864]*(0.05)*[.$D$21];0)" office:value-type="float" office:value="0" calcext:value-type="float">
            <text:p><text:s/>- <text:s text:c="2"/></text:p>
          </table:table-cell>
          <table:table-cell table:formula="of:=IF([.K864]=&quot;yes&quot;;[.J864]*[.L86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23646068901949" calcext:value-type="percentage">
            <text:p>22.3646%</text:p>
          </table:table-cell>
          <table:table-cell office:value-type="float" office:value="0.811074918566775" calcext:value-type="float">
            <text:p>0.81</text:p>
          </table:table-cell>
          <table:table-cell office:value-type="percentage" office:value="0.150069555932994" calcext:value-type="percentage">
            <text:p>15.0070%</text:p>
          </table:table-cell>
          <table:table-cell office:value-type="percentage" office:value="0.546612337984138" calcext:value-type="percentage">
            <text:p>54.6612%</text:p>
          </table:table-cell>
          <table:table-cell office:value-type="percentage" office:value="0.154771905249257" calcext:value-type="percentage">
            <text:p>15.4772%</text:p>
          </table:table-cell>
          <table:table-cell office:value-type="percentage" office:value="0.29524197626601" calcext:value-type="percentage">
            <text:p>29.5242%</text:p>
          </table:table-cell>
          <table:table-cell table:formula="of:=MAX((1-[.I865]/(1-[.$D$25]));0)" office:value-type="float" office:value="0.578225748191414" calcext:value-type="float">
            <text:p><text:s/>0.5782 </text:p>
          </table:table-cell>
          <table:table-cell/>
          <table:table-cell table:formula="of:=EXP(-[.E865]*[.$D$23])" office:value-type="float" office:value="0.922094568460051" calcext:value-type="float">
            <text:p><text:s/>0.9221 </text:p>
          </table:table-cell>
          <table:table-cell table:formula="of:=IF([.K865]=&quot;yes&quot;;[.L865]*[.$D$22]*([.I865]-[.I864]);0)" office:value-type="float" office:value="0" calcext:value-type="float">
            <text:p><text:s/>- <text:s text:c="2"/></text:p>
          </table:table-cell>
          <table:table-cell table:formula="of:=IF([.K865]=&quot;T_ex&quot;;[.L865]*([.I865]-[.$I$35])*[.$D$22];0)" office:value-type="float" office:value="0" calcext:value-type="float">
            <text:p><text:s/>- <text:s text:c="2"/></text:p>
          </table:table-cell>
          <table:table-cell table:formula="of:=IF([.K865]=&quot;yes&quot;;[.J865]*[.L865]*(0.05)*[.$D$21];0)" office:value-type="float" office:value="0" calcext:value-type="float">
            <text:p><text:s/>- <text:s text:c="2"/></text:p>
          </table:table-cell>
          <table:table-cell table:formula="of:=IF([.K865]=&quot;yes&quot;;[.J865]*[.L86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24459792296309" calcext:value-type="percentage">
            <text:p>22.4460%</text:p>
          </table:table-cell>
          <table:table-cell office:value-type="float" office:value="0.812052117263844" calcext:value-type="float">
            <text:p>0.81</text:p>
          </table:table-cell>
          <table:table-cell office:value-type="percentage" office:value="0.150495471464721" calcext:value-type="percentage">
            <text:p>15.0495%</text:p>
          </table:table-cell>
          <table:table-cell office:value-type="percentage" office:value="0.550927564562277" calcext:value-type="percentage">
            <text:p>55.0928%</text:p>
          </table:table-cell>
          <table:table-cell office:value-type="percentage" office:value="0.155190649331003" calcext:value-type="percentage">
            <text:p>15.5191%</text:p>
          </table:table-cell>
          <table:table-cell office:value-type="percentage" office:value="0.296087133708763" calcext:value-type="percentage">
            <text:p>29.6087%</text:p>
          </table:table-cell>
          <table:table-cell table:formula="of:=MAX((1-[.I866]/(1-[.$D$25]));0)" office:value-type="float" office:value="0.577018380416053" calcext:value-type="float">
            <text:p><text:s/>0.5770 </text:p>
          </table:table-cell>
          <table:table-cell/>
          <table:table-cell table:formula="of:=EXP(-[.E866]*[.$D$23])" office:value-type="float" office:value="0.92200446590144" calcext:value-type="float">
            <text:p><text:s/>0.9220 </text:p>
          </table:table-cell>
          <table:table-cell table:formula="of:=IF([.K866]=&quot;yes&quot;;[.L866]*[.$D$22]*([.I866]-[.I865]);0)" office:value-type="float" office:value="0" calcext:value-type="float">
            <text:p><text:s/>- <text:s text:c="2"/></text:p>
          </table:table-cell>
          <table:table-cell table:formula="of:=IF([.K866]=&quot;T_ex&quot;;[.L866]*([.I866]-[.$I$35])*[.$D$22];0)" office:value-type="float" office:value="0" calcext:value-type="float">
            <text:p><text:s/>- <text:s text:c="2"/></text:p>
          </table:table-cell>
          <table:table-cell table:formula="of:=IF([.K866]=&quot;yes&quot;;[.J866]*[.L866]*(0.05)*[.$D$21];0)" office:value-type="float" office:value="0" calcext:value-type="float">
            <text:p><text:s/>- <text:s text:c="2"/></text:p>
          </table:table-cell>
          <table:table-cell table:formula="of:=IF([.K866]=&quot;yes&quot;;[.J866]*[.L86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25235472418191" calcext:value-type="percentage">
            <text:p>22.5235%</text:p>
          </table:table-cell>
          <table:table-cell office:value-type="float" office:value="0.813029315960912" calcext:value-type="float">
            <text:p>0.81</text:p>
          </table:table-cell>
          <table:table-cell office:value-type="percentage" office:value="0.150910460771448" calcext:value-type="percentage">
            <text:p>15.0910%</text:p>
          </table:table-cell>
          <table:table-cell office:value-type="percentage" office:value="0.555229039192317" calcext:value-type="percentage">
            <text:p>55.5229%</text:p>
          </table:table-cell>
          <table:table-cell office:value-type="percentage" office:value="0.155613702243449" calcext:value-type="percentage">
            <text:p>15.5614%</text:p>
          </table:table-cell>
          <table:table-cell office:value-type="percentage" office:value="0.296857190506437" calcext:value-type="percentage">
            <text:p>29.6857%</text:p>
          </table:table-cell>
          <table:table-cell table:formula="of:=MAX((1-[.I867]/(1-[.$D$25]));0)" office:value-type="float" office:value="0.575918299276519" calcext:value-type="float">
            <text:p><text:s/>0.5759 </text:p>
          </table:table-cell>
          <table:table-cell/>
          <table:table-cell table:formula="of:=EXP(-[.E867]*[.$D$23])" office:value-type="float" office:value="0.92191437214721" calcext:value-type="float">
            <text:p><text:s/>0.9219 </text:p>
          </table:table-cell>
          <table:table-cell table:formula="of:=IF([.K867]=&quot;yes&quot;;[.L867]*[.$D$22]*([.I867]-[.I866]);0)" office:value-type="float" office:value="0" calcext:value-type="float">
            <text:p><text:s/>- <text:s text:c="2"/></text:p>
          </table:table-cell>
          <table:table-cell table:formula="of:=IF([.K867]=&quot;T_ex&quot;;[.L867]*([.I867]-[.$I$35])*[.$D$22];0)" office:value-type="float" office:value="0" calcext:value-type="float">
            <text:p><text:s/>- <text:s text:c="2"/></text:p>
          </table:table-cell>
          <table:table-cell table:formula="of:=IF([.K867]=&quot;yes&quot;;[.J867]*[.L867]*(0.05)*[.$D$21];0)" office:value-type="float" office:value="0" calcext:value-type="float">
            <text:p><text:s/>- <text:s text:c="2"/></text:p>
          </table:table-cell>
          <table:table-cell table:formula="of:=IF([.K867]=&quot;yes&quot;;[.J867]*[.L86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26003473319913" calcext:value-type="percentage">
            <text:p>22.6003%</text:p>
          </table:table-cell>
          <table:table-cell office:value-type="float" office:value="0.81400651465798" calcext:value-type="float">
            <text:p>0.81</text:p>
          </table:table-cell>
          <table:table-cell office:value-type="percentage" office:value="0.151330895106689" calcext:value-type="percentage">
            <text:p>15.1331%</text:p>
          </table:table-cell>
          <table:table-cell office:value-type="percentage" office:value="0.559043819390388" calcext:value-type="percentage">
            <text:p>55.9044%</text:p>
          </table:table-cell>
          <table:table-cell office:value-type="percentage" office:value="0.156030208227473" calcext:value-type="percentage">
            <text:p>15.6030%</text:p>
          </table:table-cell>
          <table:table-cell office:value-type="percentage" office:value="0.297685263887546" calcext:value-type="percentage">
            <text:p>29.7685%</text:p>
          </table:table-cell>
          <table:table-cell table:formula="of:=MAX((1-[.I868]/(1-[.$D$25]));0)" office:value-type="float" office:value="0.574735337303506" calcext:value-type="float">
            <text:p><text:s/>0.5747 </text:p>
          </table:table-cell>
          <table:table-cell/>
          <table:table-cell table:formula="of:=EXP(-[.E868]*[.$D$23])" office:value-type="float" office:value="0.921824287196499" calcext:value-type="float">
            <text:p><text:s/>0.9218 </text:p>
          </table:table-cell>
          <table:table-cell table:formula="of:=IF([.K868]=&quot;yes&quot;;[.L868]*[.$D$22]*([.I868]-[.I867]);0)" office:value-type="float" office:value="0" calcext:value-type="float">
            <text:p><text:s/>- <text:s text:c="2"/></text:p>
          </table:table-cell>
          <table:table-cell table:formula="of:=IF([.K868]=&quot;T_ex&quot;;[.L868]*([.I868]-[.$I$35])*[.$D$22];0)" office:value-type="float" office:value="0" calcext:value-type="float">
            <text:p><text:s/>- <text:s text:c="2"/></text:p>
          </table:table-cell>
          <table:table-cell table:formula="of:=IF([.K868]=&quot;yes&quot;;[.J868]*[.L868]*(0.05)*[.$D$21];0)" office:value-type="float" office:value="0" calcext:value-type="float">
            <text:p><text:s/>- <text:s text:c="2"/></text:p>
          </table:table-cell>
          <table:table-cell table:formula="of:=IF([.K868]=&quot;yes&quot;;[.J868]*[.L86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26739391932634" calcext:value-type="percentage">
            <text:p>22.6739%</text:p>
          </table:table-cell>
          <table:table-cell office:value-type="float" office:value="0.814983713355049" calcext:value-type="float">
            <text:p>0.81</text:p>
          </table:table-cell>
          <table:table-cell office:value-type="percentage" office:value="0.151758661243641" calcext:value-type="percentage">
            <text:p>15.1759%</text:p>
          </table:table-cell>
          <table:table-cell office:value-type="percentage" office:value="0.562133104540388" calcext:value-type="percentage">
            <text:p>56.2133%</text:p>
          </table:table-cell>
          <table:table-cell office:value-type="percentage" office:value="0.156453599072919" calcext:value-type="percentage">
            <text:p>15.6454%</text:p>
          </table:table-cell>
          <table:table-cell office:value-type="percentage" office:value="0.298510001383831" calcext:value-type="percentage">
            <text:p>29.8510%</text:p>
          </table:table-cell>
          <table:table-cell table:formula="of:=MAX((1-[.I869]/(1-[.$D$25]));0)" office:value-type="float" office:value="0.573557140880241" calcext:value-type="float">
            <text:p><text:s/>0.5736 </text:p>
          </table:table-cell>
          <table:table-cell/>
          <table:table-cell table:formula="of:=EXP(-[.E869]*[.$D$23])" office:value-type="float" office:value="0.921734211048448" calcext:value-type="float">
            <text:p><text:s/>0.9217 </text:p>
          </table:table-cell>
          <table:table-cell table:formula="of:=IF([.K869]=&quot;yes&quot;;[.L869]*[.$D$22]*([.I869]-[.I868]);0)" office:value-type="float" office:value="0" calcext:value-type="float">
            <text:p><text:s/>- <text:s text:c="2"/></text:p>
          </table:table-cell>
          <table:table-cell table:formula="of:=IF([.K869]=&quot;T_ex&quot;;[.L869]*([.I869]-[.$I$35])*[.$D$22];0)" office:value-type="float" office:value="0" calcext:value-type="float">
            <text:p><text:s/>- <text:s text:c="2"/></text:p>
          </table:table-cell>
          <table:table-cell table:formula="of:=IF([.K869]=&quot;yes&quot;;[.J869]*[.L869]*(0.05)*[.$D$21];0)" office:value-type="float" office:value="0" calcext:value-type="float">
            <text:p><text:s/>- <text:s text:c="2"/></text:p>
          </table:table-cell>
          <table:table-cell table:formula="of:=IF([.K869]=&quot;yes&quot;;[.J869]*[.L86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2749673302013" calcext:value-type="percentage">
            <text:p>22.7497%</text:p>
          </table:table-cell>
          <table:table-cell office:value-type="float" office:value="0.815960912052117" calcext:value-type="float">
            <text:p>0.82</text:p>
          </table:table-cell>
          <table:table-cell office:value-type="percentage" office:value="0.152191847585145" calcext:value-type="percentage">
            <text:p>15.2192%</text:p>
          </table:table-cell>
          <table:table-cell office:value-type="percentage" office:value="0.564514025000679" calcext:value-type="percentage">
            <text:p>56.4514%</text:p>
          </table:table-cell>
          <table:table-cell office:value-type="percentage" office:value="0.156880455516523" calcext:value-type="percentage">
            <text:p>15.6880%</text:p>
          </table:table-cell>
          <table:table-cell office:value-type="percentage" office:value="0.29928942258023" calcext:value-type="percentage">
            <text:p>29.9289%</text:p>
          </table:table-cell>
          <table:table-cell table:formula="of:=MAX((1-[.I870]/(1-[.$D$25]));0)" office:value-type="float" office:value="0.572443682028243" calcext:value-type="float">
            <text:p><text:s/>0.5724 </text:p>
          </table:table-cell>
          <table:table-cell/>
          <table:table-cell table:formula="of:=EXP(-[.E870]*[.$D$23])" office:value-type="float" office:value="0.921644143702197" calcext:value-type="float">
            <text:p><text:s/>0.9216 </text:p>
          </table:table-cell>
          <table:table-cell table:formula="of:=IF([.K870]=&quot;yes&quot;;[.L870]*[.$D$22]*([.I870]-[.I869]);0)" office:value-type="float" office:value="0" calcext:value-type="float">
            <text:p><text:s/>- <text:s text:c="2"/></text:p>
          </table:table-cell>
          <table:table-cell table:formula="of:=IF([.K870]=&quot;T_ex&quot;;[.L870]*([.I870]-[.$I$35])*[.$D$22];0)" office:value-type="float" office:value="0" calcext:value-type="float">
            <text:p><text:s/>- <text:s text:c="2"/></text:p>
          </table:table-cell>
          <table:table-cell table:formula="of:=IF([.K870]=&quot;yes&quot;;[.J870]*[.L870]*(0.05)*[.$D$21];0)" office:value-type="float" office:value="0" calcext:value-type="float">
            <text:p><text:s/>- <text:s text:c="2"/></text:p>
          </table:table-cell>
          <table:table-cell table:formula="of:=IF([.K870]=&quot;yes&quot;;[.J870]*[.L87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28253748937824" calcext:value-type="percentage">
            <text:p>22.8254%</text:p>
          </table:table-cell>
          <table:table-cell office:value-type="float" office:value="0.816938110749186" calcext:value-type="float">
            <text:p>0.82</text:p>
          </table:table-cell>
          <table:table-cell office:value-type="percentage" office:value="0.152619790194187" calcext:value-type="percentage">
            <text:p>15.2620%</text:p>
          </table:table-cell>
          <table:table-cell office:value-type="percentage" office:value="0.566357892414213" calcext:value-type="percentage">
            <text:p>56.6358%</text:p>
          </table:table-cell>
          <table:table-cell office:value-type="percentage" office:value="0.157301400002102" calcext:value-type="percentage">
            <text:p>15.7301%</text:p>
          </table:table-cell>
          <table:table-cell office:value-type="percentage" office:value="0.30005325773272" calcext:value-type="percentage">
            <text:p>30.0053%</text:p>
          </table:table-cell>
          <table:table-cell table:formula="of:=MAX((1-[.I871]/(1-[.$D$25]));0)" office:value-type="float" office:value="0.571352488953257" calcext:value-type="float">
            <text:p><text:s/>0.5714 </text:p>
          </table:table-cell>
          <table:table-cell/>
          <table:table-cell table:formula="of:=EXP(-[.E871]*[.$D$23])" office:value-type="float" office:value="0.921554085156884" calcext:value-type="float">
            <text:p><text:s/>0.9216 </text:p>
          </table:table-cell>
          <table:table-cell table:formula="of:=IF([.K871]=&quot;yes&quot;;[.L871]*[.$D$22]*([.I871]-[.I870]);0)" office:value-type="float" office:value="0" calcext:value-type="float">
            <text:p><text:s/>- <text:s text:c="2"/></text:p>
          </table:table-cell>
          <table:table-cell table:formula="of:=IF([.K871]=&quot;T_ex&quot;;[.L871]*([.I871]-[.$I$35])*[.$D$22];0)" office:value-type="float" office:value="0" calcext:value-type="float">
            <text:p><text:s/>- <text:s text:c="2"/></text:p>
          </table:table-cell>
          <table:table-cell table:formula="of:=IF([.K871]=&quot;yes&quot;;[.J871]*[.L871]*(0.05)*[.$D$21];0)" office:value-type="float" office:value="0" calcext:value-type="float">
            <text:p><text:s/>- <text:s text:c="2"/></text:p>
          </table:table-cell>
          <table:table-cell table:formula="of:=IF([.K871]=&quot;yes&quot;;[.J871]*[.L87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29021011346424" calcext:value-type="percentage">
            <text:p>22.9021%</text:p>
          </table:table-cell>
          <table:table-cell office:value-type="float" office:value="0.817915309446254" calcext:value-type="float">
            <text:p>0.82</text:p>
          </table:table-cell>
          <table:table-cell office:value-type="percentage" office:value="0.153042235524056" calcext:value-type="percentage">
            <text:p>15.3042%</text:p>
          </table:table-cell>
          <table:table-cell office:value-type="percentage" office:value="0.567959580236639" calcext:value-type="percentage">
            <text:p>56.7960%</text:p>
          </table:table-cell>
          <table:table-cell office:value-type="percentage" office:value="0.157724947447826" calcext:value-type="percentage">
            <text:p>15.7725%</text:p>
          </table:table-cell>
          <table:table-cell office:value-type="percentage" office:value="0.300873165302807" calcext:value-type="percentage">
            <text:p>30.0873%</text:p>
          </table:table-cell>
          <table:table-cell table:formula="of:=MAX((1-[.I872]/(1-[.$D$25]));0)" office:value-type="float" office:value="0.570181192424561" calcext:value-type="float">
            <text:p><text:s/>0.5702 </text:p>
          </table:table-cell>
          <table:table-cell/>
          <table:table-cell table:formula="of:=EXP(-[.E872]*[.$D$23])" office:value-type="float" office:value="0.921464035411651" calcext:value-type="float">
            <text:p><text:s/>0.9215 </text:p>
          </table:table-cell>
          <table:table-cell table:formula="of:=IF([.K872]=&quot;yes&quot;;[.L872]*[.$D$22]*([.I872]-[.I871]);0)" office:value-type="float" office:value="0" calcext:value-type="float">
            <text:p><text:s/>- <text:s text:c="2"/></text:p>
          </table:table-cell>
          <table:table-cell table:formula="of:=IF([.K872]=&quot;T_ex&quot;;[.L872]*([.I872]-[.$I$35])*[.$D$22];0)" office:value-type="float" office:value="0" calcext:value-type="float">
            <text:p><text:s/>- <text:s text:c="2"/></text:p>
          </table:table-cell>
          <table:table-cell table:formula="of:=IF([.K872]=&quot;yes&quot;;[.J872]*[.L872]*(0.05)*[.$D$21];0)" office:value-type="float" office:value="0" calcext:value-type="float">
            <text:p><text:s/>- <text:s text:c="2"/></text:p>
          </table:table-cell>
          <table:table-cell table:formula="of:=IF([.K872]=&quot;yes&quot;;[.J872]*[.L87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29796352059365" calcext:value-type="percentage">
            <text:p>22.9796%</text:p>
          </table:table-cell>
          <table:table-cell office:value-type="float" office:value="0.818892508143322" calcext:value-type="float">
            <text:p>0.82</text:p>
          </table:table-cell>
          <table:table-cell office:value-type="percentage" office:value="0.153465634088244" calcext:value-type="percentage">
            <text:p>15.3466%</text:p>
          </table:table-cell>
          <table:table-cell office:value-type="percentage" office:value="0.569480801935363" calcext:value-type="percentage">
            <text:p>56.9481%</text:p>
          </table:table-cell>
          <table:table-cell office:value-type="percentage" office:value="0.158143435094934" calcext:value-type="percentage">
            <text:p>15.8143%</text:p>
          </table:table-cell>
          <table:table-cell office:value-type="percentage" office:value="0.301792904793742" calcext:value-type="percentage">
            <text:p>30.1793%</text:p>
          </table:table-cell>
          <table:table-cell table:formula="of:=MAX((1-[.I873]/(1-[.$D$25]));0)" office:value-type="float" office:value="0.568867278866083" calcext:value-type="float">
            <text:p><text:s/>0.5689 </text:p>
          </table:table-cell>
          <table:table-cell/>
          <table:table-cell table:formula="of:=EXP(-[.E873]*[.$D$23])" office:value-type="float" office:value="0.921373994465638" calcext:value-type="float">
            <text:p><text:s/>0.9214 </text:p>
          </table:table-cell>
          <table:table-cell table:formula="of:=IF([.K873]=&quot;yes&quot;;[.L873]*[.$D$22]*([.I873]-[.I872]);0)" office:value-type="float" office:value="0" calcext:value-type="float">
            <text:p><text:s/>- <text:s text:c="2"/></text:p>
          </table:table-cell>
          <table:table-cell table:formula="of:=IF([.K873]=&quot;T_ex&quot;;[.L873]*([.I873]-[.$I$35])*[.$D$22];0)" office:value-type="float" office:value="0" calcext:value-type="float">
            <text:p><text:s/>- <text:s text:c="2"/></text:p>
          </table:table-cell>
          <table:table-cell table:formula="of:=IF([.K873]=&quot;yes&quot;;[.J873]*[.L873]*(0.05)*[.$D$21];0)" office:value-type="float" office:value="0" calcext:value-type="float">
            <text:p><text:s/>- <text:s text:c="2"/></text:p>
          </table:table-cell>
          <table:table-cell table:formula="of:=IF([.K873]=&quot;yes&quot;;[.J873]*[.L87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30575306405215" calcext:value-type="percentage">
            <text:p>23.0575%</text:p>
          </table:table-cell>
          <table:table-cell office:value-type="float" office:value="0.819869706840391" calcext:value-type="float">
            <text:p>0.82</text:p>
          </table:table-cell>
          <table:table-cell office:value-type="percentage" office:value="0.153892242967786" calcext:value-type="percentage">
            <text:p>15.3892%</text:p>
          </table:table-cell>
          <table:table-cell office:value-type="percentage" office:value="0.571004521728671" calcext:value-type="percentage">
            <text:p>57.1005%</text:p>
          </table:table-cell>
          <table:table-cell office:value-type="percentage" office:value="0.1585627238356" calcext:value-type="percentage">
            <text:p>15.8563%</text:p>
          </table:table-cell>
          <table:table-cell office:value-type="percentage" office:value="0.302676171584423" calcext:value-type="percentage">
            <text:p>30.2676%</text:p>
          </table:table-cell>
          <table:table-cell table:formula="of:=MAX((1-[.I874]/(1-[.$D$25]));0)" office:value-type="float" office:value="0.56760546916511" calcext:value-type="float">
            <text:p><text:s/>0.5676 </text:p>
          </table:table-cell>
          <table:table-cell/>
          <table:table-cell table:formula="of:=EXP(-[.E874]*[.$D$23])" office:value-type="float" office:value="0.921283962317984" calcext:value-type="float">
            <text:p><text:s/>0.9213 </text:p>
          </table:table-cell>
          <table:table-cell table:formula="of:=IF([.K874]=&quot;yes&quot;;[.L874]*[.$D$22]*([.I874]-[.I873]);0)" office:value-type="float" office:value="0" calcext:value-type="float">
            <text:p><text:s/>- <text:s text:c="2"/></text:p>
          </table:table-cell>
          <table:table-cell table:formula="of:=IF([.K874]=&quot;T_ex&quot;;[.L874]*([.I874]-[.$I$35])*[.$D$22];0)" office:value-type="float" office:value="0" calcext:value-type="float">
            <text:p><text:s/>- <text:s text:c="2"/></text:p>
          </table:table-cell>
          <table:table-cell table:formula="of:=IF([.K874]=&quot;yes&quot;;[.J874]*[.L874]*(0.05)*[.$D$21];0)" office:value-type="float" office:value="0" calcext:value-type="float">
            <text:p><text:s/>- <text:s text:c="2"/></text:p>
          </table:table-cell>
          <table:table-cell table:formula="of:=IF([.K874]=&quot;yes&quot;;[.J874]*[.L87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31349226604951" calcext:value-type="percentage">
            <text:p>23.1349%</text:p>
          </table:table-cell>
          <table:table-cell office:value-type="float" office:value="0.820846905537459" calcext:value-type="float">
            <text:p>0.82</text:p>
          </table:table-cell>
          <table:table-cell office:value-type="percentage" office:value="0.15431274263756" calcext:value-type="percentage">
            <text:p>15.4313%</text:p>
          </table:table-cell>
          <table:table-cell office:value-type="percentage" office:value="0.572580611555745" calcext:value-type="percentage">
            <text:p>57.2581%</text:p>
          </table:table-cell>
          <table:table-cell office:value-type="percentage" office:value="0.158978547094608" calcext:value-type="percentage">
            <text:p>15.8979%</text:p>
          </table:table-cell>
          <table:table-cell office:value-type="percentage" office:value="0.303452205218314" calcext:value-type="percentage">
            <text:p>30.3452%</text:p>
          </table:table-cell>
          <table:table-cell table:formula="of:=MAX((1-[.I875]/(1-[.$D$25]));0)" office:value-type="float" office:value="0.566496849688123" calcext:value-type="float">
            <text:p><text:s/>0.5665 </text:p>
          </table:table-cell>
          <table:table-cell/>
          <table:table-cell table:formula="of:=EXP(-[.E875]*[.$D$23])" office:value-type="float" office:value="0.92119393896783" calcext:value-type="float">
            <text:p><text:s/>0.9212 </text:p>
          </table:table-cell>
          <table:table-cell table:formula="of:=IF([.K875]=&quot;yes&quot;;[.L875]*[.$D$22]*([.I875]-[.I874]);0)" office:value-type="float" office:value="0" calcext:value-type="float">
            <text:p><text:s/>- <text:s text:c="2"/></text:p>
          </table:table-cell>
          <table:table-cell table:formula="of:=IF([.K875]=&quot;T_ex&quot;;[.L875]*([.I875]-[.$I$35])*[.$D$22];0)" office:value-type="float" office:value="0" calcext:value-type="float">
            <text:p><text:s/>- <text:s text:c="2"/></text:p>
          </table:table-cell>
          <table:table-cell table:formula="of:=IF([.K875]=&quot;yes&quot;;[.J875]*[.L875]*(0.05)*[.$D$21];0)" office:value-type="float" office:value="0" calcext:value-type="float">
            <text:p><text:s/>- <text:s text:c="2"/></text:p>
          </table:table-cell>
          <table:table-cell table:formula="of:=IF([.K875]=&quot;yes&quot;;[.J875]*[.L87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32134625997727" calcext:value-type="percentage">
            <text:p>23.2135%</text:p>
          </table:table-cell>
          <table:table-cell office:value-type="float" office:value="0.821824104234528" calcext:value-type="float">
            <text:p>0.82</text:p>
          </table:table-cell>
          <table:table-cell office:value-type="percentage" office:value="0.154740449929593" calcext:value-type="percentage">
            <text:p>15.4740%</text:p>
          </table:table-cell>
          <table:table-cell office:value-type="percentage" office:value="0.574246167635798" calcext:value-type="percentage">
            <text:p>57.4246%</text:p>
          </table:table-cell>
          <table:table-cell office:value-type="percentage" office:value="0.159395595047979" calcext:value-type="percentage">
            <text:p>15.9396%</text:p>
          </table:table-cell>
          <table:table-cell office:value-type="percentage" office:value="0.304208407211689" calcext:value-type="percentage">
            <text:p>30.4208%</text:p>
          </table:table-cell>
          <table:table-cell table:formula="of:=MAX((1-[.I876]/(1-[.$D$25]));0)" office:value-type="float" office:value="0.565416561126159" calcext:value-type="float">
            <text:p><text:s/>0.5654 </text:p>
          </table:table-cell>
          <table:table-cell/>
          <table:table-cell table:formula="of:=EXP(-[.E876]*[.$D$23])" office:value-type="float" office:value="0.921103924414316" calcext:value-type="float">
            <text:p><text:s/>0.9211 </text:p>
          </table:table-cell>
          <table:table-cell table:formula="of:=IF([.K876]=&quot;yes&quot;;[.L876]*[.$D$22]*([.I876]-[.I875]);0)" office:value-type="float" office:value="0" calcext:value-type="float">
            <text:p><text:s/>- <text:s text:c="2"/></text:p>
          </table:table-cell>
          <table:table-cell table:formula="of:=IF([.K876]=&quot;T_ex&quot;;[.L876]*([.I876]-[.$I$35])*[.$D$22];0)" office:value-type="float" office:value="0" calcext:value-type="float">
            <text:p><text:s/>- <text:s text:c="2"/></text:p>
          </table:table-cell>
          <table:table-cell table:formula="of:=IF([.K876]=&quot;yes&quot;;[.J876]*[.L876]*(0.05)*[.$D$21];0)" office:value-type="float" office:value="0" calcext:value-type="float">
            <text:p><text:s/>- <text:s text:c="2"/></text:p>
          </table:table-cell>
          <table:table-cell table:formula="of:=IF([.K876]=&quot;yes&quot;;[.J876]*[.L87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32904991701771" calcext:value-type="percentage">
            <text:p>23.2905%</text:p>
          </table:table-cell>
          <table:table-cell office:value-type="float" office:value="0.822801302931596" calcext:value-type="float">
            <text:p>0.82</text:p>
          </table:table-cell>
          <table:table-cell office:value-type="percentage" office:value="0.155165656474255" calcext:value-type="percentage">
            <text:p>15.5166%</text:p>
          </table:table-cell>
          <table:table-cell office:value-type="percentage" office:value="0.575967289725681" calcext:value-type="percentage">
            <text:p>57.5967%</text:p>
          </table:table-cell>
          <table:table-cell office:value-type="percentage" office:value="0.159803627716708" calcext:value-type="percentage">
            <text:p>15.9804%</text:p>
          </table:table-cell>
          <table:table-cell office:value-type="percentage" office:value="0.304961492531756" calcext:value-type="percentage">
            <text:p>30.4961%</text:p>
          </table:table-cell>
          <table:table-cell table:formula="of:=MAX((1-[.I877]/(1-[.$D$25]));0)" office:value-type="float" office:value="0.564340724954634" calcext:value-type="float">
            <text:p><text:s/>0.5643 </text:p>
          </table:table-cell>
          <table:table-cell/>
          <table:table-cell table:formula="of:=EXP(-[.E877]*[.$D$23])" office:value-type="float" office:value="0.921013918656583" calcext:value-type="float">
            <text:p><text:s/>0.9210 </text:p>
          </table:table-cell>
          <table:table-cell table:formula="of:=IF([.K877]=&quot;yes&quot;;[.L877]*[.$D$22]*([.I877]-[.I876]);0)" office:value-type="float" office:value="0" calcext:value-type="float">
            <text:p><text:s/>- <text:s text:c="2"/></text:p>
          </table:table-cell>
          <table:table-cell table:formula="of:=IF([.K877]=&quot;T_ex&quot;;[.L877]*([.I877]-[.$I$35])*[.$D$22];0)" office:value-type="float" office:value="0" calcext:value-type="float">
            <text:p><text:s/>- <text:s text:c="2"/></text:p>
          </table:table-cell>
          <table:table-cell table:formula="of:=IF([.K877]=&quot;yes&quot;;[.J877]*[.L877]*(0.05)*[.$D$21];0)" office:value-type="float" office:value="0" calcext:value-type="float">
            <text:p><text:s/>- <text:s text:c="2"/></text:p>
          </table:table-cell>
          <table:table-cell table:formula="of:=IF([.K877]=&quot;yes&quot;;[.J877]*[.L87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33679249974362" calcext:value-type="percentage">
            <text:p>23.3679%</text:p>
          </table:table-cell>
          <table:table-cell office:value-type="float" office:value="0.823778501628664" calcext:value-type="float">
            <text:p>0.82</text:p>
          </table:table-cell>
          <table:table-cell office:value-type="percentage" office:value="0.155585960886362" calcext:value-type="percentage">
            <text:p>15.5586%</text:p>
          </table:table-cell>
          <table:table-cell office:value-type="percentage" office:value="0.577783976735741" calcext:value-type="percentage">
            <text:p>57.7784%</text:p>
          </table:table-cell>
          <table:table-cell office:value-type="percentage" office:value="0.160216809835585" calcext:value-type="percentage">
            <text:p>16.0217%</text:p>
          </table:table-cell>
          <table:table-cell office:value-type="percentage" office:value="0.305688508855004" calcext:value-type="percentage">
            <text:p>30.5689%</text:p>
          </table:table-cell>
          <table:table-cell table:formula="of:=MAX((1-[.I878]/(1-[.$D$25]));0)" office:value-type="float" office:value="0.563302130207137" calcext:value-type="float">
            <text:p><text:s/>0.5633 </text:p>
          </table:table-cell>
          <table:table-cell/>
          <table:table-cell table:formula="of:=EXP(-[.E878]*[.$D$23])" office:value-type="float" office:value="0.920923921693771" calcext:value-type="float">
            <text:p><text:s/>0.9209 </text:p>
          </table:table-cell>
          <table:table-cell table:formula="of:=IF([.K878]=&quot;yes&quot;;[.L878]*[.$D$22]*([.I878]-[.I877]);0)" office:value-type="float" office:value="0" calcext:value-type="float">
            <text:p><text:s/>- <text:s text:c="2"/></text:p>
          </table:table-cell>
          <table:table-cell table:formula="of:=IF([.K878]=&quot;T_ex&quot;;[.L878]*([.I878]-[.$I$35])*[.$D$22];0)" office:value-type="float" office:value="0" calcext:value-type="float">
            <text:p><text:s/>- <text:s text:c="2"/></text:p>
          </table:table-cell>
          <table:table-cell table:formula="of:=IF([.K878]=&quot;yes&quot;;[.J878]*[.L878]*(0.05)*[.$D$21];0)" office:value-type="float" office:value="0" calcext:value-type="float">
            <text:p><text:s/>- <text:s text:c="2"/></text:p>
          </table:table-cell>
          <table:table-cell table:formula="of:=IF([.K878]=&quot;yes&quot;;[.J878]*[.L87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34464383629078" calcext:value-type="percentage">
            <text:p>23.4464%</text:p>
          </table:table-cell>
          <table:table-cell office:value-type="float" office:value="0.824755700325733" calcext:value-type="float">
            <text:p>0.82</text:p>
          </table:table-cell>
          <table:table-cell office:value-type="percentage" office:value="0.156004709374573" calcext:value-type="percentage">
            <text:p>15.6005%</text:p>
          </table:table-cell>
          <table:table-cell office:value-type="percentage" office:value="0.579648654423473" calcext:value-type="percentage">
            <text:p>57.9649%</text:p>
          </table:table-cell>
          <table:table-cell office:value-type="percentage" office:value="0.160633378244993" calcext:value-type="percentage">
            <text:p>16.0633%</text:p>
          </table:table-cell>
          <table:table-cell office:value-type="percentage" office:value="0.306486773527024" calcext:value-type="percentage">
            <text:p>30.6487%</text:p>
          </table:table-cell>
          <table:table-cell table:formula="of:=MAX((1-[.I879]/(1-[.$D$25]));0)" office:value-type="float" office:value="0.562161752104251" calcext:value-type="float">
            <text:p><text:s/>0.5622 </text:p>
          </table:table-cell>
          <table:table-cell/>
          <table:table-cell table:formula="of:=EXP(-[.E879]*[.$D$23])" office:value-type="float" office:value="0.920833933525021" calcext:value-type="float">
            <text:p><text:s/>0.9208 </text:p>
          </table:table-cell>
          <table:table-cell table:formula="of:=IF([.K879]=&quot;yes&quot;;[.L879]*[.$D$22]*([.I879]-[.I878]);0)" office:value-type="float" office:value="0" calcext:value-type="float">
            <text:p><text:s/>- <text:s text:c="2"/></text:p>
          </table:table-cell>
          <table:table-cell table:formula="of:=IF([.K879]=&quot;T_ex&quot;;[.L879]*([.I879]-[.$I$35])*[.$D$22];0)" office:value-type="float" office:value="0" calcext:value-type="float">
            <text:p><text:s/>- <text:s text:c="2"/></text:p>
          </table:table-cell>
          <table:table-cell table:formula="of:=IF([.K879]=&quot;yes&quot;;[.J879]*[.L879]*(0.05)*[.$D$21];0)" office:value-type="float" office:value="0" calcext:value-type="float">
            <text:p><text:s/>- <text:s text:c="2"/></text:p>
          </table:table-cell>
          <table:table-cell table:formula="of:=IF([.K879]=&quot;yes&quot;;[.J879]*[.L87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35256826030588" calcext:value-type="percentage">
            <text:p>23.5257%</text:p>
          </table:table-cell>
          <table:table-cell office:value-type="float" office:value="0.825732899022801" calcext:value-type="float">
            <text:p>0.83</text:p>
          </table:table-cell>
          <table:table-cell office:value-type="percentage" office:value="0.15642469326083" calcext:value-type="percentage">
            <text:p>15.6425%</text:p>
          </table:table-cell>
          <table:table-cell office:value-type="percentage" office:value="0.581519421359701" calcext:value-type="percentage">
            <text:p>58.1519%</text:p>
          </table:table-cell>
          <table:table-cell office:value-type="percentage" office:value="0.161054351818439" calcext:value-type="percentage">
            <text:p>16.1054%</text:p>
          </table:table-cell>
          <table:table-cell office:value-type="percentage" office:value="0.307269618408672" calcext:value-type="percentage">
            <text:p>30.7270%</text:p>
          </table:table-cell>
          <table:table-cell table:formula="of:=MAX((1-[.I880]/(1-[.$D$25]));0)" office:value-type="float" office:value="0.561043402273326" calcext:value-type="float">
            <text:p><text:s/>0.5610 </text:p>
          </table:table-cell>
          <table:table-cell/>
          <table:table-cell table:formula="of:=EXP(-[.E880]*[.$D$23])" office:value-type="float" office:value="0.920743954149473" calcext:value-type="float">
            <text:p><text:s/>0.9207 </text:p>
          </table:table-cell>
          <table:table-cell table:formula="of:=IF([.K880]=&quot;yes&quot;;[.L880]*[.$D$22]*([.I880]-[.I879]);0)" office:value-type="float" office:value="0" calcext:value-type="float">
            <text:p><text:s/>- <text:s text:c="2"/></text:p>
          </table:table-cell>
          <table:table-cell table:formula="of:=IF([.K880]=&quot;T_ex&quot;;[.L880]*([.I880]-[.$I$35])*[.$D$22];0)" office:value-type="float" office:value="0" calcext:value-type="float">
            <text:p><text:s/>- <text:s text:c="2"/></text:p>
          </table:table-cell>
          <table:table-cell table:formula="of:=IF([.K880]=&quot;yes&quot;;[.J880]*[.L880]*(0.05)*[.$D$21];0)" office:value-type="float" office:value="0" calcext:value-type="float">
            <text:p><text:s/>- <text:s text:c="2"/></text:p>
          </table:table-cell>
          <table:table-cell table:formula="of:=IF([.K880]=&quot;yes&quot;;[.J880]*[.L88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3607009960024" calcext:value-type="percentage">
            <text:p>23.6070%</text:p>
          </table:table-cell>
          <table:table-cell office:value-type="float" office:value="0.82671009771987" calcext:value-type="float">
            <text:p>0.83</text:p>
          </table:table-cell>
          <table:table-cell office:value-type="percentage" office:value="0.156849396986683" calcext:value-type="percentage">
            <text:p>15.6849%</text:p>
          </table:table-cell>
          <table:table-cell office:value-type="percentage" office:value="0.583474626241535" calcext:value-type="percentage">
            <text:p>58.3475%</text:p>
          </table:table-cell>
          <table:table-cell office:value-type="percentage" office:value="0.161477784288083" calcext:value-type="percentage">
            <text:p>16.1478%</text:p>
          </table:table-cell>
          <table:table-cell office:value-type="percentage" office:value="0.308074349597919" calcext:value-type="percentage">
            <text:p>30.8074%</text:p>
          </table:table-cell>
          <table:table-cell table:formula="of:=MAX((1-[.I881]/(1-[.$D$25]));0)" office:value-type="float" office:value="0.559893786288687" calcext:value-type="float">
            <text:p><text:s/>0.5599 </text:p>
          </table:table-cell>
          <table:table-cell/>
          <table:table-cell table:formula="of:=EXP(-[.E881]*[.$D$23])" office:value-type="float" office:value="0.920653983566269" calcext:value-type="float">
            <text:p><text:s/>0.9207 </text:p>
          </table:table-cell>
          <table:table-cell table:formula="of:=IF([.K881]=&quot;yes&quot;;[.L881]*[.$D$22]*([.I881]-[.I880]);0)" office:value-type="float" office:value="0" calcext:value-type="float">
            <text:p><text:s/>- <text:s text:c="2"/></text:p>
          </table:table-cell>
          <table:table-cell table:formula="of:=IF([.K881]=&quot;T_ex&quot;;[.L881]*([.I881]-[.$I$35])*[.$D$22];0)" office:value-type="float" office:value="0" calcext:value-type="float">
            <text:p><text:s/>- <text:s text:c="2"/></text:p>
          </table:table-cell>
          <table:table-cell table:formula="of:=IF([.K881]=&quot;yes&quot;;[.J881]*[.L881]*(0.05)*[.$D$21];0)" office:value-type="float" office:value="0" calcext:value-type="float">
            <text:p><text:s/>- <text:s text:c="2"/></text:p>
          </table:table-cell>
          <table:table-cell table:formula="of:=IF([.K881]=&quot;yes&quot;;[.J881]*[.L88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36845325115918" calcext:value-type="percentage">
            <text:p>23.6845%</text:p>
          </table:table-cell>
          <table:table-cell office:value-type="float" office:value="0.827687296416938" calcext:value-type="float">
            <text:p>0.83</text:p>
          </table:table-cell>
          <table:table-cell office:value-type="percentage" office:value="0.157275626549462" calcext:value-type="percentage">
            <text:p>15.7276%</text:p>
          </table:table-cell>
          <table:table-cell office:value-type="percentage" office:value="0.585641162245378" calcext:value-type="percentage">
            <text:p>58.5641%</text:p>
          </table:table-cell>
          <table:table-cell office:value-type="percentage" office:value="0.161888253287687" calcext:value-type="percentage">
            <text:p>16.1888%</text:p>
          </table:table-cell>
          <table:table-cell office:value-type="percentage" office:value="0.30893070073462" calcext:value-type="percentage">
            <text:p>30.8931%</text:p>
          </table:table-cell>
          <table:table-cell table:formula="of:=MAX((1-[.I882]/(1-[.$D$25]));0)" office:value-type="float" office:value="0.558670427521971" calcext:value-type="float">
            <text:p><text:s/>0.5587 </text:p>
          </table:table-cell>
          <table:table-cell/>
          <table:table-cell table:formula="of:=EXP(-[.E882]*[.$D$23])" office:value-type="float" office:value="0.920564021774548" calcext:value-type="float">
            <text:p><text:s/>0.9206 </text:p>
          </table:table-cell>
          <table:table-cell table:formula="of:=IF([.K882]=&quot;yes&quot;;[.L882]*[.$D$22]*([.I882]-[.I881]);0)" office:value-type="float" office:value="0" calcext:value-type="float">
            <text:p><text:s/>- <text:s text:c="2"/></text:p>
          </table:table-cell>
          <table:table-cell table:formula="of:=IF([.K882]=&quot;T_ex&quot;;[.L882]*([.I882]-[.$I$35])*[.$D$22];0)" office:value-type="float" office:value="0" calcext:value-type="float">
            <text:p><text:s/>- <text:s text:c="2"/></text:p>
          </table:table-cell>
          <table:table-cell table:formula="of:=IF([.K882]=&quot;yes&quot;;[.J882]*[.L882]*(0.05)*[.$D$21];0)" office:value-type="float" office:value="0" calcext:value-type="float">
            <text:p><text:s/>- <text:s text:c="2"/></text:p>
          </table:table-cell>
          <table:table-cell table:formula="of:=IF([.K882]=&quot;yes&quot;;[.J882]*[.L88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37649599753762" calcext:value-type="percentage">
            <text:p>23.7650%</text:p>
          </table:table-cell>
          <table:table-cell office:value-type="float" office:value="0.828664495114006" calcext:value-type="float">
            <text:p>0.83</text:p>
          </table:table-cell>
          <table:table-cell office:value-type="percentage" office:value="0.157699205132384" calcext:value-type="percentage">
            <text:p>15.7699%</text:p>
          </table:table-cell>
          <table:table-cell office:value-type="percentage" office:value="0.588019060566584" calcext:value-type="percentage">
            <text:p>58.8019%</text:p>
          </table:table-cell>
          <table:table-cell office:value-type="percentage" office:value="0.162297576650185" calcext:value-type="percentage">
            <text:p>16.2298%</text:p>
          </table:table-cell>
          <table:table-cell office:value-type="percentage" office:value="0.309758360991829" calcext:value-type="percentage">
            <text:p>30.9758%</text:p>
          </table:table-cell>
          <table:table-cell table:formula="of:=MAX((1-[.I883]/(1-[.$D$25]));0)" office:value-type="float" office:value="0.557488055725958" calcext:value-type="float">
            <text:p><text:s/>0.5575 </text:p>
          </table:table-cell>
          <table:table-cell/>
          <table:table-cell table:formula="of:=EXP(-[.E883]*[.$D$23])" office:value-type="float" office:value="0.920474068773453" calcext:value-type="float">
            <text:p><text:s/>0.9205 </text:p>
          </table:table-cell>
          <table:table-cell table:formula="of:=IF([.K883]=&quot;yes&quot;;[.L883]*[.$D$22]*([.I883]-[.I882]);0)" office:value-type="float" office:value="0" calcext:value-type="float">
            <text:p><text:s/>- <text:s text:c="2"/></text:p>
          </table:table-cell>
          <table:table-cell table:formula="of:=IF([.K883]=&quot;T_ex&quot;;[.L883]*([.I883]-[.$I$35])*[.$D$22];0)" office:value-type="float" office:value="0" calcext:value-type="float">
            <text:p><text:s/>- <text:s text:c="2"/></text:p>
          </table:table-cell>
          <table:table-cell table:formula="of:=IF([.K883]=&quot;yes&quot;;[.J883]*[.L883]*(0.05)*[.$D$21];0)" office:value-type="float" office:value="0" calcext:value-type="float">
            <text:p><text:s/>- <text:s text:c="2"/></text:p>
          </table:table-cell>
          <table:table-cell table:formula="of:=IF([.K883]=&quot;yes&quot;;[.J883]*[.L88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38417663304477" calcext:value-type="percentage">
            <text:p>23.8418%</text:p>
          </table:table-cell>
          <table:table-cell office:value-type="float" office:value="0.829641693811075" calcext:value-type="float">
            <text:p>0.83</text:p>
          </table:table-cell>
          <table:table-cell office:value-type="percentage" office:value="0.158120195973755" calcext:value-type="percentage">
            <text:p>15.8120%</text:p>
          </table:table-cell>
          <table:table-cell office:value-type="percentage" office:value="0.590467666504943" calcext:value-type="percentage">
            <text:p>59.0468%</text:p>
          </table:table-cell>
          <table:table-cell office:value-type="percentage" office:value="0.162718477670317" calcext:value-type="percentage">
            <text:p>16.2718%</text:p>
          </table:table-cell>
          <table:table-cell office:value-type="percentage" office:value="0.31056910903542" calcext:value-type="percentage">
            <text:p>31.0569%</text:p>
          </table:table-cell>
          <table:table-cell table:formula="of:=MAX((1-[.I884]/(1-[.$D$25]));0)" office:value-type="float" office:value="0.556329844235114" calcext:value-type="float">
            <text:p><text:s/>0.5563 </text:p>
          </table:table-cell>
          <table:table-cell/>
          <table:table-cell table:formula="of:=EXP(-[.E884]*[.$D$23])" office:value-type="float" office:value="0.920384124562124" calcext:value-type="float">
            <text:p><text:s/>0.9204 </text:p>
          </table:table-cell>
          <table:table-cell table:formula="of:=IF([.K884]=&quot;yes&quot;;[.L884]*[.$D$22]*([.I884]-[.I883]);0)" office:value-type="float" office:value="0" calcext:value-type="float">
            <text:p><text:s/>- <text:s text:c="2"/></text:p>
          </table:table-cell>
          <table:table-cell table:formula="of:=IF([.K884]=&quot;T_ex&quot;;[.L884]*([.I884]-[.$I$35])*[.$D$22];0)" office:value-type="float" office:value="0" calcext:value-type="float">
            <text:p><text:s/>- <text:s text:c="2"/></text:p>
          </table:table-cell>
          <table:table-cell table:formula="of:=IF([.K884]=&quot;yes&quot;;[.J884]*[.L884]*(0.05)*[.$D$21];0)" office:value-type="float" office:value="0" calcext:value-type="float">
            <text:p><text:s/>- <text:s text:c="2"/></text:p>
          </table:table-cell>
          <table:table-cell table:formula="of:=IF([.K884]=&quot;yes&quot;;[.J884]*[.L88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39169756571158" calcext:value-type="percentage">
            <text:p>23.9170%</text:p>
          </table:table-cell>
          <table:table-cell office:value-type="float" office:value="0.830618892508143" calcext:value-type="float">
            <text:p>0.83</text:p>
          </table:table-cell>
          <table:table-cell office:value-type="percentage" office:value="0.158537426808256" calcext:value-type="percentage">
            <text:p>15.8537%</text:p>
          </table:table-cell>
          <table:table-cell office:value-type="percentage" office:value="0.592797277739659" calcext:value-type="percentage">
            <text:p>59.2797%</text:p>
          </table:table-cell>
          <table:table-cell office:value-type="percentage" office:value="0.163132083117166" calcext:value-type="percentage">
            <text:p>16.3132%</text:p>
          </table:table-cell>
          <table:table-cell office:value-type="percentage" office:value="0.311354945001385" calcext:value-type="percentage">
            <text:p>31.1355%</text:p>
          </table:table-cell>
          <table:table-cell table:formula="of:=MAX((1-[.I885]/(1-[.$D$25]));0)" office:value-type="float" office:value="0.555207221426593" calcext:value-type="float">
            <text:p><text:s/>0.5552 </text:p>
          </table:table-cell>
          <table:table-cell/>
          <table:table-cell table:formula="of:=EXP(-[.E885]*[.$D$23])" office:value-type="float" office:value="0.920294189139702" calcext:value-type="float">
            <text:p><text:s/>0.9203 </text:p>
          </table:table-cell>
          <table:table-cell table:formula="of:=IF([.K885]=&quot;yes&quot;;[.L885]*[.$D$22]*([.I885]-[.I884]);0)" office:value-type="float" office:value="0" calcext:value-type="float">
            <text:p><text:s/>- <text:s text:c="2"/></text:p>
          </table:table-cell>
          <table:table-cell table:formula="of:=IF([.K885]=&quot;T_ex&quot;;[.L885]*([.I885]-[.$I$35])*[.$D$22];0)" office:value-type="float" office:value="0" calcext:value-type="float">
            <text:p><text:s/>- <text:s text:c="2"/></text:p>
          </table:table-cell>
          <table:table-cell table:formula="of:=IF([.K885]=&quot;yes&quot;;[.J885]*[.L885]*(0.05)*[.$D$21];0)" office:value-type="float" office:value="0" calcext:value-type="float">
            <text:p><text:s/>- <text:s text:c="2"/></text:p>
          </table:table-cell>
          <table:table-cell table:formula="of:=IF([.K885]=&quot;yes&quot;;[.J885]*[.L88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3994644097987" calcext:value-type="percentage">
            <text:p>23.9946%</text:p>
          </table:table-cell>
          <table:table-cell office:value-type="float" office:value="0.831596091205212" calcext:value-type="float">
            <text:p>0.83</text:p>
          </table:table-cell>
          <table:table-cell office:value-type="percentage" office:value="0.158955314092741" calcext:value-type="percentage">
            <text:p>15.8955%</text:p>
          </table:table-cell>
          <table:table-cell office:value-type="percentage" office:value="0.594826030737002" calcext:value-type="percentage">
            <text:p>59.4826%</text:p>
          </table:table-cell>
          <table:table-cell office:value-type="percentage" office:value="0.16354604563664" calcext:value-type="percentage">
            <text:p>16.3546%</text:p>
          </table:table-cell>
          <table:table-cell office:value-type="percentage" office:value="0.312109702043379" calcext:value-type="percentage">
            <text:p>31.2110%</text:p>
          </table:table-cell>
          <table:table-cell table:formula="of:=MAX((1-[.I886]/(1-[.$D$25]));0)" office:value-type="float" office:value="0.554128997080887" calcext:value-type="float">
            <text:p><text:s/>0.5541 </text:p>
          </table:table-cell>
          <table:table-cell/>
          <table:table-cell table:formula="of:=EXP(-[.E886]*[.$D$23])" office:value-type="float" office:value="0.920204262505328" calcext:value-type="float">
            <text:p><text:s/>0.9202 </text:p>
          </table:table-cell>
          <table:table-cell table:formula="of:=IF([.K886]=&quot;yes&quot;;[.L886]*[.$D$22]*([.I886]-[.I885]);0)" office:value-type="float" office:value="0" calcext:value-type="float">
            <text:p><text:s/>- <text:s text:c="2"/></text:p>
          </table:table-cell>
          <table:table-cell table:formula="of:=IF([.K886]=&quot;T_ex&quot;;[.L886]*([.I886]-[.$I$35])*[.$D$22];0)" office:value-type="float" office:value="0" calcext:value-type="float">
            <text:p><text:s/>- <text:s text:c="2"/></text:p>
          </table:table-cell>
          <table:table-cell table:formula="of:=IF([.K886]=&quot;yes&quot;;[.J886]*[.L886]*(0.05)*[.$D$21];0)" office:value-type="float" office:value="0" calcext:value-type="float">
            <text:p><text:s/>- <text:s text:c="2"/></text:p>
          </table:table-cell>
          <table:table-cell table:formula="of:=IF([.K886]=&quot;yes&quot;;[.J886]*[.L88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40726577209859" calcext:value-type="percentage">
            <text:p>24.0727%</text:p>
          </table:table-cell>
          <table:table-cell office:value-type="float" office:value="0.83257328990228" calcext:value-type="float">
            <text:p>0.83</text:p>
          </table:table-cell>
          <table:table-cell office:value-type="percentage" office:value="0.159386010357161" calcext:value-type="percentage">
            <text:p>15.9386%</text:p>
          </table:table-cell>
          <table:table-cell office:value-type="percentage" office:value="0.596588376524273" calcext:value-type="percentage">
            <text:p>59.6588%</text:p>
          </table:table-cell>
          <table:table-cell office:value-type="percentage" office:value="0.163971322920724" calcext:value-type="percentage">
            <text:p>16.3971%</text:p>
          </table:table-cell>
          <table:table-cell office:value-type="percentage" office:value="0.312773886048002" calcext:value-type="percentage">
            <text:p>31.2774%</text:p>
          </table:table-cell>
          <table:table-cell table:formula="of:=MAX((1-[.I887]/(1-[.$D$25]));0)" office:value-type="float" office:value="0.553180162788568" calcext:value-type="float">
            <text:p><text:s/>0.5532 </text:p>
          </table:table-cell>
          <table:table-cell/>
          <table:table-cell table:formula="of:=EXP(-[.E887]*[.$D$23])" office:value-type="float" office:value="0.920114344658144" calcext:value-type="float">
            <text:p><text:s/>0.9201 </text:p>
          </table:table-cell>
          <table:table-cell table:formula="of:=IF([.K887]=&quot;yes&quot;;[.L887]*[.$D$22]*([.I887]-[.I886]);0)" office:value-type="float" office:value="0" calcext:value-type="float">
            <text:p><text:s/>- <text:s text:c="2"/></text:p>
          </table:table-cell>
          <table:table-cell table:formula="of:=IF([.K887]=&quot;T_ex&quot;;[.L887]*([.I887]-[.$I$35])*[.$D$22];0)" office:value-type="float" office:value="0" calcext:value-type="float">
            <text:p><text:s/>- <text:s text:c="2"/></text:p>
          </table:table-cell>
          <table:table-cell table:formula="of:=IF([.K887]=&quot;yes&quot;;[.J887]*[.L887]*(0.05)*[.$D$21];0)" office:value-type="float" office:value="0" calcext:value-type="float">
            <text:p><text:s/>- <text:s text:c="2"/></text:p>
          </table:table-cell>
          <table:table-cell table:formula="of:=IF([.K887]=&quot;yes&quot;;[.J887]*[.L88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41510807782664" calcext:value-type="percentage">
            <text:p>24.1511%</text:p>
          </table:table-cell>
          <table:table-cell office:value-type="float" office:value="0.833550488599348" calcext:value-type="float">
            <text:p>0.83</text:p>
          </table:table-cell>
          <table:table-cell office:value-type="percentage" office:value="0.159824335912098" calcext:value-type="percentage">
            <text:p>15.9824%</text:p>
          </table:table-cell>
          <table:table-cell office:value-type="percentage" office:value="0.598228530561487" calcext:value-type="percentage">
            <text:p>59.8229%</text:p>
          </table:table-cell>
          <table:table-cell office:value-type="percentage" office:value="0.164386710717402" calcext:value-type="percentage">
            <text:p>16.4387%</text:p>
          </table:table-cell>
          <table:table-cell office:value-type="percentage" office:value="0.313433301274999" calcext:value-type="percentage">
            <text:p>31.3433%</text:p>
          </table:table-cell>
          <table:table-cell table:formula="of:=MAX((1-[.I888]/(1-[.$D$25]));0)" office:value-type="float" office:value="0.552238141035716" calcext:value-type="float">
            <text:p><text:s/>0.5522 </text:p>
          </table:table-cell>
          <table:table-cell/>
          <table:table-cell table:formula="of:=EXP(-[.E888]*[.$D$23])" office:value-type="float" office:value="0.920024435597291" calcext:value-type="float">
            <text:p><text:s/>0.9200 </text:p>
          </table:table-cell>
          <table:table-cell table:formula="of:=IF([.K888]=&quot;yes&quot;;[.L888]*[.$D$22]*([.I888]-[.I887]);0)" office:value-type="float" office:value="0" calcext:value-type="float">
            <text:p><text:s/>- <text:s text:c="2"/></text:p>
          </table:table-cell>
          <table:table-cell table:formula="of:=IF([.K888]=&quot;T_ex&quot;;[.L888]*([.I888]-[.$I$35])*[.$D$22];0)" office:value-type="float" office:value="0" calcext:value-type="float">
            <text:p><text:s/>- <text:s text:c="2"/></text:p>
          </table:table-cell>
          <table:table-cell table:formula="of:=IF([.K888]=&quot;yes&quot;;[.J888]*[.L888]*(0.05)*[.$D$21];0)" office:value-type="float" office:value="0" calcext:value-type="float">
            <text:p><text:s/>- <text:s text:c="2"/></text:p>
          </table:table-cell>
          <table:table-cell table:formula="of:=IF([.K888]=&quot;yes&quot;;[.J888]*[.L88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42323772905553" calcext:value-type="percentage">
            <text:p>24.2324%</text:p>
          </table:table-cell>
          <table:table-cell office:value-type="float" office:value="0.834527687296417" calcext:value-type="float">
            <text:p>0.83</text:p>
          </table:table-cell>
          <table:table-cell office:value-type="percentage" office:value="0.160252187698372" calcext:value-type="percentage">
            <text:p>16.0252%</text:p>
          </table:table-cell>
          <table:table-cell office:value-type="percentage" office:value="0.599762945941715" calcext:value-type="percentage">
            <text:p>59.9763%</text:p>
          </table:table-cell>
          <table:table-cell office:value-type="percentage" office:value="0.164803692114372" calcext:value-type="percentage">
            <text:p>16.4804%</text:p>
          </table:table-cell>
          <table:table-cell office:value-type="percentage" office:value="0.314150867326149" calcext:value-type="percentage">
            <text:p>31.4151%</text:p>
          </table:table-cell>
          <table:table-cell table:formula="of:=MAX((1-[.I889]/(1-[.$D$25]));0)" office:value-type="float" office:value="0.55121304667693" calcext:value-type="float">
            <text:p><text:s/>0.5512 </text:p>
          </table:table-cell>
          <table:table-cell/>
          <table:table-cell table:formula="of:=EXP(-[.E889]*[.$D$23])" office:value-type="float" office:value="0.919934535321911" calcext:value-type="float">
            <text:p><text:s/>0.9199 </text:p>
          </table:table-cell>
          <table:table-cell table:formula="of:=IF([.K889]=&quot;yes&quot;;[.L889]*[.$D$22]*([.I889]-[.I888]);0)" office:value-type="float" office:value="0" calcext:value-type="float">
            <text:p><text:s/>- <text:s text:c="2"/></text:p>
          </table:table-cell>
          <table:table-cell table:formula="of:=IF([.K889]=&quot;T_ex&quot;;[.L889]*([.I889]-[.$I$35])*[.$D$22];0)" office:value-type="float" office:value="0" calcext:value-type="float">
            <text:p><text:s/>- <text:s text:c="2"/></text:p>
          </table:table-cell>
          <table:table-cell table:formula="of:=IF([.K889]=&quot;yes&quot;;[.J889]*[.L889]*(0.05)*[.$D$21];0)" office:value-type="float" office:value="0" calcext:value-type="float">
            <text:p><text:s/>- <text:s text:c="2"/></text:p>
          </table:table-cell>
          <table:table-cell table:formula="of:=IF([.K889]=&quot;yes&quot;;[.J889]*[.L88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43102032470163" calcext:value-type="percentage">
            <text:p>24.3102%</text:p>
          </table:table-cell>
          <table:table-cell office:value-type="float" office:value="0.835504885993485" calcext:value-type="float">
            <text:p>0.84</text:p>
          </table:table-cell>
          <table:table-cell office:value-type="percentage" office:value="0.160674590148038" calcext:value-type="percentage">
            <text:p>16.0675%</text:p>
          </table:table-cell>
          <table:table-cell office:value-type="percentage" office:value="0.601346842166272" calcext:value-type="percentage">
            <text:p>60.1347%</text:p>
          </table:table-cell>
          <table:table-cell office:value-type="percentage" office:value="0.165223389116508" calcext:value-type="percentage">
            <text:p>16.5223%</text:p>
          </table:table-cell>
          <table:table-cell office:value-type="percentage" office:value="0.314928114845056" calcext:value-type="percentage">
            <text:p>31.4928%</text:p>
          </table:table-cell>
          <table:table-cell table:formula="of:=MAX((1-[.I890]/(1-[.$D$25]));0)" office:value-type="float" office:value="0.550102693078491" calcext:value-type="float">
            <text:p><text:s/>0.5501 </text:p>
          </table:table-cell>
          <table:table-cell/>
          <table:table-cell table:formula="of:=EXP(-[.E890]*[.$D$23])" office:value-type="float" office:value="0.919844643831144" calcext:value-type="float">
            <text:p><text:s/>0.9198 </text:p>
          </table:table-cell>
          <table:table-cell table:formula="of:=IF([.K890]=&quot;yes&quot;;[.L890]*[.$D$22]*([.I890]-[.I889]);0)" office:value-type="float" office:value="0" calcext:value-type="float">
            <text:p><text:s/>- <text:s text:c="2"/></text:p>
          </table:table-cell>
          <table:table-cell table:formula="of:=IF([.K890]=&quot;T_ex&quot;;[.L890]*([.I890]-[.$I$35])*[.$D$22];0)" office:value-type="float" office:value="0" calcext:value-type="float">
            <text:p><text:s/>- <text:s text:c="2"/></text:p>
          </table:table-cell>
          <table:table-cell table:formula="of:=IF([.K890]=&quot;yes&quot;;[.J890]*[.L890]*(0.05)*[.$D$21];0)" office:value-type="float" office:value="0" calcext:value-type="float">
            <text:p><text:s/>- <text:s text:c="2"/></text:p>
          </table:table-cell>
          <table:table-cell table:formula="of:=IF([.K890]=&quot;yes&quot;;[.J890]*[.L89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43878638810687" calcext:value-type="percentage">
            <text:p>24.3879%</text:p>
          </table:table-cell>
          <table:table-cell office:value-type="float" office:value="0.836482084690554" calcext:value-type="float">
            <text:p>0.84</text:p>
          </table:table-cell>
          <table:table-cell office:value-type="percentage" office:value="0.161097802451466" calcext:value-type="percentage">
            <text:p>16.1098%</text:p>
          </table:table-cell>
          <table:table-cell office:value-type="percentage" office:value="0.603074203423477" calcext:value-type="percentage">
            <text:p>60.3074%</text:p>
          </table:table-cell>
          <table:table-cell office:value-type="percentage" office:value="0.165642262587948" calcext:value-type="percentage">
            <text:p>16.5642%</text:p>
          </table:table-cell>
          <table:table-cell office:value-type="percentage" office:value="0.315682529380372" calcext:value-type="percentage">
            <text:p>31.5683%</text:p>
          </table:table-cell>
          <table:table-cell table:formula="of:=MAX((1-[.I891]/(1-[.$D$25]));0)" office:value-type="float" office:value="0.54902495802804" calcext:value-type="float">
            <text:p><text:s/>0.5490 </text:p>
          </table:table-cell>
          <table:table-cell/>
          <table:table-cell table:formula="of:=EXP(-[.E891]*[.$D$23])" office:value-type="float" office:value="0.919754761124133" calcext:value-type="float">
            <text:p><text:s/>0.9198 </text:p>
          </table:table-cell>
          <table:table-cell table:formula="of:=IF([.K891]=&quot;yes&quot;;[.L891]*[.$D$22]*([.I891]-[.I890]);0)" office:value-type="float" office:value="0" calcext:value-type="float">
            <text:p><text:s/>- <text:s text:c="2"/></text:p>
          </table:table-cell>
          <table:table-cell table:formula="of:=IF([.K891]=&quot;T_ex&quot;;[.L891]*([.I891]-[.$I$35])*[.$D$22];0)" office:value-type="float" office:value="0" calcext:value-type="float">
            <text:p><text:s/>- <text:s text:c="2"/></text:p>
          </table:table-cell>
          <table:table-cell table:formula="of:=IF([.K891]=&quot;yes&quot;;[.J891]*[.L891]*(0.05)*[.$D$21];0)" office:value-type="float" office:value="0" calcext:value-type="float">
            <text:p><text:s/>- <text:s text:c="2"/></text:p>
          </table:table-cell>
          <table:table-cell table:formula="of:=IF([.K891]=&quot;yes&quot;;[.J891]*[.L89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44648431928122" calcext:value-type="percentage">
            <text:p>24.4648%</text:p>
          </table:table-cell>
          <table:table-cell office:value-type="float" office:value="0.837459283387622" calcext:value-type="float">
            <text:p>0.84</text:p>
          </table:table-cell>
          <table:table-cell office:value-type="percentage" office:value="0.161519299568988" calcext:value-type="percentage">
            <text:p>16.1519%</text:p>
          </table:table-cell>
          <table:table-cell office:value-type="percentage" office:value="0.604969120373399" calcext:value-type="percentage">
            <text:p>60.4969%</text:p>
          </table:table-cell>
          <table:table-cell office:value-type="percentage" office:value="0.166055041231643" calcext:value-type="percentage">
            <text:p>16.6055%</text:p>
          </table:table-cell>
          <table:table-cell office:value-type="percentage" office:value="0.31637564424289" calcext:value-type="percentage">
            <text:p>31.6376%</text:p>
          </table:table-cell>
          <table:table-cell table:formula="of:=MAX((1-[.I892]/(1-[.$D$25]));0)" office:value-type="float" office:value="0.548034793938729" calcext:value-type="float">
            <text:p><text:s/>0.5480 </text:p>
          </table:table-cell>
          <table:table-cell/>
          <table:table-cell table:formula="of:=EXP(-[.E892]*[.$D$23])" office:value-type="float" office:value="0.919664887200019" calcext:value-type="float">
            <text:p><text:s/>0.9197 </text:p>
          </table:table-cell>
          <table:table-cell table:formula="of:=IF([.K892]=&quot;yes&quot;;[.L892]*[.$D$22]*([.I892]-[.I891]);0)" office:value-type="float" office:value="0" calcext:value-type="float">
            <text:p><text:s/>- <text:s text:c="2"/></text:p>
          </table:table-cell>
          <table:table-cell table:formula="of:=IF([.K892]=&quot;T_ex&quot;;[.L892]*([.I892]-[.$I$35])*[.$D$22];0)" office:value-type="float" office:value="0" calcext:value-type="float">
            <text:p><text:s/>- <text:s text:c="2"/></text:p>
          </table:table-cell>
          <table:table-cell table:formula="of:=IF([.K892]=&quot;yes&quot;;[.J892]*[.L892]*(0.05)*[.$D$21];0)" office:value-type="float" office:value="0" calcext:value-type="float">
            <text:p><text:s/>- <text:s text:c="2"/></text:p>
          </table:table-cell>
          <table:table-cell table:formula="of:=IF([.K892]=&quot;yes&quot;;[.J892]*[.L89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45408997482678" calcext:value-type="percentage">
            <text:p>24.5409%</text:p>
          </table:table-cell>
          <table:table-cell office:value-type="float" office:value="0.838436482084691" calcext:value-type="float">
            <text:p>0.84</text:p>
          </table:table-cell>
          <table:table-cell office:value-type="percentage" office:value="0.161935761253641" calcext:value-type="percentage">
            <text:p>16.1936%</text:p>
          </table:table-cell>
          <table:table-cell office:value-type="percentage" office:value="0.607121460893435" calcext:value-type="percentage">
            <text:p>60.7121%</text:p>
          </table:table-cell>
          <table:table-cell office:value-type="percentage" office:value="0.166464520988357" calcext:value-type="percentage">
            <text:p>16.6465%</text:p>
          </table:table-cell>
          <table:table-cell office:value-type="percentage" office:value="0.317131974222685" calcext:value-type="percentage">
            <text:p>31.7132%</text:p>
          </table:table-cell>
          <table:table-cell table:formula="of:=MAX((1-[.I893]/(1-[.$D$25]));0)" office:value-type="float" office:value="0.546954322539021" calcext:value-type="float">
            <text:p><text:s/>0.5470 </text:p>
          </table:table-cell>
          <table:table-cell/>
          <table:table-cell table:formula="of:=EXP(-[.E893]*[.$D$23])" office:value-type="float" office:value="0.919575022057945" calcext:value-type="float">
            <text:p><text:s/>0.9196 </text:p>
          </table:table-cell>
          <table:table-cell table:formula="of:=IF([.K893]=&quot;yes&quot;;[.L893]*[.$D$22]*([.I893]-[.I892]);0)" office:value-type="float" office:value="0" calcext:value-type="float">
            <text:p><text:s/>- <text:s text:c="2"/></text:p>
          </table:table-cell>
          <table:table-cell table:formula="of:=IF([.K893]=&quot;T_ex&quot;;[.L893]*([.I893]-[.$I$35])*[.$D$22];0)" office:value-type="float" office:value="0" calcext:value-type="float">
            <text:p><text:s/>- <text:s text:c="2"/></text:p>
          </table:table-cell>
          <table:table-cell table:formula="of:=IF([.K893]=&quot;yes&quot;;[.J893]*[.L893]*(0.05)*[.$D$21];0)" office:value-type="float" office:value="0" calcext:value-type="float">
            <text:p><text:s/>- <text:s text:c="2"/></text:p>
          </table:table-cell>
          <table:table-cell table:formula="of:=IF([.K893]=&quot;yes&quot;;[.J893]*[.L89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46189240084854" calcext:value-type="percentage">
            <text:p>24.6189%</text:p>
          </table:table-cell>
          <table:table-cell office:value-type="float" office:value="0.839413680781759" calcext:value-type="float">
            <text:p>0.84</text:p>
          </table:table-cell>
          <table:table-cell office:value-type="percentage" office:value="0.16234117984904" calcext:value-type="percentage">
            <text:p>16.2341%</text:p>
          </table:table-cell>
          <table:table-cell office:value-type="percentage" office:value="0.609487560761177" calcext:value-type="percentage">
            <text:p>60.9488%</text:p>
          </table:table-cell>
          <table:table-cell office:value-type="percentage" office:value="0.166877956031829" calcext:value-type="percentage">
            <text:p>16.6878%</text:p>
          </table:table-cell>
          <table:table-cell office:value-type="percentage" office:value="0.317903278101266" calcext:value-type="percentage">
            <text:p>31.7903%</text:p>
          </table:table-cell>
          <table:table-cell table:formula="of:=MAX((1-[.I894]/(1-[.$D$25]));0)" office:value-type="float" office:value="0.545852459855334" calcext:value-type="float">
            <text:p><text:s/>0.5459 </text:p>
          </table:table-cell>
          <table:table-cell/>
          <table:table-cell table:formula="of:=EXP(-[.E894]*[.$D$23])" office:value-type="float" office:value="0.919485165697051" calcext:value-type="float">
            <text:p><text:s/>0.9195 </text:p>
          </table:table-cell>
          <table:table-cell table:formula="of:=IF([.K894]=&quot;yes&quot;;[.L894]*[.$D$22]*([.I894]-[.I893]);0)" office:value-type="float" office:value="0" calcext:value-type="float">
            <text:p><text:s/>- <text:s text:c="2"/></text:p>
          </table:table-cell>
          <table:table-cell table:formula="of:=IF([.K894]=&quot;T_ex&quot;;[.L894]*([.I894]-[.$I$35])*[.$D$22];0)" office:value-type="float" office:value="0" calcext:value-type="float">
            <text:p><text:s/>- <text:s text:c="2"/></text:p>
          </table:table-cell>
          <table:table-cell table:formula="of:=IF([.K894]=&quot;yes&quot;;[.J894]*[.L894]*(0.05)*[.$D$21];0)" office:value-type="float" office:value="0" calcext:value-type="float">
            <text:p><text:s/>- <text:s text:c="2"/></text:p>
          </table:table-cell>
          <table:table-cell table:formula="of:=IF([.K894]=&quot;yes&quot;;[.J894]*[.L89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46998352739666" calcext:value-type="percentage">
            <text:p>24.6998%</text:p>
          </table:table-cell>
          <table:table-cell office:value-type="float" office:value="0.840390879478827" calcext:value-type="float">
            <text:p>0.84</text:p>
          </table:table-cell>
          <table:table-cell office:value-type="percentage" office:value="0.162760034376156" calcext:value-type="percentage">
            <text:p>16.2760%</text:p>
          </table:table-cell>
          <table:table-cell office:value-type="percentage" office:value="0.611999909261373" calcext:value-type="percentage">
            <text:p>61.2000%</text:p>
          </table:table-cell>
          <table:table-cell office:value-type="percentage" office:value="0.167292038510769" calcext:value-type="percentage">
            <text:p>16.7292%</text:p>
          </table:table-cell>
          <table:table-cell office:value-type="percentage" office:value="0.318661411846035" calcext:value-type="percentage">
            <text:p>31.8661%</text:p>
          </table:table-cell>
          <table:table-cell table:formula="of:=MAX((1-[.I895]/(1-[.$D$25]));0)" office:value-type="float" office:value="0.544769411648521" calcext:value-type="float">
            <text:p><text:s/>0.5448 </text:p>
          </table:table-cell>
          <table:table-cell/>
          <table:table-cell table:formula="of:=EXP(-[.E895]*[.$D$23])" office:value-type="float" office:value="0.91939531811648" calcext:value-type="float">
            <text:p><text:s/>0.9194 </text:p>
          </table:table-cell>
          <table:table-cell table:formula="of:=IF([.K895]=&quot;yes&quot;;[.L895]*[.$D$22]*([.I895]-[.I894]);0)" office:value-type="float" office:value="0" calcext:value-type="float">
            <text:p><text:s/>- <text:s text:c="2"/></text:p>
          </table:table-cell>
          <table:table-cell table:formula="of:=IF([.K895]=&quot;T_ex&quot;;[.L895]*([.I895]-[.$I$35])*[.$D$22];0)" office:value-type="float" office:value="0" calcext:value-type="float">
            <text:p><text:s/>- <text:s text:c="2"/></text:p>
          </table:table-cell>
          <table:table-cell table:formula="of:=IF([.K895]=&quot;yes&quot;;[.J895]*[.L895]*(0.05)*[.$D$21];0)" office:value-type="float" office:value="0" calcext:value-type="float">
            <text:p><text:s/>- <text:s text:c="2"/></text:p>
          </table:table-cell>
          <table:table-cell table:formula="of:=IF([.K895]=&quot;yes&quot;;[.J895]*[.L89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47801195662671" calcext:value-type="percentage">
            <text:p>24.7801%</text:p>
          </table:table-cell>
          <table:table-cell office:value-type="float" office:value="0.841368078175896" calcext:value-type="float">
            <text:p>0.84</text:p>
          </table:table-cell>
          <table:table-cell office:value-type="percentage" office:value="0.163182881028417" calcext:value-type="percentage">
            <text:p>16.3183%</text:p>
          </table:table-cell>
          <table:table-cell office:value-type="percentage" office:value="0.614631564517625" calcext:value-type="percentage">
            <text:p>61.4632%</text:p>
          </table:table-cell>
          <table:table-cell office:value-type="percentage" office:value="0.167710107460964" calcext:value-type="percentage">
            <text:p>16.7710%</text:p>
          </table:table-cell>
          <table:table-cell office:value-type="percentage" office:value="0.319393539815202" calcext:value-type="percentage">
            <text:p>31.9394%</text:p>
          </table:table-cell>
          <table:table-cell table:formula="of:=MAX((1-[.I896]/(1-[.$D$25]));0)" office:value-type="float" office:value="0.543723514549711" calcext:value-type="float">
            <text:p><text:s/>0.5437 </text:p>
          </table:table-cell>
          <table:table-cell/>
          <table:table-cell table:formula="of:=EXP(-[.E896]*[.$D$23])" office:value-type="float" office:value="0.919305479315374" calcext:value-type="float">
            <text:p><text:s/>0.9193 </text:p>
          </table:table-cell>
          <table:table-cell table:formula="of:=IF([.K896]=&quot;yes&quot;;[.L896]*[.$D$22]*([.I896]-[.I895]);0)" office:value-type="float" office:value="0" calcext:value-type="float">
            <text:p><text:s/>- <text:s text:c="2"/></text:p>
          </table:table-cell>
          <table:table-cell table:formula="of:=IF([.K896]=&quot;T_ex&quot;;[.L896]*([.I896]-[.$I$35])*[.$D$22];0)" office:value-type="float" office:value="0" calcext:value-type="float">
            <text:p><text:s/>- <text:s text:c="2"/></text:p>
          </table:table-cell>
          <table:table-cell table:formula="of:=IF([.K896]=&quot;yes&quot;;[.J896]*[.L896]*(0.05)*[.$D$21];0)" office:value-type="float" office:value="0" calcext:value-type="float">
            <text:p><text:s/>- <text:s text:c="2"/></text:p>
          </table:table-cell>
          <table:table-cell table:formula="of:=IF([.K896]=&quot;yes&quot;;[.J896]*[.L89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48628201250221" calcext:value-type="percentage">
            <text:p>24.8628%</text:p>
          </table:table-cell>
          <table:table-cell office:value-type="float" office:value="0.842345276872964" calcext:value-type="float">
            <text:p>0.84</text:p>
          </table:table-cell>
          <table:table-cell office:value-type="percentage" office:value="0.163608993931478" calcext:value-type="percentage">
            <text:p>16.3609%</text:p>
          </table:table-cell>
          <table:table-cell office:value-type="percentage" office:value="0.617271667743639" calcext:value-type="percentage">
            <text:p>61.7272%</text:p>
          </table:table-cell>
          <table:table-cell office:value-type="percentage" office:value="0.168125233152621" calcext:value-type="percentage">
            <text:p>16.8125%</text:p>
          </table:table-cell>
          <table:table-cell office:value-type="percentage" office:value="0.320201744558258" calcext:value-type="percentage">
            <text:p>32.0202%</text:p>
          </table:table-cell>
          <table:table-cell table:formula="of:=MAX((1-[.I897]/(1-[.$D$25]));0)" office:value-type="float" office:value="0.542568936345346" calcext:value-type="float">
            <text:p><text:s/>0.5426 </text:p>
          </table:table-cell>
          <table:table-cell/>
          <table:table-cell table:formula="of:=EXP(-[.E897]*[.$D$23])" office:value-type="float" office:value="0.919215649292875" calcext:value-type="float">
            <text:p><text:s/>0.9192 </text:p>
          </table:table-cell>
          <table:table-cell table:formula="of:=IF([.K897]=&quot;yes&quot;;[.L897]*[.$D$22]*([.I897]-[.I896]);0)" office:value-type="float" office:value="0" calcext:value-type="float">
            <text:p><text:s/>- <text:s text:c="2"/></text:p>
          </table:table-cell>
          <table:table-cell table:formula="of:=IF([.K897]=&quot;T_ex&quot;;[.L897]*([.I897]-[.$I$35])*[.$D$22];0)" office:value-type="float" office:value="0" calcext:value-type="float">
            <text:p><text:s/>- <text:s text:c="2"/></text:p>
          </table:table-cell>
          <table:table-cell table:formula="of:=IF([.K897]=&quot;yes&quot;;[.J897]*[.L897]*(0.05)*[.$D$21];0)" office:value-type="float" office:value="0" calcext:value-type="float">
            <text:p><text:s/>- <text:s text:c="2"/></text:p>
          </table:table-cell>
          <table:table-cell table:formula="of:=IF([.K897]=&quot;yes&quot;;[.J897]*[.L89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49449025854297" calcext:value-type="percentage">
            <text:p>24.9449%</text:p>
          </table:table-cell>
          <table:table-cell office:value-type="float" office:value="0.843322475570033" calcext:value-type="float">
            <text:p>0.84</text:p>
          </table:table-cell>
          <table:table-cell office:value-type="percentage" office:value="0.164031948678433" calcext:value-type="percentage">
            <text:p>16.4032%</text:p>
          </table:table-cell>
          <table:table-cell office:value-type="percentage" office:value="0.619880799676884" calcext:value-type="percentage">
            <text:p>61.9881%</text:p>
          </table:table-cell>
          <table:table-cell office:value-type="percentage" office:value="0.168544179416227" calcext:value-type="percentage">
            <text:p>16.8544%</text:p>
          </table:table-cell>
          <table:table-cell office:value-type="percentage" office:value="0.320952526304058" calcext:value-type="percentage">
            <text:p>32.0953%</text:p>
          </table:table-cell>
          <table:table-cell table:formula="of:=MAX((1-[.I898]/(1-[.$D$25]));0)" office:value-type="float" office:value="0.541496390994203" calcext:value-type="float">
            <text:p><text:s/>0.5415 </text:p>
          </table:table-cell>
          <table:table-cell/>
          <table:table-cell table:formula="of:=EXP(-[.E898]*[.$D$23])" office:value-type="float" office:value="0.919125828048125" calcext:value-type="float">
            <text:p><text:s/>0.9191 </text:p>
          </table:table-cell>
          <table:table-cell table:formula="of:=IF([.K898]=&quot;yes&quot;;[.L898]*[.$D$22]*([.I898]-[.I897]);0)" office:value-type="float" office:value="0" calcext:value-type="float">
            <text:p><text:s/>- <text:s text:c="2"/></text:p>
          </table:table-cell>
          <table:table-cell table:formula="of:=IF([.K898]=&quot;T_ex&quot;;[.L898]*([.I898]-[.$I$35])*[.$D$22];0)" office:value-type="float" office:value="0" calcext:value-type="float">
            <text:p><text:s/>- <text:s text:c="2"/></text:p>
          </table:table-cell>
          <table:table-cell table:formula="of:=IF([.K898]=&quot;yes&quot;;[.J898]*[.L898]*(0.05)*[.$D$21];0)" office:value-type="float" office:value="0" calcext:value-type="float">
            <text:p><text:s/>- <text:s text:c="2"/></text:p>
          </table:table-cell>
          <table:table-cell table:formula="of:=IF([.K898]=&quot;yes&quot;;[.J898]*[.L89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50279540797167" calcext:value-type="percentage">
            <text:p>25.0280%</text:p>
          </table:table-cell>
          <table:table-cell office:value-type="float" office:value="0.844299674267101" calcext:value-type="float">
            <text:p>0.84</text:p>
          </table:table-cell>
          <table:table-cell office:value-type="percentage" office:value="0.164449337693931" calcext:value-type="percentage">
            <text:p>16.4449%</text:p>
          </table:table-cell>
          <table:table-cell office:value-type="percentage" office:value="0.622436866262143" calcext:value-type="percentage">
            <text:p>62.2437%</text:p>
          </table:table-cell>
          <table:table-cell office:value-type="percentage" office:value="0.168958832072095" calcext:value-type="percentage">
            <text:p>16.8959%</text:p>
          </table:table-cell>
          <table:table-cell office:value-type="percentage" office:value="0.321655788006366" calcext:value-type="percentage">
            <text:p>32.1656%</text:p>
          </table:table-cell>
          <table:table-cell table:formula="of:=MAX((1-[.I899]/(1-[.$D$25]));0)" office:value-type="float" office:value="0.540491731419477" calcext:value-type="float">
            <text:p><text:s/>0.5405 </text:p>
          </table:table-cell>
          <table:table-cell/>
          <table:table-cell table:formula="of:=EXP(-[.E899]*[.$D$23])" office:value-type="float" office:value="0.919036015580267" calcext:value-type="float">
            <text:p><text:s/>0.9190 </text:p>
          </table:table-cell>
          <table:table-cell table:formula="of:=IF([.K899]=&quot;yes&quot;;[.L899]*[.$D$22]*([.I899]-[.I898]);0)" office:value-type="float" office:value="0" calcext:value-type="float">
            <text:p><text:s/>- <text:s text:c="2"/></text:p>
          </table:table-cell>
          <table:table-cell table:formula="of:=IF([.K899]=&quot;T_ex&quot;;[.L899]*([.I899]-[.$I$35])*[.$D$22];0)" office:value-type="float" office:value="0" calcext:value-type="float">
            <text:p><text:s/>- <text:s text:c="2"/></text:p>
          </table:table-cell>
          <table:table-cell table:formula="of:=IF([.K899]=&quot;yes&quot;;[.J899]*[.L899]*(0.05)*[.$D$21];0)" office:value-type="float" office:value="0" calcext:value-type="float">
            <text:p><text:s/>- <text:s text:c="2"/></text:p>
          </table:table-cell>
          <table:table-cell table:formula="of:=IF([.K899]=&quot;yes&quot;;[.J899]*[.L89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51080864375598" calcext:value-type="percentage">
            <text:p>25.1081%</text:p>
          </table:table-cell>
          <table:table-cell office:value-type="float" office:value="0.845276872964169" calcext:value-type="float">
            <text:p>0.85</text:p>
          </table:table-cell>
          <table:table-cell office:value-type="percentage" office:value="0.164870544863617" calcext:value-type="percentage">
            <text:p>16.4871%</text:p>
          </table:table-cell>
          <table:table-cell office:value-type="percentage" office:value="0.624960093630806" calcext:value-type="percentage">
            <text:p>62.4960%</text:p>
          </table:table-cell>
          <table:table-cell office:value-type="percentage" office:value="0.169379502821825" calcext:value-type="percentage">
            <text:p>16.9380%</text:p>
          </table:table-cell>
          <table:table-cell office:value-type="percentage" office:value="0.322396380592781" calcext:value-type="percentage">
            <text:p>32.2396%</text:p>
          </table:table-cell>
          <table:table-cell table:formula="of:=MAX((1-[.I900]/(1-[.$D$25]));0)" office:value-type="float" office:value="0.539433742010313" calcext:value-type="float">
            <text:p><text:s/>0.5394 </text:p>
          </table:table-cell>
          <table:table-cell/>
          <table:table-cell table:formula="of:=EXP(-[.E900]*[.$D$23])" office:value-type="float" office:value="0.918946211888443" calcext:value-type="float">
            <text:p><text:s/>0.9189 </text:p>
          </table:table-cell>
          <table:table-cell table:formula="of:=IF([.K900]=&quot;yes&quot;;[.L900]*[.$D$22]*([.I900]-[.I899]);0)" office:value-type="float" office:value="0" calcext:value-type="float">
            <text:p><text:s/>- <text:s text:c="2"/></text:p>
          </table:table-cell>
          <table:table-cell table:formula="of:=IF([.K900]=&quot;T_ex&quot;;[.L900]*([.I900]-[.$I$35])*[.$D$22];0)" office:value-type="float" office:value="0" calcext:value-type="float">
            <text:p><text:s/>- <text:s text:c="2"/></text:p>
          </table:table-cell>
          <table:table-cell table:formula="of:=IF([.K900]=&quot;yes&quot;;[.J900]*[.L900]*(0.05)*[.$D$21];0)" office:value-type="float" office:value="0" calcext:value-type="float">
            <text:p><text:s/>- <text:s text:c="2"/></text:p>
          </table:table-cell>
          <table:table-cell table:formula="of:=IF([.K900]=&quot;yes&quot;;[.J900]*[.L90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51863627754588" calcext:value-type="percentage">
            <text:p>25.1864%</text:p>
          </table:table-cell>
          <table:table-cell office:value-type="float" office:value="0.846254071661238" calcext:value-type="float">
            <text:p>0.85</text:p>
          </table:table-cell>
          <table:table-cell office:value-type="percentage" office:value="0.16529546478729" calcext:value-type="percentage">
            <text:p>16.5295%</text:p>
          </table:table-cell>
          <table:table-cell office:value-type="percentage" office:value="0.627371472513399" calcext:value-type="percentage">
            <text:p>62.7371%</text:p>
          </table:table-cell>
          <table:table-cell office:value-type="percentage" office:value="0.169793423171233" calcext:value-type="percentage">
            <text:p>16.9793%</text:p>
          </table:table-cell>
          <table:table-cell office:value-type="percentage" office:value="0.323171552032899" calcext:value-type="percentage">
            <text:p>32.3172%</text:p>
          </table:table-cell>
          <table:table-cell table:formula="of:=MAX((1-[.I901]/(1-[.$D$25]));0)" office:value-type="float" office:value="0.538326354238716" calcext:value-type="float">
            <text:p><text:s/>0.5383 </text:p>
          </table:table-cell>
          <table:table-cell/>
          <table:table-cell table:formula="of:=EXP(-[.E901]*[.$D$23])" office:value-type="float" office:value="0.918856416971795" calcext:value-type="float">
            <text:p><text:s/>0.9189 </text:p>
          </table:table-cell>
          <table:table-cell table:formula="of:=IF([.K901]=&quot;yes&quot;;[.L901]*[.$D$22]*([.I901]-[.I900]);0)" office:value-type="float" office:value="0" calcext:value-type="float">
            <text:p><text:s/>- <text:s text:c="2"/></text:p>
          </table:table-cell>
          <table:table-cell table:formula="of:=IF([.K901]=&quot;T_ex&quot;;[.L901]*([.I901]-[.$I$35])*[.$D$22];0)" office:value-type="float" office:value="0" calcext:value-type="float">
            <text:p><text:s/>- <text:s text:c="2"/></text:p>
          </table:table-cell>
          <table:table-cell table:formula="of:=IF([.K901]=&quot;yes&quot;;[.J901]*[.L901]*(0.05)*[.$D$21];0)" office:value-type="float" office:value="0" calcext:value-type="float">
            <text:p><text:s/>- <text:s text:c="2"/></text:p>
          </table:table-cell>
          <table:table-cell table:formula="of:=IF([.K901]=&quot;yes&quot;;[.J901]*[.L90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52631856840966" calcext:value-type="percentage">
            <text:p>25.2632%</text:p>
          </table:table-cell>
          <table:table-cell office:value-type="float" office:value="0.847231270358306" calcext:value-type="float">
            <text:p>0.85</text:p>
          </table:table-cell>
          <table:table-cell office:value-type="percentage" office:value="0.165709453884986" calcext:value-type="percentage">
            <text:p>16.5709%</text:p>
          </table:table-cell>
          <table:table-cell office:value-type="percentage" office:value="0.629647752812027" calcext:value-type="percentage">
            <text:p>62.9648%</text:p>
          </table:table-cell>
          <table:table-cell office:value-type="percentage" office:value="0.170204741461847" calcext:value-type="percentage">
            <text:p>17.0205%</text:p>
          </table:table-cell>
          <table:table-cell office:value-type="percentage" office:value="0.323924530316249" calcext:value-type="percentage">
            <text:p>32.3925%</text:p>
          </table:table-cell>
          <table:table-cell table:formula="of:=MAX((1-[.I902]/(1-[.$D$25]));0)" office:value-type="float" office:value="0.537250670976787" calcext:value-type="float">
            <text:p><text:s/>0.5373 </text:p>
          </table:table-cell>
          <table:table-cell/>
          <table:table-cell table:formula="of:=EXP(-[.E902]*[.$D$23])" office:value-type="float" office:value="0.918766630829465" calcext:value-type="float">
            <text:p><text:s/>0.9188 </text:p>
          </table:table-cell>
          <table:table-cell table:formula="of:=IF([.K902]=&quot;yes&quot;;[.L902]*[.$D$22]*([.I902]-[.I901]);0)" office:value-type="float" office:value="0" calcext:value-type="float">
            <text:p><text:s/>- <text:s text:c="2"/></text:p>
          </table:table-cell>
          <table:table-cell table:formula="of:=IF([.K902]=&quot;T_ex&quot;;[.L902]*([.I902]-[.$I$35])*[.$D$22];0)" office:value-type="float" office:value="0" calcext:value-type="float">
            <text:p><text:s/>- <text:s text:c="2"/></text:p>
          </table:table-cell>
          <table:table-cell table:formula="of:=IF([.K902]=&quot;yes&quot;;[.J902]*[.L902]*(0.05)*[.$D$21];0)" office:value-type="float" office:value="0" calcext:value-type="float">
            <text:p><text:s/>- <text:s text:c="2"/></text:p>
          </table:table-cell>
          <table:table-cell table:formula="of:=IF([.K902]=&quot;yes&quot;;[.J902]*[.L90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53443517136918" calcext:value-type="percentage">
            <text:p>25.3444%</text:p>
          </table:table-cell>
          <table:table-cell office:value-type="float" office:value="0.848208469055375" calcext:value-type="float">
            <text:p>0.85</text:p>
          </table:table-cell>
          <table:table-cell office:value-type="percentage" office:value="0.16613206559589" calcext:value-type="percentage">
            <text:p>16.6132%</text:p>
          </table:table-cell>
          <table:table-cell office:value-type="percentage" office:value="0.63186327229769" calcext:value-type="percentage">
            <text:p>63.1863%</text:p>
          </table:table-cell>
          <table:table-cell office:value-type="percentage" office:value="0.170619180751636" calcext:value-type="percentage">
            <text:p>17.0619%</text:p>
          </table:table-cell>
          <table:table-cell office:value-type="percentage" office:value="0.324647401924385" calcext:value-type="percentage">
            <text:p>32.4647%</text:p>
          </table:table-cell>
          <table:table-cell table:formula="of:=MAX((1-[.I903]/(1-[.$D$25]));0)" office:value-type="float" office:value="0.536217997250879" calcext:value-type="float">
            <text:p><text:s/>0.5362 </text:p>
          </table:table-cell>
          <table:table-cell/>
          <table:table-cell table:formula="of:=EXP(-[.E903]*[.$D$23])" office:value-type="float" office:value="0.918676853460598" calcext:value-type="float">
            <text:p><text:s/>0.9187 </text:p>
          </table:table-cell>
          <table:table-cell table:formula="of:=IF([.K903]=&quot;yes&quot;;[.L903]*[.$D$22]*([.I903]-[.I902]);0)" office:value-type="float" office:value="0" calcext:value-type="float">
            <text:p><text:s/>- <text:s text:c="2"/></text:p>
          </table:table-cell>
          <table:table-cell table:formula="of:=IF([.K903]=&quot;T_ex&quot;;[.L903]*([.I903]-[.$I$35])*[.$D$22];0)" office:value-type="float" office:value="0" calcext:value-type="float">
            <text:p><text:s/>- <text:s text:c="2"/></text:p>
          </table:table-cell>
          <table:table-cell table:formula="of:=IF([.K903]=&quot;yes&quot;;[.J903]*[.L903]*(0.05)*[.$D$21];0)" office:value-type="float" office:value="0" calcext:value-type="float">
            <text:p><text:s/>- <text:s text:c="2"/></text:p>
          </table:table-cell>
          <table:table-cell table:formula="of:=IF([.K903]=&quot;yes&quot;;[.J903]*[.L90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54252927869553" calcext:value-type="percentage">
            <text:p>25.4253%</text:p>
          </table:table-cell>
          <table:table-cell office:value-type="float" office:value="0.849185667752443" calcext:value-type="float">
            <text:p>0.85</text:p>
          </table:table-cell>
          <table:table-cell office:value-type="percentage" office:value="0.166545943815662" calcext:value-type="percentage">
            <text:p>16.6546%</text:p>
          </table:table-cell>
          <table:table-cell office:value-type="percentage" office:value="0.634034256507085" calcext:value-type="percentage">
            <text:p>63.4034%</text:p>
          </table:table-cell>
          <table:table-cell office:value-type="percentage" office:value="0.171031273423135" calcext:value-type="percentage">
            <text:p>17.1031%</text:p>
          </table:table-cell>
          <table:table-cell office:value-type="percentage" office:value="0.325343073262217" calcext:value-type="percentage">
            <text:p>32.5343%</text:p>
          </table:table-cell>
          <table:table-cell table:formula="of:=MAX((1-[.I904]/(1-[.$D$25]));0)" office:value-type="float" office:value="0.535224181053976" calcext:value-type="float">
            <text:p><text:s/>0.5352 </text:p>
          </table:table-cell>
          <table:table-cell/>
          <table:table-cell table:formula="of:=EXP(-[.E904]*[.$D$23])" office:value-type="float" office:value="0.918587084864334" calcext:value-type="float">
            <text:p><text:s/>0.9186 </text:p>
          </table:table-cell>
          <table:table-cell table:formula="of:=IF([.K904]=&quot;yes&quot;;[.L904]*[.$D$22]*([.I904]-[.I903]);0)" office:value-type="float" office:value="0" calcext:value-type="float">
            <text:p><text:s/>- <text:s text:c="2"/></text:p>
          </table:table-cell>
          <table:table-cell table:formula="of:=IF([.K904]=&quot;T_ex&quot;;[.L904]*([.I904]-[.$I$35])*[.$D$22];0)" office:value-type="float" office:value="0" calcext:value-type="float">
            <text:p><text:s/>- <text:s text:c="2"/></text:p>
          </table:table-cell>
          <table:table-cell table:formula="of:=IF([.K904]=&quot;yes&quot;;[.J904]*[.L904]*(0.05)*[.$D$21];0)" office:value-type="float" office:value="0" calcext:value-type="float">
            <text:p><text:s/>- <text:s text:c="2"/></text:p>
          </table:table-cell>
          <table:table-cell table:formula="of:=IF([.K904]=&quot;yes&quot;;[.J904]*[.L90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55061807388229" calcext:value-type="percentage">
            <text:p>25.5062%</text:p>
          </table:table-cell>
          <table:table-cell office:value-type="float" office:value="0.850162866449511" calcext:value-type="float">
            <text:p>0.85</text:p>
          </table:table-cell>
          <table:table-cell table:style-name="ce11" office:value-type="percentage" office:value="0.166958110869024" calcext:value-type="percentage">
            <text:p>16.70%</text:p>
          </table:table-cell>
          <table:table-cell table:style-name="ce11" office:value-type="percentage" office:value="0.636314118313824" calcext:value-type="percentage">
            <text:p>63.63%</text:p>
          </table:table-cell>
          <table:table-cell table:style-name="ce11" office:value-type="percentage" office:value="0.171452539074875" calcext:value-type="percentage">
            <text:p>17.15%</text:p>
          </table:table-cell>
          <table:table-cell table:style-name="ce11" office:value-type="percentage" office:value="0.326059523531709" calcext:value-type="percentage">
            <text:p>32.61%</text:p>
          </table:table-cell>
          <table:table-cell table:formula="of:=MAX((1-[.I905]/(1-[.$D$25]));0)" office:value-type="float" office:value="0.534200680668987" calcext:value-type="float">
            <text:p><text:s/>0.5342 </text:p>
          </table:table-cell>
          <table:table-cell office:value-type="string" calcext:value-type="string">
            <text:p>yes</text:p>
          </table:table-cell>
          <table:table-cell table:formula="of:=EXP(-[.E905]*[.$D$23])" office:value-type="float" office:value="0.918497325039817" calcext:value-type="float">
            <text:p><text:s/>0.9185 </text:p>
          </table:table-cell>
          <table:table-cell table:style-name="ce12" table:formula="of:=IF([.K905]=&quot;yes&quot;;[.L905]*[.$D$22]*([.I905]-[.I854]);0)" office:value-type="float" office:value="0.0362420577619081" calcext:value-type="float">
            <text:p><text:s/>0.0362 </text:p>
          </table:table-cell>
          <table:table-cell table:formula="of:=IF([.K905]=&quot;T_ex&quot;;[.L905]*([.I905]-[.$I$35])*[.$D$22];0)" office:value-type="float" office:value="0" calcext:value-type="float">
            <text:p><text:s/>- <text:s text:c="2"/></text:p>
          </table:table-cell>
          <table:table-cell table:style-name="ce12" table:formula="of:=IF([.K905]=&quot;yes&quot;;[.J905]*[.L905]*([.E905]-[.E854])*[.$D$21];0)" office:value-type="float" office:value="0.0109286887793434" calcext:value-type="float">
            <text:p><text:s/>0.0109 </text:p>
          </table:table-cell>
          <table:table-cell table:style-name="ce12" table:formula="of:=IF([.K905]=&quot;yes&quot;;[.J905]*[.L905]*([.E905]-[.E854]);0)" office:value-type="float" office:value="0.0244531824504961" calcext:value-type="float">
            <text:p><text:s/>0.0245 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255857033934658" calcext:value-type="percentage">
            <text:p>25.5857%</text:p>
          </table:table-cell>
          <table:table-cell office:value-type="float" office:value="0.85114006514658" calcext:value-type="float">
            <text:p>0.85</text:p>
          </table:table-cell>
          <table:table-cell office:value-type="percentage" office:value="0.167374300619192" calcext:value-type="percentage">
            <text:p>16.7374%</text:p>
          </table:table-cell>
          <table:table-cell office:value-type="percentage" office:value="0.638828080463714" calcext:value-type="percentage">
            <text:p>63.8828%</text:p>
          </table:table-cell>
          <table:table-cell office:value-type="percentage" office:value="0.171872095497931" calcext:value-type="percentage">
            <text:p>17.1872%</text:p>
          </table:table-cell>
          <table:table-cell office:value-type="percentage" office:value="0.326782634691051" calcext:value-type="percentage">
            <text:p>32.6783%</text:p>
          </table:table-cell>
          <table:table-cell table:formula="of:=MAX((1-[.I906]/(1-[.$D$25]));0)" office:value-type="float" office:value="0.53316766472707" calcext:value-type="float">
            <text:p><text:s/>0.5332 </text:p>
          </table:table-cell>
          <table:table-cell/>
          <table:table-cell table:formula="of:=EXP(-[.E906]*[.$D$23])" office:value-type="float" office:value="0.91840757398619" calcext:value-type="float">
            <text:p><text:s/>0.9184 </text:p>
          </table:table-cell>
          <table:table-cell table:formula="of:=IF([.K906]=&quot;yes&quot;;[.L906]*[.$D$22]*([.I906]-[.I905]);0)" office:value-type="float" office:value="0" calcext:value-type="float">
            <text:p><text:s/>- <text:s text:c="2"/></text:p>
          </table:table-cell>
          <table:table-cell table:formula="of:=IF([.K906]=&quot;T_ex&quot;;[.L906]*([.I906]-[.$I$35])*[.$D$22];0)" office:value-type="float" office:value="0" calcext:value-type="float">
            <text:p><text:s/>- <text:s text:c="2"/></text:p>
          </table:table-cell>
          <table:table-cell table:formula="of:=IF([.K906]=&quot;yes&quot;;[.J906]*[.L906]*(0.05)*[.$D$21];0)" office:value-type="float" office:value="0" calcext:value-type="float">
            <text:p><text:s/>- <text:s text:c="2"/></text:p>
          </table:table-cell>
          <table:table-cell table:formula="of:=IF([.K906]=&quot;yes&quot;;[.J906]*[.L90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5665071588426" calcext:value-type="percentage">
            <text:p>25.6651%</text:p>
          </table:table-cell>
          <table:table-cell office:value-type="float" office:value="0.852117263843648" calcext:value-type="float">
            <text:p>0.85</text:p>
          </table:table-cell>
          <table:table-cell office:value-type="percentage" office:value="0.167792758589367" calcext:value-type="percentage">
            <text:p>16.7793%</text:p>
          </table:table-cell>
          <table:table-cell office:value-type="percentage" office:value="0.64161386332384" calcext:value-type="percentage">
            <text:p>64.1614%</text:p>
          </table:table-cell>
          <table:table-cell office:value-type="percentage" office:value="0.172282489680983" calcext:value-type="percentage">
            <text:p>17.2282%</text:p>
          </table:table-cell>
          <table:table-cell office:value-type="percentage" office:value="0.32747248677295" calcext:value-type="percentage">
            <text:p>32.7472%</text:p>
          </table:table-cell>
          <table:table-cell table:formula="of:=MAX((1-[.I907]/(1-[.$D$25]));0)" office:value-type="float" office:value="0.532182161752929" calcext:value-type="float">
            <text:p><text:s/>0.5322 </text:p>
          </table:table-cell>
          <table:table-cell/>
          <table:table-cell table:formula="of:=EXP(-[.E907]*[.$D$23])" office:value-type="float" office:value="0.918317831702596" calcext:value-type="float">
            <text:p><text:s/>0.9183 </text:p>
          </table:table-cell>
          <table:table-cell table:formula="of:=IF([.K907]=&quot;yes&quot;;[.L907]*[.$D$22]*([.I907]-[.I906]);0)" office:value-type="float" office:value="0" calcext:value-type="float">
            <text:p><text:s/>- <text:s text:c="2"/></text:p>
          </table:table-cell>
          <table:table-cell table:formula="of:=IF([.K907]=&quot;T_ex&quot;;[.L907]*([.I907]-[.$I$35])*[.$D$22];0)" office:value-type="float" office:value="0" calcext:value-type="float">
            <text:p><text:s/>- <text:s text:c="2"/></text:p>
          </table:table-cell>
          <table:table-cell table:formula="of:=IF([.K907]=&quot;yes&quot;;[.J907]*[.L907]*(0.05)*[.$D$21];0)" office:value-type="float" office:value="0" calcext:value-type="float">
            <text:p><text:s/>- <text:s text:c="2"/></text:p>
          </table:table-cell>
          <table:table-cell table:formula="of:=IF([.K907]=&quot;yes&quot;;[.J907]*[.L90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57422036535808" calcext:value-type="percentage">
            <text:p>25.7422%</text:p>
          </table:table-cell>
          <table:table-cell office:value-type="float" office:value="0.853094462540717" calcext:value-type="float">
            <text:p>0.85</text:p>
          </table:table-cell>
          <table:table-cell office:value-type="percentage" office:value="0.168210550642724" calcext:value-type="percentage">
            <text:p>16.8211%</text:p>
          </table:table-cell>
          <table:table-cell office:value-type="percentage" office:value="0.644722182712109" calcext:value-type="percentage">
            <text:p>64.4722%</text:p>
          </table:table-cell>
          <table:table-cell office:value-type="percentage" office:value="0.172698423071406" calcext:value-type="percentage">
            <text:p>17.2698%</text:p>
          </table:table-cell>
          <table:table-cell office:value-type="percentage" office:value="0.32821637919886" calcext:value-type="percentage">
            <text:p>32.8216%</text:p>
          </table:table-cell>
          <table:table-cell table:formula="of:=MAX((1-[.I908]/(1-[.$D$25]));0)" office:value-type="float" office:value="0.531119458287343" calcext:value-type="float">
            <text:p><text:s/>0.5311 </text:p>
          </table:table-cell>
          <table:table-cell/>
          <table:table-cell table:formula="of:=EXP(-[.E908]*[.$D$23])" office:value-type="float" office:value="0.918228098188178" calcext:value-type="float">
            <text:p><text:s/>0.9182 </text:p>
          </table:table-cell>
          <table:table-cell table:formula="of:=IF([.K908]=&quot;yes&quot;;[.L908]*[.$D$22]*([.I908]-[.I907]);0)" office:value-type="float" office:value="0" calcext:value-type="float">
            <text:p><text:s/>- <text:s text:c="2"/></text:p>
          </table:table-cell>
          <table:table-cell table:formula="of:=IF([.K908]=&quot;T_ex&quot;;[.L908]*([.I908]-[.$I$35])*[.$D$22];0)" office:value-type="float" office:value="0" calcext:value-type="float">
            <text:p><text:s/>- <text:s text:c="2"/></text:p>
          </table:table-cell>
          <table:table-cell table:formula="of:=IF([.K908]=&quot;yes&quot;;[.J908]*[.L908]*(0.05)*[.$D$21];0)" office:value-type="float" office:value="0" calcext:value-type="float">
            <text:p><text:s/>- <text:s text:c="2"/></text:p>
          </table:table-cell>
          <table:table-cell table:formula="of:=IF([.K908]=&quot;yes&quot;;[.J908]*[.L90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58192347935094" calcext:value-type="percentage">
            <text:p>25.8192%</text:p>
          </table:table-cell>
          <table:table-cell office:value-type="float" office:value="0.854071661237785" calcext:value-type="float">
            <text:p>0.85</text:p>
          </table:table-cell>
          <table:table-cell office:value-type="percentage" office:value="0.168624400253195" calcext:value-type="percentage">
            <text:p>16.8624%</text:p>
          </table:table-cell>
          <table:table-cell office:value-type="percentage" office:value="0.647999283769781" calcext:value-type="percentage">
            <text:p>64.7999%</text:p>
          </table:table-cell>
          <table:table-cell office:value-type="percentage" office:value="0.17311359753991" calcext:value-type="percentage">
            <text:p>17.3114%</text:p>
          </table:table-cell>
          <table:table-cell office:value-type="percentage" office:value="0.328978666761171" calcext:value-type="percentage">
            <text:p>32.8979%</text:p>
          </table:table-cell>
          <table:table-cell table:formula="of:=MAX((1-[.I909]/(1-[.$D$25]));0)" office:value-type="float" office:value="0.53003047605547" calcext:value-type="float">
            <text:p><text:s/>0.5300 </text:p>
          </table:table-cell>
          <table:table-cell/>
          <table:table-cell table:formula="of:=EXP(-[.E909]*[.$D$23])" office:value-type="float" office:value="0.918138373442078" calcext:value-type="float">
            <text:p><text:s/>0.9181 </text:p>
          </table:table-cell>
          <table:table-cell table:formula="of:=IF([.K909]=&quot;yes&quot;;[.L909]*[.$D$22]*([.I909]-[.I908]);0)" office:value-type="float" office:value="0" calcext:value-type="float">
            <text:p><text:s/>- <text:s text:c="2"/></text:p>
          </table:table-cell>
          <table:table-cell table:formula="of:=IF([.K909]=&quot;T_ex&quot;;[.L909]*([.I909]-[.$I$35])*[.$D$22];0)" office:value-type="float" office:value="0" calcext:value-type="float">
            <text:p><text:s/>- <text:s text:c="2"/></text:p>
          </table:table-cell>
          <table:table-cell table:formula="of:=IF([.K909]=&quot;yes&quot;;[.J909]*[.L909]*(0.05)*[.$D$21];0)" office:value-type="float" office:value="0" calcext:value-type="float">
            <text:p><text:s/>- <text:s text:c="2"/></text:p>
          </table:table-cell>
          <table:table-cell table:formula="of:=IF([.K909]=&quot;yes&quot;;[.J909]*[.L90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58959140981763" calcext:value-type="percentage">
            <text:p>25.8959%</text:p>
          </table:table-cell>
          <table:table-cell office:value-type="float" office:value="0.855048859934854" calcext:value-type="float">
            <text:p>0.86</text:p>
          </table:table-cell>
          <table:table-cell office:value-type="percentage" office:value="0.169048866626302" calcext:value-type="percentage">
            <text:p>16.9049%</text:p>
          </table:table-cell>
          <table:table-cell office:value-type="percentage" office:value="0.651180987282663" calcext:value-type="percentage">
            <text:p>65.1181%</text:p>
          </table:table-cell>
          <table:table-cell office:value-type="percentage" office:value="0.173526338017274" calcext:value-type="percentage">
            <text:p>17.3526%</text:p>
          </table:table-cell>
          <table:table-cell office:value-type="percentage" office:value="0.329793272602841" calcext:value-type="percentage">
            <text:p>32.9793%</text:p>
          </table:table-cell>
          <table:table-cell table:formula="of:=MAX((1-[.I910]/(1-[.$D$25]));0)" office:value-type="float" office:value="0.528866753424513" calcext:value-type="float">
            <text:p><text:s/>0.5289 </text:p>
          </table:table-cell>
          <table:table-cell/>
          <table:table-cell table:formula="of:=EXP(-[.E910]*[.$D$23])" office:value-type="float" office:value="0.918048657463441" calcext:value-type="float">
            <text:p><text:s/>0.9180 </text:p>
          </table:table-cell>
          <table:table-cell table:formula="of:=IF([.K910]=&quot;yes&quot;;[.L910]*[.$D$22]*([.I910]-[.I909]);0)" office:value-type="float" office:value="0" calcext:value-type="float">
            <text:p><text:s/>- <text:s text:c="2"/></text:p>
          </table:table-cell>
          <table:table-cell table:formula="of:=IF([.K910]=&quot;T_ex&quot;;[.L910]*([.I910]-[.$I$35])*[.$D$22];0)" office:value-type="float" office:value="0" calcext:value-type="float">
            <text:p><text:s/>- <text:s text:c="2"/></text:p>
          </table:table-cell>
          <table:table-cell table:formula="of:=IF([.K910]=&quot;yes&quot;;[.J910]*[.L910]*(0.05)*[.$D$21];0)" office:value-type="float" office:value="0" calcext:value-type="float">
            <text:p><text:s/>- <text:s text:c="2"/></text:p>
          </table:table-cell>
          <table:table-cell table:formula="of:=IF([.K910]=&quot;yes&quot;;[.J910]*[.L91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59737348757627" calcext:value-type="percentage">
            <text:p>25.9737%</text:p>
          </table:table-cell>
          <table:table-cell office:value-type="float" office:value="0.856026058631922" calcext:value-type="float">
            <text:p>0.86</text:p>
          </table:table-cell>
          <table:table-cell office:value-type="percentage" office:value="0.169474171301164" calcext:value-type="percentage">
            <text:p>16.9474%</text:p>
          </table:table-cell>
          <table:table-cell office:value-type="percentage" office:value="0.65407392343249" calcext:value-type="percentage">
            <text:p>65.4074%</text:p>
          </table:table-cell>
          <table:table-cell office:value-type="percentage" office:value="0.173952032013839" calcext:value-type="percentage">
            <text:p>17.3952%</text:p>
          </table:table-cell>
          <table:table-cell office:value-type="percentage" office:value="0.330593528056294" calcext:value-type="percentage">
            <text:p>33.0594%</text:p>
          </table:table-cell>
          <table:table-cell table:formula="of:=MAX((1-[.I911]/(1-[.$D$25]));0)" office:value-type="float" office:value="0.527723531348151" calcext:value-type="float">
            <text:p><text:s/>0.5277 </text:p>
          </table:table-cell>
          <table:table-cell/>
          <table:table-cell table:formula="of:=EXP(-[.E911]*[.$D$23])" office:value-type="float" office:value="0.917958950251409" calcext:value-type="float">
            <text:p><text:s/>0.9180 </text:p>
          </table:table-cell>
          <table:table-cell table:formula="of:=IF([.K911]=&quot;yes&quot;;[.L911]*[.$D$22]*([.I911]-[.I910]);0)" office:value-type="float" office:value="0" calcext:value-type="float">
            <text:p><text:s/>- <text:s text:c="2"/></text:p>
          </table:table-cell>
          <table:table-cell table:formula="of:=IF([.K911]=&quot;T_ex&quot;;[.L911]*([.I911]-[.$I$35])*[.$D$22];0)" office:value-type="float" office:value="0" calcext:value-type="float">
            <text:p><text:s/>- <text:s text:c="2"/></text:p>
          </table:table-cell>
          <table:table-cell table:formula="of:=IF([.K911]=&quot;yes&quot;;[.J911]*[.L911]*(0.05)*[.$D$21];0)" office:value-type="float" office:value="0" calcext:value-type="float">
            <text:p><text:s/>- <text:s text:c="2"/></text:p>
          </table:table-cell>
          <table:table-cell table:formula="of:=IF([.K911]=&quot;yes&quot;;[.J911]*[.L91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60523468384544" calcext:value-type="percentage">
            <text:p>26.0523%</text:p>
          </table:table-cell>
          <table:table-cell office:value-type="float" office:value="0.85700325732899" calcext:value-type="float">
            <text:p>0.86</text:p>
          </table:table-cell>
          <table:table-cell office:value-type="percentage" office:value="0.169891246367676" calcext:value-type="percentage">
            <text:p>16.9891%</text:p>
          </table:table-cell>
          <table:table-cell office:value-type="percentage" office:value="0.656621778314794" calcext:value-type="percentage">
            <text:p>65.6622%</text:p>
          </table:table-cell>
          <table:table-cell office:value-type="percentage" office:value="0.174375169734647" calcext:value-type="percentage">
            <text:p>17.4375%</text:p>
          </table:table-cell>
          <table:table-cell office:value-type="percentage" office:value="0.331486792495002" calcext:value-type="percentage">
            <text:p>33.1487%</text:p>
          </table:table-cell>
          <table:table-cell table:formula="of:=MAX((1-[.I912]/(1-[.$D$25]));0)" office:value-type="float" office:value="0.526447439292854" calcext:value-type="float">
            <text:p><text:s/>0.5264 </text:p>
          </table:table-cell>
          <table:table-cell/>
          <table:table-cell table:formula="of:=EXP(-[.E912]*[.$D$23])" office:value-type="float" office:value="0.917869251805126" calcext:value-type="float">
            <text:p><text:s/>0.9179 </text:p>
          </table:table-cell>
          <table:table-cell table:formula="of:=IF([.K912]=&quot;yes&quot;;[.L912]*[.$D$22]*([.I912]-[.I911]);0)" office:value-type="float" office:value="0" calcext:value-type="float">
            <text:p><text:s/>- <text:s text:c="2"/></text:p>
          </table:table-cell>
          <table:table-cell table:formula="of:=IF([.K912]=&quot;T_ex&quot;;[.L912]*([.I912]-[.$I$35])*[.$D$22];0)" office:value-type="float" office:value="0" calcext:value-type="float">
            <text:p><text:s/>- <text:s text:c="2"/></text:p>
          </table:table-cell>
          <table:table-cell table:formula="of:=IF([.K912]=&quot;yes&quot;;[.J912]*[.L912]*(0.05)*[.$D$21];0)" office:value-type="float" office:value="0" calcext:value-type="float">
            <text:p><text:s/>- <text:s text:c="2"/></text:p>
          </table:table-cell>
          <table:table-cell table:formula="of:=IF([.K912]=&quot;yes&quot;;[.J912]*[.L91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61298530743285" calcext:value-type="percentage">
            <text:p>26.1299%</text:p>
          </table:table-cell>
          <table:table-cell office:value-type="float" office:value="0.857980456026059" calcext:value-type="float">
            <text:p>0.86</text:p>
          </table:table-cell>
          <table:table-cell office:value-type="percentage" office:value="0.170313351927585" calcext:value-type="percentage">
            <text:p>17.0313%</text:p>
          </table:table-cell>
          <table:table-cell office:value-type="percentage" office:value="0.658880462271426" calcext:value-type="percentage">
            <text:p>65.8880%</text:p>
          </table:table-cell>
          <table:table-cell office:value-type="percentage" office:value="0.174795885270945" calcext:value-type="percentage">
            <text:p>17.4796%</text:p>
          </table:table-cell>
          <table:table-cell office:value-type="percentage" office:value="0.332419636369348" calcext:value-type="percentage">
            <text:p>33.2420%</text:p>
          </table:table-cell>
          <table:table-cell table:formula="of:=MAX((1-[.I913]/(1-[.$D$25]));0)" office:value-type="float" office:value="0.525114805186646" calcext:value-type="float">
            <text:p><text:s/>0.5251 </text:p>
          </table:table-cell>
          <table:table-cell/>
          <table:table-cell table:formula="of:=EXP(-[.E913]*[.$D$23])" office:value-type="float" office:value="0.917779562123735" calcext:value-type="float">
            <text:p><text:s/>0.9178 </text:p>
          </table:table-cell>
          <table:table-cell table:formula="of:=IF([.K913]=&quot;yes&quot;;[.L913]*[.$D$22]*([.I913]-[.I912]);0)" office:value-type="float" office:value="0" calcext:value-type="float">
            <text:p><text:s/>- <text:s text:c="2"/></text:p>
          </table:table-cell>
          <table:table-cell table:formula="of:=IF([.K913]=&quot;T_ex&quot;;[.L913]*([.I913]-[.$I$35])*[.$D$22];0)" office:value-type="float" office:value="0" calcext:value-type="float">
            <text:p><text:s/>- <text:s text:c="2"/></text:p>
          </table:table-cell>
          <table:table-cell table:formula="of:=IF([.K913]=&quot;yes&quot;;[.J913]*[.L913]*(0.05)*[.$D$21];0)" office:value-type="float" office:value="0" calcext:value-type="float">
            <text:p><text:s/>- <text:s text:c="2"/></text:p>
          </table:table-cell>
          <table:table-cell table:formula="of:=IF([.K913]=&quot;yes&quot;;[.J913]*[.L91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62121608571791" calcext:value-type="percentage">
            <text:p>26.2122%</text:p>
          </table:table-cell>
          <table:table-cell office:value-type="float" office:value="0.858957654723127" calcext:value-type="float">
            <text:p>0.86</text:p>
          </table:table-cell>
          <table:table-cell office:value-type="percentage" office:value="0.170735794748898" calcext:value-type="percentage">
            <text:p>17.0736%</text:p>
          </table:table-cell>
          <table:table-cell office:value-type="percentage" office:value="0.660872348900318" calcext:value-type="percentage">
            <text:p>66.0872%</text:p>
          </table:table-cell>
          <table:table-cell office:value-type="percentage" office:value="0.175219479246314" calcext:value-type="percentage">
            <text:p>17.5219%</text:p>
          </table:table-cell>
          <table:table-cell office:value-type="percentage" office:value="0.333219265951577" calcext:value-type="percentage">
            <text:p>33.3219%</text:p>
          </table:table-cell>
          <table:table-cell table:formula="of:=MAX((1-[.I914]/(1-[.$D$25]));0)" office:value-type="float" office:value="0.523972477212033" calcext:value-type="float">
            <text:p><text:s/>0.5240 </text:p>
          </table:table-cell>
          <table:table-cell/>
          <table:table-cell table:formula="of:=EXP(-[.E914]*[.$D$23])" office:value-type="float" office:value="0.91768988120638" calcext:value-type="float">
            <text:p><text:s/>0.9177 </text:p>
          </table:table-cell>
          <table:table-cell table:formula="of:=IF([.K914]=&quot;yes&quot;;[.L914]*[.$D$22]*([.I914]-[.I913]);0)" office:value-type="float" office:value="0" calcext:value-type="float">
            <text:p><text:s/>- <text:s text:c="2"/></text:p>
          </table:table-cell>
          <table:table-cell table:formula="of:=IF([.K914]=&quot;T_ex&quot;;[.L914]*([.I914]-[.$I$35])*[.$D$22];0)" office:value-type="float" office:value="0" calcext:value-type="float">
            <text:p><text:s/>- <text:s text:c="2"/></text:p>
          </table:table-cell>
          <table:table-cell table:formula="of:=IF([.K914]=&quot;yes&quot;;[.J914]*[.L914]*(0.05)*[.$D$21];0)" office:value-type="float" office:value="0" calcext:value-type="float">
            <text:p><text:s/>- <text:s text:c="2"/></text:p>
          </table:table-cell>
          <table:table-cell table:formula="of:=IF([.K914]=&quot;yes&quot;;[.J914]*[.L91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62950253733599" calcext:value-type="percentage">
            <text:p>26.2950%</text:p>
          </table:table-cell>
          <table:table-cell office:value-type="float" office:value="0.859934853420196" calcext:value-type="float">
            <text:p>0.86</text:p>
          </table:table-cell>
          <table:table-cell office:value-type="percentage" office:value="0.171157725881131" calcext:value-type="percentage">
            <text:p>17.1158%</text:p>
          </table:table-cell>
          <table:table-cell office:value-type="percentage" office:value="0.66265338288561" calcext:value-type="percentage">
            <text:p>66.2653%</text:p>
          </table:table-cell>
          <table:table-cell office:value-type="percentage" office:value="0.175642854517018" calcext:value-type="percentage">
            <text:p>17.5643%</text:p>
          </table:table-cell>
          <table:table-cell office:value-type="percentage" office:value="0.334067304090739" calcext:value-type="percentage">
            <text:p>33.4067%</text:p>
          </table:table-cell>
          <table:table-cell table:formula="of:=MAX((1-[.I915]/(1-[.$D$25]));0)" office:value-type="float" office:value="0.522760994156087" calcext:value-type="float">
            <text:p><text:s/>0.5228 </text:p>
          </table:table-cell>
          <table:table-cell/>
          <table:table-cell table:formula="of:=EXP(-[.E915]*[.$D$23])" office:value-type="float" office:value="0.917600209052204" calcext:value-type="float">
            <text:p><text:s/>0.9176 </text:p>
          </table:table-cell>
          <table:table-cell table:formula="of:=IF([.K915]=&quot;yes&quot;;[.L915]*[.$D$22]*([.I915]-[.I914]);0)" office:value-type="float" office:value="0" calcext:value-type="float">
            <text:p><text:s/>- <text:s text:c="2"/></text:p>
          </table:table-cell>
          <table:table-cell table:formula="of:=IF([.K915]=&quot;T_ex&quot;;[.L915]*([.I915]-[.$I$35])*[.$D$22];0)" office:value-type="float" office:value="0" calcext:value-type="float">
            <text:p><text:s/>- <text:s text:c="2"/></text:p>
          </table:table-cell>
          <table:table-cell table:formula="of:=IF([.K915]=&quot;yes&quot;;[.J915]*[.L915]*(0.05)*[.$D$21];0)" office:value-type="float" office:value="0" calcext:value-type="float">
            <text:p><text:s/>- <text:s text:c="2"/></text:p>
          </table:table-cell>
          <table:table-cell table:formula="of:=IF([.K915]=&quot;yes&quot;;[.J915]*[.L91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63763378400835" calcext:value-type="percentage">
            <text:p>26.3763%</text:p>
          </table:table-cell>
          <table:table-cell office:value-type="float" office:value="0.860912052117264" calcext:value-type="float">
            <text:p>0.86</text:p>
          </table:table-cell>
          <table:table-cell office:value-type="percentage" office:value="0.171586249011566" calcext:value-type="percentage">
            <text:p>17.1586%</text:p>
          </table:table-cell>
          <table:table-cell office:value-type="percentage" office:value="0.66423005092616" calcext:value-type="percentage">
            <text:p>66.4230%</text:p>
          </table:table-cell>
          <table:table-cell office:value-type="percentage" office:value="0.176063952337419" calcext:value-type="percentage">
            <text:p>17.6064%</text:p>
          </table:table-cell>
          <table:table-cell office:value-type="percentage" office:value="0.334907977722157" calcext:value-type="percentage">
            <text:p>33.4908%</text:p>
          </table:table-cell>
          <table:table-cell table:formula="of:=MAX((1-[.I916]/(1-[.$D$25]));0)" office:value-type="float" office:value="0.52156003182549" calcext:value-type="float">
            <text:p><text:s/>0.5216 </text:p>
          </table:table-cell>
          <table:table-cell/>
          <table:table-cell table:formula="of:=EXP(-[.E916]*[.$D$23])" office:value-type="float" office:value="0.917510545660351" calcext:value-type="float">
            <text:p><text:s/>0.9175 </text:p>
          </table:table-cell>
          <table:table-cell table:formula="of:=IF([.K916]=&quot;yes&quot;;[.L916]*[.$D$22]*([.I916]-[.I915]);0)" office:value-type="float" office:value="0" calcext:value-type="float">
            <text:p><text:s/>- <text:s text:c="2"/></text:p>
          </table:table-cell>
          <table:table-cell table:formula="of:=IF([.K916]=&quot;T_ex&quot;;[.L916]*([.I916]-[.$I$35])*[.$D$22];0)" office:value-type="float" office:value="0" calcext:value-type="float">
            <text:p><text:s/>- <text:s text:c="2"/></text:p>
          </table:table-cell>
          <table:table-cell table:formula="of:=IF([.K916]=&quot;yes&quot;;[.J916]*[.L916]*(0.05)*[.$D$21];0)" office:value-type="float" office:value="0" calcext:value-type="float">
            <text:p><text:s/>- <text:s text:c="2"/></text:p>
          </table:table-cell>
          <table:table-cell table:formula="of:=IF([.K916]=&quot;yes&quot;;[.J916]*[.L91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64593100191918" calcext:value-type="percentage">
            <text:p>26.4593%</text:p>
          </table:table-cell>
          <table:table-cell office:value-type="float" office:value="0.861889250814332" calcext:value-type="float">
            <text:p>0.86</text:p>
          </table:table-cell>
          <table:table-cell office:value-type="percentage" office:value="0.172010297065728" calcext:value-type="percentage">
            <text:p>17.2010%</text:p>
          </table:table-cell>
          <table:table-cell office:value-type="percentage" office:value="0.665574258792252" calcext:value-type="percentage">
            <text:p>66.5574%</text:p>
          </table:table-cell>
          <table:table-cell office:value-type="percentage" office:value="0.176479398511232" calcext:value-type="percentage">
            <text:p>17.6479%</text:p>
          </table:table-cell>
          <table:table-cell office:value-type="percentage" office:value="0.335718898637594" calcext:value-type="percentage">
            <text:p>33.5719%</text:p>
          </table:table-cell>
          <table:table-cell table:formula="of:=MAX((1-[.I917]/(1-[.$D$25]));0)" office:value-type="float" office:value="0.520401573374866" calcext:value-type="float">
            <text:p><text:s/>0.5204 </text:p>
          </table:table-cell>
          <table:table-cell/>
          <table:table-cell table:formula="of:=EXP(-[.E917]*[.$D$23])" office:value-type="float" office:value="0.917420891029965" calcext:value-type="float">
            <text:p><text:s/>0.9174 </text:p>
          </table:table-cell>
          <table:table-cell table:formula="of:=IF([.K917]=&quot;yes&quot;;[.L917]*[.$D$22]*([.I917]-[.I916]);0)" office:value-type="float" office:value="0" calcext:value-type="float">
            <text:p><text:s/>- <text:s text:c="2"/></text:p>
          </table:table-cell>
          <table:table-cell table:formula="of:=IF([.K917]=&quot;T_ex&quot;;[.L917]*([.I917]-[.$I$35])*[.$D$22];0)" office:value-type="float" office:value="0" calcext:value-type="float">
            <text:p><text:s/>- <text:s text:c="2"/></text:p>
          </table:table-cell>
          <table:table-cell table:formula="of:=IF([.K917]=&quot;yes&quot;;[.J917]*[.L917]*(0.05)*[.$D$21];0)" office:value-type="float" office:value="0" calcext:value-type="float">
            <text:p><text:s/>- <text:s text:c="2"/></text:p>
          </table:table-cell>
          <table:table-cell table:formula="of:=IF([.K917]=&quot;yes&quot;;[.J917]*[.L91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65424273590066" calcext:value-type="percentage">
            <text:p>26.5424%</text:p>
          </table:table-cell>
          <table:table-cell office:value-type="float" office:value="0.862866449511401" calcext:value-type="float">
            <text:p>0.86</text:p>
          </table:table-cell>
          <table:table-cell office:value-type="percentage" office:value="0.172431118616705" calcext:value-type="percentage">
            <text:p>17.2431%</text:p>
          </table:table-cell>
          <table:table-cell office:value-type="percentage" office:value="0.666747772530905" calcext:value-type="percentage">
            <text:p>66.6748%</text:p>
          </table:table-cell>
          <table:table-cell office:value-type="percentage" office:value="0.176893149821111" calcext:value-type="percentage">
            <text:p>17.6893%</text:p>
          </table:table-cell>
          <table:table-cell office:value-type="percentage" office:value="0.336477899289019" calcext:value-type="percentage">
            <text:p>33.6478%</text:p>
          </table:table-cell>
          <table:table-cell table:formula="of:=MAX((1-[.I918]/(1-[.$D$25]));0)" office:value-type="float" office:value="0.519317286729973" calcext:value-type="float">
            <text:p><text:s/>0.5193 </text:p>
          </table:table-cell>
          <table:table-cell/>
          <table:table-cell table:formula="of:=EXP(-[.E918]*[.$D$23])" office:value-type="float" office:value="0.91733124516019" calcext:value-type="float">
            <text:p><text:s/>0.9173 </text:p>
          </table:table-cell>
          <table:table-cell table:formula="of:=IF([.K918]=&quot;yes&quot;;[.L918]*[.$D$22]*([.I918]-[.I917]);0)" office:value-type="float" office:value="0" calcext:value-type="float">
            <text:p><text:s/>- <text:s text:c="2"/></text:p>
          </table:table-cell>
          <table:table-cell table:formula="of:=IF([.K918]=&quot;T_ex&quot;;[.L918]*([.I918]-[.$I$35])*[.$D$22];0)" office:value-type="float" office:value="0" calcext:value-type="float">
            <text:p><text:s/>- <text:s text:c="2"/></text:p>
          </table:table-cell>
          <table:table-cell table:formula="of:=IF([.K918]=&quot;yes&quot;;[.J918]*[.L918]*(0.05)*[.$D$21];0)" office:value-type="float" office:value="0" calcext:value-type="float">
            <text:p><text:s/>- <text:s text:c="2"/></text:p>
          </table:table-cell>
          <table:table-cell table:formula="of:=IF([.K918]=&quot;yes&quot;;[.J918]*[.L91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66261481951323" calcext:value-type="percentage">
            <text:p>26.6261%</text:p>
          </table:table-cell>
          <table:table-cell office:value-type="float" office:value="0.863843648208469" calcext:value-type="float">
            <text:p>0.86</text:p>
          </table:table-cell>
          <table:table-cell office:value-type="percentage" office:value="0.172854890669892" calcext:value-type="percentage">
            <text:p>17.2855%</text:p>
          </table:table-cell>
          <table:table-cell office:value-type="percentage" office:value="0.667810464702742" calcext:value-type="percentage">
            <text:p>66.7810%</text:p>
          </table:table-cell>
          <table:table-cell office:value-type="percentage" office:value="0.177319350534519" calcext:value-type="percentage">
            <text:p>17.7319%</text:p>
          </table:table-cell>
          <table:table-cell office:value-type="percentage" office:value="0.33729648502549" calcext:value-type="percentage">
            <text:p>33.7296%</text:p>
          </table:table-cell>
          <table:table-cell table:formula="of:=MAX((1-[.I919]/(1-[.$D$25]));0)" office:value-type="float" office:value="0.518147878535014" calcext:value-type="float">
            <text:p><text:s/>0.5181 </text:p>
          </table:table-cell>
          <table:table-cell/>
          <table:table-cell table:formula="of:=EXP(-[.E919]*[.$D$23])" office:value-type="float" office:value="0.91724160805017" calcext:value-type="float">
            <text:p><text:s/>0.9172 </text:p>
          </table:table-cell>
          <table:table-cell table:formula="of:=IF([.K919]=&quot;yes&quot;;[.L919]*[.$D$22]*([.I919]-[.I918]);0)" office:value-type="float" office:value="0" calcext:value-type="float">
            <text:p><text:s/>- <text:s text:c="2"/></text:p>
          </table:table-cell>
          <table:table-cell table:formula="of:=IF([.K919]=&quot;T_ex&quot;;[.L919]*([.I919]-[.$I$35])*[.$D$22];0)" office:value-type="float" office:value="0" calcext:value-type="float">
            <text:p><text:s/>- <text:s text:c="2"/></text:p>
          </table:table-cell>
          <table:table-cell table:formula="of:=IF([.K919]=&quot;yes&quot;;[.J919]*[.L919]*(0.05)*[.$D$21];0)" office:value-type="float" office:value="0" calcext:value-type="float">
            <text:p><text:s/>- <text:s text:c="2"/></text:p>
          </table:table-cell>
          <table:table-cell table:formula="of:=IF([.K919]=&quot;yes&quot;;[.J919]*[.L91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67073265436609" calcext:value-type="percentage">
            <text:p>26.7073%</text:p>
          </table:table-cell>
          <table:table-cell office:value-type="float" office:value="0.864820846905538" calcext:value-type="float">
            <text:p>0.86</text:p>
          </table:table-cell>
          <table:table-cell office:value-type="percentage" office:value="0.173289661517102" calcext:value-type="percentage">
            <text:p>17.3290%</text:p>
          </table:table-cell>
          <table:table-cell office:value-type="percentage" office:value="0.668823623715417" calcext:value-type="percentage">
            <text:p>66.8824%</text:p>
          </table:table-cell>
          <table:table-cell office:value-type="percentage" office:value="0.17774344708726" calcext:value-type="percentage">
            <text:p>17.7743%</text:p>
          </table:table-cell>
          <table:table-cell office:value-type="percentage" office:value="0.338142743471577" calcext:value-type="percentage">
            <text:p>33.8143%</text:p>
          </table:table-cell>
          <table:table-cell table:formula="of:=MAX((1-[.I920]/(1-[.$D$25]));0)" office:value-type="float" office:value="0.516938937897747" calcext:value-type="float">
            <text:p><text:s/>0.5169 </text:p>
          </table:table-cell>
          <table:table-cell/>
          <table:table-cell table:formula="of:=EXP(-[.E920]*[.$D$23])" office:value-type="float" office:value="0.917151979699048" calcext:value-type="float">
            <text:p><text:s/>0.9172 </text:p>
          </table:table-cell>
          <table:table-cell table:formula="of:=IF([.K920]=&quot;yes&quot;;[.L920]*[.$D$22]*([.I920]-[.I919]);0)" office:value-type="float" office:value="0" calcext:value-type="float">
            <text:p><text:s/>- <text:s text:c="2"/></text:p>
          </table:table-cell>
          <table:table-cell table:formula="of:=IF([.K920]=&quot;T_ex&quot;;[.L920]*([.I920]-[.$I$35])*[.$D$22];0)" office:value-type="float" office:value="0" calcext:value-type="float">
            <text:p><text:s/>- <text:s text:c="2"/></text:p>
          </table:table-cell>
          <table:table-cell table:formula="of:=IF([.K920]=&quot;yes&quot;;[.J920]*[.L920]*(0.05)*[.$D$21];0)" office:value-type="float" office:value="0" calcext:value-type="float">
            <text:p><text:s/>- <text:s text:c="2"/></text:p>
          </table:table-cell>
          <table:table-cell table:formula="of:=IF([.K920]=&quot;yes&quot;;[.J920]*[.L92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67900450490616" calcext:value-type="percentage">
            <text:p>26.7900%</text:p>
          </table:table-cell>
          <table:table-cell office:value-type="float" office:value="0.865798045602606" calcext:value-type="float">
            <text:p>0.87</text:p>
          </table:table-cell>
          <table:table-cell office:value-type="percentage" office:value="0.173721329270268" calcext:value-type="percentage">
            <text:p>17.3721%</text:p>
          </table:table-cell>
          <table:table-cell office:value-type="percentage" office:value="0.66979449368353" calcext:value-type="percentage">
            <text:p>66.9794%</text:p>
          </table:table-cell>
          <table:table-cell office:value-type="percentage" office:value="0.178164850888133" calcext:value-type="percentage">
            <text:p>17.8165%</text:p>
          </table:table-cell>
          <table:table-cell office:value-type="percentage" office:value="0.338990909435671" calcext:value-type="percentage">
            <text:p>33.8991%</text:p>
          </table:table-cell>
          <table:table-cell table:formula="of:=MAX((1-[.I921]/(1-[.$D$25]));0)" office:value-type="float" office:value="0.515727272234756" calcext:value-type="float">
            <text:p><text:s/>0.5157 </text:p>
          </table:table-cell>
          <table:table-cell/>
          <table:table-cell table:formula="of:=EXP(-[.E921]*[.$D$23])" office:value-type="float" office:value="0.91706236010597" calcext:value-type="float">
            <text:p><text:s/>0.9171 </text:p>
          </table:table-cell>
          <table:table-cell table:formula="of:=IF([.K921]=&quot;yes&quot;;[.L921]*[.$D$22]*([.I921]-[.I920]);0)" office:value-type="float" office:value="0" calcext:value-type="float">
            <text:p><text:s/>- <text:s text:c="2"/></text:p>
          </table:table-cell>
          <table:table-cell table:formula="of:=IF([.K921]=&quot;T_ex&quot;;[.L921]*([.I921]-[.$I$35])*[.$D$22];0)" office:value-type="float" office:value="0" calcext:value-type="float">
            <text:p><text:s/>- <text:s text:c="2"/></text:p>
          </table:table-cell>
          <table:table-cell table:formula="of:=IF([.K921]=&quot;yes&quot;;[.J921]*[.L921]*(0.05)*[.$D$21];0)" office:value-type="float" office:value="0" calcext:value-type="float">
            <text:p><text:s/>- <text:s text:c="2"/></text:p>
          </table:table-cell>
          <table:table-cell table:formula="of:=IF([.K921]=&quot;yes&quot;;[.J921]*[.L92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68753071459992" calcext:value-type="percentage">
            <text:p>26.8753%</text:p>
          </table:table-cell>
          <table:table-cell office:value-type="float" office:value="0.866775244299674" calcext:value-type="float">
            <text:p>0.87</text:p>
          </table:table-cell>
          <table:table-cell office:value-type="percentage" office:value="0.174149532297627" calcext:value-type="percentage">
            <text:p>17.4150%</text:p>
          </table:table-cell>
          <table:table-cell office:value-type="percentage" office:value="0.670813557683418" calcext:value-type="percentage">
            <text:p>67.0814%</text:p>
          </table:table-cell>
          <table:table-cell office:value-type="percentage" office:value="0.178587892122173" calcext:value-type="percentage">
            <text:p>17.8588%</text:p>
          </table:table-cell>
          <table:table-cell office:value-type="percentage" office:value="0.339794707953773" calcext:value-type="percentage">
            <text:p>33.9795%</text:p>
          </table:table-cell>
          <table:table-cell table:formula="of:=MAX((1-[.I922]/(1-[.$D$25]));0)" office:value-type="float" office:value="0.514578988637467" calcext:value-type="float">
            <text:p><text:s/>0.5146 </text:p>
          </table:table-cell>
          <table:table-cell/>
          <table:table-cell table:formula="of:=EXP(-[.E922]*[.$D$23])" office:value-type="float" office:value="0.916972749270078" calcext:value-type="float">
            <text:p><text:s/>0.9170 </text:p>
          </table:table-cell>
          <table:table-cell table:formula="of:=IF([.K922]=&quot;yes&quot;;[.L922]*[.$D$22]*([.I922]-[.I921]);0)" office:value-type="float" office:value="0" calcext:value-type="float">
            <text:p><text:s/>- <text:s text:c="2"/></text:p>
          </table:table-cell>
          <table:table-cell table:formula="of:=IF([.K922]=&quot;T_ex&quot;;[.L922]*([.I922]-[.$I$35])*[.$D$22];0)" office:value-type="float" office:value="0" calcext:value-type="float">
            <text:p><text:s/>- <text:s text:c="2"/></text:p>
          </table:table-cell>
          <table:table-cell table:formula="of:=IF([.K922]=&quot;yes&quot;;[.J922]*[.L922]*(0.05)*[.$D$21];0)" office:value-type="float" office:value="0" calcext:value-type="float">
            <text:p><text:s/>- <text:s text:c="2"/></text:p>
          </table:table-cell>
          <table:table-cell table:formula="of:=IF([.K922]=&quot;yes&quot;;[.J922]*[.L92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69588768184221" calcext:value-type="percentage">
            <text:p>26.9589%</text:p>
          </table:table-cell>
          <table:table-cell office:value-type="float" office:value="0.867752442996743" calcext:value-type="float">
            <text:p>0.87</text:p>
          </table:table-cell>
          <table:table-cell office:value-type="percentage" office:value="0.174572492832518" calcext:value-type="percentage">
            <text:p>17.4572%</text:p>
          </table:table-cell>
          <table:table-cell office:value-type="percentage" office:value="0.671803853730152" calcext:value-type="percentage">
            <text:p>67.1804%</text:p>
          </table:table-cell>
          <table:table-cell office:value-type="percentage" office:value="0.179013540409998" calcext:value-type="percentage">
            <text:p>17.9014%</text:p>
          </table:table-cell>
          <table:table-cell office:value-type="percentage" office:value="0.34053629237177" calcext:value-type="percentage">
            <text:p>34.0536%</text:p>
          </table:table-cell>
          <table:table-cell table:formula="of:=MAX((1-[.I923]/(1-[.$D$25]));0)" office:value-type="float" office:value="0.513519582326043" calcext:value-type="float">
            <text:p><text:s/>0.5135 </text:p>
          </table:table-cell>
          <table:table-cell/>
          <table:table-cell table:formula="of:=EXP(-[.E923]*[.$D$23])" office:value-type="float" office:value="0.916883147190517" calcext:value-type="float">
            <text:p><text:s/>0.9169 </text:p>
          </table:table-cell>
          <table:table-cell table:formula="of:=IF([.K923]=&quot;yes&quot;;[.L923]*[.$D$22]*([.I923]-[.I922]);0)" office:value-type="float" office:value="0" calcext:value-type="float">
            <text:p><text:s/>- <text:s text:c="2"/></text:p>
          </table:table-cell>
          <table:table-cell table:formula="of:=IF([.K923]=&quot;T_ex&quot;;[.L923]*([.I923]-[.$I$35])*[.$D$22];0)" office:value-type="float" office:value="0" calcext:value-type="float">
            <text:p><text:s/>- <text:s text:c="2"/></text:p>
          </table:table-cell>
          <table:table-cell table:formula="of:=IF([.K923]=&quot;yes&quot;;[.J923]*[.L923]*(0.05)*[.$D$21];0)" office:value-type="float" office:value="0" calcext:value-type="float">
            <text:p><text:s/>- <text:s text:c="2"/></text:p>
          </table:table-cell>
          <table:table-cell table:formula="of:=IF([.K923]=&quot;yes&quot;;[.J923]*[.L92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70398377583673" calcext:value-type="percentage">
            <text:p>27.0398%</text:p>
          </table:table-cell>
          <table:table-cell office:value-type="float" office:value="0.868729641693811" calcext:value-type="float">
            <text:p>0.87</text:p>
          </table:table-cell>
          <table:table-cell office:value-type="percentage" office:value="0.174997303743107" calcext:value-type="percentage">
            <text:p>17.4997%</text:p>
          </table:table-cell>
          <table:table-cell office:value-type="percentage" office:value="0.672847556085317" calcext:value-type="percentage">
            <text:p>67.2848%</text:p>
          </table:table-cell>
          <table:table-cell office:value-type="percentage" office:value="0.179434123821893" calcext:value-type="percentage">
            <text:p>17.9434%</text:p>
          </table:table-cell>
          <table:table-cell office:value-type="percentage" office:value="0.341392370496922" calcext:value-type="percentage">
            <text:p>34.1392%</text:p>
          </table:table-cell>
          <table:table-cell table:formula="of:=MAX((1-[.I924]/(1-[.$D$25]));0)" office:value-type="float" office:value="0.512296613575826" calcext:value-type="float">
            <text:p><text:s/>0.5123 </text:p>
          </table:table-cell>
          <table:table-cell/>
          <table:table-cell table:formula="of:=EXP(-[.E924]*[.$D$23])" office:value-type="float" office:value="0.916793553866433" calcext:value-type="float">
            <text:p><text:s/>0.9168 </text:p>
          </table:table-cell>
          <table:table-cell table:formula="of:=IF([.K924]=&quot;yes&quot;;[.L924]*[.$D$22]*([.I924]-[.I923]);0)" office:value-type="float" office:value="0" calcext:value-type="float">
            <text:p><text:s/>- <text:s text:c="2"/></text:p>
          </table:table-cell>
          <table:table-cell table:formula="of:=IF([.K924]=&quot;T_ex&quot;;[.L924]*([.I924]-[.$I$35])*[.$D$22];0)" office:value-type="float" office:value="0" calcext:value-type="float">
            <text:p><text:s/>- <text:s text:c="2"/></text:p>
          </table:table-cell>
          <table:table-cell table:formula="of:=IF([.K924]=&quot;yes&quot;;[.J924]*[.L924]*(0.05)*[.$D$21];0)" office:value-type="float" office:value="0" calcext:value-type="float">
            <text:p><text:s/>- <text:s text:c="2"/></text:p>
          </table:table-cell>
          <table:table-cell table:formula="of:=IF([.K924]=&quot;yes&quot;;[.J924]*[.L92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71184617990552" calcext:value-type="percentage">
            <text:p>27.1185%</text:p>
          </table:table-cell>
          <table:table-cell office:value-type="float" office:value="0.86970684039088" calcext:value-type="float">
            <text:p>0.87</text:p>
          </table:table-cell>
          <table:table-cell office:value-type="percentage" office:value="0.175429440309617" calcext:value-type="percentage">
            <text:p>17.5429%</text:p>
          </table:table-cell>
          <table:table-cell office:value-type="percentage" office:value="0.673958861036811" calcext:value-type="percentage">
            <text:p>67.3959%</text:p>
          </table:table-cell>
          <table:table-cell office:value-type="percentage" office:value="0.179851523671269" calcext:value-type="percentage">
            <text:p>17.9852%</text:p>
          </table:table-cell>
          <table:table-cell office:value-type="percentage" office:value="0.342321117479886" calcext:value-type="percentage">
            <text:p>34.2321%</text:p>
          </table:table-cell>
          <table:table-cell table:formula="of:=MAX((1-[.I925]/(1-[.$D$25]));0)" office:value-type="float" office:value="0.510969832171591" calcext:value-type="float">
            <text:p><text:s/>0.5110 </text:p>
          </table:table-cell>
          <table:table-cell/>
          <table:table-cell table:formula="of:=EXP(-[.E925]*[.$D$23])" office:value-type="float" office:value="0.916703969296968" calcext:value-type="float">
            <text:p><text:s/>0.9167 </text:p>
          </table:table-cell>
          <table:table-cell table:formula="of:=IF([.K925]=&quot;yes&quot;;[.L925]*[.$D$22]*([.I925]-[.I924]);0)" office:value-type="float" office:value="0" calcext:value-type="float">
            <text:p><text:s/>- <text:s text:c="2"/></text:p>
          </table:table-cell>
          <table:table-cell table:formula="of:=IF([.K925]=&quot;T_ex&quot;;[.L925]*([.I925]-[.$I$35])*[.$D$22];0)" office:value-type="float" office:value="0" calcext:value-type="float">
            <text:p><text:s/>- <text:s text:c="2"/></text:p>
          </table:table-cell>
          <table:table-cell table:formula="of:=IF([.K925]=&quot;yes&quot;;[.J925]*[.L925]*(0.05)*[.$D$21];0)" office:value-type="float" office:value="0" calcext:value-type="float">
            <text:p><text:s/>- <text:s text:c="2"/></text:p>
          </table:table-cell>
          <table:table-cell table:formula="of:=IF([.K925]=&quot;yes&quot;;[.J925]*[.L92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72013679745311" calcext:value-type="percentage">
            <text:p>27.2014%</text:p>
          </table:table-cell>
          <table:table-cell office:value-type="float" office:value="0.870684039087948" calcext:value-type="float">
            <text:p>0.87</text:p>
          </table:table-cell>
          <table:table-cell office:value-type="percentage" office:value="0.175860121744398" calcext:value-type="percentage">
            <text:p>17.5860%</text:p>
          </table:table-cell>
          <table:table-cell office:value-type="percentage" office:value="0.675092153093692" calcext:value-type="percentage">
            <text:p>67.5092%</text:p>
          </table:table-cell>
          <table:table-cell office:value-type="percentage" office:value="0.180269699919356" calcext:value-type="percentage">
            <text:p>18.0270%</text:p>
          </table:table-cell>
          <table:table-cell office:value-type="percentage" office:value="0.343229415880891" calcext:value-type="percentage">
            <text:p>34.3229%</text:p>
          </table:table-cell>
          <table:table-cell table:formula="of:=MAX((1-[.I926]/(1-[.$D$25]));0)" office:value-type="float" office:value="0.509672263027298" calcext:value-type="float">
            <text:p><text:s/>0.5097 </text:p>
          </table:table-cell>
          <table:table-cell/>
          <table:table-cell table:formula="of:=EXP(-[.E926]*[.$D$23])" office:value-type="float" office:value="0.916614393481269" calcext:value-type="float">
            <text:p><text:s/>0.9166 </text:p>
          </table:table-cell>
          <table:table-cell table:formula="of:=IF([.K926]=&quot;yes&quot;;[.L926]*[.$D$22]*([.I926]-[.I925]);0)" office:value-type="float" office:value="0" calcext:value-type="float">
            <text:p><text:s/>- <text:s text:c="2"/></text:p>
          </table:table-cell>
          <table:table-cell table:formula="of:=IF([.K926]=&quot;T_ex&quot;;[.L926]*([.I926]-[.$I$35])*[.$D$22];0)" office:value-type="float" office:value="0" calcext:value-type="float">
            <text:p><text:s/>- <text:s text:c="2"/></text:p>
          </table:table-cell>
          <table:table-cell table:formula="of:=IF([.K926]=&quot;yes&quot;;[.J926]*[.L926]*(0.05)*[.$D$21];0)" office:value-type="float" office:value="0" calcext:value-type="float">
            <text:p><text:s/>- <text:s text:c="2"/></text:p>
          </table:table-cell>
          <table:table-cell table:formula="of:=IF([.K926]=&quot;yes&quot;;[.J926]*[.L92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72822999523214" calcext:value-type="percentage">
            <text:p>27.2823%</text:p>
          </table:table-cell>
          <table:table-cell office:value-type="float" office:value="0.871661237785016" calcext:value-type="float">
            <text:p>0.87</text:p>
          </table:table-cell>
          <table:table-cell office:value-type="percentage" office:value="0.176285019462556" calcext:value-type="percentage">
            <text:p>17.6285%</text:p>
          </table:table-cell>
          <table:table-cell office:value-type="percentage" office:value="0.676344373113113" calcext:value-type="percentage">
            <text:p>67.6344%</text:p>
          </table:table-cell>
          <table:table-cell office:value-type="percentage" office:value="0.180683234658405" calcext:value-type="percentage">
            <text:p>18.0683%</text:p>
          </table:table-cell>
          <table:table-cell office:value-type="percentage" office:value="0.344146296330157" calcext:value-type="percentage">
            <text:p>34.4146%</text:p>
          </table:table-cell>
          <table:table-cell table:formula="of:=MAX((1-[.I927]/(1-[.$D$25]));0)" office:value-type="float" office:value="0.508362433814061" calcext:value-type="float">
            <text:p><text:s/>0.5084 </text:p>
          </table:table-cell>
          <table:table-cell/>
          <table:table-cell table:formula="of:=EXP(-[.E927]*[.$D$23])" office:value-type="float" office:value="0.916524826418479" calcext:value-type="float">
            <text:p><text:s/>0.9165 </text:p>
          </table:table-cell>
          <table:table-cell table:formula="of:=IF([.K927]=&quot;yes&quot;;[.L927]*[.$D$22]*([.I927]-[.I926]);0)" office:value-type="float" office:value="0" calcext:value-type="float">
            <text:p><text:s/>- <text:s text:c="2"/></text:p>
          </table:table-cell>
          <table:table-cell table:formula="of:=IF([.K927]=&quot;T_ex&quot;;[.L927]*([.I927]-[.$I$35])*[.$D$22];0)" office:value-type="float" office:value="0" calcext:value-type="float">
            <text:p><text:s/>- <text:s text:c="2"/></text:p>
          </table:table-cell>
          <table:table-cell table:formula="of:=IF([.K927]=&quot;yes&quot;;[.J927]*[.L927]*(0.05)*[.$D$21];0)" office:value-type="float" office:value="0" calcext:value-type="float">
            <text:p><text:s/>- <text:s text:c="2"/></text:p>
          </table:table-cell>
          <table:table-cell table:formula="of:=IF([.K927]=&quot;yes&quot;;[.J927]*[.L92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73643389618979" calcext:value-type="percentage">
            <text:p>27.3643%</text:p>
          </table:table-cell>
          <table:table-cell office:value-type="float" office:value="0.872638436482085" calcext:value-type="float">
            <text:p>0.87</text:p>
          </table:table-cell>
          <table:table-cell office:value-type="percentage" office:value="0.176705645482751" calcext:value-type="percentage">
            <text:p>17.6706%</text:p>
          </table:table-cell>
          <table:table-cell office:value-type="percentage" office:value="0.677683204782931" calcext:value-type="percentage">
            <text:p>67.7683%</text:p>
          </table:table-cell>
          <table:table-cell office:value-type="percentage" office:value="0.181100749561026" calcext:value-type="percentage">
            <text:p>18.1101%</text:p>
          </table:table-cell>
          <table:table-cell office:value-type="percentage" office:value="0.345075994528244" calcext:value-type="percentage">
            <text:p>34.5076%</text:p>
          </table:table-cell>
          <table:table-cell table:formula="of:=MAX((1-[.I928]/(1-[.$D$25]));0)" office:value-type="float" office:value="0.50703429353108" calcext:value-type="float">
            <text:p><text:s/>0.5070 </text:p>
          </table:table-cell>
          <table:table-cell/>
          <table:table-cell table:formula="of:=EXP(-[.E928]*[.$D$23])" office:value-type="float" office:value="0.916435268107743" calcext:value-type="float">
            <text:p><text:s/>0.9164 </text:p>
          </table:table-cell>
          <table:table-cell table:formula="of:=IF([.K928]=&quot;yes&quot;;[.L928]*[.$D$22]*([.I928]-[.I927]);0)" office:value-type="float" office:value="0" calcext:value-type="float">
            <text:p><text:s/>- <text:s text:c="2"/></text:p>
          </table:table-cell>
          <table:table-cell table:formula="of:=IF([.K928]=&quot;T_ex&quot;;[.L928]*([.I928]-[.$I$35])*[.$D$22];0)" office:value-type="float" office:value="0" calcext:value-type="float">
            <text:p><text:s/>- <text:s text:c="2"/></text:p>
          </table:table-cell>
          <table:table-cell table:formula="of:=IF([.K928]=&quot;yes&quot;;[.J928]*[.L928]*(0.05)*[.$D$21];0)" office:value-type="float" office:value="0" calcext:value-type="float">
            <text:p><text:s/>- <text:s text:c="2"/></text:p>
          </table:table-cell>
          <table:table-cell table:formula="of:=IF([.K928]=&quot;yes&quot;;[.J928]*[.L92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74419968841191" calcext:value-type="percentage">
            <text:p>27.4420%</text:p>
          </table:table-cell>
          <table:table-cell office:value-type="float" office:value="0.873615635179153" calcext:value-type="float">
            <text:p>0.87</text:p>
          </table:table-cell>
          <table:table-cell office:value-type="percentage" office:value="0.1771321801383" calcext:value-type="percentage">
            <text:p>17.7132%</text:p>
          </table:table-cell>
          <table:table-cell office:value-type="percentage" office:value="0.679162412633028" calcext:value-type="percentage">
            <text:p>67.9162%</text:p>
          </table:table-cell>
          <table:table-cell office:value-type="percentage" office:value="0.181524520108577" calcext:value-type="percentage">
            <text:p>18.1525%</text:p>
          </table:table-cell>
          <table:table-cell office:value-type="percentage" office:value="0.346074344204111" calcext:value-type="percentage">
            <text:p>34.6074%</text:p>
          </table:table-cell>
          <table:table-cell table:formula="of:=MAX((1-[.I929]/(1-[.$D$25]));0)" office:value-type="float" office:value="0.505608079708413" calcext:value-type="float">
            <text:p><text:s/>0.5056 </text:p>
          </table:table-cell>
          <table:table-cell/>
          <table:table-cell table:formula="of:=EXP(-[.E929]*[.$D$23])" office:value-type="float" office:value="0.916345718548205" calcext:value-type="float">
            <text:p><text:s/>0.9163 </text:p>
          </table:table-cell>
          <table:table-cell table:formula="of:=IF([.K929]=&quot;yes&quot;;[.L929]*[.$D$22]*([.I929]-[.I928]);0)" office:value-type="float" office:value="0" calcext:value-type="float">
            <text:p><text:s/>- <text:s text:c="2"/></text:p>
          </table:table-cell>
          <table:table-cell table:formula="of:=IF([.K929]=&quot;T_ex&quot;;[.L929]*([.I929]-[.$I$35])*[.$D$22];0)" office:value-type="float" office:value="0" calcext:value-type="float">
            <text:p><text:s/>- <text:s text:c="2"/></text:p>
          </table:table-cell>
          <table:table-cell table:formula="of:=IF([.K929]=&quot;yes&quot;;[.J929]*[.L929]*(0.05)*[.$D$21];0)" office:value-type="float" office:value="0" calcext:value-type="float">
            <text:p><text:s/>- <text:s text:c="2"/></text:p>
          </table:table-cell>
          <table:table-cell table:formula="of:=IF([.K929]=&quot;yes&quot;;[.J929]*[.L92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75212607477371" calcext:value-type="percentage">
            <text:p>27.5213%</text:p>
          </table:table-cell>
          <table:table-cell office:value-type="float" office:value="0.874592833876222" calcext:value-type="float">
            <text:p>0.87</text:p>
          </table:table-cell>
          <table:table-cell office:value-type="percentage" office:value="0.177561338725681" calcext:value-type="percentage">
            <text:p>17.7561%</text:p>
          </table:table-cell>
          <table:table-cell office:value-type="percentage" office:value="0.680737241365432" calcext:value-type="percentage">
            <text:p>68.0737%</text:p>
          </table:table-cell>
          <table:table-cell office:value-type="percentage" office:value="0.181953625320632" calcext:value-type="percentage">
            <text:p>18.1954%</text:p>
          </table:table-cell>
          <table:table-cell office:value-type="percentage" office:value="0.347036629143887" calcext:value-type="percentage">
            <text:p>34.7037%</text:p>
          </table:table-cell>
          <table:table-cell table:formula="of:=MAX((1-[.I930]/(1-[.$D$25]));0)" office:value-type="float" office:value="0.504233386937304" calcext:value-type="float">
            <text:p><text:s/>0.5042 </text:p>
          </table:table-cell>
          <table:table-cell/>
          <table:table-cell table:formula="of:=EXP(-[.E930]*[.$D$23])" office:value-type="float" office:value="0.916256177739011" calcext:value-type="float">
            <text:p><text:s/>0.9163 </text:p>
          </table:table-cell>
          <table:table-cell table:formula="of:=IF([.K930]=&quot;yes&quot;;[.L930]*[.$D$22]*([.I930]-[.I929]);0)" office:value-type="float" office:value="0" calcext:value-type="float">
            <text:p><text:s/>- <text:s text:c="2"/></text:p>
          </table:table-cell>
          <table:table-cell table:formula="of:=IF([.K930]=&quot;T_ex&quot;;[.L930]*([.I930]-[.$I$35])*[.$D$22];0)" office:value-type="float" office:value="0" calcext:value-type="float">
            <text:p><text:s/>- <text:s text:c="2"/></text:p>
          </table:table-cell>
          <table:table-cell table:formula="of:=IF([.K930]=&quot;yes&quot;;[.J930]*[.L930]*(0.05)*[.$D$21];0)" office:value-type="float" office:value="0" calcext:value-type="float">
            <text:p><text:s/>- <text:s text:c="2"/></text:p>
          </table:table-cell>
          <table:table-cell table:formula="of:=IF([.K930]=&quot;yes&quot;;[.J930]*[.L93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76016735583889" calcext:value-type="percentage">
            <text:p>27.6017%</text:p>
          </table:table-cell>
          <table:table-cell office:value-type="float" office:value="0.87557003257329" calcext:value-type="float">
            <text:p>0.88</text:p>
          </table:table-cell>
          <table:table-cell office:value-type="percentage" office:value="0.177988310182897" calcext:value-type="percentage">
            <text:p>17.7988%</text:p>
          </table:table-cell>
          <table:table-cell office:value-type="percentage" office:value="0.682300530883651" calcext:value-type="percentage">
            <text:p>68.2301%</text:p>
          </table:table-cell>
          <table:table-cell office:value-type="percentage" office:value="0.182378543884133" calcext:value-type="percentage">
            <text:p>18.2379%</text:p>
          </table:table-cell>
          <table:table-cell office:value-type="percentage" office:value="0.347903879730942" calcext:value-type="percentage">
            <text:p>34.7904%</text:p>
          </table:table-cell>
          <table:table-cell table:formula="of:=MAX((1-[.I931]/(1-[.$D$25]));0)" office:value-type="float" office:value="0.502994457527226" calcext:value-type="float">
            <text:p><text:s/>0.5030 </text:p>
          </table:table-cell>
          <table:table-cell/>
          <table:table-cell table:formula="of:=EXP(-[.E931]*[.$D$23])" office:value-type="float" office:value="0.916166645679307" calcext:value-type="float">
            <text:p><text:s/>0.9162 </text:p>
          </table:table-cell>
          <table:table-cell table:formula="of:=IF([.K931]=&quot;yes&quot;;[.L931]*[.$D$22]*([.I931]-[.I930]);0)" office:value-type="float" office:value="0" calcext:value-type="float">
            <text:p><text:s/>- <text:s text:c="2"/></text:p>
          </table:table-cell>
          <table:table-cell table:formula="of:=IF([.K931]=&quot;T_ex&quot;;[.L931]*([.I931]-[.$I$35])*[.$D$22];0)" office:value-type="float" office:value="0" calcext:value-type="float">
            <text:p><text:s/>- <text:s text:c="2"/></text:p>
          </table:table-cell>
          <table:table-cell table:formula="of:=IF([.K931]=&quot;yes&quot;;[.J931]*[.L931]*(0.05)*[.$D$21];0)" office:value-type="float" office:value="0" calcext:value-type="float">
            <text:p><text:s/>- <text:s text:c="2"/></text:p>
          </table:table-cell>
          <table:table-cell table:formula="of:=IF([.K931]=&quot;yes&quot;;[.J931]*[.L93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76832167012105" calcext:value-type="percentage">
            <text:p>27.6832%</text:p>
          </table:table-cell>
          <table:table-cell office:value-type="float" office:value="0.876547231270358" calcext:value-type="float">
            <text:p>0.88</text:p>
          </table:table-cell>
          <table:table-cell office:value-type="percentage" office:value="0.178423632574849" calcext:value-type="percentage">
            <text:p>17.8424%</text:p>
          </table:table-cell>
          <table:table-cell office:value-type="percentage" office:value="0.683880905828349" calcext:value-type="percentage">
            <text:p>68.3881%</text:p>
          </table:table-cell>
          <table:table-cell office:value-type="percentage" office:value="0.182802995738179" calcext:value-type="percentage">
            <text:p>18.2803%</text:p>
          </table:table-cell>
          <table:table-cell office:value-type="percentage" office:value="0.348875107998348" calcext:value-type="percentage">
            <text:p>34.8875%</text:p>
          </table:table-cell>
          <table:table-cell table:formula="of:=MAX((1-[.I932]/(1-[.$D$25]));0)" office:value-type="float" office:value="0.501606988573789" calcext:value-type="float">
            <text:p><text:s/>0.5016 </text:p>
          </table:table-cell>
          <table:table-cell/>
          <table:table-cell table:formula="of:=EXP(-[.E932]*[.$D$23])" office:value-type="float" office:value="0.916077122368236" calcext:value-type="float">
            <text:p><text:s/>0.9161 </text:p>
          </table:table-cell>
          <table:table-cell table:formula="of:=IF([.K932]=&quot;yes&quot;;[.L932]*[.$D$22]*([.I932]-[.I931]);0)" office:value-type="float" office:value="0" calcext:value-type="float">
            <text:p><text:s/>- <text:s text:c="2"/></text:p>
          </table:table-cell>
          <table:table-cell table:formula="of:=IF([.K932]=&quot;T_ex&quot;;[.L932]*([.I932]-[.$I$35])*[.$D$22];0)" office:value-type="float" office:value="0" calcext:value-type="float">
            <text:p><text:s/>- <text:s text:c="2"/></text:p>
          </table:table-cell>
          <table:table-cell table:formula="of:=IF([.K932]=&quot;yes&quot;;[.J932]*[.L932]*(0.05)*[.$D$21];0)" office:value-type="float" office:value="0" calcext:value-type="float">
            <text:p><text:s/>- <text:s text:c="2"/></text:p>
          </table:table-cell>
          <table:table-cell table:formula="of:=IF([.K932]=&quot;yes&quot;;[.J932]*[.L93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77639255932284" calcext:value-type="percentage">
            <text:p>27.7639%</text:p>
          </table:table-cell>
          <table:table-cell office:value-type="float" office:value="0.877524429967427" calcext:value-type="float">
            <text:p>0.88</text:p>
          </table:table-cell>
          <table:table-cell office:value-type="percentage" office:value="0.178850893546069" calcext:value-type="percentage">
            <text:p>17.8851%</text:p>
          </table:table-cell>
          <table:table-cell office:value-type="percentage" office:value="0.685493377741083" calcext:value-type="percentage">
            <text:p>68.5493%</text:p>
          </table:table-cell>
          <table:table-cell office:value-type="percentage" office:value="0.183217847491656" calcext:value-type="percentage">
            <text:p>18.3218%</text:p>
          </table:table-cell>
          <table:table-cell office:value-type="percentage" office:value="0.349947385853346" calcext:value-type="percentage">
            <text:p>34.9947%</text:p>
          </table:table-cell>
          <table:table-cell table:formula="of:=MAX((1-[.I933]/(1-[.$D$25]));0)" office:value-type="float" office:value="0.500075163066648" calcext:value-type="float">
            <text:p><text:s/>0.5001 </text:p>
          </table:table-cell>
          <table:table-cell/>
          <table:table-cell table:formula="of:=EXP(-[.E933]*[.$D$23])" office:value-type="float" office:value="0.915987607804943" calcext:value-type="float">
            <text:p><text:s/>0.9160 </text:p>
          </table:table-cell>
          <table:table-cell table:formula="of:=IF([.K933]=&quot;yes&quot;;[.L933]*[.$D$22]*([.I933]-[.I932]);0)" office:value-type="float" office:value="0" calcext:value-type="float">
            <text:p><text:s/>- <text:s text:c="2"/></text:p>
          </table:table-cell>
          <table:table-cell table:formula="of:=IF([.K933]=&quot;T_ex&quot;;[.L933]*([.I933]-[.$I$35])*[.$D$22];0)" office:value-type="float" office:value="0" calcext:value-type="float">
            <text:p><text:s/>- <text:s text:c="2"/></text:p>
          </table:table-cell>
          <table:table-cell table:formula="of:=IF([.K933]=&quot;yes&quot;;[.J933]*[.L933]*(0.05)*[.$D$21];0)" office:value-type="float" office:value="0" calcext:value-type="float">
            <text:p><text:s/>- <text:s text:c="2"/></text:p>
          </table:table-cell>
          <table:table-cell table:formula="of:=IF([.K933]=&quot;yes&quot;;[.J933]*[.L93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78417395747447" calcext:value-type="percentage">
            <text:p>27.8417%</text:p>
          </table:table-cell>
          <table:table-cell office:value-type="float" office:value="0.878501628664495" calcext:value-type="float">
            <text:p>0.88</text:p>
          </table:table-cell>
          <table:table-cell office:value-type="percentage" office:value="0.179288781475798" calcext:value-type="percentage">
            <text:p>17.9289%</text:p>
          </table:table-cell>
          <table:table-cell office:value-type="percentage" office:value="0.687195865372835" calcext:value-type="percentage">
            <text:p>68.7196%</text:p>
          </table:table-cell>
          <table:table-cell office:value-type="percentage" office:value="0.183635834061386" calcext:value-type="percentage">
            <text:p>18.3636%</text:p>
          </table:table-cell>
          <table:table-cell office:value-type="percentage" office:value="0.35099414346691" calcext:value-type="percentage">
            <text:p>35.0994%</text:p>
          </table:table-cell>
          <table:table-cell table:formula="of:=MAX((1-[.I934]/(1-[.$D$25]));0)" office:value-type="float" office:value="0.498579795047271" calcext:value-type="float">
            <text:p><text:s/>0.4986 </text:p>
          </table:table-cell>
          <table:table-cell/>
          <table:table-cell table:formula="of:=EXP(-[.E934]*[.$D$23])" office:value-type="float" office:value="0.915898101988575" calcext:value-type="float">
            <text:p><text:s/>0.9159 </text:p>
          </table:table-cell>
          <table:table-cell table:formula="of:=IF([.K934]=&quot;yes&quot;;[.L934]*[.$D$22]*([.I934]-[.I933]);0)" office:value-type="float" office:value="0" calcext:value-type="float">
            <text:p><text:s/>- <text:s text:c="2"/></text:p>
          </table:table-cell>
          <table:table-cell table:formula="of:=IF([.K934]=&quot;T_ex&quot;;[.L934]*([.I934]-[.$I$35])*[.$D$22];0)" office:value-type="float" office:value="0" calcext:value-type="float">
            <text:p><text:s/>- <text:s text:c="2"/></text:p>
          </table:table-cell>
          <table:table-cell table:formula="of:=IF([.K934]=&quot;yes&quot;;[.J934]*[.L934]*(0.05)*[.$D$21];0)" office:value-type="float" office:value="0" calcext:value-type="float">
            <text:p><text:s/>- <text:s text:c="2"/></text:p>
          </table:table-cell>
          <table:table-cell table:formula="of:=IF([.K934]=&quot;yes&quot;;[.J934]*[.L93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79235601245166" calcext:value-type="percentage">
            <text:p>27.9236%</text:p>
          </table:table-cell>
          <table:table-cell office:value-type="float" office:value="0.879478827361564" calcext:value-type="float">
            <text:p>0.88</text:p>
          </table:table-cell>
          <table:table-cell office:value-type="percentage" office:value="0.179718329860784" calcext:value-type="percentage">
            <text:p>17.9718%</text:p>
          </table:table-cell>
          <table:table-cell office:value-type="percentage" office:value="0.689015407334221" calcext:value-type="percentage">
            <text:p>68.9015%</text:p>
          </table:table-cell>
          <table:table-cell office:value-type="percentage" office:value="0.184061292965825" calcext:value-type="percentage">
            <text:p>18.4061%</text:p>
          </table:table-cell>
          <table:table-cell office:value-type="percentage" office:value="0.351987350174512" calcext:value-type="percentage">
            <text:p>35.1987%</text:p>
          </table:table-cell>
          <table:table-cell table:formula="of:=MAX((1-[.I935]/(1-[.$D$25]));0)" office:value-type="float" office:value="0.497160928322126" calcext:value-type="float">
            <text:p><text:s/>0.4972 </text:p>
          </table:table-cell>
          <table:table-cell/>
          <table:table-cell table:formula="of:=EXP(-[.E935]*[.$D$23])" office:value-type="float" office:value="0.915808604918276" calcext:value-type="float">
            <text:p><text:s/>0.9158 </text:p>
          </table:table-cell>
          <table:table-cell table:formula="of:=IF([.K935]=&quot;yes&quot;;[.L935]*[.$D$22]*([.I935]-[.I934]);0)" office:value-type="float" office:value="0" calcext:value-type="float">
            <text:p><text:s/>- <text:s text:c="2"/></text:p>
          </table:table-cell>
          <table:table-cell table:formula="of:=IF([.K935]=&quot;T_ex&quot;;[.L935]*([.I935]-[.$I$35])*[.$D$22];0)" office:value-type="float" office:value="0" calcext:value-type="float">
            <text:p><text:s/>- <text:s text:c="2"/></text:p>
          </table:table-cell>
          <table:table-cell table:formula="of:=IF([.K935]=&quot;yes&quot;;[.J935]*[.L935]*(0.05)*[.$D$21];0)" office:value-type="float" office:value="0" calcext:value-type="float">
            <text:p><text:s/>- <text:s text:c="2"/></text:p>
          </table:table-cell>
          <table:table-cell table:formula="of:=IF([.K935]=&quot;yes&quot;;[.J935]*[.L93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80056541048888" calcext:value-type="percentage">
            <text:p>28.0057%</text:p>
          </table:table-cell>
          <table:table-cell office:value-type="float" office:value="0.880456026058632" calcext:value-type="float">
            <text:p>0.88</text:p>
          </table:table-cell>
          <table:table-cell office:value-type="percentage" office:value="0.180156295812202" calcext:value-type="percentage">
            <text:p>18.0156%</text:p>
          </table:table-cell>
          <table:table-cell office:value-type="percentage" office:value="0.690957421042109" calcext:value-type="percentage">
            <text:p>69.0957%</text:p>
          </table:table-cell>
          <table:table-cell office:value-type="percentage" office:value="0.184476503740934" calcext:value-type="percentage">
            <text:p>18.4477%</text:p>
          </table:table-cell>
          <table:table-cell office:value-type="percentage" office:value="0.352807768106871" calcext:value-type="percentage">
            <text:p>35.2808%</text:p>
          </table:table-cell>
          <table:table-cell table:formula="of:=MAX((1-[.I936]/(1-[.$D$25]));0)" office:value-type="float" office:value="0.49598890270447" calcext:value-type="float">
            <text:p><text:s/>0.4960 </text:p>
          </table:table-cell>
          <table:table-cell/>
          <table:table-cell table:formula="of:=EXP(-[.E936]*[.$D$23])" office:value-type="float" office:value="0.915719116593192" calcext:value-type="float">
            <text:p><text:s/>0.9157 </text:p>
          </table:table-cell>
          <table:table-cell table:formula="of:=IF([.K936]=&quot;yes&quot;;[.L936]*[.$D$22]*([.I936]-[.I935]);0)" office:value-type="float" office:value="0" calcext:value-type="float">
            <text:p><text:s/>- <text:s text:c="2"/></text:p>
          </table:table-cell>
          <table:table-cell table:formula="of:=IF([.K936]=&quot;T_ex&quot;;[.L936]*([.I936]-[.$I$35])*[.$D$22];0)" office:value-type="float" office:value="0" calcext:value-type="float">
            <text:p><text:s/>- <text:s text:c="2"/></text:p>
          </table:table-cell>
          <table:table-cell table:formula="of:=IF([.K936]=&quot;yes&quot;;[.J936]*[.L936]*(0.05)*[.$D$21];0)" office:value-type="float" office:value="0" calcext:value-type="float">
            <text:p><text:s/>- <text:s text:c="2"/></text:p>
          </table:table-cell>
          <table:table-cell table:formula="of:=IF([.K936]=&quot;yes&quot;;[.J936]*[.L93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80866789670241" calcext:value-type="percentage">
            <text:p>28.0867%</text:p>
          </table:table-cell>
          <table:table-cell office:value-type="float" office:value="0.8814332247557" calcext:value-type="float">
            <text:p>0.88</text:p>
          </table:table-cell>
          <table:table-cell office:value-type="percentage" office:value="0.180586305342704" calcext:value-type="percentage">
            <text:p>18.0586%</text:p>
          </table:table-cell>
          <table:table-cell office:value-type="percentage" office:value="0.692962939024814" calcext:value-type="percentage">
            <text:p>69.2963%</text:p>
          </table:table-cell>
          <table:table-cell office:value-type="percentage" office:value="0.184897903733151" calcext:value-type="percentage">
            <text:p>18.4898%</text:p>
          </table:table-cell>
          <table:table-cell office:value-type="percentage" office:value="0.353608317692237" calcext:value-type="percentage">
            <text:p>35.3608%</text:p>
          </table:table-cell>
          <table:table-cell table:formula="of:=MAX((1-[.I937]/(1-[.$D$25]));0)" office:value-type="float" office:value="0.494845260439661" calcext:value-type="float">
            <text:p><text:s/>0.4948 </text:p>
          </table:table-cell>
          <table:table-cell/>
          <table:table-cell table:formula="of:=EXP(-[.E937]*[.$D$23])" office:value-type="float" office:value="0.915629637012468" calcext:value-type="float">
            <text:p><text:s/>0.9156 </text:p>
          </table:table-cell>
          <table:table-cell table:formula="of:=IF([.K937]=&quot;yes&quot;;[.L937]*[.$D$22]*([.I937]-[.I936]);0)" office:value-type="float" office:value="0" calcext:value-type="float">
            <text:p><text:s/>- <text:s text:c="2"/></text:p>
          </table:table-cell>
          <table:table-cell table:formula="of:=IF([.K937]=&quot;T_ex&quot;;[.L937]*([.I937]-[.$I$35])*[.$D$22];0)" office:value-type="float" office:value="0" calcext:value-type="float">
            <text:p><text:s/>- <text:s text:c="2"/></text:p>
          </table:table-cell>
          <table:table-cell table:formula="of:=IF([.K937]=&quot;yes&quot;;[.J937]*[.L937]*(0.05)*[.$D$21];0)" office:value-type="float" office:value="0" calcext:value-type="float">
            <text:p><text:s/>- <text:s text:c="2"/></text:p>
          </table:table-cell>
          <table:table-cell table:formula="of:=IF([.K937]=&quot;yes&quot;;[.J937]*[.L93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81672999877545" calcext:value-type="percentage">
            <text:p>28.1673%</text:p>
          </table:table-cell>
          <table:table-cell office:value-type="float" office:value="0.882410423452769" calcext:value-type="float">
            <text:p>0.88</text:p>
          </table:table-cell>
          <table:table-cell office:value-type="percentage" office:value="0.181016278215218" calcext:value-type="percentage">
            <text:p>18.1016%</text:p>
          </table:table-cell>
          <table:table-cell office:value-type="percentage" office:value="0.695006474336211" calcext:value-type="percentage">
            <text:p>69.5006%</text:p>
          </table:table-cell>
          <table:table-cell office:value-type="percentage" office:value="0.185319147406517" calcext:value-type="percentage">
            <text:p>18.5319%</text:p>
          </table:table-cell>
          <table:table-cell office:value-type="percentage" office:value="0.354470629940005" calcext:value-type="percentage">
            <text:p>35.4471%</text:p>
          </table:table-cell>
          <table:table-cell table:formula="of:=MAX((1-[.I938]/(1-[.$D$25]));0)" office:value-type="float" office:value="0.493613385799993" calcext:value-type="float">
            <text:p><text:s/>0.4936 </text:p>
          </table:table-cell>
          <table:table-cell/>
          <table:table-cell table:formula="of:=EXP(-[.E938]*[.$D$23])" office:value-type="float" office:value="0.91554016617525" calcext:value-type="float">
            <text:p><text:s/>0.9155 </text:p>
          </table:table-cell>
          <table:table-cell table:formula="of:=IF([.K938]=&quot;yes&quot;;[.L938]*[.$D$22]*([.I938]-[.I937]);0)" office:value-type="float" office:value="0" calcext:value-type="float">
            <text:p><text:s/>- <text:s text:c="2"/></text:p>
          </table:table-cell>
          <table:table-cell table:formula="of:=IF([.K938]=&quot;T_ex&quot;;[.L938]*([.I938]-[.$I$35])*[.$D$22];0)" office:value-type="float" office:value="0" calcext:value-type="float">
            <text:p><text:s/>- <text:s text:c="2"/></text:p>
          </table:table-cell>
          <table:table-cell table:formula="of:=IF([.K938]=&quot;yes&quot;;[.J938]*[.L938]*(0.05)*[.$D$21];0)" office:value-type="float" office:value="0" calcext:value-type="float">
            <text:p><text:s/>- <text:s text:c="2"/></text:p>
          </table:table-cell>
          <table:table-cell table:formula="of:=IF([.K938]=&quot;yes&quot;;[.J938]*[.L93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82519638013103" calcext:value-type="percentage">
            <text:p>28.2520%</text:p>
          </table:table-cell>
          <table:table-cell office:value-type="float" office:value="0.883387622149837" calcext:value-type="float">
            <text:p>0.88</text:p>
          </table:table-cell>
          <table:table-cell office:value-type="percentage" office:value="0.181448147583501" calcext:value-type="percentage">
            <text:p>18.1448%</text:p>
          </table:table-cell>
          <table:table-cell office:value-type="percentage" office:value="0.696933178733907" calcext:value-type="percentage">
            <text:p>69.6933%</text:p>
          </table:table-cell>
          <table:table-cell office:value-type="percentage" office:value="0.185741150990103" calcext:value-type="percentage">
            <text:p>18.5741%</text:p>
          </table:table-cell>
          <table:table-cell office:value-type="percentage" office:value="0.355340307304368" calcext:value-type="percentage">
            <text:p>35.5340%</text:p>
          </table:table-cell>
          <table:table-cell table:formula="of:=MAX((1-[.I939]/(1-[.$D$25]));0)" office:value-type="float" office:value="0.492370989565188" calcext:value-type="float">
            <text:p><text:s/>0.4924 </text:p>
          </table:table-cell>
          <table:table-cell/>
          <table:table-cell table:formula="of:=EXP(-[.E939]*[.$D$23])" office:value-type="float" office:value="0.915450704080683" calcext:value-type="float">
            <text:p><text:s/>0.9155 </text:p>
          </table:table-cell>
          <table:table-cell table:formula="of:=IF([.K939]=&quot;yes&quot;;[.L939]*[.$D$22]*([.I939]-[.I938]);0)" office:value-type="float" office:value="0" calcext:value-type="float">
            <text:p><text:s/>- <text:s text:c="2"/></text:p>
          </table:table-cell>
          <table:table-cell table:formula="of:=IF([.K939]=&quot;T_ex&quot;;[.L939]*([.I939]-[.$I$35])*[.$D$22];0)" office:value-type="float" office:value="0" calcext:value-type="float">
            <text:p><text:s/>- <text:s text:c="2"/></text:p>
          </table:table-cell>
          <table:table-cell table:formula="of:=IF([.K939]=&quot;yes&quot;;[.J939]*[.L939]*(0.05)*[.$D$21];0)" office:value-type="float" office:value="0" calcext:value-type="float">
            <text:p><text:s/>- <text:s text:c="2"/></text:p>
          </table:table-cell>
          <table:table-cell table:formula="of:=IF([.K939]=&quot;yes&quot;;[.J939]*[.L93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83341847490956" calcext:value-type="percentage">
            <text:p>28.3342%</text:p>
          </table:table-cell>
          <table:table-cell office:value-type="float" office:value="0.884364820846906" calcext:value-type="float">
            <text:p>0.88</text:p>
          </table:table-cell>
          <table:table-cell office:value-type="percentage" office:value="0.181879771996961" calcext:value-type="percentage">
            <text:p>18.1880%</text:p>
          </table:table-cell>
          <table:table-cell office:value-type="percentage" office:value="0.698741204612737" calcext:value-type="percentage">
            <text:p>69.8741%</text:p>
          </table:table-cell>
          <table:table-cell office:value-type="percentage" office:value="0.186167708555339" calcext:value-type="percentage">
            <text:p>18.6168%</text:p>
          </table:table-cell>
          <table:table-cell office:value-type="percentage" office:value="0.356150884659683" calcext:value-type="percentage">
            <text:p>35.6151%</text:p>
          </table:table-cell>
          <table:table-cell table:formula="of:=MAX((1-[.I940]/(1-[.$D$25]));0)" office:value-type="float" office:value="0.491213021914738" calcext:value-type="float">
            <text:p><text:s/>0.4912 </text:p>
          </table:table-cell>
          <table:table-cell/>
          <table:table-cell table:formula="of:=EXP(-[.E940]*[.$D$23])" office:value-type="float" office:value="0.915361250727914" calcext:value-type="float">
            <text:p><text:s/>0.9154 </text:p>
          </table:table-cell>
          <table:table-cell table:formula="of:=IF([.K940]=&quot;yes&quot;;[.L940]*[.$D$22]*([.I940]-[.I939]);0)" office:value-type="float" office:value="0" calcext:value-type="float">
            <text:p><text:s/>- <text:s text:c="2"/></text:p>
          </table:table-cell>
          <table:table-cell table:formula="of:=IF([.K940]=&quot;T_ex&quot;;[.L940]*([.I940]-[.$I$35])*[.$D$22];0)" office:value-type="float" office:value="0" calcext:value-type="float">
            <text:p><text:s/>- <text:s text:c="2"/></text:p>
          </table:table-cell>
          <table:table-cell table:formula="of:=IF([.K940]=&quot;yes&quot;;[.J940]*[.L940]*(0.05)*[.$D$21];0)" office:value-type="float" office:value="0" calcext:value-type="float">
            <text:p><text:s/>- <text:s text:c="2"/></text:p>
          </table:table-cell>
          <table:table-cell table:formula="of:=IF([.K940]=&quot;yes&quot;;[.J940]*[.L94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8420508438535" calcext:value-type="percentage">
            <text:p>28.4205%</text:p>
          </table:table-cell>
          <table:table-cell office:value-type="float" office:value="0.885342019543974" calcext:value-type="float">
            <text:p>0.89</text:p>
          </table:table-cell>
          <table:table-cell office:value-type="percentage" office:value="0.182308270464806" calcext:value-type="percentage">
            <text:p>18.2308%</text:p>
          </table:table-cell>
          <table:table-cell office:value-type="percentage" office:value="0.700468151690498" calcext:value-type="percentage">
            <text:p>70.0468%</text:p>
          </table:table-cell>
          <table:table-cell office:value-type="percentage" office:value="0.186602206709763" calcext:value-type="percentage">
            <text:p>18.6602%</text:p>
          </table:table-cell>
          <table:table-cell office:value-type="percentage" office:value="0.356923283838564" calcext:value-type="percentage">
            <text:p>35.6923%</text:p>
          </table:table-cell>
          <table:table-cell table:formula="of:=MAX((1-[.I941]/(1-[.$D$25]));0)" office:value-type="float" office:value="0.490109594516337" calcext:value-type="float">
            <text:p><text:s/>0.4901 </text:p>
          </table:table-cell>
          <table:table-cell/>
          <table:table-cell table:formula="of:=EXP(-[.E941]*[.$D$23])" office:value-type="float" office:value="0.915271806116087" calcext:value-type="float">
            <text:p><text:s/>0.9153 </text:p>
          </table:table-cell>
          <table:table-cell table:formula="of:=IF([.K941]=&quot;yes&quot;;[.L941]*[.$D$22]*([.I941]-[.I940]);0)" office:value-type="float" office:value="0" calcext:value-type="float">
            <text:p><text:s/>- <text:s text:c="2"/></text:p>
          </table:table-cell>
          <table:table-cell table:formula="of:=IF([.K941]=&quot;T_ex&quot;;[.L941]*([.I941]-[.$I$35])*[.$D$22];0)" office:value-type="float" office:value="0" calcext:value-type="float">
            <text:p><text:s/>- <text:s text:c="2"/></text:p>
          </table:table-cell>
          <table:table-cell table:formula="of:=IF([.K941]=&quot;yes&quot;;[.J941]*[.L941]*(0.05)*[.$D$21];0)" office:value-type="float" office:value="0" calcext:value-type="float">
            <text:p><text:s/>- <text:s text:c="2"/></text:p>
          </table:table-cell>
          <table:table-cell table:formula="of:=IF([.K941]=&quot;yes&quot;;[.J941]*[.L94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8502211983889" calcext:value-type="percentage">
            <text:p>28.5022%</text:p>
          </table:table-cell>
          <table:table-cell office:value-type="float" office:value="0.886319218241042" calcext:value-type="float">
            <text:p>0.89</text:p>
          </table:table-cell>
          <table:table-cell office:value-type="percentage" office:value="0.182731012623035" calcext:value-type="percentage">
            <text:p>18.2731%</text:p>
          </table:table-cell>
          <table:table-cell office:value-type="percentage" office:value="0.702234409019956" calcext:value-type="percentage">
            <text:p>70.2234%</text:p>
          </table:table-cell>
          <table:table-cell office:value-type="percentage" office:value="0.187025915178358" calcext:value-type="percentage">
            <text:p>18.7026%</text:p>
          </table:table-cell>
          <table:table-cell office:value-type="percentage" office:value="0.357786539292224" calcext:value-type="percentage">
            <text:p>35.7787%</text:p>
          </table:table-cell>
          <table:table-cell table:formula="of:=MAX((1-[.I942]/(1-[.$D$25]));0)" office:value-type="float" office:value="0.48887637243968" calcext:value-type="float">
            <text:p><text:s/>0.4889 </text:p>
          </table:table-cell>
          <table:table-cell/>
          <table:table-cell table:formula="of:=EXP(-[.E942]*[.$D$23])" office:value-type="float" office:value="0.915182370244349" calcext:value-type="float">
            <text:p><text:s/>0.9152 </text:p>
          </table:table-cell>
          <table:table-cell table:formula="of:=IF([.K942]=&quot;yes&quot;;[.L942]*[.$D$22]*([.I942]-[.I941]);0)" office:value-type="float" office:value="0" calcext:value-type="float">
            <text:p><text:s/>- <text:s text:c="2"/></text:p>
          </table:table-cell>
          <table:table-cell table:formula="of:=IF([.K942]=&quot;T_ex&quot;;[.L942]*([.I942]-[.$I$35])*[.$D$22];0)" office:value-type="float" office:value="0" calcext:value-type="float">
            <text:p><text:s/>- <text:s text:c="2"/></text:p>
          </table:table-cell>
          <table:table-cell table:formula="of:=IF([.K942]=&quot;yes&quot;;[.J942]*[.L942]*(0.05)*[.$D$21];0)" office:value-type="float" office:value="0" calcext:value-type="float">
            <text:p><text:s/>- <text:s text:c="2"/></text:p>
          </table:table-cell>
          <table:table-cell table:formula="of:=IF([.K942]=&quot;yes&quot;;[.J942]*[.L94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85841338886411" calcext:value-type="percentage">
            <text:p>28.5841%</text:p>
          </table:table-cell>
          <table:table-cell office:value-type="float" office:value="0.887296416938111" calcext:value-type="float">
            <text:p>0.89</text:p>
          </table:table-cell>
          <table:table-cell office:value-type="percentage" office:value="0.183162882815776" calcext:value-type="percentage">
            <text:p>18.3163%</text:p>
          </table:table-cell>
          <table:table-cell office:value-type="percentage" office:value="0.703998726387704" calcext:value-type="percentage">
            <text:p>70.3999%</text:p>
          </table:table-cell>
          <table:table-cell office:value-type="percentage" office:value="0.187448012455371" calcext:value-type="percentage">
            <text:p>18.7448%</text:p>
          </table:table-cell>
          <table:table-cell office:value-type="percentage" office:value="0.358513028252505" calcext:value-type="percentage">
            <text:p>35.8513%</text:p>
          </table:table-cell>
          <table:table-cell table:formula="of:=MAX((1-[.I943]/(1-[.$D$25]));0)" office:value-type="float" office:value="0.48783853106785" calcext:value-type="float">
            <text:p><text:s/>0.4878 </text:p>
          </table:table-cell>
          <table:table-cell/>
          <table:table-cell table:formula="of:=EXP(-[.E943]*[.$D$23])" office:value-type="float" office:value="0.915092943111846" calcext:value-type="float">
            <text:p><text:s/>0.9151 </text:p>
          </table:table-cell>
          <table:table-cell table:formula="of:=IF([.K943]=&quot;yes&quot;;[.L943]*[.$D$22]*([.I943]-[.I942]);0)" office:value-type="float" office:value="0" calcext:value-type="float">
            <text:p><text:s/>- <text:s text:c="2"/></text:p>
          </table:table-cell>
          <table:table-cell table:formula="of:=IF([.K943]=&quot;T_ex&quot;;[.L943]*([.I943]-[.$I$35])*[.$D$22];0)" office:value-type="float" office:value="0" calcext:value-type="float">
            <text:p><text:s/>- <text:s text:c="2"/></text:p>
          </table:table-cell>
          <table:table-cell table:formula="of:=IF([.K943]=&quot;yes&quot;;[.J943]*[.L943]*(0.05)*[.$D$21];0)" office:value-type="float" office:value="0" calcext:value-type="float">
            <text:p><text:s/>- <text:s text:c="2"/></text:p>
          </table:table-cell>
          <table:table-cell table:formula="of:=IF([.K943]=&quot;yes&quot;;[.J943]*[.L94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86630226148616" calcext:value-type="percentage">
            <text:p>28.6630%</text:p>
          </table:table-cell>
          <table:table-cell office:value-type="float" office:value="0.888273615635179" calcext:value-type="float">
            <text:p>0.89</text:p>
          </table:table-cell>
          <table:table-cell office:value-type="percentage" office:value="0.183586164940414" calcext:value-type="percentage">
            <text:p>18.3586%</text:p>
          </table:table-cell>
          <table:table-cell office:value-type="percentage" office:value="0.705866755196159" calcext:value-type="percentage">
            <text:p>70.5867%</text:p>
          </table:table-cell>
          <table:table-cell office:value-type="percentage" office:value="0.187869398962624" calcext:value-type="percentage">
            <text:p>18.7869%</text:p>
          </table:table-cell>
          <table:table-cell office:value-type="percentage" office:value="0.359310942434894" calcext:value-type="percentage">
            <text:p>35.9311%</text:p>
          </table:table-cell>
          <table:table-cell table:formula="of:=MAX((1-[.I944]/(1-[.$D$25]));0)" office:value-type="float" office:value="0.486698653664437" calcext:value-type="float">
            <text:p><text:s/>0.4867 </text:p>
          </table:table-cell>
          <table:table-cell/>
          <table:table-cell table:formula="of:=EXP(-[.E944]*[.$D$23])" office:value-type="float" office:value="0.915003524717723" calcext:value-type="float">
            <text:p><text:s/>0.9150 </text:p>
          </table:table-cell>
          <table:table-cell table:formula="of:=IF([.K944]=&quot;yes&quot;;[.L944]*[.$D$22]*([.I944]-[.I943]);0)" office:value-type="float" office:value="0" calcext:value-type="float">
            <text:p><text:s/>- <text:s text:c="2"/></text:p>
          </table:table-cell>
          <table:table-cell table:formula="of:=IF([.K944]=&quot;T_ex&quot;;[.L944]*([.I944]-[.$I$35])*[.$D$22];0)" office:value-type="float" office:value="0" calcext:value-type="float">
            <text:p><text:s/>- <text:s text:c="2"/></text:p>
          </table:table-cell>
          <table:table-cell table:formula="of:=IF([.K944]=&quot;yes&quot;;[.J944]*[.L944]*(0.05)*[.$D$21];0)" office:value-type="float" office:value="0" calcext:value-type="float">
            <text:p><text:s/>- <text:s text:c="2"/></text:p>
          </table:table-cell>
          <table:table-cell table:formula="of:=IF([.K944]=&quot;yes&quot;;[.J944]*[.L94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87439554550035" calcext:value-type="percentage">
            <text:p>28.7440%</text:p>
          </table:table-cell>
          <table:table-cell office:value-type="float" office:value="0.889250814332248" calcext:value-type="float">
            <text:p>0.89</text:p>
          </table:table-cell>
          <table:table-cell office:value-type="percentage" office:value="0.184015075272896" calcext:value-type="percentage">
            <text:p>18.4015%</text:p>
          </table:table-cell>
          <table:table-cell office:value-type="percentage" office:value="0.707936006705823" calcext:value-type="percentage">
            <text:p>70.7936%</text:p>
          </table:table-cell>
          <table:table-cell office:value-type="percentage" office:value="0.188292185540014" calcext:value-type="percentage">
            <text:p>18.8292%</text:p>
          </table:table-cell>
          <table:table-cell office:value-type="percentage" office:value="0.360213245567796" calcext:value-type="percentage">
            <text:p>36.0213%</text:p>
          </table:table-cell>
          <table:table-cell table:formula="of:=MAX((1-[.I945]/(1-[.$D$25]));0)" office:value-type="float" office:value="0.485409649188863" calcext:value-type="float">
            <text:p><text:s/>0.4854 </text:p>
          </table:table-cell>
          <table:table-cell/>
          <table:table-cell table:formula="of:=EXP(-[.E945]*[.$D$23])" office:value-type="float" office:value="0.914914115061128" calcext:value-type="float">
            <text:p><text:s/>0.9149 </text:p>
          </table:table-cell>
          <table:table-cell table:formula="of:=IF([.K945]=&quot;yes&quot;;[.L945]*[.$D$22]*([.I945]-[.I944]);0)" office:value-type="float" office:value="0" calcext:value-type="float">
            <text:p><text:s/>- <text:s text:c="2"/></text:p>
          </table:table-cell>
          <table:table-cell table:formula="of:=IF([.K945]=&quot;T_ex&quot;;[.L945]*([.I945]-[.$I$35])*[.$D$22];0)" office:value-type="float" office:value="0" calcext:value-type="float">
            <text:p><text:s/>- <text:s text:c="2"/></text:p>
          </table:table-cell>
          <table:table-cell table:formula="of:=IF([.K945]=&quot;yes&quot;;[.J945]*[.L945]*(0.05)*[.$D$21];0)" office:value-type="float" office:value="0" calcext:value-type="float">
            <text:p><text:s/>- <text:s text:c="2"/></text:p>
          </table:table-cell>
          <table:table-cell table:formula="of:=IF([.K945]=&quot;yes&quot;;[.J945]*[.L94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88247577325541" calcext:value-type="percentage">
            <text:p>28.8248%</text:p>
          </table:table-cell>
          <table:table-cell office:value-type="float" office:value="0.890228013029316" calcext:value-type="float">
            <text:p>0.89</text:p>
          </table:table-cell>
          <table:table-cell office:value-type="percentage" office:value="0.184445845095695" calcext:value-type="percentage">
            <text:p>18.4446%</text:p>
          </table:table-cell>
          <table:table-cell office:value-type="percentage" office:value="0.710237881827667" calcext:value-type="percentage">
            <text:p>71.0238%</text:p>
          </table:table-cell>
          <table:table-cell office:value-type="percentage" office:value="0.18872574314276" calcext:value-type="percentage">
            <text:p>18.8726%</text:p>
          </table:table-cell>
          <table:table-cell office:value-type="percentage" office:value="0.361160862509625" calcext:value-type="percentage">
            <text:p>36.1161%</text:p>
          </table:table-cell>
          <table:table-cell table:formula="of:=MAX((1-[.I946]/(1-[.$D$25]));0)" office:value-type="float" office:value="0.484055910700536" calcext:value-type="float">
            <text:p><text:s/>0.4841 </text:p>
          </table:table-cell>
          <table:table-cell/>
          <table:table-cell table:formula="of:=EXP(-[.E946]*[.$D$23])" office:value-type="float" office:value="0.914824714141205" calcext:value-type="float">
            <text:p><text:s/>0.9148 </text:p>
          </table:table-cell>
          <table:table-cell table:formula="of:=IF([.K946]=&quot;yes&quot;;[.L946]*[.$D$22]*([.I946]-[.I945]);0)" office:value-type="float" office:value="0" calcext:value-type="float">
            <text:p><text:s/>- <text:s text:c="2"/></text:p>
          </table:table-cell>
          <table:table-cell table:formula="of:=IF([.K946]=&quot;T_ex&quot;;[.L946]*([.I946]-[.$I$35])*[.$D$22];0)" office:value-type="float" office:value="0" calcext:value-type="float">
            <text:p><text:s/>- <text:s text:c="2"/></text:p>
          </table:table-cell>
          <table:table-cell table:formula="of:=IF([.K946]=&quot;yes&quot;;[.J946]*[.L946]*(0.05)*[.$D$21];0)" office:value-type="float" office:value="0" calcext:value-type="float">
            <text:p><text:s/>- <text:s text:c="2"/></text:p>
          </table:table-cell>
          <table:table-cell table:formula="of:=IF([.K946]=&quot;yes&quot;;[.J946]*[.L94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89050458877178" calcext:value-type="percentage">
            <text:p>28.9050%</text:p>
          </table:table-cell>
          <table:table-cell office:value-type="float" office:value="0.891205211726384" calcext:value-type="float">
            <text:p>0.89</text:p>
          </table:table-cell>
          <table:table-cell office:value-type="percentage" office:value="0.184877228784303" calcext:value-type="percentage">
            <text:p>18.4877%</text:p>
          </table:table-cell>
          <table:table-cell office:value-type="percentage" office:value="0.712657959310116" calcext:value-type="percentage">
            <text:p>71.2658%</text:p>
          </table:table-cell>
          <table:table-cell office:value-type="percentage" office:value="0.189150033270884" calcext:value-type="percentage">
            <text:p>18.9150%</text:p>
          </table:table-cell>
          <table:table-cell office:value-type="percentage" office:value="0.361972019038876" calcext:value-type="percentage">
            <text:p>36.1972%</text:p>
          </table:table-cell>
          <table:table-cell table:formula="of:=MAX((1-[.I947]/(1-[.$D$25]));0)" office:value-type="float" office:value="0.482897115658748" calcext:value-type="float">
            <text:p><text:s/>0.4829 </text:p>
          </table:table-cell>
          <table:table-cell/>
          <table:table-cell table:formula="of:=EXP(-[.E947]*[.$D$23])" office:value-type="float" office:value="0.914735321957102" calcext:value-type="float">
            <text:p><text:s/>0.9147 </text:p>
          </table:table-cell>
          <table:table-cell table:formula="of:=IF([.K947]=&quot;yes&quot;;[.L947]*[.$D$22]*([.I947]-[.I946]);0)" office:value-type="float" office:value="0" calcext:value-type="float">
            <text:p><text:s/>- <text:s text:c="2"/></text:p>
          </table:table-cell>
          <table:table-cell table:formula="of:=IF([.K947]=&quot;T_ex&quot;;[.L947]*([.I947]-[.$I$35])*[.$D$22];0)" office:value-type="float" office:value="0" calcext:value-type="float">
            <text:p><text:s/>- <text:s text:c="2"/></text:p>
          </table:table-cell>
          <table:table-cell table:formula="of:=IF([.K947]=&quot;yes&quot;;[.J947]*[.L947]*(0.05)*[.$D$21];0)" office:value-type="float" office:value="0" calcext:value-type="float">
            <text:p><text:s/>- <text:s text:c="2"/></text:p>
          </table:table-cell>
          <table:table-cell table:formula="of:=IF([.K947]=&quot;yes&quot;;[.J947]*[.L94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8986834381987" calcext:value-type="percentage">
            <text:p>28.9868%</text:p>
          </table:table-cell>
          <table:table-cell office:value-type="float" office:value="0.892182410423453" calcext:value-type="float">
            <text:p>0.89</text:p>
          </table:table-cell>
          <table:table-cell office:value-type="percentage" office:value="0.185302864533886" calcext:value-type="percentage">
            <text:p>18.5303%</text:p>
          </table:table-cell>
          <table:table-cell office:value-type="percentage" office:value="0.715144975126833" calcext:value-type="percentage">
            <text:p>71.5145%</text:p>
          </table:table-cell>
          <table:table-cell office:value-type="percentage" office:value="0.189570917073387" calcext:value-type="percentage">
            <text:p>18.9571%</text:p>
          </table:table-cell>
          <table:table-cell office:value-type="percentage" office:value="0.362846449759818" calcext:value-type="percentage">
            <text:p>36.2846%</text:p>
          </table:table-cell>
          <table:table-cell table:formula="of:=MAX((1-[.I948]/(1-[.$D$25]));0)" office:value-type="float" office:value="0.481647928914546" calcext:value-type="float">
            <text:p><text:s/>0.4816 </text:p>
          </table:table-cell>
          <table:table-cell/>
          <table:table-cell table:formula="of:=EXP(-[.E948]*[.$D$23])" office:value-type="float" office:value="0.914645938507965" calcext:value-type="float">
            <text:p><text:s/>0.9146 </text:p>
          </table:table-cell>
          <table:table-cell table:formula="of:=IF([.K948]=&quot;yes&quot;;[.L948]*[.$D$22]*([.I948]-[.I947]);0)" office:value-type="float" office:value="0" calcext:value-type="float">
            <text:p><text:s/>- <text:s text:c="2"/></text:p>
          </table:table-cell>
          <table:table-cell table:formula="of:=IF([.K948]=&quot;T_ex&quot;;[.L948]*([.I948]-[.$I$35])*[.$D$22];0)" office:value-type="float" office:value="0" calcext:value-type="float">
            <text:p><text:s/>- <text:s text:c="2"/></text:p>
          </table:table-cell>
          <table:table-cell table:formula="of:=IF([.K948]=&quot;yes&quot;;[.J948]*[.L948]*(0.05)*[.$D$21];0)" office:value-type="float" office:value="0" calcext:value-type="float">
            <text:p><text:s/>- <text:s text:c="2"/></text:p>
          </table:table-cell>
          <table:table-cell table:formula="of:=IF([.K948]=&quot;yes&quot;;[.J948]*[.L94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90645050914379" calcext:value-type="percentage">
            <text:p>29.0645%</text:p>
          </table:table-cell>
          <table:table-cell office:value-type="float" office:value="0.893159609120521" calcext:value-type="float">
            <text:p>0.89</text:p>
          </table:table-cell>
          <table:table-cell office:value-type="percentage" office:value="0.185727166804336" calcext:value-type="percentage">
            <text:p>18.5727%</text:p>
          </table:table-cell>
          <table:table-cell office:value-type="percentage" office:value="0.717736535856542" calcext:value-type="percentage">
            <text:p>71.7737%</text:p>
          </table:table-cell>
          <table:table-cell office:value-type="percentage" office:value="0.189990158801859" calcext:value-type="percentage">
            <text:p>18.9990%</text:p>
          </table:table-cell>
          <table:table-cell office:value-type="percentage" office:value="0.363616651248936" calcext:value-type="percentage">
            <text:p>36.3617%</text:p>
          </table:table-cell>
          <table:table-cell table:formula="of:=MAX((1-[.I949]/(1-[.$D$25]));0)" office:value-type="float" office:value="0.480547641072948" calcext:value-type="float">
            <text:p><text:s/>0.4805 </text:p>
          </table:table-cell>
          <table:table-cell/>
          <table:table-cell table:formula="of:=EXP(-[.E949]*[.$D$23])" office:value-type="float" office:value="0.91455656379294" calcext:value-type="float">
            <text:p><text:s/>0.9146 </text:p>
          </table:table-cell>
          <table:table-cell table:formula="of:=IF([.K949]=&quot;yes&quot;;[.L949]*[.$D$22]*([.I949]-[.I948]);0)" office:value-type="float" office:value="0" calcext:value-type="float">
            <text:p><text:s/>- <text:s text:c="2"/></text:p>
          </table:table-cell>
          <table:table-cell table:formula="of:=IF([.K949]=&quot;T_ex&quot;;[.L949]*([.I949]-[.$I$35])*[.$D$22];0)" office:value-type="float" office:value="0" calcext:value-type="float">
            <text:p><text:s/>- <text:s text:c="2"/></text:p>
          </table:table-cell>
          <table:table-cell table:formula="of:=IF([.K949]=&quot;yes&quot;;[.J949]*[.L949]*(0.05)*[.$D$21];0)" office:value-type="float" office:value="0" calcext:value-type="float">
            <text:p><text:s/>- <text:s text:c="2"/></text:p>
          </table:table-cell>
          <table:table-cell table:formula="of:=IF([.K949]=&quot;yes&quot;;[.J949]*[.L94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91424671409175" calcext:value-type="percentage">
            <text:p>29.1425%</text:p>
          </table:table-cell>
          <table:table-cell office:value-type="float" office:value="0.89413680781759" calcext:value-type="float">
            <text:p>0.89</text:p>
          </table:table-cell>
          <table:table-cell office:value-type="percentage" office:value="0.186161557905762" calcext:value-type="percentage">
            <text:p>18.6162%</text:p>
          </table:table-cell>
          <table:table-cell office:value-type="percentage" office:value="0.720384771674276" calcext:value-type="percentage">
            <text:p>72.0385%</text:p>
          </table:table-cell>
          <table:table-cell office:value-type="percentage" office:value="0.190417541435713" calcext:value-type="percentage">
            <text:p>19.0418%</text:p>
          </table:table-cell>
          <table:table-cell office:value-type="percentage" office:value="0.364465701258269" calcext:value-type="percentage">
            <text:p>36.4466%</text:p>
          </table:table-cell>
          <table:table-cell table:formula="of:=MAX((1-[.I950]/(1-[.$D$25]));0)" office:value-type="float" office:value="0.479334712488187" calcext:value-type="float">
            <text:p><text:s/>0.4793 </text:p>
          </table:table-cell>
          <table:table-cell/>
          <table:table-cell table:formula="of:=EXP(-[.E950]*[.$D$23])" office:value-type="float" office:value="0.914467197811174" calcext:value-type="float">
            <text:p><text:s/>0.9145 </text:p>
          </table:table-cell>
          <table:table-cell table:formula="of:=IF([.K950]=&quot;yes&quot;;[.L950]*[.$D$22]*([.I950]-[.I949]);0)" office:value-type="float" office:value="0" calcext:value-type="float">
            <text:p><text:s/>- <text:s text:c="2"/></text:p>
          </table:table-cell>
          <table:table-cell table:formula="of:=IF([.K950]=&quot;T_ex&quot;;[.L950]*([.I950]-[.$I$35])*[.$D$22];0)" office:value-type="float" office:value="0" calcext:value-type="float">
            <text:p><text:s/>- <text:s text:c="2"/></text:p>
          </table:table-cell>
          <table:table-cell table:formula="of:=IF([.K950]=&quot;yes&quot;;[.J950]*[.L950]*(0.05)*[.$D$21];0)" office:value-type="float" office:value="0" calcext:value-type="float">
            <text:p><text:s/>- <text:s text:c="2"/></text:p>
          </table:table-cell>
          <table:table-cell table:formula="of:=IF([.K950]=&quot;yes&quot;;[.J950]*[.L95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92203787790784" calcext:value-type="percentage">
            <text:p>29.2204%</text:p>
          </table:table-cell>
          <table:table-cell office:value-type="float" office:value="0.895114006514658" calcext:value-type="float">
            <text:p>0.90</text:p>
          </table:table-cell>
          <table:table-cell office:value-type="percentage" office:value="0.186589304364554" calcext:value-type="percentage">
            <text:p>18.6589%</text:p>
          </table:table-cell>
          <table:table-cell office:value-type="percentage" office:value="0.723122354622948" calcext:value-type="percentage">
            <text:p>72.3122%</text:p>
          </table:table-cell>
          <table:table-cell office:value-type="percentage" office:value="0.19083368692747" calcext:value-type="percentage">
            <text:p>19.0834%</text:p>
          </table:table-cell>
          <table:table-cell office:value-type="percentage" office:value="0.365280335809286" calcext:value-type="percentage">
            <text:p>36.5280%</text:p>
          </table:table-cell>
          <table:table-cell table:formula="of:=MAX((1-[.I951]/(1-[.$D$25]));0)" office:value-type="float" office:value="0.478170948843877" calcext:value-type="float">
            <text:p><text:s/>0.4782 </text:p>
          </table:table-cell>
          <table:table-cell/>
          <table:table-cell table:formula="of:=EXP(-[.E951]*[.$D$23])" office:value-type="float" office:value="0.914377840561813" calcext:value-type="float">
            <text:p><text:s/>0.9144 </text:p>
          </table:table-cell>
          <table:table-cell table:formula="of:=IF([.K951]=&quot;yes&quot;;[.L951]*[.$D$22]*([.I951]-[.I950]);0)" office:value-type="float" office:value="0" calcext:value-type="float">
            <text:p><text:s/>- <text:s text:c="2"/></text:p>
          </table:table-cell>
          <table:table-cell table:formula="of:=IF([.K951]=&quot;T_ex&quot;;[.L951]*([.I951]-[.$I$35])*[.$D$22];0)" office:value-type="float" office:value="0" calcext:value-type="float">
            <text:p><text:s/>- <text:s text:c="2"/></text:p>
          </table:table-cell>
          <table:table-cell table:formula="of:=IF([.K951]=&quot;yes&quot;;[.J951]*[.L951]*(0.05)*[.$D$21];0)" office:value-type="float" office:value="0" calcext:value-type="float">
            <text:p><text:s/>- <text:s text:c="2"/></text:p>
          </table:table-cell>
          <table:table-cell table:formula="of:=IF([.K951]=&quot;yes&quot;;[.J951]*[.L95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93028806796511" calcext:value-type="percentage">
            <text:p>29.3029%</text:p>
          </table:table-cell>
          <table:table-cell office:value-type="float" office:value="0.896091205211726" calcext:value-type="float">
            <text:p>0.90</text:p>
          </table:table-cell>
          <table:table-cell office:value-type="percentage" office:value="0.187013228823737" calcext:value-type="percentage">
            <text:p>18.7013%</text:p>
          </table:table-cell>
          <table:table-cell office:value-type="percentage" office:value="0.725892652958044" calcext:value-type="percentage">
            <text:p>72.5893%</text:p>
          </table:table-cell>
          <table:table-cell office:value-type="percentage" office:value="0.191248218417544" calcext:value-type="percentage">
            <text:p>19.1248%</text:p>
          </table:table-cell>
          <table:table-cell office:value-type="percentage" office:value="0.366125590238969" calcext:value-type="percentage">
            <text:p>36.6126%</text:p>
          </table:table-cell>
          <table:table-cell table:formula="of:=MAX((1-[.I952]/(1-[.$D$25]));0)" office:value-type="float" office:value="0.476963442515758" calcext:value-type="float">
            <text:p><text:s/>0.4770 </text:p>
          </table:table-cell>
          <table:table-cell/>
          <table:table-cell table:formula="of:=EXP(-[.E952]*[.$D$23])" office:value-type="float" office:value="0.914288492044004" calcext:value-type="float">
            <text:p><text:s/>0.9143 </text:p>
          </table:table-cell>
          <table:table-cell table:formula="of:=IF([.K952]=&quot;yes&quot;;[.L952]*[.$D$22]*([.I952]-[.I951]);0)" office:value-type="float" office:value="0" calcext:value-type="float">
            <text:p><text:s/>- <text:s text:c="2"/></text:p>
          </table:table-cell>
          <table:table-cell table:formula="of:=IF([.K952]=&quot;T_ex&quot;;[.L952]*([.I952]-[.$I$35])*[.$D$22];0)" office:value-type="float" office:value="0" calcext:value-type="float">
            <text:p><text:s/>- <text:s text:c="2"/></text:p>
          </table:table-cell>
          <table:table-cell table:formula="of:=IF([.K952]=&quot;yes&quot;;[.J952]*[.L952]*(0.05)*[.$D$21];0)" office:value-type="float" office:value="0" calcext:value-type="float">
            <text:p><text:s/>- <text:s text:c="2"/></text:p>
          </table:table-cell>
          <table:table-cell table:formula="of:=IF([.K952]=&quot;yes&quot;;[.J952]*[.L95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93823570541219" calcext:value-type="percentage">
            <text:p>29.3824%</text:p>
          </table:table-cell>
          <table:table-cell office:value-type="float" office:value="0.897068403908795" calcext:value-type="float">
            <text:p>0.90</text:p>
          </table:table-cell>
          <table:table-cell office:value-type="percentage" office:value="0.187429860920408" calcext:value-type="percentage">
            <text:p>18.7430%</text:p>
          </table:table-cell>
          <table:table-cell office:value-type="percentage" office:value="0.728639633516162" calcext:value-type="percentage">
            <text:p>72.8640%</text:p>
          </table:table-cell>
          <table:table-cell office:value-type="percentage" office:value="0.191664281244164" calcext:value-type="percentage">
            <text:p>19.1664%</text:p>
          </table:table-cell>
          <table:table-cell office:value-type="percentage" office:value="0.366992954122729" calcext:value-type="percentage">
            <text:p>36.6993%</text:p>
          </table:table-cell>
          <table:table-cell table:formula="of:=MAX((1-[.I953]/(1-[.$D$25]));0)" office:value-type="float" office:value="0.475724351253244" calcext:value-type="float">
            <text:p><text:s/>0.4757 </text:p>
          </table:table-cell>
          <table:table-cell/>
          <table:table-cell table:formula="of:=EXP(-[.E953]*[.$D$23])" office:value-type="float" office:value="0.914199152256895" calcext:value-type="float">
            <text:p><text:s/>0.9142 </text:p>
          </table:table-cell>
          <table:table-cell table:formula="of:=IF([.K953]=&quot;yes&quot;;[.L953]*[.$D$22]*([.I953]-[.I952]);0)" office:value-type="float" office:value="0" calcext:value-type="float">
            <text:p><text:s/>- <text:s text:c="2"/></text:p>
          </table:table-cell>
          <table:table-cell table:formula="of:=IF([.K953]=&quot;T_ex&quot;;[.L953]*([.I953]-[.$I$35])*[.$D$22];0)" office:value-type="float" office:value="0" calcext:value-type="float">
            <text:p><text:s/>- <text:s text:c="2"/></text:p>
          </table:table-cell>
          <table:table-cell table:formula="of:=IF([.K953]=&quot;yes&quot;;[.J953]*[.L953]*(0.05)*[.$D$21];0)" office:value-type="float" office:value="0" calcext:value-type="float">
            <text:p><text:s/>- <text:s text:c="2"/></text:p>
          </table:table-cell>
          <table:table-cell table:formula="of:=IF([.K953]=&quot;yes&quot;;[.J953]*[.L95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94640324764222" calcext:value-type="percentage">
            <text:p>29.4640%</text:p>
          </table:table-cell>
          <table:table-cell office:value-type="float" office:value="0.898045602605863" calcext:value-type="float">
            <text:p>0.90</text:p>
          </table:table-cell>
          <table:table-cell office:value-type="percentage" office:value="0.187850522141173" calcext:value-type="percentage">
            <text:p>18.7851%</text:p>
          </table:table-cell>
          <table:table-cell office:value-type="percentage" office:value="0.731170799702708" calcext:value-type="percentage">
            <text:p>73.1171%</text:p>
          </table:table-cell>
          <table:table-cell office:value-type="percentage" office:value="0.192075905350146" calcext:value-type="percentage">
            <text:p>19.2076%</text:p>
          </table:table-cell>
          <table:table-cell office:value-type="percentage" office:value="0.367836903872066" calcext:value-type="percentage">
            <text:p>36.7837%</text:p>
          </table:table-cell>
          <table:table-cell table:formula="of:=MAX((1-[.I954]/(1-[.$D$25]));0)" office:value-type="float" office:value="0.474518708754191" calcext:value-type="float">
            <text:p><text:s/>0.4745 </text:p>
          </table:table-cell>
          <table:table-cell/>
          <table:table-cell table:formula="of:=EXP(-[.E954]*[.$D$23])" office:value-type="float" office:value="0.914109821199631" calcext:value-type="float">
            <text:p><text:s/>0.9141 </text:p>
          </table:table-cell>
          <table:table-cell table:formula="of:=IF([.K954]=&quot;yes&quot;;[.L954]*[.$D$22]*([.I954]-[.I953]);0)" office:value-type="float" office:value="0" calcext:value-type="float">
            <text:p><text:s/>- <text:s text:c="2"/></text:p>
          </table:table-cell>
          <table:table-cell table:formula="of:=IF([.K954]=&quot;T_ex&quot;;[.L954]*([.I954]-[.$I$35])*[.$D$22];0)" office:value-type="float" office:value="0" calcext:value-type="float">
            <text:p><text:s/>- <text:s text:c="2"/></text:p>
          </table:table-cell>
          <table:table-cell table:formula="of:=IF([.K954]=&quot;yes&quot;;[.J954]*[.L954]*(0.05)*[.$D$21];0)" office:value-type="float" office:value="0" calcext:value-type="float">
            <text:p><text:s/>- <text:s text:c="2"/></text:p>
          </table:table-cell>
          <table:table-cell table:formula="of:=IF([.K954]=&quot;yes&quot;;[.J954]*[.L95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95432683009045" calcext:value-type="percentage">
            <text:p>29.5433%</text:p>
          </table:table-cell>
          <table:table-cell office:value-type="float" office:value="0.899022801302932" calcext:value-type="float">
            <text:p>0.90</text:p>
          </table:table-cell>
          <table:table-cell office:value-type="percentage" office:value="0.18827532731317" calcext:value-type="percentage">
            <text:p>18.8275%</text:p>
          </table:table-cell>
          <table:table-cell office:value-type="percentage" office:value="0.733377144137836" calcext:value-type="percentage">
            <text:p>73.3377%</text:p>
          </table:table-cell>
          <table:table-cell office:value-type="percentage" office:value="0.192489211515222" calcext:value-type="percentage">
            <text:p>19.2489%</text:p>
          </table:table-cell>
          <table:table-cell office:value-type="percentage" office:value="0.368700956166398" calcext:value-type="percentage">
            <text:p>36.8701%</text:p>
          </table:table-cell>
          <table:table-cell table:formula="of:=MAX((1-[.I955]/(1-[.$D$25]));0)" office:value-type="float" office:value="0.473284348333717" calcext:value-type="float">
            <text:p><text:s/>0.4733 </text:p>
          </table:table-cell>
          <table:table-cell/>
          <table:table-cell table:formula="of:=EXP(-[.E955]*[.$D$23])" office:value-type="float" office:value="0.91402049887136" calcext:value-type="float">
            <text:p><text:s/>0.9140 </text:p>
          </table:table-cell>
          <table:table-cell table:formula="of:=IF([.K955]=&quot;yes&quot;;[.L955]*[.$D$22]*([.I955]-[.I954]);0)" office:value-type="float" office:value="0" calcext:value-type="float">
            <text:p><text:s/>- <text:s text:c="2"/></text:p>
          </table:table-cell>
          <table:table-cell table:formula="of:=IF([.K955]=&quot;T_ex&quot;;[.L955]*([.I955]-[.$I$35])*[.$D$22];0)" office:value-type="float" office:value="0" calcext:value-type="float">
            <text:p><text:s/>- <text:s text:c="2"/></text:p>
          </table:table-cell>
          <table:table-cell table:formula="of:=IF([.K955]=&quot;yes&quot;;[.J955]*[.L955]*(0.05)*[.$D$21];0)" office:value-type="float" office:value="0" calcext:value-type="float">
            <text:p><text:s/>- <text:s text:c="2"/></text:p>
          </table:table-cell>
          <table:table-cell table:formula="of:=IF([.K955]=&quot;yes&quot;;[.J955]*[.L95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96203402527463" calcext:value-type="percentage">
            <text:p>29.6203%</text:p>
          </table:table-cell>
          <table:table-cell office:value-type="float" office:value="0.9" calcext:value-type="float">
            <text:p>0.90</text:p>
          </table:table-cell>
          <table:table-cell table:style-name="ce11" office:value-type="percentage" office:value="0.188706104116202" calcext:value-type="percentage">
            <text:p>18.87%</text:p>
          </table:table-cell>
          <table:table-cell table:style-name="ce11" office:value-type="percentage" office:value="0.735303649064091" calcext:value-type="percentage">
            <text:p>73.53%</text:p>
          </table:table-cell>
          <table:table-cell table:style-name="ce11" office:value-type="percentage" office:value="0.192901732676575" calcext:value-type="percentage">
            <text:p>19.29%</text:p>
          </table:table-cell>
          <table:table-cell table:style-name="ce11" office:value-type="percentage" office:value="0.369609204580838" calcext:value-type="percentage">
            <text:p>36.96%</text:p>
          </table:table-cell>
          <table:table-cell table:formula="of:=MAX((1-[.I956]/(1-[.$D$25]));0)" office:value-type="float" office:value="0.471986850598803" calcext:value-type="float">
            <text:p><text:s/>0.4720 </text:p>
          </table:table-cell>
          <table:table-cell office:value-type="string" calcext:value-type="string">
            <text:p>yes</text:p>
          </table:table-cell>
          <table:table-cell table:formula="of:=EXP(-[.E956]*[.$D$23])" office:value-type="float" office:value="0.913931185271228" calcext:value-type="float">
            <text:p><text:s/>0.9139 </text:p>
          </table:table-cell>
          <table:table-cell table:style-name="ce12" table:formula="of:=IF([.K956]=&quot;yes&quot;;[.L956]*[.$D$22]*([.I956]-[.I905]);0)" office:value-type="float" office:value="0.0398014116194144" calcext:value-type="float">
            <text:p><text:s/>0.0398 </text:p>
          </table:table-cell>
          <table:table-cell table:formula="of:=IF([.K956]=&quot;T_ex&quot;;[.L956]*([.I956]-[.$I$35])*[.$D$22];0)" office:value-type="float" office:value="0" calcext:value-type="float">
            <text:p><text:s/>- <text:s text:c="2"/></text:p>
          </table:table-cell>
          <table:table-cell table:style-name="ce12" table:formula="of:=IF([.K956]=&quot;yes&quot;;[.J956]*[.L956]*([.E956]-[.E905])*[.$D$21];0)" office:value-type="float" office:value="0.00960791432588191" calcext:value-type="float">
            <text:p><text:s/>0.0096 </text:p>
          </table:table-cell>
          <table:table-cell table:style-name="ce12" table:formula="of:=IF([.K956]=&quot;yes&quot;;[.J956]*[.L956]*([.E956]-[.E905]);0)" office:value-type="float" office:value="0.021497920448023" calcext:value-type="float">
            <text:p><text:s/>0.0215 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296972268958698" calcext:value-type="percentage">
            <text:p>29.6972%</text:p>
          </table:table-cell>
          <table:table-cell office:value-type="float" office:value="0.900977198697068" calcext:value-type="float">
            <text:p>0.90</text:p>
          </table:table-cell>
          <table:table-cell office:value-type="percentage" office:value="0.189133273104535" calcext:value-type="percentage">
            <text:p>18.9133%</text:p>
          </table:table-cell>
          <table:table-cell office:value-type="percentage" office:value="0.736968774609797" calcext:value-type="percentage">
            <text:p>73.6969%</text:p>
          </table:table-cell>
          <table:table-cell office:value-type="percentage" office:value="0.193325669187373" calcext:value-type="percentage">
            <text:p>19.3326%</text:p>
          </table:table-cell>
          <table:table-cell office:value-type="percentage" office:value="0.370483579061608" calcext:value-type="percentage">
            <text:p>37.0484%</text:p>
          </table:table-cell>
          <table:table-cell table:formula="of:=MAX((1-[.I957]/(1-[.$D$25]));0)" office:value-type="float" office:value="0.470737744197703" calcext:value-type="float">
            <text:p><text:s/>0.4707 </text:p>
          </table:table-cell>
          <table:table-cell/>
          <table:table-cell table:formula="of:=EXP(-[.E957]*[.$D$23])" office:value-type="float" office:value="0.913841880398384" calcext:value-type="float">
            <text:p><text:s/>0.9138 </text:p>
          </table:table-cell>
          <table:table-cell table:formula="of:=IF([.K957]=&quot;yes&quot;;[.L957]*[.$D$22]*([.I957]-[.I956]);0)" office:value-type="float" office:value="0" calcext:value-type="float">
            <text:p><text:s/>- <text:s text:c="2"/></text:p>
          </table:table-cell>
          <table:table-cell table:formula="of:=IF([.K957]=&quot;T_ex&quot;;[.L957]*([.I957]-[.$I$35])*[.$D$22];0)" office:value-type="float" office:value="0" calcext:value-type="float">
            <text:p><text:s/>- <text:s text:c="2"/></text:p>
          </table:table-cell>
          <table:table-cell table:formula="of:=IF([.K957]=&quot;yes&quot;;[.J957]*[.L957]*(0.05)*[.$D$21];0)" office:value-type="float" office:value="0" calcext:value-type="float">
            <text:p><text:s/>- <text:s text:c="2"/></text:p>
          </table:table-cell>
          <table:table-cell table:formula="of:=IF([.K957]=&quot;yes&quot;;[.J957]*[.L95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9774624650254" calcext:value-type="percentage">
            <text:p>29.7746%</text:p>
          </table:table-cell>
          <table:table-cell office:value-type="float" office:value="0.901954397394137" calcext:value-type="float">
            <text:p>0.90</text:p>
          </table:table-cell>
          <table:table-cell office:value-type="percentage" office:value="0.189564625222524" calcext:value-type="percentage">
            <text:p>18.9565%</text:p>
          </table:table-cell>
          <table:table-cell office:value-type="percentage" office:value="0.738463264055557" calcext:value-type="percentage">
            <text:p>73.8463%</text:p>
          </table:table-cell>
          <table:table-cell office:value-type="percentage" office:value="0.193738916989576" calcext:value-type="percentage">
            <text:p>19.3739%</text:p>
          </table:table-cell>
          <table:table-cell office:value-type="percentage" office:value="0.371272404173866" calcext:value-type="percentage">
            <text:p>37.1272%</text:p>
          </table:table-cell>
          <table:table-cell table:formula="of:=MAX((1-[.I958]/(1-[.$D$25]));0)" office:value-type="float" office:value="0.469610851180191" calcext:value-type="float">
            <text:p><text:s/>0.4696 </text:p>
          </table:table-cell>
          <table:table-cell/>
          <table:table-cell table:formula="of:=EXP(-[.E958]*[.$D$23])" office:value-type="float" office:value="0.913752584251974" calcext:value-type="float">
            <text:p><text:s/>0.9138 </text:p>
          </table:table-cell>
          <table:table-cell table:formula="of:=IF([.K958]=&quot;yes&quot;;[.L958]*[.$D$22]*([.I958]-[.I957]);0)" office:value-type="float" office:value="0" calcext:value-type="float">
            <text:p><text:s/>- <text:s text:c="2"/></text:p>
          </table:table-cell>
          <table:table-cell table:formula="of:=IF([.K958]=&quot;T_ex&quot;;[.L958]*([.I958]-[.$I$35])*[.$D$22];0)" office:value-type="float" office:value="0" calcext:value-type="float">
            <text:p><text:s/>- <text:s text:c="2"/></text:p>
          </table:table-cell>
          <table:table-cell table:formula="of:=IF([.K958]=&quot;yes&quot;;[.J958]*[.L958]*(0.05)*[.$D$21];0)" office:value-type="float" office:value="0" calcext:value-type="float">
            <text:p><text:s/>- <text:s text:c="2"/></text:p>
          </table:table-cell>
          <table:table-cell table:formula="of:=IF([.K958]=&quot;yes&quot;;[.J958]*[.L95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98506660405614" calcext:value-type="percentage">
            <text:p>29.8507%</text:p>
          </table:table-cell>
          <table:table-cell office:value-type="float" office:value="0.902931596091205" calcext:value-type="float">
            <text:p>0.90</text:p>
          </table:table-cell>
          <table:table-cell office:value-type="percentage" office:value="0.18999797957209" calcext:value-type="percentage">
            <text:p>18.9998%</text:p>
          </table:table-cell>
          <table:table-cell office:value-type="percentage" office:value="0.739881118305751" calcext:value-type="percentage">
            <text:p>73.9881%</text:p>
          </table:table-cell>
          <table:table-cell office:value-type="percentage" office:value="0.194157609505586" calcext:value-type="percentage">
            <text:p>19.4158%</text:p>
          </table:table-cell>
          <table:table-cell office:value-type="percentage" office:value="0.372070331249638" calcext:value-type="percentage">
            <text:p>37.2070%</text:p>
          </table:table-cell>
          <table:table-cell table:formula="of:=MAX((1-[.I959]/(1-[.$D$25]));0)" office:value-type="float" office:value="0.46847095535766" calcext:value-type="float">
            <text:p><text:s/>0.4685 </text:p>
          </table:table-cell>
          <table:table-cell/>
          <table:table-cell table:formula="of:=EXP(-[.E959]*[.$D$23])" office:value-type="float" office:value="0.913663296831145" calcext:value-type="float">
            <text:p><text:s/>0.9137 </text:p>
          </table:table-cell>
          <table:table-cell table:formula="of:=IF([.K959]=&quot;yes&quot;;[.L959]*[.$D$22]*([.I959]-[.I958]);0)" office:value-type="float" office:value="0" calcext:value-type="float">
            <text:p><text:s/>- <text:s text:c="2"/></text:p>
          </table:table-cell>
          <table:table-cell table:formula="of:=IF([.K959]=&quot;T_ex&quot;;[.L959]*([.I959]-[.$I$35])*[.$D$22];0)" office:value-type="float" office:value="0" calcext:value-type="float">
            <text:p><text:s/>- <text:s text:c="2"/></text:p>
          </table:table-cell>
          <table:table-cell table:formula="of:=IF([.K959]=&quot;yes&quot;;[.J959]*[.L959]*(0.05)*[.$D$21];0)" office:value-type="float" office:value="0" calcext:value-type="float">
            <text:p><text:s/>- <text:s text:c="2"/></text:p>
          </table:table-cell>
          <table:table-cell table:formula="of:=IF([.K959]=&quot;yes&quot;;[.J959]*[.L95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299294720194638" calcext:value-type="percentage">
            <text:p>29.9295%</text:p>
          </table:table-cell>
          <table:table-cell office:value-type="float" office:value="0.903908794788274" calcext:value-type="float">
            <text:p>0.90</text:p>
          </table:table-cell>
          <table:table-cell office:value-type="percentage" office:value="0.190426946566394" calcext:value-type="percentage">
            <text:p>19.0427%</text:p>
          </table:table-cell>
          <table:table-cell office:value-type="percentage" office:value="0.741351508848748" calcext:value-type="percentage">
            <text:p>74.1352%</text:p>
          </table:table-cell>
          <table:table-cell office:value-type="percentage" office:value="0.194581574178352" calcext:value-type="percentage">
            <text:p>19.4582%</text:p>
          </table:table-cell>
          <table:table-cell office:value-type="percentage" office:value="0.372940339132571" calcext:value-type="percentage">
            <text:p>37.2940%</text:p>
          </table:table-cell>
          <table:table-cell table:formula="of:=MAX((1-[.I960]/(1-[.$D$25]));0)" office:value-type="float" office:value="0.46722808695347" calcext:value-type="float">
            <text:p><text:s/>0.4672 </text:p>
          </table:table-cell>
          <table:table-cell/>
          <table:table-cell table:formula="of:=EXP(-[.E960]*[.$D$23])" office:value-type="float" office:value="0.913574018135045" calcext:value-type="float">
            <text:p><text:s/>0.9136 </text:p>
          </table:table-cell>
          <table:table-cell table:formula="of:=IF([.K960]=&quot;yes&quot;;[.L960]*[.$D$22]*([.I960]-[.I959]);0)" office:value-type="float" office:value="0" calcext:value-type="float">
            <text:p><text:s/>- <text:s text:c="2"/></text:p>
          </table:table-cell>
          <table:table-cell table:formula="of:=IF([.K960]=&quot;T_ex&quot;;[.L960]*([.I960]-[.$I$35])*[.$D$22];0)" office:value-type="float" office:value="0" calcext:value-type="float">
            <text:p><text:s/>- <text:s text:c="2"/></text:p>
          </table:table-cell>
          <table:table-cell table:formula="of:=IF([.K960]=&quot;yes&quot;;[.J960]*[.L960]*(0.05)*[.$D$21];0)" office:value-type="float" office:value="0" calcext:value-type="float">
            <text:p><text:s/>- <text:s text:c="2"/></text:p>
          </table:table-cell>
          <table:table-cell table:formula="of:=IF([.K960]=&quot;yes&quot;;[.J960]*[.L96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00101098645869" calcext:value-type="percentage">
            <text:p>30.0101%</text:p>
          </table:table-cell>
          <table:table-cell office:value-type="float" office:value="0.904885993485342" calcext:value-type="float">
            <text:p>0.90</text:p>
          </table:table-cell>
          <table:table-cell office:value-type="percentage" office:value="0.190856495397548" calcext:value-type="percentage">
            <text:p>19.0856%</text:p>
          </table:table-cell>
          <table:table-cell office:value-type="percentage" office:value="0.742852670538657" calcext:value-type="percentage">
            <text:p>74.2853%</text:p>
          </table:table-cell>
          <table:table-cell office:value-type="percentage" office:value="0.195006437760265" calcext:value-type="percentage">
            <text:p>19.5006%</text:p>
          </table:table-cell>
          <table:table-cell office:value-type="percentage" office:value="0.373807869208505" calcext:value-type="percentage">
            <text:p>37.3808%</text:p>
          </table:table-cell>
          <table:table-cell table:formula="of:=MAX((1-[.I961]/(1-[.$D$25]));0)" office:value-type="float" office:value="0.465988758273564" calcext:value-type="float">
            <text:p><text:s/>0.4660 </text:p>
          </table:table-cell>
          <table:table-cell/>
          <table:table-cell table:formula="of:=EXP(-[.E961]*[.$D$23])" office:value-type="float" office:value="0.913484748162821" calcext:value-type="float">
            <text:p><text:s/>0.9135 </text:p>
          </table:table-cell>
          <table:table-cell table:formula="of:=IF([.K961]=&quot;yes&quot;;[.L961]*[.$D$22]*([.I961]-[.I960]);0)" office:value-type="float" office:value="0" calcext:value-type="float">
            <text:p><text:s/>- <text:s text:c="2"/></text:p>
          </table:table-cell>
          <table:table-cell table:formula="of:=IF([.K961]=&quot;T_ex&quot;;[.L961]*([.I961]-[.$I$35])*[.$D$22];0)" office:value-type="float" office:value="0" calcext:value-type="float">
            <text:p><text:s/>- <text:s text:c="2"/></text:p>
          </table:table-cell>
          <table:table-cell table:formula="of:=IF([.K961]=&quot;yes&quot;;[.J961]*[.L961]*(0.05)*[.$D$21];0)" office:value-type="float" office:value="0" calcext:value-type="float">
            <text:p><text:s/>- <text:s text:c="2"/></text:p>
          </table:table-cell>
          <table:table-cell table:formula="of:=IF([.K961]=&quot;yes&quot;;[.J961]*[.L96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00892737060726" calcext:value-type="percentage">
            <text:p>30.0893%</text:p>
          </table:table-cell>
          <table:table-cell office:value-type="float" office:value="0.90586319218241" calcext:value-type="float">
            <text:p>0.91</text:p>
          </table:table-cell>
          <table:table-cell office:value-type="percentage" office:value="0.191294741024927" calcext:value-type="percentage">
            <text:p>19.1295%</text:p>
          </table:table-cell>
          <table:table-cell office:value-type="percentage" office:value="0.744319924291918" calcext:value-type="percentage">
            <text:p>74.4320%</text:p>
          </table:table-cell>
          <table:table-cell office:value-type="percentage" office:value="0.195430198302375" calcext:value-type="percentage">
            <text:p>19.5430%</text:p>
          </table:table-cell>
          <table:table-cell office:value-type="percentage" office:value="0.374715945570003" calcext:value-type="percentage">
            <text:p>37.4716%</text:p>
          </table:table-cell>
          <table:table-cell table:formula="of:=MAX((1-[.I962]/(1-[.$D$25]));0)" office:value-type="float" office:value="0.464691506328567" calcext:value-type="float">
            <text:p><text:s/>0.4647 </text:p>
          </table:table-cell>
          <table:table-cell/>
          <table:table-cell table:formula="of:=EXP(-[.E962]*[.$D$23])" office:value-type="float" office:value="0.913395486913621" calcext:value-type="float">
            <text:p><text:s/>0.9134 </text:p>
          </table:table-cell>
          <table:table-cell table:formula="of:=IF([.K962]=&quot;yes&quot;;[.L962]*[.$D$22]*([.I962]-[.I961]);0)" office:value-type="float" office:value="0" calcext:value-type="float">
            <text:p><text:s/>- <text:s text:c="2"/></text:p>
          </table:table-cell>
          <table:table-cell table:formula="of:=IF([.K962]=&quot;T_ex&quot;;[.L962]*([.I962]-[.$I$35])*[.$D$22];0)" office:value-type="float" office:value="0" calcext:value-type="float">
            <text:p><text:s/>- <text:s text:c="2"/></text:p>
          </table:table-cell>
          <table:table-cell table:formula="of:=IF([.K962]=&quot;yes&quot;;[.J962]*[.L962]*(0.05)*[.$D$21];0)" office:value-type="float" office:value="0" calcext:value-type="float">
            <text:p><text:s/>- <text:s text:c="2"/></text:p>
          </table:table-cell>
          <table:table-cell table:formula="of:=IF([.K962]=&quot;yes&quot;;[.J962]*[.L96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01709331425596" calcext:value-type="percentage">
            <text:p>30.1709%</text:p>
          </table:table-cell>
          <table:table-cell office:value-type="float" office:value="0.906840390879479" calcext:value-type="float">
            <text:p>0.91</text:p>
          </table:table-cell>
          <table:table-cell office:value-type="percentage" office:value="0.191734100421445" calcext:value-type="percentage">
            <text:p>19.1734%</text:p>
          </table:table-cell>
          <table:table-cell office:value-type="percentage" office:value="0.74574173917059" calcext:value-type="percentage">
            <text:p>74.5742%</text:p>
          </table:table-cell>
          <table:table-cell office:value-type="percentage" office:value="0.195852369979906" calcext:value-type="percentage">
            <text:p>19.5852%</text:p>
          </table:table-cell>
          <table:table-cell office:value-type="percentage" office:value="0.375654375000257" calcext:value-type="percentage">
            <text:p>37.5654%</text:p>
          </table:table-cell>
          <table:table-cell table:formula="of:=MAX((1-[.I963]/(1-[.$D$25]));0)" office:value-type="float" office:value="0.463350892856776" calcext:value-type="float">
            <text:p><text:s/>0.4634 </text:p>
          </table:table-cell>
          <table:table-cell/>
          <table:table-cell table:formula="of:=EXP(-[.E963]*[.$D$23])" office:value-type="float" office:value="0.913306234386593" calcext:value-type="float">
            <text:p><text:s/>0.9133 </text:p>
          </table:table-cell>
          <table:table-cell table:formula="of:=IF([.K963]=&quot;yes&quot;;[.L963]*[.$D$22]*([.I963]-[.I962]);0)" office:value-type="float" office:value="0" calcext:value-type="float">
            <text:p><text:s/>- <text:s text:c="2"/></text:p>
          </table:table-cell>
          <table:table-cell table:formula="of:=IF([.K963]=&quot;T_ex&quot;;[.L963]*([.I963]-[.$I$35])*[.$D$22];0)" office:value-type="float" office:value="0" calcext:value-type="float">
            <text:p><text:s/>- <text:s text:c="2"/></text:p>
          </table:table-cell>
          <table:table-cell table:formula="of:=IF([.K963]=&quot;yes&quot;;[.J963]*[.L963]*(0.05)*[.$D$21];0)" office:value-type="float" office:value="0" calcext:value-type="float">
            <text:p><text:s/>- <text:s text:c="2"/></text:p>
          </table:table-cell>
          <table:table-cell table:formula="of:=IF([.K963]=&quot;yes&quot;;[.J963]*[.L96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02529160758897" calcext:value-type="percentage">
            <text:p>30.2529%</text:p>
          </table:table-cell>
          <table:table-cell office:value-type="float" office:value="0.907817589576547" calcext:value-type="float">
            <text:p>0.91</text:p>
          </table:table-cell>
          <table:table-cell office:value-type="percentage" office:value="0.192172158302911" calcext:value-type="percentage">
            <text:p>19.2172%</text:p>
          </table:table-cell>
          <table:table-cell office:value-type="percentage" office:value="0.747096389850773" calcext:value-type="percentage">
            <text:p>74.7096%</text:p>
          </table:table-cell>
          <table:table-cell office:value-type="percentage" office:value="0.196278669423374" calcext:value-type="percentage">
            <text:p>19.6279%</text:p>
          </table:table-cell>
          <table:table-cell office:value-type="percentage" office:value="0.376574448370898" calcext:value-type="percentage">
            <text:p>37.6574%</text:p>
          </table:table-cell>
          <table:table-cell table:formula="of:=MAX((1-[.I964]/(1-[.$D$25]));0)" office:value-type="float" office:value="0.462036502327288" calcext:value-type="float">
            <text:p><text:s/>0.4620 </text:p>
          </table:table-cell>
          <table:table-cell/>
          <table:table-cell table:formula="of:=EXP(-[.E964]*[.$D$23])" office:value-type="float" office:value="0.913216990580884" calcext:value-type="float">
            <text:p><text:s/>0.9132 </text:p>
          </table:table-cell>
          <table:table-cell table:formula="of:=IF([.K964]=&quot;yes&quot;;[.L964]*[.$D$22]*([.I964]-[.I963]);0)" office:value-type="float" office:value="0" calcext:value-type="float">
            <text:p><text:s/>- <text:s text:c="2"/></text:p>
          </table:table-cell>
          <table:table-cell table:formula="of:=IF([.K964]=&quot;T_ex&quot;;[.L964]*([.I964]-[.$I$35])*[.$D$22];0)" office:value-type="float" office:value="0" calcext:value-type="float">
            <text:p><text:s/>- <text:s text:c="2"/></text:p>
          </table:table-cell>
          <table:table-cell table:formula="of:=IF([.K964]=&quot;yes&quot;;[.J964]*[.L964]*(0.05)*[.$D$21];0)" office:value-type="float" office:value="0" calcext:value-type="float">
            <text:p><text:s/>- <text:s text:c="2"/></text:p>
          </table:table-cell>
          <table:table-cell table:formula="of:=IF([.K964]=&quot;yes&quot;;[.J964]*[.L96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03340193361429" calcext:value-type="percentage">
            <text:p>30.3340%</text:p>
          </table:table-cell>
          <table:table-cell office:value-type="float" office:value="0.908794788273616" calcext:value-type="float">
            <text:p>0.91</text:p>
          </table:table-cell>
          <table:table-cell office:value-type="percentage" office:value="0.19260893884634" calcext:value-type="percentage">
            <text:p>19.2609%</text:p>
          </table:table-cell>
          <table:table-cell office:value-type="percentage" office:value="0.748420330550272" calcext:value-type="percentage">
            <text:p>74.8420%</text:p>
          </table:table-cell>
          <table:table-cell office:value-type="percentage" office:value="0.196706283619049" calcext:value-type="percentage">
            <text:p>19.6706%</text:p>
          </table:table-cell>
          <table:table-cell office:value-type="percentage" office:value="0.377600120713923" calcext:value-type="percentage">
            <text:p>37.7600%</text:p>
          </table:table-cell>
          <table:table-cell table:formula="of:=MAX((1-[.I965]/(1-[.$D$25]));0)" office:value-type="float" office:value="0.460571256122967" calcext:value-type="float">
            <text:p><text:s/>0.4606 </text:p>
          </table:table-cell>
          <table:table-cell/>
          <table:table-cell table:formula="of:=EXP(-[.E965]*[.$D$23])" office:value-type="float" office:value="0.913127755495642" calcext:value-type="float">
            <text:p><text:s/>0.9131 </text:p>
          </table:table-cell>
          <table:table-cell table:formula="of:=IF([.K965]=&quot;yes&quot;;[.L965]*[.$D$22]*([.I965]-[.I964]);0)" office:value-type="float" office:value="0" calcext:value-type="float">
            <text:p><text:s/>- <text:s text:c="2"/></text:p>
          </table:table-cell>
          <table:table-cell table:formula="of:=IF([.K965]=&quot;T_ex&quot;;[.L965]*([.I965]-[.$I$35])*[.$D$22];0)" office:value-type="float" office:value="0" calcext:value-type="float">
            <text:p><text:s/>- <text:s text:c="2"/></text:p>
          </table:table-cell>
          <table:table-cell table:formula="of:=IF([.K965]=&quot;yes&quot;;[.J965]*[.L965]*(0.05)*[.$D$21];0)" office:value-type="float" office:value="0" calcext:value-type="float">
            <text:p><text:s/>- <text:s text:c="2"/></text:p>
          </table:table-cell>
          <table:table-cell table:formula="of:=IF([.K965]=&quot;yes&quot;;[.J965]*[.L96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04170903411179" calcext:value-type="percentage">
            <text:p>30.4171%</text:p>
          </table:table-cell>
          <table:table-cell office:value-type="float" office:value="0.909771986970684" calcext:value-type="float">
            <text:p>0.91</text:p>
          </table:table-cell>
          <table:table-cell office:value-type="percentage" office:value="0.193040258358006" calcext:value-type="percentage">
            <text:p>19.3040%</text:p>
          </table:table-cell>
          <table:table-cell office:value-type="percentage" office:value="0.749724126038658" calcext:value-type="percentage">
            <text:p>74.9724%</text:p>
          </table:table-cell>
          <table:table-cell office:value-type="percentage" office:value="0.19713545476459" calcext:value-type="percentage">
            <text:p>19.7135%</text:p>
          </table:table-cell>
          <table:table-cell office:value-type="percentage" office:value="0.378568599123557" calcext:value-type="percentage">
            <text:p>37.8569%</text:p>
          </table:table-cell>
          <table:table-cell table:formula="of:=MAX((1-[.I966]/(1-[.$D$25]));0)" office:value-type="float" office:value="0.459187715537776" calcext:value-type="float">
            <text:p><text:s/>0.4592 </text:p>
          </table:table-cell>
          <table:table-cell/>
          <table:table-cell table:formula="of:=EXP(-[.E966]*[.$D$23])" office:value-type="float" office:value="0.913038529130014" calcext:value-type="float">
            <text:p><text:s/>0.9130 </text:p>
          </table:table-cell>
          <table:table-cell table:formula="of:=IF([.K966]=&quot;yes&quot;;[.L966]*[.$D$22]*([.I966]-[.I965]);0)" office:value-type="float" office:value="0" calcext:value-type="float">
            <text:p><text:s/>- <text:s text:c="2"/></text:p>
          </table:table-cell>
          <table:table-cell table:formula="of:=IF([.K966]=&quot;T_ex&quot;;[.L966]*([.I966]-[.$I$35])*[.$D$22];0)" office:value-type="float" office:value="0" calcext:value-type="float">
            <text:p><text:s/>- <text:s text:c="2"/></text:p>
          </table:table-cell>
          <table:table-cell table:formula="of:=IF([.K966]=&quot;yes&quot;;[.J966]*[.L966]*(0.05)*[.$D$21];0)" office:value-type="float" office:value="0" calcext:value-type="float">
            <text:p><text:s/>- <text:s text:c="2"/></text:p>
          </table:table-cell>
          <table:table-cell table:formula="of:=IF([.K966]=&quot;yes&quot;;[.J966]*[.L96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04998928355525" calcext:value-type="percentage">
            <text:p>30.4999%</text:p>
          </table:table-cell>
          <table:table-cell office:value-type="float" office:value="0.910749185667752" calcext:value-type="float">
            <text:p>0.91</text:p>
          </table:table-cell>
          <table:table-cell office:value-type="percentage" office:value="0.193466728367071" calcext:value-type="percentage">
            <text:p>19.3467%</text:p>
          </table:table-cell>
          <table:table-cell office:value-type="percentage" office:value="0.751040122653528" calcext:value-type="percentage">
            <text:p>75.1040%</text:p>
          </table:table-cell>
          <table:table-cell office:value-type="percentage" office:value="0.197568377563145" calcext:value-type="percentage">
            <text:p>19.7568%</text:p>
          </table:table-cell>
          <table:table-cell office:value-type="percentage" office:value="0.379563988050453" calcext:value-type="percentage">
            <text:p>37.9564%</text:p>
          </table:table-cell>
          <table:table-cell table:formula="of:=MAX((1-[.I967]/(1-[.$D$25]));0)" office:value-type="float" office:value="0.457765731356496" calcext:value-type="float">
            <text:p><text:s/>0.4578 </text:p>
          </table:table-cell>
          <table:table-cell/>
          <table:table-cell table:formula="of:=EXP(-[.E967]*[.$D$23])" office:value-type="float" office:value="0.91294931148315" calcext:value-type="float">
            <text:p><text:s/>0.9129 </text:p>
          </table:table-cell>
          <table:table-cell table:formula="of:=IF([.K967]=&quot;yes&quot;;[.L967]*[.$D$22]*([.I967]-[.I966]);0)" office:value-type="float" office:value="0" calcext:value-type="float">
            <text:p><text:s/>- <text:s text:c="2"/></text:p>
          </table:table-cell>
          <table:table-cell table:formula="of:=IF([.K967]=&quot;T_ex&quot;;[.L967]*([.I967]-[.$I$35])*[.$D$22];0)" office:value-type="float" office:value="0" calcext:value-type="float">
            <text:p><text:s/>- <text:s text:c="2"/></text:p>
          </table:table-cell>
          <table:table-cell table:formula="of:=IF([.K967]=&quot;yes&quot;;[.J967]*[.L967]*(0.05)*[.$D$21];0)" office:value-type="float" office:value="0" calcext:value-type="float">
            <text:p><text:s/>- <text:s text:c="2"/></text:p>
          </table:table-cell>
          <table:table-cell table:formula="of:=IF([.K967]=&quot;yes&quot;;[.J967]*[.L96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05823518569874" calcext:value-type="percentage">
            <text:p>30.5824%</text:p>
          </table:table-cell>
          <table:table-cell office:value-type="float" office:value="0.911726384364821" calcext:value-type="float">
            <text:p>0.91</text:p>
          </table:table-cell>
          <table:table-cell office:value-type="percentage" office:value="0.193896271460388" calcext:value-type="percentage">
            <text:p>19.3896%</text:p>
          </table:table-cell>
          <table:table-cell office:value-type="percentage" office:value="0.752356864046629" calcext:value-type="percentage">
            <text:p>75.2357%</text:p>
          </table:table-cell>
          <table:table-cell office:value-type="percentage" office:value="0.19799053004747" calcext:value-type="percentage">
            <text:p>19.7991%</text:p>
          </table:table-cell>
          <table:table-cell office:value-type="percentage" office:value="0.380485192304042" calcext:value-type="percentage">
            <text:p>38.0485%</text:p>
          </table:table-cell>
          <table:table-cell table:formula="of:=MAX((1-[.I968]/(1-[.$D$25]));0)" office:value-type="float" office:value="0.45644972527994" calcext:value-type="float">
            <text:p><text:s/>0.4564 </text:p>
          </table:table-cell>
          <table:table-cell/>
          <table:table-cell table:formula="of:=EXP(-[.E968]*[.$D$23])" office:value-type="float" office:value="0.912860102554196" calcext:value-type="float">
            <text:p><text:s/>0.9129 </text:p>
          </table:table-cell>
          <table:table-cell table:formula="of:=IF([.K968]=&quot;yes&quot;;[.L968]*[.$D$22]*([.I968]-[.I967]);0)" office:value-type="float" office:value="0" calcext:value-type="float">
            <text:p><text:s/>- <text:s text:c="2"/></text:p>
          </table:table-cell>
          <table:table-cell table:formula="of:=IF([.K968]=&quot;T_ex&quot;;[.L968]*([.I968]-[.$I$35])*[.$D$22];0)" office:value-type="float" office:value="0" calcext:value-type="float">
            <text:p><text:s/>- <text:s text:c="2"/></text:p>
          </table:table-cell>
          <table:table-cell table:formula="of:=IF([.K968]=&quot;yes&quot;;[.J968]*[.L968]*(0.05)*[.$D$21];0)" office:value-type="float" office:value="0" calcext:value-type="float">
            <text:p><text:s/>- <text:s text:c="2"/></text:p>
          </table:table-cell>
          <table:table-cell table:formula="of:=IF([.K968]=&quot;yes&quot;;[.J968]*[.L96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06676027352762" calcext:value-type="percentage">
            <text:p>30.6676%</text:p>
          </table:table-cell>
          <table:table-cell office:value-type="float" office:value="0.912703583061889" calcext:value-type="float">
            <text:p>0.91</text:p>
          </table:table-cell>
          <table:table-cell office:value-type="percentage" office:value="0.194330441316057" calcext:value-type="percentage">
            <text:p>19.4330%</text:p>
          </table:table-cell>
          <table:table-cell office:value-type="percentage" office:value="0.753745840946968" calcext:value-type="percentage">
            <text:p>75.3746%</text:p>
          </table:table-cell>
          <table:table-cell office:value-type="percentage" office:value="0.198417544874998" calcext:value-type="percentage">
            <text:p>19.8418%</text:p>
          </table:table-cell>
          <table:table-cell office:value-type="percentage" office:value="0.381449429005581" calcext:value-type="percentage">
            <text:p>38.1449%</text:p>
          </table:table-cell>
          <table:table-cell table:formula="of:=MAX((1-[.I969]/(1-[.$D$25]));0)" office:value-type="float" office:value="0.455072244277741" calcext:value-type="float">
            <text:p><text:s/>0.4551 </text:p>
          </table:table-cell>
          <table:table-cell/>
          <table:table-cell table:formula="of:=EXP(-[.E969]*[.$D$23])" office:value-type="float" office:value="0.912770902342302" calcext:value-type="float">
            <text:p><text:s/>0.9128 </text:p>
          </table:table-cell>
          <table:table-cell table:formula="of:=IF([.K969]=&quot;yes&quot;;[.L969]*[.$D$22]*([.I969]-[.I968]);0)" office:value-type="float" office:value="0" calcext:value-type="float">
            <text:p><text:s/>- <text:s text:c="2"/></text:p>
          </table:table-cell>
          <table:table-cell table:formula="of:=IF([.K969]=&quot;T_ex&quot;;[.L969]*([.I969]-[.$I$35])*[.$D$22];0)" office:value-type="float" office:value="0" calcext:value-type="float">
            <text:p><text:s/>- <text:s text:c="2"/></text:p>
          </table:table-cell>
          <table:table-cell table:formula="of:=IF([.K969]=&quot;yes&quot;;[.J969]*[.L969]*(0.05)*[.$D$21];0)" office:value-type="float" office:value="0" calcext:value-type="float">
            <text:p><text:s/>- <text:s text:c="2"/></text:p>
          </table:table-cell>
          <table:table-cell table:formula="of:=IF([.K969]=&quot;yes&quot;;[.J969]*[.L96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07510221893325" calcext:value-type="percentage">
            <text:p>30.7510%</text:p>
          </table:table-cell>
          <table:table-cell office:value-type="float" office:value="0.913680781758958" calcext:value-type="float">
            <text:p>0.91</text:p>
          </table:table-cell>
          <table:table-cell office:value-type="percentage" office:value="0.19476649949004" calcext:value-type="percentage">
            <text:p>19.4766%</text:p>
          </table:table-cell>
          <table:table-cell office:value-type="percentage" office:value="0.755323444397858" calcext:value-type="percentage">
            <text:p>75.5323%</text:p>
          </table:table-cell>
          <table:table-cell office:value-type="percentage" office:value="0.198841456107958" calcext:value-type="percentage">
            <text:p>19.8841%</text:p>
          </table:table-cell>
          <table:table-cell office:value-type="percentage" office:value="0.382388480659657" calcext:value-type="percentage">
            <text:p>38.2388%</text:p>
          </table:table-cell>
          <table:table-cell table:formula="of:=MAX((1-[.I970]/(1-[.$D$25]));0)" office:value-type="float" office:value="0.453730741914776" calcext:value-type="float">
            <text:p><text:s/>0.4537 </text:p>
          </table:table-cell>
          <table:table-cell/>
          <table:table-cell table:formula="of:=EXP(-[.E970]*[.$D$23])" office:value-type="float" office:value="0.912681710846614" calcext:value-type="float">
            <text:p><text:s/>0.9127 </text:p>
          </table:table-cell>
          <table:table-cell table:formula="of:=IF([.K970]=&quot;yes&quot;;[.L970]*[.$D$22]*([.I970]-[.I969]);0)" office:value-type="float" office:value="0" calcext:value-type="float">
            <text:p><text:s/>- <text:s text:c="2"/></text:p>
          </table:table-cell>
          <table:table-cell table:formula="of:=IF([.K970]=&quot;T_ex&quot;;[.L970]*([.I970]-[.$I$35])*[.$D$22];0)" office:value-type="float" office:value="0" calcext:value-type="float">
            <text:p><text:s/>- <text:s text:c="2"/></text:p>
          </table:table-cell>
          <table:table-cell table:formula="of:=IF([.K970]=&quot;yes&quot;;[.J970]*[.L970]*(0.05)*[.$D$21];0)" office:value-type="float" office:value="0" calcext:value-type="float">
            <text:p><text:s/>- <text:s text:c="2"/></text:p>
          </table:table-cell>
          <table:table-cell table:formula="of:=IF([.K970]=&quot;yes&quot;;[.J970]*[.L97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08334297206431" calcext:value-type="percentage">
            <text:p>30.8334%</text:p>
          </table:table-cell>
          <table:table-cell office:value-type="float" office:value="0.914657980456026" calcext:value-type="float">
            <text:p>0.91</text:p>
          </table:table-cell>
          <table:table-cell office:value-type="percentage" office:value="0.195198837581723" calcext:value-type="percentage">
            <text:p>19.5199%</text:p>
          </table:table-cell>
          <table:table-cell office:value-type="percentage" office:value="0.756987726238638" calcext:value-type="percentage">
            <text:p>75.6988%</text:p>
          </table:table-cell>
          <table:table-cell office:value-type="percentage" office:value="0.199267971430768" calcext:value-type="percentage">
            <text:p>19.9268%</text:p>
          </table:table-cell>
          <table:table-cell office:value-type="percentage" office:value="0.383315096073434" calcext:value-type="percentage">
            <text:p>38.3315%</text:p>
          </table:table-cell>
          <table:table-cell table:formula="of:=MAX((1-[.I971]/(1-[.$D$25]));0)" office:value-type="float" office:value="0.45240700560938" calcext:value-type="float">
            <text:p><text:s/>0.4524 </text:p>
          </table:table-cell>
          <table:table-cell/>
          <table:table-cell table:formula="of:=EXP(-[.E971]*[.$D$23])" office:value-type="float" office:value="0.912592528066282" calcext:value-type="float">
            <text:p><text:s/>0.9126 </text:p>
          </table:table-cell>
          <table:table-cell table:formula="of:=IF([.K971]=&quot;yes&quot;;[.L971]*[.$D$22]*([.I971]-[.I970]);0)" office:value-type="float" office:value="0" calcext:value-type="float">
            <text:p><text:s/>- <text:s text:c="2"/></text:p>
          </table:table-cell>
          <table:table-cell table:formula="of:=IF([.K971]=&quot;T_ex&quot;;[.L971]*([.I971]-[.$I$35])*[.$D$22];0)" office:value-type="float" office:value="0" calcext:value-type="float">
            <text:p><text:s/>- <text:s text:c="2"/></text:p>
          </table:table-cell>
          <table:table-cell table:formula="of:=IF([.K971]=&quot;yes&quot;;[.J971]*[.L971]*(0.05)*[.$D$21];0)" office:value-type="float" office:value="0" calcext:value-type="float">
            <text:p><text:s/>- <text:s text:c="2"/></text:p>
          </table:table-cell>
          <table:table-cell table:formula="of:=IF([.K971]=&quot;yes&quot;;[.J971]*[.L97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09191815666645" calcext:value-type="percentage">
            <text:p>30.9192%</text:p>
          </table:table-cell>
          <table:table-cell office:value-type="float" office:value="0.915635179153094" calcext:value-type="float">
            <text:p>0.92</text:p>
          </table:table-cell>
          <table:table-cell office:value-type="percentage" office:value="0.195629796482296" calcext:value-type="percentage">
            <text:p>19.5630%</text:p>
          </table:table-cell>
          <table:table-cell office:value-type="percentage" office:value="0.758737710980668" calcext:value-type="percentage">
            <text:p>75.8738%</text:p>
          </table:table-cell>
          <table:table-cell office:value-type="percentage" office:value="0.199692354283629" calcext:value-type="percentage">
            <text:p>19.9692%</text:p>
          </table:table-cell>
          <table:table-cell office:value-type="percentage" office:value="0.384274274052018" calcext:value-type="percentage">
            <text:p>38.4274%</text:p>
          </table:table-cell>
          <table:table-cell table:formula="of:=MAX((1-[.I972]/(1-[.$D$25]));0)" office:value-type="float" office:value="0.45103675135426" calcext:value-type="float">
            <text:p><text:s/>0.4510 </text:p>
          </table:table-cell>
          <table:table-cell/>
          <table:table-cell table:formula="of:=EXP(-[.E972]*[.$D$23])" office:value-type="float" office:value="0.912503354000454" calcext:value-type="float">
            <text:p><text:s/>0.9125 </text:p>
          </table:table-cell>
          <table:table-cell table:formula="of:=IF([.K972]=&quot;yes&quot;;[.L972]*[.$D$22]*([.I972]-[.I971]);0)" office:value-type="float" office:value="0" calcext:value-type="float">
            <text:p><text:s/>- <text:s text:c="2"/></text:p>
          </table:table-cell>
          <table:table-cell table:formula="of:=IF([.K972]=&quot;T_ex&quot;;[.L972]*([.I972]-[.$I$35])*[.$D$22];0)" office:value-type="float" office:value="0" calcext:value-type="float">
            <text:p><text:s/>- <text:s text:c="2"/></text:p>
          </table:table-cell>
          <table:table-cell table:formula="of:=IF([.K972]=&quot;yes&quot;;[.J972]*[.L972]*(0.05)*[.$D$21];0)" office:value-type="float" office:value="0" calcext:value-type="float">
            <text:p><text:s/>- <text:s text:c="2"/></text:p>
          </table:table-cell>
          <table:table-cell table:formula="of:=IF([.K972]=&quot;yes&quot;;[.J972]*[.L97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10057394022737" calcext:value-type="percentage">
            <text:p>31.0057%</text:p>
          </table:table-cell>
          <table:table-cell office:value-type="float" office:value="0.916612377850163" calcext:value-type="float">
            <text:p>0.92</text:p>
          </table:table-cell>
          <table:table-cell office:value-type="percentage" office:value="0.196057480591555" calcext:value-type="percentage">
            <text:p>19.6057%</text:p>
          </table:table-cell>
          <table:table-cell office:value-type="percentage" office:value="0.760419594179428" calcext:value-type="percentage">
            <text:p>76.0420%</text:p>
          </table:table-cell>
          <table:table-cell office:value-type="percentage" office:value="0.200117253385247" calcext:value-type="percentage">
            <text:p>20.0117%</text:p>
          </table:table-cell>
          <table:table-cell office:value-type="percentage" office:value="0.385095403137211" calcext:value-type="percentage">
            <text:p>38.5095%</text:p>
          </table:table-cell>
          <table:table-cell table:formula="of:=MAX((1-[.I973]/(1-[.$D$25]));0)" office:value-type="float" office:value="0.449863709803984" calcext:value-type="float">
            <text:p><text:s/>0.4499 </text:p>
          </table:table-cell>
          <table:table-cell/>
          <table:table-cell table:formula="of:=EXP(-[.E973]*[.$D$23])" office:value-type="float" office:value="0.912414188648278" calcext:value-type="float">
            <text:p><text:s/>0.9124 </text:p>
          </table:table-cell>
          <table:table-cell table:formula="of:=IF([.K973]=&quot;yes&quot;;[.L973]*[.$D$22]*([.I973]-[.I972]);0)" office:value-type="float" office:value="0" calcext:value-type="float">
            <text:p><text:s/>- <text:s text:c="2"/></text:p>
          </table:table-cell>
          <table:table-cell table:formula="of:=IF([.K973]=&quot;T_ex&quot;;[.L973]*([.I973]-[.$I$35])*[.$D$22];0)" office:value-type="float" office:value="0" calcext:value-type="float">
            <text:p><text:s/>- <text:s text:c="2"/></text:p>
          </table:table-cell>
          <table:table-cell table:formula="of:=IF([.K973]=&quot;yes&quot;;[.J973]*[.L973]*(0.05)*[.$D$21];0)" office:value-type="float" office:value="0" calcext:value-type="float">
            <text:p><text:s/>- <text:s text:c="2"/></text:p>
          </table:table-cell>
          <table:table-cell table:formula="of:=IF([.K973]=&quot;yes&quot;;[.J973]*[.L97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10892159845929" calcext:value-type="percentage">
            <text:p>31.0892%</text:p>
          </table:table-cell>
          <table:table-cell office:value-type="float" office:value="0.917589576547231" calcext:value-type="float">
            <text:p>0.92</text:p>
          </table:table-cell>
          <table:table-cell office:value-type="percentage" office:value="0.19649108079347" calcext:value-type="percentage">
            <text:p>19.6491%</text:p>
          </table:table-cell>
          <table:table-cell office:value-type="percentage" office:value="0.762111051854196" calcext:value-type="percentage">
            <text:p>76.2111%</text:p>
          </table:table-cell>
          <table:table-cell office:value-type="percentage" office:value="0.200542479748361" calcext:value-type="percentage">
            <text:p>20.0542%</text:p>
          </table:table-cell>
          <table:table-cell office:value-type="percentage" office:value="0.385955724992656" calcext:value-type="percentage">
            <text:p>38.5956%</text:p>
          </table:table-cell>
          <table:table-cell table:formula="of:=MAX((1-[.I974]/(1-[.$D$25]));0)" office:value-type="float" office:value="0.44863467858192" calcext:value-type="float">
            <text:p><text:s/>0.4486 </text:p>
          </table:table-cell>
          <table:table-cell/>
          <table:table-cell table:formula="of:=EXP(-[.E974]*[.$D$23])" office:value-type="float" office:value="0.912325032008904" calcext:value-type="float">
            <text:p><text:s/>0.9123 </text:p>
          </table:table-cell>
          <table:table-cell table:formula="of:=IF([.K974]=&quot;yes&quot;;[.L974]*[.$D$22]*([.I974]-[.I973]);0)" office:value-type="float" office:value="0" calcext:value-type="float">
            <text:p><text:s/>- <text:s text:c="2"/></text:p>
          </table:table-cell>
          <table:table-cell table:formula="of:=IF([.K974]=&quot;T_ex&quot;;[.L974]*([.I974]-[.$I$35])*[.$D$22];0)" office:value-type="float" office:value="0" calcext:value-type="float">
            <text:p><text:s/>- <text:s text:c="2"/></text:p>
          </table:table-cell>
          <table:table-cell table:formula="of:=IF([.K974]=&quot;yes&quot;;[.J974]*[.L974]*(0.05)*[.$D$21];0)" office:value-type="float" office:value="0" calcext:value-type="float">
            <text:p><text:s/>- <text:s text:c="2"/></text:p>
          </table:table-cell>
          <table:table-cell table:formula="of:=IF([.K974]=&quot;yes&quot;;[.J974]*[.L97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1169495085926" calcext:value-type="percentage">
            <text:p>31.1695%</text:p>
          </table:table-cell>
          <table:table-cell office:value-type="float" office:value="0.9185667752443" calcext:value-type="float">
            <text:p>0.92</text:p>
          </table:table-cell>
          <table:table-cell office:value-type="percentage" office:value="0.196920763853569" calcext:value-type="percentage">
            <text:p>19.6921%</text:p>
          </table:table-cell>
          <table:table-cell office:value-type="percentage" office:value="0.763751788260659" calcext:value-type="percentage">
            <text:p>76.3752%</text:p>
          </table:table-cell>
          <table:table-cell office:value-type="percentage" office:value="0.200966932385398" calcext:value-type="percentage">
            <text:p>20.0967%</text:p>
          </table:table-cell>
          <table:table-cell office:value-type="percentage" office:value="0.386809811910232" calcext:value-type="percentage">
            <text:p>38.6810%</text:p>
          </table:table-cell>
          <table:table-cell table:formula="of:=MAX((1-[.I975]/(1-[.$D$25]));0)" office:value-type="float" office:value="0.447414554413954" calcext:value-type="float">
            <text:p><text:s/>0.4474 </text:p>
          </table:table-cell>
          <table:table-cell/>
          <table:table-cell table:formula="of:=EXP(-[.E975]*[.$D$23])" office:value-type="float" office:value="0.912235884081478" calcext:value-type="float">
            <text:p><text:s/>0.9122 </text:p>
          </table:table-cell>
          <table:table-cell table:formula="of:=IF([.K975]=&quot;yes&quot;;[.L975]*[.$D$22]*([.I975]-[.I974]);0)" office:value-type="float" office:value="0" calcext:value-type="float">
            <text:p><text:s/>- <text:s text:c="2"/></text:p>
          </table:table-cell>
          <table:table-cell table:formula="of:=IF([.K975]=&quot;T_ex&quot;;[.L975]*([.I975]-[.$I$35])*[.$D$22];0)" office:value-type="float" office:value="0" calcext:value-type="float">
            <text:p><text:s/>- <text:s text:c="2"/></text:p>
          </table:table-cell>
          <table:table-cell table:formula="of:=IF([.K975]=&quot;yes&quot;;[.J975]*[.L975]*(0.05)*[.$D$21];0)" office:value-type="float" office:value="0" calcext:value-type="float">
            <text:p><text:s/>- <text:s text:c="2"/></text:p>
          </table:table-cell>
          <table:table-cell table:formula="of:=IF([.K975]=&quot;yes&quot;;[.J975]*[.L97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12499693275906" calcext:value-type="percentage">
            <text:p>31.2500%</text:p>
          </table:table-cell>
          <table:table-cell office:value-type="float" office:value="0.919543973941368" calcext:value-type="float">
            <text:p>0.92</text:p>
          </table:table-cell>
          <table:table-cell office:value-type="percentage" office:value="0.197345617211875" calcext:value-type="percentage">
            <text:p>19.7346%</text:p>
          </table:table-cell>
          <table:table-cell office:value-type="percentage" office:value="0.765435619363641" calcext:value-type="percentage">
            <text:p>76.5436%</text:p>
          </table:table-cell>
          <table:table-cell office:value-type="percentage" office:value="0.201388792556823" calcext:value-type="percentage">
            <text:p>20.1389%</text:p>
          </table:table-cell>
          <table:table-cell office:value-type="percentage" office:value="0.387528677251398" calcext:value-type="percentage">
            <text:p>38.7529%</text:p>
          </table:table-cell>
          <table:table-cell table:formula="of:=MAX((1-[.I976]/(1-[.$D$25]));0)" office:value-type="float" office:value="0.446387603926574" calcext:value-type="float">
            <text:p><text:s/>0.4464 </text:p>
          </table:table-cell>
          <table:table-cell/>
          <table:table-cell table:formula="of:=EXP(-[.E976]*[.$D$23])" office:value-type="float" office:value="0.912146744865151" calcext:value-type="float">
            <text:p><text:s/>0.9121 </text:p>
          </table:table-cell>
          <table:table-cell table:formula="of:=IF([.K976]=&quot;yes&quot;;[.L976]*[.$D$22]*([.I976]-[.I975]);0)" office:value-type="float" office:value="0" calcext:value-type="float">
            <text:p><text:s/>- <text:s text:c="2"/></text:p>
          </table:table-cell>
          <table:table-cell table:formula="of:=IF([.K976]=&quot;T_ex&quot;;[.L976]*([.I976]-[.$I$35])*[.$D$22];0)" office:value-type="float" office:value="0" calcext:value-type="float">
            <text:p><text:s/>- <text:s text:c="2"/></text:p>
          </table:table-cell>
          <table:table-cell table:formula="of:=IF([.K976]=&quot;yes&quot;;[.J976]*[.L976]*(0.05)*[.$D$21];0)" office:value-type="float" office:value="0" calcext:value-type="float">
            <text:p><text:s/>- <text:s text:c="2"/></text:p>
          </table:table-cell>
          <table:table-cell table:formula="of:=IF([.K976]=&quot;yes&quot;;[.J976]*[.L97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1330391479394" calcext:value-type="percentage">
            <text:p>31.3304%</text:p>
          </table:table-cell>
          <table:table-cell office:value-type="float" office:value="0.920521172638436" calcext:value-type="float">
            <text:p>0.92</text:p>
          </table:table-cell>
          <table:table-cell office:value-type="percentage" office:value="0.197774989882402" calcext:value-type="percentage">
            <text:p>19.7775%</text:p>
          </table:table-cell>
          <table:table-cell office:value-type="percentage" office:value="0.767130400319843" calcext:value-type="percentage">
            <text:p>76.7130%</text:p>
          </table:table-cell>
          <table:table-cell office:value-type="percentage" office:value="0.201815106576021" calcext:value-type="percentage">
            <text:p>20.1815%</text:p>
          </table:table-cell>
          <table:table-cell office:value-type="percentage" office:value="0.388240541706005" calcext:value-type="percentage">
            <text:p>38.8241%</text:p>
          </table:table-cell>
          <table:table-cell table:formula="of:=MAX((1-[.I977]/(1-[.$D$25]));0)" office:value-type="float" office:value="0.445370654705707" calcext:value-type="float">
            <text:p><text:s/>0.4454 </text:p>
          </table:table-cell>
          <table:table-cell/>
          <table:table-cell table:formula="of:=EXP(-[.E977]*[.$D$23])" office:value-type="float" office:value="0.912057614359071" calcext:value-type="float">
            <text:p><text:s/>0.9121 </text:p>
          </table:table-cell>
          <table:table-cell table:formula="of:=IF([.K977]=&quot;yes&quot;;[.L977]*[.$D$22]*([.I977]-[.I976]);0)" office:value-type="float" office:value="0" calcext:value-type="float">
            <text:p><text:s/>- <text:s text:c="2"/></text:p>
          </table:table-cell>
          <table:table-cell table:formula="of:=IF([.K977]=&quot;T_ex&quot;;[.L977]*([.I977]-[.$I$35])*[.$D$22];0)" office:value-type="float" office:value="0" calcext:value-type="float">
            <text:p><text:s/>- <text:s text:c="2"/></text:p>
          </table:table-cell>
          <table:table-cell table:formula="of:=IF([.K977]=&quot;yes&quot;;[.J977]*[.L977]*(0.05)*[.$D$21];0)" office:value-type="float" office:value="0" calcext:value-type="float">
            <text:p><text:s/>- <text:s text:c="2"/></text:p>
          </table:table-cell>
          <table:table-cell table:formula="of:=IF([.K977]=&quot;yes&quot;;[.J977]*[.L97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14089101266357" calcext:value-type="percentage">
            <text:p>31.4089%</text:p>
          </table:table-cell>
          <table:table-cell office:value-type="float" office:value="0.921498371335505" calcext:value-type="float">
            <text:p>0.92</text:p>
          </table:table-cell>
          <table:table-cell office:value-type="percentage" office:value="0.198217247381515" calcext:value-type="percentage">
            <text:p>19.8217%</text:p>
          </table:table-cell>
          <table:table-cell office:value-type="percentage" office:value="0.768820262007281" calcext:value-type="percentage">
            <text:p>76.8820%</text:p>
          </table:table-cell>
          <table:table-cell office:value-type="percentage" office:value="0.202241779851835" calcext:value-type="percentage">
            <text:p>20.2242%</text:p>
          </table:table-cell>
          <table:table-cell office:value-type="percentage" office:value="0.38898417375428" calcext:value-type="percentage">
            <text:p>38.8984%</text:p>
          </table:table-cell>
          <table:table-cell table:formula="of:=MAX((1-[.I978]/(1-[.$D$25]));0)" office:value-type="float" office:value="0.444308323208171" calcext:value-type="float">
            <text:p><text:s/>0.4443 </text:p>
          </table:table-cell>
          <table:table-cell/>
          <table:table-cell table:formula="of:=EXP(-[.E978]*[.$D$23])" office:value-type="float" office:value="0.911968492562387" calcext:value-type="float">
            <text:p><text:s/>0.9120 </text:p>
          </table:table-cell>
          <table:table-cell table:formula="of:=IF([.K978]=&quot;yes&quot;;[.L978]*[.$D$22]*([.I978]-[.I977]);0)" office:value-type="float" office:value="0" calcext:value-type="float">
            <text:p><text:s/>- <text:s text:c="2"/></text:p>
          </table:table-cell>
          <table:table-cell table:formula="of:=IF([.K978]=&quot;T_ex&quot;;[.L978]*([.I978]-[.$I$35])*[.$D$22];0)" office:value-type="float" office:value="0" calcext:value-type="float">
            <text:p><text:s/>- <text:s text:c="2"/></text:p>
          </table:table-cell>
          <table:table-cell table:formula="of:=IF([.K978]=&quot;yes&quot;;[.J978]*[.L978]*(0.05)*[.$D$21];0)" office:value-type="float" office:value="0" calcext:value-type="float">
            <text:p><text:s/>- <text:s text:c="2"/></text:p>
          </table:table-cell>
          <table:table-cell table:formula="of:=IF([.K978]=&quot;yes&quot;;[.J978]*[.L97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14866482442335" calcext:value-type="percentage">
            <text:p>31.4866%</text:p>
          </table:table-cell>
          <table:table-cell office:value-type="float" office:value="0.922475570032573" calcext:value-type="float">
            <text:p>0.92</text:p>
          </table:table-cell>
          <table:table-cell office:value-type="percentage" office:value="0.198652747903975" calcext:value-type="percentage">
            <text:p>19.8653%</text:p>
          </table:table-cell>
          <table:table-cell office:value-type="percentage" office:value="0.770458972694083" calcext:value-type="percentage">
            <text:p>77.0459%</text:p>
          </table:table-cell>
          <table:table-cell office:value-type="percentage" office:value="0.202670901316312" calcext:value-type="percentage">
            <text:p>20.2671%</text:p>
          </table:table-cell>
          <table:table-cell office:value-type="percentage" office:value="0.389820865089166" calcext:value-type="percentage">
            <text:p>38.9821%</text:p>
          </table:table-cell>
          <table:table-cell table:formula="of:=MAX((1-[.I979]/(1-[.$D$25]));0)" office:value-type="float" office:value="0.44311304987262" calcext:value-type="float">
            <text:p><text:s/>0.4431 </text:p>
          </table:table-cell>
          <table:table-cell/>
          <table:table-cell table:formula="of:=EXP(-[.E979]*[.$D$23])" office:value-type="float" office:value="0.911879379474247" calcext:value-type="float">
            <text:p><text:s/>0.9119 </text:p>
          </table:table-cell>
          <table:table-cell table:formula="of:=IF([.K979]=&quot;yes&quot;;[.L979]*[.$D$22]*([.I979]-[.I978]);0)" office:value-type="float" office:value="0" calcext:value-type="float">
            <text:p><text:s/>- <text:s text:c="2"/></text:p>
          </table:table-cell>
          <table:table-cell table:formula="of:=IF([.K979]=&quot;T_ex&quot;;[.L979]*([.I979]-[.$I$35])*[.$D$22];0)" office:value-type="float" office:value="0" calcext:value-type="float">
            <text:p><text:s/>- <text:s text:c="2"/></text:p>
          </table:table-cell>
          <table:table-cell table:formula="of:=IF([.K979]=&quot;yes&quot;;[.J979]*[.L979]*(0.05)*[.$D$21];0)" office:value-type="float" office:value="0" calcext:value-type="float">
            <text:p><text:s/>- <text:s text:c="2"/></text:p>
          </table:table-cell>
          <table:table-cell table:formula="of:=IF([.K979]=&quot;yes&quot;;[.J979]*[.L97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15687641883541" calcext:value-type="percentage">
            <text:p>31.5688%</text:p>
          </table:table-cell>
          <table:table-cell office:value-type="float" office:value="0.923452768729642" calcext:value-type="float">
            <text:p>0.92</text:p>
          </table:table-cell>
          <table:table-cell office:value-type="percentage" office:value="0.19907954788137" calcext:value-type="percentage">
            <text:p>19.9080%</text:p>
          </table:table-cell>
          <table:table-cell office:value-type="percentage" office:value="0.772127617619412" calcext:value-type="percentage">
            <text:p>77.2128%</text:p>
          </table:table-cell>
          <table:table-cell office:value-type="percentage" office:value="0.203090525859465" calcext:value-type="percentage">
            <text:p>20.3091%</text:p>
          </table:table-cell>
          <table:table-cell office:value-type="percentage" office:value="0.390681428716825" calcext:value-type="percentage">
            <text:p>39.0681%</text:p>
          </table:table-cell>
          <table:table-cell table:formula="of:=MAX((1-[.I980]/(1-[.$D$25]));0)" office:value-type="float" office:value="0.441883673261678" calcext:value-type="float">
            <text:p><text:s/>0.4419 </text:p>
          </table:table-cell>
          <table:table-cell/>
          <table:table-cell table:formula="of:=EXP(-[.E980]*[.$D$23])" office:value-type="float" office:value="0.911790275093802" calcext:value-type="float">
            <text:p><text:s/>0.9118 </text:p>
          </table:table-cell>
          <table:table-cell table:formula="of:=IF([.K980]=&quot;yes&quot;;[.L980]*[.$D$22]*([.I980]-[.I979]);0)" office:value-type="float" office:value="0" calcext:value-type="float">
            <text:p><text:s/>- <text:s text:c="2"/></text:p>
          </table:table-cell>
          <table:table-cell table:formula="of:=IF([.K980]=&quot;T_ex&quot;;[.L980]*([.I980]-[.$I$35])*[.$D$22];0)" office:value-type="float" office:value="0" calcext:value-type="float">
            <text:p><text:s/>- <text:s text:c="2"/></text:p>
          </table:table-cell>
          <table:table-cell table:formula="of:=IF([.K980]=&quot;yes&quot;;[.J980]*[.L980]*(0.05)*[.$D$21];0)" office:value-type="float" office:value="0" calcext:value-type="float">
            <text:p><text:s/>- <text:s text:c="2"/></text:p>
          </table:table-cell>
          <table:table-cell table:formula="of:=IF([.K980]=&quot;yes&quot;;[.J980]*[.L98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16485300261423" calcext:value-type="percentage">
            <text:p>31.6485%</text:p>
          </table:table-cell>
          <table:table-cell office:value-type="float" office:value="0.92442996742671" calcext:value-type="float">
            <text:p>0.92</text:p>
          </table:table-cell>
          <table:table-cell office:value-type="percentage" office:value="0.199507995707099" calcext:value-type="percentage">
            <text:p>19.9508%</text:p>
          </table:table-cell>
          <table:table-cell office:value-type="percentage" office:value="0.773758018024626" calcext:value-type="percentage">
            <text:p>77.3758%</text:p>
          </table:table-cell>
          <table:table-cell office:value-type="percentage" office:value="0.203515151424164" calcext:value-type="percentage">
            <text:p>20.3515%</text:p>
          </table:table-cell>
          <table:table-cell office:value-type="percentage" office:value="0.39155936398568" calcext:value-type="percentage">
            <text:p>39.1559%</text:p>
          </table:table-cell>
          <table:table-cell table:formula="of:=MAX((1-[.I981]/(1-[.$D$25]));0)" office:value-type="float" office:value="0.440629480020457" calcext:value-type="float">
            <text:p><text:s/>0.4406 </text:p>
          </table:table-cell>
          <table:table-cell/>
          <table:table-cell table:formula="of:=EXP(-[.E981]*[.$D$23])" office:value-type="float" office:value="0.9117011794202" calcext:value-type="float">
            <text:p><text:s/>0.9117 </text:p>
          </table:table-cell>
          <table:table-cell table:formula="of:=IF([.K981]=&quot;yes&quot;;[.L981]*[.$D$22]*([.I981]-[.I980]);0)" office:value-type="float" office:value="0" calcext:value-type="float">
            <text:p><text:s/>- <text:s text:c="2"/></text:p>
          </table:table-cell>
          <table:table-cell table:formula="of:=IF([.K981]=&quot;T_ex&quot;;[.L981]*([.I981]-[.$I$35])*[.$D$22];0)" office:value-type="float" office:value="0" calcext:value-type="float">
            <text:p><text:s/>- <text:s text:c="2"/></text:p>
          </table:table-cell>
          <table:table-cell table:formula="of:=IF([.K981]=&quot;yes&quot;;[.J981]*[.L981]*(0.05)*[.$D$21];0)" office:value-type="float" office:value="0" calcext:value-type="float">
            <text:p><text:s/>- <text:s text:c="2"/></text:p>
          </table:table-cell>
          <table:table-cell table:formula="of:=IF([.K981]=&quot;yes&quot;;[.J981]*[.L98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17289489954175" calcext:value-type="percentage">
            <text:p>31.7289%</text:p>
          </table:table-cell>
          <table:table-cell office:value-type="float" office:value="0.925407166123778" calcext:value-type="float">
            <text:p>0.93</text:p>
          </table:table-cell>
          <table:table-cell office:value-type="percentage" office:value="0.199938760793124" calcext:value-type="percentage">
            <text:p>19.9939%</text:p>
          </table:table-cell>
          <table:table-cell office:value-type="percentage" office:value="0.775279592951005" calcext:value-type="percentage">
            <text:p>77.5280%</text:p>
          </table:table-cell>
          <table:table-cell office:value-type="percentage" office:value="0.203939251356417" calcext:value-type="percentage">
            <text:p>20.3939%</text:p>
          </table:table-cell>
          <table:table-cell office:value-type="percentage" office:value="0.392411896731671" calcext:value-type="percentage">
            <text:p>39.2412%</text:p>
          </table:table-cell>
          <table:table-cell table:formula="of:=MAX((1-[.I982]/(1-[.$D$25]));0)" office:value-type="float" office:value="0.439411576097613" calcext:value-type="float">
            <text:p><text:s/>0.4394 </text:p>
          </table:table-cell>
          <table:table-cell/>
          <table:table-cell table:formula="of:=EXP(-[.E982]*[.$D$23])" office:value-type="float" office:value="0.911612092452589" calcext:value-type="float">
            <text:p><text:s/>0.9116 </text:p>
          </table:table-cell>
          <table:table-cell table:formula="of:=IF([.K982]=&quot;yes&quot;;[.L982]*[.$D$22]*([.I982]-[.I981]);0)" office:value-type="float" office:value="0" calcext:value-type="float">
            <text:p><text:s/>- <text:s text:c="2"/></text:p>
          </table:table-cell>
          <table:table-cell table:formula="of:=IF([.K982]=&quot;T_ex&quot;;[.L982]*([.I982]-[.$I$35])*[.$D$22];0)" office:value-type="float" office:value="0" calcext:value-type="float">
            <text:p><text:s/>- <text:s text:c="2"/></text:p>
          </table:table-cell>
          <table:table-cell table:formula="of:=IF([.K982]=&quot;yes&quot;;[.J982]*[.L982]*(0.05)*[.$D$21];0)" office:value-type="float" office:value="0" calcext:value-type="float">
            <text:p><text:s/>- <text:s text:c="2"/></text:p>
          </table:table-cell>
          <table:table-cell table:formula="of:=IF([.K982]=&quot;yes&quot;;[.J982]*[.L98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18067949262101" calcext:value-type="percentage">
            <text:p>31.8068%</text:p>
          </table:table-cell>
          <table:table-cell office:value-type="float" office:value="0.926384364820847" calcext:value-type="float">
            <text:p>0.93</text:p>
          </table:table-cell>
          <table:table-cell office:value-type="percentage" office:value="0.200365668088254" calcext:value-type="percentage">
            <text:p>20.0366%</text:p>
          </table:table-cell>
          <table:table-cell office:value-type="percentage" office:value="0.77667851486685" calcext:value-type="percentage">
            <text:p>77.6679%</text:p>
          </table:table-cell>
          <table:table-cell office:value-type="percentage" office:value="0.204362032892698" calcext:value-type="percentage">
            <text:p>20.4362%</text:p>
          </table:table-cell>
          <table:table-cell office:value-type="percentage" office:value="0.393314161621489" calcext:value-type="percentage">
            <text:p>39.3314%</text:p>
          </table:table-cell>
          <table:table-cell table:formula="of:=MAX((1-[.I983]/(1-[.$D$25]));0)" office:value-type="float" office:value="0.438122626255016" calcext:value-type="float">
            <text:p><text:s/>0.4381 </text:p>
          </table:table-cell>
          <table:table-cell/>
          <table:table-cell table:formula="of:=EXP(-[.E983]*[.$D$23])" office:value-type="float" office:value="0.911523014190121" calcext:value-type="float">
            <text:p><text:s/>0.9115 </text:p>
          </table:table-cell>
          <table:table-cell table:formula="of:=IF([.K983]=&quot;yes&quot;;[.L983]*[.$D$22]*([.I983]-[.I982]);0)" office:value-type="float" office:value="0" calcext:value-type="float">
            <text:p><text:s/>- <text:s text:c="2"/></text:p>
          </table:table-cell>
          <table:table-cell table:formula="of:=IF([.K983]=&quot;T_ex&quot;;[.L983]*([.I983]-[.$I$35])*[.$D$22];0)" office:value-type="float" office:value="0" calcext:value-type="float">
            <text:p><text:s/>- <text:s text:c="2"/></text:p>
          </table:table-cell>
          <table:table-cell table:formula="of:=IF([.K983]=&quot;yes&quot;;[.J983]*[.L983]*(0.05)*[.$D$21];0)" office:value-type="float" office:value="0" calcext:value-type="float">
            <text:p><text:s/>- <text:s text:c="2"/></text:p>
          </table:table-cell>
          <table:table-cell table:formula="of:=IF([.K983]=&quot;yes&quot;;[.J983]*[.L98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18872476879462" calcext:value-type="percentage">
            <text:p>31.8872%</text:p>
          </table:table-cell>
          <table:table-cell office:value-type="float" office:value="0.927361563517915" calcext:value-type="float">
            <text:p>0.93</text:p>
          </table:table-cell>
          <table:table-cell office:value-type="percentage" office:value="0.200787718979276" calcext:value-type="percentage">
            <text:p>20.0788%</text:p>
          </table:table-cell>
          <table:table-cell office:value-type="percentage" office:value="0.777901546081232" calcext:value-type="percentage">
            <text:p>77.7902%</text:p>
          </table:table-cell>
          <table:table-cell office:value-type="percentage" office:value="0.204788721268749" calcext:value-type="percentage">
            <text:p>20.4789%</text:p>
          </table:table-cell>
          <table:table-cell office:value-type="percentage" office:value="0.394158949137112" calcext:value-type="percentage">
            <text:p>39.4159%</text:p>
          </table:table-cell>
          <table:table-cell table:formula="of:=MAX((1-[.I984]/(1-[.$D$25]));0)" office:value-type="float" office:value="0.436915786946983" calcext:value-type="float">
            <text:p><text:s/>0.4369 </text:p>
          </table:table-cell>
          <table:table-cell/>
          <table:table-cell table:formula="of:=EXP(-[.E984]*[.$D$23])" office:value-type="float" office:value="0.911433944631943" calcext:value-type="float">
            <text:p><text:s/>0.9114 </text:p>
          </table:table-cell>
          <table:table-cell table:formula="of:=IF([.K984]=&quot;yes&quot;;[.L984]*[.$D$22]*([.I984]-[.I983]);0)" office:value-type="float" office:value="0" calcext:value-type="float">
            <text:p><text:s/>- <text:s text:c="2"/></text:p>
          </table:table-cell>
          <table:table-cell table:formula="of:=IF([.K984]=&quot;T_ex&quot;;[.L984]*([.I984]-[.$I$35])*[.$D$22];0)" office:value-type="float" office:value="0" calcext:value-type="float">
            <text:p><text:s/>- <text:s text:c="2"/></text:p>
          </table:table-cell>
          <table:table-cell table:formula="of:=IF([.K984]=&quot;yes&quot;;[.J984]*[.L984]*(0.05)*[.$D$21];0)" office:value-type="float" office:value="0" calcext:value-type="float">
            <text:p><text:s/>- <text:s text:c="2"/></text:p>
          </table:table-cell>
          <table:table-cell table:formula="of:=IF([.K984]=&quot;yes&quot;;[.J984]*[.L98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19665280520474" calcext:value-type="percentage">
            <text:p>31.9665%</text:p>
          </table:table-cell>
          <table:table-cell office:value-type="float" office:value="0.928338762214984" calcext:value-type="float">
            <text:p>0.93</text:p>
          </table:table-cell>
          <table:table-cell office:value-type="percentage" office:value="0.201210979459383" calcext:value-type="percentage">
            <text:p>20.1211%</text:p>
          </table:table-cell>
          <table:table-cell office:value-type="percentage" office:value="0.778977418521317" calcext:value-type="percentage">
            <text:p>77.8977%</text:p>
          </table:table-cell>
          <table:table-cell office:value-type="percentage" office:value="0.205217273070228" calcext:value-type="percentage">
            <text:p>20.5217%</text:p>
          </table:table-cell>
          <table:table-cell office:value-type="percentage" office:value="0.39494698266745" calcext:value-type="percentage">
            <text:p>39.4947%</text:p>
          </table:table-cell>
          <table:table-cell table:formula="of:=MAX((1-[.I985]/(1-[.$D$25]));0)" office:value-type="float" office:value="0.435790024760786" calcext:value-type="float">
            <text:p><text:s/>0.4358 </text:p>
          </table:table-cell>
          <table:table-cell/>
          <table:table-cell table:formula="of:=EXP(-[.E985]*[.$D$23])" office:value-type="float" office:value="0.911344883777206" calcext:value-type="float">
            <text:p><text:s/>0.9113 </text:p>
          </table:table-cell>
          <table:table-cell table:formula="of:=IF([.K985]=&quot;yes&quot;;[.L985]*[.$D$22]*([.I985]-[.I984]);0)" office:value-type="float" office:value="0" calcext:value-type="float">
            <text:p><text:s/>- <text:s text:c="2"/></text:p>
          </table:table-cell>
          <table:table-cell table:formula="of:=IF([.K985]=&quot;T_ex&quot;;[.L985]*([.I985]-[.$I$35])*[.$D$22];0)" office:value-type="float" office:value="0" calcext:value-type="float">
            <text:p><text:s/>- <text:s text:c="2"/></text:p>
          </table:table-cell>
          <table:table-cell table:formula="of:=IF([.K985]=&quot;yes&quot;;[.J985]*[.L985]*(0.05)*[.$D$21];0)" office:value-type="float" office:value="0" calcext:value-type="float">
            <text:p><text:s/>- <text:s text:c="2"/></text:p>
          </table:table-cell>
          <table:table-cell table:formula="of:=IF([.K985]=&quot;yes&quot;;[.J985]*[.L98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20450490154044" calcext:value-type="percentage">
            <text:p>32.0450%</text:p>
          </table:table-cell>
          <table:table-cell office:value-type="float" office:value="0.929315960912052" calcext:value-type="float">
            <text:p>0.93</text:p>
          </table:table-cell>
          <table:table-cell office:value-type="percentage" office:value="0.201641362751474" calcext:value-type="percentage">
            <text:p>20.1641%</text:p>
          </table:table-cell>
          <table:table-cell office:value-type="percentage" office:value="0.779947286229171" calcext:value-type="percentage">
            <text:p>77.9947%</text:p>
          </table:table-cell>
          <table:table-cell office:value-type="percentage" office:value="0.205643337687634" calcext:value-type="percentage">
            <text:p>20.5643%</text:p>
          </table:table-cell>
          <table:table-cell office:value-type="percentage" office:value="0.395762476694279" calcext:value-type="percentage">
            <text:p>39.5762%</text:p>
          </table:table-cell>
          <table:table-cell table:formula="of:=MAX((1-[.I986]/(1-[.$D$25]));0)" office:value-type="float" office:value="0.434625033293887" calcext:value-type="float">
            <text:p><text:s/>0.4346 </text:p>
          </table:table-cell>
          <table:table-cell/>
          <table:table-cell table:formula="of:=EXP(-[.E986]*[.$D$23])" office:value-type="float" office:value="0.911255831625058" calcext:value-type="float">
            <text:p><text:s/>0.9113 </text:p>
          </table:table-cell>
          <table:table-cell table:formula="of:=IF([.K986]=&quot;yes&quot;;[.L986]*[.$D$22]*([.I986]-[.I985]);0)" office:value-type="float" office:value="0" calcext:value-type="float">
            <text:p><text:s/>- <text:s text:c="2"/></text:p>
          </table:table-cell>
          <table:table-cell table:formula="of:=IF([.K986]=&quot;T_ex&quot;;[.L986]*([.I986]-[.$I$35])*[.$D$22];0)" office:value-type="float" office:value="0" calcext:value-type="float">
            <text:p><text:s/>- <text:s text:c="2"/></text:p>
          </table:table-cell>
          <table:table-cell table:formula="of:=IF([.K986]=&quot;yes&quot;;[.J986]*[.L986]*(0.05)*[.$D$21];0)" office:value-type="float" office:value="0" calcext:value-type="float">
            <text:p><text:s/>- <text:s text:c="2"/></text:p>
          </table:table-cell>
          <table:table-cell table:formula="of:=IF([.K986]=&quot;yes&quot;;[.J986]*[.L98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21252381937775" calcext:value-type="percentage">
            <text:p>32.1252%</text:p>
          </table:table-cell>
          <table:table-cell office:value-type="float" office:value="0.93029315960912" calcext:value-type="float">
            <text:p>0.93</text:p>
          </table:table-cell>
          <table:table-cell office:value-type="percentage" office:value="0.202065056056238" calcext:value-type="percentage">
            <text:p>20.2065%</text:p>
          </table:table-cell>
          <table:table-cell office:value-type="percentage" office:value="0.78083172658631" calcext:value-type="percentage">
            <text:p>78.0832%</text:p>
          </table:table-cell>
          <table:table-cell office:value-type="percentage" office:value="0.206066700212498" calcext:value-type="percentage">
            <text:p>20.6067%</text:p>
          </table:table-cell>
          <table:table-cell office:value-type="percentage" office:value="0.396619024631295" calcext:value-type="percentage">
            <text:p>39.6619%</text:p>
          </table:table-cell>
          <table:table-cell table:formula="of:=MAX((1-[.I987]/(1-[.$D$25]));0)" office:value-type="float" office:value="0.433401393383864" calcext:value-type="float">
            <text:p><text:s/>0.4334 </text:p>
          </table:table-cell>
          <table:table-cell/>
          <table:table-cell table:formula="of:=EXP(-[.E987]*[.$D$23])" office:value-type="float" office:value="0.91116678817465" calcext:value-type="float">
            <text:p><text:s/>0.9112 </text:p>
          </table:table-cell>
          <table:table-cell table:formula="of:=IF([.K987]=&quot;yes&quot;;[.L987]*[.$D$22]*([.I987]-[.I986]);0)" office:value-type="float" office:value="0" calcext:value-type="float">
            <text:p><text:s/>- <text:s text:c="2"/></text:p>
          </table:table-cell>
          <table:table-cell table:formula="of:=IF([.K987]=&quot;T_ex&quot;;[.L987]*([.I987]-[.$I$35])*[.$D$22];0)" office:value-type="float" office:value="0" calcext:value-type="float">
            <text:p><text:s/>- <text:s text:c="2"/></text:p>
          </table:table-cell>
          <table:table-cell table:formula="of:=IF([.K987]=&quot;yes&quot;;[.J987]*[.L987]*(0.05)*[.$D$21];0)" office:value-type="float" office:value="0" calcext:value-type="float">
            <text:p><text:s/>- <text:s text:c="2"/></text:p>
          </table:table-cell>
          <table:table-cell table:formula="of:=IF([.K987]=&quot;yes&quot;;[.J987]*[.L98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22063186370512" calcext:value-type="percentage">
            <text:p>32.2063%</text:p>
          </table:table-cell>
          <table:table-cell office:value-type="float" office:value="0.931270358306189" calcext:value-type="float">
            <text:p>0.93</text:p>
          </table:table-cell>
          <table:table-cell office:value-type="percentage" office:value="0.202498851424706" calcext:value-type="percentage">
            <text:p>20.2499%</text:p>
          </table:table-cell>
          <table:table-cell office:value-type="percentage" office:value="0.781738147427048" calcext:value-type="percentage">
            <text:p>78.1738%</text:p>
          </table:table-cell>
          <table:table-cell office:value-type="percentage" office:value="0.206486504726474" calcext:value-type="percentage">
            <text:p>20.6487%</text:p>
          </table:table-cell>
          <table:table-cell office:value-type="percentage" office:value="0.397504022834575" calcext:value-type="percentage">
            <text:p>39.7504%</text:p>
          </table:table-cell>
          <table:table-cell table:formula="of:=MAX((1-[.I988]/(1-[.$D$25]));0)" office:value-type="float" office:value="0.432137110236321" calcext:value-type="float">
            <text:p><text:s/>0.4321 </text:p>
          </table:table-cell>
          <table:table-cell/>
          <table:table-cell table:formula="of:=EXP(-[.E988]*[.$D$23])" office:value-type="float" office:value="0.911077753425131" calcext:value-type="float">
            <text:p><text:s/>0.9111 </text:p>
          </table:table-cell>
          <table:table-cell table:formula="of:=IF([.K988]=&quot;yes&quot;;[.L988]*[.$D$22]*([.I988]-[.I987]);0)" office:value-type="float" office:value="0" calcext:value-type="float">
            <text:p><text:s/>- <text:s text:c="2"/></text:p>
          </table:table-cell>
          <table:table-cell table:formula="of:=IF([.K988]=&quot;T_ex&quot;;[.L988]*([.I988]-[.$I$35])*[.$D$22];0)" office:value-type="float" office:value="0" calcext:value-type="float">
            <text:p><text:s/>- <text:s text:c="2"/></text:p>
          </table:table-cell>
          <table:table-cell table:formula="of:=IF([.K988]=&quot;yes&quot;;[.J988]*[.L988]*(0.05)*[.$D$21];0)" office:value-type="float" office:value="0" calcext:value-type="float">
            <text:p><text:s/>- <text:s text:c="2"/></text:p>
          </table:table-cell>
          <table:table-cell table:formula="of:=IF([.K988]=&quot;yes&quot;;[.J988]*[.L98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22874586937939" calcext:value-type="percentage">
            <text:p>32.2875%</text:p>
          </table:table-cell>
          <table:table-cell office:value-type="float" office:value="0.932247557003257" calcext:value-type="float">
            <text:p>0.93</text:p>
          </table:table-cell>
          <table:table-cell office:value-type="percentage" office:value="0.20293078625042" calcext:value-type="percentage">
            <text:p>20.2931%</text:p>
          </table:table-cell>
          <table:table-cell office:value-type="percentage" office:value="0.782675082557066" calcext:value-type="percentage">
            <text:p>78.2675%</text:p>
          </table:table-cell>
          <table:table-cell office:value-type="percentage" office:value="0.206909166202108" calcext:value-type="percentage">
            <text:p>20.6909%</text:p>
          </table:table-cell>
          <table:table-cell office:value-type="percentage" office:value="0.398387769840455" calcext:value-type="percentage">
            <text:p>39.8388%</text:p>
          </table:table-cell>
          <table:table-cell table:formula="of:=MAX((1-[.I989]/(1-[.$D$25]));0)" office:value-type="float" office:value="0.430874614513636" calcext:value-type="float">
            <text:p><text:s/>0.4309 </text:p>
          </table:table-cell>
          <table:table-cell/>
          <table:table-cell table:formula="of:=EXP(-[.E989]*[.$D$23])" office:value-type="float" office:value="0.910988727375652" calcext:value-type="float">
            <text:p><text:s/>0.9110 </text:p>
          </table:table-cell>
          <table:table-cell table:formula="of:=IF([.K989]=&quot;yes&quot;;[.L989]*[.$D$22]*([.I989]-[.I988]);0)" office:value-type="float" office:value="0" calcext:value-type="float">
            <text:p><text:s/>- <text:s text:c="2"/></text:p>
          </table:table-cell>
          <table:table-cell table:formula="of:=IF([.K989]=&quot;T_ex&quot;;[.L989]*([.I989]-[.$I$35])*[.$D$22];0)" office:value-type="float" office:value="0" calcext:value-type="float">
            <text:p><text:s/>- <text:s text:c="2"/></text:p>
          </table:table-cell>
          <table:table-cell table:formula="of:=IF([.K989]=&quot;yes&quot;;[.J989]*[.L989]*(0.05)*[.$D$21];0)" office:value-type="float" office:value="0" calcext:value-type="float">
            <text:p><text:s/>- <text:s text:c="2"/></text:p>
          </table:table-cell>
          <table:table-cell table:formula="of:=IF([.K989]=&quot;yes&quot;;[.J989]*[.L98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2368703187132" calcext:value-type="percentage">
            <text:p>32.3687%</text:p>
          </table:table-cell>
          <table:table-cell office:value-type="float" office:value="0.933224755700326" calcext:value-type="float">
            <text:p>0.93</text:p>
          </table:table-cell>
          <table:table-cell office:value-type="percentage" office:value="0.203357638999016" calcext:value-type="percentage">
            <text:p>20.3358%</text:p>
          </table:table-cell>
          <table:table-cell office:value-type="percentage" office:value="0.783641036272576" calcext:value-type="percentage">
            <text:p>78.3641%</text:p>
          </table:table-cell>
          <table:table-cell office:value-type="percentage" office:value="0.207330013675412" calcext:value-type="percentage">
            <text:p>20.7330%</text:p>
          </table:table-cell>
          <table:table-cell office:value-type="percentage" office:value="0.399234158165322" calcext:value-type="percentage">
            <text:p>39.9234%</text:p>
          </table:table-cell>
          <table:table-cell table:formula="of:=MAX((1-[.I990]/(1-[.$D$25]));0)" office:value-type="float" office:value="0.429665488335254" calcext:value-type="float">
            <text:p><text:s/>0.4297 </text:p>
          </table:table-cell>
          <table:table-cell/>
          <table:table-cell table:formula="of:=EXP(-[.E990]*[.$D$23])" office:value-type="float" office:value="0.910899710025361" calcext:value-type="float">
            <text:p><text:s/>0.9109 </text:p>
          </table:table-cell>
          <table:table-cell table:formula="of:=IF([.K990]=&quot;yes&quot;;[.L990]*[.$D$22]*([.I990]-[.I989]);0)" office:value-type="float" office:value="0" calcext:value-type="float">
            <text:p><text:s/>- <text:s text:c="2"/></text:p>
          </table:table-cell>
          <table:table-cell table:formula="of:=IF([.K990]=&quot;T_ex&quot;;[.L990]*([.I990]-[.$I$35])*[.$D$22];0)" office:value-type="float" office:value="0" calcext:value-type="float">
            <text:p><text:s/>- <text:s text:c="2"/></text:p>
          </table:table-cell>
          <table:table-cell table:formula="of:=IF([.K990]=&quot;yes&quot;;[.J990]*[.L990]*(0.05)*[.$D$21];0)" office:value-type="float" office:value="0" calcext:value-type="float">
            <text:p><text:s/>- <text:s text:c="2"/></text:p>
          </table:table-cell>
          <table:table-cell table:formula="of:=IF([.K990]=&quot;yes&quot;;[.J990]*[.L99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24486164726719" calcext:value-type="percentage">
            <text:p>32.4486%</text:p>
          </table:table-cell>
          <table:table-cell office:value-type="float" office:value="0.934201954397394" calcext:value-type="float">
            <text:p>0.93</text:p>
          </table:table-cell>
          <table:table-cell office:value-type="percentage" office:value="0.203793098086906" calcext:value-type="percentage">
            <text:p>20.3793%</text:p>
          </table:table-cell>
          <table:table-cell office:value-type="percentage" office:value="0.784655473965047" calcext:value-type="percentage">
            <text:p>78.4655%</text:p>
          </table:table-cell>
          <table:table-cell office:value-type="percentage" office:value="0.2077582815001" calcext:value-type="percentage">
            <text:p>20.7758%</text:p>
          </table:table-cell>
          <table:table-cell office:value-type="percentage" office:value="0.400032891150093" calcext:value-type="percentage">
            <text:p>40.0033%</text:p>
          </table:table-cell>
          <table:table-cell table:formula="of:=MAX((1-[.I991]/(1-[.$D$25]));0)" office:value-type="float" office:value="0.428524441214153" calcext:value-type="float">
            <text:p><text:s/>0.4285 </text:p>
          </table:table-cell>
          <table:table-cell/>
          <table:table-cell table:formula="of:=EXP(-[.E991]*[.$D$23])" office:value-type="float" office:value="0.910810701373409" calcext:value-type="float">
            <text:p><text:s/>0.9108 </text:p>
          </table:table-cell>
          <table:table-cell table:formula="of:=IF([.K991]=&quot;yes&quot;;[.L991]*[.$D$22]*([.I991]-[.I990]);0)" office:value-type="float" office:value="0" calcext:value-type="float">
            <text:p><text:s/>- <text:s text:c="2"/></text:p>
          </table:table-cell>
          <table:table-cell table:formula="of:=IF([.K991]=&quot;T_ex&quot;;[.L991]*([.I991]-[.$I$35])*[.$D$22];0)" office:value-type="float" office:value="0" calcext:value-type="float">
            <text:p><text:s/>- <text:s text:c="2"/></text:p>
          </table:table-cell>
          <table:table-cell table:formula="of:=IF([.K991]=&quot;yes&quot;;[.J991]*[.L991]*(0.05)*[.$D$21];0)" office:value-type="float" office:value="0" calcext:value-type="float">
            <text:p><text:s/>- <text:s text:c="2"/></text:p>
          </table:table-cell>
          <table:table-cell table:formula="of:=IF([.K991]=&quot;yes&quot;;[.J991]*[.L99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25269569156724" calcext:value-type="percentage">
            <text:p>32.5270%</text:p>
          </table:table-cell>
          <table:table-cell office:value-type="float" office:value="0.935179153094462" calcext:value-type="float">
            <text:p>0.94</text:p>
          </table:table-cell>
          <table:table-cell office:value-type="percentage" office:value="0.204229704270062" calcext:value-type="percentage">
            <text:p>20.4230%</text:p>
          </table:table-cell>
          <table:table-cell office:value-type="percentage" office:value="0.785673413610156" calcext:value-type="percentage">
            <text:p>78.5673%</text:p>
          </table:table-cell>
          <table:table-cell office:value-type="percentage" office:value="0.208193151824204" calcext:value-type="percentage">
            <text:p>20.8193%</text:p>
          </table:table-cell>
          <table:table-cell office:value-type="percentage" office:value="0.400851110487126" calcext:value-type="percentage">
            <text:p>40.0851%</text:p>
          </table:table-cell>
          <table:table-cell table:formula="of:=MAX((1-[.I992]/(1-[.$D$25]));0)" office:value-type="float" office:value="0.427355556446963" calcext:value-type="float">
            <text:p><text:s/>0.4274 </text:p>
          </table:table-cell>
          <table:table-cell/>
          <table:table-cell table:formula="of:=EXP(-[.E992]*[.$D$23])" office:value-type="float" office:value="0.910721701418946" calcext:value-type="float">
            <text:p><text:s/>0.9107 </text:p>
          </table:table-cell>
          <table:table-cell table:formula="of:=IF([.K992]=&quot;yes&quot;;[.L992]*[.$D$22]*([.I992]-[.I991]);0)" office:value-type="float" office:value="0" calcext:value-type="float">
            <text:p><text:s/>- <text:s text:c="2"/></text:p>
          </table:table-cell>
          <table:table-cell table:formula="of:=IF([.K992]=&quot;T_ex&quot;;[.L992]*([.I992]-[.$I$35])*[.$D$22];0)" office:value-type="float" office:value="0" calcext:value-type="float">
            <text:p><text:s/>- <text:s text:c="2"/></text:p>
          </table:table-cell>
          <table:table-cell table:formula="of:=IF([.K992]=&quot;yes&quot;;[.J992]*[.L992]*(0.05)*[.$D$21];0)" office:value-type="float" office:value="0" calcext:value-type="float">
            <text:p><text:s/>- <text:s text:c="2"/></text:p>
          </table:table-cell>
          <table:table-cell table:formula="of:=IF([.K992]=&quot;yes&quot;;[.J992]*[.L99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26051663895517" calcext:value-type="percentage">
            <text:p>32.6052%</text:p>
          </table:table-cell>
          <table:table-cell office:value-type="float" office:value="0.936156351791531" calcext:value-type="float">
            <text:p>0.94</text:p>
          </table:table-cell>
          <table:table-cell office:value-type="percentage" office:value="0.20466241019506" calcext:value-type="percentage">
            <text:p>20.4662%</text:p>
          </table:table-cell>
          <table:table-cell office:value-type="percentage" office:value="0.786657033535727" calcext:value-type="percentage">
            <text:p>78.6657%</text:p>
          </table:table-cell>
          <table:table-cell office:value-type="percentage" office:value="0.208622014988288" calcext:value-type="percentage">
            <text:p>20.8622%</text:p>
          </table:table-cell>
          <table:table-cell office:value-type="percentage" office:value="0.401651232737244" calcext:value-type="percentage">
            <text:p>40.1651%</text:p>
          </table:table-cell>
          <table:table-cell table:formula="of:=MAX((1-[.I993]/(1-[.$D$25]));0)" office:value-type="float" office:value="0.42621252466108" calcext:value-type="float">
            <text:p><text:s/>0.4262 </text:p>
          </table:table-cell>
          <table:table-cell/>
          <table:table-cell table:formula="of:=EXP(-[.E993]*[.$D$23])" office:value-type="float" office:value="0.910632710161122" calcext:value-type="float">
            <text:p><text:s/>0.9106 </text:p>
          </table:table-cell>
          <table:table-cell table:formula="of:=IF([.K993]=&quot;yes&quot;;[.L993]*[.$D$22]*([.I993]-[.I992]);0)" office:value-type="float" office:value="0" calcext:value-type="float">
            <text:p><text:s/>- <text:s text:c="2"/></text:p>
          </table:table-cell>
          <table:table-cell table:formula="of:=IF([.K993]=&quot;T_ex&quot;;[.L993]*([.I993]-[.$I$35])*[.$D$22];0)" office:value-type="float" office:value="0" calcext:value-type="float">
            <text:p><text:s/>- <text:s text:c="2"/></text:p>
          </table:table-cell>
          <table:table-cell table:formula="of:=IF([.K993]=&quot;yes&quot;;[.J993]*[.L993]*(0.05)*[.$D$21];0)" office:value-type="float" office:value="0" calcext:value-type="float">
            <text:p><text:s/>- <text:s text:c="2"/></text:p>
          </table:table-cell>
          <table:table-cell table:formula="of:=IF([.K993]=&quot;yes&quot;;[.J993]*[.L99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26835892752865" calcext:value-type="percentage">
            <text:p>32.6836%</text:p>
          </table:table-cell>
          <table:table-cell office:value-type="float" office:value="0.937133550488599" calcext:value-type="float">
            <text:p>0.94</text:p>
          </table:table-cell>
          <table:table-cell office:value-type="percentage" office:value="0.205094487364728" calcext:value-type="percentage">
            <text:p>20.5094%</text:p>
          </table:table-cell>
          <table:table-cell office:value-type="percentage" office:value="0.78758717251498" calcext:value-type="percentage">
            <text:p>78.7587%</text:p>
          </table:table-cell>
          <table:table-cell office:value-type="percentage" office:value="0.209046082160696" calcext:value-type="percentage">
            <text:p>20.9046%</text:p>
          </table:table-cell>
          <table:table-cell office:value-type="percentage" office:value="0.402518836421693" calcext:value-type="percentage">
            <text:p>40.2519%</text:p>
          </table:table-cell>
          <table:table-cell table:formula="of:=MAX((1-[.I994]/(1-[.$D$25]));0)" office:value-type="float" office:value="0.424973090826153" calcext:value-type="float">
            <text:p><text:s/>0.4250 </text:p>
          </table:table-cell>
          <table:table-cell/>
          <table:table-cell table:formula="of:=EXP(-[.E994]*[.$D$23])" office:value-type="float" office:value="0.910543727599087" calcext:value-type="float">
            <text:p><text:s/>0.9105 </text:p>
          </table:table-cell>
          <table:table-cell table:formula="of:=IF([.K994]=&quot;yes&quot;;[.L994]*[.$D$22]*([.I994]-[.I993]);0)" office:value-type="float" office:value="0" calcext:value-type="float">
            <text:p><text:s/>- <text:s text:c="2"/></text:p>
          </table:table-cell>
          <table:table-cell table:formula="of:=IF([.K994]=&quot;T_ex&quot;;[.L994]*([.I994]-[.$I$35])*[.$D$22];0)" office:value-type="float" office:value="0" calcext:value-type="float">
            <text:p><text:s/>- <text:s text:c="2"/></text:p>
          </table:table-cell>
          <table:table-cell table:formula="of:=IF([.K994]=&quot;yes&quot;;[.J994]*[.L994]*(0.05)*[.$D$21];0)" office:value-type="float" office:value="0" calcext:value-type="float">
            <text:p><text:s/>- <text:s text:c="2"/></text:p>
          </table:table-cell>
          <table:table-cell table:formula="of:=IF([.K994]=&quot;yes&quot;;[.J994]*[.L99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27604214209076" calcext:value-type="percentage">
            <text:p>32.7604%</text:p>
          </table:table-cell>
          <table:table-cell office:value-type="float" office:value="0.938110749185668" calcext:value-type="float">
            <text:p>0.94</text:p>
          </table:table-cell>
          <table:table-cell office:value-type="percentage" office:value="0.205528849541512" calcext:value-type="percentage">
            <text:p>20.5529%</text:p>
          </table:table-cell>
          <table:table-cell office:value-type="percentage" office:value="0.788405054572204" calcext:value-type="percentage">
            <text:p>78.8405%</text:p>
          </table:table-cell>
          <table:table-cell office:value-type="percentage" office:value="0.209473653002771" calcext:value-type="percentage">
            <text:p>20.9474%</text:p>
          </table:table-cell>
          <table:table-cell office:value-type="percentage" office:value="0.403454177816872" calcext:value-type="percentage">
            <text:p>40.3454%</text:p>
          </table:table-cell>
          <table:table-cell table:formula="of:=MAX((1-[.I995]/(1-[.$D$25]));0)" office:value-type="float" office:value="0.42363688883304" calcext:value-type="float">
            <text:p><text:s/>0.4236 </text:p>
          </table:table-cell>
          <table:table-cell/>
          <table:table-cell table:formula="of:=EXP(-[.E995]*[.$D$23])" office:value-type="float" office:value="0.910454753731992" calcext:value-type="float">
            <text:p><text:s/>0.9105 </text:p>
          </table:table-cell>
          <table:table-cell table:formula="of:=IF([.K995]=&quot;yes&quot;;[.L995]*[.$D$22]*([.I995]-[.I994]);0)" office:value-type="float" office:value="0" calcext:value-type="float">
            <text:p><text:s/>- <text:s text:c="2"/></text:p>
          </table:table-cell>
          <table:table-cell table:formula="of:=IF([.K995]=&quot;T_ex&quot;;[.L995]*([.I995]-[.$I$35])*[.$D$22];0)" office:value-type="float" office:value="0" calcext:value-type="float">
            <text:p><text:s/>- <text:s text:c="2"/></text:p>
          </table:table-cell>
          <table:table-cell table:formula="of:=IF([.K995]=&quot;yes&quot;;[.J995]*[.L995]*(0.05)*[.$D$21];0)" office:value-type="float" office:value="0" calcext:value-type="float">
            <text:p><text:s/>- <text:s text:c="2"/></text:p>
          </table:table-cell>
          <table:table-cell table:formula="of:=IF([.K995]=&quot;yes&quot;;[.J995]*[.L99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2834250984242" calcext:value-type="percentage">
            <text:p>32.8343%</text:p>
          </table:table-cell>
          <table:table-cell office:value-type="float" office:value="0.939087947882736" calcext:value-type="float">
            <text:p>0.94</text:p>
          </table:table-cell>
          <table:table-cell office:value-type="percentage" office:value="0.205970102098592" calcext:value-type="percentage">
            <text:p>20.5970%</text:p>
          </table:table-cell>
          <table:table-cell office:value-type="percentage" office:value="0.789152663316014" calcext:value-type="percentage">
            <text:p>78.9153%</text:p>
          </table:table-cell>
          <table:table-cell office:value-type="percentage" office:value="0.209905216781468" calcext:value-type="percentage">
            <text:p>20.9905%</text:p>
          </table:table-cell>
          <table:table-cell office:value-type="percentage" office:value="0.404313126151594" calcext:value-type="percentage">
            <text:p>40.4313%</text:p>
          </table:table-cell>
          <table:table-cell table:formula="of:=MAX((1-[.I996]/(1-[.$D$25]));0)" office:value-type="float" office:value="0.422409819783437" calcext:value-type="float">
            <text:p><text:s/>0.4224 </text:p>
          </table:table-cell>
          <table:table-cell/>
          <table:table-cell table:formula="of:=EXP(-[.E996]*[.$D$23])" office:value-type="float" office:value="0.910365788558987" calcext:value-type="float">
            <text:p><text:s/>0.9104 </text:p>
          </table:table-cell>
          <table:table-cell table:formula="of:=IF([.K996]=&quot;yes&quot;;[.L996]*[.$D$22]*([.I996]-[.I995]);0)" office:value-type="float" office:value="0" calcext:value-type="float">
            <text:p><text:s/>- <text:s text:c="2"/></text:p>
          </table:table-cell>
          <table:table-cell table:formula="of:=IF([.K996]=&quot;T_ex&quot;;[.L996]*([.I996]-[.$I$35])*[.$D$22];0)" office:value-type="float" office:value="0" calcext:value-type="float">
            <text:p><text:s/>- <text:s text:c="2"/></text:p>
          </table:table-cell>
          <table:table-cell table:formula="of:=IF([.K996]=&quot;yes&quot;;[.J996]*[.L996]*(0.05)*[.$D$21];0)" office:value-type="float" office:value="0" calcext:value-type="float">
            <text:p><text:s/>- <text:s text:c="2"/></text:p>
          </table:table-cell>
          <table:table-cell table:formula="of:=IF([.K996]=&quot;yes&quot;;[.J996]*[.L99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29103085757305" calcext:value-type="percentage">
            <text:p>32.9103%</text:p>
          </table:table-cell>
          <table:table-cell office:value-type="float" office:value="0.940065146579804" calcext:value-type="float">
            <text:p>0.94</text:p>
          </table:table-cell>
          <table:table-cell office:value-type="percentage" office:value="0.206404984002472" calcext:value-type="percentage">
            <text:p>20.6405%</text:p>
          </table:table-cell>
          <table:table-cell office:value-type="percentage" office:value="0.789785930387804" calcext:value-type="percentage">
            <text:p>78.9786%</text:p>
          </table:table-cell>
          <table:table-cell office:value-type="percentage" office:value="0.210331361913914" calcext:value-type="percentage">
            <text:p>21.0331%</text:p>
          </table:table-cell>
          <table:table-cell office:value-type="percentage" office:value="0.405165513371113" calcext:value-type="percentage">
            <text:p>40.5166%</text:p>
          </table:table-cell>
          <table:table-cell table:formula="of:=MAX((1-[.I997]/(1-[.$D$25]));0)" office:value-type="float" office:value="0.421192123755553" calcext:value-type="float">
            <text:p><text:s/>0.4212 </text:p>
          </table:table-cell>
          <table:table-cell/>
          <table:table-cell table:formula="of:=EXP(-[.E997]*[.$D$23])" office:value-type="float" office:value="0.910276832079222" calcext:value-type="float">
            <text:p><text:s/>0.9103 </text:p>
          </table:table-cell>
          <table:table-cell table:formula="of:=IF([.K997]=&quot;yes&quot;;[.L997]*[.$D$22]*([.I997]-[.I996]);0)" office:value-type="float" office:value="0" calcext:value-type="float">
            <text:p><text:s/>- <text:s text:c="2"/></text:p>
          </table:table-cell>
          <table:table-cell table:formula="of:=IF([.K997]=&quot;T_ex&quot;;[.L997]*([.I997]-[.$I$35])*[.$D$22];0)" office:value-type="float" office:value="0" calcext:value-type="float">
            <text:p><text:s/>- <text:s text:c="2"/></text:p>
          </table:table-cell>
          <table:table-cell table:formula="of:=IF([.K997]=&quot;yes&quot;;[.J997]*[.L997]*(0.05)*[.$D$21];0)" office:value-type="float" office:value="0" calcext:value-type="float">
            <text:p><text:s/>- <text:s text:c="2"/></text:p>
          </table:table-cell>
          <table:table-cell table:formula="of:=IF([.K997]=&quot;yes&quot;;[.J997]*[.L99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29885670196521" calcext:value-type="percentage">
            <text:p>32.9886%</text:p>
          </table:table-cell>
          <table:table-cell office:value-type="float" office:value="0.941042345276873" calcext:value-type="float">
            <text:p>0.94</text:p>
          </table:table-cell>
          <table:table-cell office:value-type="percentage" office:value="0.206838678352328" calcext:value-type="percentage">
            <text:p>20.6839%</text:p>
          </table:table-cell>
          <table:table-cell office:value-type="percentage" office:value="0.790416836916503" calcext:value-type="percentage">
            <text:p>79.0417%</text:p>
          </table:table-cell>
          <table:table-cell office:value-type="percentage" office:value="0.21076518971108" calcext:value-type="percentage">
            <text:p>21.0765%</text:p>
          </table:table-cell>
          <table:table-cell office:value-type="percentage" office:value="0.406071296771578" calcext:value-type="percentage">
            <text:p>40.6071%</text:p>
          </table:table-cell>
          <table:table-cell table:formula="of:=MAX((1-[.I998]/(1-[.$D$25]));0)" office:value-type="float" office:value="0.419898147469174" calcext:value-type="float">
            <text:p><text:s/>0.4199 </text:p>
          </table:table-cell>
          <table:table-cell/>
          <table:table-cell table:formula="of:=EXP(-[.E998]*[.$D$23])" office:value-type="float" office:value="0.910187884291848" calcext:value-type="float">
            <text:p><text:s/>0.9102 </text:p>
          </table:table-cell>
          <table:table-cell table:formula="of:=IF([.K998]=&quot;yes&quot;;[.L998]*[.$D$22]*([.I998]-[.I997]);0)" office:value-type="float" office:value="0" calcext:value-type="float">
            <text:p><text:s/>- <text:s text:c="2"/></text:p>
          </table:table-cell>
          <table:table-cell table:formula="of:=IF([.K998]=&quot;T_ex&quot;;[.L998]*([.I998]-[.$I$35])*[.$D$22];0)" office:value-type="float" office:value="0" calcext:value-type="float">
            <text:p><text:s/>- <text:s text:c="2"/></text:p>
          </table:table-cell>
          <table:table-cell table:formula="of:=IF([.K998]=&quot;yes&quot;;[.J998]*[.L998]*(0.05)*[.$D$21];0)" office:value-type="float" office:value="0" calcext:value-type="float">
            <text:p><text:s/>- <text:s text:c="2"/></text:p>
          </table:table-cell>
          <table:table-cell table:formula="of:=IF([.K998]=&quot;yes&quot;;[.J998]*[.L99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30659944812895" calcext:value-type="percentage">
            <text:p>33.0660%</text:p>
          </table:table-cell>
          <table:table-cell office:value-type="float" office:value="0.942019543973941" calcext:value-type="float">
            <text:p>0.94</text:p>
          </table:table-cell>
          <table:table-cell office:value-type="percentage" office:value="0.207270402315508" calcext:value-type="percentage">
            <text:p>20.7270%</text:p>
          </table:table-cell>
          <table:table-cell office:value-type="percentage" office:value="0.791031410393098" calcext:value-type="percentage">
            <text:p>79.1031%</text:p>
          </table:table-cell>
          <table:table-cell office:value-type="percentage" office:value="0.211190416493398" calcext:value-type="percentage">
            <text:p>21.1190%</text:p>
          </table:table-cell>
          <table:table-cell office:value-type="percentage" office:value="0.40694113755252" calcext:value-type="percentage">
            <text:p>40.6941%</text:p>
          </table:table-cell>
          <table:table-cell table:formula="of:=MAX((1-[.I999]/(1-[.$D$25]));0)" office:value-type="float" office:value="0.418655517782114" calcext:value-type="float">
            <text:p><text:s/>0.4187 </text:p>
          </table:table-cell>
          <table:table-cell/>
          <table:table-cell table:formula="of:=EXP(-[.E999]*[.$D$23])" office:value-type="float" office:value="0.910098945196015" calcext:value-type="float">
            <text:p><text:s/>0.9101 </text:p>
          </table:table-cell>
          <table:table-cell table:formula="of:=IF([.K999]=&quot;yes&quot;;[.L999]*[.$D$22]*([.I999]-[.I998]);0)" office:value-type="float" office:value="0" calcext:value-type="float">
            <text:p><text:s/>- <text:s text:c="2"/></text:p>
          </table:table-cell>
          <table:table-cell table:formula="of:=IF([.K999]=&quot;T_ex&quot;;[.L999]*([.I999]-[.$I$35])*[.$D$22];0)" office:value-type="float" office:value="0" calcext:value-type="float">
            <text:p><text:s/>- <text:s text:c="2"/></text:p>
          </table:table-cell>
          <table:table-cell table:formula="of:=IF([.K999]=&quot;yes&quot;;[.J999]*[.L999]*(0.05)*[.$D$21];0)" office:value-type="float" office:value="0" calcext:value-type="float">
            <text:p><text:s/>- <text:s text:c="2"/></text:p>
          </table:table-cell>
          <table:table-cell table:formula="of:=IF([.K999]=&quot;yes&quot;;[.J999]*[.L99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31459987528177" calcext:value-type="percentage">
            <text:p>33.1460%</text:p>
          </table:table-cell>
          <table:table-cell office:value-type="float" office:value="0.94299674267101" calcext:value-type="float">
            <text:p>0.94</text:p>
          </table:table-cell>
          <table:table-cell office:value-type="percentage" office:value="0.207702616011781" calcext:value-type="percentage">
            <text:p>20.7703%</text:p>
          </table:table-cell>
          <table:table-cell office:value-type="percentage" office:value="0.79164505614023" calcext:value-type="percentage">
            <text:p>79.1645%</text:p>
          </table:table-cell>
          <table:table-cell office:value-type="percentage" office:value="0.211608484500691" calcext:value-type="percentage">
            <text:p>21.1608%</text:p>
          </table:table-cell>
          <table:table-cell office:value-type="percentage" office:value="0.407867313909278" calcext:value-type="percentage">
            <text:p>40.7867%</text:p>
          </table:table-cell>
          <table:table-cell table:formula="of:=MAX((1-[.I1000]/(1-[.$D$25]));0)" office:value-type="float" office:value="0.417332408701031" calcext:value-type="float">
            <text:p><text:s/>0.4173 </text:p>
          </table:table-cell>
          <table:table-cell/>
          <table:table-cell table:formula="of:=EXP(-[.E1000]*[.$D$23])" office:value-type="float" office:value="0.910010014790875" calcext:value-type="float">
            <text:p><text:s/>0.9100 </text:p>
          </table:table-cell>
          <table:table-cell table:formula="of:=IF([.K1000]=&quot;yes&quot;;[.L1000]*[.$D$22]*([.I1000]-[.I999]);0)" office:value-type="float" office:value="0" calcext:value-type="float">
            <text:p><text:s/>- <text:s text:c="2"/></text:p>
          </table:table-cell>
          <table:table-cell table:formula="of:=IF([.K1000]=&quot;T_ex&quot;;[.L1000]*([.I1000]-[.$I$35])*[.$D$22];0)" office:value-type="float" office:value="0" calcext:value-type="float">
            <text:p><text:s/>- <text:s text:c="2"/></text:p>
          </table:table-cell>
          <table:table-cell table:formula="of:=IF([.K1000]=&quot;yes&quot;;[.J1000]*[.L1000]*(0.05)*[.$D$21];0)" office:value-type="float" office:value="0" calcext:value-type="float">
            <text:p><text:s/>- <text:s text:c="2"/></text:p>
          </table:table-cell>
          <table:table-cell table:formula="of:=IF([.K1000]=&quot;yes&quot;;[.J1000]*[.L100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32263441957538" calcext:value-type="percentage">
            <text:p>33.2263%</text:p>
          </table:table-cell>
          <table:table-cell office:value-type="float" office:value="0.943973941368078" calcext:value-type="float">
            <text:p>0.94</text:p>
          </table:table-cell>
          <table:table-cell office:value-type="percentage" office:value="0.208131578517851" calcext:value-type="percentage">
            <text:p>20.8132%</text:p>
          </table:table-cell>
          <table:table-cell office:value-type="percentage" office:value="0.792235136802916" calcext:value-type="percentage">
            <text:p>79.2235%</text:p>
          </table:table-cell>
          <table:table-cell office:value-type="percentage" office:value="0.21202642449129" calcext:value-type="percentage">
            <text:p>21.2026%</text:p>
          </table:table-cell>
          <table:table-cell office:value-type="percentage" office:value="0.408762945251685" calcext:value-type="percentage">
            <text:p>40.8763%</text:p>
          </table:table-cell>
          <table:table-cell table:formula="of:=MAX((1-[.I1001]/(1-[.$D$25]));0)" office:value-type="float" office:value="0.416052935354736" calcext:value-type="float">
            <text:p><text:s/>0.4161 </text:p>
          </table:table-cell>
          <table:table-cell/>
          <table:table-cell table:formula="of:=EXP(-[.E1001]*[.$D$23])" office:value-type="float" office:value="0.909921093075578" calcext:value-type="float">
            <text:p><text:s/>0.9099 </text:p>
          </table:table-cell>
          <table:table-cell table:formula="of:=IF([.K1001]=&quot;yes&quot;;[.L1001]*[.$D$22]*([.I1001]-[.I1000]);0)" office:value-type="float" office:value="0" calcext:value-type="float">
            <text:p><text:s/>- <text:s text:c="2"/></text:p>
          </table:table-cell>
          <table:table-cell table:formula="of:=IF([.K1001]=&quot;T_ex&quot;;[.L1001]*([.I1001]-[.$I$35])*[.$D$22];0)" office:value-type="float" office:value="0" calcext:value-type="float">
            <text:p><text:s/>- <text:s text:c="2"/></text:p>
          </table:table-cell>
          <table:table-cell table:formula="of:=IF([.K1001]=&quot;yes&quot;;[.J1001]*[.L1001]*(0.05)*[.$D$21];0)" office:value-type="float" office:value="0" calcext:value-type="float">
            <text:p><text:s/>- <text:s text:c="2"/></text:p>
          </table:table-cell>
          <table:table-cell table:formula="of:=IF([.K1001]=&quot;yes&quot;;[.J1001]*[.L100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33064826346274" calcext:value-type="percentage">
            <text:p>33.3065%</text:p>
          </table:table-cell>
          <table:table-cell office:value-type="float" office:value="0.944951140065147" calcext:value-type="float">
            <text:p>0.94</text:p>
          </table:table-cell>
          <table:table-cell office:value-type="percentage" office:value="0.208571928896703" calcext:value-type="percentage">
            <text:p>20.8572%</text:p>
          </table:table-cell>
          <table:table-cell office:value-type="percentage" office:value="0.792824531968829" calcext:value-type="percentage">
            <text:p>79.2825%</text:p>
          </table:table-cell>
          <table:table-cell office:value-type="percentage" office:value="0.212450478296583" calcext:value-type="percentage">
            <text:p>21.2450%</text:p>
          </table:table-cell>
          <table:table-cell office:value-type="percentage" office:value="0.409628834051843" calcext:value-type="percentage">
            <text:p>40.9629%</text:p>
          </table:table-cell>
          <table:table-cell table:formula="of:=MAX((1-[.I1002]/(1-[.$D$25]));0)" office:value-type="float" office:value="0.41481595135451" calcext:value-type="float">
            <text:p><text:s/>0.4148 </text:p>
          </table:table-cell>
          <table:table-cell/>
          <table:table-cell table:formula="of:=EXP(-[.E1002]*[.$D$23])" office:value-type="float" office:value="0.909832180049274" calcext:value-type="float">
            <text:p><text:s/>0.9098 </text:p>
          </table:table-cell>
          <table:table-cell table:formula="of:=IF([.K1002]=&quot;yes&quot;;[.L1002]*[.$D$22]*([.I1002]-[.I1001]);0)" office:value-type="float" office:value="0" calcext:value-type="float">
            <text:p><text:s/>- <text:s text:c="2"/></text:p>
          </table:table-cell>
          <table:table-cell table:formula="of:=IF([.K1002]=&quot;T_ex&quot;;[.L1002]*([.I1002]-[.$I$35])*[.$D$22];0)" office:value-type="float" office:value="0" calcext:value-type="float">
            <text:p><text:s/>- <text:s text:c="2"/></text:p>
          </table:table-cell>
          <table:table-cell table:formula="of:=IF([.K1002]=&quot;yes&quot;;[.J1002]*[.L1002]*(0.05)*[.$D$21];0)" office:value-type="float" office:value="0" calcext:value-type="float">
            <text:p><text:s/>- <text:s text:c="2"/></text:p>
          </table:table-cell>
          <table:table-cell table:formula="of:=IF([.K1002]=&quot;yes&quot;;[.J1002]*[.L100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33848003713902" calcext:value-type="percentage">
            <text:p>33.3848%</text:p>
          </table:table-cell>
          <table:table-cell office:value-type="float" office:value="0.945928338762215" calcext:value-type="float">
            <text:p>0.95</text:p>
          </table:table-cell>
          <table:table-cell office:value-type="percentage" office:value="0.20900386607073" calcext:value-type="percentage">
            <text:p>20.9004%</text:p>
          </table:table-cell>
          <table:table-cell office:value-type="percentage" office:value="0.793434053017746" calcext:value-type="percentage">
            <text:p>79.3434%</text:p>
          </table:table-cell>
          <table:table-cell office:value-type="percentage" office:value="0.212879975701461" calcext:value-type="percentage">
            <text:p>21.2880%</text:p>
          </table:table-cell>
          <table:table-cell office:value-type="percentage" office:value="0.410551026499524" calcext:value-type="percentage">
            <text:p>41.0551%</text:p>
          </table:table-cell>
          <table:table-cell table:formula="of:=MAX((1-[.I1003]/(1-[.$D$25]));0)" office:value-type="float" office:value="0.413498533572109" calcext:value-type="float">
            <text:p><text:s/>0.4135 </text:p>
          </table:table-cell>
          <table:table-cell/>
          <table:table-cell table:formula="of:=EXP(-[.E1003]*[.$D$23])" office:value-type="float" office:value="0.909743275711116" calcext:value-type="float">
            <text:p><text:s/>0.9097 </text:p>
          </table:table-cell>
          <table:table-cell table:formula="of:=IF([.K1003]=&quot;yes&quot;;[.L1003]*[.$D$22]*([.I1003]-[.I1002]);0)" office:value-type="float" office:value="0" calcext:value-type="float">
            <text:p><text:s/>- <text:s text:c="2"/></text:p>
          </table:table-cell>
          <table:table-cell table:formula="of:=IF([.K1003]=&quot;T_ex&quot;;[.L1003]*([.I1003]-[.$I$35])*[.$D$22];0)" office:value-type="float" office:value="0" calcext:value-type="float">
            <text:p><text:s/>- <text:s text:c="2"/></text:p>
          </table:table-cell>
          <table:table-cell table:formula="of:=IF([.K1003]=&quot;yes&quot;;[.J1003]*[.L1003]*(0.05)*[.$D$21];0)" office:value-type="float" office:value="0" calcext:value-type="float">
            <text:p><text:s/>- <text:s text:c="2"/></text:p>
          </table:table-cell>
          <table:table-cell table:formula="of:=IF([.K1003]=&quot;yes&quot;;[.J1003]*[.L100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34641783317308" calcext:value-type="percentage">
            <text:p>33.4642%</text:p>
          </table:table-cell>
          <table:table-cell office:value-type="float" office:value="0.946905537459283" calcext:value-type="float">
            <text:p>0.95</text:p>
          </table:table-cell>
          <table:table-cell office:value-type="percentage" office:value="0.209443355003708" calcext:value-type="percentage">
            <text:p>20.9443%</text:p>
          </table:table-cell>
          <table:table-cell office:value-type="percentage" office:value="0.794064020335773" calcext:value-type="percentage">
            <text:p>79.4064%</text:p>
          </table:table-cell>
          <table:table-cell office:value-type="percentage" office:value="0.213303244609582" calcext:value-type="percentage">
            <text:p>21.3303%</text:p>
          </table:table-cell>
          <table:table-cell office:value-type="percentage" office:value="0.411453165352465" calcext:value-type="percentage">
            <text:p>41.1453%</text:p>
          </table:table-cell>
          <table:table-cell table:formula="of:=MAX((1-[.I1004]/(1-[.$D$25]));0)" office:value-type="float" office:value="0.412209763782193" calcext:value-type="float">
            <text:p><text:s/>0.4122 </text:p>
          </table:table-cell>
          <table:table-cell/>
          <table:table-cell table:formula="of:=EXP(-[.E1004]*[.$D$23])" office:value-type="float" office:value="0.909654380060253" calcext:value-type="float">
            <text:p><text:s/>0.9097 </text:p>
          </table:table-cell>
          <table:table-cell table:formula="of:=IF([.K1004]=&quot;yes&quot;;[.L1004]*[.$D$22]*([.I1004]-[.I1003]);0)" office:value-type="float" office:value="0" calcext:value-type="float">
            <text:p><text:s/>- <text:s text:c="2"/></text:p>
          </table:table-cell>
          <table:table-cell table:formula="of:=IF([.K1004]=&quot;T_ex&quot;;[.L1004]*([.I1004]-[.$I$35])*[.$D$22];0)" office:value-type="float" office:value="0" calcext:value-type="float">
            <text:p><text:s/>- <text:s text:c="2"/></text:p>
          </table:table-cell>
          <table:table-cell table:formula="of:=IF([.K1004]=&quot;yes&quot;;[.J1004]*[.L1004]*(0.05)*[.$D$21];0)" office:value-type="float" office:value="0" calcext:value-type="float">
            <text:p><text:s/>- <text:s text:c="2"/></text:p>
          </table:table-cell>
          <table:table-cell table:formula="of:=IF([.K1004]=&quot;yes&quot;;[.J1004]*[.L100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35443189481982" calcext:value-type="percentage">
            <text:p>33.5443%</text:p>
          </table:table-cell>
          <table:table-cell office:value-type="float" office:value="0.947882736156352" calcext:value-type="float">
            <text:p>0.95</text:p>
          </table:table-cell>
          <table:table-cell office:value-type="percentage" office:value="0.209887516836181" calcext:value-type="percentage">
            <text:p>20.9888%</text:p>
          </table:table-cell>
          <table:table-cell office:value-type="percentage" office:value="0.794730529674575" calcext:value-type="percentage">
            <text:p>79.4731%</text:p>
          </table:table-cell>
          <table:table-cell office:value-type="percentage" office:value="0.213718091467463" calcext:value-type="percentage">
            <text:p>21.3718%</text:p>
          </table:table-cell>
          <table:table-cell office:value-type="percentage" office:value="0.4123061510369" calcext:value-type="percentage">
            <text:p>41.2306%</text:p>
          </table:table-cell>
          <table:table-cell table:formula="of:=MAX((1-[.I1005]/(1-[.$D$25]));0)" office:value-type="float" office:value="0.410991212804429" calcext:value-type="float">
            <text:p><text:s/>0.4110 </text:p>
          </table:table-cell>
          <table:table-cell/>
          <table:table-cell table:formula="of:=EXP(-[.E1005]*[.$D$23])" office:value-type="float" office:value="0.909565493095837" calcext:value-type="float">
            <text:p><text:s/>0.9096 </text:p>
          </table:table-cell>
          <table:table-cell table:formula="of:=IF([.K1005]=&quot;yes&quot;;[.L1005]*[.$D$22]*([.I1005]-[.I1004]);0)" office:value-type="float" office:value="0" calcext:value-type="float">
            <text:p><text:s/>- <text:s text:c="2"/></text:p>
          </table:table-cell>
          <table:table-cell table:formula="of:=IF([.K1005]=&quot;T_ex&quot;;[.L1005]*([.I1005]-[.$I$35])*[.$D$22];0)" office:value-type="float" office:value="0" calcext:value-type="float">
            <text:p><text:s/>- <text:s text:c="2"/></text:p>
          </table:table-cell>
          <table:table-cell table:formula="of:=IF([.K1005]=&quot;yes&quot;;[.J1005]*[.L1005]*(0.05)*[.$D$21];0)" office:value-type="float" office:value="0" calcext:value-type="float">
            <text:p><text:s/>- <text:s text:c="2"/></text:p>
          </table:table-cell>
          <table:table-cell table:formula="of:=IF([.K1005]=&quot;yes&quot;;[.J1005]*[.L100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36253740912541" calcext:value-type="percentage">
            <text:p>33.6254%</text:p>
          </table:table-cell>
          <table:table-cell office:value-type="float" office:value="0.94885993485342" calcext:value-type="float">
            <text:p>0.95</text:p>
          </table:table-cell>
          <table:table-cell office:value-type="percentage" office:value="0.210333467650719" calcext:value-type="percentage">
            <text:p>21.0333%</text:p>
          </table:table-cell>
          <table:table-cell office:value-type="percentage" office:value="0.795413792743686" calcext:value-type="percentage">
            <text:p>79.5414%</text:p>
          </table:table-cell>
          <table:table-cell office:value-type="percentage" office:value="0.214145738225488" calcext:value-type="percentage">
            <text:p>21.4146%</text:p>
          </table:table-cell>
          <table:table-cell office:value-type="percentage" office:value="0.413076406562662" calcext:value-type="percentage">
            <text:p>41.3076%</text:p>
          </table:table-cell>
          <table:table-cell table:formula="of:=MAX((1-[.I1006]/(1-[.$D$25]));0)" office:value-type="float" office:value="0.409890847767626" calcext:value-type="float">
            <text:p><text:s/>0.4099 </text:p>
          </table:table-cell>
          <table:table-cell/>
          <table:table-cell table:formula="of:=EXP(-[.E1006]*[.$D$23])" office:value-type="float" office:value="0.90947661481702" calcext:value-type="float">
            <text:p><text:s/>0.9095 </text:p>
          </table:table-cell>
          <table:table-cell table:formula="of:=IF([.K1006]=&quot;yes&quot;;[.L1006]*[.$D$22]*([.I1006]-[.I1005]);0)" office:value-type="float" office:value="0" calcext:value-type="float">
            <text:p><text:s/>- <text:s text:c="2"/></text:p>
          </table:table-cell>
          <table:table-cell table:formula="of:=IF([.K1006]=&quot;T_ex&quot;;[.L1006]*([.I1006]-[.$I$35])*[.$D$22];0)" office:value-type="float" office:value="0" calcext:value-type="float">
            <text:p><text:s/>- <text:s text:c="2"/></text:p>
          </table:table-cell>
          <table:table-cell table:formula="of:=IF([.K1006]=&quot;yes&quot;;[.J1006]*[.L1006]*(0.05)*[.$D$21];0)" office:value-type="float" office:value="0" calcext:value-type="float">
            <text:p><text:s/>- <text:s text:c="2"/></text:p>
          </table:table-cell>
          <table:table-cell table:formula="of:=IF([.K1006]=&quot;yes&quot;;[.J1006]*[.L100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37048104045654" calcext:value-type="percentage">
            <text:p>33.7048%</text:p>
          </table:table-cell>
          <table:table-cell office:value-type="float" office:value="0.949837133550489" calcext:value-type="float">
            <text:p>0.95</text:p>
          </table:table-cell>
          <table:table-cell table:style-name="ce11" office:value-type="percentage" office:value="0.210762504028344" calcext:value-type="percentage">
            <text:p>21.08%</text:p>
          </table:table-cell>
          <table:table-cell table:style-name="ce11" office:value-type="percentage" office:value="0.79610876376201" calcext:value-type="percentage">
            <text:p>79.61%</text:p>
          </table:table-cell>
          <table:table-cell table:style-name="ce11" office:value-type="percentage" office:value="0.21457244603723" calcext:value-type="percentage">
            <text:p>21.46%</text:p>
          </table:table-cell>
          <table:table-cell table:style-name="ce11" office:value-type="percentage" office:value="0.413912279589549" calcext:value-type="percentage">
            <text:p>41.39%</text:p>
          </table:table-cell>
          <table:table-cell table:formula="of:=MAX((1-[.I1007]/(1-[.$D$25]));0)" office:value-type="float" office:value="0.408696743443501" calcext:value-type="float">
            <text:p><text:s/>0.4087 </text:p>
          </table:table-cell>
          <table:table-cell office:value-type="string" calcext:value-type="string">
            <text:p>yes</text:p>
          </table:table-cell>
          <table:table-cell table:formula="of:=EXP(-[.E1007]*[.$D$23])" office:value-type="float" office:value="0.909387745222952" calcext:value-type="float">
            <text:p><text:s/>0.9094 </text:p>
          </table:table-cell>
          <table:table-cell table:style-name="ce12" table:formula="of:=IF([.K1007]=&quot;yes&quot;;[.L1007]*[.$D$22]*([.I1007]-[.I956]);0)" office:value-type="float" office:value="0.040288673488615" calcext:value-type="float">
            <text:p><text:s/>0.0403 </text:p>
          </table:table-cell>
          <table:table-cell table:formula="of:=IF([.K1007]=&quot;T_ex&quot;;[.L1007]*([.I1007]-[.$I$35])*[.$D$22];0)" office:value-type="float" office:value="0" calcext:value-type="float">
            <text:p><text:s/>- <text:s text:c="2"/></text:p>
          </table:table-cell>
          <table:table-cell table:style-name="ce12" table:formula="of:=IF([.K1007]=&quot;yes&quot;;[.J1007]*[.L1007]*([.E1007]-[.E956])*[.$D$21];0)" office:value-type="float" office:value="0.00827820163182311" calcext:value-type="float">
            <text:p><text:s/>0.0083 </text:p>
          </table:table-cell>
          <table:table-cell table:style-name="ce12" table:formula="of:=IF([.K1007]=&quot;yes&quot;;[.J1007]*[.L1007]*([.E1007]-[.E956]);0)" office:value-type="float" office:value="0.018522658934856" calcext:value-type="float">
            <text:p><text:s/>0.0185 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33784121216239" calcext:value-type="percentage">
            <text:p>33.7841%</text:p>
          </table:table-cell>
          <table:table-cell office:value-type="float" office:value="0.950814332247557" calcext:value-type="float">
            <text:p>0.95</text:p>
          </table:table-cell>
          <table:table-cell office:value-type="percentage" office:value="0.211192006313207" calcext:value-type="percentage">
            <text:p>21.1192%</text:p>
          </table:table-cell>
          <table:table-cell office:value-type="percentage" office:value="0.796832103556795" calcext:value-type="percentage">
            <text:p>79.6832%</text:p>
          </table:table-cell>
          <table:table-cell office:value-type="percentage" office:value="0.214998718903172" calcext:value-type="percentage">
            <text:p>21.4999%</text:p>
          </table:table-cell>
          <table:table-cell office:value-type="percentage" office:value="0.414682913462813" calcext:value-type="percentage">
            <text:p>41.4683%</text:p>
          </table:table-cell>
          <table:table-cell table:formula="of:=MAX((1-[.I1008]/(1-[.$D$25]));0)" office:value-type="float" office:value="0.407595837910267" calcext:value-type="float">
            <text:p><text:s/>0.4076 </text:p>
          </table:table-cell>
          <table:table-cell/>
          <table:table-cell table:formula="of:=EXP(-[.E1008]*[.$D$23])" office:value-type="float" office:value="0.909298884312785" calcext:value-type="float">
            <text:p><text:s/>0.9093 </text:p>
          </table:table-cell>
          <table:table-cell table:formula="of:=IF([.K1008]=&quot;yes&quot;;[.L1008]*[.$D$22]*([.I1008]-[.I1007]);0)" office:value-type="float" office:value="0" calcext:value-type="float">
            <text:p><text:s/>- <text:s text:c="2"/></text:p>
          </table:table-cell>
          <table:table-cell table:formula="of:=IF([.K1008]=&quot;T_ex&quot;;[.L1008]*([.I1008]-[.$I$35])*[.$D$22];0)" office:value-type="float" office:value="0" calcext:value-type="float">
            <text:p><text:s/>- <text:s text:c="2"/></text:p>
          </table:table-cell>
          <table:table-cell table:formula="of:=IF([.K1008]=&quot;yes&quot;;[.J1008]*[.L1008]*(0.05)*[.$D$21];0)" office:value-type="float" office:value="0" calcext:value-type="float">
            <text:p><text:s/>- <text:s text:c="2"/></text:p>
          </table:table-cell>
          <table:table-cell table:formula="of:=IF([.K1008]=&quot;yes&quot;;[.J1008]*[.L100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38622871303055" calcext:value-type="percentage">
            <text:p>33.8623%</text:p>
          </table:table-cell>
          <table:table-cell office:value-type="float" office:value="0.951791530944625" calcext:value-type="float">
            <text:p>0.95</text:p>
          </table:table-cell>
          <table:table-cell office:value-type="percentage" office:value="0.211628045433761" calcext:value-type="percentage">
            <text:p>21.1628%</text:p>
          </table:table-cell>
          <table:table-cell office:value-type="percentage" office:value="0.797563688924058" calcext:value-type="percentage">
            <text:p>79.7564%</text:p>
          </table:table-cell>
          <table:table-cell office:value-type="percentage" office:value="0.215420378845066" calcext:value-type="percentage">
            <text:p>21.5420%</text:p>
          </table:table-cell>
          <table:table-cell office:value-type="percentage" office:value="0.415572333310091" calcext:value-type="percentage">
            <text:p>41.5572%</text:p>
          </table:table-cell>
          <table:table-cell table:formula="of:=MAX((1-[.I1009]/(1-[.$D$25]));0)" office:value-type="float" office:value="0.406325238128441" calcext:value-type="float">
            <text:p><text:s/>0.4063 </text:p>
          </table:table-cell>
          <table:table-cell/>
          <table:table-cell table:formula="of:=EXP(-[.E1009]*[.$D$23])" office:value-type="float" office:value="0.90921003208567" calcext:value-type="float">
            <text:p><text:s/>0.9092 </text:p>
          </table:table-cell>
          <table:table-cell table:formula="of:=IF([.K1009]=&quot;yes&quot;;[.L1009]*[.$D$22]*([.I1009]-[.I1008]);0)" office:value-type="float" office:value="0" calcext:value-type="float">
            <text:p><text:s/>- <text:s text:c="2"/></text:p>
          </table:table-cell>
          <table:table-cell table:formula="of:=IF([.K1009]=&quot;T_ex&quot;;[.L1009]*([.I1009]-[.$I$35])*[.$D$22];0)" office:value-type="float" office:value="0" calcext:value-type="float">
            <text:p><text:s/>- <text:s text:c="2"/></text:p>
          </table:table-cell>
          <table:table-cell table:formula="of:=IF([.K1009]=&quot;yes&quot;;[.J1009]*[.L1009]*(0.05)*[.$D$21];0)" office:value-type="float" office:value="0" calcext:value-type="float">
            <text:p><text:s/>- <text:s text:c="2"/></text:p>
          </table:table-cell>
          <table:table-cell table:formula="of:=IF([.K1009]=&quot;yes&quot;;[.J1009]*[.L100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39407002155509" calcext:value-type="percentage">
            <text:p>33.9407%</text:p>
          </table:table-cell>
          <table:table-cell office:value-type="float" office:value="0.952768729641694" calcext:value-type="float">
            <text:p>0.95</text:p>
          </table:table-cell>
          <table:table-cell office:value-type="percentage" office:value="0.212061731545923" calcext:value-type="percentage">
            <text:p>21.2062%</text:p>
          </table:table-cell>
          <table:table-cell office:value-type="percentage" office:value="0.798269370860371" calcext:value-type="percentage">
            <text:p>79.8269%</text:p>
          </table:table-cell>
          <table:table-cell office:value-type="percentage" office:value="0.215843153368218" calcext:value-type="percentage">
            <text:p>21.5843%</text:p>
          </table:table-cell>
          <table:table-cell office:value-type="percentage" office:value="0.416503035671116" calcext:value-type="percentage">
            <text:p>41.6503%</text:p>
          </table:table-cell>
          <table:table-cell table:formula="of:=MAX((1-[.I1010]/(1-[.$D$25]));0)" office:value-type="float" office:value="0.404995663326977" calcext:value-type="float">
            <text:p><text:s/>0.4050 </text:p>
          </table:table-cell>
          <table:table-cell/>
          <table:table-cell table:formula="of:=EXP(-[.E1010]*[.$D$23])" office:value-type="float" office:value="0.909121188540759" calcext:value-type="float">
            <text:p><text:s/>0.9091 </text:p>
          </table:table-cell>
          <table:table-cell table:formula="of:=IF([.K1010]=&quot;yes&quot;;[.L1010]*[.$D$22]*([.I1010]-[.I1009]);0)" office:value-type="float" office:value="0" calcext:value-type="float">
            <text:p><text:s/>- <text:s text:c="2"/></text:p>
          </table:table-cell>
          <table:table-cell table:formula="of:=IF([.K1010]=&quot;T_ex&quot;;[.L1010]*([.I1010]-[.$I$35])*[.$D$22];0)" office:value-type="float" office:value="0" calcext:value-type="float">
            <text:p><text:s/>- <text:s text:c="2"/></text:p>
          </table:table-cell>
          <table:table-cell table:formula="of:=IF([.K1010]=&quot;yes&quot;;[.J1010]*[.L1010]*(0.05)*[.$D$21];0)" office:value-type="float" office:value="0" calcext:value-type="float">
            <text:p><text:s/>- <text:s text:c="2"/></text:p>
          </table:table-cell>
          <table:table-cell table:formula="of:=IF([.K1010]=&quot;yes&quot;;[.J1010]*[.L101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40161531382897" calcext:value-type="percentage">
            <text:p>34.0162%</text:p>
          </table:table-cell>
          <table:table-cell office:value-type="float" office:value="0.953745928338762" calcext:value-type="float">
            <text:p>0.95</text:p>
          </table:table-cell>
          <table:table-cell office:value-type="percentage" office:value="0.212502038294888" calcext:value-type="percentage">
            <text:p>21.2502%</text:p>
          </table:table-cell>
          <table:table-cell office:value-type="percentage" office:value="0.798994503271294" calcext:value-type="percentage">
            <text:p>79.8995%</text:p>
          </table:table-cell>
          <table:table-cell office:value-type="percentage" office:value="0.216268629153858" calcext:value-type="percentage">
            <text:p>21.6269%</text:p>
          </table:table-cell>
          <table:table-cell office:value-type="percentage" office:value="0.417384581490063" calcext:value-type="percentage">
            <text:p>41.7385%</text:p>
          </table:table-cell>
          <table:table-cell table:formula="of:=MAX((1-[.I1011]/(1-[.$D$25]));0)" office:value-type="float" office:value="0.403736312157053" calcext:value-type="float">
            <text:p><text:s/>0.4037 </text:p>
          </table:table-cell>
          <table:table-cell/>
          <table:table-cell table:formula="of:=EXP(-[.E1011]*[.$D$23])" office:value-type="float" office:value="0.909032353677203" calcext:value-type="float">
            <text:p><text:s/>0.9090 </text:p>
          </table:table-cell>
          <table:table-cell table:formula="of:=IF([.K1011]=&quot;yes&quot;;[.L1011]*[.$D$22]*([.I1011]-[.I1010]);0)" office:value-type="float" office:value="0" calcext:value-type="float">
            <text:p><text:s/>- <text:s text:c="2"/></text:p>
          </table:table-cell>
          <table:table-cell table:formula="of:=IF([.K1011]=&quot;T_ex&quot;;[.L1011]*([.I1011]-[.$I$35])*[.$D$22];0)" office:value-type="float" office:value="0" calcext:value-type="float">
            <text:p><text:s/>- <text:s text:c="2"/></text:p>
          </table:table-cell>
          <table:table-cell table:formula="of:=IF([.K1011]=&quot;yes&quot;;[.J1011]*[.L1011]*(0.05)*[.$D$21];0)" office:value-type="float" office:value="0" calcext:value-type="float">
            <text:p><text:s/>- <text:s text:c="2"/></text:p>
          </table:table-cell>
          <table:table-cell table:formula="of:=IF([.K1011]=&quot;yes&quot;;[.J1011]*[.L101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40968148705019" calcext:value-type="percentage">
            <text:p>34.0968%</text:p>
          </table:table-cell>
          <table:table-cell office:value-type="float" office:value="0.954723127035831" calcext:value-type="float">
            <text:p>0.95</text:p>
          </table:table-cell>
          <table:table-cell office:value-type="percentage" office:value="0.212940401602882" calcext:value-type="percentage">
            <text:p>21.2940%</text:p>
          </table:table-cell>
          <table:table-cell office:value-type="percentage" office:value="0.799740297914246" calcext:value-type="percentage">
            <text:p>79.9740%</text:p>
          </table:table-cell>
          <table:table-cell office:value-type="percentage" office:value="0.216693882022096" calcext:value-type="percentage">
            <text:p>21.6694%</text:p>
          </table:table-cell>
          <table:table-cell office:value-type="percentage" office:value="0.418260049519846" calcext:value-type="percentage">
            <text:p>41.8260%</text:p>
          </table:table-cell>
          <table:table-cell table:formula="of:=MAX((1-[.I1012]/(1-[.$D$25]));0)" office:value-type="float" office:value="0.402485643543077" calcext:value-type="float">
            <text:p><text:s/>0.4025 </text:p>
          </table:table-cell>
          <table:table-cell/>
          <table:table-cell table:formula="of:=EXP(-[.E1012]*[.$D$23])" office:value-type="float" office:value="0.908943527494155" calcext:value-type="float">
            <text:p><text:s/>0.9089 </text:p>
          </table:table-cell>
          <table:table-cell table:formula="of:=IF([.K1012]=&quot;yes&quot;;[.L1012]*[.$D$22]*([.I1012]-[.I1011]);0)" office:value-type="float" office:value="0" calcext:value-type="float">
            <text:p><text:s/>- <text:s text:c="2"/></text:p>
          </table:table-cell>
          <table:table-cell table:formula="of:=IF([.K1012]=&quot;T_ex&quot;;[.L1012]*([.I1012]-[.$I$35])*[.$D$22];0)" office:value-type="float" office:value="0" calcext:value-type="float">
            <text:p><text:s/>- <text:s text:c="2"/></text:p>
          </table:table-cell>
          <table:table-cell table:formula="of:=IF([.K1012]=&quot;yes&quot;;[.J1012]*[.L1012]*(0.05)*[.$D$21];0)" office:value-type="float" office:value="0" calcext:value-type="float">
            <text:p><text:s/>- <text:s text:c="2"/></text:p>
          </table:table-cell>
          <table:table-cell table:formula="of:=IF([.K1012]=&quot;yes&quot;;[.J1012]*[.L101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41755563969551" calcext:value-type="percentage">
            <text:p>34.1756%</text:p>
          </table:table-cell>
          <table:table-cell office:value-type="float" office:value="0.955700325732899" calcext:value-type="float">
            <text:p>0.96</text:p>
          </table:table-cell>
          <table:table-cell office:value-type="percentage" office:value="0.213382000702077" calcext:value-type="percentage">
            <text:p>21.3382%</text:p>
          </table:table-cell>
          <table:table-cell office:value-type="percentage" office:value="0.800492112448821" calcext:value-type="percentage">
            <text:p>80.0492%</text:p>
          </table:table-cell>
          <table:table-cell office:value-type="percentage" office:value="0.21711636100894" calcext:value-type="percentage">
            <text:p>21.7116%</text:p>
          </table:table-cell>
          <table:table-cell office:value-type="percentage" office:value="0.419077903828221" calcext:value-type="percentage">
            <text:p>41.9078%</text:p>
          </table:table-cell>
          <table:table-cell table:formula="of:=MAX((1-[.I1013]/(1-[.$D$25]));0)" office:value-type="float" office:value="0.401317280245398" calcext:value-type="float">
            <text:p><text:s/>0.4013 </text:p>
          </table:table-cell>
          <table:table-cell/>
          <table:table-cell table:formula="of:=EXP(-[.E1013]*[.$D$23])" office:value-type="float" office:value="0.908854709990765" calcext:value-type="float">
            <text:p><text:s/>0.9089 </text:p>
          </table:table-cell>
          <table:table-cell table:formula="of:=IF([.K1013]=&quot;yes&quot;;[.L1013]*[.$D$22]*([.I1013]-[.I1012]);0)" office:value-type="float" office:value="0" calcext:value-type="float">
            <text:p><text:s/>- <text:s text:c="2"/></text:p>
          </table:table-cell>
          <table:table-cell table:formula="of:=IF([.K1013]=&quot;T_ex&quot;;[.L1013]*([.I1013]-[.$I$35])*[.$D$22];0)" office:value-type="float" office:value="0" calcext:value-type="float">
            <text:p><text:s/>- <text:s text:c="2"/></text:p>
          </table:table-cell>
          <table:table-cell table:formula="of:=IF([.K1013]=&quot;yes&quot;;[.J1013]*[.L1013]*(0.05)*[.$D$21];0)" office:value-type="float" office:value="0" calcext:value-type="float">
            <text:p><text:s/>- <text:s text:c="2"/></text:p>
          </table:table-cell>
          <table:table-cell table:formula="of:=IF([.K1013]=&quot;yes&quot;;[.J1013]*[.L101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42504656539117" calcext:value-type="percentage">
            <text:p>34.2505%</text:p>
          </table:table-cell>
          <table:table-cell office:value-type="float" office:value="0.956677524429967" calcext:value-type="float">
            <text:p>0.96</text:p>
          </table:table-cell>
          <table:table-cell office:value-type="percentage" office:value="0.213820770427785" calcext:value-type="percentage">
            <text:p>21.3821%</text:p>
          </table:table-cell>
          <table:table-cell office:value-type="percentage" office:value="0.801229342749853" calcext:value-type="percentage">
            <text:p>80.1229%</text:p>
          </table:table-cell>
          <table:table-cell office:value-type="percentage" office:value="0.217550587012875" calcext:value-type="percentage">
            <text:p>21.7551%</text:p>
          </table:table-cell>
          <table:table-cell office:value-type="percentage" office:value="0.419877161291348" calcext:value-type="percentage">
            <text:p>41.9877%</text:p>
          </table:table-cell>
          <table:table-cell table:formula="of:=MAX((1-[.I1014]/(1-[.$D$25]));0)" office:value-type="float" office:value="0.400175483869503" calcext:value-type="float">
            <text:p><text:s/>0.4002 </text:p>
          </table:table-cell>
          <table:table-cell/>
          <table:table-cell table:formula="of:=EXP(-[.E1014]*[.$D$23])" office:value-type="float" office:value="0.908765901166186" calcext:value-type="float">
            <text:p><text:s/>0.9088 </text:p>
          </table:table-cell>
          <table:table-cell table:formula="of:=IF([.K1014]=&quot;yes&quot;;[.L1014]*[.$D$22]*([.I1014]-[.I1013]);0)" office:value-type="float" office:value="0" calcext:value-type="float">
            <text:p><text:s/>- <text:s text:c="2"/></text:p>
          </table:table-cell>
          <table:table-cell table:formula="of:=IF([.K1014]=&quot;T_ex&quot;;[.L1014]*([.I1014]-[.$I$35])*[.$D$22];0)" office:value-type="float" office:value="0" calcext:value-type="float">
            <text:p><text:s/>- <text:s text:c="2"/></text:p>
          </table:table-cell>
          <table:table-cell table:formula="of:=IF([.K1014]=&quot;yes&quot;;[.J1014]*[.L1014]*(0.05)*[.$D$21];0)" office:value-type="float" office:value="0" calcext:value-type="float">
            <text:p><text:s/>- <text:s text:c="2"/></text:p>
          </table:table-cell>
          <table:table-cell table:formula="of:=IF([.K1014]=&quot;yes&quot;;[.J1014]*[.L101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43270599982675" calcext:value-type="percentage">
            <text:p>34.3271%</text:p>
          </table:table-cell>
          <table:table-cell office:value-type="float" office:value="0.957654723127036" calcext:value-type="float">
            <text:p>0.96</text:p>
          </table:table-cell>
          <table:table-cell office:value-type="percentage" office:value="0.214258811477058" calcext:value-type="percentage">
            <text:p>21.4259%</text:p>
          </table:table-cell>
          <table:table-cell office:value-type="percentage" office:value="0.80194950454204" calcext:value-type="percentage">
            <text:p>80.1950%</text:p>
          </table:table-cell>
          <table:table-cell office:value-type="percentage" office:value="0.217982144604648" calcext:value-type="percentage">
            <text:p>21.7982%</text:p>
          </table:table-cell>
          <table:table-cell office:value-type="percentage" office:value="0.420741917470939" calcext:value-type="percentage">
            <text:p>42.0742%</text:p>
          </table:table-cell>
          <table:table-cell table:formula="of:=MAX((1-[.I1015]/(1-[.$D$25]));0)" office:value-type="float" office:value="0.398940117898658" calcext:value-type="float">
            <text:p><text:s/>0.3989 </text:p>
          </table:table-cell>
          <table:table-cell/>
          <table:table-cell table:formula="of:=EXP(-[.E1015]*[.$D$23])" office:value-type="float" office:value="0.90867710101957" calcext:value-type="float">
            <text:p><text:s/>0.9087 </text:p>
          </table:table-cell>
          <table:table-cell table:formula="of:=IF([.K1015]=&quot;yes&quot;;[.L1015]*[.$D$22]*([.I1015]-[.I1014]);0)" office:value-type="float" office:value="0" calcext:value-type="float">
            <text:p><text:s/>- <text:s text:c="2"/></text:p>
          </table:table-cell>
          <table:table-cell table:formula="of:=IF([.K1015]=&quot;T_ex&quot;;[.L1015]*([.I1015]-[.$I$35])*[.$D$22];0)" office:value-type="float" office:value="0" calcext:value-type="float">
            <text:p><text:s/>- <text:s text:c="2"/></text:p>
          </table:table-cell>
          <table:table-cell table:formula="of:=IF([.K1015]=&quot;yes&quot;;[.J1015]*[.L1015]*(0.05)*[.$D$21];0)" office:value-type="float" office:value="0" calcext:value-type="float">
            <text:p><text:s/>- <text:s text:c="2"/></text:p>
          </table:table-cell>
          <table:table-cell table:formula="of:=IF([.K1015]=&quot;yes&quot;;[.J1015]*[.L101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4404372819011" calcext:value-type="percentage">
            <text:p>34.4044%</text:p>
          </table:table-cell>
          <table:table-cell office:value-type="float" office:value="0.958631921824104" calcext:value-type="float">
            <text:p>0.96</text:p>
          </table:table-cell>
          <table:table-cell office:value-type="percentage" office:value="0.214701818372647" calcext:value-type="percentage">
            <text:p>21.4702%</text:p>
          </table:table-cell>
          <table:table-cell office:value-type="percentage" office:value="0.802631575776197" calcext:value-type="percentage">
            <text:p>80.2632%</text:p>
          </table:table-cell>
          <table:table-cell office:value-type="percentage" office:value="0.218416364595044" calcext:value-type="percentage">
            <text:p>21.8416%</text:p>
          </table:table-cell>
          <table:table-cell office:value-type="percentage" office:value="0.421517128662089" calcext:value-type="percentage">
            <text:p>42.1517%</text:p>
          </table:table-cell>
          <table:table-cell table:formula="of:=MAX((1-[.I1016]/(1-[.$D$25]));0)" office:value-type="float" office:value="0.397832673339873" calcext:value-type="float">
            <text:p><text:s/>0.3978 </text:p>
          </table:table-cell>
          <table:table-cell/>
          <table:table-cell table:formula="of:=EXP(-[.E1016]*[.$D$23])" office:value-type="float" office:value="0.908588309550069" calcext:value-type="float">
            <text:p><text:s/>0.9086 </text:p>
          </table:table-cell>
          <table:table-cell table:formula="of:=IF([.K1016]=&quot;yes&quot;;[.L1016]*[.$D$22]*([.I1016]-[.I1015]);0)" office:value-type="float" office:value="0" calcext:value-type="float">
            <text:p><text:s/>- <text:s text:c="2"/></text:p>
          </table:table-cell>
          <table:table-cell table:formula="of:=IF([.K1016]=&quot;T_ex&quot;;[.L1016]*([.I1016]-[.$I$35])*[.$D$22];0)" office:value-type="float" office:value="0" calcext:value-type="float">
            <text:p><text:s/>- <text:s text:c="2"/></text:p>
          </table:table-cell>
          <table:table-cell table:formula="of:=IF([.K1016]=&quot;yes&quot;;[.J1016]*[.L1016]*(0.05)*[.$D$21];0)" office:value-type="float" office:value="0" calcext:value-type="float">
            <text:p><text:s/>- <text:s text:c="2"/></text:p>
          </table:table-cell>
          <table:table-cell table:formula="of:=IF([.K1016]=&quot;yes&quot;;[.J1016]*[.L101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44788708304282" calcext:value-type="percentage">
            <text:p>34.4789%</text:p>
          </table:table-cell>
          <table:table-cell office:value-type="float" office:value="0.959609120521173" calcext:value-type="float">
            <text:p>0.96</text:p>
          </table:table-cell>
          <table:table-cell office:value-type="percentage" office:value="0.215140904385084" calcext:value-type="percentage">
            <text:p>21.5141%</text:p>
          </table:table-cell>
          <table:table-cell office:value-type="percentage" office:value="0.803351154931217" calcext:value-type="percentage">
            <text:p>80.3351%</text:p>
          </table:table-cell>
          <table:table-cell office:value-type="percentage" office:value="0.218848505600555" calcext:value-type="percentage">
            <text:p>21.8849%</text:p>
          </table:table-cell>
          <table:table-cell office:value-type="percentage" office:value="0.422303962483401" calcext:value-type="percentage">
            <text:p>42.2304%</text:p>
          </table:table-cell>
          <table:table-cell table:formula="of:=MAX((1-[.I1017]/(1-[.$D$25]));0)" office:value-type="float" office:value="0.396708625023713" calcext:value-type="float">
            <text:p><text:s/>0.3967 </text:p>
          </table:table-cell>
          <table:table-cell/>
          <table:table-cell table:formula="of:=EXP(-[.E1017]*[.$D$23])" office:value-type="float" office:value="0.908499526756835" calcext:value-type="float">
            <text:p><text:s/>0.9085 </text:p>
          </table:table-cell>
          <table:table-cell table:formula="of:=IF([.K1017]=&quot;yes&quot;;[.L1017]*[.$D$22]*([.I1017]-[.I1016]);0)" office:value-type="float" office:value="0" calcext:value-type="float">
            <text:p><text:s/>- <text:s text:c="2"/></text:p>
          </table:table-cell>
          <table:table-cell table:formula="of:=IF([.K1017]=&quot;T_ex&quot;;[.L1017]*([.I1017]-[.$I$35])*[.$D$22];0)" office:value-type="float" office:value="0" calcext:value-type="float">
            <text:p><text:s/>- <text:s text:c="2"/></text:p>
          </table:table-cell>
          <table:table-cell table:formula="of:=IF([.K1017]=&quot;yes&quot;;[.J1017]*[.L1017]*(0.05)*[.$D$21];0)" office:value-type="float" office:value="0" calcext:value-type="float">
            <text:p><text:s/>- <text:s text:c="2"/></text:p>
          </table:table-cell>
          <table:table-cell table:formula="of:=IF([.K1017]=&quot;yes&quot;;[.J1017]*[.L101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45563609116942" calcext:value-type="percentage">
            <text:p>34.5564%</text:p>
          </table:table-cell>
          <table:table-cell office:value-type="float" office:value="0.960586319218241" calcext:value-type="float">
            <text:p>0.96</text:p>
          </table:table-cell>
          <table:table-cell office:value-type="percentage" office:value="0.215581782116783" calcext:value-type="percentage">
            <text:p>21.5582%</text:p>
          </table:table-cell>
          <table:table-cell office:value-type="percentage" office:value="0.804056954128055" calcext:value-type="percentage">
            <text:p>80.4057%</text:p>
          </table:table-cell>
          <table:table-cell office:value-type="percentage" office:value="0.219272814099562" calcext:value-type="percentage">
            <text:p>21.9273%</text:p>
          </table:table-cell>
          <table:table-cell office:value-type="percentage" office:value="0.423057979745661" calcext:value-type="percentage">
            <text:p>42.3058%</text:p>
          </table:table-cell>
          <table:table-cell table:formula="of:=MAX((1-[.I1018]/(1-[.$D$25]));0)" office:value-type="float" office:value="0.395631457506199" calcext:value-type="float">
            <text:p><text:s/>0.3956 </text:p>
          </table:table-cell>
          <table:table-cell/>
          <table:table-cell table:formula="of:=EXP(-[.E1018]*[.$D$23])" office:value-type="float" office:value="0.90841075263902" calcext:value-type="float">
            <text:p><text:s/>0.9084 </text:p>
          </table:table-cell>
          <table:table-cell table:formula="of:=IF([.K1018]=&quot;yes&quot;;[.L1018]*[.$D$22]*([.I1018]-[.I1017]);0)" office:value-type="float" office:value="0" calcext:value-type="float">
            <text:p><text:s/>- <text:s text:c="2"/></text:p>
          </table:table-cell>
          <table:table-cell table:formula="of:=IF([.K1018]=&quot;T_ex&quot;;[.L1018]*([.I1018]-[.$I$35])*[.$D$22];0)" office:value-type="float" office:value="0" calcext:value-type="float">
            <text:p><text:s/>- <text:s text:c="2"/></text:p>
          </table:table-cell>
          <table:table-cell table:formula="of:=IF([.K1018]=&quot;yes&quot;;[.J1018]*[.L1018]*(0.05)*[.$D$21];0)" office:value-type="float" office:value="0" calcext:value-type="float">
            <text:p><text:s/>- <text:s text:c="2"/></text:p>
          </table:table-cell>
          <table:table-cell table:formula="of:=IF([.K1018]=&quot;yes&quot;;[.J1018]*[.L101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46309220001306" calcext:value-type="percentage">
            <text:p>34.6309%</text:p>
          </table:table-cell>
          <table:table-cell office:value-type="float" office:value="0.961563517915309" calcext:value-type="float">
            <text:p>0.96</text:p>
          </table:table-cell>
          <table:table-cell office:value-type="percentage" office:value="0.216025872894828" calcext:value-type="percentage">
            <text:p>21.6026%</text:p>
          </table:table-cell>
          <table:table-cell office:value-type="percentage" office:value="0.804779819842727" calcext:value-type="percentage">
            <text:p>80.4780%</text:p>
          </table:table-cell>
          <table:table-cell office:value-type="percentage" office:value="0.219702604476058" calcext:value-type="percentage">
            <text:p>21.9703%</text:p>
          </table:table-cell>
          <table:table-cell office:value-type="percentage" office:value="0.423803864940657" calcext:value-type="percentage">
            <text:p>42.3804%</text:p>
          </table:table-cell>
          <table:table-cell table:formula="of:=MAX((1-[.I1019]/(1-[.$D$25]));0)" office:value-type="float" office:value="0.394565907227633" calcext:value-type="float">
            <text:p><text:s/>0.3946 </text:p>
          </table:table-cell>
          <table:table-cell/>
          <table:table-cell table:formula="of:=EXP(-[.E1019]*[.$D$23])" office:value-type="float" office:value="0.908321987195776" calcext:value-type="float">
            <text:p><text:s/>0.9083 </text:p>
          </table:table-cell>
          <table:table-cell table:formula="of:=IF([.K1019]=&quot;yes&quot;;[.L1019]*[.$D$22]*([.I1019]-[.I1018]);0)" office:value-type="float" office:value="0" calcext:value-type="float">
            <text:p><text:s/>- <text:s text:c="2"/></text:p>
          </table:table-cell>
          <table:table-cell table:formula="of:=IF([.K1019]=&quot;T_ex&quot;;[.L1019]*([.I1019]-[.$I$35])*[.$D$22];0)" office:value-type="float" office:value="0" calcext:value-type="float">
            <text:p><text:s/>- <text:s text:c="2"/></text:p>
          </table:table-cell>
          <table:table-cell table:formula="of:=IF([.K1019]=&quot;yes&quot;;[.J1019]*[.L1019]*(0.05)*[.$D$21];0)" office:value-type="float" office:value="0" calcext:value-type="float">
            <text:p><text:s/>- <text:s text:c="2"/></text:p>
          </table:table-cell>
          <table:table-cell table:formula="of:=IF([.K1019]=&quot;yes&quot;;[.J1019]*[.L101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47064326382139" calcext:value-type="percentage">
            <text:p>34.7064%</text:p>
          </table:table-cell>
          <table:table-cell office:value-type="float" office:value="0.962540716612378" calcext:value-type="float">
            <text:p>0.96</text:p>
          </table:table-cell>
          <table:table-cell office:value-type="percentage" office:value="0.216467525652735" calcext:value-type="percentage">
            <text:p>21.6468%</text:p>
          </table:table-cell>
          <table:table-cell office:value-type="percentage" office:value="0.805540257555133" calcext:value-type="percentage">
            <text:p>80.5540%</text:p>
          </table:table-cell>
          <table:table-cell office:value-type="percentage" office:value="0.220128422917922" calcext:value-type="percentage">
            <text:p>22.0128%</text:p>
          </table:table-cell>
          <table:table-cell office:value-type="percentage" office:value="0.424520428161859" calcext:value-type="percentage">
            <text:p>42.4520%</text:p>
          </table:table-cell>
          <table:table-cell table:formula="of:=MAX((1-[.I1020]/(1-[.$D$25]));0)" office:value-type="float" office:value="0.393542245483058" calcext:value-type="float">
            <text:p><text:s/>0.3935 </text:p>
          </table:table-cell>
          <table:table-cell/>
          <table:table-cell table:formula="of:=EXP(-[.E1020]*[.$D$23])" office:value-type="float" office:value="0.908233230426256" calcext:value-type="float">
            <text:p><text:s/>0.9082 </text:p>
          </table:table-cell>
          <table:table-cell table:formula="of:=IF([.K1020]=&quot;yes&quot;;[.L1020]*[.$D$22]*([.I1020]-[.I1019]);0)" office:value-type="float" office:value="0" calcext:value-type="float">
            <text:p><text:s/>- <text:s text:c="2"/></text:p>
          </table:table-cell>
          <table:table-cell table:formula="of:=IF([.K1020]=&quot;T_ex&quot;;[.L1020]*([.I1020]-[.$I$35])*[.$D$22];0)" office:value-type="float" office:value="0" calcext:value-type="float">
            <text:p><text:s/>- <text:s text:c="2"/></text:p>
          </table:table-cell>
          <table:table-cell table:formula="of:=IF([.K1020]=&quot;yes&quot;;[.J1020]*[.L1020]*(0.05)*[.$D$21];0)" office:value-type="float" office:value="0" calcext:value-type="float">
            <text:p><text:s/>- <text:s text:c="2"/></text:p>
          </table:table-cell>
          <table:table-cell table:formula="of:=IF([.K1020]=&quot;yes&quot;;[.J1020]*[.L102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47835278388808" calcext:value-type="percentage">
            <text:p>34.7835%</text:p>
          </table:table-cell>
          <table:table-cell office:value-type="float" office:value="0.963517915309446" calcext:value-type="float">
            <text:p>0.96</text:p>
          </table:table-cell>
          <table:table-cell office:value-type="percentage" office:value="0.216907108184615" calcext:value-type="percentage">
            <text:p>21.6907%</text:p>
          </table:table-cell>
          <table:table-cell office:value-type="percentage" office:value="0.80632364014977" calcext:value-type="percentage">
            <text:p>80.6324%</text:p>
          </table:table-cell>
          <table:table-cell office:value-type="percentage" office:value="0.2205524976394" calcext:value-type="percentage">
            <text:p>22.0552%</text:p>
          </table:table-cell>
          <table:table-cell office:value-type="percentage" office:value="0.42524742054362" calcext:value-type="percentage">
            <text:p>42.5247%</text:p>
          </table:table-cell>
          <table:table-cell table:formula="of:=MAX((1-[.I1021]/(1-[.$D$25]));0)" office:value-type="float" office:value="0.392503684937686" calcext:value-type="float">
            <text:p><text:s/>0.3925 </text:p>
          </table:table-cell>
          <table:table-cell/>
          <table:table-cell table:formula="of:=EXP(-[.E1021]*[.$D$23])" office:value-type="float" office:value="0.908144482329612" calcext:value-type="float">
            <text:p><text:s/>0.9081 </text:p>
          </table:table-cell>
          <table:table-cell table:formula="of:=IF([.K1021]=&quot;yes&quot;;[.L1021]*[.$D$22]*([.I1021]-[.I1020]);0)" office:value-type="float" office:value="0" calcext:value-type="float">
            <text:p><text:s/>- <text:s text:c="2"/></text:p>
          </table:table-cell>
          <table:table-cell table:formula="of:=IF([.K1021]=&quot;T_ex&quot;;[.L1021]*([.I1021]-[.$I$35])*[.$D$22];0)" office:value-type="float" office:value="0" calcext:value-type="float">
            <text:p><text:s/>- <text:s text:c="2"/></text:p>
          </table:table-cell>
          <table:table-cell table:formula="of:=IF([.K1021]=&quot;yes&quot;;[.J1021]*[.L1021]*(0.05)*[.$D$21];0)" office:value-type="float" office:value="0" calcext:value-type="float">
            <text:p><text:s/>- <text:s text:c="2"/></text:p>
          </table:table-cell>
          <table:table-cell table:formula="of:=IF([.K1021]=&quot;yes&quot;;[.J1021]*[.L102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48583914470104" calcext:value-type="percentage">
            <text:p>34.8584%</text:p>
          </table:table-cell>
          <table:table-cell office:value-type="float" office:value="0.964495114006515" calcext:value-type="float">
            <text:p>0.96</text:p>
          </table:table-cell>
          <table:table-cell office:value-type="percentage" office:value="0.217349422455213" calcext:value-type="percentage">
            <text:p>21.7349%</text:p>
          </table:table-cell>
          <table:table-cell office:value-type="percentage" office:value="0.807125353374086" calcext:value-type="percentage">
            <text:p>80.7125%</text:p>
          </table:table-cell>
          <table:table-cell office:value-type="percentage" office:value="0.220982501547946" calcext:value-type="percentage">
            <text:p>22.0983%</text:p>
          </table:table-cell>
          <table:table-cell office:value-type="percentage" office:value="0.42605037264126" calcext:value-type="percentage">
            <text:p>42.6050%</text:p>
          </table:table-cell>
          <table:table-cell table:formula="of:=MAX((1-[.I1022]/(1-[.$D$25]));0)" office:value-type="float" office:value="0.391356610512486" calcext:value-type="float">
            <text:p><text:s/>0.3914 </text:p>
          </table:table-cell>
          <table:table-cell/>
          <table:table-cell table:formula="of:=EXP(-[.E1022]*[.$D$23])" office:value-type="float" office:value="0.908055742904997" calcext:value-type="float">
            <text:p><text:s/>0.9081 </text:p>
          </table:table-cell>
          <table:table-cell table:formula="of:=IF([.K1022]=&quot;yes&quot;;[.L1022]*[.$D$22]*([.I1022]-[.I1021]);0)" office:value-type="float" office:value="0" calcext:value-type="float">
            <text:p><text:s/>- <text:s text:c="2"/></text:p>
          </table:table-cell>
          <table:table-cell table:formula="of:=IF([.K1022]=&quot;T_ex&quot;;[.L1022]*([.I1022]-[.$I$35])*[.$D$22];0)" office:value-type="float" office:value="0" calcext:value-type="float">
            <text:p><text:s/>- <text:s text:c="2"/></text:p>
          </table:table-cell>
          <table:table-cell table:formula="of:=IF([.K1022]=&quot;yes&quot;;[.J1022]*[.L1022]*(0.05)*[.$D$21];0)" office:value-type="float" office:value="0" calcext:value-type="float">
            <text:p><text:s/>- <text:s text:c="2"/></text:p>
          </table:table-cell>
          <table:table-cell table:formula="of:=IF([.K1022]=&quot;yes&quot;;[.J1022]*[.L102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49334107612759" calcext:value-type="percentage">
            <text:p>34.9334%</text:p>
          </table:table-cell>
          <table:table-cell office:value-type="float" office:value="0.965472312703583" calcext:value-type="float">
            <text:p>0.97</text:p>
          </table:table-cell>
          <table:table-cell office:value-type="percentage" office:value="0.217798768346475" calcext:value-type="percentage">
            <text:p>21.7799%</text:p>
          </table:table-cell>
          <table:table-cell office:value-type="percentage" office:value="0.80793751954627" calcext:value-type="percentage">
            <text:p>80.7938%</text:p>
          </table:table-cell>
          <table:table-cell office:value-type="percentage" office:value="0.221409644165387" calcext:value-type="percentage">
            <text:p>22.1410%</text:p>
          </table:table-cell>
          <table:table-cell office:value-type="percentage" office:value="0.426824802915582" calcext:value-type="percentage">
            <text:p>42.6825%</text:p>
          </table:table-cell>
          <table:table-cell table:formula="of:=MAX((1-[.I1023]/(1-[.$D$25]));0)" office:value-type="float" office:value="0.390250281549168" calcext:value-type="float">
            <text:p><text:s/>0.3903 </text:p>
          </table:table-cell>
          <table:table-cell/>
          <table:table-cell table:formula="of:=EXP(-[.E1023]*[.$D$23])" office:value-type="float" office:value="0.907967012151563" calcext:value-type="float">
            <text:p><text:s/>0.9080 </text:p>
          </table:table-cell>
          <table:table-cell table:formula="of:=IF([.K1023]=&quot;yes&quot;;[.L1023]*[.$D$22]*([.I1023]-[.I1022]);0)" office:value-type="float" office:value="0" calcext:value-type="float">
            <text:p><text:s/>- <text:s text:c="2"/></text:p>
          </table:table-cell>
          <table:table-cell table:formula="of:=IF([.K1023]=&quot;T_ex&quot;;[.L1023]*([.I1023]-[.$I$35])*[.$D$22];0)" office:value-type="float" office:value="0" calcext:value-type="float">
            <text:p><text:s/>- <text:s text:c="2"/></text:p>
          </table:table-cell>
          <table:table-cell table:formula="of:=IF([.K1023]=&quot;yes&quot;;[.J1023]*[.L1023]*(0.05)*[.$D$21];0)" office:value-type="float" office:value="0" calcext:value-type="float">
            <text:p><text:s/>- <text:s text:c="2"/></text:p>
          </table:table-cell>
          <table:table-cell table:formula="of:=IF([.K1023]=&quot;yes&quot;;[.J1023]*[.L102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50116807546229" calcext:value-type="percentage">
            <text:p>35.0117%</text:p>
          </table:table-cell>
          <table:table-cell office:value-type="float" office:value="0.966449511400651" calcext:value-type="float">
            <text:p>0.97</text:p>
          </table:table-cell>
          <table:table-cell office:value-type="percentage" office:value="0.218239680183795" calcext:value-type="percentage">
            <text:p>21.8240%</text:p>
          </table:table-cell>
          <table:table-cell office:value-type="percentage" office:value="0.808787657754186" calcext:value-type="percentage">
            <text:p>80.8788%</text:p>
          </table:table-cell>
          <table:table-cell office:value-type="percentage" office:value="0.221836450803459" calcext:value-type="percentage">
            <text:p>22.1836%</text:p>
          </table:table-cell>
          <table:table-cell office:value-type="percentage" office:value="0.427626420297359" calcext:value-type="percentage">
            <text:p>42.7626%</text:p>
          </table:table-cell>
          <table:table-cell table:formula="of:=MAX((1-[.I1024]/(1-[.$D$25]));0)" office:value-type="float" office:value="0.389105113860916" calcext:value-type="float">
            <text:p><text:s/>0.3891 </text:p>
          </table:table-cell>
          <table:table-cell/>
          <table:table-cell table:formula="of:=EXP(-[.E1024]*[.$D$23])" office:value-type="float" office:value="0.907878290068464" calcext:value-type="float">
            <text:p><text:s/>0.9079 </text:p>
          </table:table-cell>
          <table:table-cell table:formula="of:=IF([.K1024]=&quot;yes&quot;;[.L1024]*[.$D$22]*([.I1024]-[.I1023]);0)" office:value-type="float" office:value="0" calcext:value-type="float">
            <text:p><text:s/>- <text:s text:c="2"/></text:p>
          </table:table-cell>
          <table:table-cell table:formula="of:=IF([.K1024]=&quot;T_ex&quot;;[.L1024]*([.I1024]-[.$I$35])*[.$D$22];0)" office:value-type="float" office:value="0" calcext:value-type="float">
            <text:p><text:s/>- <text:s text:c="2"/></text:p>
          </table:table-cell>
          <table:table-cell table:formula="of:=IF([.K1024]=&quot;yes&quot;;[.J1024]*[.L1024]*(0.05)*[.$D$21];0)" office:value-type="float" office:value="0" calcext:value-type="float">
            <text:p><text:s/>- <text:s text:c="2"/></text:p>
          </table:table-cell>
          <table:table-cell table:formula="of:=IF([.K1024]=&quot;yes&quot;;[.J1024]*[.L102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50878766190053" calcext:value-type="percentage">
            <text:p>35.0879%</text:p>
          </table:table-cell>
          <table:table-cell office:value-type="float" office:value="0.96742671009772" calcext:value-type="float">
            <text:p>0.97</text:p>
          </table:table-cell>
          <table:table-cell office:value-type="percentage" office:value="0.218681223060548" calcext:value-type="percentage">
            <text:p>21.8681%</text:p>
          </table:table-cell>
          <table:table-cell office:value-type="percentage" office:value="0.80968804128834" calcext:value-type="percentage">
            <text:p>80.9688%</text:p>
          </table:table-cell>
          <table:table-cell office:value-type="percentage" office:value="0.222267967704505" calcext:value-type="percentage">
            <text:p>22.2268%</text:p>
          </table:table-cell>
          <table:table-cell office:value-type="percentage" office:value="0.428478599317763" calcext:value-type="percentage">
            <text:p>42.8479%</text:p>
          </table:table-cell>
          <table:table-cell table:formula="of:=MAX((1-[.I1025]/(1-[.$D$25]));0)" office:value-type="float" office:value="0.387887715260338" calcext:value-type="float">
            <text:p><text:s/>0.3879 </text:p>
          </table:table-cell>
          <table:table-cell/>
          <table:table-cell table:formula="of:=EXP(-[.E1025]*[.$D$23])" office:value-type="float" office:value="0.907789576654851" calcext:value-type="float">
            <text:p><text:s/>0.9078 </text:p>
          </table:table-cell>
          <table:table-cell table:formula="of:=IF([.K1025]=&quot;yes&quot;;[.L1025]*[.$D$22]*([.I1025]-[.I1024]);0)" office:value-type="float" office:value="0" calcext:value-type="float">
            <text:p><text:s/>- <text:s text:c="2"/></text:p>
          </table:table-cell>
          <table:table-cell table:formula="of:=IF([.K1025]=&quot;T_ex&quot;;[.L1025]*([.I1025]-[.$I$35])*[.$D$22];0)" office:value-type="float" office:value="0" calcext:value-type="float">
            <text:p><text:s/>- <text:s text:c="2"/></text:p>
          </table:table-cell>
          <table:table-cell table:formula="of:=IF([.K1025]=&quot;yes&quot;;[.J1025]*[.L1025]*(0.05)*[.$D$21];0)" office:value-type="float" office:value="0" calcext:value-type="float">
            <text:p><text:s/>- <text:s text:c="2"/></text:p>
          </table:table-cell>
          <table:table-cell table:formula="of:=IF([.K1025]=&quot;yes&quot;;[.J1025]*[.L102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51654673797742" calcext:value-type="percentage">
            <text:p>35.1655%</text:p>
          </table:table-cell>
          <table:table-cell office:value-type="float" office:value="0.968403908794788" calcext:value-type="float">
            <text:p>0.97</text:p>
          </table:table-cell>
          <table:table-cell office:value-type="percentage" office:value="0.219123202604843" calcext:value-type="percentage">
            <text:p>21.9123%</text:p>
          </table:table-cell>
          <table:table-cell office:value-type="percentage" office:value="0.810607088996079" calcext:value-type="percentage">
            <text:p>81.0607%</text:p>
          </table:table-cell>
          <table:table-cell office:value-type="percentage" office:value="0.222694782725427" calcext:value-type="percentage">
            <text:p>22.2695%</text:p>
          </table:table-cell>
          <table:table-cell office:value-type="percentage" office:value="0.429261599144763" calcext:value-type="percentage">
            <text:p>42.9262%</text:p>
          </table:table-cell>
          <table:table-cell table:formula="of:=MAX((1-[.I1026]/(1-[.$D$25]));0)" office:value-type="float" office:value="0.38676914407891" calcext:value-type="float">
            <text:p><text:s/>0.3868 </text:p>
          </table:table-cell>
          <table:table-cell/>
          <table:table-cell table:formula="of:=EXP(-[.E1026]*[.$D$23])" office:value-type="float" office:value="0.907700871909877" calcext:value-type="float">
            <text:p><text:s/>0.9077 </text:p>
          </table:table-cell>
          <table:table-cell table:formula="of:=IF([.K1026]=&quot;yes&quot;;[.L1026]*[.$D$22]*([.I1026]-[.I1025]);0)" office:value-type="float" office:value="0" calcext:value-type="float">
            <text:p><text:s/>- <text:s text:c="2"/></text:p>
          </table:table-cell>
          <table:table-cell table:formula="of:=IF([.K1026]=&quot;T_ex&quot;;[.L1026]*([.I1026]-[.$I$35])*[.$D$22];0)" office:value-type="float" office:value="0" calcext:value-type="float">
            <text:p><text:s/>- <text:s text:c="2"/></text:p>
          </table:table-cell>
          <table:table-cell table:formula="of:=IF([.K1026]=&quot;yes&quot;;[.J1026]*[.L1026]*(0.05)*[.$D$21];0)" office:value-type="float" office:value="0" calcext:value-type="float">
            <text:p><text:s/>- <text:s text:c="2"/></text:p>
          </table:table-cell>
          <table:table-cell table:formula="of:=IF([.K1026]=&quot;yes&quot;;[.J1026]*[.L102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5243940681904" calcext:value-type="percentage">
            <text:p>35.2439%</text:p>
          </table:table-cell>
          <table:table-cell office:value-type="float" office:value="0.969381107491857" calcext:value-type="float">
            <text:p>0.97</text:p>
          </table:table-cell>
          <table:table-cell office:value-type="percentage" office:value="0.219568037841818" calcext:value-type="percentage">
            <text:p>21.9568%</text:p>
          </table:table-cell>
          <table:table-cell office:value-type="percentage" office:value="0.81157609759318" calcext:value-type="percentage">
            <text:p>81.1576%</text:p>
          </table:table-cell>
          <table:table-cell office:value-type="percentage" office:value="0.223118238287963" calcext:value-type="percentage">
            <text:p>22.3118%</text:p>
          </table:table-cell>
          <table:table-cell office:value-type="percentage" office:value="0.430071802917826" calcext:value-type="percentage">
            <text:p>43.0072%</text:p>
          </table:table-cell>
          <table:table-cell table:formula="of:=MAX((1-[.I1027]/(1-[.$D$25]));0)" office:value-type="float" office:value="0.385611710117391" calcext:value-type="float">
            <text:p><text:s/>0.3856 </text:p>
          </table:table-cell>
          <table:table-cell/>
          <table:table-cell table:formula="of:=EXP(-[.E1027]*[.$D$23])" office:value-type="float" office:value="0.907612175832697" calcext:value-type="float">
            <text:p><text:s/>0.9076 </text:p>
          </table:table-cell>
          <table:table-cell table:formula="of:=IF([.K1027]=&quot;yes&quot;;[.L1027]*[.$D$22]*([.I1027]-[.I1026]);0)" office:value-type="float" office:value="0" calcext:value-type="float">
            <text:p><text:s/>- <text:s text:c="2"/></text:p>
          </table:table-cell>
          <table:table-cell table:formula="of:=IF([.K1027]=&quot;T_ex&quot;;[.L1027]*([.I1027]-[.$I$35])*[.$D$22];0)" office:value-type="float" office:value="0" calcext:value-type="float">
            <text:p><text:s/>- <text:s text:c="2"/></text:p>
          </table:table-cell>
          <table:table-cell table:formula="of:=IF([.K1027]=&quot;yes&quot;;[.J1027]*[.L1027]*(0.05)*[.$D$21];0)" office:value-type="float" office:value="0" calcext:value-type="float">
            <text:p><text:s/>- <text:s text:c="2"/></text:p>
          </table:table-cell>
          <table:table-cell table:formula="of:=IF([.K1027]=&quot;yes&quot;;[.J1027]*[.L102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53247125941471" calcext:value-type="percentage">
            <text:p>35.3247%</text:p>
          </table:table-cell>
          <table:table-cell office:value-type="float" office:value="0.970358306188925" calcext:value-type="float">
            <text:p>0.97</text:p>
          </table:table-cell>
          <table:table-cell office:value-type="percentage" office:value="0.220008786203594" calcext:value-type="percentage">
            <text:p>22.0009%</text:p>
          </table:table-cell>
          <table:table-cell office:value-type="percentage" office:value="0.812662214072316" calcext:value-type="percentage">
            <text:p>81.2662%</text:p>
          </table:table-cell>
          <table:table-cell office:value-type="percentage" office:value="0.223546757393696" calcext:value-type="percentage">
            <text:p>22.3547%</text:p>
          </table:table-cell>
          <table:table-cell office:value-type="percentage" office:value="0.430915086680435" calcext:value-type="percentage">
            <text:p>43.0915%</text:p>
          </table:table-cell>
          <table:table-cell table:formula="of:=MAX((1-[.I1028]/(1-[.$D$25]));0)" office:value-type="float" office:value="0.38440701902795" calcext:value-type="float">
            <text:p><text:s/>0.3844 </text:p>
          </table:table-cell>
          <table:table-cell/>
          <table:table-cell table:formula="of:=EXP(-[.E1028]*[.$D$23])" office:value-type="float" office:value="0.907523488422462" calcext:value-type="float">
            <text:p><text:s/>0.9075 </text:p>
          </table:table-cell>
          <table:table-cell table:formula="of:=IF([.K1028]=&quot;yes&quot;;[.L1028]*[.$D$22]*([.I1028]-[.I1027]);0)" office:value-type="float" office:value="0" calcext:value-type="float">
            <text:p><text:s/>- <text:s text:c="2"/></text:p>
          </table:table-cell>
          <table:table-cell table:formula="of:=IF([.K1028]=&quot;T_ex&quot;;[.L1028]*([.I1028]-[.$I$35])*[.$D$22];0)" office:value-type="float" office:value="0" calcext:value-type="float">
            <text:p><text:s/>- <text:s text:c="2"/></text:p>
          </table:table-cell>
          <table:table-cell table:formula="of:=IF([.K1028]=&quot;yes&quot;;[.J1028]*[.L1028]*(0.05)*[.$D$21];0)" office:value-type="float" office:value="0" calcext:value-type="float">
            <text:p><text:s/>- <text:s text:c="2"/></text:p>
          </table:table-cell>
          <table:table-cell table:formula="of:=IF([.K1028]=&quot;yes&quot;;[.J1028]*[.L102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54055045967058" calcext:value-type="percentage">
            <text:p>35.4055%</text:p>
          </table:table-cell>
          <table:table-cell office:value-type="float" office:value="0.971335504885993" calcext:value-type="float">
            <text:p>0.97</text:p>
          </table:table-cell>
          <table:table-cell office:value-type="percentage" office:value="0.220456818056465" calcext:value-type="percentage">
            <text:p>22.0457%</text:p>
          </table:table-cell>
          <table:table-cell office:value-type="percentage" office:value="0.813839061795158" calcext:value-type="percentage">
            <text:p>81.3839%</text:p>
          </table:table-cell>
          <table:table-cell office:value-type="percentage" office:value="0.223989749471964" calcext:value-type="percentage">
            <text:p>22.3990%</text:p>
          </table:table-cell>
          <table:table-cell office:value-type="percentage" office:value="0.43170949251718" calcext:value-type="percentage">
            <text:p>43.1709%</text:p>
          </table:table-cell>
          <table:table-cell table:formula="of:=MAX((1-[.I1029]/(1-[.$D$25]));0)" office:value-type="float" office:value="0.383272153546886" calcext:value-type="float">
            <text:p><text:s/>0.3833 </text:p>
          </table:table-cell>
          <table:table-cell/>
          <table:table-cell table:formula="of:=EXP(-[.E1029]*[.$D$23])" office:value-type="float" office:value="0.907434809678325" calcext:value-type="float">
            <text:p><text:s/>0.9074 </text:p>
          </table:table-cell>
          <table:table-cell table:formula="of:=IF([.K1029]=&quot;yes&quot;;[.L1029]*[.$D$22]*([.I1029]-[.I1028]);0)" office:value-type="float" office:value="0" calcext:value-type="float">
            <text:p><text:s/>- <text:s text:c="2"/></text:p>
          </table:table-cell>
          <table:table-cell table:formula="of:=IF([.K1029]=&quot;T_ex&quot;;[.L1029]*([.I1029]-[.$I$35])*[.$D$22];0)" office:value-type="float" office:value="0" calcext:value-type="float">
            <text:p><text:s/>- <text:s text:c="2"/></text:p>
          </table:table-cell>
          <table:table-cell table:formula="of:=IF([.K1029]=&quot;yes&quot;;[.J1029]*[.L1029]*(0.05)*[.$D$21];0)" office:value-type="float" office:value="0" calcext:value-type="float">
            <text:p><text:s/>- <text:s text:c="2"/></text:p>
          </table:table-cell>
          <table:table-cell table:formula="of:=IF([.K1029]=&quot;yes&quot;;[.J1029]*[.L102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54848267890516" calcext:value-type="percentage">
            <text:p>35.4848%</text:p>
          </table:table-cell>
          <table:table-cell office:value-type="float" office:value="0.972312703583062" calcext:value-type="float">
            <text:p>0.97</text:p>
          </table:table-cell>
          <table:table-cell office:value-type="percentage" office:value="0.220892742841118" calcext:value-type="percentage">
            <text:p>22.0893%</text:p>
          </table:table-cell>
          <table:table-cell office:value-type="percentage" office:value="0.815067976244264" calcext:value-type="percentage">
            <text:p>81.5068%</text:p>
          </table:table-cell>
          <table:table-cell office:value-type="percentage" office:value="0.224424229467779" calcext:value-type="percentage">
            <text:p>22.4424%</text:p>
          </table:table-cell>
          <table:table-cell office:value-type="percentage" office:value="0.432553890395011" calcext:value-type="percentage">
            <text:p>43.2554%</text:p>
          </table:table-cell>
          <table:table-cell table:formula="of:=MAX((1-[.I1030]/(1-[.$D$25]));0)" office:value-type="float" office:value="0.38206587086427" calcext:value-type="float">
            <text:p><text:s/>0.3821 </text:p>
          </table:table-cell>
          <table:table-cell/>
          <table:table-cell table:formula="of:=EXP(-[.E1030]*[.$D$23])" office:value-type="float" office:value="0.907346139599441" calcext:value-type="float">
            <text:p><text:s/>0.9073 </text:p>
          </table:table-cell>
          <table:table-cell table:formula="of:=IF([.K1030]=&quot;yes&quot;;[.L1030]*[.$D$22]*([.I1030]-[.I1029]);0)" office:value-type="float" office:value="0" calcext:value-type="float">
            <text:p><text:s/>- <text:s text:c="2"/></text:p>
          </table:table-cell>
          <table:table-cell table:formula="of:=IF([.K1030]=&quot;T_ex&quot;;[.L1030]*([.I1030]-[.$I$35])*[.$D$22];0)" office:value-type="float" office:value="0" calcext:value-type="float">
            <text:p><text:s/>- <text:s text:c="2"/></text:p>
          </table:table-cell>
          <table:table-cell table:formula="of:=IF([.K1030]=&quot;yes&quot;;[.J1030]*[.L1030]*(0.05)*[.$D$21];0)" office:value-type="float" office:value="0" calcext:value-type="float">
            <text:p><text:s/>- <text:s text:c="2"/></text:p>
          </table:table-cell>
          <table:table-cell table:formula="of:=IF([.K1030]=&quot;yes&quot;;[.J1030]*[.L103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55663165449119" calcext:value-type="percentage">
            <text:p>35.5663%</text:p>
          </table:table-cell>
          <table:table-cell office:value-type="float" office:value="0.97328990228013" calcext:value-type="float">
            <text:p>0.97</text:p>
          </table:table-cell>
          <table:table-cell office:value-type="percentage" office:value="0.221332640258539" calcext:value-type="percentage">
            <text:p>22.1333%</text:p>
          </table:table-cell>
          <table:table-cell office:value-type="percentage" office:value="0.81639404149402" calcext:value-type="percentage">
            <text:p>81.6394%</text:p>
          </table:table-cell>
          <table:table-cell office:value-type="percentage" office:value="0.22485272125597" calcext:value-type="percentage">
            <text:p>22.4853%</text:p>
          </table:table-cell>
          <table:table-cell office:value-type="percentage" office:value="0.43337365529551" calcext:value-type="percentage">
            <text:p>43.3374%</text:p>
          </table:table-cell>
          <table:table-cell table:formula="of:=MAX((1-[.I1031]/(1-[.$D$25]));0)" office:value-type="float" office:value="0.380894778149271" calcext:value-type="float">
            <text:p><text:s/>0.3809 </text:p>
          </table:table-cell>
          <table:table-cell/>
          <table:table-cell table:formula="of:=EXP(-[.E1031]*[.$D$23])" office:value-type="float" office:value="0.907257478184962" calcext:value-type="float">
            <text:p><text:s/>0.9073 </text:p>
          </table:table-cell>
          <table:table-cell table:formula="of:=IF([.K1031]=&quot;yes&quot;;[.L1031]*[.$D$22]*([.I1031]-[.I1030]);0)" office:value-type="float" office:value="0" calcext:value-type="float">
            <text:p><text:s/>- <text:s text:c="2"/></text:p>
          </table:table-cell>
          <table:table-cell table:formula="of:=IF([.K1031]=&quot;T_ex&quot;;[.L1031]*([.I1031]-[.$I$35])*[.$D$22];0)" office:value-type="float" office:value="0" calcext:value-type="float">
            <text:p><text:s/>- <text:s text:c="2"/></text:p>
          </table:table-cell>
          <table:table-cell table:formula="of:=IF([.K1031]=&quot;yes&quot;;[.J1031]*[.L1031]*(0.05)*[.$D$21];0)" office:value-type="float" office:value="0" calcext:value-type="float">
            <text:p><text:s/>- <text:s text:c="2"/></text:p>
          </table:table-cell>
          <table:table-cell table:formula="of:=IF([.K1031]=&quot;yes&quot;;[.J1031]*[.L103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56489424780202" calcext:value-type="percentage">
            <text:p>35.6489%</text:p>
          </table:table-cell>
          <table:table-cell office:value-type="float" office:value="0.974267100977199" calcext:value-type="float">
            <text:p>0.97</text:p>
          </table:table-cell>
          <table:table-cell office:value-type="percentage" office:value="0.221760801776897" calcext:value-type="percentage">
            <text:p>22.1761%</text:p>
          </table:table-cell>
          <table:table-cell office:value-type="percentage" office:value="0.817793571415312" calcext:value-type="percentage">
            <text:p>81.7794%</text:p>
          </table:table-cell>
          <table:table-cell office:value-type="percentage" office:value="0.225283490954564" calcext:value-type="percentage">
            <text:p>22.5283%</text:p>
          </table:table-cell>
          <table:table-cell office:value-type="percentage" office:value="0.434050650623974" calcext:value-type="percentage">
            <text:p>43.4051%</text:p>
          </table:table-cell>
          <table:table-cell table:formula="of:=MAX((1-[.I1032]/(1-[.$D$25]));0)" office:value-type="float" office:value="0.379927641965751" calcext:value-type="float">
            <text:p><text:s/>0.3799 </text:p>
          </table:table-cell>
          <table:table-cell/>
          <table:table-cell table:formula="of:=EXP(-[.E1032]*[.$D$23])" office:value-type="float" office:value="0.907168825434041" calcext:value-type="float">
            <text:p><text:s/>0.9072 </text:p>
          </table:table-cell>
          <table:table-cell table:formula="of:=IF([.K1032]=&quot;yes&quot;;[.L1032]*[.$D$22]*([.I1032]-[.I1031]);0)" office:value-type="float" office:value="0" calcext:value-type="float">
            <text:p><text:s/>- <text:s text:c="2"/></text:p>
          </table:table-cell>
          <table:table-cell table:formula="of:=IF([.K1032]=&quot;T_ex&quot;;[.L1032]*([.I1032]-[.$I$35])*[.$D$22];0)" office:value-type="float" office:value="0" calcext:value-type="float">
            <text:p><text:s/>- <text:s text:c="2"/></text:p>
          </table:table-cell>
          <table:table-cell table:formula="of:=IF([.K1032]=&quot;yes&quot;;[.J1032]*[.L1032]*(0.05)*[.$D$21];0)" office:value-type="float" office:value="0" calcext:value-type="float">
            <text:p><text:s/>- <text:s text:c="2"/></text:p>
          </table:table-cell>
          <table:table-cell table:formula="of:=IF([.K1032]=&quot;yes&quot;;[.J1032]*[.L103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57301639813167" calcext:value-type="percentage">
            <text:p>35.7302%</text:p>
          </table:table-cell>
          <table:table-cell office:value-type="float" office:value="0.975244299674267" calcext:value-type="float">
            <text:p>0.98</text:p>
          </table:table-cell>
          <table:table-cell office:value-type="percentage" office:value="0.222197721838774" calcext:value-type="percentage">
            <text:p>22.2198%</text:p>
          </table:table-cell>
          <table:table-cell office:value-type="percentage" office:value="0.819234379951487" calcext:value-type="percentage">
            <text:p>81.9234%</text:p>
          </table:table-cell>
          <table:table-cell office:value-type="percentage" office:value="0.225709715024948" calcext:value-type="percentage">
            <text:p>22.5710%</text:p>
          </table:table-cell>
          <table:table-cell office:value-type="percentage" office:value="0.4347380968643" calcext:value-type="percentage">
            <text:p>43.4738%</text:p>
          </table:table-cell>
          <table:table-cell table:formula="of:=MAX((1-[.I1033]/(1-[.$D$25]));0)" office:value-type="float" office:value="0.378945575908143" calcext:value-type="float">
            <text:p><text:s/>0.3789 </text:p>
          </table:table-cell>
          <table:table-cell/>
          <table:table-cell table:formula="of:=EXP(-[.E1033]*[.$D$23])" office:value-type="float" office:value="0.907080181345833" calcext:value-type="float">
            <text:p><text:s/>0.9071 </text:p>
          </table:table-cell>
          <table:table-cell table:formula="of:=IF([.K1033]=&quot;yes&quot;;[.L1033]*[.$D$22]*([.I1033]-[.I1032]);0)" office:value-type="float" office:value="0" calcext:value-type="float">
            <text:p><text:s/>- <text:s text:c="2"/></text:p>
          </table:table-cell>
          <table:table-cell table:formula="of:=IF([.K1033]=&quot;T_ex&quot;;[.L1033]*([.I1033]-[.$I$35])*[.$D$22];0)" office:value-type="float" office:value="0" calcext:value-type="float">
            <text:p><text:s/>- <text:s text:c="2"/></text:p>
          </table:table-cell>
          <table:table-cell table:formula="of:=IF([.K1033]=&quot;yes&quot;;[.J1033]*[.L1033]*(0.05)*[.$D$21];0)" office:value-type="float" office:value="0" calcext:value-type="float">
            <text:p><text:s/>- <text:s text:c="2"/></text:p>
          </table:table-cell>
          <table:table-cell table:formula="of:=IF([.K1033]=&quot;yes&quot;;[.J1033]*[.L103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58092043490907" calcext:value-type="percentage">
            <text:p>35.8092%</text:p>
          </table:table-cell>
          <table:table-cell office:value-type="float" office:value="0.976221498371335" calcext:value-type="float">
            <text:p>0.98</text:p>
          </table:table-cell>
          <table:table-cell office:value-type="percentage" office:value="0.222627956138238" calcext:value-type="percentage">
            <text:p>22.2628%</text:p>
          </table:table-cell>
          <table:table-cell office:value-type="percentage" office:value="0.820671173315677" calcext:value-type="percentage">
            <text:p>82.0671%</text:p>
          </table:table-cell>
          <table:table-cell office:value-type="percentage" office:value="0.226139809408117" calcext:value-type="percentage">
            <text:p>22.6140%</text:p>
          </table:table-cell>
          <table:table-cell office:value-type="percentage" office:value="0.435358824726644" calcext:value-type="percentage">
            <text:p>43.5359%</text:p>
          </table:table-cell>
          <table:table-cell table:formula="of:=MAX((1-[.I1034]/(1-[.$D$25]));0)" office:value-type="float" office:value="0.37805882181908" calcext:value-type="float">
            <text:p><text:s/>0.3781 </text:p>
          </table:table-cell>
          <table:table-cell/>
          <table:table-cell table:formula="of:=EXP(-[.E1034]*[.$D$23])" office:value-type="float" office:value="0.906991545919489" calcext:value-type="float">
            <text:p><text:s/>0.9070 </text:p>
          </table:table-cell>
          <table:table-cell table:formula="of:=IF([.K1034]=&quot;yes&quot;;[.L1034]*[.$D$22]*([.I1034]-[.I1033]);0)" office:value-type="float" office:value="0" calcext:value-type="float">
            <text:p><text:s/>- <text:s text:c="2"/></text:p>
          </table:table-cell>
          <table:table-cell table:formula="of:=IF([.K1034]=&quot;T_ex&quot;;[.L1034]*([.I1034]-[.$I$35])*[.$D$22];0)" office:value-type="float" office:value="0" calcext:value-type="float">
            <text:p><text:s/>- <text:s text:c="2"/></text:p>
          </table:table-cell>
          <table:table-cell table:formula="of:=IF([.K1034]=&quot;yes&quot;;[.J1034]*[.L1034]*(0.05)*[.$D$21];0)" office:value-type="float" office:value="0" calcext:value-type="float">
            <text:p><text:s/>- <text:s text:c="2"/></text:p>
          </table:table-cell>
          <table:table-cell table:formula="of:=IF([.K1034]=&quot;yes&quot;;[.J1034]*[.L103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58880041442229" calcext:value-type="percentage">
            <text:p>35.8880%</text:p>
          </table:table-cell>
          <table:table-cell office:value-type="float" office:value="0.977198697068404" calcext:value-type="float">
            <text:p>0.98</text:p>
          </table:table-cell>
          <table:table-cell office:value-type="percentage" office:value="0.223053644725662" calcext:value-type="percentage">
            <text:p>22.3054%</text:p>
          </table:table-cell>
          <table:table-cell office:value-type="percentage" office:value="0.822068125262085" calcext:value-type="percentage">
            <text:p>82.2068%</text:p>
          </table:table-cell>
          <table:table-cell office:value-type="percentage" office:value="0.226572642960237" calcext:value-type="percentage">
            <text:p>22.6573%</text:p>
          </table:table-cell>
          <table:table-cell office:value-type="percentage" office:value="0.436010821711911" calcext:value-type="percentage">
            <text:p>43.6011%</text:p>
          </table:table-cell>
          <table:table-cell table:formula="of:=MAX((1-[.I1035]/(1-[.$D$25]));0)" office:value-type="float" office:value="0.377127397554413" calcext:value-type="float">
            <text:p><text:s/>0.3771 </text:p>
          </table:table-cell>
          <table:table-cell/>
          <table:table-cell table:formula="of:=EXP(-[.E1035]*[.$D$23])" office:value-type="float" office:value="0.906902919154165" calcext:value-type="float">
            <text:p><text:s/>0.9069 </text:p>
          </table:table-cell>
          <table:table-cell table:formula="of:=IF([.K1035]=&quot;yes&quot;;[.L1035]*[.$D$22]*([.I1035]-[.I1034]);0)" office:value-type="float" office:value="0" calcext:value-type="float">
            <text:p><text:s/>- <text:s text:c="2"/></text:p>
          </table:table-cell>
          <table:table-cell table:formula="of:=IF([.K1035]=&quot;T_ex&quot;;[.L1035]*([.I1035]-[.$I$35])*[.$D$22];0)" office:value-type="float" office:value="0" calcext:value-type="float">
            <text:p><text:s/>- <text:s text:c="2"/></text:p>
          </table:table-cell>
          <table:table-cell table:formula="of:=IF([.K1035]=&quot;yes&quot;;[.J1035]*[.L1035]*(0.05)*[.$D$21];0)" office:value-type="float" office:value="0" calcext:value-type="float">
            <text:p><text:s/>- <text:s text:c="2"/></text:p>
          </table:table-cell>
          <table:table-cell table:formula="of:=IF([.K1035]=&quot;yes&quot;;[.J1035]*[.L103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59666935499199" calcext:value-type="percentage">
            <text:p>35.9667%</text:p>
          </table:table-cell>
          <table:table-cell office:value-type="float" office:value="0.978175895765472" calcext:value-type="float">
            <text:p>0.98</text:p>
          </table:table-cell>
          <table:table-cell office:value-type="percentage" office:value="0.223491663483672" calcext:value-type="percentage">
            <text:p>22.3492%</text:p>
          </table:table-cell>
          <table:table-cell office:value-type="percentage" office:value="0.823505675467668" calcext:value-type="percentage">
            <text:p>82.3506%</text:p>
          </table:table-cell>
          <table:table-cell office:value-type="percentage" office:value="0.226998955549486" calcext:value-type="percentage">
            <text:p>22.6999%</text:p>
          </table:table-cell>
          <table:table-cell office:value-type="percentage" office:value="0.436727759959192" calcext:value-type="percentage">
            <text:p>43.6728%</text:p>
          </table:table-cell>
          <table:table-cell table:formula="of:=MAX((1-[.I1036]/(1-[.$D$25]));0)" office:value-type="float" office:value="0.376103200058297" calcext:value-type="float">
            <text:p><text:s/>0.3761 </text:p>
          </table:table-cell>
          <table:table-cell/>
          <table:table-cell table:formula="of:=EXP(-[.E1036]*[.$D$23])" office:value-type="float" office:value="0.906814301049014" calcext:value-type="float">
            <text:p><text:s/>0.9068 </text:p>
          </table:table-cell>
          <table:table-cell table:formula="of:=IF([.K1036]=&quot;yes&quot;;[.L1036]*[.$D$22]*([.I1036]-[.I1035]);0)" office:value-type="float" office:value="0" calcext:value-type="float">
            <text:p><text:s/>- <text:s text:c="2"/></text:p>
          </table:table-cell>
          <table:table-cell table:formula="of:=IF([.K1036]=&quot;T_ex&quot;;[.L1036]*([.I1036]-[.$I$35])*[.$D$22];0)" office:value-type="float" office:value="0" calcext:value-type="float">
            <text:p><text:s/>- <text:s text:c="2"/></text:p>
          </table:table-cell>
          <table:table-cell table:formula="of:=IF([.K1036]=&quot;yes&quot;;[.J1036]*[.L1036]*(0.05)*[.$D$21];0)" office:value-type="float" office:value="0" calcext:value-type="float">
            <text:p><text:s/>- <text:s text:c="2"/></text:p>
          </table:table-cell>
          <table:table-cell table:formula="of:=IF([.K1036]=&quot;yes&quot;;[.J1036]*[.L103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60484835616844" calcext:value-type="percentage">
            <text:p>36.0485%</text:p>
          </table:table-cell>
          <table:table-cell office:value-type="float" office:value="0.979153094462541" calcext:value-type="float">
            <text:p>0.98</text:p>
          </table:table-cell>
          <table:table-cell office:value-type="percentage" office:value="0.223924070794685" calcext:value-type="percentage">
            <text:p>22.3924%</text:p>
          </table:table-cell>
          <table:table-cell office:value-type="percentage" office:value="0.824937691342641" calcext:value-type="percentage">
            <text:p>82.4938%</text:p>
          </table:table-cell>
          <table:table-cell office:value-type="percentage" office:value="0.227428542895858" calcext:value-type="percentage">
            <text:p>22.7429%</text:p>
          </table:table-cell>
          <table:table-cell office:value-type="percentage" office:value="0.437472592635635" calcext:value-type="percentage">
            <text:p>43.7473%</text:p>
          </table:table-cell>
          <table:table-cell table:formula="of:=MAX((1-[.I1037]/(1-[.$D$25]));0)" office:value-type="float" office:value="0.375039153377664" calcext:value-type="float">
            <text:p><text:s/>0.3750 </text:p>
          </table:table-cell>
          <table:table-cell/>
          <table:table-cell table:formula="of:=EXP(-[.E1037]*[.$D$23])" office:value-type="float" office:value="0.90672569160319" calcext:value-type="float">
            <text:p><text:s/>0.9067 </text:p>
          </table:table-cell>
          <table:table-cell table:formula="of:=IF([.K1037]=&quot;yes&quot;;[.L1037]*[.$D$22]*([.I1037]-[.I1036]);0)" office:value-type="float" office:value="0" calcext:value-type="float">
            <text:p><text:s/>- <text:s text:c="2"/></text:p>
          </table:table-cell>
          <table:table-cell table:formula="of:=IF([.K1037]=&quot;T_ex&quot;;[.L1037]*([.I1037]-[.$I$35])*[.$D$22];0)" office:value-type="float" office:value="0" calcext:value-type="float">
            <text:p><text:s/>- <text:s text:c="2"/></text:p>
          </table:table-cell>
          <table:table-cell table:formula="of:=IF([.K1037]=&quot;yes&quot;;[.J1037]*[.L1037]*(0.05)*[.$D$21];0)" office:value-type="float" office:value="0" calcext:value-type="float">
            <text:p><text:s/>- <text:s text:c="2"/></text:p>
          </table:table-cell>
          <table:table-cell table:formula="of:=IF([.K1037]=&quot;yes&quot;;[.J1037]*[.L103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61303768191252" calcext:value-type="percentage">
            <text:p>36.1304%</text:p>
          </table:table-cell>
          <table:table-cell office:value-type="float" office:value="0.980130293159609" calcext:value-type="float">
            <text:p>0.98</text:p>
          </table:table-cell>
          <table:table-cell office:value-type="percentage" office:value="0.224351706807316" calcext:value-type="percentage">
            <text:p>22.4352%</text:p>
          </table:table-cell>
          <table:table-cell office:value-type="percentage" office:value="0.826397053468011" calcext:value-type="percentage">
            <text:p>82.6397%</text:p>
          </table:table-cell>
          <table:table-cell office:value-type="percentage" office:value="0.227859623158744" calcext:value-type="percentage">
            <text:p>22.7860%</text:p>
          </table:table-cell>
          <table:table-cell office:value-type="percentage" office:value="0.438159053439955" calcext:value-type="percentage">
            <text:p>43.8159%</text:p>
          </table:table-cell>
          <table:table-cell table:formula="of:=MAX((1-[.I1038]/(1-[.$D$25]));0)" office:value-type="float" office:value="0.374058495085778" calcext:value-type="float">
            <text:p><text:s/>0.3741 </text:p>
          </table:table-cell>
          <table:table-cell/>
          <table:table-cell table:formula="of:=EXP(-[.E1038]*[.$D$23])" office:value-type="float" office:value="0.906637090815846" calcext:value-type="float">
            <text:p><text:s/>0.9066 </text:p>
          </table:table-cell>
          <table:table-cell table:formula="of:=IF([.K1038]=&quot;yes&quot;;[.L1038]*[.$D$22]*([.I1038]-[.I1037]);0)" office:value-type="float" office:value="0" calcext:value-type="float">
            <text:p><text:s/>- <text:s text:c="2"/></text:p>
          </table:table-cell>
          <table:table-cell table:formula="of:=IF([.K1038]=&quot;T_ex&quot;;[.L1038]*([.I1038]-[.$I$35])*[.$D$22];0)" office:value-type="float" office:value="0" calcext:value-type="float">
            <text:p><text:s/>- <text:s text:c="2"/></text:p>
          </table:table-cell>
          <table:table-cell table:formula="of:=IF([.K1038]=&quot;yes&quot;;[.J1038]*[.L1038]*(0.05)*[.$D$21];0)" office:value-type="float" office:value="0" calcext:value-type="float">
            <text:p><text:s/>- <text:s text:c="2"/></text:p>
          </table:table-cell>
          <table:table-cell table:formula="of:=IF([.K1038]=&quot;yes&quot;;[.J1038]*[.L103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62166005887316" calcext:value-type="percentage">
            <text:p>36.2166%</text:p>
          </table:table-cell>
          <table:table-cell office:value-type="float" office:value="0.981107491856677" calcext:value-type="float">
            <text:p>0.98</text:p>
          </table:table-cell>
          <table:table-cell office:value-type="percentage" office:value="0.224787165475961" calcext:value-type="percentage">
            <text:p>22.4787%</text:p>
          </table:table-cell>
          <table:table-cell office:value-type="percentage" office:value="0.827817284294589" calcext:value-type="percentage">
            <text:p>82.7817%</text:p>
          </table:table-cell>
          <table:table-cell office:value-type="percentage" office:value="0.228285348020456" calcext:value-type="percentage">
            <text:p>22.8285%</text:p>
          </table:table-cell>
          <table:table-cell office:value-type="percentage" office:value="0.438863536151778" calcext:value-type="percentage">
            <text:p>43.8864%</text:p>
          </table:table-cell>
          <table:table-cell table:formula="of:=MAX((1-[.I1039]/(1-[.$D$25]));0)" office:value-type="float" office:value="0.373052091211746" calcext:value-type="float">
            <text:p><text:s/>0.3731 </text:p>
          </table:table-cell>
          <table:table-cell/>
          <table:table-cell table:formula="of:=EXP(-[.E1039]*[.$D$23])" office:value-type="float" office:value="0.906548498686136" calcext:value-type="float">
            <text:p><text:s/>0.9065 </text:p>
          </table:table-cell>
          <table:table-cell table:formula="of:=IF([.K1039]=&quot;yes&quot;;[.L1039]*[.$D$22]*([.I1039]-[.I1038]);0)" office:value-type="float" office:value="0" calcext:value-type="float">
            <text:p><text:s/>- <text:s text:c="2"/></text:p>
          </table:table-cell>
          <table:table-cell table:formula="of:=IF([.K1039]=&quot;T_ex&quot;;[.L1039]*([.I1039]-[.$I$35])*[.$D$22];0)" office:value-type="float" office:value="0" calcext:value-type="float">
            <text:p><text:s/>- <text:s text:c="2"/></text:p>
          </table:table-cell>
          <table:table-cell table:formula="of:=IF([.K1039]=&quot;yes&quot;;[.J1039]*[.L1039]*(0.05)*[.$D$21];0)" office:value-type="float" office:value="0" calcext:value-type="float">
            <text:p><text:s/>- <text:s text:c="2"/></text:p>
          </table:table-cell>
          <table:table-cell table:formula="of:=IF([.K1039]=&quot;yes&quot;;[.J1039]*[.L103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62996317356374" calcext:value-type="percentage">
            <text:p>36.2996%</text:p>
          </table:table-cell>
          <table:table-cell office:value-type="float" office:value="0.982084690553746" calcext:value-type="float">
            <text:p>0.98</text:p>
          </table:table-cell>
          <table:table-cell office:value-type="percentage" office:value="0.225219114797531" calcext:value-type="percentage">
            <text:p>22.5219%</text:p>
          </table:table-cell>
          <table:table-cell office:value-type="percentage" office:value="0.829348523493365" calcext:value-type="percentage">
            <text:p>82.9349%</text:p>
          </table:table-cell>
          <table:table-cell office:value-type="percentage" office:value="0.228716655724082" calcext:value-type="percentage">
            <text:p>22.8717%</text:p>
          </table:table-cell>
          <table:table-cell office:value-type="percentage" office:value="0.439579499891684" calcext:value-type="percentage">
            <text:p>43.9579%</text:p>
          </table:table-cell>
          <table:table-cell table:formula="of:=MAX((1-[.I1040]/(1-[.$D$25]));0)" office:value-type="float" office:value="0.372029285869023" calcext:value-type="float">
            <text:p><text:s/>0.3720 </text:p>
          </table:table-cell>
          <table:table-cell/>
          <table:table-cell table:formula="of:=EXP(-[.E1040]*[.$D$23])" office:value-type="float" office:value="0.906459915213215" calcext:value-type="float">
            <text:p><text:s/>0.9065 </text:p>
          </table:table-cell>
          <table:table-cell table:formula="of:=IF([.K1040]=&quot;yes&quot;;[.L1040]*[.$D$22]*([.I1040]-[.I1039]);0)" office:value-type="float" office:value="0" calcext:value-type="float">
            <text:p><text:s/>- <text:s text:c="2"/></text:p>
          </table:table-cell>
          <table:table-cell table:formula="of:=IF([.K1040]=&quot;T_ex&quot;;[.L1040]*([.I1040]-[.$I$35])*[.$D$22];0)" office:value-type="float" office:value="0" calcext:value-type="float">
            <text:p><text:s/>- <text:s text:c="2"/></text:p>
          </table:table-cell>
          <table:table-cell table:formula="of:=IF([.K1040]=&quot;yes&quot;;[.J1040]*[.L1040]*(0.05)*[.$D$21];0)" office:value-type="float" office:value="0" calcext:value-type="float">
            <text:p><text:s/>- <text:s text:c="2"/></text:p>
          </table:table-cell>
          <table:table-cell table:formula="of:=IF([.K1040]=&quot;yes&quot;;[.J1040]*[.L104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63841015757973" calcext:value-type="percentage">
            <text:p>36.3841%</text:p>
          </table:table-cell>
          <table:table-cell office:value-type="float" office:value="0.983061889250814" calcext:value-type="float">
            <text:p>0.98</text:p>
          </table:table-cell>
          <table:table-cell office:value-type="percentage" office:value="0.225645650513896" calcext:value-type="percentage">
            <text:p>22.5646%</text:p>
          </table:table-cell>
          <table:table-cell office:value-type="percentage" office:value="0.830835298979878" calcext:value-type="percentage">
            <text:p>83.0835%</text:p>
          </table:table-cell>
          <table:table-cell office:value-type="percentage" office:value="0.229142018962221" calcext:value-type="percentage">
            <text:p>22.9142%</text:p>
          </table:table-cell>
          <table:table-cell office:value-type="percentage" office:value="0.440317270151587" calcext:value-type="percentage">
            <text:p>44.0317%</text:p>
          </table:table-cell>
          <table:table-cell table:formula="of:=MAX((1-[.I1041]/(1-[.$D$25]));0)" office:value-type="float" office:value="0.370975328354876" calcext:value-type="float">
            <text:p><text:s/>0.3710 </text:p>
          </table:table-cell>
          <table:table-cell/>
          <table:table-cell table:formula="of:=EXP(-[.E1041]*[.$D$23])" office:value-type="float" office:value="0.906371340396236" calcext:value-type="float">
            <text:p><text:s/>0.9064 </text:p>
          </table:table-cell>
          <table:table-cell table:formula="of:=IF([.K1041]=&quot;yes&quot;;[.L1041]*[.$D$22]*([.I1041]-[.I1040]);0)" office:value-type="float" office:value="0" calcext:value-type="float">
            <text:p><text:s/>- <text:s text:c="2"/></text:p>
          </table:table-cell>
          <table:table-cell table:formula="of:=IF([.K1041]=&quot;T_ex&quot;;[.L1041]*([.I1041]-[.$I$35])*[.$D$22];0)" office:value-type="float" office:value="0" calcext:value-type="float">
            <text:p><text:s/>- <text:s text:c="2"/></text:p>
          </table:table-cell>
          <table:table-cell table:formula="of:=IF([.K1041]=&quot;yes&quot;;[.J1041]*[.L1041]*(0.05)*[.$D$21];0)" office:value-type="float" office:value="0" calcext:value-type="float">
            <text:p><text:s/>- <text:s text:c="2"/></text:p>
          </table:table-cell>
          <table:table-cell table:formula="of:=IF([.K1041]=&quot;yes&quot;;[.J1041]*[.L104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64691433027656" calcext:value-type="percentage">
            <text:p>36.4691%</text:p>
          </table:table-cell>
          <table:table-cell office:value-type="float" office:value="0.984039087947883" calcext:value-type="float">
            <text:p>0.98</text:p>
          </table:table-cell>
          <table:table-cell office:value-type="percentage" office:value="0.226078394361464" calcext:value-type="percentage">
            <text:p>22.6078%</text:p>
          </table:table-cell>
          <table:table-cell office:value-type="percentage" office:value="0.832296218288183" calcext:value-type="percentage">
            <text:p>83.2296%</text:p>
          </table:table-cell>
          <table:table-cell office:value-type="percentage" office:value="0.229573315925019" calcext:value-type="percentage">
            <text:p>22.9573%</text:p>
          </table:table-cell>
          <table:table-cell office:value-type="percentage" office:value="0.441050615087568" calcext:value-type="percentage">
            <text:p>44.1051%</text:p>
          </table:table-cell>
          <table:table-cell table:formula="of:=MAX((1-[.I1042]/(1-[.$D$25]));0)" office:value-type="float" office:value="0.369927692732046" calcext:value-type="float">
            <text:p><text:s/>0.3699 </text:p>
          </table:table-cell>
          <table:table-cell/>
          <table:table-cell table:formula="of:=EXP(-[.E1042]*[.$D$23])" office:value-type="float" office:value="0.906282774234354" calcext:value-type="float">
            <text:p><text:s/>0.9063 </text:p>
          </table:table-cell>
          <table:table-cell table:formula="of:=IF([.K1042]=&quot;yes&quot;;[.L1042]*[.$D$22]*([.I1042]-[.I1041]);0)" office:value-type="float" office:value="0" calcext:value-type="float">
            <text:p><text:s/>- <text:s text:c="2"/></text:p>
          </table:table-cell>
          <table:table-cell table:formula="of:=IF([.K1042]=&quot;T_ex&quot;;[.L1042]*([.I1042]-[.$I$35])*[.$D$22];0)" office:value-type="float" office:value="0" calcext:value-type="float">
            <text:p><text:s/>- <text:s text:c="2"/></text:p>
          </table:table-cell>
          <table:table-cell table:formula="of:=IF([.K1042]=&quot;yes&quot;;[.J1042]*[.L1042]*(0.05)*[.$D$21];0)" office:value-type="float" office:value="0" calcext:value-type="float">
            <text:p><text:s/>- <text:s text:c="2"/></text:p>
          </table:table-cell>
          <table:table-cell table:formula="of:=IF([.K1042]=&quot;yes&quot;;[.J1042]*[.L104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65530750332329" calcext:value-type="percentage">
            <text:p>36.5531%</text:p>
          </table:table-cell>
          <table:table-cell office:value-type="float" office:value="0.985016286644951" calcext:value-type="float">
            <text:p>0.99</text:p>
          </table:table-cell>
          <table:table-cell office:value-type="percentage" office:value="0.226510575616887" calcext:value-type="percentage">
            <text:p>22.6511%</text:p>
          </table:table-cell>
          <table:table-cell office:value-type="percentage" office:value="0.83362903270836" calcext:value-type="percentage">
            <text:p>83.3629%</text:p>
          </table:table-cell>
          <table:table-cell office:value-type="percentage" office:value="0.229995818918074" calcext:value-type="percentage">
            <text:p>22.9996%</text:p>
          </table:table-cell>
          <table:table-cell office:value-type="percentage" office:value="0.441801871110677" calcext:value-type="percentage">
            <text:p>44.1802%</text:p>
          </table:table-cell>
          <table:table-cell table:formula="of:=MAX((1-[.I1043]/(1-[.$D$25]));0)" office:value-type="float" office:value="0.36885446984189" calcext:value-type="float">
            <text:p><text:s/>0.3689 </text:p>
          </table:table-cell>
          <table:table-cell/>
          <table:table-cell table:formula="of:=EXP(-[.E1043]*[.$D$23])" office:value-type="float" office:value="0.906194216726722" calcext:value-type="float">
            <text:p><text:s/>0.9062 </text:p>
          </table:table-cell>
          <table:table-cell table:formula="of:=IF([.K1043]=&quot;yes&quot;;[.L1043]*[.$D$22]*([.I1043]-[.I1042]);0)" office:value-type="float" office:value="0" calcext:value-type="float">
            <text:p><text:s/>- <text:s text:c="2"/></text:p>
          </table:table-cell>
          <table:table-cell table:formula="of:=IF([.K1043]=&quot;T_ex&quot;;[.L1043]*([.I1043]-[.$I$35])*[.$D$22];0)" office:value-type="float" office:value="0" calcext:value-type="float">
            <text:p><text:s/>- <text:s text:c="2"/></text:p>
          </table:table-cell>
          <table:table-cell table:formula="of:=IF([.K1043]=&quot;yes&quot;;[.J1043]*[.L1043]*(0.05)*[.$D$21];0)" office:value-type="float" office:value="0" calcext:value-type="float">
            <text:p><text:s/>- <text:s text:c="2"/></text:p>
          </table:table-cell>
          <table:table-cell table:formula="of:=IF([.K1043]=&quot;yes&quot;;[.J1043]*[.L104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66356468930879" calcext:value-type="percentage">
            <text:p>36.6356%</text:p>
          </table:table-cell>
          <table:table-cell office:value-type="float" office:value="0.98599348534202" calcext:value-type="float">
            <text:p>0.99</text:p>
          </table:table-cell>
          <table:table-cell office:value-type="percentage" office:value="0.226946360878411" calcext:value-type="percentage">
            <text:p>22.6946%</text:p>
          </table:table-cell>
          <table:table-cell office:value-type="percentage" office:value="0.834835097307695" calcext:value-type="percentage">
            <text:p>83.4835%</text:p>
          </table:table-cell>
          <table:table-cell office:value-type="percentage" office:value="0.230411547990227" calcext:value-type="percentage">
            <text:p>23.0412%</text:p>
          </table:table-cell>
          <table:table-cell office:value-type="percentage" office:value="0.442659351860955" calcext:value-type="percentage">
            <text:p>44.2659%</text:p>
          </table:table-cell>
          <table:table-cell table:formula="of:=MAX((1-[.I1044]/(1-[.$D$25]));0)" office:value-type="float" office:value="0.367629497341493" calcext:value-type="float">
            <text:p><text:s/>0.3676 </text:p>
          </table:table-cell>
          <table:table-cell/>
          <table:table-cell table:formula="of:=EXP(-[.E1044]*[.$D$23])" office:value-type="float" office:value="0.906105667872497" calcext:value-type="float">
            <text:p><text:s/>0.9061 </text:p>
          </table:table-cell>
          <table:table-cell table:formula="of:=IF([.K1044]=&quot;yes&quot;;[.L1044]*[.$D$22]*([.I1044]-[.I1043]);0)" office:value-type="float" office:value="0" calcext:value-type="float">
            <text:p><text:s/>- <text:s text:c="2"/></text:p>
          </table:table-cell>
          <table:table-cell table:formula="of:=IF([.K1044]=&quot;T_ex&quot;;[.L1044]*([.I1044]-[.$I$35])*[.$D$22];0)" office:value-type="float" office:value="0" calcext:value-type="float">
            <text:p><text:s/>- <text:s text:c="2"/></text:p>
          </table:table-cell>
          <table:table-cell table:formula="of:=IF([.K1044]=&quot;yes&quot;;[.J1044]*[.L1044]*(0.05)*[.$D$21];0)" office:value-type="float" office:value="0" calcext:value-type="float">
            <text:p><text:s/>- <text:s text:c="2"/></text:p>
          </table:table-cell>
          <table:table-cell table:formula="of:=IF([.K1044]=&quot;yes&quot;;[.J1044]*[.L104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67173033171396" calcext:value-type="percentage">
            <text:p>36.7173%</text:p>
          </table:table-cell>
          <table:table-cell office:value-type="float" office:value="0.986970684039088" calcext:value-type="float">
            <text:p>0.99</text:p>
          </table:table-cell>
          <table:table-cell office:value-type="percentage" office:value="0.227388927929108" calcext:value-type="percentage">
            <text:p>22.7389%</text:p>
          </table:table-cell>
          <table:table-cell office:value-type="percentage" office:value="0.835896862069292" calcext:value-type="percentage">
            <text:p>83.5897%</text:p>
          </table:table-cell>
          <table:table-cell office:value-type="percentage" office:value="0.230842735150721" calcext:value-type="percentage">
            <text:p>23.0843%</text:p>
          </table:table-cell>
          <table:table-cell office:value-type="percentage" office:value="0.443467444226444" calcext:value-type="percentage">
            <text:p>44.3467%</text:p>
          </table:table-cell>
          <table:table-cell table:formula="of:=MAX((1-[.I1045]/(1-[.$D$25]));0)" office:value-type="float" office:value="0.366475079676508" calcext:value-type="float">
            <text:p><text:s/>0.3665 </text:p>
          </table:table-cell>
          <table:table-cell/>
          <table:table-cell table:formula="of:=EXP(-[.E1045]*[.$D$23])" office:value-type="float" office:value="0.90601712767083" calcext:value-type="float">
            <text:p><text:s/>0.9060 </text:p>
          </table:table-cell>
          <table:table-cell table:formula="of:=IF([.K1045]=&quot;yes&quot;;[.L1045]*[.$D$22]*([.I1045]-[.I1044]);0)" office:value-type="float" office:value="0" calcext:value-type="float">
            <text:p><text:s/>- <text:s text:c="2"/></text:p>
          </table:table-cell>
          <table:table-cell table:formula="of:=IF([.K1045]=&quot;T_ex&quot;;[.L1045]*([.I1045]-[.$I$35])*[.$D$22];0)" office:value-type="float" office:value="0" calcext:value-type="float">
            <text:p><text:s/>- <text:s text:c="2"/></text:p>
          </table:table-cell>
          <table:table-cell table:formula="of:=IF([.K1045]=&quot;yes&quot;;[.J1045]*[.L1045]*(0.05)*[.$D$21];0)" office:value-type="float" office:value="0" calcext:value-type="float">
            <text:p><text:s/>- <text:s text:c="2"/></text:p>
          </table:table-cell>
          <table:table-cell table:formula="of:=IF([.K1045]=&quot;yes&quot;;[.J1045]*[.L104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68008197891569" calcext:value-type="percentage">
            <text:p>36.8008%</text:p>
          </table:table-cell>
          <table:table-cell office:value-type="float" office:value="0.987947882736156" calcext:value-type="float">
            <text:p>0.99</text:p>
          </table:table-cell>
          <table:table-cell office:value-type="percentage" office:value="0.227823172469149" calcext:value-type="percentage">
            <text:p>22.7823%</text:p>
          </table:table-cell>
          <table:table-cell office:value-type="percentage" office:value="0.836922682990452" calcext:value-type="percentage">
            <text:p>83.6923%</text:p>
          </table:table-cell>
          <table:table-cell office:value-type="percentage" office:value="0.231271153140383" calcext:value-type="percentage">
            <text:p>23.1271%</text:p>
          </table:table-cell>
          <table:table-cell office:value-type="percentage" office:value="0.444275625434604" calcext:value-type="percentage">
            <text:p>44.4276%</text:p>
          </table:table-cell>
          <table:table-cell table:formula="of:=MAX((1-[.I1046]/(1-[.$D$25]));0)" office:value-type="float" office:value="0.365320535093423" calcext:value-type="float">
            <text:p><text:s/>0.3653 </text:p>
          </table:table-cell>
          <table:table-cell/>
          <table:table-cell table:formula="of:=EXP(-[.E1046]*[.$D$23])" office:value-type="float" office:value="0.905928596120878" calcext:value-type="float">
            <text:p><text:s/>0.9059 </text:p>
          </table:table-cell>
          <table:table-cell table:formula="of:=IF([.K1046]=&quot;yes&quot;;[.L1046]*[.$D$22]*([.I1046]-[.I1045]);0)" office:value-type="float" office:value="0" calcext:value-type="float">
            <text:p><text:s/>- <text:s text:c="2"/></text:p>
          </table:table-cell>
          <table:table-cell table:formula="of:=IF([.K1046]=&quot;T_ex&quot;;[.L1046]*([.I1046]-[.$I$35])*[.$D$22];0)" office:value-type="float" office:value="0" calcext:value-type="float">
            <text:p><text:s/>- <text:s text:c="2"/></text:p>
          </table:table-cell>
          <table:table-cell table:formula="of:=IF([.K1046]=&quot;yes&quot;;[.J1046]*[.L1046]*(0.05)*[.$D$21];0)" office:value-type="float" office:value="0" calcext:value-type="float">
            <text:p><text:s/>- <text:s text:c="2"/></text:p>
          </table:table-cell>
          <table:table-cell table:formula="of:=IF([.K1046]=&quot;yes&quot;;[.J1046]*[.L104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68817624281926" calcext:value-type="percentage">
            <text:p>36.8818%</text:p>
          </table:table-cell>
          <table:table-cell office:value-type="float" office:value="0.988925081433225" calcext:value-type="float">
            <text:p>0.99</text:p>
          </table:table-cell>
          <table:table-cell office:value-type="percentage" office:value="0.228265795106093" calcext:value-type="percentage">
            <text:p>22.8266%</text:p>
          </table:table-cell>
          <table:table-cell office:value-type="percentage" office:value="0.837873652764" calcext:value-type="percentage">
            <text:p>83.7874%</text:p>
          </table:table-cell>
          <table:table-cell office:value-type="percentage" office:value="0.231705579711879" calcext:value-type="percentage">
            <text:p>23.1706%</text:p>
          </table:table-cell>
          <table:table-cell office:value-type="percentage" office:value="0.445100291189091" calcext:value-type="percentage">
            <text:p>44.5100%</text:p>
          </table:table-cell>
          <table:table-cell table:formula="of:=MAX((1-[.I1047]/(1-[.$D$25]));0)" office:value-type="float" office:value="0.364142441158441" calcext:value-type="float">
            <text:p><text:s/>0.3641 </text:p>
          </table:table-cell>
          <table:table-cell/>
          <table:table-cell table:formula="of:=EXP(-[.E1047]*[.$D$23])" office:value-type="float" office:value="0.905840073221795" calcext:value-type="float">
            <text:p><text:s/>0.9058 </text:p>
          </table:table-cell>
          <table:table-cell table:formula="of:=IF([.K1047]=&quot;yes&quot;;[.L1047]*[.$D$22]*([.I1047]-[.I1046]);0)" office:value-type="float" office:value="0" calcext:value-type="float">
            <text:p><text:s/>- <text:s text:c="2"/></text:p>
          </table:table-cell>
          <table:table-cell table:formula="of:=IF([.K1047]=&quot;T_ex&quot;;[.L1047]*([.I1047]-[.$I$35])*[.$D$22];0)" office:value-type="float" office:value="0" calcext:value-type="float">
            <text:p><text:s/>- <text:s text:c="2"/></text:p>
          </table:table-cell>
          <table:table-cell table:formula="of:=IF([.K1047]=&quot;yes&quot;;[.J1047]*[.L1047]*(0.05)*[.$D$21];0)" office:value-type="float" office:value="0" calcext:value-type="float">
            <text:p><text:s/>- <text:s text:c="2"/></text:p>
          </table:table-cell>
          <table:table-cell table:formula="of:=IF([.K1047]=&quot;yes&quot;;[.J1047]*[.L104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69649120483822" calcext:value-type="percentage">
            <text:p>36.9649%</text:p>
          </table:table-cell>
          <table:table-cell office:value-type="float" office:value="0.989902280130293" calcext:value-type="float">
            <text:p>0.99</text:p>
          </table:table-cell>
          <table:table-cell office:value-type="percentage" office:value="0.228713141039758" calcext:value-type="percentage">
            <text:p>22.8713%</text:p>
          </table:table-cell>
          <table:table-cell office:value-type="percentage" office:value="0.838824131757633" calcext:value-type="percentage">
            <text:p>83.8824%</text:p>
          </table:table-cell>
          <table:table-cell office:value-type="percentage" office:value="0.232133000692231" calcext:value-type="percentage">
            <text:p>23.2133%</text:p>
          </table:table-cell>
          <table:table-cell office:value-type="percentage" office:value="0.445909826392273" calcext:value-type="percentage">
            <text:p>44.5910%</text:p>
          </table:table-cell>
          <table:table-cell table:formula="of:=MAX((1-[.I1048]/(1-[.$D$25]));0)" office:value-type="float" office:value="0.362985962296753" calcext:value-type="float">
            <text:p><text:s/>0.3630 </text:p>
          </table:table-cell>
          <table:table-cell/>
          <table:table-cell table:formula="of:=EXP(-[.E1048]*[.$D$23])" office:value-type="float" office:value="0.905751558972736" calcext:value-type="float">
            <text:p><text:s/>0.9058 </text:p>
          </table:table-cell>
          <table:table-cell table:formula="of:=IF([.K1048]=&quot;yes&quot;;[.L1048]*[.$D$22]*([.I1048]-[.I1047]);0)" office:value-type="float" office:value="0" calcext:value-type="float">
            <text:p><text:s/>- <text:s text:c="2"/></text:p>
          </table:table-cell>
          <table:table-cell table:formula="of:=IF([.K1048]=&quot;T_ex&quot;;[.L1048]*([.I1048]-[.$I$35])*[.$D$22];0)" office:value-type="float" office:value="0" calcext:value-type="float">
            <text:p><text:s/>- <text:s text:c="2"/></text:p>
          </table:table-cell>
          <table:table-cell table:formula="of:=IF([.K1048]=&quot;yes&quot;;[.J1048]*[.L1048]*(0.05)*[.$D$21];0)" office:value-type="float" office:value="0" calcext:value-type="float">
            <text:p><text:s/>- <text:s text:c="2"/></text:p>
          </table:table-cell>
          <table:table-cell table:formula="of:=IF([.K1048]=&quot;yes&quot;;[.J1048]*[.L104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7045192870665" calcext:value-type="percentage">
            <text:p>37.0452%</text:p>
          </table:table-cell>
          <table:table-cell office:value-type="float" office:value="0.990879478827362" calcext:value-type="float">
            <text:p>0.99</text:p>
          </table:table-cell>
          <table:table-cell office:value-type="percentage" office:value="0.229148638838062" calcext:value-type="percentage">
            <text:p>22.9149%</text:p>
          </table:table-cell>
          <table:table-cell office:value-type="percentage" office:value="0.839790252157628" calcext:value-type="percentage">
            <text:p>83.9790%</text:p>
          </table:table-cell>
          <table:table-cell office:value-type="percentage" office:value="0.232558368321521" calcext:value-type="percentage">
            <text:p>23.2558%</text:p>
          </table:table-cell>
          <table:table-cell office:value-type="percentage" office:value="0.446649065110029" calcext:value-type="percentage">
            <text:p>44.6649%</text:p>
          </table:table-cell>
          <table:table-cell table:formula="of:=MAX((1-[.I1049]/(1-[.$D$25]));0)" office:value-type="float" office:value="0.361929906985673" calcext:value-type="float">
            <text:p><text:s/>0.3619 </text:p>
          </table:table-cell>
          <table:table-cell/>
          <table:table-cell table:formula="of:=EXP(-[.E1049]*[.$D$23])" office:value-type="float" office:value="0.905663053372854" calcext:value-type="float">
            <text:p><text:s/>0.9057 </text:p>
          </table:table-cell>
          <table:table-cell table:formula="of:=IF([.K1049]=&quot;yes&quot;;[.L1049]*[.$D$22]*([.I1049]-[.I1048]);0)" office:value-type="float" office:value="0" calcext:value-type="float">
            <text:p><text:s/>- <text:s text:c="2"/></text:p>
          </table:table-cell>
          <table:table-cell table:formula="of:=IF([.K1049]=&quot;T_ex&quot;;[.L1049]*([.I1049]-[.$I$35])*[.$D$22];0)" office:value-type="float" office:value="0" calcext:value-type="float">
            <text:p><text:s/>- <text:s text:c="2"/></text:p>
          </table:table-cell>
          <table:table-cell table:formula="of:=IF([.K1049]=&quot;yes&quot;;[.J1049]*[.L1049]*(0.05)*[.$D$21];0)" office:value-type="float" office:value="0" calcext:value-type="float">
            <text:p><text:s/>- <text:s text:c="2"/></text:p>
          </table:table-cell>
          <table:table-cell table:formula="of:=IF([.K1049]=&quot;yes&quot;;[.J1049]*[.L104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71233180350825" calcext:value-type="percentage">
            <text:p>37.1233%</text:p>
          </table:table-cell>
          <table:table-cell office:value-type="float" office:value="0.99185667752443" calcext:value-type="float">
            <text:p>0.99</text:p>
          </table:table-cell>
          <table:table-cell office:value-type="percentage" office:value="0.229585746767254" calcext:value-type="percentage">
            <text:p>22.9586%</text:p>
          </table:table-cell>
          <table:table-cell office:value-type="percentage" office:value="0.840703811465021" calcext:value-type="percentage">
            <text:p>84.0704%</text:p>
          </table:table-cell>
          <table:table-cell office:value-type="percentage" office:value="0.232984551500908" calcext:value-type="percentage">
            <text:p>23.2985%</text:p>
          </table:table-cell>
          <table:table-cell office:value-type="percentage" office:value="0.447349348475177" calcext:value-type="percentage">
            <text:p>44.7349%</text:p>
          </table:table-cell>
          <table:table-cell table:formula="of:=MAX((1-[.I1050]/(1-[.$D$25]));0)" office:value-type="float" office:value="0.360929502178318" calcext:value-type="float">
            <text:p><text:s/>0.3609 </text:p>
          </table:table-cell>
          <table:table-cell/>
          <table:table-cell table:formula="of:=EXP(-[.E1050]*[.$D$23])" office:value-type="float" office:value="0.905574556421306" calcext:value-type="float">
            <text:p><text:s/>0.9056 </text:p>
          </table:table-cell>
          <table:table-cell table:formula="of:=IF([.K1050]=&quot;yes&quot;;[.L1050]*[.$D$22]*([.I1050]-[.I1049]);0)" office:value-type="float" office:value="0" calcext:value-type="float">
            <text:p><text:s/>- <text:s text:c="2"/></text:p>
          </table:table-cell>
          <table:table-cell table:formula="of:=IF([.K1050]=&quot;T_ex&quot;;[.L1050]*([.I1050]-[.$I$35])*[.$D$22];0)" office:value-type="float" office:value="0" calcext:value-type="float">
            <text:p><text:s/>- <text:s text:c="2"/></text:p>
          </table:table-cell>
          <table:table-cell table:formula="of:=IF([.K1050]=&quot;yes&quot;;[.J1050]*[.L1050]*(0.05)*[.$D$21];0)" office:value-type="float" office:value="0" calcext:value-type="float">
            <text:p><text:s/>- <text:s text:c="2"/></text:p>
          </table:table-cell>
          <table:table-cell table:formula="of:=IF([.K1050]=&quot;yes&quot;;[.J1050]*[.L105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72015281553557" calcext:value-type="percentage">
            <text:p>37.2015%</text:p>
          </table:table-cell>
          <table:table-cell office:value-type="float" office:value="0.992833876221498" calcext:value-type="float">
            <text:p>0.99</text:p>
          </table:table-cell>
          <table:table-cell office:value-type="percentage" office:value="0.230021893237682" calcext:value-type="percentage">
            <text:p>23.0022%</text:p>
          </table:table-cell>
          <table:table-cell office:value-type="percentage" office:value="0.84159588796734" calcext:value-type="percentage">
            <text:p>84.1596%</text:p>
          </table:table-cell>
          <table:table-cell office:value-type="percentage" office:value="0.233415745763424" calcext:value-type="percentage">
            <text:p>23.3416%</text:p>
          </table:table-cell>
          <table:table-cell office:value-type="percentage" office:value="0.448132604464547" calcext:value-type="percentage">
            <text:p>44.8133%</text:p>
          </table:table-cell>
          <table:table-cell table:formula="of:=MAX((1-[.I1051]/(1-[.$D$25]));0)" office:value-type="float" office:value="0.359810565050647" calcext:value-type="float">
            <text:p><text:s/>0.3598 </text:p>
          </table:table-cell>
          <table:table-cell/>
          <table:table-cell table:formula="of:=EXP(-[.E1051]*[.$D$23])" office:value-type="float" office:value="0.905486068117246" calcext:value-type="float">
            <text:p><text:s/>0.9055 </text:p>
          </table:table-cell>
          <table:table-cell table:formula="of:=IF([.K1051]=&quot;yes&quot;;[.L1051]*[.$D$22]*([.I1051]-[.I1050]);0)" office:value-type="float" office:value="0" calcext:value-type="float">
            <text:p><text:s/>- <text:s text:c="2"/></text:p>
          </table:table-cell>
          <table:table-cell table:formula="of:=IF([.K1051]=&quot;T_ex&quot;;[.L1051]*([.I1051]-[.$I$35])*[.$D$22];0)" office:value-type="float" office:value="0" calcext:value-type="float">
            <text:p><text:s/>- <text:s text:c="2"/></text:p>
          </table:table-cell>
          <table:table-cell table:formula="of:=IF([.K1051]=&quot;yes&quot;;[.J1051]*[.L1051]*(0.05)*[.$D$21];0)" office:value-type="float" office:value="0" calcext:value-type="float">
            <text:p><text:s/>- <text:s text:c="2"/></text:p>
          </table:table-cell>
          <table:table-cell table:formula="of:=IF([.K1051]=&quot;yes&quot;;[.J1051]*[.L105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72790914489287" calcext:value-type="percentage">
            <text:p>37.2791%</text:p>
          </table:table-cell>
          <table:table-cell office:value-type="float" office:value="0.993811074918567" calcext:value-type="float">
            <text:p>0.99</text:p>
          </table:table-cell>
          <table:table-cell office:value-type="percentage" office:value="0.230455949532686" calcext:value-type="percentage">
            <text:p>23.0456%</text:p>
          </table:table-cell>
          <table:table-cell office:value-type="percentage" office:value="0.842441001314883" calcext:value-type="percentage">
            <text:p>84.2441%</text:p>
          </table:table-cell>
          <table:table-cell office:value-type="percentage" office:value="0.233843695812053" calcext:value-type="percentage">
            <text:p>23.3844%</text:p>
          </table:table-cell>
          <table:table-cell office:value-type="percentage" office:value="0.448915978433309" calcext:value-type="percentage">
            <text:p>44.8916%</text:p>
          </table:table-cell>
          <table:table-cell table:formula="of:=MAX((1-[.I1052]/(1-[.$D$25]));0)" office:value-type="float" office:value="0.358691459380987" calcext:value-type="float">
            <text:p><text:s/>0.3587 </text:p>
          </table:table-cell>
          <table:table-cell/>
          <table:table-cell table:formula="of:=EXP(-[.E1052]*[.$D$23])" office:value-type="float" office:value="0.905397588459829" calcext:value-type="float">
            <text:p><text:s/>0.9054 </text:p>
          </table:table-cell>
          <table:table-cell table:formula="of:=IF([.K1052]=&quot;yes&quot;;[.L1052]*[.$D$22]*([.I1052]-[.I1051]);0)" office:value-type="float" office:value="0" calcext:value-type="float">
            <text:p><text:s/>- <text:s text:c="2"/></text:p>
          </table:table-cell>
          <table:table-cell table:formula="of:=IF([.K1052]=&quot;T_ex&quot;;[.L1052]*([.I1052]-[.$I$35])*[.$D$22];0)" office:value-type="float" office:value="0" calcext:value-type="float">
            <text:p><text:s/>- <text:s text:c="2"/></text:p>
          </table:table-cell>
          <table:table-cell table:formula="of:=IF([.K1052]=&quot;yes&quot;;[.J1052]*[.L1052]*(0.05)*[.$D$21];0)" office:value-type="float" office:value="0" calcext:value-type="float">
            <text:p><text:s/>- <text:s text:c="2"/></text:p>
          </table:table-cell>
          <table:table-cell table:formula="of:=IF([.K1052]=&quot;yes&quot;;[.J1052]*[.L105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7359188510187" calcext:value-type="percentage">
            <text:p>37.3592%</text:p>
          </table:table-cell>
          <table:table-cell office:value-type="float" office:value="0.994788273615635" calcext:value-type="float">
            <text:p>0.99</text:p>
          </table:table-cell>
          <table:table-cell office:value-type="percentage" office:value="0.230890592440867" calcext:value-type="percentage">
            <text:p>23.0891%</text:p>
          </table:table-cell>
          <table:table-cell office:value-type="percentage" office:value="0.843299184582143" calcext:value-type="percentage">
            <text:p>84.3299%</text:p>
          </table:table-cell>
          <table:table-cell office:value-type="percentage" office:value="0.234270059144349" calcext:value-type="percentage">
            <text:p>23.4270%</text:p>
          </table:table-cell>
          <table:table-cell office:value-type="percentage" office:value="0.449609846211542" calcext:value-type="percentage">
            <text:p>44.9610%</text:p>
          </table:table-cell>
          <table:table-cell table:formula="of:=MAX((1-[.I1053]/(1-[.$D$25]));0)" office:value-type="float" office:value="0.357700219697797" calcext:value-type="float">
            <text:p><text:s/>0.3577 </text:p>
          </table:table-cell>
          <table:table-cell/>
          <table:table-cell table:formula="of:=EXP(-[.E1053]*[.$D$23])" office:value-type="float" office:value="0.90530911744821" calcext:value-type="float">
            <text:p><text:s/>0.9053 </text:p>
          </table:table-cell>
          <table:table-cell table:formula="of:=IF([.K1053]=&quot;yes&quot;;[.L1053]*[.$D$22]*([.I1053]-[.I1052]);0)" office:value-type="float" office:value="0" calcext:value-type="float">
            <text:p><text:s/>- <text:s text:c="2"/></text:p>
          </table:table-cell>
          <table:table-cell table:formula="of:=IF([.K1053]=&quot;T_ex&quot;;[.L1053]*([.I1053]-[.$I$35])*[.$D$22];0)" office:value-type="float" office:value="0" calcext:value-type="float">
            <text:p><text:s/>- <text:s text:c="2"/></text:p>
          </table:table-cell>
          <table:table-cell table:formula="of:=IF([.K1053]=&quot;yes&quot;;[.J1053]*[.L1053]*(0.05)*[.$D$21];0)" office:value-type="float" office:value="0" calcext:value-type="float">
            <text:p><text:s/>- <text:s text:c="2"/></text:p>
          </table:table-cell>
          <table:table-cell table:formula="of:=IF([.K1053]=&quot;yes&quot;;[.J1053]*[.L105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74416619204291" calcext:value-type="percentage">
            <text:p>37.4417%</text:p>
          </table:table-cell>
          <table:table-cell office:value-type="float" office:value="0.995765472312704" calcext:value-type="float">
            <text:p>1.00</text:p>
          </table:table-cell>
          <table:table-cell office:value-type="percentage" office:value="0.231323217426967" calcext:value-type="percentage">
            <text:p>23.1323%</text:p>
          </table:table-cell>
          <table:table-cell office:value-type="percentage" office:value="0.84410946181012" calcext:value-type="percentage">
            <text:p>84.4109%</text:p>
          </table:table-cell>
          <table:table-cell office:value-type="percentage" office:value="0.234693000120066" calcext:value-type="percentage">
            <text:p>23.4693%</text:p>
          </table:table-cell>
          <table:table-cell office:value-type="percentage" office:value="0.450370298058491" calcext:value-type="percentage">
            <text:p>45.0370%</text:p>
          </table:table-cell>
          <table:table-cell table:formula="of:=MAX((1-[.I1054]/(1-[.$D$25]));0)" office:value-type="float" office:value="0.356613859916441" calcext:value-type="float">
            <text:p><text:s/>0.3566 </text:p>
          </table:table-cell>
          <table:table-cell/>
          <table:table-cell table:formula="of:=EXP(-[.E1054]*[.$D$23])" office:value-type="float" office:value="0.905220655081545" calcext:value-type="float">
            <text:p><text:s/>0.9052 </text:p>
          </table:table-cell>
          <table:table-cell table:formula="of:=IF([.K1054]=&quot;yes&quot;;[.L1054]*[.$D$22]*([.I1054]-[.I1053]);0)" office:value-type="float" office:value="0" calcext:value-type="float">
            <text:p><text:s/>- <text:s text:c="2"/></text:p>
          </table:table-cell>
          <table:table-cell table:formula="of:=IF([.K1054]=&quot;T_ex&quot;;[.L1054]*([.I1054]-[.$I$35])*[.$D$22];0)" office:value-type="float" office:value="0" calcext:value-type="float">
            <text:p><text:s/>- <text:s text:c="2"/></text:p>
          </table:table-cell>
          <table:table-cell table:formula="of:=IF([.K1054]=&quot;yes&quot;;[.J1054]*[.L1054]*(0.05)*[.$D$21];0)" office:value-type="float" office:value="0" calcext:value-type="float">
            <text:p><text:s/>- <text:s text:c="2"/></text:p>
          </table:table-cell>
          <table:table-cell table:formula="of:=IF([.K1054]=&quot;yes&quot;;[.J1054]*[.L105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75255264847092" calcext:value-type="percentage">
            <text:p>37.5255%</text:p>
          </table:table-cell>
          <table:table-cell office:value-type="float" office:value="0.996742671009772" calcext:value-type="float">
            <text:p>1.00</text:p>
          </table:table-cell>
          <table:table-cell office:value-type="percentage" office:value="0.231769127843432" calcext:value-type="percentage">
            <text:p>23.1769%</text:p>
          </table:table-cell>
          <table:table-cell office:value-type="percentage" office:value="0.844871931461129" calcext:value-type="percentage">
            <text:p>84.4872%</text:p>
          </table:table-cell>
          <table:table-cell office:value-type="percentage" office:value="0.235125069574206" calcext:value-type="percentage">
            <text:p>23.5125%</text:p>
          </table:table-cell>
          <table:table-cell office:value-type="percentage" office:value="0.451144186634033" calcext:value-type="percentage">
            <text:p>45.1144%</text:p>
          </table:table-cell>
          <table:table-cell table:formula="of:=MAX((1-[.I1055]/(1-[.$D$25]));0)" office:value-type="float" office:value="0.355508304808524" calcext:value-type="float">
            <text:p><text:s/>0.3555 </text:p>
          </table:table-cell>
          <table:table-cell/>
          <table:table-cell table:formula="of:=EXP(-[.E1055]*[.$D$23])" office:value-type="float" office:value="0.905132201358988" calcext:value-type="float">
            <text:p><text:s/>0.9051 </text:p>
          </table:table-cell>
          <table:table-cell table:formula="of:=IF([.K1055]=&quot;yes&quot;;[.L1055]*[.$D$22]*([.I1055]-[.I1054]);0)" office:value-type="float" office:value="0" calcext:value-type="float">
            <text:p><text:s/>- <text:s text:c="2"/></text:p>
          </table:table-cell>
          <table:table-cell table:formula="of:=IF([.K1055]=&quot;T_ex&quot;;[.L1055]*([.I1055]-[.$I$35])*[.$D$22];0)" office:value-type="float" office:value="0" calcext:value-type="float">
            <text:p><text:s/>- <text:s text:c="2"/></text:p>
          </table:table-cell>
          <table:table-cell table:formula="of:=IF([.K1055]=&quot;yes&quot;;[.J1055]*[.L1055]*(0.05)*[.$D$21];0)" office:value-type="float" office:value="0" calcext:value-type="float">
            <text:p><text:s/>- <text:s text:c="2"/></text:p>
          </table:table-cell>
          <table:table-cell table:formula="of:=IF([.K1055]=&quot;yes&quot;;[.J1055]*[.L105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76079656865998" calcext:value-type="percentage">
            <text:p>37.6080%</text:p>
          </table:table-cell>
          <table:table-cell office:value-type="float" office:value="0.997719869706841" calcext:value-type="float">
            <text:p>1.00</text:p>
          </table:table-cell>
          <table:table-cell office:value-type="percentage" office:value="0.232199546803647" calcext:value-type="percentage">
            <text:p>23.2200%</text:p>
          </table:table-cell>
          <table:table-cell office:value-type="percentage" office:value="0.84563389419183" calcext:value-type="percentage">
            <text:p>84.5634%</text:p>
          </table:table-cell>
          <table:table-cell office:value-type="percentage" office:value="0.235552914385795" calcext:value-type="percentage">
            <text:p>23.5553%</text:p>
          </table:table-cell>
          <table:table-cell office:value-type="percentage" office:value="0.451866165232704" calcext:value-type="percentage">
            <text:p>45.1866%</text:p>
          </table:table-cell>
          <table:table-cell table:formula="of:=MAX((1-[.I1056]/(1-[.$D$25]));0)" office:value-type="float" office:value="0.354476906810423" calcext:value-type="float">
            <text:p><text:s/>0.3545 </text:p>
          </table:table-cell>
          <table:table-cell/>
          <table:table-cell table:formula="of:=EXP(-[.E1056]*[.$D$23])" office:value-type="float" office:value="0.905043756279694" calcext:value-type="float">
            <text:p><text:s/>0.9050 </text:p>
          </table:table-cell>
          <table:table-cell table:formula="of:=IF([.K1056]=&quot;yes&quot;;[.L1056]*[.$D$22]*([.I1056]-[.I1055]);0)" office:value-type="float" office:value="0" calcext:value-type="float">
            <text:p><text:s/>- <text:s text:c="2"/></text:p>
          </table:table-cell>
          <table:table-cell table:formula="of:=IF([.K1056]=&quot;T_ex&quot;;[.L1056]*([.I1056]-[.$I$35])*[.$D$22];0)" office:value-type="float" office:value="0" calcext:value-type="float">
            <text:p><text:s/>- <text:s text:c="2"/></text:p>
          </table:table-cell>
          <table:table-cell table:formula="of:=IF([.K1056]=&quot;yes&quot;;[.J1056]*[.L1056]*(0.05)*[.$D$21];0)" office:value-type="float" office:value="0" calcext:value-type="float">
            <text:p><text:s/>- <text:s text:c="2"/></text:p>
          </table:table-cell>
          <table:table-cell table:formula="of:=IF([.K1056]=&quot;yes&quot;;[.J1056]*[.L105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76889739486986" calcext:value-type="percentage">
            <text:p>37.6890%</text:p>
          </table:table-cell>
          <table:table-cell office:value-type="float" office:value="0.998697068403909" calcext:value-type="float">
            <text:p>1.00</text:p>
          </table:table-cell>
          <table:table-cell office:value-type="percentage" office:value="0.232625892603269" calcext:value-type="percentage">
            <text:p>23.2626%</text:p>
          </table:table-cell>
          <table:table-cell office:value-type="percentage" office:value="0.846395713677024" calcext:value-type="percentage">
            <text:p>84.6396%</text:p>
          </table:table-cell>
          <table:table-cell office:value-type="percentage" office:value="0.235977161974231" calcext:value-type="percentage">
            <text:p>23.5977%</text:p>
          </table:table-cell>
          <table:table-cell office:value-type="percentage" office:value="0.452602580397695" calcext:value-type="percentage">
            <text:p>45.2603%</text:p>
          </table:table-cell>
          <table:table-cell table:formula="of:=MAX((1-[.I1057]/(1-[.$D$25]));0)" office:value-type="float" office:value="0.35342488514615" calcext:value-type="float">
            <text:p><text:s/>0.3534 </text:p>
          </table:table-cell>
          <table:table-cell/>
          <table:table-cell table:formula="of:=EXP(-[.E1057]*[.$D$23])" office:value-type="float" office:value="0.904955319842821" calcext:value-type="float">
            <text:p><text:s/>0.9050 </text:p>
          </table:table-cell>
          <table:table-cell table:formula="of:=IF([.K1057]=&quot;yes&quot;;[.L1057]*[.$D$22]*([.I1057]-[.I1056]);0)" office:value-type="float" office:value="0" calcext:value-type="float">
            <text:p><text:s/>- <text:s text:c="2"/></text:p>
          </table:table-cell>
          <table:table-cell table:formula="of:=IF([.K1057]=&quot;T_ex&quot;;[.L1057]*([.I1057]-[.$I$35])*[.$D$22];0)" office:value-type="float" office:value="0" calcext:value-type="float">
            <text:p><text:s/>- <text:s text:c="2"/></text:p>
          </table:table-cell>
          <table:table-cell table:formula="of:=IF([.K1057]=&quot;yes&quot;;[.J1057]*[.L1057]*(0.05)*[.$D$21];0)" office:value-type="float" office:value="0" calcext:value-type="float">
            <text:p><text:s/>- <text:s text:c="2"/></text:p>
          </table:table-cell>
          <table:table-cell table:formula="of:=IF([.K1057]=&quot;yes&quot;;[.J1057]*[.L105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77725578091365" calcext:value-type="percentage">
            <text:p>37.7726%</text:p>
          </table:table-cell>
          <table:table-cell office:value-type="float" office:value="0.999674267100977" calcext:value-type="float">
            <text:p>1.00</text:p>
          </table:table-cell>
          <table:table-cell office:value-type="percentage" office:value="0.233064396785534" calcext:value-type="percentage">
            <text:p>23.3064%</text:p>
          </table:table-cell>
          <table:table-cell office:value-type="percentage" office:value="0.847181024440126" calcext:value-type="percentage">
            <text:p>84.7181%</text:p>
          </table:table-cell>
          <table:table-cell office:value-type="percentage" office:value="0.236399087578566" calcext:value-type="percentage">
            <text:p>23.6399%</text:p>
          </table:table-cell>
          <table:table-cell office:value-type="percentage" office:value="0.453358740223522" calcext:value-type="percentage">
            <text:p>45.3359%</text:p>
          </table:table-cell>
          <table:table-cell table:formula="of:=MAX((1-[.I1058]/(1-[.$D$25]));0)" office:value-type="float" office:value="0.35234465682354" calcext:value-type="float">
            <text:p><text:s/>0.3523 </text:p>
          </table:table-cell>
          <table:table-cell/>
          <table:table-cell table:formula="of:=EXP(-[.E1058]*[.$D$23])" office:value-type="float" office:value="0.904866892047522" calcext:value-type="float">
            <text:p><text:s/>0.9049 </text:p>
          </table:table-cell>
          <table:table-cell table:formula="of:=IF([.K1058]=&quot;yes&quot;;[.L1058]*[.$D$22]*([.I1058]-[.I1057]);0)" office:value-type="float" office:value="0" calcext:value-type="float">
            <text:p><text:s/>- <text:s text:c="2"/></text:p>
          </table:table-cell>
          <table:table-cell table:formula="of:=IF([.K1058]=&quot;T_ex&quot;;[.L1058]*([.I1058]-[.$I$35])*[.$D$22];0)" office:value-type="float" office:value="0" calcext:value-type="float">
            <text:p><text:s/>- <text:s text:c="2"/></text:p>
          </table:table-cell>
          <table:table-cell table:formula="of:=IF([.K1058]=&quot;yes&quot;;[.J1058]*[.L1058]*(0.05)*[.$D$21];0)" office:value-type="float" office:value="0" calcext:value-type="float">
            <text:p><text:s/>- <text:s text:c="2"/></text:p>
          </table:table-cell>
          <table:table-cell table:formula="of:=IF([.K1058]=&quot;yes&quot;;[.J1058]*[.L105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78568519558253" calcext:value-type="percentage">
            <text:p>37.8569%</text:p>
          </table:table-cell>
          <table:table-cell office:value-type="float" office:value="1.00065146579805" calcext:value-type="float">
            <text:p>1.00</text:p>
          </table:table-cell>
          <table:table-cell table:style-name="ce11" office:value-type="percentage" office:value="0.233505608674074" calcext:value-type="percentage">
            <text:p>23.35%</text:p>
          </table:table-cell>
          <table:table-cell table:style-name="ce11" office:value-type="percentage" office:value="0.847962086798069" calcext:value-type="percentage">
            <text:p>84.80%</text:p>
          </table:table-cell>
          <table:table-cell table:style-name="ce11" office:value-type="percentage" office:value="0.236829921713745" calcext:value-type="percentage">
            <text:p>23.68%</text:p>
          </table:table-cell>
          <table:table-cell table:style-name="ce11" office:value-type="percentage" office:value="0.454168569940933" calcext:value-type="percentage">
            <text:p>45.42%</text:p>
          </table:table-cell>
          <table:table-cell table:formula="of:=MAX((1-[.I1059]/(1-[.$D$25]));0)" office:value-type="float" office:value="0.351187757227238" calcext:value-type="float">
            <text:p><text:s/>0.3512 </text:p>
          </table:table-cell>
          <table:table-cell office:value-type="string" calcext:value-type="string">
            <text:p>yes</text:p>
          </table:table-cell>
          <table:table-cell table:formula="of:=EXP(-[.E1059]*[.$D$23])" office:value-type="float" office:value="0.904778472892953" calcext:value-type="float">
            <text:p><text:s/>0.9048 </text:p>
          </table:table-cell>
          <table:table-cell table:style-name="ce12" table:formula="of:=IF([.K1059]=&quot;yes&quot;;[.L1059]*[.$D$22]*([.I1059]-[.I1007]);0)" office:value-type="float" office:value="0.0364230249084605" calcext:value-type="float">
            <text:p><text:s/>0.0364 </text:p>
          </table:table-cell>
          <table:table-cell table:formula="of:=IF([.K1059]=&quot;T_ex&quot;;[.L1059]*([.I1059]-[.$I$35])*[.$D$22];0)" office:value-type="float" office:value="0" calcext:value-type="float">
            <text:p><text:s/>- <text:s text:c="2"/></text:p>
          </table:table-cell>
          <table:table-cell table:style-name="ce12" table:formula="of:=IF([.K1059]=&quot;yes&quot;;[.J1059]*[.L1059]*([.E1059]-[.E1007])*[.$D$21];0)" office:value-type="float" office:value="0.00721606638262617" calcext:value-type="float">
            <text:p><text:s/>0.0072 </text:p>
          </table:table-cell>
          <table:table-cell table:style-name="ce12" table:formula="of:=IF([.K1059]=&quot;yes&quot;;[.J1059]*[.L1059]*([.E1059]-[.E1007]);0)" office:value-type="float" office:value="0.0161461078627084" calcext:value-type="float">
            <text:p><text:s/>0.0161 </text:p>
          </table:table-cell>
          <table:table-cell table:style-name="ce18"/>
          <table:table-cell table:number-columns-repeated="1007"/>
        </table:table-row>
        <table:table-row table:style-name="ro1">
          <table:table-cell table:number-columns-repeated="3"/>
          <table:table-cell office:value-type="percentage" office:value="0.379405296712118" calcext:value-type="percentage">
            <text:p>37.9405%</text:p>
          </table:table-cell>
          <table:table-cell office:value-type="float" office:value="1.00162866449511" calcext:value-type="float">
            <text:p>1.00</text:p>
          </table:table-cell>
          <table:table-cell office:value-type="percentage" office:value="0.233948017960104" calcext:value-type="percentage">
            <text:p>23.3948%</text:p>
          </table:table-cell>
          <table:table-cell office:value-type="percentage" office:value="0.848793244230134" calcext:value-type="percentage">
            <text:p>84.8793%</text:p>
          </table:table-cell>
          <table:table-cell office:value-type="percentage" office:value="0.237258828020512" calcext:value-type="percentage">
            <text:p>23.7259%</text:p>
          </table:table-cell>
          <table:table-cell office:value-type="percentage" office:value="0.454851606971833" calcext:value-type="percentage">
            <text:p>45.4852%</text:p>
          </table:table-cell>
          <table:table-cell table:formula="of:=MAX((1-[.I1060]/(1-[.$D$25]));0)" office:value-type="float" office:value="0.350211990040238" calcext:value-type="float">
            <text:p><text:s/>0.3502 </text:p>
          </table:table-cell>
          <table:table-cell/>
          <table:table-cell table:formula="of:=EXP(-[.E1060]*[.$D$23])" office:value-type="float" office:value="0.904690062378271" calcext:value-type="float">
            <text:p><text:s/>0.9047 </text:p>
          </table:table-cell>
          <table:table-cell table:formula="of:=IF([.K1060]=&quot;yes&quot;;[.L1060]*[.$D$22]*([.I1060]-[.I1059]);0)" office:value-type="float" office:value="0" calcext:value-type="float">
            <text:p><text:s/>- <text:s text:c="2"/></text:p>
          </table:table-cell>
          <table:table-cell table:formula="of:=IF([.K1060]=&quot;T_ex&quot;;[.L1060]*([.I1060]-[.$I$35])*[.$D$22];0)" office:value-type="float" office:value="0" calcext:value-type="float">
            <text:p><text:s/>- <text:s text:c="2"/></text:p>
          </table:table-cell>
          <table:table-cell table:formula="of:=IF([.K1060]=&quot;yes&quot;;[.J1060]*[.L1060]*(0.05)*[.$D$21];0)" office:value-type="float" office:value="0" calcext:value-type="float">
            <text:p><text:s/>- <text:s text:c="2"/></text:p>
          </table:table-cell>
          <table:table-cell table:formula="of:=IF([.K1060]=&quot;yes&quot;;[.J1060]*[.L106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80215372850976" calcext:value-type="percentage">
            <text:p>38.0215%</text:p>
          </table:table-cell>
          <table:table-cell office:value-type="float" office:value="1.00260586319218" calcext:value-type="float">
            <text:p>1.00</text:p>
          </table:table-cell>
          <table:table-cell office:value-type="percentage" office:value="0.234387272935997" calcext:value-type="percentage">
            <text:p>23.4387%</text:p>
          </table:table-cell>
          <table:table-cell office:value-type="percentage" office:value="0.849662938967377" calcext:value-type="percentage">
            <text:p>84.9663%</text:p>
          </table:table-cell>
          <table:table-cell office:value-type="percentage" office:value="0.237689558815839" calcext:value-type="percentage">
            <text:p>23.7690%</text:p>
          </table:table-cell>
          <table:table-cell office:value-type="percentage" office:value="0.455513447527983" calcext:value-type="percentage">
            <text:p>45.5513%</text:p>
          </table:table-cell>
          <table:table-cell table:formula="of:=MAX((1-[.I1061]/(1-[.$D$25]));0)" office:value-type="float" office:value="0.349266503531453" calcext:value-type="float">
            <text:p><text:s/>0.3493 </text:p>
          </table:table-cell>
          <table:table-cell/>
          <table:table-cell table:formula="of:=EXP(-[.E1061]*[.$D$23])" office:value-type="float" office:value="0.904601660502631" calcext:value-type="float">
            <text:p><text:s/>0.9046 </text:p>
          </table:table-cell>
          <table:table-cell table:formula="of:=IF([.K1061]=&quot;yes&quot;;[.L1061]*[.$D$22]*([.I1061]-[.I1060]);0)" office:value-type="float" office:value="0" calcext:value-type="float">
            <text:p><text:s/>- <text:s text:c="2"/></text:p>
          </table:table-cell>
          <table:table-cell table:formula="of:=IF([.K1061]=&quot;T_ex&quot;;[.L1061]*([.I1061]-[.$I$35])*[.$D$22];0)" office:value-type="float" office:value="0" calcext:value-type="float">
            <text:p><text:s/>- <text:s text:c="2"/></text:p>
          </table:table-cell>
          <table:table-cell table:formula="of:=IF([.K1061]=&quot;yes&quot;;[.J1061]*[.L1061]*(0.05)*[.$D$21];0)" office:value-type="float" office:value="0" calcext:value-type="float">
            <text:p><text:s/>- <text:s text:c="2"/></text:p>
          </table:table-cell>
          <table:table-cell table:formula="of:=IF([.K1061]=&quot;yes&quot;;[.J1061]*[.L106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81044516117543" calcext:value-type="percentage">
            <text:p>38.1045%</text:p>
          </table:table-cell>
          <table:table-cell office:value-type="float" office:value="1.00358306188925" calcext:value-type="float">
            <text:p>1.00</text:p>
          </table:table-cell>
          <table:table-cell office:value-type="percentage" office:value="0.234830567326811" calcext:value-type="percentage">
            <text:p>23.4831%</text:p>
          </table:table-cell>
          <table:table-cell office:value-type="percentage" office:value="0.850539933036903" calcext:value-type="percentage">
            <text:p>85.0540%</text:p>
          </table:table-cell>
          <table:table-cell office:value-type="percentage" office:value="0.238120758928818" calcext:value-type="percentage">
            <text:p>23.8121%</text:p>
          </table:table-cell>
          <table:table-cell office:value-type="percentage" office:value="0.456155052483985" calcext:value-type="percentage">
            <text:p>45.6155%</text:p>
          </table:table-cell>
          <table:table-cell table:formula="of:=MAX((1-[.I1062]/(1-[.$D$25]));0)" office:value-type="float" office:value="0.348349925022879" calcext:value-type="float">
            <text:p><text:s/>0.3483 </text:p>
          </table:table-cell>
          <table:table-cell/>
          <table:table-cell table:formula="of:=EXP(-[.E1062]*[.$D$23])" office:value-type="float" office:value="0.904513267265188" calcext:value-type="float">
            <text:p><text:s/>0.9045 </text:p>
          </table:table-cell>
          <table:table-cell table:formula="of:=IF([.K1062]=&quot;yes&quot;;[.L1062]*[.$D$22]*([.I1062]-[.I1061]);0)" office:value-type="float" office:value="0" calcext:value-type="float">
            <text:p><text:s/>- <text:s text:c="2"/></text:p>
          </table:table-cell>
          <table:table-cell table:formula="of:=IF([.K1062]=&quot;T_ex&quot;;[.L1062]*([.I1062]-[.$I$35])*[.$D$22];0)" office:value-type="float" office:value="0" calcext:value-type="float">
            <text:p><text:s/>- <text:s text:c="2"/></text:p>
          </table:table-cell>
          <table:table-cell table:formula="of:=IF([.K1062]=&quot;yes&quot;;[.J1062]*[.L1062]*(0.05)*[.$D$21];0)" office:value-type="float" office:value="0" calcext:value-type="float">
            <text:p><text:s/>- <text:s text:c="2"/></text:p>
          </table:table-cell>
          <table:table-cell table:formula="of:=IF([.K1062]=&quot;yes&quot;;[.J1062]*[.L106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81898362016841" calcext:value-type="percentage">
            <text:p>38.1898%</text:p>
          </table:table-cell>
          <table:table-cell office:value-type="float" office:value="1.00456026058632" calcext:value-type="float">
            <text:p>1.00</text:p>
          </table:table-cell>
          <table:table-cell office:value-type="percentage" office:value="0.235270325529859" calcext:value-type="percentage">
            <text:p>23.5270%</text:p>
          </table:table-cell>
          <table:table-cell office:value-type="percentage" office:value="0.851373191446528" calcext:value-type="percentage">
            <text:p>85.1373%</text:p>
          </table:table-cell>
          <table:table-cell office:value-type="percentage" office:value="0.23854696206455" calcext:value-type="percentage">
            <text:p>23.8547%</text:p>
          </table:table-cell>
          <table:table-cell office:value-type="percentage" office:value="0.456858743242234" calcext:value-type="percentage">
            <text:p>45.6859%</text:p>
          </table:table-cell>
          <table:table-cell table:formula="of:=MAX((1-[.I1063]/(1-[.$D$25]));0)" office:value-type="float" office:value="0.347344652511094" calcext:value-type="float">
            <text:p><text:s/>0.3473 </text:p>
          </table:table-cell>
          <table:table-cell/>
          <table:table-cell table:formula="of:=EXP(-[.E1063]*[.$D$23])" office:value-type="float" office:value="0.904424882665099" calcext:value-type="float">
            <text:p><text:s/>0.9044 </text:p>
          </table:table-cell>
          <table:table-cell table:formula="of:=IF([.K1063]=&quot;yes&quot;;[.L1063]*[.$D$22]*([.I1063]-[.I1062]);0)" office:value-type="float" office:value="0" calcext:value-type="float">
            <text:p><text:s/>- <text:s text:c="2"/></text:p>
          </table:table-cell>
          <table:table-cell table:formula="of:=IF([.K1063]=&quot;T_ex&quot;;[.L1063]*([.I1063]-[.$I$35])*[.$D$22];0)" office:value-type="float" office:value="0" calcext:value-type="float">
            <text:p><text:s/>- <text:s text:c="2"/></text:p>
          </table:table-cell>
          <table:table-cell table:formula="of:=IF([.K1063]=&quot;yes&quot;;[.J1063]*[.L1063]*(0.05)*[.$D$21];0)" office:value-type="float" office:value="0" calcext:value-type="float">
            <text:p><text:s/>- <text:s text:c="2"/></text:p>
          </table:table-cell>
          <table:table-cell table:formula="of:=IF([.K1063]=&quot;yes&quot;;[.J1063]*[.L106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8271247574736" calcext:value-type="percentage">
            <text:p>38.2712%</text:p>
          </table:table-cell>
          <table:table-cell office:value-type="float" office:value="1.00553745928339" calcext:value-type="float">
            <text:p>1.01</text:p>
          </table:table-cell>
          <table:table-cell office:value-type="percentage" office:value="0.235710118812368" calcext:value-type="percentage">
            <text:p>23.5710%</text:p>
          </table:table-cell>
          <table:table-cell office:value-type="percentage" office:value="0.852140426913282" calcext:value-type="percentage">
            <text:p>85.2140%</text:p>
          </table:table-cell>
          <table:table-cell office:value-type="percentage" office:value="0.238973510032078" calcext:value-type="percentage">
            <text:p>23.8974%</text:p>
          </table:table-cell>
          <table:table-cell office:value-type="percentage" office:value="0.457612923349684" calcext:value-type="percentage">
            <text:p>45.7613%</text:p>
          </table:table-cell>
          <table:table-cell table:formula="of:=MAX((1-[.I1064]/(1-[.$D$25]));0)" office:value-type="float" office:value="0.346267252357594" calcext:value-type="float">
            <text:p><text:s/>0.3463 </text:p>
          </table:table-cell>
          <table:table-cell/>
          <table:table-cell table:formula="of:=EXP(-[.E1064]*[.$D$23])" office:value-type="float" office:value="0.904336506701519" calcext:value-type="float">
            <text:p><text:s/>0.9043 </text:p>
          </table:table-cell>
          <table:table-cell table:formula="of:=IF([.K1064]=&quot;yes&quot;;[.L1064]*[.$D$22]*([.I1064]-[.I1063]);0)" office:value-type="float" office:value="0" calcext:value-type="float">
            <text:p><text:s/>- <text:s text:c="2"/></text:p>
          </table:table-cell>
          <table:table-cell table:formula="of:=IF([.K1064]=&quot;T_ex&quot;;[.L1064]*([.I1064]-[.$I$35])*[.$D$22];0)" office:value-type="float" office:value="0" calcext:value-type="float">
            <text:p><text:s/>- <text:s text:c="2"/></text:p>
          </table:table-cell>
          <table:table-cell table:formula="of:=IF([.K1064]=&quot;yes&quot;;[.J1064]*[.L1064]*(0.05)*[.$D$21];0)" office:value-type="float" office:value="0" calcext:value-type="float">
            <text:p><text:s/>- <text:s text:c="2"/></text:p>
          </table:table-cell>
          <table:table-cell table:formula="of:=IF([.K1064]=&quot;yes&quot;;[.J1064]*[.L106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83502011986332" calcext:value-type="percentage">
            <text:p>38.3502%</text:p>
          </table:table-cell>
          <table:table-cell office:value-type="float" office:value="1.00651465798046" calcext:value-type="float">
            <text:p>1.01</text:p>
          </table:table-cell>
          <table:table-cell office:value-type="percentage" office:value="0.236141647953145" calcext:value-type="percentage">
            <text:p>23.6142%</text:p>
          </table:table-cell>
          <table:table-cell office:value-type="percentage" office:value="0.852945979093519" calcext:value-type="percentage">
            <text:p>85.2946%</text:p>
          </table:table-cell>
          <table:table-cell office:value-type="percentage" office:value="0.239399397931297" calcext:value-type="percentage">
            <text:p>23.9399%</text:p>
          </table:table-cell>
          <table:table-cell office:value-type="percentage" office:value="0.458309396015999" calcext:value-type="percentage">
            <text:p>45.8309%</text:p>
          </table:table-cell>
          <table:table-cell table:formula="of:=MAX((1-[.I1065]/(1-[.$D$25]));0)" office:value-type="float" office:value="0.345272291405716" calcext:value-type="float">
            <text:p><text:s/>0.3453 </text:p>
          </table:table-cell>
          <table:table-cell/>
          <table:table-cell table:formula="of:=EXP(-[.E1065]*[.$D$23])" office:value-type="float" office:value="0.904248139373605" calcext:value-type="float">
            <text:p><text:s/>0.9042 </text:p>
          </table:table-cell>
          <table:table-cell table:formula="of:=IF([.K1065]=&quot;yes&quot;;[.L1065]*[.$D$22]*([.I1065]-[.I1064]);0)" office:value-type="float" office:value="0" calcext:value-type="float">
            <text:p><text:s/>- <text:s text:c="2"/></text:p>
          </table:table-cell>
          <table:table-cell table:formula="of:=IF([.K1065]=&quot;T_ex&quot;;[.L1065]*([.I1065]-[.$I$35])*[.$D$22];0)" office:value-type="float" office:value="0" calcext:value-type="float">
            <text:p><text:s/>- <text:s text:c="2"/></text:p>
          </table:table-cell>
          <table:table-cell table:formula="of:=IF([.K1065]=&quot;yes&quot;;[.J1065]*[.L1065]*(0.05)*[.$D$21];0)" office:value-type="float" office:value="0" calcext:value-type="float">
            <text:p><text:s/>- <text:s text:c="2"/></text:p>
          </table:table-cell>
          <table:table-cell table:formula="of:=IF([.K1065]=&quot;yes&quot;;[.J1065]*[.L106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84284092063576" calcext:value-type="percentage">
            <text:p>38.4284%</text:p>
          </table:table-cell>
          <table:table-cell office:value-type="float" office:value="1.00749185667752" calcext:value-type="float">
            <text:p>1.01</text:p>
          </table:table-cell>
          <table:table-cell office:value-type="percentage" office:value="0.236578206721041" calcext:value-type="percentage">
            <text:p>23.6578%</text:p>
          </table:table-cell>
          <table:table-cell office:value-type="percentage" office:value="0.85371193832239" calcext:value-type="percentage">
            <text:p>85.3712%</text:p>
          </table:table-cell>
          <table:table-cell office:value-type="percentage" office:value="0.239823351440856" calcext:value-type="percentage">
            <text:p>23.9823%</text:p>
          </table:table-cell>
          <table:table-cell office:value-type="percentage" office:value="0.45898958263899" calcext:value-type="percentage">
            <text:p>45.8990%</text:p>
          </table:table-cell>
          <table:table-cell table:formula="of:=MAX((1-[.I1066]/(1-[.$D$25]));0)" office:value-type="float" office:value="0.344300596230014" calcext:value-type="float">
            <text:p><text:s/>0.3443 </text:p>
          </table:table-cell>
          <table:table-cell/>
          <table:table-cell table:formula="of:=EXP(-[.E1066]*[.$D$23])" office:value-type="float" office:value="0.904159780680514" calcext:value-type="float">
            <text:p><text:s/>0.9042 </text:p>
          </table:table-cell>
          <table:table-cell table:formula="of:=IF([.K1066]=&quot;yes&quot;;[.L1066]*[.$D$22]*([.I1066]-[.I1065]);0)" office:value-type="float" office:value="0" calcext:value-type="float">
            <text:p><text:s/>- <text:s text:c="2"/></text:p>
          </table:table-cell>
          <table:table-cell table:formula="of:=IF([.K1066]=&quot;T_ex&quot;;[.L1066]*([.I1066]-[.$I$35])*[.$D$22];0)" office:value-type="float" office:value="0" calcext:value-type="float">
            <text:p><text:s/>- <text:s text:c="2"/></text:p>
          </table:table-cell>
          <table:table-cell table:formula="of:=IF([.K1066]=&quot;yes&quot;;[.J1066]*[.L1066]*(0.05)*[.$D$21];0)" office:value-type="float" office:value="0" calcext:value-type="float">
            <text:p><text:s/>- <text:s text:c="2"/></text:p>
          </table:table-cell>
          <table:table-cell table:formula="of:=IF([.K1066]=&quot;yes&quot;;[.J1066]*[.L106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85109250062512" calcext:value-type="percentage">
            <text:p>38.5109%</text:p>
          </table:table-cell>
          <table:table-cell office:value-type="float" office:value="1.00846905537459" calcext:value-type="float">
            <text:p>1.01</text:p>
          </table:table-cell>
          <table:table-cell office:value-type="percentage" office:value="0.237009161633319" calcext:value-type="percentage">
            <text:p>23.7009%</text:p>
          </table:table-cell>
          <table:table-cell office:value-type="percentage" office:value="0.854464788149636" calcext:value-type="percentage">
            <text:p>85.4465%</text:p>
          </table:table-cell>
          <table:table-cell office:value-type="percentage" office:value="0.240247044382826" calcext:value-type="percentage">
            <text:p>24.0247%</text:p>
          </table:table-cell>
          <table:table-cell office:value-type="percentage" office:value="0.459622752247307" calcext:value-type="percentage">
            <text:p>45.9623%</text:p>
          </table:table-cell>
          <table:table-cell table:formula="of:=MAX((1-[.I1067]/(1-[.$D$25]));0)" office:value-type="float" office:value="0.343396068218133" calcext:value-type="float">
            <text:p><text:s/>0.3434 </text:p>
          </table:table-cell>
          <table:table-cell/>
          <table:table-cell table:formula="of:=EXP(-[.E1067]*[.$D$23])" office:value-type="float" office:value="0.9040714306214" calcext:value-type="float">
            <text:p><text:s/>0.9041 </text:p>
          </table:table-cell>
          <table:table-cell table:formula="of:=IF([.K1067]=&quot;yes&quot;;[.L1067]*[.$D$22]*([.I1067]-[.I1066]);0)" office:value-type="float" office:value="0" calcext:value-type="float">
            <text:p><text:s/>- <text:s text:c="2"/></text:p>
          </table:table-cell>
          <table:table-cell table:formula="of:=IF([.K1067]=&quot;T_ex&quot;;[.L1067]*([.I1067]-[.$I$35])*[.$D$22];0)" office:value-type="float" office:value="0" calcext:value-type="float">
            <text:p><text:s/>- <text:s text:c="2"/></text:p>
          </table:table-cell>
          <table:table-cell table:formula="of:=IF([.K1067]=&quot;yes&quot;;[.J1067]*[.L1067]*(0.05)*[.$D$21];0)" office:value-type="float" office:value="0" calcext:value-type="float">
            <text:p><text:s/>- <text:s text:c="2"/></text:p>
          </table:table-cell>
          <table:table-cell table:formula="of:=IF([.K1067]=&quot;yes&quot;;[.J1067]*[.L106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85937748608899" calcext:value-type="percentage">
            <text:p>38.5938%</text:p>
          </table:table-cell>
          <table:table-cell office:value-type="float" office:value="1.00944625407166" calcext:value-type="float">
            <text:p>1.01</text:p>
          </table:table-cell>
          <table:table-cell office:value-type="percentage" office:value="0.237450064651144" calcext:value-type="percentage">
            <text:p>23.7450%</text:p>
          </table:table-cell>
          <table:table-cell office:value-type="percentage" office:value="0.8552063668519" calcext:value-type="percentage">
            <text:p>85.5206%</text:p>
          </table:table-cell>
          <table:table-cell office:value-type="percentage" office:value="0.240666825784" calcext:value-type="percentage">
            <text:p>24.0667%</text:p>
          </table:table-cell>
          <table:table-cell office:value-type="percentage" office:value="0.460354844894914" calcext:value-type="percentage">
            <text:p>46.0355%</text:p>
          </table:table-cell>
          <table:table-cell table:formula="of:=MAX((1-[.I1068]/(1-[.$D$25]));0)" office:value-type="float" office:value="0.342350221578694" calcext:value-type="float">
            <text:p><text:s/>0.3424 </text:p>
          </table:table-cell>
          <table:table-cell/>
          <table:table-cell table:formula="of:=EXP(-[.E1068]*[.$D$23])" office:value-type="float" office:value="0.903983089195421" calcext:value-type="float">
            <text:p><text:s/>0.9040 </text:p>
          </table:table-cell>
          <table:table-cell table:formula="of:=IF([.K1068]=&quot;yes&quot;;[.L1068]*[.$D$22]*([.I1068]-[.I1067]);0)" office:value-type="float" office:value="0" calcext:value-type="float">
            <text:p><text:s/>- <text:s text:c="2"/></text:p>
          </table:table-cell>
          <table:table-cell table:formula="of:=IF([.K1068]=&quot;T_ex&quot;;[.L1068]*([.I1068]-[.$I$35])*[.$D$22];0)" office:value-type="float" office:value="0" calcext:value-type="float">
            <text:p><text:s/>- <text:s text:c="2"/></text:p>
          </table:table-cell>
          <table:table-cell table:formula="of:=IF([.K1068]=&quot;yes&quot;;[.J1068]*[.L1068]*(0.05)*[.$D$21];0)" office:value-type="float" office:value="0" calcext:value-type="float">
            <text:p><text:s/>- <text:s text:c="2"/></text:p>
          </table:table-cell>
          <table:table-cell table:formula="of:=IF([.K1068]=&quot;yes&quot;;[.J1068]*[.L106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86766022592909" calcext:value-type="percentage">
            <text:p>38.6766%</text:p>
          </table:table-cell>
          <table:table-cell office:value-type="float" office:value="1.01042345276873" calcext:value-type="float">
            <text:p>1.01</text:p>
          </table:table-cell>
          <table:table-cell office:value-type="percentage" office:value="0.237887153945185" calcext:value-type="percentage">
            <text:p>23.7887%</text:p>
          </table:table-cell>
          <table:table-cell office:value-type="percentage" office:value="0.855911821606521" calcext:value-type="percentage">
            <text:p>85.5912%</text:p>
          </table:table-cell>
          <table:table-cell office:value-type="percentage" office:value="0.2410828175144" calcext:value-type="percentage">
            <text:p>24.1083%</text:p>
          </table:table-cell>
          <table:table-cell office:value-type="percentage" office:value="0.461163528760881" calcext:value-type="percentage">
            <text:p>46.1164%</text:p>
          </table:table-cell>
          <table:table-cell table:formula="of:=MAX((1-[.I1069]/(1-[.$D$25]));0)" office:value-type="float" office:value="0.341194958913027" calcext:value-type="float">
            <text:p><text:s/>0.3412 </text:p>
          </table:table-cell>
          <table:table-cell/>
          <table:table-cell table:formula="of:=EXP(-[.E1069]*[.$D$23])" office:value-type="float" office:value="0.903894756401732" calcext:value-type="float">
            <text:p><text:s/>0.9039 </text:p>
          </table:table-cell>
          <table:table-cell table:formula="of:=IF([.K1069]=&quot;yes&quot;;[.L1069]*[.$D$22]*([.I1069]-[.I1068]);0)" office:value-type="float" office:value="0" calcext:value-type="float">
            <text:p><text:s/>- <text:s text:c="2"/></text:p>
          </table:table-cell>
          <table:table-cell table:formula="of:=IF([.K1069]=&quot;T_ex&quot;;[.L1069]*([.I1069]-[.$I$35])*[.$D$22];0)" office:value-type="float" office:value="0" calcext:value-type="float">
            <text:p><text:s/>- <text:s text:c="2"/></text:p>
          </table:table-cell>
          <table:table-cell table:formula="of:=IF([.K1069]=&quot;yes&quot;;[.J1069]*[.L1069]*(0.05)*[.$D$21];0)" office:value-type="float" office:value="0" calcext:value-type="float">
            <text:p><text:s/>- <text:s text:c="2"/></text:p>
          </table:table-cell>
          <table:table-cell table:formula="of:=IF([.K1069]=&quot;yes&quot;;[.J1069]*[.L106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87547288245321" calcext:value-type="percentage">
            <text:p>38.7547%</text:p>
          </table:table-cell>
          <table:table-cell office:value-type="float" office:value="1.0114006514658" calcext:value-type="float">
            <text:p>1.01</text:p>
          </table:table-cell>
          <table:table-cell office:value-type="percentage" office:value="0.238324299537851" calcext:value-type="percentage">
            <text:p>23.8324%</text:p>
          </table:table-cell>
          <table:table-cell office:value-type="percentage" office:value="0.856581868166352" calcext:value-type="percentage">
            <text:p>85.6582%</text:p>
          </table:table-cell>
          <table:table-cell office:value-type="percentage" office:value="0.241503752320019" calcext:value-type="percentage">
            <text:p>24.1504%</text:p>
          </table:table-cell>
          <table:table-cell office:value-type="percentage" office:value="0.461963710388849" calcext:value-type="percentage">
            <text:p>46.1964%</text:p>
          </table:table-cell>
          <table:table-cell table:formula="of:=MAX((1-[.I1070]/(1-[.$D$25]));0)" office:value-type="float" office:value="0.340051842301644" calcext:value-type="float">
            <text:p><text:s/>0.3401 </text:p>
          </table:table-cell>
          <table:table-cell/>
          <table:table-cell table:formula="of:=EXP(-[.E1070]*[.$D$23])" office:value-type="float" office:value="0.90380643223949" calcext:value-type="float">
            <text:p><text:s/>0.9038 </text:p>
          </table:table-cell>
          <table:table-cell table:formula="of:=IF([.K1070]=&quot;yes&quot;;[.L1070]*[.$D$22]*([.I1070]-[.I1069]);0)" office:value-type="float" office:value="0" calcext:value-type="float">
            <text:p><text:s/>- <text:s text:c="2"/></text:p>
          </table:table-cell>
          <table:table-cell table:formula="of:=IF([.K1070]=&quot;T_ex&quot;;[.L1070]*([.I1070]-[.$I$35])*[.$D$22];0)" office:value-type="float" office:value="0" calcext:value-type="float">
            <text:p><text:s/>- <text:s text:c="2"/></text:p>
          </table:table-cell>
          <table:table-cell table:formula="of:=IF([.K1070]=&quot;yes&quot;;[.J1070]*[.L1070]*(0.05)*[.$D$21];0)" office:value-type="float" office:value="0" calcext:value-type="float">
            <text:p><text:s/>- <text:s text:c="2"/></text:p>
          </table:table-cell>
          <table:table-cell table:formula="of:=IF([.K1070]=&quot;yes&quot;;[.J1070]*[.L107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8836262623305" calcext:value-type="percentage">
            <text:p>38.8363%</text:p>
          </table:table-cell>
          <table:table-cell office:value-type="float" office:value="1.01237785016287" calcext:value-type="float">
            <text:p>1.01</text:p>
          </table:table-cell>
          <table:table-cell office:value-type="percentage" office:value="0.238762042005127" calcext:value-type="percentage">
            <text:p>23.8762%</text:p>
          </table:table-cell>
          <table:table-cell office:value-type="percentage" office:value="0.857210779491089" calcext:value-type="percentage">
            <text:p>85.7211%</text:p>
          </table:table-cell>
          <table:table-cell office:value-type="percentage" office:value="0.241914154245808" calcext:value-type="percentage">
            <text:p>24.1914%</text:p>
          </table:table-cell>
          <table:table-cell office:value-type="percentage" office:value="0.462760901110123" calcext:value-type="percentage">
            <text:p>46.2761%</text:p>
          </table:table-cell>
          <table:table-cell table:formula="of:=MAX((1-[.I1071]/(1-[.$D$25]));0)" office:value-type="float" office:value="0.33891299841411" calcext:value-type="float">
            <text:p><text:s/>0.3389 </text:p>
          </table:table-cell>
          <table:table-cell/>
          <table:table-cell table:formula="of:=EXP(-[.E1071]*[.$D$23])" office:value-type="float" office:value="0.903718116707853" calcext:value-type="float">
            <text:p><text:s/>0.9037 </text:p>
          </table:table-cell>
          <table:table-cell table:formula="of:=IF([.K1071]=&quot;yes&quot;;[.L1071]*[.$D$22]*([.I1071]-[.I1070]);0)" office:value-type="float" office:value="0" calcext:value-type="float">
            <text:p><text:s/>- <text:s text:c="2"/></text:p>
          </table:table-cell>
          <table:table-cell table:formula="of:=IF([.K1071]=&quot;T_ex&quot;;[.L1071]*([.I1071]-[.$I$35])*[.$D$22];0)" office:value-type="float" office:value="0" calcext:value-type="float">
            <text:p><text:s/>- <text:s text:c="2"/></text:p>
          </table:table-cell>
          <table:table-cell table:formula="of:=IF([.K1071]=&quot;yes&quot;;[.J1071]*[.L1071]*(0.05)*[.$D$21];0)" office:value-type="float" office:value="0" calcext:value-type="float">
            <text:p><text:s/>- <text:s text:c="2"/></text:p>
          </table:table-cell>
          <table:table-cell table:formula="of:=IF([.K1071]=&quot;yes&quot;;[.J1071]*[.L107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89168540445084" calcext:value-type="percentage">
            <text:p>38.9169%</text:p>
          </table:table-cell>
          <table:table-cell office:value-type="float" office:value="1.01335504885993" calcext:value-type="float">
            <text:p>1.01</text:p>
          </table:table-cell>
          <table:table-cell office:value-type="percentage" office:value="0.239197774207709" calcext:value-type="percentage">
            <text:p>23.9198%</text:p>
          </table:table-cell>
          <table:table-cell office:value-type="percentage" office:value="0.857826181183349" calcext:value-type="percentage">
            <text:p>85.7826%</text:p>
          </table:table-cell>
          <table:table-cell office:value-type="percentage" office:value="0.24232859126684" calcext:value-type="percentage">
            <text:p>24.2329%</text:p>
          </table:table-cell>
          <table:table-cell office:value-type="percentage" office:value="0.463593566806172" calcext:value-type="percentage">
            <text:p>46.3594%</text:p>
          </table:table-cell>
          <table:table-cell table:formula="of:=MAX((1-[.I1072]/(1-[.$D$25]));0)" office:value-type="float" office:value="0.337723475991183" calcext:value-type="float">
            <text:p><text:s/>0.3377 </text:p>
          </table:table-cell>
          <table:table-cell/>
          <table:table-cell table:formula="of:=EXP(-[.E1072]*[.$D$23])" office:value-type="float" office:value="0.903629809805977" calcext:value-type="float">
            <text:p><text:s/>0.9036 </text:p>
          </table:table-cell>
          <table:table-cell table:formula="of:=IF([.K1072]=&quot;yes&quot;;[.L1072]*[.$D$22]*([.I1072]-[.I1071]);0)" office:value-type="float" office:value="0" calcext:value-type="float">
            <text:p><text:s/>- <text:s text:c="2"/></text:p>
          </table:table-cell>
          <table:table-cell table:formula="of:=IF([.K1072]=&quot;T_ex&quot;;[.L1072]*([.I1072]-[.$I$35])*[.$D$22];0)" office:value-type="float" office:value="0" calcext:value-type="float">
            <text:p><text:s/>- <text:s text:c="2"/></text:p>
          </table:table-cell>
          <table:table-cell table:formula="of:=IF([.K1072]=&quot;yes&quot;;[.J1072]*[.L1072]*(0.05)*[.$D$21];0)" office:value-type="float" office:value="0" calcext:value-type="float">
            <text:p><text:s/>- <text:s text:c="2"/></text:p>
          </table:table-cell>
          <table:table-cell table:formula="of:=IF([.K1072]=&quot;yes&quot;;[.J1072]*[.L107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89990202357086" calcext:value-type="percentage">
            <text:p>38.9990%</text:p>
          </table:table-cell>
          <table:table-cell office:value-type="float" office:value="1.014332247557" calcext:value-type="float">
            <text:p>1.01</text:p>
          </table:table-cell>
          <table:table-cell office:value-type="percentage" office:value="0.239640415065271" calcext:value-type="percentage">
            <text:p>23.9640%</text:p>
          </table:table-cell>
          <table:table-cell office:value-type="percentage" office:value="0.858405091081788" calcext:value-type="percentage">
            <text:p>85.8405%</text:p>
          </table:table-cell>
          <table:table-cell office:value-type="percentage" office:value="0.242746373576852" calcext:value-type="percentage">
            <text:p>24.2746%</text:p>
          </table:table-cell>
          <table:table-cell office:value-type="percentage" office:value="0.464442328974145" calcext:value-type="percentage">
            <text:p>46.4442%</text:p>
          </table:table-cell>
          <table:table-cell table:formula="of:=MAX((1-[.I1073]/(1-[.$D$25]));0)" office:value-type="float" office:value="0.336510958608364" calcext:value-type="float">
            <text:p><text:s/>0.3365 </text:p>
          </table:table-cell>
          <table:table-cell/>
          <table:table-cell table:formula="of:=EXP(-[.E1073]*[.$D$23])" office:value-type="float" office:value="0.903541511533018" calcext:value-type="float">
            <text:p><text:s/>0.9035 </text:p>
          </table:table-cell>
          <table:table-cell table:formula="of:=IF([.K1073]=&quot;yes&quot;;[.L1073]*[.$D$22]*([.I1073]-[.I1072]);0)" office:value-type="float" office:value="0" calcext:value-type="float">
            <text:p><text:s/>- <text:s text:c="2"/></text:p>
          </table:table-cell>
          <table:table-cell table:formula="of:=IF([.K1073]=&quot;T_ex&quot;;[.L1073]*([.I1073]-[.$I$35])*[.$D$22];0)" office:value-type="float" office:value="0" calcext:value-type="float">
            <text:p><text:s/>- <text:s text:c="2"/></text:p>
          </table:table-cell>
          <table:table-cell table:formula="of:=IF([.K1073]=&quot;yes&quot;;[.J1073]*[.L1073]*(0.05)*[.$D$21];0)" office:value-type="float" office:value="0" calcext:value-type="float">
            <text:p><text:s/>- <text:s text:c="2"/></text:p>
          </table:table-cell>
          <table:table-cell table:formula="of:=IF([.K1073]=&quot;yes&quot;;[.J1073]*[.L107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90856702297722" calcext:value-type="percentage">
            <text:p>39.0857%</text:p>
          </table:table-cell>
          <table:table-cell office:value-type="float" office:value="1.01530944625407" calcext:value-type="float">
            <text:p>1.02</text:p>
          </table:table-cell>
          <table:table-cell office:value-type="percentage" office:value="0.240086116645295" calcext:value-type="percentage">
            <text:p>24.0086%</text:p>
          </table:table-cell>
          <table:table-cell office:value-type="percentage" office:value="0.858983170022742" calcext:value-type="percentage">
            <text:p>85.8983%</text:p>
          </table:table-cell>
          <table:table-cell office:value-type="percentage" office:value="0.24316169849104" calcext:value-type="percentage">
            <text:p>24.3162%</text:p>
          </table:table-cell>
          <table:table-cell office:value-type="percentage" office:value="0.465316546542413" calcext:value-type="percentage">
            <text:p>46.5317%</text:p>
          </table:table-cell>
          <table:table-cell table:formula="of:=MAX((1-[.I1074]/(1-[.$D$25]));0)" office:value-type="float" office:value="0.335262076367981" calcext:value-type="float">
            <text:p><text:s/>0.3353 </text:p>
          </table:table-cell>
          <table:table-cell/>
          <table:table-cell table:formula="of:=EXP(-[.E1074]*[.$D$23])" office:value-type="float" office:value="0.903453221888132" calcext:value-type="float">
            <text:p><text:s/>0.9035 </text:p>
          </table:table-cell>
          <table:table-cell table:formula="of:=IF([.K1074]=&quot;yes&quot;;[.L1074]*[.$D$22]*([.I1074]-[.I1073]);0)" office:value-type="float" office:value="0" calcext:value-type="float">
            <text:p><text:s/>- <text:s text:c="2"/></text:p>
          </table:table-cell>
          <table:table-cell table:formula="of:=IF([.K1074]=&quot;T_ex&quot;;[.L1074]*([.I1074]-[.$I$35])*[.$D$22];0)" office:value-type="float" office:value="0" calcext:value-type="float">
            <text:p><text:s/>- <text:s text:c="2"/></text:p>
          </table:table-cell>
          <table:table-cell table:formula="of:=IF([.K1074]=&quot;yes&quot;;[.J1074]*[.L1074]*(0.05)*[.$D$21];0)" office:value-type="float" office:value="0" calcext:value-type="float">
            <text:p><text:s/>- <text:s text:c="2"/></text:p>
          </table:table-cell>
          <table:table-cell table:formula="of:=IF([.K1074]=&quot;yes&quot;;[.J1074]*[.L107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91659374041668" calcext:value-type="percentage">
            <text:p>39.1659%</text:p>
          </table:table-cell>
          <table:table-cell office:value-type="float" office:value="1.01628664495114" calcext:value-type="float">
            <text:p>1.02</text:p>
          </table:table-cell>
          <table:table-cell office:value-type="percentage" office:value="0.240523560207235" calcext:value-type="percentage">
            <text:p>24.0524%</text:p>
          </table:table-cell>
          <table:table-cell office:value-type="percentage" office:value="0.859560776334253" calcext:value-type="percentage">
            <text:p>85.9561%</text:p>
          </table:table-cell>
          <table:table-cell office:value-type="percentage" office:value="0.243576330308486" calcext:value-type="percentage">
            <text:p>24.3576%</text:p>
          </table:table-cell>
          <table:table-cell office:value-type="percentage" office:value="0.466216550259539" calcext:value-type="percentage">
            <text:p>46.6217%</text:p>
          </table:table-cell>
          <table:table-cell table:formula="of:=MAX((1-[.I1075]/(1-[.$D$25]));0)" office:value-type="float" office:value="0.333976356772087" calcext:value-type="float">
            <text:p><text:s/>0.3340 </text:p>
          </table:table-cell>
          <table:table-cell/>
          <table:table-cell table:formula="of:=EXP(-[.E1075]*[.$D$23])" office:value-type="float" office:value="0.903364940870478" calcext:value-type="float">
            <text:p><text:s/>0.9034 </text:p>
          </table:table-cell>
          <table:table-cell table:formula="of:=IF([.K1075]=&quot;yes&quot;;[.L1075]*[.$D$22]*([.I1075]-[.I1074]);0)" office:value-type="float" office:value="0" calcext:value-type="float">
            <text:p><text:s/>- <text:s text:c="2"/></text:p>
          </table:table-cell>
          <table:table-cell table:formula="of:=IF([.K1075]=&quot;T_ex&quot;;[.L1075]*([.I1075]-[.$I$35])*[.$D$22];0)" office:value-type="float" office:value="0" calcext:value-type="float">
            <text:p><text:s/>- <text:s text:c="2"/></text:p>
          </table:table-cell>
          <table:table-cell table:formula="of:=IF([.K1075]=&quot;yes&quot;;[.J1075]*[.L1075]*(0.05)*[.$D$21];0)" office:value-type="float" office:value="0" calcext:value-type="float">
            <text:p><text:s/>- <text:s text:c="2"/></text:p>
          </table:table-cell>
          <table:table-cell table:formula="of:=IF([.K1075]=&quot;yes&quot;;[.J1075]*[.L107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92452839674415" calcext:value-type="percentage">
            <text:p>39.2453%</text:p>
          </table:table-cell>
          <table:table-cell office:value-type="float" office:value="1.01726384364821" calcext:value-type="float">
            <text:p>1.02</text:p>
          </table:table-cell>
          <table:table-cell office:value-type="percentage" office:value="0.240962985690894" calcext:value-type="percentage">
            <text:p>24.0963%</text:p>
          </table:table-cell>
          <table:table-cell office:value-type="percentage" office:value="0.860131132752544" calcext:value-type="percentage">
            <text:p>86.0131%</text:p>
          </table:table-cell>
          <table:table-cell office:value-type="percentage" office:value="0.243989877271847" calcext:value-type="percentage">
            <text:p>24.3990%</text:p>
          </table:table-cell>
          <table:table-cell office:value-type="percentage" office:value="0.467095789837138" calcext:value-type="percentage">
            <text:p>46.7096%</text:p>
          </table:table-cell>
          <table:table-cell table:formula="of:=MAX((1-[.I1076]/(1-[.$D$25]));0)" office:value-type="float" office:value="0.33272030023266" calcext:value-type="float">
            <text:p><text:s/>0.3327 </text:p>
          </table:table-cell>
          <table:table-cell/>
          <table:table-cell table:formula="of:=EXP(-[.E1076]*[.$D$23])" office:value-type="float" office:value="0.903276668479212" calcext:value-type="float">
            <text:p><text:s/>0.9033 </text:p>
          </table:table-cell>
          <table:table-cell table:formula="of:=IF([.K1076]=&quot;yes&quot;;[.L1076]*[.$D$22]*([.I1076]-[.I1075]);0)" office:value-type="float" office:value="0" calcext:value-type="float">
            <text:p><text:s/>- <text:s text:c="2"/></text:p>
          </table:table-cell>
          <table:table-cell table:formula="of:=IF([.K1076]=&quot;T_ex&quot;;[.L1076]*([.I1076]-[.$I$35])*[.$D$22];0)" office:value-type="float" office:value="0" calcext:value-type="float">
            <text:p><text:s/>- <text:s text:c="2"/></text:p>
          </table:table-cell>
          <table:table-cell table:formula="of:=IF([.K1076]=&quot;yes&quot;;[.J1076]*[.L1076]*(0.05)*[.$D$21];0)" office:value-type="float" office:value="0" calcext:value-type="float">
            <text:p><text:s/>- <text:s text:c="2"/></text:p>
          </table:table-cell>
          <table:table-cell table:formula="of:=IF([.K1076]=&quot;yes&quot;;[.J1076]*[.L107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93244495443031" calcext:value-type="percentage">
            <text:p>39.3244%</text:p>
          </table:table-cell>
          <table:table-cell office:value-type="float" office:value="1.01824104234528" calcext:value-type="float">
            <text:p>1.02</text:p>
          </table:table-cell>
          <table:table-cell office:value-type="percentage" office:value="0.241390234440361" calcext:value-type="percentage">
            <text:p>24.1390%</text:p>
          </table:table-cell>
          <table:table-cell office:value-type="percentage" office:value="0.86071216924235" calcext:value-type="percentage">
            <text:p>86.0712%</text:p>
          </table:table-cell>
          <table:table-cell office:value-type="percentage" office:value="0.244416810740689" calcext:value-type="percentage">
            <text:p>24.4417%</text:p>
          </table:table-cell>
          <table:table-cell office:value-type="percentage" office:value="0.467943151692962" calcext:value-type="percentage">
            <text:p>46.7943%</text:p>
          </table:table-cell>
          <table:table-cell table:formula="of:=MAX((1-[.I1077]/(1-[.$D$25]));0)" office:value-type="float" office:value="0.331509783295769" calcext:value-type="float">
            <text:p><text:s/>0.3315 </text:p>
          </table:table-cell>
          <table:table-cell/>
          <table:table-cell table:formula="of:=EXP(-[.E1077]*[.$D$23])" office:value-type="float" office:value="0.903188404713491" calcext:value-type="float">
            <text:p><text:s/>0.9032 </text:p>
          </table:table-cell>
          <table:table-cell table:formula="of:=IF([.K1077]=&quot;yes&quot;;[.L1077]*[.$D$22]*([.I1077]-[.I1076]);0)" office:value-type="float" office:value="0" calcext:value-type="float">
            <text:p><text:s/>- <text:s text:c="2"/></text:p>
          </table:table-cell>
          <table:table-cell table:formula="of:=IF([.K1077]=&quot;T_ex&quot;;[.L1077]*([.I1077]-[.$I$35])*[.$D$22];0)" office:value-type="float" office:value="0" calcext:value-type="float">
            <text:p><text:s/>- <text:s text:c="2"/></text:p>
          </table:table-cell>
          <table:table-cell table:formula="of:=IF([.K1077]=&quot;yes&quot;;[.J1077]*[.L1077]*(0.05)*[.$D$21];0)" office:value-type="float" office:value="0" calcext:value-type="float">
            <text:p><text:s/>- <text:s text:c="2"/></text:p>
          </table:table-cell>
          <table:table-cell table:formula="of:=IF([.K1077]=&quot;yes&quot;;[.J1077]*[.L107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94066686568111" calcext:value-type="percentage">
            <text:p>39.4067%</text:p>
          </table:table-cell>
          <table:table-cell office:value-type="float" office:value="1.01921824104235" calcext:value-type="float">
            <text:p>1.02</text:p>
          </table:table-cell>
          <table:table-cell office:value-type="percentage" office:value="0.241831221919058" calcext:value-type="percentage">
            <text:p>24.1831%</text:p>
          </table:table-cell>
          <table:table-cell office:value-type="percentage" office:value="0.8612763771332" calcext:value-type="percentage">
            <text:p>86.1276%</text:p>
          </table:table-cell>
          <table:table-cell office:value-type="percentage" office:value="0.244841580910773" calcext:value-type="percentage">
            <text:p>24.4842%</text:p>
          </table:table-cell>
          <table:table-cell office:value-type="percentage" office:value="0.468790618214517" calcext:value-type="percentage">
            <text:p>46.8791%</text:p>
          </table:table-cell>
          <table:table-cell table:formula="of:=MAX((1-[.I1078]/(1-[.$D$25]));0)" office:value-type="float" office:value="0.330299116836404" calcext:value-type="float">
            <text:p><text:s/>0.3303 </text:p>
          </table:table-cell>
          <table:table-cell/>
          <table:table-cell table:formula="of:=EXP(-[.E1078]*[.$D$23])" office:value-type="float" office:value="0.903100149572472" calcext:value-type="float">
            <text:p><text:s/>0.9031 </text:p>
          </table:table-cell>
          <table:table-cell table:formula="of:=IF([.K1078]=&quot;yes&quot;;[.L1078]*[.$D$22]*([.I1078]-[.I1077]);0)" office:value-type="float" office:value="0" calcext:value-type="float">
            <text:p><text:s/>- <text:s text:c="2"/></text:p>
          </table:table-cell>
          <table:table-cell table:formula="of:=IF([.K1078]=&quot;T_ex&quot;;[.L1078]*([.I1078]-[.$I$35])*[.$D$22];0)" office:value-type="float" office:value="0" calcext:value-type="float">
            <text:p><text:s/>- <text:s text:c="2"/></text:p>
          </table:table-cell>
          <table:table-cell table:formula="of:=IF([.K1078]=&quot;yes&quot;;[.J1078]*[.L1078]*(0.05)*[.$D$21];0)" office:value-type="float" office:value="0" calcext:value-type="float">
            <text:p><text:s/>- <text:s text:c="2"/></text:p>
          </table:table-cell>
          <table:table-cell table:formula="of:=IF([.K1078]=&quot;yes&quot;;[.J1078]*[.L107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94926636770685" calcext:value-type="percentage">
            <text:p>39.4927%</text:p>
          </table:table-cell>
          <table:table-cell office:value-type="float" office:value="1.02019543973941" calcext:value-type="float">
            <text:p>1.02</text:p>
          </table:table-cell>
          <table:table-cell office:value-type="percentage" office:value="0.24226928742101" calcext:value-type="percentage">
            <text:p>24.2269%</text:p>
          </table:table-cell>
          <table:table-cell office:value-type="percentage" office:value="0.861835547809813" calcext:value-type="percentage">
            <text:p>86.1836%</text:p>
          </table:table-cell>
          <table:table-cell office:value-type="percentage" office:value="0.245261355603982" calcext:value-type="percentage">
            <text:p>24.5261%</text:p>
          </table:table-cell>
          <table:table-cell office:value-type="percentage" office:value="0.469595998568422" calcext:value-type="percentage">
            <text:p>46.9596%</text:p>
          </table:table-cell>
          <table:table-cell table:formula="of:=MAX((1-[.I1079]/(1-[.$D$25]));0)" office:value-type="float" office:value="0.329148573473683" calcext:value-type="float">
            <text:p><text:s/>0.3291 </text:p>
          </table:table-cell>
          <table:table-cell/>
          <table:table-cell table:formula="of:=EXP(-[.E1079]*[.$D$23])" office:value-type="float" office:value="0.903011903055314" calcext:value-type="float">
            <text:p><text:s/>0.9030 </text:p>
          </table:table-cell>
          <table:table-cell table:formula="of:=IF([.K1079]=&quot;yes&quot;;[.L1079]*[.$D$22]*([.I1079]-[.I1078]);0)" office:value-type="float" office:value="0" calcext:value-type="float">
            <text:p><text:s/>- <text:s text:c="2"/></text:p>
          </table:table-cell>
          <table:table-cell table:formula="of:=IF([.K1079]=&quot;T_ex&quot;;[.L1079]*([.I1079]-[.$I$35])*[.$D$22];0)" office:value-type="float" office:value="0" calcext:value-type="float">
            <text:p><text:s/>- <text:s text:c="2"/></text:p>
          </table:table-cell>
          <table:table-cell table:formula="of:=IF([.K1079]=&quot;yes&quot;;[.J1079]*[.L1079]*(0.05)*[.$D$21];0)" office:value-type="float" office:value="0" calcext:value-type="float">
            <text:p><text:s/>- <text:s text:c="2"/></text:p>
          </table:table-cell>
          <table:table-cell table:formula="of:=IF([.K1079]=&quot;yes&quot;;[.J1079]*[.L107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95754206931035" calcext:value-type="percentage">
            <text:p>39.5754%</text:p>
          </table:table-cell>
          <table:table-cell office:value-type="float" office:value="1.02117263843648" calcext:value-type="float">
            <text:p>1.02</text:p>
          </table:table-cell>
          <table:table-cell office:value-type="percentage" office:value="0.242695721433589" calcext:value-type="percentage">
            <text:p>24.2696%</text:p>
          </table:table-cell>
          <table:table-cell office:value-type="percentage" office:value="0.862408763342092" calcext:value-type="percentage">
            <text:p>86.2409%</text:p>
          </table:table-cell>
          <table:table-cell office:value-type="percentage" office:value="0.245678482319781" calcext:value-type="percentage">
            <text:p>24.5678%</text:p>
          </table:table-cell>
          <table:table-cell office:value-type="percentage" office:value="0.470412667150744" calcext:value-type="percentage">
            <text:p>47.0413%</text:p>
          </table:table-cell>
          <table:table-cell table:formula="of:=MAX((1-[.I1080]/(1-[.$D$25]));0)" office:value-type="float" office:value="0.327981904070366" calcext:value-type="float">
            <text:p><text:s/>0.3280 </text:p>
          </table:table-cell>
          <table:table-cell/>
          <table:table-cell table:formula="of:=EXP(-[.E1080]*[.$D$23])" office:value-type="float" office:value="0.902923665161171" calcext:value-type="float">
            <text:p><text:s/>0.9029 </text:p>
          </table:table-cell>
          <table:table-cell table:formula="of:=IF([.K1080]=&quot;yes&quot;;[.L1080]*[.$D$22]*([.I1080]-[.I1079]);0)" office:value-type="float" office:value="0" calcext:value-type="float">
            <text:p><text:s/>- <text:s text:c="2"/></text:p>
          </table:table-cell>
          <table:table-cell table:formula="of:=IF([.K1080]=&quot;T_ex&quot;;[.L1080]*([.I1080]-[.$I$35])*[.$D$22];0)" office:value-type="float" office:value="0" calcext:value-type="float">
            <text:p><text:s/>- <text:s text:c="2"/></text:p>
          </table:table-cell>
          <table:table-cell table:formula="of:=IF([.K1080]=&quot;yes&quot;;[.J1080]*[.L1080]*(0.05)*[.$D$21];0)" office:value-type="float" office:value="0" calcext:value-type="float">
            <text:p><text:s/>- <text:s text:c="2"/></text:p>
          </table:table-cell>
          <table:table-cell table:formula="of:=IF([.K1080]=&quot;yes&quot;;[.J1080]*[.L108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96570871432438" calcext:value-type="percentage">
            <text:p>39.6571%</text:p>
          </table:table-cell>
          <table:table-cell office:value-type="float" office:value="1.02214983713355" calcext:value-type="float">
            <text:p>1.02</text:p>
          </table:table-cell>
          <table:table-cell office:value-type="percentage" office:value="0.243130618866947" calcext:value-type="percentage">
            <text:p>24.3131%</text:p>
          </table:table-cell>
          <table:table-cell office:value-type="percentage" office:value="0.862966236368259" calcext:value-type="percentage">
            <text:p>86.2966%</text:p>
          </table:table-cell>
          <table:table-cell office:value-type="percentage" office:value="0.24609413941839" calcext:value-type="percentage">
            <text:p>24.6094%</text:p>
          </table:table-cell>
          <table:table-cell office:value-type="percentage" office:value="0.47114705700816" calcext:value-type="percentage">
            <text:p>47.1147%</text:p>
          </table:table-cell>
          <table:table-cell table:formula="of:=MAX((1-[.I1081]/(1-[.$D$25]));0)" office:value-type="float" office:value="0.326932775702628" calcext:value-type="float">
            <text:p><text:s/>0.3269 </text:p>
          </table:table-cell>
          <table:table-cell/>
          <table:table-cell table:formula="of:=EXP(-[.E1081]*[.$D$23])" office:value-type="float" office:value="0.902835435889203" calcext:value-type="float">
            <text:p><text:s/>0.9028 </text:p>
          </table:table-cell>
          <table:table-cell table:formula="of:=IF([.K1081]=&quot;yes&quot;;[.L1081]*[.$D$22]*([.I1081]-[.I1080]);0)" office:value-type="float" office:value="0" calcext:value-type="float">
            <text:p><text:s/>- <text:s text:c="2"/></text:p>
          </table:table-cell>
          <table:table-cell table:formula="of:=IF([.K1081]=&quot;T_ex&quot;;[.L1081]*([.I1081]-[.$I$35])*[.$D$22];0)" office:value-type="float" office:value="0" calcext:value-type="float">
            <text:p><text:s/>- <text:s text:c="2"/></text:p>
          </table:table-cell>
          <table:table-cell table:formula="of:=IF([.K1081]=&quot;yes&quot;;[.J1081]*[.L1081]*(0.05)*[.$D$21];0)" office:value-type="float" office:value="0" calcext:value-type="float">
            <text:p><text:s/>- <text:s text:c="2"/></text:p>
          </table:table-cell>
          <table:table-cell table:formula="of:=IF([.K1081]=&quot;yes&quot;;[.J1081]*[.L108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97364023560789" calcext:value-type="percentage">
            <text:p>39.7364%</text:p>
          </table:table-cell>
          <table:table-cell office:value-type="float" office:value="1.02312703583062" calcext:value-type="float">
            <text:p>1.02</text:p>
          </table:table-cell>
          <table:table-cell office:value-type="percentage" office:value="0.243561997506331" calcext:value-type="percentage">
            <text:p>24.3562%</text:p>
          </table:table-cell>
          <table:table-cell office:value-type="percentage" office:value="0.863542073980074" calcext:value-type="percentage">
            <text:p>86.3542%</text:p>
          </table:table-cell>
          <table:table-cell office:value-type="percentage" office:value="0.246509716694807" calcext:value-type="percentage">
            <text:p>24.6510%</text:p>
          </table:table-cell>
          <table:table-cell office:value-type="percentage" office:value="0.471847829945252" calcext:value-type="percentage">
            <text:p>47.1848%</text:p>
          </table:table-cell>
          <table:table-cell table:formula="of:=MAX((1-[.I1082]/(1-[.$D$25]));0)" office:value-type="float" office:value="0.325931671506783" calcext:value-type="float">
            <text:p><text:s/>0.3259 </text:p>
          </table:table-cell>
          <table:table-cell/>
          <table:table-cell table:formula="of:=EXP(-[.E1082]*[.$D$23])" office:value-type="float" office:value="0.902747215238566" calcext:value-type="float">
            <text:p><text:s/>0.9027 </text:p>
          </table:table-cell>
          <table:table-cell table:formula="of:=IF([.K1082]=&quot;yes&quot;;[.L1082]*[.$D$22]*([.I1082]-[.I1081]);0)" office:value-type="float" office:value="0" calcext:value-type="float">
            <text:p><text:s/>- <text:s text:c="2"/></text:p>
          </table:table-cell>
          <table:table-cell table:formula="of:=IF([.K1082]=&quot;T_ex&quot;;[.L1082]*([.I1082]-[.$I$35])*[.$D$22];0)" office:value-type="float" office:value="0" calcext:value-type="float">
            <text:p><text:s/>- <text:s text:c="2"/></text:p>
          </table:table-cell>
          <table:table-cell table:formula="of:=IF([.K1082]=&quot;yes&quot;;[.J1082]*[.L1082]*(0.05)*[.$D$21];0)" office:value-type="float" office:value="0" calcext:value-type="float">
            <text:p><text:s/>- <text:s text:c="2"/></text:p>
          </table:table-cell>
          <table:table-cell table:formula="of:=IF([.K1082]=&quot;yes&quot;;[.J1082]*[.L108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98175440740651" calcext:value-type="percentage">
            <text:p>39.8175%</text:p>
          </table:table-cell>
          <table:table-cell office:value-type="float" office:value="1.02410423452769" calcext:value-type="float">
            <text:p>1.02</text:p>
          </table:table-cell>
          <table:table-cell office:value-type="percentage" office:value="0.243988192497998" calcext:value-type="percentage">
            <text:p>24.3988%</text:p>
          </table:table-cell>
          <table:table-cell office:value-type="percentage" office:value="0.864084525475789" calcext:value-type="percentage">
            <text:p>86.4085%</text:p>
          </table:table-cell>
          <table:table-cell office:value-type="percentage" office:value="0.246929148715833" calcext:value-type="percentage">
            <text:p>24.6929%</text:p>
          </table:table-cell>
          <table:table-cell office:value-type="percentage" office:value="0.472617057717681" calcext:value-type="percentage">
            <text:p>47.2617%</text:p>
          </table:table-cell>
          <table:table-cell table:formula="of:=MAX((1-[.I1083]/(1-[.$D$25]));0)" office:value-type="float" office:value="0.324832774689027" calcext:value-type="float">
            <text:p><text:s/>0.3248 </text:p>
          </table:table-cell>
          <table:table-cell/>
          <table:table-cell table:formula="of:=EXP(-[.E1083]*[.$D$23])" office:value-type="float" office:value="0.902659003208419" calcext:value-type="float">
            <text:p><text:s/>0.9027 </text:p>
          </table:table-cell>
          <table:table-cell table:formula="of:=IF([.K1083]=&quot;yes&quot;;[.L1083]*[.$D$22]*([.I1083]-[.I1082]);0)" office:value-type="float" office:value="0" calcext:value-type="float">
            <text:p><text:s/>- <text:s text:c="2"/></text:p>
          </table:table-cell>
          <table:table-cell table:formula="of:=IF([.K1083]=&quot;T_ex&quot;;[.L1083]*([.I1083]-[.$I$35])*[.$D$22];0)" office:value-type="float" office:value="0" calcext:value-type="float">
            <text:p><text:s/>- <text:s text:c="2"/></text:p>
          </table:table-cell>
          <table:table-cell table:formula="of:=IF([.K1083]=&quot;yes&quot;;[.J1083]*[.L1083]*(0.05)*[.$D$21];0)" office:value-type="float" office:value="0" calcext:value-type="float">
            <text:p><text:s/>- <text:s text:c="2"/></text:p>
          </table:table-cell>
          <table:table-cell table:formula="of:=IF([.K1083]=&quot;yes&quot;;[.J1083]*[.L108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98960349241102" calcext:value-type="percentage">
            <text:p>39.8960%</text:p>
          </table:table-cell>
          <table:table-cell office:value-type="float" office:value="1.02508143322476" calcext:value-type="float">
            <text:p>1.03</text:p>
          </table:table-cell>
          <table:table-cell office:value-type="percentage" office:value="0.244418129936896" calcext:value-type="percentage">
            <text:p>24.4418%</text:p>
          </table:table-cell>
          <table:table-cell office:value-type="percentage" office:value="0.864615983850792" calcext:value-type="percentage">
            <text:p>86.4616%</text:p>
          </table:table-cell>
          <table:table-cell office:value-type="percentage" office:value="0.247348073421802" calcext:value-type="percentage">
            <text:p>24.7348%</text:p>
          </table:table-cell>
          <table:table-cell office:value-type="percentage" office:value="0.473451848716749" calcext:value-type="percentage">
            <text:p>47.3452%</text:p>
          </table:table-cell>
          <table:table-cell table:formula="of:=MAX((1-[.I1084]/(1-[.$D$25]));0)" office:value-type="float" office:value="0.32364021611893" calcext:value-type="float">
            <text:p><text:s/>0.3236 </text:p>
          </table:table-cell>
          <table:table-cell/>
          <table:table-cell table:formula="of:=EXP(-[.E1084]*[.$D$23])" office:value-type="float" office:value="0.902570799797919" calcext:value-type="float">
            <text:p><text:s/>0.9026 </text:p>
          </table:table-cell>
          <table:table-cell table:formula="of:=IF([.K1084]=&quot;yes&quot;;[.L1084]*[.$D$22]*([.I1084]-[.I1083]);0)" office:value-type="float" office:value="0" calcext:value-type="float">
            <text:p><text:s/>- <text:s text:c="2"/></text:p>
          </table:table-cell>
          <table:table-cell table:formula="of:=IF([.K1084]=&quot;T_ex&quot;;[.L1084]*([.I1084]-[.$I$35])*[.$D$22];0)" office:value-type="float" office:value="0" calcext:value-type="float">
            <text:p><text:s/>- <text:s text:c="2"/></text:p>
          </table:table-cell>
          <table:table-cell table:formula="of:=IF([.K1084]=&quot;yes&quot;;[.J1084]*[.L1084]*(0.05)*[.$D$21];0)" office:value-type="float" office:value="0" calcext:value-type="float">
            <text:p><text:s/>- <text:s text:c="2"/></text:p>
          </table:table-cell>
          <table:table-cell table:formula="of:=IF([.K1084]=&quot;yes&quot;;[.J1084]*[.L108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399718561455769" calcext:value-type="percentage">
            <text:p>39.9719%</text:p>
          </table:table-cell>
          <table:table-cell office:value-type="float" office:value="1.02605863192182" calcext:value-type="float">
            <text:p>1.03</text:p>
          </table:table-cell>
          <table:table-cell office:value-type="percentage" office:value="0.24483886566782" calcext:value-type="percentage">
            <text:p>24.4839%</text:p>
          </table:table-cell>
          <table:table-cell office:value-type="percentage" office:value="0.86513408224584" calcext:value-type="percentage">
            <text:p>86.5134%</text:p>
          </table:table-cell>
          <table:table-cell office:value-type="percentage" office:value="0.247764182239292" calcext:value-type="percentage">
            <text:p>24.7764%</text:p>
          </table:table-cell>
          <table:table-cell office:value-type="percentage" office:value="0.474204476231483" calcext:value-type="percentage">
            <text:p>47.4204%</text:p>
          </table:table-cell>
          <table:table-cell table:formula="of:=MAX((1-[.I1085]/(1-[.$D$25]));0)" office:value-type="float" office:value="0.322565033955024" calcext:value-type="float">
            <text:p><text:s/>0.3226 </text:p>
          </table:table-cell>
          <table:table-cell/>
          <table:table-cell table:formula="of:=EXP(-[.E1085]*[.$D$23])" office:value-type="float" office:value="0.902482605006224" calcext:value-type="float">
            <text:p><text:s/>0.9025 </text:p>
          </table:table-cell>
          <table:table-cell table:formula="of:=IF([.K1085]=&quot;yes&quot;;[.L1085]*[.$D$22]*([.I1085]-[.I1084]);0)" office:value-type="float" office:value="0" calcext:value-type="float">
            <text:p><text:s/>- <text:s text:c="2"/></text:p>
          </table:table-cell>
          <table:table-cell table:formula="of:=IF([.K1085]=&quot;T_ex&quot;;[.L1085]*([.I1085]-[.$I$35])*[.$D$22];0)" office:value-type="float" office:value="0" calcext:value-type="float">
            <text:p><text:s/>- <text:s text:c="2"/></text:p>
          </table:table-cell>
          <table:table-cell table:formula="of:=IF([.K1085]=&quot;yes&quot;;[.J1085]*[.L1085]*(0.05)*[.$D$21];0)" office:value-type="float" office:value="0" calcext:value-type="float">
            <text:p><text:s/>- <text:s text:c="2"/></text:p>
          </table:table-cell>
          <table:table-cell table:formula="of:=IF([.K1085]=&quot;yes&quot;;[.J1085]*[.L108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0049472722065" calcext:value-type="percentage">
            <text:p>40.0495%</text:p>
          </table:table-cell>
          <table:table-cell office:value-type="float" office:value="1.02703583061889" calcext:value-type="float">
            <text:p>1.03</text:p>
          </table:table-cell>
          <table:table-cell office:value-type="percentage" office:value="0.245269892963764" calcext:value-type="percentage">
            <text:p>24.5270%</text:p>
          </table:table-cell>
          <table:table-cell office:value-type="percentage" office:value="0.865677446047942" calcext:value-type="percentage">
            <text:p>86.5677%</text:p>
          </table:table-cell>
          <table:table-cell office:value-type="percentage" office:value="0.248186777920548" calcext:value-type="percentage">
            <text:p>24.8187%</text:p>
          </table:table-cell>
          <table:table-cell office:value-type="percentage" office:value="0.474947667874479" calcext:value-type="percentage">
            <text:p>47.4948%</text:p>
          </table:table-cell>
          <table:table-cell table:formula="of:=MAX((1-[.I1086]/(1-[.$D$25]));0)" office:value-type="float" office:value="0.321503331607887" calcext:value-type="float">
            <text:p><text:s/>0.3215 </text:p>
          </table:table-cell>
          <table:table-cell/>
          <table:table-cell table:formula="of:=EXP(-[.E1086]*[.$D$23])" office:value-type="float" office:value="0.902394418832491" calcext:value-type="float">
            <text:p><text:s/>0.9024 </text:p>
          </table:table-cell>
          <table:table-cell table:formula="of:=IF([.K1086]=&quot;yes&quot;;[.L1086]*[.$D$22]*([.I1086]-[.I1085]);0)" office:value-type="float" office:value="0" calcext:value-type="float">
            <text:p><text:s/>- <text:s text:c="2"/></text:p>
          </table:table-cell>
          <table:table-cell table:formula="of:=IF([.K1086]=&quot;T_ex&quot;;[.L1086]*([.I1086]-[.$I$35])*[.$D$22];0)" office:value-type="float" office:value="0" calcext:value-type="float">
            <text:p><text:s/>- <text:s text:c="2"/></text:p>
          </table:table-cell>
          <table:table-cell table:formula="of:=IF([.K1086]=&quot;yes&quot;;[.J1086]*[.L1086]*(0.05)*[.$D$21];0)" office:value-type="float" office:value="0" calcext:value-type="float">
            <text:p><text:s/>- <text:s text:c="2"/></text:p>
          </table:table-cell>
          <table:table-cell table:formula="of:=IF([.K1086]=&quot;yes&quot;;[.J1086]*[.L108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01258557503217" calcext:value-type="percentage">
            <text:p>40.1259%</text:p>
          </table:table-cell>
          <table:table-cell office:value-type="float" office:value="1.02801302931596" calcext:value-type="float">
            <text:p>1.03</text:p>
          </table:table-cell>
          <table:table-cell office:value-type="percentage" office:value="0.245697456736304" calcext:value-type="percentage">
            <text:p>24.5697%</text:p>
          </table:table-cell>
          <table:table-cell office:value-type="percentage" office:value="0.866265456029811" calcext:value-type="percentage">
            <text:p>86.6265%</text:p>
          </table:table-cell>
          <table:table-cell office:value-type="percentage" office:value="0.248605427971522" calcext:value-type="percentage">
            <text:p>24.8605%</text:p>
          </table:table-cell>
          <table:table-cell office:value-type="percentage" office:value="0.475630346674398" calcext:value-type="percentage">
            <text:p>47.5630%</text:p>
          </table:table-cell>
          <table:table-cell table:formula="of:=MAX((1-[.I1087]/(1-[.$D$25]));0)" office:value-type="float" office:value="0.320528076179431" calcext:value-type="float">
            <text:p><text:s/>0.3205 </text:p>
          </table:table-cell>
          <table:table-cell/>
          <table:table-cell table:formula="of:=EXP(-[.E1087]*[.$D$23])" office:value-type="float" office:value="0.902306241275878" calcext:value-type="float">
            <text:p><text:s/>0.9023 </text:p>
          </table:table-cell>
          <table:table-cell table:formula="of:=IF([.K1087]=&quot;yes&quot;;[.L1087]*[.$D$22]*([.I1087]-[.I1086]);0)" office:value-type="float" office:value="0" calcext:value-type="float">
            <text:p><text:s/>- <text:s text:c="2"/></text:p>
          </table:table-cell>
          <table:table-cell table:formula="of:=IF([.K1087]=&quot;T_ex&quot;;[.L1087]*([.I1087]-[.$I$35])*[.$D$22];0)" office:value-type="float" office:value="0" calcext:value-type="float">
            <text:p><text:s/>- <text:s text:c="2"/></text:p>
          </table:table-cell>
          <table:table-cell table:formula="of:=IF([.K1087]=&quot;yes&quot;;[.J1087]*[.L1087]*(0.05)*[.$D$21];0)" office:value-type="float" office:value="0" calcext:value-type="float">
            <text:p><text:s/>- <text:s text:c="2"/></text:p>
          </table:table-cell>
          <table:table-cell table:formula="of:=IF([.K1087]=&quot;yes&quot;;[.J1087]*[.L108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02019089069684" calcext:value-type="percentage">
            <text:p>40.2019%</text:p>
          </table:table-cell>
          <table:table-cell office:value-type="float" office:value="1.02899022801303" calcext:value-type="float">
            <text:p>1.03</text:p>
          </table:table-cell>
          <table:table-cell office:value-type="percentage" office:value="0.246132476071903" calcext:value-type="percentage">
            <text:p>24.6132%</text:p>
          </table:table-cell>
          <table:table-cell office:value-type="percentage" office:value="0.866854547811912" calcext:value-type="percentage">
            <text:p>86.6855%</text:p>
          </table:table-cell>
          <table:table-cell office:value-type="percentage" office:value="0.249021660450973" calcext:value-type="percentage">
            <text:p>24.9022%</text:p>
          </table:table-cell>
          <table:table-cell office:value-type="percentage" office:value="0.476302775273474" calcext:value-type="percentage">
            <text:p>47.6303%</text:p>
          </table:table-cell>
          <table:table-cell table:formula="of:=MAX((1-[.I1088]/(1-[.$D$25]));0)" office:value-type="float" office:value="0.319567463895037" calcext:value-type="float">
            <text:p><text:s/>0.3196 </text:p>
          </table:table-cell>
          <table:table-cell/>
          <table:table-cell table:formula="of:=EXP(-[.E1088]*[.$D$23])" office:value-type="float" office:value="0.902218072335544" calcext:value-type="float">
            <text:p><text:s/>0.9022 </text:p>
          </table:table-cell>
          <table:table-cell table:formula="of:=IF([.K1088]=&quot;yes&quot;;[.L1088]*[.$D$22]*([.I1088]-[.I1087]);0)" office:value-type="float" office:value="0" calcext:value-type="float">
            <text:p><text:s/>- <text:s text:c="2"/></text:p>
          </table:table-cell>
          <table:table-cell table:formula="of:=IF([.K1088]=&quot;T_ex&quot;;[.L1088]*([.I1088]-[.$I$35])*[.$D$22];0)" office:value-type="float" office:value="0" calcext:value-type="float">
            <text:p><text:s/>- <text:s text:c="2"/></text:p>
          </table:table-cell>
          <table:table-cell table:formula="of:=IF([.K1088]=&quot;yes&quot;;[.J1088]*[.L1088]*(0.05)*[.$D$21];0)" office:value-type="float" office:value="0" calcext:value-type="float">
            <text:p><text:s/>- <text:s text:c="2"/></text:p>
          </table:table-cell>
          <table:table-cell table:formula="of:=IF([.K1088]=&quot;yes&quot;;[.J1088]*[.L108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02762435079842" calcext:value-type="percentage">
            <text:p>40.2762%</text:p>
          </table:table-cell>
          <table:table-cell office:value-type="float" office:value="1.0299674267101" calcext:value-type="float">
            <text:p>1.03</text:p>
          </table:table-cell>
          <table:table-cell office:value-type="percentage" office:value="0.246563965385599" calcext:value-type="percentage">
            <text:p>24.6564%</text:p>
          </table:table-cell>
          <table:table-cell office:value-type="percentage" office:value="0.867516145648118" calcext:value-type="percentage">
            <text:p>86.7516%</text:p>
          </table:table-cell>
          <table:table-cell office:value-type="percentage" office:value="0.249439211140819" calcext:value-type="percentage">
            <text:p>24.9439%</text:p>
          </table:table-cell>
          <table:table-cell office:value-type="percentage" office:value="0.476888935488219" calcext:value-type="percentage">
            <text:p>47.6889%</text:p>
          </table:table-cell>
          <table:table-cell table:formula="of:=MAX((1-[.I1089]/(1-[.$D$25]));0)" office:value-type="float" office:value="0.318730092159687" calcext:value-type="float">
            <text:p><text:s/>0.3187 </text:p>
          </table:table-cell>
          <table:table-cell/>
          <table:table-cell table:formula="of:=EXP(-[.E1089]*[.$D$23])" office:value-type="float" office:value="0.902129912010646" calcext:value-type="float">
            <text:p><text:s/>0.9021 </text:p>
          </table:table-cell>
          <table:table-cell table:formula="of:=IF([.K1089]=&quot;yes&quot;;[.L1089]*[.$D$22]*([.I1089]-[.I1088]);0)" office:value-type="float" office:value="0" calcext:value-type="float">
            <text:p><text:s/>- <text:s text:c="2"/></text:p>
          </table:table-cell>
          <table:table-cell table:formula="of:=IF([.K1089]=&quot;T_ex&quot;;[.L1089]*([.I1089]-[.$I$35])*[.$D$22];0)" office:value-type="float" office:value="0" calcext:value-type="float">
            <text:p><text:s/>- <text:s text:c="2"/></text:p>
          </table:table-cell>
          <table:table-cell table:formula="of:=IF([.K1089]=&quot;yes&quot;;[.J1089]*[.L1089]*(0.05)*[.$D$21];0)" office:value-type="float" office:value="0" calcext:value-type="float">
            <text:p><text:s/>- <text:s text:c="2"/></text:p>
          </table:table-cell>
          <table:table-cell table:formula="of:=IF([.K1089]=&quot;yes&quot;;[.J1089]*[.L108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03522894574483" calcext:value-type="percentage">
            <text:p>40.3523%</text:p>
          </table:table-cell>
          <table:table-cell office:value-type="float" office:value="1.03094462540717" calcext:value-type="float">
            <text:p>1.03</text:p>
          </table:table-cell>
          <table:table-cell office:value-type="percentage" office:value="0.247001656569138" calcext:value-type="percentage">
            <text:p>24.7002%</text:p>
          </table:table-cell>
          <table:table-cell office:value-type="percentage" office:value="0.868167603327027" calcext:value-type="percentage">
            <text:p>86.8168%</text:p>
          </table:table-cell>
          <table:table-cell office:value-type="percentage" office:value="0.249856909919691" calcext:value-type="percentage">
            <text:p>24.9857%</text:p>
          </table:table-cell>
          <table:table-cell office:value-type="percentage" office:value="0.477537555908579" calcext:value-type="percentage">
            <text:p>47.7538%</text:p>
          </table:table-cell>
          <table:table-cell table:formula="of:=MAX((1-[.I1090]/(1-[.$D$25]));0)" office:value-type="float" office:value="0.317803491559173" calcext:value-type="float">
            <text:p><text:s/>0.3178 </text:p>
          </table:table-cell>
          <table:table-cell/>
          <table:table-cell table:formula="of:=EXP(-[.E1090]*[.$D$23])" office:value-type="float" office:value="0.902041760300342" calcext:value-type="float">
            <text:p><text:s/>0.9020 </text:p>
          </table:table-cell>
          <table:table-cell table:formula="of:=IF([.K1090]=&quot;yes&quot;;[.L1090]*[.$D$22]*([.I1090]-[.I1089]);0)" office:value-type="float" office:value="0" calcext:value-type="float">
            <text:p><text:s/>- <text:s text:c="2"/></text:p>
          </table:table-cell>
          <table:table-cell table:formula="of:=IF([.K1090]=&quot;T_ex&quot;;[.L1090]*([.I1090]-[.$I$35])*[.$D$22];0)" office:value-type="float" office:value="0" calcext:value-type="float">
            <text:p><text:s/>- <text:s text:c="2"/></text:p>
          </table:table-cell>
          <table:table-cell table:formula="of:=IF([.K1090]=&quot;yes&quot;;[.J1090]*[.L1090]*(0.05)*[.$D$21];0)" office:value-type="float" office:value="0" calcext:value-type="float">
            <text:p><text:s/>- <text:s text:c="2"/></text:p>
          </table:table-cell>
          <table:table-cell table:formula="of:=IF([.K1090]=&quot;yes&quot;;[.J1090]*[.L109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04262460761369" calcext:value-type="percentage">
            <text:p>40.4262%</text:p>
          </table:table-cell>
          <table:table-cell office:value-type="float" office:value="1.03192182410423" calcext:value-type="float">
            <text:p>1.03</text:p>
          </table:table-cell>
          <table:table-cell office:value-type="percentage" office:value="0.24743428786608" calcext:value-type="percentage">
            <text:p>24.7434%</text:p>
          </table:table-cell>
          <table:table-cell office:value-type="percentage" office:value="0.868830231058864" calcext:value-type="percentage">
            <text:p>86.8830%</text:p>
          </table:table-cell>
          <table:table-cell office:value-type="percentage" office:value="0.250281455881301" calcext:value-type="percentage">
            <text:p>25.0281%</text:p>
          </table:table-cell>
          <table:table-cell office:value-type="percentage" office:value="0.478202582213546" calcext:value-type="percentage">
            <text:p>47.8203%</text:p>
          </table:table-cell>
          <table:table-cell table:formula="of:=MAX((1-[.I1091]/(1-[.$D$25]));0)" office:value-type="float" office:value="0.316853453980648" calcext:value-type="float">
            <text:p><text:s/>0.3169 </text:p>
          </table:table-cell>
          <table:table-cell/>
          <table:table-cell table:formula="of:=EXP(-[.E1091]*[.$D$23])" office:value-type="float" office:value="0.901953617203792" calcext:value-type="float">
            <text:p><text:s/>0.9020 </text:p>
          </table:table-cell>
          <table:table-cell table:formula="of:=IF([.K1091]=&quot;yes&quot;;[.L1091]*[.$D$22]*([.I1091]-[.I1090]);0)" office:value-type="float" office:value="0" calcext:value-type="float">
            <text:p><text:s/>- <text:s text:c="2"/></text:p>
          </table:table-cell>
          <table:table-cell table:formula="of:=IF([.K1091]=&quot;T_ex&quot;;[.L1091]*([.I1091]-[.$I$35])*[.$D$22];0)" office:value-type="float" office:value="0" calcext:value-type="float">
            <text:p><text:s/>- <text:s text:c="2"/></text:p>
          </table:table-cell>
          <table:table-cell table:formula="of:=IF([.K1091]=&quot;yes&quot;;[.J1091]*[.L1091]*(0.05)*[.$D$21];0)" office:value-type="float" office:value="0" calcext:value-type="float">
            <text:p><text:s/>- <text:s text:c="2"/></text:p>
          </table:table-cell>
          <table:table-cell table:formula="of:=IF([.K1091]=&quot;yes&quot;;[.J1091]*[.L109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05017492488788" calcext:value-type="percentage">
            <text:p>40.5017%</text:p>
          </table:table-cell>
          <table:table-cell office:value-type="float" office:value="1.0328990228013" calcext:value-type="float">
            <text:p>1.03</text:p>
          </table:table-cell>
          <table:table-cell office:value-type="percentage" office:value="0.247868631245504" calcext:value-type="percentage">
            <text:p>24.7869%</text:p>
          </table:table-cell>
          <table:table-cell office:value-type="percentage" office:value="0.869492539689379" calcext:value-type="percentage">
            <text:p>86.9493%</text:p>
          </table:table-cell>
          <table:table-cell office:value-type="percentage" office:value="0.250701443034704" calcext:value-type="percentage">
            <text:p>25.0701%</text:p>
          </table:table-cell>
          <table:table-cell office:value-type="percentage" office:value="0.478890627457362" calcext:value-type="percentage">
            <text:p>47.8891%</text:p>
          </table:table-cell>
          <table:table-cell table:formula="of:=MAX((1-[.I1092]/(1-[.$D$25]));0)" office:value-type="float" office:value="0.315870532203768" calcext:value-type="float">
            <text:p><text:s/>0.3159 </text:p>
          </table:table-cell>
          <table:table-cell/>
          <table:table-cell table:formula="of:=EXP(-[.E1092]*[.$D$23])" office:value-type="float" office:value="0.901865482720153" calcext:value-type="float">
            <text:p><text:s/>0.9019 </text:p>
          </table:table-cell>
          <table:table-cell table:formula="of:=IF([.K1092]=&quot;yes&quot;;[.L1092]*[.$D$22]*([.I1092]-[.I1091]);0)" office:value-type="float" office:value="0" calcext:value-type="float">
            <text:p><text:s/>- <text:s text:c="2"/></text:p>
          </table:table-cell>
          <table:table-cell table:formula="of:=IF([.K1092]=&quot;T_ex&quot;;[.L1092]*([.I1092]-[.$I$35])*[.$D$22];0)" office:value-type="float" office:value="0" calcext:value-type="float">
            <text:p><text:s/>- <text:s text:c="2"/></text:p>
          </table:table-cell>
          <table:table-cell table:formula="of:=IF([.K1092]=&quot;yes&quot;;[.J1092]*[.L1092]*(0.05)*[.$D$21];0)" office:value-type="float" office:value="0" calcext:value-type="float">
            <text:p><text:s/>- <text:s text:c="2"/></text:p>
          </table:table-cell>
          <table:table-cell table:formula="of:=IF([.K1092]=&quot;yes&quot;;[.J1092]*[.L109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05789003521972" calcext:value-type="percentage">
            <text:p>40.5789%</text:p>
          </table:table-cell>
          <table:table-cell office:value-type="float" office:value="1.03387622149837" calcext:value-type="float">
            <text:p>1.03</text:p>
          </table:table-cell>
          <table:table-cell office:value-type="percentage" office:value="0.248295171351961" calcext:value-type="percentage">
            <text:p>24.8295%</text:p>
          </table:table-cell>
          <table:table-cell office:value-type="percentage" office:value="0.870133442643939" calcext:value-type="percentage">
            <text:p>87.0133%</text:p>
          </table:table-cell>
          <table:table-cell office:value-type="percentage" office:value="0.251119362381896" calcext:value-type="percentage">
            <text:p>25.1119%</text:p>
          </table:table-cell>
          <table:table-cell office:value-type="percentage" office:value="0.479579540660563" calcext:value-type="percentage">
            <text:p>47.9580%</text:p>
          </table:table-cell>
          <table:table-cell table:formula="of:=MAX((1-[.I1093]/(1-[.$D$25]));0)" office:value-type="float" office:value="0.31488637048491" calcext:value-type="float">
            <text:p><text:s/>0.3149 </text:p>
          </table:table-cell>
          <table:table-cell/>
          <table:table-cell table:formula="of:=EXP(-[.E1093]*[.$D$23])" office:value-type="float" office:value="0.901777356848582" calcext:value-type="float">
            <text:p><text:s/>0.9018 </text:p>
          </table:table-cell>
          <table:table-cell table:formula="of:=IF([.K1093]=&quot;yes&quot;;[.L1093]*[.$D$22]*([.I1093]-[.I1092]);0)" office:value-type="float" office:value="0" calcext:value-type="float">
            <text:p><text:s/>- <text:s text:c="2"/></text:p>
          </table:table-cell>
          <table:table-cell table:formula="of:=IF([.K1093]=&quot;T_ex&quot;;[.L1093]*([.I1093]-[.$I$35])*[.$D$22];0)" office:value-type="float" office:value="0" calcext:value-type="float">
            <text:p><text:s/>- <text:s text:c="2"/></text:p>
          </table:table-cell>
          <table:table-cell table:formula="of:=IF([.K1093]=&quot;yes&quot;;[.J1093]*[.L1093]*(0.05)*[.$D$21];0)" office:value-type="float" office:value="0" calcext:value-type="float">
            <text:p><text:s/>- <text:s text:c="2"/></text:p>
          </table:table-cell>
          <table:table-cell table:formula="of:=IF([.K1093]=&quot;yes&quot;;[.J1093]*[.L109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06559242158002" calcext:value-type="percentage">
            <text:p>40.6559%</text:p>
          </table:table-cell>
          <table:table-cell office:value-type="float" office:value="1.03485342019544" calcext:value-type="float">
            <text:p>1.03</text:p>
          </table:table-cell>
          <table:table-cell office:value-type="percentage" office:value="0.248738722670089" calcext:value-type="percentage">
            <text:p>24.8739%</text:p>
          </table:table-cell>
          <table:table-cell office:value-type="percentage" office:value="0.870817462263302" calcext:value-type="percentage">
            <text:p>87.0817%</text:p>
          </table:table-cell>
          <table:table-cell office:value-type="percentage" office:value="0.251545345232484" calcext:value-type="percentage">
            <text:p>25.1545%</text:p>
          </table:table-cell>
          <table:table-cell office:value-type="percentage" office:value="0.48020366921483" calcext:value-type="percentage">
            <text:p>48.0204%</text:p>
          </table:table-cell>
          <table:table-cell table:formula="of:=MAX((1-[.I1094]/(1-[.$D$25]));0)" office:value-type="float" office:value="0.313994758264528" calcext:value-type="float">
            <text:p><text:s/>0.3140 </text:p>
          </table:table-cell>
          <table:table-cell/>
          <table:table-cell table:formula="of:=EXP(-[.E1094]*[.$D$23])" office:value-type="float" office:value="0.90168923958824" calcext:value-type="float">
            <text:p><text:s/>0.9017 </text:p>
          </table:table-cell>
          <table:table-cell table:formula="of:=IF([.K1094]=&quot;yes&quot;;[.L1094]*[.$D$22]*([.I1094]-[.I1093]);0)" office:value-type="float" office:value="0" calcext:value-type="float">
            <text:p><text:s/>- <text:s text:c="2"/></text:p>
          </table:table-cell>
          <table:table-cell table:formula="of:=IF([.K1094]=&quot;T_ex&quot;;[.L1094]*([.I1094]-[.$I$35])*[.$D$22];0)" office:value-type="float" office:value="0" calcext:value-type="float">
            <text:p><text:s/>- <text:s text:c="2"/></text:p>
          </table:table-cell>
          <table:table-cell table:formula="of:=IF([.K1094]=&quot;yes&quot;;[.J1094]*[.L1094]*(0.05)*[.$D$21];0)" office:value-type="float" office:value="0" calcext:value-type="float">
            <text:p><text:s/>- <text:s text:c="2"/></text:p>
          </table:table-cell>
          <table:table-cell table:formula="of:=IF([.K1094]=&quot;yes&quot;;[.J1094]*[.L109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07358580939913" calcext:value-type="percentage">
            <text:p>40.7359%</text:p>
          </table:table-cell>
          <table:table-cell office:value-type="float" office:value="1.03583061889251" calcext:value-type="float">
            <text:p>1.04</text:p>
          </table:table-cell>
          <table:table-cell office:value-type="percentage" office:value="0.249176568177025" calcext:value-type="percentage">
            <text:p>24.9177%</text:p>
          </table:table-cell>
          <table:table-cell office:value-type="percentage" office:value="0.871507163745918" calcext:value-type="percentage">
            <text:p>87.1507%</text:p>
          </table:table-cell>
          <table:table-cell office:value-type="percentage" office:value="0.251970073191275" calcext:value-type="percentage">
            <text:p>25.1970%</text:p>
          </table:table-cell>
          <table:table-cell office:value-type="percentage" office:value="0.480882617902613" calcext:value-type="percentage">
            <text:p>48.0883%</text:p>
          </table:table-cell>
          <table:table-cell table:formula="of:=MAX((1-[.I1095]/(1-[.$D$25]));0)" office:value-type="float" office:value="0.313024831567696" calcext:value-type="float">
            <text:p><text:s/>0.3130 </text:p>
          </table:table-cell>
          <table:table-cell/>
          <table:table-cell table:formula="of:=EXP(-[.E1095]*[.$D$23])" office:value-type="float" office:value="0.901601130938285" calcext:value-type="float">
            <text:p><text:s/>0.9016 </text:p>
          </table:table-cell>
          <table:table-cell table:formula="of:=IF([.K1095]=&quot;yes&quot;;[.L1095]*[.$D$22]*([.I1095]-[.I1094]);0)" office:value-type="float" office:value="0" calcext:value-type="float">
            <text:p><text:s/>- <text:s text:c="2"/></text:p>
          </table:table-cell>
          <table:table-cell table:formula="of:=IF([.K1095]=&quot;T_ex&quot;;[.L1095]*([.I1095]-[.$I$35])*[.$D$22];0)" office:value-type="float" office:value="0" calcext:value-type="float">
            <text:p><text:s/>- <text:s text:c="2"/></text:p>
          </table:table-cell>
          <table:table-cell table:formula="of:=IF([.K1095]=&quot;yes&quot;;[.J1095]*[.L1095]*(0.05)*[.$D$21];0)" office:value-type="float" office:value="0" calcext:value-type="float">
            <text:p><text:s/>- <text:s text:c="2"/></text:p>
          </table:table-cell>
          <table:table-cell table:formula="of:=IF([.K1095]=&quot;yes&quot;;[.J1095]*[.L109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08193446187135" calcext:value-type="percentage">
            <text:p>40.8193%</text:p>
          </table:table-cell>
          <table:table-cell office:value-type="float" office:value="1.03680781758958" calcext:value-type="float">
            <text:p>1.04</text:p>
          </table:table-cell>
          <table:table-cell office:value-type="percentage" office:value="0.249608414533467" calcext:value-type="percentage">
            <text:p>24.9608%</text:p>
          </table:table-cell>
          <table:table-cell office:value-type="percentage" office:value="0.872206507962149" calcext:value-type="percentage">
            <text:p>87.2207%</text:p>
          </table:table-cell>
          <table:table-cell office:value-type="percentage" office:value="0.252394667903876" calcext:value-type="percentage">
            <text:p>25.2395%</text:p>
          </table:table-cell>
          <table:table-cell office:value-type="percentage" office:value="0.481532313107111" calcext:value-type="percentage">
            <text:p>48.1532%</text:p>
          </table:table-cell>
          <table:table-cell table:formula="of:=MAX((1-[.I1096]/(1-[.$D$25]));0)" office:value-type="float" office:value="0.31209669556127" calcext:value-type="float">
            <text:p><text:s/>0.3121 </text:p>
          </table:table-cell>
          <table:table-cell/>
          <table:table-cell table:formula="of:=EXP(-[.E1096]*[.$D$23])" office:value-type="float" office:value="0.901513030897874" calcext:value-type="float">
            <text:p><text:s/>0.9015 </text:p>
          </table:table-cell>
          <table:table-cell table:formula="of:=IF([.K1096]=&quot;yes&quot;;[.L1096]*[.$D$22]*([.I1096]-[.I1095]);0)" office:value-type="float" office:value="0" calcext:value-type="float">
            <text:p><text:s/>- <text:s text:c="2"/></text:p>
          </table:table-cell>
          <table:table-cell table:formula="of:=IF([.K1096]=&quot;T_ex&quot;;[.L1096]*([.I1096]-[.$I$35])*[.$D$22];0)" office:value-type="float" office:value="0" calcext:value-type="float">
            <text:p><text:s/>- <text:s text:c="2"/></text:p>
          </table:table-cell>
          <table:table-cell table:formula="of:=IF([.K1096]=&quot;yes&quot;;[.J1096]*[.L1096]*(0.05)*[.$D$21];0)" office:value-type="float" office:value="0" calcext:value-type="float">
            <text:p><text:s/>- <text:s text:c="2"/></text:p>
          </table:table-cell>
          <table:table-cell table:formula="of:=IF([.K1096]=&quot;yes&quot;;[.J1096]*[.L109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08984236811567" calcext:value-type="percentage">
            <text:p>40.8984%</text:p>
          </table:table-cell>
          <table:table-cell office:value-type="float" office:value="1.03778501628664" calcext:value-type="float">
            <text:p>1.04</text:p>
          </table:table-cell>
          <table:table-cell office:value-type="percentage" office:value="0.250046258571227" calcext:value-type="percentage">
            <text:p>25.0046%</text:p>
          </table:table-cell>
          <table:table-cell office:value-type="percentage" office:value="0.87291655652323" calcext:value-type="percentage">
            <text:p>87.2917%</text:p>
          </table:table-cell>
          <table:table-cell office:value-type="percentage" office:value="0.25281743773994" calcext:value-type="percentage">
            <text:p>25.2817%</text:p>
          </table:table-cell>
          <table:table-cell office:value-type="percentage" office:value="0.48219494090987" calcext:value-type="percentage">
            <text:p>48.2195%</text:p>
          </table:table-cell>
          <table:table-cell table:formula="of:=MAX((1-[.I1097]/(1-[.$D$25]));0)" office:value-type="float" office:value="0.311150084414471" calcext:value-type="float">
            <text:p><text:s/>0.3112 </text:p>
          </table:table-cell>
          <table:table-cell/>
          <table:table-cell table:formula="of:=EXP(-[.E1097]*[.$D$23])" office:value-type="float" office:value="0.901424939466168" calcext:value-type="float">
            <text:p><text:s/>0.9014 </text:p>
          </table:table-cell>
          <table:table-cell table:formula="of:=IF([.K1097]=&quot;yes&quot;;[.L1097]*[.$D$22]*([.I1097]-[.I1096]);0)" office:value-type="float" office:value="0" calcext:value-type="float">
            <text:p><text:s/>- <text:s text:c="2"/></text:p>
          </table:table-cell>
          <table:table-cell table:formula="of:=IF([.K1097]=&quot;T_ex&quot;;[.L1097]*([.I1097]-[.$I$35])*[.$D$22];0)" office:value-type="float" office:value="0" calcext:value-type="float">
            <text:p><text:s/>- <text:s text:c="2"/></text:p>
          </table:table-cell>
          <table:table-cell table:formula="of:=IF([.K1097]=&quot;yes&quot;;[.J1097]*[.L1097]*(0.05)*[.$D$21];0)" office:value-type="float" office:value="0" calcext:value-type="float">
            <text:p><text:s/>- <text:s text:c="2"/></text:p>
          </table:table-cell>
          <table:table-cell table:formula="of:=IF([.K1097]=&quot;yes&quot;;[.J1097]*[.L109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0980957009401" calcext:value-type="percentage">
            <text:p>40.9810%</text:p>
          </table:table-cell>
          <table:table-cell office:value-type="float" office:value="1.03876221498371" calcext:value-type="float">
            <text:p>1.04</text:p>
          </table:table-cell>
          <table:table-cell office:value-type="percentage" office:value="0.250479000508499" calcext:value-type="percentage">
            <text:p>25.0479%</text:p>
          </table:table-cell>
          <table:table-cell office:value-type="percentage" office:value="0.873612775786185" calcext:value-type="percentage">
            <text:p>87.3613%</text:p>
          </table:table-cell>
          <table:table-cell office:value-type="percentage" office:value="0.253234309122154" calcext:value-type="percentage">
            <text:p>25.3234%</text:p>
          </table:table-cell>
          <table:table-cell office:value-type="percentage" office:value="0.482985155446047" calcext:value-type="percentage">
            <text:p>48.2985%</text:p>
          </table:table-cell>
          <table:table-cell table:formula="of:=MAX((1-[.I1098]/(1-[.$D$25]));0)" office:value-type="float" office:value="0.310021206505647" calcext:value-type="float">
            <text:p><text:s/>0.3100 </text:p>
          </table:table-cell>
          <table:table-cell/>
          <table:table-cell table:formula="of:=EXP(-[.E1098]*[.$D$23])" office:value-type="float" office:value="0.901336856642324" calcext:value-type="float">
            <text:p><text:s/>0.9013 </text:p>
          </table:table-cell>
          <table:table-cell table:formula="of:=IF([.K1098]=&quot;yes&quot;;[.L1098]*[.$D$22]*([.I1098]-[.I1097]);0)" office:value-type="float" office:value="0" calcext:value-type="float">
            <text:p><text:s/>- <text:s text:c="2"/></text:p>
          </table:table-cell>
          <table:table-cell table:formula="of:=IF([.K1098]=&quot;T_ex&quot;;[.L1098]*([.I1098]-[.$I$35])*[.$D$22];0)" office:value-type="float" office:value="0" calcext:value-type="float">
            <text:p><text:s/>- <text:s text:c="2"/></text:p>
          </table:table-cell>
          <table:table-cell table:formula="of:=IF([.K1098]=&quot;yes&quot;;[.J1098]*[.L1098]*(0.05)*[.$D$21];0)" office:value-type="float" office:value="0" calcext:value-type="float">
            <text:p><text:s/>- <text:s text:c="2"/></text:p>
          </table:table-cell>
          <table:table-cell table:formula="of:=IF([.K1098]=&quot;yes&quot;;[.J1098]*[.L109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10587105374761" calcext:value-type="percentage">
            <text:p>41.0587%</text:p>
          </table:table-cell>
          <table:table-cell office:value-type="float" office:value="1.03973941368078" calcext:value-type="float">
            <text:p>1.04</text:p>
          </table:table-cell>
          <table:table-cell office:value-type="percentage" office:value="0.250914357541406" calcext:value-type="percentage">
            <text:p>25.0914%</text:p>
          </table:table-cell>
          <table:table-cell office:value-type="percentage" office:value="0.874301802637311" calcext:value-type="percentage">
            <text:p>87.4302%</text:p>
          </table:table-cell>
          <table:table-cell office:value-type="percentage" office:value="0.253654456229152" calcext:value-type="percentage">
            <text:p>25.3654%</text:p>
          </table:table-cell>
          <table:table-cell office:value-type="percentage" office:value="0.483705346316596" calcext:value-type="percentage">
            <text:p>48.3705%</text:p>
          </table:table-cell>
          <table:table-cell table:formula="of:=MAX((1-[.I1099]/(1-[.$D$25]));0)" office:value-type="float" office:value="0.308992362404863" calcext:value-type="float">
            <text:p><text:s/>0.3090 </text:p>
          </table:table-cell>
          <table:table-cell/>
          <table:table-cell table:formula="of:=EXP(-[.E1099]*[.$D$23])" office:value-type="float" office:value="0.901248782425501" calcext:value-type="float">
            <text:p><text:s/>0.9012 </text:p>
          </table:table-cell>
          <table:table-cell table:formula="of:=IF([.K1099]=&quot;yes&quot;;[.L1099]*[.$D$22]*([.I1099]-[.I1098]);0)" office:value-type="float" office:value="0" calcext:value-type="float">
            <text:p><text:s/>- <text:s text:c="2"/></text:p>
          </table:table-cell>
          <table:table-cell table:formula="of:=IF([.K1099]=&quot;T_ex&quot;;[.L1099]*([.I1099]-[.$I$35])*[.$D$22];0)" office:value-type="float" office:value="0" calcext:value-type="float">
            <text:p><text:s/>- <text:s text:c="2"/></text:p>
          </table:table-cell>
          <table:table-cell table:formula="of:=IF([.K1099]=&quot;yes&quot;;[.J1099]*[.L1099]*(0.05)*[.$D$21];0)" office:value-type="float" office:value="0" calcext:value-type="float">
            <text:p><text:s/>- <text:s text:c="2"/></text:p>
          </table:table-cell>
          <table:table-cell table:formula="of:=IF([.K1099]=&quot;yes&quot;;[.J1099]*[.L109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11396678416923" calcext:value-type="percentage">
            <text:p>41.1397%</text:p>
          </table:table-cell>
          <table:table-cell office:value-type="float" office:value="1.04071661237785" calcext:value-type="float">
            <text:p>1.04</text:p>
          </table:table-cell>
          <table:table-cell office:value-type="percentage" office:value="0.251349924842197" calcext:value-type="percentage">
            <text:p>25.1350%</text:p>
          </table:table-cell>
          <table:table-cell office:value-type="percentage" office:value="0.874964607664789" calcext:value-type="percentage">
            <text:p>87.4965%</text:p>
          </table:table-cell>
          <table:table-cell office:value-type="percentage" office:value="0.254076879483373" calcext:value-type="percentage">
            <text:p>25.4077%</text:p>
          </table:table-cell>
          <table:table-cell office:value-type="percentage" office:value="0.484395148366375" calcext:value-type="percentage">
            <text:p>48.4395%</text:p>
          </table:table-cell>
          <table:table-cell table:formula="of:=MAX((1-[.I1100]/(1-[.$D$25]));0)" office:value-type="float" office:value="0.308006930905178" calcext:value-type="float">
            <text:p><text:s/>0.3080 </text:p>
          </table:table-cell>
          <table:table-cell/>
          <table:table-cell table:formula="of:=EXP(-[.E1100]*[.$D$23])" office:value-type="float" office:value="0.901160716814859" calcext:value-type="float">
            <text:p><text:s/>0.9012 </text:p>
          </table:table-cell>
          <table:table-cell table:formula="of:=IF([.K1100]=&quot;yes&quot;;[.L1100]*[.$D$22]*([.I1100]-[.I1099]);0)" office:value-type="float" office:value="0" calcext:value-type="float">
            <text:p><text:s/>- <text:s text:c="2"/></text:p>
          </table:table-cell>
          <table:table-cell table:formula="of:=IF([.K1100]=&quot;T_ex&quot;;[.L1100]*([.I1100]-[.$I$35])*[.$D$22];0)" office:value-type="float" office:value="0" calcext:value-type="float">
            <text:p><text:s/>- <text:s text:c="2"/></text:p>
          </table:table-cell>
          <table:table-cell table:formula="of:=IF([.K1100]=&quot;yes&quot;;[.J1100]*[.L1100]*(0.05)*[.$D$21];0)" office:value-type="float" office:value="0" calcext:value-type="float">
            <text:p><text:s/>- <text:s text:c="2"/></text:p>
          </table:table-cell>
          <table:table-cell table:formula="of:=IF([.K1100]=&quot;yes&quot;;[.J1100]*[.L110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12192705205788" calcext:value-type="percentage">
            <text:p>41.2193%</text:p>
          </table:table-cell>
          <table:table-cell office:value-type="float" office:value="1.04169381107492" calcext:value-type="float">
            <text:p>1.04</text:p>
          </table:table-cell>
          <table:table-cell office:value-type="percentage" office:value="0.25178412123997" calcext:value-type="percentage">
            <text:p>25.1784%</text:p>
          </table:table-cell>
          <table:table-cell office:value-type="percentage" office:value="0.875641340694886" calcext:value-type="percentage">
            <text:p>87.5641%</text:p>
          </table:table-cell>
          <table:table-cell office:value-type="percentage" office:value="0.254506974898944" calcext:value-type="percentage">
            <text:p>25.4507%</text:p>
          </table:table-cell>
          <table:table-cell office:value-type="percentage" office:value="0.485131157309124" calcext:value-type="percentage">
            <text:p>48.5131%</text:p>
          </table:table-cell>
          <table:table-cell table:formula="of:=MAX((1-[.I1101]/(1-[.$D$25]));0)" office:value-type="float" office:value="0.306955489558394" calcext:value-type="float">
            <text:p><text:s/>0.3070 </text:p>
          </table:table-cell>
          <table:table-cell/>
          <table:table-cell table:formula="of:=EXP(-[.E1101]*[.$D$23])" office:value-type="float" office:value="0.901072659809556" calcext:value-type="float">
            <text:p><text:s/>0.9011 </text:p>
          </table:table-cell>
          <table:table-cell table:formula="of:=IF([.K1101]=&quot;yes&quot;;[.L1101]*[.$D$22]*([.I1101]-[.I1100]);0)" office:value-type="float" office:value="0" calcext:value-type="float">
            <text:p><text:s/>- <text:s text:c="2"/></text:p>
          </table:table-cell>
          <table:table-cell table:formula="of:=IF([.K1101]=&quot;T_ex&quot;;[.L1101]*([.I1101]-[.$I$35])*[.$D$22];0)" office:value-type="float" office:value="0" calcext:value-type="float">
            <text:p><text:s/>- <text:s text:c="2"/></text:p>
          </table:table-cell>
          <table:table-cell table:formula="of:=IF([.K1101]=&quot;yes&quot;;[.J1101]*[.L1101]*(0.05)*[.$D$21];0)" office:value-type="float" office:value="0" calcext:value-type="float">
            <text:p><text:s/>- <text:s text:c="2"/></text:p>
          </table:table-cell>
          <table:table-cell table:formula="of:=IF([.K1101]=&quot;yes&quot;;[.J1101]*[.L110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12959342828945" calcext:value-type="percentage">
            <text:p>41.2959%</text:p>
          </table:table-cell>
          <table:table-cell office:value-type="float" office:value="1.04267100977199" calcext:value-type="float">
            <text:p>1.04</text:p>
          </table:table-cell>
          <table:table-cell office:value-type="percentage" office:value="0.252225938334098" calcext:value-type="percentage">
            <text:p>25.2226%</text:p>
          </table:table-cell>
          <table:table-cell office:value-type="percentage" office:value="0.876357119314402" calcext:value-type="percentage">
            <text:p>87.6357%</text:p>
          </table:table-cell>
          <table:table-cell office:value-type="percentage" office:value="0.254931761377853" calcext:value-type="percentage">
            <text:p>25.4932%</text:p>
          </table:table-cell>
          <table:table-cell office:value-type="percentage" office:value="0.485877572755692" calcext:value-type="percentage">
            <text:p>48.5878%</text:p>
          </table:table-cell>
          <table:table-cell table:formula="of:=MAX((1-[.I1102]/(1-[.$D$25]));0)" office:value-type="float" office:value="0.305889181777583" calcext:value-type="float">
            <text:p><text:s/>0.3059 </text:p>
          </table:table-cell>
          <table:table-cell/>
          <table:table-cell table:formula="of:=EXP(-[.E1102]*[.$D$23])" office:value-type="float" office:value="0.900984611408753" calcext:value-type="float">
            <text:p><text:s/>0.9010 </text:p>
          </table:table-cell>
          <table:table-cell table:formula="of:=IF([.K1102]=&quot;yes&quot;;[.L1102]*[.$D$22]*([.I1102]-[.I1101]);0)" office:value-type="float" office:value="0" calcext:value-type="float">
            <text:p><text:s/>- <text:s text:c="2"/></text:p>
          </table:table-cell>
          <table:table-cell table:formula="of:=IF([.K1102]=&quot;T_ex&quot;;[.L1102]*([.I1102]-[.$I$35])*[.$D$22];0)" office:value-type="float" office:value="0" calcext:value-type="float">
            <text:p><text:s/>- <text:s text:c="2"/></text:p>
          </table:table-cell>
          <table:table-cell table:formula="of:=IF([.K1102]=&quot;yes&quot;;[.J1102]*[.L1102]*(0.05)*[.$D$21];0)" office:value-type="float" office:value="0" calcext:value-type="float">
            <text:p><text:s/>- <text:s text:c="2"/></text:p>
          </table:table-cell>
          <table:table-cell table:formula="of:=IF([.K1102]=&quot;yes&quot;;[.J1102]*[.L110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1372754616317" calcext:value-type="percentage">
            <text:p>41.3728%</text:p>
          </table:table-cell>
          <table:table-cell office:value-type="float" office:value="1.04364820846906" calcext:value-type="float">
            <text:p>1.04</text:p>
          </table:table-cell>
          <table:table-cell office:value-type="percentage" office:value="0.252671088394859" calcext:value-type="percentage">
            <text:p>25.2671%</text:p>
          </table:table-cell>
          <table:table-cell office:value-type="percentage" office:value="0.877038610988014" calcext:value-type="percentage">
            <text:p>87.7039%</text:p>
          </table:table-cell>
          <table:table-cell office:value-type="percentage" office:value="0.255354994119046" calcext:value-type="percentage">
            <text:p>25.5355%</text:p>
          </table:table-cell>
          <table:table-cell office:value-type="percentage" office:value="0.486647621134584" calcext:value-type="percentage">
            <text:p>48.6648%</text:p>
          </table:table-cell>
          <table:table-cell table:formula="of:=MAX((1-[.I1103]/(1-[.$D$25]));0)" office:value-type="float" office:value="0.30478911266488" calcext:value-type="float">
            <text:p><text:s/>0.3048 </text:p>
          </table:table-cell>
          <table:table-cell/>
          <table:table-cell table:formula="of:=EXP(-[.E1103]*[.$D$23])" office:value-type="float" office:value="0.900896571611606" calcext:value-type="float">
            <text:p><text:s/>0.9009 </text:p>
          </table:table-cell>
          <table:table-cell table:formula="of:=IF([.K1103]=&quot;yes&quot;;[.L1103]*[.$D$22]*([.I1103]-[.I1102]);0)" office:value-type="float" office:value="0" calcext:value-type="float">
            <text:p><text:s/>- <text:s text:c="2"/></text:p>
          </table:table-cell>
          <table:table-cell table:formula="of:=IF([.K1103]=&quot;T_ex&quot;;[.L1103]*([.I1103]-[.$I$35])*[.$D$22];0)" office:value-type="float" office:value="0" calcext:value-type="float">
            <text:p><text:s/>- <text:s text:c="2"/></text:p>
          </table:table-cell>
          <table:table-cell table:formula="of:=IF([.K1103]=&quot;yes&quot;;[.J1103]*[.L1103]*(0.05)*[.$D$21];0)" office:value-type="float" office:value="0" calcext:value-type="float">
            <text:p><text:s/>- <text:s text:c="2"/></text:p>
          </table:table-cell>
          <table:table-cell table:formula="of:=IF([.K1103]=&quot;yes&quot;;[.J1103]*[.L110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14520620614021" calcext:value-type="percentage">
            <text:p>41.4521%</text:p>
          </table:table-cell>
          <table:table-cell office:value-type="float" office:value="1.04462540716612" calcext:value-type="float">
            <text:p>1.04</text:p>
          </table:table-cell>
          <table:table-cell office:value-type="percentage" office:value="0.253105393238821" calcext:value-type="percentage">
            <text:p>25.3105%</text:p>
          </table:table-cell>
          <table:table-cell office:value-type="percentage" office:value="0.877777435053304" calcext:value-type="percentage">
            <text:p>87.7777%</text:p>
          </table:table-cell>
          <table:table-cell office:value-type="percentage" office:value="0.2557837232066" calcext:value-type="percentage">
            <text:p>25.5784%</text:p>
          </table:table-cell>
          <table:table-cell office:value-type="percentage" office:value="0.487438689479814" calcext:value-type="percentage">
            <text:p>48.7439%</text:p>
          </table:table-cell>
          <table:table-cell table:formula="of:=MAX((1-[.I1104]/(1-[.$D$25]));0)" office:value-type="float" office:value="0.303659015028837" calcext:value-type="float">
            <text:p><text:s/>0.3037 </text:p>
          </table:table-cell>
          <table:table-cell/>
          <table:table-cell table:formula="of:=EXP(-[.E1104]*[.$D$23])" office:value-type="float" office:value="0.900808540417279" calcext:value-type="float">
            <text:p><text:s/>0.9008 </text:p>
          </table:table-cell>
          <table:table-cell table:formula="of:=IF([.K1104]=&quot;yes&quot;;[.L1104]*[.$D$22]*([.I1104]-[.I1103]);0)" office:value-type="float" office:value="0" calcext:value-type="float">
            <text:p><text:s/>- <text:s text:c="2"/></text:p>
          </table:table-cell>
          <table:table-cell table:formula="of:=IF([.K1104]=&quot;T_ex&quot;;[.L1104]*([.I1104]-[.$I$35])*[.$D$22];0)" office:value-type="float" office:value="0" calcext:value-type="float">
            <text:p><text:s/>- <text:s text:c="2"/></text:p>
          </table:table-cell>
          <table:table-cell table:formula="of:=IF([.K1104]=&quot;yes&quot;;[.J1104]*[.L1104]*(0.05)*[.$D$21];0)" office:value-type="float" office:value="0" calcext:value-type="float">
            <text:p><text:s/>- <text:s text:c="2"/></text:p>
          </table:table-cell>
          <table:table-cell table:formula="of:=IF([.K1104]=&quot;yes&quot;;[.J1104]*[.L110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15289771213907" calcext:value-type="percentage">
            <text:p>41.5290%</text:p>
          </table:table-cell>
          <table:table-cell office:value-type="float" office:value="1.04560260586319" calcext:value-type="float">
            <text:p>1.05</text:p>
          </table:table-cell>
          <table:table-cell office:value-type="percentage" office:value="0.2535378067776" calcext:value-type="percentage">
            <text:p>25.3538%</text:p>
          </table:table-cell>
          <table:table-cell office:value-type="percentage" office:value="0.878606394669662" calcext:value-type="percentage">
            <text:p>87.8606%</text:p>
          </table:table-cell>
          <table:table-cell office:value-type="percentage" office:value="0.256213286006757" calcext:value-type="percentage">
            <text:p>25.6213%</text:p>
          </table:table-cell>
          <table:table-cell office:value-type="percentage" office:value="0.488163698791116" calcext:value-type="percentage">
            <text:p>48.8164%</text:p>
          </table:table-cell>
          <table:table-cell table:formula="of:=MAX((1-[.I1105]/(1-[.$D$25]));0)" office:value-type="float" office:value="0.302623287441263" calcext:value-type="float">
            <text:p><text:s/>0.3026 </text:p>
          </table:table-cell>
          <table:table-cell office:value-type="string" calcext:value-type="string">
            <text:p>yes</text:p>
          </table:table-cell>
          <table:table-cell table:formula="of:=EXP(-[.E1105]*[.$D$23])" office:value-type="float" office:value="0.900720517824926" calcext:value-type="float">
            <text:p><text:s/>0.9007 </text:p>
          </table:table-cell>
          <table:table-cell table:style-name="ce12" table:formula="of:=IF([.K1105]=&quot;yes&quot;;[.L1105]*[.$D$22]*([.I1105]-[.I1059]);0)" office:value-type="float" office:value="0.0306201100614619" calcext:value-type="float">
            <text:p><text:s/>0.0306 </text:p>
          </table:table-cell>
          <table:table-cell table:formula="of:=IF([.K1105]=&quot;T_ex&quot;;[.L1105]*([.I1105]-[.$I$35])*[.$D$22];0)" office:value-type="float" office:value="0" calcext:value-type="float">
            <text:p><text:s/>- <text:s text:c="2"/></text:p>
          </table:table-cell>
          <table:table-cell table:style-name="ce12" table:formula="of:=IF([.K1105]=&quot;yes&quot;;[.J1105]*[.L1105]*([.E1105]-[.E1059])*[.$D$21];0)" office:value-type="float" office:value="0.00547602953470119" calcext:value-type="float">
            <text:p><text:s/>0.0055 </text:p>
          </table:table-cell>
          <table:table-cell table:style-name="ce12" table:formula="of:=IF([.K1105]=&quot;yes&quot;;[.J1105]*[.L1105]*([.E1105]-[.E1059]);0)" office:value-type="float" office:value="0.0122527369952609" calcext:value-type="float">
            <text:p><text:s/>0.0123 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16067139240275" calcext:value-type="percentage">
            <text:p>41.6067%</text:p>
          </table:table-cell>
          <table:table-cell office:value-type="float" office:value="1.04657980456026" calcext:value-type="float">
            <text:p>1.05</text:p>
          </table:table-cell>
          <table:table-cell office:value-type="percentage" office:value="0.253973741470328" calcext:value-type="percentage">
            <text:p>25.3974%</text:p>
          </table:table-cell>
          <table:table-cell office:value-type="percentage" office:value="0.879475274136019" calcext:value-type="percentage">
            <text:p>87.9475%</text:p>
          </table:table-cell>
          <table:table-cell office:value-type="percentage" office:value="0.256640809750333" calcext:value-type="percentage">
            <text:p>25.6641%</text:p>
          </table:table-cell>
          <table:table-cell office:value-type="percentage" office:value="0.48892030422707" calcext:value-type="percentage">
            <text:p>48.8920%</text:p>
          </table:table-cell>
          <table:table-cell table:formula="of:=MAX((1-[.I1106]/(1-[.$D$25]));0)" office:value-type="float" office:value="0.301542422532757" calcext:value-type="float">
            <text:p><text:s/>0.3015 </text:p>
          </table:table-cell>
          <table:table-cell/>
          <table:table-cell table:formula="of:=EXP(-[.E1106]*[.$D$23])" office:value-type="float" office:value="0.90063250383371" calcext:value-type="float">
            <text:p><text:s/>0.9006 </text:p>
          </table:table-cell>
          <table:table-cell table:formula="of:=IF([.K1106]=&quot;yes&quot;;[.L1106]*[.$D$22]*([.I1106]-[.I1105]);0)" office:value-type="float" office:value="0" calcext:value-type="float">
            <text:p><text:s/>- <text:s text:c="2"/></text:p>
          </table:table-cell>
          <table:table-cell table:formula="of:=IF([.K1106]=&quot;T_ex&quot;;[.L1106]*([.I1106]-[.$I$35])*[.$D$22];0)" office:value-type="float" office:value="0" calcext:value-type="float">
            <text:p><text:s/>- <text:s text:c="2"/></text:p>
          </table:table-cell>
          <table:table-cell table:formula="of:=IF([.K1106]=&quot;yes&quot;;[.J1106]*[.L1106]*(0.05)*[.$D$21];0)" office:value-type="float" office:value="0" calcext:value-type="float">
            <text:p><text:s/>- <text:s text:c="2"/></text:p>
          </table:table-cell>
          <table:table-cell table:formula="of:=IF([.K1106]=&quot;yes&quot;;[.J1106]*[.L110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1686272752438" calcext:value-type="percentage">
            <text:p>41.6863%</text:p>
          </table:table-cell>
          <table:table-cell office:value-type="float" office:value="1.04755700325733" calcext:value-type="float">
            <text:p>1.05</text:p>
          </table:table-cell>
          <table:table-cell office:value-type="percentage" office:value="0.254417797119643" calcext:value-type="percentage">
            <text:p>25.4418%</text:p>
          </table:table-cell>
          <table:table-cell office:value-type="percentage" office:value="0.880402257411867" calcext:value-type="percentage">
            <text:p>88.0402%</text:p>
          </table:table-cell>
          <table:table-cell office:value-type="percentage" office:value="0.257072692256947" calcext:value-type="percentage">
            <text:p>25.7073%</text:p>
          </table:table-cell>
          <table:table-cell office:value-type="percentage" office:value="0.489681018722249" calcext:value-type="percentage">
            <text:p>48.9681%</text:p>
          </table:table-cell>
          <table:table-cell table:formula="of:=MAX((1-[.I1107]/(1-[.$D$25]));0)" office:value-type="float" office:value="0.300455687539644" calcext:value-type="float">
            <text:p><text:s/>0.3005 </text:p>
          </table:table-cell>
          <table:table-cell/>
          <table:table-cell table:formula="of:=EXP(-[.E1107]*[.$D$23])" office:value-type="float" office:value="0.900544498442789" calcext:value-type="float">
            <text:p><text:s/>0.9005 </text:p>
          </table:table-cell>
          <table:table-cell table:formula="of:=IF([.K1107]=&quot;yes&quot;;[.L1107]*[.$D$22]*([.I1107]-[.I1106]);0)" office:value-type="float" office:value="0" calcext:value-type="float">
            <text:p><text:s/>- <text:s text:c="2"/></text:p>
          </table:table-cell>
          <table:table-cell table:formula="of:=IF([.K1107]=&quot;T_ex&quot;;[.L1107]*([.I1107]-[.$I$35])*[.$D$22];0)" office:value-type="float" office:value="0" calcext:value-type="float">
            <text:p><text:s/>- <text:s text:c="2"/></text:p>
          </table:table-cell>
          <table:table-cell table:formula="of:=IF([.K1107]=&quot;yes&quot;;[.J1107]*[.L1107]*(0.05)*[.$D$21];0)" office:value-type="float" office:value="0" calcext:value-type="float">
            <text:p><text:s/>- <text:s text:c="2"/></text:p>
          </table:table-cell>
          <table:table-cell table:formula="of:=IF([.K1107]=&quot;yes&quot;;[.J1107]*[.L110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17679404044876" calcext:value-type="percentage">
            <text:p>41.7679%</text:p>
          </table:table-cell>
          <table:table-cell office:value-type="float" office:value="1.0485342019544" calcext:value-type="float">
            <text:p>1.05</text:p>
          </table:table-cell>
          <table:table-cell office:value-type="percentage" office:value="0.254857888322862" calcext:value-type="percentage">
            <text:p>25.4858%</text:p>
          </table:table-cell>
          <table:table-cell office:value-type="percentage" office:value="0.881365067240164" calcext:value-type="percentage">
            <text:p>88.1365%</text:p>
          </table:table-cell>
          <table:table-cell office:value-type="percentage" office:value="0.257500848847927" calcext:value-type="percentage">
            <text:p>25.7501%</text:p>
          </table:table-cell>
          <table:table-cell office:value-type="percentage" office:value="0.490517657565082" calcext:value-type="percentage">
            <text:p>49.0518%</text:p>
          </table:table-cell>
          <table:table-cell table:formula="of:=MAX((1-[.I1108]/(1-[.$D$25]));0)" office:value-type="float" office:value="0.29926048919274" calcext:value-type="float">
            <text:p><text:s/>0.2993 </text:p>
          </table:table-cell>
          <table:table-cell/>
          <table:table-cell table:formula="of:=EXP(-[.E1108]*[.$D$23])" office:value-type="float" office:value="0.900456501651323" calcext:value-type="float">
            <text:p><text:s/>0.9005 </text:p>
          </table:table-cell>
          <table:table-cell table:formula="of:=IF([.K1108]=&quot;yes&quot;;[.L1108]*[.$D$22]*([.I1108]-[.I1107]);0)" office:value-type="float" office:value="0" calcext:value-type="float">
            <text:p><text:s/>- <text:s text:c="2"/></text:p>
          </table:table-cell>
          <table:table-cell table:formula="of:=IF([.K1108]=&quot;T_ex&quot;;[.L1108]*([.I1108]-[.$I$35])*[.$D$22];0)" office:value-type="float" office:value="0" calcext:value-type="float">
            <text:p><text:s/>- <text:s text:c="2"/></text:p>
          </table:table-cell>
          <table:table-cell table:formula="of:=IF([.K1108]=&quot;yes&quot;;[.J1108]*[.L1108]*(0.05)*[.$D$21];0)" office:value-type="float" office:value="0" calcext:value-type="float">
            <text:p><text:s/>- <text:s text:c="2"/></text:p>
          </table:table-cell>
          <table:table-cell table:formula="of:=IF([.K1108]=&quot;yes&quot;;[.J1108]*[.L110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18480995562736" calcext:value-type="percentage">
            <text:p>41.8481%</text:p>
          </table:table-cell>
          <table:table-cell office:value-type="float" office:value="1.04951140065147" calcext:value-type="float">
            <text:p>1.05</text:p>
          </table:table-cell>
          <table:table-cell office:value-type="percentage" office:value="0.255290881524523" calcext:value-type="percentage">
            <text:p>25.5291%</text:p>
          </table:table-cell>
          <table:table-cell office:value-type="percentage" office:value="0.882335720499028" calcext:value-type="percentage">
            <text:p>88.2336%</text:p>
          </table:table-cell>
          <table:table-cell office:value-type="percentage" office:value="0.257928367524539" calcext:value-type="percentage">
            <text:p>25.7928%</text:p>
          </table:table-cell>
          <table:table-cell office:value-type="percentage" office:value="0.491403864687384" calcext:value-type="percentage">
            <text:p>49.1404%</text:p>
          </table:table-cell>
          <table:table-cell table:formula="of:=MAX((1-[.I1109]/(1-[.$D$25]));0)" office:value-type="float" office:value="0.297994479018023" calcext:value-type="float">
            <text:p><text:s/>0.2980 </text:p>
          </table:table-cell>
          <table:table-cell/>
          <table:table-cell table:formula="of:=EXP(-[.E1109]*[.$D$23])" office:value-type="float" office:value="0.900368513458472" calcext:value-type="float">
            <text:p><text:s/>0.9004 </text:p>
          </table:table-cell>
          <table:table-cell table:formula="of:=IF([.K1109]=&quot;yes&quot;;[.L1109]*[.$D$22]*([.I1109]-[.I1108]);0)" office:value-type="float" office:value="0" calcext:value-type="float">
            <text:p><text:s/>- <text:s text:c="2"/></text:p>
          </table:table-cell>
          <table:table-cell table:formula="of:=IF([.K1109]=&quot;T_ex&quot;;[.L1109]*([.I1109]-[.$I$35])*[.$D$22];0)" office:value-type="float" office:value="0" calcext:value-type="float">
            <text:p><text:s/>- <text:s text:c="2"/></text:p>
          </table:table-cell>
          <table:table-cell table:formula="of:=IF([.K1109]=&quot;yes&quot;;[.J1109]*[.L1109]*(0.05)*[.$D$21];0)" office:value-type="float" office:value="0" calcext:value-type="float">
            <text:p><text:s/>- <text:s text:c="2"/></text:p>
          </table:table-cell>
          <table:table-cell table:formula="of:=IF([.K1109]=&quot;yes&quot;;[.J1109]*[.L110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19283048723888" calcext:value-type="percentage">
            <text:p>41.9283%</text:p>
          </table:table-cell>
          <table:table-cell office:value-type="float" office:value="1.05048859934853" calcext:value-type="float">
            <text:p>1.05</text:p>
          </table:table-cell>
          <table:table-cell office:value-type="percentage" office:value="0.255721218262558" calcext:value-type="percentage">
            <text:p>25.5721%</text:p>
          </table:table-cell>
          <table:table-cell office:value-type="percentage" office:value="0.883304746485705" calcext:value-type="percentage">
            <text:p>88.3305%</text:p>
          </table:table-cell>
          <table:table-cell office:value-type="percentage" office:value="0.258359901533389" calcext:value-type="percentage">
            <text:p>25.8360%</text:p>
          </table:table-cell>
          <table:table-cell office:value-type="percentage" office:value="0.492157287922901" calcext:value-type="percentage">
            <text:p>49.2157%</text:p>
          </table:table-cell>
          <table:table-cell table:formula="of:=MAX((1-[.I1110]/(1-[.$D$25]));0)" office:value-type="float" office:value="0.296918160110141" calcext:value-type="float">
            <text:p><text:s/>0.2969 </text:p>
          </table:table-cell>
          <table:table-cell/>
          <table:table-cell table:formula="of:=EXP(-[.E1110]*[.$D$23])" office:value-type="float" office:value="0.900280533863397" calcext:value-type="float">
            <text:p><text:s/>0.9003 </text:p>
          </table:table-cell>
          <table:table-cell table:formula="of:=IF([.K1110]=&quot;yes&quot;;[.L1110]*[.$D$22]*([.I1110]-[.I1109]);0)" office:value-type="float" office:value="0" calcext:value-type="float">
            <text:p><text:s/>- <text:s text:c="2"/></text:p>
          </table:table-cell>
          <table:table-cell table:formula="of:=IF([.K1110]=&quot;T_ex&quot;;[.L1110]*([.I1110]-[.$I$35])*[.$D$22];0)" office:value-type="float" office:value="0" calcext:value-type="float">
            <text:p><text:s/>- <text:s text:c="2"/></text:p>
          </table:table-cell>
          <table:table-cell table:formula="of:=IF([.K1110]=&quot;yes&quot;;[.J1110]*[.L1110]*(0.05)*[.$D$21];0)" office:value-type="float" office:value="0" calcext:value-type="float">
            <text:p><text:s/>- <text:s text:c="2"/></text:p>
          </table:table-cell>
          <table:table-cell table:formula="of:=IF([.K1110]=&quot;yes&quot;;[.J1110]*[.L111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20098687285208" calcext:value-type="percentage">
            <text:p>42.0099%</text:p>
          </table:table-cell>
          <table:table-cell office:value-type="float" office:value="1.0514657980456" calcext:value-type="float">
            <text:p>1.05</text:p>
          </table:table-cell>
          <table:table-cell office:value-type="percentage" office:value="0.256151136424657" calcext:value-type="percentage">
            <text:p>25.6151%</text:p>
          </table:table-cell>
          <table:table-cell office:value-type="percentage" office:value="0.884276744698628" calcext:value-type="percentage">
            <text:p>88.4277%</text:p>
          </table:table-cell>
          <table:table-cell office:value-type="percentage" office:value="0.258789177320308" calcext:value-type="percentage">
            <text:p>25.8789%</text:p>
          </table:table-cell>
          <table:table-cell office:value-type="percentage" office:value="0.492928819070151" calcext:value-type="percentage">
            <text:p>49.2929%</text:p>
          </table:table-cell>
          <table:table-cell table:formula="of:=MAX((1-[.I1111]/(1-[.$D$25]));0)" office:value-type="float" office:value="0.295815972756927" calcext:value-type="float">
            <text:p><text:s/>0.2958 </text:p>
          </table:table-cell>
          <table:table-cell/>
          <table:table-cell table:formula="of:=EXP(-[.E1111]*[.$D$23])" office:value-type="float" office:value="0.900192562865256" calcext:value-type="float">
            <text:p><text:s/>0.9002 </text:p>
          </table:table-cell>
          <table:table-cell table:formula="of:=IF([.K1111]=&quot;yes&quot;;[.L1111]*[.$D$22]*([.I1111]-[.I1110]);0)" office:value-type="float" office:value="0" calcext:value-type="float">
            <text:p><text:s/>- <text:s text:c="2"/></text:p>
          </table:table-cell>
          <table:table-cell table:formula="of:=IF([.K1111]=&quot;T_ex&quot;;[.L1111]*([.I1111]-[.$I$35])*[.$D$22];0)" office:value-type="float" office:value="0" calcext:value-type="float">
            <text:p><text:s/>- <text:s text:c="2"/></text:p>
          </table:table-cell>
          <table:table-cell table:formula="of:=IF([.K1111]=&quot;yes&quot;;[.J1111]*[.L1111]*(0.05)*[.$D$21];0)" office:value-type="float" office:value="0" calcext:value-type="float">
            <text:p><text:s/>- <text:s text:c="2"/></text:p>
          </table:table-cell>
          <table:table-cell table:formula="of:=IF([.K1111]=&quot;yes&quot;;[.J1111]*[.L111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20873502405876" calcext:value-type="percentage">
            <text:p>42.0874%</text:p>
          </table:table-cell>
          <table:table-cell office:value-type="float" office:value="1.05244299674267" calcext:value-type="float">
            <text:p>1.05</text:p>
          </table:table-cell>
          <table:table-cell office:value-type="percentage" office:value="0.256585399514622" calcext:value-type="percentage">
            <text:p>25.6585%</text:p>
          </table:table-cell>
          <table:table-cell office:value-type="percentage" office:value="0.885225008211617" calcext:value-type="percentage">
            <text:p>88.5225%</text:p>
          </table:table-cell>
          <table:table-cell office:value-type="percentage" office:value="0.259212324776597" calcext:value-type="percentage">
            <text:p>25.9212%</text:p>
          </table:table-cell>
          <table:table-cell office:value-type="percentage" office:value="0.49372403523737" calcext:value-type="percentage">
            <text:p>49.3724%</text:p>
          </table:table-cell>
          <table:table-cell table:formula="of:=MAX((1-[.I1112]/(1-[.$D$25]));0)" office:value-type="float" office:value="0.2946799496609" calcext:value-type="float">
            <text:p><text:s/>0.2947 </text:p>
          </table:table-cell>
          <table:table-cell/>
          <table:table-cell table:formula="of:=EXP(-[.E1112]*[.$D$23])" office:value-type="float" office:value="0.900104600463208" calcext:value-type="float">
            <text:p><text:s/>0.9001 </text:p>
          </table:table-cell>
          <table:table-cell table:formula="of:=IF([.K1112]=&quot;yes&quot;;[.L1112]*[.$D$22]*([.I1112]-[.I1111]);0)" office:value-type="float" office:value="0" calcext:value-type="float">
            <text:p><text:s/>- <text:s text:c="2"/></text:p>
          </table:table-cell>
          <table:table-cell table:formula="of:=IF([.K1112]=&quot;T_ex&quot;;[.L1112]*([.I1112]-[.$I$35])*[.$D$22];0)" office:value-type="float" office:value="0" calcext:value-type="float">
            <text:p><text:s/>- <text:s text:c="2"/></text:p>
          </table:table-cell>
          <table:table-cell table:formula="of:=IF([.K1112]=&quot;yes&quot;;[.J1112]*[.L1112]*(0.05)*[.$D$21];0)" office:value-type="float" office:value="0" calcext:value-type="float">
            <text:p><text:s/>- <text:s text:c="2"/></text:p>
          </table:table-cell>
          <table:table-cell table:formula="of:=IF([.K1112]=&quot;yes&quot;;[.J1112]*[.L111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21677494158784" calcext:value-type="percentage">
            <text:p>42.1677%</text:p>
          </table:table-cell>
          <table:table-cell office:value-type="float" office:value="1.05342019543974" calcext:value-type="float">
            <text:p>1.05</text:p>
          </table:table-cell>
          <table:table-cell office:value-type="percentage" office:value="0.257018866124028" calcext:value-type="percentage">
            <text:p>25.7019%</text:p>
          </table:table-cell>
          <table:table-cell office:value-type="percentage" office:value="0.886151697028667" calcext:value-type="percentage">
            <text:p>88.6152%</text:p>
          </table:table-cell>
          <table:table-cell office:value-type="percentage" office:value="0.259634268821171" calcext:value-type="percentage">
            <text:p>25.9634%</text:p>
          </table:table-cell>
          <table:table-cell office:value-type="percentage" office:value="0.494483563119372" calcext:value-type="percentage">
            <text:p>49.4484%</text:p>
          </table:table-cell>
          <table:table-cell table:formula="of:=MAX((1-[.I1113]/(1-[.$D$25]));0)" office:value-type="float" office:value="0.293594909829468" calcext:value-type="float">
            <text:p><text:s/>0.2936 </text:p>
          </table:table-cell>
          <table:table-cell/>
          <table:table-cell table:formula="of:=EXP(-[.E1113]*[.$D$23])" office:value-type="float" office:value="0.900016646656416" calcext:value-type="float">
            <text:p><text:s/>0.9000 </text:p>
          </table:table-cell>
          <table:table-cell table:formula="of:=IF([.K1113]=&quot;yes&quot;;[.L1113]*[.$D$22]*([.I1113]-[.I1112]);0)" office:value-type="float" office:value="0" calcext:value-type="float">
            <text:p><text:s/>- <text:s text:c="2"/></text:p>
          </table:table-cell>
          <table:table-cell table:formula="of:=IF([.K1113]=&quot;T_ex&quot;;[.L1113]*([.I1113]-[.$I$35])*[.$D$22];0)" office:value-type="float" office:value="0" calcext:value-type="float">
            <text:p><text:s/>- <text:s text:c="2"/></text:p>
          </table:table-cell>
          <table:table-cell table:formula="of:=IF([.K1113]=&quot;yes&quot;;[.J1113]*[.L1113]*(0.05)*[.$D$21];0)" office:value-type="float" office:value="0" calcext:value-type="float">
            <text:p><text:s/>- <text:s text:c="2"/></text:p>
          </table:table-cell>
          <table:table-cell table:formula="of:=IF([.K1113]=&quot;yes&quot;;[.J1113]*[.L111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22470408430924" calcext:value-type="percentage">
            <text:p>42.2470%</text:p>
          </table:table-cell>
          <table:table-cell office:value-type="float" office:value="1.05439739413681" calcext:value-type="float">
            <text:p>1.05</text:p>
          </table:table-cell>
          <table:table-cell office:value-type="percentage" office:value="0.257445794338293" calcext:value-type="percentage">
            <text:p>25.7446%</text:p>
          </table:table-cell>
          <table:table-cell office:value-type="percentage" office:value="0.887022230525038" calcext:value-type="percentage">
            <text:p>88.7022%</text:p>
          </table:table-cell>
          <table:table-cell office:value-type="percentage" office:value="0.260057893158308" calcext:value-type="percentage">
            <text:p>26.0058%</text:p>
          </table:table-cell>
          <table:table-cell office:value-type="percentage" office:value="0.495202242571903" calcext:value-type="percentage">
            <text:p>49.5202%</text:p>
          </table:table-cell>
          <table:table-cell table:formula="of:=MAX((1-[.I1114]/(1-[.$D$25]));0)" office:value-type="float" office:value="0.292568224897281" calcext:value-type="float">
            <text:p><text:s/>0.2926 </text:p>
          </table:table-cell>
          <table:table-cell/>
          <table:table-cell table:formula="of:=EXP(-[.E1114]*[.$D$23])" office:value-type="float" office:value="0.899928701444038" calcext:value-type="float">
            <text:p><text:s/>0.8999 </text:p>
          </table:table-cell>
          <table:table-cell table:formula="of:=IF([.K1114]=&quot;yes&quot;;[.L1114]*[.$D$22]*([.I1114]-[.I1113]);0)" office:value-type="float" office:value="0" calcext:value-type="float">
            <text:p><text:s/>- <text:s text:c="2"/></text:p>
          </table:table-cell>
          <table:table-cell table:formula="of:=IF([.K1114]=&quot;T_ex&quot;;[.L1114]*([.I1114]-[.$I$35])*[.$D$22];0)" office:value-type="float" office:value="0" calcext:value-type="float">
            <text:p><text:s/>- <text:s text:c="2"/></text:p>
          </table:table-cell>
          <table:table-cell table:formula="of:=IF([.K1114]=&quot;yes&quot;;[.J1114]*[.L1114]*(0.05)*[.$D$21];0)" office:value-type="float" office:value="0" calcext:value-type="float">
            <text:p><text:s/>- <text:s text:c="2"/></text:p>
          </table:table-cell>
          <table:table-cell table:formula="of:=IF([.K1114]=&quot;yes&quot;;[.J1114]*[.L111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23272551029672" calcext:value-type="percentage">
            <text:p>42.3273%</text:p>
          </table:table-cell>
          <table:table-cell office:value-type="float" office:value="1.05537459283388" calcext:value-type="float">
            <text:p>1.06</text:p>
          </table:table-cell>
          <table:table-cell office:value-type="percentage" office:value="0.257870087271453" calcext:value-type="percentage">
            <text:p>25.7870%</text:p>
          </table:table-cell>
          <table:table-cell office:value-type="percentage" office:value="0.887838348500673" calcext:value-type="percentage">
            <text:p>88.7838%</text:p>
          </table:table-cell>
          <table:table-cell office:value-type="percentage" office:value="0.260482736043715" calcext:value-type="percentage">
            <text:p>26.0483%</text:p>
          </table:table-cell>
          <table:table-cell office:value-type="percentage" office:value="0.495931170429556" calcext:value-type="percentage">
            <text:p>49.5931%</text:p>
          </table:table-cell>
          <table:table-cell table:formula="of:=MAX((1-[.I1115]/(1-[.$D$25]));0)" office:value-type="float" office:value="0.291526899386348" calcext:value-type="float">
            <text:p><text:s/>0.2915 </text:p>
          </table:table-cell>
          <table:table-cell/>
          <table:table-cell table:formula="of:=EXP(-[.E1115]*[.$D$23])" office:value-type="float" office:value="0.899840764825234" calcext:value-type="float">
            <text:p><text:s/>0.8998 </text:p>
          </table:table-cell>
          <table:table-cell table:formula="of:=IF([.K1115]=&quot;yes&quot;;[.L1115]*[.$D$22]*([.I1115]-[.I1114]);0)" office:value-type="float" office:value="0" calcext:value-type="float">
            <text:p><text:s/>- <text:s text:c="2"/></text:p>
          </table:table-cell>
          <table:table-cell table:formula="of:=IF([.K1115]=&quot;T_ex&quot;;[.L1115]*([.I1115]-[.$I$35])*[.$D$22];0)" office:value-type="float" office:value="0" calcext:value-type="float">
            <text:p><text:s/>- <text:s text:c="2"/></text:p>
          </table:table-cell>
          <table:table-cell table:formula="of:=IF([.K1115]=&quot;yes&quot;;[.J1115]*[.L1115]*(0.05)*[.$D$21];0)" office:value-type="float" office:value="0" calcext:value-type="float">
            <text:p><text:s/>- <text:s text:c="2"/></text:p>
          </table:table-cell>
          <table:table-cell table:formula="of:=IF([.K1115]=&quot;yes&quot;;[.J1115]*[.L111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24095601659483" calcext:value-type="percentage">
            <text:p>42.4096%</text:p>
          </table:table-cell>
          <table:table-cell office:value-type="float" office:value="1.05635179153094" calcext:value-type="float">
            <text:p>1.06</text:p>
          </table:table-cell>
          <table:table-cell office:value-type="percentage" office:value="0.258294761606602" calcext:value-type="percentage">
            <text:p>25.8295%</text:p>
          </table:table-cell>
          <table:table-cell office:value-type="percentage" office:value="0.888626847449885" calcext:value-type="percentage">
            <text:p>88.8627%</text:p>
          </table:table-cell>
          <table:table-cell office:value-type="percentage" office:value="0.260909737135233" calcext:value-type="percentage">
            <text:p>26.0910%</text:p>
          </table:table-cell>
          <table:table-cell office:value-type="percentage" office:value="0.496671217080418" calcext:value-type="percentage">
            <text:p>49.6671%</text:p>
          </table:table-cell>
          <table:table-cell table:formula="of:=MAX((1-[.I1116]/(1-[.$D$25]));0)" office:value-type="float" office:value="0.290469689885117" calcext:value-type="float">
            <text:p><text:s/>0.2905 </text:p>
          </table:table-cell>
          <table:table-cell/>
          <table:table-cell table:formula="of:=EXP(-[.E1116]*[.$D$23])" office:value-type="float" office:value="0.899752836799167" calcext:value-type="float">
            <text:p><text:s/>0.8998 </text:p>
          </table:table-cell>
          <table:table-cell table:formula="of:=IF([.K1116]=&quot;yes&quot;;[.L1116]*[.$D$22]*([.I1116]-[.I1115]);0)" office:value-type="float" office:value="0" calcext:value-type="float">
            <text:p><text:s/>- <text:s text:c="2"/></text:p>
          </table:table-cell>
          <table:table-cell table:formula="of:=IF([.K1116]=&quot;T_ex&quot;;[.L1116]*([.I1116]-[.$I$35])*[.$D$22];0)" office:value-type="float" office:value="0" calcext:value-type="float">
            <text:p><text:s/>- <text:s text:c="2"/></text:p>
          </table:table-cell>
          <table:table-cell table:formula="of:=IF([.K1116]=&quot;yes&quot;;[.J1116]*[.L1116]*(0.05)*[.$D$21];0)" office:value-type="float" office:value="0" calcext:value-type="float">
            <text:p><text:s/>- <text:s text:c="2"/></text:p>
          </table:table-cell>
          <table:table-cell table:formula="of:=IF([.K1116]=&quot;yes&quot;;[.J1116]*[.L111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24914521271319" calcext:value-type="percentage">
            <text:p>42.4915%</text:p>
          </table:table-cell>
          <table:table-cell office:value-type="float" office:value="1.05732899022801" calcext:value-type="float">
            <text:p>1.06</text:p>
          </table:table-cell>
          <table:table-cell office:value-type="percentage" office:value="0.25871269448831" calcext:value-type="percentage">
            <text:p>25.8713%</text:p>
          </table:table-cell>
          <table:table-cell office:value-type="percentage" office:value="0.889383286792971" calcext:value-type="percentage">
            <text:p>88.9383%</text:p>
          </table:table-cell>
          <table:table-cell office:value-type="percentage" office:value="0.261335377418089" calcext:value-type="percentage">
            <text:p>26.1335%</text:p>
          </table:table-cell>
          <table:table-cell office:value-type="percentage" office:value="0.497366453013474" calcext:value-type="percentage">
            <text:p>49.7366%</text:p>
          </table:table-cell>
          <table:table-cell table:formula="of:=MAX((1-[.I1117]/(1-[.$D$25]));0)" office:value-type="float" office:value="0.289476495695037" calcext:value-type="float">
            <text:p><text:s/>0.2895 </text:p>
          </table:table-cell>
          <table:table-cell/>
          <table:table-cell table:formula="of:=EXP(-[.E1117]*[.$D$23])" office:value-type="float" office:value="0.899664917364994" calcext:value-type="float">
            <text:p><text:s/>0.8997 </text:p>
          </table:table-cell>
          <table:table-cell table:formula="of:=IF([.K1117]=&quot;yes&quot;;[.L1117]*[.$D$22]*([.I1117]-[.I1116]);0)" office:value-type="float" office:value="0" calcext:value-type="float">
            <text:p><text:s/>- <text:s text:c="2"/></text:p>
          </table:table-cell>
          <table:table-cell table:formula="of:=IF([.K1117]=&quot;T_ex&quot;;[.L1117]*([.I1117]-[.$I$35])*[.$D$22];0)" office:value-type="float" office:value="0" calcext:value-type="float">
            <text:p><text:s/>- <text:s text:c="2"/></text:p>
          </table:table-cell>
          <table:table-cell table:formula="of:=IF([.K1117]=&quot;yes&quot;;[.J1117]*[.L1117]*(0.05)*[.$D$21];0)" office:value-type="float" office:value="0" calcext:value-type="float">
            <text:p><text:s/>- <text:s text:c="2"/></text:p>
          </table:table-cell>
          <table:table-cell table:formula="of:=IF([.K1117]=&quot;yes&quot;;[.J1117]*[.L111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25712105620224" calcext:value-type="percentage">
            <text:p>42.5712%</text:p>
          </table:table-cell>
          <table:table-cell office:value-type="float" office:value="1.05830618892508" calcext:value-type="float">
            <text:p>1.06</text:p>
          </table:table-cell>
          <table:table-cell office:value-type="percentage" office:value="0.259133703149985" calcext:value-type="percentage">
            <text:p>25.9134%</text:p>
          </table:table-cell>
          <table:table-cell office:value-type="percentage" office:value="0.890117230676052" calcext:value-type="percentage">
            <text:p>89.0117%</text:p>
          </table:table-cell>
          <table:table-cell office:value-type="percentage" office:value="0.261758499535627" calcext:value-type="percentage">
            <text:p>26.1758%</text:p>
          </table:table-cell>
          <table:table-cell office:value-type="percentage" office:value="0.498104112738487" calcext:value-type="percentage">
            <text:p>49.8104%</text:p>
          </table:table-cell>
          <table:table-cell table:formula="of:=MAX((1-[.I1118]/(1-[.$D$25]));0)" office:value-type="float" office:value="0.288422696087876" calcext:value-type="float">
            <text:p><text:s/>0.2884 </text:p>
          </table:table-cell>
          <table:table-cell/>
          <table:table-cell table:formula="of:=EXP(-[.E1118]*[.$D$23])" office:value-type="float" office:value="0.899577006521878" calcext:value-type="float">
            <text:p><text:s/>0.8996 </text:p>
          </table:table-cell>
          <table:table-cell table:formula="of:=IF([.K1118]=&quot;yes&quot;;[.L1118]*[.$D$22]*([.I1118]-[.I1117]);0)" office:value-type="float" office:value="0" calcext:value-type="float">
            <text:p><text:s/>- <text:s text:c="2"/></text:p>
          </table:table-cell>
          <table:table-cell table:formula="of:=IF([.K1118]=&quot;T_ex&quot;;[.L1118]*([.I1118]-[.$I$35])*[.$D$22];0)" office:value-type="float" office:value="0" calcext:value-type="float">
            <text:p><text:s/>- <text:s text:c="2"/></text:p>
          </table:table-cell>
          <table:table-cell table:formula="of:=IF([.K1118]=&quot;yes&quot;;[.J1118]*[.L1118]*(0.05)*[.$D$21];0)" office:value-type="float" office:value="0" calcext:value-type="float">
            <text:p><text:s/>- <text:s text:c="2"/></text:p>
          </table:table-cell>
          <table:table-cell table:formula="of:=IF([.K1118]=&quot;yes&quot;;[.J1118]*[.L111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26518371942274" calcext:value-type="percentage">
            <text:p>42.6518%</text:p>
          </table:table-cell>
          <table:table-cell office:value-type="float" office:value="1.05928338762215" calcext:value-type="float">
            <text:p>1.06</text:p>
          </table:table-cell>
          <table:table-cell office:value-type="percentage" office:value="0.259562468176845" calcext:value-type="percentage">
            <text:p>25.9562%</text:p>
          </table:table-cell>
          <table:table-cell office:value-type="percentage" office:value="0.890785539087923" calcext:value-type="percentage">
            <text:p>89.0786%</text:p>
          </table:table-cell>
          <table:table-cell office:value-type="percentage" office:value="0.262182704384844" calcext:value-type="percentage">
            <text:p>26.2183%</text:p>
          </table:table-cell>
          <table:table-cell office:value-type="percentage" office:value="0.498829964309021" calcext:value-type="percentage">
            <text:p>49.8830%</text:p>
          </table:table-cell>
          <table:table-cell table:formula="of:=MAX((1-[.I1119]/(1-[.$D$25]));0)" office:value-type="float" office:value="0.287385765272827" calcext:value-type="float">
            <text:p><text:s/>0.2874 </text:p>
          </table:table-cell>
          <table:table-cell/>
          <table:table-cell table:formula="of:=EXP(-[.E1119]*[.$D$23])" office:value-type="float" office:value="0.899489104268977" calcext:value-type="float">
            <text:p><text:s/>0.8995 </text:p>
          </table:table-cell>
          <table:table-cell table:formula="of:=IF([.K1119]=&quot;yes&quot;;[.L1119]*[.$D$22]*([.I1119]-[.I1118]);0)" office:value-type="float" office:value="0" calcext:value-type="float">
            <text:p><text:s/>- <text:s text:c="2"/></text:p>
          </table:table-cell>
          <table:table-cell table:formula="of:=IF([.K1119]=&quot;T_ex&quot;;[.L1119]*([.I1119]-[.$I$35])*[.$D$22];0)" office:value-type="float" office:value="0" calcext:value-type="float">
            <text:p><text:s/>- <text:s text:c="2"/></text:p>
          </table:table-cell>
          <table:table-cell table:formula="of:=IF([.K1119]=&quot;yes&quot;;[.J1119]*[.L1119]*(0.05)*[.$D$21];0)" office:value-type="float" office:value="0" calcext:value-type="float">
            <text:p><text:s/>- <text:s text:c="2"/></text:p>
          </table:table-cell>
          <table:table-cell table:formula="of:=IF([.K1119]=&quot;yes&quot;;[.J1119]*[.L111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27312360709314" calcext:value-type="percentage">
            <text:p>42.7312%</text:p>
          </table:table-cell>
          <table:table-cell office:value-type="float" office:value="1.06026058631922" calcext:value-type="float">
            <text:p>1.06</text:p>
          </table:table-cell>
          <table:table-cell office:value-type="percentage" office:value="0.259992123163027" calcext:value-type="percentage">
            <text:p>25.9992%</text:p>
          </table:table-cell>
          <table:table-cell office:value-type="percentage" office:value="0.891436260097725" calcext:value-type="percentage">
            <text:p>89.1436%</text:p>
          </table:table-cell>
          <table:table-cell office:value-type="percentage" office:value="0.262612646029399" calcext:value-type="percentage">
            <text:p>26.2613%</text:p>
          </table:table-cell>
          <table:table-cell office:value-type="percentage" office:value="0.499482324909866" calcext:value-type="percentage">
            <text:p>49.9482%</text:p>
          </table:table-cell>
          <table:table-cell table:formula="of:=MAX((1-[.I1120]/(1-[.$D$25]));0)" office:value-type="float" office:value="0.286453821557334" calcext:value-type="float">
            <text:p><text:s/>0.2865 </text:p>
          </table:table-cell>
          <table:table-cell/>
          <table:table-cell table:formula="of:=EXP(-[.E1120]*[.$D$23])" office:value-type="float" office:value="0.899401210605454" calcext:value-type="float">
            <text:p><text:s/>0.8994 </text:p>
          </table:table-cell>
          <table:table-cell table:formula="of:=IF([.K1120]=&quot;yes&quot;;[.L1120]*[.$D$22]*([.I1120]-[.I1119]);0)" office:value-type="float" office:value="0" calcext:value-type="float">
            <text:p><text:s/>- <text:s text:c="2"/></text:p>
          </table:table-cell>
          <table:table-cell table:formula="of:=IF([.K1120]=&quot;T_ex&quot;;[.L1120]*([.I1120]-[.$I$35])*[.$D$22];0)" office:value-type="float" office:value="0" calcext:value-type="float">
            <text:p><text:s/>- <text:s text:c="2"/></text:p>
          </table:table-cell>
          <table:table-cell table:formula="of:=IF([.K1120]=&quot;yes&quot;;[.J1120]*[.L1120]*(0.05)*[.$D$21];0)" office:value-type="float" office:value="0" calcext:value-type="float">
            <text:p><text:s/>- <text:s text:c="2"/></text:p>
          </table:table-cell>
          <table:table-cell table:formula="of:=IF([.K1120]=&quot;yes&quot;;[.J1120]*[.L112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28118479370537" calcext:value-type="percentage">
            <text:p>42.8118%</text:p>
          </table:table-cell>
          <table:table-cell office:value-type="float" office:value="1.06123778501629" calcext:value-type="float">
            <text:p>1.06</text:p>
          </table:table-cell>
          <table:table-cell office:value-type="percentage" office:value="0.260418964644588" calcext:value-type="percentage">
            <text:p>26.0419%</text:p>
          </table:table-cell>
          <table:table-cell office:value-type="percentage" office:value="0.892047723857524" calcext:value-type="percentage">
            <text:p>89.2048%</text:p>
          </table:table-cell>
          <table:table-cell office:value-type="percentage" office:value="0.263040030542792" calcext:value-type="percentage">
            <text:p>26.3040%</text:p>
          </table:table-cell>
          <table:table-cell office:value-type="percentage" office:value="0.50017635544514" calcext:value-type="percentage">
            <text:p>50.0176%</text:p>
          </table:table-cell>
          <table:table-cell table:formula="of:=MAX((1-[.I1121]/(1-[.$D$25]));0)" office:value-type="float" office:value="0.285462349364086" calcext:value-type="float">
            <text:p><text:s/>0.2855 </text:p>
          </table:table-cell>
          <table:table-cell/>
          <table:table-cell table:formula="of:=EXP(-[.E1121]*[.$D$23])" office:value-type="float" office:value="0.899313325530468" calcext:value-type="float">
            <text:p><text:s/>0.8993 </text:p>
          </table:table-cell>
          <table:table-cell table:formula="of:=IF([.K1121]=&quot;yes&quot;;[.L1121]*[.$D$22]*([.I1121]-[.I1120]);0)" office:value-type="float" office:value="0" calcext:value-type="float">
            <text:p><text:s/>- <text:s text:c="2"/></text:p>
          </table:table-cell>
          <table:table-cell table:formula="of:=IF([.K1121]=&quot;T_ex&quot;;[.L1121]*([.I1121]-[.$I$35])*[.$D$22];0)" office:value-type="float" office:value="0" calcext:value-type="float">
            <text:p><text:s/>- <text:s text:c="2"/></text:p>
          </table:table-cell>
          <table:table-cell table:formula="of:=IF([.K1121]=&quot;yes&quot;;[.J1121]*[.L1121]*(0.05)*[.$D$21];0)" office:value-type="float" office:value="0" calcext:value-type="float">
            <text:p><text:s/>- <text:s text:c="2"/></text:p>
          </table:table-cell>
          <table:table-cell table:formula="of:=IF([.K1121]=&quot;yes&quot;;[.J1121]*[.L112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28939138044403" calcext:value-type="percentage">
            <text:p>42.8939%</text:p>
          </table:table-cell>
          <table:table-cell office:value-type="float" office:value="1.06221498371336" calcext:value-type="float">
            <text:p>1.06</text:p>
          </table:table-cell>
          <table:table-cell office:value-type="percentage" office:value="0.260850184523299" calcext:value-type="percentage">
            <text:p>26.0850%</text:p>
          </table:table-cell>
          <table:table-cell office:value-type="percentage" office:value="0.89263311155445" calcext:value-type="percentage">
            <text:p>89.2633%</text:p>
          </table:table-cell>
          <table:table-cell office:value-type="percentage" office:value="0.263465799968528" calcext:value-type="percentage">
            <text:p>26.3466%</text:p>
          </table:table-cell>
          <table:table-cell office:value-type="percentage" office:value="0.50095622840754" calcext:value-type="percentage">
            <text:p>50.0956%</text:p>
          </table:table-cell>
          <table:table-cell table:formula="of:=MAX((1-[.I1122]/(1-[.$D$25]));0)" office:value-type="float" office:value="0.284348245132086" calcext:value-type="float">
            <text:p><text:s/>0.2843 </text:p>
          </table:table-cell>
          <table:table-cell/>
          <table:table-cell table:formula="of:=EXP(-[.E1122]*[.$D$23])" office:value-type="float" office:value="0.899225449043181" calcext:value-type="float">
            <text:p><text:s/>0.8992 </text:p>
          </table:table-cell>
          <table:table-cell table:formula="of:=IF([.K1122]=&quot;yes&quot;;[.L1122]*[.$D$22]*([.I1122]-[.I1121]);0)" office:value-type="float" office:value="0" calcext:value-type="float">
            <text:p><text:s/>- <text:s text:c="2"/></text:p>
          </table:table-cell>
          <table:table-cell table:formula="of:=IF([.K1122]=&quot;T_ex&quot;;[.L1122]*([.I1122]-[.$I$35])*[.$D$22];0)" office:value-type="float" office:value="0" calcext:value-type="float">
            <text:p><text:s/>- <text:s text:c="2"/></text:p>
          </table:table-cell>
          <table:table-cell table:formula="of:=IF([.K1122]=&quot;yes&quot;;[.J1122]*[.L1122]*(0.05)*[.$D$21];0)" office:value-type="float" office:value="0" calcext:value-type="float">
            <text:p><text:s/>- <text:s text:c="2"/></text:p>
          </table:table-cell>
          <table:table-cell table:formula="of:=IF([.K1122]=&quot;yes&quot;;[.J1122]*[.L112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29775453803105" calcext:value-type="percentage">
            <text:p>42.9775%</text:p>
          </table:table-cell>
          <table:table-cell office:value-type="float" office:value="1.06319218241042" calcext:value-type="float">
            <text:p>1.06</text:p>
          </table:table-cell>
          <table:table-cell office:value-type="percentage" office:value="0.261279090091702" calcext:value-type="percentage">
            <text:p>26.1279%</text:p>
          </table:table-cell>
          <table:table-cell office:value-type="percentage" office:value="0.893218787776262" calcext:value-type="percentage">
            <text:p>89.3219%</text:p>
          </table:table-cell>
          <table:table-cell office:value-type="percentage" office:value="0.263890200076359" calcext:value-type="percentage">
            <text:p>26.3890%</text:p>
          </table:table-cell>
          <table:table-cell office:value-type="percentage" office:value="0.501635471654618" calcext:value-type="percentage">
            <text:p>50.1635%</text:p>
          </table:table-cell>
          <table:table-cell table:formula="of:=MAX((1-[.I1123]/(1-[.$D$25]));0)" office:value-type="float" office:value="0.28337789763626" calcext:value-type="float">
            <text:p><text:s/>0.2834 </text:p>
          </table:table-cell>
          <table:table-cell/>
          <table:table-cell table:formula="of:=EXP(-[.E1123]*[.$D$23])" office:value-type="float" office:value="0.899137581142754" calcext:value-type="float">
            <text:p><text:s/>0.8991 </text:p>
          </table:table-cell>
          <table:table-cell table:formula="of:=IF([.K1123]=&quot;yes&quot;;[.L1123]*[.$D$22]*([.I1123]-[.I1122]);0)" office:value-type="float" office:value="0" calcext:value-type="float">
            <text:p><text:s/>- <text:s text:c="2"/></text:p>
          </table:table-cell>
          <table:table-cell table:formula="of:=IF([.K1123]=&quot;T_ex&quot;;[.L1123]*([.I1123]-[.$I$35])*[.$D$22];0)" office:value-type="float" office:value="0" calcext:value-type="float">
            <text:p><text:s/>- <text:s text:c="2"/></text:p>
          </table:table-cell>
          <table:table-cell table:formula="of:=IF([.K1123]=&quot;yes&quot;;[.J1123]*[.L1123]*(0.05)*[.$D$21];0)" office:value-type="float" office:value="0" calcext:value-type="float">
            <text:p><text:s/>- <text:s text:c="2"/></text:p>
          </table:table-cell>
          <table:table-cell table:formula="of:=IF([.K1123]=&quot;yes&quot;;[.J1123]*[.L112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30599531366809" calcext:value-type="percentage">
            <text:p>43.0600%</text:p>
          </table:table-cell>
          <table:table-cell office:value-type="float" office:value="1.06416938110749" calcext:value-type="float">
            <text:p>1.06</text:p>
          </table:table-cell>
          <table:table-cell office:value-type="percentage" office:value="0.261713023139694" calcext:value-type="percentage">
            <text:p>26.1713%</text:p>
          </table:table-cell>
          <table:table-cell office:value-type="percentage" office:value="0.893770775636057" calcext:value-type="percentage">
            <text:p>89.3771%</text:p>
          </table:table-cell>
          <table:table-cell office:value-type="percentage" office:value="0.264315120505702" calcext:value-type="percentage">
            <text:p>26.4315%</text:p>
          </table:table-cell>
          <table:table-cell office:value-type="percentage" office:value="0.502340092033359" calcext:value-type="percentage">
            <text:p>50.2340%</text:p>
          </table:table-cell>
          <table:table-cell table:formula="of:=MAX((1-[.I1124]/(1-[.$D$25]));0)" office:value-type="float" office:value="0.282371297095201" calcext:value-type="float">
            <text:p><text:s/>0.2824 </text:p>
          </table:table-cell>
          <table:table-cell/>
          <table:table-cell table:formula="of:=EXP(-[.E1124]*[.$D$23])" office:value-type="float" office:value="0.899049721828346" calcext:value-type="float">
            <text:p><text:s/>0.8990 </text:p>
          </table:table-cell>
          <table:table-cell table:formula="of:=IF([.K1124]=&quot;yes&quot;;[.L1124]*[.$D$22]*([.I1124]-[.I1123]);0)" office:value-type="float" office:value="0" calcext:value-type="float">
            <text:p><text:s/>- <text:s text:c="2"/></text:p>
          </table:table-cell>
          <table:table-cell table:formula="of:=IF([.K1124]=&quot;T_ex&quot;;[.L1124]*([.I1124]-[.$I$35])*[.$D$22];0)" office:value-type="float" office:value="0" calcext:value-type="float">
            <text:p><text:s/>- <text:s text:c="2"/></text:p>
          </table:table-cell>
          <table:table-cell table:formula="of:=IF([.K1124]=&quot;yes&quot;;[.J1124]*[.L1124]*(0.05)*[.$D$21];0)" office:value-type="float" office:value="0" calcext:value-type="float">
            <text:p><text:s/>- <text:s text:c="2"/></text:p>
          </table:table-cell>
          <table:table-cell table:formula="of:=IF([.K1124]=&quot;yes&quot;;[.J1124]*[.L112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31432098923161" calcext:value-type="percentage">
            <text:p>43.1432%</text:p>
          </table:table-cell>
          <table:table-cell office:value-type="float" office:value="1.06514657980456" calcext:value-type="float">
            <text:p>1.07</text:p>
          </table:table-cell>
          <table:table-cell office:value-type="percentage" office:value="0.262141053414671" calcext:value-type="percentage">
            <text:p>26.2141%</text:p>
          </table:table-cell>
          <table:table-cell office:value-type="percentage" office:value="0.894287322137452" calcext:value-type="percentage">
            <text:p>89.4287%</text:p>
          </table:table-cell>
          <table:table-cell office:value-type="percentage" office:value="0.264738869231672" calcext:value-type="percentage">
            <text:p>26.4739%</text:p>
          </table:table-cell>
          <table:table-cell office:value-type="percentage" office:value="0.503121946699695" calcext:value-type="percentage">
            <text:p>50.3122%</text:p>
          </table:table-cell>
          <table:table-cell table:formula="of:=MAX((1-[.I1125]/(1-[.$D$25]));0)" office:value-type="float" office:value="0.281254361857578" calcext:value-type="float">
            <text:p><text:s/>0.2813 </text:p>
          </table:table-cell>
          <table:table-cell/>
          <table:table-cell table:formula="of:=EXP(-[.E1125]*[.$D$23])" office:value-type="float" office:value="0.89896187109912" calcext:value-type="float">
            <text:p><text:s/>0.8990 </text:p>
          </table:table-cell>
          <table:table-cell table:formula="of:=IF([.K1125]=&quot;yes&quot;;[.L1125]*[.$D$22]*([.I1125]-[.I1124]);0)" office:value-type="float" office:value="0" calcext:value-type="float">
            <text:p><text:s/>- <text:s text:c="2"/></text:p>
          </table:table-cell>
          <table:table-cell table:formula="of:=IF([.K1125]=&quot;T_ex&quot;;[.L1125]*([.I1125]-[.$I$35])*[.$D$22];0)" office:value-type="float" office:value="0" calcext:value-type="float">
            <text:p><text:s/>- <text:s text:c="2"/></text:p>
          </table:table-cell>
          <table:table-cell table:formula="of:=IF([.K1125]=&quot;yes&quot;;[.J1125]*[.L1125]*(0.05)*[.$D$21];0)" office:value-type="float" office:value="0" calcext:value-type="float">
            <text:p><text:s/>- <text:s text:c="2"/></text:p>
          </table:table-cell>
          <table:table-cell table:formula="of:=IF([.K1125]=&quot;yes&quot;;[.J1125]*[.L112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32235899015526" calcext:value-type="percentage">
            <text:p>43.2236%</text:p>
          </table:table-cell>
          <table:table-cell office:value-type="float" office:value="1.06612377850163" calcext:value-type="float">
            <text:p>1.07</text:p>
          </table:table-cell>
          <table:table-cell office:value-type="percentage" office:value="0.262570113382828" calcext:value-type="percentage">
            <text:p>26.2570%</text:p>
          </table:table-cell>
          <table:table-cell office:value-type="percentage" office:value="0.894778771007516" calcext:value-type="percentage">
            <text:p>89.4779%</text:p>
          </table:table-cell>
          <table:table-cell office:value-type="percentage" office:value="0.265166169723349" calcext:value-type="percentage">
            <text:p>26.5166%</text:p>
          </table:table-cell>
          <table:table-cell office:value-type="percentage" office:value="0.503855926054099" calcext:value-type="percentage">
            <text:p>50.3856%</text:p>
          </table:table-cell>
          <table:table-cell table:formula="of:=MAX((1-[.I1126]/(1-[.$D$25]));0)" office:value-type="float" office:value="0.280205819922716" calcext:value-type="float">
            <text:p><text:s/>0.2802 </text:p>
          </table:table-cell>
          <table:table-cell/>
          <table:table-cell table:formula="of:=EXP(-[.E1126]*[.$D$23])" office:value-type="float" office:value="0.898874028954236" calcext:value-type="float">
            <text:p><text:s/>0.8989 </text:p>
          </table:table-cell>
          <table:table-cell table:formula="of:=IF([.K1126]=&quot;yes&quot;;[.L1126]*[.$D$22]*([.I1126]-[.I1125]);0)" office:value-type="float" office:value="0" calcext:value-type="float">
            <text:p><text:s/>- <text:s text:c="2"/></text:p>
          </table:table-cell>
          <table:table-cell table:formula="of:=IF([.K1126]=&quot;T_ex&quot;;[.L1126]*([.I1126]-[.$I$35])*[.$D$22];0)" office:value-type="float" office:value="0" calcext:value-type="float">
            <text:p><text:s/>- <text:s text:c="2"/></text:p>
          </table:table-cell>
          <table:table-cell table:formula="of:=IF([.K1126]=&quot;yes&quot;;[.J1126]*[.L1126]*(0.05)*[.$D$21];0)" office:value-type="float" office:value="0" calcext:value-type="float">
            <text:p><text:s/>- <text:s text:c="2"/></text:p>
          </table:table-cell>
          <table:table-cell table:formula="of:=IF([.K1126]=&quot;yes&quot;;[.J1126]*[.L112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3302189454125" calcext:value-type="percentage">
            <text:p>43.3022%</text:p>
          </table:table-cell>
          <table:table-cell office:value-type="float" office:value="1.0671009771987" calcext:value-type="float">
            <text:p>1.07</text:p>
          </table:table-cell>
          <table:table-cell office:value-type="percentage" office:value="0.262998306781281" calcext:value-type="percentage">
            <text:p>26.2998%</text:p>
          </table:table-cell>
          <table:table-cell office:value-type="percentage" office:value="0.895241361431264" calcext:value-type="percentage">
            <text:p>89.5241%</text:p>
          </table:table-cell>
          <table:table-cell office:value-type="percentage" office:value="0.265587860398805" calcext:value-type="percentage">
            <text:p>26.5588%</text:p>
          </table:table-cell>
          <table:table-cell office:value-type="percentage" office:value="0.504569875809514" calcext:value-type="percentage">
            <text:p>50.4570%</text:p>
          </table:table-cell>
          <table:table-cell table:formula="of:=MAX((1-[.I1127]/(1-[.$D$25]));0)" office:value-type="float" office:value="0.279185891700694" calcext:value-type="float">
            <text:p><text:s/>0.2792 </text:p>
          </table:table-cell>
          <table:table-cell/>
          <table:table-cell table:formula="of:=EXP(-[.E1127]*[.$D$23])" office:value-type="float" office:value="0.898786195392855" calcext:value-type="float">
            <text:p><text:s/>0.8988 </text:p>
          </table:table-cell>
          <table:table-cell table:formula="of:=IF([.K1127]=&quot;yes&quot;;[.L1127]*[.$D$22]*([.I1127]-[.I1126]);0)" office:value-type="float" office:value="0" calcext:value-type="float">
            <text:p><text:s/>- <text:s text:c="2"/></text:p>
          </table:table-cell>
          <table:table-cell table:formula="of:=IF([.K1127]=&quot;T_ex&quot;;[.L1127]*([.I1127]-[.$I$35])*[.$D$22];0)" office:value-type="float" office:value="0" calcext:value-type="float">
            <text:p><text:s/>- <text:s text:c="2"/></text:p>
          </table:table-cell>
          <table:table-cell table:formula="of:=IF([.K1127]=&quot;yes&quot;;[.J1127]*[.L1127]*(0.05)*[.$D$21];0)" office:value-type="float" office:value="0" calcext:value-type="float">
            <text:p><text:s/>- <text:s text:c="2"/></text:p>
          </table:table-cell>
          <table:table-cell table:formula="of:=IF([.K1127]=&quot;yes&quot;;[.J1127]*[.L112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33834126475759" calcext:value-type="percentage">
            <text:p>43.3834%</text:p>
          </table:table-cell>
          <table:table-cell office:value-type="float" office:value="1.06807817589577" calcext:value-type="float">
            <text:p>1.07</text:p>
          </table:table-cell>
          <table:table-cell office:value-type="percentage" office:value="0.263428841005027" calcext:value-type="percentage">
            <text:p>26.3429%</text:p>
          </table:table-cell>
          <table:table-cell office:value-type="percentage" office:value="0.895677193533775" calcext:value-type="percentage">
            <text:p>89.5677%</text:p>
          </table:table-cell>
          <table:table-cell office:value-type="percentage" office:value="0.266015782810384" calcext:value-type="percentage">
            <text:p>26.6016%</text:p>
          </table:table-cell>
          <table:table-cell office:value-type="percentage" office:value="0.505285271835753" calcext:value-type="percentage">
            <text:p>50.5285%</text:p>
          </table:table-cell>
          <table:table-cell table:formula="of:=MAX((1-[.I1128]/(1-[.$D$25]));0)" office:value-type="float" office:value="0.278163897377496" calcext:value-type="float">
            <text:p><text:s/>0.2782 </text:p>
          </table:table-cell>
          <table:table-cell/>
          <table:table-cell table:formula="of:=EXP(-[.E1128]*[.$D$23])" office:value-type="float" office:value="0.89869837041414" calcext:value-type="float">
            <text:p><text:s/>0.8987 </text:p>
          </table:table-cell>
          <table:table-cell table:formula="of:=IF([.K1128]=&quot;yes&quot;;[.L1128]*[.$D$22]*([.I1128]-[.I1127]);0)" office:value-type="float" office:value="0" calcext:value-type="float">
            <text:p><text:s/>- <text:s text:c="2"/></text:p>
          </table:table-cell>
          <table:table-cell table:formula="of:=IF([.K1128]=&quot;T_ex&quot;;[.L1128]*([.I1128]-[.$I$35])*[.$D$22];0)" office:value-type="float" office:value="0" calcext:value-type="float">
            <text:p><text:s/>- <text:s text:c="2"/></text:p>
          </table:table-cell>
          <table:table-cell table:formula="of:=IF([.K1128]=&quot;yes&quot;;[.J1128]*[.L1128]*(0.05)*[.$D$21];0)" office:value-type="float" office:value="0" calcext:value-type="float">
            <text:p><text:s/>- <text:s text:c="2"/></text:p>
          </table:table-cell>
          <table:table-cell table:formula="of:=IF([.K1128]=&quot;yes&quot;;[.J1128]*[.L112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34666875725343" calcext:value-type="percentage">
            <text:p>43.4667%</text:p>
          </table:table-cell>
          <table:table-cell office:value-type="float" office:value="1.06905537459283" calcext:value-type="float">
            <text:p>1.07</text:p>
          </table:table-cell>
          <table:table-cell office:value-type="percentage" office:value="0.263851226296756" calcext:value-type="percentage">
            <text:p>26.3851%</text:p>
          </table:table-cell>
          <table:table-cell office:value-type="percentage" office:value="0.896133394426336" calcext:value-type="percentage">
            <text:p>89.6133%</text:p>
          </table:table-cell>
          <table:table-cell office:value-type="percentage" office:value="0.266449146673362" calcext:value-type="percentage">
            <text:p>26.6449%</text:p>
          </table:table-cell>
          <table:table-cell office:value-type="percentage" office:value="0.505924316299391" calcext:value-type="percentage">
            <text:p>50.5924%</text:p>
          </table:table-cell>
          <table:table-cell table:formula="of:=MAX((1-[.I1129]/(1-[.$D$25]));0)" office:value-type="float" office:value="0.277250976715156" calcext:value-type="float">
            <text:p><text:s/>0.2773 </text:p>
          </table:table-cell>
          <table:table-cell/>
          <table:table-cell table:formula="of:=EXP(-[.E1129]*[.$D$23])" office:value-type="float" office:value="0.898610554017251" calcext:value-type="float">
            <text:p><text:s/>0.8986 </text:p>
          </table:table-cell>
          <table:table-cell table:formula="of:=IF([.K1129]=&quot;yes&quot;;[.L1129]*[.$D$22]*([.I1129]-[.I1128]);0)" office:value-type="float" office:value="0" calcext:value-type="float">
            <text:p><text:s/>- <text:s text:c="2"/></text:p>
          </table:table-cell>
          <table:table-cell table:formula="of:=IF([.K1129]=&quot;T_ex&quot;;[.L1129]*([.I1129]-[.$I$35])*[.$D$22];0)" office:value-type="float" office:value="0" calcext:value-type="float">
            <text:p><text:s/>- <text:s text:c="2"/></text:p>
          </table:table-cell>
          <table:table-cell table:formula="of:=IF([.K1129]=&quot;yes&quot;;[.J1129]*[.L1129]*(0.05)*[.$D$21];0)" office:value-type="float" office:value="0" calcext:value-type="float">
            <text:p><text:s/>- <text:s text:c="2"/></text:p>
          </table:table-cell>
          <table:table-cell table:formula="of:=IF([.K1129]=&quot;yes&quot;;[.J1129]*[.L112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35483565422875" calcext:value-type="percentage">
            <text:p>43.5484%</text:p>
          </table:table-cell>
          <table:table-cell office:value-type="float" office:value="1.0700325732899" calcext:value-type="float">
            <text:p>1.07</text:p>
          </table:table-cell>
          <table:table-cell office:value-type="percentage" office:value="0.264273733249713" calcext:value-type="percentage">
            <text:p>26.4274%</text:p>
          </table:table-cell>
          <table:table-cell office:value-type="percentage" office:value="0.896548361216806" calcext:value-type="percentage">
            <text:p>89.6548%</text:p>
          </table:table-cell>
          <table:table-cell office:value-type="percentage" office:value="0.266876515263642" calcext:value-type="percentage">
            <text:p>26.6877%</text:p>
          </table:table-cell>
          <table:table-cell office:value-type="percentage" office:value="0.506612612246049" calcext:value-type="percentage">
            <text:p>50.6613%</text:p>
          </table:table-cell>
          <table:table-cell table:formula="of:=MAX((1-[.I1130]/(1-[.$D$25]));0)" office:value-type="float" office:value="0.276267696791358" calcext:value-type="float">
            <text:p><text:s/>0.2763 </text:p>
          </table:table-cell>
          <table:table-cell/>
          <table:table-cell table:formula="of:=EXP(-[.E1130]*[.$D$23])" office:value-type="float" office:value="0.898522746201349" calcext:value-type="float">
            <text:p><text:s/>0.8985 </text:p>
          </table:table-cell>
          <table:table-cell table:formula="of:=IF([.K1130]=&quot;yes&quot;;[.L1130]*[.$D$22]*([.I1130]-[.I1129]);0)" office:value-type="float" office:value="0" calcext:value-type="float">
            <text:p><text:s/>- <text:s text:c="2"/></text:p>
          </table:table-cell>
          <table:table-cell table:formula="of:=IF([.K1130]=&quot;T_ex&quot;;[.L1130]*([.I1130]-[.$I$35])*[.$D$22];0)" office:value-type="float" office:value="0" calcext:value-type="float">
            <text:p><text:s/>- <text:s text:c="2"/></text:p>
          </table:table-cell>
          <table:table-cell table:formula="of:=IF([.K1130]=&quot;yes&quot;;[.J1130]*[.L1130]*(0.05)*[.$D$21];0)" office:value-type="float" office:value="0" calcext:value-type="float">
            <text:p><text:s/>- <text:s text:c="2"/></text:p>
          </table:table-cell>
          <table:table-cell table:formula="of:=IF([.K1130]=&quot;yes&quot;;[.J1130]*[.L113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36265417172073" calcext:value-type="percentage">
            <text:p>43.6265%</text:p>
          </table:table-cell>
          <table:table-cell office:value-type="float" office:value="1.07100977198697" calcext:value-type="float">
            <text:p>1.07</text:p>
          </table:table-cell>
          <table:table-cell office:value-type="percentage" office:value="0.264691835044451" calcext:value-type="percentage">
            <text:p>26.4692%</text:p>
          </table:table-cell>
          <table:table-cell office:value-type="percentage" office:value="0.896964405403241" calcext:value-type="percentage">
            <text:p>89.6964%</text:p>
          </table:table-cell>
          <table:table-cell office:value-type="percentage" office:value="0.2672941656097" calcext:value-type="percentage">
            <text:p>26.7294%</text:p>
          </table:table-cell>
          <table:table-cell office:value-type="percentage" office:value="0.507306064432409" calcext:value-type="percentage">
            <text:p>50.7306%</text:p>
          </table:table-cell>
          <table:table-cell table:formula="of:=MAX((1-[.I1131]/(1-[.$D$25]));0)" office:value-type="float" office:value="0.275277050810844" calcext:value-type="float">
            <text:p><text:s/>0.2753 </text:p>
          </table:table-cell>
          <table:table-cell/>
          <table:table-cell table:formula="of:=EXP(-[.E1131]*[.$D$23])" office:value-type="float" office:value="0.898434946965597" calcext:value-type="float">
            <text:p><text:s/>0.8984 </text:p>
          </table:table-cell>
          <table:table-cell table:formula="of:=IF([.K1131]=&quot;yes&quot;;[.L1131]*[.$D$22]*([.I1131]-[.I1130]);0)" office:value-type="float" office:value="0" calcext:value-type="float">
            <text:p><text:s/>- <text:s text:c="2"/></text:p>
          </table:table-cell>
          <table:table-cell table:formula="of:=IF([.K1131]=&quot;T_ex&quot;;[.L1131]*([.I1131]-[.$I$35])*[.$D$22];0)" office:value-type="float" office:value="0" calcext:value-type="float">
            <text:p><text:s/>- <text:s text:c="2"/></text:p>
          </table:table-cell>
          <table:table-cell table:formula="of:=IF([.K1131]=&quot;yes&quot;;[.J1131]*[.L1131]*(0.05)*[.$D$21];0)" office:value-type="float" office:value="0" calcext:value-type="float">
            <text:p><text:s/>- <text:s text:c="2"/></text:p>
          </table:table-cell>
          <table:table-cell table:formula="of:=IF([.K1131]=&quot;yes&quot;;[.J1131]*[.L113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37043606582152" calcext:value-type="percentage">
            <text:p>43.7044%</text:p>
          </table:table-cell>
          <table:table-cell office:value-type="float" office:value="1.07198697068404" calcext:value-type="float">
            <text:p>1.07</text:p>
          </table:table-cell>
          <table:table-cell office:value-type="percentage" office:value="0.265114294352864" calcext:value-type="percentage">
            <text:p>26.5114%</text:p>
          </table:table-cell>
          <table:table-cell office:value-type="percentage" office:value="0.897349164365201" calcext:value-type="percentage">
            <text:p>89.7349%</text:p>
          </table:table-cell>
          <table:table-cell office:value-type="percentage" office:value="0.267721301542797" calcext:value-type="percentage">
            <text:p>26.7721%</text:p>
          </table:table-cell>
          <table:table-cell office:value-type="percentage" office:value="0.507937347544718" calcext:value-type="percentage">
            <text:p>50.7937%</text:p>
          </table:table-cell>
          <table:table-cell table:formula="of:=MAX((1-[.I1132]/(1-[.$D$25]));0)" office:value-type="float" office:value="0.27437521779326" calcext:value-type="float">
            <text:p><text:s/>0.2744 </text:p>
          </table:table-cell>
          <table:table-cell/>
          <table:table-cell table:formula="of:=EXP(-[.E1132]*[.$D$23])" office:value-type="float" office:value="0.898347156309155" calcext:value-type="float">
            <text:p><text:s/>0.8983 </text:p>
          </table:table-cell>
          <table:table-cell table:formula="of:=IF([.K1132]=&quot;yes&quot;;[.L1132]*[.$D$22]*([.I1132]-[.I1131]);0)" office:value-type="float" office:value="0" calcext:value-type="float">
            <text:p><text:s/>- <text:s text:c="2"/></text:p>
          </table:table-cell>
          <table:table-cell table:formula="of:=IF([.K1132]=&quot;T_ex&quot;;[.L1132]*([.I1132]-[.$I$35])*[.$D$22];0)" office:value-type="float" office:value="0" calcext:value-type="float">
            <text:p><text:s/>- <text:s text:c="2"/></text:p>
          </table:table-cell>
          <table:table-cell table:formula="of:=IF([.K1132]=&quot;yes&quot;;[.J1132]*[.L1132]*(0.05)*[.$D$21];0)" office:value-type="float" office:value="0" calcext:value-type="float">
            <text:p><text:s/>- <text:s text:c="2"/></text:p>
          </table:table-cell>
          <table:table-cell table:formula="of:=IF([.K1132]=&quot;yes&quot;;[.J1132]*[.L113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37856890657858" calcext:value-type="percentage">
            <text:p>43.7857%</text:p>
          </table:table-cell>
          <table:table-cell office:value-type="float" office:value="1.07296416938111" calcext:value-type="float">
            <text:p>1.07</text:p>
          </table:table-cell>
          <table:table-cell office:value-type="percentage" office:value="0.265542054118686" calcext:value-type="percentage">
            <text:p>26.5542%</text:p>
          </table:table-cell>
          <table:table-cell office:value-type="percentage" office:value="0.897737310012696" calcext:value-type="percentage">
            <text:p>89.7737%</text:p>
          </table:table-cell>
          <table:table-cell office:value-type="percentage" office:value="0.268159433745571" calcext:value-type="percentage">
            <text:p>26.8159%</text:p>
          </table:table-cell>
          <table:table-cell office:value-type="percentage" office:value="0.508654510446793" calcext:value-type="percentage">
            <text:p>50.8655%</text:p>
          </table:table-cell>
          <table:table-cell table:formula="of:=MAX((1-[.I1133]/(1-[.$D$25]));0)" office:value-type="float" office:value="0.273350699361724" calcext:value-type="float">
            <text:p><text:s/>0.2734 </text:p>
          </table:table-cell>
          <table:table-cell/>
          <table:table-cell table:formula="of:=EXP(-[.E1133]*[.$D$23])" office:value-type="float" office:value="0.898259374231185" calcext:value-type="float">
            <text:p><text:s/>0.8983 </text:p>
          </table:table-cell>
          <table:table-cell table:formula="of:=IF([.K1133]=&quot;yes&quot;;[.L1133]*[.$D$22]*([.I1133]-[.I1132]);0)" office:value-type="float" office:value="0" calcext:value-type="float">
            <text:p><text:s/>- <text:s text:c="2"/></text:p>
          </table:table-cell>
          <table:table-cell table:formula="of:=IF([.K1133]=&quot;T_ex&quot;;[.L1133]*([.I1133]-[.$I$35])*[.$D$22];0)" office:value-type="float" office:value="0" calcext:value-type="float">
            <text:p><text:s/>- <text:s text:c="2"/></text:p>
          </table:table-cell>
          <table:table-cell table:formula="of:=IF([.K1133]=&quot;yes&quot;;[.J1133]*[.L1133]*(0.05)*[.$D$21];0)" office:value-type="float" office:value="0" calcext:value-type="float">
            <text:p><text:s/>- <text:s text:c="2"/></text:p>
          </table:table-cell>
          <table:table-cell table:formula="of:=IF([.K1133]=&quot;yes&quot;;[.J1133]*[.L113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38626877279916" calcext:value-type="percentage">
            <text:p>43.8627%</text:p>
          </table:table-cell>
          <table:table-cell office:value-type="float" office:value="1.07394136807818" calcext:value-type="float">
            <text:p>1.07</text:p>
          </table:table-cell>
          <table:table-cell office:value-type="percentage" office:value="0.265968677049179" calcext:value-type="percentage">
            <text:p>26.5969%</text:p>
          </table:table-cell>
          <table:table-cell office:value-type="percentage" office:value="0.898101428317426" calcext:value-type="percentage">
            <text:p>89.8101%</text:p>
          </table:table-cell>
          <table:table-cell office:value-type="percentage" office:value="0.268580212873203" calcext:value-type="percentage">
            <text:p>26.8580%</text:p>
          </table:table-cell>
          <table:table-cell office:value-type="percentage" office:value="0.50933494330427" calcext:value-type="percentage">
            <text:p>50.9335%</text:p>
          </table:table-cell>
          <table:table-cell table:formula="of:=MAX((1-[.I1134]/(1-[.$D$25]));0)" office:value-type="float" office:value="0.272378652422471" calcext:value-type="float">
            <text:p><text:s/>0.2724 </text:p>
          </table:table-cell>
          <table:table-cell/>
          <table:table-cell table:formula="of:=EXP(-[.E1134]*[.$D$23])" office:value-type="float" office:value="0.898171600730849" calcext:value-type="float">
            <text:p><text:s/>0.8982 </text:p>
          </table:table-cell>
          <table:table-cell table:formula="of:=IF([.K1134]=&quot;yes&quot;;[.L1134]*[.$D$22]*([.I1134]-[.I1133]);0)" office:value-type="float" office:value="0" calcext:value-type="float">
            <text:p><text:s/>- <text:s text:c="2"/></text:p>
          </table:table-cell>
          <table:table-cell table:formula="of:=IF([.K1134]=&quot;T_ex&quot;;[.L1134]*([.I1134]-[.$I$35])*[.$D$22];0)" office:value-type="float" office:value="0" calcext:value-type="float">
            <text:p><text:s/>- <text:s text:c="2"/></text:p>
          </table:table-cell>
          <table:table-cell table:formula="of:=IF([.K1134]=&quot;yes&quot;;[.J1134]*[.L1134]*(0.05)*[.$D$21];0)" office:value-type="float" office:value="0" calcext:value-type="float">
            <text:p><text:s/>- <text:s text:c="2"/></text:p>
          </table:table-cell>
          <table:table-cell table:formula="of:=IF([.K1134]=&quot;yes&quot;;[.J1134]*[.L113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39422441958843" calcext:value-type="percentage">
            <text:p>43.9422%</text:p>
          </table:table-cell>
          <table:table-cell office:value-type="float" office:value="1.07491856677524" calcext:value-type="float">
            <text:p>1.07</text:p>
          </table:table-cell>
          <table:table-cell office:value-type="percentage" office:value="0.266390917369838" calcext:value-type="percentage">
            <text:p>26.6391%</text:p>
          </table:table-cell>
          <table:table-cell office:value-type="percentage" office:value="0.898477589606209" calcext:value-type="percentage">
            <text:p>89.8478%</text:p>
          </table:table-cell>
          <table:table-cell office:value-type="percentage" office:value="0.268999289703751" calcext:value-type="percentage">
            <text:p>26.8999%</text:p>
          </table:table-cell>
          <table:table-cell office:value-type="percentage" office:value="0.509999893391639" calcext:value-type="percentage">
            <text:p>51.0000%</text:p>
          </table:table-cell>
          <table:table-cell table:formula="of:=MAX((1-[.I1135]/(1-[.$D$25]));0)" office:value-type="float" office:value="0.27142872372623" calcext:value-type="float">
            <text:p><text:s/>0.2714 </text:p>
          </table:table-cell>
          <table:table-cell/>
          <table:table-cell table:formula="of:=EXP(-[.E1135]*[.$D$23])" office:value-type="float" office:value="0.89808383580731" calcext:value-type="float">
            <text:p><text:s/>0.8981 </text:p>
          </table:table-cell>
          <table:table-cell table:formula="of:=IF([.K1135]=&quot;yes&quot;;[.L1135]*[.$D$22]*([.I1135]-[.I1134]);0)" office:value-type="float" office:value="0" calcext:value-type="float">
            <text:p><text:s/>- <text:s text:c="2"/></text:p>
          </table:table-cell>
          <table:table-cell table:formula="of:=IF([.K1135]=&quot;T_ex&quot;;[.L1135]*([.I1135]-[.$I$35])*[.$D$22];0)" office:value-type="float" office:value="0" calcext:value-type="float">
            <text:p><text:s/>- <text:s text:c="2"/></text:p>
          </table:table-cell>
          <table:table-cell table:formula="of:=IF([.K1135]=&quot;yes&quot;;[.J1135]*[.L1135]*(0.05)*[.$D$21];0)" office:value-type="float" office:value="0" calcext:value-type="float">
            <text:p><text:s/>- <text:s text:c="2"/></text:p>
          </table:table-cell>
          <table:table-cell table:formula="of:=IF([.K1135]=&quot;yes&quot;;[.J1135]*[.L113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40222260734224" calcext:value-type="percentage">
            <text:p>44.0222%</text:p>
          </table:table-cell>
          <table:table-cell office:value-type="float" office:value="1.07589576547231" calcext:value-type="float">
            <text:p>1.08</text:p>
          </table:table-cell>
          <table:table-cell office:value-type="percentage" office:value="0.26681885674058" calcext:value-type="percentage">
            <text:p>26.6819%</text:p>
          </table:table-cell>
          <table:table-cell office:value-type="percentage" office:value="0.898831880071411" calcext:value-type="percentage">
            <text:p>89.8832%</text:p>
          </table:table-cell>
          <table:table-cell office:value-type="percentage" office:value="0.269422648321766" calcext:value-type="percentage">
            <text:p>26.9423%</text:p>
          </table:table-cell>
          <table:table-cell office:value-type="percentage" office:value="0.510623144568838" calcext:value-type="percentage">
            <text:p>51.0623%</text:p>
          </table:table-cell>
          <table:table-cell table:formula="of:=MAX((1-[.I1136]/(1-[.$D$25]));0)" office:value-type="float" office:value="0.27053836490166" calcext:value-type="float">
            <text:p><text:s/>0.2705 </text:p>
          </table:table-cell>
          <table:table-cell/>
          <table:table-cell table:formula="of:=EXP(-[.E1136]*[.$D$23])" office:value-type="float" office:value="0.897996079459729" calcext:value-type="float">
            <text:p><text:s/>0.8980 </text:p>
          </table:table-cell>
          <table:table-cell table:formula="of:=IF([.K1136]=&quot;yes&quot;;[.L1136]*[.$D$22]*([.I1136]-[.I1135]);0)" office:value-type="float" office:value="0" calcext:value-type="float">
            <text:p><text:s/>- <text:s text:c="2"/></text:p>
          </table:table-cell>
          <table:table-cell table:formula="of:=IF([.K1136]=&quot;T_ex&quot;;[.L1136]*([.I1136]-[.$I$35])*[.$D$22];0)" office:value-type="float" office:value="0" calcext:value-type="float">
            <text:p><text:s/>- <text:s text:c="2"/></text:p>
          </table:table-cell>
          <table:table-cell table:formula="of:=IF([.K1136]=&quot;yes&quot;;[.J1136]*[.L1136]*(0.05)*[.$D$21];0)" office:value-type="float" office:value="0" calcext:value-type="float">
            <text:p><text:s/>- <text:s text:c="2"/></text:p>
          </table:table-cell>
          <table:table-cell table:formula="of:=IF([.K1136]=&quot;yes&quot;;[.J1136]*[.L113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41010766132737" calcext:value-type="percentage">
            <text:p>44.1011%</text:p>
          </table:table-cell>
          <table:table-cell office:value-type="float" office:value="1.07687296416938" calcext:value-type="float">
            <text:p>1.08</text:p>
          </table:table-cell>
          <table:table-cell office:value-type="percentage" office:value="0.267249864579367" calcext:value-type="percentage">
            <text:p>26.7250%</text:p>
          </table:table-cell>
          <table:table-cell office:value-type="percentage" office:value="0.89918486921114" calcext:value-type="percentage">
            <text:p>89.9185%</text:p>
          </table:table-cell>
          <table:table-cell office:value-type="percentage" office:value="0.269843037054403" calcext:value-type="percentage">
            <text:p>26.9843%</text:p>
          </table:table-cell>
          <table:table-cell office:value-type="percentage" office:value="0.511208945863288" calcext:value-type="percentage">
            <text:p>51.1209%</text:p>
          </table:table-cell>
          <table:table-cell table:formula="of:=MAX((1-[.I1137]/(1-[.$D$25]));0)" office:value-type="float" office:value="0.269701505909588" calcext:value-type="float">
            <text:p><text:s/>0.2697 </text:p>
          </table:table-cell>
          <table:table-cell/>
          <table:table-cell table:formula="of:=EXP(-[.E1137]*[.$D$23])" office:value-type="float" office:value="0.897908331687267" calcext:value-type="float">
            <text:p><text:s/>0.8979 </text:p>
          </table:table-cell>
          <table:table-cell table:formula="of:=IF([.K1137]=&quot;yes&quot;;[.L1137]*[.$D$22]*([.I1137]-[.I1136]);0)" office:value-type="float" office:value="0" calcext:value-type="float">
            <text:p><text:s/>- <text:s text:c="2"/></text:p>
          </table:table-cell>
          <table:table-cell table:formula="of:=IF([.K1137]=&quot;T_ex&quot;;[.L1137]*([.I1137]-[.$I$35])*[.$D$22];0)" office:value-type="float" office:value="0" calcext:value-type="float">
            <text:p><text:s/>- <text:s text:c="2"/></text:p>
          </table:table-cell>
          <table:table-cell table:formula="of:=IF([.K1137]=&quot;yes&quot;;[.J1137]*[.L1137]*(0.05)*[.$D$21];0)" office:value-type="float" office:value="0" calcext:value-type="float">
            <text:p><text:s/>- <text:s text:c="2"/></text:p>
          </table:table-cell>
          <table:table-cell table:formula="of:=IF([.K1137]=&quot;yes&quot;;[.J1137]*[.L113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41776218137257" calcext:value-type="percentage">
            <text:p>44.1776%</text:p>
          </table:table-cell>
          <table:table-cell office:value-type="float" office:value="1.07785016286645" calcext:value-type="float">
            <text:p>1.08</text:p>
          </table:table-cell>
          <table:table-cell office:value-type="percentage" office:value="0.26767778410583" calcext:value-type="percentage">
            <text:p>26.7678%</text:p>
          </table:table-cell>
          <table:table-cell office:value-type="percentage" office:value="0.899567063499758" calcext:value-type="percentage">
            <text:p>89.9567%</text:p>
          </table:table-cell>
          <table:table-cell office:value-type="percentage" office:value="0.270264353280459" calcext:value-type="percentage">
            <text:p>27.0264%</text:p>
          </table:table-cell>
          <table:table-cell office:value-type="percentage" office:value="0.511857734283969" calcext:value-type="percentage">
            <text:p>51.1858%</text:p>
          </table:table-cell>
          <table:table-cell table:formula="of:=MAX((1-[.I1138]/(1-[.$D$25]));0)" office:value-type="float" office:value="0.268774665308616" calcext:value-type="float">
            <text:p><text:s/>0.2688 </text:p>
          </table:table-cell>
          <table:table-cell/>
          <table:table-cell table:formula="of:=EXP(-[.E1138]*[.$D$23])" office:value-type="float" office:value="0.897820592489087" calcext:value-type="float">
            <text:p><text:s/>0.8978 </text:p>
          </table:table-cell>
          <table:table-cell table:formula="of:=IF([.K1138]=&quot;yes&quot;;[.L1138]*[.$D$22]*([.I1138]-[.I1137]);0)" office:value-type="float" office:value="0" calcext:value-type="float">
            <text:p><text:s/>- <text:s text:c="2"/></text:p>
          </table:table-cell>
          <table:table-cell table:formula="of:=IF([.K1138]=&quot;T_ex&quot;;[.L1138]*([.I1138]-[.$I$35])*[.$D$22];0)" office:value-type="float" office:value="0" calcext:value-type="float">
            <text:p><text:s/>- <text:s text:c="2"/></text:p>
          </table:table-cell>
          <table:table-cell table:formula="of:=IF([.K1138]=&quot;yes&quot;;[.J1138]*[.L1138]*(0.05)*[.$D$21];0)" office:value-type="float" office:value="0" calcext:value-type="float">
            <text:p><text:s/>- <text:s text:c="2"/></text:p>
          </table:table-cell>
          <table:table-cell table:formula="of:=IF([.K1138]=&quot;yes&quot;;[.J1138]*[.L113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42541384655067" calcext:value-type="percentage">
            <text:p>44.2541%</text:p>
          </table:table-cell>
          <table:table-cell office:value-type="float" office:value="1.07882736156352" calcext:value-type="float">
            <text:p>1.08</text:p>
          </table:table-cell>
          <table:table-cell office:value-type="percentage" office:value="0.268104638458337" calcext:value-type="percentage">
            <text:p>26.8105%</text:p>
          </table:table-cell>
          <table:table-cell office:value-type="percentage" office:value="0.899954654059456" calcext:value-type="percentage">
            <text:p>89.9955%</text:p>
          </table:table-cell>
          <table:table-cell office:value-type="percentage" office:value="0.270689101925684" calcext:value-type="percentage">
            <text:p>27.0689%</text:p>
          </table:table-cell>
          <table:table-cell office:value-type="percentage" office:value="0.512519835822169" calcext:value-type="percentage">
            <text:p>51.2520%</text:p>
          </table:table-cell>
          <table:table-cell table:formula="of:=MAX((1-[.I1139]/(1-[.$D$25]));0)" office:value-type="float" office:value="0.26782880596833" calcext:value-type="float">
            <text:p><text:s/>0.2678 </text:p>
          </table:table-cell>
          <table:table-cell/>
          <table:table-cell table:formula="of:=EXP(-[.E1139]*[.$D$23])" office:value-type="float" office:value="0.897732861864351" calcext:value-type="float">
            <text:p><text:s/>0.8977 </text:p>
          </table:table-cell>
          <table:table-cell table:formula="of:=IF([.K1139]=&quot;yes&quot;;[.L1139]*[.$D$22]*([.I1139]-[.I1138]);0)" office:value-type="float" office:value="0" calcext:value-type="float">
            <text:p><text:s/>- <text:s text:c="2"/></text:p>
          </table:table-cell>
          <table:table-cell table:formula="of:=IF([.K1139]=&quot;T_ex&quot;;[.L1139]*([.I1139]-[.$I$35])*[.$D$22];0)" office:value-type="float" office:value="0" calcext:value-type="float">
            <text:p><text:s/>- <text:s text:c="2"/></text:p>
          </table:table-cell>
          <table:table-cell table:formula="of:=IF([.K1139]=&quot;yes&quot;;[.J1139]*[.L1139]*(0.05)*[.$D$21];0)" office:value-type="float" office:value="0" calcext:value-type="float">
            <text:p><text:s/>- <text:s text:c="2"/></text:p>
          </table:table-cell>
          <table:table-cell table:formula="of:=IF([.K1139]=&quot;yes&quot;;[.J1139]*[.L113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43314451366374" calcext:value-type="percentage">
            <text:p>44.3314%</text:p>
          </table:table-cell>
          <table:table-cell office:value-type="float" office:value="1.07980456026059" calcext:value-type="float">
            <text:p>1.08</text:p>
          </table:table-cell>
          <table:table-cell office:value-type="percentage" office:value="0.268525055489504" calcext:value-type="percentage">
            <text:p>26.8525%</text:p>
          </table:table-cell>
          <table:table-cell office:value-type="percentage" office:value="0.900361161527946" calcext:value-type="percentage">
            <text:p>90.0361%</text:p>
          </table:table-cell>
          <table:table-cell office:value-type="percentage" office:value="0.271115224024179" calcext:value-type="percentage">
            <text:p>27.1115%</text:p>
          </table:table-cell>
          <table:table-cell office:value-type="percentage" office:value="0.513190964567902" calcext:value-type="percentage">
            <text:p>51.3191%</text:p>
          </table:table-cell>
          <table:table-cell table:formula="of:=MAX((1-[.I1140]/(1-[.$D$25]));0)" office:value-type="float" office:value="0.266870050617283" calcext:value-type="float">
            <text:p><text:s/>0.2669 </text:p>
          </table:table-cell>
          <table:table-cell/>
          <table:table-cell table:formula="of:=EXP(-[.E1140]*[.$D$23])" office:value-type="float" office:value="0.897645139812221" calcext:value-type="float">
            <text:p><text:s/>0.8976 </text:p>
          </table:table-cell>
          <table:table-cell table:formula="of:=IF([.K1140]=&quot;yes&quot;;[.L1140]*[.$D$22]*([.I1140]-[.I1139]);0)" office:value-type="float" office:value="0" calcext:value-type="float">
            <text:p><text:s/>- <text:s text:c="2"/></text:p>
          </table:table-cell>
          <table:table-cell table:formula="of:=IF([.K1140]=&quot;T_ex&quot;;[.L1140]*([.I1140]-[.$I$35])*[.$D$22];0)" office:value-type="float" office:value="0" calcext:value-type="float">
            <text:p><text:s/>- <text:s text:c="2"/></text:p>
          </table:table-cell>
          <table:table-cell table:formula="of:=IF([.K1140]=&quot;yes&quot;;[.J1140]*[.L1140]*(0.05)*[.$D$21];0)" office:value-type="float" office:value="0" calcext:value-type="float">
            <text:p><text:s/>- <text:s text:c="2"/></text:p>
          </table:table-cell>
          <table:table-cell table:formula="of:=IF([.K1140]=&quot;yes&quot;;[.J1140]*[.L114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44089212737051" calcext:value-type="percentage">
            <text:p>44.4089%</text:p>
          </table:table-cell>
          <table:table-cell office:value-type="float" office:value="1.08078175895765" calcext:value-type="float">
            <text:p>1.08</text:p>
          </table:table-cell>
          <table:table-cell office:value-type="percentage" office:value="0.268951267158228" calcext:value-type="percentage">
            <text:p>26.8951%</text:p>
          </table:table-cell>
          <table:table-cell office:value-type="percentage" office:value="0.900735980200992" calcext:value-type="percentage">
            <text:p>90.0736%</text:p>
          </table:table-cell>
          <table:table-cell office:value-type="percentage" office:value="0.271537090438199" calcext:value-type="percentage">
            <text:p>27.1537%</text:p>
          </table:table-cell>
          <table:table-cell office:value-type="percentage" office:value="0.513868999099504" calcext:value-type="percentage">
            <text:p>51.3869%</text:p>
          </table:table-cell>
          <table:table-cell table:formula="of:=MAX((1-[.I1141]/(1-[.$D$25]));0)" office:value-type="float" office:value="0.265901429857851" calcext:value-type="float">
            <text:p><text:s/>0.2659 </text:p>
          </table:table-cell>
          <table:table-cell/>
          <table:table-cell table:formula="of:=EXP(-[.E1141]*[.$D$23])" office:value-type="float" office:value="0.897557426331861" calcext:value-type="float">
            <text:p><text:s/>0.8976 </text:p>
          </table:table-cell>
          <table:table-cell table:formula="of:=IF([.K1141]=&quot;yes&quot;;[.L1141]*[.$D$22]*([.I1141]-[.I1140]);0)" office:value-type="float" office:value="0" calcext:value-type="float">
            <text:p><text:s/>- <text:s text:c="2"/></text:p>
          </table:table-cell>
          <table:table-cell table:formula="of:=IF([.K1141]=&quot;T_ex&quot;;[.L1141]*([.I1141]-[.$I$35])*[.$D$22];0)" office:value-type="float" office:value="0" calcext:value-type="float">
            <text:p><text:s/>- <text:s text:c="2"/></text:p>
          </table:table-cell>
          <table:table-cell table:formula="of:=IF([.K1141]=&quot;yes&quot;;[.J1141]*[.L1141]*(0.05)*[.$D$21];0)" office:value-type="float" office:value="0" calcext:value-type="float">
            <text:p><text:s/>- <text:s text:c="2"/></text:p>
          </table:table-cell>
          <table:table-cell table:formula="of:=IF([.K1141]=&quot;yes&quot;;[.J1141]*[.L114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44862602421055" calcext:value-type="percentage">
            <text:p>44.4863%</text:p>
          </table:table-cell>
          <table:table-cell office:value-type="float" office:value="1.08175895765472" calcext:value-type="float">
            <text:p>1.08</text:p>
          </table:table-cell>
          <table:table-cell office:value-type="percentage" office:value="0.269377973841795" calcext:value-type="percentage">
            <text:p>26.9378%</text:p>
          </table:table-cell>
          <table:table-cell office:value-type="percentage" office:value="0.901104532144353" calcext:value-type="percentage">
            <text:p>90.1105%</text:p>
          </table:table-cell>
          <table:table-cell office:value-type="percentage" office:value="0.271955995996475" calcext:value-type="percentage">
            <text:p>27.1956%</text:p>
          </table:table-cell>
          <table:table-cell office:value-type="percentage" office:value="0.514520731342274" calcext:value-type="percentage">
            <text:p>51.4521%</text:p>
          </table:table-cell>
          <table:table-cell table:formula="of:=MAX((1-[.I1142]/(1-[.$D$25]));0)" office:value-type="float" office:value="0.264970383796751" calcext:value-type="float">
            <text:p><text:s/>0.2650 </text:p>
          </table:table-cell>
          <table:table-cell/>
          <table:table-cell table:formula="of:=EXP(-[.E1142]*[.$D$23])" office:value-type="float" office:value="0.897469721422432" calcext:value-type="float">
            <text:p><text:s/>0.8975 </text:p>
          </table:table-cell>
          <table:table-cell table:formula="of:=IF([.K1142]=&quot;yes&quot;;[.L1142]*[.$D$22]*([.I1142]-[.I1141]);0)" office:value-type="float" office:value="0" calcext:value-type="float">
            <text:p><text:s/>- <text:s text:c="2"/></text:p>
          </table:table-cell>
          <table:table-cell table:formula="of:=IF([.K1142]=&quot;T_ex&quot;;[.L1142]*([.I1142]-[.$I$35])*[.$D$22];0)" office:value-type="float" office:value="0" calcext:value-type="float">
            <text:p><text:s/>- <text:s text:c="2"/></text:p>
          </table:table-cell>
          <table:table-cell table:formula="of:=IF([.K1142]=&quot;yes&quot;;[.J1142]*[.L1142]*(0.05)*[.$D$21];0)" office:value-type="float" office:value="0" calcext:value-type="float">
            <text:p><text:s/>- <text:s text:c="2"/></text:p>
          </table:table-cell>
          <table:table-cell table:formula="of:=IF([.K1142]=&quot;yes&quot;;[.J1142]*[.L114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45673669336607" calcext:value-type="percentage">
            <text:p>44.5674%</text:p>
          </table:table-cell>
          <table:table-cell office:value-type="float" office:value="1.08273615635179" calcext:value-type="float">
            <text:p>1.08</text:p>
          </table:table-cell>
          <table:table-cell office:value-type="percentage" office:value="0.269804618513367" calcext:value-type="percentage">
            <text:p>26.9805%</text:p>
          </table:table-cell>
          <table:table-cell office:value-type="percentage" office:value="0.901479824467053" calcext:value-type="percentage">
            <text:p>90.1480%</text:p>
          </table:table-cell>
          <table:table-cell office:value-type="percentage" office:value="0.272381452465129" calcext:value-type="percentage">
            <text:p>27.2381%</text:p>
          </table:table-cell>
          <table:table-cell office:value-type="percentage" office:value="0.515163736037075" calcext:value-type="percentage">
            <text:p>51.5164%</text:p>
          </table:table-cell>
          <table:table-cell table:formula="of:=MAX((1-[.I1143]/(1-[.$D$25]));0)" office:value-type="float" office:value="0.264051805661321" calcext:value-type="float">
            <text:p><text:s/>0.2641 </text:p>
          </table:table-cell>
          <table:table-cell/>
          <table:table-cell table:formula="of:=EXP(-[.E1143]*[.$D$23])" office:value-type="float" office:value="0.897382025083095" calcext:value-type="float">
            <text:p><text:s/>0.8974 </text:p>
          </table:table-cell>
          <table:table-cell table:formula="of:=IF([.K1143]=&quot;yes&quot;;[.L1143]*[.$D$22]*([.I1143]-[.I1142]);0)" office:value-type="float" office:value="0" calcext:value-type="float">
            <text:p><text:s/>- <text:s text:c="2"/></text:p>
          </table:table-cell>
          <table:table-cell table:formula="of:=IF([.K1143]=&quot;T_ex&quot;;[.L1143]*([.I1143]-[.$I$35])*[.$D$22];0)" office:value-type="float" office:value="0" calcext:value-type="float">
            <text:p><text:s/>- <text:s text:c="2"/></text:p>
          </table:table-cell>
          <table:table-cell table:formula="of:=IF([.K1143]=&quot;yes&quot;;[.J1143]*[.L1143]*(0.05)*[.$D$21];0)" office:value-type="float" office:value="0" calcext:value-type="float">
            <text:p><text:s/>- <text:s text:c="2"/></text:p>
          </table:table-cell>
          <table:table-cell table:formula="of:=IF([.K1143]=&quot;yes&quot;;[.J1143]*[.L114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46474997361156" calcext:value-type="percentage">
            <text:p>44.6475%</text:p>
          </table:table-cell>
          <table:table-cell office:value-type="float" office:value="1.08371335504886" calcext:value-type="float">
            <text:p>1.08</text:p>
          </table:table-cell>
          <table:table-cell office:value-type="percentage" office:value="0.270242941912339" calcext:value-type="percentage">
            <text:p>27.0243%</text:p>
          </table:table-cell>
          <table:table-cell office:value-type="percentage" office:value="0.901871089211219" calcext:value-type="percentage">
            <text:p>90.1871%</text:p>
          </table:table-cell>
          <table:table-cell office:value-type="percentage" office:value="0.272799244055762" calcext:value-type="percentage">
            <text:p>27.2799%</text:p>
          </table:table-cell>
          <table:table-cell office:value-type="percentage" office:value="0.515834709973618" calcext:value-type="percentage">
            <text:p>51.5835%</text:p>
          </table:table-cell>
          <table:table-cell table:formula="of:=MAX((1-[.I1144]/(1-[.$D$25]));0)" office:value-type="float" office:value="0.26309327146626" calcext:value-type="float">
            <text:p><text:s/>0.2631 </text:p>
          </table:table-cell>
          <table:table-cell/>
          <table:table-cell table:formula="of:=EXP(-[.E1144]*[.$D$23])" office:value-type="float" office:value="0.897294337313016" calcext:value-type="float">
            <text:p><text:s/>0.8973 </text:p>
          </table:table-cell>
          <table:table-cell table:formula="of:=IF([.K1144]=&quot;yes&quot;;[.L1144]*[.$D$22]*([.I1144]-[.I1143]);0)" office:value-type="float" office:value="0" calcext:value-type="float">
            <text:p><text:s/>- <text:s text:c="2"/></text:p>
          </table:table-cell>
          <table:table-cell table:formula="of:=IF([.K1144]=&quot;T_ex&quot;;[.L1144]*([.I1144]-[.$I$35])*[.$D$22];0)" office:value-type="float" office:value="0" calcext:value-type="float">
            <text:p><text:s/>- <text:s text:c="2"/></text:p>
          </table:table-cell>
          <table:table-cell table:formula="of:=IF([.K1144]=&quot;yes&quot;;[.J1144]*[.L1144]*(0.05)*[.$D$21];0)" office:value-type="float" office:value="0" calcext:value-type="float">
            <text:p><text:s/>- <text:s text:c="2"/></text:p>
          </table:table-cell>
          <table:table-cell table:formula="of:=IF([.K1144]=&quot;yes&quot;;[.J1144]*[.L114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47290134770868" calcext:value-type="percentage">
            <text:p>44.7290%</text:p>
          </table:table-cell>
          <table:table-cell office:value-type="float" office:value="1.08469055374593" calcext:value-type="float">
            <text:p>1.08</text:p>
          </table:table-cell>
          <table:table-cell office:value-type="percentage" office:value="0.270677226466232" calcext:value-type="percentage">
            <text:p>27.0677%</text:p>
          </table:table-cell>
          <table:table-cell office:value-type="percentage" office:value="0.902296687333782" calcext:value-type="percentage">
            <text:p>90.2297%</text:p>
          </table:table-cell>
          <table:table-cell office:value-type="percentage" office:value="0.27321902379425" calcext:value-type="percentage">
            <text:p>27.3219%</text:p>
          </table:table-cell>
          <table:table-cell office:value-type="percentage" office:value="0.516546177977017" calcext:value-type="percentage">
            <text:p>51.6546%</text:p>
          </table:table-cell>
          <table:table-cell table:formula="of:=MAX((1-[.I1145]/(1-[.$D$25]));0)" office:value-type="float" office:value="0.262076888604261" calcext:value-type="float">
            <text:p><text:s/>0.2621 </text:p>
          </table:table-cell>
          <table:table-cell/>
          <table:table-cell table:formula="of:=EXP(-[.E1145]*[.$D$23])" office:value-type="float" office:value="0.897206658111354" calcext:value-type="float">
            <text:p><text:s/>0.8972 </text:p>
          </table:table-cell>
          <table:table-cell table:formula="of:=IF([.K1145]=&quot;yes&quot;;[.L1145]*[.$D$22]*([.I1145]-[.I1144]);0)" office:value-type="float" office:value="0" calcext:value-type="float">
            <text:p><text:s/>- <text:s text:c="2"/></text:p>
          </table:table-cell>
          <table:table-cell table:formula="of:=IF([.K1145]=&quot;T_ex&quot;;[.L1145]*([.I1145]-[.$I$35])*[.$D$22];0)" office:value-type="float" office:value="0" calcext:value-type="float">
            <text:p><text:s/>- <text:s text:c="2"/></text:p>
          </table:table-cell>
          <table:table-cell table:formula="of:=IF([.K1145]=&quot;yes&quot;;[.J1145]*[.L1145]*(0.05)*[.$D$21];0)" office:value-type="float" office:value="0" calcext:value-type="float">
            <text:p><text:s/>- <text:s text:c="2"/></text:p>
          </table:table-cell>
          <table:table-cell table:formula="of:=IF([.K1145]=&quot;yes&quot;;[.J1145]*[.L114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48097647607883" calcext:value-type="percentage">
            <text:p>44.8098%</text:p>
          </table:table-cell>
          <table:table-cell office:value-type="float" office:value="1.085667752443" calcext:value-type="float">
            <text:p>1.09</text:p>
          </table:table-cell>
          <table:table-cell office:value-type="percentage" office:value="0.271100198060156" calcext:value-type="percentage">
            <text:p>27.1100%</text:p>
          </table:table-cell>
          <table:table-cell office:value-type="percentage" office:value="0.902722161326904" calcext:value-type="percentage">
            <text:p>90.2722%</text:p>
          </table:table-cell>
          <table:table-cell office:value-type="percentage" office:value="0.273653106511333" calcext:value-type="percentage">
            <text:p>27.3653%</text:p>
          </table:table-cell>
          <table:table-cell office:value-type="percentage" office:value="0.517191533056349" calcext:value-type="percentage">
            <text:p>51.7192%</text:p>
          </table:table-cell>
          <table:table-cell table:formula="of:=MAX((1-[.I1146]/(1-[.$D$25]));0)" office:value-type="float" office:value="0.261154952776644" calcext:value-type="float">
            <text:p><text:s/>0.2612 </text:p>
          </table:table-cell>
          <table:table-cell/>
          <table:table-cell table:formula="of:=EXP(-[.E1146]*[.$D$23])" office:value-type="float" office:value="0.897118987477275" calcext:value-type="float">
            <text:p><text:s/>0.8971 </text:p>
          </table:table-cell>
          <table:table-cell table:formula="of:=IF([.K1146]=&quot;yes&quot;;[.L1146]*[.$D$22]*([.I1146]-[.I1145]);0)" office:value-type="float" office:value="0" calcext:value-type="float">
            <text:p><text:s/>- <text:s text:c="2"/></text:p>
          </table:table-cell>
          <table:table-cell table:formula="of:=IF([.K1146]=&quot;T_ex&quot;;[.L1146]*([.I1146]-[.$I$35])*[.$D$22];0)" office:value-type="float" office:value="0" calcext:value-type="float">
            <text:p><text:s/>- <text:s text:c="2"/></text:p>
          </table:table-cell>
          <table:table-cell table:formula="of:=IF([.K1146]=&quot;yes&quot;;[.J1146]*[.L1146]*(0.05)*[.$D$21];0)" office:value-type="float" office:value="0" calcext:value-type="float">
            <text:p><text:s/>- <text:s text:c="2"/></text:p>
          </table:table-cell>
          <table:table-cell table:formula="of:=IF([.K1146]=&quot;yes&quot;;[.J1146]*[.L114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4889933398152" calcext:value-type="percentage">
            <text:p>44.8899%</text:p>
          </table:table-cell>
          <table:table-cell office:value-type="float" office:value="1.08664495114007" calcext:value-type="float">
            <text:p>1.09</text:p>
          </table:table-cell>
          <table:table-cell office:value-type="percentage" office:value="0.271521391507256" calcext:value-type="percentage">
            <text:p>27.1521%</text:p>
          </table:table-cell>
          <table:table-cell office:value-type="percentage" office:value="0.903150021763487" calcext:value-type="percentage">
            <text:p>90.3150%</text:p>
          </table:table-cell>
          <table:table-cell office:value-type="percentage" office:value="0.27408655765107" calcext:value-type="percentage">
            <text:p>27.4087%</text:p>
          </table:table-cell>
          <table:table-cell office:value-type="percentage" office:value="0.51786098673812" calcext:value-type="percentage">
            <text:p>51.7861%</text:p>
          </table:table-cell>
          <table:table-cell table:formula="of:=MAX((1-[.I1147]/(1-[.$D$25]));0)" office:value-type="float" office:value="0.260198590374114" calcext:value-type="float">
            <text:p><text:s/>0.2602 </text:p>
          </table:table-cell>
          <table:table-cell/>
          <table:table-cell table:formula="of:=EXP(-[.E1147]*[.$D$23])" office:value-type="float" office:value="0.897031325409939" calcext:value-type="float">
            <text:p><text:s/>0.8970 </text:p>
          </table:table-cell>
          <table:table-cell table:formula="of:=IF([.K1147]=&quot;yes&quot;;[.L1147]*[.$D$22]*([.I1147]-[.I1146]);0)" office:value-type="float" office:value="0" calcext:value-type="float">
            <text:p><text:s/>- <text:s text:c="2"/></text:p>
          </table:table-cell>
          <table:table-cell table:formula="of:=IF([.K1147]=&quot;T_ex&quot;;[.L1147]*([.I1147]-[.$I$35])*[.$D$22];0)" office:value-type="float" office:value="0" calcext:value-type="float">
            <text:p><text:s/>- <text:s text:c="2"/></text:p>
          </table:table-cell>
          <table:table-cell table:formula="of:=IF([.K1147]=&quot;yes&quot;;[.J1147]*[.L1147]*(0.05)*[.$D$21];0)" office:value-type="float" office:value="0" calcext:value-type="float">
            <text:p><text:s/>- <text:s text:c="2"/></text:p>
          </table:table-cell>
          <table:table-cell table:formula="of:=IF([.K1147]=&quot;yes&quot;;[.J1147]*[.L114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49697942673492" calcext:value-type="percentage">
            <text:p>44.9698%</text:p>
          </table:table-cell>
          <table:table-cell office:value-type="float" office:value="1.08762214983713" calcext:value-type="float">
            <text:p>1.09</text:p>
          </table:table-cell>
          <table:table-cell office:value-type="percentage" office:value="0.271953858142407" calcext:value-type="percentage">
            <text:p>27.1954%</text:p>
          </table:table-cell>
          <table:table-cell office:value-type="percentage" office:value="0.903598700891551" calcext:value-type="percentage">
            <text:p>90.3599%</text:p>
          </table:table-cell>
          <table:table-cell office:value-type="percentage" office:value="0.274513353975508" calcext:value-type="percentage">
            <text:p>27.4513%</text:p>
          </table:table-cell>
          <table:table-cell office:value-type="percentage" office:value="0.518570204896119" calcext:value-type="percentage">
            <text:p>51.8570%</text:p>
          </table:table-cell>
          <table:table-cell table:formula="of:=MAX((1-[.I1148]/(1-[.$D$25]));0)" office:value-type="float" office:value="0.259185421576973" calcext:value-type="float">
            <text:p><text:s/>0.2592 </text:p>
          </table:table-cell>
          <table:table-cell/>
          <table:table-cell table:formula="of:=EXP(-[.E1148]*[.$D$23])" office:value-type="float" office:value="0.896943671908512" calcext:value-type="float">
            <text:p><text:s/>0.8969 </text:p>
          </table:table-cell>
          <table:table-cell table:formula="of:=IF([.K1148]=&quot;yes&quot;;[.L1148]*[.$D$22]*([.I1148]-[.I1147]);0)" office:value-type="float" office:value="0" calcext:value-type="float">
            <text:p><text:s/>- <text:s text:c="2"/></text:p>
          </table:table-cell>
          <table:table-cell table:formula="of:=IF([.K1148]=&quot;T_ex&quot;;[.L1148]*([.I1148]-[.$I$35])*[.$D$22];0)" office:value-type="float" office:value="0" calcext:value-type="float">
            <text:p><text:s/>- <text:s text:c="2"/></text:p>
          </table:table-cell>
          <table:table-cell table:formula="of:=IF([.K1148]=&quot;yes&quot;;[.J1148]*[.L1148]*(0.05)*[.$D$21];0)" office:value-type="float" office:value="0" calcext:value-type="float">
            <text:p><text:s/>- <text:s text:c="2"/></text:p>
          </table:table-cell>
          <table:table-cell table:formula="of:=IF([.K1148]=&quot;yes&quot;;[.J1148]*[.L114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50511159639929" calcext:value-type="percentage">
            <text:p>45.0511%</text:p>
          </table:table-cell>
          <table:table-cell office:value-type="float" office:value="1.0885993485342" calcext:value-type="float">
            <text:p>1.09</text:p>
          </table:table-cell>
          <table:table-cell office:value-type="percentage" office:value="0.272376670494348" calcext:value-type="percentage">
            <text:p>27.2377%</text:p>
          </table:table-cell>
          <table:table-cell office:value-type="percentage" office:value="0.904058960411191" calcext:value-type="percentage">
            <text:p>90.4059%</text:p>
          </table:table-cell>
          <table:table-cell office:value-type="percentage" office:value="0.274941750372031" calcext:value-type="percentage">
            <text:p>27.4942%</text:p>
          </table:table-cell>
          <table:table-cell office:value-type="percentage" office:value="0.519202391970179" calcext:value-type="percentage">
            <text:p>51.9202%</text:p>
          </table:table-cell>
          <table:table-cell table:formula="of:=MAX((1-[.I1149]/(1-[.$D$25]));0)" office:value-type="float" office:value="0.258282297185458" calcext:value-type="float">
            <text:p><text:s/>0.2583 </text:p>
          </table:table-cell>
          <table:table-cell/>
          <table:table-cell table:formula="of:=EXP(-[.E1149]*[.$D$23])" office:value-type="float" office:value="0.896856026972154" calcext:value-type="float">
            <text:p><text:s/>0.8969 </text:p>
          </table:table-cell>
          <table:table-cell table:formula="of:=IF([.K1149]=&quot;yes&quot;;[.L1149]*[.$D$22]*([.I1149]-[.I1148]);0)" office:value-type="float" office:value="0" calcext:value-type="float">
            <text:p><text:s/>- <text:s text:c="2"/></text:p>
          </table:table-cell>
          <table:table-cell table:formula="of:=IF([.K1149]=&quot;T_ex&quot;;[.L1149]*([.I1149]-[.$I$35])*[.$D$22];0)" office:value-type="float" office:value="0" calcext:value-type="float">
            <text:p><text:s/>- <text:s text:c="2"/></text:p>
          </table:table-cell>
          <table:table-cell table:formula="of:=IF([.K1149]=&quot;yes&quot;;[.J1149]*[.L1149]*(0.05)*[.$D$21];0)" office:value-type="float" office:value="0" calcext:value-type="float">
            <text:p><text:s/>- <text:s text:c="2"/></text:p>
          </table:table-cell>
          <table:table-cell table:formula="of:=IF([.K1149]=&quot;yes&quot;;[.J1149]*[.L114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51335680860889" calcext:value-type="percentage">
            <text:p>45.1336%</text:p>
          </table:table-cell>
          <table:table-cell office:value-type="float" office:value="1.08957654723127" calcext:value-type="float">
            <text:p>1.09</text:p>
          </table:table-cell>
          <table:table-cell office:value-type="percentage" office:value="0.272808503290742" calcext:value-type="percentage">
            <text:p>27.2809%</text:p>
          </table:table-cell>
          <table:table-cell office:value-type="percentage" office:value="0.904514334831862" calcext:value-type="percentage">
            <text:p>90.4514%</text:p>
          </table:table-cell>
          <table:table-cell office:value-type="percentage" office:value="0.275367026396527" calcext:value-type="percentage">
            <text:p>27.5367%</text:p>
          </table:table-cell>
          <table:table-cell office:value-type="percentage" office:value="0.519819981258786" calcext:value-type="percentage">
            <text:p>51.9820%</text:p>
          </table:table-cell>
          <table:table-cell table:formula="of:=MAX((1-[.I1150]/(1-[.$D$25]));0)" office:value-type="float" office:value="0.257400026773163" calcext:value-type="float">
            <text:p><text:s/>0.2574 </text:p>
          </table:table-cell>
          <table:table-cell/>
          <table:table-cell table:formula="of:=EXP(-[.E1150]*[.$D$23])" office:value-type="float" office:value="0.89676839060003" calcext:value-type="float">
            <text:p><text:s/>0.8968 </text:p>
          </table:table-cell>
          <table:table-cell table:formula="of:=IF([.K1150]=&quot;yes&quot;;[.L1150]*[.$D$22]*([.I1150]-[.I1149]);0)" office:value-type="float" office:value="0" calcext:value-type="float">
            <text:p><text:s/>- <text:s text:c="2"/></text:p>
          </table:table-cell>
          <table:table-cell table:formula="of:=IF([.K1150]=&quot;T_ex&quot;;[.L1150]*([.I1150]-[.$I$35])*[.$D$22];0)" office:value-type="float" office:value="0" calcext:value-type="float">
            <text:p><text:s/>- <text:s text:c="2"/></text:p>
          </table:table-cell>
          <table:table-cell table:formula="of:=IF([.K1150]=&quot;yes&quot;;[.J1150]*[.L1150]*(0.05)*[.$D$21];0)" office:value-type="float" office:value="0" calcext:value-type="float">
            <text:p><text:s/>- <text:s text:c="2"/></text:p>
          </table:table-cell>
          <table:table-cell table:formula="of:=IF([.K1150]=&quot;yes&quot;;[.J1150]*[.L115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52137564375857" calcext:value-type="percentage">
            <text:p>45.2138%</text:p>
          </table:table-cell>
          <table:table-cell office:value-type="float" office:value="1.09055374592834" calcext:value-type="float">
            <text:p>1.09</text:p>
          </table:table-cell>
          <table:table-cell office:value-type="percentage" office:value="0.273233019910701" calcext:value-type="percentage">
            <text:p>27.3233%</text:p>
          </table:table-cell>
          <table:table-cell office:value-type="percentage" office:value="0.904968494436183" calcext:value-type="percentage">
            <text:p>90.4968%</text:p>
          </table:table-cell>
          <table:table-cell office:value-type="percentage" office:value="0.275789203641728" calcext:value-type="percentage">
            <text:p>27.5789%</text:p>
          </table:table-cell>
          <table:table-cell office:value-type="percentage" office:value="0.520467373011575" calcext:value-type="percentage">
            <text:p>52.0467%</text:p>
          </table:table-cell>
          <table:table-cell table:formula="of:=MAX((1-[.I1151]/(1-[.$D$25]));0)" office:value-type="float" office:value="0.256475181412035" calcext:value-type="float">
            <text:p><text:s/>0.2565 </text:p>
          </table:table-cell>
          <table:table-cell/>
          <table:table-cell table:formula="of:=EXP(-[.E1151]*[.$D$23])" office:value-type="float" office:value="0.896680762791302" calcext:value-type="float">
            <text:p><text:s/>0.8967 </text:p>
          </table:table-cell>
          <table:table-cell table:formula="of:=IF([.K1151]=&quot;yes&quot;;[.L1151]*[.$D$22]*([.I1151]-[.I1150]);0)" office:value-type="float" office:value="0" calcext:value-type="float">
            <text:p><text:s/>- <text:s text:c="2"/></text:p>
          </table:table-cell>
          <table:table-cell table:formula="of:=IF([.K1151]=&quot;T_ex&quot;;[.L1151]*([.I1151]-[.$I$35])*[.$D$22];0)" office:value-type="float" office:value="0" calcext:value-type="float">
            <text:p><text:s/>- <text:s text:c="2"/></text:p>
          </table:table-cell>
          <table:table-cell table:formula="of:=IF([.K1151]=&quot;yes&quot;;[.J1151]*[.L1151]*(0.05)*[.$D$21];0)" office:value-type="float" office:value="0" calcext:value-type="float">
            <text:p><text:s/>- <text:s text:c="2"/></text:p>
          </table:table-cell>
          <table:table-cell table:formula="of:=IF([.K1151]=&quot;yes&quot;;[.J1151]*[.L115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52986799186494" calcext:value-type="percentage">
            <text:p>45.2987%</text:p>
          </table:table-cell>
          <table:table-cell office:value-type="float" office:value="1.09153094462541" calcext:value-type="float">
            <text:p>1.09</text:p>
          </table:table-cell>
          <table:table-cell office:value-type="percentage" office:value="0.273674766725212" calcext:value-type="percentage">
            <text:p>27.3675%</text:p>
          </table:table-cell>
          <table:table-cell office:value-type="percentage" office:value="0.905439603839574" calcext:value-type="percentage">
            <text:p>90.5440%</text:p>
          </table:table-cell>
          <table:table-cell office:value-type="percentage" office:value="0.276211229443891" calcext:value-type="percentage">
            <text:p>27.6211%</text:p>
          </table:table-cell>
          <table:table-cell office:value-type="percentage" office:value="0.521141231819507" calcext:value-type="percentage">
            <text:p>52.1141%</text:p>
          </table:table-cell>
          <table:table-cell table:formula="of:=MAX((1-[.I1152]/(1-[.$D$25]));0)" office:value-type="float" office:value="0.255512525972133" calcext:value-type="float">
            <text:p><text:s/>0.2555 </text:p>
          </table:table-cell>
          <table:table-cell/>
          <table:table-cell table:formula="of:=EXP(-[.E1152]*[.$D$23])" office:value-type="float" office:value="0.896593143545134" calcext:value-type="float">
            <text:p><text:s/>0.8966 </text:p>
          </table:table-cell>
          <table:table-cell table:formula="of:=IF([.K1152]=&quot;yes&quot;;[.L1152]*[.$D$22]*([.I1152]-[.I1151]);0)" office:value-type="float" office:value="0" calcext:value-type="float">
            <text:p><text:s/>- <text:s text:c="2"/></text:p>
          </table:table-cell>
          <table:table-cell table:formula="of:=IF([.K1152]=&quot;T_ex&quot;;[.L1152]*([.I1152]-[.$I$35])*[.$D$22];0)" office:value-type="float" office:value="0" calcext:value-type="float">
            <text:p><text:s/>- <text:s text:c="2"/></text:p>
          </table:table-cell>
          <table:table-cell table:formula="of:=IF([.K1152]=&quot;yes&quot;;[.J1152]*[.L1152]*(0.05)*[.$D$21];0)" office:value-type="float" office:value="0" calcext:value-type="float">
            <text:p><text:s/>- <text:s text:c="2"/></text:p>
          </table:table-cell>
          <table:table-cell table:formula="of:=IF([.K1152]=&quot;yes&quot;;[.J1152]*[.L115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53830817760979" calcext:value-type="percentage">
            <text:p>45.3831%</text:p>
          </table:table-cell>
          <table:table-cell office:value-type="float" office:value="1.09250814332248" calcext:value-type="float">
            <text:p>1.09</text:p>
          </table:table-cell>
          <table:table-cell office:value-type="percentage" office:value="0.274109164939269" calcext:value-type="percentage">
            <text:p>27.4109%</text:p>
          </table:table-cell>
          <table:table-cell office:value-type="percentage" office:value="0.905877589333405" calcext:value-type="percentage">
            <text:p>90.5878%</text:p>
          </table:table-cell>
          <table:table-cell office:value-type="percentage" office:value="0.276639711674945" calcext:value-type="percentage">
            <text:p>27.6640%</text:p>
          </table:table-cell>
          <table:table-cell office:value-type="percentage" office:value="0.521829081688678" calcext:value-type="percentage">
            <text:p>52.1829%</text:p>
          </table:table-cell>
          <table:table-cell table:formula="of:=MAX((1-[.I1153]/(1-[.$D$25]));0)" office:value-type="float" office:value="0.254529883301889" calcext:value-type="float">
            <text:p><text:s/>0.2545 </text:p>
          </table:table-cell>
          <table:table-cell/>
          <table:table-cell table:formula="of:=EXP(-[.E1153]*[.$D$23])" office:value-type="float" office:value="0.896505532860688" calcext:value-type="float">
            <text:p><text:s/>0.8965 </text:p>
          </table:table-cell>
          <table:table-cell table:formula="of:=IF([.K1153]=&quot;yes&quot;;[.L1153]*[.$D$22]*([.I1153]-[.I1152]);0)" office:value-type="float" office:value="0" calcext:value-type="float">
            <text:p><text:s/>- <text:s text:c="2"/></text:p>
          </table:table-cell>
          <table:table-cell table:formula="of:=IF([.K1153]=&quot;T_ex&quot;;[.L1153]*([.I1153]-[.$I$35])*[.$D$22];0)" office:value-type="float" office:value="0" calcext:value-type="float">
            <text:p><text:s/>- <text:s text:c="2"/></text:p>
          </table:table-cell>
          <table:table-cell table:formula="of:=IF([.K1153]=&quot;yes&quot;;[.J1153]*[.L1153]*(0.05)*[.$D$21];0)" office:value-type="float" office:value="0" calcext:value-type="float">
            <text:p><text:s/>- <text:s text:c="2"/></text:p>
          </table:table-cell>
          <table:table-cell table:formula="of:=IF([.K1153]=&quot;yes&quot;;[.J1153]*[.L115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54663860106723" calcext:value-type="percentage">
            <text:p>45.4664%</text:p>
          </table:table-cell>
          <table:table-cell office:value-type="float" office:value="1.09348534201954" calcext:value-type="float">
            <text:p>1.09</text:p>
          </table:table-cell>
          <table:table-cell office:value-type="percentage" office:value="0.274542746913853" calcext:value-type="percentage">
            <text:p>27.4543%</text:p>
          </table:table-cell>
          <table:table-cell office:value-type="percentage" office:value="0.906339958186753" calcext:value-type="percentage">
            <text:p>90.6340%</text:p>
          </table:table-cell>
          <table:table-cell office:value-type="percentage" office:value="0.277062565291339" calcext:value-type="percentage">
            <text:p>27.7063%</text:p>
          </table:table-cell>
          <table:table-cell office:value-type="percentage" office:value="0.522483272771494" calcext:value-type="percentage">
            <text:p>52.2483%</text:p>
          </table:table-cell>
          <table:table-cell table:formula="of:=MAX((1-[.I1154]/(1-[.$D$25]));0)" office:value-type="float" office:value="0.253595324612151" calcext:value-type="float">
            <text:p><text:s/>0.2536 </text:p>
          </table:table-cell>
          <table:table-cell/>
          <table:table-cell table:formula="of:=EXP(-[.E1154]*[.$D$23])" office:value-type="float" office:value="0.89641793073713" calcext:value-type="float">
            <text:p><text:s/>0.8964 </text:p>
          </table:table-cell>
          <table:table-cell table:formula="of:=IF([.K1154]=&quot;yes&quot;;[.L1154]*[.$D$22]*([.I1154]-[.I1153]);0)" office:value-type="float" office:value="0" calcext:value-type="float">
            <text:p><text:s/>- <text:s text:c="2"/></text:p>
          </table:table-cell>
          <table:table-cell table:formula="of:=IF([.K1154]=&quot;T_ex&quot;;[.L1154]*([.I1154]-[.$I$35])*[.$D$22];0)" office:value-type="float" office:value="0" calcext:value-type="float">
            <text:p><text:s/>- <text:s text:c="2"/></text:p>
          </table:table-cell>
          <table:table-cell table:formula="of:=IF([.K1154]=&quot;yes&quot;;[.J1154]*[.L1154]*(0.05)*[.$D$21];0)" office:value-type="float" office:value="0" calcext:value-type="float">
            <text:p><text:s/>- <text:s text:c="2"/></text:p>
          </table:table-cell>
          <table:table-cell table:formula="of:=IF([.K1154]=&quot;yes&quot;;[.J1154]*[.L115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55491869930505" calcext:value-type="percentage">
            <text:p>45.5492%</text:p>
          </table:table-cell>
          <table:table-cell office:value-type="float" office:value="1.09446254071661" calcext:value-type="float">
            <text:p>1.09</text:p>
          </table:table-cell>
          <table:table-cell office:value-type="percentage" office:value="0.274975694656579" calcext:value-type="percentage">
            <text:p>27.4976%</text:p>
          </table:table-cell>
          <table:table-cell office:value-type="percentage" office:value="0.906815971363926" calcext:value-type="percentage">
            <text:p>90.6816%</text:p>
          </table:table-cell>
          <table:table-cell office:value-type="percentage" office:value="0.277490670114137" calcext:value-type="percentage">
            <text:p>27.7491%</text:p>
          </table:table-cell>
          <table:table-cell office:value-type="percentage" office:value="0.52313152272656" calcext:value-type="percentage">
            <text:p>52.3132%</text:p>
          </table:table-cell>
          <table:table-cell table:formula="of:=MAX((1-[.I1155]/(1-[.$D$25]));0)" office:value-type="float" office:value="0.252669253247771" calcext:value-type="float">
            <text:p><text:s/>0.2527 </text:p>
          </table:table-cell>
          <table:table-cell/>
          <table:table-cell table:formula="of:=EXP(-[.E1155]*[.$D$23])" office:value-type="float" office:value="0.896330337173621" calcext:value-type="float">
            <text:p><text:s/>0.8963 </text:p>
          </table:table-cell>
          <table:table-cell table:formula="of:=IF([.K1155]=&quot;yes&quot;;[.L1155]*[.$D$22]*([.I1155]-[.I1154]);0)" office:value-type="float" office:value="0" calcext:value-type="float">
            <text:p><text:s/>- <text:s text:c="2"/></text:p>
          </table:table-cell>
          <table:table-cell table:formula="of:=IF([.K1155]=&quot;T_ex&quot;;[.L1155]*([.I1155]-[.$I$35])*[.$D$22];0)" office:value-type="float" office:value="0" calcext:value-type="float">
            <text:p><text:s/>- <text:s text:c="2"/></text:p>
          </table:table-cell>
          <table:table-cell table:formula="of:=IF([.K1155]=&quot;yes&quot;;[.J1155]*[.L1155]*(0.05)*[.$D$21];0)" office:value-type="float" office:value="0" calcext:value-type="float">
            <text:p><text:s/>- <text:s text:c="2"/></text:p>
          </table:table-cell>
          <table:table-cell table:formula="of:=IF([.K1155]=&quot;yes&quot;;[.J1155]*[.L115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56297573974267" calcext:value-type="percentage">
            <text:p>45.6298%</text:p>
          </table:table-cell>
          <table:table-cell office:value-type="float" office:value="1.09543973941368" calcext:value-type="float">
            <text:p>1.10</text:p>
          </table:table-cell>
          <table:table-cell office:value-type="percentage" office:value="0.275411357122813" calcext:value-type="percentage">
            <text:p>27.5411%</text:p>
          </table:table-cell>
          <table:table-cell office:value-type="percentage" office:value="0.907312751064302" calcext:value-type="percentage">
            <text:p>90.7313%</text:p>
          </table:table-cell>
          <table:table-cell office:value-type="percentage" office:value="0.277914256507844" calcext:value-type="percentage">
            <text:p>27.7914%</text:p>
          </table:table-cell>
          <table:table-cell office:value-type="percentage" office:value="0.5237322258305" calcext:value-type="percentage">
            <text:p>52.3732%</text:p>
          </table:table-cell>
          <table:table-cell table:formula="of:=MAX((1-[.I1156]/(1-[.$D$25]));0)" office:value-type="float" office:value="0.251811105956428" calcext:value-type="float">
            <text:p><text:s/>0.2518 </text:p>
          </table:table-cell>
          <table:table-cell office:value-type="string" calcext:value-type="string">
            <text:p>yes</text:p>
          </table:table-cell>
          <table:table-cell table:formula="of:=EXP(-[.E1156]*[.$D$23])" office:value-type="float" office:value="0.896242752169325" calcext:value-type="float">
            <text:p><text:s/>0.8962 </text:p>
          </table:table-cell>
          <table:table-cell table:style-name="ce12" table:formula="of:=IF([.K1156]=&quot;yes&quot;;[.L1156]*[.$D$22]*([.I1156]-[.I1105]);0)" office:value-type="float" office:value="0.0318780345643866" calcext:value-type="float">
            <text:p><text:s/>0.0319 </text:p>
          </table:table-cell>
          <table:table-cell table:formula="of:=IF([.K1156]=&quot;T_ex&quot;;[.L1156]*([.I1156]-[.$I$35])*[.$D$22];0)" office:value-type="float" office:value="0" calcext:value-type="float">
            <text:p><text:s/>- <text:s text:c="2"/></text:p>
          </table:table-cell>
          <table:table-cell table:style-name="ce12" table:formula="of:=IF([.K1156]=&quot;yes&quot;;[.J1156]*[.L1156]*([.E1156]-[.E1105])*[.$D$21];0)" office:value-type="float" office:value="0.00502673814903885" calcext:value-type="float">
            <text:p><text:s/>0.0050 </text:p>
          </table:table-cell>
          <table:table-cell table:style-name="ce12" table:formula="of:=IF([.K1156]=&quot;yes&quot;;[.J1156]*[.L1156]*([.E1156]-[.E1105]);0)" office:value-type="float" office:value="0.0112474375994355" calcext:value-type="float">
            <text:p><text:s/>0.0112 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57087538152491" calcext:value-type="percentage">
            <text:p>45.7088%</text:p>
          </table:table-cell>
          <table:table-cell office:value-type="float" office:value="1.09641693811075" calcext:value-type="float">
            <text:p>1.10</text:p>
          </table:table-cell>
          <table:table-cell office:value-type="percentage" office:value="0.275849106308169" calcext:value-type="percentage">
            <text:p>27.5849%</text:p>
          </table:table-cell>
          <table:table-cell office:value-type="percentage" office:value="0.907851740537233" calcext:value-type="percentage">
            <text:p>90.7852%</text:p>
          </table:table-cell>
          <table:table-cell office:value-type="percentage" office:value="0.278336297129285" calcext:value-type="percentage">
            <text:p>27.8336%</text:p>
          </table:table-cell>
          <table:table-cell office:value-type="percentage" office:value="0.524305699082751" calcext:value-type="percentage">
            <text:p>52.4306%</text:p>
          </table:table-cell>
          <table:table-cell table:formula="of:=MAX((1-[.I1157]/(1-[.$D$25]));0)" office:value-type="float" office:value="0.250991858453213" calcext:value-type="float">
            <text:p><text:s/>0.2510 </text:p>
          </table:table-cell>
          <table:table-cell/>
          <table:table-cell table:formula="of:=EXP(-[.E1157]*[.$D$23])" office:value-type="float" office:value="0.896155175723406" calcext:value-type="float">
            <text:p><text:s/>0.8962 </text:p>
          </table:table-cell>
          <table:table-cell table:formula="of:=IF([.K1157]=&quot;yes&quot;;[.L1157]*[.$D$22]*([.I1157]-[.I1156]);0)" office:value-type="float" office:value="0" calcext:value-type="float">
            <text:p><text:s/>- <text:s text:c="2"/></text:p>
          </table:table-cell>
          <table:table-cell table:formula="of:=IF([.K1157]=&quot;T_ex&quot;;[.L1157]*([.I1157]-[.$I$35])*[.$D$22];0)" office:value-type="float" office:value="0" calcext:value-type="float">
            <text:p><text:s/>- <text:s text:c="2"/></text:p>
          </table:table-cell>
          <table:table-cell table:formula="of:=IF([.K1157]=&quot;yes&quot;;[.J1157]*[.L1157]*(0.05)*[.$D$21];0)" office:value-type="float" office:value="0" calcext:value-type="float">
            <text:p><text:s/>- <text:s text:c="2"/></text:p>
          </table:table-cell>
          <table:table-cell table:formula="of:=IF([.K1157]=&quot;yes&quot;;[.J1157]*[.L115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57874916417043" calcext:value-type="percentage">
            <text:p>45.7875%</text:p>
          </table:table-cell>
          <table:table-cell office:value-type="float" office:value="1.09739413680782" calcext:value-type="float">
            <text:p>1.10</text:p>
          </table:table-cell>
          <table:table-cell office:value-type="percentage" office:value="0.276274447766529" calcext:value-type="percentage">
            <text:p>27.6274%</text:p>
          </table:table-cell>
          <table:table-cell office:value-type="percentage" office:value="0.908369460448348" calcext:value-type="percentage">
            <text:p>90.8369%</text:p>
          </table:table-cell>
          <table:table-cell office:value-type="percentage" office:value="0.278757301188845" calcext:value-type="percentage">
            <text:p>27.8757%</text:p>
          </table:table-cell>
          <table:table-cell office:value-type="percentage" office:value="0.524950099933362" calcext:value-type="percentage">
            <text:p>52.4950%</text:p>
          </table:table-cell>
          <table:table-cell table:formula="of:=MAX((1-[.I1158]/(1-[.$D$25]));0)" office:value-type="float" office:value="0.250071285809483" calcext:value-type="float">
            <text:p><text:s/>0.2501 </text:p>
          </table:table-cell>
          <table:table-cell/>
          <table:table-cell table:formula="of:=EXP(-[.E1158]*[.$D$23])" office:value-type="float" office:value="0.896067607835029" calcext:value-type="float">
            <text:p><text:s/>0.8961 </text:p>
          </table:table-cell>
          <table:table-cell table:formula="of:=IF([.K1158]=&quot;yes&quot;;[.L1158]*[.$D$22]*([.I1158]-[.I1157]);0)" office:value-type="float" office:value="0" calcext:value-type="float">
            <text:p><text:s/>- <text:s text:c="2"/></text:p>
          </table:table-cell>
          <table:table-cell table:formula="of:=IF([.K1158]=&quot;T_ex&quot;;[.L1158]*([.I1158]-[.$I$35])*[.$D$22];0)" office:value-type="float" office:value="0" calcext:value-type="float">
            <text:p><text:s/>- <text:s text:c="2"/></text:p>
          </table:table-cell>
          <table:table-cell table:formula="of:=IF([.K1158]=&quot;yes&quot;;[.J1158]*[.L1158]*(0.05)*[.$D$21];0)" office:value-type="float" office:value="0" calcext:value-type="float">
            <text:p><text:s/>- <text:s text:c="2"/></text:p>
          </table:table-cell>
          <table:table-cell table:formula="of:=IF([.K1158]=&quot;yes&quot;;[.J1158]*[.L115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5866411314061" calcext:value-type="percentage">
            <text:p>45.8664%</text:p>
          </table:table-cell>
          <table:table-cell office:value-type="float" office:value="1.09837133550489" calcext:value-type="float">
            <text:p>1.10</text:p>
          </table:table-cell>
          <table:table-cell office:value-type="percentage" office:value="0.276693908473268" calcext:value-type="percentage">
            <text:p>27.6694%</text:p>
          </table:table-cell>
          <table:table-cell office:value-type="percentage" office:value="0.908905570423644" calcext:value-type="percentage">
            <text:p>90.8906%</text:p>
          </table:table-cell>
          <table:table-cell office:value-type="percentage" office:value="0.279181020970885" calcext:value-type="percentage">
            <text:p>27.9181%</text:p>
          </table:table-cell>
          <table:table-cell office:value-type="percentage" office:value="0.525539131345002" calcext:value-type="percentage">
            <text:p>52.5539%</text:p>
          </table:table-cell>
          <table:table-cell table:formula="of:=MAX((1-[.I1159]/(1-[.$D$25]));0)" office:value-type="float" office:value="0.249229812364283" calcext:value-type="float">
            <text:p><text:s/>0.2492 </text:p>
          </table:table-cell>
          <table:table-cell/>
          <table:table-cell table:formula="of:=EXP(-[.E1159]*[.$D$23])" office:value-type="float" office:value="0.895980048503355" calcext:value-type="float">
            <text:p><text:s/>0.8960 </text:p>
          </table:table-cell>
          <table:table-cell table:formula="of:=IF([.K1159]=&quot;yes&quot;;[.L1159]*[.$D$22]*([.I1159]-[.I1158]);0)" office:value-type="float" office:value="0" calcext:value-type="float">
            <text:p><text:s/>- <text:s text:c="2"/></text:p>
          </table:table-cell>
          <table:table-cell table:formula="of:=IF([.K1159]=&quot;T_ex&quot;;[.L1159]*([.I1159]-[.$I$35])*[.$D$22];0)" office:value-type="float" office:value="0" calcext:value-type="float">
            <text:p><text:s/>- <text:s text:c="2"/></text:p>
          </table:table-cell>
          <table:table-cell table:formula="of:=IF([.K1159]=&quot;yes&quot;;[.J1159]*[.L1159]*(0.05)*[.$D$21];0)" office:value-type="float" office:value="0" calcext:value-type="float">
            <text:p><text:s/>- <text:s text:c="2"/></text:p>
          </table:table-cell>
          <table:table-cell table:formula="of:=IF([.K1159]=&quot;yes&quot;;[.J1159]*[.L115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59462693764434" calcext:value-type="percentage">
            <text:p>45.9463%</text:p>
          </table:table-cell>
          <table:table-cell office:value-type="float" office:value="1.09934853420195" calcext:value-type="float">
            <text:p>1.10</text:p>
          </table:table-cell>
          <table:table-cell office:value-type="percentage" office:value="0.27712954426445" calcext:value-type="percentage">
            <text:p>27.7130%</text:p>
          </table:table-cell>
          <table:table-cell office:value-type="percentage" office:value="0.909460712530749" calcext:value-type="percentage">
            <text:p>90.9461%</text:p>
          </table:table-cell>
          <table:table-cell office:value-type="percentage" office:value="0.279597727198555" calcext:value-type="percentage">
            <text:p>27.9598%</text:p>
          </table:table-cell>
          <table:table-cell office:value-type="percentage" office:value="0.526163473688039" calcext:value-type="percentage">
            <text:p>52.6163%</text:p>
          </table:table-cell>
          <table:table-cell table:formula="of:=MAX((1-[.I1160]/(1-[.$D$25]));0)" office:value-type="float" office:value="0.248337894731373" calcext:value-type="float">
            <text:p><text:s/>0.2483 </text:p>
          </table:table-cell>
          <table:table-cell/>
          <table:table-cell table:formula="of:=EXP(-[.E1160]*[.$D$23])" office:value-type="float" office:value="0.895892497727551" calcext:value-type="float">
            <text:p><text:s/>0.8959 </text:p>
          </table:table-cell>
          <table:table-cell table:formula="of:=IF([.K1160]=&quot;yes&quot;;[.L1160]*[.$D$22]*([.I1160]-[.I1159]);0)" office:value-type="float" office:value="0" calcext:value-type="float">
            <text:p><text:s/>- <text:s text:c="2"/></text:p>
          </table:table-cell>
          <table:table-cell table:formula="of:=IF([.K1160]=&quot;T_ex&quot;;[.L1160]*([.I1160]-[.$I$35])*[.$D$22];0)" office:value-type="float" office:value="0" calcext:value-type="float">
            <text:p><text:s/>- <text:s text:c="2"/></text:p>
          </table:table-cell>
          <table:table-cell table:formula="of:=IF([.K1160]=&quot;yes&quot;;[.J1160]*[.L1160]*(0.05)*[.$D$21];0)" office:value-type="float" office:value="0" calcext:value-type="float">
            <text:p><text:s/>- <text:s text:c="2"/></text:p>
          </table:table-cell>
          <table:table-cell table:formula="of:=IF([.K1160]=&quot;yes&quot;;[.J1160]*[.L116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60277608420665" calcext:value-type="percentage">
            <text:p>46.0278%</text:p>
          </table:table-cell>
          <table:table-cell office:value-type="float" office:value="1.10032573289902" calcext:value-type="float">
            <text:p>1.10</text:p>
          </table:table-cell>
          <table:table-cell office:value-type="percentage" office:value="0.277555634519293" calcext:value-type="percentage">
            <text:p>27.7556%</text:p>
          </table:table-cell>
          <table:table-cell office:value-type="percentage" office:value="0.910007078863233" calcext:value-type="percentage">
            <text:p>91.0007%</text:p>
          </table:table-cell>
          <table:table-cell office:value-type="percentage" office:value="0.280010501773032" calcext:value-type="percentage">
            <text:p>28.0011%</text:p>
          </table:table-cell>
          <table:table-cell office:value-type="percentage" office:value="0.526913645548999" calcext:value-type="percentage">
            <text:p>52.6914%</text:p>
          </table:table-cell>
          <table:table-cell table:formula="of:=MAX((1-[.I1161]/(1-[.$D$25]));0)" office:value-type="float" office:value="0.247266220644287" calcext:value-type="float">
            <text:p><text:s/>0.2473 </text:p>
          </table:table-cell>
          <table:table-cell/>
          <table:table-cell table:formula="of:=EXP(-[.E1161]*[.$D$23])" office:value-type="float" office:value="0.895804955506779" calcext:value-type="float">
            <text:p><text:s/>0.8958 </text:p>
          </table:table-cell>
          <table:table-cell table:formula="of:=IF([.K1161]=&quot;yes&quot;;[.L1161]*[.$D$22]*([.I1161]-[.I1160]);0)" office:value-type="float" office:value="0" calcext:value-type="float">
            <text:p><text:s/>- <text:s text:c="2"/></text:p>
          </table:table-cell>
          <table:table-cell table:formula="of:=IF([.K1161]=&quot;T_ex&quot;;[.L1161]*([.I1161]-[.$I$35])*[.$D$22];0)" office:value-type="float" office:value="0" calcext:value-type="float">
            <text:p><text:s/>- <text:s text:c="2"/></text:p>
          </table:table-cell>
          <table:table-cell table:formula="of:=IF([.K1161]=&quot;yes&quot;;[.J1161]*[.L1161]*(0.05)*[.$D$21];0)" office:value-type="float" office:value="0" calcext:value-type="float">
            <text:p><text:s/>- <text:s text:c="2"/></text:p>
          </table:table-cell>
          <table:table-cell table:formula="of:=IF([.K1161]=&quot;yes&quot;;[.J1161]*[.L116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61079258294671" calcext:value-type="percentage">
            <text:p>46.1079%</text:p>
          </table:table-cell>
          <table:table-cell office:value-type="float" office:value="1.10130293159609" calcext:value-type="float">
            <text:p>1.10</text:p>
          </table:table-cell>
          <table:table-cell office:value-type="percentage" office:value="0.277991313946245" calcext:value-type="percentage">
            <text:p>27.7991%</text:p>
          </table:table-cell>
          <table:table-cell office:value-type="percentage" office:value="0.910543584066372" calcext:value-type="percentage">
            <text:p>91.0544%</text:p>
          </table:table-cell>
          <table:table-cell office:value-type="percentage" office:value="0.280415823907739" calcext:value-type="percentage">
            <text:p>28.0416%</text:p>
          </table:table-cell>
          <table:table-cell office:value-type="percentage" office:value="0.52765518597532" calcext:value-type="percentage">
            <text:p>52.7655%</text:p>
          </table:table-cell>
          <table:table-cell table:formula="of:=MAX((1-[.I1162]/(1-[.$D$25]));0)" office:value-type="float" office:value="0.246206877178114" calcext:value-type="float">
            <text:p><text:s/>0.2462 </text:p>
          </table:table-cell>
          <table:table-cell/>
          <table:table-cell table:formula="of:=EXP(-[.E1162]*[.$D$23])" office:value-type="float" office:value="0.895717421840202" calcext:value-type="float">
            <text:p><text:s/>0.8957 </text:p>
          </table:table-cell>
          <table:table-cell table:formula="of:=IF([.K1162]=&quot;yes&quot;;[.L1162]*[.$D$22]*([.I1162]-[.I1161]);0)" office:value-type="float" office:value="0" calcext:value-type="float">
            <text:p><text:s/>- <text:s text:c="2"/></text:p>
          </table:table-cell>
          <table:table-cell table:formula="of:=IF([.K1162]=&quot;T_ex&quot;;[.L1162]*([.I1162]-[.$I$35])*[.$D$22];0)" office:value-type="float" office:value="0" calcext:value-type="float">
            <text:p><text:s/>- <text:s text:c="2"/></text:p>
          </table:table-cell>
          <table:table-cell table:formula="of:=IF([.K1162]=&quot;yes&quot;;[.J1162]*[.L1162]*(0.05)*[.$D$21];0)" office:value-type="float" office:value="0" calcext:value-type="float">
            <text:p><text:s/>- <text:s text:c="2"/></text:p>
          </table:table-cell>
          <table:table-cell table:formula="of:=IF([.K1162]=&quot;yes&quot;;[.J1162]*[.L116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61862369271392" calcext:value-type="percentage">
            <text:p>46.1862%</text:p>
          </table:table-cell>
          <table:table-cell office:value-type="float" office:value="1.10228013029316" calcext:value-type="float">
            <text:p>1.10</text:p>
          </table:table-cell>
          <table:table-cell office:value-type="percentage" office:value="0.278423139476135" calcext:value-type="percentage">
            <text:p>27.8423%</text:p>
          </table:table-cell>
          <table:table-cell office:value-type="percentage" office:value="0.911044661919238" calcext:value-type="percentage">
            <text:p>91.1045%</text:p>
          </table:table-cell>
          <table:table-cell office:value-type="percentage" office:value="0.28082776043439" calcext:value-type="percentage">
            <text:p>28.0828%</text:p>
          </table:table-cell>
          <table:table-cell office:value-type="percentage" office:value="0.528326152449781" calcext:value-type="percentage">
            <text:p>52.8326%</text:p>
          </table:table-cell>
          <table:table-cell table:formula="of:=MAX((1-[.I1163]/(1-[.$D$25]));0)" office:value-type="float" office:value="0.24524835364317" calcext:value-type="float">
            <text:p><text:s/>0.2452 </text:p>
          </table:table-cell>
          <table:table-cell/>
          <table:table-cell table:formula="of:=EXP(-[.E1163]*[.$D$23])" office:value-type="float" office:value="0.895629896726987" calcext:value-type="float">
            <text:p><text:s/>0.8956 </text:p>
          </table:table-cell>
          <table:table-cell table:formula="of:=IF([.K1163]=&quot;yes&quot;;[.L1163]*[.$D$22]*([.I1163]-[.I1162]);0)" office:value-type="float" office:value="0" calcext:value-type="float">
            <text:p><text:s/>- <text:s text:c="2"/></text:p>
          </table:table-cell>
          <table:table-cell table:formula="of:=IF([.K1163]=&quot;T_ex&quot;;[.L1163]*([.I1163]-[.$I$35])*[.$D$22];0)" office:value-type="float" office:value="0" calcext:value-type="float">
            <text:p><text:s/>- <text:s text:c="2"/></text:p>
          </table:table-cell>
          <table:table-cell table:formula="of:=IF([.K1163]=&quot;yes&quot;;[.J1163]*[.L1163]*(0.05)*[.$D$21];0)" office:value-type="float" office:value="0" calcext:value-type="float">
            <text:p><text:s/>- <text:s text:c="2"/></text:p>
          </table:table-cell>
          <table:table-cell table:formula="of:=IF([.K1163]=&quot;yes&quot;;[.J1163]*[.L116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62650861554765" calcext:value-type="percentage">
            <text:p>46.2651%</text:p>
          </table:table-cell>
          <table:table-cell office:value-type="float" office:value="1.10325732899023" calcext:value-type="float">
            <text:p>1.10</text:p>
          </table:table-cell>
          <table:table-cell office:value-type="percentage" office:value="0.278852795431109" calcext:value-type="percentage">
            <text:p>27.8853%</text:p>
          </table:table-cell>
          <table:table-cell office:value-type="percentage" office:value="0.911557364882498" calcext:value-type="percentage">
            <text:p>91.1557%</text:p>
          </table:table-cell>
          <table:table-cell office:value-type="percentage" office:value="0.281251701926986" calcext:value-type="percentage">
            <text:p>28.1252%</text:p>
          </table:table-cell>
          <table:table-cell office:value-type="percentage" office:value="0.529028053484299" calcext:value-type="percentage">
            <text:p>52.9028%</text:p>
          </table:table-cell>
          <table:table-cell table:formula="of:=MAX((1-[.I1164]/(1-[.$D$25]));0)" office:value-type="float" office:value="0.244245637879573" calcext:value-type="float">
            <text:p><text:s/>0.2442 </text:p>
          </table:table-cell>
          <table:table-cell/>
          <table:table-cell table:formula="of:=EXP(-[.E1164]*[.$D$23])" office:value-type="float" office:value="0.895542380166296" calcext:value-type="float">
            <text:p><text:s/>0.8955 </text:p>
          </table:table-cell>
          <table:table-cell table:formula="of:=IF([.K1164]=&quot;yes&quot;;[.L1164]*[.$D$22]*([.I1164]-[.I1163]);0)" office:value-type="float" office:value="0" calcext:value-type="float">
            <text:p><text:s/>- <text:s text:c="2"/></text:p>
          </table:table-cell>
          <table:table-cell table:formula="of:=IF([.K1164]=&quot;T_ex&quot;;[.L1164]*([.I1164]-[.$I$35])*[.$D$22];0)" office:value-type="float" office:value="0" calcext:value-type="float">
            <text:p><text:s/>- <text:s text:c="2"/></text:p>
          </table:table-cell>
          <table:table-cell table:formula="of:=IF([.K1164]=&quot;yes&quot;;[.J1164]*[.L1164]*(0.05)*[.$D$21];0)" office:value-type="float" office:value="0" calcext:value-type="float">
            <text:p><text:s/>- <text:s text:c="2"/></text:p>
          </table:table-cell>
          <table:table-cell table:formula="of:=IF([.K1164]=&quot;yes&quot;;[.J1164]*[.L116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63476787348846" calcext:value-type="percentage">
            <text:p>46.3477%</text:p>
          </table:table-cell>
          <table:table-cell office:value-type="float" office:value="1.1042345276873" calcext:value-type="float">
            <text:p>1.10</text:p>
          </table:table-cell>
          <table:table-cell office:value-type="percentage" office:value="0.279278528274557" calcext:value-type="percentage">
            <text:p>27.9279%</text:p>
          </table:table-cell>
          <table:table-cell office:value-type="percentage" office:value="0.912055953079467" calcext:value-type="percentage">
            <text:p>91.2056%</text:p>
          </table:table-cell>
          <table:table-cell office:value-type="percentage" office:value="0.281666122727769" calcext:value-type="percentage">
            <text:p>28.1666%</text:p>
          </table:table-cell>
          <table:table-cell office:value-type="percentage" office:value="0.529689801760423" calcext:value-type="percentage">
            <text:p>52.9690%</text:p>
          </table:table-cell>
          <table:table-cell table:formula="of:=MAX((1-[.I1165]/(1-[.$D$25]));0)" office:value-type="float" office:value="0.243300283199396" calcext:value-type="float">
            <text:p><text:s/>0.2433 </text:p>
          </table:table-cell>
          <table:table-cell/>
          <table:table-cell table:formula="of:=EXP(-[.E1165]*[.$D$23])" office:value-type="float" office:value="0.895454872157294" calcext:value-type="float">
            <text:p><text:s/>0.8955 </text:p>
          </table:table-cell>
          <table:table-cell table:formula="of:=IF([.K1165]=&quot;yes&quot;;[.L1165]*[.$D$22]*([.I1165]-[.I1164]);0)" office:value-type="float" office:value="0" calcext:value-type="float">
            <text:p><text:s/>- <text:s text:c="2"/></text:p>
          </table:table-cell>
          <table:table-cell table:formula="of:=IF([.K1165]=&quot;T_ex&quot;;[.L1165]*([.I1165]-[.$I$35])*[.$D$22];0)" office:value-type="float" office:value="0" calcext:value-type="float">
            <text:p><text:s/>- <text:s text:c="2"/></text:p>
          </table:table-cell>
          <table:table-cell table:formula="of:=IF([.K1165]=&quot;yes&quot;;[.J1165]*[.L1165]*(0.05)*[.$D$21];0)" office:value-type="float" office:value="0" calcext:value-type="float">
            <text:p><text:s/>- <text:s text:c="2"/></text:p>
          </table:table-cell>
          <table:table-cell table:formula="of:=IF([.K1165]=&quot;yes&quot;;[.J1165]*[.L116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64275118718868" calcext:value-type="percentage">
            <text:p>46.4275%</text:p>
          </table:table-cell>
          <table:table-cell office:value-type="float" office:value="1.10521172638436" calcext:value-type="float">
            <text:p>1.11</text:p>
          </table:table-cell>
          <table:table-cell office:value-type="percentage" office:value="0.279704700956285" calcext:value-type="percentage">
            <text:p>27.9705%</text:p>
          </table:table-cell>
          <table:table-cell office:value-type="percentage" office:value="0.912547381872749" calcext:value-type="percentage">
            <text:p>91.2547%</text:p>
          </table:table-cell>
          <table:table-cell office:value-type="percentage" office:value="0.282090873420154" calcext:value-type="percentage">
            <text:p>28.2091%</text:p>
          </table:table-cell>
          <table:table-cell office:value-type="percentage" office:value="0.53039296572085" calcext:value-type="percentage">
            <text:p>53.0393%</text:p>
          </table:table-cell>
          <table:table-cell table:formula="of:=MAX((1-[.I1166]/(1-[.$D$25]));0)" office:value-type="float" office:value="0.242295763255928" calcext:value-type="float">
            <text:p><text:s/>0.2423 </text:p>
          </table:table-cell>
          <table:table-cell/>
          <table:table-cell table:formula="of:=EXP(-[.E1166]*[.$D$23])" office:value-type="float" office:value="0.895367372699147" calcext:value-type="float">
            <text:p><text:s/>0.8954 </text:p>
          </table:table-cell>
          <table:table-cell table:formula="of:=IF([.K1166]=&quot;yes&quot;;[.L1166]*[.$D$22]*([.I1166]-[.I1165]);0)" office:value-type="float" office:value="0" calcext:value-type="float">
            <text:p><text:s/>- <text:s text:c="2"/></text:p>
          </table:table-cell>
          <table:table-cell table:formula="of:=IF([.K1166]=&quot;T_ex&quot;;[.L1166]*([.I1166]-[.$I$35])*[.$D$22];0)" office:value-type="float" office:value="0" calcext:value-type="float">
            <text:p><text:s/>- <text:s text:c="2"/></text:p>
          </table:table-cell>
          <table:table-cell table:formula="of:=IF([.K1166]=&quot;yes&quot;;[.J1166]*[.L1166]*(0.05)*[.$D$21];0)" office:value-type="float" office:value="0" calcext:value-type="float">
            <text:p><text:s/>- <text:s text:c="2"/></text:p>
          </table:table-cell>
          <table:table-cell table:formula="of:=IF([.K1166]=&quot;yes&quot;;[.J1166]*[.L116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65148114310539" calcext:value-type="percentage">
            <text:p>46.5148%</text:p>
          </table:table-cell>
          <table:table-cell office:value-type="float" office:value="1.10618892508143" calcext:value-type="float">
            <text:p>1.11</text:p>
          </table:table-cell>
          <table:table-cell office:value-type="percentage" office:value="0.280136660642805" calcext:value-type="percentage">
            <text:p>28.0137%</text:p>
          </table:table-cell>
          <table:table-cell office:value-type="percentage" office:value="0.913028861513778" calcext:value-type="percentage">
            <text:p>91.3029%</text:p>
          </table:table-cell>
          <table:table-cell office:value-type="percentage" office:value="0.282506924431622" calcext:value-type="percentage">
            <text:p>28.2507%</text:p>
          </table:table-cell>
          <table:table-cell office:value-type="percentage" office:value="0.531123001409363" calcext:value-type="percentage">
            <text:p>53.1123%</text:p>
          </table:table-cell>
          <table:table-cell table:formula="of:=MAX((1-[.I1167]/(1-[.$D$25]));0)" office:value-type="float" office:value="0.241252855129481" calcext:value-type="float">
            <text:p><text:s/>0.2413 </text:p>
          </table:table-cell>
          <table:table-cell/>
          <table:table-cell table:formula="of:=EXP(-[.E1167]*[.$D$23])" office:value-type="float" office:value="0.895279881791017" calcext:value-type="float">
            <text:p><text:s/>0.8953 </text:p>
          </table:table-cell>
          <table:table-cell table:formula="of:=IF([.K1167]=&quot;yes&quot;;[.L1167]*[.$D$22]*([.I1167]-[.I1166]);0)" office:value-type="float" office:value="0" calcext:value-type="float">
            <text:p><text:s/>- <text:s text:c="2"/></text:p>
          </table:table-cell>
          <table:table-cell table:formula="of:=IF([.K1167]=&quot;T_ex&quot;;[.L1167]*([.I1167]-[.$I$35])*[.$D$22];0)" office:value-type="float" office:value="0" calcext:value-type="float">
            <text:p><text:s/>- <text:s text:c="2"/></text:p>
          </table:table-cell>
          <table:table-cell table:formula="of:=IF([.K1167]=&quot;yes&quot;;[.J1167]*[.L1167]*(0.05)*[.$D$21];0)" office:value-type="float" office:value="0" calcext:value-type="float">
            <text:p><text:s/>- <text:s text:c="2"/></text:p>
          </table:table-cell>
          <table:table-cell table:formula="of:=IF([.K1167]=&quot;yes&quot;;[.J1167]*[.L116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65993660783228" calcext:value-type="percentage">
            <text:p>46.5994%</text:p>
          </table:table-cell>
          <table:table-cell office:value-type="float" office:value="1.1071661237785" calcext:value-type="float">
            <text:p>1.11</text:p>
          </table:table-cell>
          <table:table-cell office:value-type="percentage" office:value="0.280566479517987" calcext:value-type="percentage">
            <text:p>28.0566%</text:p>
          </table:table-cell>
          <table:table-cell office:value-type="percentage" office:value="0.913557891755258" calcext:value-type="percentage">
            <text:p>91.3558%</text:p>
          </table:table-cell>
          <table:table-cell office:value-type="percentage" office:value="0.282922611004155" calcext:value-type="percentage">
            <text:p>28.2923%</text:p>
          </table:table-cell>
          <table:table-cell office:value-type="percentage" office:value="0.531837213037818" calcext:value-type="percentage">
            <text:p>53.1837%</text:p>
          </table:table-cell>
          <table:table-cell table:formula="of:=MAX((1-[.I1168]/(1-[.$D$25]));0)" office:value-type="float" office:value="0.240232552803117" calcext:value-type="float">
            <text:p><text:s/>0.2402 </text:p>
          </table:table-cell>
          <table:table-cell/>
          <table:table-cell table:formula="of:=EXP(-[.E1168]*[.$D$23])" office:value-type="float" office:value="0.895192399432069" calcext:value-type="float">
            <text:p><text:s/>0.8952 </text:p>
          </table:table-cell>
          <table:table-cell table:formula="of:=IF([.K1168]=&quot;yes&quot;;[.L1168]*[.$D$22]*([.I1168]-[.I1167]);0)" office:value-type="float" office:value="0" calcext:value-type="float">
            <text:p><text:s/>- <text:s text:c="2"/></text:p>
          </table:table-cell>
          <table:table-cell table:formula="of:=IF([.K1168]=&quot;T_ex&quot;;[.L1168]*([.I1168]-[.$I$35])*[.$D$22];0)" office:value-type="float" office:value="0" calcext:value-type="float">
            <text:p><text:s/>- <text:s text:c="2"/></text:p>
          </table:table-cell>
          <table:table-cell table:formula="of:=IF([.K1168]=&quot;yes&quot;;[.J1168]*[.L1168]*(0.05)*[.$D$21];0)" office:value-type="float" office:value="0" calcext:value-type="float">
            <text:p><text:s/>- <text:s text:c="2"/></text:p>
          </table:table-cell>
          <table:table-cell table:formula="of:=IF([.K1168]=&quot;yes&quot;;[.J1168]*[.L116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6680582208556" calcext:value-type="percentage">
            <text:p>46.6806%</text:p>
          </table:table-cell>
          <table:table-cell office:value-type="float" office:value="1.10814332247557" calcext:value-type="float">
            <text:p>1.11</text:p>
          </table:table-cell>
          <table:table-cell office:value-type="percentage" office:value="0.281001886845697" calcext:value-type="percentage">
            <text:p>28.1002%</text:p>
          </table:table-cell>
          <table:table-cell office:value-type="percentage" office:value="0.914050334018811" calcext:value-type="percentage">
            <text:p>91.4050%</text:p>
          </table:table-cell>
          <table:table-cell office:value-type="percentage" office:value="0.283341173072767" calcext:value-type="percentage">
            <text:p>28.3341%</text:p>
          </table:table-cell>
          <table:table-cell office:value-type="percentage" office:value="0.532557921560937" calcext:value-type="percentage">
            <text:p>53.2558%</text:p>
          </table:table-cell>
          <table:table-cell table:formula="of:=MAX((1-[.I1169]/(1-[.$D$25]));0)" office:value-type="float" office:value="0.239202969198661" calcext:value-type="float">
            <text:p><text:s/>0.2392 </text:p>
          </table:table-cell>
          <table:table-cell/>
          <table:table-cell table:formula="of:=EXP(-[.E1169]*[.$D$23])" office:value-type="float" office:value="0.895104925621468" calcext:value-type="float">
            <text:p><text:s/>0.8951 </text:p>
          </table:table-cell>
          <table:table-cell table:formula="of:=IF([.K1169]=&quot;yes&quot;;[.L1169]*[.$D$22]*([.I1169]-[.I1168]);0)" office:value-type="float" office:value="0" calcext:value-type="float">
            <text:p><text:s/>- <text:s text:c="2"/></text:p>
          </table:table-cell>
          <table:table-cell table:formula="of:=IF([.K1169]=&quot;T_ex&quot;;[.L1169]*([.I1169]-[.$I$35])*[.$D$22];0)" office:value-type="float" office:value="0" calcext:value-type="float">
            <text:p><text:s/>- <text:s text:c="2"/></text:p>
          </table:table-cell>
          <table:table-cell table:formula="of:=IF([.K1169]=&quot;yes&quot;;[.J1169]*[.L1169]*(0.05)*[.$D$21];0)" office:value-type="float" office:value="0" calcext:value-type="float">
            <text:p><text:s/>- <text:s text:c="2"/></text:p>
          </table:table-cell>
          <table:table-cell table:formula="of:=IF([.K1169]=&quot;yes&quot;;[.J1169]*[.L116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67597688055354" calcext:value-type="percentage">
            <text:p>46.7598%</text:p>
          </table:table-cell>
          <table:table-cell office:value-type="float" office:value="1.10912052117264" calcext:value-type="float">
            <text:p>1.11</text:p>
          </table:table-cell>
          <table:table-cell office:value-type="percentage" office:value="0.281426090234534" calcext:value-type="percentage">
            <text:p>28.1426%</text:p>
          </table:table-cell>
          <table:table-cell office:value-type="percentage" office:value="0.914529011027213" calcext:value-type="percentage">
            <text:p>91.4529%</text:p>
          </table:table-cell>
          <table:table-cell office:value-type="percentage" office:value="0.283762954644315" calcext:value-type="percentage">
            <text:p>28.3763%</text:p>
          </table:table-cell>
          <table:table-cell office:value-type="percentage" office:value="0.533316825970812" calcext:value-type="percentage">
            <text:p>53.3317%</text:p>
          </table:table-cell>
          <table:table-cell table:formula="of:=MAX((1-[.I1170]/(1-[.$D$25]));0)" office:value-type="float" office:value="0.238118820041697" calcext:value-type="float">
            <text:p><text:s/>0.2381 </text:p>
          </table:table-cell>
          <table:table-cell/>
          <table:table-cell table:formula="of:=EXP(-[.E1170]*[.$D$23])" office:value-type="float" office:value="0.895017460358379" calcext:value-type="float">
            <text:p><text:s/>0.8950 </text:p>
          </table:table-cell>
          <table:table-cell table:formula="of:=IF([.K1170]=&quot;yes&quot;;[.L1170]*[.$D$22]*([.I1170]-[.I1169]);0)" office:value-type="float" office:value="0" calcext:value-type="float">
            <text:p><text:s/>- <text:s text:c="2"/></text:p>
          </table:table-cell>
          <table:table-cell table:formula="of:=IF([.K1170]=&quot;T_ex&quot;;[.L1170]*([.I1170]-[.$I$35])*[.$D$22];0)" office:value-type="float" office:value="0" calcext:value-type="float">
            <text:p><text:s/>- <text:s text:c="2"/></text:p>
          </table:table-cell>
          <table:table-cell table:formula="of:=IF([.K1170]=&quot;yes&quot;;[.J1170]*[.L1170]*(0.05)*[.$D$21];0)" office:value-type="float" office:value="0" calcext:value-type="float">
            <text:p><text:s/>- <text:s text:c="2"/></text:p>
          </table:table-cell>
          <table:table-cell table:formula="of:=IF([.K1170]=&quot;yes&quot;;[.J1170]*[.L117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68391870241885" calcext:value-type="percentage">
            <text:p>46.8392%</text:p>
          </table:table-cell>
          <table:table-cell office:value-type="float" office:value="1.11009771986971" calcext:value-type="float">
            <text:p>1.11</text:p>
          </table:table-cell>
          <table:table-cell office:value-type="percentage" office:value="0.281849004654456" calcext:value-type="percentage">
            <text:p>28.1849%</text:p>
          </table:table-cell>
          <table:table-cell office:value-type="percentage" office:value="0.914966213515843" calcext:value-type="percentage">
            <text:p>91.4966%</text:p>
          </table:table-cell>
          <table:table-cell office:value-type="percentage" office:value="0.284178235155203" calcext:value-type="percentage">
            <text:p>28.4178%</text:p>
          </table:table-cell>
          <table:table-cell office:value-type="percentage" office:value="0.534054623324121" calcext:value-type="percentage">
            <text:p>53.4055%</text:p>
          </table:table-cell>
          <table:table-cell table:formula="of:=MAX((1-[.I1171]/(1-[.$D$25]));0)" office:value-type="float" office:value="0.237064823822684" calcext:value-type="float">
            <text:p><text:s/>0.2371 </text:p>
          </table:table-cell>
          <table:table-cell/>
          <table:table-cell table:formula="of:=EXP(-[.E1171]*[.$D$23])" office:value-type="float" office:value="0.894930003641966" calcext:value-type="float">
            <text:p><text:s/>0.8949 </text:p>
          </table:table-cell>
          <table:table-cell table:formula="of:=IF([.K1171]=&quot;yes&quot;;[.L1171]*[.$D$22]*([.I1171]-[.I1170]);0)" office:value-type="float" office:value="0" calcext:value-type="float">
            <text:p><text:s/>- <text:s text:c="2"/></text:p>
          </table:table-cell>
          <table:table-cell table:formula="of:=IF([.K1171]=&quot;T_ex&quot;;[.L1171]*([.I1171]-[.$I$35])*[.$D$22];0)" office:value-type="float" office:value="0" calcext:value-type="float">
            <text:p><text:s/>- <text:s text:c="2"/></text:p>
          </table:table-cell>
          <table:table-cell table:formula="of:=IF([.K1171]=&quot;yes&quot;;[.J1171]*[.L1171]*(0.05)*[.$D$21];0)" office:value-type="float" office:value="0" calcext:value-type="float">
            <text:p><text:s/>- <text:s text:c="2"/></text:p>
          </table:table-cell>
          <table:table-cell table:formula="of:=IF([.K1171]=&quot;yes&quot;;[.J1171]*[.L117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69182379102057" calcext:value-type="percentage">
            <text:p>46.9182%</text:p>
          </table:table-cell>
          <table:table-cell office:value-type="float" office:value="1.11107491856678" calcext:value-type="float">
            <text:p>1.11</text:p>
          </table:table-cell>
          <table:table-cell office:value-type="percentage" office:value="0.282268321564952" calcext:value-type="percentage">
            <text:p>28.2268%</text:p>
          </table:table-cell>
          <table:table-cell office:value-type="percentage" office:value="0.91540539275704" calcext:value-type="percentage">
            <text:p>91.5405%</text:p>
          </table:table-cell>
          <table:table-cell office:value-type="percentage" office:value="0.28459604485831" calcext:value-type="percentage">
            <text:p>28.4596%</text:p>
          </table:table-cell>
          <table:table-cell office:value-type="percentage" office:value="0.534774882507266" calcext:value-type="percentage">
            <text:p>53.4775%</text:p>
          </table:table-cell>
          <table:table-cell table:formula="of:=MAX((1-[.I1172]/(1-[.$D$25]));0)" office:value-type="float" office:value="0.236035882132477" calcext:value-type="float">
            <text:p><text:s/>0.2360 </text:p>
          </table:table-cell>
          <table:table-cell/>
          <table:table-cell table:formula="of:=EXP(-[.E1172]*[.$D$23])" office:value-type="float" office:value="0.894842555471395" calcext:value-type="float">
            <text:p><text:s/>0.8948 </text:p>
          </table:table-cell>
          <table:table-cell table:formula="of:=IF([.K1172]=&quot;yes&quot;;[.L1172]*[.$D$22]*([.I1172]-[.I1171]);0)" office:value-type="float" office:value="0" calcext:value-type="float">
            <text:p><text:s/>- <text:s text:c="2"/></text:p>
          </table:table-cell>
          <table:table-cell table:formula="of:=IF([.K1172]=&quot;T_ex&quot;;[.L1172]*([.I1172]-[.$I$35])*[.$D$22];0)" office:value-type="float" office:value="0" calcext:value-type="float">
            <text:p><text:s/>- <text:s text:c="2"/></text:p>
          </table:table-cell>
          <table:table-cell table:formula="of:=IF([.K1172]=&quot;yes&quot;;[.J1172]*[.L1172]*(0.05)*[.$D$21];0)" office:value-type="float" office:value="0" calcext:value-type="float">
            <text:p><text:s/>- <text:s text:c="2"/></text:p>
          </table:table-cell>
          <table:table-cell table:formula="of:=IF([.K1172]=&quot;yes&quot;;[.J1172]*[.L117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69963575786971" calcext:value-type="percentage">
            <text:p>46.9964%</text:p>
          </table:table-cell>
          <table:table-cell office:value-type="float" office:value="1.11205211726384" calcext:value-type="float">
            <text:p>1.11</text:p>
          </table:table-cell>
          <table:table-cell office:value-type="percentage" office:value="0.282697017862972" calcext:value-type="percentage">
            <text:p>28.2697%</text:p>
          </table:table-cell>
          <table:table-cell office:value-type="percentage" office:value="0.915842306116897" calcext:value-type="percentage">
            <text:p>91.5842%</text:p>
          </table:table-cell>
          <table:table-cell office:value-type="percentage" office:value="0.285017000999101" calcext:value-type="percentage">
            <text:p>28.5017%</text:p>
          </table:table-cell>
          <table:table-cell office:value-type="percentage" office:value="0.535514209019261" calcext:value-type="percentage">
            <text:p>53.5514%</text:p>
          </table:table-cell>
          <table:table-cell table:formula="of:=MAX((1-[.I1173]/(1-[.$D$25]));0)" office:value-type="float" office:value="0.234979701401056" calcext:value-type="float">
            <text:p><text:s/>0.2350 </text:p>
          </table:table-cell>
          <table:table-cell/>
          <table:table-cell table:formula="of:=EXP(-[.E1173]*[.$D$23])" office:value-type="float" office:value="0.894755115845831" calcext:value-type="float">
            <text:p><text:s/>0.8948 </text:p>
          </table:table-cell>
          <table:table-cell table:formula="of:=IF([.K1173]=&quot;yes&quot;;[.L1173]*[.$D$22]*([.I1173]-[.I1172]);0)" office:value-type="float" office:value="0" calcext:value-type="float">
            <text:p><text:s/>- <text:s text:c="2"/></text:p>
          </table:table-cell>
          <table:table-cell table:formula="of:=IF([.K1173]=&quot;T_ex&quot;;[.L1173]*([.I1173]-[.$I$35])*[.$D$22];0)" office:value-type="float" office:value="0" calcext:value-type="float">
            <text:p><text:s/>- <text:s text:c="2"/></text:p>
          </table:table-cell>
          <table:table-cell table:formula="of:=IF([.K1173]=&quot;yes&quot;;[.J1173]*[.L1173]*(0.05)*[.$D$21];0)" office:value-type="float" office:value="0" calcext:value-type="float">
            <text:p><text:s/>- <text:s text:c="2"/></text:p>
          </table:table-cell>
          <table:table-cell table:formula="of:=IF([.K1173]=&quot;yes&quot;;[.J1173]*[.L117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70746248047311" calcext:value-type="percentage">
            <text:p>47.0746%</text:p>
          </table:table-cell>
          <table:table-cell office:value-type="float" office:value="1.11302931596091" calcext:value-type="float">
            <text:p>1.11</text:p>
          </table:table-cell>
          <table:table-cell office:value-type="percentage" office:value="0.283116617611163" calcext:value-type="percentage">
            <text:p>28.3117%</text:p>
          </table:table-cell>
          <table:table-cell office:value-type="percentage" office:value="0.916270220490113" calcext:value-type="percentage">
            <text:p>91.6270%</text:p>
          </table:table-cell>
          <table:table-cell office:value-type="percentage" office:value="0.285434650844027" calcext:value-type="percentage">
            <text:p>28.5435%</text:p>
          </table:table-cell>
          <table:table-cell office:value-type="percentage" office:value="0.536243526253686" calcext:value-type="percentage">
            <text:p>53.6244%</text:p>
          </table:table-cell>
          <table:table-cell table:formula="of:=MAX((1-[.I1174]/(1-[.$D$25]));0)" office:value-type="float" office:value="0.233937819637591" calcext:value-type="float">
            <text:p><text:s/>0.2339 </text:p>
          </table:table-cell>
          <table:table-cell/>
          <table:table-cell table:formula="of:=EXP(-[.E1174]*[.$D$23])" office:value-type="float" office:value="0.894667684764437" calcext:value-type="float">
            <text:p><text:s/>0.8947 </text:p>
          </table:table-cell>
          <table:table-cell table:formula="of:=IF([.K1174]=&quot;yes&quot;;[.L1174]*[.$D$22]*([.I1174]-[.I1173]);0)" office:value-type="float" office:value="0" calcext:value-type="float">
            <text:p><text:s/>- <text:s text:c="2"/></text:p>
          </table:table-cell>
          <table:table-cell table:formula="of:=IF([.K1174]=&quot;T_ex&quot;;[.L1174]*([.I1174]-[.$I$35])*[.$D$22];0)" office:value-type="float" office:value="0" calcext:value-type="float">
            <text:p><text:s/>- <text:s text:c="2"/></text:p>
          </table:table-cell>
          <table:table-cell table:formula="of:=IF([.K1174]=&quot;yes&quot;;[.J1174]*[.L1174]*(0.05)*[.$D$21];0)" office:value-type="float" office:value="0" calcext:value-type="float">
            <text:p><text:s/>- <text:s text:c="2"/></text:p>
          </table:table-cell>
          <table:table-cell table:formula="of:=IF([.K1174]=&quot;yes&quot;;[.J1174]*[.L117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71516690745043" calcext:value-type="percentage">
            <text:p>47.1517%</text:p>
          </table:table-cell>
          <table:table-cell office:value-type="float" office:value="1.11400651465798" calcext:value-type="float">
            <text:p>1.11</text:p>
          </table:table-cell>
          <table:table-cell office:value-type="percentage" office:value="0.283538218165686" calcext:value-type="percentage">
            <text:p>28.3538%</text:p>
          </table:table-cell>
          <table:table-cell office:value-type="percentage" office:value="0.916659852572166" calcext:value-type="percentage">
            <text:p>91.6660%</text:p>
          </table:table-cell>
          <table:table-cell office:value-type="percentage" office:value="0.285849228492168" calcext:value-type="percentage">
            <text:p>28.5849%</text:p>
          </table:table-cell>
          <table:table-cell office:value-type="percentage" office:value="0.536920567540526" calcext:value-type="percentage">
            <text:p>53.6921%</text:p>
          </table:table-cell>
          <table:table-cell table:formula="of:=MAX((1-[.I1175]/(1-[.$D$25]));0)" office:value-type="float" office:value="0.232970617799248" calcext:value-type="float">
            <text:p><text:s/>0.2330 </text:p>
          </table:table-cell>
          <table:table-cell/>
          <table:table-cell table:formula="of:=EXP(-[.E1175]*[.$D$23])" office:value-type="float" office:value="0.89458026222638" calcext:value-type="float">
            <text:p><text:s/>0.8946 </text:p>
          </table:table-cell>
          <table:table-cell table:formula="of:=IF([.K1175]=&quot;yes&quot;;[.L1175]*[.$D$22]*([.I1175]-[.I1174]);0)" office:value-type="float" office:value="0" calcext:value-type="float">
            <text:p><text:s/>- <text:s text:c="2"/></text:p>
          </table:table-cell>
          <table:table-cell table:formula="of:=IF([.K1175]=&quot;T_ex&quot;;[.L1175]*([.I1175]-[.$I$35])*[.$D$22];0)" office:value-type="float" office:value="0" calcext:value-type="float">
            <text:p><text:s/>- <text:s text:c="2"/></text:p>
          </table:table-cell>
          <table:table-cell table:formula="of:=IF([.K1175]=&quot;yes&quot;;[.J1175]*[.L1175]*(0.05)*[.$D$21];0)" office:value-type="float" office:value="0" calcext:value-type="float">
            <text:p><text:s/>- <text:s text:c="2"/></text:p>
          </table:table-cell>
          <table:table-cell table:formula="of:=IF([.K1175]=&quot;yes&quot;;[.J1175]*[.L117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72256251553214" calcext:value-type="percentage">
            <text:p>47.2256%</text:p>
          </table:table-cell>
          <table:table-cell office:value-type="float" office:value="1.11498371335505" calcext:value-type="float">
            <text:p>1.11</text:p>
          </table:table-cell>
          <table:table-cell office:value-type="percentage" office:value="0.283953592604259" calcext:value-type="percentage">
            <text:p>28.3954%</text:p>
          </table:table-cell>
          <table:table-cell office:value-type="percentage" office:value="0.917015036658224" calcext:value-type="percentage">
            <text:p>91.7015%</text:p>
          </table:table-cell>
          <table:table-cell office:value-type="percentage" office:value="0.286269889029798" calcext:value-type="percentage">
            <text:p>28.6270%</text:p>
          </table:table-cell>
          <table:table-cell office:value-type="percentage" office:value="0.537535994004994" calcext:value-type="percentage">
            <text:p>53.7536%</text:p>
          </table:table-cell>
          <table:table-cell table:formula="of:=MAX((1-[.I1176]/(1-[.$D$25]));0)" office:value-type="float" office:value="0.232091437135723" calcext:value-type="float">
            <text:p><text:s/>0.2321 </text:p>
          </table:table-cell>
          <table:table-cell/>
          <table:table-cell table:formula="of:=EXP(-[.E1176]*[.$D$23])" office:value-type="float" office:value="0.894492848230824" calcext:value-type="float">
            <text:p><text:s/>0.8945 </text:p>
          </table:table-cell>
          <table:table-cell table:formula="of:=IF([.K1176]=&quot;yes&quot;;[.L1176]*[.$D$22]*([.I1176]-[.I1175]);0)" office:value-type="float" office:value="0" calcext:value-type="float">
            <text:p><text:s/>- <text:s text:c="2"/></text:p>
          </table:table-cell>
          <table:table-cell table:formula="of:=IF([.K1176]=&quot;T_ex&quot;;[.L1176]*([.I1176]-[.$I$35])*[.$D$22];0)" office:value-type="float" office:value="0" calcext:value-type="float">
            <text:p><text:s/>- <text:s text:c="2"/></text:p>
          </table:table-cell>
          <table:table-cell table:formula="of:=IF([.K1176]=&quot;yes&quot;;[.J1176]*[.L1176]*(0.05)*[.$D$21];0)" office:value-type="float" office:value="0" calcext:value-type="float">
            <text:p><text:s/>- <text:s text:c="2"/></text:p>
          </table:table-cell>
          <table:table-cell table:formula="of:=IF([.K1176]=&quot;yes&quot;;[.J1176]*[.L117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73014810964495" calcext:value-type="percentage">
            <text:p>47.3015%</text:p>
          </table:table-cell>
          <table:table-cell office:value-type="float" office:value="1.11596091205212" calcext:value-type="float">
            <text:p>1.12</text:p>
          </table:table-cell>
          <table:table-cell office:value-type="percentage" office:value="0.284379170927281" calcext:value-type="percentage">
            <text:p>28.4379%</text:p>
          </table:table-cell>
          <table:table-cell office:value-type="percentage" office:value="0.917357217737096" calcext:value-type="percentage">
            <text:p>91.7357%</text:p>
          </table:table-cell>
          <table:table-cell office:value-type="percentage" office:value="0.286689627511673" calcext:value-type="percentage">
            <text:p>28.6690%</text:p>
          </table:table-cell>
          <table:table-cell office:value-type="percentage" office:value="0.538207684269697" calcext:value-type="percentage">
            <text:p>53.8208%</text:p>
          </table:table-cell>
          <table:table-cell table:formula="of:=MAX((1-[.I1177]/(1-[.$D$25]));0)" office:value-type="float" office:value="0.231131879614718" calcext:value-type="float">
            <text:p><text:s/>0.2311 </text:p>
          </table:table-cell>
          <table:table-cell/>
          <table:table-cell table:formula="of:=EXP(-[.E1177]*[.$D$23])" office:value-type="float" office:value="0.894405442776936" calcext:value-type="float">
            <text:p><text:s/>0.8944 </text:p>
          </table:table-cell>
          <table:table-cell table:formula="of:=IF([.K1177]=&quot;yes&quot;;[.L1177]*[.$D$22]*([.I1177]-[.I1176]);0)" office:value-type="float" office:value="0" calcext:value-type="float">
            <text:p><text:s/>- <text:s text:c="2"/></text:p>
          </table:table-cell>
          <table:table-cell table:formula="of:=IF([.K1177]=&quot;T_ex&quot;;[.L1177]*([.I1177]-[.$I$35])*[.$D$22];0)" office:value-type="float" office:value="0" calcext:value-type="float">
            <text:p><text:s/>- <text:s text:c="2"/></text:p>
          </table:table-cell>
          <table:table-cell table:formula="of:=IF([.K1177]=&quot;yes&quot;;[.J1177]*[.L1177]*(0.05)*[.$D$21];0)" office:value-type="float" office:value="0" calcext:value-type="float">
            <text:p><text:s/>- <text:s text:c="2"/></text:p>
          </table:table-cell>
          <table:table-cell table:formula="of:=IF([.K1177]=&quot;yes&quot;;[.J1177]*[.L117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73759224223991" calcext:value-type="percentage">
            <text:p>47.3759%</text:p>
          </table:table-cell>
          <table:table-cell office:value-type="float" office:value="1.11693811074919" calcext:value-type="float">
            <text:p>1.12</text:p>
          </table:table-cell>
          <table:table-cell office:value-type="percentage" office:value="0.284796732248701" calcext:value-type="percentage">
            <text:p>28.4797%</text:p>
          </table:table-cell>
          <table:table-cell office:value-type="percentage" office:value="0.917681185067055" calcext:value-type="percentage">
            <text:p>91.7681%</text:p>
          </table:table-cell>
          <table:table-cell office:value-type="percentage" office:value="0.287106346445143" calcext:value-type="percentage">
            <text:p>28.7106%</text:p>
          </table:table-cell>
          <table:table-cell office:value-type="percentage" office:value="0.538902345871354" calcext:value-type="percentage">
            <text:p>53.8902%</text:p>
          </table:table-cell>
          <table:table-cell table:formula="of:=MAX((1-[.I1178]/(1-[.$D$25]));0)" office:value-type="float" office:value="0.230139505898066" calcext:value-type="float">
            <text:p><text:s/>0.2301 </text:p>
          </table:table-cell>
          <table:table-cell/>
          <table:table-cell table:formula="of:=EXP(-[.E1178]*[.$D$23])" office:value-type="float" office:value="0.894318045863879" calcext:value-type="float">
            <text:p><text:s/>0.8943 </text:p>
          </table:table-cell>
          <table:table-cell table:formula="of:=IF([.K1178]=&quot;yes&quot;;[.L1178]*[.$D$22]*([.I1178]-[.I1177]);0)" office:value-type="float" office:value="0" calcext:value-type="float">
            <text:p><text:s/>- <text:s text:c="2"/></text:p>
          </table:table-cell>
          <table:table-cell table:formula="of:=IF([.K1178]=&quot;T_ex&quot;;[.L1178]*([.I1178]-[.$I$35])*[.$D$22];0)" office:value-type="float" office:value="0" calcext:value-type="float">
            <text:p><text:s/>- <text:s text:c="2"/></text:p>
          </table:table-cell>
          <table:table-cell table:formula="of:=IF([.K1178]=&quot;yes&quot;;[.J1178]*[.L1178]*(0.05)*[.$D$21];0)" office:value-type="float" office:value="0" calcext:value-type="float">
            <text:p><text:s/>- <text:s text:c="2"/></text:p>
          </table:table-cell>
          <table:table-cell table:formula="of:=IF([.K1178]=&quot;yes&quot;;[.J1178]*[.L117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74522877575658" calcext:value-type="percentage">
            <text:p>47.4523%</text:p>
          </table:table-cell>
          <table:table-cell office:value-type="float" office:value="1.11791530944625" calcext:value-type="float">
            <text:p>1.12</text:p>
          </table:table-cell>
          <table:table-cell office:value-type="percentage" office:value="0.285211446864343" calcext:value-type="percentage">
            <text:p>28.5211%</text:p>
          </table:table-cell>
          <table:table-cell office:value-type="percentage" office:value="0.918002195288097" calcext:value-type="percentage">
            <text:p>91.8002%</text:p>
          </table:table-cell>
          <table:table-cell office:value-type="percentage" office:value="0.287524282202829" calcext:value-type="percentage">
            <text:p>28.7524%</text:p>
          </table:table-cell>
          <table:table-cell office:value-type="percentage" office:value="0.539572728146886" calcext:value-type="percentage">
            <text:p>53.9573%</text:p>
          </table:table-cell>
          <table:table-cell table:formula="of:=MAX((1-[.I1179]/(1-[.$D$25]));0)" office:value-type="float" office:value="0.22918181693302" calcext:value-type="float">
            <text:p><text:s/>0.2292 </text:p>
          </table:table-cell>
          <table:table-cell/>
          <table:table-cell table:formula="of:=EXP(-[.E1179]*[.$D$23])" office:value-type="float" office:value="0.894230657490822" calcext:value-type="float">
            <text:p><text:s/>0.8942 </text:p>
          </table:table-cell>
          <table:table-cell table:formula="of:=IF([.K1179]=&quot;yes&quot;;[.L1179]*[.$D$22]*([.I1179]-[.I1178]);0)" office:value-type="float" office:value="0" calcext:value-type="float">
            <text:p><text:s/>- <text:s text:c="2"/></text:p>
          </table:table-cell>
          <table:table-cell table:formula="of:=IF([.K1179]=&quot;T_ex&quot;;[.L1179]*([.I1179]-[.$I$35])*[.$D$22];0)" office:value-type="float" office:value="0" calcext:value-type="float">
            <text:p><text:s/>- <text:s text:c="2"/></text:p>
          </table:table-cell>
          <table:table-cell table:formula="of:=IF([.K1179]=&quot;yes&quot;;[.J1179]*[.L1179]*(0.05)*[.$D$21];0)" office:value-type="float" office:value="0" calcext:value-type="float">
            <text:p><text:s/>- <text:s text:c="2"/></text:p>
          </table:table-cell>
          <table:table-cell table:formula="of:=IF([.K1179]=&quot;yes&quot;;[.J1179]*[.L117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75282794659597" calcext:value-type="percentage">
            <text:p>47.5283%</text:p>
          </table:table-cell>
          <table:table-cell office:value-type="float" office:value="1.11889250814332" calcext:value-type="float">
            <text:p>1.12</text:p>
          </table:table-cell>
          <table:table-cell office:value-type="percentage" office:value="0.285634369043082" calcext:value-type="percentage">
            <text:p>28.5634%</text:p>
          </table:table-cell>
          <table:table-cell office:value-type="percentage" office:value="0.918325228878438" calcext:value-type="percentage">
            <text:p>91.8325%</text:p>
          </table:table-cell>
          <table:table-cell office:value-type="percentage" office:value="0.287947236661652" calcext:value-type="percentage">
            <text:p>28.7947%</text:p>
          </table:table-cell>
          <table:table-cell office:value-type="percentage" office:value="0.540220135547395" calcext:value-type="percentage">
            <text:p>54.0220%</text:p>
          </table:table-cell>
          <table:table-cell table:formula="of:=MAX((1-[.I1180]/(1-[.$D$25]));0)" office:value-type="float" office:value="0.228256949218007" calcext:value-type="float">
            <text:p><text:s/>0.2283 </text:p>
          </table:table-cell>
          <table:table-cell/>
          <table:table-cell table:formula="of:=EXP(-[.E1180]*[.$D$23])" office:value-type="float" office:value="0.894143277656926" calcext:value-type="float">
            <text:p><text:s/>0.8941 </text:p>
          </table:table-cell>
          <table:table-cell table:formula="of:=IF([.K1180]=&quot;yes&quot;;[.L1180]*[.$D$22]*([.I1180]-[.I1179]);0)" office:value-type="float" office:value="0" calcext:value-type="float">
            <text:p><text:s/>- <text:s text:c="2"/></text:p>
          </table:table-cell>
          <table:table-cell table:formula="of:=IF([.K1180]=&quot;T_ex&quot;;[.L1180]*([.I1180]-[.$I$35])*[.$D$22];0)" office:value-type="float" office:value="0" calcext:value-type="float">
            <text:p><text:s/>- <text:s text:c="2"/></text:p>
          </table:table-cell>
          <table:table-cell table:formula="of:=IF([.K1180]=&quot;yes&quot;;[.J1180]*[.L1180]*(0.05)*[.$D$21];0)" office:value-type="float" office:value="0" calcext:value-type="float">
            <text:p><text:s/>- <text:s text:c="2"/></text:p>
          </table:table-cell>
          <table:table-cell table:formula="of:=IF([.K1180]=&quot;yes&quot;;[.J1180]*[.L118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76026308247166" calcext:value-type="percentage">
            <text:p>47.6026%</text:p>
          </table:table-cell>
          <table:table-cell office:value-type="float" office:value="1.11986970684039" calcext:value-type="float">
            <text:p>1.12</text:p>
          </table:table-cell>
          <table:table-cell office:value-type="percentage" office:value="0.286053591229203" calcext:value-type="percentage">
            <text:p>28.6054%</text:p>
          </table:table-cell>
          <table:table-cell office:value-type="percentage" office:value="0.918637598080475" calcext:value-type="percentage">
            <text:p>91.8638%</text:p>
          </table:table-cell>
          <table:table-cell office:value-type="percentage" office:value="0.288377697137145" calcext:value-type="percentage">
            <text:p>28.8378%</text:p>
          </table:table-cell>
          <table:table-cell office:value-type="percentage" office:value="0.540887854752904" calcext:value-type="percentage">
            <text:p>54.0888%</text:p>
          </table:table-cell>
          <table:table-cell table:formula="of:=MAX((1-[.I1181]/(1-[.$D$25]));0)" office:value-type="float" office:value="0.227303064638708" calcext:value-type="float">
            <text:p><text:s/>0.2273 </text:p>
          </table:table-cell>
          <table:table-cell/>
          <table:table-cell table:formula="of:=EXP(-[.E1181]*[.$D$23])" office:value-type="float" office:value="0.89405590636136" calcext:value-type="float">
            <text:p><text:s/>0.8941 </text:p>
          </table:table-cell>
          <table:table-cell table:formula="of:=IF([.K1181]=&quot;yes&quot;;[.L1181]*[.$D$22]*([.I1181]-[.I1180]);0)" office:value-type="float" office:value="0" calcext:value-type="float">
            <text:p><text:s/>- <text:s text:c="2"/></text:p>
          </table:table-cell>
          <table:table-cell table:formula="of:=IF([.K1181]=&quot;T_ex&quot;;[.L1181]*([.I1181]-[.$I$35])*[.$D$22];0)" office:value-type="float" office:value="0" calcext:value-type="float">
            <text:p><text:s/>- <text:s text:c="2"/></text:p>
          </table:table-cell>
          <table:table-cell table:formula="of:=IF([.K1181]=&quot;yes&quot;;[.J1181]*[.L1181]*(0.05)*[.$D$21];0)" office:value-type="float" office:value="0" calcext:value-type="float">
            <text:p><text:s/>- <text:s text:c="2"/></text:p>
          </table:table-cell>
          <table:table-cell table:formula="of:=IF([.K1181]=&quot;yes&quot;;[.J1181]*[.L118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76806059931177" calcext:value-type="percentage">
            <text:p>47.6806%</text:p>
          </table:table-cell>
          <table:table-cell office:value-type="float" office:value="1.12084690553746" calcext:value-type="float">
            <text:p>1.12</text:p>
          </table:table-cell>
          <table:table-cell office:value-type="percentage" office:value="0.286478534971357" calcext:value-type="percentage">
            <text:p>28.6479%</text:p>
          </table:table-cell>
          <table:table-cell office:value-type="percentage" office:value="0.918937502034589" calcext:value-type="percentage">
            <text:p>91.8938%</text:p>
          </table:table-cell>
          <table:table-cell office:value-type="percentage" office:value="0.288797024674364" calcext:value-type="percentage">
            <text:p>28.8797%</text:p>
          </table:table-cell>
          <table:table-cell office:value-type="percentage" office:value="0.541505730509645" calcext:value-type="percentage">
            <text:p>54.1506%</text:p>
          </table:table-cell>
          <table:table-cell table:formula="of:=MAX((1-[.I1182]/(1-[.$D$25]));0)" office:value-type="float" office:value="0.226420384986221" calcext:value-type="float">
            <text:p><text:s/>0.2264 </text:p>
          </table:table-cell>
          <table:table-cell/>
          <table:table-cell table:formula="of:=EXP(-[.E1182]*[.$D$23])" office:value-type="float" office:value="0.893968543603287" calcext:value-type="float">
            <text:p><text:s/>0.8940 </text:p>
          </table:table-cell>
          <table:table-cell table:formula="of:=IF([.K1182]=&quot;yes&quot;;[.L1182]*[.$D$22]*([.I1182]-[.I1181]);0)" office:value-type="float" office:value="0" calcext:value-type="float">
            <text:p><text:s/>- <text:s text:c="2"/></text:p>
          </table:table-cell>
          <table:table-cell table:formula="of:=IF([.K1182]=&quot;T_ex&quot;;[.L1182]*([.I1182]-[.$I$35])*[.$D$22];0)" office:value-type="float" office:value="0" calcext:value-type="float">
            <text:p><text:s/>- <text:s text:c="2"/></text:p>
          </table:table-cell>
          <table:table-cell table:formula="of:=IF([.K1182]=&quot;yes&quot;;[.J1182]*[.L1182]*(0.05)*[.$D$21];0)" office:value-type="float" office:value="0" calcext:value-type="float">
            <text:p><text:s/>- <text:s text:c="2"/></text:p>
          </table:table-cell>
          <table:table-cell table:formula="of:=IF([.K1182]=&quot;yes&quot;;[.J1182]*[.L118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77571118199637" calcext:value-type="percentage">
            <text:p>47.7571%</text:p>
          </table:table-cell>
          <table:table-cell office:value-type="float" office:value="1.12182410423453" calcext:value-type="float">
            <text:p>1.12</text:p>
          </table:table-cell>
          <table:table-cell office:value-type="percentage" office:value="0.286901910936829" calcext:value-type="percentage">
            <text:p>28.6902%</text:p>
          </table:table-cell>
          <table:table-cell office:value-type="percentage" office:value="0.919213709897291" calcext:value-type="percentage">
            <text:p>91.9214%</text:p>
          </table:table-cell>
          <table:table-cell office:value-type="percentage" office:value="0.28921718036808" calcext:value-type="percentage">
            <text:p>28.9217%</text:p>
          </table:table-cell>
          <table:table-cell office:value-type="percentage" office:value="0.542063914602128" calcext:value-type="percentage">
            <text:p>54.2064%</text:p>
          </table:table-cell>
          <table:table-cell table:formula="of:=MAX((1-[.I1183]/(1-[.$D$25]));0)" office:value-type="float" office:value="0.225622979139817" calcext:value-type="float">
            <text:p><text:s/>0.2256 </text:p>
          </table:table-cell>
          <table:table-cell/>
          <table:table-cell table:formula="of:=EXP(-[.E1183]*[.$D$23])" office:value-type="float" office:value="0.893881189381875" calcext:value-type="float">
            <text:p><text:s/>0.8939 </text:p>
          </table:table-cell>
          <table:table-cell table:formula="of:=IF([.K1183]=&quot;yes&quot;;[.L1183]*[.$D$22]*([.I1183]-[.I1182]);0)" office:value-type="float" office:value="0" calcext:value-type="float">
            <text:p><text:s/>- <text:s text:c="2"/></text:p>
          </table:table-cell>
          <table:table-cell table:formula="of:=IF([.K1183]=&quot;T_ex&quot;;[.L1183]*([.I1183]-[.$I$35])*[.$D$22];0)" office:value-type="float" office:value="0" calcext:value-type="float">
            <text:p><text:s/>- <text:s text:c="2"/></text:p>
          </table:table-cell>
          <table:table-cell table:formula="of:=IF([.K1183]=&quot;yes&quot;;[.J1183]*[.L1183]*(0.05)*[.$D$21];0)" office:value-type="float" office:value="0" calcext:value-type="float">
            <text:p><text:s/>- <text:s text:c="2"/></text:p>
          </table:table-cell>
          <table:table-cell table:formula="of:=IF([.K1183]=&quot;yes&quot;;[.J1183]*[.L118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78337089518284" calcext:value-type="percentage">
            <text:p>47.8337%</text:p>
          </table:table-cell>
          <table:table-cell office:value-type="float" office:value="1.1228013029316" calcext:value-type="float">
            <text:p>1.12</text:p>
          </table:table-cell>
          <table:table-cell office:value-type="percentage" office:value="0.287322528532157" calcext:value-type="percentage">
            <text:p>28.7323%</text:p>
          </table:table-cell>
          <table:table-cell office:value-type="percentage" office:value="0.919489494371466" calcext:value-type="percentage">
            <text:p>91.9489%</text:p>
          </table:table-cell>
          <table:table-cell office:value-type="percentage" office:value="0.289636943155585" calcext:value-type="percentage">
            <text:p>28.9637%</text:p>
          </table:table-cell>
          <table:table-cell office:value-type="percentage" office:value="0.542590097709092" calcext:value-type="percentage">
            <text:p>54.2590%</text:p>
          </table:table-cell>
          <table:table-cell table:formula="of:=MAX((1-[.I1184]/(1-[.$D$25]));0)" office:value-type="float" office:value="0.224871288987011" calcext:value-type="float">
            <text:p><text:s/>0.2249 </text:p>
          </table:table-cell>
          <table:table-cell/>
          <table:table-cell table:formula="of:=EXP(-[.E1184]*[.$D$23])" office:value-type="float" office:value="0.893793843696289" calcext:value-type="float">
            <text:p><text:s/>0.8938 </text:p>
          </table:table-cell>
          <table:table-cell table:formula="of:=IF([.K1184]=&quot;yes&quot;;[.L1184]*[.$D$22]*([.I1184]-[.I1183]);0)" office:value-type="float" office:value="0" calcext:value-type="float">
            <text:p><text:s/>- <text:s text:c="2"/></text:p>
          </table:table-cell>
          <table:table-cell table:formula="of:=IF([.K1184]=&quot;T_ex&quot;;[.L1184]*([.I1184]-[.$I$35])*[.$D$22];0)" office:value-type="float" office:value="0" calcext:value-type="float">
            <text:p><text:s/>- <text:s text:c="2"/></text:p>
          </table:table-cell>
          <table:table-cell table:formula="of:=IF([.K1184]=&quot;yes&quot;;[.J1184]*[.L1184]*(0.05)*[.$D$21];0)" office:value-type="float" office:value="0" calcext:value-type="float">
            <text:p><text:s/>- <text:s text:c="2"/></text:p>
          </table:table-cell>
          <table:table-cell table:formula="of:=IF([.K1184]=&quot;yes&quot;;[.J1184]*[.L118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79108414466812" calcext:value-type="percentage">
            <text:p>47.9108%</text:p>
          </table:table-cell>
          <table:table-cell office:value-type="float" office:value="1.12377850162866" calcext:value-type="float">
            <text:p>1.12</text:p>
          </table:table-cell>
          <table:table-cell office:value-type="percentage" office:value="0.287739765891178" calcext:value-type="percentage">
            <text:p>28.7740%</text:p>
          </table:table-cell>
          <table:table-cell office:value-type="percentage" office:value="0.919765504959795" calcext:value-type="percentage">
            <text:p>91.9766%</text:p>
          </table:table-cell>
          <table:table-cell office:value-type="percentage" office:value="0.290047961857318" calcext:value-type="percentage">
            <text:p>29.0048%</text:p>
          </table:table-cell>
          <table:table-cell office:value-type="percentage" office:value="0.543180241841782" calcext:value-type="percentage">
            <text:p>54.3180%</text:p>
          </table:table-cell>
          <table:table-cell table:formula="of:=MAX((1-[.I1185]/(1-[.$D$25]));0)" office:value-type="float" office:value="0.224028225940311" calcext:value-type="float">
            <text:p><text:s/>0.2240 </text:p>
          </table:table-cell>
          <table:table-cell/>
          <table:table-cell table:formula="of:=EXP(-[.E1185]*[.$D$23])" office:value-type="float" office:value="0.893706506545696" calcext:value-type="float">
            <text:p><text:s/>0.8937 </text:p>
          </table:table-cell>
          <table:table-cell table:formula="of:=IF([.K1185]=&quot;yes&quot;;[.L1185]*[.$D$22]*([.I1185]-[.I1184]);0)" office:value-type="float" office:value="0" calcext:value-type="float">
            <text:p><text:s/>- <text:s text:c="2"/></text:p>
          </table:table-cell>
          <table:table-cell table:formula="of:=IF([.K1185]=&quot;T_ex&quot;;[.L1185]*([.I1185]-[.$I$35])*[.$D$22];0)" office:value-type="float" office:value="0" calcext:value-type="float">
            <text:p><text:s/>- <text:s text:c="2"/></text:p>
          </table:table-cell>
          <table:table-cell table:formula="of:=IF([.K1185]=&quot;yes&quot;;[.J1185]*[.L1185]*(0.05)*[.$D$21];0)" office:value-type="float" office:value="0" calcext:value-type="float">
            <text:p><text:s/>- <text:s text:c="2"/></text:p>
          </table:table-cell>
          <table:table-cell table:formula="of:=IF([.K1185]=&quot;yes&quot;;[.J1185]*[.L118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79859128020922" calcext:value-type="percentage">
            <text:p>47.9859%</text:p>
          </table:table-cell>
          <table:table-cell office:value-type="float" office:value="1.12475570032573" calcext:value-type="float">
            <text:p>1.12</text:p>
          </table:table-cell>
          <table:table-cell office:value-type="percentage" office:value="0.288161052394837" calcext:value-type="percentage">
            <text:p>28.8161%</text:p>
          </table:table-cell>
          <table:table-cell office:value-type="percentage" office:value="0.92004148999821" calcext:value-type="percentage">
            <text:p>92.0041%</text:p>
          </table:table-cell>
          <table:table-cell office:value-type="percentage" office:value="0.290462865550303" calcext:value-type="percentage">
            <text:p>29.0463%</text:p>
          </table:table-cell>
          <table:table-cell office:value-type="percentage" office:value="0.543796952883269" calcext:value-type="percentage">
            <text:p>54.3797%</text:p>
          </table:table-cell>
          <table:table-cell table:formula="of:=MAX((1-[.I1186]/(1-[.$D$25]));0)" office:value-type="float" office:value="0.223147210166759" calcext:value-type="float">
            <text:p><text:s/>0.2231 </text:p>
          </table:table-cell>
          <table:table-cell/>
          <table:table-cell table:formula="of:=EXP(-[.E1186]*[.$D$23])" office:value-type="float" office:value="0.89361917792926" calcext:value-type="float">
            <text:p><text:s/>0.8936 </text:p>
          </table:table-cell>
          <table:table-cell table:formula="of:=IF([.K1186]=&quot;yes&quot;;[.L1186]*[.$D$22]*([.I1186]-[.I1185]);0)" office:value-type="float" office:value="0" calcext:value-type="float">
            <text:p><text:s/>- <text:s text:c="2"/></text:p>
          </table:table-cell>
          <table:table-cell table:formula="of:=IF([.K1186]=&quot;T_ex&quot;;[.L1186]*([.I1186]-[.$I$35])*[.$D$22];0)" office:value-type="float" office:value="0" calcext:value-type="float">
            <text:p><text:s/>- <text:s text:c="2"/></text:p>
          </table:table-cell>
          <table:table-cell table:formula="of:=IF([.K1186]=&quot;yes&quot;;[.J1186]*[.L1186]*(0.05)*[.$D$21];0)" office:value-type="float" office:value="0" calcext:value-type="float">
            <text:p><text:s/>- <text:s text:c="2"/></text:p>
          </table:table-cell>
          <table:table-cell table:formula="of:=IF([.K1186]=&quot;yes&quot;;[.J1186]*[.L118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80584448746297" calcext:value-type="percentage">
            <text:p>48.0584%</text:p>
          </table:table-cell>
          <table:table-cell office:value-type="float" office:value="1.1257328990228" calcext:value-type="float">
            <text:p>1.13</text:p>
          </table:table-cell>
          <table:table-cell office:value-type="percentage" office:value="0.288592746412333" calcext:value-type="percentage">
            <text:p>28.8593%</text:p>
          </table:table-cell>
          <table:table-cell office:value-type="percentage" office:value="0.920310853697258" calcext:value-type="percentage">
            <text:p>92.0311%</text:p>
          </table:table-cell>
          <table:table-cell office:value-type="percentage" office:value="0.290870775489757" calcext:value-type="percentage">
            <text:p>29.0871%</text:p>
          </table:table-cell>
          <table:table-cell office:value-type="percentage" office:value="0.54441582853769" calcext:value-type="percentage">
            <text:p>54.4416%</text:p>
          </table:table-cell>
          <table:table-cell table:formula="of:=MAX((1-[.I1187]/(1-[.$D$25]));0)" office:value-type="float" office:value="0.222263102089014" calcext:value-type="float">
            <text:p><text:s/>0.2223 </text:p>
          </table:table-cell>
          <table:table-cell/>
          <table:table-cell table:formula="of:=EXP(-[.E1187]*[.$D$23])" office:value-type="float" office:value="0.893531857846149" calcext:value-type="float">
            <text:p><text:s/>0.8935 </text:p>
          </table:table-cell>
          <table:table-cell table:formula="of:=IF([.K1187]=&quot;yes&quot;;[.L1187]*[.$D$22]*([.I1187]-[.I1186]);0)" office:value-type="float" office:value="0" calcext:value-type="float">
            <text:p><text:s/>- <text:s text:c="2"/></text:p>
          </table:table-cell>
          <table:table-cell table:formula="of:=IF([.K1187]=&quot;T_ex&quot;;[.L1187]*([.I1187]-[.$I$35])*[.$D$22];0)" office:value-type="float" office:value="0" calcext:value-type="float">
            <text:p><text:s/>- <text:s text:c="2"/></text:p>
          </table:table-cell>
          <table:table-cell table:formula="of:=IF([.K1187]=&quot;yes&quot;;[.J1187]*[.L1187]*(0.05)*[.$D$21];0)" office:value-type="float" office:value="0" calcext:value-type="float">
            <text:p><text:s/>- <text:s text:c="2"/></text:p>
          </table:table-cell>
          <table:table-cell table:formula="of:=IF([.K1187]=&quot;yes&quot;;[.J1187]*[.L118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81317401490306" calcext:value-type="percentage">
            <text:p>48.1317%</text:p>
          </table:table-cell>
          <table:table-cell office:value-type="float" office:value="1.12671009771987" calcext:value-type="float">
            <text:p>1.13</text:p>
          </table:table-cell>
          <table:table-cell office:value-type="percentage" office:value="0.28902089928681" calcext:value-type="percentage">
            <text:p>28.9021%</text:p>
          </table:table-cell>
          <table:table-cell office:value-type="percentage" office:value="0.920566884234335" calcext:value-type="percentage">
            <text:p>92.0567%</text:p>
          </table:table-cell>
          <table:table-cell office:value-type="percentage" office:value="0.291281396475381" calcext:value-type="percentage">
            <text:p>29.1281%</text:p>
          </table:table-cell>
          <table:table-cell office:value-type="percentage" office:value="0.545062197856538" calcext:value-type="percentage">
            <text:p>54.5062%</text:p>
          </table:table-cell>
          <table:table-cell table:formula="of:=MAX((1-[.I1188]/(1-[.$D$25]));0)" office:value-type="float" office:value="0.221339717347803" calcext:value-type="float">
            <text:p><text:s/>0.2213 </text:p>
          </table:table-cell>
          <table:table-cell/>
          <table:table-cell table:formula="of:=EXP(-[.E1188]*[.$D$23])" office:value-type="float" office:value="0.893444546295527" calcext:value-type="float">
            <text:p><text:s/>0.8934 </text:p>
          </table:table-cell>
          <table:table-cell table:formula="of:=IF([.K1188]=&quot;yes&quot;;[.L1188]*[.$D$22]*([.I1188]-[.I1187]);0)" office:value-type="float" office:value="0" calcext:value-type="float">
            <text:p><text:s/>- <text:s text:c="2"/></text:p>
          </table:table-cell>
          <table:table-cell table:formula="of:=IF([.K1188]=&quot;T_ex&quot;;[.L1188]*([.I1188]-[.$I$35])*[.$D$22];0)" office:value-type="float" office:value="0" calcext:value-type="float">
            <text:p><text:s/>- <text:s text:c="2"/></text:p>
          </table:table-cell>
          <table:table-cell table:formula="of:=IF([.K1188]=&quot;yes&quot;;[.J1188]*[.L1188]*(0.05)*[.$D$21];0)" office:value-type="float" office:value="0" calcext:value-type="float">
            <text:p><text:s/>- <text:s text:c="2"/></text:p>
          </table:table-cell>
          <table:table-cell table:formula="of:=IF([.K1188]=&quot;yes&quot;;[.J1188]*[.L118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82068286341899" calcext:value-type="percentage">
            <text:p>48.2068%</text:p>
          </table:table-cell>
          <table:table-cell office:value-type="float" office:value="1.12768729641694" calcext:value-type="float">
            <text:p>1.13</text:p>
          </table:table-cell>
          <table:table-cell office:value-type="percentage" office:value="0.289443167374002" calcext:value-type="percentage">
            <text:p>28.9443%</text:p>
          </table:table-cell>
          <table:table-cell office:value-type="percentage" office:value="0.920805921886684" calcext:value-type="percentage">
            <text:p>92.0806%</text:p>
          </table:table-cell>
          <table:table-cell office:value-type="percentage" office:value="0.291696608682558" calcext:value-type="percentage">
            <text:p>29.1697%</text:p>
          </table:table-cell>
          <table:table-cell office:value-type="percentage" office:value="0.545702149620597" calcext:value-type="percentage">
            <text:p>54.5702%</text:p>
          </table:table-cell>
          <table:table-cell table:formula="of:=MAX((1-[.I1189]/(1-[.$D$25]));0)" office:value-type="float" office:value="0.220425500542004" calcext:value-type="float">
            <text:p><text:s/>0.2204 </text:p>
          </table:table-cell>
          <table:table-cell/>
          <table:table-cell table:formula="of:=EXP(-[.E1189]*[.$D$23])" office:value-type="float" office:value="0.893357243276562" calcext:value-type="float">
            <text:p><text:s/>0.8934 </text:p>
          </table:table-cell>
          <table:table-cell table:formula="of:=IF([.K1189]=&quot;yes&quot;;[.L1189]*[.$D$22]*([.I1189]-[.I1188]);0)" office:value-type="float" office:value="0" calcext:value-type="float">
            <text:p><text:s/>- <text:s text:c="2"/></text:p>
          </table:table-cell>
          <table:table-cell table:formula="of:=IF([.K1189]=&quot;T_ex&quot;;[.L1189]*([.I1189]-[.$I$35])*[.$D$22];0)" office:value-type="float" office:value="0" calcext:value-type="float">
            <text:p><text:s/>- <text:s text:c="2"/></text:p>
          </table:table-cell>
          <table:table-cell table:formula="of:=IF([.K1189]=&quot;yes&quot;;[.J1189]*[.L1189]*(0.05)*[.$D$21];0)" office:value-type="float" office:value="0" calcext:value-type="float">
            <text:p><text:s/>- <text:s text:c="2"/></text:p>
          </table:table-cell>
          <table:table-cell table:formula="of:=IF([.K1189]=&quot;yes&quot;;[.J1189]*[.L118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82834599597728" calcext:value-type="percentage">
            <text:p>48.2835%</text:p>
          </table:table-cell>
          <table:table-cell office:value-type="float" office:value="1.12866449511401" calcext:value-type="float">
            <text:p>1.13</text:p>
          </table:table-cell>
          <table:table-cell office:value-type="percentage" office:value="0.289860311974088" calcext:value-type="percentage">
            <text:p>28.9860%</text:p>
          </table:table-cell>
          <table:table-cell office:value-type="percentage" office:value="0.921041955513774" calcext:value-type="percentage">
            <text:p>92.1042%</text:p>
          </table:table-cell>
          <table:table-cell office:value-type="percentage" office:value="0.292111255732968" calcext:value-type="percentage">
            <text:p>29.2111%</text:p>
          </table:table-cell>
          <table:table-cell office:value-type="percentage" office:value="0.54638985749219" calcext:value-type="percentage">
            <text:p>54.6390%</text:p>
          </table:table-cell>
          <table:table-cell table:formula="of:=MAX((1-[.I1190]/(1-[.$D$25]));0)" office:value-type="float" office:value="0.219443060725443" calcext:value-type="float">
            <text:p><text:s/>0.2194 </text:p>
          </table:table-cell>
          <table:table-cell/>
          <table:table-cell table:formula="of:=EXP(-[.E1190]*[.$D$23])" office:value-type="float" office:value="0.89326994878842" calcext:value-type="float">
            <text:p><text:s/>0.8933 </text:p>
          </table:table-cell>
          <table:table-cell table:formula="of:=IF([.K1190]=&quot;yes&quot;;[.L1190]*[.$D$22]*([.I1190]-[.I1189]);0)" office:value-type="float" office:value="0" calcext:value-type="float">
            <text:p><text:s/>- <text:s text:c="2"/></text:p>
          </table:table-cell>
          <table:table-cell table:formula="of:=IF([.K1190]=&quot;T_ex&quot;;[.L1190]*([.I1190]-[.$I$35])*[.$D$22];0)" office:value-type="float" office:value="0" calcext:value-type="float">
            <text:p><text:s/>- <text:s text:c="2"/></text:p>
          </table:table-cell>
          <table:table-cell table:formula="of:=IF([.K1190]=&quot;yes&quot;;[.J1190]*[.L1190]*(0.05)*[.$D$21];0)" office:value-type="float" office:value="0" calcext:value-type="float">
            <text:p><text:s/>- <text:s text:c="2"/></text:p>
          </table:table-cell>
          <table:table-cell table:formula="of:=IF([.K1190]=&quot;yes&quot;;[.J1190]*[.L119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83612121475146" calcext:value-type="percentage">
            <text:p>48.3612%</text:p>
          </table:table-cell>
          <table:table-cell office:value-type="float" office:value="1.12964169381108" calcext:value-type="float">
            <text:p>1.13</text:p>
          </table:table-cell>
          <table:table-cell office:value-type="percentage" office:value="0.290277751133628" calcext:value-type="percentage">
            <text:p>29.0278%</text:p>
          </table:table-cell>
          <table:table-cell office:value-type="percentage" office:value="0.921270852022759" calcext:value-type="percentage">
            <text:p>92.1271%</text:p>
          </table:table-cell>
          <table:table-cell office:value-type="percentage" office:value="0.292533494002227" calcext:value-type="percentage">
            <text:p>29.2533%</text:p>
          </table:table-cell>
          <table:table-cell office:value-type="percentage" office:value="0.547015903838897" calcext:value-type="percentage">
            <text:p>54.7016%</text:p>
          </table:table-cell>
          <table:table-cell table:formula="of:=MAX((1-[.I1191]/(1-[.$D$25]));0)" office:value-type="float" office:value="0.218548708801575" calcext:value-type="float">
            <text:p><text:s/>0.2185 </text:p>
          </table:table-cell>
          <table:table-cell/>
          <table:table-cell table:formula="of:=EXP(-[.E1191]*[.$D$23])" office:value-type="float" office:value="0.893182662830266" calcext:value-type="float">
            <text:p><text:s/>0.8932 </text:p>
          </table:table-cell>
          <table:table-cell table:formula="of:=IF([.K1191]=&quot;yes&quot;;[.L1191]*[.$D$22]*([.I1191]-[.I1190]);0)" office:value-type="float" office:value="0" calcext:value-type="float">
            <text:p><text:s/>- <text:s text:c="2"/></text:p>
          </table:table-cell>
          <table:table-cell table:formula="of:=IF([.K1191]=&quot;T_ex&quot;;[.L1191]*([.I1191]-[.$I$35])*[.$D$22];0)" office:value-type="float" office:value="0" calcext:value-type="float">
            <text:p><text:s/>- <text:s text:c="2"/></text:p>
          </table:table-cell>
          <table:table-cell table:formula="of:=IF([.K1191]=&quot;yes&quot;;[.J1191]*[.L1191]*(0.05)*[.$D$21];0)" office:value-type="float" office:value="0" calcext:value-type="float">
            <text:p><text:s/>- <text:s text:c="2"/></text:p>
          </table:table-cell>
          <table:table-cell table:formula="of:=IF([.K1191]=&quot;yes&quot;;[.J1191]*[.L119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84393012800716" calcext:value-type="percentage">
            <text:p>48.4393%</text:p>
          </table:table-cell>
          <table:table-cell office:value-type="float" office:value="1.13061889250814" calcext:value-type="float">
            <text:p>1.13</text:p>
          </table:table-cell>
          <table:table-cell office:value-type="percentage" office:value="0.290701306947551" calcext:value-type="percentage">
            <text:p>29.0701%</text:p>
          </table:table-cell>
          <table:table-cell office:value-type="percentage" office:value="0.92150543826086" calcext:value-type="percentage">
            <text:p>92.1505%</text:p>
          </table:table-cell>
          <table:table-cell office:value-type="percentage" office:value="0.29295557557663" calcext:value-type="percentage">
            <text:p>29.2956%</text:p>
          </table:table-cell>
          <table:table-cell office:value-type="percentage" office:value="0.547731721624017" calcext:value-type="percentage">
            <text:p>54.7732%</text:p>
          </table:table-cell>
          <table:table-cell table:formula="of:=MAX((1-[.I1192]/(1-[.$D$25]));0)" office:value-type="float" office:value="0.21752611196569" calcext:value-type="float">
            <text:p><text:s/>0.2175 </text:p>
          </table:table-cell>
          <table:table-cell/>
          <table:table-cell table:formula="of:=EXP(-[.E1192]*[.$D$23])" office:value-type="float" office:value="0.89309538540127" calcext:value-type="float">
            <text:p><text:s/>0.8931 </text:p>
          </table:table-cell>
          <table:table-cell table:formula="of:=IF([.K1192]=&quot;yes&quot;;[.L1192]*[.$D$22]*([.I1192]-[.I1191]);0)" office:value-type="float" office:value="0" calcext:value-type="float">
            <text:p><text:s/>- <text:s text:c="2"/></text:p>
          </table:table-cell>
          <table:table-cell table:formula="of:=IF([.K1192]=&quot;T_ex&quot;;[.L1192]*([.I1192]-[.$I$35])*[.$D$22];0)" office:value-type="float" office:value="0" calcext:value-type="float">
            <text:p><text:s/>- <text:s text:c="2"/></text:p>
          </table:table-cell>
          <table:table-cell table:formula="of:=IF([.K1192]=&quot;yes&quot;;[.J1192]*[.L1192]*(0.05)*[.$D$21];0)" office:value-type="float" office:value="0" calcext:value-type="float">
            <text:p><text:s/>- <text:s text:c="2"/></text:p>
          </table:table-cell>
          <table:table-cell table:formula="of:=IF([.K1192]=&quot;yes&quot;;[.J1192]*[.L119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85168188801438" calcext:value-type="percentage">
            <text:p>48.5168%</text:p>
          </table:table-cell>
          <table:table-cell office:value-type="float" office:value="1.13159609120521" calcext:value-type="float">
            <text:p>1.13</text:p>
          </table:table-cell>
          <table:table-cell office:value-type="percentage" office:value="0.291125809524385" calcext:value-type="percentage">
            <text:p>29.1126%</text:p>
          </table:table-cell>
          <table:table-cell office:value-type="percentage" office:value="0.921725942616831" calcext:value-type="percentage">
            <text:p>92.1726%</text:p>
          </table:table-cell>
          <table:table-cell office:value-type="percentage" office:value="0.29336091108309" calcext:value-type="percentage">
            <text:p>29.3361%</text:p>
          </table:table-cell>
          <table:table-cell office:value-type="percentage" office:value="0.548370494777798" calcext:value-type="percentage">
            <text:p>54.8370%</text:p>
          </table:table-cell>
          <table:table-cell table:formula="of:=MAX((1-[.I1193]/(1-[.$D$25]));0)" office:value-type="float" office:value="0.21661357888886" calcext:value-type="float">
            <text:p><text:s/>0.2166 </text:p>
          </table:table-cell>
          <table:table-cell/>
          <table:table-cell table:formula="of:=EXP(-[.E1193]*[.$D$23])" office:value-type="float" office:value="0.893008116500595" calcext:value-type="float">
            <text:p><text:s/>0.8930 </text:p>
          </table:table-cell>
          <table:table-cell table:formula="of:=IF([.K1193]=&quot;yes&quot;;[.L1193]*[.$D$22]*([.I1193]-[.I1192]);0)" office:value-type="float" office:value="0" calcext:value-type="float">
            <text:p><text:s/>- <text:s text:c="2"/></text:p>
          </table:table-cell>
          <table:table-cell table:formula="of:=IF([.K1193]=&quot;T_ex&quot;;[.L1193]*([.I1193]-[.$I$35])*[.$D$22];0)" office:value-type="float" office:value="0" calcext:value-type="float">
            <text:p><text:s/>- <text:s text:c="2"/></text:p>
          </table:table-cell>
          <table:table-cell table:formula="of:=IF([.K1193]=&quot;yes&quot;;[.J1193]*[.L1193]*(0.05)*[.$D$21];0)" office:value-type="float" office:value="0" calcext:value-type="float">
            <text:p><text:s/>- <text:s text:c="2"/></text:p>
          </table:table-cell>
          <table:table-cell table:formula="of:=IF([.K1193]=&quot;yes&quot;;[.J1193]*[.L119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85952920880047" calcext:value-type="percentage">
            <text:p>48.5953%</text:p>
          </table:table-cell>
          <table:table-cell office:value-type="float" office:value="1.13257328990228" calcext:value-type="float">
            <text:p>1.13</text:p>
          </table:table-cell>
          <table:table-cell office:value-type="percentage" office:value="0.291549399683395" calcext:value-type="percentage">
            <text:p>29.1549%</text:p>
          </table:table-cell>
          <table:table-cell office:value-type="percentage" office:value="0.92196061906339" calcext:value-type="percentage">
            <text:p>92.1961%</text:p>
          </table:table-cell>
          <table:table-cell office:value-type="percentage" office:value="0.293772388176" calcext:value-type="percentage">
            <text:p>29.3772%</text:p>
          </table:table-cell>
          <table:table-cell office:value-type="percentage" office:value="0.548997901850105" calcext:value-type="percentage">
            <text:p>54.8998%</text:p>
          </table:table-cell>
          <table:table-cell table:formula="of:=MAX((1-[.I1194]/(1-[.$D$25]));0)" office:value-type="float" office:value="0.215717283071279" calcext:value-type="float">
            <text:p><text:s/>0.2157 </text:p>
          </table:table-cell>
          <table:table-cell/>
          <table:table-cell table:formula="of:=EXP(-[.E1194]*[.$D$23])" office:value-type="float" office:value="0.892920856127409" calcext:value-type="float">
            <text:p><text:s/>0.8929 </text:p>
          </table:table-cell>
          <table:table-cell table:formula="of:=IF([.K1194]=&quot;yes&quot;;[.L1194]*[.$D$22]*([.I1194]-[.I1193]);0)" office:value-type="float" office:value="0" calcext:value-type="float">
            <text:p><text:s/>- <text:s text:c="2"/></text:p>
          </table:table-cell>
          <table:table-cell table:formula="of:=IF([.K1194]=&quot;T_ex&quot;;[.L1194]*([.I1194]-[.$I$35])*[.$D$22];0)" office:value-type="float" office:value="0" calcext:value-type="float">
            <text:p><text:s/>- <text:s text:c="2"/></text:p>
          </table:table-cell>
          <table:table-cell table:formula="of:=IF([.K1194]=&quot;yes&quot;;[.J1194]*[.L1194]*(0.05)*[.$D$21];0)" office:value-type="float" office:value="0" calcext:value-type="float">
            <text:p><text:s/>- <text:s text:c="2"/></text:p>
          </table:table-cell>
          <table:table-cell table:formula="of:=IF([.K1194]=&quot;yes&quot;;[.J1194]*[.L119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86720523701491" calcext:value-type="percentage">
            <text:p>48.6721%</text:p>
          </table:table-cell>
          <table:table-cell office:value-type="float" office:value="1.13355048859935" calcext:value-type="float">
            <text:p>1.13</text:p>
          </table:table-cell>
          <table:table-cell office:value-type="percentage" office:value="0.291978051984244" calcext:value-type="percentage">
            <text:p>29.1978%</text:p>
          </table:table-cell>
          <table:table-cell office:value-type="percentage" office:value="0.922211928401512" calcext:value-type="percentage">
            <text:p>92.2212%</text:p>
          </table:table-cell>
          <table:table-cell office:value-type="percentage" office:value="0.29418319081972" calcext:value-type="percentage">
            <text:p>29.4183%</text:p>
          </table:table-cell>
          <table:table-cell office:value-type="percentage" office:value="0.549640035633345" calcext:value-type="percentage">
            <text:p>54.9640%</text:p>
          </table:table-cell>
          <table:table-cell table:formula="of:=MAX((1-[.I1195]/(1-[.$D$25]));0)" office:value-type="float" office:value="0.214799949095221" calcext:value-type="float">
            <text:p><text:s/>0.2148 </text:p>
          </table:table-cell>
          <table:table-cell/>
          <table:table-cell table:formula="of:=EXP(-[.E1195]*[.$D$23])" office:value-type="float" office:value="0.892833604280878" calcext:value-type="float">
            <text:p><text:s/>0.8928 </text:p>
          </table:table-cell>
          <table:table-cell table:formula="of:=IF([.K1195]=&quot;yes&quot;;[.L1195]*[.$D$22]*([.I1195]-[.I1194]);0)" office:value-type="float" office:value="0" calcext:value-type="float">
            <text:p><text:s/>- <text:s text:c="2"/></text:p>
          </table:table-cell>
          <table:table-cell table:formula="of:=IF([.K1195]=&quot;T_ex&quot;;[.L1195]*([.I1195]-[.$I$35])*[.$D$22];0)" office:value-type="float" office:value="0" calcext:value-type="float">
            <text:p><text:s/>- <text:s text:c="2"/></text:p>
          </table:table-cell>
          <table:table-cell table:formula="of:=IF([.K1195]=&quot;yes&quot;;[.J1195]*[.L1195]*(0.05)*[.$D$21];0)" office:value-type="float" office:value="0" calcext:value-type="float">
            <text:p><text:s/>- <text:s text:c="2"/></text:p>
          </table:table-cell>
          <table:table-cell table:formula="of:=IF([.K1195]=&quot;yes&quot;;[.J1195]*[.L119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87487709403361" calcext:value-type="percentage">
            <text:p>48.7488%</text:p>
          </table:table-cell>
          <table:table-cell office:value-type="float" office:value="1.13452768729642" calcext:value-type="float">
            <text:p>1.13</text:p>
          </table:table-cell>
          <table:table-cell office:value-type="percentage" office:value="0.292400799457322" calcext:value-type="percentage">
            <text:p>29.2401%</text:p>
          </table:table-cell>
          <table:table-cell office:value-type="percentage" office:value="0.922495839265748" calcext:value-type="percentage">
            <text:p>92.2496%</text:p>
          </table:table-cell>
          <table:table-cell office:value-type="percentage" office:value="0.294595359723762" calcext:value-type="percentage">
            <text:p>29.4595%</text:p>
          </table:table-cell>
          <table:table-cell office:value-type="percentage" office:value="0.550229080652564" calcext:value-type="percentage">
            <text:p>55.0229%</text:p>
          </table:table-cell>
          <table:table-cell table:formula="of:=MAX((1-[.I1196]/(1-[.$D$25]));0)" office:value-type="float" office:value="0.213958456210623" calcext:value-type="float">
            <text:p><text:s/>0.2140 </text:p>
          </table:table-cell>
          <table:table-cell/>
          <table:table-cell table:formula="of:=EXP(-[.E1196]*[.$D$23])" office:value-type="float" office:value="0.89274636096017" calcext:value-type="float">
            <text:p><text:s/>0.8927 </text:p>
          </table:table-cell>
          <table:table-cell table:formula="of:=IF([.K1196]=&quot;yes&quot;;[.L1196]*[.$D$22]*([.I1196]-[.I1195]);0)" office:value-type="float" office:value="0" calcext:value-type="float">
            <text:p><text:s/>- <text:s text:c="2"/></text:p>
          </table:table-cell>
          <table:table-cell table:formula="of:=IF([.K1196]=&quot;T_ex&quot;;[.L1196]*([.I1196]-[.$I$35])*[.$D$22];0)" office:value-type="float" office:value="0" calcext:value-type="float">
            <text:p><text:s/>- <text:s text:c="2"/></text:p>
          </table:table-cell>
          <table:table-cell table:formula="of:=IF([.K1196]=&quot;yes&quot;;[.J1196]*[.L1196]*(0.05)*[.$D$21];0)" office:value-type="float" office:value="0" calcext:value-type="float">
            <text:p><text:s/>- <text:s text:c="2"/></text:p>
          </table:table-cell>
          <table:table-cell table:formula="of:=IF([.K1196]=&quot;yes&quot;;[.J1196]*[.L119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88251641004977" calcext:value-type="percentage">
            <text:p>48.8252%</text:p>
          </table:table-cell>
          <table:table-cell office:value-type="float" office:value="1.13550488599349" calcext:value-type="float">
            <text:p>1.14</text:p>
          </table:table-cell>
          <table:table-cell office:value-type="percentage" office:value="0.292832035721699" calcext:value-type="percentage">
            <text:p>29.2832%</text:p>
          </table:table-cell>
          <table:table-cell office:value-type="percentage" office:value="0.922770458824276" calcext:value-type="percentage">
            <text:p>92.2770%</text:p>
          </table:table-cell>
          <table:table-cell office:value-type="percentage" office:value="0.295003757310813" calcext:value-type="percentage">
            <text:p>29.5004%</text:p>
          </table:table-cell>
          <table:table-cell office:value-type="percentage" office:value="0.550736888599755" calcext:value-type="percentage">
            <text:p>55.0737%</text:p>
          </table:table-cell>
          <table:table-cell table:formula="of:=MAX((1-[.I1197]/(1-[.$D$25]));0)" office:value-type="float" office:value="0.213233016286064" calcext:value-type="float">
            <text:p><text:s/>0.2132 </text:p>
          </table:table-cell>
          <table:table-cell/>
          <table:table-cell table:formula="of:=EXP(-[.E1197]*[.$D$23])" office:value-type="float" office:value="0.892659126164452" calcext:value-type="float">
            <text:p><text:s/>0.8927 </text:p>
          </table:table-cell>
          <table:table-cell table:formula="of:=IF([.K1197]=&quot;yes&quot;;[.L1197]*[.$D$22]*([.I1197]-[.I1196]);0)" office:value-type="float" office:value="0" calcext:value-type="float">
            <text:p><text:s/>- <text:s text:c="2"/></text:p>
          </table:table-cell>
          <table:table-cell table:formula="of:=IF([.K1197]=&quot;T_ex&quot;;[.L1197]*([.I1197]-[.$I$35])*[.$D$22];0)" office:value-type="float" office:value="0" calcext:value-type="float">
            <text:p><text:s/>- <text:s text:c="2"/></text:p>
          </table:table-cell>
          <table:table-cell table:formula="of:=IF([.K1197]=&quot;yes&quot;;[.J1197]*[.L1197]*(0.05)*[.$D$21];0)" office:value-type="float" office:value="0" calcext:value-type="float">
            <text:p><text:s/>- <text:s text:c="2"/></text:p>
          </table:table-cell>
          <table:table-cell table:formula="of:=IF([.K1197]=&quot;yes&quot;;[.J1197]*[.L119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89009781859653" calcext:value-type="percentage">
            <text:p>48.9010%</text:p>
          </table:table-cell>
          <table:table-cell office:value-type="float" office:value="1.13648208469055" calcext:value-type="float">
            <text:p>1.14</text:p>
          </table:table-cell>
          <table:table-cell office:value-type="percentage" office:value="0.2932610365749" calcext:value-type="percentage">
            <text:p>29.3261%</text:p>
          </table:table-cell>
          <table:table-cell office:value-type="percentage" office:value="0.923033281166439" calcext:value-type="percentage">
            <text:p>92.3033%</text:p>
          </table:table-cell>
          <table:table-cell office:value-type="percentage" office:value="0.295418132014527" calcext:value-type="percentage">
            <text:p>29.5418%</text:p>
          </table:table-cell>
          <table:table-cell office:value-type="percentage" office:value="0.551270522202396" calcext:value-type="percentage">
            <text:p>55.1271%</text:p>
          </table:table-cell>
          <table:table-cell table:formula="of:=MAX((1-[.I1198]/(1-[.$D$25]));0)" office:value-type="float" office:value="0.212470682568006" calcext:value-type="float">
            <text:p><text:s/>0.2125 </text:p>
          </table:table-cell>
          <table:table-cell/>
          <table:table-cell table:formula="of:=EXP(-[.E1198]*[.$D$23])" office:value-type="float" office:value="0.89257189989289" calcext:value-type="float">
            <text:p><text:s/>0.8926 </text:p>
          </table:table-cell>
          <table:table-cell table:formula="of:=IF([.K1198]=&quot;yes&quot;;[.L1198]*[.$D$22]*([.I1198]-[.I1197]);0)" office:value-type="float" office:value="0" calcext:value-type="float">
            <text:p><text:s/>- <text:s text:c="2"/></text:p>
          </table:table-cell>
          <table:table-cell table:formula="of:=IF([.K1198]=&quot;T_ex&quot;;[.L1198]*([.I1198]-[.$I$35])*[.$D$22];0)" office:value-type="float" office:value="0" calcext:value-type="float">
            <text:p><text:s/>- <text:s text:c="2"/></text:p>
          </table:table-cell>
          <table:table-cell table:formula="of:=IF([.K1198]=&quot;yes&quot;;[.J1198]*[.L1198]*(0.05)*[.$D$21];0)" office:value-type="float" office:value="0" calcext:value-type="float">
            <text:p><text:s/>- <text:s text:c="2"/></text:p>
          </table:table-cell>
          <table:table-cell table:formula="of:=IF([.K1198]=&quot;yes&quot;;[.J1198]*[.L119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89758100487118" calcext:value-type="percentage">
            <text:p>48.9758%</text:p>
          </table:table-cell>
          <table:table-cell office:value-type="float" office:value="1.13745928338762" calcext:value-type="float">
            <text:p>1.14</text:p>
          </table:table-cell>
          <table:table-cell office:value-type="percentage" office:value="0.293687394840621" calcext:value-type="percentage">
            <text:p>29.3687%</text:p>
          </table:table-cell>
          <table:table-cell office:value-type="percentage" office:value="0.923297334883297" calcext:value-type="percentage">
            <text:p>92.3297%</text:p>
          </table:table-cell>
          <table:table-cell office:value-type="percentage" office:value="0.295832283565752" calcext:value-type="percentage">
            <text:p>29.5832%</text:p>
          </table:table-cell>
          <table:table-cell office:value-type="percentage" office:value="0.551852307190183" calcext:value-type="percentage">
            <text:p>55.1852%</text:p>
          </table:table-cell>
          <table:table-cell table:formula="of:=MAX((1-[.I1199]/(1-[.$D$25]));0)" office:value-type="float" office:value="0.211639561156881" calcext:value-type="float">
            <text:p><text:s/>0.2116 </text:p>
          </table:table-cell>
          <table:table-cell/>
          <table:table-cell table:formula="of:=EXP(-[.E1199]*[.$D$23])" office:value-type="float" office:value="0.892484682144652" calcext:value-type="float">
            <text:p><text:s/>0.8925 </text:p>
          </table:table-cell>
          <table:table-cell table:formula="of:=IF([.K1199]=&quot;yes&quot;;[.L1199]*[.$D$22]*([.I1199]-[.I1198]);0)" office:value-type="float" office:value="0" calcext:value-type="float">
            <text:p><text:s/>- <text:s text:c="2"/></text:p>
          </table:table-cell>
          <table:table-cell table:formula="of:=IF([.K1199]=&quot;T_ex&quot;;[.L1199]*([.I1199]-[.$I$35])*[.$D$22];0)" office:value-type="float" office:value="0" calcext:value-type="float">
            <text:p><text:s/>- <text:s text:c="2"/></text:p>
          </table:table-cell>
          <table:table-cell table:formula="of:=IF([.K1199]=&quot;yes&quot;;[.J1199]*[.L1199]*(0.05)*[.$D$21];0)" office:value-type="float" office:value="0" calcext:value-type="float">
            <text:p><text:s/>- <text:s text:c="2"/></text:p>
          </table:table-cell>
          <table:table-cell table:formula="of:=IF([.K1199]=&quot;yes&quot;;[.J1199]*[.L119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0514220448637" calcext:value-type="percentage">
            <text:p>49.0514%</text:p>
          </table:table-cell>
          <table:table-cell office:value-type="float" office:value="1.13843648208469" calcext:value-type="float">
            <text:p>1.14</text:p>
          </table:table-cell>
          <table:table-cell office:value-type="percentage" office:value="0.294116958678319" calcext:value-type="percentage">
            <text:p>29.4117%</text:p>
          </table:table-cell>
          <table:table-cell office:value-type="percentage" office:value="0.923556490751128" calcext:value-type="percentage">
            <text:p>92.3556%</text:p>
          </table:table-cell>
          <table:table-cell office:value-type="percentage" office:value="0.296243341047127" calcext:value-type="percentage">
            <text:p>29.6243%</text:p>
          </table:table-cell>
          <table:table-cell office:value-type="percentage" office:value="0.552426325243253" calcext:value-type="percentage">
            <text:p>55.2426%</text:p>
          </table:table-cell>
          <table:table-cell table:formula="of:=MAX((1-[.I1200]/(1-[.$D$25]));0)" office:value-type="float" office:value="0.210819535366781" calcext:value-type="float">
            <text:p><text:s/>0.2108 </text:p>
          </table:table-cell>
          <table:table-cell/>
          <table:table-cell table:formula="of:=EXP(-[.E1200]*[.$D$23])" office:value-type="float" office:value="0.892397472918903" calcext:value-type="float">
            <text:p><text:s/>0.8924 </text:p>
          </table:table-cell>
          <table:table-cell table:formula="of:=IF([.K1200]=&quot;yes&quot;;[.L1200]*[.$D$22]*([.I1200]-[.I1199]);0)" office:value-type="float" office:value="0" calcext:value-type="float">
            <text:p><text:s/>- <text:s text:c="2"/></text:p>
          </table:table-cell>
          <table:table-cell table:formula="of:=IF([.K1200]=&quot;T_ex&quot;;[.L1200]*([.I1200]-[.$I$35])*[.$D$22];0)" office:value-type="float" office:value="0" calcext:value-type="float">
            <text:p><text:s/>- <text:s text:c="2"/></text:p>
          </table:table-cell>
          <table:table-cell table:formula="of:=IF([.K1200]=&quot;yes&quot;;[.J1200]*[.L1200]*(0.05)*[.$D$21];0)" office:value-type="float" office:value="0" calcext:value-type="float">
            <text:p><text:s/>- <text:s text:c="2"/></text:p>
          </table:table-cell>
          <table:table-cell table:formula="of:=IF([.K1200]=&quot;yes&quot;;[.J1200]*[.L120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127273332105" calcext:value-type="percentage">
            <text:p>49.1273%</text:p>
          </table:table-cell>
          <table:table-cell office:value-type="float" office:value="1.13941368078176" calcext:value-type="float">
            <text:p>1.14</text:p>
          </table:table-cell>
          <table:table-cell office:value-type="percentage" office:value="0.29455716570386" calcext:value-type="percentage">
            <text:p>29.4557%</text:p>
          </table:table-cell>
          <table:table-cell office:value-type="percentage" office:value="0.923813333289644" calcext:value-type="percentage">
            <text:p>92.3813%</text:p>
          </table:table-cell>
          <table:table-cell office:value-type="percentage" office:value="0.296655171301613" calcext:value-type="percentage">
            <text:p>29.6655%</text:p>
          </table:table-cell>
          <table:table-cell office:value-type="percentage" office:value="0.552947638426649" calcext:value-type="percentage">
            <text:p>55.2948%</text:p>
          </table:table-cell>
          <table:table-cell table:formula="of:=MAX((1-[.I1201]/(1-[.$D$25]));0)" office:value-type="float" office:value="0.210074802247644" calcext:value-type="float">
            <text:p><text:s/>0.2101 </text:p>
          </table:table-cell>
          <table:table-cell/>
          <table:table-cell table:formula="of:=EXP(-[.E1201]*[.$D$23])" office:value-type="float" office:value="0.892310272214813" calcext:value-type="float">
            <text:p><text:s/>0.8923 </text:p>
          </table:table-cell>
          <table:table-cell table:formula="of:=IF([.K1201]=&quot;yes&quot;;[.L1201]*[.$D$22]*([.I1201]-[.I1200]);0)" office:value-type="float" office:value="0" calcext:value-type="float">
            <text:p><text:s/>- <text:s text:c="2"/></text:p>
          </table:table-cell>
          <table:table-cell table:formula="of:=IF([.K1201]=&quot;T_ex&quot;;[.L1201]*([.I1201]-[.$I$35])*[.$D$22];0)" office:value-type="float" office:value="0" calcext:value-type="float">
            <text:p><text:s/>- <text:s text:c="2"/></text:p>
          </table:table-cell>
          <table:table-cell table:formula="of:=IF([.K1201]=&quot;yes&quot;;[.J1201]*[.L1201]*(0.05)*[.$D$21];0)" office:value-type="float" office:value="0" calcext:value-type="float">
            <text:p><text:s/>- <text:s text:c="2"/></text:p>
          </table:table-cell>
          <table:table-cell table:formula="of:=IF([.K1201]=&quot;yes&quot;;[.J1201]*[.L120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2025884107502" calcext:value-type="percentage">
            <text:p>49.2026%</text:p>
          </table:table-cell>
          <table:table-cell office:value-type="float" office:value="1.14039087947883" calcext:value-type="float">
            <text:p>1.14</text:p>
          </table:table-cell>
          <table:table-cell office:value-type="percentage" office:value="0.294986457871505" calcext:value-type="percentage">
            <text:p>29.4986%</text:p>
          </table:table-cell>
          <table:table-cell office:value-type="percentage" office:value="0.924080985221856" calcext:value-type="percentage">
            <text:p>92.4081%</text:p>
          </table:table-cell>
          <table:table-cell office:value-type="percentage" office:value="0.297070397670202" calcext:value-type="percentage">
            <text:p>29.7070%</text:p>
          </table:table-cell>
          <table:table-cell office:value-type="percentage" office:value="0.553598593913366" calcext:value-type="percentage">
            <text:p>55.3599%</text:p>
          </table:table-cell>
          <table:table-cell table:formula="of:=MAX((1-[.I1202]/(1-[.$D$25]));0)" office:value-type="float" office:value="0.209144865838048" calcext:value-type="float">
            <text:p><text:s/>0.2091 </text:p>
          </table:table-cell>
          <table:table-cell/>
          <table:table-cell table:formula="of:=EXP(-[.E1202]*[.$D$23])" office:value-type="float" office:value="0.892223080031548" calcext:value-type="float">
            <text:p><text:s/>0.8922 </text:p>
          </table:table-cell>
          <table:table-cell table:formula="of:=IF([.K1202]=&quot;yes&quot;;[.L1202]*[.$D$22]*([.I1202]-[.I1201]);0)" office:value-type="float" office:value="0" calcext:value-type="float">
            <text:p><text:s/>- <text:s text:c="2"/></text:p>
          </table:table-cell>
          <table:table-cell table:formula="of:=IF([.K1202]=&quot;T_ex&quot;;[.L1202]*([.I1202]-[.$I$35])*[.$D$22];0)" office:value-type="float" office:value="0" calcext:value-type="float">
            <text:p><text:s/>- <text:s text:c="2"/></text:p>
          </table:table-cell>
          <table:table-cell table:formula="of:=IF([.K1202]=&quot;yes&quot;;[.J1202]*[.L1202]*(0.05)*[.$D$21];0)" office:value-type="float" office:value="0" calcext:value-type="float">
            <text:p><text:s/>- <text:s text:c="2"/></text:p>
          </table:table-cell>
          <table:table-cell table:formula="of:=IF([.K1202]=&quot;yes&quot;;[.J1202]*[.L120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277294848714" calcext:value-type="percentage">
            <text:p>49.2773%</text:p>
          </table:table-cell>
          <table:table-cell office:value-type="float" office:value="1.1413680781759" calcext:value-type="float">
            <text:p>1.14</text:p>
          </table:table-cell>
          <table:table-cell office:value-type="percentage" office:value="0.295413339647812" calcext:value-type="percentage">
            <text:p>29.5413%</text:p>
          </table:table-cell>
          <table:table-cell office:value-type="percentage" office:value="0.924350388742727" calcext:value-type="percentage">
            <text:p>92.4350%</text:p>
          </table:table-cell>
          <table:table-cell office:value-type="percentage" office:value="0.297478584195083" calcext:value-type="percentage">
            <text:p>29.7479%</text:p>
          </table:table-cell>
          <table:table-cell office:value-type="percentage" office:value="0.554142309550236" calcext:value-type="percentage">
            <text:p>55.4142%</text:p>
          </table:table-cell>
          <table:table-cell table:formula="of:=MAX((1-[.I1203]/(1-[.$D$25]));0)" office:value-type="float" office:value="0.208368129213949" calcext:value-type="float">
            <text:p><text:s/>0.2084 </text:p>
          </table:table-cell>
          <table:table-cell/>
          <table:table-cell table:formula="of:=EXP(-[.E1203]*[.$D$23])" office:value-type="float" office:value="0.892135896368275" calcext:value-type="float">
            <text:p><text:s/>0.8921 </text:p>
          </table:table-cell>
          <table:table-cell table:formula="of:=IF([.K1203]=&quot;yes&quot;;[.L1203]*[.$D$22]*([.I1203]-[.I1202]);0)" office:value-type="float" office:value="0" calcext:value-type="float">
            <text:p><text:s/>- <text:s text:c="2"/></text:p>
          </table:table-cell>
          <table:table-cell table:formula="of:=IF([.K1203]=&quot;T_ex&quot;;[.L1203]*([.I1203]-[.$I$35])*[.$D$22];0)" office:value-type="float" office:value="0" calcext:value-type="float">
            <text:p><text:s/>- <text:s text:c="2"/></text:p>
          </table:table-cell>
          <table:table-cell table:formula="of:=IF([.K1203]=&quot;yes&quot;;[.J1203]*[.L1203]*(0.05)*[.$D$21];0)" office:value-type="float" office:value="0" calcext:value-type="float">
            <text:p><text:s/>- <text:s text:c="2"/></text:p>
          </table:table-cell>
          <table:table-cell table:formula="of:=IF([.K1203]=&quot;yes&quot;;[.J1203]*[.L120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3518480889506" calcext:value-type="percentage">
            <text:p>49.3518%</text:p>
          </table:table-cell>
          <table:table-cell office:value-type="float" office:value="1.14234527687296" calcext:value-type="float">
            <text:p>1.14</text:p>
          </table:table-cell>
          <table:table-cell office:value-type="percentage" office:value="0.295836125337795" calcext:value-type="percentage">
            <text:p>29.5836%</text:p>
          </table:table-cell>
          <table:table-cell office:value-type="percentage" office:value="0.924603690569287" calcext:value-type="percentage">
            <text:p>92.4604%</text:p>
          </table:table-cell>
          <table:table-cell office:value-type="percentage" office:value="0.297881785398195" calcext:value-type="percentage">
            <text:p>29.7882%</text:p>
          </table:table-cell>
          <table:table-cell office:value-type="percentage" office:value="0.554688365422269" calcext:value-type="percentage">
            <text:p>55.4688%</text:p>
          </table:table-cell>
          <table:table-cell table:formula="of:=MAX((1-[.I1204]/(1-[.$D$25]));0)" office:value-type="float" office:value="0.207588049396758" calcext:value-type="float">
            <text:p><text:s/>0.2076 </text:p>
          </table:table-cell>
          <table:table-cell/>
          <table:table-cell table:formula="of:=EXP(-[.E1204]*[.$D$23])" office:value-type="float" office:value="0.892048721224163" calcext:value-type="float">
            <text:p><text:s/>0.8920 </text:p>
          </table:table-cell>
          <table:table-cell table:formula="of:=IF([.K1204]=&quot;yes&quot;;[.L1204]*[.$D$22]*([.I1204]-[.I1203]);0)" office:value-type="float" office:value="0" calcext:value-type="float">
            <text:p><text:s/>- <text:s text:c="2"/></text:p>
          </table:table-cell>
          <table:table-cell table:formula="of:=IF([.K1204]=&quot;T_ex&quot;;[.L1204]*([.I1204]-[.$I$35])*[.$D$22];0)" office:value-type="float" office:value="0" calcext:value-type="float">
            <text:p><text:s/>- <text:s text:c="2"/></text:p>
          </table:table-cell>
          <table:table-cell table:formula="of:=IF([.K1204]=&quot;yes&quot;;[.J1204]*[.L1204]*(0.05)*[.$D$21];0)" office:value-type="float" office:value="0" calcext:value-type="float">
            <text:p><text:s/>- <text:s text:c="2"/></text:p>
          </table:table-cell>
          <table:table-cell table:formula="of:=IF([.K1204]=&quot;yes&quot;;[.J1204]*[.L120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4271916977225" calcext:value-type="percentage">
            <text:p>49.4272%</text:p>
          </table:table-cell>
          <table:table-cell office:value-type="float" office:value="1.14332247557003" calcext:value-type="float">
            <text:p>1.14</text:p>
          </table:table-cell>
          <table:table-cell office:value-type="percentage" office:value="0.296258538747222" calcext:value-type="percentage">
            <text:p>29.6259%</text:p>
          </table:table-cell>
          <table:table-cell office:value-type="percentage" office:value="0.924879819991187" calcext:value-type="percentage">
            <text:p>92.4880%</text:p>
          </table:table-cell>
          <table:table-cell office:value-type="percentage" office:value="0.298287162257184" calcext:value-type="percentage">
            <text:p>29.8287%</text:p>
          </table:table-cell>
          <table:table-cell office:value-type="percentage" office:value="0.555224959486177" calcext:value-type="percentage">
            <text:p>55.5225%</text:p>
          </table:table-cell>
          <table:table-cell table:formula="of:=MAX((1-[.I1205]/(1-[.$D$25]));0)" office:value-type="float" office:value="0.206821486448319" calcext:value-type="float">
            <text:p><text:s/>0.2068 </text:p>
          </table:table-cell>
          <table:table-cell/>
          <table:table-cell table:formula="of:=EXP(-[.E1205]*[.$D$23])" office:value-type="float" office:value="0.891961554598378" calcext:value-type="float">
            <text:p><text:s/>0.8920 </text:p>
          </table:table-cell>
          <table:table-cell table:formula="of:=IF([.K1205]=&quot;yes&quot;;[.L1205]*[.$D$22]*([.I1205]-[.I1204]);0)" office:value-type="float" office:value="0" calcext:value-type="float">
            <text:p><text:s/>- <text:s text:c="2"/></text:p>
          </table:table-cell>
          <table:table-cell table:formula="of:=IF([.K1205]=&quot;T_ex&quot;;[.L1205]*([.I1205]-[.$I$35])*[.$D$22];0)" office:value-type="float" office:value="0" calcext:value-type="float">
            <text:p><text:s/>- <text:s text:c="2"/></text:p>
          </table:table-cell>
          <table:table-cell table:formula="of:=IF([.K1205]=&quot;yes&quot;;[.J1205]*[.L1205]*(0.05)*[.$D$21];0)" office:value-type="float" office:value="0" calcext:value-type="float">
            <text:p><text:s/>- <text:s text:c="2"/></text:p>
          </table:table-cell>
          <table:table-cell table:formula="of:=IF([.K1205]=&quot;yes&quot;;[.J1205]*[.L120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5011842353082" calcext:value-type="percentage">
            <text:p>49.5012%</text:p>
          </table:table-cell>
          <table:table-cell office:value-type="float" office:value="1.1442996742671" calcext:value-type="float">
            <text:p>1.14</text:p>
          </table:table-cell>
          <table:table-cell office:value-type="percentage" office:value="0.296670779218329" calcext:value-type="percentage">
            <text:p>29.6671%</text:p>
          </table:table-cell>
          <table:table-cell office:value-type="percentage" office:value="0.92517129455877" calcext:value-type="percentage">
            <text:p>92.5171%</text:p>
          </table:table-cell>
          <table:table-cell office:value-type="percentage" office:value="0.298697292539739" calcext:value-type="percentage">
            <text:p>29.8697%</text:p>
          </table:table-cell>
          <table:table-cell office:value-type="percentage" office:value="0.555768041420147" calcext:value-type="percentage">
            <text:p>55.5768%</text:p>
          </table:table-cell>
          <table:table-cell table:formula="of:=MAX((1-[.I1206]/(1-[.$D$25]));0)" office:value-type="float" office:value="0.206045655114076" calcext:value-type="float">
            <text:p><text:s/>0.2060 </text:p>
          </table:table-cell>
          <table:table-cell/>
          <table:table-cell table:formula="of:=EXP(-[.E1206]*[.$D$23])" office:value-type="float" office:value="0.891874396490088" calcext:value-type="float">
            <text:p><text:s/>0.8919 </text:p>
          </table:table-cell>
          <table:table-cell table:formula="of:=IF([.K1206]=&quot;yes&quot;;[.L1206]*[.$D$22]*([.I1206]-[.I1205]);0)" office:value-type="float" office:value="0" calcext:value-type="float">
            <text:p><text:s/>- <text:s text:c="2"/></text:p>
          </table:table-cell>
          <table:table-cell table:formula="of:=IF([.K1206]=&quot;T_ex&quot;;[.L1206]*([.I1206]-[.$I$35])*[.$D$22];0)" office:value-type="float" office:value="0" calcext:value-type="float">
            <text:p><text:s/>- <text:s text:c="2"/></text:p>
          </table:table-cell>
          <table:table-cell table:formula="of:=IF([.K1206]=&quot;yes&quot;;[.J1206]*[.L1206]*(0.05)*[.$D$21];0)" office:value-type="float" office:value="0" calcext:value-type="float">
            <text:p><text:s/>- <text:s text:c="2"/></text:p>
          </table:table-cell>
          <table:table-cell table:formula="of:=IF([.K1206]=&quot;yes&quot;;[.J1206]*[.L120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5714216128964" calcext:value-type="percentage">
            <text:p>49.5714%</text:p>
          </table:table-cell>
          <table:table-cell office:value-type="float" office:value="1.14527687296417" calcext:value-type="float">
            <text:p>1.15</text:p>
          </table:table-cell>
          <table:table-cell office:value-type="percentage" office:value="0.297089023456329" calcext:value-type="percentage">
            <text:p>29.7089%</text:p>
          </table:table-cell>
          <table:table-cell office:value-type="percentage" office:value="0.925457904182142" calcext:value-type="percentage">
            <text:p>92.5458%</text:p>
          </table:table-cell>
          <table:table-cell office:value-type="percentage" office:value="0.29910589854176" calcext:value-type="percentage">
            <text:p>29.9106%</text:p>
          </table:table-cell>
          <table:table-cell office:value-type="percentage" office:value="0.556289723895672" calcext:value-type="percentage">
            <text:p>55.6290%</text:p>
          </table:table-cell>
          <table:table-cell table:formula="of:=MAX((1-[.I1207]/(1-[.$D$25]));0)" office:value-type="float" office:value="0.205300394434754" calcext:value-type="float">
            <text:p><text:s/>0.2053 </text:p>
          </table:table-cell>
          <table:table-cell office:value-type="string" calcext:value-type="string">
            <text:p>yes</text:p>
          </table:table-cell>
          <table:table-cell table:formula="of:=EXP(-[.E1207]*[.$D$23])" office:value-type="float" office:value="0.89178724689846" calcext:value-type="float">
            <text:p><text:s/>0.8918 </text:p>
          </table:table-cell>
          <table:table-cell table:style-name="ce12" table:formula="of:=IF([.K1207]=&quot;yes&quot;;[.L1207]*[.$D$22]*([.I1207]-[.I1156]);0)" office:value-type="float" office:value="0.0290343615654416" calcext:value-type="float">
            <text:p><text:s/>0.0290 </text:p>
          </table:table-cell>
          <table:table-cell table:formula="of:=IF([.K1207]=&quot;T_ex&quot;;[.L1207]*([.I1207]-[.$I$35])*[.$D$22];0)" office:value-type="float" office:value="0" calcext:value-type="float">
            <text:p><text:s/>- <text:s text:c="2"/></text:p>
          </table:table-cell>
          <table:table-cell table:style-name="ce12" table:formula="of:=IF([.K1207]=&quot;yes&quot;;[.J1207]*[.L1207]*([.E1207]-[.E1156])*[.$D$21];0)" office:value-type="float" office:value="0.00407790183279063" calcext:value-type="float">
            <text:p><text:s/>0.0041 </text:p>
          </table:table-cell>
          <table:table-cell table:style-name="ce12" table:formula="of:=IF([.K1207]=&quot;yes&quot;;[.J1207]*[.L1207]*([.E1207]-[.E1156]);0)" office:value-type="float" office:value="0.0091243953914143" calcext:value-type="float">
            <text:p><text:s/>0.0091 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6420766451695" calcext:value-type="percentage">
            <text:p>49.6421%</text:p>
          </table:table-cell>
          <table:table-cell office:value-type="float" office:value="1.14625407166124" calcext:value-type="float">
            <text:p>1.15</text:p>
          </table:table-cell>
          <table:table-cell office:value-type="percentage" office:value="0.297506326463706" calcext:value-type="percentage">
            <text:p>29.7506%</text:p>
          </table:table-cell>
          <table:table-cell office:value-type="percentage" office:value="0.925748208734539" calcext:value-type="percentage">
            <text:p>92.5748%</text:p>
          </table:table-cell>
          <table:table-cell office:value-type="percentage" office:value="0.299517585112281" calcext:value-type="percentage">
            <text:p>29.9518%</text:p>
          </table:table-cell>
          <table:table-cell office:value-type="percentage" office:value="0.556836579950974" calcext:value-type="percentage">
            <text:p>55.6837%</text:p>
          </table:table-cell>
          <table:table-cell table:formula="of:=MAX((1-[.I1208]/(1-[.$D$25]));0)" office:value-type="float" office:value="0.204519171498609" calcext:value-type="float">
            <text:p><text:s/>0.2045 </text:p>
          </table:table-cell>
          <table:table-cell/>
          <table:table-cell table:formula="of:=EXP(-[.E1208]*[.$D$23])" office:value-type="float" office:value="0.891700105822664" calcext:value-type="float">
            <text:p><text:s/>0.8917 </text:p>
          </table:table-cell>
          <table:table-cell table:formula="of:=IF([.K1208]=&quot;yes&quot;;[.L1208]*[.$D$22]*([.I1208]-[.I1207]);0)" office:value-type="float" office:value="0" calcext:value-type="float">
            <text:p><text:s/>- <text:s text:c="2"/></text:p>
          </table:table-cell>
          <table:table-cell table:formula="of:=IF([.K1208]=&quot;T_ex&quot;;[.L1208]*([.I1208]-[.$I$35])*[.$D$22];0)" office:value-type="float" office:value="0" calcext:value-type="float">
            <text:p><text:s/>- <text:s text:c="2"/></text:p>
          </table:table-cell>
          <table:table-cell table:formula="of:=IF([.K1208]=&quot;yes&quot;;[.J1208]*[.L1208]*(0.05)*[.$D$21];0)" office:value-type="float" office:value="0" calcext:value-type="float">
            <text:p><text:s/>- <text:s text:c="2"/></text:p>
          </table:table-cell>
          <table:table-cell table:formula="of:=IF([.K1208]=&quot;yes&quot;;[.J1208]*[.L120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7091265020207" calcext:value-type="percentage">
            <text:p>49.7091%</text:p>
          </table:table-cell>
          <table:table-cell office:value-type="float" office:value="1.14723127035831" calcext:value-type="float">
            <text:p>1.15</text:p>
          </table:table-cell>
          <table:table-cell office:value-type="percentage" office:value="0.297925510372386" calcext:value-type="percentage">
            <text:p>29.7926%</text:p>
          </table:table-cell>
          <table:table-cell office:value-type="percentage" office:value="0.92602512719644" calcext:value-type="percentage">
            <text:p>92.6025%</text:p>
          </table:table-cell>
          <table:table-cell office:value-type="percentage" office:value="0.299927999119306" calcext:value-type="percentage">
            <text:p>29.9928%</text:p>
          </table:table-cell>
          <table:table-cell office:value-type="percentage" office:value="0.557452584275936" calcext:value-type="percentage">
            <text:p>55.7453%</text:p>
          </table:table-cell>
          <table:table-cell table:formula="of:=MAX((1-[.I1209]/(1-[.$D$25]));0)" office:value-type="float" office:value="0.203639165320091" calcext:value-type="float">
            <text:p><text:s/>0.2036 </text:p>
          </table:table-cell>
          <table:table-cell/>
          <table:table-cell table:formula="of:=EXP(-[.E1209]*[.$D$23])" office:value-type="float" office:value="0.891612973261866" calcext:value-type="float">
            <text:p><text:s/>0.8916 </text:p>
          </table:table-cell>
          <table:table-cell table:formula="of:=IF([.K1209]=&quot;yes&quot;;[.L1209]*[.$D$22]*([.I1209]-[.I1208]);0)" office:value-type="float" office:value="0" calcext:value-type="float">
            <text:p><text:s/>- <text:s text:c="2"/></text:p>
          </table:table-cell>
          <table:table-cell table:formula="of:=IF([.K1209]=&quot;T_ex&quot;;[.L1209]*([.I1209]-[.$I$35])*[.$D$22];0)" office:value-type="float" office:value="0" calcext:value-type="float">
            <text:p><text:s/>- <text:s text:c="2"/></text:p>
          </table:table-cell>
          <table:table-cell table:formula="of:=IF([.K1209]=&quot;yes&quot;;[.J1209]*[.L1209]*(0.05)*[.$D$21];0)" office:value-type="float" office:value="0" calcext:value-type="float">
            <text:p><text:s/>- <text:s text:c="2"/></text:p>
          </table:table-cell>
          <table:table-cell table:formula="of:=IF([.K1209]=&quot;yes&quot;;[.J1209]*[.L120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7793125469928" calcext:value-type="percentage">
            <text:p>49.7793%</text:p>
          </table:table-cell>
          <table:table-cell office:value-type="float" office:value="1.14820846905537" calcext:value-type="float">
            <text:p>1.15</text:p>
          </table:table-cell>
          <table:table-cell office:value-type="percentage" office:value="0.298338747779358" calcext:value-type="percentage">
            <text:p>29.8339%</text:p>
          </table:table-cell>
          <table:table-cell office:value-type="percentage" office:value="0.92628335679673" calcext:value-type="percentage">
            <text:p>92.6283%</text:p>
          </table:table-cell>
          <table:table-cell office:value-type="percentage" office:value="0.300335409823514" calcext:value-type="percentage">
            <text:p>30.0335%</text:p>
          </table:table-cell>
          <table:table-cell office:value-type="percentage" office:value="0.558039129636871" calcext:value-type="percentage">
            <text:p>55.8039%</text:p>
          </table:table-cell>
          <table:table-cell table:formula="of:=MAX((1-[.I1210]/(1-[.$D$25]));0)" office:value-type="float" office:value="0.202801243375898" calcext:value-type="float">
            <text:p><text:s/>0.2028 </text:p>
          </table:table-cell>
          <table:table-cell/>
          <table:table-cell table:formula="of:=EXP(-[.E1210]*[.$D$23])" office:value-type="float" office:value="0.891525849215235" calcext:value-type="float">
            <text:p><text:s/>0.8915 </text:p>
          </table:table-cell>
          <table:table-cell table:formula="of:=IF([.K1210]=&quot;yes&quot;;[.L1210]*[.$D$22]*([.I1210]-[.I1209]);0)" office:value-type="float" office:value="0" calcext:value-type="float">
            <text:p><text:s/>- <text:s text:c="2"/></text:p>
          </table:table-cell>
          <table:table-cell table:formula="of:=IF([.K1210]=&quot;T_ex&quot;;[.L1210]*([.I1210]-[.$I$35])*[.$D$22];0)" office:value-type="float" office:value="0" calcext:value-type="float">
            <text:p><text:s/>- <text:s text:c="2"/></text:p>
          </table:table-cell>
          <table:table-cell table:formula="of:=IF([.K1210]=&quot;yes&quot;;[.J1210]*[.L1210]*(0.05)*[.$D$21];0)" office:value-type="float" office:value="0" calcext:value-type="float">
            <text:p><text:s/>- <text:s text:c="2"/></text:p>
          </table:table-cell>
          <table:table-cell table:formula="of:=IF([.K1210]=&quot;yes&quot;;[.J1210]*[.L121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8483411816355" calcext:value-type="percentage">
            <text:p>49.8483%</text:p>
          </table:table-cell>
          <table:table-cell office:value-type="float" office:value="1.14918566775244" calcext:value-type="float">
            <text:p>1.15</text:p>
          </table:table-cell>
          <table:table-cell office:value-type="percentage" office:value="0.298762719051211" calcext:value-type="percentage">
            <text:p>29.8763%</text:p>
          </table:table-cell>
          <table:table-cell office:value-type="percentage" office:value="0.926532687145415" calcext:value-type="percentage">
            <text:p>92.6533%</text:p>
          </table:table-cell>
          <table:table-cell office:value-type="percentage" office:value="0.300746717169764" calcext:value-type="percentage">
            <text:p>30.0747%</text:p>
          </table:table-cell>
          <table:table-cell office:value-type="percentage" office:value="0.558602054971732" calcext:value-type="percentage">
            <text:p>55.8602%</text:p>
          </table:table-cell>
          <table:table-cell table:formula="of:=MAX((1-[.I1211]/(1-[.$D$25]));0)" office:value-type="float" office:value="0.201997064326097" calcext:value-type="float">
            <text:p><text:s/>0.2020 </text:p>
          </table:table-cell>
          <table:table-cell/>
          <table:table-cell table:formula="of:=EXP(-[.E1211]*[.$D$23])" office:value-type="float" office:value="0.891438733681938" calcext:value-type="float">
            <text:p><text:s/>0.8914 </text:p>
          </table:table-cell>
          <table:table-cell table:formula="of:=IF([.K1211]=&quot;yes&quot;;[.L1211]*[.$D$22]*([.I1211]-[.I1210]);0)" office:value-type="float" office:value="0" calcext:value-type="float">
            <text:p><text:s/>- <text:s text:c="2"/></text:p>
          </table:table-cell>
          <table:table-cell table:formula="of:=IF([.K1211]=&quot;T_ex&quot;;[.L1211]*([.I1211]-[.$I$35])*[.$D$22];0)" office:value-type="float" office:value="0" calcext:value-type="float">
            <text:p><text:s/>- <text:s text:c="2"/></text:p>
          </table:table-cell>
          <table:table-cell table:formula="of:=IF([.K1211]=&quot;yes&quot;;[.J1211]*[.L1211]*(0.05)*[.$D$21];0)" office:value-type="float" office:value="0" calcext:value-type="float">
            <text:p><text:s/>- <text:s text:c="2"/></text:p>
          </table:table-cell>
          <table:table-cell table:formula="of:=IF([.K1211]=&quot;yes&quot;;[.J1211]*[.L121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9174587919586" calcext:value-type="percentage">
            <text:p>49.9175%</text:p>
          </table:table-cell>
          <table:table-cell office:value-type="float" office:value="1.15016286644951" calcext:value-type="float">
            <text:p>1.15</text:p>
          </table:table-cell>
          <table:table-cell office:value-type="percentage" office:value="0.29918391022207" calcext:value-type="percentage">
            <text:p>29.9184%</text:p>
          </table:table-cell>
          <table:table-cell office:value-type="percentage" office:value="0.926791300725617" calcext:value-type="percentage">
            <text:p>92.6791%</text:p>
          </table:table-cell>
          <table:table-cell office:value-type="percentage" office:value="0.301157524108927" calcext:value-type="percentage">
            <text:p>30.1158%</text:p>
          </table:table-cell>
          <table:table-cell office:value-type="percentage" office:value="0.55916251902343" calcext:value-type="percentage">
            <text:p>55.9163%</text:p>
          </table:table-cell>
          <table:table-cell table:formula="of:=MAX((1-[.I1212]/(1-[.$D$25]));0)" office:value-type="float" office:value="0.2011964013951" calcext:value-type="float">
            <text:p><text:s/>0.2012 </text:p>
          </table:table-cell>
          <table:table-cell/>
          <table:table-cell table:formula="of:=EXP(-[.E1212]*[.$D$23])" office:value-type="float" office:value="0.891351626661143" calcext:value-type="float">
            <text:p><text:s/>0.8914 </text:p>
          </table:table-cell>
          <table:table-cell table:formula="of:=IF([.K1212]=&quot;yes&quot;;[.L1212]*[.$D$22]*([.I1212]-[.I1211]);0)" office:value-type="float" office:value="0" calcext:value-type="float">
            <text:p><text:s/>- <text:s text:c="2"/></text:p>
          </table:table-cell>
          <table:table-cell table:formula="of:=IF([.K1212]=&quot;T_ex&quot;;[.L1212]*([.I1212]-[.$I$35])*[.$D$22];0)" office:value-type="float" office:value="0" calcext:value-type="float">
            <text:p><text:s/>- <text:s text:c="2"/></text:p>
          </table:table-cell>
          <table:table-cell table:formula="of:=IF([.K1212]=&quot;yes&quot;;[.J1212]*[.L1212]*(0.05)*[.$D$21];0)" office:value-type="float" office:value="0" calcext:value-type="float">
            <text:p><text:s/>- <text:s text:c="2"/></text:p>
          </table:table-cell>
          <table:table-cell table:formula="of:=IF([.K1212]=&quot;yes&quot;;[.J1212]*[.L121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499862732609992" calcext:value-type="percentage">
            <text:p>49.9863%</text:p>
          </table:table-cell>
          <table:table-cell office:value-type="float" office:value="1.15114006514658" calcext:value-type="float">
            <text:p>1.15</text:p>
          </table:table-cell>
          <table:table-cell office:value-type="percentage" office:value="0.299602205810044" calcext:value-type="percentage">
            <text:p>29.9602%</text:p>
          </table:table-cell>
          <table:table-cell office:value-type="percentage" office:value="0.927052017734429" calcext:value-type="percentage">
            <text:p>92.7052%</text:p>
          </table:table-cell>
          <table:table-cell office:value-type="percentage" office:value="0.301569801038802" calcext:value-type="percentage">
            <text:p>30.1570%</text:p>
          </table:table-cell>
          <table:table-cell office:value-type="percentage" office:value="0.559726674847206" calcext:value-type="percentage">
            <text:p>55.9727%</text:p>
          </table:table-cell>
          <table:table-cell table:formula="of:=MAX((1-[.I1213]/(1-[.$D$25]));0)" office:value-type="float" office:value="0.200390464503991" calcext:value-type="float">
            <text:p><text:s/>0.2004 </text:p>
          </table:table-cell>
          <table:table-cell/>
          <table:table-cell table:formula="of:=EXP(-[.E1213]*[.$D$23])" office:value-type="float" office:value="0.89126452815202" calcext:value-type="float">
            <text:p><text:s/>0.8913 </text:p>
          </table:table-cell>
          <table:table-cell table:formula="of:=IF([.K1213]=&quot;yes&quot;;[.L1213]*[.$D$22]*([.I1213]-[.I1212]);0)" office:value-type="float" office:value="0" calcext:value-type="float">
            <text:p><text:s/>- <text:s text:c="2"/></text:p>
          </table:table-cell>
          <table:table-cell table:formula="of:=IF([.K1213]=&quot;T_ex&quot;;[.L1213]*([.I1213]-[.$I$35])*[.$D$22];0)" office:value-type="float" office:value="0" calcext:value-type="float">
            <text:p><text:s/>- <text:s text:c="2"/></text:p>
          </table:table-cell>
          <table:table-cell table:formula="of:=IF([.K1213]=&quot;yes&quot;;[.J1213]*[.L1213]*(0.05)*[.$D$21];0)" office:value-type="float" office:value="0" calcext:value-type="float">
            <text:p><text:s/>- <text:s text:c="2"/></text:p>
          </table:table-cell>
          <table:table-cell table:formula="of:=IF([.K1213]=&quot;yes&quot;;[.J1213]*[.L121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0550619863254" calcext:value-type="percentage">
            <text:p>50.0551%</text:p>
          </table:table-cell>
          <table:table-cell office:value-type="float" office:value="1.15211726384365" calcext:value-type="float">
            <text:p>1.15</text:p>
          </table:table-cell>
          <table:table-cell office:value-type="percentage" office:value="0.300025255243191" calcext:value-type="percentage">
            <text:p>30.0025%</text:p>
          </table:table-cell>
          <table:table-cell office:value-type="percentage" office:value="0.927294048172998" calcext:value-type="percentage">
            <text:p>92.7294%</text:p>
          </table:table-cell>
          <table:table-cell office:value-type="percentage" office:value="0.301983508603401" calcext:value-type="percentage">
            <text:p>30.1984%</text:p>
          </table:table-cell>
          <table:table-cell office:value-type="percentage" office:value="0.560363000683978" calcext:value-type="percentage">
            <text:p>56.0363%</text:p>
          </table:table-cell>
          <table:table-cell table:formula="of:=MAX((1-[.I1214]/(1-[.$D$25]));0)" office:value-type="float" office:value="0.199481427594317" calcext:value-type="float">
            <text:p><text:s/>0.1995 </text:p>
          </table:table-cell>
          <table:table-cell/>
          <table:table-cell table:formula="of:=EXP(-[.E1214]*[.$D$23])" office:value-type="float" office:value="0.891177438153735" calcext:value-type="float">
            <text:p><text:s/>0.8912 </text:p>
          </table:table-cell>
          <table:table-cell table:formula="of:=IF([.K1214]=&quot;yes&quot;;[.L1214]*[.$D$22]*([.I1214]-[.I1213]);0)" office:value-type="float" office:value="0" calcext:value-type="float">
            <text:p><text:s/>- <text:s text:c="2"/></text:p>
          </table:table-cell>
          <table:table-cell table:formula="of:=IF([.K1214]=&quot;T_ex&quot;;[.L1214]*([.I1214]-[.$I$35])*[.$D$22];0)" office:value-type="float" office:value="0" calcext:value-type="float">
            <text:p><text:s/>- <text:s text:c="2"/></text:p>
          </table:table-cell>
          <table:table-cell table:formula="of:=IF([.K1214]=&quot;yes&quot;;[.J1214]*[.L1214]*(0.05)*[.$D$21];0)" office:value-type="float" office:value="0" calcext:value-type="float">
            <text:p><text:s/>- <text:s text:c="2"/></text:p>
          </table:table-cell>
          <table:table-cell table:formula="of:=IF([.K1214]=&quot;yes&quot;;[.J1214]*[.L121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1265216558285" calcext:value-type="percentage">
            <text:p>50.1265%</text:p>
          </table:table-cell>
          <table:table-cell office:value-type="float" office:value="1.15309446254072" calcext:value-type="float">
            <text:p>1.15</text:p>
          </table:table-cell>
          <table:table-cell office:value-type="percentage" office:value="0.300451113945582" calcext:value-type="percentage">
            <text:p>30.0451%</text:p>
          </table:table-cell>
          <table:table-cell office:value-type="percentage" office:value="0.927529547834758" calcext:value-type="percentage">
            <text:p>92.7530%</text:p>
          </table:table-cell>
          <table:table-cell office:value-type="percentage" office:value="0.302394419903701" calcext:value-type="percentage">
            <text:p>30.2394%</text:p>
          </table:table-cell>
          <table:table-cell office:value-type="percentage" office:value="0.56089850696786" calcext:value-type="percentage">
            <text:p>56.0899%</text:p>
          </table:table-cell>
          <table:table-cell table:formula="of:=MAX((1-[.I1215]/(1-[.$D$25]));0)" office:value-type="float" office:value="0.198716418617343" calcext:value-type="float">
            <text:p><text:s/>0.1987 </text:p>
          </table:table-cell>
          <table:table-cell/>
          <table:table-cell table:formula="of:=EXP(-[.E1215]*[.$D$23])" office:value-type="float" office:value="0.891090356665458" calcext:value-type="float">
            <text:p><text:s/>0.8911 </text:p>
          </table:table-cell>
          <table:table-cell table:formula="of:=IF([.K1215]=&quot;yes&quot;;[.L1215]*[.$D$22]*([.I1215]-[.I1214]);0)" office:value-type="float" office:value="0" calcext:value-type="float">
            <text:p><text:s/>- <text:s text:c="2"/></text:p>
          </table:table-cell>
          <table:table-cell table:formula="of:=IF([.K1215]=&quot;T_ex&quot;;[.L1215]*([.I1215]-[.$I$35])*[.$D$22];0)" office:value-type="float" office:value="0" calcext:value-type="float">
            <text:p><text:s/>- <text:s text:c="2"/></text:p>
          </table:table-cell>
          <table:table-cell table:formula="of:=IF([.K1215]=&quot;yes&quot;;[.J1215]*[.L1215]*(0.05)*[.$D$21];0)" office:value-type="float" office:value="0" calcext:value-type="float">
            <text:p><text:s/>- <text:s text:c="2"/></text:p>
          </table:table-cell>
          <table:table-cell table:formula="of:=IF([.K1215]=&quot;yes&quot;;[.J1215]*[.L121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1969732017448" calcext:value-type="percentage">
            <text:p>50.1970%</text:p>
          </table:table-cell>
          <table:table-cell office:value-type="float" office:value="1.15407166123779" calcext:value-type="float">
            <text:p>1.15</text:p>
          </table:table-cell>
          <table:table-cell office:value-type="percentage" office:value="0.30087574172214" calcext:value-type="percentage">
            <text:p>30.0876%</text:p>
          </table:table-cell>
          <table:table-cell office:value-type="percentage" office:value="0.927757502709796" calcext:value-type="percentage">
            <text:p>92.7758%</text:p>
          </table:table-cell>
          <table:table-cell office:value-type="percentage" office:value="0.302810562333548" calcext:value-type="percentage">
            <text:p>30.2811%</text:p>
          </table:table-cell>
          <table:table-cell office:value-type="percentage" office:value="0.561443229435222" calcext:value-type="percentage">
            <text:p>56.1443%</text:p>
          </table:table-cell>
          <table:table-cell table:formula="of:=MAX((1-[.I1216]/(1-[.$D$25]));0)" office:value-type="float" office:value="0.197938243663968" calcext:value-type="float">
            <text:p><text:s/>0.1979 </text:p>
          </table:table-cell>
          <table:table-cell/>
          <table:table-cell table:formula="of:=EXP(-[.E1216]*[.$D$23])" office:value-type="float" office:value="0.891003283686357" calcext:value-type="float">
            <text:p><text:s/>0.8910 </text:p>
          </table:table-cell>
          <table:table-cell table:formula="of:=IF([.K1216]=&quot;yes&quot;;[.L1216]*[.$D$22]*([.I1216]-[.I1215]);0)" office:value-type="float" office:value="0" calcext:value-type="float">
            <text:p><text:s/>- <text:s text:c="2"/></text:p>
          </table:table-cell>
          <table:table-cell table:formula="of:=IF([.K1216]=&quot;T_ex&quot;;[.L1216]*([.I1216]-[.$I$35])*[.$D$22];0)" office:value-type="float" office:value="0" calcext:value-type="float">
            <text:p><text:s/>- <text:s text:c="2"/></text:p>
          </table:table-cell>
          <table:table-cell table:formula="of:=IF([.K1216]=&quot;yes&quot;;[.J1216]*[.L1216]*(0.05)*[.$D$21];0)" office:value-type="float" office:value="0" calcext:value-type="float">
            <text:p><text:s/>- <text:s text:c="2"/></text:p>
          </table:table-cell>
          <table:table-cell table:formula="of:=IF([.K1216]=&quot;yes&quot;;[.J1216]*[.L121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2696731205896" calcext:value-type="percentage">
            <text:p>50.2697%</text:p>
          </table:table-cell>
          <table:table-cell office:value-type="float" office:value="1.15504885993485" calcext:value-type="float">
            <text:p>1.16</text:p>
          </table:table-cell>
          <table:table-cell office:value-type="percentage" office:value="0.301294587793097" calcext:value-type="percentage">
            <text:p>30.1295%</text:p>
          </table:table-cell>
          <table:table-cell office:value-type="percentage" office:value="0.927996327406404" calcext:value-type="percentage">
            <text:p>92.7996%</text:p>
          </table:table-cell>
          <table:table-cell office:value-type="percentage" office:value="0.303215972927059" calcext:value-type="percentage">
            <text:p>30.3216%</text:p>
          </table:table-cell>
          <table:table-cell office:value-type="percentage" office:value="0.562011890289818" calcext:value-type="percentage">
            <text:p>56.2012%</text:p>
          </table:table-cell>
          <table:table-cell table:formula="of:=MAX((1-[.I1217]/(1-[.$D$25]));0)" office:value-type="float" office:value="0.197125871014546" calcext:value-type="float">
            <text:p><text:s/>0.1971 </text:p>
          </table:table-cell>
          <table:table-cell/>
          <table:table-cell table:formula="of:=EXP(-[.E1217]*[.$D$23])" office:value-type="float" office:value="0.890916219215601" calcext:value-type="float">
            <text:p><text:s/>0.8909 </text:p>
          </table:table-cell>
          <table:table-cell table:formula="of:=IF([.K1217]=&quot;yes&quot;;[.L1217]*[.$D$22]*([.I1217]-[.I1216]);0)" office:value-type="float" office:value="0" calcext:value-type="float">
            <text:p><text:s/>- <text:s text:c="2"/></text:p>
          </table:table-cell>
          <table:table-cell table:formula="of:=IF([.K1217]=&quot;T_ex&quot;;[.L1217]*([.I1217]-[.$I$35])*[.$D$22];0)" office:value-type="float" office:value="0" calcext:value-type="float">
            <text:p><text:s/>- <text:s text:c="2"/></text:p>
          </table:table-cell>
          <table:table-cell table:formula="of:=IF([.K1217]=&quot;yes&quot;;[.J1217]*[.L1217]*(0.05)*[.$D$21];0)" office:value-type="float" office:value="0" calcext:value-type="float">
            <text:p><text:s/>- <text:s text:c="2"/></text:p>
          </table:table-cell>
          <table:table-cell table:formula="of:=IF([.K1217]=&quot;yes&quot;;[.J1217]*[.L121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3416212201429" calcext:value-type="percentage">
            <text:p>50.3416%</text:p>
          </table:table-cell>
          <table:table-cell office:value-type="float" office:value="1.15602605863192" calcext:value-type="float">
            <text:p>1.16</text:p>
          </table:table-cell>
          <table:table-cell office:value-type="percentage" office:value="0.301711502218726" calcext:value-type="percentage">
            <text:p>30.1712%</text:p>
          </table:table-cell>
          <table:table-cell office:value-type="percentage" office:value="0.928212626902204" calcext:value-type="percentage">
            <text:p>92.8213%</text:p>
          </table:table-cell>
          <table:table-cell office:value-type="percentage" office:value="0.303618441853829" calcext:value-type="percentage">
            <text:p>30.3618%</text:p>
          </table:table-cell>
          <table:table-cell office:value-type="percentage" office:value="0.562610098362853" calcext:value-type="percentage">
            <text:p>56.2610%</text:p>
          </table:table-cell>
          <table:table-cell table:formula="of:=MAX((1-[.I1218]/(1-[.$D$25]));0)" office:value-type="float" office:value="0.196271288053067" calcext:value-type="float">
            <text:p><text:s/>0.1963 </text:p>
          </table:table-cell>
          <table:table-cell/>
          <table:table-cell table:formula="of:=EXP(-[.E1218]*[.$D$23])" office:value-type="float" office:value="0.890829163252357" calcext:value-type="float">
            <text:p><text:s/>0.8908 </text:p>
          </table:table-cell>
          <table:table-cell table:formula="of:=IF([.K1218]=&quot;yes&quot;;[.L1218]*[.$D$22]*([.I1218]-[.I1217]);0)" office:value-type="float" office:value="0" calcext:value-type="float">
            <text:p><text:s/>- <text:s text:c="2"/></text:p>
          </table:table-cell>
          <table:table-cell table:formula="of:=IF([.K1218]=&quot;T_ex&quot;;[.L1218]*([.I1218]-[.$I$35])*[.$D$22];0)" office:value-type="float" office:value="0" calcext:value-type="float">
            <text:p><text:s/>- <text:s text:c="2"/></text:p>
          </table:table-cell>
          <table:table-cell table:formula="of:=IF([.K1218]=&quot;yes&quot;;[.J1218]*[.L1218]*(0.05)*[.$D$21];0)" office:value-type="float" office:value="0" calcext:value-type="float">
            <text:p><text:s/>- <text:s text:c="2"/></text:p>
          </table:table-cell>
          <table:table-cell table:formula="of:=IF([.K1218]=&quot;yes&quot;;[.J1218]*[.L121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4169807708522" calcext:value-type="percentage">
            <text:p>50.4170%</text:p>
          </table:table-cell>
          <table:table-cell office:value-type="float" office:value="1.15700325732899" calcext:value-type="float">
            <text:p>1.16</text:p>
          </table:table-cell>
          <table:table-cell office:value-type="percentage" office:value="0.302125176302057" calcext:value-type="percentage">
            <text:p>30.2125%</text:p>
          </table:table-cell>
          <table:table-cell office:value-type="percentage" office:value="0.92841495510763" calcext:value-type="percentage">
            <text:p>92.8415%</text:p>
          </table:table-cell>
          <table:table-cell office:value-type="percentage" office:value="0.304016849022486" calcext:value-type="percentage">
            <text:p>30.4017%</text:p>
          </table:table-cell>
          <table:table-cell office:value-type="percentage" office:value="0.563208609136089" calcext:value-type="percentage">
            <text:p>56.3209%</text:p>
          </table:table-cell>
          <table:table-cell table:formula="of:=MAX((1-[.I1219]/(1-[.$D$25]));0)" office:value-type="float" office:value="0.19541627266273" calcext:value-type="float">
            <text:p><text:s/>0.1954 </text:p>
          </table:table-cell>
          <table:table-cell/>
          <table:table-cell table:formula="of:=EXP(-[.E1219]*[.$D$23])" office:value-type="float" office:value="0.890742115795795" calcext:value-type="float">
            <text:p><text:s/>0.8907 </text:p>
          </table:table-cell>
          <table:table-cell table:formula="of:=IF([.K1219]=&quot;yes&quot;;[.L1219]*[.$D$22]*([.I1219]-[.I1218]);0)" office:value-type="float" office:value="0" calcext:value-type="float">
            <text:p><text:s/>- <text:s text:c="2"/></text:p>
          </table:table-cell>
          <table:table-cell table:formula="of:=IF([.K1219]=&quot;T_ex&quot;;[.L1219]*([.I1219]-[.$I$35])*[.$D$22];0)" office:value-type="float" office:value="0" calcext:value-type="float">
            <text:p><text:s/>- <text:s text:c="2"/></text:p>
          </table:table-cell>
          <table:table-cell table:formula="of:=IF([.K1219]=&quot;yes&quot;;[.J1219]*[.L1219]*(0.05)*[.$D$21];0)" office:value-type="float" office:value="0" calcext:value-type="float">
            <text:p><text:s/>- <text:s text:c="2"/></text:p>
          </table:table-cell>
          <table:table-cell table:formula="of:=IF([.K1219]=&quot;yes&quot;;[.J1219]*[.L121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4897171401509" calcext:value-type="percentage">
            <text:p>50.4897%</text:p>
          </table:table-cell>
          <table:table-cell office:value-type="float" office:value="1.15798045602606" calcext:value-type="float">
            <text:p>1.16</text:p>
          </table:table-cell>
          <table:table-cell office:value-type="percentage" office:value="0.302542134033729" calcext:value-type="percentage">
            <text:p>30.2542%</text:p>
          </table:table-cell>
          <table:table-cell office:value-type="percentage" office:value="0.928614647892127" calcext:value-type="percentage">
            <text:p>92.8615%</text:p>
          </table:table-cell>
          <table:table-cell office:value-type="percentage" office:value="0.304418793361085" calcext:value-type="percentage">
            <text:p>30.4419%</text:p>
          </table:table-cell>
          <table:table-cell office:value-type="percentage" office:value="0.563809108670888" calcext:value-type="percentage">
            <text:p>56.3809%</text:p>
          </table:table-cell>
          <table:table-cell table:formula="of:=MAX((1-[.I1220]/(1-[.$D$25]));0)" office:value-type="float" office:value="0.194558416184446" calcext:value-type="float">
            <text:p><text:s/>0.1946 </text:p>
          </table:table-cell>
          <table:table-cell/>
          <table:table-cell table:formula="of:=EXP(-[.E1220]*[.$D$23])" office:value-type="float" office:value="0.890655076845084" calcext:value-type="float">
            <text:p><text:s/>0.8907 </text:p>
          </table:table-cell>
          <table:table-cell table:formula="of:=IF([.K1220]=&quot;yes&quot;;[.L1220]*[.$D$22]*([.I1220]-[.I1219]);0)" office:value-type="float" office:value="0" calcext:value-type="float">
            <text:p><text:s/>- <text:s text:c="2"/></text:p>
          </table:table-cell>
          <table:table-cell table:formula="of:=IF([.K1220]=&quot;T_ex&quot;;[.L1220]*([.I1220]-[.$I$35])*[.$D$22];0)" office:value-type="float" office:value="0" calcext:value-type="float">
            <text:p><text:s/>- <text:s text:c="2"/></text:p>
          </table:table-cell>
          <table:table-cell table:formula="of:=IF([.K1220]=&quot;yes&quot;;[.J1220]*[.L1220]*(0.05)*[.$D$21];0)" office:value-type="float" office:value="0" calcext:value-type="float">
            <text:p><text:s/>- <text:s text:c="2"/></text:p>
          </table:table-cell>
          <table:table-cell table:formula="of:=IF([.K1220]=&quot;yes&quot;;[.J1220]*[.L122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5626782705659" calcext:value-type="percentage">
            <text:p>50.5627%</text:p>
          </table:table-cell>
          <table:table-cell office:value-type="float" office:value="1.15895765472313" calcext:value-type="float">
            <text:p>1.16</text:p>
          </table:table-cell>
          <table:table-cell office:value-type="percentage" office:value="0.302958626380398" calcext:value-type="percentage">
            <text:p>30.2959%</text:p>
          </table:table-cell>
          <table:table-cell office:value-type="percentage" office:value="0.928838060495551" calcext:value-type="percentage">
            <text:p>92.8838%</text:p>
          </table:table-cell>
          <table:table-cell office:value-type="percentage" office:value="0.30482058277462" calcext:value-type="percentage">
            <text:p>30.4821%</text:p>
          </table:table-cell>
          <table:table-cell office:value-type="percentage" office:value="0.564405054046562" calcext:value-type="percentage">
            <text:p>56.4405%</text:p>
          </table:table-cell>
          <table:table-cell table:formula="of:=MAX((1-[.I1221]/(1-[.$D$25]));0)" office:value-type="float" office:value="0.193707065647768" calcext:value-type="float">
            <text:p><text:s/>0.1937 </text:p>
          </table:table-cell>
          <table:table-cell/>
          <table:table-cell table:formula="of:=EXP(-[.E1221]*[.$D$23])" office:value-type="float" office:value="0.890568046399392" calcext:value-type="float">
            <text:p><text:s/>0.8906 </text:p>
          </table:table-cell>
          <table:table-cell table:formula="of:=IF([.K1221]=&quot;yes&quot;;[.L1221]*[.$D$22]*([.I1221]-[.I1220]);0)" office:value-type="float" office:value="0" calcext:value-type="float">
            <text:p><text:s/>- <text:s text:c="2"/></text:p>
          </table:table-cell>
          <table:table-cell table:formula="of:=IF([.K1221]=&quot;T_ex&quot;;[.L1221]*([.I1221]-[.$I$35])*[.$D$22];0)" office:value-type="float" office:value="0" calcext:value-type="float">
            <text:p><text:s/>- <text:s text:c="2"/></text:p>
          </table:table-cell>
          <table:table-cell table:formula="of:=IF([.K1221]=&quot;yes&quot;;[.J1221]*[.L1221]*(0.05)*[.$D$21];0)" office:value-type="float" office:value="0" calcext:value-type="float">
            <text:p><text:s/>- <text:s text:c="2"/></text:p>
          </table:table-cell>
          <table:table-cell table:formula="of:=IF([.K1221]=&quot;yes&quot;;[.J1221]*[.L122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6314916567878" calcext:value-type="percentage">
            <text:p>50.6315%</text:p>
          </table:table-cell>
          <table:table-cell office:value-type="float" office:value="1.1599348534202" calcext:value-type="float">
            <text:p>1.16</text:p>
          </table:table-cell>
          <table:table-cell office:value-type="percentage" office:value="0.303377863302923" calcext:value-type="percentage">
            <text:p>30.3378%</text:p>
          </table:table-cell>
          <table:table-cell office:value-type="percentage" office:value="0.929060296330427" calcext:value-type="percentage">
            <text:p>92.9060%</text:p>
          </table:table-cell>
          <table:table-cell office:value-type="percentage" office:value="0.305216006869626" calcext:value-type="percentage">
            <text:p>30.5216%</text:p>
          </table:table-cell>
          <table:table-cell office:value-type="percentage" office:value="0.565025792486468" calcext:value-type="percentage">
            <text:p>56.5026%</text:p>
          </table:table-cell>
          <table:table-cell table:formula="of:=MAX((1-[.I1222]/(1-[.$D$25]));0)" office:value-type="float" office:value="0.192820296447903" calcext:value-type="float">
            <text:p><text:s/>0.1928 </text:p>
          </table:table-cell>
          <table:table-cell/>
          <table:table-cell table:formula="of:=EXP(-[.E1222]*[.$D$23])" office:value-type="float" office:value="0.890481024457888" calcext:value-type="float">
            <text:p><text:s/>0.8905 </text:p>
          </table:table-cell>
          <table:table-cell table:formula="of:=IF([.K1222]=&quot;yes&quot;;[.L1222]*[.$D$22]*([.I1222]-[.I1221]);0)" office:value-type="float" office:value="0" calcext:value-type="float">
            <text:p><text:s/>- <text:s text:c="2"/></text:p>
          </table:table-cell>
          <table:table-cell table:formula="of:=IF([.K1222]=&quot;T_ex&quot;;[.L1222]*([.I1222]-[.$I$35])*[.$D$22];0)" office:value-type="float" office:value="0" calcext:value-type="float">
            <text:p><text:s/>- <text:s text:c="2"/></text:p>
          </table:table-cell>
          <table:table-cell table:formula="of:=IF([.K1222]=&quot;yes&quot;;[.J1222]*[.L1222]*(0.05)*[.$D$21];0)" office:value-type="float" office:value="0" calcext:value-type="float">
            <text:p><text:s/>- <text:s text:c="2"/></text:p>
          </table:table-cell>
          <table:table-cell table:formula="of:=IF([.K1222]=&quot;yes&quot;;[.J1222]*[.L122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7072084232323" calcext:value-type="percentage">
            <text:p>50.7072%</text:p>
          </table:table-cell>
          <table:table-cell office:value-type="float" office:value="1.16091205211726" calcext:value-type="float">
            <text:p>1.16</text:p>
          </table:table-cell>
          <table:table-cell office:value-type="percentage" office:value="0.303796689710549" calcext:value-type="percentage">
            <text:p>30.3797%</text:p>
          </table:table-cell>
          <table:table-cell office:value-type="percentage" office:value="0.929283527942087" calcext:value-type="percentage">
            <text:p>92.9284%</text:p>
          </table:table-cell>
          <table:table-cell office:value-type="percentage" office:value="0.305612893498607" calcext:value-type="percentage">
            <text:p>30.5613%</text:p>
          </table:table-cell>
          <table:table-cell office:value-type="percentage" office:value="0.565661394153227" calcext:value-type="percentage">
            <text:p>56.5661%</text:p>
          </table:table-cell>
          <table:table-cell table:formula="of:=MAX((1-[.I1223]/(1-[.$D$25]));0)" office:value-type="float" office:value="0.191912294066819" calcext:value-type="float">
            <text:p><text:s/>0.1919 </text:p>
          </table:table-cell>
          <table:table-cell/>
          <table:table-cell table:formula="of:=EXP(-[.E1223]*[.$D$23])" office:value-type="float" office:value="0.890394011019743" calcext:value-type="float">
            <text:p><text:s/>0.8904 </text:p>
          </table:table-cell>
          <table:table-cell table:formula="of:=IF([.K1223]=&quot;yes&quot;;[.L1223]*[.$D$22]*([.I1223]-[.I1222]);0)" office:value-type="float" office:value="0" calcext:value-type="float">
            <text:p><text:s/>- <text:s text:c="2"/></text:p>
          </table:table-cell>
          <table:table-cell table:formula="of:=IF([.K1223]=&quot;T_ex&quot;;[.L1223]*([.I1223]-[.$I$35])*[.$D$22];0)" office:value-type="float" office:value="0" calcext:value-type="float">
            <text:p><text:s/>- <text:s text:c="2"/></text:p>
          </table:table-cell>
          <table:table-cell table:formula="of:=IF([.K1223]=&quot;yes&quot;;[.J1223]*[.L1223]*(0.05)*[.$D$21];0)" office:value-type="float" office:value="0" calcext:value-type="float">
            <text:p><text:s/>- <text:s text:c="2"/></text:p>
          </table:table-cell>
          <table:table-cell table:formula="of:=IF([.K1223]=&quot;yes&quot;;[.J1223]*[.L122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7809240069327" calcext:value-type="percentage">
            <text:p>50.7809%</text:p>
          </table:table-cell>
          <table:table-cell office:value-type="float" office:value="1.16188925081433" calcext:value-type="float">
            <text:p>1.16</text:p>
          </table:table-cell>
          <table:table-cell office:value-type="percentage" office:value="0.30421576422064" calcext:value-type="percentage">
            <text:p>30.4216%</text:p>
          </table:table-cell>
          <table:table-cell office:value-type="percentage" office:value="0.929519784072797" calcext:value-type="percentage">
            <text:p>92.9520%</text:p>
          </table:table-cell>
          <table:table-cell office:value-type="percentage" office:value="0.306009417689285" calcext:value-type="percentage">
            <text:p>30.6009%</text:p>
          </table:table-cell>
          <table:table-cell office:value-type="percentage" office:value="0.566252234583935" calcext:value-type="percentage">
            <text:p>56.6252%</text:p>
          </table:table-cell>
          <table:table-cell table:formula="of:=MAX((1-[.I1224]/(1-[.$D$25]));0)" office:value-type="float" office:value="0.191068236308664" calcext:value-type="float">
            <text:p><text:s/>0.1911 </text:p>
          </table:table-cell>
          <table:table-cell/>
          <table:table-cell table:formula="of:=EXP(-[.E1224]*[.$D$23])" office:value-type="float" office:value="0.890307006084123" calcext:value-type="float">
            <text:p><text:s/>0.8903 </text:p>
          </table:table-cell>
          <table:table-cell table:formula="of:=IF([.K1224]=&quot;yes&quot;;[.L1224]*[.$D$22]*([.I1224]-[.I1223]);0)" office:value-type="float" office:value="0" calcext:value-type="float">
            <text:p><text:s/>- <text:s text:c="2"/></text:p>
          </table:table-cell>
          <table:table-cell table:formula="of:=IF([.K1224]=&quot;T_ex&quot;;[.L1224]*([.I1224]-[.$I$35])*[.$D$22];0)" office:value-type="float" office:value="0" calcext:value-type="float">
            <text:p><text:s/>- <text:s text:c="2"/></text:p>
          </table:table-cell>
          <table:table-cell table:formula="of:=IF([.K1224]=&quot;yes&quot;;[.J1224]*[.L1224]*(0.05)*[.$D$21];0)" office:value-type="float" office:value="0" calcext:value-type="float">
            <text:p><text:s/>- <text:s text:c="2"/></text:p>
          </table:table-cell>
          <table:table-cell table:formula="of:=IF([.K1224]=&quot;yes&quot;;[.J1224]*[.L122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8501886356903" calcext:value-type="percentage">
            <text:p>50.8502%</text:p>
          </table:table-cell>
          <table:table-cell office:value-type="float" office:value="1.1628664495114" calcext:value-type="float">
            <text:p>1.16</text:p>
          </table:table-cell>
          <table:table-cell office:value-type="percentage" office:value="0.304639248093237" calcext:value-type="percentage">
            <text:p>30.4639%</text:p>
          </table:table-cell>
          <table:table-cell office:value-type="percentage" office:value="0.92972394646697" calcext:value-type="percentage">
            <text:p>92.9724%</text:p>
          </table:table-cell>
          <table:table-cell office:value-type="percentage" office:value="0.306414923889366" calcext:value-type="percentage">
            <text:p>30.6415%</text:p>
          </table:table-cell>
          <table:table-cell office:value-type="percentage" office:value="0.566824658880462" calcext:value-type="percentage">
            <text:p>56.6825%</text:p>
          </table:table-cell>
          <table:table-cell table:formula="of:=MAX((1-[.I1225]/(1-[.$D$25]));0)" office:value-type="float" office:value="0.190250487313626" calcext:value-type="float">
            <text:p><text:s/>0.1903 </text:p>
          </table:table-cell>
          <table:table-cell/>
          <table:table-cell table:formula="of:=EXP(-[.E1225]*[.$D$23])" office:value-type="float" office:value="0.890220009650198" calcext:value-type="float">
            <text:p><text:s/>0.8902 </text:p>
          </table:table-cell>
          <table:table-cell table:formula="of:=IF([.K1225]=&quot;yes&quot;;[.L1225]*[.$D$22]*([.I1225]-[.I1224]);0)" office:value-type="float" office:value="0" calcext:value-type="float">
            <text:p><text:s/>- <text:s text:c="2"/></text:p>
          </table:table-cell>
          <table:table-cell table:formula="of:=IF([.K1225]=&quot;T_ex&quot;;[.L1225]*([.I1225]-[.$I$35])*[.$D$22];0)" office:value-type="float" office:value="0" calcext:value-type="float">
            <text:p><text:s/>- <text:s text:c="2"/></text:p>
          </table:table-cell>
          <table:table-cell table:formula="of:=IF([.K1225]=&quot;yes&quot;;[.J1225]*[.L1225]*(0.05)*[.$D$21];0)" office:value-type="float" office:value="0" calcext:value-type="float">
            <text:p><text:s/>- <text:s text:c="2"/></text:p>
          </table:table-cell>
          <table:table-cell table:formula="of:=IF([.K1225]=&quot;yes&quot;;[.J1225]*[.L122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9220269641137" calcext:value-type="percentage">
            <text:p>50.9220%</text:p>
          </table:table-cell>
          <table:table-cell office:value-type="float" office:value="1.16384364820847" calcext:value-type="float">
            <text:p>1.16</text:p>
          </table:table-cell>
          <table:table-cell office:value-type="percentage" office:value="0.305056569432179" calcext:value-type="percentage">
            <text:p>30.5057%</text:p>
          </table:table-cell>
          <table:table-cell office:value-type="percentage" office:value="0.929911539702314" calcext:value-type="percentage">
            <text:p>92.9912%</text:p>
          </table:table-cell>
          <table:table-cell office:value-type="percentage" office:value="0.306813693730701" calcext:value-type="percentage">
            <text:p>30.6814%</text:p>
          </table:table-cell>
          <table:table-cell office:value-type="percentage" office:value="0.567596917737777" calcext:value-type="percentage">
            <text:p>56.7597%</text:p>
          </table:table-cell>
          <table:table-cell table:formula="of:=MAX((1-[.I1226]/(1-[.$D$25]));0)" office:value-type="float" office:value="0.189147260374604" calcext:value-type="float">
            <text:p><text:s/>0.1891 </text:p>
          </table:table-cell>
          <table:table-cell/>
          <table:table-cell table:formula="of:=EXP(-[.E1226]*[.$D$23])" office:value-type="float" office:value="0.890133021717139" calcext:value-type="float">
            <text:p><text:s/>0.8901 </text:p>
          </table:table-cell>
          <table:table-cell table:formula="of:=IF([.K1226]=&quot;yes&quot;;[.L1226]*[.$D$22]*([.I1226]-[.I1225]);0)" office:value-type="float" office:value="0" calcext:value-type="float">
            <text:p><text:s/>- <text:s text:c="2"/></text:p>
          </table:table-cell>
          <table:table-cell table:formula="of:=IF([.K1226]=&quot;T_ex&quot;;[.L1226]*([.I1226]-[.$I$35])*[.$D$22];0)" office:value-type="float" office:value="0" calcext:value-type="float">
            <text:p><text:s/>- <text:s text:c="2"/></text:p>
          </table:table-cell>
          <table:table-cell table:formula="of:=IF([.K1226]=&quot;yes&quot;;[.J1226]*[.L1226]*(0.05)*[.$D$21];0)" office:value-type="float" office:value="0" calcext:value-type="float">
            <text:p><text:s/>- <text:s text:c="2"/></text:p>
          </table:table-cell>
          <table:table-cell table:formula="of:=IF([.K1226]=&quot;yes&quot;;[.J1226]*[.L122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09939974080621" calcext:value-type="percentage">
            <text:p>50.9940%</text:p>
          </table:table-cell>
          <table:table-cell office:value-type="float" office:value="1.16482084690554" calcext:value-type="float">
            <text:p>1.16</text:p>
          </table:table-cell>
          <table:table-cell office:value-type="percentage" office:value="0.305473885800063" calcext:value-type="percentage">
            <text:p>30.5474%</text:p>
          </table:table-cell>
          <table:table-cell office:value-type="percentage" office:value="0.930141060933628" calcext:value-type="percentage">
            <text:p>93.0141%</text:p>
          </table:table-cell>
          <table:table-cell office:value-type="percentage" office:value="0.307211257093798" calcext:value-type="percentage">
            <text:p>30.7211%</text:p>
          </table:table-cell>
          <table:table-cell office:value-type="percentage" office:value="0.568241481934364" calcext:value-type="percentage">
            <text:p>56.8241%</text:p>
          </table:table-cell>
          <table:table-cell table:formula="of:=MAX((1-[.I1227]/(1-[.$D$25]));0)" office:value-type="float" office:value="0.18822645437948" calcext:value-type="float">
            <text:p><text:s/>0.1882 </text:p>
          </table:table-cell>
          <table:table-cell/>
          <table:table-cell table:formula="of:=EXP(-[.E1227]*[.$D$23])" office:value-type="float" office:value="0.890046042284113" calcext:value-type="float">
            <text:p><text:s/>0.8900 </text:p>
          </table:table-cell>
          <table:table-cell table:formula="of:=IF([.K1227]=&quot;yes&quot;;[.L1227]*[.$D$22]*([.I1227]-[.I1226]);0)" office:value-type="float" office:value="0" calcext:value-type="float">
            <text:p><text:s/>- <text:s text:c="2"/></text:p>
          </table:table-cell>
          <table:table-cell table:formula="of:=IF([.K1227]=&quot;T_ex&quot;;[.L1227]*([.I1227]-[.$I$35])*[.$D$22];0)" office:value-type="float" office:value="0" calcext:value-type="float">
            <text:p><text:s/>- <text:s text:c="2"/></text:p>
          </table:table-cell>
          <table:table-cell table:formula="of:=IF([.K1227]=&quot;yes&quot;;[.J1227]*[.L1227]*(0.05)*[.$D$21];0)" office:value-type="float" office:value="0" calcext:value-type="float">
            <text:p><text:s/>- <text:s text:c="2"/></text:p>
          </table:table-cell>
          <table:table-cell table:formula="of:=IF([.K1227]=&quot;yes&quot;;[.J1227]*[.L122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0641517434126" calcext:value-type="percentage">
            <text:p>51.0642%</text:p>
          </table:table-cell>
          <table:table-cell office:value-type="float" office:value="1.16579804560261" calcext:value-type="float">
            <text:p>1.17</text:p>
          </table:table-cell>
          <table:table-cell office:value-type="percentage" office:value="0.305901941216208" calcext:value-type="percentage">
            <text:p>30.5902%</text:p>
          </table:table-cell>
          <table:table-cell office:value-type="percentage" office:value="0.930350244594349" calcext:value-type="percentage">
            <text:p>93.0350%</text:p>
          </table:table-cell>
          <table:table-cell office:value-type="percentage" office:value="0.307611952711864" calcext:value-type="percentage">
            <text:p>30.7612%</text:p>
          </table:table-cell>
          <table:table-cell office:value-type="percentage" office:value="0.568881954478276" calcext:value-type="percentage">
            <text:p>56.8882%</text:p>
          </table:table-cell>
          <table:table-cell table:formula="of:=MAX((1-[.I1228]/(1-[.$D$25]));0)" office:value-type="float" office:value="0.187311493602463" calcext:value-type="float">
            <text:p><text:s/>0.1873 </text:p>
          </table:table-cell>
          <table:table-cell/>
          <table:table-cell table:formula="of:=EXP(-[.E1228]*[.$D$23])" office:value-type="float" office:value="0.889959071350291" calcext:value-type="float">
            <text:p><text:s/>0.8900 </text:p>
          </table:table-cell>
          <table:table-cell table:formula="of:=IF([.K1228]=&quot;yes&quot;;[.L1228]*[.$D$22]*([.I1228]-[.I1227]);0)" office:value-type="float" office:value="0" calcext:value-type="float">
            <text:p><text:s/>- <text:s text:c="2"/></text:p>
          </table:table-cell>
          <table:table-cell table:formula="of:=IF([.K1228]=&quot;T_ex&quot;;[.L1228]*([.I1228]-[.$I$35])*[.$D$22];0)" office:value-type="float" office:value="0" calcext:value-type="float">
            <text:p><text:s/>- <text:s text:c="2"/></text:p>
          </table:table-cell>
          <table:table-cell table:formula="of:=IF([.K1228]=&quot;yes&quot;;[.J1228]*[.L1228]*(0.05)*[.$D$21];0)" office:value-type="float" office:value="0" calcext:value-type="float">
            <text:p><text:s/>- <text:s text:c="2"/></text:p>
          </table:table-cell>
          <table:table-cell table:formula="of:=IF([.K1228]=&quot;yes&quot;;[.J1228]*[.L122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1380983884863" calcext:value-type="percentage">
            <text:p>51.1381%</text:p>
          </table:table-cell>
          <table:table-cell office:value-type="float" office:value="1.16677524429967" calcext:value-type="float">
            <text:p>1.17</text:p>
          </table:table-cell>
          <table:table-cell office:value-type="percentage" office:value="0.306326048891061" calcext:value-type="percentage">
            <text:p>30.6326%</text:p>
          </table:table-cell>
          <table:table-cell office:value-type="percentage" office:value="0.930548997195968" calcext:value-type="percentage">
            <text:p>93.0549%</text:p>
          </table:table-cell>
          <table:table-cell office:value-type="percentage" office:value="0.30801380747728" calcext:value-type="percentage">
            <text:p>30.8014%</text:p>
          </table:table-cell>
          <table:table-cell office:value-type="percentage" office:value="0.569516992635885" calcext:value-type="percentage">
            <text:p>56.9517%</text:p>
          </table:table-cell>
          <table:table-cell table:formula="of:=MAX((1-[.I1229]/(1-[.$D$25]));0)" office:value-type="float" office:value="0.18640429623445" calcext:value-type="float">
            <text:p><text:s/>0.1864 </text:p>
          </table:table-cell>
          <table:table-cell/>
          <table:table-cell table:formula="of:=EXP(-[.E1229]*[.$D$23])" office:value-type="float" office:value="0.889872108914843" calcext:value-type="float">
            <text:p><text:s/>0.8899 </text:p>
          </table:table-cell>
          <table:table-cell table:formula="of:=IF([.K1229]=&quot;yes&quot;;[.L1229]*[.$D$22]*([.I1229]-[.I1228]);0)" office:value-type="float" office:value="0" calcext:value-type="float">
            <text:p><text:s/>- <text:s text:c="2"/></text:p>
          </table:table-cell>
          <table:table-cell table:formula="of:=IF([.K1229]=&quot;T_ex&quot;;[.L1229]*([.I1229]-[.$I$35])*[.$D$22];0)" office:value-type="float" office:value="0" calcext:value-type="float">
            <text:p><text:s/>- <text:s text:c="2"/></text:p>
          </table:table-cell>
          <table:table-cell table:formula="of:=IF([.K1229]=&quot;yes&quot;;[.J1229]*[.L1229]*(0.05)*[.$D$21];0)" office:value-type="float" office:value="0" calcext:value-type="float">
            <text:p><text:s/>- <text:s text:c="2"/></text:p>
          </table:table-cell>
          <table:table-cell table:formula="of:=IF([.K1229]=&quot;yes&quot;;[.J1229]*[.L122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2098497725384" calcext:value-type="percentage">
            <text:p>51.2098%</text:p>
          </table:table-cell>
          <table:table-cell office:value-type="float" office:value="1.16775244299674" calcext:value-type="float">
            <text:p>1.17</text:p>
          </table:table-cell>
          <table:table-cell office:value-type="percentage" office:value="0.306757115812419" calcext:value-type="percentage">
            <text:p>30.6757%</text:p>
          </table:table-cell>
          <table:table-cell office:value-type="percentage" office:value="0.930739470298578" calcext:value-type="percentage">
            <text:p>93.0739%</text:p>
          </table:table-cell>
          <table:table-cell office:value-type="percentage" office:value="0.308419016697093" calcext:value-type="percentage">
            <text:p>30.8419%</text:p>
          </table:table-cell>
          <table:table-cell office:value-type="percentage" office:value="0.570114873569385" calcext:value-type="percentage">
            <text:p>57.0115%</text:p>
          </table:table-cell>
          <table:table-cell table:formula="of:=MAX((1-[.I1230]/(1-[.$D$25]));0)" office:value-type="float" office:value="0.185550180615164" calcext:value-type="float">
            <text:p><text:s/>0.1856 </text:p>
          </table:table-cell>
          <table:table-cell/>
          <table:table-cell table:formula="of:=EXP(-[.E1230]*[.$D$23])" office:value-type="float" office:value="0.889785154976937" calcext:value-type="float">
            <text:p><text:s/>0.8898 </text:p>
          </table:table-cell>
          <table:table-cell table:formula="of:=IF([.K1230]=&quot;yes&quot;;[.L1230]*[.$D$22]*([.I1230]-[.I1229]);0)" office:value-type="float" office:value="0" calcext:value-type="float">
            <text:p><text:s/>- <text:s text:c="2"/></text:p>
          </table:table-cell>
          <table:table-cell table:formula="of:=IF([.K1230]=&quot;T_ex&quot;;[.L1230]*([.I1230]-[.$I$35])*[.$D$22];0)" office:value-type="float" office:value="0" calcext:value-type="float">
            <text:p><text:s/>- <text:s text:c="2"/></text:p>
          </table:table-cell>
          <table:table-cell table:formula="of:=IF([.K1230]=&quot;yes&quot;;[.J1230]*[.L1230]*(0.05)*[.$D$21];0)" office:value-type="float" office:value="0" calcext:value-type="float">
            <text:p><text:s/>- <text:s text:c="2"/></text:p>
          </table:table-cell>
          <table:table-cell table:formula="of:=IF([.K1230]=&quot;yes&quot;;[.J1230]*[.L123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2789695056969" calcext:value-type="percentage">
            <text:p>51.2790%</text:p>
          </table:table-cell>
          <table:table-cell office:value-type="float" office:value="1.16872964169381" calcext:value-type="float">
            <text:p>1.17</text:p>
          </table:table-cell>
          <table:table-cell office:value-type="percentage" office:value="0.307183483487297" calcext:value-type="percentage">
            <text:p>30.7183%</text:p>
          </table:table-cell>
          <table:table-cell office:value-type="percentage" office:value="0.930942980583423" calcext:value-type="percentage">
            <text:p>93.0943%</text:p>
          </table:table-cell>
          <table:table-cell office:value-type="percentage" office:value="0.308827080635423" calcext:value-type="percentage">
            <text:p>30.8827%</text:p>
          </table:table-cell>
          <table:table-cell office:value-type="percentage" office:value="0.570689265148515" calcext:value-type="percentage">
            <text:p>57.0689%</text:p>
          </table:table-cell>
          <table:table-cell table:formula="of:=MAX((1-[.I1231]/(1-[.$D$25]));0)" office:value-type="float" office:value="0.184729621216407" calcext:value-type="float">
            <text:p><text:s/>0.1847 </text:p>
          </table:table-cell>
          <table:table-cell/>
          <table:table-cell table:formula="of:=EXP(-[.E1231]*[.$D$23])" office:value-type="float" office:value="0.889698209535744" calcext:value-type="float">
            <text:p><text:s/>0.8897 </text:p>
          </table:table-cell>
          <table:table-cell table:formula="of:=IF([.K1231]=&quot;yes&quot;;[.L1231]*[.$D$22]*([.I1231]-[.I1230]);0)" office:value-type="float" office:value="0" calcext:value-type="float">
            <text:p><text:s/>- <text:s text:c="2"/></text:p>
          </table:table-cell>
          <table:table-cell table:formula="of:=IF([.K1231]=&quot;T_ex&quot;;[.L1231]*([.I1231]-[.$I$35])*[.$D$22];0)" office:value-type="float" office:value="0" calcext:value-type="float">
            <text:p><text:s/>- <text:s text:c="2"/></text:p>
          </table:table-cell>
          <table:table-cell table:formula="of:=IF([.K1231]=&quot;yes&quot;;[.J1231]*[.L1231]*(0.05)*[.$D$21];0)" office:value-type="float" office:value="0" calcext:value-type="float">
            <text:p><text:s/>- <text:s text:c="2"/></text:p>
          </table:table-cell>
          <table:table-cell table:formula="of:=IF([.K1231]=&quot;yes&quot;;[.J1231]*[.L123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3466477240289" calcext:value-type="percentage">
            <text:p>51.3466%</text:p>
          </table:table-cell>
          <table:table-cell office:value-type="float" office:value="1.16970684039088" calcext:value-type="float">
            <text:p>1.17</text:p>
          </table:table-cell>
          <table:table-cell office:value-type="percentage" office:value="0.307611137251092" calcext:value-type="percentage">
            <text:p>30.7611%</text:p>
          </table:table-cell>
          <table:table-cell office:value-type="percentage" office:value="0.931131564215036" calcext:value-type="percentage">
            <text:p>93.1132%</text:p>
          </table:table-cell>
          <table:table-cell office:value-type="percentage" office:value="0.309232868290952" calcext:value-type="percentage">
            <text:p>30.9233%</text:p>
          </table:table-cell>
          <table:table-cell office:value-type="percentage" office:value="0.571264486674096" calcext:value-type="percentage">
            <text:p>57.1264%</text:p>
          </table:table-cell>
          <table:table-cell table:formula="of:=MAX((1-[.I1232]/(1-[.$D$25]));0)" office:value-type="float" office:value="0.183907876179863" calcext:value-type="float">
            <text:p><text:s/>0.1839 </text:p>
          </table:table-cell>
          <table:table-cell/>
          <table:table-cell table:formula="of:=EXP(-[.E1232]*[.$D$23])" office:value-type="float" office:value="0.889611272590432" calcext:value-type="float">
            <text:p><text:s/>0.8896 </text:p>
          </table:table-cell>
          <table:table-cell table:formula="of:=IF([.K1232]=&quot;yes&quot;;[.L1232]*[.$D$22]*([.I1232]-[.I1231]);0)" office:value-type="float" office:value="0" calcext:value-type="float">
            <text:p><text:s/>- <text:s text:c="2"/></text:p>
          </table:table-cell>
          <table:table-cell table:formula="of:=IF([.K1232]=&quot;T_ex&quot;;[.L1232]*([.I1232]-[.$I$35])*[.$D$22];0)" office:value-type="float" office:value="0" calcext:value-type="float">
            <text:p><text:s/>- <text:s text:c="2"/></text:p>
          </table:table-cell>
          <table:table-cell table:formula="of:=IF([.K1232]=&quot;yes&quot;;[.J1232]*[.L1232]*(0.05)*[.$D$21];0)" office:value-type="float" office:value="0" calcext:value-type="float">
            <text:p><text:s/>- <text:s text:c="2"/></text:p>
          </table:table-cell>
          <table:table-cell table:formula="of:=IF([.K1232]=&quot;yes&quot;;[.J1232]*[.L123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4164094068146" calcext:value-type="percentage">
            <text:p>51.4164%</text:p>
          </table:table-cell>
          <table:table-cell office:value-type="float" office:value="1.17068403908795" calcext:value-type="float">
            <text:p>1.17</text:p>
          </table:table-cell>
          <table:table-cell office:value-type="percentage" office:value="0.308034731065809" calcext:value-type="percentage">
            <text:p>30.8035%</text:p>
          </table:table-cell>
          <table:table-cell office:value-type="percentage" office:value="0.931354367620914" calcext:value-type="percentage">
            <text:p>93.1354%</text:p>
          </table:table-cell>
          <table:table-cell office:value-type="percentage" office:value="0.309627930829482" calcext:value-type="percentage">
            <text:p>30.9628%</text:p>
          </table:table-cell>
          <table:table-cell office:value-type="percentage" office:value="0.571810129568914" calcext:value-type="percentage">
            <text:p>57.1810%</text:p>
          </table:table-cell>
          <table:table-cell table:formula="of:=MAX((1-[.I1233]/(1-[.$D$25]));0)" office:value-type="float" office:value="0.183128386330123" calcext:value-type="float">
            <text:p><text:s/>0.1831 </text:p>
          </table:table-cell>
          <table:table-cell/>
          <table:table-cell table:formula="of:=EXP(-[.E1233]*[.$D$23])" office:value-type="float" office:value="0.889524344140172" calcext:value-type="float">
            <text:p><text:s/>0.8895 </text:p>
          </table:table-cell>
          <table:table-cell table:formula="of:=IF([.K1233]=&quot;yes&quot;;[.L1233]*[.$D$22]*([.I1233]-[.I1232]);0)" office:value-type="float" office:value="0" calcext:value-type="float">
            <text:p><text:s/>- <text:s text:c="2"/></text:p>
          </table:table-cell>
          <table:table-cell table:formula="of:=IF([.K1233]=&quot;T_ex&quot;;[.L1233]*([.I1233]-[.$I$35])*[.$D$22];0)" office:value-type="float" office:value="0" calcext:value-type="float">
            <text:p><text:s/>- <text:s text:c="2"/></text:p>
          </table:table-cell>
          <table:table-cell table:formula="of:=IF([.K1233]=&quot;yes&quot;;[.J1233]*[.L1233]*(0.05)*[.$D$21];0)" office:value-type="float" office:value="0" calcext:value-type="float">
            <text:p><text:s/>- <text:s text:c="2"/></text:p>
          </table:table-cell>
          <table:table-cell table:formula="of:=IF([.K1233]=&quot;yes&quot;;[.J1233]*[.L123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4862489099162" calcext:value-type="percentage">
            <text:p>51.4862%</text:p>
          </table:table-cell>
          <table:table-cell office:value-type="float" office:value="1.17166123778502" calcext:value-type="float">
            <text:p>1.17</text:p>
          </table:table-cell>
          <table:table-cell office:value-type="percentage" office:value="0.308458159534114" calcext:value-type="percentage">
            <text:p>30.8458%</text:p>
          </table:table-cell>
          <table:table-cell office:value-type="percentage" office:value="0.931548273626048" calcext:value-type="percentage">
            <text:p>93.1548%</text:p>
          </table:table-cell>
          <table:table-cell office:value-type="percentage" office:value="0.310033253893049" calcext:value-type="percentage">
            <text:p>31.0033%</text:p>
          </table:table-cell>
          <table:table-cell office:value-type="percentage" office:value="0.57237190081856" calcext:value-type="percentage">
            <text:p>57.2372%</text:p>
          </table:table-cell>
          <table:table-cell table:formula="of:=MAX((1-[.I1234]/(1-[.$D$25]));0)" office:value-type="float" office:value="0.182325855973486" calcext:value-type="float">
            <text:p><text:s/>0.1823 </text:p>
          </table:table-cell>
          <table:table-cell/>
          <table:table-cell table:formula="of:=EXP(-[.E1234]*[.$D$23])" office:value-type="float" office:value="0.889437424184134" calcext:value-type="float">
            <text:p><text:s/>0.8894 </text:p>
          </table:table-cell>
          <table:table-cell table:formula="of:=IF([.K1234]=&quot;yes&quot;;[.L1234]*[.$D$22]*([.I1234]-[.I1233]);0)" office:value-type="float" office:value="0" calcext:value-type="float">
            <text:p><text:s/>- <text:s text:c="2"/></text:p>
          </table:table-cell>
          <table:table-cell table:formula="of:=IF([.K1234]=&quot;T_ex&quot;;[.L1234]*([.I1234]-[.$I$35])*[.$D$22];0)" office:value-type="float" office:value="0" calcext:value-type="float">
            <text:p><text:s/>- <text:s text:c="2"/></text:p>
          </table:table-cell>
          <table:table-cell table:formula="of:=IF([.K1234]=&quot;yes&quot;;[.J1234]*[.L1234]*(0.05)*[.$D$21];0)" office:value-type="float" office:value="0" calcext:value-type="float">
            <text:p><text:s/>- <text:s text:c="2"/></text:p>
          </table:table-cell>
          <table:table-cell table:formula="of:=IF([.K1234]=&quot;yes&quot;;[.J1234]*[.L123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5568343773601" calcext:value-type="percentage">
            <text:p>51.5568%</text:p>
          </table:table-cell>
          <table:table-cell office:value-type="float" office:value="1.17263843648208" calcext:value-type="float">
            <text:p>1.17</text:p>
          </table:table-cell>
          <table:table-cell office:value-type="percentage" office:value="0.308878144548722" calcext:value-type="percentage">
            <text:p>30.8878%</text:p>
          </table:table-cell>
          <table:table-cell office:value-type="percentage" office:value="0.931738766044846" calcext:value-type="percentage">
            <text:p>93.1739%</text:p>
          </table:table-cell>
          <table:table-cell office:value-type="percentage" office:value="0.310437960869341" calcext:value-type="percentage">
            <text:p>31.0438%</text:p>
          </table:table-cell>
          <table:table-cell office:value-type="percentage" office:value="0.572904559527569" calcext:value-type="percentage">
            <text:p>57.2905%</text:p>
          </table:table-cell>
          <table:table-cell table:formula="of:=MAX((1-[.I1235]/(1-[.$D$25]));0)" office:value-type="float" office:value="0.181564914960616" calcext:value-type="float">
            <text:p><text:s/>0.1816 </text:p>
          </table:table-cell>
          <table:table-cell/>
          <table:table-cell table:formula="of:=EXP(-[.E1235]*[.$D$23])" office:value-type="float" office:value="0.889350512721489" calcext:value-type="float">
            <text:p><text:s/>0.8894 </text:p>
          </table:table-cell>
          <table:table-cell table:formula="of:=IF([.K1235]=&quot;yes&quot;;[.L1235]*[.$D$22]*([.I1235]-[.I1234]);0)" office:value-type="float" office:value="0" calcext:value-type="float">
            <text:p><text:s/>- <text:s text:c="2"/></text:p>
          </table:table-cell>
          <table:table-cell table:formula="of:=IF([.K1235]=&quot;T_ex&quot;;[.L1235]*([.I1235]-[.$I$35])*[.$D$22];0)" office:value-type="float" office:value="0" calcext:value-type="float">
            <text:p><text:s/>- <text:s text:c="2"/></text:p>
          </table:table-cell>
          <table:table-cell table:formula="of:=IF([.K1235]=&quot;yes&quot;;[.J1235]*[.L1235]*(0.05)*[.$D$21];0)" office:value-type="float" office:value="0" calcext:value-type="float">
            <text:p><text:s/>- <text:s text:c="2"/></text:p>
          </table:table-cell>
          <table:table-cell table:formula="of:=IF([.K1235]=&quot;yes&quot;;[.J1235]*[.L123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6299899221127" calcext:value-type="percentage">
            <text:p>51.6300%</text:p>
          </table:table-cell>
          <table:table-cell office:value-type="float" office:value="1.17361563517915" calcext:value-type="float">
            <text:p>1.17</text:p>
          </table:table-cell>
          <table:table-cell office:value-type="percentage" office:value="0.309301556507229" calcext:value-type="percentage">
            <text:p>30.9302%</text:p>
          </table:table-cell>
          <table:table-cell office:value-type="percentage" office:value="0.931933578416554" calcext:value-type="percentage">
            <text:p>93.1934%</text:p>
          </table:table-cell>
          <table:table-cell office:value-type="percentage" office:value="0.310845054706142" calcext:value-type="percentage">
            <text:p>31.0845%</text:p>
          </table:table-cell>
          <table:table-cell office:value-type="percentage" office:value="0.573362586608679" calcext:value-type="percentage">
            <text:p>57.3363%</text:p>
          </table:table-cell>
          <table:table-cell table:formula="of:=MAX((1-[.I1236]/(1-[.$D$25]));0)" office:value-type="float" office:value="0.18091059055903" calcext:value-type="float">
            <text:p><text:s/>0.1809 </text:p>
          </table:table-cell>
          <table:table-cell/>
          <table:table-cell table:formula="of:=EXP(-[.E1236]*[.$D$23])" office:value-type="float" office:value="0.889263609751404" calcext:value-type="float">
            <text:p><text:s/>0.8893 </text:p>
          </table:table-cell>
          <table:table-cell table:formula="of:=IF([.K1236]=&quot;yes&quot;;[.L1236]*[.$D$22]*([.I1236]-[.I1235]);0)" office:value-type="float" office:value="0" calcext:value-type="float">
            <text:p><text:s/>- <text:s text:c="2"/></text:p>
          </table:table-cell>
          <table:table-cell table:formula="of:=IF([.K1236]=&quot;T_ex&quot;;[.L1236]*([.I1236]-[.$I$35])*[.$D$22];0)" office:value-type="float" office:value="0" calcext:value-type="float">
            <text:p><text:s/>- <text:s text:c="2"/></text:p>
          </table:table-cell>
          <table:table-cell table:formula="of:=IF([.K1236]=&quot;yes&quot;;[.J1236]*[.L1236]*(0.05)*[.$D$21];0)" office:value-type="float" office:value="0" calcext:value-type="float">
            <text:p><text:s/>- <text:s text:c="2"/></text:p>
          </table:table-cell>
          <table:table-cell table:formula="of:=IF([.K1236]=&quot;yes&quot;;[.J1236]*[.L123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7008249115407" calcext:value-type="percentage">
            <text:p>51.7008%</text:p>
          </table:table-cell>
          <table:table-cell office:value-type="float" office:value="1.17459283387622" calcext:value-type="float">
            <text:p>1.17</text:p>
          </table:table-cell>
          <table:table-cell office:value-type="percentage" office:value="0.309721565103398" calcext:value-type="percentage">
            <text:p>30.9722%</text:p>
          </table:table-cell>
          <table:table-cell office:value-type="percentage" office:value="0.932134166669068" calcext:value-type="percentage">
            <text:p>93.2134%</text:p>
          </table:table-cell>
          <table:table-cell office:value-type="percentage" office:value="0.31124758200699" calcext:value-type="percentage">
            <text:p>31.1248%</text:p>
          </table:table-cell>
          <table:table-cell office:value-type="percentage" office:value="0.573865426717001" calcext:value-type="percentage">
            <text:p>57.3865%</text:p>
          </table:table-cell>
          <table:table-cell table:formula="of:=MAX((1-[.I1237]/(1-[.$D$25]));0)" office:value-type="float" office:value="0.180192247547141" calcext:value-type="float">
            <text:p><text:s/>0.1802 </text:p>
          </table:table-cell>
          <table:table-cell/>
          <table:table-cell table:formula="of:=EXP(-[.E1237]*[.$D$23])" office:value-type="float" office:value="0.889176715273052" calcext:value-type="float">
            <text:p><text:s/>0.8892 </text:p>
          </table:table-cell>
          <table:table-cell table:formula="of:=IF([.K1237]=&quot;yes&quot;;[.L1237]*[.$D$22]*([.I1237]-[.I1236]);0)" office:value-type="float" office:value="0" calcext:value-type="float">
            <text:p><text:s/>- <text:s text:c="2"/></text:p>
          </table:table-cell>
          <table:table-cell table:formula="of:=IF([.K1237]=&quot;T_ex&quot;;[.L1237]*([.I1237]-[.$I$35])*[.$D$22];0)" office:value-type="float" office:value="0" calcext:value-type="float">
            <text:p><text:s/>- <text:s text:c="2"/></text:p>
          </table:table-cell>
          <table:table-cell table:formula="of:=IF([.K1237]=&quot;yes&quot;;[.J1237]*[.L1237]*(0.05)*[.$D$21];0)" office:value-type="float" office:value="0" calcext:value-type="float">
            <text:p><text:s/>- <text:s text:c="2"/></text:p>
          </table:table-cell>
          <table:table-cell table:formula="of:=IF([.K1237]=&quot;yes&quot;;[.J1237]*[.L123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7700232508551" calcext:value-type="percentage">
            <text:p>51.7700%</text:p>
          </table:table-cell>
          <table:table-cell office:value-type="float" office:value="1.17557003257329" calcext:value-type="float">
            <text:p>1.18</text:p>
          </table:table-cell>
          <table:table-cell office:value-type="percentage" office:value="0.310147172225557" calcext:value-type="percentage">
            <text:p>31.0147%</text:p>
          </table:table-cell>
          <table:table-cell office:value-type="percentage" office:value="0.932330196223015" calcext:value-type="percentage">
            <text:p>93.2330%</text:p>
          </table:table-cell>
          <table:table-cell office:value-type="percentage" office:value="0.311649098841789" calcext:value-type="percentage">
            <text:p>31.1649%</text:p>
          </table:table-cell>
          <table:table-cell office:value-type="percentage" office:value="0.574338593979127" calcext:value-type="percentage">
            <text:p>57.4339%</text:p>
          </table:table-cell>
          <table:table-cell table:formula="of:=MAX((1-[.I1238]/(1-[.$D$25]));0)" office:value-type="float" office:value="0.179516294315533" calcext:value-type="float">
            <text:p><text:s/>0.1795 </text:p>
          </table:table-cell>
          <table:table-cell/>
          <table:table-cell table:formula="of:=EXP(-[.E1238]*[.$D$23])" office:value-type="float" office:value="0.889089829285602" calcext:value-type="float">
            <text:p><text:s/>0.8891 </text:p>
          </table:table-cell>
          <table:table-cell table:formula="of:=IF([.K1238]=&quot;yes&quot;;[.L1238]*[.$D$22]*([.I1238]-[.I1237]);0)" office:value-type="float" office:value="0" calcext:value-type="float">
            <text:p><text:s/>- <text:s text:c="2"/></text:p>
          </table:table-cell>
          <table:table-cell table:formula="of:=IF([.K1238]=&quot;T_ex&quot;;[.L1238]*([.I1238]-[.$I$35])*[.$D$22];0)" office:value-type="float" office:value="0" calcext:value-type="float">
            <text:p><text:s/>- <text:s text:c="2"/></text:p>
          </table:table-cell>
          <table:table-cell table:formula="of:=IF([.K1238]=&quot;yes&quot;;[.J1238]*[.L1238]*(0.05)*[.$D$21];0)" office:value-type="float" office:value="0" calcext:value-type="float">
            <text:p><text:s/>- <text:s text:c="2"/></text:p>
          </table:table-cell>
          <table:table-cell table:formula="of:=IF([.K1238]=&quot;yes&quot;;[.J1238]*[.L123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84030793655" calcext:value-type="percentage">
            <text:p>51.8403%</text:p>
          </table:table-cell>
          <table:table-cell office:value-type="float" office:value="1.17654723127036" calcext:value-type="float">
            <text:p>1.18</text:p>
          </table:table-cell>
          <table:table-cell office:value-type="percentage" office:value="0.310566383385147" calcext:value-type="percentage">
            <text:p>31.0566%</text:p>
          </table:table-cell>
          <table:table-cell office:value-type="percentage" office:value="0.932514009741471" calcext:value-type="percentage">
            <text:p>93.2514%</text:p>
          </table:table-cell>
          <table:table-cell office:value-type="percentage" office:value="0.312050531611544" calcext:value-type="percentage">
            <text:p>31.2051%</text:p>
          </table:table-cell>
          <table:table-cell office:value-type="percentage" office:value="0.574808549746852" calcext:value-type="percentage">
            <text:p>57.4809%</text:p>
          </table:table-cell>
          <table:table-cell table:formula="of:=MAX((1-[.I1239]/(1-[.$D$25]));0)" office:value-type="float" office:value="0.178844928933068" calcext:value-type="float">
            <text:p><text:s/>0.1788 </text:p>
          </table:table-cell>
          <table:table-cell/>
          <table:table-cell table:formula="of:=EXP(-[.E1239]*[.$D$23])" office:value-type="float" office:value="0.889002951788224" calcext:value-type="float">
            <text:p><text:s/>0.8890 </text:p>
          </table:table-cell>
          <table:table-cell table:formula="of:=IF([.K1239]=&quot;yes&quot;;[.L1239]*[.$D$22]*([.I1239]-[.I1238]);0)" office:value-type="float" office:value="0" calcext:value-type="float">
            <text:p><text:s/>- <text:s text:c="2"/></text:p>
          </table:table-cell>
          <table:table-cell table:formula="of:=IF([.K1239]=&quot;T_ex&quot;;[.L1239]*([.I1239]-[.$I$35])*[.$D$22];0)" office:value-type="float" office:value="0" calcext:value-type="float">
            <text:p><text:s/>- <text:s text:c="2"/></text:p>
          </table:table-cell>
          <table:table-cell table:formula="of:=IF([.K1239]=&quot;yes&quot;;[.J1239]*[.L1239]*(0.05)*[.$D$21];0)" office:value-type="float" office:value="0" calcext:value-type="float">
            <text:p><text:s/>- <text:s text:c="2"/></text:p>
          </table:table-cell>
          <table:table-cell table:formula="of:=IF([.K1239]=&quot;yes&quot;;[.J1239]*[.L123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9094952386394" calcext:value-type="percentage">
            <text:p>51.9095%</text:p>
          </table:table-cell>
          <table:table-cell office:value-type="float" office:value="1.17752442996743" calcext:value-type="float">
            <text:p>1.18</text:p>
          </table:table-cell>
          <table:table-cell office:value-type="percentage" office:value="0.310993989040104" calcext:value-type="percentage">
            <text:p>31.0994%</text:p>
          </table:table-cell>
          <table:table-cell office:value-type="percentage" office:value="0.932698826905354" calcext:value-type="percentage">
            <text:p>93.2699%</text:p>
          </table:table-cell>
          <table:table-cell office:value-type="percentage" office:value="0.312451336623748" calcext:value-type="percentage">
            <text:p>31.2451%</text:p>
          </table:table-cell>
          <table:table-cell office:value-type="percentage" office:value="0.575332922237782" calcext:value-type="percentage">
            <text:p>57.5333%</text:p>
          </table:table-cell>
          <table:table-cell table:formula="of:=MAX((1-[.I1240]/(1-[.$D$25]));0)" office:value-type="float" office:value="0.178095825374597" calcext:value-type="float">
            <text:p><text:s/>0.1781 </text:p>
          </table:table-cell>
          <table:table-cell/>
          <table:table-cell table:formula="of:=EXP(-[.E1240]*[.$D$23])" office:value-type="float" office:value="0.88891608278009" calcext:value-type="float">
            <text:p><text:s/>0.8889 </text:p>
          </table:table-cell>
          <table:table-cell table:formula="of:=IF([.K1240]=&quot;yes&quot;;[.L1240]*[.$D$22]*([.I1240]-[.I1239]);0)" office:value-type="float" office:value="0" calcext:value-type="float">
            <text:p><text:s/>- <text:s text:c="2"/></text:p>
          </table:table-cell>
          <table:table-cell table:formula="of:=IF([.K1240]=&quot;T_ex&quot;;[.L1240]*([.I1240]-[.$I$35])*[.$D$22];0)" office:value-type="float" office:value="0" calcext:value-type="float">
            <text:p><text:s/>- <text:s text:c="2"/></text:p>
          </table:table-cell>
          <table:table-cell table:formula="of:=IF([.K1240]=&quot;yes&quot;;[.J1240]*[.L1240]*(0.05)*[.$D$21];0)" office:value-type="float" office:value="0" calcext:value-type="float">
            <text:p><text:s/>- <text:s text:c="2"/></text:p>
          </table:table-cell>
          <table:table-cell table:formula="of:=IF([.K1240]=&quot;yes&quot;;[.J1240]*[.L124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19805185141356" calcext:value-type="percentage">
            <text:p>51.9805%</text:p>
          </table:table-cell>
          <table:table-cell office:value-type="float" office:value="1.1785016286645" calcext:value-type="float">
            <text:p>1.18</text:p>
          </table:table-cell>
          <table:table-cell office:value-type="percentage" office:value="0.311424022080364" calcext:value-type="percentage">
            <text:p>31.1424%</text:p>
          </table:table-cell>
          <table:table-cell office:value-type="percentage" office:value="0.932896817172126" calcext:value-type="percentage">
            <text:p>93.2897%</text:p>
          </table:table-cell>
          <table:table-cell office:value-type="percentage" office:value="0.312851236860435" calcext:value-type="percentage">
            <text:p>31.2851%</text:p>
          </table:table-cell>
          <table:table-cell office:value-type="percentage" office:value="0.575900659290132" calcext:value-type="percentage">
            <text:p>57.5901%</text:p>
          </table:table-cell>
          <table:table-cell table:formula="of:=MAX((1-[.I1241]/(1-[.$D$25]));0)" office:value-type="float" office:value="0.177284772442668" calcext:value-type="float">
            <text:p><text:s/>0.1773 </text:p>
          </table:table-cell>
          <table:table-cell/>
          <table:table-cell table:formula="of:=EXP(-[.E1241]*[.$D$23])" office:value-type="float" office:value="0.888829222260368" calcext:value-type="float">
            <text:p><text:s/>0.8888 </text:p>
          </table:table-cell>
          <table:table-cell table:formula="of:=IF([.K1241]=&quot;yes&quot;;[.L1241]*[.$D$22]*([.I1241]-[.I1240]);0)" office:value-type="float" office:value="0" calcext:value-type="float">
            <text:p><text:s/>- <text:s text:c="2"/></text:p>
          </table:table-cell>
          <table:table-cell table:formula="of:=IF([.K1241]=&quot;T_ex&quot;;[.L1241]*([.I1241]-[.$I$35])*[.$D$22];0)" office:value-type="float" office:value="0" calcext:value-type="float">
            <text:p><text:s/>- <text:s text:c="2"/></text:p>
          </table:table-cell>
          <table:table-cell table:formula="of:=IF([.K1241]=&quot;yes&quot;;[.J1241]*[.L1241]*(0.05)*[.$D$21];0)" office:value-type="float" office:value="0" calcext:value-type="float">
            <text:p><text:s/>- <text:s text:c="2"/></text:p>
          </table:table-cell>
          <table:table-cell table:formula="of:=IF([.K1241]=&quot;yes&quot;;[.J1241]*[.L124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0493328576026" calcext:value-type="percentage">
            <text:p>52.0493%</text:p>
          </table:table-cell>
          <table:table-cell office:value-type="float" office:value="1.17947882736156" calcext:value-type="float">
            <text:p>1.18</text:p>
          </table:table-cell>
          <table:table-cell office:value-type="percentage" office:value="0.311837886623337" calcext:value-type="percentage">
            <text:p>31.1838%</text:p>
          </table:table-cell>
          <table:table-cell office:value-type="percentage" office:value="0.933081205065316" calcext:value-type="percentage">
            <text:p>93.3081%</text:p>
          </table:table-cell>
          <table:table-cell office:value-type="percentage" office:value="0.313250930955671" calcext:value-type="percentage">
            <text:p>31.3251%</text:p>
          </table:table-cell>
          <table:table-cell office:value-type="percentage" office:value="0.576459896802129" calcext:value-type="percentage">
            <text:p>57.6460%</text:p>
          </table:table-cell>
          <table:table-cell table:formula="of:=MAX((1-[.I1242]/(1-[.$D$25]));0)" office:value-type="float" office:value="0.176485861711244" calcext:value-type="float">
            <text:p><text:s/>0.1765 </text:p>
          </table:table-cell>
          <table:table-cell/>
          <table:table-cell table:formula="of:=EXP(-[.E1242]*[.$D$23])" office:value-type="float" office:value="0.888742370228232" calcext:value-type="float">
            <text:p><text:s/>0.8887 </text:p>
          </table:table-cell>
          <table:table-cell table:formula="of:=IF([.K1242]=&quot;yes&quot;;[.L1242]*[.$D$22]*([.I1242]-[.I1241]);0)" office:value-type="float" office:value="0" calcext:value-type="float">
            <text:p><text:s/>- <text:s text:c="2"/></text:p>
          </table:table-cell>
          <table:table-cell table:formula="of:=IF([.K1242]=&quot;T_ex&quot;;[.L1242]*([.I1242]-[.$I$35])*[.$D$22];0)" office:value-type="float" office:value="0" calcext:value-type="float">
            <text:p><text:s/>- <text:s text:c="2"/></text:p>
          </table:table-cell>
          <table:table-cell table:formula="of:=IF([.K1242]=&quot;yes&quot;;[.J1242]*[.L1242]*(0.05)*[.$D$21];0)" office:value-type="float" office:value="0" calcext:value-type="float">
            <text:p><text:s/>- <text:s text:c="2"/></text:p>
          </table:table-cell>
          <table:table-cell table:formula="of:=IF([.K1242]=&quot;yes&quot;;[.J1242]*[.L124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1207561303554" calcext:value-type="percentage">
            <text:p>52.1208%</text:p>
          </table:table-cell>
          <table:table-cell office:value-type="float" office:value="1.18045602605863" calcext:value-type="float">
            <text:p>1.18</text:p>
          </table:table-cell>
          <table:table-cell office:value-type="percentage" office:value="0.312250370419834" calcext:value-type="percentage">
            <text:p>31.2250%</text:p>
          </table:table-cell>
          <table:table-cell office:value-type="percentage" office:value="0.933287566577412" calcext:value-type="percentage">
            <text:p>93.3288%</text:p>
          </table:table-cell>
          <table:table-cell office:value-type="percentage" office:value="0.313654589121003" calcext:value-type="percentage">
            <text:p>31.3655%</text:p>
          </table:table-cell>
          <table:table-cell office:value-type="percentage" office:value="0.576961455240895" calcext:value-type="percentage">
            <text:p>57.6961%</text:p>
          </table:table-cell>
          <table:table-cell table:formula="of:=MAX((1-[.I1243]/(1-[.$D$25]));0)" office:value-type="float" office:value="0.175769349655864" calcext:value-type="float">
            <text:p><text:s/>0.1758 </text:p>
          </table:table-cell>
          <table:table-cell/>
          <table:table-cell table:formula="of:=EXP(-[.E1243]*[.$D$23])" office:value-type="float" office:value="0.888655526682849" calcext:value-type="float">
            <text:p><text:s/>0.8887 </text:p>
          </table:table-cell>
          <table:table-cell table:formula="of:=IF([.K1243]=&quot;yes&quot;;[.L1243]*[.$D$22]*([.I1243]-[.I1242]);0)" office:value-type="float" office:value="0" calcext:value-type="float">
            <text:p><text:s/>- <text:s text:c="2"/></text:p>
          </table:table-cell>
          <table:table-cell table:formula="of:=IF([.K1243]=&quot;T_ex&quot;;[.L1243]*([.I1243]-[.$I$35])*[.$D$22];0)" office:value-type="float" office:value="0" calcext:value-type="float">
            <text:p><text:s/>- <text:s text:c="2"/></text:p>
          </table:table-cell>
          <table:table-cell table:formula="of:=IF([.K1243]=&quot;yes&quot;;[.J1243]*[.L1243]*(0.05)*[.$D$21];0)" office:value-type="float" office:value="0" calcext:value-type="float">
            <text:p><text:s/>- <text:s text:c="2"/></text:p>
          </table:table-cell>
          <table:table-cell table:formula="of:=IF([.K1243]=&quot;yes&quot;;[.J1243]*[.L124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1911893034161" calcext:value-type="percentage">
            <text:p>52.1912%</text:p>
          </table:table-cell>
          <table:table-cell office:value-type="float" office:value="1.1814332247557" calcext:value-type="float">
            <text:p>1.18</text:p>
          </table:table-cell>
          <table:table-cell office:value-type="percentage" office:value="0.3126674137398" calcext:value-type="percentage">
            <text:p>31.2667%</text:p>
          </table:table-cell>
          <table:table-cell office:value-type="percentage" office:value="0.933501763276949" calcext:value-type="percentage">
            <text:p>93.3502%</text:p>
          </table:table-cell>
          <table:table-cell office:value-type="percentage" office:value="0.314062849790278" calcext:value-type="percentage">
            <text:p>31.4063%</text:p>
          </table:table-cell>
          <table:table-cell office:value-type="percentage" office:value="0.577439303392625" calcext:value-type="percentage">
            <text:p>57.7439%</text:p>
          </table:table-cell>
          <table:table-cell table:formula="of:=MAX((1-[.I1244]/(1-[.$D$25]));0)" office:value-type="float" office:value="0.175086709439107" calcext:value-type="float">
            <text:p><text:s/>0.1751 </text:p>
          </table:table-cell>
          <table:table-cell/>
          <table:table-cell table:formula="of:=EXP(-[.E1244]*[.$D$23])" office:value-type="float" office:value="0.888568691623392" calcext:value-type="float">
            <text:p><text:s/>0.8886 </text:p>
          </table:table-cell>
          <table:table-cell table:formula="of:=IF([.K1244]=&quot;yes&quot;;[.L1244]*[.$D$22]*([.I1244]-[.I1243]);0)" office:value-type="float" office:value="0" calcext:value-type="float">
            <text:p><text:s/>- <text:s text:c="2"/></text:p>
          </table:table-cell>
          <table:table-cell table:formula="of:=IF([.K1244]=&quot;T_ex&quot;;[.L1244]*([.I1244]-[.$I$35])*[.$D$22];0)" office:value-type="float" office:value="0" calcext:value-type="float">
            <text:p><text:s/>- <text:s text:c="2"/></text:p>
          </table:table-cell>
          <table:table-cell table:formula="of:=IF([.K1244]=&quot;yes&quot;;[.J1244]*[.L1244]*(0.05)*[.$D$21];0)" office:value-type="float" office:value="0" calcext:value-type="float">
            <text:p><text:s/>- <text:s text:c="2"/></text:p>
          </table:table-cell>
          <table:table-cell table:formula="of:=IF([.K1244]=&quot;yes&quot;;[.J1244]*[.L124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2605448628764" calcext:value-type="percentage">
            <text:p>52.2605%</text:p>
          </table:table-cell>
          <table:table-cell office:value-type="float" office:value="1.18241042345277" calcext:value-type="float">
            <text:p>1.18</text:p>
          </table:table-cell>
          <table:table-cell office:value-type="percentage" office:value="0.313083975770297" calcext:value-type="percentage">
            <text:p>31.3084%</text:p>
          </table:table-cell>
          <table:table-cell office:value-type="percentage" office:value="0.933697312082134" calcext:value-type="percentage">
            <text:p>93.3697%</text:p>
          </table:table-cell>
          <table:table-cell office:value-type="percentage" office:value="0.314468872707068" calcext:value-type="percentage">
            <text:p>31.4469%</text:p>
          </table:table-cell>
          <table:table-cell office:value-type="percentage" office:value="0.57795823307376" calcext:value-type="percentage">
            <text:p>57.7958%</text:p>
          </table:table-cell>
          <table:table-cell table:formula="of:=MAX((1-[.I1245]/(1-[.$D$25]));0)" office:value-type="float" office:value="0.1743453813232" calcext:value-type="float">
            <text:p><text:s/>0.1743 </text:p>
          </table:table-cell>
          <table:table-cell/>
          <table:table-cell table:formula="of:=EXP(-[.E1245]*[.$D$23])" office:value-type="float" office:value="0.88848186504903" calcext:value-type="float">
            <text:p><text:s/>0.8885 </text:p>
          </table:table-cell>
          <table:table-cell table:formula="of:=IF([.K1245]=&quot;yes&quot;;[.L1245]*[.$D$22]*([.I1245]-[.I1244]);0)" office:value-type="float" office:value="0" calcext:value-type="float">
            <text:p><text:s/>- <text:s text:c="2"/></text:p>
          </table:table-cell>
          <table:table-cell table:formula="of:=IF([.K1245]=&quot;T_ex&quot;;[.L1245]*([.I1245]-[.$I$35])*[.$D$22];0)" office:value-type="float" office:value="0" calcext:value-type="float">
            <text:p><text:s/>- <text:s text:c="2"/></text:p>
          </table:table-cell>
          <table:table-cell table:formula="of:=IF([.K1245]=&quot;yes&quot;;[.J1245]*[.L1245]*(0.05)*[.$D$21];0)" office:value-type="float" office:value="0" calcext:value-type="float">
            <text:p><text:s/>- <text:s text:c="2"/></text:p>
          </table:table-cell>
          <table:table-cell table:formula="of:=IF([.K1245]=&quot;yes&quot;;[.J1245]*[.L124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3311581730634" calcext:value-type="percentage">
            <text:p>52.3312%</text:p>
          </table:table-cell>
          <table:table-cell office:value-type="float" office:value="1.18338762214984" calcext:value-type="float">
            <text:p>1.18</text:p>
          </table:table-cell>
          <table:table-cell office:value-type="percentage" office:value="0.31350259857828" calcext:value-type="percentage">
            <text:p>31.3503%</text:p>
          </table:table-cell>
          <table:table-cell office:value-type="percentage" office:value="0.933929317506394" calcext:value-type="percentage">
            <text:p>93.3929%</text:p>
          </table:table-cell>
          <table:table-cell office:value-type="percentage" office:value="0.314879082896641" calcext:value-type="percentage">
            <text:p>31.4879%</text:p>
          </table:table-cell>
          <table:table-cell office:value-type="percentage" office:value="0.578493987753791" calcext:value-type="percentage">
            <text:p>57.8494%</text:p>
          </table:table-cell>
          <table:table-cell table:formula="of:=MAX((1-[.I1246]/(1-[.$D$25]));0)" office:value-type="float" office:value="0.173580017494584" calcext:value-type="float">
            <text:p><text:s/>0.1736 </text:p>
          </table:table-cell>
          <table:table-cell/>
          <table:table-cell table:formula="of:=EXP(-[.E1246]*[.$D$23])" office:value-type="float" office:value="0.888395046958936" calcext:value-type="float">
            <text:p><text:s/>0.8884 </text:p>
          </table:table-cell>
          <table:table-cell table:formula="of:=IF([.K1246]=&quot;yes&quot;;[.L1246]*[.$D$22]*([.I1246]-[.I1245]);0)" office:value-type="float" office:value="0" calcext:value-type="float">
            <text:p><text:s/>- <text:s text:c="2"/></text:p>
          </table:table-cell>
          <table:table-cell table:formula="of:=IF([.K1246]=&quot;T_ex&quot;;[.L1246]*([.I1246]-[.$I$35])*[.$D$22];0)" office:value-type="float" office:value="0" calcext:value-type="float">
            <text:p><text:s/>- <text:s text:c="2"/></text:p>
          </table:table-cell>
          <table:table-cell table:formula="of:=IF([.K1246]=&quot;yes&quot;;[.J1246]*[.L1246]*(0.05)*[.$D$21];0)" office:value-type="float" office:value="0" calcext:value-type="float">
            <text:p><text:s/>- <text:s text:c="2"/></text:p>
          </table:table-cell>
          <table:table-cell table:formula="of:=IF([.K1246]=&quot;yes&quot;;[.J1246]*[.L124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403179654523" calcext:value-type="percentage">
            <text:p>52.4032%</text:p>
          </table:table-cell>
          <table:table-cell office:value-type="float" office:value="1.18436482084691" calcext:value-type="float">
            <text:p>1.18</text:p>
          </table:table-cell>
          <table:table-cell office:value-type="percentage" office:value="0.313928060914103" calcext:value-type="percentage">
            <text:p>31.3928%</text:p>
          </table:table-cell>
          <table:table-cell office:value-type="percentage" office:value="0.934161011197814" calcext:value-type="percentage">
            <text:p>93.4161%</text:p>
          </table:table-cell>
          <table:table-cell office:value-type="percentage" office:value="0.315284561372656" calcext:value-type="percentage">
            <text:p>31.5285%</text:p>
          </table:table-cell>
          <table:table-cell office:value-type="percentage" office:value="0.579002881883318" calcext:value-type="percentage">
            <text:p>57.9003%</text:p>
          </table:table-cell>
          <table:table-cell table:formula="of:=MAX((1-[.I1247]/(1-[.$D$25]));0)" office:value-type="float" office:value="0.172853025880974" calcext:value-type="float">
            <text:p><text:s/>0.1729 </text:p>
          </table:table-cell>
          <table:table-cell/>
          <table:table-cell table:formula="of:=EXP(-[.E1247]*[.$D$23])" office:value-type="float" office:value="0.88830823735228" calcext:value-type="float">
            <text:p><text:s/>0.8883 </text:p>
          </table:table-cell>
          <table:table-cell table:formula="of:=IF([.K1247]=&quot;yes&quot;;[.L1247]*[.$D$22]*([.I1247]-[.I1246]);0)" office:value-type="float" office:value="0" calcext:value-type="float">
            <text:p><text:s/>- <text:s text:c="2"/></text:p>
          </table:table-cell>
          <table:table-cell table:formula="of:=IF([.K1247]=&quot;T_ex&quot;;[.L1247]*([.I1247]-[.$I$35])*[.$D$22];0)" office:value-type="float" office:value="0" calcext:value-type="float">
            <text:p><text:s/>- <text:s text:c="2"/></text:p>
          </table:table-cell>
          <table:table-cell table:formula="of:=IF([.K1247]=&quot;yes&quot;;[.J1247]*[.L1247]*(0.05)*[.$D$21];0)" office:value-type="float" office:value="0" calcext:value-type="float">
            <text:p><text:s/>- <text:s text:c="2"/></text:p>
          </table:table-cell>
          <table:table-cell table:formula="of:=IF([.K1247]=&quot;yes&quot;;[.J1247]*[.L124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474973335708" calcext:value-type="percentage">
            <text:p>52.4750%</text:p>
          </table:table-cell>
          <table:table-cell office:value-type="float" office:value="1.18534201954397" calcext:value-type="float">
            <text:p>1.19</text:p>
          </table:table-cell>
          <table:table-cell office:value-type="percentage" office:value="0.314351021426198" calcext:value-type="percentage">
            <text:p>31.4351%</text:p>
          </table:table-cell>
          <table:table-cell office:value-type="percentage" office:value="0.934372176681433" calcext:value-type="percentage">
            <text:p>93.4372%</text:p>
          </table:table-cell>
          <table:table-cell office:value-type="percentage" office:value="0.315690927816669" calcext:value-type="percentage">
            <text:p>31.5691%</text:p>
          </table:table-cell>
          <table:table-cell office:value-type="percentage" office:value="0.579492915715169" calcext:value-type="percentage">
            <text:p>57.9493%</text:p>
          </table:table-cell>
          <table:table-cell table:formula="of:=MAX((1-[.I1248]/(1-[.$D$25]));0)" office:value-type="float" office:value="0.172152977549758" calcext:value-type="float">
            <text:p><text:s/>0.1722 </text:p>
          </table:table-cell>
          <table:table-cell/>
          <table:table-cell table:formula="of:=EXP(-[.E1248]*[.$D$23])" office:value-type="float" office:value="0.888221436228233" calcext:value-type="float">
            <text:p><text:s/>0.8882 </text:p>
          </table:table-cell>
          <table:table-cell table:formula="of:=IF([.K1248]=&quot;yes&quot;;[.L1248]*[.$D$22]*([.I1248]-[.I1247]);0)" office:value-type="float" office:value="0" calcext:value-type="float">
            <text:p><text:s/>- <text:s text:c="2"/></text:p>
          </table:table-cell>
          <table:table-cell table:formula="of:=IF([.K1248]=&quot;T_ex&quot;;[.L1248]*([.I1248]-[.$I$35])*[.$D$22];0)" office:value-type="float" office:value="0" calcext:value-type="float">
            <text:p><text:s/>- <text:s text:c="2"/></text:p>
          </table:table-cell>
          <table:table-cell table:formula="of:=IF([.K1248]=&quot;yes&quot;;[.J1248]*[.L1248]*(0.05)*[.$D$21];0)" office:value-type="float" office:value="0" calcext:value-type="float">
            <text:p><text:s/>- <text:s text:c="2"/></text:p>
          </table:table-cell>
          <table:table-cell table:formula="of:=IF([.K1248]=&quot;yes&quot;;[.J1248]*[.L124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5450861565753" calcext:value-type="percentage">
            <text:p>52.5451%</text:p>
          </table:table-cell>
          <table:table-cell office:value-type="float" office:value="1.18631921824104" calcext:value-type="float">
            <text:p>1.19</text:p>
          </table:table-cell>
          <table:table-cell office:value-type="percentage" office:value="0.314770823375072" calcext:value-type="percentage">
            <text:p>31.4771%</text:p>
          </table:table-cell>
          <table:table-cell office:value-type="percentage" office:value="0.934584458080644" calcext:value-type="percentage">
            <text:p>93.4584%</text:p>
          </table:table-cell>
          <table:table-cell office:value-type="percentage" office:value="0.316097939408259" calcext:value-type="percentage">
            <text:p>31.6098%</text:p>
          </table:table-cell>
          <table:table-cell office:value-type="percentage" office:value="0.579967109215674" calcext:value-type="percentage">
            <text:p>57.9967%</text:p>
          </table:table-cell>
          <table:table-cell table:formula="of:=MAX((1-[.I1249]/(1-[.$D$25]));0)" office:value-type="float" office:value="0.171475558263323" calcext:value-type="float">
            <text:p><text:s/>0.1715 </text:p>
          </table:table-cell>
          <table:table-cell/>
          <table:table-cell table:formula="of:=EXP(-[.E1249]*[.$D$23])" office:value-type="float" office:value="0.888134643585966" calcext:value-type="float">
            <text:p><text:s/>0.8881 </text:p>
          </table:table-cell>
          <table:table-cell table:formula="of:=IF([.K1249]=&quot;yes&quot;;[.L1249]*[.$D$22]*([.I1249]-[.I1248]);0)" office:value-type="float" office:value="0" calcext:value-type="float">
            <text:p><text:s/>- <text:s text:c="2"/></text:p>
          </table:table-cell>
          <table:table-cell table:formula="of:=IF([.K1249]=&quot;T_ex&quot;;[.L1249]*([.I1249]-[.$I$35])*[.$D$22];0)" office:value-type="float" office:value="0" calcext:value-type="float">
            <text:p><text:s/>- <text:s text:c="2"/></text:p>
          </table:table-cell>
          <table:table-cell table:formula="of:=IF([.K1249]=&quot;yes&quot;;[.J1249]*[.L1249]*(0.05)*[.$D$21];0)" office:value-type="float" office:value="0" calcext:value-type="float">
            <text:p><text:s/>- <text:s text:c="2"/></text:p>
          </table:table-cell>
          <table:table-cell table:formula="of:=IF([.K1249]=&quot;yes&quot;;[.J1249]*[.L124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6156206948918" calcext:value-type="percentage">
            <text:p>52.6156%</text:p>
          </table:table-cell>
          <table:table-cell office:value-type="float" office:value="1.18729641693811" calcext:value-type="float">
            <text:p>1.19</text:p>
          </table:table-cell>
          <table:table-cell office:value-type="percentage" office:value="0.315185095647188" calcext:value-type="percentage">
            <text:p>31.5185%</text:p>
          </table:table-cell>
          <table:table-cell office:value-type="percentage" office:value="0.934802428761012" calcext:value-type="percentage">
            <text:p>93.4802%</text:p>
          </table:table-cell>
          <table:table-cell office:value-type="percentage" office:value="0.316510840750295" calcext:value-type="percentage">
            <text:p>31.6511%</text:p>
          </table:table-cell>
          <table:table-cell office:value-type="percentage" office:value="0.580450540737509" calcext:value-type="percentage">
            <text:p>58.0451%</text:p>
          </table:table-cell>
          <table:table-cell table:formula="of:=MAX((1-[.I1250]/(1-[.$D$25]));0)" office:value-type="float" office:value="0.170784941803559" calcext:value-type="float">
            <text:p><text:s/>0.1708 </text:p>
          </table:table-cell>
          <table:table-cell/>
          <table:table-cell table:formula="of:=EXP(-[.E1250]*[.$D$23])" office:value-type="float" office:value="0.88804785942465" calcext:value-type="float">
            <text:p><text:s/>0.8880 </text:p>
          </table:table-cell>
          <table:table-cell table:formula="of:=IF([.K1250]=&quot;yes&quot;;[.L1250]*[.$D$22]*([.I1250]-[.I1249]);0)" office:value-type="float" office:value="0" calcext:value-type="float">
            <text:p><text:s/>- <text:s text:c="2"/></text:p>
          </table:table-cell>
          <table:table-cell table:formula="of:=IF([.K1250]=&quot;T_ex&quot;;[.L1250]*([.I1250]-[.$I$35])*[.$D$22];0)" office:value-type="float" office:value="0" calcext:value-type="float">
            <text:p><text:s/>- <text:s text:c="2"/></text:p>
          </table:table-cell>
          <table:table-cell table:formula="of:=IF([.K1250]=&quot;yes&quot;;[.J1250]*[.L1250]*(0.05)*[.$D$21];0)" office:value-type="float" office:value="0" calcext:value-type="float">
            <text:p><text:s/>- <text:s text:c="2"/></text:p>
          </table:table-cell>
          <table:table-cell table:formula="of:=IF([.K1250]=&quot;yes&quot;;[.J1250]*[.L125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6876457985887" calcext:value-type="percentage">
            <text:p>52.6876%</text:p>
          </table:table-cell>
          <table:table-cell office:value-type="float" office:value="1.18827361563518" calcext:value-type="float">
            <text:p>1.19</text:p>
          </table:table-cell>
          <table:table-cell office:value-type="percentage" office:value="0.315597175646441" calcext:value-type="percentage">
            <text:p>31.5597%</text:p>
          </table:table-cell>
          <table:table-cell office:value-type="percentage" office:value="0.935024573682396" calcext:value-type="percentage">
            <text:p>93.5025%</text:p>
          </table:table-cell>
          <table:table-cell office:value-type="percentage" office:value="0.316923274684532" calcext:value-type="percentage">
            <text:p>31.6923%</text:p>
          </table:table-cell>
          <table:table-cell office:value-type="percentage" office:value="0.580984700746968" calcext:value-type="percentage">
            <text:p>58.0985%</text:p>
          </table:table-cell>
          <table:table-cell table:formula="of:=MAX((1-[.I1251]/(1-[.$D$25]));0)" office:value-type="float" office:value="0.17002185607576" calcext:value-type="float">
            <text:p><text:s/>0.1700 </text:p>
          </table:table-cell>
          <table:table-cell/>
          <table:table-cell table:formula="of:=EXP(-[.E1251]*[.$D$23])" office:value-type="float" office:value="0.887961083743456" calcext:value-type="float">
            <text:p><text:s/>0.8880 </text:p>
          </table:table-cell>
          <table:table-cell table:formula="of:=IF([.K1251]=&quot;yes&quot;;[.L1251]*[.$D$22]*([.I1251]-[.I1250]);0)" office:value-type="float" office:value="0" calcext:value-type="float">
            <text:p><text:s/>- <text:s text:c="2"/></text:p>
          </table:table-cell>
          <table:table-cell table:formula="of:=IF([.K1251]=&quot;T_ex&quot;;[.L1251]*([.I1251]-[.$I$35])*[.$D$22];0)" office:value-type="float" office:value="0" calcext:value-type="float">
            <text:p><text:s/>- <text:s text:c="2"/></text:p>
          </table:table-cell>
          <table:table-cell table:formula="of:=IF([.K1251]=&quot;yes&quot;;[.J1251]*[.L1251]*(0.05)*[.$D$21];0)" office:value-type="float" office:value="0" calcext:value-type="float">
            <text:p><text:s/>- <text:s text:c="2"/></text:p>
          </table:table-cell>
          <table:table-cell table:formula="of:=IF([.K1251]=&quot;yes&quot;;[.J1251]*[.L125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761391825906" calcext:value-type="percentage">
            <text:p>52.7614%</text:p>
          </table:table-cell>
          <table:table-cell office:value-type="float" office:value="1.18925081433225" calcext:value-type="float">
            <text:p>1.19</text:p>
          </table:table-cell>
          <table:table-cell office:value-type="percentage" office:value="0.31601582672075" calcext:value-type="percentage">
            <text:p>31.6016%</text:p>
          </table:table-cell>
          <table:table-cell office:value-type="percentage" office:value="0.93524199995617" calcext:value-type="percentage">
            <text:p>93.5242%</text:p>
          </table:table-cell>
          <table:table-cell office:value-type="percentage" office:value="0.31733064492013" calcext:value-type="percentage">
            <text:p>31.7331%</text:p>
          </table:table-cell>
          <table:table-cell office:value-type="percentage" office:value="0.581569461258556" calcext:value-type="percentage">
            <text:p>58.1569%</text:p>
          </table:table-cell>
          <table:table-cell table:formula="of:=MAX((1-[.I1252]/(1-[.$D$25]));0)" office:value-type="float" office:value="0.169186483916349" calcext:value-type="float">
            <text:p><text:s/>0.1692 </text:p>
          </table:table-cell>
          <table:table-cell/>
          <table:table-cell table:formula="of:=EXP(-[.E1252]*[.$D$23])" office:value-type="float" office:value="0.887874316541557" calcext:value-type="float">
            <text:p><text:s/>0.8879 </text:p>
          </table:table-cell>
          <table:table-cell table:formula="of:=IF([.K1252]=&quot;yes&quot;;[.L1252]*[.$D$22]*([.I1252]-[.I1251]);0)" office:value-type="float" office:value="0" calcext:value-type="float">
            <text:p><text:s/>- <text:s text:c="2"/></text:p>
          </table:table-cell>
          <table:table-cell table:formula="of:=IF([.K1252]=&quot;T_ex&quot;;[.L1252]*([.I1252]-[.$I$35])*[.$D$22];0)" office:value-type="float" office:value="0" calcext:value-type="float">
            <text:p><text:s/>- <text:s text:c="2"/></text:p>
          </table:table-cell>
          <table:table-cell table:formula="of:=IF([.K1252]=&quot;yes&quot;;[.J1252]*[.L1252]*(0.05)*[.$D$21];0)" office:value-type="float" office:value="0" calcext:value-type="float">
            <text:p><text:s/>- <text:s text:c="2"/></text:p>
          </table:table-cell>
          <table:table-cell table:formula="of:=IF([.K1252]=&quot;yes&quot;;[.J1252]*[.L125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8321755577403" calcext:value-type="percentage">
            <text:p>52.8322%</text:p>
          </table:table-cell>
          <table:table-cell office:value-type="float" office:value="1.19022801302932" calcext:value-type="float">
            <text:p>1.19</text:p>
          </table:table-cell>
          <table:table-cell office:value-type="percentage" office:value="0.316423729206736" calcext:value-type="percentage">
            <text:p>31.6424%</text:p>
          </table:table-cell>
          <table:table-cell office:value-type="percentage" office:value="0.935453476594035" calcext:value-type="percentage">
            <text:p>93.5453%</text:p>
          </table:table-cell>
          <table:table-cell office:value-type="percentage" office:value="0.317732271878814" calcext:value-type="percentage">
            <text:p>31.7732%</text:p>
          </table:table-cell>
          <table:table-cell office:value-type="percentage" office:value="0.58207103724832" calcext:value-type="percentage">
            <text:p>58.2071%</text:p>
          </table:table-cell>
          <table:table-cell table:formula="of:=MAX((1-[.I1253]/(1-[.$D$25]));0)" office:value-type="float" office:value="0.168469946788114" calcext:value-type="float">
            <text:p><text:s/>0.1685 </text:p>
          </table:table-cell>
          <table:table-cell/>
          <table:table-cell table:formula="of:=EXP(-[.E1253]*[.$D$23])" office:value-type="float" office:value="0.887787557818123" calcext:value-type="float">
            <text:p><text:s/>0.8878 </text:p>
          </table:table-cell>
          <table:table-cell table:formula="of:=IF([.K1253]=&quot;yes&quot;;[.L1253]*[.$D$22]*([.I1253]-[.I1252]);0)" office:value-type="float" office:value="0" calcext:value-type="float">
            <text:p><text:s/>- <text:s text:c="2"/></text:p>
          </table:table-cell>
          <table:table-cell table:formula="of:=IF([.K1253]=&quot;T_ex&quot;;[.L1253]*([.I1253]-[.$I$35])*[.$D$22];0)" office:value-type="float" office:value="0" calcext:value-type="float">
            <text:p><text:s/>- <text:s text:c="2"/></text:p>
          </table:table-cell>
          <table:table-cell table:formula="of:=IF([.K1253]=&quot;yes&quot;;[.J1253]*[.L1253]*(0.05)*[.$D$21];0)" office:value-type="float" office:value="0" calcext:value-type="float">
            <text:p><text:s/>- <text:s text:c="2"/></text:p>
          </table:table-cell>
          <table:table-cell table:formula="of:=IF([.K1253]=&quot;yes&quot;;[.J1253]*[.L1253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9024882522883" calcext:value-type="percentage">
            <text:p>52.9025%</text:p>
          </table:table-cell>
          <table:table-cell office:value-type="float" office:value="1.19120521172638" calcext:value-type="float">
            <text:p>1.19</text:p>
          </table:table-cell>
          <table:table-cell office:value-type="percentage" office:value="0.316833841511372" calcext:value-type="percentage">
            <text:p>31.6834%</text:p>
          </table:table-cell>
          <table:table-cell office:value-type="percentage" office:value="0.93565545051667" calcext:value-type="percentage">
            <text:p>93.5655%</text:p>
          </table:table-cell>
          <table:table-cell office:value-type="percentage" office:value="0.318139136566816" calcext:value-type="percentage">
            <text:p>31.8139%</text:p>
          </table:table-cell>
          <table:table-cell office:value-type="percentage" office:value="0.582549278802223" calcext:value-type="percentage">
            <text:p>58.2549%</text:p>
          </table:table-cell>
          <table:table-cell table:formula="of:=MAX((1-[.I1254]/(1-[.$D$25]));0)" office:value-type="float" office:value="0.167786744568253" calcext:value-type="float">
            <text:p><text:s/>0.1678 </text:p>
          </table:table-cell>
          <table:table-cell/>
          <table:table-cell table:formula="of:=EXP(-[.E1254]*[.$D$23])" office:value-type="float" office:value="0.887700807572327" calcext:value-type="float">
            <text:p><text:s/>0.8877 </text:p>
          </table:table-cell>
          <table:table-cell table:formula="of:=IF([.K1254]=&quot;yes&quot;;[.L1254]*[.$D$22]*([.I1254]-[.I1253]);0)" office:value-type="float" office:value="0" calcext:value-type="float">
            <text:p><text:s/>- <text:s text:c="2"/></text:p>
          </table:table-cell>
          <table:table-cell table:formula="of:=IF([.K1254]=&quot;T_ex&quot;;[.L1254]*([.I1254]-[.$I$35])*[.$D$22];0)" office:value-type="float" office:value="0" calcext:value-type="float">
            <text:p><text:s/>- <text:s text:c="2"/></text:p>
          </table:table-cell>
          <table:table-cell table:formula="of:=IF([.K1254]=&quot;yes&quot;;[.J1254]*[.L1254]*(0.05)*[.$D$21];0)" office:value-type="float" office:value="0" calcext:value-type="float">
            <text:p><text:s/>- <text:s text:c="2"/></text:p>
          </table:table-cell>
          <table:table-cell table:formula="of:=IF([.K1254]=&quot;yes&quot;;[.J1254]*[.L1254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29726778240947" calcext:value-type="percentage">
            <text:p>52.9727%</text:p>
          </table:table-cell>
          <table:table-cell office:value-type="float" office:value="1.19218241042345" calcext:value-type="float">
            <text:p>1.19</text:p>
          </table:table-cell>
          <table:table-cell office:value-type="percentage" office:value="0.317244805731965" calcext:value-type="percentage">
            <text:p>31.7245%</text:p>
          </table:table-cell>
          <table:table-cell office:value-type="percentage" office:value="0.935859316226022" calcext:value-type="percentage">
            <text:p>93.5859%</text:p>
          </table:table-cell>
          <table:table-cell office:value-type="percentage" office:value="0.318546754247692" calcext:value-type="percentage">
            <text:p>31.8547%</text:p>
          </table:table-cell>
          <table:table-cell office:value-type="percentage" office:value="0.583066530581633" calcext:value-type="percentage">
            <text:p>58.3067%</text:p>
          </table:table-cell>
          <table:table-cell table:formula="of:=MAX((1-[.I1255]/(1-[.$D$25]));0)" office:value-type="float" office:value="0.16704781345481" calcext:value-type="float">
            <text:p><text:s/>0.1670 </text:p>
          </table:table-cell>
          <table:table-cell/>
          <table:table-cell table:formula="of:=EXP(-[.E1255]*[.$D$23])" office:value-type="float" office:value="0.887614065803338" calcext:value-type="float">
            <text:p><text:s/>0.8876 </text:p>
          </table:table-cell>
          <table:table-cell table:formula="of:=IF([.K1255]=&quot;yes&quot;;[.L1255]*[.$D$22]*([.I1255]-[.I1254]);0)" office:value-type="float" office:value="0" calcext:value-type="float">
            <text:p><text:s/>- <text:s text:c="2"/></text:p>
          </table:table-cell>
          <table:table-cell table:formula="of:=IF([.K1255]=&quot;T_ex&quot;;[.L1255]*([.I1255]-[.$I$35])*[.$D$22];0)" office:value-type="float" office:value="0" calcext:value-type="float">
            <text:p><text:s/>- <text:s text:c="2"/></text:p>
          </table:table-cell>
          <table:table-cell table:formula="of:=IF([.K1255]=&quot;yes&quot;;[.J1255]*[.L1255]*(0.05)*[.$D$21];0)" office:value-type="float" office:value="0" calcext:value-type="float">
            <text:p><text:s/>- <text:s text:c="2"/></text:p>
          </table:table-cell>
          <table:table-cell table:formula="of:=IF([.K1255]=&quot;yes&quot;;[.J1255]*[.L1255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30412985044593" calcext:value-type="percentage">
            <text:p>53.0413%</text:p>
          </table:table-cell>
          <table:table-cell office:value-type="float" office:value="1.19315960912052" calcext:value-type="float">
            <text:p>1.19</text:p>
          </table:table-cell>
          <table:table-cell office:value-type="percentage" office:value="0.317657061649398" calcext:value-type="percentage">
            <text:p>31.7657%</text:p>
          </table:table-cell>
          <table:table-cell office:value-type="percentage" office:value="0.936054980125507" calcext:value-type="percentage">
            <text:p>93.6055%</text:p>
          </table:table-cell>
          <table:table-cell office:value-type="percentage" office:value="0.318953109845309" calcext:value-type="percentage">
            <text:p>31.8953%</text:p>
          </table:table-cell>
          <table:table-cell office:value-type="percentage" office:value="0.583563033778866" calcext:value-type="percentage">
            <text:p>58.3563%</text:p>
          </table:table-cell>
          <table:table-cell table:formula="of:=MAX((1-[.I1256]/(1-[.$D$25]));0)" office:value-type="float" office:value="0.166338523173048" calcext:value-type="float">
            <text:p><text:s/>0.1663 </text:p>
          </table:table-cell>
          <table:table-cell/>
          <table:table-cell table:formula="of:=EXP(-[.E1256]*[.$D$23])" office:value-type="float" office:value="0.88752733251033" calcext:value-type="float">
            <text:p><text:s/>0.8875 </text:p>
          </table:table-cell>
          <table:table-cell table:formula="of:=IF([.K1256]=&quot;yes&quot;;[.L1256]*[.$D$22]*([.I1256]-[.I1255]);0)" office:value-type="float" office:value="0" calcext:value-type="float">
            <text:p><text:s/>- <text:s text:c="2"/></text:p>
          </table:table-cell>
          <table:table-cell table:formula="of:=IF([.K1256]=&quot;T_ex&quot;;[.L1256]*([.I1256]-[.$I$35])*[.$D$22];0)" office:value-type="float" office:value="0" calcext:value-type="float">
            <text:p><text:s/>- <text:s text:c="2"/></text:p>
          </table:table-cell>
          <table:table-cell table:formula="of:=IF([.K1256]=&quot;yes&quot;;[.J1256]*[.L1256]*(0.05)*[.$D$21];0)" office:value-type="float" office:value="0" calcext:value-type="float">
            <text:p><text:s/>- <text:s text:c="2"/></text:p>
          </table:table-cell>
          <table:table-cell table:formula="of:=IF([.K1256]=&quot;yes&quot;;[.J1256]*[.L1256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31128244040731" calcext:value-type="percentage">
            <text:p>53.1128%</text:p>
          </table:table-cell>
          <table:table-cell office:value-type="float" office:value="1.19413680781759" calcext:value-type="float">
            <text:p>1.19</text:p>
          </table:table-cell>
          <table:table-cell office:value-type="percentage" office:value="0.318071774661577" calcext:value-type="percentage">
            <text:p>31.8072%</text:p>
          </table:table-cell>
          <table:table-cell office:value-type="percentage" office:value="0.936232653364623" calcext:value-type="percentage">
            <text:p>93.6233%</text:p>
          </table:table-cell>
          <table:table-cell office:value-type="percentage" office:value="0.319361040412057" calcext:value-type="percentage">
            <text:p>31.9361%</text:p>
          </table:table-cell>
          <table:table-cell office:value-type="percentage" office:value="0.584067293333227" calcext:value-type="percentage">
            <text:p>58.4067%</text:p>
          </table:table-cell>
          <table:table-cell table:formula="of:=MAX((1-[.I1257]/(1-[.$D$25]));0)" office:value-type="float" office:value="0.165618152381104" calcext:value-type="float">
            <text:p><text:s/>0.1656 </text:p>
          </table:table-cell>
          <table:table-cell/>
          <table:table-cell table:formula="of:=EXP(-[.E1257]*[.$D$23])" office:value-type="float" office:value="0.887440607692474" calcext:value-type="float">
            <text:p><text:s/>0.8874 </text:p>
          </table:table-cell>
          <table:table-cell table:formula="of:=IF([.K1257]=&quot;yes&quot;;[.L1257]*[.$D$22]*([.I1257]-[.I1256]);0)" office:value-type="float" office:value="0" calcext:value-type="float">
            <text:p><text:s/>- <text:s text:c="2"/></text:p>
          </table:table-cell>
          <table:table-cell table:formula="of:=IF([.K1257]=&quot;T_ex&quot;;[.L1257]*([.I1257]-[.$I$35])*[.$D$22];0)" office:value-type="float" office:value="0" calcext:value-type="float">
            <text:p><text:s/>- <text:s text:c="2"/></text:p>
          </table:table-cell>
          <table:table-cell table:formula="of:=IF([.K1257]=&quot;yes&quot;;[.J1257]*[.L1257]*(0.05)*[.$D$21];0)" office:value-type="float" office:value="0" calcext:value-type="float">
            <text:p><text:s/>- <text:s text:c="2"/></text:p>
          </table:table-cell>
          <table:table-cell table:formula="of:=IF([.K1257]=&quot;yes&quot;;[.J1257]*[.L1257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31835449656096" calcext:value-type="percentage">
            <text:p>53.1835%</text:p>
          </table:table-cell>
          <table:table-cell office:value-type="float" office:value="1.19511400651466" calcext:value-type="float">
            <text:p>1.20</text:p>
          </table:table-cell>
          <table:table-cell office:value-type="percentage" office:value="0.318486648727389" calcext:value-type="percentage">
            <text:p>31.8487%</text:p>
          </table:table-cell>
          <table:table-cell office:value-type="percentage" office:value="0.936413278796631" calcext:value-type="percentage">
            <text:p>93.6413%</text:p>
          </table:table-cell>
          <table:table-cell office:value-type="percentage" office:value="0.319760404873802" calcext:value-type="percentage">
            <text:p>31.9760%</text:p>
          </table:table-cell>
          <table:table-cell office:value-type="percentage" office:value="0.584525893225185" calcext:value-type="percentage">
            <text:p>58.4526%</text:p>
          </table:table-cell>
          <table:table-cell table:formula="of:=MAX((1-[.I1258]/(1-[.$D$25]));0)" office:value-type="float" office:value="0.164963009678307" calcext:value-type="float">
            <text:p><text:s/>0.1650 </text:p>
          </table:table-cell>
          <table:table-cell/>
          <table:table-cell table:formula="of:=EXP(-[.E1258]*[.$D$23])" office:value-type="float" office:value="0.887353891348941" calcext:value-type="float">
            <text:p><text:s/>0.8874 </text:p>
          </table:table-cell>
          <table:table-cell table:formula="of:=IF([.K1258]=&quot;yes&quot;;[.L1258]*[.$D$22]*([.I1258]-[.I1257]);0)" office:value-type="float" office:value="0" calcext:value-type="float">
            <text:p><text:s/>- <text:s text:c="2"/></text:p>
          </table:table-cell>
          <table:table-cell table:formula="of:=IF([.K1258]=&quot;T_ex&quot;;[.L1258]*([.I1258]-[.$I$35])*[.$D$22];0)" office:value-type="float" office:value="0" calcext:value-type="float">
            <text:p><text:s/>- <text:s text:c="2"/></text:p>
          </table:table-cell>
          <table:table-cell table:formula="of:=IF([.K1258]=&quot;yes&quot;;[.J1258]*[.L1258]*(0.05)*[.$D$21];0)" office:value-type="float" office:value="0" calcext:value-type="float">
            <text:p><text:s/>- <text:s text:c="2"/></text:p>
          </table:table-cell>
          <table:table-cell table:formula="of:=IF([.K1258]=&quot;yes&quot;;[.J1258]*[.L1258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32523700305304" calcext:value-type="percentage">
            <text:p>53.2524%</text:p>
          </table:table-cell>
          <table:table-cell office:value-type="float" office:value="1.19609120521173" calcext:value-type="float">
            <text:p>1.20</text:p>
          </table:table-cell>
          <table:table-cell office:value-type="percentage" office:value="0.318902934607114" calcext:value-type="percentage">
            <text:p>31.8903%</text:p>
          </table:table-cell>
          <table:table-cell office:value-type="percentage" office:value="0.936616619957801" calcext:value-type="percentage">
            <text:p>93.6617%</text:p>
          </table:table-cell>
          <table:table-cell office:value-type="percentage" office:value="0.32016027811646" calcext:value-type="percentage">
            <text:p>32.0160%</text:p>
          </table:table-cell>
          <table:table-cell office:value-type="percentage" office:value="0.585007854932501" calcext:value-type="percentage">
            <text:p>58.5008%</text:p>
          </table:table-cell>
          <table:table-cell table:formula="of:=MAX((1-[.I1259]/(1-[.$D$25]));0)" office:value-type="float" office:value="0.16427449295357" calcext:value-type="float">
            <text:p><text:s/>0.1643 </text:p>
          </table:table-cell>
          <table:table-cell/>
          <table:table-cell table:formula="of:=EXP(-[.E1259]*[.$D$23])" office:value-type="float" office:value="0.887267183478904" calcext:value-type="float">
            <text:p><text:s/>0.8873 </text:p>
          </table:table-cell>
          <table:table-cell table:formula="of:=IF([.K1259]=&quot;yes&quot;;[.L1259]*[.$D$22]*([.I1259]-[.I1258]);0)" office:value-type="float" office:value="0" calcext:value-type="float">
            <text:p><text:s/>- <text:s text:c="2"/></text:p>
          </table:table-cell>
          <table:table-cell table:formula="of:=IF([.K1259]=&quot;T_ex&quot;;[.L1259]*([.I1259]-[.$I$35])*[.$D$22];0)" office:value-type="float" office:value="0" calcext:value-type="float">
            <text:p><text:s/>- <text:s text:c="2"/></text:p>
          </table:table-cell>
          <table:table-cell table:formula="of:=IF([.K1259]=&quot;yes&quot;;[.J1259]*[.L1259]*(0.05)*[.$D$21];0)" office:value-type="float" office:value="0" calcext:value-type="float">
            <text:p><text:s/>- <text:s text:c="2"/></text:p>
          </table:table-cell>
          <table:table-cell table:formula="of:=IF([.K1259]=&quot;yes&quot;;[.J1259]*[.L1259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33209145309829" calcext:value-type="percentage">
            <text:p>53.3209%</text:p>
          </table:table-cell>
          <table:table-cell office:value-type="float" office:value="1.19706840390879" calcext:value-type="float">
            <text:p>1.20</text:p>
          </table:table-cell>
          <table:table-cell office:value-type="percentage" office:value="0.319319264622865" calcext:value-type="percentage">
            <text:p>31.9319%</text:p>
          </table:table-cell>
          <table:table-cell office:value-type="percentage" office:value="0.936804159754897" calcext:value-type="percentage">
            <text:p>93.6804%</text:p>
          </table:table-cell>
          <table:table-cell office:value-type="percentage" office:value="0.320565676255218" calcext:value-type="percentage">
            <text:p>32.0566%</text:p>
          </table:table-cell>
          <table:table-cell office:value-type="percentage" office:value="0.585534552287699" calcext:value-type="percentage">
            <text:p>58.5535%</text:p>
          </table:table-cell>
          <table:table-cell table:formula="of:=MAX((1-[.I1260]/(1-[.$D$25]));0)" office:value-type="float" office:value="0.16352206816043" calcext:value-type="float">
            <text:p><text:s/>0.1635 </text:p>
          </table:table-cell>
          <table:table-cell/>
          <table:table-cell table:formula="of:=EXP(-[.E1260]*[.$D$23])" office:value-type="float" office:value="0.887180484081536" calcext:value-type="float">
            <text:p><text:s/>0.8872 </text:p>
          </table:table-cell>
          <table:table-cell table:formula="of:=IF([.K1260]=&quot;yes&quot;;[.L1260]*[.$D$22]*([.I1260]-[.I1259]);0)" office:value-type="float" office:value="0" calcext:value-type="float">
            <text:p><text:s/>- <text:s text:c="2"/></text:p>
          </table:table-cell>
          <table:table-cell table:formula="of:=IF([.K1260]=&quot;T_ex&quot;;[.L1260]*([.I1260]-[.$I$35])*[.$D$22];0)" office:value-type="float" office:value="0" calcext:value-type="float">
            <text:p><text:s/>- <text:s text:c="2"/></text:p>
          </table:table-cell>
          <table:table-cell table:formula="of:=IF([.K1260]=&quot;yes&quot;;[.J1260]*[.L1260]*(0.05)*[.$D$21];0)" office:value-type="float" office:value="0" calcext:value-type="float">
            <text:p><text:s/>- <text:s text:c="2"/></text:p>
          </table:table-cell>
          <table:table-cell table:formula="of:=IF([.K1260]=&quot;yes&quot;;[.J1260]*[.L1260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33884210680904" calcext:value-type="percentage">
            <text:p>53.3884%</text:p>
          </table:table-cell>
          <table:table-cell office:value-type="float" office:value="1.19804560260586" calcext:value-type="float">
            <text:p>1.20</text:p>
          </table:table-cell>
          <table:table-cell office:value-type="percentage" office:value="0.319731387408198" calcext:value-type="percentage">
            <text:p>31.9731%</text:p>
          </table:table-cell>
          <table:table-cell office:value-type="percentage" office:value="0.936998877105482" calcext:value-type="percentage">
            <text:p>93.6999%</text:p>
          </table:table-cell>
          <table:table-cell office:value-type="percentage" office:value="0.320964066239713" calcext:value-type="percentage">
            <text:p>32.0964%</text:p>
          </table:table-cell>
          <table:table-cell office:value-type="percentage" office:value="0.586065060577316" calcext:value-type="percentage">
            <text:p>58.6065%</text:p>
          </table:table-cell>
          <table:table-cell table:formula="of:=MAX((1-[.I1261]/(1-[.$D$25]));0)" office:value-type="float" office:value="0.162764199175263" calcext:value-type="float">
            <text:p><text:s/>0.1628 </text:p>
          </table:table-cell>
          <table:table-cell/>
          <table:table-cell table:formula="of:=EXP(-[.E1261]*[.$D$23])" office:value-type="float" office:value="0.887093793156007" calcext:value-type="float">
            <text:p><text:s/>0.8871 </text:p>
          </table:table-cell>
          <table:table-cell table:formula="of:=IF([.K1261]=&quot;yes&quot;;[.L1261]*[.$D$22]*([.I1261]-[.I1260]);0)" office:value-type="float" office:value="0" calcext:value-type="float">
            <text:p><text:s/>- <text:s text:c="2"/></text:p>
          </table:table-cell>
          <table:table-cell table:formula="of:=IF([.K1261]=&quot;T_ex&quot;;[.L1261]*([.I1261]-[.$I$35])*[.$D$22];0)" office:value-type="float" office:value="0" calcext:value-type="float">
            <text:p><text:s/>- <text:s text:c="2"/></text:p>
          </table:table-cell>
          <table:table-cell table:formula="of:=IF([.K1261]=&quot;yes&quot;;[.J1261]*[.L1261]*(0.05)*[.$D$21];0)" office:value-type="float" office:value="0" calcext:value-type="float">
            <text:p><text:s/>- <text:s text:c="2"/></text:p>
          </table:table-cell>
          <table:table-cell table:formula="of:=IF([.K1261]=&quot;yes&quot;;[.J1261]*[.L1261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34566897239663" calcext:value-type="percentage">
            <text:p>53.4567%</text:p>
          </table:table-cell>
          <table:table-cell office:value-type="float" office:value="1.19902280130293" calcext:value-type="float">
            <text:p>1.20</text:p>
          </table:table-cell>
          <table:table-cell office:value-type="percentage" office:value="0.320153681247895" calcext:value-type="percentage">
            <text:p>32.0154%</text:p>
          </table:table-cell>
          <table:table-cell office:value-type="percentage" office:value="0.937203898195591" calcext:value-type="percentage">
            <text:p>93.7204%</text:p>
          </table:table-cell>
          <table:table-cell office:value-type="percentage" office:value="0.321367995266477" calcext:value-type="percentage">
            <text:p>32.1368%</text:p>
          </table:table-cell>
          <table:table-cell office:value-type="percentage" office:value="0.586597665588018" calcext:value-type="percentage">
            <text:p>58.6598%</text:p>
          </table:table-cell>
          <table:table-cell table:formula="of:=MAX((1-[.I1262]/(1-[.$D$25]));0)" office:value-type="float" office:value="0.16200333487426" calcext:value-type="float">
            <text:p><text:s/>0.1620 </text:p>
          </table:table-cell>
          <table:table-cell/>
          <table:table-cell table:formula="of:=EXP(-[.E1262]*[.$D$23])" office:value-type="float" office:value="0.88700711070149" calcext:value-type="float">
            <text:p><text:s/>0.8870 </text:p>
          </table:table-cell>
          <table:table-cell table:formula="of:=IF([.K1262]=&quot;yes&quot;;[.L1262]*[.$D$22]*([.I1262]-[.I1261]);0)" office:value-type="float" office:value="0" calcext:value-type="float">
            <text:p><text:s/>- <text:s text:c="2"/></text:p>
          </table:table-cell>
          <table:table-cell table:formula="of:=IF([.K1262]=&quot;T_ex&quot;;[.L1262]*([.I1262]-[.$I$35])*[.$D$22];0)" office:value-type="float" office:value="0" calcext:value-type="float">
            <text:p><text:s/>- <text:s text:c="2"/></text:p>
          </table:table-cell>
          <table:table-cell table:formula="of:=IF([.K1262]=&quot;yes&quot;;[.J1262]*[.L1262]*(0.05)*[.$D$21];0)" office:value-type="float" office:value="0" calcext:value-type="float">
            <text:p><text:s/>- <text:s text:c="2"/></text:p>
          </table:table-cell>
          <table:table-cell table:formula="of:=IF([.K1262]=&quot;yes&quot;;[.J1262]*[.L1262]*(0.05);0)" office:value-type="float" office:value="0" calcext:value-type="float">
            <text:p><text:s/>- <text:s text:c="2"/>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percentage" office:value="0.535227038035291" calcext:value-type="percentage">
            <text:p>53.5227%</text:p>
          </table:table-cell>
          <table:table-cell office:value-type="float" office:value="1.2" calcext:value-type="float">
            <text:p>1.20</text:p>
          </table:table-cell>
          <table:table-cell office:value-type="percentage" office:value="0.320566502453606" calcext:value-type="percentage">
            <text:p>32.0567%</text:p>
          </table:table-cell>
          <table:table-cell office:value-type="percentage" office:value="0.937399860734783" calcext:value-type="percentage">
            <text:p>93.7400%</text:p>
          </table:table-cell>
          <table:table-cell office:value-type="percentage" office:value="0.321767015564618" calcext:value-type="percentage">
            <text:p>32.1767%</text:p>
          </table:table-cell>
          <table:table-cell office:value-type="percentage" office:value="0.587154629261712" calcext:value-type="percentage">
            <text:p>58.7155%</text:p>
          </table:table-cell>
          <table:table-cell table:formula="of:=MAX((1-[.I1263]/(1-[.$D$25]));0)" office:value-type="float" office:value="0.161207672483269" calcext:value-type="float">
            <text:p><text:s/>0.1612 </text:p>
          </table:table-cell>
          <table:table-cell office:value-type="string" calcext:value-type="string">
            <text:p>yes</text:p>
          </table:table-cell>
          <table:table-cell table:formula="of:=EXP(-[.E1263]*[.$D$23])" office:value-type="float" office:value="0.886920436717158" calcext:value-type="float">
            <text:p><text:s/>0.8869 </text:p>
          </table:table-cell>
          <table:table-cell table:style-name="ce12" table:formula="of:=IF([.K1263]=&quot;yes&quot;;[.L1263]*[.$D$22]*([.I1263]-[.I1207]);0)" office:value-type="float" office:value="0.027374715346482" calcext:value-type="float">
            <text:p><text:s/>0.0274 </text:p>
          </table:table-cell>
          <table:table-cell table:formula="of:=IF([.K1263]=&quot;T_ex&quot;;[.L1263]*([.I1263]-[.$I$35])*[.$D$22];0)" office:value-type="float" office:value="0" calcext:value-type="float">
            <text:p><text:s/>- <text:s text:c="2"/></text:p>
          </table:table-cell>
          <table:table-cell table:style-name="ce12" table:formula="of:=IF([.K1263]=&quot;yes&quot;;[.J1263]*[.L1263]*([.E1263]-[.E1207])*[.$D$21];0)" office:value-type="float" office:value="0.00349682538657529" calcext:value-type="float">
            <text:p><text:s/>0.0035 </text:p>
          </table:table-cell>
          <table:table-cell table:style-name="ce12" table:formula="of:=IF([.K1263]=&quot;yes&quot;;[.J1263]*[.L1263]*([.E1263]-[.E1207]);0)" office:value-type="float" office:value="0.00782422401277217" calcext:value-type="float">
            <text:p><text:s/>0.0078 </text:p>
          </table:table-cell>
          <table:table-cell table:number-columns-repeated="1008"/>
        </table:table-row>
        <table:named-expressions>
          <table:named-range table:name="_xlnm._FilterDatabase" table:base-cell-address="$payer.$A$1" table:cell-range-address="$payer.$D$34:.$U$1263"/>
        </table:named-expressions>
      </table:table>
      <table:named-expressions/>
      <table:database-ranges>
        <table:database-range table:name="__Anonymous_Sheet_DB__0" table:target-range-address="payer.D34:payer.U126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 number:grouping="true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6" loext:min-decimal-places="6" number:min-integer-digits="1" number:grouping="true"/>
    </number:number-style>
    <number:number-style style:name="N134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4" loext:min-decimal-places="4" number:min-integer-digits="1"/>
      <number:text>%</number:text>
    </number:percentage-style>
    <number:number-style style:name="N137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5" loext:min-decimal-places="5" number:min-integer-digits="1" number:grouping="true"/>
    </number:number-style>
    <number:number-style style:name="N13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16" loext:min-decimal-places="16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16" loext:min-decimal-places="16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3" loext:min-decimal-places="3" number:min-integer-digits="1" number:grouping="true"/>
    </number:number-style>
    <number:percentage-style style:name="N145">
      <number:number number:decimal-places="3" loext:min-decimal-places="3" number:min-integer-digits="1"/>
      <number:text>%</number:text>
    </number:percentage-style>
    <number:number-style style:name="N146">
      <number:number number:decimal-places="1" loext:min-decimal-places="1" number:min-integer-digits="1"/>
    </number:number-style>
    <number:number-style style:name="N147">
      <number:number number:decimal-places="3" loext:min-decimal-places="3" number:min-integer-digits="1"/>
    </number:number-style>
    <number:number-style style:name="N148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9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50">
      <number:scientific-number number:decimal-places="14" loext:min-decimal-places="1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3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01:27:29.982716012</meta:creation-date>
    <dc:date>2021-04-19T01:29:34.887863750</dc:date>
    <meta:editing-duration>PT2M5S</meta:editing-duration>
    <meta:editing-cycles>2</meta:editing-cycles>
    <meta:generator>LibreOffice/6.4.6.2$Linux_X86_64 LibreOffice_project/40$Build-2</meta:generator>
    <meta:document-statistic meta:table-count="1" meta:cell-count="15457" meta:object-count="0"/>
  </office:meta>
</office:document-meta>
</file>